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0.99pt"/>
    </style:style>
    <style:style style:name="co3" style:family="table-column">
      <style:table-column-properties fo:break-before="auto" style:column-width="38.21pt"/>
    </style:style>
    <style:style style:name="co4" style:family="table-column">
      <style:table-column-properties fo:break-before="auto" style:column-width="59.75pt"/>
    </style:style>
    <style:style style:name="co5" style:family="table-column">
      <style:table-column-properties fo:break-before="auto" style:column-width="143.74pt"/>
    </style:style>
    <style:style style:name="co6" style:family="table-column">
      <style:table-column-properties fo:break-before="auto" style:column-width="101.4pt"/>
    </style:style>
    <style:style style:name="co7" style:family="table-column">
      <style:table-column-properties fo:break-before="auto" style:column-width="68.0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99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3" table:default-cell-style-name="Default"/>
        <table:table-column table:style-name="co7" table:default-cell-style-name="Default"/>
        <table:table-column table:style-name="co1" table:number-columns-repeated="1010" table:default-cell-style-name="Default"/>
        <table:table-row table:style-name="ro1">
          <table:table-cell table:style-name="ce1" office:value-type="string" calcext:value-type="string">
            <text:p>Sitzungsnr.</text:p>
          </table:table-cell>
          <table:table-cell table:style-name="ce1" office:value-type="string" calcext:value-type="string">
            <text:p>Datum</text:p>
          </table:table-cell>
          <table:table-cell table:style-name="ce1" office:value-type="string" calcext:value-type="string">
            <text:p>Rede ID</text:p>
          </table:table-cell>
          <table:table-cell table:style-name="ce1" office:value-type="string" calcext:value-type="string">
            <text:p>Redner</text:p>
          </table:table-cell>
          <table:table-cell table:style-name="ce1" office:value-type="string" calcext:value-type="string">
            <text:p>Redebeitrag</text:p>
          </table:table-cell>
          <table:table-cell table:style-name="ce1" office:value-type="string" calcext:value-type="string">
            <text:p>Kontext</text:p>
          </table:table-cell>
          <table:table-cell table:style-name="ce2" office:value-type="string" calcext:value-type="string">
            <text:p>-</text:p>
          </table:table-cell>
          <table:table-cell/>
          <table:table-cell table:style-name="ce1" office:value-type="string" calcext:value-type="string">
            <text:p>Hypothese</text:p>
          </table:table-cell>
          <table:table-cell table:style-name="ce1" office:value-type="string" calcext:value-type="string">
            <text:p>Wert</text:p>
          </table:table-cell>
          <table:table-cell/>
          <table:table-cell table:style-name="ce3"/>
          <table:table-cell table:style-name="ce5" office:value-type="string" calcext:value-type="string">
            <text:p>KR</text:p>
          </table:table-cell>
          <table:table-cell table:style-name="ce5" office:value-type="string" calcext:value-type="string">
            <text:p>KO</text:p>
          </table:table-cell>
          <table:table-cell table:style-name="ce5" office:value-type="string" calcext:value-type="string">
            <text:p>WI</text:p>
          </table:table-cell>
          <table:table-cell table:number-columns-repeated="2"/>
          <table:table-cell table:style-name="ce1" table:number-columns-repeated="2"/>
          <table:table-cell table:style-name="ce2" table:number-columns-repeated="2"/>
          <table:table-cell table:style-name="ce1"/>
          <table:table-cell table:style-name="ce2" table:number-columns-repeated="7"/>
          <table:table-cell table:number-columns-repeated="995"/>
        </table:table-row>
        <table:table-row table:style-name="ro1">
          <table:table-cell table:style-name="ce2" office:value-type="string" calcext:value-type="string">
            <text:p>194</text:p>
          </table:table-cell>
          <table:table-cell table:style-name="ce2" office:value-type="string" calcext:value-type="string">
            <text:p>17.10.2024</text:p>
          </table:table-cell>
          <table:table-cell table:style-name="ce2" office:value-type="string" calcext:value-type="string">
            <text:p>ID2019406200</text:p>
          </table:table-cell>
          <table:table-cell table:style-name="ce2" office:value-type="string" calcext:value-type="string">
            <text:p>Kai Whittaker (CDU/CSU)</text:p>
          </table:table-cell>
          <table:table-cell table:style-name="ce2" office:value-type="string" calcext:value-type="string">
            <text:p>Frau Präsidentin! Werte Kolleginnen und Kollegen! Die AfD findet, dass wir in diesem Land zu wenige Arbeits- und Fachkräfte haben. Und wie will sie dieses Problem lösen? Indem sie fast 1 Million Menschen von heute auf morgen dauerhaft als arbeitsunfähig einstuft. Frau Kollegin Huy, wir alle wissen ja spätestens seit diesem ominösen Treffen in Potsdam, dass Sie ein großer Fan von Remigration und Massenabschiebungen sind. <text:s/>Dass Sie aber jetzt tatsächlich Hunderttausende von Menschen in Deutschland in die Sozialhilfe abschieben wollen, offenbart Ihr eigentliches Menschenbild. <text:s/>Sie teilen Menschen in „nützlich“ und „unnütz“ ein, und genau da unterscheiden wir uns fundamental. Egal mit welchen Eigenschaften ein Mensch geboren und ausgestattet worden ist: In der Würde sind alle Menschen gleich. Das ist der Geist des Grundgesetzes. Das ist die Lehre aus unserer Geschichte, mit der Sie so auf Kriegsfuß stehen. <text:s/>Es ist ja interessant, wen Sie in Ihrem Antrag als unnützlich einstufen. Da geht es um Eltern, da geht es um Menschen, die Angehörige pflegen, da geht es um Menschen mit psychischen Beeinträchtigungen. Und jetzt kommt es: Das machen Sie allerdings nur mit der Einschränkung: wenn diese Menschen nicht mehr als drei Stunden am Tag arbeiten können. Donnerwetter! Innovativ! Das ist geltende Rechtslage, meine Damen und Herren – § 8 Sozialgesetzbuch II. Ich kann Ihnen nur sagen, liebe Freunde von der AfD: <text:s/>Kaufen Sie sich bitte ein Sozialgesetzbuch, und stöbern Sie mal ein bisschen darin, bevor Sie hier einen Antrag schreiben! Das würde uns wichtige Lebenszeit sparen. <text:s/>Dies gibt mir aber die Gelegenheit, über ein wichtiges Thema zu sprechen, das mich wirklich bewegt. Reden wir mal über die Sozialpolitik der Ampel! Reden wir darüber, wie Sie mit Menschen mit geringem Einkommen umgehen, wie Sie mit Menschen umgehen, die arbeitslos sind, und wie Sie mit den Mitarbeitern in den Jobcentern umgehen, die Sie allesamt im Regen stehen lassen! <text:s/>Die Arbeitslosenzahlen steigen; wir gehen auf 3 Millionen arbeitslose Menschen zu. Auch die Zahl der Langzeitarbeitslosen steigt. Jetzt sagen Sie: Die Konjunktur schwächelt, die wirtschaftliche Lage ist so schwierig; da wird es immer schwerer, die Menschen in den Arbeitsmarkt zu bringen. – Ernsthaft? Wer ist denn für die wirtschaftliche Misere in diesem Land verantwortlich, meine Damen und Herren von der Koalition? <text:s/>Trotz Krieg und Inflation wachsen alle Länder um uns herum. Nur Deutschland schrumpft zum zweiten Mal in Folge. Das ist das Ergebnis Ihrer Politik. <text:s/>Sie machen Politik gegen die Menschen mit geringem Einkommen. In den drei Jahren Ihrer Regierungszeit sind die Sozialabgaben um 1 Prozentpunkt gestiegen. Gestern kam heraus, dass noch mal 1 Prozentpunkt dazukommt, weil in den Krankenkassen Geld fehlt. Über das Defizit in der Arbeitslosen- und der Pflegeversicherung haben wir noch gar nicht gesprochen. Die Zeche zahlen die Menschen mit kleinem Einkommen, die durch die Sozialabgaben hauptsächlich belastet werden. <text:s/>Sie klauen das Nettogehalt von hart arbeitenden Menschen. <text:s/>Und warum? Weil Sie nicht wissen, wie Sie Ihren Haushalt saniert kriegen. Deshalb wälzen Sie immer mehr Kosten auf die Beitragszahler ab. Liebe SPD, wenn Ihnen diese hart arbeitenden Menschen egal sind: Bitte schön; gute Reise! Uns sind sie eben nicht egal, meine Damen und Herren. <text:s/>Am schwersten haben es die arbeitslosen Menschen mit Ihnen. Das Bürgergeld war ja angeblich die größte Sozialreform des Jahrhunderts. Mehr Vermittlung, mehr Aus- und Weiterbildung, mehr Integration sollten erfolgen. Was ist passiert? Sie schaffen es gerade noch so, halb so viele Langzeitarbeitslose zu fördern wie zu unserer Regierungszeit. Die Teilhabe am Arbeitsmarkt ist sogar noch stärker eingebrochen. Bei der Weiterbildung passiert gar nichts. Die Zahlen lügen nicht: In unserer Regierungszeit haben wir das Budget für die Jobcenter jedes Jahr erhöht. Sie haben es von Anfang an um 1 Milliarde Euro gekürzt, <text:s/>und jetzt kommen noch mal 350 Millionen Euro dazu. Ich frage Sie allen Ernstes: Wie sollen eigentlich Menschen aus dem Bürgergeld in Arbeit vermittelt werden, wenn Sie den Jobcentern die Mittel unterm Hintern wegkürzen? Das funktioniert doch nicht, meine Damen und Herren. <text:s/>Damit nicht genug! Sie nehmen den Jobcentern ja nicht nur Kohle weg, Sie übertragen ihnen auch noch mehr Aufgaben. Erst gab es den Jobturbo, jetzt soll auch noch eine monatliche Meldepflicht kommen. Die Chefin der Bundesagentur für Arbeit, Andrea Nahles – soweit ich weiß, noch SPD-Mitglied –, hat vor Kurzem gesagt: „Wenn das so kommen sollte, werde ich gern die Rechnung präsentieren.“ Anja Piel vom DGB, Vize-Verwaltungsratschefin der Bundesagentur für Arbeit – Mitglied der Grünen –, sagt: Das ist Politik auf dem Rücken der Mitarbeiter. – Ja, um Himmels willen, warum hören Sie denn nicht auf Ihre eigenen Arbeitsmarktexperten, meine Damen und Herren? <text:s/>Ich habe eine eindringliche Bitte: Stoppen Sie diese Verschlimmbesserungen zulasten der Jobcenter! Sie werden Ihr vermurkstes Bürgergeld nicht mehr retten. In Ihrem Bürgergeld wird nicht gefordert und gefördert, sondern nur betüdelt und behindert. Daran ändert auch eine Anschubfinanzierung nichts. Das Bürgergeld ist gescheitert. Eine neue Grundsicherung ist notwendig, und wir als Union haben dafür einen konkreten Plan vorgelegt. <text:s/>Wir brauchen weniger Bürokratie beim Leistungsrecht, damit wir automatisieren und digitalisieren können, damit wir die Mitarbeiter freisetzen und in der Arbeitsvermittlung besser einsetzen können. Und wir brauchen – ganz klar – mehr Netto vom Brutto. Es braucht eine einheitliche Transferentzugsrate. <text:s/>Kommen Sie bitte zum Schluss. <text:s/>Nicht die Langzeitarbeitslosen brauchen einen Anschub; Sie sind es, die einen Anschub brauchen.</text:p>
          </table:table-cell>
          <table:table-cell table:style-name="ce2" office:value-type="string" calcext:value-type="string">
            <text:p>Frau Kollegin Huy, wir alle wissen ja spätestens seit diesem ominösen Treffen in Potsdam, dass Sie ein großer Fan von Remigration und Massenabschiebungen sind.</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4505903422832489</text:p>
          </table:table-cell>
          <table:table-cell/>
          <table:table-cell table:style-name="ce1" office:value-type="string" calcext:value-type="string">
            <text:p>TP</text:p>
          </table:table-cell>
          <table:table-cell table:style-name="ce6" table:formula="of:=COUNTIFS([.H2:.H101]; &quot;x&quot;; [.I2:.I101]; &quot;Migranten sind kriminell&quot;)" office:value-type="float" office:value="82" calcext:value-type="float">
            <text:p>82</text:p>
          </table:table-cell>
          <table:table-cell table:style-name="ce6" table:formula="of:=COUNTIFS([.H102:.H201]; &quot;x&quot;; [.I102:.I201]; &quot;Migranten sind kostenintensiv&quot;)" office:value-type="float" office:value="79" calcext:value-type="float">
            <text:p>79</text:p>
          </table:table-cell>
          <table:table-cell table:style-name="ce6" table:formula="of:=COUNTIFS([.H202:.H301]; &quot;x&quot;; [.I202:.I301]; &quot;Migranten sind willkommen&quot;)" office:value-type="float" office:value="77" calcext:value-type="float">
            <text:p>77</text:p>
          </table:table-cell>
          <table:table-cell table:number-columns-repeated="1009"/>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1200</text:p>
          </table:table-cell>
          <table:table-cell table:style-name="ce2" office:value-type="string" calcext:value-type="string">
            <text:p>Matthias Moosdorf (AfD)</text:p>
          </table:table-cell>
          <table:table-cell table:style-name="ce2" office:value-type="string" calcext:value-type="string">
            <text:p>Die Nachfrage bezieht sich auf den Endverbleib von gelieferten Waffen; wir haben diese Sache schon sehr oft thematisiert. Es sind Javelin-Raketen in Kurdengebieten aufgetaucht. Jetzt gibt es dieses unsägliche Video, in dem die Hamas sozusagen für Waffen aus der Ukraine dankt. Das Stimson Center in den USA sagt: Seit 18 Monaten sind ungefähr 300 000 gelieferte Waffen aus dem Westen verschwunden. – Europol schlägt Alarm. Ungarn sagt sogar, dass an seine Ostgrenze gelieferte Waffen von Flüchtlingen gegen Grenzbeamte eingesetzt werden. Auch da ist die Frage: Wann in Gottes Namen korrigiert man wenigstens diese Haltung, zu sagen: „Wenn wir das geliefert haben, gibt es von unserer Seite auch keine Eigenverantwortung mehr, über den Endverbleib nachzudenken“? Man sieht ja ganz offensichtlich, – <text:s/>Achten auch Sie auf die Zeit. <text:s/>– dass das eine Fehlreaktion ist. Wann korrigieren Sie diese Haltung? – Danke.</text:p>
          </table:table-cell>
          <table:table-cell table:style-name="ce2" office:value-type="string" calcext:value-type="string">
            <text:p>Ungarn sagt sogar, dass an seine Ostgrenze gelieferte Waffen von Flüchtlingen gegen Grenzbeamte eingesetzt wer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825147747993469</text:p>
          </table:table-cell>
          <table:table-cell/>
          <table:table-cell table:style-name="ce1" office:value-type="string" calcext:value-type="string">
            <text:p>FP</text:p>
          </table:table-cell>
          <table:table-cell table:style-name="ce2" table:formula="of:=COUNTIFS([.H2:.H101]; &quot;&lt;&gt;x&quot;; [.I2:.I101]; &quot;Migranten sind kriminell&quot;)" office:value-type="float" office:value="18" calcext:value-type="float">
            <text:p>18</text:p>
          </table:table-cell>
          <table:table-cell table:style-name="ce6" table:formula="of:=COUNTIFS([.H102:.H201]; &quot;&lt;&gt;x&quot;; [.I102:.I201]; &quot;Migranten sind kostenintensiv&quot;)" office:value-type="float" office:value="21" calcext:value-type="float">
            <text:p>21</text:p>
          </table:table-cell>
          <table:table-cell table:style-name="ce6" table:formula="of:=COUNTIFS([.H202:.H301]; &quot;&lt;&gt;x&quot;; [.I202:.I301]; &quot;Migranten sind willkommen&quot;)" office:value-type="float" office:value="23" calcext:value-type="float">
            <text:p>23</text:p>
          </table:table-cell>
          <table:table-cell table:number-columns-repeated="1009"/>
        </table:table-row>
        <table:table-row table:style-name="ro1">
          <table:table-cell table:style-name="ce2" office:value-type="string" calcext:value-type="string">
            <text:p>64</text:p>
          </table:table-cell>
          <table:table-cell table:style-name="ce2" office:value-type="string" calcext:value-type="string">
            <text:p>21.10.2022</text:p>
          </table:table-cell>
          <table:table-cell table:style-name="ce2" office:value-type="string" calcext:value-type="string">
            <text:p>ID206404400</text:p>
          </table:table-cell>
          <table:table-cell table:style-name="ce2" office:value-type="string" calcext:value-type="string">
            <text:p>Anke Domscheit-Berg (DIE LINKE)</text:p>
          </table:table-cell>
          <table:table-cell table:style-name="ce2" office:value-type="string" calcext:value-type="string">
            <text:p>Sehr geehrte Präsidentin! Liebe Kolleginnen und Kollegen! Im Sommer veranstaltete die Europäische Union einen Wettbewerb, in dem europäische und <text:s/>afrikanische Studierende aufgefordert wurden, sich einen Namen für das dritte europäische Satellitenprogramm auszudenken, das ja tatsächlich noch recht spröde <text:s/>European Secure Connectivity Initiative heißt. Neben Galileo, dem Satellitenprogramm, dem wir GPS für unsere Navis verdanken, und Copernicus, dem sogenannten <text:s/>„Auge Europas“, das Bilddaten liefert, sollen in diesem Projekt unzählige neue Satelliten für ein schnelles Kommunikationsnetz sorgen, das durch <text:s/>Quantenverschlüsselung auch hochsichere Datenübertragung erlaubt. Damit sollen unter anderem kritische Infrastrukturen vernetzt und die Widerstandsfähigkeit <text:s/>erhöht werden. Kommerzielle Anbieter sollen Internet per Satellit in jedes Dorf bringen und – laut dem erwähnten Namenswettbewerb – auch nach ganz Afrika. <text:s/>6 Milliarden Euro sollen sich die EU, die Mitgliedsländer und die Industrie dafür teilen, in einer Public-private-Partnership organisiert. <text:s/>Aber da gibt es viele offene Fragen: Wessen Interessen werden denn eigentlich von wem und wie stark vertreten, und wer hat das Sagen in dieser PPP? <text:s/>Wem gehört eigentlich die Infrastruktur, und wer reguliert wie was, Zugang und Preise? Ein unbezahlbares Satelliteninternet nützt ja weder dem Dorf in Portugal <text:s/>noch dem in Afrika. <text:s/>Das alles fragt die CDU in ihrem Antrag allerdings nicht, da sie die Interessen der Wirtschaft vertritt. Sie verlangt vor allem die Beteiligung <text:s/>deutscher Unternehmen und die von Start-ups und KMU in sämtlichen Bereichen. Aber offenbar ist die CDU nicht up to date; denn die EU hat bereits kommuniziert, <text:s/>dass ein Drittel des Projektvolumens an KMU und Start-ups vergeben werden sollen. <text:s/>Das ist schon ein gigantisches Förderprogramm für kleine und junge Unternehmen im Bereich New Space. <text:s/>Die Linke fordert stattdessen eine Orientierung an Interessen der Bürger/-innen. <text:s/>Denn der EU-Rats-Proposal nennt nämlich nur Europa und – ich zitiere – „geografische Gebiete von strategischem Interesse“. Das, meine Damen und <text:s/>Herren, klingt null nach Internet für ganz Afrika. Das klingt nach Abschottung der Festung Europa mithilfe neuer Satelliten, nach Grenzschutz und Frontex, die <text:s/>auch explizit genannt werden. Zwei Drittel aller von Frontex schon jetzt mit Drohnen entdeckten Flüchtlingsboote im Mittelmeer wurden übrigens libyschen <text:s/>Behörden gemeldet, die für ihre Folterlager bekannt sind. <text:s/>Soll diese widerwärtige Praxis nun mit Satelliten effizienter werden? Die Bundesregierung muss im Trilog klarstellen, was die konkreten Ziele sind und <text:s/>wer welchen Nutzen davon haben wird. <text:s/>Die Rede war in Europa übrigens auch von der Sicherung europäischer „Assets im All“; denn die Frequenzen der Datenübertragungen seien ja endlich. Das <text:s/>stimmt. Es erinnert an die Verteilung der ebenfalls endlichen IP‑Adressen, ohne die keine einzige Webseite im Internet auffindbar ist. Westliche Staaten und <text:s/>große Konzerne teilten sich seinerzeit den globalen IP-Adresskuchen auf, und für Afrika, den ganzen Kontinent, blieben winzige Krümel. Das darf sich nicht <text:s/>wiederholen; denn von der Weltraumnutzung dürfen nicht nur reiche Länder profitieren. <text:s/>Globale Gerechtigkeit muss für Europa die Wertebasis sein. Als Linksfraktion werden wir die Umsetzung auch dieses Projektes daran messen. <text:s/>Vielen Dank. <text:s/>Vielen Dank. – Jetzt frage ich noch mal: Ist noch jemand hier, der seine oder ihre Stimme nicht abgeben konnte? – Das ist nicht der Fall. Dann <text:s/>schließe ich die Abstimmung und bitte die Schriftführerinnen und Schriftführer, mit der Auszählung zu beginnen. Herzlichen Dank <text:s/>dafür.1Ergebnis Seite 7320 A <text:s/>Ich gebe jetzt das Wort dem Kollegen Maximilian Funke-Kaiser für die FDP-Fraktion.</text:p>
          </table:table-cell>
          <table:table-cell table:style-name="ce2" office:value-type="string" calcext:value-type="string">
            <text:p>Zwei Drittel aller von Frontex schon jetzt mit Drohnen entdeckten Flüchtlingsboote im Mittelmeer wurden übrigens libyschen <text:s/>Behörden gemeldet, die für ihre Folterlager bekannt sind.</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9636258482933044</text:p>
          </table:table-cell>
          <table:table-cell/>
          <table:table-cell table:style-name="ce1" office:value-type="string" calcext:value-type="string">
            <text:p>TN</text:p>
          </table:table-cell>
          <table:table-cell table:number-columns-repeated="3" table:style-name="ce5" office:value-type="string" calcext:value-type="string">
            <text:p>-</text:p>
          </table:table-cell>
          <table:table-cell table:number-columns-repeated="1009"/>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2100</text:p>
          </table:table-cell>
          <table:table-cell table:style-name="ce2" office:value-type="string" calcext:value-type="string">
            <text:p>Dr. Gottfried Curio (AfD)</text:p>
          </table:table-cell>
          <table:table-cell table:style-name="ce2" office:value-type="string" calcext:value-type="string">
            <text:p>Sehr geehrte Präsidentin! Meine Damen und Herren! Das Attentat von Mannheim wird von Islamisten im Netz gefeiert. In Berlin rufen Islamisten auf den Straßen „Berlin soll brennen!“. In Hamburg fordern sie zu Tausenden ein Kalifat. 500 islamistische Gefährder leben frei unter uns und können jederzeit zuschlagen. Die Islamexpertin Schröter spricht von Zehntausenden Islamisten in Deutschland. Der politische Islam muss gestoppt werden. Wer sich dem verweigert, macht sich an weiteren Attacken mitschuldig. <text:s/>Die importierte Gewalt lässt sich nicht kleinteilig wegmoderieren oder integrieren, aber man kann aufhören, sie zu importieren. Was wir an unseren Grenzen erleben, ist kein Kontrollversagen; es ist politisch gewollte Kontrollverweigerung, der politisch gewollte und geförderte Missbrauch des Asylrechts durch Scheinasylanten. Was wir brauchen, ist nicht immer weitere Symptombekämpfung, sondern endlich die Asylwende. <text:s/>Hamed Abdel-Samad sagt: Der Islam ist nicht nach Europa gekommen, um mit euch Multikulti zu feiern; der Islam ist gekommen, um zu herrschen. – Salman Rushdie wird von Islamisten gejagt; seine Ermordung wird von religiösen Führern gefordert. Ahmad Mansour sagt: „Wenn in Mannheim so ein Angriff passiert und so viele Politiker nicht mal in der Lage sind, das Wort Islamismus zu schreiben“, dann wird das Problem verdrängt. <text:s/>Und weiter: „Der Islam hat sich noch nie in eine andere Kultur integriert und wird es auch nicht in Europa.“ <text:s/>Islamkritiker, meine Damen und Herren, brauchen hierzulande Personenschutz. Unter Merkel und Scholz müssen Träger freier Meinungen um Leib und Leben fürchten wie in Mannheim. Das muss ein Ende haben, meine Damen und Herren. <text:s/>Die Regierung aber will alle einschüchtern und mundtot machen, die diese Einwanderungswelle in die Sozialsysteme aus Afghanistan, Syrien und Afrika nicht mehr hinnehmen wollen. Dafür all der Kampf gegen rechts, in Wahrheit gegen Kritiker der unbegrenzten und unkontrollierten Migration. <text:s/>Warum überhaupt nicht gehandelt wird? Die Migrationsfanatiker wollen Deutschland zum Siedlungsgebiet für Ausländer aus aller Welt machen. Eine SPD-Politikerin sagt: Unsere Gesellschaft wird vielfältiger werden. Das wird auch anstrengend, mitunter schmerzhaft sein. Das Zusammenleben müsse täglich neu ausgehandelt werden. – Na danke! Darauf können wir verzichten, meine Damen und Herren. <text:s/>Seit 2015 sind schon zu viele Islamisten und Terroristen eingewandert, die nichts von unserem Staat halten. Ihre Motive: üppige Sozialleistungen, Bürgergeld. In der Kriminalstatistik sind sie überrepräsentiert. Studien des Kriminologischen Forschungsinstituts Niedersachsen, KFN, belegen, dass kulturelle Faktoren bei Kriminalität durchaus eine Rolle spielen – Zitat –: „Es ist belegt, dass die Bereitschaft in muslimischen Familien deutlich höher ist, Konflikte mit Gewalt zu lösen.“ Das liege an „gewaltlegitimierenden Männlichkeitsnormen“. <text:s/>Letztes Jahr gab es 14 000 Messerattacken. Männlichen Flüchtlingen fehlt oft jeder Respekt vor Frauen; sie betrachten sie als Freiwild. Seit 2017 haben sie Sexualdelikte an über 52 000 Frauen verübt. <text:s/>Der Koran steht für die Mehrheit muslimischer Schüler über den Gesetzen. Deshalb: Über 80 Prozent der Deutschen haben inzwischen kein Vertrauen mehr in die Migrationspolitik dieser Ampel – zu Recht, meine Damen und Herren. <text:s/>Dabei soll die Rolle der Kulturunterschiede in Fragen der Gewaltaffinität möglichst unbeleuchtet bleiben. Man will die Flutung Deutschlands mit Ausländern ungestört fortsetzen. Nach Mannheim rätselte man noch offiziell, ob es vielleicht einen islamistischen Hintergrund gäbe. Sollte dies der Fall sein, so Innenministerin Faeser, hätte sie ja schon vorher davor gewarnt. Wir brauchen aber keine Warnsirene, sondern Problemlösungen. Sie haben das alles laufen lassen. <text:s/>Es sind diese Politiker, die diese Zustände verursacht, geduldet, schöngeredet haben, die jede effektive Maßnahme gegen Islamismus verhindert haben, jede Maßnahme für den Schutz unserer Grenzen, für Abschiebungen. Es ist genug! Jetzt ist AfD-Wählen Notwehr. <text:s/>Polizisten sagen, in Mannheim seien Messer und Gewalt an der Tagesordnung – Zitat –: <text:s/>„Die halten uns für Ungläubige, für Menschen zweiter Klasse und behandeln uns ... auch so, weil sie uns als Staatsmacht nicht akzeptieren...“ <text:s/>„Wir riskieren unser Leben – aber für diese Politik, wenn sich nichts ändert, bin ich nicht mehr bereit, den Arsch hinzuhalten.“ <text:s/>Das sagt ein Beamter. Man müsse über die Ursache des Problems sprechen, und das ist nun mal in vielen Fällen leider die Zuwanderung. Hier hätten schon zu viele andere Taten präventiv verhindert werden können. – Ende des Zitats. <text:s/>Das ist die Wahrheit von der vordersten Front, meine Damen und Herren. Das Problem ist nicht die Frage, ob man in Deutschland ein Messer mit sich führen darf. Das Problem ist, dass SPD, Grüne, CDU und FDP Millionen Menschen ins Land geholt haben, die ihre Konflikte anders lösen als wir. <text:s/>Schon etliche, oft tödliche Messerattacken wurden von abgelehnten Asylforderern verübt, die eben nicht abgeschoben wurden, so wie – seit 2014 unter Merkel – der Mannheim-Attentäter. <text:s/>Die Verantwortung für die Opfer, für die Toten liegt definitiv bei Ampel und Union. Ihre fatale Politik der Abschiebeverweigerung ist tödlich. <text:s/>Deshalb: Gegen Gewaltimport hilft nur das Ende des Imports. <text:s/>Deshalb: Wer jährlich Hunderttausende ohne jede Not ins Land holt, wo zwar 99 Prozent keine Verbrecher sind, holt mit dem letzten Prozent eben doch Tausende kriminelle Islamisten wie diesen Attentäter, von seinesgleichen im Netz gefeiert. Die Mörder sind unter uns. Mannheim ist überall. Hunderte islamistische Gefährder laufen völlig ungehindert im Land rum. <text:s/>Die fanatische Messermordjagd auf dem Video zeigt uns lauter tickende Zeitbomben. <text:s/>Die AfD ist jetzt die letzte Notbremse. <text:s/>Wer den steten Nachschub an gewalttätigen Islamisten unter den illegalen Migranten stoppen will, kann nur noch AfD wählen. <text:s/>Die Islamismusleugner in der rot-grünen Regierung wollen das schönbeten. Wir sollen vergessen, dass das menschengemachte Messerkriminalität ist – regierungsgemachte, Merkel-GroKo-gemachte, unionsgemachte, ampelgemachte. <text:s/>Wir sollen vergessen: Masseneinwanderung ist auch Messereinwanderung. 2023 war das messerreichste Jahr seit Beginn der Aufzeichnungen, und es wird nicht aufhören, <text:s/>wenn wir dem nicht ein Ende setzen. <text:s/>Aber der Ampelbeauftragte für Migrationsabkommen von der FDP will keine Abschiebungen. Er will mehr Menschen holen. Die SPD-Entwicklungshilfeministerin, die deutsches Steuergeld in alle Welt veruntreut, will, dass noch mehr Menschen aus Syrien und Afghanistan kommen über das Asylticket. <text:s/>Die Grünen wollen das sowieso. Mehr muss niemand wissen. Diese Parteien können komplett weg. Und die CDU? <text:s/>Merz will wieder mit Rot-Grün koalieren, wenn er von deren Gnaden Kanzler werden darf. <text:s/>Meine Damen und Herren, Islamisten waren kein deutsches Phänomen, sie werden importiert. <text:s/>Deshalb gibt es nur ein wirklich effektives Programm gegen Islamismus: AfD wählen! <text:s/>Für die FDP-Fraktion hat das Wort die Kollegin Linda Teuteberg.</text:p>
          </table:table-cell>
          <table:table-cell table:style-name="ce2" office:value-type="string" calcext:value-type="string">
            <text:p>Man müsse über die Ursache des Problems sprechen, und das ist nun mal in vielen Fällen leider die Zuwanderung. | Deshalb: Über 80 Prozent der Deutschen haben inzwischen kein Vertrauen mehr in die Migrationspolitik dieser Ampel – zu Recht, meine Damen und Herren. | Männlichen Flüchtlingen fehlt oft jeder Respekt vor Frauen; sie betrachten sie als Freiwild. | Dafür all der Kampf gegen rechts, in Wahrheit gegen Kritiker der unbegrenzten und unkontrollierten Migration. | Aber der Ampelbeauftragte für Migrationsabkommen von der FDP will keine Abschiebungen. | Wir sollen vergessen: Masseneinwanderung ist auch Messereinwanderung. | Die Regierung aber will alle einschüchtern und mundtot machen, die diese Einwanderungswelle in die Sozialsysteme aus Afghanistan, Syrien und Afrika nicht mehr hinnehmen wollen. | Was wir brauchen, ist nicht immer weitere Symptombekämpfung, sondern endlich die Asylwende. | Schon etliche, oft tödliche Messerattacken wurden von abgelehnten Asylforderern verübt, die eben nicht abgeschoben wurden, so wie – seit 2014 unter Merkel – der Mannheim-Attentäter. | Was wir an unseren Grenzen erleben, ist kein Kontrollversagen; es ist politisch gewollte Kontrollverweigerung, der politisch gewollte und geförderte Missbrauch des Asylrechts durch Scheinasylanten. | Die Migrationsfanatiker wollen Deutschland zum Siedlungsgebiet für Ausländer aus aller Welt machen. | Die SPD-Entwicklungshilfeministerin, die deutsches Steuergeld in alle Welt veruntreut, will, dass noch mehr Menschen aus Syrien und Afghanistan kommen über das Asylticke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3350953459739685</text:p>
          </table:table-cell>
          <table:table-cell/>
          <table:table-cell table:style-name="ce1" office:value-type="string" calcext:value-type="string">
            <text:p>FN</text:p>
          </table:table-cell>
          <table:table-cell table:style-name="ce6" table:formula="of:=COUNTIFS([.H2:.H301]; &quot;Migranten sind kriminell&quot;)" office:value-type="float" office:value="18" calcext:value-type="float">
            <text:p>18</text:p>
          </table:table-cell>
          <table:table-cell table:style-name="ce6" table:formula="of:=COUNTIFS([.H2:.H301]; &quot;Migranten sind kostenintensiv&quot;)" office:value-type="float" office:value="19" calcext:value-type="float">
            <text:p>19</text:p>
          </table:table-cell>
          <table:table-cell table:style-name="ce6" table:formula="of:=COUNTIFS([.H2:.H301]; &quot;Migranten sind willkommen&quot;)" office:value-type="float" office:value="25" calcext:value-type="float">
            <text:p>25</text:p>
          </table:table-cell>
          <table:table-cell table:number-columns-repeated="1009"/>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11500</text:p>
          </table:table-cell>
          <table:table-cell table:style-name="ce2" office:value-type="string" calcext:value-type="string">
            <text:p>Gerold Otten (AfD)</text:p>
          </table:table-cell>
          <table:table-cell table:style-name="ce2" office:value-type="string" calcext:value-type="string">
            <text:p>Frau Präsidentin! Sehr geehrte Kolleginnen und Kollegen! Wenn man nur den Titel des Antrags der Union betrachten würde – „Den MINUSMA-Einsatz der Bundeswehr rasch und geordnet beenden“ –, könnte man diesem eigentlich zustimmen. Aber der Antrag bietet eher die Gelegenheit, den Zickzackkurs der Union im Hinblick auf MINUSMA nachzuzeichnen. <text:s/>Wie bekannt, hat die Unionsfraktion bis zum Mai 2023 alle Mandatsverlängerungen mitgetragen. Unsere wiederholte Forderung nach sofortiger Beendigung der deutschen Beteiligung an MINUSMA haben Sie hingegen immer abgelehnt. Vor wenigen Monaten kam die Union, anscheinend in einem Anflug von Mut zur Opposition, dann aber daher und wollte den schnellen Abzug der Bundeswehr aus Mali. Ohne tiefer gehende Analyse der Gründe für das Scheitern forderte die Union auf einmal die Ausweitung des Engagements auf den gesamten Sahelraum sowie eine Erweiterung des militärischen Fähigkeitsspektrums bis hin zur Beschaffung von marktverfügbaren Hubschraubern für MINUSMA. <text:s/>Nun wollen Sie mit Ihrem Antrag den Einsatz, wie es dort heißt, so rasch wie möglich beenden, spätestens bis zum Jahresende 2023. <text:s/>Gleichzeitig wollen Sie Zielsetzungen aus MINUSMA in das Mandat EUMPM Niger integrieren und dieses damit erweitern. Zusätzlich wollen Sie entwicklungspolitisches Engagement in der Sahelregion ausbauen und an der geplanten Verstärkung der Entwicklungszusammenarbeit festhalten. Dabei wollen Sie „verlässliche Partner“ in der Region mit den Mitteln der Entwicklungszusammenarbeit in ihren Bemühungen unterstützen, nachhaltigen Frieden zwischen den verschiedenen Bevölkerungsgruppen sowie gute Regierungsführung, umfassende Staatlichkeit und Wohlstand zu erreichen, um dadurch Ankerpunkte zu schaffen und den Einfluss Russlands in der Region zurückzudrängen. <text:s/>Das Ganze ist, freundlich gesagt, ein eher ambitionierter Ansatz. Insgesamt liest sich alles eigentlich wie ein Antrag der Grünen. Aber mit denen regieren Sie ja schon in fünf Ländern, und auch im Bund ist das Ihr Wunschpartner; da färbt dann schon mal was ab. Meine Damen und Herren von der Union, Ihre gesamte Mali-Politik ist doch ein einziger Widerspruch. Deshalb werden wir Ihrem Antrag natürlich nicht zustimmen. <text:s/>Was aber bleibt vom Mali-Einsatz? Ich möchte einige Dinge hervorheben. Nach dem katastrophalen Ende des Afghanistan-Einsatzes steht nun auch der Einsatz in Mali für ein erneutes Scheitern des vernetzten Ansatzes. Im Rahmen dieses Einsatzes wurde eine Unmenge an Infrastrukturprojekten mit Kosten in Millionenhöhe sprichwörtlich in den Wüstensand gesetzt. Vom deutschen Steuerzahler finanziert, steht die militärische Infrastruktur künftig den malischen Machthabern und den russischen Söldnern der Wagner-Gruppe zur freien Verfügung. So viel zur Zurückdrängung des Einflusses Russlands in der Region. <text:s/>Zusätzlich sind viele Millionen Euro deutschen Steuergelds aus den Ministerien der Bundesregierung in malischen Kanälen versickert, und viele bereits verplante Millionen werden es noch. Die Union fordert, wie gehört, sogar noch eine Aufstockung der Mittel. <text:s/>Letztlich – die EU plant es bereits – soll die illegale Migration aus Westafrika nach Europa legalisiert werden, vorgeblich weil die Bewohner Malis nicht mehr sicher seien. Bestimmt wird sich auch eine Vielzahl von Ortskräften finden lassen, denen der Weg ins deutsche Sozialsystem geebnet werden muss. <text:s/>Ich fasse es zusammen: Die glasklaren realpolitischen Analysen der AfD haben sich bei den Einsätzen in Afghanistan und Mali bewahrheitet, und sie werden sich auch weiterhin, bei anderen Auslandseinsätzen, bewahrheiten. Weil aber CDU/CSU, SPD, FDP und schon gar nicht die Grünen in der Lage sind, in diesem Zusammenhang realpolitisch zu handeln und nationale Interessen in den Vordergrund zu stellen, werden sie mit dem vernetzten Ansatz immer wieder das Gleiche tun, sich aber jedes Mal ein anderes Ergebnis erhoffen. Das aber ist bekanntlich die Definition von Wahnsinn. <text:s/>Ja, es ist auch eine wahnsinnige Politik, betrieben von einer völlig abgehobenen ideologisierten Politikerkaste, die von globaler Verantwortung fantasiert und die Interessen der eigenen Nation hintanstellt. <text:s/>Unser Kurs dagegen ist derjenige der Realpolitik, gestützt auf nationale Interessen und der Verantwortung gegenüber Volk, Staat und den Soldaten der Bundeswehr. <text:s/>Vielen Dank für Ihre Aufmerksamkeit. <text:s/>Für Bündnis 90/Die Grünen hat das Wort Merle Spellerberg.</text:p>
          </table:table-cell>
          <table:table-cell table:style-name="ce2" office:value-type="string" calcext:value-type="string">
            <text:p>Letztlich – die EU plant es bereits – soll die illegale Migration aus Westafrika nach Europa legalisiert werden, vorgeblich weil die Bewohner Malis nicht mehr sicher sei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991183757781982</text:p>
          </table:table-cell>
          <table:table-cell/>
          <table:table-cell table:style-name="ce4"/>
          <table:table-cell table:style-name="ce7"/>
          <table:table-cell table:number-columns-repeated="1011"/>
        </table:table-row>
        <table:table-row table:style-name="ro1">
          <table:table-cell table:style-name="ce2" office:value-type="string" calcext:value-type="string">
            <text:p>150</text:p>
          </table:table-cell>
          <table:table-cell table:style-name="ce2" office:value-type="string" calcext:value-type="string">
            <text:p>31.01.2024</text:p>
          </table:table-cell>
          <table:table-cell table:style-name="ce2" office:value-type="string" calcext:value-type="string">
            <text:p>ID2015002200</text:p>
          </table:table-cell>
          <table:table-cell table:style-name="ce2" office:value-type="string" calcext:value-type="string">
            <text:p>Dr. Wiebke Esdar (SPD)</text:p>
          </table:table-cell>
          <table:table-cell table:style-name="ce2" office:value-type="string" calcext:value-type="string">
            <text:p>Frau Präsidentin! Meine Damen und Herren! Wir haben einen Haushalt, den wir zusammen verhandelt haben. Das waren wahrlich keine einfachen Verhandlungen. Aber ehrlich gesagt sind auch die Umstände, unter denen wir diesen Haushalt verhandelt haben, schwierig, <text:s/>und damit meine ich nicht nur und gar nicht mal in erster Linie das Urteil des Bundesverfassungsgerichtes; denn wir werden in diesem Haushalt – ich glaube, in jedem Einzelplan – auch noch Auswirkungen der Coronapandemie sehen, die Berücksichtigung finden. <text:s/>Ich möchte ein Beispiel rausgreifen: Über 100 Millionen Euro – fast 200 Millionen Euro – stellen wir für die Long-Covid-Forschung ein. <text:s/>Dabei handelt es sich um eine Nachwirkung der Coronapandemie, der wir jetzt begegnen. <text:s/>Darüber hinaus läuft der Angriffskrieg Putins gegen die Ukraine weiterhin, und wir haben mit dem Sondervermögen, das inzwischen zu zwei Dritteln gesichert ist, in diesem Haushalt auch sehr stark abgebildet, wie sehr wir uns um die äußere Sicherheit kümmern. <text:s/>Dem wachsenden Handlungsbedarf gegen den Klimawandel, der mit Sicherheit auch damit zusammenhängt, dass – ich zitiere Olaf Scholz zu Beginn dieser Debatte – „sehr viel liegen geblieben“ ist, dem Umstand, dass wir eben so einen hohen Investitionsbedarf haben, kommen wir nach, indem wir uns jetzt auch trauen – im Gegensatz zu der Großen Koalition vorher –, beim Thema Verkehr und beim Thema Wohnen, da, wo der CO2-Ausstoß am größten ist, mit Maßnahmen politisch zu steuern. <text:s/>Meine Damen und Herren, darum ist es gut, dass dieser Haushalt eine steigende Investitionsquote vorsieht; das brauchen wir. Es ist eben sehr viel liegen geblieben. Aber wir brauchen auch die Debatte über die Schuldenbremse, und ich freue mich sehr, dass der Sachverständigenrat sehr deutlich gemacht hat, dass auch er inzwischen der Auffassung ist, dass wir noch mehr Investitionen brauchen, dass wir dieser Ausnahmesituation, diesen multiplen Krisen, die wir haben, auch dadurch begegnen müssen, dass die Neuverschuldungsquote nach dem BIP angehoben wird. <text:s/>Denn am Ende ist es doch so: Es wird keinem einzigen Kind irgendetwas nützen, wenn wir die Verschuldungsquote um 1, 2 oder 3 Prozentpunkte schneller senken, dafür aber das Bildungssystem marodegespart ist. Es wird auch keinem Unternehmer etwas nützen, wenn das Schienensystem so marode ist, dass die Lieferungen über den Güterverkehr nicht mehr zuverlässig ankommen. <text:s/>Und es wird auch keinem Arbeitnehmer und keiner Arbeitnehmerin irgendetwas nutzen, wenn er oder sie nicht im Homeoffice arbeiten kann, weil der Glasfaserausbau so sehr stockt. <text:s/>Darum muss für uns klar sein: Wir müssen über die Investitionen, die notwendig sind, die, bei denen es darum geht, dieses Land zu gestalten, reden, und dazu gehört nach diesem Bundesverfassungsgerichtsurteil auch eine offene Debatte über die Schuldenbremse. <text:s/>Meine Damen und Herren, wir bilden in diesem Haushalt auch das Motto ab, dass Demokratie nicht für umsonst zu haben ist. Demokratie kostet. <text:s/>Es ist nach dem so barbarischen Überfall der Hamas auf Israel sichtbar geworden, wie groß in unserer Gesellschaft das Antisemitismusproblem ist. Es ist aber noch viel erschreckender deutlich geworden, dass Rechtsextreme konkrete Pläne zur Deportation, zur Remigration haben und wie gefährdet unsere Demokratie durch systematische Pläne ist, in die auch die AfD zutiefst verstrickt ist. Darum bin ich froh, dass so viele Menschen in diesen Tagen auf die Straße gehen und Flagge zeigen. Diese Demonstrationen sind enorm wichtig. Diese Demonstrationen können aber immer nur ein kleiner Baustein sein. Sie können nur ein erster Schritt sein, den die Menschen draußen auf der Straße machen. <text:s/>Wir in diesem Haus haben die Aufgabe – und der werden wir gerecht –, einen finanziellen Rahmen für politische Bildung – wir haben dort alle Kürzungen zurückgenommen –, <text:s/>für gesellschaftlichen Zusammenhalt, für Demokratieförderung, für den Kampf gegen Antisemitismus zu setzen. <text:s/>Erlauben Sie eine Zwischenfrage aus der AfD-Fraktion? <text:s/>Nein, aus der AfD brauche ich keine Zwischenfrage. <text:s/>Wir werden diesen finanziellen Rahmen und die Proteste, die wir jetzt auf der Straße haben, <text:s/>im ganzen Jahr 2024 zusammenbringen müssen. Das sind zwei Bausteine. <text:s/>Der dritte Baustein, der dazukommt, ist, dass wir als Politikerinnen und Politiker und auch alle Menschen, die auf der Straße waren, sowie alle anderen aktiv widersprechen müssen, wenn wir am Arbeitsplatz, in der Nachbarschaft, in der Familie antidemokratische, antisemitische, rassistische Äußerungen <text:s/>und Diskriminierungen hören. Das ist die Aufgabe, der wir uns 2024 das ganze Jahr – alle Demokratinnen und Demokraten – gemeinsam stellen müssen, weil das notwendig ist. Das ist das Traurige; aber ich bin zuversichtlich, dass wir das hinbekommen, weil wir damit der AfD, denen ganz rechts außen – denjenigen, die Hass und Spaltung säen –, etwas entgegensetzen werden. Am Ende werden wir mehr sein. Wir werden stärker sein, und wir werden es auch länger durchhalten. <text:s/>Herzlichen Dank. <text:s/>Für eine Kurzintervention erhält das Wort Karsten Hilse von der AfD.</text:p>
          </table:table-cell>
          <table:table-cell table:style-name="ce2" office:value-type="string" calcext:value-type="string">
            <text:p>Es ist aber noch viel erschreckender deutlich geworden, dass Rechtsextreme konkrete Pläne zur Deportation, zur Remigration haben und wie gefährdet unsere Demokratie durch systematische Pläne ist, in die auch die AfD zutiefst verstrickt is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46587032079696655</text:p>
          </table:table-cell>
          <table:table-cell/>
          <table:table-cell table:style-name="ce1" office:value-type="string" calcext:value-type="string">
            <text:p>PR</text:p>
          </table:table-cell>
          <table:table-cell table:style-name="ce6" table:formula="of:=[.M2]/([.M2]+[.M3])" office:value-type="float" office:value="0.82" calcext:value-type="float">
            <text:p>0.82</text:p>
          </table:table-cell>
          <table:table-cell table:style-name="ce6" table:formula="of:=[.N2]/([.N2]+[.N3])" office:value-type="float" office:value="0.79" calcext:value-type="float">
            <text:p>0.79</text:p>
          </table:table-cell>
          <table:table-cell table:style-name="ce6" table:formula="of:=[.O2]/([.O2]+[.O3])" office:value-type="float" office:value="0.77" calcext:value-type="float">
            <text:p>0.77</text:p>
          </table:table-cell>
          <table:table-cell table:number-columns-repeated="1009"/>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13100</text:p>
          </table:table-cell>
          <table:table-cell table:style-name="ce2" office:value-type="string" calcext:value-type="string">
            <text:p>Dr. Konstantin von Notz (BÜNDNIS 90/DIE GRÜNEN)</text:p>
          </table:table-cell>
          <table:table-cell table:style-name="ce2" office:value-type="string" calcext:value-type="string">
            <text:p>Frau Präsidentin! Liebe Kolleginnen und Kollegen! Meine sehr verehrten Damen und Herren! Liebe Kollegin Lindholz, Sie bringen mich jetzt in die etwas verrückte Situation, dass ich mich für ein Zitat von Otto Schily rechtfertigen muss; <text:s/>aber ich will das gerne tun, weil es hier so oft gefallen ist. Otto Schily hat sinngemäß gesagt: Ich kenne diese Gruppe nicht, ich halte sie für ungefährlich. <text:s/>– Sinngemäß. – Ich selbst sammle Pilze, und ich kann Ihnen sagen: Alle die sagen: „Ich kenne diesen Pilz nicht, ich halte ihn für ungefährlich“, erzählen die Geschichte häufig nicht zweimal. <text:s/>Deswegen kann ich nur sagen: <text:s/>Ein solches Zitat, Herr Baumann, ist fahrlässig, unvernünftig, meinetwegen auch dumm, und es ist vorsätzlich bösartig, es hier verkürzt zu zitieren, meine Damen und Herren. <text:s/>Es zeigt: Sie vertuschen, dass Sie selbst ein fulminantes Sicherheitsproblem sind, meine Damen und Herren. <text:s/>Das Verniedlichen von Rechtsextremisten, das Verstärken und Befeuern von radikal-antidemokratischen, oft antisemitischen Narrativen, das hat bei Ihnen – das hat man beim „Operettenputsch“ des Kollegen Curio gesehen – einfach Methode. <text:s/>Selbst angesichts der Tatsache, dass eine Ex-Kollegin von Ihnen – die Kollegin Helling-Plahr hat es gerade gesagt –, die jüngst noch hier im Plenum neben Ihnen gesessen hat und der Sie Applaus gespendet haben, in der letzten Woche in den Knast eingefahren ist und dort heute noch einsitzt, hört man von Ihnen keine Nachdenklichkeit, keine Selbstkritik, sondern immer den gleichen bornierten, geschichtsvergessenen, geschmacklosen, die Opfer von rechter Gewalt verhöhnenden Zynismus, meine Damen und Herren. <text:s/>Ob zu Hanau, Halle oder auch jetzt von Herrn Curio: Von der AfD kommt immer die gleiche Leier: Die Täter seien wohl ein bisschen verrückt, verwirrt, senil, nicht ganz richtig im Oberstübchen. <text:s/>Die Pathologisierung von rassistisch und antisemitisch motivierten Gewalttätern, die in der Geschichte der Bundesrepublik seit 1945 Hunderte von Menschen ermordet haben, weil sie schwarz, jüdisch, liberal, links, türkischstämmig, obdachlos, Vertreter von Merkels Flüchtlingspolitik oder was auch immer waren, diese Verharmlosung ist schlicht unerträglich und dieses Hauses unwürdig, meine Damen und Herren. <text:s/>Nun hört man das Argument, ein erfolgreicher Staatsstreich habe ja nicht unmittelbar bevorgestanden; auch hier haben wir das häufig gehört. <text:s/>Aber, Herr Baumann – und dafür braucht man rudimentärste Geschichtskenntnisse –, man darf von der Abgründigkeit und der Abwegigkeit vieler Ziele von Extremisten eben nicht auf ihre Harmlosigkeit schließen. <text:s/>Die Rote-Armee-Fraktion wollte mit ihren Bomben und mit ihren Terrormorden die Arbeitermassen dazu bringen, sich zu erheben und sich ihrem antiimperialistischen Kampf gegen das System anzuschließen. <text:s/>Ist das hanebüchener, weltfremder Wahnsinn? Ja, das ist es allerdings. Hat das die RAF ungefährlich gemacht? Nein, wohl kaum, meine Damen und Herren. <text:s/>Und deswegen ist das Verniedlichen von schlimmsten Ideologien, wie die der Reichsbürger, der QAnon und der Anhänger des Nationalsozialismus, dieses strukturelle Verharmlosen von Menschenfeindlichkeit wesensprägend für Ihre politische Organisation, die AfD, meine Damen und Herren. <text:s/>Was das für die Frage der Verfassungsfeindlichkeit Ihrer Partei bedeutet, müssen andere, dafür zuständige Behörden und unabhängige Gerichte entscheiden. <text:s/>Aber eines weiß ich: Sie sind ein immanenter Teil dieses akuten extremistischen Problems dieses Landes, meine Damen und Herren. <text:s/>Sie von der AfD sind sich nicht zu schade, all diesen Extremisten ein politisches Angebot zu machen und ihre ideologischen Motive zu wiederholen und zu verstärken. <text:s/>Wenn man Herrn Curio genau zugehört hat, hat man es auch gehört. Es gibt unzählige Zitate, Herr Baumann, bei Höcke, von Storch, Weidel und vielen, vielen anderen Funktionsträgern der AfD, <text:s/>die das abwegige, stark antisemitische Narrativ vom großen Bevölkerungsaustausch anteasern, nacherzählen oder bestärken. <text:s/>Genau diese abstruse Verschwörungsideologie des Great Reset war in den letzten Jahren immer wieder der Treibstoff für zahlreiche schlimmste Mord- und Terrortaten. Deswegen ist Ihr Mangel an glaubwürdiger Distanzierung hier eine Schande für dieses Haus, meine Damen und Herren. <text:s/>Unsere wehrhafte Demokratie ist militanten Verfassungsfeinden entschlossen in die Parade gefahren. Das ist gut so, und dafür bin ich sehr dankbar. Es ist ein erster Schritt. <text:s/>Herzlichen Dank. <text:s/>Das Wort hat Manuel Höferlin für die FDP-Fraktion.</text:p>
          </table:table-cell>
          <table:table-cell table:style-name="ce2" office:value-type="string" calcext:value-type="string">
            <text:p>Die Pathologisierung von rassistisch und antisemitisch motivierten Gewalttätern, die in der Geschichte der Bundesrepublik seit 1945 Hunderte von Menschen ermordet haben, weil sie schwarz, jüdisch, liberal, links, türkischstämmig, obdachlos, Vertreter von Merkels Flüchtlingspolitik oder was auch immer waren, diese Verharmlosung ist schlicht unerträglich und dieses Hauses unwürdig, meine Damen und Herr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9875627160072327</text:p>
          </table:table-cell>
          <table:table-cell/>
          <table:table-cell table:style-name="ce1" office:value-type="string" calcext:value-type="string">
            <text:p>RC</text:p>
          </table:table-cell>
          <table:table-cell table:style-name="ce6" table:formula="of:=[.M2]/([.M2]+[.M5])" office:value-type="float" office:value="0.82" calcext:value-type="float">
            <text:p>0.82</text:p>
          </table:table-cell>
          <table:table-cell table:style-name="ce6" table:formula="of:=[.N2]/([.N2]+[.N5])" office:value-type="float" office:value="0.806122448979592" calcext:value-type="float">
            <text:p>0.806122448979592</text:p>
          </table:table-cell>
          <table:table-cell table:style-name="ce6" table:formula="of:=[.O2]/([.O2]+[.O5])" office:value-type="float" office:value="0.754901960784314" calcext:value-type="float">
            <text:p>0.754901960784314</text:p>
          </table:table-cell>
          <table:table-cell table:number-columns-repeated="1009"/>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11400</text:p>
          </table:table-cell>
          <table:table-cell table:style-name="ce2" office:value-type="string" calcext:value-type="string">
            <text:p>Sebastian Hartmann (SPD)</text:p>
          </table:table-cell>
          <table:table-cell table:style-name="ce2" office:value-type="string" calcext:value-type="string">
            <text:p>Sehr geehrte Frau Präsidentin! Meine sehr geehrten Damen und Herren! Liebe Kolleginnen und Kollegen! Wir leben in einer Zeitenwende, und jede und jeder von uns hier in diesem Plenum muss sich angesichts der Verantwortung, die jede einzelne Kollegin und jeder einzelne Kollege von uns trägt, die Frage stellen, ob sie oder er der Verantwortung dieses Umbruches gerecht wird: in Wortwahl, strategischer Zielrichtung, Zusammenarbeit und Erkenntnissen, die wir abgeleitet haben. Prüfen Sie Adjektive, die Sie in Reden verwendet haben, prüfen Sie Wörter wie „Brandbeschleuniger“, „Krise“, „Versagen“! <text:s/>Das richtet sich auch an diejenigen, die gemeinsam mit uns Sozialdemokraten über viele Jahre Verantwortung getragen haben. <text:s/>Nichts von dem, was in den Kommunen „Herausforderung“ genannt wird, wird bestritten. Die Herausforderung der Zeit ist enorm. Es gibt Kommunen, die deutlich überlastet sind. Wir haben große Probleme, Menschen menschenwürdig unterzubringen, dem Ziel eines demokratischen Rechtsstaats, der die Menschenwürde kennt – nicht die Würde des Deutschen, sondern die Menschenwürde –, gerecht zu werden. <text:s/>Das ist das, was das erfolgreiche Deutschland ausmacht: die Erkenntnis, dass die Stärke des Rechts über dem Recht des Stärkeren steht. <text:s/>Deswegen ist die Aussage darüber, ob zu viele Menschen kommen, eine Teilaussage. Denn am Ende ist es der engste Verbündete der Rechtsradikalen, Putin, der dafür sorgt, dass mehrere Millionen Menschen innerhalb von 20 Monaten die Grenzen der Ukraine überschritten haben, und so Europa einem Test der Zeit unterstellt. Das ist der Versuch der Diktaturen, Syrien, den Irak zu zerstören, ein Land mit Terror zu überziehen wie die Hamas in Israel, die Ukraine zu bombardieren, Krankenhäuser, Schulen und Kindergärten zu vernichten. Das ist der Versuch der Zeit, unsere Rechtsstaaten zum Scheitern zu bringen. <text:s/>Wir werden dem nicht nachgeben; darum bleibt die Hand ausgestreckt. Aber glauben Sie nicht, dass 26 Punkte, die die Union formuliert, das Allseligmachende sind und die Lösung dafür bieten könnten, etwas, was über Jahre entstanden ist, mal eben so, mit einem Handstreich zu lösen. Bei Seehofer waren es 65 Punkte. Die Migration war die Mutter der Probleme, die die CDU/CSU fast zur Spaltung gebracht hat. Merken Sie, dass es auch in Ihre Kreise bricht? <text:s/>Darum, liebe Kolleginnen und Kollegen: Es ist nicht nur eine Frage des Sozialstaates, einer Sozialleistung – 100 Euro, 150 Euro mehr. Deutschland ist mehr. Deutschland ist Rechtsstaatlichkeit, ein Versprechen von Frieden, Freiheit und Sicherheit, ein attraktives Land, ein Land der Hoffnung. Das ist der Grund, warum wir versuchen, Fachkräfte einzuladen auf der Basis von Qualifikation und Bedarfen, was wir gleichzeitig schaffen müssen. <text:s/>Aber ich glaube, dass Deutschland auch ein Ort der Hoffnung ist, wenn man Vertriebener und Verfolgter ist. Das hat doch unser Volk selbst erlitten nach dem Zweiten Weltkrieg <text:s/>auf einem Drittel unseres Staatsgebietes mit Millionen von Menschen. <text:s/>Wir sind heute stärker, und der föderale Staat wird daran nicht zerbrechen. Es liegt aber nicht allein an einer Ebene. Wir müssen jetzt die Hand reichen und diesen Test der Zeit gemeinsam bestehen, liebe Kolleginnen und Kollegen, indem wir das Gemeinsame erkennen. Ja, wir müssen die Kommunen besser unterstützen, Land und Bund. Wir müssen dafür sorgen, dass Verfahren zu schnelleren Ergebnissen führen, der Bund muss mit dem BAMF sicherlich schneller arbeiten. Aber wir werden auch nicht mehr hinnehmen, dass Länder 30 Monate für Verwaltungsgerichtsverfahren brauchen, um zu entscheiden, wer bleiben kann oder nicht. <text:s/>Zur Wahrheit gehört: Wir wollen die irreguläre Migration auf null bringen, weil es das zynische Geschäft von Schleusern, menschenverachtenden Systemen und der Organisierten Kriminalität ist. Das heißt aber nicht, das Herz zu verschließen vor denjenigen, die tatsächlich schutzberechtigt sind. Ein funktionierendes Asylsystem trennt zwischen denen, die schutzberechtigt sind, und denen, die nicht schutzberechtigt sind. Es erkennt den individuellen Anspruch an. <text:s/>Ein Europa der rund 484 Millionen Menschen, der 27 Mitgliedstaaten, wird doch wohl in der Lage sein, 1 oder 2 Millionen Geflüchtete pro Jahr unterzubringen. Und darum müssen wir nicht nur über die Beschlüsse der MPK sprechen, liebe Kolleginnen und Kollegen, sondern wir müssen mit unserem deutschen Gewicht und unserer Verantwortung auch dafür sorgen, dass wir endlich zu einer fairen Verteilung in Europa kommen. Es wird zu einer Begrenzung der illegalen Migration in Deutschland kommen, indem wir zu einer gerechten Verteilung und einer gemeinsamen europäischen Verantwortungsteilung kommen. Kolleginnen und Kollegen der Union, unsere Hand bleibt ausgestreckt; die MPK hat es vorgemacht. Wir sind Parlamentarier und selbstbewusst. Es ist an der Zeit, das Thema nicht als Klein-Klein – 1 Prozent in der Umfrage rauf oder runter – zu begreifen, sondern jetzt unserer Verantwortung gerecht zu werden. <text:s/>Für Bündnis 90/Die Grünen hat das Wort Marcel Emmerich.</text:p>
          </table:table-cell>
          <table:table-cell table:style-name="ce2" office:value-type="string" calcext:value-type="string">
            <text:p>Ein funktionierendes Asylsystem trennt zwischen denen, die schutzberechtigt sind, und denen, die nicht schutzberechtigt sind. | Die Migration war die Mutter der Probleme, die die CDU/CSU fast zur Spaltung gebracht hat. | Es wird zu einer Begrenzung der illegalen Migration in Deutschland kommen, indem wir zu einer gerechten Verteilung und einer gemeinsamen europäischen Verantwortungsteilung kommen. | Zur Wahrheit gehört: Wir wollen die irreguläre Migration auf null bringen, weil es das zynische Geschäft von Schleusern, menschenverachtenden Systemen und der Organisierten Kriminalität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242977499961853</text:p>
          </table:table-cell>
          <table:table-cell/>
          <table:table-cell table:style-name="ce1" office:value-type="string" calcext:value-type="string">
            <text:p>F1</text:p>
          </table:table-cell>
          <table:table-cell table:style-name="ce6" table:formula="of:=2*(([.M7]*[.M8])/([.M7]+[.M8]))" office:value-type="float" office:value="0.82" calcext:value-type="float">
            <text:p>0.82</text:p>
          </table:table-cell>
          <table:table-cell table:style-name="ce6" table:formula="of:=2*(([.N7]*[.N8])/([.N7]+[.N8]))" office:value-type="float" office:value="0.797979797979798" calcext:value-type="float">
            <text:p>0.797979797979798</text:p>
          </table:table-cell>
          <table:table-cell table:style-name="ce6" table:formula="of:=2*(([.O7]*[.O8])/([.O7]+[.O8]))" office:value-type="float" office:value="0.762376237623762" calcext:value-type="float">
            <text:p>0.762376237623762</text:p>
          </table:table-cell>
          <table:table-cell table:number-columns-repeated="1009"/>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10100</text:p>
          </table:table-cell>
          <table:table-cell table:style-name="ce2" office:value-type="string" calcext:value-type="string">
            <text:p>Sebastian Fiedler (SPD)</text:p>
          </table:table-cell>
          <table:table-cell table:style-name="ce2" office:value-type="string" calcext:value-type="string">
            <text:p>Herzlichen Dank. – Frau Präsidentin! Liebe Kolleginnen und Kollegen! Das Thema wird teilweise ein bisschen unterkomplex behandelt, und dann setzen Sie bestimmte Schwerpunkte. Es ist wirklich schwer, in fünf Minuten alles zu adressieren. <text:s/>Ich möchte einen Teil ganz gerne ansprechen, der mich schon ein bisschen überrascht. Wir sprechen über die Arbeit, den Arbeitsnachweis der Polizei von Bund und Ländern des letzten Jahres, und es ist noch kein Dank an all die Hunderttausenden Kolleginnen und Kollegen, <text:s/>die in den Sicherheitsbehörden jeden Tag den Rücken krumm machen, gefallen. Diesen Dank möchte ich ganz gerne an den Anfang stellen. <text:s/>Außerdem – Sie haben das gerade in Richtung der Bundesinnenministerin anklingen lassen, Herr Schuster – gehört es ja eigentlich zum guten Ton, dass die Sicherheitsbehörden Dinge kooperativ gemeinsam erarbeiten und bearbeiten. Die Innenministerkonferenzbeschlüsse sind, wie Sie wissen, einstimmig, die AG Kripo arbeitet zusammen, die Polizeibehörden des Bundes und der Länder arbeiten zusammen. <text:s/>Deswegen: Wenn wir der Bevölkerung den Eindruck vermitteln, da gebe es insoweit Unstimmigkeiten, ist das schlicht die Unwahrheit. <text:s/>Das hat ein Stück weit auch mit den Herausforderungen zu tun. Wenn ich jetzt nicht in diesen Arbeitsnachweis des letzten Jahres schauen würde – es ist interessant, dass Sie das in Zusammenhang mit der aktuellen Migrationslage bringen; die Statistik listet die Zahl der Straftaten aus dem letzten Jahr auf; zum Teil sind die Straftaten, die da drinstehen, noch älter –, würde ich zu folgendem Befund kommen, was die größten Herausforderungen im Bereich der Sicherheit sind: <text:s/>Ich würde sagen: die Organisierte Kriminalität. Herr Schuster, Sie sollten es nicht ins Lächerliche ziehen, <text:s/>wenn wir über eine Kokainschwemme in deutschen Großstädten sprechen, dass die Crackabhängigen für riesengroße Probleme sorgen <text:s/>und wir große Sorgen wegen Fentanyl haben. Das ist etwas, worauf die Bundesinnenministerin zu Recht hinweist. Deswegen ist sie in den südamerikanischen Staaten gewesen und hat sehr gute Kooperationsabkommen geschlossen. Ich hätte mir gewünscht, Herr Seehofer wäre auch so viel in der Welt unterwegs gewesen. <text:s/>Dann hätten wir da schon ein bisschen mehr erreichen können. <text:s/>Die Organisierte Kriminalität ist eine sehr große Herausforderung. Europol hat uns gesagt: Wir haben es mit über 820 kriminellen Netzwerken der Organisierten Kriminalität zu tun. Da sollten Sie ganz ruhig sein: Sie wollen ja Europol gar nicht mehr haben. Denn ohne die Europäische Union würde es auch Europol nicht mehr geben. <text:s/>Dann würde ich sagen: Cyberkriminalität. Bitkom spricht hier von Schäden in Höhe von 200 Milliarden Euro jedes Jahr. Nichts habe ich darüber gerade gehört, Frau Lindholz. Umweltkriminalität, das drittgrößte Phänomen, entzieht uns auf der Erde die Lebensgrundlagen. Wirtschaftskriminalität: Da haben wir sinkende Zahlen in der Statistik. Kinderpornografie: Zu Recht wird darauf hingewiesen, dass wir eine IP-Adressen-Speicherung dringend brauchen, so wie es die Bundesinnenministerin seit zwei Jahren fordert. <text:s/>Und dann würde ich noch den Terrorismus nennen, der nicht Teil dieser Statistik ist, ebenso den Rechtsextremismus und, nicht zu vergessen, die Unterwanderung von fremden Staaten, unter anderem durch den Rubel, was die „fünfte Kolonne“ hier unter anderem auf meiner rechten Seite betrifft. <text:s/>Das, würde ich sagen, sind die großen Herausforderungen im Bereich der Sicherheit, die wir gerade zu besprechen haben. <text:s/>Warum steht das alles gar nicht in diesem Arbeitsnachweis? <text:s/>Erstens betrifft er zu 95 Prozent die Arbeit der Länderpolizeien, die eine sehr gute Arbeit machen, zu der ich gerade schon etwas gesagt habe. Zweitens steht da nichts zu den Dunkelfeldern; das wurde auch schon gesagt. Wir haben es mit Kontrollkriminalität zu tun. Das heißt: Sinkende Zahlen der Wirtschaftskriminalität, der Korruption, der Rauschgiftkriminalität sind nicht etwa positive Entwicklungen. Die Polizei hat nur nicht so viele Delikte zutage gefördert. Auch politisch motivierte Steuerkriminalität steht da nicht drin. <text:s/>Ich will Ihnen deswegen sagen: Weil das fehlt – das ist schon mehrfach angeklungen –, brauchen wir dringend eine andere Analyse, einen periodischen Sicherheitsbericht, der in Zukunft die Grundlage für eine andere Debatte, nämlich eine breitere Debatte liefert. <text:s/>Das ist kein statistisches Spiel, sondern das erlaubt uns, besser hinzugucken. <text:s/>Ich will Ihnen aber auch den Gefallen tun: Selbstverständlich müssen wir auch über nichtdeutsche Tatverdächtige sprechen; da beißt die Maus keinen Faden ab. Das ist auch kein neues Thema. Ich war Mitglied der Regierungskommission „Mehr Sicherheit für Nordrhein-Westfalen“ unter Leitung von Wolfgang Bosbach. Wir haben der nordrhein-westfälischen Landesregierung im Abschlussbericht 2020 aufgeschrieben, dass es dort eine Tätergruppe gibt, bei der die Zahl der Delikte von 2008 bis 2018 um 10 Prozent gestiegen ist, und haben einige Handlungsanweisungen gegeben. Das Kriminologische Forschungsinstitut Niedersachsen hat schon vor vielen Jahren darauf hingewiesen, dass es aus erklärbaren Gründen Zusammenhänge zwischen bestimmten Zuwanderergruppen und Gewaltkriminalität gibt. Diese kann man erklären. <text:s/>Das hat nichts mit Rechtfertigung zu tun; denn es liefert uns Hinweise darauf, wie wir diese Straftaten besser verfolgen und diese Schwerkriminellen, die selbstverständlich außer Landes gehören, ausweisen können, <text:s/>aber auch darauf, wie wir diese Kriminalität im Idealfall verhindern können. <text:s/>Der Befund „Verhindern“ – das betrifft auch die Straftaten von Jugendlichen und Kindern – ist aber der Folgende: Gehen Sie mal in eine x-beliebige deutsche Großstadt, und fragen Sie in der Kommune: Welche Präventionskonzepte gibt es gerade bei Ihnen? Das wird schon die erste Hürde sein; denn Sie werden in den allermeisten Fällen erfahren: Das wissen wir gar nicht so genau; es sind verschiedene Träger. Wenn Sie dann fragen: „Welche sind denn gut und welche schlecht gewesen?“, kriegen Sie auch keine Antwort. <text:s/>Das versuchen wir jetzt aufzugreifen durch eine neue Bundesakademie, die uns sagen wird: Wo gibt es gute Präventionsprojekte, und wo sind sie nicht so gut? <text:s/>Diese zentrale Einheit als Bundesakademie – wir haben sie Gott sei Dank mit 200 Millionen Euro hinterlegt – bauen wir jetzt auf, weil wir der Kriminalität auf den Grund gehen wollen, um zukünftige Opfer zu verhindern. <text:s/>Herzlichen Dank. <text:s/>Das Wort hat die Kollegin Misbah Khan für Bündnis 90/Die Grünen.</text:p>
          </table:table-cell>
          <table:table-cell table:style-name="ce2" office:value-type="string" calcext:value-type="string">
            <text:p>Wenn ich jetzt nicht in diesen Arbeitsnachweis des letzten Jahres schauen würde – es ist interessant, dass Sie das in Zusammenhang mit der aktuellen Migrationslage bringen; die Statistik listet die Zahl der Straftaten aus dem letzten Jahr auf; zum Teil sind die Straftaten, die da drinstehen, noch älter –, würde ich zu folgendem Befund kommen, was die größten Herausforderungen im Bereich der Sicherheit sind: <text:s/>Ich würde sagen: die Organisierte Kriminalitä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12022352218628</text:p>
          </table:table-cell>
          <table:table-cell table:number-columns-repeated="1014"/>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02300</text:p>
          </table:table-cell>
          <table:table-cell table:style-name="ce2" office:value-type="string" calcext:value-type="string">
            <text:p>Stephan Stracke (CDU/CSU)</text:p>
          </table:table-cell>
          <table:table-cell table:style-name="ce2" office:value-type="string" calcext:value-type="string">
            <text:p>Grüß Gott, Frau Präsidentin! Werte Kolleginnen und Kollegen! Diese Regierung bringt nichts mehr auf die Kette. <text:s/>Bei allen Themen, die für Deutschland wichtig sind, steht mindestens einer in der Ampelkoalition verlässlich quer im Stall. <text:s/>In der Migrationspolitik sind es immer dieselben: die Grünen. Sie verschleppen, verzögern, verschieben alles, <text:s/>was mit effektiver Ordnung, Steuerung und Begrenzung von irregulärer Migration zu tun hat: schnelle Rückführungen, die Ausweitung von sicheren Herkunftsstaaten, Asylverfahren in Drittstaaten. Sie, die Grünen, torpedieren alles, was einen maßgeblichen Beitrag zur Bekämpfung der irregulären Migration leistet. <text:s/>Seit Monaten blockieren die Grünen die rechtssichere Einführung der Bezahlkarte für Asylleistungen. Das ist skandalös. <text:s/>Und auch Ihren Koalitionspartnern platzt ja allmählich der Kragen. SPD-Fraktionsvize Dirk Wiese lässt sich in der „Bild“-Zeitung am 13. März zitieren – Zitat –: <text:s/>„Das Thema Bezahlkarte muss endlich abgeräumt werden. … Für weitere Verzögerungen habe ich kein Verständnis.“ <text:s/>FDP-Fraktionschef Christian Dürr am 18. März – Zitat –: <text:s/>„Ich erwarte von allen Koalitionspartnern, dass sie sich an unsere Vereinbarungen halten.“ <text:s/>Und diese Woche hätte die Koalition die Gelegenheit gehabt, die rechtssichere Rechtsgrundlage für die Bezahlkarte in diesem Deutschen Bundestag zu verabschieden. <text:s/>Das wäre längst überfällig gewesen. Doch nein, die Grünen blockieren die Karte weiter. Sie lehnen es ab, eine verlässliche Rechtsgrundlage zu schaffen, weil sie die Bezahlkarte in Wahrheit nicht wollen. <text:s/>Sie wollen sie nicht, weil sie die Zuzugsanreize nicht senken wollen, weil sie Geldtransfers ins Ausland oder an die Schlepper und Schleuser nicht wirksam verhindern und unterbinden wollen. <text:s/>Der Bundeskanzler – ich darf noch mal daran erinnern – hat allen Ländern seine Zusage gegeben, für eine rechtssichere Einführung der Bezahlkarte zu sorgen. <text:s/>Der Kanzler steht im Wort, und diese Koalition bricht sein Wort – Woche für Woche, Monat für Monat. <text:s/>Sie setzen sein Versprechen nicht um, sondern Sie blockieren die Umsetzung. Das ist das Gegenteil von Verlässlichkeit und Vertrauen, und das zeigt zum anderen auch: Der Kanzler hat seine Koalition an dieser Stelle nicht im Griff. <text:s/>Politik muss immer zeigen, dass sie handlungswillig und handlungsfähig ist. Diese Handlungsunfähigkeit der Ampel kann sich unser Land nicht länger leisten. Wir wollen, dass die Zusage, die der Bundeskanzler den Ländern gegeben hat, umgesetzt wird: nicht irgendwann, sondern hier und jetzt, nicht irgendwie, sondern so, wie es mit den Ländern vereinbart ist. <text:s/>Wir geben Ihnen dazu heute die Möglichkeit mit der Vorlage unseres Gesetzentwurfes. Stimmen Sie einfach diesem Gesetzentwurf zu. <text:s/>Sorgen Sie für Verlässlichkeit! <text:s/>Sorgen Sie für dafür, dass Zusagen in diesem Land noch etwas gelten und dass Kommunen durch die rechtssichere Einführung einer Bezahlkarte wirksam entlastet werden, <text:s/>damit illegale Migration wirksam begrenzt wird. <text:s/>Dazu leistet die Bezahlkarte einen wesentlichen Beitrag. <text:s/>Sorgen Sie dafür, dass die Blockadehaltung der Grünen endlich aufgegeben wird! <text:s/>Als Nächste hat das Wort für die SPD-Fraktion Rasha Nasr.</text:p>
          </table:table-cell>
          <table:table-cell table:style-name="ce2" office:value-type="string" calcext:value-type="string">
            <text:p>In der Migrationspolitik sind es immer dieselben: die Grünen. | Sie, die Grünen, torpedieren alles, was einen maßgeblichen Beitrag zur Bekämpfung der irregulären Migration leistet. | Seit Monaten blockieren die Grünen die rechtssichere Einführung der Bezahlkarte für Asylleistungen. | Sie verschleppen, verzögern, verschieben alles, <text:s/>was mit effektiver Ordnung, Steuerung und Begrenzung von irregulärer Migration zu tun hat: schnelle Rückführungen, die Ausweitung von sicheren Herkunftsstaaten, Asylverfahren in Drittstaaten. | Sorgen Sie für dafür, dass Zusagen in diesem Land noch etwas gelten und dass Kommunen durch die rechtssichere Einführung einer Bezahlkarte wirksam entlastet werden, <text:s/>damit illegale Migration wirksam begrenzt wir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8900408148765564</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2100</text:p>
          </table:table-cell>
          <table:table-cell table:style-name="ce2" office:value-type="string" calcext:value-type="string">
            <text:p>Dr. Gottfried Curio (AfD)</text:p>
          </table:table-cell>
          <table:table-cell table:style-name="ce2" office:value-type="string" calcext:value-type="string">
            <text:p>Sehr geehrte Präsidentin! Meine Damen und Herren! Nachdem ein seit zehn Jahren abgelehnter Asylbewerber einen Islamkritiker ermorden wollte und dabei einen eingreifenden Polizisten tötete, überschlagen sich die Verantwortlichen im Werfen von Nebelkerzen. Die längste Zeit wurde der Afghane durch die Parteien der Merkel-GroKo nicht außer Landes gebracht. Schuld an seinem widerrechtlichen Verweilen waren Union und SPD, dann auch Grüne und FDP. <text:s/>Der Kanzler, der seit seiner großspurigen Ankündigung von Abschiebungen im großen Stil, die nie kamen, im Nebelkerzenweitwurf besonders geübt ist, hat schnell noch vor der EU-Wahl wieder so ein Täuschungsmanöver auf den Weg gebracht: Schwerste Straftäter und Gefährder sollten nach Afghanistan abgeschoben werden. Natürlich nur warme Luft, mit dem grünen Koalitionspartner nicht abgesprochen, die keinen illegalen Migranten wieder hergeben wollen! <text:s/>Fazit: Schweden und die Türkei machen die Abschiebungen, die Ampel will sie nicht. Und nicht nur, dass das beim Ersttäter von Mannheim ja gar nichts gebracht hätte – nein, die Inkonsequenz war schon einprogrammiert. Denn wenn man also Personen nach Afghanistan abschieben kann, dann kann und muss man das natürlich mit allen abgelehnten Asylbewerbern von dort tun. Dies auszusprechen, war aber selbst dem Blendgranatensprengmeister Scholz zu kühn. Wahrscheinlich wird es für die Woche vor der Bundestagswahl aufgespart, meine Damen und Herren. <text:s/>Wenn man schon täuschen will, muss das also geschickter intoniert werden, was uns zur Union bringt. Die sagt im Antrag selbst, dass sie zuletzt Anträge ebenfalls nur auf Rückführung Straffälliger nach Afghanistan gestellt habe. Allein, was soll man machen? Es stehen schon wieder Wahlen an. Deshalb fällt ihr jetzt plötzlich auf, nach unendlich vielen Morden, Vergewaltigungen und Messerattacken: Da müsste man ja vielleicht mal was Wirkliches fordern. – Und da die AfD trotz einer ganzen Kette von staatlicher Lügenpropaganda wächst und wächst und wächst, <text:s/>was sagt sich da die Union? Ganz klar: Wir müssen noch mehr von der AfD abschreiben. <text:s/>Meine Damen und Herren, urplötzlich merkt die Union: Auch Abgelehnte aus Syrien müssen doch abgeschoben werden. – Das ist weder mit Rot noch mit Grün zu machen, nur mit der AfD. <text:s/>Urplötzlich merkt sie: Grenzkontrollen, die den Namen verdienen – sprich: inklusive Zurückweisungen –, wären vielleicht doch eine gute Sache. Urplötzlich merkt sie: Das Staatsbürgerschaftsrecht darf nicht weiter verwässert werden. – Das ist alles weder mit Rot noch mit Grün zu machen, nur mit der AfD. <text:s/>Deshalb ist das Fazit beim Thema Abschiebungen völlig klar: Die SPD will blenden, die Grünen wollen es ganz verhindern, nur die AfD will es auch wirklich durchsetzen. Was also will wohl eine Union, die explizit nicht mit den Befürwortern einer Durchsetzung koalieren will, sondern lieber mit den Parteien der Blender und Verhinderer? Will diese Union durchsetzen oder blenden und verhindern? Ich denke, die Antwort ist klar, und das wissen auch die Bürger. Nur das Original steht für wirklich durchgesetzte Abschiebungen. Nur mit der AfD wird die Sicherheitslage für unsere Bürger wieder erträglich. Nur mit der AfD kommt endlich die so dringend notwendige Migrationswende. <text:s/>Als Nächste hat das Wort für die Fraktion Bündnis 90/Die Grünen Dr. Irene Mihalic.</text:p>
          </table:table-cell>
          <table:table-cell table:style-name="ce2" office:value-type="string" calcext:value-type="string">
            <text:p>Nur mit der AfD kommt endlich die so dringend notwendige Migrationswende. | Denn wenn man also Personen nach Afghanistan abschieben kann, dann kann und muss man das natürlich mit allen abgelehnten Asylbewerbern von dort tun. | Nachdem ein seit zehn Jahren abgelehnter Asylbewerber einen Islamkritiker ermorden wollte und dabei einen eingreifenden Polizisten tötete, überschlagen sich die Verantwortlichen im Werfen von Nebelker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477529525756836</text:p>
          </table:table-cell>
          <table:table-cell table:number-columns-repeated="1014"/>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7700</text:p>
          </table:table-cell>
          <table:table-cell table:style-name="ce2" office:value-type="string" calcext:value-type="string">
            <text:p>Martin Hess (AfD)</text:p>
          </table:table-cell>
          <table:table-cell table:style-name="ce2" office:value-type="string" calcext:value-type="string">
            <text:p>Frau Präsidentin! Meine Damen und Herren! Das, was hier von links-grün-roten Realitätsverweigerern und von der FDP zum Besten gegeben wird, ist schlichte ideologische Verblendung und hat mit der tatsächlichen Lage in unserem Land nicht das Geringste zu tun. <text:s/>Wenn sich jetzt die CDU/CSU, Herr Amthor, allen Ernstes über die Migrationspolitik der Ampelkoalition beschwert, dann machen Sie jeden Satiriker in diesem Land arbeitslos. <text:s/>Sie haben doch mit Ihrer Grenzöffnung 2015 erst die Grundlage für dieses Desaster, das wir heute haben, geschaffen. <text:s/>Aber ich sage Ihnen was: Die CDU hat mittlerweile die Glaubwürdigkeit eines notorischen Lügners. – Das merken immer mehr Menschen, und das ist auch gut so. <text:s/>Es bleibt dabei, meine sehr verehrten Damen und Herren: Die einzige Fraktion, die die Auswirkungen Ihrer desaströsen Migrationspolitik auf die innere Sicherheit in diesem Hause glaubwürdig und schonungslos offenlegt und damit endlich Wahrheit und Klarheit in die Migrationsdebatte bringt, ist und bleibt die AfD-Fraktion. <text:s/>Und weil diese Fakten eben nicht zu Ihrer Ideologie passen, diffamieren und beleidigen Sie auch heute wieder ständig und in unverschämter und widerwärtiger Weise die AfD-Bundestagsfraktion und ihre Wähler. <text:s/>Aber Sie wissen natürlich, dass Ihre wahrheitswidrigen Behauptungen keinerlei substanzielle Grundlage haben, und deshalb will ich das auch noch mal für alle Bürger in diesem Land und für die Zuhörer hier im Saal klarstellen: <text:s/>Erstens. Wenn die AfD-Bundestagsfraktion ein hohes Maß an Sicherheitsverlust in unserem Land durch die verheerende Migrationspolitik beklagt, dann ist das schlicht und ergreifend eine Tatsache. Das weiß mittlerweile jeder Bürger. Denn die stark gestiegene Zahl an Gewalt- und Sexualdelikten, die hohe islamistische Terrorgefahr – gerade heute wurde wieder eine islamistische Terrorgruppe ausgehoben –, die Massenschlägereien in unseren Freibädern, auf unseren Straßen, die explodierende Clan- und Messerkriminalität: Das alles lässt sich nicht mehr als Einzelfälle kleinreden. <text:s/>Indem wir die Wahrheit aussprechen, behaupten wir selbstverständlich nicht, dass alle Armutsmigranten kriminell sind. <text:s/>Aber wir sind die einzige politische Kraft in diesem Land, die in der gebotenen Klarheit darstellt, dass ein erheblicher Teil dieser Armutsmigranten <text:s/>selbstverständlich massiv eine Gefahr und eine konkrete Störung für die innere Sicherheit darstellt und deshalb zum Schutz unserer Bürger sofort eine Wende in der Migrationspolitik eingeleitet werden muss. <text:s/>Zweitens. Die von den anderen Fraktionen hier in diesem Haus in stetiger Regelmäßigkeit vorgebrachte wahrheitswidrige Behauptung, wir seien fremdenfeindlich, ist eine üble Verleumdung, die falscher nicht sein könnte. <text:s/>Ich habe es hier mehrfach gesagt, und ich wiederhole heute noch mal den Standpunkt der AfD-Bundestagsfraktion: Wer legal in dieses Land kommt – die Betonung liegt auf „legal“ –, wer die Chancen unseres schönen Landes erkennt, wer die Ärmel hochkrempelt, mit eigener Hände Arbeit sich eine Existenz aufbaut, <text:s/>wer sich selbst und seine Familie zu wertvollen Mitgliedern unserer Gesellschaft macht, wer mit uns leben will, weil er unsere Grund- und Werteordnung teilt, der ist in diesem Land immer herzlich willkommen. Und dieser Standpunkt ist klar und unerschütterlich. <text:s/>Aber was wir niemals akzeptieren werden, ist, dass in großer Zahl Armutsmigranten in unser Land strömen, von denen sehr viele aufgrund ihrer Sozialisation unsere Grund- und Werteordnung ablehnen <text:s/>und lieber in Parallelgesellschaften leben wollen, von denen einige islamistischen Terror und massive Gewalttaten in unser Land bringen und die meisten allein aus monetären Gründen in unser Land kommen, um Sozialleistungen zu beziehen, <text:s/>dort dann auch noch ein Rundum-sorglos-Paket erhalten, während die eigenen Bürger – die Rentner, die Familien, die Kinder – sich durch die Politik dieser Wohlstandsvernichtungskoalition nicht mal mehr die einfachen Bedarfe des täglichen Lebens leisten können und immer weiter in die Armut abrutschen. <text:s/>Das verletzt vitale Sicherheitsinteressen unserer Bevölkerung, ist zutiefst ungerecht und damit eine Benachteiligung aller rechtschaffenen Bürger in unserem Land. Wir lassen es nicht länger zu, dass Deutsche in ihrem eigenen Land zu Bürgern zweiter Klasse degradiert werden. <text:s/>Die Bürger in unserem Land erkennen immer deutlicher, dass diese unsägliche Migrationspolitik massive Nachteile in Bezug auf die Sicherheit, den Wohnungsmarkt, die sozialen Sicherungssysteme und den Zusammenhalt unserer Gesellschaft mit sich bringt, <text:s/>und sie wollen für das klare Benennen dieser für jeden erkennbaren Schieflage nicht in die rechtsextreme Ecke gestellt werden, sondern fordern zu Recht endlich aufrechte, geradlinige Politiker, die diese unhaltbaren Zustände deutlich benennen und nachhaltige Lösungen anbieten. Und da Sie das alle nicht können, steigen die Zustimmungswerte der AfD jeden Tag mehr. <text:s/>Ich kann den Bürgern versprechen: Wir stehen an eurer Seite. Freiheit, Sicherheit, Gerechtigkeit und Wohlstand gibt es nur mit der AfD-Bundestagsfraktion. <text:s/>Das Wort hat die Kollegin Dunja Kreiser für die SPD-Fraktion.</text:p>
          </table:table-cell>
          <table:table-cell table:style-name="ce2" office:value-type="string" calcext:value-type="string">
            <text:p>Wenn die AfD-Bundestagsfraktion ein hohes Maß an Sicherheitsverlust in unserem Land durch die verheerende Migrationspolitik beklagt, dann ist das schlicht und ergreifend eine Tatsache. | Die Bürger in unserem Land erkennen immer deutlicher, dass diese unsägliche Migrationspolitik massive Nachteile in Bezug auf die Sicherheit, den Wohnungsmarkt, die sozialen Sicherungssysteme und den Zusammenhalt unserer Gesellschaft mit sich bringt, <text:s/>und sie wollen für das klare Benennen dieser für jeden erkennbaren Schieflage nicht in die rechtsextreme Ecke gestellt werden, sondern fordern zu Recht endlich aufrechte, geradlinige Politiker, die diese unhaltbaren Zustände deutlich benennen und nachhaltige Lösungen anbieten. | Aber wir sind die einzige politische Kraft in diesem Land, die in der gebotenen Klarheit darstellt, dass ein erheblicher Teil dieser Armutsmigranten <text:s/>selbstverständlich massiv eine Gefahr und eine konkrete Störung für die innere Sicherheit darstellt und deshalb zum Schutz unserer Bürger sofort eine Wende in der Migrationspolitik eingeleitet werden muss. | Es bleibt dabei, meine sehr verehrten Damen und Herren: Die einzige Fraktion, die die Auswirkungen Ihrer desaströsen Migrationspolitik auf die innere Sicherheit in diesem Hause glaubwürdig und schonungslos offenlegt und damit endlich Wahrheit und Klarheit in die Migrationsdebatte bringt, ist und bleibt die AfD-Fraktion. | Wenn sich jetzt die CDU/CSU, Herr Amthor, allen Ernstes über die Migrationspolitik der Ampelkoalition beschwert, dann machen Sie jeden Satiriker in diesem Land arbeitslo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047098994255066</text:p>
          </table:table-cell>
          <table:table-cell table:number-columns-repeated="1014"/>
        </table:table-row>
        <table:table-row table:style-name="ro1">
          <table:table-cell table:style-name="ce2" office:value-type="string" calcext:value-type="string">
            <text:p>37</text:p>
          </table:table-cell>
          <table:table-cell table:style-name="ce2" office:value-type="string" calcext:value-type="string">
            <text:p>19.05.2022</text:p>
          </table:table-cell>
          <table:table-cell table:style-name="ce2" office:value-type="string" calcext:value-type="string">
            <text:p>ID203713500</text:p>
          </table:table-cell>
          <table:table-cell table:style-name="ce2" office:value-type="string" calcext:value-type="string">
            <text:p>Norbert Kleinwächter (AfD)</text:p>
          </table:table-cell>
          <table:table-cell table:style-name="ce2" office:value-type="string" calcext:value-type="string">
            <text:p>Werte Frau Präsidentin! Sehr geehrte Kolleginnen und Kollegen! Liebe Volksvertreter! Was bedeutet eigentlich Demokratie? Demokratie bedeutet Volksherrschaft, bedeutet, dass das Volk was zu entscheiden hat und über die Zukunft des Landes weiter mitentscheidet. <text:s/>In Bezug auf die Demokratie gab es in den letzten zehn Tagen wahrlich Bemerkenswertes: Am 15. Mai stimmten die Schweizer in einem Referendum – in einer direkten Volksabstimmung mit Ja, Nein – über eine weitere Frontex-Beteiligung ab, übrigens positiv, aber alle waren sie informiert. <text:s/>Die Zeitungen berichteten. Plakate hingen überall. Die Leute gingen zu den Urnen, und sie entschieden mit. <text:s/>Sechs Tage zuvor, am Europatag, verspürte Emmanuel Macron den nie dagewesenen Atem der Demokratie, und zwar bei der Schlusstagung der Konferenz zur Zukunft Europas, jener Veranstaltung, die gleich am selben Tag eine Reaktion von 13 Mitgliedstaaten hervorrief, die in einer Erklärung in einem Non-Paper sagten: Die Schlussfolgerungen der Konferenz sind zwar ganz nett. Aber bitte: Wir wollen keine Vertragsänderungen, und wir wollen auch keine EU-Verfassung. – Das ist nämlich das eigentliche Ziel dieser Konferenz zur Zukunft Europas. <text:s/>Man kann diese Reaktion durchaus verstehen; denn die Schlussfolgerungen haben es absolut in sich. Da geht es darum, das Einstimmigkeitsprinzip abzuschaffen. Das bedeutet: Wenn ein Land gegen etwas ist, wenn ein Land sagt: „Wir möchten das nicht auf europäischer Ebene haben“, dann hat das genau null Wirkung nach diesen neuen Vorstellungen. <text:s/>Auch die Demokratie selbst soll kahlgeschlagen werden. Die Menschen sollen gar nicht mehr direkt Abgeordnete wählen, die sie kennen, sondern in transnationalen Listen sollen in quotierten Systemen nach Länderkategorien und Geschlechterquotierungen irgendwelche Leute einsortiert werden, und dann werden den Menschen diese Einheitslisten präsentiert. Die sollen dann eine Wahl treffen, die keine Wahl mehr ist. Das ist eine Verhöhnung der Demokratie. <text:s/>Diese dann nicht mehr ordentlich gewählten Abgeordneten sollen mit viel mehr Kompetenzen entscheiden; denn Brüssel will viel mehr Kompetenzen haben: Sozialpolitik, Bildungspolitik, Verteidigungspolitik, sie wollen gemeinsame Schulden aufnehmen, sie wollen gemeinsam Steuern verhängen und das alles in einer EU-Verfassung verankern – einer EU-Verfassung, die diese Koalition – und das muss man an dieser Stelle noch mal betonen – eindeutig für gut heißt. Sie haben in Ihrem Koalitionsvertrag stehen, Sie wollen einen föderalen europäischen Bundesstaat. Das bedeutet im Umkehrschluss: Sie wollen keine demokratischen Entscheidungen mehr auf nationaler Ebene. Sie wollen nicht, dass die Bürger in diesem Land noch etwas zu sagen haben, wie es die Schweizer zum Beispiel in ihrem Land zu sagen haben. <text:s/>Ein solches Projekt gab es hier schon mal. Das gab es 2005, und es ist damals – zum Beispiel in Frankreich – krachend gescheitert an, ja, just der direkten Demokratie. <text:s/>Deswegen gibt es auch das Konstrukt der Konferenz zur Zukunft Europas. Ursula von der Leyen hat in ihrer Agenda bereits damals ausgeführt, dass es eine Konferenz sein sollte, in der die – Zitat – eindeutigen Ziele, „die vorab von Parlament, Rat und Kommission vereinbart wurden“, umgesetzt werden sollten. Eindeutige Ziele, die vorab vereinbart worden sind, werden von der Konferenz abgestimmt, die aus – wen wundert es? – nicht ganz repräsentativen Teilnehmern besteht. Es wurden 800 Teilnehmer für die Bürgerforen ausgewählt von einer Institution, die „Kantar“ heißt, und die hat angeblich zufällig Mobilfunknummern angerufen. <text:s/>Daraus entstanden dann die Teilnehmer, die übrigens ein Emmanuel Macron als „Vertreter“ bezeichnet hat; aber sie vertreten ja niemanden, außer vielleicht ihre eigene Meinung. <text:s/>Diese Leute traten dann in Bürgerforen zusammen, wurden sofort in Ausschüsse eingeteilt, wurden vom Altiero-Spinelli-Institut für Föderalismusstudien dazu gebrieft, was denn so wünschenswert wäre, hatten schöne Thesenpapiere vor sich auf dem Tisch liegen und wurden dann direkt nach dem Briefing zu den Thesen befragt. <text:s/>– Das haben Teilnehmer in Ausschüssen berichtet, zum Beispiel in unserem EU-Ausschuss, wie Sie sich erinnern, Herr Kollege, <text:s/>und sie haben es in anderen Ausschüssen berichtet, zum Beispiel im EP oder in den Landtagen. <text:s/>Diese Meinungen gibt es mehrfach, werter Herr Kollege. – Die hatten dann diese Thesenpapiere und sollten daraus plötzlich unter deutlichem Einwirken auch ihrer Ausschussvorsitzenden auswählen. Daraus wurden dann Schlussfolgerungen gezogen. <text:s/>Es gab natürlich auch dieses Onlineforum, wo angeblich Millionen Bürger sich beteiligen konnten. 53 000 registrierte Teilnehmer waren es letztendlich. Im Migrationsbereich waren mit die häufigsten Forderungen – an zweiter Stelle beispielsweise –, dass man endlich mal keine neuen Migranten ins Land lassen sollte, und an vierter Stelle, dass man straffällig gewordene Asylbewerber endlich abschieben sollte. Aber keine dieser Forderungen fand sich in den Abschlussschlussfolgerungen. Klar, sie hätten ja nicht gepasst. <text:s/>Meine Damen und Herren, diese Konferenz zur Zukunft Europas hat einen wahrlich schlechten Atem; denn sie ist eine Perversion dessen, was Demokratie bedeutet. <text:s/>Sie ist eine Perversion dessen, was direkte oder repräsentative Demokratie sein sollte. Deswegen haben wir vier Forderungen: <text:s/>Erstens. Die Regierung sollte diese Forderungen ganz klar ablehnen und auch die Schlussfolgerungen. <text:s/>Zweitens. Wir müssen diese Finanzierung, die Kosten, offenlegen, die in Verbindung damit entstanden sind. <text:s/>Herr Kollege. <text:s/>Drittens. Auch die Liste der Teilnehmer gehört offengelegt; denn ganz viele von denen waren rein zufällig Mitglieder entsprechender NGOs. <text:s/>Haben Sie herzlichen Dank. <text:s/>Der Kollege Axel Schäfer spricht jetzt für die SPD-Fraktion.</text:p>
          </table:table-cell>
          <table:table-cell table:style-name="ce2" office:value-type="string" calcext:value-type="string">
            <text:p>Im Migrationsbereich waren mit die häufigsten Forderungen – an zweiter Stelle beispielsweise –, dass man endlich mal keine neuen Migranten ins Land lassen sollte, und an vierter Stelle, dass man straffällig gewordene Asylbewerber endlich abschieben soll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61665964126587</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4200</text:p>
          </table:table-cell>
          <table:table-cell table:style-name="ce2" office:value-type="string" calcext:value-type="string">
            <text:p>Frank Schwabe (SPD)</text:p>
          </table:table-cell>
          <table:table-cell table:style-name="ce2" office:value-type="string" calcext:value-type="string">
            <text:p>Frau Präsidentin! Verehrte Damen und Herren! Wir haben in dieser Debatte viel über die weltweiten Herausforderungen gesprochen. Und natürlich ist es so – das kann man nicht oft genug sagen –, dass wir, jedenfalls wir hier in Europa, weiterhin sehr stark unter dem Eindruck des verbrecherischen russischen Angriffskriegs gegen die Ukraine stehen. Deswegen kann man nicht oft genug sagen: Es ist unsere zentrale Aufgabe, alles zu tun, damit die Ukraine als eigenständiger, souveräner Staat in seinen eigenen Grenzen bestehen kann. Es ist wichtig, alles zu tun, damit die Ukraine ökonomisch und sozial wieder aufgebaut werden kann. Wir müssen alles tun, damit am Ende die Verbrecher zur Rechenschaft gezogen werden, wenn nötig, mit internationalen Sondertribunalen. <text:s/>Das wird auch im Haushalt deutlich, im Entwicklungsbereich, im Verteidigungsetat, der gleich diskutiert wird, aber eben auch im Bereich der humanitären Hilfe. Alles fokussiert sich und konzentriert sich auf die Ukrainepolitik. <text:s/>Da ich gerade die humanitäre Hilfe angesprochen habe, möchte ich nicht darum herumreden – die Außenministerin hat es auch nicht getan –: Natürlich ist die Reduzierung der Mittel für die humanitäre Hilfe in diesem Haushalt, im Ansatz jedenfalls, um etwa ein Drittel schmerzlich. Das ist so, und es ist international schwierig, das zu erklären. Wir sehen ja – im Gegensatz zu manchen anderen Behauptungen –, welche geschätzten Partner wir in der internationalen Politik sind und dass im Grunde genommen alle internationalen Organisationen zu uns kommen und uns bitten, unser Engagement aufrechtzuerhalten. <text:s/>Bei der humanitären Hilfe geht es um die verletzlichsten Menschen auf der Welt, die täglich um ihr Überleben ringen: im Südsudan, im Sudan, in Myanmar, im Jemen, in Syrien, in Afghanistan – um nur ein paar Beispiele zu nennen. Das ist am Ende schlichtweg die Prävention von weiteren Krisen, die Prävention von Kriegen und übrigens auch die Prävention von irregulärer Migration. Wir reden über ungefähr 300 Millionen Menschen auf der Welt, die täglich um ihr Überleben kämpfen müssen – in etwa so viele Menschen leben in den Vereinigten Staaten von Amerika –, und wir reden über humanitäre Bedarfe in Höhe von 50 Milliarden US-Dollar. Diese Summe ist im letzten Jahr nur zur Hälfte gedeckt worden – in etwa, vielleicht ein bisschen mehr –, obwohl das weniger als der Verteidigungsetat der Bundesrepublik Deutschland ist. Ich sage das immer wieder in diesen Debatten, um deutlich zu machen, wie wenig es international bedürfte, um diesen leidenden Menschen zumindest ein bisschen zu helfen. Deswegen ist die Kürzung, die vorgeschlagen ist, bitter; das ist so. <text:s/>Gleichzeitig will ich aber auch deutlich machen, dass sich Deutschland in den letzten Jahren zu einer wahrhaftigen Weltmacht im Bereich der humanitären Hilfe entwickelt hat. <text:s/>Es ist eine politische Leistung, auch von vielen hier im Deutschen Bundestag, dass wir das hinbekommen haben. Wir sind weltweit auf Platz zwei der internationalen Gebernationen nach den USA, und wir bleiben das auch mit diesem neuen Haushalt. Wir liegen in der Tat immer noch – das ist vielfach gesagt worden – über dem Niveau aus Vor-Corona-Zeiten. Wir haben das Haushaltsvolumen in dem Bereich gegenüber dem Jahr 2012 mehr als verfünffacht. Auch das muss gesagt werden. <text:s/>Es bleibt aber eine zentrale Aufgabe deutscher Außenpolitik, alles zu tun, damit diese internationalen Gelder organisiert werden können. Klar ist – das gilt auch für zukünftige Haushalte –, dass das schwieriger wäre, wenn der Etat für humanitäre Hilfe als Steinbruch betrachtet würde. Deswegen will ich daran erinnern – darauf ist auch die Außenministerin hier eingegangen –, dass es, so höre ich, die Zusage des Finanzministers gibt, dass, sobald humanitäre Krisen auftreten, die wir im Moment noch nicht absehen können, zusätzliches Geld bereitgestellt wird. <text:s/>Die deutsche Außenpolitik verpflichtet sich, internationale Organisationen zu stärken. Die Außenministerin hat es gesagt: Wir stärken internationale Organisationen wie die OSZE und den Europarat. Ich will es noch mal ausdrücklich sagen: Deutschland ist die führende Kraft im Europarat, die dafür sorgt, dass der Europarat sich als wichtigste europäische Institution weltweit vorbildlich für Menschenrechte, für Demokratie und für Rechtsstaatlichkeit einsetzen kann. <text:s/>Herr Kollege. <text:s/>Da sind wir führend und ein mahnendes Beispiel für andere. <text:s/>Ich wäre hier jetzt auch mahnend unterwegs. <text:s/>Den Europarat finanziell entsprechend auszustatten, ist ein gutes Beispiel und ein Pluspunkt in diesem Haushalt. – Vielen Dank, Frau Präsidentin. <text:s/>Der Kollege Carsten Körber hat das Wort für die CDU/CSU-Fraktion.</text:p>
          </table:table-cell>
          <table:table-cell table:style-name="ce2" office:value-type="string" calcext:value-type="string">
            <text:p>Das ist am Ende schlichtweg die Prävention von weiteren Krisen, die Prävention von Kriegen und übrigens auch die Prävention von irregulärer Migratio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559507846832275</text:p>
          </table:table-cell>
          <table:table-cell table:number-columns-repeated="1014"/>
        </table:table-row>
        <table:table-row table:style-name="ro1">
          <table:table-cell table:style-name="ce2" office:value-type="string" calcext:value-type="string">
            <text:p>50</text:p>
          </table:table-cell>
          <table:table-cell table:style-name="ce2" office:value-type="string" calcext:value-type="string">
            <text:p>07.09.2022</text:p>
          </table:table-cell>
          <table:table-cell table:style-name="ce2" office:value-type="string" calcext:value-type="string">
            <text:p>ID205006900</text:p>
          </table:table-cell>
          <table:table-cell table:style-name="ce2" office:value-type="string" calcext:value-type="string">
            <text:p>Dr. Michael Espendiller (AfD)</text:p>
          </table:table-cell>
          <table:table-cell table:style-name="ce2" office:value-type="string" calcext:value-type="string">
            <text:p>Sehr geehrte Frau Präsidentin! Sehr geehrte Kollegen! Liebe Zuschauer im Saal und bei Youtube! <text:s/>Der Etat des Bundesministeriums für wirtschaftliche Zusammenarbeit und Entwicklung soll 2023 Ausgaben in Höhe von 11,1 Milliarden Euro umfassen. Dazu kommen noch Verstärkungsmittel, die im Einzelplan 60 für das BMZ reserviert sind, sodass das Ministerium im Jahr 2023 Ausgaben bis zu 16,1 Milliarden Euro tätigen kann. Das sind 16 Milliarden Euro für die internationale Entwicklungshilfe, die 2023 nicht in Deutschland zur Verfügung stehen werden. <text:s/>Wie Sie alle wahrscheinlich mitbekommen haben, sind das alles Ausgaben, die aufgrund der derzeitig dramatisch steigenden finanziellen Belastungen unserer eigenen Bevölkerung verstärkt Anlass zu Kritik geben. Man hört das gerade an jeder Ecke: Die Menschen sagen, dass es falsch ist, so viel Geld ins Ausland zu überweisen, während es bei uns Rentner gibt, die trotz der Tatsache, dass sie ein Leben lang gearbeitet haben, von ihrer Rente nicht leben können. <text:s/>Diese Menschen haben recht. Jedes Land hat die Verpflichtung, sich zuallererst um seine eigene Bevölkerung zu kümmern. <text:s/>Ein Staat hat allerdings nicht nur die Aufgabe, die Grundbedürfnisse seiner Bevölkerung sicherzustellen, sondern muss auch Sicherheit gewährleisten und Maßnahmen ergreifen, die das unterstützen. Eine gute Entwicklungshilfepolitik kann einen Beitrag leisten, um Krisenregionen in der Welt zu stabilisieren, Krisenregionen, die aufgrund ihrer schlechten Lebensbedingungen oft zum Nährboden für Extremismus und Terrorismus werden und von denen dann terroristische Gefahren und Migrationsströme ausgehen, die unser Land vor ernste Sicherheitsprobleme stellen. <text:s/>Aber es muss eben eine gute Entwicklungshilfepolitik sein, eine Politik, die deutschen Interessen nutzt und dabei internationale Partner weder überhöht noch wie unmündige Kinder behandelt, sondern mit Respekt und auf Augenhöhe. <text:s/>Doch diese Entwicklungshilfepolitik zeichnet sich dadurch gerade nicht aus; das stellt man fest, wenn man sich abseits des Einzelplans 23 einmal ein bisschen einliest. Das habe ich diesen Sommer gemacht und dabei ein unglaublich erhellendes Buch gefunden, das ich hier gerne allen empfehlen würde. Es heißt „Against White Feminism“ und stammt von der Anwältin und Aktivistin Rafia Zakaria. Kleine Vorwarnung: In der deutschen Übersetzung wird leider gegendert. Aber es lohnt sich trotzdem; weil Frau Zakaria dem gesamten System der westlichen Entwicklungshilfe samt wertegeleiteter Außenpolitik einmal komplett die Hosen runterzieht. Kostprobe – sie schreibt: <text:s/>Anstatt die Empfänger … von Hilfsprogrammen zu „empowern“ <text:s/>– also tatsächlich zu befähigen –, <text:s/>neigt die Entwicklungshilfe dazu, ihre Schützlinge als hilflose, rückständige, voraufklärerische Versionen weißer westlicher Frauen zu betrachten, deren soziale und kulturelle Unterschiede gegenüber dem Westen Probleme sind, die es zu lösen gilt. <text:s/>Sie führt weiter aus, dass die Entwicklungshilfe auf der Grundlage der Fehlanalyse handelt, dass die Empfänger der jeweiligen Maßnahmen unwissend und unpolitisch seien und keine eigenen Ideen oder Überzeugungen in Bezug auf ihr eigenes Wohlergehen hätten. Damit legt Frau Zakaria den allen Entwicklungshilfemaßnahmen inhärenten Werteimperialismus des Globalen Nordens gegenüber dem Globalen Süden offen. <text:s/>Wenn man das so liest, dann versteht man auch, wie es dazu kommen konnte, dass in der internationalen Politik derzeit ein antiwestlicher Block entsteht, wie „Die Welt“ das bereits im Juni treffend beschrieben hat. Auch der EU-Außenbeauftragte Josep Borrell hat das nach seinem Besuch des G-20-Außenministertreffens in Bali feststellen müssen. Wir geraten also derzeit in eine Situation, in der der Globale Süden eine neue selbstbewusste Stimme findet und Deutschland in Gefahr gerät, sich international zu isolieren – wenn wir einfach so weitermachen wie bisher. <text:s/>Was machen wir also jetzt? Der erste Schritt muss sein, dass wir die Grundlagen unserer Entwicklungshilfepolitik und die einzelnen Programme endlich kritisch prüfen, nicht nur auf Einsparpotenziale, sondern auch darauf, ob sie ihren beabsichtigten Sinn und Zweck erfüllen. Ich habe die Bundesregierung bei der letzten Beratung dafür kritisiert, dass wir keinen Überblick darüber haben, was in welchem Land mit dem deutschen Steuergeld eigentlich so alles passiert. Und, siehe da, AfD wirkt: <text:s/>Das versprochene Transparenzportal, in dem man genau zu dieser Frage ein paar Antworten findet, steht. <text:s/>Das kann sich auch jeder mal anschauen. <text:s/>Geben Sie einfach bei Google ein „BMZ Transparenzportal“, <text:s/>und Sie finden eine schöne Excel-Liste. Die hat jetzt den Stand vom 23. August 2022 und umfasst sportliche 27 749 Einträge; sie reicht aber teilweise auch zurück bis ins Jahr 1995. Es wäre wünschenswert, wenn diese Liste einmal im Quartal aktualisiert werden würde; denn damit ist tatsächlich ein großer Schritt in Sachen Transparenz getan. <text:s/>Kleiner Seitenhieb gegen die Union: Warum Gerd Müller das in acht Jahren Regierungstätigkeit nicht hingekriegt hat, kann ich, ehrlich gesagt, nicht nachvollziehen. Dass die Ampel Ihnen hier jetzt den Schneid abkauft, ist schon ein bisschen unschön. <text:s/>Mit diesem Blickwinkel freuen wir uns auf die Beratungen und kündigen jetzt schon einmal an, dass wir – wie auch beim letzten Mal – Änderungsanträge einbringen werden. <text:s/>Vielen Dank für Ihre Aufmerksamkeit. <text:s/>Die Kollegin Claudia Raffelhüschen hat jetzt das Wort für die FDP-Fraktion.</text:p>
          </table:table-cell>
          <table:table-cell table:style-name="ce2" office:value-type="string" calcext:value-type="string">
            <text:p>Eine gute Entwicklungshilfepolitik kann einen Beitrag leisten, um Krisenregionen in der Welt zu stabilisieren, Krisenregionen, die aufgrund ihrer schlechten Lebensbedingungen oft zum Nährboden für Extremismus und Terrorismus werden und von denen dann terroristische Gefahren und Migrationsströme ausgehen, die unser Land vor ernste Sicherheitsprobleme stel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55331182479858</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11400</text:p>
          </table:table-cell>
          <table:table-cell table:style-name="ce2" office:value-type="string" calcext:value-type="string">
            <text:p>Felix Döring (SPD)</text:p>
          </table:table-cell>
          <table:table-cell table:style-name="ce2" office:value-type="string" calcext:value-type="string">
            <text:p>Sehr geehrte Frau Präsidentin! Liebe Kolleginnen und Kollegen! Meine Damen und Herren! Weil es mich schon auch nervt – das muss ich so klar sagen –, dass insbesondere die Union unsere demokratische Zivilgesellschaft ständig unter Generalverdacht stellt und eine Extremismusklausel fordert: Wie wäre es mit einer Extremismusklausel für Unionskandidaten für den Deutschen Bundestag? Vielleicht wäre uns dann die Kandidatur von Hans-Georg Maaßen erspart geblieben. <text:s/>Meine Damen und Herren, unsere Demokratie ist wehrhaft. Das bedeutet, dass sie auch mit repressiven Instrumenten gegen all jene vorgehen kann und muss, die unsere freiheitlich-demokratische Grundordnung angreifen. <text:s/>Was die freiheitlich-demokratische Grundordnung ist, das hat das Bundesverfassungsgericht erst 2017 definiert. Die zentralen Elemente sind die Würde des Menschen, Rechtsstaatlichkeit und das Demokratieprinzip. <text:s/>Anders als manche vermuten, steht beispielsweise das politische Ziel, den Kapitalismus zu überwinden, nicht im Widerspruch zur freiheitlich-demokratischen Grundordnung. Auch das soll an dieser Stelle gesagt sein. <text:s/>Mit dem Demokratiefördergesetz schaffen wir erstmals den gesetzlichen Auftrag für den Bund, in den Bereichen Demokratieförderung, Extremismusprävention, Vielfaltsgestaltung und politische Bildung selbst aktiv zu sein und – das ist ganz wichtig – unsere Zivilgesellschaft finanziell zu unterstützen. Das ist überfällig, das ist gut so, liebe Kolleginnen und Kollegen. <text:s/>Herr Kollege, Frau von Storch möchte Ihnen gerne eine Zwischenfrage stellen oder eine Bemerkung machen. <text:s/>Frau von Storch weiß aber schon, dass wir hier über Demokratieförderung reden. – Ja, bitte. <text:s/>Vielen herzlichen Dank für Ihren großen Mut, die Zwischenfrage zuzulassen. <text:s/>Es geht um Demokratie, um Demokratieförderung und um die Wehrhaftigkeit, die Demokratie und die freiheitlich-demokratische Grundordnung zu verteidigen. Wir sind uns, glaube ich, bewusst, dass in einer Demokratie der demokratische Meinungsaustausch zulässig ist. Man darf Feminist sein, man darf aber auch Antifeminist sein. Man darf für die Genderideologie sein, man darf aber auch gegen die Genderideologie sein. Wie ist es mit demokratischen Grundsätzen vereinbar, dass es eine mit staatlichen Mitteln finanzierte Stelle gibt, bei der die Bürger melden können – das steht ausdrücklich auf der Meldestellenseite: „Vorfall melden“ –, wenn Kundgebungen mit bekannten Antifeministen stattfinden, wenn Flyer oder Sticker gegen die Genderideologie verteilt werden oder wenn eine feministische Veranstaltung mit antifeministischen Zwischenrufen gestört wird? <text:s/>Wir geben Steuermittel aus, um solche legalen, zulässigen, vertretbaren Meinungsäußerungen in einer Demokratie staatlich zu erfassen und dann zu verfolgen. Wie ist das mit demokratischen Grundsätzen vereinbar? <text:s/>Vielen Dank für die Redezeitverlängerung, Frau von Storch. – Zunächst kann ich Ihnen folgende Bemerkung nicht ganz ersparen: Mit Meldestellen kennt sich die AfD ja bestens aus. <text:s/>Antifeminismus ist ein Phänomen gruppenbezogener Menschenfeindlichkeit; das wird auch im Demokratiefördergesetz so genannt. Mein Eindruck ist ehrlicherweise: Sie haben nicht ganz verstanden, was Vielfaltsgestaltung ist. Und um es ganz klar zu sagen: Bevor ich mir Tipps der AfD für Demokratieförderung anhöre, höre ich mir lieber Ernährungstipps in Sachen gesunder Ernährung von McDonald’s an. Ich kann darauf auch verzichten. <text:s/>Meine Damen und Herren, wir erweitern mit dem Demokratiefördergesetz gewissermaßen unser Verständnis von wehrhafter Demokratie. Stellen Sie sich unsere Demokratie mal als einen öffentlichen Park vor! Dort gibt es verschiedene bunte, vielfältige Blumen und Pflanzen. Das ist auch alles völlig okay und so geduldet und toleriert, außer: Es gibt giftige Pflanzen, die unsere freiheitlich-demokratische Grundordnung angreifen. Dann geht der Staat her, im Zweifelsfall mit der Heckenschere, und sagt: So nicht, liebe Leute! – Die Idee des Demokratiefördergesetzes ist im Prinzip die, dass wir in der anderen Hand Düngemittel und Wasser haben, um all diese Pflanzen unserer vielfältigen Demokratie zu gießen, um sie wachsen und gedeihen zu lassen, in der Hoffnung, dass sie sich in ihrem demokratischen Gedanken verbreiten und weiter Wurzeln schlagen. <text:s/>Konkret in Politik übersetzt bedeutet das, dass wir insbesondere durch politische Bildung – und die ist ein großer Bestandteil des Demokratiefördergesetzes – Menschen auch altersunabhängig dazu befähigen und ermächtigen wollen, sich in unserer Demokratie zu engagieren. Und wir stärken die Menschen, die sich schon jetzt zivilgesellschaftlich in den Demokratieprojekten vor Ort, in der mobilen Beratung, in der Opfer- und Ausstiegsberatung mit aller Kraft einer Ideologie der Ungleichwertigkeit entgegenstellen. Wir sagen: Jawohl, die dort zu unterstützen, das ist unsere Aufgabe, liebe Kolleginnen und Kollegen. <text:s/>Die ständigen Verdächtigungen gegenüber der Zivilgesellschaft – ich habe es schon gesagt – gehen mir zunehmend auf den Keks. Ich kann für die SPD-Fraktion klipp und klar sagen: Wir begegnen der Zivilgesellschaft auf Augenhöhe und mit Vertrauen. Auch deshalb wollen wir eine Beteiligung der Zivilgesellschaft an den Förderprogrammen des Bundes im Rahmen des Demokratiefördergesetzes verbindlich und dauerhaft gewährleisten, meine Damen und Herren. <text:s/>Ein zentrales Element im Demokratiefördergesetz – darauf kam ich schon kurz zu sprechen – ist das Ziel, gruppenbezogener Menschenfeindlichkeit vorzubeugen. Gruppenbezogene Menschenfeindlichkeit, das ist nichts, was wir uns ausgedacht haben, sondern das ist ein wissenschaftliches Konzept, empirisch fundiert. Die Phänomene sind: Sexismus, Abwertung homosexueller Menschen, Etabliertenvorrechte, Fremdenfeindlichkeit, Rassismus, Islamfeindlichkeit, Antisemitismus, Abwertung von Menschen mit Behinderung, Abwertung wohnungsloser Menschen, Abwertung von Sinti und Roma, Abwertung langzeitarbeitsloser Menschen, Abwertung von asylsuchenden Menschen. <text:s/>Um es in einfachen Worten zu formulieren: Traurigerweise sind das all die Dinge, die einen AfD-Abgeordneten jeden Morgen dazu motivieren, aufzustehen und zur Arbeit zu gehen. <text:s/>Diese Einstellungen finden wir leider auch in der Mitte der Gesellschaft vor. Beispielsweise stimmen knapp 20 Prozent der Deutschen der Aussage zu: Sinti und Roma neigen zur Kriminalität. – Mit dem Demokratiefördergesetz wollen wir aus tiefster Überzeugung dafür sorgen, dass sich solche Einstellungen nicht weiter verbreiten, indem wir unsere Demokratie von innen stärken. <text:s/>Ich bedanke mich ganz herzlich bei Ministerin Lisa Paus, aber ganz besonders auch bei Nancy Faeser, die bereits in ihrer Vorstellung als Innenministerin gesagt hat: Der Rechtsextremismus ist die größte Bedrohung für unsere freiheitlich-demokratische Grundordnung. <text:s/>Deswegen ist die Vorlage dieses Gesetzentwurfs nur der konsequente nächste Schritt. <text:s/>Herzlichen Dank. <text:s/>Der nächste Redner ist Matthias Helferich.</text:p>
          </table:table-cell>
          <table:table-cell table:style-name="ce2" office:value-type="string" calcext:value-type="string">
            <text:p>Die Phänomene sind: Sexismus, Abwertung homosexueller Menschen, Etabliertenvorrechte, Fremdenfeindlichkeit, Rassismus, Islamfeindlichkeit, Antisemitismus, Abwertung von Menschen mit Behinderung, Abwertung wohnungsloser Menschen, Abwertung von Sinti und Roma, Abwertung langzeitarbeitsloser Menschen, Abwertung von asylsuchenden Mensch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39318862557411194</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2900</text:p>
          </table:table-cell>
          <table:table-cell table:style-name="ce2" office:value-type="string" calcext:value-type="string">
            <text:p>Nina Warken (CDU/CSU)</text:p>
          </table:table-cell>
          <table:table-cell table:style-name="ce2" office:value-type="string" calcext:value-type="string">
            <text:p>Frau Präsidentin! Liebe Kolleginnen und Kollegen! „Gut integriert“, so beschrieben die hessischen Behörden den Täter von Mannheim. Ein gut integrierter Asylbewerber aus Afghanistan mit Frau, Kindern und Job geht mitten in Deutschland auf einen Marktplatz und greift bestialisch und aus dem Nichts sechs Menschen an und tötet dabei einen jungen Polizisten. Da muss man sich schon überlegen, was „gut integriert“ eigentlich heißt. Der Integrationsexperte Ahmad Mansour hat neulich gesagt, dass wir davon ausgingen, dass Sprache plus Arbeit minus Kriminalität gleich erfolgreiche Integration bedeute, und wir laut ihm damit einem gewaltigen Irrtum aufsäßen. Was dabei fehle, sei die emotionale Bindung zu unserem Land. Das sollte uns, liebe Kolleginnen und Kollegen, zu denken geben. <text:s/>Wenn wir die Tausenden Menschen auf den Straßen Hamburgs sehen, die sich nach Kalifat und Scharia sehnen und Deutschland als Wertediktatur empfinden, dann muss man wohl feststellen, dass Sulaiman A. eben nicht der einzige nicht gut integrierte Zuwanderer in Deutschland ist. <text:s/>Im Gegenteil, im Netz wird der Terrorist von Mannheim von anderen für seinen heimtückischen Mord gefeiert. Islamistische Akteure zeigen Sympathie für den Attentäter. Die Polizeiliche Kriminalstatistik vermittelt uns auch etwas anderes, nämlich eine erhebliche Zunahme nichtdeutscher Tatverdächtiger. Hier zeigen sich, liebe Kolleginnen und Kollegen, die Folgen des zunehmenden Kontrollverlustes in der Migrations- und Integrationspolitik. Da müssen wir uns endlich ehrlich machen. <text:s/>Wir müssen all denen, die unsere Art, zu leben, ablehnen, die unsere Grundwerte von Freiheit, Demokratie und Achtung der Menschenwürde bekämpfen, die unseren Frieden stören, die Straftaten begehen, die Hass und Hetze streuen, mit aller Härte und Entschiedenheit entgegentreten. Ich sagte: „müssen“; denn wir tun es nicht, Sie tun es vor allem nicht. Die Bundesinnenministerin empfand die Demonstrationen von Hamburg als „schwer erträglich“ – ein recht mildes Urteil, wie ich finde. Für ein sofortiges Verbot von „Muslim Interaktiv“ jedenfalls hat es nicht gereicht. Nach der Tat von Mannheim konnte sich der Kanzler jetzt zu dem Satz durchringen: <text:s/>„Solche Straftäter gehören abgeschoben – auch wenn sie aus Syrien oder Afghanistan stammen.“ <text:s/>Ja, das wäre was. Das fordern wir schon seit März 2023. <text:s/>Es darf auch nicht wie sonst ablaufen: Der Kanzler kündigt etwas an, um zu beruhigen, um Tatkraft zu zeigen. Aber er hat das in der Koalition nicht abgestimmt. Es wird ihm offen widersprochen. Wenn hier gesagt wird, man könne gar nicht abschieben, der Kanzler aber sagt, er wolle abschieben, dann frage ich mich schon, was da in der Koalition los ist. Es folgt die Flucht in Ausreden wie die Nicht-Umsetzbarkeit, in weitere Ausflüchte, Vorwürfe an die Opposition, wie heute geschehen; aber es tut sich nichts. Das ist unlauter, liebe Kolleginnen und Kollegen. Es ist vor allem auch nicht das, was das Land braucht. Das ist schlicht verantwortungslos. <text:s/>Wir machen in unserem Antrag erneut gute Vorschläge, um irreguläre Migration in den Griff zu bekommen, und zeigen auf, wie man mit schweren Straftätern und Gefährdern umgehen soll. <text:s/>Vielleicht greifen Sie jetzt endlich einmal den einen oder anderen Vorschlag auf. Unterstützen Sie die Bundesländer bei den Abschiebungen! Sorgen Sie für einen starken Grenzschutz! Stoppen Sie Ihr Vorhaben gegen V-Leute! Vertrauen Sie den Polizisten, und nehmen Sie einen der größten Fehler Ihrer Regierungszeit, die Reform des Staatsangehörigkeitsrechts, zurück! Eine Einbürgerung darf nur bei Einordnung in deutsche Verhältnisse möglich sein. Darauf müssen wir bestehen. Das zeigt sich doch gerade ganz deutlich. <text:s/>Wenn Sie jetzt sagen, das alles gehe nicht, dann machen Sie doch, dass es geht. Sorgen Sie dafür, dass EU-Gesetze geändert werden! Und vor allem: Ducken Sie sich nicht immer weg mit Ihrer Lieblingsleier, was die Union 2015 gemacht oder nicht gemacht hat! <text:s/>Wir haben dazugelernt. Wir übernehmen Verantwortung. Wir machen Vorschläge. Fangen Sie damit an, zu handeln und das Land zu regieren! <text:s/>Vielen Dank. <text:s/>Simona Koß hat das Wort für die SPD-Fraktion.</text:p>
          </table:table-cell>
          <table:table-cell table:style-name="ce2" office:value-type="string" calcext:value-type="string">
            <text:p>Ein gut integrierter Asylbewerber aus Afghanistan mit Frau, Kindern und Job geht mitten in Deutschland auf einen Marktplatz und greift bestialisch und aus dem Nichts sechs Menschen an und tötet dabei einen jungen Polizisten. | Wir machen in unserem Antrag erneut gute Vorschläge, um irreguläre Migration in den Griff zu bekommen, und zeigen auf, wie man mit schweren Straftätern und Gefährdern umgehen soll. | Hier zeigen sich, liebe Kolleginnen und Kollegen, die Folgen des zunehmenden Kontrollverlustes in der Migrations- und Integrationspoliti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35827946662903</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0300</text:p>
          </table:table-cell>
          <table:table-cell table:style-name="ce2" office:value-type="string" calcext:value-type="string">
            <text:p>Dr. Marco Buschmann, Bundesminister der Justiz</text:p>
          </table:table-cell>
          <table:table-cell table:style-name="ce2" office:value-type="string" calcext:value-type="string">
            <text:p>Frau Präsidentin! Meine lieben Kolleginnen und Kollegen! Liebe Zuschauerinnen und Zuschauer! In der Silvesternacht kam es in verschiedenen Großstädten zu völlig inakzeptablen Ausschreitungen. <text:s/>Feuerwehrfahrzeuge und Pkw sind in Brand gesetzt worden, <text:s/>es kam zu Straßensperren, und es kam vor allen Dingen auch zu Gewalt gegen Menschen, insbesondere gegen Menschen, die anderen Menschen zu Hilfe geeilt sind. <text:s/>Wir haben etwa 145 Festnahmen erlebt, von Menschen mit und ohne Migrationsgeschichte. <text:s/>Etwa zwei Drittel dieser Festnahmen beruhen auf Delikten wie Brandstiftung, Sachbeschädigung und Verstößen gegen das Sprengstoffgesetz. Und 44 Festnahmen beruhen auf dem Umstand, dass hier Gewalt gegen Einsatzkräfte, gegen Feuerwehrleute und Polizisten, verübt worden ist. Die Ermittlungen laufen noch; deshalb können sich diese Zahlen noch ändern. <text:s/>Ich denke, wir als Haus werden hier doch wohl gemeinsam feststellen können, dass das völlig inakzeptabel ist. Jedwede Gewalt gegen andere Menschen ist inakzeptabel; aber die Gewalt gegen Menschen, deren Beruf es ist, anderen Menschen zu helfen, hat eine besondere Unwertqualität. Das sollten wir gemeinsam verurteilen. Das ist völlig inakzeptabel. <text:s/>Ich möchte – auch wenn die Vorrednerin das schon getan hat; aber ich glaube, auch das sage ich in unser aller Namen – die Gelegenheit auch nutzen, um insbesondere den Einsatzkräften, die verletzt worden sind, zum Teil schwer verletzt worden sind, von dieser Stelle aus eine schnelle und vollständige Genesung zu wünschen. Ich glaube, diese Einsatzkräfte wünschen sich eine Debatte, in der es darum geht, wie sich solche Dinge nicht wiederholen. <text:s/>Diese Einsatzkräfte wünschen sich keine Debatte für den Wahlkampf um das Berliner Abgeordnetenhaus, meine sehr geehrten Damen und Herren. <text:s/>Was ist nun nötig? Wenn Menschen glauben, dem Rechtsstaat derart auf der Nase herumtanzen zu können, muss er zeigen, dass er wehrhaft ist. Und das ist er auch. Ich muss als Bundesjustizminister vorwegschicken: Natürlich kann ich in konkreten Ermittlungsverfahren den Justizbehörden nicht sagen, was sie zu tun haben. Die Justizbehörden sind in Deutschland unabhängig. <text:s/>Wir haben Gewaltenteilung. <text:s/>Das kann, will und möchte auch niemand ändern. Aber ich glaube, man kann hier schon eine klare gesellschaftliche Erwartungshaltung formulieren. Diese gesellschaftliche Erwartungshaltung ist die – da sind wir uns in der Bundesregierung auch einig –: Diese Taten müssen zügig aufgeklärt werden. Wenn wir Beweismittel für einen hinreichenden Tatverdacht haben, muss schnell Anklage erhoben werden. <text:s/>Und wenn sich aus dem Inbegriff der mündlichen Verhandlung ergibt, dass die Beschuldigten Schuldige sind, dann brauchen wir auch abschreckende und angemessene Strafen. Das ist das, was wir jetzt von den zuständigen Stellen erwarten. Das wird man hier wohl auch sagen dürfen. <text:s/>Meine Damen und Herren, wenn Menschen dem Rechtsstaat auf der Nase herumtanzen, dann muss er Zähne zeigen. Diese Zähne hat der Rechtsstaat auch. Es wird immer wieder der Eindruck erweckt, dass sie nicht vorhanden wären. Ich will das hier an dieser Stelle einmal sagen: Wer Sachbeschädigungen begeht, den können wir auch für mehrere Jahre hinter Gitter schicken. Wer andere Menschen verletzt, wer eine Körperverletzung vollendet oder versucht, den können wir für mehrere Jahre ins Gefängnis stecken. Wer Widerstand gegen Vollstreckungsbeamte leistet, den können wir für mehrere Jahre ins Gefängnis stecken. Und wer das in einem besonders schweren Fall tut – sprich: wer gefährliche Werkzeuge verwendet oder dies gemeinschaftlich tut –, den können wir bis zu fünf Jahre hinter Schloss und Riegel bringen. <text:s/>Meine Damen und Herren, ich würde mir wünschen, dass, wenn es durch die Schuld des Täters angezeigt ist, diese Strafrahmen auch einmal ausgeschöpft würden. <text:s/>Deshalb: Wir haben kein Gesetzgebungsdefizit. Wenn es ein Defizit gibt, dann ist es ein Gesetzdurchsetzungsdefizit. Deshalb gehen plumpe, reflexartige Forderungen nach mehr Straftatbeständen und nach höheren Strafrahmen schlichtweg an der Wirklichkeit vorbei, meine sehr geehrten Damen und Herren. <text:s/>Natürlich ist es vollkommen richtig, sich die Frage zu stellen: Was sind das möglicherweise für Strukturen, die dieses Verhalten begünstigen? Was befördert deviantes, delinquentes Verhalten? Was befördert gewalttätiges Verhalten? Ich finde, der Debatte muss man sich völlig gelassen und offen stellen. Natürlich gibt es in Deutschland so etwas wie Clankriminalität. <text:s/>In meinem Wahlkreis gehören Clans – leider – zum täglichen Dasein dazu. Das so zu benennen, hat übrigens auch nichts Rassistisches. <text:s/>Bei mir melden sich Kleingewerbetreibende mit und ohne Herkunftsgeschichte, gerne auch türkischstämmige Gemüsehändler. Sie würden ihr Geld lieber in die Ausbildung ihrer Kinder investieren als in das Schutzgeld der libanesischen Clans. Meine Damen und Herren, das wird man auch aussprechen dürfen. <text:s/>Es gehört zur Wahrheit aber dazu, dass wir das vernünftig aufklären müssen, methodisch sauber, ohne solche Dinge für Landtagswahlkämpfe politisch auszubeuten und ohne Ressentiments und Vorurteile zu schüren. <text:s/>Das gehört zu einer seriösen Debatte dazu. <text:s/>Meine sehr geehrten Damen und Herren, es kann doch nicht ernsthaft ein Zweifel darüber bestehen, dass eine Forderung wie die, die Vornamen von Tätern zu veröffentlichen, nichts, aber auch gar nichts zu einer seriösen Aufarbeitung beiträgt, sondern schlichtweg nur ausbeuten will, was es an Ressentiments gibt. <text:s/>– Herr Brandner fragt: „Warum nicht?“ Das kann ich Ihnen ganz einfach erklären, an einem ganz persönlichen Beispiel. Wissen Sie, wie mein Vorname lautet? <text:s/>„Marco“, mit „c“ geschrieben. <text:s/>Macht mich das jetzt zum Kind italienischer Einwanderer? Könnte man meinen, ist aber Quatsch. <text:s/>Ich habe nicht vor, Straftaten zu begehen. <text:s/>Aber würde ich dereinst erwischt werden, würde mich mein Vorname jetzt zum Mitglied eines sizilianischen Mafiaclans machen? Es ist doch offensichtlich Unsinn, was Sie da erzählen. <text:s/>Herr Brandner gibt immer noch nicht auf. Ich gebe Ihnen ein Gegenbeispiel. Heute Abend ist bei mir im Bundesministerium der Justiz der rechtspolitische Neujahrsempfang. <text:s/>Wissen Sie, wer da redet? <text:s/>Udo redet da. Udo – das Gegenbeispiel – ist das Kind italienischer Einwanderer. Ich rede über den ehemaligen Bundesverfassungsrichter Udo Di Fabio. <text:s/>Das zeigt doch, dass die Vornamendebatte total misleading ist. Die führt in die eine wie in die andere Richtung, aber in jedem Fall in die völlig falsche Richtung. Da geht es nur um die Ausbeutung von Ressentiments und Vorurteilen. <text:s/>Deshalb möchte ich hier eines unterstreichen: Die Fortschrittskoalition <text:s/>hat sich vorgenommen, dass wir Kriminal- und Strafrechtspolitik nicht auf der Basis von Vorurteilen und auch nicht auf der Basis von gefühlten Wahrheiten betreiben, sondern auf der Basis von Evidenz und Wissenschaftlichkeit. Wir stehen damit in der Tradition von Cesare Beccaria – das ist tatsächlich ein Italiener – <text:s/>über Feuerbach bis eben zu uns. Die Strafrechtspolitik ist viel zu wichtig, als dass wir sie auf dem Niveau von Stammtischparolen betreiben können, <text:s/>und dafür steht die Fortschrittskoalition. <text:s/>Herzlichen Dank. <text:s/>Alexander Throm hat jetzt für die CDU/CSU-Fraktion das Wort.</text:p>
          </table:table-cell>
          <table:table-cell table:style-name="ce2" office:value-type="string" calcext:value-type="string">
            <text:p>Wir haben etwa 145 Festnahmen erlebt, von Menschen mit und ohne Migrationsgeschich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053216576576233</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02700</text:p>
          </table:table-cell>
          <table:table-cell table:style-name="ce2" office:value-type="string" calcext:value-type="string">
            <text:p>Mechthilde Wittmann (CDU/CSU)</text:p>
          </table:table-cell>
          <table:table-cell table:style-name="ce2" office:value-type="string" calcext:value-type="string">
            <text:p>Vielen Dank, Frau Präsidentin. – Frau Bundesministerin, Sie haben im letzten Jahr die EU-weite Verteilung von Flüchtlingen als historisch gepriesen, garniert mit dem Hinweis, dass Ihr Haus – oder vor allen Dingen Sie – damit in wenigen Wochen geschafft hätte, was über Jahre nicht gelungen wäre. Sie haben das Migrationsabkommen mit Tunesien als den ganz großen Wurf in diesem Jahr gepriesen. <text:s/>Die Fakten sprechen für sich: Noch nie hatten wir dermaßen schnell einen so fulminanten Anstieg von Flüchtlingszahlen. Wir sehen die Szenen, die sich an deutschen Außengrenzen abspielen, jeden Tag, und wir hören die Zahlen. Ich glaube, man kann mit Fug und Recht behaupten, dass Sie angesichts der bloßen Reaktion, mit der Aufnahme von Flüchtlingen aus Italien dann eben fortzufahren, mit Ihrer Migrationspolitik historisch gescheitert sind. <text:s/>Frau Ministerin, meine Frage ist: Wenn weder der Außengrenzschutz funktioniert noch Dublin noch die Verteilung in Europa und auch nicht die Migrationsabkommen, wann werden Sie – zum Schutz unserer Kommunen, aber auch des Landes – dafür sorgen, dass die unkontrollierte Einwanderung an den Grenzen gedämmt wird, dass dort kontrolliert wird und dass eben auch die unerlaubten Einreisen nicht mehr stattfinden, sondern dass entsprechend zurückgewiesen werden kann?</text:p>
          </table:table-cell>
          <table:table-cell table:style-name="ce2" office:value-type="string" calcext:value-type="string">
            <text:p>– Frau Bundesministerin, Sie haben im letzten Jahr die EU-weite Verteilung von Flüchtlingen als historisch gepriesen, garniert mit dem Hinweis, dass Ihr Haus – oder vor allen Dingen Sie – damit in wenigen Wochen geschafft hätte, was über Jahre nicht gelungen wäre. | Die Fakten sprechen für sich: Noch nie hatten wir dermaßen schnell einen so fulminanten Anstieg von Flüchtlingszahlen. | Sie haben das Migrationsabkommen mit Tunesien als den ganz großen Wurf in diesem Jahr gepriesen. | Ich glaube, man kann mit Fug und Recht behaupten, dass Sie angesichts der bloßen Reaktion, mit der Aufnahme von Flüchtlingen aus Italien dann eben fortzufahren, mit Ihrer Migrationspolitik historisch gescheitert sind. | Frau Ministerin, meine Frage ist: Wenn weder der Außengrenzschutz funktioniert noch Dublin noch die Verteilung in Europa und auch nicht die Migrationsabkommen, wann werden Sie – zum Schutz unserer Kommunen, aber auch des Landes – dafür sorgen, dass die unkontrollierte Einwanderung an den Grenzen gedämmt wird, dass dort kontrolliert wird und dass eben auch die unerlaubten Einreisen nicht mehr stattfinden, sondern dass entsprechend zurückgewiesen werden kan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007449388504028</text:p>
          </table:table-cell>
          <table:table-cell table:number-columns-repeated="1014"/>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5900</text:p>
          </table:table-cell>
          <table:table-cell table:style-name="ce2" office:value-type="string" calcext:value-type="string">
            <text:p>Matthias Helferich (fraktionslos)</text:p>
          </table:table-cell>
          <table:table-cell table:style-name="ce2" office:value-type="string" calcext:value-type="string">
            <text:p>Vielen Dank. – Frau Präsidentin! Meine Damen und Herren! Man muss nicht in die Großstädte dieser Republik schauen, um zu erfahren, wie fatal Ihre Migrationspolitik ist. Es genügt bereits ein Blick in das beschauliche Hennef am Rhein: Hier vergewaltigte 2019 der abgelehnte syrische Asylbewerber <text:s/>Mohammed B. die deutsche Mutter zweier Kinder auf einem Rewe-Parkplatz. Die Kinder von Opfer und Täter besuchten denselben Kindergarten, die Familien wohnten sogar nebeneinander. Über Jahre musste das Vergewaltigungsopfer Mohammed B.s Erniedrigungen ertragen, schließlich wurde der fremde Sextäter zunächst weder inhaftiert noch abgeschoben. <text:s/>Ebenfalls in Hennef schändete der abgelehnte Nordafrikaner Binian T. im Mai 2017 eine Jugendliche unter einer Autobahnbrücke. Nachdem das Opfer nach vollendetem oralen Missbrauch auf der Flucht stolperte, vergewaltigte sie der völlig enthemmte Afrikaner dann noch vaginal. <text:s/>Der Siegauen-Vergewaltiger, ein 31-jähriger, abgelehnter Ghanaer, bedrohte im selben Jahr ein junges Pärchen mit einer Säge und zwang die junge Frau zum Sex. Besondere Lust verschaffte es dem Triebtäter offenkundig, dass der Freund der Frau dem Vergewaltigungsakt hilflos beiwohnen musste. Doch was tat die Stadt Hennef? Sie erklärte nicht den Illegalen den Kampf, sondern sie erklärte sich in einem ethnomasochistisch morbiden Akt zum sicheren Hafen für noch mehr Fremde, darunter natürlich auch noch mehr fremde Täter. <text:s/>In Deutschland halten sich über 800 000 abgelehnte Asylbewerber auf, unter ihnen auch Gewalttäter, Vergewaltiger und auch Kinderschänder. Ich lege Ihnen jetzt mal eine einfache Rechnung vor: Eine Sammelabschiebung per Flugzeug kostet rund 300 000 Euro. Damit können um die 50 Fremde außer Landes geschafft werden. Nehmen wir die 675 Millionen Euro aus Ihrem Haushaltsplan, die für Integrationsprogramme vorgesehen sind, so könnte man über 2 000 Flugzeuge mit über 100 000 kriminellen, illegalen und abgelehnten Asylbewerbern ausstatten. Das wäre nicht nur haushalterisch eine sinnvolle Investition. <text:s/>Beenden Sie diese Ersetzungsmigration, schützen Sie das Asylrecht für wirklich Verfolgte, und dienen Sie endlich Ihrem Volk! <text:s/>Vielen Dank.</text:p>
          </table:table-cell>
          <table:table-cell table:style-name="ce2" office:value-type="string" calcext:value-type="string">
            <text:p>Man muss nicht in die Großstädte dieser Republik schauen, um zu erfahren, wie fatal Ihre Migrationspolitik ist. | Es genügt bereits ein Blick in das beschauliche Hennef am Rhein: Hier vergewaltigte 2019 der abgelehnte syrische Asylbewerber <text:s/>Mohammed B. | Nehmen wir die 675 Millionen Euro aus Ihrem Haushaltsplan, die für Integrationsprogramme vorgesehen sind, so könnte man über 2 000 Flugzeuge mit über 100 000 kriminellen, illegalen und abgelehnten Asylbewerbern ausstatten. | In Deutschland halten sich über 800 000 abgelehnte Asylbewerber auf, unter ihnen auch Gewalttäter, Vergewaltiger und auch Kinderschänder. | Beenden Sie diese Ersetzungsmigration, schützen Sie das Asylrecht für wirklich Verfolgte, und dienen Sie endlich Ihrem Vol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530284762382507</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01600</text:p>
          </table:table-cell>
          <table:table-cell table:style-name="ce2" office:value-type="string" calcext:value-type="string">
            <text:p>Dorothee Martin (SPD)</text:p>
          </table:table-cell>
          <table:table-cell table:style-name="ce2" office:value-type="string" calcext:value-type="string">
            <text:p>Guten Morgen, Frau Präsidentin! Liebe Kolleginnen und Kollegen! Liebe Gäste! Der Schutz von Menschen, die vor Verfolgung, Terror, Ermordung fliehen, ist Teil unserer demokratischen Werte, und diese Werte dürfen nicht verloren gehen, meine Damen und Herren. <text:s/>Ich möchte es klar sagen: Es ist wirklich schäbig – wie man in den Debatten der letzten Wochen oft gehört hat –, Geflüchtete unter einen islamistischen Generalverdacht zu stellen; denn viele Menschen fliehen doch genau vor solchen terroristischen und demokratiefeindlichen Regimen aus ihren Ländern. <text:s/>Bei allen Debatten zur wirklich notwendigen Eindämmung der illegalen Migration muss immer unsere Leitlinie sein – und genau solche Vorschläge haben wir gemacht –: Es braucht eine konkret wirksame Migrationspolitik im Einklang mit EU-Recht und mit unserer Verfassung. Es braucht aber keine Showveranstaltung, es braucht kein vorzeitiges Verlassen der politischen Bühne, und es braucht auch keine Stimmungsmache gegen Geflüchtete. <text:s/>Meine Damen und Herren, wir müssen klar unterscheiden zwischen dem Großteil an unbestreitbar Schutzbedürftigen und denen, die unseren Schutz ausnutzen, die unsere freie Gesellschaft zerstören wollen, die schwere und schwerste Straftaten begehen. Diese haben in unserem Land nichts zu suchen; diese haben ihr Bleiberecht ganz klar verwirkt. <text:s/>Meine Damen und Herren, im Kampf gegen Terrorismus, gegen Islamismus handeln wir entschlossen und mit aller gebotenen Härte. Das zeigt auch dieses Sicherheitspaket klar: Wir verschärfen darin das Waffenrecht. Wir erweitern die Befugnisse der Sicherheitsbehörden, um die Sicherheitslage hier in Deutschland weiter zu verbessern. Dazu gehört auch – das ist ein ganz wichtiger Punkt –, dass die Sicherheitsbehörden endlich auch im digitalen Raum besser aufgestellt werden müssen; denn es ist schon irgendwie hanebüchen und kaum zu erklären, dass wir unseren Beamten bei Ermittlungen das nicht erlauben, was jede Privatperson ganz legal in ihrer Freizeit machen kann. Es geht hier um Befugnisse wie Abgleich von Gesichtern, Identifizieren und Lokalisieren von Terroristen und auch Nutzung von künstlichen Intelligenzen. Diese Befugnisse müssen die Sicherheitsbehörden jetzt rechtssicher haben, meine Damen und Herren. <text:s/>Um Terrorismusfinanzierung besser zu bekämpfen und Geldströme zu kontrollieren, erhält der Verfassungsschutz weitere Befugnisse; das ist ein wichtiger Punkt. Aber ein noch viel wichtigerer Punkt, finde ich, ist, dass wir das Waffenrecht verschärfen, insbesondere mit weitreichenden Maßnahmen, was Messer anbelangt. Dazu gehört das absolute Messerverbot bei öffentlichen Veranstaltungen; dazu gehört die Möglichkeit der Länder – ich hoffe, sie nutzen das, wie mein Heimatland Hamburg –, dass Messerverbote an Bahnhöfen ausgesprochen werden können, dass wir in Bussen und Bahnen ein absolutes Messerverbot haben. Und – enorm wichtig – wir sorgen dafür, dass Extremisten nicht in den Besitz von Waffen kommen dürfen, meine Damen und Herren. <text:s/>Es ist gut, dass wir hier so konsequent handeln. <text:s/>Wo wir gerade beim Thema Handeln sind: Wenn ich, wie auch heute Morgen wieder, teilweise die Forderungen der CDU höre, dann frage ich mich, ob Sie entweder ignorant oder vergesslich sind; denn diese Bundesregierung, diese Innenministerin, handelt. Wo waren Sie denn die letzten Jahre auf dem Platz? Was haben Sie gemacht? <text:s/>Wir haben es geschafft. <text:s/>Nancy Faeser hat es durch harte Arbeit geschafft, dass endlich die Blaue Moschee in Hamburg geschlossen wurde. <text:s/>Wir haben islamistische Gruppierungen wie „Muslim Interaktiv“ verboten. Wir trocknen Stück für Stück die Finanzquellen von Extremisten aus. Wir greifen auf Onlineplattformen gegen Hass und Hetze durch. Wir fördern aber auch Projekte für Integration und für Demokratie. Und auch an dieser Stelle sei noch mal gesagt: Wir brauchen dafür endlich das Demokratiefördergesetz, meine Damen und Herren. <text:s/>Liebe Kolleginnen und Kollegen, Freiheit braucht Sicherheit, und das eine geht nicht ohne das andere. Darum geht es uns auch im Haushalt, den wir heute Nachmittag beraten. Es wird bei der inneren Sicherheit keine Abstriche geben. Ganz im Gegenteil: Wir erhöhen den Etat für die innere Sicherheit. Es gibt 1 000 weitere Stellen bei der Bundespolizei. Wir verbessern die Ausstattung und stärken die Befugnisse der Bundespolizei. <text:s/>Wir wollen jetzt das Sicherheitspaket zügig umsetzen. Das haben die Bürgerinnen und Bürger in diesem Land verdient. Die Sicherheit der Bevölkerung hat für uns die allerhöchste Priorität. <text:s/>Vielen Dank für die Aufmerksamkeit. <text:s/>Als Nächster hat das Wort für die AfD-Fraktion Martin Hess.</text:p>
          </table:table-cell>
          <table:table-cell table:style-name="ce2" office:value-type="string" calcext:value-type="string">
            <text:p>Bei allen Debatten zur wirklich notwendigen Eindämmung der illegalen Migration muss immer unsere Leitlinie sein – und genau solche Vorschläge haben wir gemacht –: Es braucht eine konkret wirksame Migrationspolitik im Einklang mit EU-Recht und mit unserer Verfass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30648410320282</text:p>
          </table:table-cell>
          <table:table-cell table:number-columns-repeated="1014"/>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3200</text:p>
          </table:table-cell>
          <table:table-cell table:style-name="ce2" office:value-type="string" calcext:value-type="string">
            <text:p>Stephan Brandner (AfD)</text:p>
          </table:table-cell>
          <table:table-cell table:style-name="ce2" office:value-type="string" calcext:value-type="string">
            <text:p>Herr Präsident! Meine Damen und Herren! Es ist wieder einmal der Klassiker – auch wenn Sie anderes behaupten –: eine Fußball-EM im eigenen Lande, überall Party, Brot und Spiele – „panem et circenses“, wie der Lateiner sagen würde –, <text:s/>und Sie von der ganz großen Koalition der Altparteien nutzen das hemmungslos aus. Geradezu harmlos daherkommend als angeblich zwingende Änderungen in der steuergeldfinanzierten Öffentlichkeitsarbeit der Fraktionen, <text:s/>greifen Sie im Ergebnis mal wieder schamlos zu, <text:s/>zugegebenermaßen nicht ganz so schamlos wie zur Fußballweltmeisterschaft 2018 – wir erinnern uns –, als die damalige Große Koalition aus CDU, CSU und SPD sehenden Auges Verfassungsrecht brach. <text:s/>Warum? Um die SPD vor dem Ruin zu schützen. <text:s/>Damals waren es 25 Millionen Euro mehr im Jahr – offensichtlich verfassungswidrig. Aber egal, es war WM, und man peitschte es durchs Parlament. <text:s/>Vier Jahre später erklärte das Bundesverfassungsgericht – wir hatten genau das prognostiziert – diese ganze Chose für nichtig. Es war ein Schaden von viermal 25 Millionen Euro entstanden, also von insgesamt 100 Millionen Euro. Zuerst taten Sie so, als akzeptierten Sie das Urteil des Bundesverfassungsgerichts, <text:s/>als wollten Sie zurückzahlen. Was haben Sie dann gemacht? Die große „Nationale Front der Altparteien“ hat rückwirkend ein neues Gesetz gemacht. Die 100 Millionen Euro blieben bei den Parteien. Das rechtswidrig den Steuerzahlern Genommene kam da nicht mehr an. <text:s/>Vor diesem Hintergrund ist es geradezu komisch, dass Sie jetzt sagen: Wir möchten Rechtsgrundlagen dafür schaffen, dass Fraktionen Gelder, die rechtswidrig verwandt wurden, zurückzahlen. <text:s/>– Hören Sie genau zu. – Ich prognostiziere Ihnen: Es wird nie geschehen. <text:s/>Das werden Sie nie tun. Sie werden rechtswidrig erlangte und dann verwandte Gelder genauso einsacken wie die rechtswidrig erlangten 100 Millionen Euro von vor vier Jahren. Da kennen Sie keine Hemmungen. <text:s/>Und nun wollen Sie weiteres Geld raushauen. Zu der Propagandamaschinerie von ZDF, von ARD, von Ihren Gewerkschaften und von Kirchen soll jetzt noch die Propagandamaschinerie der Bundestagsfraktionen ins Feld geführt werden und das Volk berieseln. <text:s/>Sie sind alle in Panik, weil Ihnen und Ihrem Zwangsrundfunk kein Mensch mehr glaubt. Sie sind in Panik, weil sich die mündigen Bürger inzwischen in den sozialen Medien informieren <text:s/>und dieses betreute Denken durch Ihre Kollegen des Zwangsrundfunks draußen und durch Ihre Spießgesellen ganz eindeutig ablehnen. <text:s/>Sie sind auch deshalb in Panik, weil die Alternative für Deutschland in diesen sozialen Medien ihre Nase ganz weit vorne hat. Wir alleine haben – <text:s/>ohne das, was Sie jetzt zusätzlich sich selber noch zuschustern wollen – ein Mehrfaches an Aufrufen als Sie alle zusammen. <text:s/>Und woran liegt das? <text:s/>Das liegt an der guten Politik der Alternative für Deutschland. <text:s/>Mehr Geld reinpumpen, und schon läuft’s, das meinen Sie. So läuft es nicht; denn schlechte Politik wird durch teure Netzarbeit nicht besser. <text:s/>Machen Sie einfach gute Politik. Deshalb wollen die Bürger nämlich zu uns. Wir machen gute Politik. Mit uns wären verheerende Fehlentscheidungen <text:s/>– da können Sie noch so albern kichern, Frau Mihalic – wie Migrationskatastrophe, Messer- und Prügelmorde, <text:s/>Kernenergieausstieg, Ukrainekrieg nicht passiert. Wir hätten Lösungen angeboten. Deshalb lieben uns die Leute draußen und schauen uns in den sozialen Medien ohne weitere Millionen Euro zu. <text:s/>190 Millionen Euro Staatsmittel für die Parteien im Jahr. 660 Millionen Euro stecken Sie sich noch mit Ihren Stiftungen ein, die Propaganda im In- und Ausland betreiben. Da sind wir schon fast bei 1 Milliarde Euro. Es kommen noch 130 Millionen Euro für die Fraktionen hinzu, die Sie jetzt zusätzlich für Propaganda missbrauchen wollen. <text:s/>Es ist erbärmlich. <text:s/>Sogar Friedrich Merz hatte Panik; so eine Pinocchio-Nase hat er inzwischen. Er hat uns unterstellt, wir würden magische soziale Medienbetreuer beschäftigen. <text:s/>Es war gelogen, und er hat eine strafbewehrte Unterlassungserklärung mir und der AfD gegenüber abgegeben. Lügen haben kurze Beine, Herr Merz. Zeigen Sie mal, wie lang Ihre sind. <text:s/>Auch das war ein Schuss in den Ofen. <text:s/>Mein Tipp von hier vorne – ganz kostenlos für Sie, meine Damen und Herren von den vereinigten Altfraktionen –: Machen Sie bessere Politik! Vermeiden Sie Fehler! <text:s/>Lösen Sie Probleme! Präsentieren Sie sympathisches, gut ausgebildetes Personal, so wie die Alternative für Deutschland! Dann kommt der Erfolg ganz von alleine, auch in den sozialen Medien. <text:s/>Herr Kollege Brandner, Sie müssen zum Schluss kommen! <text:s/>Gucken wir mal, was sich dann im Ausschuss ergeben wird. <text:s/>Herr Präsident, ich bin am Ende. <text:s/>Ja, das wollte ich so nicht feststellen, dass Sie am Ende sind. Aber wenn Sie das selbst sagen. <text:s/>Nächster Redner ist der Kollege Stephan Thomae, FDP-Fraktion.</text:p>
          </table:table-cell>
          <table:table-cell table:style-name="ce2" office:value-type="string" calcext:value-type="string">
            <text:p>Mit uns wären verheerende Fehlentscheidungen <text:s/>– da können Sie noch so albern kichern, Frau Mihalic – wie Migrationskatastrophe, Messer- und Prügelmorde, <text:s/>Kernenergieausstieg, Ukrainekrieg nicht pass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526088237762451</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2700</text:p>
          </table:table-cell>
          <table:table-cell table:style-name="ce2" office:value-type="string" calcext:value-type="string">
            <text:p>Detlef Seif (CDU/CSU)</text:p>
          </table:table-cell>
          <table:table-cell table:style-name="ce2" office:value-type="string" calcext:value-type="string">
            <text:p>Frau Präsidentin! Liebe Kolleginnen und Kollegen! Meine Damen und Herren! Aktuell sind über 12 Millionen Menschen wegen des völkerrechtswidrigen Angriffskriegs Russlands auf der Flucht, innerhalb der Ukraine und außerhalb der Ukraine. Etwa 927 000 Menschen haben bisher bei uns vorübergehenden Schutz erhalten. Ich meine, wir können an der Stelle auch mal deutlich sagen: Wir als Deutschland können wirklich stolz darauf sein, dass wir so beherzt vorgegangen sind und vorgehen und dass wir diese Menschen vorbehaltlos aufgenommen haben. <text:s/>Auf der anderen Seite: Es ist natürlich wichtig, dass die Hilfe im Asylrecht den Menschen zuteilwird, die sie auch benötigen. Ich glaube, diesen Obersatz können doch wir alle unterstreichen. Wir können es, wenn wir die aktuellen Migrationsbewegungen sehen, uns auch nicht länger leisten, dass die Hilfe denjenigen zuteilwird, die keinen Anspruch haben. <text:s/>Deshalb ist es so: Im Gegensatz zu Deutschland hat der ganz überwiegende Teil der EU-Mitgliedstaaten mittlerweile eine sehr restriktive Asylpolitik auf den Weg gebracht, beispielsweise die skandinavischen Länder, Frankreich, die Mittelmeerländer und Österreich. Die Bereitschaft für eine freiwillige Aufnahme tendiert gegen null. Der Tenor in Europa ist: Bloß keine weiteren Anreize schaffen. Die Ampelregierung will das nicht wahrhaben. Sie beschreitet in der Tat einen Sonderweg in Europa. Wir sind die Einzigen, die das so machen. Sie schafft weitere aufenthaltsrechtliche und sozialrechtliche Anreize. <text:s/>Herr Thomae, ich muss Ihnen mal deutlich sagen: Sie glauben doch nicht, wenn Sie ein paar Tausend Menschen die legale Einreise ermöglichen, dass dann der Migrationsdruck, der in der Welt besteht – es geht hier um über 100 Millionen Menschen –, beseitigt ist <text:s/>und die anderen 99,5 Millionen Menschen sagen: Wir wandern jetzt nicht mehr. – Das ist doch unlogisch. Das müssen Sie doch selbst einsehen. <text:s/>Schon im Januar ist Innenministerin Faeser ja einseitig mit einer Koalition der aufnahmebereiten Mitgliedstaaten vorgeprescht. Die Reaktion ging gegen null. Die große Mehrheit der Länder hat das abgelehnt. <text:s/>Dieser Sonderweg – ich weiß das durch viele Gespräche – schadet uns in Europa und international. <text:s/>Anstatt durch innenpolitische Asylexperimente neue Anreize zu schaffen, muss die Ampel endlich die europäischen und internationalen Baustellen angehen. Wir brauchen dringend das Grenzverfahren. Sprechen Sie mit Ihren Sozialdemokraten in Brüssel! Die sind gerade dabei, das nur noch als freiwillig auszugestalten. Wir brauchen dringend eine Wiederbelebung des EU-Türkei-Abkommens. Hunderttausend Menschen haben sich aktuell organisiert und warten auf die Möglichkeit, zu uns gekommen. Hier ist die Bundesregierung gefragt – nicht im innenpolitischen Klein-Klein, sondern international. <text:s/>Serbien ist zurzeit Dreh- und Angelpunkt, ein Hotspot im Ganzen. Die Drittstaatsangehörigen von 28 Ländern können visafrei einreisen. Serbien als Transitland guckt weg. Das macht im Moment auch den großen Druck auf der Balkanroute aus. Und – ich habe es gestern schon mal in der Debatte gesagt, aber das Thema ist ganz wichtig –: Es gibt anerkannte Asylbewerber in Italien, Griechenland und anderen Ländern. Die kommen zu uns, reisen legal ein, stellen hier einen Asylantrag, und unsere Gerichte sagen: Ihr könnt sie nicht mehr in die Länder zurückschicken, wo sie anerkannt sind, sondern ihr müsst hier ein neues Verfahren durchführen. – Was ist das denn für ein europäisches System? Hier erwarte ich Druck seitens der Bundesregierung und erwarte von ihr, diplomatisch und international tätig zu werden. <text:s/>Mit ihrem europäischen Sonderweg ist die Ampel zurzeit Teil des Problems und eben nicht die Lösung. <text:s/>Kommen Sie bitte zum Schluss, Herr Kollege. <text:s/>Komme ich. – Nehmen Sie Abstand von Ihren Asylexperimenten, und setzen Sie europäisch und international endlich die dringend erforderlichen Impulse! Zeigen Sie endlich Führung! Das erwarten die Mitgliedsländer von uns. <text:s/>Vielen Dank. <text:s/>Das Wort geht jetzt an die FDP-Fraktion, an Dr. Ann-Veruschka Jurisch.</text:p>
          </table:table-cell>
          <table:table-cell table:style-name="ce2" office:value-type="string" calcext:value-type="string">
            <text:p>Die kommen zu uns, reisen legal ein, stellen hier einen Asylantrag, und unsere Gerichte sagen: Ihr könnt sie nicht mehr in die Länder zurückschicken, wo sie anerkannt sind, sondern ihr müsst hier ein neues Verfahren durchführen. | Herr Thomae, ich muss Ihnen mal deutlich sagen: Sie glauben doch nicht, wenn Sie ein paar Tausend Menschen die legale Einreise ermöglichen, dass dann der Migrationsdruck, der in der Welt besteht – es geht hier um über 100 Millionen Menschen –, beseitigt ist <text:s/>und die anderen 99,5 Millionen Menschen sagen: Wir wandern jetzt nicht mehr. | Und – ich habe es gestern schon mal in der Debatte gesagt, aber das Thema ist ganz wichtig –: Es gibt anerkannte Asylbewerber in Italien, Griechenland und anderen Ländern. | Deshalb ist es so: Im Gegensatz zu Deutschland hat der ganz überwiegende Teil der EU-Mitgliedstaaten mittlerweile eine sehr restriktive Asylpolitik auf den Weg gebracht, beispielsweise die skandinavischen Länder, Frankreich, die Mittelmeerländer und Österreich. | Wir können es, wenn wir die aktuellen Migrationsbewegungen sehen, uns auch nicht länger leisten, dass die Hilfe denjenigen zuteilwird, die keinen Anspruch haben. | Anstatt durch innenpolitische Asylexperimente neue Anreize zu schaffen, muss die Ampel endlich die europäischen und internationalen Baustellen angehen. | – Nehmen Sie Abstand von Ihren Asylexperimenten, und setzen Sie europäisch und international endlich die dringend erforderlichen Impulse! | Auf der anderen Seite: Es ist natürlich wichtig, dass die Hilfe im Asylrecht den Menschen zuteilwird, die sie auch benötig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36106833815574646</text:p>
          </table:table-cell>
          <table:table-cell table:number-columns-repeated="1014"/>
        </table:table-row>
        <table:table-row table:style-name="ro1">
          <table:table-cell table:style-name="ce2" office:value-type="string" calcext:value-type="string">
            <text:p>161</text:p>
          </table:table-cell>
          <table:table-cell table:style-name="ce2" office:value-type="string" calcext:value-type="string">
            <text:p>22.03.2024</text:p>
          </table:table-cell>
          <table:table-cell table:style-name="ce2" office:value-type="string" calcext:value-type="string">
            <text:p>ID2016104100</text:p>
          </table:table-cell>
          <table:table-cell table:style-name="ce2" office:value-type="string" calcext:value-type="string">
            <text:p>Dr. Volker Ullrich (CDU/CSU)</text:p>
          </table:table-cell>
          <table:table-cell table:style-name="ce2" office:value-type="string" calcext:value-type="string">
            <text:p>Frau Präsidentin! Meine sehr verehrten Damen und Herren! Wir haben in dieser Sitzungswoche und in der vergangenen Zeit sehr oft über die herausragende sicherheitspolitische Bedeutung des Mittelmeers gesprochen. Auch bei diesem Mandat geht es darum, dass unsere Freiheit, Sicherheit und die Stabilität Europas auch davon abhängen, wie es uns gelingt, auf dem Mittelmeer selbst Stabilität und Sicherheit herbeizuführen. <text:s/>Wenn Sie sich die Südküste des Mittelmeers ansehen, dann haben Sie dort halbwegs stabile Staaten: Tunesien, Algerien, Marokko. Aber allein die Küstenlinie Libyens erstreckt sich geografisch etwa von Rom bis Izmir. Libyen ist ein Staat, der gespalten ist, der instabil ist, der dazu beiträgt, dass Menschenhändler und -schlepper ihr unwürdiges Geschäft auf dem Rücken von Flüchtlingen austragen können und Menschen in Lebensgefahr bringen, ein Staat, der durch seine Instabilität aber auch dazu beiträgt, dass ein Einfallstor besteht, die gesamte Sahelzone zu destabilisieren, weil Libyen im Süden an Niger, an den Tschad und an den Sudan grenzt und auch zu vermuten ist, dass Waffen direkt aus Libyen in den Tschad gelangen, wo im Oktober letzten Jahres ein Militärputsch stattfand. Das heißt: Wenn wir im Sinne unserer Sicherheit dafür Sorge tragen wollen, dass die gesamte Sahelzone stabil bleibt, dass Migration nicht als Waffe eingesetzt wird, dann müssen wir auch dafür Sorge tragen, dass Waffenschmugglern das Handwerk gelegt und dass das Waffenembargo der UN durchgesetzt wird. Und das geschieht durch die Umsetzung dieses Mandats. <text:s/>Es wäre von Vorteil, wenn wir das Mandat Irini mit Sea Guardian kombinieren könnten, weil eine EU-Mission und eine NATO-Mission zusammen schlagkräftiger wären, um den Waffenschmugglern das Handwerk zu legen. <text:s/>Ja, vor dem Hintergrund unserer europäischen Verantwortung ist es nicht gut, dass die Ausbildungskomponente, also die Ertüchtigung der libyschen Küstenwache, in diesem Mandatstext nicht mehr enthalten ist. Auch wenn es im Augenblick keine Vereinbarung mit dem libyschen Staat gibt, die Küstenwache auszubilden, so wäre es dennoch von Vorteil, wenn wir den gleichen Mandatstext zugrunde legen würden wie die Europäische Union. Es sollte hier keinen deutschen Sonderweg geben. <text:s/>Wir werden dennoch diesem Mandat zustimmen, weil wir überzeugt sind, dass dieses sicherheitspolitisch von großer Notwendigkeit ist. In diesen Küstengewässern ist das keine leichte Aufgabe. Deswegen gilt unser Dank allen Soldatinnen und Soldaten, die dieses Mandat auch unter Lebensgefahr umsetzen. <text:s/>Herzlichen Dank.</text:p>
          </table:table-cell>
          <table:table-cell table:style-name="ce2" office:value-type="string" calcext:value-type="string">
            <text:p>Das heißt: Wenn wir im Sinne unserer Sicherheit dafür Sorge tragen wollen, dass die gesamte Sahelzone stabil bleibt, dass Migration nicht als Waffe eingesetzt wird, dann müssen wir auch dafür Sorge tragen, dass Waffenschmugglern das Handwerk gelegt und dass das Waffenembargo der UN durchgesetzt wird. | Libyen ist ein Staat, der gespalten ist, der instabil ist, der dazu beiträgt, dass Menschenhändler und -schlepper ihr unwürdiges Geschäft auf dem Rücken von Flüchtlingen austragen können und Menschen in Lebensgefahr bringen, ein Staat, der durch seine Instabilität aber auch dazu beiträgt, dass ein Einfallstor besteht, die gesamte Sahelzone zu destabilisieren, weil Libyen im Süden an Niger, an den Tschad und an den Sudan grenzt und auch zu vermuten ist, dass Waffen direkt aus Libyen in den Tschad gelangen, wo im Oktober letzten Jahres ein Militärputsch stattfand.</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8905055522918701</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12300</text:p>
          </table:table-cell>
          <table:table-cell table:style-name="ce2" office:value-type="string" calcext:value-type="string">
            <text:p>Daniel Baldy (SPD)</text:p>
          </table:table-cell>
          <table:table-cell table:style-name="ce2" office:value-type="string" calcext:value-type="string">
            <text:p>Sehr geehrte Frau Präsidentin! Liebe Kolleginnen und Kollegen! Wie jetzt ja schon mehrfach betont wurde, wurde die Hisbollah im April 2020 in Deutschland verboten, nachdem der damalige Bundesinnenminister Horst Seehofer und seine Vorgänger leider viel zu lange untätig waren. Im Mai 2021 legte Seehofer dann nach: Drei Spendenvereine der Hisbollah in Deutschland wurden verboten. So weit, so gut. Aber die gegenwärtige Situation und die vergangenen Razzien und auch die heutige Debatte zeigen uns doch: Die Verbote wurden zwar ausgesprochen, aber wirklich umgesetzt wurden sie nie; vor allen Dingen an der Verfolgung der Mitglieder gab es nie ein wirkliches Interesse. Und das kennen wir ja leider so seit Jahren. <text:s/>Die Union war bei Verbotsforderungen immer sehr schnell – auch aktuell gerade wieder –, aber wenn es dann darum ging, diese Verbote auch nachhaltig durchzusetzen, beispielsweise Immobilien zu durchsuchen, Verbindungen offenzulegen, wenn es also an die richtige Arbeit ging, dann ist sie leider allzu oft nachlässig geworden. Da ging es ihr leider – das wurde schon angesprochen – häufiger um die schnelle „Bild“-Schlagzeile als um die richtige Arbeit. <text:s/>Das hat sich der ehemalige Bundesinnenminister auch selbst eingestanden. Das zeigen Antworten auf Anfragen der Grünen- und FDP-Bundestagsfraktion im Sommer 2021 zu den Folgen des Hisbollah-Verbots. Wurden beispielsweise Vermögen beschlagnahmt? Nein. Und auch an vielen anderen Stellen lautete eine der häufigsten Antworten der damaligen Bundesregierung und des damaligen Bundesinnenministers: Es liegen keine Erkenntnisse vor. <text:s/>Anderthalb Jahre nach dem Betätigungsverbot drängte sich schon damals der Eindruck auf, dass man im BMI nicht wirklich versucht hat, die Strukturen der Organisation ernsthaft aufzuklären oder zu zerschlagen. Und da muss ich ganz ehrlich sagen: Den Schuh, den Sie hier der Ampelkoalition versuchen anzuziehen, müssen Sie sich leider selber anziehen, liebe Unionsfraktion. <text:s/>Die gute Nachricht aber ist: Die aktuelle Bundesregierung und allen voran die Bundesinnenministerin, Nancy Faeser, tun genau das, sie gehen diesen Kampf an. Die Razzien der vergangenen Wochen unterstreichen genau das: Das Islamische Zentrum Hamburg wurde durchsucht, die Behörden werten die beschlagnahmten Datenträger aktuell gründlich aus, und weitere rechtsstaatliche Maßnahmen werden vorbereitet. <text:s/>Eines wird dabei ganz klar, liebe Union: Vereinsverbote sind eben keine Grundsatzprogramme, die man mal schnell lieblos hinschreibt, sondern solche Verbote müssen gut vorbereitet sein. Und mit den Durchsuchungen sind wir einem solchen Verbot schon ein gutes Stück nähergekommen; denn 54 durchsuchte Objekte Mitte November zeigen doch, wie weit verbreitet der Einfluss des IZH, wie lang der Arm des iranischen Regimes und auch der Hisbollah in Deutschland ist. Klar ist aber – da schließe ich mich dem Hamburger Innensenator Andy Grote an –: Die Zeit des Islamischen Zentrums Hamburg ist erkennbar abgelaufen, liebe Kolleginnen und Kollegen. <text:s/>Deshalb muss ich leider feststellen: Ihr Antrag kommt aus innenpolitischer Perspektive zu spät. Zu Ihren Forderungen in den Punkten 2 und 3, „Vereinsverbote … zu nutzen, um die Tätigkeit der Hisbollah und ihrer Vorfeldorganisationen in Deutschland zu erschweren“ sowie „die Finanzaktivitäten der Hisbollah in Deutschland zu unterbinden“: Das alles wird ja gerade schon von den Behörden geprüft. <text:s/>Die Frage ist doch: Wie trocknen wir die Hisbollah und andere islamistische Organisationen und vor allen Dingen deren Einflussnahme in Deutschland denn nachhaltig aus? Ja, richtig, wir tun es, indem wir Menschen, vor allem junge Menschen, dazu bringen, dass sie nicht mehr hingehen, dass sie sich nicht mehr von denen einfangen lassen. Dazu braucht es Perspektiven, dazu braucht es vor allen Dingen Islamismusprävention. Hier gibt es schon viele gute Initiativen und Projekte auf allen Ebenen, beispielsweise auch in meinem Heimatbundesland Rheinland-Pfalz. <text:s/>Wir haben ja in den letzten Wochen und Monaten sehr häufig über den Themenkomplex „Islamismusprävention und Prävention insgesamt“ gesprochen und uns gefragt: Wie können wir diese Projekte festigen? Wir können das beispielsweise auch mit dem Demokratiefördergesetz? Deshalb freue ich mich dann, wenn wir ganz konkret über Prävention reden, über ihre Zustimmung zum Demokratiefördergesetz, liebe Unionsfraktion. <text:s/>Zu guter Letzt: Der bekannte Vorwurf der extremen Rechten lautet ja immer wieder, durch die Migrationspolitik der Ampel oder auch der GroKo sei der Einfluss der Hisbollah in Deutschland gestiegen. Dem möchte ich eins entgegenhalten: Es war in der Vergangenheit nämlich gerade die extreme Rechte – nicht nur in Deutschland, sondern auch in anderen europäischen Ländern –, die der Hisbollah den Hof gemacht hat. <text:s/>Udo Voigt, ehemaliger NPD-Vorsitzender, reiste beispielsweise 2019 in den Libanon, um dort – Zitat – seine „Unterstützung für die wichtige Rolle der Hisbollah im Kampf gegen Terrorismus und die israelische Aggression“ auszudrücken. <text:s/>Vor diesem Hintergrund muss auch in der heutigen Debatte festgehalten werden: Wer wie die extreme Rechte mit dem Finger auf die demokratischen Fraktionen zeigt und ihnen eine Mitschuld für den Einfluss der Hisbollah in Deutschland gibt, dem kann man nur sagen: Wer im Glashaus sitzt, sollte nicht mit Steinen werfen. <text:s/>Herzlichen Dank. Schönen Abend! <text:s/>Der letzte Redner in dieser Debatte ist Paul Ziemiak für die CDU/CSU-Fraktion.</text:p>
          </table:table-cell>
          <table:table-cell table:style-name="ce2" office:value-type="string" calcext:value-type="string">
            <text:p>Zu guter Letzt: Der bekannte Vorwurf der extremen Rechten lautet ja immer wieder, durch die Migrationspolitik der Ampel oder auch der GroKo sei der Einfluss der Hisbollah in Deutschland gestie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9046120047569275</text:p>
          </table:table-cell>
          <table:table-cell table:number-columns-repeated="1014"/>
        </table:table-row>
        <table:table-row table:style-name="ro1">
          <table:table-cell table:style-name="ce2" office:value-type="string" calcext:value-type="string">
            <text:p>38</text:p>
          </table:table-cell>
          <table:table-cell table:style-name="ce2" office:value-type="string" calcext:value-type="string">
            <text:p>20.05.2022</text:p>
          </table:table-cell>
          <table:table-cell table:style-name="ce2" office:value-type="string" calcext:value-type="string">
            <text:p>ID203800400</text:p>
          </table:table-cell>
          <table:table-cell table:style-name="ce2" office:value-type="string" calcext:value-type="string">
            <text:p>Jan Ralf Nolte (AfD)</text:p>
          </table:table-cell>
          <table:table-cell table:style-name="ce2" office:value-type="string" calcext:value-type="string">
            <text:p>Sehr geehrte Frau Präsidentin! Sehr geehrte Damen und Herren! Das Mandat, das uns hier heute zur Abstimmung vorliegt, ist ja wirklich bemerkenswert. Schon in den ersten Sätzen steht ja drin, dass es vielleicht gar nicht funktionieren wird und wir es frühzeitig werden beenden müssen. Die Bundesregierung hat offensichtlich kein Vertrauen in das eigene Mandat; aber wir sollen heute auf dieser Grundlage schon mal 1 400 deutsche Soldaten nach Mali entsenden. Die Alternative für Deutschland wird das sicher nicht mitmachen. <text:s/>Ich will mal zwei Argumente aufgreifen, die von den Befürwortern dieses Mandats des Öfteren genannt werden. Das eine ist, dass wir nicht abziehen könnten aus Mali, weil dann ein Vakuum entstünde. Das mag ja sogar sein. In dem winzigen Teil Malis, den wir irgendwie kontrollieren, da könnte ein Vakuum entstehen. Aber dieses Argument, das können wir doch nur gelten lassen, wenn die Bundesregierung uns ein Konzept vorlegt, mit dem sich das perspektivisch mal ändert, sodass irgendwann mal der Tag kommt, an dem wir unsere Soldaten aus Mali wieder abziehen können und kein Vakuum mehr entsteht. Ein solches Konzept bleibt die Bundesregierung uns aber schuldig, sodass es heute im Kern darum geht, 1 400 Bundeswehrsoldaten nach Mali zu schicken, damit sie dort ausharren, und dass wir einfach mal das Beste hoffen – hoffen, dass sich einer findet, der die Luftnahunterstützung bereitstellt. Das ist verantwortungslos gegenüber unseren Soldaten. Wir stimmen heute mit Nein. <text:s/>Der andere Punkt, der manchmal genannt wird, ist, dass es zu Migrationsbewegungen von Mali aus nach Deutschland kommen könnte, wenn wir abziehen würden, oder dass vielleicht auch Terroristen herüberkommen. Da gibt es eine relativ einfache Lösung. Liebe Bundesregierung, machen Sie Ihren Job! Kontrollieren Sie, wer einwandert nach Deutschland! Schützen Sie die Grenzen! Das ist Ihr Auftrag, nicht der unserer Soldaten. <text:s/>Ich will mal ein paar Zahlen zu Mali nennen, weil ja alles so toll läuft, wie man schließen könnte aus Ihren Reden, die Sie hier gehalten haben. 2013 fing der Einsatz an. Da stand Mali auf Platz 19 des Globalen Terrorismus-Index. Vier Jahre später, 2017, stand Mali auf Platz 10. Und heute steht Mali auf Platz 7 des Globalen Terrorismus-Index. Diese Verschlechterung konnten wir nicht verhindern. 2020 gab es 393 Terrortote in Mali, ein Jahr später 574. Das ist eine Erhöhung von 46 Prozent. Terrororganisationen in Nord- und Zentralmali rekrutieren so erfolgreich neue Kämpfer wie nie zuvor. MINUSMA ist der gefährlichste UN-Einsatz mit 272 Toten; 2 davon waren Bundeswehrsoldaten. <text:s/>Wir reden hier über ein Land, das dreieinhalb mal so groß ist wie die Bundesrepublik Deutschland, und die Regierung meint, mit 300 zusätzlichen Soldaten könnten wir hier irgendwas bewegen, während gerade 5 000 französische Soldaten aus Mali wieder abziehen. Ich habe einen Vorschlag für alle, die meinen, wir müssten da deutsche Soldaten jetzt hinschicken: Gehen Sie in die nächste Kaserne, empfangen Sie ein G36, setzen Sie sich einen Helm auf, und dann fliegen Sie selbst nach Mali und lassen unsere Soldaten aus der Nummer mal raus! <text:s/>Nächster Redner: für die FDP-Fraktion Ulrich Lechte.</text:p>
          </table:table-cell>
          <table:table-cell table:style-name="ce2" office:value-type="string" calcext:value-type="string">
            <text:p>Der andere Punkt, der manchmal genannt wird, ist, dass es zu Migrationsbewegungen von Mali aus nach Deutschland kommen könnte, wenn wir abziehen würden, oder dass vielleicht auch Terroristen herüberkomm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97841215133667</text:p>
          </table:table-cell>
          <table:table-cell table:number-columns-repeated="1014"/>
        </table:table-row>
        <table:table-row table:style-name="ro1">
          <table:table-cell table:style-name="ce2" office:value-type="string" calcext:value-type="string">
            <text:p>170</text:p>
          </table:table-cell>
          <table:table-cell table:style-name="ce2" office:value-type="string" calcext:value-type="string">
            <text:p>17.05.2024</text:p>
          </table:table-cell>
          <table:table-cell table:style-name="ce2" office:value-type="string" calcext:value-type="string">
            <text:p>ID2017003000</text:p>
          </table:table-cell>
          <table:table-cell table:style-name="ce2" office:value-type="string" calcext:value-type="string">
            <text:p>Martina Renner (Die Linke)</text:p>
          </table:table-cell>
          <table:table-cell table:style-name="ce2" office:value-type="string" calcext:value-type="string">
            <text:p>Frau Präsidentin! Sehr geehrte Damen und Herren! Religiöser Fundamentalismus ist eine Gefahr für die Demokratie und die demokratische Gesellschaft. Das gilt für den gewaltbereiten Islamismus wie für alle Formen religiös begründeter Menschen- und Demokratieverachtung. Dazu zähle ich auch und ausdrücklich die Demonstrationen islamistischer Gruppen wie zuletzt in Hamburg, aber auch in Essen mit schwarzen Fahnen und der Forderung nach einem Gottesstaat. Gegen diese Aufmärsche sind bereits am 4. Mai – es ist hier schon mehrfach erwähnt worden – in Hamburg Hunderte Menschen der Zivilgesellschaft auf die Straße gegangen. Sie traten den Hasspredigern entgegen, die die Scharia über die Verfassung stellen und das Grundgesetz als Wertediktatur beschimpfen. Es braucht diese Zivilgesellschaft für einen wirksamen Einsatz gegen den Islamismus. Diese Zivilgesellschaft ist unsere stärkste Waffe, und wir sollten ihr unseren Dank aussprechen. <text:s/>Was wir nicht brauchen, sind solche scheinheiligen und populistischen Anträge. Scheinheilig ist der vorliegende Antrag – ich will es erklären –, weil auch die CDU/CSU im Kampf gegen den Islamismus versagt hat. Seit Langem ist doch offenkundig, welche Staaten islamistische und terroristische Gruppen und Netzwerke unterstützen. Weder die Türkei noch der Iran haben ernsthafte Konsequenzen zu befürchten. Türkische Islamisten und Faschisten wie die Grauen Wölfe verbreiten ihre Propaganda, bedrohen Menschen, und Abgeordnete lassen sich mit ihnen ablichten. Menschen, die sich dem IS-Faschismus entgegenstellen – die verfolgten Jesiden und Jesidinnen, die Kurden und Kurdinnen –, werden in diesem Land verfolgt und abgeschoben. An den Grenzposten der Türkei werden Flüchtlinge aufgehalten, während gleichzeitig Waffen und Terroristen ungehindert passieren. Und es ist die Union gewesen – vielleicht erinnern Sie sich nicht mehr –, <text:s/>die über Jahrzehnte das Wirken der türkischen Religionsbehörden in Deutschland befördert hat. <text:s/>Vor diesem Hintergrund sind Ihre aktuellen Forderungen nach Kontrolle der Finanzierung von Moscheen nicht glaubwürdig. Ja, vielleicht haben Sie das alles vergessen. Schauen Sie mal auf Ihre Sicherheitspolitik der letzten Jahre! <text:s/>Ich habe erläutert, warum Ihr Antrag scheinheilig ist. Ich will jetzt noch erläutern, warum Ihr Antrag populistisch ist. <text:s/>Ihr Antrag ist populistisch, weil er mit der Praxis der Sicherheitsbehörden, deren Bedürfnissen und dem, was gerade passieren muss, überhaupt nichts zu tun hat. Sie wollen nicht die Praxis der Sicherheitsbehörden verbessern. Sie wollen lediglich leere und zum Teil – das ist schon mehrfach erwähnt worden – verfassungsrechtlich bedenkliche Vorschläge in die politische Arena einbringen, nur um sich selbst zu profilieren. Das hilft niemandem in diesem Land, – <text:s/>Sie müssen bitte zum Schluss kommen. <text:s/>– der von Islamisten bedroht wird. <text:s/>Das sollte aber unsere Perspektive sein: an der Seite der Betroffenen zu stehen, immer da. <text:s/>Danke schön. <text:s/>Die letzte Rede in dieser Aussprache hält Helge Lindh für die SPD-Fraktion.</text:p>
          </table:table-cell>
          <table:table-cell table:style-name="ce2" office:value-type="string" calcext:value-type="string">
            <text:p>An den Grenzposten der Türkei werden Flüchtlinge aufgehalten, während gleichzeitig Waffen und Terroristen ungehindert passie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715148210525513</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33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Seit geschätzten acht, neun Jahren erlebe ich in Parlamenten – erst in einem Landesparlament, jetzt hier im Bundestag – sich endlos im Kreis drehende Debatten, aber keine entsprechenden Aktivitäten, um so ein Problem zu lösen. Wo lebe ich eigentlich? In welchem Land lebe ich? <text:s/>– Sie sind ja unzweifelhaft eine Frau; jedenfalls gehe ich davon aus. <text:s/>Sie wissen, dass wir durch diese Masseneinwanderung eine so große Anzahl von Straftaten haben, dass sich Frauen in allen Großstädten in Deutschland in der Dunkelheit nicht mehr auf die Straße trauen. <text:s/>Das ist die Wahrheit. Vielleicht begreifen Sie das mal. Das können Ihnen alle diese Damen erzählen. Mir erzählen sie es auch. <text:s/>52 636 sexuelle Übergriffe von 2017 bis 2023, um 70 Prozent angestiegen. 1 125 Frauen wurden letztes Jahr Opfer von Vergewaltigungen mit Todesfolge, <text:s/>durch Asylmigranten und nicht durch irgendjemand. Was ist aus diesem Land geworden, zu dem ich mich nach wie vor als Abgeordneter zu hundert Prozent bekenne, – <text:s/>Ihre Redezeit ist vorüber, Herr Farle. <text:s/>– in dem eine Innenministerin sogar noch lacht, wenn ein solches Thema hier behandelt wird? Mir vergeht da alles Lachen. Ich will, dass Sie mehr – <text:s/>Lieber Herr Farle, Ihre Redezeit ist vorbei. <text:s/>– machen für die Menschen in unserem Land. <text:s/>Danke. <text:s/>Der nächste Redner ist für die SPD-Fraktion Helge Lindh.</text:p>
          </table:table-cell>
          <table:table-cell table:style-name="ce2" office:value-type="string" calcext:value-type="string">
            <text:p>1 125 Frauen wurden letztes Jahr Opfer von Vergewaltigungen mit Todesfolge, <text:s/>durch Asylmigranten und nicht durch irgendjemand. | Sie wissen, dass wir durch diese Masseneinwanderung eine so große Anzahl von Straftaten haben, dass sich Frauen in allen Großstädten in Deutschland in der Dunkelheit nicht mehr auf die Straße trau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50407147407532</text:p>
          </table:table-cell>
          <table:table-cell table:number-columns-repeated="1014"/>
        </table:table-row>
        <table:table-row table:style-name="ro1">
          <table:table-cell table:style-name="ce2" office:value-type="string" calcext:value-type="string">
            <text:p>10</text:p>
          </table:table-cell>
          <table:table-cell table:style-name="ce2" office:value-type="string" calcext:value-type="string">
            <text:p>12.01.2022</text:p>
          </table:table-cell>
          <table:table-cell table:style-name="ce2" office:value-type="string" calcext:value-type="string">
            <text:p>ID201006500</text:p>
          </table:table-cell>
          <table:table-cell table:style-name="ce2" office:value-type="string" calcext:value-type="string">
            <text:p>Andrea Lindholz (CDU/CSU)</text:p>
          </table:table-cell>
          <table:table-cell table:style-name="ce2" office:value-type="string" calcext:value-type="string">
            <text:p>Sehr geehrte Frau Präsidentin! Sehr geehrte Damen und Herren! Liebe Kolleginnen und Kollegen! Frau Bundesministerin, Sie sind die erste Frau an der Spitze des Bundesinnenministeriums. Dazu gratuliere ich Ihnen über die Parteigrenzen hinweg, und ich wünsche Ihnen auch viel Erfolg. <text:s/>Sie übernehmen dieses wichtige Amt in unruhigen Zeiten. Der Rechtsextremismus ist derzeit eine zentrale Bedrohung für die Sicherheit in Deutschland; das hat auch Ihr Vorgänger Horst Seehofer immer wieder betont. Sie setzen das jetzt fort. Der Mord an Walter Lübcke, die Morde in Halle und auch in Hanau haben gezeigt, wie gefährlich der Rechtsterrorismus ist. Eines steht fest: Sie haben uns im Kampf gegen den Rechtsextremismus fest an Ihrer Seite. Aber für uns als Union ist es wichtig, dass der Kampf gegen jede Form von Extremismus entschlossen geführt wird. <text:s/>Wir haben in der letzten Wahlperiode viele Tausend neue Stellen bei der Bundespolizei, beim Bundeskriminalamt und beim Verfassungsschutz geschaffen, damit Extremisten und Kriminelle auf breiter Front bekämpft werden. Personal alleine aber reicht nicht aus; denn unsere Behörden brauchen auch moderne Befugnisse, um im digitalen Zeitalter erfolgreich ermitteln zu können. Im Koalitionsvertrag der Ampel steht hierzu aber rein gar nichts, <text:s/>und auch in Ihrer Rede haben Sie hierzu heute nichts gesagt. Der Koalitionsvertrag ist an dieser Stelle eher vom Misstrauen gegenüber unseren Sicherheitsbehörden geprägt. <text:s/>Ich stelle mir die Frage, wie der Verfassungsschutz seine Rolle als Frühwarnsystem unserer Demokratie erfüllen und extremistische Netzwerke aufklären soll, wenn Sie ihm genau diese Instrumente verweigern. <text:s/>Die Ampel will nämlich sinnvolle Befugnisse wie die Quellen-TKÜ und die Onlinedurchsuchung für den Verfassungsschutz und die Bundespolizei entweder einschränken oder weiterhin vollständig verhindern. <text:s/>Man muss sich mal vorstellen: Festnetztelefone dürfen in besonderen Fällen abgehört werden. Aber wenn der Extremist Whatsapp nutzt, dann soll der Verfassungsschutz außen vor bleiben. <text:s/>Das ist und bleibt realitätsfern. Ein entschlossener Kampf gegen Extremisten und Schwerkriminelle sieht in unserer digitalen Welt beileibe anders aus. <text:s/>Rechtsextremismus ist nicht die einzige Bedrohung für unser Land. Der Generalbundesanwalt führt aktuell weit über 500 Verfahren mit Bezug auf islamistischen Terrorismus. IS-Rückkehrer bilden ein massives Risiko, genau wie Verschwörungstheoretiker, die auf Coronademonstrationen mit absurden Erzählungen versuchen unseren Staat zu delegitimieren. Auch linksextremistische Gewalt und Angriffe auf Polizisten nehmen massiv zu. Unser Rechtsstaat muss nach allen Seiten hin wehrhaft und wachsam bleiben. Hier bitte ich Sie, Frau Bundesinnenministerin, das nicht nur in Worten anzukündigen, sondern auch in Taten umzusetzen. <text:s/>Sie haben ausgeführt, Sie wollen den Extremismus mit einem Demokratiefördergesetz bekämpfen und die Zivilgesellschaft noch mehr fördern. Ja, das ist nicht grundsätzlich falsch. Aber Sie sollten auch genau prüfen, wen Sie da fördern. Wir haben als Union immer gesagt: Extremismus darf man nicht mit Extremisten bekämpfen, und linke Gewalttäter der Antifa sind sicher keine Hilfe gegen Rechtsextremismus. <text:s/>Wir haben schon in der letzten Wahlperiode die Wiedereinführung der Demokratieklausel gefordert. Das hat Ihre Fraktion abgelehnt. Aber ein Bekenntnis zur Demokratie und zum Rechtsstaat ist gerade bei der politischen Bildung, bei der Sie heute angedeutet haben, dass sie Ihnen wichtig ist, extrem wichtig und auch bei der Extremismusprävention sicherlich nicht zu viel verlangt. <text:s/>Nachdem ich heute in einem Interview lesen konnte, dass Sie der Auffassung sind, dass im Bereich Extremismusbekämpfung zu wenig geschehen sei, will ich Ihnen nur kurz zurufen, dass das Kabinett der Vorgängerregierung bereits Ende 2020 zum Thema „Bekämpfung von Rechtsextremismus und Rassismus“ 89 Maßnahmen beschlossen und umgesetzt hat und den Einsatz von 1 Milliarde Euro für die Jahre 2021 bis 2024 als Sondermilliarde beschlossen hat. Ich empfehle Ihnen, sich genau anzuschauen, was schon alles auf den Weg gebracht worden ist, bevor Sie neue Maßnahmen vorantreiben. <text:s/>Das Waffenrecht wollen Sie anfassen, haben Sie heute gesagt. Es ist korrekt: Waffen gehören nicht in die Hand von Extremisten. – Ich will Ihnen aber nur sagen: Wir haben hier bereits sehr viel gemacht. Wir müssen schon aufpassen, dass wir ein Waffenrecht mit Augenmaß behalten <text:s/>und nicht die vielen Millionen redlichen Jäger und Schützen in Deutschland unter Generalverdacht stellen. <text:s/>Deshalb brauchen wir Augenmaß und keinen Aktionismus für die linke Galerie; auch da werden wir genau aufpassen. <text:s/>Ein letzter Punkt, den ich noch ansprechen will, ist die Steuerung und Begrenzung von Migration – eine der großen Aufgaben in der Innenpolitik. Die Union hat die Asylmigration deutlich begrenzt und gleichzeitig ein modernes Fachkräfteeinwanderungsgesetz umgesetzt. <text:s/>Ich will nur sagen: Das gilt im Übrigen für Talente mit und ohne Arbeitsvertrag; nur weil wir vorhin von Herrn Scholz gehört haben, das wäre nicht so. Ich empfehle Ihnen, erst mal die tatsächlichen Barrieren abzuschaffen, bevor Sie das Gesetz ändern, und dafür zu sorgen, dass wir mehr Fachkräfte aus Europa holen – da gibt es teilweise immer noch eine Jugendarbeitslosigkeit von 30 Prozent –, bevor wir wieder anfangen, die ganze Welt einzuladen. <text:s/>Deutschland ist nach wie vor Hauptzielland für irreguläre Migration. Bei uns steigen die Zahlen wieder. An den EU-Außengrenzen gehen sie wieder zurück. Ich habe mit Freude zur Kenntnis genommen, dass Sie sagen: Es darf keinen deutschen Alleingang geben. – Wenn ich dann aber Frau Baerbock höre, die uns sagt, wir hätten Italien alleine gelassen und jetzt müsste Deutschland wieder vorangehen, dann muss ich schon sagen: Ich frage mich ehrlich, wo Ihr Kompass ist. Und zu behaupten, Horst Seehofer und die vormalige Bundesregierung hätten Italien allein gelassen: Tut mir leid, das hat mit der Realität überhaupt nichts zu tun. <text:s/>Abschließend will ich noch darauf hinweisen, dass aktuell über 400 000 Personen in Deutschland mit Asylbezug offiziell arbeitslos gemeldet sind. Es ist schon ein großes Thema, dass wir nicht Asyl- und Arbeitsmigration miteinander vermischen. Genau das haben Sie aber vor. Sie wollen den Spurwechsel einführen. <text:s/>Eine solche Migrationspolitik schadet unserer Gesellschaft. Es spaltet unsere Gesellschaft. Was Sie damit wagen, ist kein Fortschritt, sondern Chaos, und davor kann ich nur warnen. <text:s/>Vielen Dank. <text:s/>Zu ihrer ersten Rede im Deutschen Bundestag hat nun die Kollegin Lamya Kaddor für die Fraktion Bündnis 90/Die Grünen das Wort.</text:p>
          </table:table-cell>
          <table:table-cell table:style-name="ce2" office:value-type="string" calcext:value-type="string">
            <text:p>Es ist schon ein großes Thema, dass wir nicht Asyl- und Arbeitsmigration miteinander vermischen. | Eine solche Migrationspolitik schadet unserer Gesellschaft. | Deutschland ist nach wie vor Hauptzielland für irreguläre Migration. | Abschließend will ich noch darauf hinweisen, dass aktuell über 400 000 Personen in Deutschland mit Asylbezug offiziell arbeitslos gemeldet sind. | Die Union hat die Asylmigration deutlich begrenzt und gleichzeitig ein modernes Fachkräfteeinwanderungsgesetz umgesetzt. | Ein letzter Punkt, den ich noch ansprechen will, ist die Steuerung und Begrenzung von Migration – eine der großen Aufgaben in der Innenpoliti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039095640182495</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6500</text:p>
          </table:table-cell>
          <table:table-cell table:style-name="ce2" office:value-type="string" calcext:value-type="string">
            <text:p>Thomas Seitz (fraktionslos)</text:p>
          </table:table-cell>
          <table:table-cell table:style-name="ce2" office:value-type="string" calcext:value-type="string">
            <text:p>Sehr geehrte Frau Präsidentin! Meine Damen und Herren! Der Begriff „islamistisch“ ist eine verharmlosende, westliche Wortschöpfung, um den Islam vom Blut des Terrors reinzuwaschen. Nur wenige Muslime sind Terroristen, aber jeder Terrorakt gegen Ungläubige ist immer vom Islam gedeckt, weil der Koran als gottgegeben gilt und Mohammed als Vorbild. <text:s/>Ein Verbot von radikal-islamischen Organisationen wie den deutschen Ablegern der Muslimbruderschaft ist deshalb mehr als dringlich. <text:s/>Mit der muslimischen Masseneinwanderung geht auch eine ständige Zunahme des Israel- und Judenhasses einher, zu beobachten gerade in Berlin mit der regelmäßigen Parole „Juden ins Gas“, <text:s/>und zwar schon lange vor den palästinensischen Gräueltaten vom 7. Oktober 2023 und dem versuchten Anschlag auf eine Berliner Synagoge. <text:s/>Die Präsidentin der Technischen Universität, Geraldine Rauch, zeigt deutlich, wie salonfähig Antisemitismus gerade unter Linken ist. <text:s/>Sie hatte einen Beitrag mit einem Bild, auf dem türkische Demonstranten dem israelischen Ministerpräsidenten Benjamin Netanjahu Hakenkreuze auf die Brust gemalt hatten, mit „Gefällt mir“ markiert. Das Kuratorium der TU stellte sich gleichwohl hinter Rauch. Welch ein Skandal! Zumal Studenten, die auf Sylt im Suff dumme Parolen grölen, von ihrer Universität gecancelt werden. <text:s/>Direkt vor der EU-Wahl hat der Bundestag über den politischen Islam debattiert, auf Antrag der Union, der Hauptschuldigen an der ungezügelten Masseneinwanderung durch die Preisgabe unserer Grenzen seit 2015. Liebe Unionskollegen, wenn Ihr Antrag vor einer Woche mehr war als reine Heuchelei und Wählertäuschung, dann müssen Sie heute zustimmen. <text:s/>Vielen Dank. <text:s/>Das Wort hat Helge Lindh für die SPD-Fraktion.</text:p>
          </table:table-cell>
          <table:table-cell table:style-name="ce2" office:value-type="string" calcext:value-type="string">
            <text:p>Direkt vor der EU-Wahl hat der Bundestag über den politischen Islam debattiert, auf Antrag der Union, der Hauptschuldigen an der ungezügelten Masseneinwanderung durch die Preisgabe unserer Grenzen seit 2015. | Mit der muslimischen Masseneinwanderung geht auch eine ständige Zunahme des Israel- und Judenhasses einher, zu beobachten gerade in Berlin mit der regelmäßigen Parole „Juden ins Gas“, <text:s/>und zwar schon lange vor den palästinensischen Gräueltaten vom 7.</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8237869143486023</text:p>
          </table:table-cell>
          <table:table-cell table:number-columns-repeated="1014"/>
        </table:table-row>
        <table:table-row table:style-name="ro1">
          <table:table-cell table:style-name="ce2" office:value-type="string" calcext:value-type="string">
            <text:p>110</text:p>
          </table:table-cell>
          <table:table-cell table:style-name="ce2" office:value-type="string" calcext:value-type="string">
            <text:p>16.06.2023</text:p>
          </table:table-cell>
          <table:table-cell table:style-name="ce2" office:value-type="string" calcext:value-type="string">
            <text:p>ID2011001200</text:p>
          </table:table-cell>
          <table:table-cell table:style-name="ce2" office:value-type="string" calcext:value-type="string">
            <text:p>Johannes Huber (fraktionslos)</text:p>
          </table:table-cell>
          <table:table-cell table:style-name="ce2" office:value-type="string" calcext:value-type="string">
            <text:p>Sehr geehrte Frau Präsidentin! Liebe Mitbürger! Eine nationale Sicherheitsstrategie muss im Sinne von Clausewitz umfassend, integriert, aber vor allem koordiniert sein, um uns nach der Zeitenwende – bis hin zu militärischen Konflikten – vorzubereiten. Eine erfolgreiche Strategie muss daher der Bundeskanzler – und nicht die Außenministerin – verantworten, um bereits heute Interessenkonflikte zu vermeiden. <text:s/>Eine Partnerschaft mit den USA ist für uns dabei notwendig, solange Deutschland und Europa sicherheitspolitisch nicht einen Schritt unabhängiger geworden sind. Diese Partnerschaft wird in Zukunft aber riskanter aufgrund der gestiegenen Kreditausfallrisiken der USA und deren Kalkül, relativ gesehen von einem globalen Decoupling zu profitieren. Mit der Zinswende sind dabei die Sicherheitsrisiken im schuldenbasierten Finanzsystem hervorgetreten. Damit der Bundeskanzler nicht bald erneut erklären muss, dass man sich diesbezüglich keine Gedanken machen solle, sage ich hier noch mal wie bereits vor der Bankenkrise, dass europäische Banken ihre Eigenkapitalquote und die EU-Staaten die gesetzliche Mindestreserve erhöhen müssen. <text:s/>Wenn wir uns schon von Russland als wichtigstem Rohstofflieferanten lösen, weil Putin strategisch die Einflusssphäre der Sowjetunion zurückerobern will, dann müssen wir unsere Investitionen in allen anderen rohstoffreichen Zukunftsregionen verstärken und den Export vor allem in bevölkerungsreiche Regionen wie Indien ausbauen. <text:s/>Insgesamt müssen wir uns aber aufgrund der riskanteren Lieferketten jetzt und in Zukunft vor allem auf eine stärkere nationale Autarkie besinnen. Dazu müssen wir uns befreien von jeglicher grüner Ideologie, vor allem bei der Energie- und bei der Lebensmittelfrage. <text:s/>In diesem Sinne – das ist mein letzter Punkt – sollten wir alle auf dem Radar haben, dass die Migration von autoritären Staaten als Waffe eingesetzt wird, um uns zu destabilisieren. Daher müssen wir uns endlich auch gegen diese hybride Kriegsführung wappnen. <text:s/>Vielen Dank. <text:s/>Dr. Nils Schmid hat jetzt das Wort für die SPD-Fraktion.</text:p>
          </table:table-cell>
          <table:table-cell table:style-name="ce2" office:value-type="string" calcext:value-type="string">
            <text:p>In diesem Sinne – das ist mein letzter Punkt – sollten wir alle auf dem Radar haben, dass die Migration von autoritären Staaten als Waffe eingesetzt wird, um uns zu destabilisie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133626461029053</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3600</text:p>
          </table:table-cell>
          <table:table-cell table:style-name="ce2" office:value-type="string" calcext:value-type="string">
            <text:p>Dr. Volker Ullrich (CDU/CSU)</text:p>
          </table:table-cell>
          <table:table-cell table:style-name="ce2" office:value-type="string" calcext:value-type="string">
            <text:p>Frau Präsidentin! Meine sehr verehrten Damen und Herren! Rouven Laur wurde von einem Islamisten ermordet, als er unsere Sicherheit und Freiheit geschützt hat. Es ist zu fragen, ob aus den islamistischen Terrortaten der letzten Jahre ausreichend Lehren gezogen wurden, um die Schutzverantwortung des Staates zu wahren. <text:s/>Zum Thema Meinungsfreiheit gilt: Sie ist weitreichend, schützt Kontroverses und sicher auch dann die Kritik, wenn Religion überschritten wird und eine fundamentalistische Ideologie wie der Islamismus kritisiert wird. Aber ich bin überzeugt, dass weder falsch verstandene Toleranz noch die Angst, dass die Falschen davon profitieren könnten, und schon gar nicht rechte Hassrede dieses Problem lösen. Damit werden wir keinen gesellschaftlichen Frieden schaffen. <text:s/>Es geht um Grundsätzliches: Meinungsfreiheit, Gleichheit für Mann und Frau, die Würde des Menschen. Wer das nicht akzeptiert, wendet sich gegen alles, was für das Zusammenleben in unserem Land unabdingbar ist. <text:s/>Wir können uns nicht damit abfinden, dass Kritiker des politischen Islams mit dem Tode bedroht werden oder ermordet werden, überall in Europa. <text:s/>Wir brauchen jetzt die politische Kraft, Islamismus zu bekämpfen: konsequente Migrationspolitik; Straftäter und Gefährder müssen auch nach Afghanistan und Syrien abgeschoben werden können; die Frage der Finanzierung islamistischer Vereinigungen ist zu klären; strafbare Inhalte im Netz müssen konsequent geahndet werden. <text:s/>Aber es ist nicht nur Politik. Unsere Gesellschaft benötigt die moralische und intellektuelle Kraft in der Auseinandersetzung mit dem politischen Islam. Dazu gehört, im Meinungsklima zu aktuellen Ereignissen Verhältnismäßigkeit zu wahren. Berechtigte Kritik am politischen Islam ist nicht per se rassistisch, wie das manche meinen. <text:s/>Meine Damen und Herren, kein Mensch wird als Islamist geboren. Menschen werden dazu. Wir dürfen unsere junge Generation nicht an islamistische Hassprediger verlieren. <text:s/>Wir brauchen dazu einen breiten Konsens in der Gesellschaft. Wir müssen die breite Mehrheit der friedliebenden Muslime in unserem Land schützen. Wir brauchen dazu aber auch die lauten Stimmen der Islamverbände. Wir brauchen alle, um das Gift des Islamismus in unserem Land zu bekämpfen. <text:s/>Es ist eine große gesellschaftliche und politische Aufgabe, der wir uns stellen müssen, weil es um das geht, was uns ausmacht: eine wertegebundene, freie und offene Gesellschaft.</text:p>
          </table:table-cell>
          <table:table-cell table:style-name="ce2" office:value-type="string" calcext:value-type="string">
            <text:p>Wir brauchen jetzt die politische Kraft, Islamismus zu bekämpfen: konsequente Migrationspolitik; Straftäter und Gefährder müssen auch nach Afghanistan und Syrien abgeschoben werden können; die Frage der Finanzierung islamistischer Vereinigungen ist zu klären; strafbare Inhalte im Netz müssen konsequent geahndet wer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64842677116394</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1800</text:p>
          </table:table-cell>
          <table:table-cell table:style-name="ce2" office:value-type="string" calcext:value-type="string">
            <text:p>Dr. Gottfried Curio (AfD)</text:p>
          </table:table-cell>
          <table:table-cell table:style-name="ce2" office:value-type="string" calcext:value-type="string">
            <text:p>Sehr geehrte Präsidentin! Meine Damen und Herren! Worum geht es? Ein ungebrochener Strom von asylfordernden Eindringlingen verletzt Deutschlands und Europas Grenzen, um hier widerrechtlich Wurzeln zu schlagen und sich versorgen zu lassen. <text:s/>Und da nach dem Islamistenmord von Mannheim bei der Ampel wieder die Darstellung von Betriebsamkeit angesagt ist, man aber an Unterbringung in Drittstaaten nicht heranwill und auch sonst nichts Wirkliches hat, will die Innenministerin die GEAS-Novelle hochjazzen, erzählt, das werde uns massiv entlasten. Aber die jüngste Neuauflage im Gemeinsamen Europäischen Asylsystem bietet nur kosmetische Korrekturen; Betriebsamkeit wird da vorgetäuscht. Als Kümmertruppe will erscheinen, was doch Trümmertruppe nur ist. <text:s/>Beschleunigte Grenzverfahren? Kommen für den Großteil der eintrudelnden Asylforderer erst gar nicht zur Anwendung. Klar, dass sich da schon numerisch nichts wesentlich ändert. Sekundärmigration innerhalb Europas nach Deutschland? Da wird dem berühmten Asyltourismus wieder kein wirksamer Riegel vorgeschoben. In Sonderheit die uferlose Kategorie „Allgemeiner subsidiärer Schutz ohne jede individuelle Betroffenheit“ gibt ein Aufnahmeversprechen für die Bevölkerungen ganzer Länder. Dass das längst nicht mehr finanzierbar ist, dass die Zahlen von mörderischen Messerattacken, grauenhaften Gruppenvergewaltigungen explodieren, dass die ganze soziale Infrastruktur längst nicht mehr mitmacht, <text:s/>dass das Bildungssystem darniederliegt – im Klassenzimmer heißt es: „Kann nit verstan“, während dort Mobbing, Islamismus und Frauenverachtung regieren –, all das hätte längst bedeuten müssen: Schluss! Schluss mit jedem proaktiven Import von immer weiteren Glücksrittern! Schluss mit dem Import aus Gegenden, die zivilisatorisch derart problematisch sind! <text:s/>Sie erleben sich als hofierte wachsende Gruppe. Da bleibt man unwillig. Da offenbart sich die ganze schöne Integration als reine Phantasmagorie. Gesetzeswidrige Traditionen sind da oft tief eingeschliffen und im Zweifelsfall wichtiger als unsere Regeln, und in Umfragen sagen sie das auch selber ganz offen, meine Damen und Herren. <text:s/>Sind wir denn nun zur Inkaufnahme all dieser verheerenden Missstände verpflichtet, wie uns die Missionare der Massenmigration glauben machen wollen? Die Wahrheit ist: Wer sein Fluchtland verlassen hat, ist danach kein Fliehender; er ist ein Reisender. Wer aus Syrien oder Afghanistan kommend dann von der Türkei nach Europa will, wer aus Nigeria kommt und dann von Nordafrika über das Mittelmeer will, ist kein Flüchtling; er ist ein Reisender. Die Zuschreibung „Flüchtling“ ist keine Eigenschaft der Person, sondern eine der Situation. <text:s/>Das mit Fleiß von interessierter Seite aufrechterhaltene Trugbild von Fliehenden an der Grenze der EU ist eine hundertprozentige Unwahrheit. Befragt, sagen viele Migranten selber ganz offen, sie suchten schlicht bessere Lebensbedingungen. Diese Reisenden haben nach Verlassen des vorgeblichen Fluchtlands natürlich keine Ansprüche in der EU oder gar in Deutschland auf Tolerierung illegalen Eindringens. Solch illegalem Eindringen ist vielmehr die Tür zu versperren, und das ist notwendig und legitim, meine Damen und Herren. <text:s/>Hilfsweise, solange diese einfache und fundamentale Wahrheit noch von interessierten Kreisen weggelogen wird, sind Verfahren und Unterbringung auch in Drittstaaten wie Ruanda möglich. Natürlich müssen dies keine Transitstaaten sein als Verbindungskriterium, hat doch Schutz nichts mit einem Reiseweg zu tun. Wer wie die Regierung solche Unterbringung in echten Drittstaaten blockiert, will allein die Ausbremsung des ganzen Modells. Und das legt auch die Interessen dieser Herrschaften bloß. Neben der fortschreitenden Mästung einer verfetteten Flüchtlingsindustrie <text:s/>ist es vor allem der Umbau der Wählerdemografie: weg von Deutschen, die noch ein Interesse an gedeihlicher Entwicklung ihres Vaterlands haben, hin zu einem komplett abhängigen und somit leicht führbaren Staatsprekariat, <text:s/>das selber mit genuin deutschen Interessen nichts am Hut hat. <text:s/>Und die Parteien des forcierten Migrantenimports lassen wissen: Mit deutschen Interessen nichts am Hut? Ja, da ist man bei ihnen auf dem Wahlzettel gut aufgehoben. Nicht nur sollen per Schuldenorgie für unbezahlbare Sozialleistungen Wähler gekauft werden. Nein, per Turboeinbürgerung sollen dann die Neubürger die Parteien der Schuldenkönige retten. Den Deutschen aber zieht man dafür ihr Land unter den Füßen weg. Wir lassen das nicht zu, meine Damen und Herren. <text:s/>Großbritannien aber und Dänemark zeigen, es ginge sehr wohl. Man exterritorialisiert den ganzen Asylzauber. Prompt fangen in England die Asylforderer an, sich dort über die Grenze nach Irland zu verdrücken. Dänemark hat das klare Ziel vorgegeben: null Asylzuwanderung. Das australische Modell sagt unmissverständlich: No way! Die osteuropäischen Staaten „bedanken“ sich gleich für die Menschen, die ihnen da geschenkt werden sollen, und sagen ganz offen, was sie von dem Ganzen halten, nämlich nichts. <text:s/>Großbritannien, Dänemark, Australien, Osteuropa: Dort überall ist man nicht mehr willens, das große Betrugsspiel länger mitzumachen, sind doch Senegal, Ghana, Ruanda lauter mögliche Auffangländer. Das wird ein Offenbarungseid, bei dem das Interesse oder eben Nichtinteresse an dortigem Schutz die tatsächliche Motivlage der Reisenden offenlegt. <text:s/>Natürlich müssen nicht nur neue Asylforderer dorthin verbracht werden, sondern auch unsere Abzuschiebenden, diese Ehrenmänner, die ihre Pässe wegwerfen, um sich so hier am deutschen Boden festzukrallen. <text:s/>Die rechtlichen Voraussetzungen: einfach zu schaffen, so denn der Wille dafür vorhanden ist. Aber tut die Regierung was? Man versichert: Wir wollen, wir haben verstanden, wir prüfen, wir kommen voran. – Oder, wenn die Regierung uns wirklich Angst machen will: Wir werden das zur Chefsache machen. <text:s/>Meine Damen und Herren, Wollen soll das neue Machen sein. Wer aber wie die Regierung nur von „schwierigen Problemen“ schwadroniert, will es einfach nicht, sondern will lieber weiter das deutsche Volk für all das bluten lassen. Inzwischen ist das leider allzu oft nicht mehr nur metaphorisch, sondern auch wörtlich zu verstehen. Wer sich diesem Modell verweigert, geht wahrhaftig über Leichen, meine Damen und Herren. <text:s/>Die AfD hat schon im Oktober 2022 ein zukunftsfähiges Asylsystem nach dem Vorbild Dänemarks gefordert unter Einbeziehung des Ruanda-Modells wie auch in unserem Antrag zur Reform des Gemeinsamen Europäischen Asylsystems vom Dezember 2023 und in unserem heutigen Antrag. Andere tun nun so, als würden sie das ernsthaft prüfen, wieder andere, als würden sie das ernsthaft fordern. Die Ampelparteien wollen es nicht. Und die Union? Will sie es ernsthaft umsetzen, was nur mit der AfD geht? Und das BSW? Wirft sich schon mal den Kartellparteien des Weiter-so an den Hals und offenbart BSW als „Bündnis So-weiter“. Wer will, dass der stetig weitere Zustrom von Migranten nach Deutschland aufhört, hat nur eine Option: die Alternative für Deutschland. <text:s/>Als Nächste hat das Wort für die Fraktion Bündnis 90/Die Grünen Lamya Kaddor.</text:p>
          </table:table-cell>
          <table:table-cell table:style-name="ce2" office:value-type="string" calcext:value-type="string">
            <text:p>Kommen für den Großteil der eintrudelnden Asylforderer erst gar nicht zur Anwendung. | Dänemark hat das klare Ziel vorgegeben: null Asylzuwanderung. | Neben der fortschreitenden Mästung einer verfetteten Flüchtlingsindustrie <text:s/>ist es vor allem der Umbau der Wählerdemografie: weg von Deutschen, die noch ein Interesse an gedeihlicher Entwicklung ihres Vaterlands haben, hin zu einem komplett abhängigen und somit leicht führbaren Staatsprekariat, <text:s/>das selber mit genuin deutschen Interessen nichts am Hut hat. | Wer aus Syrien oder Afghanistan kommend dann von der Türkei nach Europa will, wer aus Nigeria kommt und dann von Nordafrika über das Mittelmeer will, ist kein Flüchtling; er ist ein Reisender. | Man exterritorialisiert den ganzen Asylzauber. | Sekundärmigration innerhalb Europas nach Deutschland? | Sind wir denn nun zur Inkaufnahme all dieser verheerenden Missstände verpflichtet, wie uns die Missionare der Massenmigration glauben machen wollen? | Natürlich müssen nicht nur neue Asylforderer dorthin verbracht werden, sondern auch unsere Abzuschiebenden, diese Ehrenmänner, die ihre Pässe wegwerfen, um sich so hier am deutschen Boden festzukrallen. | Die AfD hat schon im Oktober 2022 ein zukunftsfähiges Asylsystem nach dem Vorbild Dänemarks gefordert unter Einbeziehung des Ruanda-Modells wie auch in unserem Antrag zur Reform des Gemeinsamen Europäischen Asylsystems vom Dezember 2023 und in unserem heutigen Antrag. | Aber die jüngste Neuauflage im Gemeinsamen Europäischen Asylsystem bietet nur kosmetische Korrekturen; Betriebsamkeit wird da vorgetäuscht. | Da wird dem berühmten Asyltourismus wieder kein wirksamer Riegel vorgeschoben. | Die Zuschreibung „Flüchtling“ ist keine Eigenschaft der Person, sondern eine der Situation. | Ein ungebrochener Strom von asylfordernden Eindringlingen verletzt Deutschlands und Europas Grenzen, um hier widerrechtlich Wurzeln zu schlagen und sich versorgen zu lassen. | Prompt fangen in England die Asylforderer an, sich dort über die Grenze nach Irland zu verdrück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993364453315735</text:p>
          </table:table-cell>
          <table:table-cell table:number-columns-repeated="1014"/>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7500</text:p>
          </table:table-cell>
          <table:table-cell table:style-name="ce2" office:value-type="string" calcext:value-type="string">
            <text:p>Stefan Seidler (fraktionslos)</text:p>
          </table:table-cell>
          <table:table-cell table:style-name="ce2" office:value-type="string" calcext:value-type="string">
            <text:p>Vielen Dank. – Frau Ministerin Faeser, nach Einführung der Grenzkontrollen am 16. September fällt die erste Bilanz an unserer nördlichsten Grenze, der zu Dänemark, sehr ernüchternd aus. Nach Einschätzung der GdP haben die Grenzkontrollen kaum dazu beigetragen, die illegale Migration zu begrenzen. Auch die Bundesbeamten bei uns im Norden mögen sich nicht richtig dazu äußern, ob die Kontrollen direkt am Grenzübergang überhaupt sinnvoller sind als Kontrollen im Hinterland. <text:s/>Zeitgleich lässt die Bundesregierung unter Bundeskanzler Scholz – zuletzt gestern – verlauten, dass diese Kontrollen so lange wie möglich fortgesetzt werden sollen, „sehr lange“, sagt er sogar. Frau Ministerin, wie passen die bei uns im Norden anscheinend unbegründeten und wenig zielführenden Grenzkontrollen mit einer Fortführung zusammen, und welche Konsequenzen ziehen Sie daraus?</text:p>
          </table:table-cell>
          <table:table-cell table:style-name="ce2" office:value-type="string" calcext:value-type="string">
            <text:p>Nach Einschätzung der GdP haben die Grenzkontrollen kaum dazu beigetragen, die illegale Migration zu begren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52773451805115</text:p>
          </table:table-cell>
          <table:table-cell table:number-columns-repeated="1014"/>
        </table:table-row>
        <table:table-row table:style-name="ro1">
          <table:table-cell table:style-name="ce2" office:value-type="string" calcext:value-type="string">
            <text:p>145</text:p>
          </table:table-cell>
          <table:table-cell table:style-name="ce2" office:value-type="string" calcext:value-type="string">
            <text:p>15.12.2023</text:p>
          </table:table-cell>
          <table:table-cell table:style-name="ce2" office:value-type="string" calcext:value-type="string">
            <text:p>ID2014506000</text:p>
          </table:table-cell>
          <table:table-cell table:style-name="ce2" office:value-type="string" calcext:value-type="string">
            <text:p>Detlef Seif (CDU/CSU)</text:p>
          </table:table-cell>
          <table:table-cell table:style-name="ce2" office:value-type="string" calcext:value-type="string">
            <text:p>Sehr geehrte Frau Präsidentin! Liebe Kolleginnen und Kollegen! <text:s/>„Angesichts der hohen Asylbewerberzahlen und der überlasteten Kommunen ist der SPD-Antrag <text:s/>– auf dem SPD-Bundesparteitag – <text:s/>zur Migrationspolitik realitätsfern und sendet das völlig falsche Signal.“ <text:s/>Dem Herrn Thomae kommt dieser Satz bekannt vor; der stammt nämlich von ihm. <text:s/>Und ihm ist vollkommen recht zu geben. <text:s/>Aber lassen wir uns nicht täuschen, Herr Thomae! Die FDP hat in den vergangenen beiden Jahren an den verkorksten Beschlüssen zur Migrationspolitik mitgewirkt. <text:s/>Durch das sogenannte Chancen-Aufenthaltsgesetz <text:s/>bekommen Personen, die uns jahrelang über ihre Identität getäuscht haben, ein Aufenthaltsrecht. Obwohl die Plätze in Integrationskursen und Sprachkursen sehr begrenzt sind und durch Ihre Kürzungen im Haushaltsbereich noch begrenzter werden, haben Sie Personen ohne Bleiberecht hier die Kurse geöffnet. <text:s/>Die FDP behauptet – und das ist die Krönung des Ganzen; das hört sich natürlich gut an –, das kanadische Modell sei im Bereich des Fachkräfteeinwanderungsgesetzes – Stichwort „Punktesystem“ – umgesetzt worden. Herr Thomae, was Sie gemacht haben, ist, durch Punkte zu ermöglichen, dass Leute ohne Qualifikation und ohne Sprachkenntnis hier nach Deutschland kommen. <text:s/>Das hat nichts mit dem kanadischen Modell zu tun. <text:s/>Bei der Einstufung sicherer Herkunftsstaaten – erinnern wir uns – waren Sie zunächst lange Zeit zögerlich, und dann haben Sie sich letztlich nur auf Moldau und Georgien begrenzt. <text:s/>Was ist mit Tunesien, Algerien, Marokko, Indien? Und der Präsident des BAMF hat auch noch weitere Ideen. Hier müssen Sie tätig werden! <text:s/>Monatelang – daran erinnern wir uns auch – haben Sie sich den Vorschlägen der Union versperrt, stationäre Grenzkontrollen auch zur Schweiz, zu Tschechien und nach Polen durchzuführen. Wir sehen doch, wie erfolgreich das jetzt ist. <text:s/>Der Bundeskanzler sprach in seiner Regierungserklärung davon, dass das Abkommen mit der Türkei wieder aufgenommen werden muss. Ja, worauf wartet er denn? Dass ein gebratener Truthahn in seinen Mund fliegt? Er hat Führungskraft zu beweisen. Er muss Strategie, Handeln und Einsatz zeigen. Also, Herr Bundeskanzler, wo ist Ihre Initiative für neue Verhandlungen mit der Türkei? <text:s/>Warum finden mit Kirgistan und Usbekistan Verhandlungen zu Migrationsabkommen statt, anstatt die zuwanderungsstärksten Länder in den Blick zu nehmen, wie den Irak? <text:s/>Wo bleibt das klare Signal der Ampel und insbesondere des Bundeskanzlers, dass unsere Leistungsgrenze schon seit Langem überschritten ist? Wann kommt in der aktuellen Lage denn endlich die Einstellung der freiwilligen Aufnahmeprogramme? Und wann beenden Sie den Familiennachzug in der jetzigen Form, anstatt ihn ausbauen zu wollen? <text:s/>– Damit Sie es auch verstehen, Frau Polat. <text:s/>Wir sehen: Unabhängig vom Gemeinsamen Europäischen Asylsystem gibt es viel zu tun, viele Maßnahmen. Vor allem sind Maßnahmen, die das Migrationsgeschehen noch verstärken, zu unterlassen, und dazu gehört auch die Turboeinbürgerung. <text:s/>Europäisch ist ein neuer Ansatz gefragt. Nur die grundsätzliche Verlagerung von Asylverfahren in sichere Drittstaaten, wie das jetzt auch der Entwurf des CDU-Grundsatzprogramms vorsieht, wird die irreguläre Migration nach unten bringen. <text:s/>Die aktuellen GEAS-Verhandlungen sehen ja nur vor, dass nach Ablehnung eines Asylantrags die Personen in einen sicheren Drittstaat verbracht werden können. <text:s/>Das wird nichts nutzen. Deshalb: Verfolgen Sie das Prinzip der sicheren Drittstaaten! Asylanträge sind nur dort durchzuführen. <text:s/>Ich sage Ihnen eines: Sollte die jetzige Bundesregierung dazu nicht in der Lage sein, wird die nächste unionsgeführte Bundesregierung das mit Nachdruck angehen. <text:s/>Vielen Dank. <text:s/>Das Wort hat Julian Pahlke für die Fraktion Bündnis 90/Die Grünen.</text:p>
          </table:table-cell>
          <table:table-cell table:style-name="ce2" office:value-type="string" calcext:value-type="string">
            <text:p>„Angesichts der hohen Asylbewerberzahlen und der überlasteten Kommunen ist der SPD-Antrag <text:s/>– auf dem SPD-Bundesparteitag – <text:s/>zur Migrationspolitik realitätsfern und sendet das völlig falsche Signal.“ <text:s/>Dem Herrn Thomae kommt dieser Satz bekannt vor; der stammt nämlich von ihm. | Warum finden mit Kirgistan und Usbekistan Verhandlungen zu Migrationsabkommen statt, anstatt die zuwanderungsstärksten Länder in den Blick zu nehmen, wie den Irak? | Die FDP hat in den vergangenen beiden Jahren an den verkorksten Beschlüssen zur Migrationspolitik mitgewirkt. | Die aktuellen GEAS-Verhandlungen sehen ja nur vor, dass nach Ablehnung eines Asylantrags die Personen in einen sicheren Drittstaat verbracht werden können. | Vor allem sind Maßnahmen, die das Migrationsgeschehen noch verstärken, zu unterlassen, und dazu gehört auch die Turboeinbürgerung. | Asylanträge sind nur dort durchzuführen. | Die FDP behauptet – und das ist die Krönung des Ganzen; das hört sich natürlich gut an –, das kanadische Modell sei im Bereich des Fachkräfteeinwanderungsgesetzes – Stichwort „Punktesystem“ – umgesetzt worden. | Nur die grundsätzliche Verlagerung von Asylverfahren in sichere Drittstaaten, wie das jetzt auch der Entwurf des CDU-Grundsatzprogramms vorsieht, wird die irreguläre Migration nach unten bringen. | Wir sehen: Unabhängig vom Gemeinsamen Europäischen Asylsystem gibt es viel zu tun, viele Maßnahm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648889362812042</text:p>
          </table:table-cell>
          <table:table-cell table:number-columns-repeated="1014"/>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6500</text:p>
          </table:table-cell>
          <table:table-cell table:style-name="ce2" office:value-type="string" calcext:value-type="string">
            <text:p>Dr. Christian Wirth (AfD)</text:p>
          </table:table-cell>
          <table:table-cell table:style-name="ce2" office:value-type="string" calcext:value-type="string">
            <text:p>Frau Präsidentin! Werte Kollegen! Herr Hartmann, ich muss Herrn Heck ein bisschen in Schutz nehmen vor dem, was Sie gerade ausgeführt haben. Die Software wurde vom Fraunhofer-Institut auf Herz und Nieren überprüft. Es hat festgestellt: Es gibt keine Blackbox und keine Backdoor. Von daher denke ich, dass das System relativ ausgereift ist. <text:s/>Wie lange es dauert, bis wir in Deutschland ein solches System auf die Reihe bekommen, gerade mit dieser neuen Deutschlandgeschwindigkeit, kann man kaum erahnen. Es wird Jahre dauern. Was in der Zwischenzeit passieren kann, sehen wir derzeit. Vor zwei Tagen wurden zwei Männer festgenommen, ein Asylant aus Afghanistan und ein tschetschenischer Asylant, 15 und 16 Jahre alt, die am heutigen Tag in Leverkusen auf dem Weihnachtsmarkt einen Anschlag mit einem Lastwagen verüben wollten. Danach wollten sie Ungläubige mit Benzin überschütten und anzünden. Heute ist herausgekommen, dass bereits am 21. November ein 20-jähriger Iraker, der erst seit einem Jahr als Schutzsuchender hier ist, festgenommen wurde, der auch Anschläge auf Weihnachtsmärkte geplant hat. Was haben diese Anschlagsversuche gemeinsam? Wir brauchen immer noch ausländische Geheimdienste, um darauf aufmerksam gemacht zu werden, dass solche Anschläge in Deutschland drohen. Damit muss endlich Schluss sein. <text:s/>Ein erster Schritt dazu ist die Einführung eines verfahrensübergreifenden Recherche- und Analysesystems, kurz: VeRA. Es ist ja nicht so, als sei das kurzfristig in die Welt gesetzt worden. Bereits im Jahre 2016 einigte sich die Innenministerkonferenz im Rahmen der „Saarbrücker Agenda zur Informationsarchitektur der Polizei als Teil der Inneren Sicherheit“ auf die „Schaffung einer gemeinsamen, modernen, einheitlichen Informationsarchitektur“, welche das Bundesinnenministerium mit dem Programm „Polizei 20/20“ bereits umgesetzt haben wollte. <text:s/>Nach einer europaweiten Ausschreibung des Landes Bayern erhielt der US-Softwarehersteller Palantir den Zuschlag. Die Software hatte sich insbesondere im Kampf gegen Terrorismus, Clankriminalität und Kinderpornografie bewährt. – So viel zu „Wir haben Zeit, eine eigene Software zu entwickeln“. <text:s/>Dem 2022 geschlossenen Rahmenvertrag des Landes Bayern mit Palantir können alle übrigen Bundesländer sowie der Bund ohne ein neues Vergabeverfahren beitreten. Stattdessen verhindert Innenministerin Faeser jedoch die Einführung auf Bundesebene – eine Entscheidung, die auf massive bundesweit geäußerte Kritik aus den Ermittlungsbehörden und den Gewerkschaften der Polizei stieß. Stattdessen soll eine eigene Software entwickelt werden. Wie teuer das wird und wie lange das dauert, kann keiner sagen. Und ob die selbstentwickelte Software am Ende mit der des US-Herstellers Palantir mithalten kann, darf leider bezweifelt werden. <text:s/>Ministerin Faeser, beenden Sie diesen Unsinn! Hören Sie endlich auf, den Ermittlungserfolg unserer Behörden zu sabotieren, und führen Sie endlich die Bundes-VeRA ein! Das sind Sie der Bevölkerung schuldig, vor allem den Opfern des islamistischen Terrors, der mit der Software hätte verhindert werden können. <text:s/>Ein Anschlag wie der islamistische Terroranschlag auf den Breitscheidplatz 2016 darf sich nicht wiederholen. Und es kann und darf nicht sein, dass wir uns hierbei auf die Hilfe aus dem Ausland verlassen müssen. <text:s/>Wie groß die Bedrohungslage ist, sehen wir quasi jeden Tag auf unseren Straßen seit dem Terrorangriff der Hamas auf Israel am 7. Oktober und den darauffolgenden Sympathiebekundungen Hunderttausender Menschen in diesem Land, Menschen, die hier nicht hingehören und die man niemals hätte illegal einreisen lassen dürfen. <text:s/>Wir alle wissen, wer hierfür verantwortlich ist. <text:s/>Vielen Dank und Glück auf! <text:s/>Das Wort hat Marcel Emmerich für Bündnis 90/Die Grünen.</text:p>
          </table:table-cell>
          <table:table-cell table:style-name="ce2" office:value-type="string" calcext:value-type="string">
            <text:p>Vor zwei Tagen wurden zwei Männer festgenommen, ein Asylant aus Afghanistan und ein tschetschenischer Asylant, 15 und 16 Jahre alt, die am heutigen Tag in Leverkusen auf dem Weihnachtsmarkt einen Anschlag mit einem Lastwagen verüben woll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50366711616516</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5800</text:p>
          </table:table-cell>
          <table:table-cell table:style-name="ce2" office:value-type="string" calcext:value-type="string">
            <text:p>Martin Hess (AfD)</text:p>
          </table:table-cell>
          <table:table-cell table:style-name="ce2" office:value-type="string" calcext:value-type="string">
            <text:p>Frau Präsidentin! Meine Damen und Herren! Liebe CDU/CSU, ich finde es zunächst einmal bemerkenswert, dass Sie den Themenpunkt Islamismus eigentlich erst morgen, am Freitag, aufsetzen lassen wollten. Dann haben Sie gesehen: Die AfD hat ihn mit namentlicher Abstimmung schon heute aufgesetzt. Und dann haben Sie ganz schnell dafür gesorgt, dass Ihr TOP Islamismus heute Morgen auch mit namentlicher Abstimmung aufgesetzt wird. <text:s/>Das kann man natürlich so machen. Aber ich sage Ihnen in aller Deutlichkeit: Sie können so viel parlamentarisch tricksen, wie Sie wollen: <text:s/>Der Bürger weiß ganz genau, dass es die CDU/CSU unter Kanzlerin Merkel war, die mit ihrer verheerenden Grenzöffnungspolitik den Islamismus in unser Land geholt hat. <text:s/>Sie tragen genauso viel politische Verantwortung für den islamistischen Terroranschlag in Mannheim wie diese Ampelkoalition. <text:s/>Herr Abgeordneter, gestatten Sie eine Frage oder Bemerkung aus der CDU/CSU-Fraktion? <text:s/>Sehr gerne, ja. <text:s/>Danke, Herr Hess, dass Sie die Frage zulassen. <text:s/>Ich will Sie einfach fragen, ob Sie bereit sind, zur Kenntnis zu nehmen, dass wir in der Tat unseren Antrag, den wir heute Morgen debattiert haben, erst morgen aufsetzen wollten, wir aber dann am Montagabend erfahren haben, dass morgen um 11 Uhr in Mannheim die Trauerfeier für den getöteten Polizisten ist. Deswegen: Es gebietet sich, glaube ich, dass man nicht parallel zu einer solchen Trauerfeier einen solchen Antrag stellt. <text:s/>Deswegen bedanke ich mich insbesondere bei den Kolleginnen und Kollegen der Ampelfraktionen, dass sie zugestimmt haben, dass wir den Antrag von morgen auf heute vorziehen konnten. – Ich frage Sie, ob Sie bereit sind, das zur Kenntnis zu nehmen. <text:s/>Sehr geehrter Herr Throm, also, ich bin Ihnen ja dankbar, wenn Sie solche Hinweise geben. Aber Fakt ist doch zweifelsfrei eines: Sie haben einen neuen Antrag heute eingebracht, <text:s/>und zwar nicht zur ersten Lesung, sondern Sie haben ihn mittels Sofortabstimmung einer namentlichen Abstimmung zugeführt, <text:s/>um zu bewirken, dass Sie zu diesem Thema vor uns eine namentliche Abstimmung machen können. <text:s/>Insofern bleibt die Tatsache bestehen, dass es ursprünglich anders geplant war und Sie es jetzt anders haben aufsetzen lassen. <text:s/>Ich lasse Ihnen ja Ihren Glauben; aber es muss doch erlaubt sein, das hier entsprechend darzustellen. <text:s/>Der Bürger muss sich doch ein Bild von Ihrer Vorgehensweise machen können. Ich sage es noch mal: Sie können so viel parlamentarisch tricksen, wie Sie wollen: Der Bürger weiß, was Sache ist. <text:s/>Sie haben doch jetzt auch die Möglichkeit, zu beweisen, dass Ihr Kampf gegen den Islamismus nicht nur, wie sonst üblich, billiger Populismus ist, sondern Sie können doch heute auch unserem Antrag zustimmen. <text:s/>Wir haben nämlich Ihrem Antrag heute Morgen zugestimmt, weil es uns um die Sache, weil es uns um eine schnellstmögliche Verbesserung der Sicherheitslage in Deutschland geht. <text:s/>Wir werden jetzt sehen, was Sie machen. Wenn Sie nämlich hingehen und unseren Antrag nicht annehmen, dann weiß jeder Bürger in diesem Land, dass es Ihnen hier nicht um die Verbesserung der Sicherheitslage geht. <text:s/>Es geht Ihnen einzig und allein um billigen Populismus. Wer CDU oder CSU wählt, der bekommt grüne Politik wie in Nordrhein-Westfalen, und das brauchen wir in Deutschland nicht. <text:s/>Das, was man heute wieder von der SPD, von der FDP, von den Grünen hört: Also, mit Verlaub, das ist einfach unerträglich; immer nur die gleichen hohlen Phrasen. Es wird immer nur geredet, aber nicht gehandelt, und zwar nicht, weil ein Handeln nicht möglich wäre, sondern weil Sie einfach nicht handeln wollen. Denn das ist der Kern des Problems bei den Debatten in diesem Haus: <text:s/>Sie stellen aus ideologischen Gründen den Schutz von islamistischen und ausländischen Gewaltverbrechern über die Sicherheit unserer eigenen Bürger. <text:s/>Das ist nicht nur unerträglich, sondern auch inakzeptabel. Dafür haben Sie bei der Europawahl zu Recht Ihre Quittung erhalten. <text:s/>Dass Ihnen die Sicherheit unserer Bürger völlig egal ist, beweist doch die Bundesinnenministerin fortwährend. Ich erinnere an den Fall, als in Illerkirchberg in Baden-Württemberg ein Afghane an einer schrecklichen Gruppenvergewaltigung einer 14-Jährigen beteiligt war, der allen Ernstes nach Verbüßung der kurzen Haftstrafe wieder genau in dieser Gemeinde untergebracht worden ist. Allein dieser Umstand ist ja schon eine Verhöhnung des Vergewaltigungsopfers und der Sicherheitsbedürfnisse der Bürger dieser Gemeinde. <text:s/>Aber die Bundesinnenministerin hat eben noch einen draufgesetzt: Sie hat sich explizit geweigert, diesen Straftäter nach Afghanistan abzuschieben. Und die AfD ist nicht bereit, diese Verweigerung essenzieller Schutzmaßnahmen weiter hinzunehmen. <text:s/>Der Islamismus breitet sich in unserem Land mit rasender Geschwindigkeit immer weiter aus. Die Zahl der Opfer des islamistischen Terrors wird immer größer. Der Polizeibeamte Rouven Laur konnte nur deshalb von einem barbarischen Islamisten ermordet werden, weil die völlig verfehlte Migrationspolitik in unserem Land – und zwar völlig egal, ob ehemals unter Führung der CDU/CSU oder jetzt unter der Ampel – es zulässt, dass eine große Zahl an Islamisten in unser Land kommt und trotz eines abgelehnten Asylbewerberbescheids diese unser Land nicht verlassen müssen. <text:s/>Das ist unfassbares Staatsversagen, und damit muss endlich Schluss sein. <text:s/>Denn der Messerterror findet immer öfter statt. Erst am Montag wurde wieder eine unschuldige Frau Opfer eines Afghanen, der ihr mit einem Messer in Kopf und Hals stach. Wir brauchen jetzt endlich eine Sicherheitspolitik, die den Ernst der Lage erkennt, die richtigen sicherheitspolitischen Prioritäten setzt und dem Islamismus mit aller Härte und Entschlossenheit – – <text:s/>Herr Abgeordneter – ich habe die Uhr angehalten –, gestatten Sie eine Frage oder Bemerkung der Abgeordneten Kaddor? <text:s/>Ja, bitte. <text:s/>Haben Sie gerade „Lohberger Brigade“ gerufen? <text:s/>Das habe ich hier sehr genau gehört. Erklären Sie mir, warum Sie „Lohberger Brigade“ hier reinrufen? – Dann erklären Sie, Herr Hess, mir, warum einer Ihrer Kollegen hier „Lohberger Brigade“ reinruft; erstens. <text:s/>Zweitens weise ich hier mit Vehemenz zurück, dass nur irgendeiner in der Ampel irgendeine Verantwortung für den Tod von Rouven Laur trägt. <text:s/>Wir sind erschüttert über diesen Tod und weisen mit Vehemenz das Narrativ zurück, das Sie hier verbreiten. <text:s/>– Lassen Sie mich aussprechen; Sie können auch gleich selber drankommen. <text:s/>Es ist auch unanständig, was Sie hier machen. Es gibt Hinterbliebene dieses Opfers. Ich glaube, dieser Fall ist wirklich nicht geeignet, um uns als Gesellschaft hier zu spalten und uns auf die Seite des Täters zu stellen, den wir hier nicht ertragen wollen; niemand will einen Islamisten hier ertragen. Das möchte ich hier deutlich sagen, und ich finde, das sollten Sie wahrnehmen; einerseits. <text:s/>Andererseits würde ich schon gerne von Ihnen wissen – Sie haben gerade behauptet, wir würden Islamisten ins Land lassen –: Dieser afghanische Mörder, erklären Sie mir doch mal – das müssen Sie jetzt einmal ausführen, bitte –, wo der islamistisch war, als er ins Land durfte, übrigens unter einer anderen Regierung als unserer. Aber da möchte ich Sie von der Union explizit in Schutz nehmen. Es gab überhaupt keinerlei Erkenntnisse darüber, dass dieser Mann irgendwie islamistisch aktiv oder motiviert war. <text:s/>Also, erklären Sie mir, wie Sie diese Aussage hier treffen können. Woher kommt die? <text:s/>Frau Kaddor, zunächst mal können Sie zurückweisen, was Sie wollen. Sie haben damals als politische Kraft diese völlig verfehlte Migrationspolitik der CDU/CSU unterstützt. <text:s/>Sie tragen damit – und dabei bleibt es – auch an dem islamistischen Terroranschlag in Mannheim Mitverantwortung. <text:s/>Deswegen habe ich mir von Ihnen auch keine Belehrungen darüber geben zu lassen, was unanständig ist und was nicht. Unanständig ist eine Migrationspolitik, die Islamisten in großer Zahl hier reinführt und dann zu Todesopfern bei unschuldigen Bürgern führt. <text:s/>Wenn sich hier einer zu schämen hat, Frau Kaddor, dann sind Sie das, aber nicht wir. <text:s/>– Sie dürfen Ihre Frage stellen, wie Sie sie für richtig halten. Aber ich beantworte sie, wie ich es für richtig halte – damit wir das auch mal klargestellt haben. <text:s/>Ich fahre fort. – Falls es Ihnen noch nicht aufgefallen sein sollte: Die Islamisten lachen über die derzeitige Schwäche unseres Staates. Das muss sofort beendet werden. Der Islamismus braucht eine harte und klare Antwort. Deshalb sind unsere Maßnahmen auch umzusetzen. Wer sich dem verweigert – das verspreche ich Ihnen –, der wird sich im September bei den Landtagswahlen im Osten ein weiteres blaues Auge holen. <text:s/>Das Wort hat der Kollege Marcel Emmerich für die Fraktion Bündnis 90/Die Grünen.</text:p>
          </table:table-cell>
          <table:table-cell table:style-name="ce2" office:value-type="string" calcext:value-type="string">
            <text:p>Der Polizeibeamte Rouven Laur konnte nur deshalb von einem barbarischen Islamisten ermordet werden, weil die völlig verfehlte Migrationspolitik in unserem Land – und zwar völlig egal, ob ehemals unter Führung der CDU/CSU oder jetzt unter der Ampel – es zulässt, dass eine große Zahl an Islamisten in unser Land kommt und trotz eines abgelehnten Asylbewerberbescheids diese unser Land nicht verlassen müssen. | Sie haben damals als politische Kraft diese völlig verfehlte Migrationspolitik der CDU/CSU unterstützt. | Unanständig ist eine Migrationspolitik, die Islamisten in großer Zahl hier reinführt und dann zu Todesopfern bei unschuldigen Bürgern füh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216139078140259</text:p>
          </table:table-cell>
          <table:table-cell table:number-columns-repeated="1014"/>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2400</text:p>
          </table:table-cell>
          <table:table-cell table:style-name="ce2" office:value-type="string" calcext:value-type="string">
            <text:p>Nina Warken (CDU/CSU)</text:p>
          </table:table-cell>
          <table:table-cell table:style-name="ce2" office:value-type="string" calcext:value-type="string">
            <text:p>Frau Präsidentin! Liebe Kolleginnen und Kollegen! Bei mir zu Hause haben wir einen sehr engagierten Landrat. Als im Sommer 2015 der Flüchtlingsstrom begann, quartierte er in dem 7 000-Einwohner-Ort Hartheim in einer leerstehenden Kaserne 700 Geflüchtete ein. Der Kreis nahm damals wesentlich mehr Menschen auf, als notwendig gewesen wäre. Er warb für diesen Kurs, und viele Freiwillige unterstützten ihn und halfen mit großem Engagement bei der Integration der Geflüchteten. Viele Menschen, die damals kamen, sind inzwischen in unserer Gemeinschaft angekommen. <text:s/>Und heute? Heute sagt genau dieser Landrat, der viele Erfolgsgeschichten zu berichten hat: Wir haben nicht mehr die Kraft, die Menge des Zuzugs zu bewältigen. – Er wurde gestern zum Präsidenten des Deutschen Landkreistages gewählt. An dieser Stelle: Herzlichen Glückwunsch, Achim Brötel, und viel Erfolg! <text:s/>Auch der Deutsche Landkreistag fordert ein Gesamtkonzept für eine grundlegend andere Migrationspolitik. <text:s/>Liebe Kolleginnen und Kollegen, Stimmen wie diese hören wir, hören Sie tagtäglich in den Kommunen. Die Menschen in ganz Deutschland spüren: Mehr geht einfach nicht. Wir haben die Kontrolle über die Einwanderung verloren. <text:s/>Unsere Kommunen sind am Limit, die hohe Zahl der Asylsuchenden überfordert sowohl unsere Aufnahme- als auch unsere Integrationsmöglichkeiten. <text:s/>Fakt ist leider auch, dass neben den vielen Hunderttausenden Menschen, die dankbar dafür sind, dass sie bei uns Schutz gefunden haben, eben auch viele Menschen gekommen sind, die unsere Werte und unsere Gesetze ablehnen; das schlägt sich auch in der Polizeilichen Kriminalstatistik deutlich nieder. Es ist also höchste Zeit, dass die Bundesregierung das erkennt und handelt. Wir brauchen Maßnahmen, die wirken. Wir brauchen diese Maßnahmen jetzt, damit unsere Bürger sehen, dass wir ihre Sorgen ernst nehmen. Wir brauchen diese Maßnahmen auch, um wieder Herr der Lage zu werden. <text:s/>Systematische Grenzkontrollen und konsequente Zurückweisungen sind das, was es jetzt zur Begrenzung der illegalen Migration und zum Schutz vor dem islamistischen Terror braucht. <text:s/>Sehr geehrte Damen und Herren, die Reduzierung von Zuwanderung ist aber kein Selbstzweck. Sie dient dem Aufrechterhalten der staatlichen Ordnung, der Sicherheit der Bevölkerung, dem gesellschaftlichen Zusammenhalt und eben nicht zuletzt auch der gelingenden Integration. Wenn zu viele Menschen in unser Land kommen, werden wir letztere schlichtweg nicht schaffen. <text:s/>Sehr geehrte Damen und Herren, lassen Sie uns die Debatte zu diesem Etat, zu dem auch der Bereich der Integrationsbeauftragten gehört – wir haben sie gerade gesehen; es gibt sie wirklich –, nutzen, um einen Blick auf diejenigen zu werfen, die schon im Land sind. Da gibt es nämlich genügend Herausforderungen: knapp 600 000 Asylbewerber und 1,1 Millionen Flüchtlinge aus der Ukraine allein in den Jahren 2022 und 2023, über 140 000 Asylanträge bis Juli dieses Jahres, gut 500 000 Menschen, die hier ein Bleiberecht haben, die arbeiten könnten, es aber nicht tun. Und nur etwa die Hälfte der Flüchtlinge, die an einem Integrationskurs teilnehmen, schließen diesen auch erfolgreich ab. <text:s/>Um sich um all diese Herausforderungen zu kümmern, meine Damen und Herren, um den Menschen, aber auch den Kommunen vor Ort, die die Herausforderungen bewältigen müssen, eine Stimme zu geben, gibt es eine Integrationsbeauftragte. Leider hört man von ihr dazu gar nichts. Daran ändert auch der kurze Auftritt eben nichts. Keine Antworten auf diese Fragen. Kein Aufschrei, wenn der Ansatz für Integrationskurse im Haushalt des BMI um die Hälfte gestrichen wird. Merkt sie überhaupt, dass ihr eigener Etat von Jahr zu Jahr schrumpft? Wenn sich Frau Alabali-Radovan überhaupt einmal äußert, dann zu den Themen Rassismus oder Antidiskriminierung. Schöne Posts gibt es dazu in den sozialen Medien. Bezeichnend ist im Übrigen, dass der letzte gesetzlich vorgesehene Bericht der Integrationsbeauftragten den Titel „Rassismus in Deutschland: Ausgangslage, Handlungsfelder, Maßnahmen“ trug, und das im Jahr 2023, in dem gut 350 000 Personen einen Asylantrag in Deutschland gestellt haben. Was ist das denn für ein Amtsverständnis, Frau Staatsministerin? <text:s/>Dabei, sehr geehrte Damen und Herren, brauchen wir Mittel für gelingende Integration. Wir dürfen die Träger und Verantwortlichen vor Ort nicht alleinlassen. Fakt ist: Mit den im Haushalt vorgesehenen Mitteln wird es im Jahr 2025 keine Sprachkurse mehr geben. Dann wird auch der vielbeschworene Jobturbo zu einem Flopturbo; denn die Menschen werden ohne Sprachkenntnisse keine Anstellung finden. <text:s/>Kein Wort des Widerspruchs von der Staatsministerin; es geht ja auch nicht um Rassismus. Die Schließung von Einrichtungen und der Wegfall von Integrationskursen werden sehenden Auges in Kauf genommen. <text:s/>Noch ein weiteres Beispiel der integrationspolitischen Geisterfahrt der Ampel: die Streichung des Bundesprogramms „Sprach-Kitas“ im vergangenen Jahr. Das ist auch für Kinder mit Migrationshintergrund eine wahre Katastrophe, liebe Kolleginnen und Kollegen. Ergebnis unserer Politik sollte nicht sein, dass Migranten ohne Deutschkenntnisse, ohne Perspektive und ohne Beschäftigung zu Hause sitzen. So kann Integration definitiv nicht gelingen. <text:s/>Und die nächste Rednerin ist Joana Cotar.</text:p>
          </table:table-cell>
          <table:table-cell table:style-name="ce2" office:value-type="string" calcext:value-type="string">
            <text:p>Systematische Grenzkontrollen und konsequente Zurückweisungen sind das, was es jetzt zur Begrenzung der illegalen Migration und zum Schutz vor dem islamistischen Terror braucht. | Als im Sommer 2015 der Flüchtlingsstrom begann, quartierte er in dem 7 000-Einwohner-Ort Hartheim in einer leerstehenden Kaserne 700 Geflüchtete ein. | Das ist auch für Kinder mit Migrationshintergrund eine wahre Katastrophe, liebe Kolleginnen und Kollegen. | Und nur etwa die Hälfte der Flüchtlinge, die an einem Integrationskurs teilnehmen, schließen diesen auch erfolgreich ab. | Sehr geehrte Damen und Herren, die Reduzierung von Zuwanderung ist aber kein Selbstzweck. | Bezeichnend ist im Übrigen, dass der letzte gesetzlich vorgesehene Bericht der Integrationsbeauftragten den Titel „Rassismus in Deutschland: Ausgangslage, Handlungsfelder, Maßnahmen“ trug, und das im Jahr 2023, in dem gut 350 000 Personen einen Asylantrag in Deutschland gestellt haben. | Auch der Deutsche Landkreistag fordert ein Gesamtkonzept für eine grundlegend andere Migrationspolitik. | Wir haben die Kontrolle über die Einwanderung verloren. | Da gibt es nämlich genügend Herausforderungen: knapp 600 000 Asylbewerber und 1,1 Millionen Flüchtlinge aus der Ukraine allein in den Jahren 2022 und 2023, über 140 000 Asylanträge bis Juli dieses Jahres, gut 500 000 Menschen, die hier ein Bleiberecht haben, die arbeiten könnten, es aber nicht tun. | Unsere Kommunen sind am Limit, die hohe Zahl der Asylsuchenden überfordert sowohl unsere Aufnahme- als auch unsere Integrationsmöglichkeit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3408312201499939</text:p>
          </table:table-cell>
          <table:table-cell table:number-columns-repeated="1014"/>
        </table:table-row>
        <table:table-row table:style-name="ro1">
          <table:table-cell table:style-name="ce2" office:value-type="string" calcext:value-type="string">
            <text:p>167</text:p>
          </table:table-cell>
          <table:table-cell table:style-name="ce2" office:value-type="string" calcext:value-type="string">
            <text:p>26.04.2024</text:p>
          </table:table-cell>
          <table:table-cell table:style-name="ce2" office:value-type="string" calcext:value-type="string">
            <text:p>ID2016706300</text:p>
          </table:table-cell>
          <table:table-cell table:style-name="ce2" office:value-type="string" calcext:value-type="string">
            <text:p>Martin Reichardt (AfD)</text:p>
          </table:table-cell>
          <table:table-cell table:style-name="ce2" office:value-type="string" calcext:value-type="string">
            <text:p>Frau Präsidentin! Anwesende Damen und Herren! Liebe Zuschauer! Der Freiwilligendienst durch Jugendliche ist eine wichtige Institution geworden. Viele relevante Bereiche unserer Gesellschaft wären vor Probleme gestellt, wenn es ihn nicht mehr gäbe. Das allein rechtfertigt, dass wir uns in vertiefterer Form mit seinen Herausforderungen befassen, als dies bisher der Fall war. <text:s/>Das gilt auch deswegen, weil die Bedingungen, unter denen junge Menschen heute diesen Dienst leisten, wahrlich nicht immer dankbare sind. Das betrifft zum Beispiel den öffentlichen Nah- und Fernverkehr. Wer als junger Mensch kein Auto hat, der kann sich auf die vom sogenannten ÖPNV eigentlich gewährleistete Mobilität kaum noch verlassen. Er erlebt oft täglich das Glücksspiel, ob er überhaupt am Dienstort an- oder wieder zurückkommt. <text:s/>So richtig das grundsätzliche Anliegen dieses Gesetzentwurfes auch ist, dem wir auch zustimmen werden: Solange es an solchen Stellen, eben an der Mobilität zum Beispiel, hakt, werden vielen jungen Menschen, die sich engagieren wollen, Knüppel zwischen die Beine geschmissen; und das darf so nicht sein, meine Damen und Herren! <text:s/>Ein wichtiger Punkt, zu dem wir einen Änderungsantrag gestellt haben, betrifft die ganz konkrete Höhe des Taschengeldes. Das neue Gesetz soll die Taschengeldobergrenze auf 8 Prozent der Beitragsbemessungsgrenze der Rentenversicherung erhöhen, was im Jahr 2024 etwa 604 Euro entspräche. Bisher waren es 6 Prozent, etwa 453 Euro. Aber selbst die alte Taschengeldobergrenze von 6 Prozent wurde fast nie ausgezahlt, sodass diese „Erhöhung“ der theoretischen Obergrenze letztlich niemandem hilft. <text:s/>Wir fordern daher ein Mindesttaschengeld von 5 Prozent für alle. Und dieses sollte nicht unterschritten werden dürfen. Damit wäre eine echte Besserstellung der Freiwilligen auf allen Ebenen gewährleistet. – Da können Sie hier rumschreien, so viel Sie wollen, Frau Fester. <text:s/>Dies sollte in den Blick genommen werden; denn das ist für Wertschätzung wichtig. Und diese Wertschätzung ist gerade heute etwas, das wir als selbstverständlich anerkennen müssen, meine Damen und Herren. <text:s/>Wertschätzung aber erwartet diese Jugend, unsere Jugend, von Ihrer linken Ideologenclique doch schon lange nicht mehr. Pädagogische Zwangsbeglückung durch linke Denunziantenlehrer, neuerdings sogar legal von Cannabismief umschwebte linke Sozialarbeiter <text:s/>und was Sie mit Ihren zweifelhaften linken Gestalten sonst noch so alles auf unsere Jugend loslassen! <text:s/>Aber all diese Leute konnten eines nicht verhindern, meine Damen und Herren: Sie konnten nicht verhindern, dass die Jugend in Deutschland selber denkt; und das ist gut so, meine Damen und Herren. <text:s/>Die Jugend sieht, dass es in linken Luftschlössern von grüner Industrie keine Arbeit gibt. Und sie sieht auch, dass ganze Heere unintegrierbarer, häufig krimineller Asylforderer, die durch Ihre Politik der offenen Grenzen ins Land geholt werden, wohl dazu führen, dass man auf Schulhöfen belästigt oder zusammengeschlagen wird, aber dass dadurch niemals ein Beitrag zur deutschen Renten- und Sozialversicherung entsteht. Das ist Realität, meine Damen und Herren. <text:s/>Darum wendet sich die Jugend von Ihren links-grünen Wunschträumen ab. Sie wendet sich ab von links-grüner Kriegspolitik. Sie will endlich rechte Friedens- und Realpolitik, meine Damen und Herren. <text:s/>Mit 22 Prozent liegt die AfD in den letzten Umfragen <text:s/>bei den Jugendlichen zwischen 14 und 29 Jahren als stärkste Partei ganz vorn. <text:s/>Darum sage ich Ihnen: Deutschlands Jugend ist nicht links. <text:s/>Deutschlands Jugend bleibt Deutschlands Hoffnung in alle Zukunft. <text:s/>Vielen Dank.</text:p>
          </table:table-cell>
          <table:table-cell table:style-name="ce2" office:value-type="string" calcext:value-type="string">
            <text:p>Und sie sieht auch, dass ganze Heere unintegrierbarer, häufig krimineller Asylforderer, die durch Ihre Politik der offenen Grenzen ins Land geholt werden, wohl dazu führen, dass man auf Schulhöfen belästigt oder zusammengeschlagen wird, aber dass dadurch niemals ein Beitrag zur deutschen Renten- und Sozialversicherung entste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801780343055725</text:p>
          </table:table-cell>
          <table:table-cell table:number-columns-repeated="1014"/>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5100</text:p>
          </table:table-cell>
          <table:table-cell table:style-name="ce2" office:value-type="string" calcext:value-type="string">
            <text:p>Martin Hess (AfD)</text:p>
          </table:table-cell>
          <table:table-cell table:style-name="ce2" office:value-type="string" calcext:value-type="string">
            <text:p>Sehr geehrte Frau Präsidentin! Verehrte Kollegen! Europa wird angegriffen, und Migranten werden als Waffe eingesetzt. <text:s/>Wer polnische Grenzschützer mit Waffengewalt angreift, wer sie mit Steinen bewirft, wer Baumstämme verwendet in der Absicht, befestigte Grenzanlagen zu durchbrechen, wer also eine Grenze mit Gewalt stürmt, der ist kein Flüchtling, der ist ein Angreifer, und Polen hat jedes Recht, sich gegen diesen Angriff zu verteidigen. <text:s/>Hätte die Bundeskanzlerin den Mut gehabt, 2015 das zu tun, was Polen jetzt macht, nämlich die eigene Bevölkerung vor illegaler Massenmigration und damit eben auch vor islamistischem Terror, vor Clankriminellen und vor Gewaltverbrechern zu schützen, dann wären wir überhaupt gar nicht in dieser Lage. Die Kanzlerin hat durch ihr Versagen den Einsatz der Massenmigrationswaffe erst möglich gemacht. <text:s/>Polen beweist, dass die Aussage der Kanzlerin, wir könnten unsere Grenzen nicht schützen, eine Lüge ist. Deshalb: Fangen wir endlich mit dem Grenzschutz an! <text:s/>Der Schutz unserer Außengrenzen ist die elementare Grundlage für die Sicherheit in Europa. Seit 2015 hat sich die Zahl der Terrortoten pro Jahr in Europa von 1 auf 64 erhöht. Wer Polen jetzt kritisiert oder gar, wie Wolfgang Schäuble, die gewalttätigen Migranten in die EU holen will, der missachtet vitale Sicherheitsinteressen der deutschen Bevölkerung, und er sendet das fatale Signal an jeden Despoten, dass die Massenmigrationswaffe Erfolg hat. Dies dürfen wir niemals zulassen! 2015 darf sich nicht wiederholen! <text:s/>Deshalb müssen wir jetzt Polen mit allen politischen und auch logistischen Mitteln bei der Verteidigung Europas unterstützen. Wir müssen ein klares politisches Signal an die Migranten senden, dass wir keine gewalttätigen Grenzdurchbrecher in Deutschland aufnehmen. Und wir müssen vor allem anfangen, auch an unseren Grenzen illegale Migranten zurückzuweisen. Wenn wir jetzt versagen, dann werden Millionen weitere illegale Migranten folgen. Deshalb gibt es keine Alternative: Wir brauchen die Festung Europa. <text:s/>Ich danke Ihnen. – Nächster Redner: für die SPD-Fraktion Uli Grötsch.</text:p>
          </table:table-cell>
          <table:table-cell table:style-name="ce2" office:value-type="string" calcext:value-type="string">
            <text:p>Wer Polen jetzt kritisiert oder gar, wie Wolfgang Schäuble, die gewalttätigen Migranten in die EU holen will, der missachtet vitale Sicherheitsinteressen der deutschen Bevölkerung, und er sendet das fatale Signal an jeden Despoten, dass die Massenmigrationswaffe Erfolg hat. | Wer polnische Grenzschützer mit Waffengewalt angreift, wer sie mit Steinen bewirft, wer Baumstämme verwendet in der Absicht, befestigte Grenzanlagen zu durchbrechen, wer also eine Grenze mit Gewalt stürmt, der ist kein Flüchtling, der ist ein Angreifer, und Polen hat jedes Recht, sich gegen diesen Angriff zu verteidigen. | Hätte die Bundeskanzlerin den Mut gehabt, 2015 das zu tun, was Polen jetzt macht, nämlich die eigene Bevölkerung vor illegaler Massenmigration und damit eben auch vor islamistischem Terror, vor Clankriminellen und vor Gewaltverbrechern zu schützen, dann wären wir überhaupt gar nicht in dieser Lage. | Die Kanzlerin hat durch ihr Versagen den Einsatz der Massenmigrationswaffe erst möglich gema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464337825775146</text:p>
          </table:table-cell>
          <table:table-cell table:number-columns-repeated="1014"/>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13400</text:p>
          </table:table-cell>
          <table:table-cell table:style-name="ce2" office:value-type="string" calcext:value-type="string">
            <text:p>Matthias Helferich (fraktionslos)</text:p>
          </table:table-cell>
          <table:table-cell table:style-name="ce2" office:value-type="string" calcext:value-type="string">
            <text:p>Vielen Dank. – Frau Präsidentin! Sehr geehrte Damen und Herren! „Wenn ihr jetzt schreit, steche ich euch ab!“ Mit diesen Worten bedrohte ein <text:s/>Minderjähriger zwei elf- und zehnjährige Mädchen auf einem Spielplatz in Hagen-Haspe. Dabei führte er ein Messer mit und erbeutete die Wertsachen der Mädchen. <text:s/>Selbe Stadt: ein Kindermob, der Busfahrer terrorisiert. Das müssen Sie sich mal vorstellen: Die Halbstarken spannten ein Seil über ganze Straßen und griffen <text:s/>dann die anhaltenden Busse mit Flaschen und Steinen an. <text:s/>In Essen durchlebten zwei Mädchen ein Martyrium. Die jungen Täter schlugen ihre Opfer, traktierten sie mit einem Elektroschocker, drückten Zigaretten <text:s/>an ihnen aus und folterten sie mit kochendem Wasser. Und, Herr Fiedler, die sollen nicht büßen für ihre Taten? <text:s/>Bochum wird zuletzt von einer Teeniebande heimgesucht, die raubte, klaute und bedrohte. <text:s/>Was haben alle Nachwuchskriminellen gemeinsam? Na? <text:s/>Vielleicht die Bauchtasche, vielleicht die tief ins Gesicht gezogenen Kappen? Nein, alle haben einen Migrationshintergrund. <text:s/>Alle Sandkastenserientäter haben einen Migrationshintergrund. In Haspe sprach der Täter türkisch, in Hagen war der Kindermob aus Südosteuropa, und die <text:s/>Folterkinder in Essen waren – na ja, Sie würden das so sagen – Afrodeutsche. <text:s/>Natürlich braucht es eine Herabsetzung der Strafmündigkeit, aber sie bekämpft doch nur die Symptome. Ursache ist – das wissen wir alle; nur Sie sind <text:s/>zu feige, es auszusprechen – die Migration. <text:s/>Kommen Sie bitte zum Schluss. <text:s/>Immer schärfere Gesetze im Innern sind die Konsequenz aus Deutschlands Kapitulation und Ohnmacht, seine Grenzen zu verteidigen. <text:s/>Deshalb: Beenden Sie diese Massenzuwanderung, <text:s/>und schützen Sie die Kinder vor Folter, Schikane und Herabwürdigung! <text:s/>– Immer wenn Sie schreien, weiß ich, dass ich auf dem richtigen Weg bin. <text:s/>Vielen Dank. <text:s/>Der letzte Redner in dieser Debatte ist Dr. Volker Ullrich für die CDU/CSU-Fraktion.</text:p>
          </table:table-cell>
          <table:table-cell table:style-name="ce2" office:value-type="string" calcext:value-type="string">
            <text:p>Alle Sandkastenserientäter haben einen Migrationshintergrund. | Ursache ist – das wissen wir alle; nur Sie sind <text:s/>zu feige, es auszusprechen – die Migration. | Deshalb: Beenden Sie diese Massenzuwanderung, <text:s/>und schützen Sie die Kinder vor Folter, Schikane und Herabwürdigung! | Nein, alle haben einen Migrationshintergru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756691455841064</text:p>
          </table:table-cell>
          <table:table-cell table:number-columns-repeated="1014"/>
        </table:table-row>
        <table:table-row table:style-name="ro1">
          <table:table-cell table:style-name="ce2" office:value-type="string" calcext:value-type="string">
            <text:p>97</text:p>
          </table:table-cell>
          <table:table-cell table:style-name="ce2" office:value-type="string" calcext:value-type="string">
            <text:p>20.04.2023</text:p>
          </table:table-cell>
          <table:table-cell table:style-name="ce2" office:value-type="string" calcext:value-type="string">
            <text:p>ID209706800</text:p>
          </table:table-cell>
          <table:table-cell table:style-name="ce2" office:value-type="string" calcext:value-type="string">
            <text:p>Stephan Brandner (AfD)</text:p>
          </table:table-cell>
          <table:table-cell table:style-name="ce2" office:value-type="string" calcext:value-type="string">
            <text:p>Herr Präsident! Meine Damen und Herren! Aktuelle Stunde – aktueller geht es kaum. Am Montag ist etwas schier Unglaubliches passiert, und heute, am Donnerstag, reden wir darüber. Das ist auch dringend nötig. <text:s/>Meine Damen und Herren, was geschieht in Deutschland mit einer verurteilten Verfassungsbrecherin, die nicht davor zurückschreckte, demokratische Wahlen rückgängig zu machen, die jahrelang am Grundgesetz vorbeiregierte, die Gewaltenteilung mit den Füßen trat und einen ihrer ältesten und ergebensten Weggefährten zum Bundesverfassungsgerichtspräsidenten machte? <text:s/>Was geschieht in Deutschland mit einer Person, die, gestützt von allen Altparteien, Gewerkschaften, Kirchen, Verbänden, Medien, insbesondere dem öffentlich-rechtlichen Zwangsfunk, unter Bruch zahlreicher Gesetze verantwortlich ist für ungezügelte Einwanderung nach Deutschland, eine dadurch explodierende Kriminalität, kaum einen Tag ohne Messermetzeleien, Morde, Vergewaltigungen und Amokläufe und Hunderte Milliarden Kosten für diesen Multikulti-Unfug? <text:s/>Was geschieht in Deutschland mit einer Politikerin, die dafür verantwortlich ist, dass die Sozialkassen ausgeplündert sind, der Steuerzahler ausgequetscht wird und Arbeitnehmer unter Sozialabgaben finanziell zusammenbrechen, <text:s/>gleichwohl aber Rentner Plastikflaschen sammeln müssen und lange Schlangen bei den Tafeln anstehen? <text:s/>Meine Damen und Herren, was geschieht in Deutschland mit einer Frau, die für die weltweit dümmste und teuerste Energiepolitik bei geringer Energieversorgungssicherheit zuständig war und die die Entindustrialisierung unseres Landes verursacht hat? <text:s/>Was geschieht mit einer Frau, deren Politik eine marode Infrastruktur, gesperrte und verkommene Straßen, Autobahnen und Brücken, eine Deutsche Bahn, die, wenn die Züge überhaupt fahren, mehr nach Zufall arbeitet, eine Bundeswehr, die am Ende ist, und einen eklatanten Fachkräftemangel durch eine wahnsinnige Bildungspolitik, die viele Wahnsinnige hervorgebracht hat – man denke an Klimakleber und woke, bunte Cis- und Transgeschlechter –, verursacht hat? Da passt jetzt übrigens das Satzende zum Satzanfang. <text:s/>Was geschieht also mit einer Frau, deren Politik für Versagen – durchgängiges Versagen – überall, für galoppierende Inflation, für Zigtausende Coronaimpfopfer steht und die kaum wiedergutzumachenden Schaden für Deutschland angerichtet hat? <text:s/>So, das waren jetzt viele Fragen, meine Damen und Herren. <text:s/>Ich löse auf: Eine solche Frau wird in Deutschland nicht etwa verurteilt und eingesperrt, <text:s/>sondern erhält den höchstmöglichen Orden, und das von einem Herrn Steinmeier, der viele Jahre eine deutschlandverneinende und ‑verachtende Politik mit Frau Merkel gemacht hat und Frau Merkel dieses Amt verdankt. Das ist so durchschaubar. Das ist schäbig. Eine Hand wäscht die andere. Das ist ein Altparteienstaat, den ich mir in meinen dunkelsten Träumen nicht hätte vorstellen können. <text:s/>„Merkel muss weg!“, das war gut und richtig, kam aber, wie wir alle wissen, sehr spät. Ich wünschte mir aber, ehrlich gesagt, eine Stunde Merkel zurück, in der sie da auf diesem Stuhl Platz nehmen könnte und sich anhören müsste, was die Nachwelt über sie und ihr Treiben denkt, nämlich gar nichts Gutes mehr. Das ist inzwischen auch in der CDU angekommen: Herr Linnemann äußert sich schon öffentlich. Herr Merz grummelt und grantelt noch so ein bisschen rum. <text:s/>Aber bei dem ein oder anderen von Ihnen, den man mal bei Parlamentarischen Abenden sieht, im Fahrstuhl trifft oder auch bei Auslandsreisen spricht, wird klar: Sie wollen mit Merkel und deren Politik nichts mehr zu tun haben, und das ist auch gut so. <text:s/>Gleichwohl kommt die Einsicht bei Ihnen zu spät. Sie haben jahrelang am Rockzipfel von Merkel gehangen, ganz devot, um Ihrer eigenen Pöstchen willen. Das war schäbig. <text:s/>Was schäbig ist, ist, dass Sie die Politik, die Sie noch bis vor einem Jahr gnadenlos, konkurrenzlos und widerspruchslos umgesetzt haben, plötzlich verneinen; Stichwort „knallharte Asyl-Wende“, die Sie jetzt verlangen. Sie wollen plötzlich den Ausstieg aus dem Ausstieg aus der Kernenergie und tun so, als hätten Sie gar nichts damit zu tun. Heute Morgen haben wir an diesem Rednerpult über eine partielle Amnesie des Bundeskanzlers gesprochen. Bei Ihnen ist eine pauschale Amnesie in Bezug auf die Politik der letzten Jahre vorhanden, liebe Kollegen von der CDU/CSU. <text:s/>Stellen wir uns kurz vor, wo wir ohne diese wahnwitzige Politik wären! Wir hätten Milliarden Euro in Deutschland investiert, wir hätten die besten Schulen, die besten Hochschulen, die besten Straßen, die besten Bahnverbindungen, die besten Energiepreise bei höchster Versorgungssicherheit. Wir hätten kaum Inflation – wir wären ja aus dem Euro ausgetreten –, wir hätten gut ausgebildete Fachkräfte, Ärzte, Akademiker. Es gäbe Rentner in Deutschland, die nach einem aufopferungsvollen Leben von ihrer Rente leben könnten. Wir könnten in Sicherheit leben. Kurz und knapp: Wir hätten blühende Landschaften in Deutschland. <text:s/>Warum haben wir die nicht? Weil Sie Frau Merkel gestützt haben. <text:s/>Frau Merkel hat das Bundesverdienstkreuz als Großkreuz in besonderer Ausführung verliehen bekommen. Dass sie es verliehen bekommen hat, gibt uns Mut; denn eine Leihsache kann man nach § 604 Absatz 3 BGB zurückfordern. Das wird die Alternative für Deutschland tun, sobald wir Einfluss haben. <text:s/>Herr Kollege, kommen Sie zum Schluss bitte. <text:s/>Wir sagen: Wir werden Staatsanwälte dabei unterstützen, Ermittlungen gegen Frau Merkel einzuleiten. <text:s/>Herr Kollege, bitte kommen Sie zum Schluss. <text:s/>Wir sagen: Frau Merkel ist viel näher an einem Haftbefehl als an einer Ordensverleihung. Dafür stehen wir als Alternative für Deutschland hier – <text:s/>Herr Kollege! <text:s/>– und unseren Wählern gegenüber gerade. <text:s/>Vielen Dank. <text:s/>Ich rufe nunmehr auf den Kollegen Helge Lindh, SPD-Fraktion.</text:p>
          </table:table-cell>
          <table:table-cell table:style-name="ce2" office:value-type="string" calcext:value-type="string">
            <text:p>Was schäbig ist, ist, dass Sie die Politik, die Sie noch bis vor einem Jahr gnadenlos, konkurrenzlos und widerspruchslos umgesetzt haben, plötzlich verneinen; Stichwort „knallharte Asyl-Wende“, die Sie jetzt verlangen. | Was geschieht in Deutschland mit einer Person, die, gestützt von allen Altparteien, Gewerkschaften, Kirchen, Verbänden, Medien, insbesondere dem öffentlich-rechtlichen Zwangsfunk, unter Bruch zahlreicher Gesetze verantwortlich ist für ungezügelte Einwanderung nach Deutschland, eine dadurch explodierende Kriminalität, kaum einen Tag ohne Messermetzeleien, Morde, Vergewaltigungen und Amokläufe und Hunderte Milliarden Kosten für diesen Multikulti-Unfu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112695097923279</text:p>
          </table:table-cell>
          <table:table-cell table:number-columns-repeated="1014"/>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090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Die Grenzkontrollen anlässlich der Fußballeuropameisterschaft haben das Licht angemacht, sodass man sehen kann, was an unserer Grenze passiert und wer alles so nach Deutschland einreisen will. Es hat sich gezeigt, dass der Missbrauch an unseren Grenzen vielfältig ist und ein erhebliches Sicherheitsrisiko darstellt. Deswegen beantragen wir heute, dass diese Grenzkontrollen – an allen Grenzen Deutschlands – auch über die Fußballeuropameisterschaft hinaus verlängert werden, liebe Kolleginnen und Kollegen. <text:s/>Drei Wochen fanden diese Kontrollen statt. Dabei wurden 603 offene Haftbefehle vollstreckt. Es wurden 85 Fahndungstreffer zu politisch motivierter Kriminalität festgestellt, 150 Schleuser festgenommen, 4 659 unerlaubte Einreisen festgestellt, mehr als zwei Drittel davon zurückgewiesen. Wir wissen: Zurückweisungen gehen nur, wenn wir auf der Grenze stehen, wenn Grenzkontrollen stattfinden. 346 davon waren sogar Personen, die eine Wiedereinreisesperre hatten, die also schon einmal abgeschoben/ausgewiesen wurden. Dass tatsächlich an allen Landgrenzen Handlungsbedarf besteht, zeigt sich daran, dass ein Drittel der Feststellungen, die ich gerade vorgetragen habe, an den sogenannten westlichen Grenzen – Frankreich, Niederlande etc. – stattfanden, wo wir vorher nicht schon entsprechende Grenzkontrollen hatten. Deshalb: Diese Grenzkontrollen müssen verlängert werden, liebe Kolleginnen und Kollegen! <text:s/>Ich will zunächst den Bundespolizistinnen und Bundespolizisten, unseren Grenzschützern, namens der CDU/CSU-Bundestagsfraktion danksagen für ihren sehr großen Einsatz, den sie in den letzten Wochen gebracht haben und in den Tagen bis zum Ende der Europameisterschaft noch bringen werden. Ja, es ist uns bewusst, wenn wir einen solchen Antrag stellen, dass diese Intensität der Grenzkontrollen, wie jetzt während der EM, personell nicht auf Dauer möglich ist. Aber flexibel, lageangepasst, dort, wo Verdachtsmomente entstehen, auch mal unangemeldet irgendwo aufzutauchen und damit auch eine präventive Wirkung zu erzeugen, das ist das, was wir jetzt brauchen. <text:s/>Und es funktioniert. Bei mir ist keine einzige Beschwerde angekommen, weder von Unternehmen noch von Bürgerinnen und Bürgern, dass man zu lange hätte warten müssen. Es ist immer eine Abwägung. Deswegen zeigen diese Grenzkontrollen, dass es gehen kann. <text:s/>Ja, Grenzkontrollen und offene Grenzen schließen einander nicht aus. Ganz im Gegenteil, es hat sich gezeigt, dass offene Grenzen gerade auch mit Grenzkontrollen möglich sind. <text:s/>Schließlich fordern auch andere Grenzkontrollen. Die FDP fordert die Verlängerung. Herr Wiese von der SPD – – <text:s/>– Herr Wiese hat ganz eindeutig Grenzkontrollen über die EM hinaus gefordert. <text:s/>– Er hat ohne Einschränkung gefordert: Die Grenzkontrollen, die zur EM stattfinden, haben über die EM hinaus stattzufinden. <text:s/>Das kann ich Ihnen entsprechend belegen. Nur, Ihre Innenministerin will es nicht tun, liebe Kolleginnen und Kollegen. <text:s/>Freizügigkeit ist eine große Errungenschaft innerhalb der Europäischen Union, und diese gilt es zu schützen. Aber die größte Gefahr bei offenen Grenzen und Freizügigkeit geht nicht von Grenzkontrollen aus, sondern von dem massenhaften Missbrauch durch illegale Migration, aber fast noch mehr durch Kriminelle. Das führt dazu, dass das Sicherheitsempfinden der Bevölkerung schlechter wird; ja, es wird geradezu als Ohnmacht des Staates wahrgenommen. Deswegen müssen wir die Freizügigkeit für die Freizügigkeitsberechtigten schützen. Aber nicht alle Menschen, die nach Deutschland wollen oder sich in Europa aufhalten, sind derartige Freizügigkeitsberechtigte. <text:s/>Deswegen gilt es, hier der Sicherheit auch über die EM hinaus Vorrang zu geben. Folgen Sie den richtigen Forderungen aus Ihrer Koalition zur Verlängerung dieser Grenzkontrollen! <text:s/>Herzlichen Dank, liebe Kolleginnen und Kollegen. <text:s/>Für die SPD-Fraktion hat das Wort Dorothee Martin.</text:p>
          </table:table-cell>
          <table:table-cell table:style-name="ce2" office:value-type="string" calcext:value-type="string">
            <text:p>Aber die größte Gefahr bei offenen Grenzen und Freizügigkeit geht nicht von Grenzkontrollen aus, sondern von dem massenhaften Missbrauch durch illegale Migration, aber fast noch mehr durch Kriminell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68417882919312</text:p>
          </table:table-cell>
          <table:table-cell table:number-columns-repeated="1014"/>
        </table:table-row>
        <table:table-row table:style-name="ro1">
          <table:table-cell table:style-name="ce2" office:value-type="string" calcext:value-type="string">
            <text:p>106</text:p>
          </table:table-cell>
          <table:table-cell table:style-name="ce2" office:value-type="string" calcext:value-type="string">
            <text:p>25.05.2023</text:p>
          </table:table-cell>
          <table:table-cell table:style-name="ce2" office:value-type="string" calcext:value-type="string">
            <text:p>ID2010613500</text:p>
          </table:table-cell>
          <table:table-cell table:style-name="ce2" office:value-type="string" calcext:value-type="string">
            <text:p>Luiza Licina-Bode (SPD)</text:p>
          </table:table-cell>
          <table:table-cell table:style-name="ce2" office:value-type="string" calcext:value-type="string">
            <text:p>Sehr geehrte Frau Präsidentin! Liebe Kolleginnen und Kollegen! Sehr geehrtes Publikum! Deutschland steht als Unterzeichner der Genfer <text:s/>Flüchtlingskonvention in einem besonderen Maß in der EU dafür, dass wir rechtsstaatlich gut organisierte Asylverfahren durchführen. Die Entscheider/-innen des <text:s/>BAMF unterstützen als Expertinnen und Experten schon seit vielen Jahren die Mitgliedstaaten auf den bekannten Inseln bei der Bearbeitung der Asylverfahren. <text:s/>Die beabsichtigte Reform des Gemeinsamen Europäischen Asylsystems ist nach unserer Ansicht unerlässlich. Es geht auch nicht darum, das individuelle <text:s/>Recht auf Asyl oder Flüchtlingsschutz abzuschaffen. Ganz im Gegenteil: Wir treten für eine gerechte Verteilung von Asylbewerberinnen und Asylbewerbern auf alle <text:s/>Mitgliedstaaten der EU ein und für eine Stärkung der Menschenrechte und der Verfahrensrechte. <text:s/>Ein Grundrechtemonitoring an den Außengrenzen soll nach den Plänen zukünftig systematische Menschenrechtsverletzungen an unseren Außengrenzen <text:s/>unterbinden. <text:s/>Die derzeit geltende Dublin-III-Verordnung soll nach den Plänen aufgehoben und ersetzt werden. Die EU wird insoweit bis 2024 ein umfangreiches Asyl- <text:s/>und Migrationspaket verabschieden. <text:s/>Als ehemalige Entscheiderin und auch Gesamtpersonalrätin beim BAMF kann ich Ihnen versichern, dass die Mitarbeitenden bis an ihre Belastungsgrenzen <text:s/>gegangen sind, um den Asylsuchenden in dem Asylverfahren gerecht zu werden. Aber es ist nun mal so, dass Asyl nach dem Grundgesetz oder Flüchtlingsschutz nach <text:s/>der Genfer Flüchtlingskonvention, egal ob hier in Deutschland oder an einer Außengrenze, am Ende schlichtweg eine rechtliche Anspruchsprüfung ist. <text:s/>Die Pläne der EU-Kommission zur Einführung verpflichtender Grenzverfahren eben an diesen Außengrenzen lassen grundsätzlich nicht erkennen, dass da die <text:s/>Genfer Flüchtlingskonvention verletzt würde; denn diese ist auch – – <text:s/>Frau Kollegin, eine Sekunde! Es ist gerade sehr laut. Sie merken das vielleicht gar nicht; ich weiß es nicht. Aber es ist ein sehr lautes Gebrabbel <text:s/>gerade. Ich bitte wirklich diejenigen, die Wichtiges auszutauschen haben, <text:s/>hinauszugehen oder der Rednerin ein bisschen mehr Aufmerksamkeit zu schenken. <text:s/>– Ja, Sie redet aber deutlich leiser als der Kollege. – Bitte schön. <text:s/>Gut. – Die Genfer Flüchtlingskonvention ist auch an den Außengrenzen maßgeblich und zu beachten. Das, glaube ich, wird hier niemand abstreiten <text:s/>wollen. Es gilt das Prinzip der Nichtzurückweisung, das Non-Refoulement-Prinzip, und Pushbacks sind unzulässig. Auf europäischer Ebene müssen Personal und <text:s/>finanzielle Mittel zur Verfügung gestellt werden, um das zu regeln. <text:s/>Wenn wir in Deutschland und in Europa im Asylverfahren aber feststellen, dass zahlreiche Menschen einen Asylantrag stellen und am Ende keinen Anspruch <text:s/>haben, dann müssen wir handeln. Deshalb ist es richtig, dass die Asylverfahren an den Außengrenzen in Betracht gezogen werden, besonders für bestimmte Gruppen, <text:s/>nämlich die Gruppen von Migranten, bei denen wir davon ausgehen, dass sie am Ende keinen Schutzstatus bekommen werden. <text:s/>Darüber hinaus ist es wichtig, dass unsere Bundesinnenministerin noch mal betont hat, dass wir die vulnerablen Gruppen aus diesen Verfahren <text:s/>herausnehmen müssen; das sind Kinder, Ältere, Behinderte oder Schwerkranke. Schon aus dem Grund können wir Ihrem Antrag nicht zustimmen; denn wir haben da eine <text:s/>andere Meinung. <text:s/>Die aktuell im Europäischen Parlament beschlossene Verordnung zum Screening-Verfahren sorgt dafür, dass wir, unter Achtung des Asylrechts und der <text:s/>Menschenrechte, irregulär in die EU eingereiste Personen registrieren können. Wir können nachvollziehbar registrieren, wer in unser Land eingereist ist, und das <text:s/>als Grundlage für das weitere Asylverfahren nehmen. <text:s/>Erlauben Sie eine Zwischenfrage von Frau Bünger? <text:s/>Ja, bitte, Frau Kollegin. <text:s/>– Ich bin kritikfähig. <text:s/>Vielen Dank, Frau Präsidentin, dass Sie auch meine Frage zulassen. – Ich erinnere daran, dass 1993 14 Stunden diskutiert wurde. Ich möchte gerne mit <text:s/>Ihnen in einen Dialog treten. Sie haben gerade gesagt, dass Asylverfahren an den Außengrenzen geprüft werden. Nach den Vorschlägen der Kommission – dem stimmen <text:s/>Sie zu – ist es so, dass eine inhaltliche Prüfung an den Außengrenzen gerade nicht stattfinden soll. Vielmehr soll im Rahmen einer Zulässigkeitsprüfung schnell <text:s/>in einen Drittstaat abgeschoben werden. Das betrifft insbesondere Menschen aus Ländern, die eine hohe Anerkennungsquote haben, zum Beispiel aus Syrien oder <text:s/>Afghanistan. Da würden wir alle sagen: Die haben einen Schutzanspruch in der EU verdient. <text:s/>Aber nach Ihren Plänen wird es keine inhaltliche Asylprüfung in der EU geben. Vielmehr werden die Menschen in einen Drittstaat abgeschoben. <text:s/>Das führt dazu, dass die allermeisten Menschen nicht in der EU ein Asylverfahren durchlaufen werden. Meine Frage an Sie lautet: Wie können Sie, auch <text:s/>als Entscheiderin, das mit Ihrem Gewissen und den Menschenrechten vereinbaren? <text:s/>Vorab: Was ich mit meinem Gewissen vereinbaren kann oder nicht, spielt am Ende keine Rolle; denn es ist eine rechtliche Prüfung. <text:s/>Bei der Frage, ob inhaltlich geprüft wird oder nicht, ist es ein Riesenunterschied, ob wir beim Asylverfahren überhaupt schon in der inhaltlichen <text:s/>Prüfung sind oder ob wir – gesondert betrachtet – die Drittstaatenregelung prüfen. Denn da geht es eben nur darum, ob Asylbewerber, die aus ihrem Heimatland <text:s/>geflohen sind, in einem Drittstaat schon Schutz gefunden haben. Und da ist auch die Einschränkung. Es ist ja alles noch in Verhandlungen; es ist noch gar nicht <text:s/>klar, wie das am Ende aussehen wird. Aber letztlich geht es darum, ob ich in einem anderen Land schon Schutz gefunden habe. Drittstaaten sind die Staaten, die <text:s/>nicht zur Europäischen Union gehören; das vielleicht mal zur Erklärung. Wenn ich beispielsweise aus Afghanistan in die Türkei komme, dort schon Jahre gelebt und <text:s/>gearbeitet habe – dort quasi schon Schutz gefunden habe –, besteht nach dieser Drittstaatenregelung rein rechtlich kein Anspruch oder keine Veranlassung mehr, <text:s/>dass wir hier noch mal einen Asylantrag prüfen. <text:s/>Reicht das? <text:s/>Also, die Drittstaatenregelung ist so, wie sie ist. Ich kann sie für Sie nicht ändern. <text:s/>Machen Sie bitte weiter. <text:s/>Ja. – Ich komme dann zu dem Punkt der sicheren Herkunftsländer. <text:s/>Das ist auch die immer gleiche Diskussion: Wieso weisen Sie sichere Herkunftsländer aus? Wieso werden die Anträge dieser Asylbewerber als <text:s/>offensichtlich unbegründet abgelehnt? Der einzige Unterschied bei diesen sicheren Herkunftsländern ist, dass der Gesetzgeber davon ausgeht, <text:s/>dass in diesen Staaten keine Verfolgungsgefahr besteht. Das erkennen wir anhand von Lageberichten aus diesen Ländern, aber auch anhand der geringen <text:s/>Schutzquoten. <text:s/>Vor dem Hintergrund ist es ein Hinweis an die Entscheider in den Asylverfahren: Achtung! Das ist erst mal ein Staat, wo vermutlich nicht mit <text:s/>Verfolgung zu rechnen ist. – Aber es ist so, Frau Bünger, dass wir auch bei Asylbewerbern aus sicheren Herkunftsländern ein ganz normales Asylverfahren <text:s/>durchführen und uns die Antragsteller in der Anhörung alles vortragen können. Wenn sie diese Vermutung widerlegen, dann bekommen sie auch Schutz. Es ist keine <text:s/>Einbahnstraße, wenn man aus einem sicheren Herkunftsstaat gekommen ist. <text:s/>Die Ausweitung der Drittstaatenregelung haben Sie gerade schon angesprochen. Das ist ein Mittel im Asylverfahren. – Hier blinkt „Präsident“ auf. <text:s/>Das kommt, weil Ihre Zeit um ist. <text:s/>Ach so, ja. – Auf die Drittstaatenregelung gehe ich jetzt nicht näher ein. <text:s/>Das geht jetzt auch tatsächlich nicht mehr. <text:s/>Sie ist sehr kompliziert. Auf jeden Fall ist sie ein gutes Mittel. <text:s/>Wir brauchen ein solidarisches System in Europa und die gerechte Verteilung der Flüchtlinge. Die Ampel steht für eine moderne Migrationspolitik. Was <text:s/>jahrelang nicht angegangen wurde, müssen wir jetzt national und auch auf europäischer Ebene – <text:s/>Kommen Sie bitte jetzt zum Schluss, Frau Kollegin. <text:s/>– regeln. Wir machen es. <text:s/>Vielen Dank. <text:s/>Und wir haben nicht vergessen, die Zeit während der Frage anzuhalten. <text:s/>Nicht, dass es hier noch ein Missverständnis gibt! Die Redezeit war also deutlich länger. <text:s/>Das letzte Wort in dieser Debatte hat Dr. Volker Ullrich für die CDU/CSU-Fraktion.</text:p>
          </table:table-cell>
          <table:table-cell table:style-name="ce2" office:value-type="string" calcext:value-type="string">
            <text:p>Deshalb ist es richtig, dass die Asylverfahren an den Außengrenzen in Betracht gezogen werden, besonders für bestimmte Gruppen, <text:s/>nämlich die Gruppen von Migranten, bei denen wir davon ausgehen, dass sie am Ende keinen Schutzstatus bekommen werden. | Sie haben gerade gesagt, dass Asylverfahren an den Außengrenzen geprüft werden. | Das führt dazu, dass die allermeisten Menschen nicht in der EU ein Asylverfahren durchlaufen werden. | Als ehemalige Entscheiderin und auch Gesamtpersonalrätin beim BAMF kann ich Ihnen versichern, dass die Mitarbeitenden bis an ihre Belastungsgrenzen <text:s/>gegangen sind, um den Asylsuchenden in dem Asylverfahren gerecht zu werden. | Die Ampel steht für eine moderne Migrationspolitik. | Deutschland steht als Unterzeichner der Genfer <text:s/>Flüchtlingskonvention in einem besonderen Maß in der EU dafür, dass wir rechtsstaatlich gut organisierte Asylverfahren durchführen. | Ganz im Gegenteil: Wir treten für eine gerechte Verteilung von Asylbewerberinnen und Asylbewerbern auf alle <text:s/>Mitgliedstaaten der EU ein und für eine Stärkung der Menschenrechte und der Verfahrensrechte. | Die Pläne der EU-Kommission zur Einführung verpflichtender Grenzverfahren eben an diesen Außengrenzen lassen grundsätzlich nicht erkennen, dass da die <text:s/>Genfer Flüchtlingskonvention verletzt würde; denn diese ist auch – – <text:s/>Frau Kollegin, eine Sekunde! | Wenn wir in Deutschland und in Europa im Asylverfahren aber feststellen, dass zahlreiche Menschen einen Asylantrag stellen und am Ende keinen Anspruch <text:s/>haben, dann müssen wir handeln. | Vor dem Hintergrund ist es ein Hinweis an die Entscheider in den Asylverfahren: Achtung! | Aber es ist nun mal so, dass Asyl nach dem Grundgesetz oder Flüchtlingsschutz nach <text:s/>der Genfer Flüchtlingskonvention, egal ob hier in Deutschland oder an einer Außengrenze, am Ende schlichtweg eine rechtliche Anspruchsprüfung ist. | Das ist ein Mittel im Asylverfahren. | Aber nach Ihren Plänen wird es keine inhaltliche Asylprüfung in der EU geben. | Bei der Frage, ob inhaltlich geprüft wird oder nicht, ist es ein Riesenunterschied, ob wir beim Asylverfahren überhaupt schon in der inhaltlichen <text:s/>Prüfung sind oder ob wir – gesondert betrachtet – die Drittstaatenregelung prüfen. | Die beabsichtigte Reform des Gemeinsamen Europäischen Asylsystems ist nach unserer Ansicht unerlässlich. | – Die Genfer Flüchtlingskonvention ist auch an den Außengrenzen maßgeblich und zu beachten. | Denn da geht es eben nur darum, ob Asylbewerber, die aus ihrem Heimatland <text:s/>geflohen sind, in einem Drittstaat schon Schutz gefunden haben. | Es geht auch nicht darum, das individuelle <text:s/>Recht auf Asyl oder Flüchtlingsschutz abzuschaffen. | Wenn ich beispielsweise aus Afghanistan in die Türkei komme, dort schon Jahre gelebt und <text:s/>gearbeitet habe – dort quasi schon Schutz gefunden habe –, besteht nach dieser Drittstaatenregelung rein rechtlich kein Anspruch oder keine Veranlassung mehr, <text:s/>dass wir hier noch mal einen Asylantrag prüfen. | Die aktuell im Europäischen Parlament beschlossene Verordnung zum Screening-Verfahren sorgt dafür, dass wir, unter Achtung des Asylrechts und der <text:s/>Menschenrechte, irregulär in die EU eingereiste Personen registrieren können. | – Aber es ist so, Frau Bünger, dass wir auch bei Asylbewerbern aus sicheren Herkunftsländern ein ganz normales Asylverfahren <text:s/>durchführen und uns die Antragsteller in der Anhörung alles vortragen können. | Wir können nachvollziehbar registrieren, wer in unser Land eingereist ist, und das <text:s/>als Grundlage für das weitere Asylverfahren nehmen. | Die Entscheider/-innen des <text:s/>BAMF unterstützen als Expertinnen und Experten schon seit vielen Jahren die Mitgliedstaaten auf den bekannten Inseln bei der Bearbeitung der Asylverfahren. | Die EU wird insoweit bis 2024 ein umfangreiches Asyl- <text:s/>und Migrationspaket verabschieden. | Wir brauchen ein solidarisches System in Europa und die gerechte Verteilung der Flüchtlinge. | Wieso werden die Anträge dieser Asylbewerber als <text:s/>offensichtlich unbegründet abgelehn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3390035033226013</text:p>
          </table:table-cell>
          <table:table-cell table:number-columns-repeated="1014"/>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02000</text:p>
          </table:table-cell>
          <table:table-cell table:style-name="ce2" office:value-type="string" calcext:value-type="string">
            <text:p>Dr. Lars Castellucci (SPD)</text:p>
          </table:table-cell>
          <table:table-cell table:style-name="ce2" office:value-type="string" calcext:value-type="string">
            <text:p>Danke schön. – Sehr geehrte Frau Präsidentin! Meine sehr verehrten Damen und Herren – auch auf den Tribünen! Liebe Kolleginnen und Kollegen! Was gibt Menschen Sicherheit? Den Menschen gibt es Sicherheit, wenn sie aus dem Haus gehen und darauf vertrauen können, dass ihnen auf der Straße, auf den Volksfesten nichts passiert. <text:s/>Den Menschen, die heute anfangen, zu arbeiten, gibt es Sicherheit, wenn sie wissen: Irgendwann hat das auch mal ein Ende; sie dürfen zu einem bestimmten Zeitpunkt in Rente gehen und haben dann auch eine sichere Rente zu erwarten. – Das gibt Menschen Sicherheit. <text:s/>Jungen Menschen, die eine Ausbildung machen möchten und in einer Gegend wohnen, in der die Ausbildungsplätze knapp sind, gibt es Sicherheit, zu wissen: Diese Regierung hat eine Ausbildungsgarantie eingeführt, und sie erhalten Hilfe auf ihrem weiteren Lebensweg. – Das gibt jungen Menschen Sicherheit. <text:s/>Es gibt Menschen Sicherheit, wenn sie morgens aus dem Haus und zur Arbeit gehen und die Dinge funktionieren – die Infrastruktur funktioniert, die Bahn fährt. Ich glaube, es ist klar, dass es diesbezüglich eine Menge Baustellen im Land gibt. Vielleicht kann ich wenigstens ein Mal sagen, dass diese Baustellen nicht erst in den letzten zwei Jahren entstanden sind, sondern schon ein bisschen länger bestehen. <text:s/>Eine gute Infrastruktur – wenn die Dinge im Leben funktionieren – gibt Menschen Sicherheit. <text:s/>Ich verrate vielleicht auch kein Geheimnis, wenn ich hier sage, dass der Investitionsstau im Land zumindest von der FDP und den Grünen noch stärker angepackt werden sollte. Es wäre gut, wenn wir das in der Koalition so machen könnten, wie wir uns das vorstellen. <text:s/>Ich rede viel mit Fridays for Future, mit jungen Menschen. Die haben wegen des Klimawandels natürlich Sorgen. Wir sehen die Überschwemmungen. Es gibt Menschen Sicherheit, wenn sie wissen: Wir machen alles – und noch eine Schippe mehr –, um dem etwas entgegenzusetzen. <text:s/>Internationale Allianzen geben uns Sicherheit angesichts eines Angriffskrieges nur wenige Flugstunden von uns entfernt. <text:s/>Das alles, liebe Kolleginnen und Kollegen, ist ein Sicherheitspaket. Das ist das Sicherheitspaket der Bundesregierung. <text:s/>Das, was Sie vorgelegt haben, werte Union, ist ein Verunsicherungspaket. <text:s/>– Ja, das ist das alte Spiel. Sie mandeln sich jetzt auf, um Angst zu schüren und sich dann als Retter zu präsentieren. <text:s/>So handeln die Rechten schon immer, und dieses Spiel lassen wir Ihnen nicht durchgehen. <text:s/>Sie haben Ihre Leute ja auch nach Amerika geschickt und sie schauen lassen, wie der Trump das macht. Unser Trump heißt Merz – vielleicht eine Nummer kleiner. <text:s/>Aber die Richtung, die Sie einschlagen, ist die gleiche. <text:s/>Ein Landesminister von Ihnen hat dieser Tage gesagt, es wäre vielleicht mal gut, nicht jeden Tag einen neuen Vorschlag zu unterbreiten, sondern sich konsequent an die Umsetzung dessen zu machen, was längst auf dem Tisch liegt. Ich finde, das hat dieser Mann richtig gesagt. <text:s/>Da Sie jetzt so gegen das aufbegehren, was ich zum Thema Verunsicherung gesagt habe, will ich nur ein Beispiel nennen: Es sind schreckliche Attentate in diesem Land passiert. Auf eines der letzten Attentate hat Ihr Partei- und Fraktionsvorsitzender mit folgender Forderung reagiert – ich glaube, Herr Frei, Sie haben das Gleiche gesagt –: Jetzt muss es einen Einwanderungsstopp, einen Zuzugsstopp für Afghanen und Syrer geben. – Sie haben hier wieder mal Ressentiments geschürt <text:s/>und pauschal Gruppen so behandelt, als ob jeder Afghane und jeder Syrer ein potenzieller Terrorist wäre. <text:s/>Ich sage Ihnen, Ressentiments schaffen keine Sicherheit, sondern Verunsicherung, und ich appelliere an Sie, dass Sie das künftig unterlassen. <text:s/>Ich sage das aber auch der anderen Seite. Es wurde hier gesagt, man könne Migration und terroristische Anschläge überhaupt nicht miteinander in Verbindung bringen. Meine Damen und Herren, wenn nun aber der mutmaßliche Terrorist ein Geflüchteter war und noch dazu einer, der in diesem Land gar kein Aufenthaltsrecht hatte, <text:s/>dann müssen wir doch, wenn wir diese schreckliche Tat schon nicht verhindern konnten, wenigstens das Maximale tun, um solche Taten in Zukunft zu verhindern. Dafür schnürt diese Regierung jetzt auch das aktuelle Sicherheitspaket. <text:s/>Meine sehr verehrten Damen und Herren, unser Land wird häufig schlechtgeredet, <text:s/>aus Gründen, die eher wahltaktisch motiviert sind. Unser Land ist aber nach wie vor eines der sichersten Länder dieser Welt. Es ist richtig: Wir müssen hart arbeiten, damit das so bleibt, <text:s/>und wir müssen mehr tun in den Bereichen, die uns große Sorgen machen. Aber denjenigen, die die Verunsicherung betreiben, sage ich: Wir setzen Ihrer Kampagne der Verunsicherung jeden Tag eine sachgerechte, konsequente Politik entgegen, <text:s/>und wir setzen Ihrer Angst die Hoffnung auf ein besseres Morgen entgegen. <text:s/>Je besser wir in diesem Land zusammenhalten, desto besser wird es werden. <text:s/>Vielen Dank. <text:s/>Als Nächster hat das Wort für die CDU/CSU-Fraktion Alexander Throm.</text:p>
          </table:table-cell>
          <table:table-cell table:style-name="ce2" office:value-type="string" calcext:value-type="string">
            <text:p>Es wurde hier gesagt, man könne Migration und terroristische Anschläge überhaupt nicht miteinander in Verbindung bringen. | Auf eines der letzten Attentate hat Ihr Partei- und Fraktionsvorsitzender mit folgender Forderung reagiert – ich glaube, Herr Frei, Sie haben das Gleiche gesagt –: Jetzt muss es einen Einwanderungsstopp, einen Zuzugsstopp für Afghanen und Syrer ge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865726709365845</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08600</text:p>
          </table:table-cell>
          <table:table-cell table:style-name="ce2" office:value-type="string" calcext:value-type="string">
            <text:p>Stefan Keuter (AfD)</text:p>
          </table:table-cell>
          <table:table-cell table:style-name="ce2" office:value-type="string" calcext:value-type="string">
            <text:p>Frau Präsidentin! Meine sehr geehrten Damen und Herren! „Unser Land wird sich ändern, und zwar drastisch. Und ich freue mich darauf.“ Das waren 2015 die Worte Ihrer grünen Parteifreundin Göring-Eckardt. <text:s/>Ich frage Sie: Hat sich für Sie inzwischen genug geändert? Ist Deutschland für Sie bunt genug geworden? Heerschaaren unqualifizierter Migranten sind über unsere Heimat hergefallen und saugen unsere Sozialsysteme aus. <text:s/>Wir erleben eine fortschreitende Islamisierung. Messermänner und Gruppenvergewaltigungen sind heute schon an der Tagesordnung. <text:s/>Islamistische Mobs marodieren auf deutschen Straßen. Die Polizei wird der Lage nicht mehr Herr. Sie fordern die Einrichtung eines Kalifates in Deutschland und wollen Juden töten. Was für eine Schande für Deutschland! <text:s/>Das Bild 2015, wir haben es noch vor Augen: Die ehemalige Kanzlerin Merkel mit dem Migrantenmädchen Reem, das Bild der Flüchtlingskrise 2015. Heute ist das Mädchen Reem eine 23-jährige Frau und hetzt gegen Israel. Das ist das Bild 2023, liebe Kollegen! <text:s/>Sie verstoßen seit 2015 jeden Tag gegen das Grundgesetz. Ich empfehle Ihnen einen Blick in den Artikel 16a des Grundgesetzes. <text:s/>Ich lese Ihnen einmal daraus vor. <text:s/>Absatz 1: <text:s/>„Politisch Verfolgte genießen Asylrecht.“ <text:s/>Politisch Verfolgte und sonst niemand, auch nicht Ihre sexuellen Minderheiten, die Sie gerade eben genannt hatten. <text:s/>„Auf Absatz 1 kann sich nicht berufen, wer aus einem Mitgliedstaat der Europäischen Gemeinschaften oder aus einem anderen Drittstaat einreist, in dem die Anwendung des Abkommens über die Rechtsstellung der Flüchtlinge und der Konvention zum Schutze der Menschenrechte und Grundfreiheiten sichergestellt ist.“ <text:s/>Dieser Absatz 2 trifft auf alle – ich wiederhole: alle – unsere Nachbarstaaten zu. <text:s/>Weisen Sie alle sogenannten Flüchtlinge an unseren Außengrenzen ab, und zwar sofort. Sie verletzen das Grundgesetz tagtäglich. Wo ist der Verfassungsschutz, wenn man ihn tatsächlich einmal braucht? <text:s/>Wir warnen vor den Folgen der „Herrschaft des Unrechts“, wie es Ihr Parteifreund Seehofer nannte, seit Jahren. Sie haben Teddybären geworfen und geklatscht. Heute klatscht längst keiner mehr. <text:s/>Ihr Gesetz ist ein Feigenblatt. Schauen wir einmal auf die letzten 18 Monate. Wir haben 15 000 Asylanträge von Georgiern, 7 000 von Moldauern. Die Anerkennungsquote liegt unter 0,1 Prozent. Mit der Einwanderung kam aber auch die Kriminalität. Ein Blick in die Polizeiliche Kriminalstatistik bestätigt: 26 Prozent der Moldauer in Deutschland und 39 Prozent der Georgier in Deutschland sind dort aktenkundig. <text:s/>Wir reden über 30 000 Tatverdächtige. <text:s/>Wenn wir an der Visafreiheit nichts machen, wird sich auch daran mit Ihrer Gesetzesänderung nichts ändern. <text:s/>Georgische Banden sind für Einbrüche und Ladendiebstähle verantwortlich. Eine Viertelmilliarde Euro Schaden ist allein durch die Ladendiebstähle entstanden. <text:s/>Das entspricht einer Schlange von Einkaufswagen von 1 700 Kilometern! <text:s/>Moldau ist die Drehscheibe des internationalen Waffenhandels, insbesondere auch für Kriegswaffen aus der Ukraine. <text:s/>Ihre Nebelkerzen tragen wir nicht mit. Was wir mittragen würden, wären nationale Grenzsicherung mit stationären Grenzkontrollen <text:s/>und Asylzentren außerhalb von Deutschland, <text:s/>Sach- statt Geldleistungen, konsequente Remigration und Abschiebungen, Streichung aller Entwicklungshilfe für Staaten, die sich hier bei der Rücknahme von abgelehnten Asylbewerbern nicht kooperativ zeigen. <text:s/>Und auch das Bürgergeld müssen wir überdenken. <text:s/>Dem Antrag der Union zur Erweiterung der Liste der sicheren Herkunftsstaaten aus dem Maghreb könnten wir zustimmen, wenn Sie es denn nur politisch ehrlich meinen würden. <text:s/>Der Vorstoß der Bundesregierung mit diesem Gesetz ist lediglich ein Tropfen auf den heißen Stein, aber besser das als gar nichts. <text:s/>Vielen Dank für Ihre Aufmerksamkeit. <text:s/>Herr Abgeordneter Keuter, es obliegt natürlich den Fraktionen, sich mit den Argumenten, die Sie hier vorgetragen haben, oder auch mit Behauptungen entsprechend auseinanderzusetzen. Es obliegt mir nicht, das zu bewerten. <text:s/>Ich bitte nur – das gilt für uns alle, auch in der Fortführung dieser wichtigen Debatte –, möglichst keine Bezeichnungen für Gruppen von Menschen zu verwenden, die geeignet sind, diese pauschal aufgrund der Zuschreibung bestimmter Merkmale, Herkünfte usw. herabzusetzen. <text:s/>– Das war ein Appell, dass wir uns da alle ein bisschen sorgfältiger verhalten. <text:s/>Das Wort hat Stephan Thomae für die FDP-Fraktion.</text:p>
          </table:table-cell>
          <table:table-cell table:style-name="ce2" office:value-type="string" calcext:value-type="string">
            <text:p>Das Bild 2015, wir haben es noch vor Augen: Die ehemalige Kanzlerin Merkel mit dem Migrantenmädchen Reem, das Bild der Flüchtlingskrise 2015. | Wir haben 15 000 Asylanträge von Georgiern, 7 000 von Moldauern. | Was wir mittragen würden, wären nationale Grenzsicherung mit stationären Grenzkontrollen <text:s/>und Asylzentren außerhalb von Deutschland, <text:s/>Sach- statt Geldleistungen, konsequente Remigration und Abschiebungen, Streichung aller Entwicklungshilfe für Staaten, die sich hier bei der Rücknahme von abgelehnten Asylbewerbern nicht kooperativ zeigen. | Absatz 1: <text:s/>„Politisch Verfolgte genießen Asylrecht.“ <text:s/>Politisch Verfolgte und sonst niemand, auch nicht Ihre sexuellen Minderheiten, die Sie gerade eben genannt hatten. | Weisen Sie alle sogenannten Flüchtlinge an unseren Außengrenzen ab, und zwar sofort. | „Auf Absatz 1 kann sich nicht berufen, wer aus einem Mitgliedstaat der Europäischen Gemeinschaften oder aus einem anderen Drittstaat einreist, in dem die Anwendung des Abkommens über die Rechtsstellung der Flüchtlinge und der Konvention zum Schutze der Menschenrechte und Grundfreiheiten sichergestellt ist.“ <text:s/>Dieser Absatz 2 trifft auf alle – ich wiederhole: alle – unsere Nachbarstaaten zu. | Mit der Einwanderung kam aber auch die Kriminalitä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107349038124084</text:p>
          </table:table-cell>
          <table:table-cell table:number-columns-repeated="1014"/>
        </table:table-row>
        <table:table-row table:style-name="ro1">
          <table:table-cell table:style-name="ce2" office:value-type="string" calcext:value-type="string">
            <text:p>87</text:p>
          </table:table-cell>
          <table:table-cell table:style-name="ce2" office:value-type="string" calcext:value-type="string">
            <text:p>01.03.2023</text:p>
          </table:table-cell>
          <table:table-cell table:style-name="ce2" office:value-type="string" calcext:value-type="string">
            <text:p>ID208714700</text:p>
          </table:table-cell>
          <table:table-cell table:style-name="ce2" office:value-type="string" calcext:value-type="string">
            <text:p>Peggy Schierenbeck (SPD)</text:p>
          </table:table-cell>
          <table:table-cell table:style-name="ce2" office:value-type="string" calcext:value-type="string">
            <text:p>Sehr geehrter Herr Präsident! Sehr geehrte Kolleginnen und Kollegen! Meine Damen und Herren! Das Entsetzen über die Tat in einem Regionalzug in Brokstedt steckt uns allen noch in den Knochen. Niemand kann das, was geschehen ist, einfach von sich weisen und unbeschwert weitermachen. Aber – und da bin ich nicht die Erste, die Ihnen das sagt – ein Leben in Angst ist kein Leben. Wir müssen weitermachen. Und wir, die wir Abgeordnete sind, müssen eine Politik betreiben, die zwar mitfühlend ist, aber sich nicht von Gefühlen und schon gar nicht von Angst leiten lässt. Doch genau das will die von mir aus rechts außen sitzende Fraktion: eine Politik, angetrieben von Wut, Hass und Angst. <text:s/>Diese Fraktion stellt im halbjährlichen Rhythmus Kleine Anfragen an die Bundesregierung. Diese tragen den Titel „Kriminalitätsfelder in Bezug auf Bahnhöfe und Züge ...“ gefolgt von der Angabe des ersten oder zweiten Halbjahres für ein bestimmtes Kalenderjahr im Kontext von Zuwanderung und Antisemitismus. Zum letzten Punkt haben Sie übrigens gar nichts gesagt. <text:s/>Sie fragen nur danach, über welche Staatsangehörigkeit die Tatverdächtigen verfügen bzw. welcher Migrationshintergrund vorhanden ist. Diese Informationen spielen Sie dann so aus, wie es Ihnen gefällt; das haben wir gerade wieder gesehen. Das ist nicht ergebnisoffen, meine Damen und Herren; das ist Zahlenspielerei. <text:s/>Diese Fraktion schürt auch immer wieder Angst vor Menschen, die nicht so aussehen oder so sprechen wie sie selbst. Sie verurteilt Menschen aufgrund ihrer Hautfarbe, aufgrund ihrer Herkunft oder ihrer vermeintlichen Herkunft, <text:s/>aufgrund ihrer Sprache oder aufgrund ihrer Religion. Sie trägt Ablehnung, Hass und Angst nach außen in die Gesellschaft. <text:s/>Wieder einmal positioniert sich diese Fraktion in der Ekelecke der Politik. <text:s/>Die Rechtsaußenfraktion schürt Ängste, wo keine sein müssen; denn es ist eher unwahrscheinlich, dass man im Zug oder auf dem Bahnhof Opfer einer Straftat wird. <text:s/>Und Tragödien sind zum Glück sehr selten. Wenn Sie anfangen, aus Statistiken nur einen Ausschnitt der Lage zu zeigen und den größten Teil zu verstecken oder aus dem Zusammenhang zu reißen, dann betrügen Sie die Menschen, die sich auf Sie verlassen. <text:s/>Jede Tragödie, wie wir sie zuletzt in Brokstedt gesehen haben, ist eine zu viel. <text:s/>Jede Gewalttat ist eine zu viel. Jede Straftat ist eine zu viel. Trotzdem möchte ich auf die vielen Menschen hinweisen, die an jenem Tag, am 25. Januar 2023, wie auch an jedem anderen Tag unversehrt mit dem Zug reisen. <text:s/>Wenn ich schon dabei bin, Ihren Blick wieder auf das große Ganze zu lenken: <text:s/>Sie fordern ebenfalls eine Berichtspflicht für Islamverbände bezüglich dem, was sie gegen Antisemitismus tun. Dennoch hilft es, sich die letzte Statistik über politisch motivierte Kriminalität noch einmal vor Augen zu führen: 84 Prozent der antisemitischen Straftaten stammen von rechts außen. <text:s/>Tragödien und Gewalttaten gilt es zu verhindern. Das ist richtige Politik im Dienste aller Menschen mit Wirkung für alle Menschen. Da ist das, was wir brauchen, mehr Präventionsarbeit. Die Bundespolizei und DB Sicherheit tun ihr Möglichstes, um Straftaten zu verhindern. Schon allein die Präsenz von Ordnungshütern wirkt sich auf das Verbrechensgeschehen aus. <text:s/>Wir müssen Klarheit darüber gewinnen, wie Menschen ticken, die eine Straftat begehen, sei es im Zug, auf dem Bahnhof oder anderswo. Welche Umstände gibt es, die sie straffällig werden lassen? In welche Situationen müssen wir verstärkt hineingehen, um potenzielle Täter/-innen vorab über ihre persönlichen Folgen des Verbrechens aufzuklären? Erreichen wir Menschen besser über Plakatkampagnen oder über das direkte Aufklärungsgespräch? <text:s/>Müssen wir damit in Schulen gehen oder direkt am Gefahrenpunkt Kampagnen starten? <text:s/>Mit Ihren in Bastelschälchen mit Klebstoff zusammengepanschten Schlussfolgerungen aus den Statistiken <text:s/>möchte die Rechtsaußenfraktion Angst sähen. <text:s/>Angst führt dazu, dass Menschen einander misstrauen. Angst führt dazu, dass sich Menschen nicht mehr aus dem Haus trauen. Die Rechtsaußenfraktion möchte spalten. Als anständige Demokratinnen und Demokraten gehört es sich, immer und immer wieder darauf hinzuweisen. <text:s/>Meine Damen und Herren, Sie können mit mir über vernunftgeleitete, pragmatische Politik sprechen. <text:s/>Wir tun alles dafür, Kriminalität zu verhindern. Wir sind nach wie vor eines der sichersten Länder der Welt. Wir wissen, dass Prävention der richtige Ansatz ist. <text:s/>Niemand darf nur aufgrund seiner Herkunft, seiner Hautfarbe oder seiner Sprache vorverurteilt oder verurteilt werden. Wir werden Ihrer rassistischen Politik niemals zustimmen, also werden wir Ihren Anträgen nicht zustimmen. Ein Lagebild, dessen Ziele Ausgrenzung, Spaltung sowie das Säen von Angst und Hass sind, <text:s/>wird es mit mir nicht geben, wird es mit der SPD-Fraktion nicht geben. <text:s/>Vielen Dank für Ihre Aufmerksamkeit. <text:s/>Vielen Dank, Frau Kollegin. – Als Nächster hat das Wort der Kollege Philipp Amthor, CDU/CSU-Fraktion.</text:p>
          </table:table-cell>
          <table:table-cell table:style-name="ce2" office:value-type="string" calcext:value-type="string">
            <text:p>Diese tragen den Titel „Kriminalitätsfelder in Bezug auf Bahnhöfe und Züge ...“ gefolgt von der Angabe des ersten oder zweiten Halbjahres für ein bestimmtes Kalenderjahr im Kontext von Zuwanderung und Antisemitismus. | welcher Migrationshintergrund vorhanden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606424570083618</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3300</text:p>
          </table:table-cell>
          <table:table-cell table:style-name="ce2" office:value-type="string" calcext:value-type="string">
            <text:p>Dr. Sahra Wagenknecht (BSW)</text:p>
          </table:table-cell>
          <table:table-cell table:style-name="ce2" office:value-type="string" calcext:value-type="string">
            <text:p>Frau Präsidentin! Liebe Kolleginnen und Kollegen! Ihre gescheiterte Migrationspolitik ist zweifellos einer der Gründe für die herbe Niederlage der Ampelparteien am letzten Sonntag. Die unkontrollierte Zuwanderung schadet unserem Land, und die große Mehrheit der Bürgerinnen und Bürger fordert schon lange, dass die Politik endlich handelt. Das erwarten übrigens auch die Millionen rechtschaffenen gut integrierten Moslems, <text:s/>die am meisten darunter leiden, wenn die Ausbreitung eines radikalen Islamismus die Stimmung im Land zum Kippen bringt. <text:s/>Ja, wir haben ein Problem mit gescheiterter Integration, das durch den Zuzug der letzten Jahre massiv verstärkt wurde. Wir haben ein Problem mit islamistischen Parallelgesellschaften, in denen die Ablehnung unserer Kultur und unserer Werte inzwischen identitätsstiftend ist. <text:s/>Wir haben eine deutliche Überrepräsentanz ausländischer Straftäter, vor allem bei Gewalt- und Sexualdelikten. <text:s/>Mit Ausnahme der Vorratsdatenspeicherung sind viele Punkte in Ihrem Antrag richtig und überfällig. <text:s/>Aber wir stünden jetzt nicht da, wo wir stehen, wenn die CDU/CSU das schon in ihrer Regierungszeit umgesetzt hätte. <text:s/>Dann könnte der mutige Polizist vielleicht noch am Leben sein. <text:s/>Viele Länder in Europa haben die unkontrollierte Migration erfolgreich gestoppt, nur bei uns geht das angeblich nicht. Menschen, die in Afghanistan tatsächlich an Leib und Leben bedroht sind, weil sie etwa mit der Bundeswehr zusammengearbeitet haben, haben wir vielfach schutzlos zurückgelassen; aber Islamisten wie den Attentäter von Mannheim bewahren wir vor Abschiebung. Das können Sie doch niemandem erklären. <text:s/>Ich habe Frau Faeser gefragt, bei wie vielen Asylbewerbern der Verdacht einer Straftat vorliegt bzw. wie viele vorbestraft sind. Antwort: Darüber liegen der Bundesregierung keinerlei Kenntnisse vor. – Das ist doch eine Bankrotterklärung. <text:s/>Wir sagen klar: Wer zu uns kommt und Gewalttaten verübt, der hat das Recht auf Aufenthalt verwirkt, und wer keinen Schutzstatus hat, der kann auch nicht im Land bleiben. <text:s/>Danke schön. <text:s/>Für die CDU/CSU-Fraktion hat jetzt Detlef Seif das Wort.</text:p>
          </table:table-cell>
          <table:table-cell table:style-name="ce2" office:value-type="string" calcext:value-type="string">
            <text:p>Die unkontrollierte Zuwanderung schadet unserem Land, und die große Mehrheit der Bürgerinnen und Bürger fordert schon lange, dass die Politik endlich handelt. | Ich habe Frau Faeser gefragt, bei wie vielen Asylbewerbern der Verdacht einer Straftat vorliegt bzw. | Ihre gescheiterte Migrationspolitik ist zweifellos einer der Gründe für die herbe Niederlage der Ampelparteien am letzten Sonntag. | Viele Länder in Europa haben die unkontrollierte Migration erfolgreich gestoppt, nur bei uns geht das angeblich ni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692780256271362</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16300</text:p>
          </table:table-cell>
          <table:table-cell table:style-name="ce2" office:value-type="string" calcext:value-type="string">
            <text:p>Sebastian Hartmann (SPD)</text:p>
          </table:table-cell>
          <table:table-cell table:style-name="ce2" office:value-type="string" calcext:value-type="string">
            <text:p>Sehr geehrte Frau Präsidentin! Meine sehr geehrten Damen und Herren! All diejenigen, die in den vergangenen Tagen mit unhaltbaren Vorwürfen gegen unsere Innenministerin eine solche Debatte in diesem Plenum herbeigeführt haben, <text:s/>müssen sich fragen, ob das das Niveau einer parlamentarischen Auseinandersetzung ist, das die Gefahr für die deutsche Demokratie namens AfD heute hier aufgeführt hat, meine Damen und Herren. <text:s/>Es muss klar differenziert werden. Eine Ministerin hat die Entscheidung, einen Präsidenten auf eine gleichrangige Stelle zu setzen, getroffen. Wir im Innenausschuss des Deutschen Bundestages haben vielfach darüber gesprochen, und es hat sich eindeutig gezeigt: Es war ihr gutes Recht, das Amt neu aufzustellen. – Und alle Fragen in Bezug auf Fürsorgepflicht oder mögliche disziplinarrechtliche Fragen werden in einem demokratischen Rechtsstaat gerichtlich geklärt, meine Damen und Herren. <text:s/>An die Union richte ich allerdings ganz deutliche Worte; denn Sie provozieren auch, <text:s/>indem Sie unhaltbare Vorwürfe in den Raum stellen, die eindeutig und klar widerlegt sind. <text:s/>Das erzeugt ein Klima der Auseinandersetzung und auch der Hetze hier im Plenum, meine Damen und Herren. <text:s/>Jetzt sage ich Ihnen in aller Klarheit: Wenn Sie von der AfD vom Schaden für die Demokratie sprechen, dann fällt mir eine fortwährende Radikalisierung in Wort, Sprache und Personen ein, <text:s/>eine Vielzahl von Ausfällen, die immer wieder aus Ihren Reihen kommt, indem gegen Minderheiten gehetzt wird, <text:s/>gegen unseren Staat gehetzt wird, versucht wird, diesen Staat zu zersetzen. Und es ist eine bodenlose Frechheit, dass gerade Sie sich vor den Verfassungsschutz werfen, <text:s/>den Sie an jeder Stelle abschaffen wollen, den Sie kritisieren, weil Sie Beobachtungsfall sind, weil die AfD eine Jugendorganisation hat, die als rechtsextrem eingestuft ist. <text:s/>Sie sind die Feinde der offenen Gesellschaft. <text:s/>Sie sind die Gefahr der Demokratie. Sie wollen den Verfassungsschutz abschaffen, damit Sie den Angriff auf die freiheitlich-demokratische Grundordnung unseres Staates fortsetzen können. Schämen Sie sich von der AfD! <text:s/>– Und indem Sie schreien, belegen Sie die Vorwürfe, die ich Ihnen mache. <text:s/>Seit Mitte des Jahres läuft der Eilantrag der AfD auf ein nichtöffentliches Verfahren, damit die JA nicht mehr als Verdachtsfall eingestuft wird. <text:s/>Sie wollen nicht, dass der Verfassungsschutz gegen Sie vorgeht. Meine Damen und Herren, heute ist deutlich geworden: Der Verfassungsschutz kommt seiner Aufgabe nach. Die Verfassungsministerin hat die Aufsicht über den Verfassungsschutz. <text:s/>Sie ist die Kämpferin gegen rechts. <text:s/>Sie ist die Kämpferin gegen den Rechtsextremismus; dafür gebührt Nancy Faeser Dank. Und deswegen greifen Sie sie an! <text:s/>Erlauben Sie eine Zwischenfrage von Herrn Farle? <text:s/>Au ja! <text:s/>Danke, dass Sie die Zwischenfrage zulassen und dass Sie auch erklärt haben, dass Sie damit einverstanden sind, gefragt zu werden. <text:s/>Ich möchte Sie jetzt fragen: Können Sie ein sachliches Argument dafür bringen, dass man so mit seinem Mitarbeiter umgeht? Wenn ich mich in meinen Firmen getraut hätte, so mit Mitarbeitern umzugehen, <text:s/>hätte ich jede Menschlichkeit vermissen lassen und würde ich mich in Grund und Boden schämen, vor der ganzen Öffentlichkeit und vor meinen Mitarbeitern. Und diese Frau stellt sich noch nicht einmal hinter ihre Beschäftigten und ist noch nicht mal bereit, Selbstkritik zu leisten. <text:s/>Sie soll sich mindestens entschuldigen für das, was sie getan hat. Wir alle wissen aus den Zeitungen, dass es stimmt. Das wissen wir alle. <text:s/>Bitte nehmen Sie dazu Stellung. <text:s/>Vielen Dank. <text:s/>Herr Abgeordneter, Sie haben heute nicht an der Ausschusssitzung des Innenausschusses teilgenommen, auch an anderen Sitzungen des Innenausschusses nicht. Deswegen ist Ihnen sicherlich nicht bekannt, dass die Fragen, die hier in den Raum gestellt worden sind, die Fürsorgepflicht, um die es einen gerichtlichen Streit gibt, betreffen. <text:s/>Es ist in einem demokratischen Rechtstaat so, dass jemand, der möglicherweise in seinen Rechten betroffen ist, das in einem gerichtlichen Verfahren klären möchte, und das kann auch ein Präsident des Bundesamtes für Sicherheit in der Informationstechnik sein. Aber davon klar und deutlich zu trennen ist das Recht einer Bundesinnenministerin, zu entscheiden. Da erinnern wir daran, dass Nancy Faeser, als sie in das Amt der Bundesinnenministerin kam, sich entschieden hat – – <text:s/>– Hören Sie zu! Sie könnten auch etwas verstehen. <text:s/>Am Ende ist es so, dass die Bundesinnenministerin eine Vielzahl von Beamten, die ein anderes Parteibuch haben, die Präsidenten der höchsten Behörden in diesem Land sind, die sich um die Sicherheit und den Zusammenhalt in unserem Land kümmern, im Amt belassen hat. <text:s/>Wenn man in einer solchen Phase die Präsidentinnen und Präsidenten anschaut und sagt: „Ja, das ist eine Entscheidung, die ich treffen kann“, dann ist es ein übliches Verfahren, dass jemand auch auf eine gleichrangige Stelle versetzt werden kann. Und nichts anderes ist passiert. Man muss hier in diesem Plenum auch klarmachen, dass Herr Schönbohm sich eben nicht gerichtlich gegen seine Versetzung wehrt. Er ist nämlich gleichrangig als Präsident der Bundesakademie für öffentliche Verwaltung in Brühl eingesetzt. <text:s/>In der Tat ist das ein Fall, der nicht unüblich ist. Wir haben das beim BAMF unter den Amtsvorgängern der CSU mehrfach erlebt. Wir haben das auch erlebt, als es um das Bundesamt für Bevölkerungsschutz und Katastrophenhilfe ging, um einen gescheiterten Warntag in den Ländern, der dann Horst Seehofer tatsächlich dazu veranlasste, meine Damen und Herren – hört, hört! –, Herrn Unger zum Vizepräsidenten des Statistischen Bundesamtes zu ernennen. <text:s/>Davon ist zu trennen, dass hier eben eine Entscheidung getroffen worden ist nach Recht und Gesetz. Und wenn eine Ministerin das Vertrauen in eine so zentrale Behörde, in eine zentrale Cyberabwehrbehörde verliert – und das vor dem Hintergrund des russischen Angriffskrieges, den ja Ihr hochverehrter Putin gegen die Ukraine gestartet hat – <text:s/>– hören Sie zu! – <text:s/>– „Lieber Putin als Böhmermann!“, das haben wir im Protokoll – <text:s/>Herr Abgeordneter, wir driften gerade von der Frage ab. <text:s/>– dann sage ich Ihnen in aller Klarheit: Die Cyberabwehr musste neu aufgestellt werden. <text:s/>Es ist eine Entscheidung getroffen worden, die sehr viele auch begrüßt haben. Auch die Präsidentin des Bundesamtes für Sicherheit in der Informationstechnik, Claudia Plattner, wird einen guten Job machen, und das ist in einem demokratischen Rechtsstaat so. <text:s/>Herr Farle, Sie können sich jetzt setzen. Vielen Dank. – Erlauben Sie eine weitere Zwischenfrage? Ich glaube, sie kommt von Herrn Dr. Krings. <text:s/>Ja. <text:s/>Bitte schön. <text:s/>Danke, Frau Präsidentin, und vielen Dank für die Zulassung. – Sie haben gerade ausgeführt – ich hoffe, dass wir alle es richtig verstanden haben; sonst können Sie es noch mal klarstellen –, dass sich eine neue Bundesministerin anschaut, welches Parteibuch denn die Behördenchefs haben, und dann auch entsprechend entscheiden muss, welche sie behalten will oder nicht. <text:s/>Nehmen Sie zur Kenntnis, dass der Chef des BSI jedenfalls kein politischer Beamter ist und da das Parteibuch keine Rolle spielen darf! <text:s/>Hochverehrter Herr Kollege Dr. Krings, ich erinnere mich gerne an die Zeit, als Sie Staatssekretär im Bundesinnenministerium waren. <text:s/>– Hören Sie doch zu! Das war doch ganz freundlich gemeint. – Ich erinnere mich gerne an die gute Zeit der Zusammenarbeit, und das muss man im parlamentarischen Miteinander auch erinnern. <text:s/>Enttäuscht war ich allerdings, als Ihr Kollege Stephan Mayer auf die konkrete Nachfrage im Innenausschuss, ob Herr Präsident Unger noch im Amt sei, die Auskunft verweigerte, weil wir uns natürlich die Frage gestellt haben: Ist der Präsident des Bundesamtes für Bevölkerungsschutz und Katastrophenhilfe noch im Amt? Das war der Anlass – wir können uns beide wahrscheinlich noch sehr gut daran erinnern –, warum der damalige Minister Horst Seehofer die Entscheidung getroffen hat, ihn zu versetzen, in eine andere, gleichrangige Stelle. <text:s/>Ich stelle noch einmal deutlich klar: Es kommt eben nicht auf die Frage des Parteibuches an. <text:s/>Ich möchte Ihnen auch sagen, dass natürlich auch nicht infrage gestellt worden ist, dass Herr Schönbohm möglicherweise im selben Kreisverband der CDU wie Thomas de Maizière Mitglied geworden ist. <text:s/>Aber das kann uns auch hier nicht weiterführen; denn es ging um die Frage der Eignung und der Fähigkeit. Man kann eine solche Behörde auch neu aufstellen, und das ist im Fall des Bundesamtes für Sicherheit in der Informationstechnik geschehen. <text:s/>Und darum stelle ich es noch mal deutlich klar: Auch wenn jemand ein CDU-Parteibuch hat, kann er durchaus gute Arbeit machen. <text:s/>Man muss jeden nach seinen Fähigkeiten und Möglichkeiten einsetzen. <text:s/>Dementsprechend wird jetzt jemand anderes in der Bundesbehörde diese Aufgabe wunderbar wahrnehmen. Und Herr Schönbohm ist ja weiterhin Präsident einer Bundesbehörde, das heißt, er ist gleichwertig eingesetzt. <text:s/>Nachdem wir das entsprechend geklärt haben, komme ich auf die AfD zurück, meine Damen und Herren. <text:s/>Noch fremdenfeindlicher wird es, wenn die AfD-Fraktionsvorsitzende Alice Weidel von „alimentierten Messermännern“ spricht, <text:s/>Gottfried Curio Flüchtlinge „Fachkräfte … für Messerattacken“ nennt, Thomas Göbel von der AfD Sachsen sagt, die deutsche Volksgemeinschaft leide „unter einem Befall von … Parasiten“. <text:s/>Dabei verwendet er einen Begriff, den Nationalsozialisten verwendeten. <text:s/>Das ist abscheulich, <text:s/>das ist hetzerisch, das ist ein Angriff auf unsere Demokratie im Innern, meine Damen und Herren. Und deswegen ist die AfD der denkbar schlechteste Anwalt, wenn es darum geht, unsere Demokratie und die Rechtsstaatlichkeit in diesem Staate zu schützen. <text:s/>Sie haben einen Versuch unternommen, der untauglich ist. Deswegen gilt das, was die Bundesinnenministerin sagte: Die größte Gefahr in unserem Land geht tatsächlich vom Rechtsextremismus aus. Dieser ist der Schaden für die Demokratie. <text:s/>Jede Ihrer hetzerischen Reden und jede Ihrer Wortwahlen sollen dazu führen, dass sich diese Demokratie im Innern zersetzt. <text:s/>Wir identifizieren das, wir machen uns nicht zu Ihrem Büttel. Sie sind diejenigen, die Feinde der offenen Gesellschaft sind. Sie sind es, die Feinde der Demokratie sind, meine Damen und Herren. Sie versuchen, diese Debatte auf eine unsägliche Art und Weise zu instrumentalisieren. Das machen wir nicht mit. <text:s/>Unser Vertrauen gehört der Innenministerin Nancy Faeser, der wir für den Kampf gegen rechts danken. Und an dieser Stelle sehen wir, wer der Hetzer ist. <text:s/>Danke schön. <text:s/>Das Wort erhält Josef Oster für die CDU/CSU-Fraktion.</text:p>
          </table:table-cell>
          <table:table-cell table:style-name="ce2" office:value-type="string" calcext:value-type="string">
            <text:p>Noch fremdenfeindlicher wird es, wenn die AfD-Fraktionsvorsitzende Alice Weidel von „alimentierten Messermännern“ spricht, <text:s/>Gottfried Curio Flüchtlinge „Fachkräfte … für Messerattacken“ nennt, Thomas Göbel von der AfD Sachsen sagt, die deutsche Volksgemeinschaft leide „unter einem Befall von … Parasi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752207517623901</text:p>
          </table:table-cell>
          <table:table-cell table:number-columns-repeated="1014"/>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02600</text:p>
          </table:table-cell>
          <table:table-cell table:style-name="ce2" office:value-type="string" calcext:value-type="string">
            <text:p>Stephan Brandner (AfD)</text:p>
          </table:table-cell>
          <table:table-cell table:style-name="ce2" office:value-type="string" calcext:value-type="string">
            <text:p>Bitte? Sie verbreiten hier sexistische Stereotype, wissen Sie das? <text:s/>Warum soll ich keine Frau sein? Begründen Sie das mal! <text:s/>– Und warten Sie mit ihren Zwischenrufen, bis ich angefangen habe! <text:s/>Frau Präsidentin! Meine Damen und Herren, insbesondere die von der CDU/CSU! Genau wie gestern in der Aktuellen Stunde zur Gewalttat in Bad Oeynhausen verhöhnen Sie mit Ihrem Gesetzentwurf im Kern eigentlich die Bürger und heucheln in erbärmlicher Art und Weise Problembewusstsein und Lösungskompetenz. <text:s/>Richtig ist, dass der Staat die Verpflichtung hat, besonders verletzliche Personen – Frauen und Kinder, alte und kranke Menschen – besonders zu schützen. Aber Sie von CDU und CSU haben genau das Gegenteil getan durch die katastrophale Grenzöffnung 2015. <text:s/>Sie haben damit Frauen und Kinder migrantischen Straftätern zum Fraß vorgeworfen und tun jetzt so, als hätten Sie damit überhaupt nichts zu tun. Sie halten die Bürger draußen für vergessliche Deppen. <text:s/>Das sind die Bürger draußen aber nicht. Denn Tatsache ist, dass Sie verantwortlich sind für in den letzten Jahren Zigtausende erstochene, ermordete, totgetretene, vergewaltigte und verletzte Opfer von Migranten, die alle noch unverletzt leben würden, wären Sie der AfD und unseren Forderungen gefolgt und nicht Frau Merkel und ihrem kriminellen Multikultiwahn. Sie hätten die Grenzen schützen können. Sie hätten diejenigen, die illegal hier waren, abschieben müssen und Straftäter gleich hinterher. <text:s/>Allein im Jahr 2022 – die Zahlen wurden schon erwähnt – gab es bei Straftaten gegen die sexuelle Selbstbestimmung – Opfer meistens Frauen – über 11 000 Fälle, bei denen ein Opfer die deutsche Staatsangehörigkeit und ein Täter nicht die deutsche Staatsangehörigkeit hatte. 90 Prozent der Opfer waren Frauen. Über 400 Deutsche wurden von ausländischen Tätern getötet. Es gibt inzwischen in Deutschland – ich hoffe, Sie wissen das – mehrere Selbsthilfegruppen von Eltern ermordeter Kinder – in Deutschland! Unglaublich, oder? <text:s/>Gruppenvergewaltigungen – wurde schon erwähnt –: Mehrfach täglich werden Frauen Opfer dieser schrecklichen Straftat. 760 Gruppenvergewaltigungen im Jahr 2023, 48 Prozent nichtdeutsche Tatverdächtige; dabei sind flott eingebürgerte und Mehrfachstaatler überhaupt nicht erfasst, die Dunkelziffer also wesentlich höher. 6 000 Opfer von Gruppenvergewaltigungen gab es seit dem Jahr 2015, Messerstraftaten in Deutschland nahezu stündlich. Warum? Wegen Ihrer Politik der offenen Grenzen. <text:s/>Der Abgrund der Brutalität und des Hasses von Migranten, die angeblich schutzsuchend nach Deutschland kommen, hat sich vor Kurzem in Mannheim gezeigt, als dort ein Polizeibeamter brutalst abgestochen wurde. Auch dieser Polizeibeamte würde übrigens noch leben, wäre der Afghane unter Merkel nach Ablehnung seines Asylgesuchs schlicht und ergreifend abgeschoben worden. Erbärmlich Ihre Politik! <text:s/>Über den totgetretenen Philippos aus Bad Oeynhausen haben wir gestern hier gesprochen. Ich habe noch diese widerlich heuchlerische Rede von Merz im Ohr. Fürchterlich! <text:s/>Meine Damen und Herren, im Ergebnis ist Ihr Gesetzentwurf zwar besser als gar nichts, aber ein Eingeständnis, liebe CDU/CSU, wenn ich das mal so sagen darf, Ihres eigenen Versagens und Ihrer eigenen Verantwortung für tausendfachen Mord, Tod und unendliches Leid in Deutschland. <text:s/>Das ist die CDU/CSU, wie sie leibt und lebt. <text:s/>Sie von CDU/CSU haben alles mitgemacht. Sie tragen dafür die Verantwortung, und ich hoffe, Sie tragen an dieser Verantwortung schwer.</text:p>
          </table:table-cell>
          <table:table-cell table:style-name="ce2" office:value-type="string" calcext:value-type="string">
            <text:p>Auch dieser Polizeibeamte würde übrigens noch leben, wäre der Afghane unter Merkel nach Ablehnung seines Asylgesuchs schlicht und ergreifend abgeschoben wor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11607563495636</text:p>
          </table:table-cell>
          <table:table-cell table:number-columns-repeated="1014"/>
        </table:table-row>
        <table:table-row table:style-name="ro1">
          <table:table-cell table:style-name="ce2" office:value-type="string" calcext:value-type="string">
            <text:p>166</text:p>
          </table:table-cell>
          <table:table-cell table:style-name="ce2" office:value-type="string" calcext:value-type="string">
            <text:p>25.04.2024</text:p>
          </table:table-cell>
          <table:table-cell table:style-name="ce2" office:value-type="string" calcext:value-type="string">
            <text:p>ID2016610300</text:p>
          </table:table-cell>
          <table:table-cell table:style-name="ce2" office:value-type="string" calcext:value-type="string">
            <text:p>Volker Mayer-Lay (CDU/CSU)</text:p>
          </table:table-cell>
          <table:table-cell table:style-name="ce2" office:value-type="string" calcext:value-type="string">
            <text:p>Sehr geehrter Herr Präsident! Sehr geehrte Frau Ministerin! Sehr geehrte Frau Wehrbeauftragte! Liebe Kolleginnen und Kollegen! Heute befassen wir uns also mit der Erneuerung des Mandats EUNAVFOR MED Irini und damit mit der weiteren Beteiligung bewaffneter deutscher Streitkräfte an einer EU-geführten militärischen Krisenbewältigungsoperation im Mittelmeer. <text:s/>Genauer gesagt, geht unser Blick an die Küste Libyens, eines Staates, der seit der Revolution im Jahre 2011 tief gespalten ist – ein Staat, in dem die Menschen weiterhin keine demokratischen Wahlen haben; ein Staat, der äußerst unklare und unsichere politische Strukturen aufweist; ein Staat, in dem weiterhin Unrecht, Gewalt und Schlepperei an der Tagesordnung sind. Ein Failed State, wie viele sagen – ein Staat, der so fragil ist, dass er zum geopolitischen Spielball geworden ist, in dem nicht zuletzt Russland deutlich versucht an Einfluss zu gewinnen. <text:s/>Zudem ist es ein Land, das direkt an der NATO-Außengrenze und der Außengrenze der Europäischen Union liegt, und zwar dem Mittelmeer. Ich nehme es vorweg: Unsere Präsenz dort ist schon aus diesem Grunde so immens wichtig, und natürlich steht die Union hinter der Verlängerung des Mandats. <text:s/>Wir müssen uns im Klaren sein, dass Russland den Versuch unternimmt, das Land weiter zu destabilisieren. Putins Wagner-Truppen, die sich jetzt bezeichnenderweise „Afrika-Korps“ nennen, provozieren insbesondere in Zentralafrika, in der Sahelzone gezielte Flüchtlingsbewegungen, die in der Folge gerade auch über Libyen den Weg nach Europa suchen. Und ja, wir werden nicht jedes einzelne Schiff durchsuchen können. Aber allein die Präsenz, allein die Stichproben haben doch Signalwirkung an die Schlepperbanden, dass die Gefahr besteht, entdeckt zu werden, und dass es vielleicht besser ist, dieses schmutzige Handwerk ruhen zu lassen. <text:s/>Auf die gleiche Art und Weise leistet diese Mission ihren wichtigen Beitrag zur Durchsetzung des von den Vereinten Nationen gegen Libyen verhängten Waffenembargos. Jede Waffenlieferung, die entdeckt wird, jede Kalaschnikow weniger, die in dieses Land gelangt, ist ein Beitrag zur Hoffnung für dieses schwer erschütterte Volk und den gesamten Staat. Die Präsenz von tapferen deutschen Männern und Frauen im Rahmen von EUNAVFOR MED Irini, auch wenn es im Moment vielleicht nur ein Dutzend ist, ist ein wichtiger Beitrag zur Stabilisierung der Region. Es ist richtig, dass wir die deutsche Beteiligung auf bis zu 300 Personen aufstocken können. <text:s/>Bei aller Einigkeit über die Sinnhaftigkeit des Mandats muss ich heute aber auch die Kritik der CDU/CSU an einem Punkt zum wiederholten Male deutlich machen, Herr Kollege Lucks. Wir sind da anderer Meinung; das wissen Sie. Es ist für uns nicht nachvollziehbar, dass wir erneut hinter dem EU-Mandat zurückbleiben, worin auch die Ausbildung der libyschen Küstenwache enthalten ist. <text:s/>Ja, momentan ist es die libysche Seite selbst – Sie haben das angesprochen –, die dazu noch nicht bereit ist. Aber es ist doch in unserem Interesse, dass nicht nur die dortige Küstenwache dabei unterstützt wird, Schlepperei und illegale Migration zu verhindern, sondern es geht auch um die Ausbildung zu Such- und Rettungsaktionen. Es geht auch um Schulungen zur Achtung der Menschenrechte bei der Durchführung dieser Aufgaben. Liebe Kolleginnen und Kollegen, ich kann nicht verstehen, dass man hier nicht mit den europäischen Partnern gemeinsam das EU-Mandat in seiner Gänze umsetzen will. Das wäre nämlich schon aus Gründen der Menschlichkeit geboten. Vielleicht erleben wir hier noch ein Umdenken Ihrerseits. <text:s/>Meine Damen und Herren, abschließend danke ich den Soldatinnen und Soldaten, den Männern und Frauen, die im Rahmen des Mandats EUNAVFOR MED Irini beteiligt waren oder sind. Ihnen gebührt unsere Anerkennung für ihren wichtigen Einsatz. <text:s/>Die Union stimmt der Verlängerung zu, schon aus unseren ureigensten Sicherheitsinteressen in einer immer komplizierter werdenden Welt. <text:s/>Vielen Dank. <text:s/>Vielen Dank, Herr Kollege. – Als Nächster hat das Wort der Kollege Dr. Karamba Diaby, SPD-Fraktion.</text:p>
          </table:table-cell>
          <table:table-cell table:style-name="ce2" office:value-type="string" calcext:value-type="string">
            <text:p>Putins Wagner-Truppen, die sich jetzt bezeichnenderweise „Afrika-Korps“ nennen, provozieren insbesondere in Zentralafrika, in der Sahelzone gezielte Flüchtlingsbewegungen, die in der Folge gerade auch über Libyen den Weg nach Europa suchen. | Aber es ist doch in unserem Interesse, dass nicht nur die dortige Küstenwache dabei unterstützt wird, Schlepperei und illegale Migration zu verhindern, sondern es geht auch um die Ausbildung zu Such- und Rettungsaktio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762488603591919</text:p>
          </table:table-cell>
          <table:table-cell table:number-columns-repeated="1014"/>
        </table:table-row>
        <table:table-row table:style-name="ro1">
          <table:table-cell table:style-name="ce2" office:value-type="string" calcext:value-type="string">
            <text:p>2</text:p>
          </table:table-cell>
          <table:table-cell table:style-name="ce2" office:value-type="string" calcext:value-type="string">
            <text:p>11.11.2021</text:p>
          </table:table-cell>
          <table:table-cell table:style-name="ce2" office:value-type="string" calcext:value-type="string">
            <text:p>ID20203100</text:p>
          </table:table-cell>
          <table:table-cell table:style-name="ce2" office:value-type="string" calcext:value-type="string">
            <text:p>Dr. Lars Castellucci (SPD)</text:p>
          </table:table-cell>
          <table:table-cell table:style-name="ce2" office:value-type="string" calcext:value-type="string">
            <text:p>Vielen Dank. – Sehr geehrte Frau Präsidentin! Liebe Kolleginnen und Kollegen! Meine sehr verehrten Damen und Herren! Auf der Tagesordnung steht Migration; doch wir haben es mit einem Verbrechen zu tun. Wir haben es mit jemandem zu tun, der nicht nur sein eigenes Volk unterdrückt, sondern auch Menschen auf widerwärtigste Weise anlockt, als Druckmittel benutzen will und im Niemandsland zurücklässt. <text:s/>Deshalb eine klare Aussage, eine klare Botschaft an Herrn Lukaschenko: Europa ist stärker. <text:s/>Wir haben es hier mit staatlichem Menschenschmuggel zu tun, und wir werden alles dafür tun, diesen staatlichen Menschenschmuggel zu unterbinden: mit Einwirken auf Belarus, mit Einwirken auf die Länder, wo die Menschen herkommen, mit Einwirken auf die Fluggesellschaften. Wir haben staatlichen Menschenschmuggel, und wir werden ihn nicht akzeptieren. Wir werden die Rechte Europas hochhalten. Das ist unsere erste Aufgabe. <text:s/>Ein Wort an die Union. „Migration ordnen, steuern und begrenzen“, so lautet Ihr Antrag. Taufrisch ist diese Wahlperiode, und schon haben Sie Ihren Grundsatz der letzten Wahlperiode, diesen ungeliebten Grundsatz, der immer dazukam, über Bord geschmissen: die Humanität. Aber ich sage Ihnen: Es geht, wenn es um Ordnung geht, immer um beides. Es geht nicht um irgendeine Ordnung, sondern es geht um eine Rechtsordnung. <text:s/>Und diese Rechtsordnung erfordert, dass wir das Recht auch an den europäischen Außengrenzen aufrechterhalten. Dazu gehören immer und zu jeder Zeit die Menschenrechte. Deswegen: Humanität und Ordnung gehören zusammen. Sie sind nicht trennbar. <text:s/>Lieber Herr Frei oder Herr Wadephul, viele Grüße von Links-Grün oder von Links-Gelb oder von was auch immer. Machen Sie sich mal keine Sorgen um die Mitte. Passen Sie lieber auf, dass Sie nicht zu weit nach rechts rücken! <text:s/>Herr Kollege Castellucci, erlauben Sie eine Zwischenfrage der Kollegin Nastic <text:s/>Nein, danke. – Kolleginnen und Kollegen, die in den Grenzregionen unseres Landes ihre Wahlkreise haben, haben mir berichtet, dass es dort zu abscheulichen Taten gekommen ist, zu Menschenjagden, dass Waffen aufgefunden wurden. Das ist beschämend; das ist abscheulich. Noch beschämender und noch abscheulicher ist, dass der verlängerte Arm dieser Rechtsextremen hier in diesem Parlament sitzt und hier wieder solche Reden gehalten wurden. <text:s/>Herr Curio, schämen Sie sich einfach für Ihre Rede! <text:s/>Meine sehr verehrten Damen und Herren, wir haben Grundsätze. An den Außengrenzen Europas soll niemand zu Tode kommen. Wer an unsere Außengrenzen kommt, soll menschenwürdig behandelt werden. Wer nach Asyl fragt, der soll ein faires Verfahren erhalten. <text:s/>Niemand soll dorthin zurückgeschickt werden, wo Tod und Verderben drohen. Das sind unsere Grundsätze. So steht es in der Europäischen Menschrechtskonvention, und so steht es seit 70 Jahren in der Konvention über die Rechte von Flüchtlingen. Wir dürfen nicht nachlassen, uns für diese Rechte einzusetzen. Dazu rufe ich uns alle auf. <text:s/>Vielen Dank. <text:s/>Vielen Dank. – Für eine Kurzintervention bekommt das Wort Zaklin Nastic.</text:p>
          </table:table-cell>
          <table:table-cell table:style-name="ce2" office:value-type="string" calcext:value-type="string">
            <text:p>So steht es in der Europäischen Menschrechtskonvention, und so steht es seit 70 Jahren in der Konvention über die Rechte von Flüchtlingen. | Wer nach Asyl fragt, der soll ein faires Verfahren erhalten. | „Migration ordnen, steuern und begrenzen“, so lautet Ihr Antrag. | Auf der Tagesordnung steht Migration; doch wir haben es mit einem Verbrechen zu tu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767401397228241</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9800</text:p>
          </table:table-cell>
          <table:table-cell table:style-name="ce2" office:value-type="string" calcext:value-type="string">
            <text:p>Marcel Emmerich (BÜNDNIS 90/DIE GRÜNEN)</text:p>
          </table:table-cell>
          <table:table-cell table:style-name="ce2" office:value-type="string" calcext:value-type="string">
            <text:p>Sehr geehrter Herr Präsident! Liebe Kolleginnen und Kollegen! Meine Damen und Herren! Die Rede der AfD ist ein guter Anlass, noch mal darauf hinzuweisen, dass in der Polizeilichen Kriminalstatistik Staatsschutzdelikte gar nicht mitgezählt werden. <text:s/>Dafür gibt es dann die Veröffentlichung der Politisch motivierten Kriminalität, und wir sind sehr gespannt, wie die AfD dazu Stellung nehmen wird und dann gerade den Rechtsextremismus in diesem Land und die Gefahr, die davon ausgeht, wieder negieren wird. <text:s/>Sehr geehrte Damen und Herren, liebe Kolleginnen und Kollegen, alle vier Minuten wird in Deutschland eine Frau Opfer von häuslicher Gewalt – geschlagen, getreten, ermordet. Auch 2023 sind diese Zahlen erneut angestiegen. Das ist erschütternd und auf keinen Fall zu dulden. <text:s/>Dieses Beispiel zeigt aber gerade auch die Stärken und Schwächen der Polizeilichen Kriminalstatistik. Zufriedenstellend ist, dass wir durch die Kriminalstatistik von dieser Entwicklung wissen und daraus Schlüsse ziehen können. Nicht zufriedenstellend ist, dass es gerade in solchen Fällen selten zu einer Anzeige kommt und ein enormes Dunkelfeld besteht. Durch weitere Forschung wissen wir: Bei Sexualdelikten melden sich Betroffene nur in 1 Prozent aller Fälle bei der Polizei. <text:s/>Nicht alle Straftaten, nicht alle Delikte werden bei der Polizei angezeigt; das ist klar. Unser Auftrag besteht jetzt darin, die Zahlen aus der PKS ernst zu nehmen, ohne sie zu überinterpretieren, über Ursachen zu sprechen ohne Schaum vor dem Mund und Straf- und Gewalttaten mit aller Konsequenz zu begegnen. <text:s/>Doch leider machen manche diese Debatte rund um die Veröffentlichung der PKS immer zu einem Hochfest der Halbwahrheiten. <text:s/>Da gibt es zum einen die, die die Geschichte vom notorisch kriminellen Ausländer erzählen, vor allem die Union, die mittlerweile ja bei jedem Thema über Migration sprechen will. Sie sind auf dem besten Weg zu einer Ein-Thema-Partei. <text:s/>Und dann gibt es die anderen, die sich für Ursachen interessieren und dem auch auf den Grund gehen wollen und an einer echten Problemlösung wirklich interessiert sind. <text:s/>Machen wir das mal! Bei den deutschen Tatverdächtigen misst die Polizei einen Anstieg um 1 Prozent, bei den Nichtdeutschen einen Anstieg um 13,5 Prozent. Das ist aber nur die halbe Wahrheit. <text:s/>Wenn man sich anschaut, dass die nichtdeutsche Bevölkerung angestiegen ist und das ins Verhältnis setzt, dann relativiert sich das Ganze. <text:s/>Und: Es ist im Vergleich zum Vorjahr sogar um ein halbes Prozent gesunken. <text:s/>Was man schon auch erwähnen sollte, sind die Hintergründe. Die Hintergründe sind, dass Migrantinnen und Migranten häufiger angezeigt werden. Der sozioökonomische Hintergrund ist oft prekärer, und manche Taten können auch nur sie begehen. <text:s/>Das rechtfertigt natürlich in keiner Weise Gewalt. Aber um zu verstehen, worauf es ankommt, ist das sehr zentral. Es geht eben nicht darum, die Leute abzuschieben oder Arbeit zu verunmöglichen. <text:s/>Es geht darum, ihnen eine echte Perspektive zu schaffen. <text:s/>Ihre Vorschläge, liebe Union, sind einfach nur billige Kurzschlüsse, und es sind Push-Faktoren in die Kriminalität. <text:s/>Auch in einem anderen Bereich gibt es zweifellos Handlungsbedarf. Der Anteil der Kinder an allen Tatverdächtigen im Bereich Gewaltkriminalität liegt mit 6,5 Prozent auf dem Höchststand seit 2001 und bei Jugendlichen mit fast 16 Prozent auf dem Höchststand seit 2011. Das ist ein großer Anlass zur Sorge für uns alle; vollkommen klar. Aber da muss man sich natürlich auch anschauen: Was sind die Folgen der Pandemie? Darüber haben Sie überhaupt nicht geredet. <text:s/>Was das natürlich auch für eine psychische Belastung war und welche Spätfolgen es gibt, darüber müssen wir auch stärker reden. <text:s/>Gerade aktuelle Studien zeigen, dass diese Spätfolgen definitiv bestehen. <text:s/>Unsere Aufgabe ist es, hier mit mehr Prävention, guter Bildungspolitik, vor allem auch mit einer Ansage an die Jugendlichen <text:s/>und mit mehr Respekt vorzugehen. Das ist ganz entscheidend, um hier voranzukommen. <text:s/>Was auch ganz wichtig ist: dass wir in der Sicherheitspolitik einen 360-Grad-Blick haben. <text:s/>Dazu gehört, dass wir auch die Lagebilder des BKA mit in unsere Bewertung einbeziehen, zum Beispiel beim Thema „Organisierte Kriminalität“. Es braucht auch mehr Forschung an Instituten. <text:s/>Es gibt sehr viele, sehr vernünftige, sehr kluge Stimmen in der Kriminologie hier in diesem Land. Außerdem brauchen wir einen qualitativen, mit Standards unterfütterten periodischen Sicherheitsbericht. An dem arbeitet diese Koalition; das ist ganz entscheidend, um hier wirklich weiter voranzukommen. <text:s/>Ganz klar: Wir brauchen starke Sicherheitsbehörden; dafür stehen wir ein. Was auch ganz klar ist: Wir brauchen auch unabhängige Gerichte, die in der Lage sind, am Ende des Verfahrens dann auch wirklich auszuurteilen. <text:s/>Ein ganz wichtiger Punkt hierbei: Wir wissen gar nicht, was aus diesen Tatverdächtigen wurde. Denn es ist ja nur eine Ausgangsstatistik. <text:s/>Was dann daraus wird, entscheiden in diesem Land zum Glück Gerichte. Deswegen ist es auch ganz wichtig, dass wir diese Gerichte stärken. <text:s/>Vielen Dank. <text:s/>Nächster Redner ist der Kollege Konstantin Kuhle, FDP-Fraktion.</text:p>
          </table:table-cell>
          <table:table-cell table:style-name="ce2" office:value-type="string" calcext:value-type="string">
            <text:p>Da gibt es zum einen die, die die Geschichte vom notorisch kriminellen Ausländer erzählen, vor allem die Union, die mittlerweile ja bei jedem Thema über Migration sprechen will.</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73499178886414</text:p>
          </table:table-cell>
          <table:table-cell table:number-columns-repeated="1014"/>
        </table:table-row>
        <table:table-row table:style-name="ro1">
          <table:table-cell table:style-name="ce2" office:value-type="string" calcext:value-type="string">
            <text:p>123</text:p>
          </table:table-cell>
          <table:table-cell table:style-name="ce2" office:value-type="string" calcext:value-type="string">
            <text:p>22.09.2023</text:p>
          </table:table-cell>
          <table:table-cell table:style-name="ce2" office:value-type="string" calcext:value-type="string">
            <text:p>ID2012301800</text:p>
          </table:table-cell>
          <table:table-cell table:style-name="ce2" office:value-type="string" calcext:value-type="string">
            <text:p>Alexander Dobrindt (CDU/CSU)</text:p>
          </table:table-cell>
          <table:table-cell table:style-name="ce2" office:value-type="string" calcext:value-type="string">
            <text:p>Sehr geehrte Frau Präsidentin! Verehrte Kolleginnen und Kollegen! Vor zwei Wochen hat der Bundeskanzler an dieser Stelle in einer Generaldebatte ein großes Wort in den Mund genommen: Er hat vom „Deutschlandpakt“ in der Mitte dieses Parlaments gesprochen. Ich habe ihm direkt darauf geantwortet, dass wir zur Verfügung stehen, um die größte aktuelle Herausforderung der Zeit, die Migrationskrise, in einem Deutschlandpakt mit ihm zu bewältigen. Seitdem ist allerdings nichts unternommen worden, um diese Worthülse mit Leben zu erfüllen. Deswegen bekommen Sie heute unsere Antwort: den Deutschlandpakt zum Stopp der irregulären Migration, meine Damen und Herren. <text:s/>Es ist übrigens nicht verständlich, warum dies von Teilen Ihrer Kolleginnen und Kollegen im Vorfeld kritisiert worden ist. Die Öffentlichkeit hat ein Recht darauf, zu erfahren, was in einem Deutschlandpakt zum Stopp der illegalen Migration vereinbart werden kann. Deswegen lassen Sie mich zu Beginn dieser Debatte sagen: Ein Deutschlandpakt beinhaltet nicht das, was Sie gerne unter sich beschließen wollen. Ein Deutschlandpakt beinhaltet das, was notwendig ist, aber von Ihnen allein blockiert wird. Das ist ein Deutschlandpakt. <text:s/>Wir bieten Ihnen an, dieses Thema mit uns zu lösen, weil es sich sonst zu einem gesellschaftlichen Großkonflikt entwickeln kann. Die Asylzahlen steigen, die Kommunen sind überlastet. Die gesellschaftliche Akzeptanz schwindet. Wenn das die Analyse ist, wenn das die Grundlage ist, dann kann man daraus einen Konsens bilden. Wir sind bereit, auf dieser Basis einen Konsens mit Ihnen zu finden. <text:s/>Unser ehemaliger Bundespräsident Joachim Gauck hat es am Wochenende eindrucksvoll formuliert. Er hat gesagt: „Die bisherigen Maßnahmen reichen nicht aus, um den Kontrollverlust, der offensichtlich eingetreten ist, zu beheben.“ Meine Damen und Herren, lassen Sie uns also neue Maßnahmen vereinbaren. Die Sichere-Herkunftsstaaten-Regelung wird von den Grünen im Bundesrat blockiert. Die Grenzkontrollen können wir nicht nur zu Österreich, sondern auch zu Polen und Tschechien machen. <text:s/>Wir stoppen die freiwilligen Aufnahmeprogramme. Frau Ministerin, hören Sie bitte auf, das Außengrenzverfahren in Europa zu torpedieren. Sie sind der Grund, warum es nicht besser geht mit der Steuerung der Migration. <text:s/>– Nein, keine Fake News, sondern das sind die Worte der Bundesinnenministerin. Ich habe sie noch genau im Ohr. <text:s/>Frau Bundesinnenministerin, Sie haben auf der einen Seite den Asylkompromiss in Europa gefeiert, und auf der anderen Seite haben Sie sofort angekündigt, ihn über das Europaparlament zu torpedieren. <text:s/>Sie sitzen auf der europäischen Ebene nicht im Triebwagen, sondern Sie sitzen im Bremshäuschen. Das ist doch hier die Wahrheit! <text:s/>Gestern hat das Europäische Parlament die Verhandlungen abgebrochen, weil die Bundesregierung – Sie, Frau Ministerin – die Einigung zur Krisenverordnung blockiert. Die Krisenverordnung ist aber notwendig, damit wir Migranten in den Einrichtungen an den Außengrenzen unterbringen können, damit man Standards anpassen kann. Sie sind diejenige, die, anstatt Vernunft und Solidarität walten zu lassen, diese Entscheidungen in Europa blockiert. In Europa ist Frau Faeser bei der Migrationspolitik kein Zugpferd, sondern Sie sind das Trojanische Pferd zur Verschärfung der Migrationskrise! Das ist die Situation. <text:s/>Frau Ministerin, Sie haben in der Vergangenheit die Pull-Faktoren weiter ausgeweitet. Sie haben mit Ihrem Chancen-Aufenthaltsrecht, mit Ihrer Expresseinbürgerung, mit dem Streichen des Wortes „Begrenzung“ im Aufenthaltsgesetz neue Pull-Faktoren gesetzt. <text:s/>Und als wäre das noch nicht Beweis genug, sehr geehrte Frau Ministerin, ist heute in den Medien zu lesen, dass Sie jetzt überlegen, den Familiennachzug weiter auszuweiten. Das ist keine Politik, die bremst, sondern das ist eine Politik, die illegale Migration antreibt und fördert. <text:s/>Sehr geehrte Frau Ministerin, wenn Sie jetzt den Eindruck erwecken wollen – übrigens auch gestern in einer Fernsehsendung –, dass Sie ja bereit seien, mehr zu machen, aber mit dieser Koalition ginge das eben nicht, dann sage ich Ihnen hier noch mal eines: Wir stehen zur Verfügung. <text:s/>Lösen Sie sich endlich vom grünen Gängelband, und machen Sie einen Deutschlandpakt, der mit uns möglich ist, um die illegale Migration zu begrenzen. <text:s/>Danke schön. <text:s/>Nächste Rednerin: für die Bundesregierung die Bundesministerin des Innern und für Heimat Nancy Faeser.</text:p>
          </table:table-cell>
          <table:table-cell table:style-name="ce2" office:value-type="string" calcext:value-type="string">
            <text:p>In Europa ist Frau Faeser bei der Migrationspolitik kein Zugpferd, sondern Sie sind das Trojanische Pferd zur Verschärfung der Migrationskrise! | Deswegen bekommen Sie heute unsere Antwort: den Deutschlandpakt zum Stopp der irregulären Migration, meine Damen und Herren. | Das ist keine Politik, die bremst, sondern das ist eine Politik, die illegale Migration antreibt und fördert. | Sie sind der Grund, warum es nicht besser geht mit der Steuerung der Migration. | Frau Bundesinnenministerin, Sie haben auf der einen Seite den Asylkompromiss in Europa gefeiert, und auf der anderen Seite haben Sie sofort angekündigt, ihn über das Europaparlament zu torpedieren. | Ich habe ihm direkt darauf geantwortet, dass wir zur Verfügung stehen, um die größte aktuelle Herausforderung der Zeit, die Migrationskrise, in einem Deutschlandpakt mit ihm zu bewältigen. | Die Öffentlichkeit hat ein Recht darauf, zu erfahren, was in einem Deutschlandpakt zum Stopp der illegalen Migration vereinbart werden kann. | Lösen Sie sich endlich vom grünen Gängelband, und machen Sie einen Deutschlandpakt, der mit uns möglich ist, um die illegale Migration zu begrenzen. | Die Asylzahlen steigen, die Kommunen sind überlaste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8005921244621277</text:p>
          </table:table-cell>
          <table:table-cell table:number-columns-repeated="1014"/>
        </table:table-row>
        <table:table-row table:style-name="ro1">
          <table:table-cell table:style-name="ce2" office:value-type="string" calcext:value-type="string">
            <text:p>87</text:p>
          </table:table-cell>
          <table:table-cell table:style-name="ce2" office:value-type="string" calcext:value-type="string">
            <text:p>01.03.2023</text:p>
          </table:table-cell>
          <table:table-cell table:style-name="ce2" office:value-type="string" calcext:value-type="string">
            <text:p>ID208715200</text:p>
          </table:table-cell>
          <table:table-cell table:style-name="ce2" office:value-type="string" calcext:value-type="string">
            <text:p>Sebastian Fiedler (SPD)</text:p>
          </table:table-cell>
          <table:table-cell table:style-name="ce2" office:value-type="string" calcext:value-type="string">
            <text:p>Sehr geehrter Herr Präsident! Liebe Kolleginnen und Kollegen! Meine sehr verehrten Damen und Herren! Im Prinzip sind es drei Anträge. Ich will die zusammenfassen, weil immer nur von einem geredet wird. Einer beschäftigt sich, wie wir schon gehört haben, mit dem Bundeslagebild an Bahnhöfen und in Zügen, der zweite mit Straftaten mit Messern. Der dritte Antrag – darüber haben wir noch nicht so richtig gesprochen; er ist sozusagen im zweiten Antrag enthalten – beschäftigt sich mit Antisemitismus im Zusammenhang mit Zuwanderern. <text:s/>Was haben also diese drei Anträge überhaupt gemeinsam? Nachdem ich sie wirklich schmerzerfüllt gelesen habe und aus einer fachlichen Sicht sehe, etwa hinsichtlich dieser Statistikinterpretation, muss ich sagen: Ich habe selten Anträge gesehen, die in einem solchen Ausmaß rassistisch, ausländerfeindlich und fremdenfeindlich sind wie diese hier. <text:s/>– Ich komme auf Beispiele; halten Sie sich fest. – Man kann das auch anders erklären und zugespitzt sagen – das muss man nämlich daraus lesen –: Sie interessieren sich eigentlich für all die – mit Ihren Worten – biodeutschen Täterinnen und Täter und deren Opfer mit keiner Silbe. Sie tauchen überhaupt nicht auf. <text:s/>Das ist an Perfidie nicht zu überbieten. Sie sollten sich dafür schämen. <text:s/>Beim Thema Antisemitismus möchte ich zunächst die Gelegenheit nutzen, etwas Positives zu sagen; denn wir hatten auch positive Ereignisse, über die man an der Stelle berichten muss, und dann kann man zu den Themen überleiten, die im Antrag genannt worden sind. Wir hatten in diesem Jahr in diesem Zusammenhang auch gute Ereignisse. 1 702 Jahre jüdisches Leben gibt es dieses Jahr in Deutschland. Nach 200 Jahren haben wir zum ersten Mal beim Kölner Karneval gesehen, dass ein Teil des Zuges von Jüdinnen und Juden der dortigen Gemeinden besetzt worden ist. Der Botschafter des Staates Israel war mit oben auf dem Wagen. Das war eine tolle und herausragende Geschichte. Ich fand das wirklich sehr gut. <text:s/>Das Ganze war allerdings leider verbunden mit einem etwas unschönen Thema, nämlich damit, dass er geschützt werden musste. Das gehört zu dieser Geschichte. Jüdisches Leben in Deutschland ist leider noch immer nicht so sicher, wie man sich das vorstellt und wie wir alle uns das eigentlich wünschen müssten. <text:s/>Und vor diesem Hintergrund muss man natürlich mit in die Waagschale werfen, wer hier darüber redet. Ich muss schon sagen: Sie beschäftigen sich mit dem Thema „Antisemitismus und Zuwanderung“, vergessen aber – auch das steht in Ihrem Antrag nicht – all die Anteile, die Rechte daran haben, und von wem das eigentlich kommt. Ich erinnere an einen Protagonisten aus Thüringen, der über ein „Denkmal der Schande“ philosophiert hat. Ich erinnere daran, dass nach allen Einschätzungen, die wir so haben, etwa die Hälfte Ihrer Fraktion Anhänger dieses Bernd Höcke sind und das offensichtlich ganz gut finden. Dass Sie sich überhaupt trauen, zum Thema Antisemitismus hier Aussagen zu treffen, dazu gehört schon einiges; das muss ich schon sagen. <text:s/>Ich muss ein bisschen schneller machen und will darauf hinweisen, dass die Mitte-Studie ziemlich eindeutige Aussagen dazu macht. Der entscheidende Satz ist: <text:s/>Antisemitismus ist in der Gesellschaft tief verankert und vorrangig kein „importiertes Problem“. <text:s/>Trotzdem gibt es einen ganzen Haufen an Projekten, 649 an der Zahl. 30 Prozent beschäftigen sich auch mit islamistisch motiviertem Antisemitismus. Auch das ist also ein Thema, das angegangen wird. <text:s/>Ich muss die restliche Redezeit nutzen, um zwei Sätze zu Ihren Statistiken zu sagen. Man kann durchaus sagen: Migration und Kriminalität könnten eine Rolle spielen. – Das erklärt vielleicht diese Interpretation von Statistiken, die wir häufig gehört haben. Erstes Beispiel: 217 000 Deutsche leben in Österreich. Von denen waren 9 838 Tatverdächtige. Das bedeutet umgerechnet: Auf 22 Deutsche, die in Österreich leben, kommt ein Tatverdächtiger; in Deutschland ist es aber nur einer von 58. Das heißt also offensichtlich, Ihrer Interpretation folgend: Deutsche im Ausland sind doppelt so kriminell wie die, die hier leben. Merken Sie eigentlich was? <text:s/>Ist das so? Das könnte vielleicht an anderen Dingen liegen. <text:s/>Zweites Beispiel. Das wissen Sie, wenn Sie die Statistiken gelesen haben, Herr Hess: Da erkennen Sie mehrere Tatverdächtige, einer von denen hat ein Messer. Sie können aus der Statistik aber gar nicht herauslesen, wer genau das ist. Sie ordnen die Tat aber zu. Das sind zwei Beispiele von zahllosen. Dazu reicht wirklich die Zeit nicht. Ich lade Sie zu einer Nachhilfestunde dazu ein. Ich habe das mal mit ein paar Grundschülern gemacht; die sind an dieser Stelle weiter. <text:s/>Es gibt einen weiteren entscheidenden Punkt, den ich ans Ende stellen will: Sie stellen monokausale Zusammenhänge zwischen der Nationalität und der Straffälligkeit her. Das ist Ihnen vorzuwerfen. <text:s/>Letzter Satz, Herr Präsident. – In Bezug auf den Vorwurf, dass wir bei der Bundespolizei nichts machten, gehört noch eine Zahl in den Raum geworfen, weil auch Herr Amthor suggeriert hat, wir täten da nichts: 2016 bis 2023 plus 2 650 Polizistinnen und Polizisten an Bahnhöfen und in Zügen. <text:s/>Das können Sie sich doch eigentlich auch selber zurechnen. Warum verschweigen Sie es denn dann? <text:s/>Wir tun viel für die Sicherheit in Zügen und Bahnen. Die Zeit reicht leider nicht, um alles aufzuführen. Aber die Bundesregierung – darauf können Sie sich verlassen – sorgt trotz allen Zwischenrufen für Ihre Sicherheit. <text:s/>Herr Kollege. <text:s/>Herr Hess, nutzen Sie die Fortbildungsgelegenheit. <text:s/>Herr Kollege, mir war nicht klar, dass bei Sozialdemokraten ein letzter Satz gleich elf sind; aber ich lerne dazu. Ich werde das vielleicht mal dem Kollegen Finanzminister mitteilen, dass man aus einem Satz vieles machen kann. <text:s/>Vorletzter Redner ist der Kollege Michael Donth, CDU/CSU-Fraktion.</text:p>
          </table:table-cell>
          <table:table-cell table:style-name="ce2" office:value-type="string" calcext:value-type="string">
            <text:p>Man kann durchaus sagen: Migration und Kriminalität könnten eine Rolle spielen. | Ich muss schon sagen: Sie beschäftigen sich mit dem Thema „Antisemitismus und Zuwanderung“, vergessen aber – auch das steht in Ihrem Antrag nicht – all die Anteile, die Rechte daran haben, und von wem das eigentlich komm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573804974555969</text:p>
          </table:table-cell>
          <table:table-cell table:number-columns-repeated="1014"/>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14300</text:p>
          </table:table-cell>
          <table:table-cell table:style-name="ce2" office:value-type="string" calcext:value-type="string">
            <text:p>Maximilian Mörseburg (CDU/CSU)</text:p>
          </table:table-cell>
          <table:table-cell table:style-name="ce2" office:value-type="string" calcext:value-type="string">
            <text:p>Sehr geehrte Frau Präsidentin! Sehr geehrte Kolleginnen und Kollegen! Liebe Ampelfraktionen! Wehe dem, der nur den Anschein erweckt, sich nur an den letzten Umfragen zu orientieren und an sonst gar nichts mehr! Wehe dem, der sich in Panik dreht und windet! Erst wollten Sie die Asylbewerber nicht länger warten lassen, um ins Bürgergeld zu kommen, dann mussten Sie es umsetzen; Sie erinnern sich. <text:s/>Dann wollten Sie die Bezahlkarte nicht ermöglichen, doch auch das haben Sie dann getan. <text:s/>Zuletzt wollten wir von der CDU/CSU-Fraktion die rechtlichen Spielräume nutzen und die Leistungen für Dublin-Flüchtlinge senken. <text:s/>Sie haben uns hier bei der letzten Debatte all das vorgeworfen – und jetzt machen Sie es selbst. <text:s/>Kein Wunder, dass es bei diesem Zickzackkurs von den Wählern in Ostdeutschland eine harte Abstrafung gab, vor allem für die Grünen. <text:s/>Die Menschen sind unzufrieden mit der Wirtschaftspolitik, die Robert Habeck macht. Sie sind unzufrieden mit dem Ansatz. <text:s/>Dirigistische Politik macht sie arm; das merken sie mittlerweile. Aber vor allem sind sie es leid, dass die Grünen in der Migrationspolitik dieser Regierung alles bremsen, hintertreiben und rauszögern. <text:s/>Aber anstatt den Kurs dieser Regierung jetzt zu ändern und vielleicht das Personal in der Regierung auszuwechseln, tauschen Sie bei den Grünen nun die Parteichefs aus, ganz nach dem Motto: Unsere Politik ist ganz prima; wir müssen sie nur besser erklären. – Aber das wird Ihnen nicht helfen. Die Bürger wollen keine anderen Werbespots von der grünen Partei. Die Bürger wollen eine andere Politik in diesem Land. <text:s/>Und da diese Bundesregierung es immer noch nicht geschafft hat, die illegale Migration zu begrenzen, fängt es jetzt auch in der SPD an zu brodeln. Ein erster offener Brief gegen die aktuelle Asylpolitik liegt schon vor. <text:s/>Ich sehe nicht nur eine zerstrittene, sondern immer mehr auch eine verwirrte Regierung, liebe Kolleginnen und Kollegen. <text:s/>Und jetzt, an die FDP gerichtet – – <text:s/>Kollege Mörseburg, ich habe die Uhr angehalten. Gestatten Sie eine Frage oder Bemerkung aus der Fraktion Bündnis 90/Die Grünen? <text:s/>Sehr gerne. <text:s/>Sehr geehrter Herr Kollege, danke, dass Sie die Zwischenfrage zulassen. – Sie haben ja gerade gesagt, die Grünen seien schuld an allem, was in der Migrationspolitik schlecht läuft. <text:s/>Ich nehme das mit großem Interesse zur Kenntnis. Deshalb würde ich Ihnen gerne die Frage stellen: Welches Ministeramt in einem Innenministerium im Land oder im Bund – diese sind ja für die Migrationspolitik zuständig – haben die Grünen in den letzten 70 Jahren bekleidet? <text:s/>Danke. <text:s/>Wenn Sie mir zugehört haben, Herr Kollege, dann konnten Sie vernehmen, dass ich Ihnen ganz klar aufgezeigt habe, warum die Grünen das Problem in der Migrationspolitik in diesem Land sind: <text:s/>Weil sie alles blockiert haben, was an Änderungen in den Gesetzen notwendig gewesen wäre. <text:s/>Sie sitzen mit dieser Fraktion in der Bundesregierung und – ich habe es bereits gesagt – haben verhindert, dass wir die Sozialleistungen später erhöhen. Sie haben verhindert, dass die Leute später ins Bürgergeld kommen. Sie haben den Rechtskreiswechsel unbedingt gewollt. <text:s/>Sie haben die Bezahlkarte bis zum letzten Moment aufgehalten. Sie haben bis zum letzten Moment versucht, zu verhindern, dass es eine Bezahlkarte gibt. <text:s/>Sie versuchen doch, diese ganzen Maßnahmen aufzuhalten, weil Sie, wie wir ganz genau wissen, diese illegale Migration gar nicht begrenzen wollen. <text:s/>Sie wollen doch diese Form der Migration nach Deutschland. Das ist ja auch in Ordnung, das können Sie ja auch tun. Aber die Wähler werden es Ihnen bei diesen Wahlen und auch bei den nächsten Wahlen quittieren. <text:s/>Herr Kollege, ich habe die Uhr noch nicht wieder eingeschaltet und frage Sie – das wäre dann allerdings auch die letzte Zwischenfrage, die ich zulasse –, ob Sie eine Frage oder Bemerkung der Abgeordneten Beatrix von Storch erlauben. <text:s/>Gerne. <text:s/>Vielen Dank, Herr Kollege, dass Sie die Zwischenfrage zulassen. – Es wird Sie nicht verwundern, dass ich und wir Ihnen in allem zustimmen, was Sie jetzt gerade hier gesagt haben, was Sie fordern und was Sie den Grünen vorwerfen. Ich würde Sie vor dem Hintergrund gerne fragen wollen: Können Sie der Öffentlichkeit gegenüber ausschließen, dass die CDU/CSU-Fraktion irgendwann versucht, mit dieser Truppe eine Bundesregierung zu gründen, um dann das alles umzusetzen, was die ablehnen und was Sie jetzt für so wichtig erachtet haben? Können Sie das von Ihrer Warte ausschließen? Für die Regierung und für alle anderen können Sie das nicht sagen; <text:s/>aber von Ihrer persönlichen Position aus: Könnten Sie das ausschließen? Würden Sie das ausschließen? <text:s/>Also, ich weiß jetzt nicht, wie ich als einfacher Abgeordneter Koalitionsverhandlungen ausschließen kann. <text:s/>Das wissen Sie auch selbst, dass das der Parteivorstand entscheidet. Das ist bei Ihnen so, das ist bei uns so. Deswegen ist eine Antwort nicht möglich. <text:s/>Aber ganz klar ist, dass, wenn wir nach der nächsten Bundestagswahl in eine Bundesregierung eintreten, wir das nur tun können, wenn wir die wichtigen Änderungen, die in der Politik dieses Landes notwendig sind, auch umsetzen können. <text:s/>Und mit den Grünen, die jetzt gerade am Ruder sind, mit den Grünen, die diese Politik machen, ist das nicht möglich. <text:s/>Das hat unsere Parteiführung übrigens auch schon sehr deutlich klargemacht. Deswegen ist eine Koalition mit diesen Grünen aus meiner Sicht nicht möglich. Aber, wie gesagt, da müssen Sie sich an andere Stellen wenden. <text:s/>Lassen Sie mich noch kurz zur FDP kommen. Herr Lindner hat ja 2017 die Koalition mit uns und den Grünen mit einem Spruch platzen lassen: Lieber nicht regieren als schlecht regieren. <text:s/>Mittlerweile ist ja jedem klar, dass es Ihnen lieber ist, schlecht zu regieren, als gar nicht zu regieren. <text:s/>Und wenn Sie ganz ehrlich sind, dann wissen Sie das mittlerweile auch. Man kann es auf den Fluren hören, man merkt es bei den Pressemeldungen, man merkt es auf Twitter und überall. <text:s/>Was dieses Land nun braucht, ist ziemlich einfach: Beenden Sie die illegale Migration! Dazu müssen Sie die Pull-Faktoren reduzieren. Sie müssen die Grenzen kontrollieren, an den Grenzen abweisen. Kümmern Sie sich um die innere Sicherheit! <text:s/>Und machen Sie eine 180-Grad-Wende in der Wirtschaftspolitik: weg von den planwirtschaftlichen Elementen zurück zur sozialen Marktwirtschaft! <text:s/>Und jetzt noch zum Antrag der AfD. <text:s/>Sie haben es schon mit der Überschrift darauf angelegt – die Überschrift schon auf dem Niveau einer Boulevardzeitung –: <text:s/>Sie wollen nicht diskutieren, Sie wollen nicht in die Debatte reinkommen. Sie sind an einer ernsthaften Debatte überhaupt nicht interessiert. <text:s/>Wir lehnen diesen Antrag ab. <text:s/>Vielen Dank.</text:p>
          </table:table-cell>
          <table:table-cell table:style-name="ce2" office:value-type="string" calcext:value-type="string">
            <text:p>Aber vor allem sind sie es leid, dass die Grünen in der Migrationspolitik dieser Regierung alles bremsen, hintertreiben und rauszögern. | – Sie haben ja gerade gesagt, die Grünen seien schuld an allem, was in der Migrationspolitik schlecht läuft. | Sie wollen doch diese Form der Migration nach Deutschland. | Deshalb würde ich Ihnen gerne die Frage stellen: Welches Ministeramt in einem Innenministerium im Land oder im Bund – diese sind ja für die Migrationspolitik zuständig – haben die Grünen in den letzten 70 Jahren bekleidet? | Und da diese Bundesregierung es immer noch nicht geschafft hat, die illegale Migration zu begrenzen, fängt es jetzt auch in der SPD an zu brodeln. | Erst wollten Sie die Asylbewerber nicht länger warten lassen, um ins Bürgergeld zu kommen, dann mussten Sie es umsetzen; Sie erinnern sich. | Wenn Sie mir zugehört haben, Herr Kollege, dann konnten Sie vernehmen, dass ich Ihnen ganz klar aufgezeigt habe, warum die Grünen das Problem in der Migrationspolitik in diesem Land sind: <text:s/>Weil sie alles blockiert haben, was an Änderungen in den Gesetzen notwendig gewesen wäre. | Was dieses Land nun braucht, ist ziemlich einfach: Beenden Sie die illegale Migration! | Sie versuchen doch, diese ganzen Maßnahmen aufzuhalten, weil Sie, wie wir ganz genau wissen, diese illegale Migration gar nicht begrenzen wollen. | Ein erster offener Brief gegen die aktuelle Asylpolitik liegt schon vor. | Zuletzt wollten wir von der CDU/CSU-Fraktion die rechtlichen Spielräume nutzen und die Leistungen für Dublin-Flüchtlinge senk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412766456604004</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0800</text:p>
          </table:table-cell>
          <table:table-cell table:style-name="ce2" office:value-type="string" calcext:value-type="string">
            <text:p>Matthias Helferich (fraktionslos)</text:p>
          </table:table-cell>
          <table:table-cell table:style-name="ce2" office:value-type="string" calcext:value-type="string">
            <text:p>Frau Präsidentin! Sehr geehrte Damen und Herren! Wir alle kennen das: <text:s/>… man sitzt am Silvesterabend mit Freunden beim Raclette, Elisa bereitet schon mal das Bleigießen vor und – Zack – auf einmal gruppendynamischer Prozess und plötzlich wirft man Böller in Rettungswagen. <text:s/>Dieser Twitter-Post entlarvt die Verlogenheit der aktuellen Debatte: Die, die Polizisten mit Raketen angriffen, die, die Rettungskräfte in Hinterhalte lockten, um sie zu attackieren, die, die den Aufstand gegen unsere Ordnung proben, heißen nicht Elisa oder Malte oder Marco. Es sind die Raketen-Rashids und Feuerwerk-Furkans, die Deutschland in der Silvesternacht den Krieg erklärten. <text:s/>Natürlich sind es keine abstrakten soziologischen Prozesse, die diese Konflikte tragen. Nein, es ist ein aufziehender Bürgerkrieg entlang ethnischer Konfliktlinien. <text:s/>Dieser Aufgesang zum Bürgerkrieg ist auch kein Novum, wie uns Friedrich Merz mit seiner hilflosen Pascha-Erklärung weismachen will. Es ist inzwischen traurige Normalität in Deutschland: türkisch-arabische Hochzeitsgesellschaften in NRW, die mit Schusswaffen ihr Liebesglück feiern, Düsseldorfer Freibäder, die von Polizeihundertschaften geräumt werden müssen, und Silvesterausschreitungen in Altenhagen. All dies ist nicht neu, sondern es ist die Konsequenz Ihrer Politik der offenen Grenzen. Laut einer Studie der Ruhr-Universität Bochum aus dem Jahr 2018 beklagen Rettungskräfte, dass bis zu 60 Prozent der Gewalttäter einen Migrationshintergrund haben. Kulturelle Motive sind bei den Tätern situationsrelevant. <text:s/>Den 42 verletzten Einsatzkräften aus NRW können wir Genesungswünsche senden; aber wir können noch mehr für sie tun. Ich weiß nicht, wie Sie es mit den guten Vorsätzen halten. Meine Aufnahme in die AfD-Bundestagsfraktion hat nicht geklappt, mehr Sport auch nicht. Aber lassen Sie uns doch gemeinsam einen Vorsatz für 2023 fassen: endlich den großen Remigrationsböller zu zünden und die Silvestertäter mit einem Feuerwerk an Abschiebung zu überziehen. <text:s/>Vielen Dank. <text:s/>Für die Unionsfraktion hat das Wort der Kollege Dr. Jan-Marco Luczak.</text:p>
          </table:table-cell>
          <table:table-cell table:style-name="ce2" office:value-type="string" calcext:value-type="string">
            <text:p>Aber lassen Sie uns doch gemeinsam einen Vorsatz für 2023 fassen: endlich den großen Remigrationsböller zu zünden und die Silvestertäter mit einem Feuerwerk an Abschiebung zu überziehen. | Laut einer Studie der Ruhr-Universität Bochum aus dem Jahr 2018 beklagen Rettungskräfte, dass bis zu 60 Prozent der Gewalttäter einen Migrationshintergrund ha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10989999771118</text:p>
          </table:table-cell>
          <table:table-cell table:number-columns-repeated="1014"/>
        </table:table-row>
        <table:table-row table:style-name="ro1">
          <table:table-cell table:style-name="ce2" office:value-type="string" calcext:value-type="string">
            <text:p>161</text:p>
          </table:table-cell>
          <table:table-cell table:style-name="ce2" office:value-type="string" calcext:value-type="string">
            <text:p>22.03.2024</text:p>
          </table:table-cell>
          <table:table-cell table:style-name="ce2" office:value-type="string" calcext:value-type="string">
            <text:p>ID2016103400</text:p>
          </table:table-cell>
          <table:table-cell table:style-name="ce2" office:value-type="string" calcext:value-type="string">
            <text:p>Roderich Kiesewetter (CDU/CSU)</text:p>
          </table:table-cell>
          <table:table-cell table:style-name="ce2" office:value-type="string" calcext:value-type="string">
            <text:p>Frau Präsidentin! Liebe Kolleginnen und Kollegen! Meine sehr geehrten Damen und Herren! Frau Ministerin! Wir unterstützen Sie in Ihrem Bemühen, die EU-Mission und die NATO-Mission zusammenzubringen. Aber zuallererst möchte ich sagen, dass wir als Unionsfraktion natürlich die Irini-Mission unterstützen, und vor allen Dingen möchte ich auch den Soldatinnen und Soldaten – insbesondere der Bundesmarine – danken, die sich sehr stark jedes Jahr mit neuem Mandat immer wieder einbringen. <text:s/>Aber wir von der Union haben vier Punkte, die aus unserer Sicht gerne etwas stärker von der Bundesregierung aufgegriffen werden sollen. Der erste Aspekt – das hat die Außenministerin zu Recht angesprochen – betrifft ein verstärktes Engagement in Südosteuropa, damit die Vorbehalte bestimmter Staaten in Südosteuropa – das sind EU-Staaten und das ist ein großer NATO-Staat –, beide Missionen zusammenzudenken, mit diplomatischer Anstrengung überwunden werden. Das bedarf erheblicher diplomatischer Anstrengungen. Wir unterstützen Sie dabei, und das ist auch zwingend nötig. Warum? Weil wir ein klares Zeichen der Lastenteilung setzen müssen – auch hinsichtlich der USA. Wir Europäer müssen mehr Verantwortung übernehmen. Da wäre es ein starkes Zeichen, wenn es europäisch gelingen würde, diese beiden Missionen zusammenzubringen. <text:s/>Ein zweiter Aspekt ist: Wir bedauern sehr, dass für diese Mission, die seit vier Jahren existiert, die Bundesrepublik Deutschland zum zweiten Mal in Folge den Fähigkeitsaufbau der libyschen Küstenwache und andere Bereiche herausnimmt. <text:s/>Das machen andere europäische Staaten nicht. Ich kann verstehen, dass wir es nicht tun, weil es im Moment nicht möglich ist. Aber ich glaube, der Anspruch deutscher Außenpolitik sollte sein, vor die Welle zu kommen. Sollte Bathily, der Sonderbeauftragte der Vereinten Nationen, bestimmte Einigungen erreichen, sollten wir nicht erst warten müssen, bis wir wieder das Mandat erneuern, sondern es sollte uns gelingen, im laufenden Mandat die Ausbildung aufzunehmen. <text:s/>Der dritte, sehr wichtige Aspekt – ich sprach Bathily an, der auch die Wahlen organisiert – ist, zu schauen, was Russland gerade in Libyen macht. Es geht nicht nur um die militärische Unterstützung von Haftar, die Russland zunehmend zu gestalten versucht. Darüber hinaus versuchen 20 000 Milizionäre der früheren Wagner-Gruppe, die sich jetzt südlich von Bengasi bezeichnenderweise Afrikakorps nennen, die Kontrolle über die Hauptmigrationsroute aus dem Sahel ans Mittelmeer unter Kontrolle zu bringen: Migration als Waffe. Wir sollten versuchen, die Missionen zu vereinen, um das, was Russland versucht – nämlich die regelbasierte Ordnung durcheinanderzubringen, Migration als Waffe einzusetzen, Libyen zu destabilisieren –, durch eine vernünftige internationale Präsenz aufzufangen. <text:s/>Der letzte Aspekt, der uns bewegt – ich sprach Russland an –, ist, dass wir – und das berührt vielleicht in gewisser Weise auch das Auftragsprofil der Bundesregierung –, wenn die Bundesregierung schon in der Nationalen Sicherheitsstrategie sagt, dass dieses Jahrhundert ein multipolares ist, sehr genau beobachten, wie sich Russland gemeinsam mit China, Nordkorea und dem Iran immer mehr in die Destabilisierung des Nahen und Mittleren Ostens einbringt. Wir müssen dagegenhalten und diese unheilige Allianz aus China, Russland, Iran und Nordkorea eindämmen. Dazu brauchen wir einerseits diese Missionen, andererseits verstärkte Anstrengungen im Berliner Prozess, damit diese CRINK-Allianz erstens öffentlich gemacht und zweitens eingedämmt wird. Das erwarten wir von vorausschauender Außenpolitik. Frau Ministerin, Sie haben da unsere Unterstützung. Aber wir wünschen uns auch hier, insbesondere von einem Ihrer Koalitionspartner, etwas mehr Engagement, damit Russland auch entsprechend benannt wird. <text:s/>Meine sehr geehrten Damen und Herren, wir unterstützen die Mission. <text:s/>Vielen Dank. <text:s/>Das Wort hat der Parlamentarische Staatssekretär Thomas Hitschler für die Bundesregierung.</text:p>
          </table:table-cell>
          <table:table-cell table:style-name="ce2" office:value-type="string" calcext:value-type="string">
            <text:p>Wir sollten versuchen, die Missionen zu vereinen, um das, was Russland versucht – nämlich die regelbasierte Ordnung durcheinanderzubringen, Migration als Waffe einzusetzen, Libyen zu destabilisieren –, durch eine vernünftige internationale Präsenz aufzufangen. | Darüber hinaus versuchen 20 000 Milizionäre der früheren Wagner-Gruppe, die sich jetzt südlich von Bengasi bezeichnenderweise Afrikakorps nennen, die Kontrolle über die Hauptmigrationsroute aus dem Sahel ans Mittelmeer unter Kontrolle zu bringen: Migration als Waffe.</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9705132246017456</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01600</text:p>
          </table:table-cell>
          <table:table-cell table:style-name="ce2" office:value-type="string" calcext:value-type="string">
            <text:p>Joana Cotar (fraktionslos)</text:p>
          </table:table-cell>
          <table:table-cell table:style-name="ce2" office:value-type="string" calcext:value-type="string">
            <text:p>Frau Präsidentin! Werte Kollegen! Herr Botschafter! Jeder, der die schrecklichen Bilder des Terrorangriffs auf Israel am 7. Oktober gesehen hat, wird sie so schnell nicht mehr vergessen. Mir geht vor allen Dingen ein Video nicht mehr aus dem Kopf, in dem eine Frau mit blutiger Hose in einen Jeep gestoßen und verschleppt wird. Das Blut auf der Hose zeugt davon, was dieser Frau vorher angetan wurde, und wir alle wissen, was jüdischen Mädchen und Frauen zurzeit im Gazastreifen angetan wird. <text:s/>Frau Baerbock spricht immer von feministischer Außenpolitik. Wenn es tatsächlich einmal Zeit war für feministische Außenpolitik, dann ist diese Zeit jetzt. Ich fordere Sie auf, sämtliche Zahlungen an die palästinensischen Gebiete einzustellen. Seit dem Osloer Abkommen flossen 8,5 Milliarden Euro von der EU in diese Gebiete. Und schauen Sie sich das Elend vor Ort an! Das Geld kommt nicht der armen Bevölkerung zugute, das Geld kommt den Terroristen von der Hamas zugute. Und das muss ein Ende haben. <text:s/>Es reicht nicht, das Brandenburger Tor mit der israelischen Flagge anzustrahlen. Den Worten und den Hashtags müssen jetzt Taten folgen. Das ist das eine. <text:s/>Das andere sind die unerträglichen Feiern dieser Gräueltaten auf deutschen Straßen, Menschen, die tote Juden bejubeln, mitten in Berlin. Herr Buschmann twitterte, wer öffentlich Mord billige, mache sich strafbar. Ich frage Sie: Wie viele von diesen Typen sitzen zurzeit im Gefängnis? Bei wie vielen wird die Abschiebung geprüft? Und wie stellen Sie sicher, dass keiner der jubelnden „Flüchtlinge“ aus den griechischen Erstaufnahmelagern bei uns in Deutschland aufschlägt? <text:s/>Wenn wir „Nie wieder!“ sagen, dann müssen wir „Nie wieder!“ meinen. Unsere falsche Toleranz muss ein Ende haben, auch aus Selbstschutz. Das beinhaltet auch eine neue und harte Linie bei der illegalen Migration. Wir wollen die Schlächter der Hamas und ihre Sympathisanten nicht in unserem Land haben. Und dafür haben Sie die Verantwortung zu tragen. Schützen Sie unsere Grenzen! Schützen Sie unser Land, und schützen Sie jüdisches Leben in Deutschland! <text:s/>Die Ampel hat bisher in so vielen Punkten versagt. In diesem Punkt darf sie nicht versagen; denn hier geht es nicht nur um eine historische Verantwortung, hier geht es ganz aktuell um Leben und Tod. <text:s/>Vielen Dank. <text:s/>Nächste Rednerin: für die SPD-Fraktion Gabriela Heinrich.</text:p>
          </table:table-cell>
          <table:table-cell table:style-name="ce2" office:value-type="string" calcext:value-type="string">
            <text:p>Das beinhaltet auch eine neue und harte Linie bei der illegalen Migration. | Und wie stellen Sie sicher, dass keiner der jubelnden „Flüchtlinge“ aus den griechischen Erstaufnahmelagern bei uns in Deutschland aufschläg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273014068603516</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2500</text:p>
          </table:table-cell>
          <table:table-cell table:style-name="ce2" office:value-type="string" calcext:value-type="string">
            <text:p>Josef Oster (CDU/CSU)</text:p>
          </table:table-cell>
          <table:table-cell table:style-name="ce2" office:value-type="string" calcext:value-type="string">
            <text:p>Sehr geehrte Frau Präsidentin! Verehrte Kolleginnen und Kollegen! Frau Yüksel, zu Ihrer Rede gerade: Es ist immer problematisch, wenn man dieselbe Rede zu verschiedenen Tagesordnungspunkten hält. <text:s/>Ich empfehle Ihnen, unseren Antrag noch mal genau durchzulesen. <text:s/>Liebe Kolleginnen und Kollegen, Deutschland leistet Großartiges. Rund 1,2 Millionen Menschen haben in den vergangen acht Monaten bei uns Schutz und Zuflucht gefunden. Das ist eine großartige Leistung gegenüber der Ukraine, aber auch gegenüber vielen Menschen, die aus anderen Ländern zu uns gekommen sind. Im Durchschnitt haben wir rund 5 000 Menschen jeden Tag in Deutschland aufgenommen. Eine Leistung – das will ich hier betonen –, auf die unser Land stolz sein darf, meine sehr geehrten Damen und Herren. <text:s/>Aber es ist eine Leistung, die vor allen Dingen von unseren Städten und Gemeinden und von zahllosen Ehrenamtlichen geschultert wird und wohlgemerkt nicht von unserer Bundesregierung. <text:s/>Ihr Beitrag ist dabei höchst überschaubar: kaum Steuerung, kaum finanzielle Hilfe. Die Bundesregierung scheint die Realität nicht wahrnehmen zu wollen – weder in Bezug auf die Situation in unserem Land noch in Bezug auf die Situation in Europa. <text:s/>Meine lieben Kolleginnen und Kollegen, unsere Kommunen sind an der Belastungsgrenze. Ich nehme die Warnungen, insbesondere die unserer kommunalen Spitzenverbände, ausgesprochen ernst. Das Ergebnis des Gipfels vorgestern bei der Innenministerin ist vor diesem Hintergrund ausgesprochen mager. Das Ergebnis, dass rund 4 000 zusätzliche Unterbringungsmöglichkeiten angeboten werden sollen, entspricht ungefähr dem Tagesbedarf im Durchschnitt der letzten Monate. Wäre ich heute noch Bürgermeister, käme ich mir veralbert vor. <text:s/>Und wenn ich hier aus den Regierungsfraktionen so manche Äußerung höre, dann frage ich mich: Wann waren die Kolleginnen und Kollegen aus den Regierungsfraktionen zuletzt in ihren Wahlkreisen unterwegs <text:s/>und haben mal mit einem Bürgermeister oder mit einem Landrat gesprochen? <text:s/>Oder fahren Sie da gar nicht mehr hin, weil Sie Angst haben, Ihr ideologisches Weltbild könnte ins Wanken geraten? <text:s/>Blenden Sie Ihre Ideologie aus, und öffnen Sie die Augen für die Realität, liebe Kolleginnen und Kollegen. <text:s/>Auch die Stimmung in der Bevölkerung ist heute eine andere, eine kritischere. Wenn es allen gut geht, so wie das in den vergangenen Jahren der Fall war, dann schauen die Menschen über vieles hinweg. In schlechten Zeiten wie momentan gilt das eben nicht. Die Menschen fragen sich schon: Was macht der Staat eigentlich mit meinen Steuergeldern? Deshalb müssen wir darauf achten, dass die hohe gesellschaftliche Akzeptanz, Menschen, die wirklich in Not sind, zu helfen, nicht in Gefahr gerät. Deshalb müssen wir darauf achten, uns darauf konzentrieren, die illegale Migration viel konsequenter zu bekämpfen, als das bislang der Fall gewesen ist. Das hat ja sogar die Innenministerin mittlerweile erkannt. Dafür wird sie von den Jusos heftig kritisiert. Einen schöneren Beleg dafür, dass sie auf dem richtigen Weg ist, kann es gar nicht geben, meine lieben Kolleginnen und Kollegen. <text:s/>Herr Abgeordneter, Sie haben Ihre Redezeit schon weit überschritten. <text:s/>Ich komme zum Ende. – Frau Ministerin, liebe Bundesregierung, beenden Sie den deutschen Sonderweg, und verwenden Sie alle Kraft darauf, einen gemeinsamen europäischen Weg in der Migrationspolitik zu finden. <text:s/>Vielen Dank. <text:s/>Als nächste Rednerin erhält das Wort Katrin Göring-Eckardt für Bündnis 90/Die Grünen.</text:p>
          </table:table-cell>
          <table:table-cell table:style-name="ce2" office:value-type="string" calcext:value-type="string">
            <text:p>– Frau Ministerin, liebe Bundesregierung, beenden Sie den deutschen Sonderweg, und verwenden Sie alle Kraft darauf, einen gemeinsamen europäischen Weg in der Migrationspolitik zu finden. | Deshalb müssen wir darauf achten, uns darauf konzentrieren, die illegale Migration viel konsequenter zu bekämpfen, als das bislang der Fall gewesen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323635816574097</text:p>
          </table:table-cell>
          <table:table-cell table:number-columns-repeated="1014"/>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8700</text:p>
          </table:table-cell>
          <table:table-cell table:style-name="ce2" office:value-type="string" calcext:value-type="string">
            <text:p>Jörn König (AfD)</text:p>
          </table:table-cell>
          <table:table-cell table:style-name="ce2" office:value-type="string" calcext:value-type="string">
            <text:p>Sehr geehrte Frau Präsidentin! Sehr geehrte Kollegen! Und vor allem: Liebe Sportler! Die Bundesregierung kürzt den Sporthaushalt um 20 Prozent in zwei Jahren. Den Bundeshaushalt insgesamt dagegen kürzt sie im selben Zeitraum nur um 10 Prozent. Der Sport bekommt nur noch 276 Millionen Euro. Sport ist für Sie, Frau Ministerin Faeser, nur eine Streichposition. Sie bekämpfen alles, was irgendwie mit Leistung zu tun hat. <text:s/>Für die Alternative für Deutschland ist Sport natürlich sehr wichtig. <text:s/>Deshalb werden wir mit zehn Haushaltsanträgen dafür kämpfen, dass der Sport insgesamt 373 Millionen Euro erhält, also 100 Millionen Euro mehr. Enthalten sind dabei 26 Millionen Euro für die weltberühmten Sportinstitute IAT und FES: ein 50-Prozent-Aufwuchs statt einer Kürzung. <text:s/>Sie dagegen instrumentalisieren den Sport politisch für Gender-Gaga, Regenbogen und die SPD. <text:s/>Die drei wichtigsten Sportverbände – der DOSB, der DFB und der Deutsche Behindertensportverband – haben alle Präsidenten mit SPD-Parteibuch. Wo bleibt da eigentlich Ihre vielbesungene Vielfalt? <text:s/>Weltsportverbände und nationale Verbände haben inzwischen klargestellt, dass sie die politische Instrumentalisierung von Frau Faeser als klaren Verstoß gegen die Autonomie des Sports ansehen. Wieder wollen deutsche Politiker die Welt belehren. Schluss mit diesem unseligen Ungeist! <text:s/>Ihre Kürzungen und Ihr politisch missbrauchter Sport führen offensichtlich in die Katastrophe: null Medaillen für die Leichtathleten. Im Nationalsport Fußball fliegen Frauen und Männer in der Vorrunde raus – unvorstellbar war so was früher! <text:s/>Sie, Frau Faeser, sind die Totengräberin des deutschen Sports. Das allein reicht schon für die Entlassung. <text:s/>Dazu kommen der mutmaßlich illegale Einsatz von Geheimdiensten gegen unschuldige Spitzenbeamte, Ihre katastrophale Einwanderungspolitik, Ihr feiges Fernbleiben von parlamentarischen Ausschüssen und das Geben von Interviews trotz Krankmeldung. <text:s/>Herr Abgeordneter. <text:s/>Frau Faeser, seien Sie einmal anständig und treten Sie zurück! <text:s/>Sport frei! <text:s/>Vielen Dank für Ihre Aufmerksamkeit. <text:s/>Für die Fraktion Bündnis 90/Die Grünen hat nun Lamya Kaddor das Wort.</text:p>
          </table:table-cell>
          <table:table-cell table:style-name="ce2" office:value-type="string" calcext:value-type="string">
            <text:p>Dazu kommen der mutmaßlich illegale Einsatz von Geheimdiensten gegen unschuldige Spitzenbeamte, Ihre katastrophale Einwanderungspolitik, Ihr feiges Fernbleiben von parlamentarischen Ausschüssen und das Geben von Interviews trotz Krankmeld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661683440208435</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1700</text:p>
          </table:table-cell>
          <table:table-cell table:style-name="ce2" office:value-type="string" calcext:value-type="string">
            <text:p>Dr. Götz Frömming (AfD)</text:p>
          </table:table-cell>
          <table:table-cell table:style-name="ce2" office:value-type="string" calcext:value-type="string">
            <text:p>Sehr geehrte Frau Präsidentin! Sehr geehrte Kolleginnen und Kollegen! Sehr geehrte Frau Ministerin! Wir diskutieren heute über den Nationalen Bildungsbericht, vorgelegt von der Autor/-innengruppe im Mai 2022. Er ist also nicht mehr ganz taufrisch, aber das ist eigentlich gar nicht so schlimm, meine Damen und Herren; denn was wir in diesem Nationalen Bildungsbericht lesen, wussten wir alle eigentlich auch schon vorher. Und es ist ja auch nicht der einzige Bericht, den wir zum Bereich der Bildung haben. Es wurde schon genannt: Heute ist das Schulbarometer erschienen. Wir haben den IQB-Bildungstrend, wir haben die PISA-Ländervergleiche usw. usf. Nur, meine Damen und Herren, man muss sagen: Vom vielen Wiegen wird die Sau leider nicht fetter, und wir haben schon lange, Frau Ministerin, kein Wissensdefizit mehr, sondern, liebe Kolleginnen und Kollegen, wir haben ein Handlungsdefizit. <text:s/>Dazu möchte ich Ihnen ein paar Punkte nennen. Nicht weit von hier, in Pankow, demonstrierten vor Kurzem Schüler mit ihren Eltern für die Sanierung ihrer Schule. Wo gibt es denn so was? Ich dachte, das gibt es eigentlich nur in einem Drittweltland, aber das passiert mitten in Deutschland. Der Sanierungsstau bei Schulgebäuden wird auf etwa 40 Milliarden Euro beziffert. 1 Milliarde – das haben wir vorhin gehört – soll jetzt großzügigerweise bereitgestellt werden. Noch vor Kurzem waren 100 Milliarden für Waffen da. Das ist ein Missverhältnis, meine Damen und Herren. <text:s/>Hinzu kommt, dass wir einen massiven Personalrückstand haben. Auch hier wird beklagt, dass 40 000 Lehrer fehlen. Das hat nicht nur mit den Coronamaßnahmen zu tun, sondern auch mit dem massiven Zuzug aus der Ukraine. 200 000 Schüler plus x mehr: Diese können die Kollegen in den Schulen nicht einfach mit links mitunterrichten. Da muss dringend etwas geschehen, meine Damen und Herren. <text:s/>Ich kann es Ihnen nicht ersparen, folgenden Fall zu erwähnen, der erst wenige Wochen zurückliegt. In Ibbenbüren, Nordrhein-Westfalen, hat ein junger Mann, 17 Jahre alt, seine Lehrerin erstochen. Das Schweigen zu diesem Fall, meine Damen und Herren, ist ohrenbetäubend. Ich muss Ihnen leider auch sagen: Das ist kein Einzelfall. Wie wir wissen, steigt die Gewalt gegen Lehrer an unseren Schulen massiv an. Ein Drittel der Schulleiter hat bei einer Befragung gemeldet, dass sie aus ihrer Schule Gewalt von Schülern gegen Lehrer – häufig sind es übrigens Lehrerinnen – kennen; in Nordrhein-Westfalen, wo dieser junge Mann, zufällig mit Migrationshintergrund, seine Lehrerin erstochen hat, betrifft es sogar fast die Hälfte aller Schulen. Auch hier muss dringend etwas geschehen, meine Damen und Herren. <text:s/>Das, was Sie in diesem Fall und anderen machen, kann man eigentlich nur unterlassene Hilfeleistung nennen. Dabei gäbe es Möglichkeiten, die Situation in den Schulen zu verbessern. <text:s/>Kommen wir auf das zu sprechen, was in den Schulen tatsächlich an Bildung geschieht. Wir wissen, in welchen Ländern es funktioniert. Das sind zufälligerweise die Länder im Süden unseres Landes. Bayern und Sachsen stehen recht gut da. Bei allen Vergleichen liegen Bayern und Sachsen vorn. Nun muss man doch mal zur Kenntnis nehmen: Was machen Bayern und Sachsen anders? Dort gibt es ein differenzierendes Schulsystem. Dort hat man Hauptschulen nicht in den Mülleimer geworfen <text:s/>und draußen nur das Schild abgeschraubt im Glauben, es würde dadurch alles besser werden. <text:s/>Es wird differenziert. Es gibt eine Grundschulempfehlung, und es gibt zumindest noch ein Mindestmaß an Autorität und Disziplin. Das ist, denke ich, auch ein Schlüssel für Lernerfolg. <text:s/>Ja, meine Damen und Herren, Respekt vor dem Lehrer gehört dazu, <text:s/>genauso wie natürlich auch Respekt vor dem Schüler dazugehört. Aber von diesen aus Ihrer Sicht wahrscheinlich altmodischen Dingen wollen Sie ja nichts mehr wissen. <text:s/>Wir brauchen darüber hinaus eine Rückkehr zu Bildung und Wissen statt Gender und Inklusion um jeden Preis. Abschließend – auch das klang in der Debatte schon an –: Wir müssen auch unsere Zuwanderungspolitik mit Bildungskriterien versehen. <text:s/>Kommen Sie bitte zum Schluss. <text:s/>Eine weitere Zuwanderung aus bildungsfernen Schichten kann unser Bildungssystem nicht mehr vertragen. Und damit ist niemandem gedient. <text:s/>Vielen Dank für Ihre Aufmerksamkeit. <text:s/>Für Bündnis 90/Die Grünen hat das Wort die Kollegin Nina Stahr.</text:p>
          </table:table-cell>
          <table:table-cell table:style-name="ce2" office:value-type="string" calcext:value-type="string">
            <text:p>Abschließend – auch das klang in der Debatte schon an –: Wir müssen auch unsere Zuwanderungspolitik mit Bildungskriterien versehen. | Ein Drittel der Schulleiter hat bei einer Befragung gemeldet, dass sie aus ihrer Schule Gewalt von Schülern gegen Lehrer – häufig sind es übrigens Lehrerinnen – kennen; in Nordrhein-Westfalen, wo dieser junge Mann, zufällig mit Migrationshintergrund, seine Lehrerin erstochen hat, betrifft es sogar fast die Hälfte aller Schulen. | Eine weitere Zuwanderung aus bildungsfernen Schichten kann unser Bildungssystem nicht mehr vertrag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8795450925827026</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10900</text:p>
          </table:table-cell>
          <table:table-cell table:style-name="ce2" office:value-type="string" calcext:value-type="string">
            <text:p>Tobias Matthias Peterka (AfD)</text:p>
          </table:table-cell>
          <table:table-cell table:style-name="ce2" office:value-type="string" calcext:value-type="string">
            <text:p>Frau Präsidentin! Sehr geehrte Kollegen aller Fraktionen! Die Bundesregierung will das nationale Völkerstrafrecht ausbauen. Es geht hier ausnahmsweise also einmal nicht um die Abgabe von Souveränität, sondern um das genaue Gegenteil: Weiterung von vielleicht deutscher Weltgeltung bzw. dem sogenannten Weltrechtsprinzip. Denn nach § 1 Völkerstrafgesetzbuch werden Taten – bis auf den Angriffskrieg – auch dann verfolgt, wenn sie im Ausland begangen wurden und gar keinen Bezug zu Deutschland aufweisen. <text:s/>Jetzt ist es aufgrund meiner Erfahrung mit den Regierungen der letzten Jahre leider so, dass selbst das hier bei mir Misstrauen auslöst. Verbrechen gegen die Menschlichkeit, die will natürlich jeder verfolgen, logisch. Und mit historischen Argumenten lässt es sich auch durchaus begründen, dass entsprechende Täter nicht zum Entspannungsurlaub bei uns sind. <text:s/>In den Gesetzentwurf werden jetzt der Tatbestand des Einsatzes besonders perfider moderner Waffen sowie der Tatbestand der sexualisierten Gewalt und der des Verschwindenlassens von Menschen aufgenommen. So weit, so sinnvoll. <text:s/>Das Völkerrecht hat aber weiterhin eine erhebliche Schwäche: die Durchsetzbarkeit. Internationale Strafgerichte leiden bekanntlich zum Beispiel in Ermangelung einer eigenen Armee an nur punktueller Bedeutung. Ob jetzt der außenpolitische Zwerg Deutschland hier glaubhaft quasi den Ausputzer spielen kann, das ist für mich fraglich. <text:s/>Sie selbst betonen, dass es bei uns nur so fünf oder sechs Verfahren nach diesem Gesetz pro Jahr gegen Kriegsverbrecher gibt. <text:s/>Das ist auf mehreren Ebenen erst mal beruhigend, vor allem, weil die Welt hier garantiert wieder mal Wege findet, deutsches Recht auszunutzen. <text:s/>Sie wollen die Nebenklage aller Opfer zulassen inklusive Anwaltszuschuss und einer Art Therapiegeld. Angebliche Kosten: unter 1 Million. Sie haben wohl selber gemerkt, dass das naiv sein könnte, und einen entsprechenden Änderungsantrag eingebracht. <text:s/>Wir werden die Entwicklung genau im Blick behalten: Verfolgung von Kriegsverbrechern, ja natürlich; aber Klagemigration mit Grenzübertritt und dann Asylreflex, das auf gar keinen Fall. <text:s/>Sie kennen den Spruch: Gute Vorsätze pflastern nicht immer den besten Weg. Das gilt vor allem dann, wenn man, wie Sie, den Kompass schon lange verloren hat. <text:s/>Vielen Dank. <text:s/>Nächster Redner ist Helge Limburg für die Fraktion Bündnis 90/Die Grünen.</text:p>
          </table:table-cell>
          <table:table-cell table:style-name="ce2" office:value-type="string" calcext:value-type="string">
            <text:p>Wir werden die Entwicklung genau im Blick behalten: Verfolgung von Kriegsverbrechern, ja natürlich; aber Klagemigration mit Grenzübertritt und dann Asylreflex, das auf gar keinen Fall.</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907013177871704</text:p>
          </table:table-cell>
          <table:table-cell table:number-columns-repeated="1014"/>
        </table:table-row>
        <table:table-row table:style-name="ro1">
          <table:table-cell table:style-name="ce2" office:value-type="string" calcext:value-type="string">
            <text:p>88</text:p>
          </table:table-cell>
          <table:table-cell table:style-name="ce2" office:value-type="string" calcext:value-type="string">
            <text:p>02.03.2023</text:p>
          </table:table-cell>
          <table:table-cell table:style-name="ce2" office:value-type="string" calcext:value-type="string">
            <text:p>ID208802900</text:p>
          </table:table-cell>
          <table:table-cell table:style-name="ce2" office:value-type="string" calcext:value-type="string">
            <text:p>Matthias Helferich (fraktionslos)</text:p>
          </table:table-cell>
          <table:table-cell table:style-name="ce2" office:value-type="string" calcext:value-type="string">
            <text:p>Frau Präsidentin! Sehr geehrte Damen und Herren! Im vergangenen Jahr diskutierten wir über die Flutkatastrophe in NRW und Rheinland-Pfalz. Da ich es gewagt hatte, anzumerken, dass rund 90 Prozent der tatverdächtigen Plünderer, die das Leid der Flutopfer für ihr Diebeswerk missbrauchten, Ausländer waren, wurde ich mit einem Ordnungsruf gemaßregelt. <text:s/>Der SPD-Kollege Hartmann beschimpfte mich als unverantwortlichen Hetzer und Spalter, <text:s/>CSU-Innenpolitikerin Wittmann schämte sich für mich, da ich die Wahrheit ausgesprochen hatte. <text:s/>Fassen wir einmal kurz zusammen, was wir über die mehrheitlich nichtdeutschen Plünderer wissen: 632 Eigentumsdelikte trafen die Opfer der Flut, 275 ermittelte Tatverdächtige, 196 davon Fremde, Ausländer. Immerhin kam es zu 48 Verurteilungen, aber selbstverständlich keiner einzigen Abschiebung. <text:s/>Mit Ihrem heutigen Antrag ist es wie mit der Aussage Ihres CDU-Vize aus NRW, Golland, <text:s/>der vollmundig und schneidig in „Focus Online“ forderte: „Wer so handelt, gehört hart bestraft und hat sein Gastrecht verwirkt.“ <text:s/>Das, was Sie, liebe CDU/CSU, betreiben, ist konservative Mimikry. Sie gebärden sich in Ihrem aktuellen migrationspolitischen Antrag geheilt und tragen doch weiterhin die Migrationssucht in sich. Denn überall, wo Sie regieren, tragen Sie die suizidale Massenmigrationspolitik der anderen linken Parteien mit. <text:s/>So wird mir angst und bange, wenn Sie fordern, dass die Migrationslage in der Bundesregierung endlich Chefsache werden müsse. <text:s/>Uns allen graut noch vor der Zeit, als die Migrationspolitik unter der CDU Chefinnensache war. <text:s/>Wenn Sie es mit Ihrem Antrag hier ernst meinen, schmeißen Sie erst mal in NRW, wo Sie in Verantwortung sind, die migrantischen Langfinger raus, die die Flutopfer beklauten. <text:s/>Dann starten Sie unter Ihrem Ministerpräsidenten Hendrik Wüst eine Rückführungsoffensive für die rund 200 islamistischen Gefährder in NRW. <text:s/>Dann beginnen Sie endlich, die Massenmigration nach Deutschland nicht euphemistisch als liberal zu verharmlosen, <text:s/>sondern bezeichnen Sie die Massenmigration als das, was sie ist: <text:s/>selbstmörderisch und immer wieder häufiger tödlich. <text:s/>Vielen Dank. <text:s/>Wir fahren in der Debatte fort. Das Wort hat der Kollege Takis Mehmet Ali für die SPD-Fraktion.</text:p>
          </table:table-cell>
          <table:table-cell table:style-name="ce2" office:value-type="string" calcext:value-type="string">
            <text:p>Sie gebärden sich in Ihrem aktuellen migrationspolitischen Antrag geheilt und tragen doch weiterhin die Migrationssucht in sich. | Dann beginnen Sie endlich, die Massenmigration nach Deutschland nicht euphemistisch als liberal zu verharmlosen, <text:s/>sondern bezeichnen Sie die Massenmigration als das, was sie ist: <text:s/>selbstmörderisch und immer wieder häufiger tödlich. | Uns allen graut noch vor der Zeit, als die Migrationspolitik unter der CDU Chefinnensache war. | So wird mir angst und bange, wenn Sie fordern, dass die Migrationslage in der Bundesregierung endlich Chefsache werden müsse. | Denn überall, wo Sie regieren, tragen Sie die suizidale Massenmigrationspolitik der anderen linken Parteien mi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8922542333602905</text:p>
          </table:table-cell>
          <table:table-cell table:number-columns-repeated="1014"/>
        </table:table-row>
        <table:table-row table:style-name="ro1">
          <table:table-cell table:style-name="ce2" office:value-type="string" calcext:value-type="string">
            <text:p>195</text:p>
          </table:table-cell>
          <table:table-cell table:style-name="ce2" office:value-type="string" calcext:value-type="string">
            <text:p>18.10.2024</text:p>
          </table:table-cell>
          <table:table-cell table:style-name="ce2" office:value-type="string" calcext:value-type="string">
            <text:p>ID2019500800</text:p>
          </table:table-cell>
          <table:table-cell table:style-name="ce2" office:value-type="string" calcext:value-type="string">
            <text:p>Dr. Konstantin von Notz (BÜNDNIS 90/DIE GRÜNEN)</text:p>
          </table:table-cell>
          <table:table-cell table:style-name="ce2" office:value-type="string" calcext:value-type="string">
            <text:p>Frau Präsidentin! Liebe Kolleginnen und Kollegen! Wir diskutieren dieses Sicherheitspaket vor dem Hintergrund der entsetzlichen Tat von Solingen. An die Anhörung am 23. September 2024 mit massiver und fundierter Kritik schlossen sich intensive und – ich sage es gern hier offen und frei – harsche parlamentarische Verhandlungen an. Wir haben in allen Bereichen – Waffenrecht, Migration, Befugnisse – sehr relevante und entscheidende Verbesserungen vorgenommen. Dieses Paket wird wirksamer, aber es wird vor allem deutlich europa- und verfassungskonformer, meine Damen und Herren. <text:s/>Im Waffenrecht ermöglichen wir der Polizei, einfacher anlassbezogen und verhältnismäßig Personen bezüglich des Mitführens von Messern bei großen Menschenansammlungen zu kontrollieren. Das stärkt die Sicherheit, und das stärkt die Sicherheitskräfte. Im Vorfeld dieser Zonen, die sichtbar ausgewiesen sein müssen, haben wir diese Kontrollen und damit eine Uferlosigkeit der Regelung aber ausgeschlossen, und das ist gut so, liebe Kolleginnen und Kollegen. <text:s/>Zu den Befugnissen. Folgendes geht nicht, Frau Lindholz: Man schafft eine maßlose Eingriffsbefugnis, garniert sie mit einer uferlosen Datei und mixt dann noch mal ein bisschen KI in diese Soße. <text:s/>So eine Norm – <text:s/>das sage ich gerade zu Ihnen aus der Union, die ein verfassungswidriges Gesetz nach dem anderen produzieren – geht nicht mit uns, meine Damen und Herren. <text:s/>Deswegen war es zwingend und richtig, diese neuen Befugnisse klar und streng einzuhegen. Der extrem enge § 100b StPO, der die Anwendung auf schwerste Straftaten begrenzt, ist zentral. Aber auch sonst haben wir an ganz vielen großen und kleinen Schrauben gedreht, damit aus diesem Entwurf ein Gesetz wird, das in Karlsruhe bestehen kann. <text:s/>Bei sensiblen Fragen des Einsatzes von KI haben wir die Notwendigkeit der Schaffung einer Rechtsverordnung im Benehmen mit der Bundesdatenschutzbeauftragten eingezogen. Das heißt, bevor es dem BMI nicht gelingt, sauber, bestimmt und schlüssig aufzuschreiben, wie genau man technisch diese neuen Befugnisse grundrechtsschonend umsetzen will, dürfen diese Werkzeuge auch nicht zum Einsatz kommen, meine Damen und Herren. <text:s/>Wir haben die Erfassung von Echtzeitdaten wie Streams ausgeschlossen. Es wird eine wissenschaftlich unabhängige Evaluierung geben. Zudem wird sichergestellt, dass ein biometrischer Abgleich nicht gegen Personen ohne Gefahrnähe erfolgen kann. Es gibt eine Protokollierungspflicht, die festgeschrieben ist, und über die Anordnung darf nur der Präsident oder die Präsidentin entscheiden. <text:s/>Auch bezüglich der Vorgaben aus dem Entschließungsantrag erwarten wir als Parlament – und das sage ich deutlich in Richtung Bundesregierung – die exakte Einhaltung der Dinge, die wir als Parlament vorgegeben haben, meine Damen und Herren. <text:s/>Und wir haben in das Paket die Prävention als zentralen Aspekt der Bekämpfung des Islamismus mit einem eigenen Entschließungsantrag eingewoben – das fehlte vor den Verhandlungen –, und das war richtig und wichtig, meine Damen und Herren. <text:s/>Im Bereich der Migration ist es notwendig, Regelungen zu schaffen, die ein gerechtes europäisches Verteilungssystem im Rahmen von GEAS ermöglichen. Zentral sind Kooperation und Solidarität in Europa, Herr Frei, und zwar auf Gegenseitigkeit. <text:s/>Wer wie CDU und CSU die Binnengrenzen dicht machen will, um pauschal zurückzuweisen, der zerstört Vertrauen und Solidarität und gefährdet Europa im Kern, meine Damen und Herren. <text:s/>Menschen dürfen – das gebe ich der christlichen Partei mal mit – nicht in Verelendung und Obdachlosigkeit gedrängt werden. <text:s/>Wir verhindern das durch deutliche Verbesserungen bei den Härtefallregelungen und durch zusätzliche Voraussetzungen bei den Leistungsstreichungen. Es reicht eben nicht der Bescheid des BAMF. <text:s/>Zwingend müssen alle tatsächlichen Voraussetzungen für die Ausreise gegeben sein, inklusive des von staatlicher Seite zu garantierenden Transfers in das andere europäische Land, <text:s/>bevor ein Leistungsentzug in Deutschland verhängt werden darf. <text:s/>Gerade vor dem Hintergrund der völlig kontraproduktiven Schärfe der Diskussion und der unsäglichen Verbindungen, Herr Merz, zwischen den Themen Terror und Migration ist es entscheidend, <text:s/>dass diese Regelungen von Verhältnismäßigkeit, von Humanität und von Rechtsstaatlichkeit geleitet sind. <text:s/>Darauf verpflichtet uns das Grundgesetz, meine Damen und Herren. <text:s/>Noch ein einziger Gedanke zum Abschluss. Es gibt einen Grund für die Regeln dieses Hauses. Für unsere Verfahren und Beratungen braucht man die notwendigen Anhörungen, alle Formen und Fristen, schlicht ausreichend Zeit für angemessene parlamentarische Beratung. <text:s/>Ich plädiere dafür, dass wir als Parlament in Zukunft diese Regeln hart verteidigen, <text:s/>auch wenn Bundesregierung oder Bundesrat Druck machen. <text:s/>Ich werbe um Zustimmung. <text:s/>Ganz herzlichen Dank. <text:s/>Als Nächster hat das Wort für die AfD-Fraktion Dr. Christian Wirth.</text:p>
          </table:table-cell>
          <table:table-cell table:style-name="ce2" office:value-type="string" calcext:value-type="string">
            <text:p>Gerade vor dem Hintergrund der völlig kontraproduktiven Schärfe der Diskussion und der unsäglichen Verbindungen, Herr Merz, zwischen den Themen Terror und Migration ist es entscheidend, <text:s/>dass diese Regelungen von Verhältnismäßigkeit, von Humanität und von Rechtsstaatlichkeit geleitet sind. | Wir haben in allen Bereichen – Waffenrecht, Migration, Befugnisse – sehr relevante und entscheidende Verbesserungen vorgenommen. | Im Bereich der Migration ist es notwendig, Regelungen zu schaffen, die ein gerechtes europäisches Verteilungssystem im Rahmen von GEAS ermöglich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4806816279888153</text:p>
          </table:table-cell>
          <table:table-cell table:number-columns-repeated="1014"/>
        </table:table-row>
        <table:table-row table:style-name="ro1">
          <table:table-cell table:style-name="ce2" office:value-type="string" calcext:value-type="string">
            <text:p>201</text:p>
          </table:table-cell>
          <table:table-cell table:style-name="ce2" office:value-type="string" calcext:value-type="string">
            <text:p>15.11.2024</text:p>
          </table:table-cell>
          <table:table-cell table:style-name="ce2" office:value-type="string" calcext:value-type="string">
            <text:p>ID2020101200</text:p>
          </table:table-cell>
          <table:table-cell table:style-name="ce2" office:value-type="string" calcext:value-type="string">
            <text:p>Martin Sichert (AfD)</text:p>
          </table:table-cell>
          <table:table-cell table:style-name="ce2" office:value-type="string" calcext:value-type="string">
            <text:p>Frau Präsidentin! Meine Damen und Herren! Ja, es ist Karneval. Aber, meine Damen und Herren von der CDU, der Titel Ihrer Aktuellen Stunde, negative „Auswirkungen auf die innere Sicherheit ernst nehmen – Cannabis-Legalisierung aufheben“, ist ja wohl selbst für Karneval ein schlechter Scherz. Man kann die Cannabislegalisierung durchaus kritisch sehen. Aber es ist doch verrückt, so zu tun, als wären die Kiffer das drängendste Problem der inneren Sicherheit. <text:s/>Wenn wir über innere Sicherheit sprechen, dann müssen wir über Islamisten reden – wie den, der diese Woche in Elmshorn verhaftet wurde, weil er einen Anschlag auf einen Weihnachtsmarkt plante, wie auf dem Breitscheidplatz. Wenn wir über die innere Sicherheit sprechen, dann müssen wir darüber reden, dass es Islamistenfreunde, die öffentlich mit Begriffen wie „Zionismus“ gegen Juden hetzen, in Person von Aydan Özoğuz bis ins Präsidium des Deutschen Bundestags geschafft haben. <text:s/>Wenn wir über innere Sicherheit sprechen, dann müssen wir über die ungehinderte Zuwanderung von Kriminellen und Kriegsverbrechern nach Deutschland reden, die täglich Blut auf deutschen Straßen vergießen: in Form von Terroranschlägen, Messermorden und Vergewaltigungen. <text:s/>Aber statt dass die CDU diese echten Probleme angeht, machen Sie lieber Stimmung gegen Kiffer. <text:s/>Ja, die Presse berichtet darüber, dass die Mocro-Mafia sich jetzt massiv als Cannabisdealer betätigt. Fakt ist: Die Organisierte Kriminalität wird stärker, sei es Mocro-Mafia, Miri-Clan oder Remmo-Clan. Aber das ist doch kein Problem der Cannabislegalisierung, sondern ein Problem der ungesteuerten Zuwanderung. <text:s/>Es war doch die CDU, die mit den offenen Grenzen die Organisierte Kriminalität eingeladen hat. <text:s/>Wenn die Organisierte Kriminalität nicht ihr Geld mit Cannabis verdient, dann eben mit anderen Drogen, mit Menschenhandel, mit Raub, mit Erpressung. Man muss die Ursache bekämpfen, nicht die Symptome! Und die Ursache ist die ungesteuerte Zuwanderung, dank der jeder Kriminelle einwandern und dauerhaft im Land bleiben kann. <text:s/>Die Mocro-Mafia – der Name sagt es schon – besteht vor allem aus Marokkanern. Was machen Marokkaner hierzulande, die nicht arbeiten? <text:s/>Marokko ist ein sicheres Land. Also, alle arbeitslosen Marokkaner hierzulande ins Flugzeug setzen und ab nach Marokko. So einfach kann man das Problem der Mocro-Mafia lösen. <text:s/>Wenn man einen Ausländer hierzulande beim Dealen oder einer anderen Straftat erwischt: das komplette Vermögen einziehen, denjenigen in den nächsten Flieger ins Heimatland setzen und lebenslange Einreisesperren verhängen. So einfach ginge innere Sicherheit. Und so einfach geht auch innere Sicherheit nahezu überall auf der Welt, nur nicht in Deutschland. Die große Frage, die wir uns stellen sollten, ist: Warum geht das denn in Deutschland nicht? Weil die Union seit Merkel völlig entmannt ist und jeden grünen ideologischen Wahnsinn mitmacht. <text:s/>Es ist doch völlig irre in Zeiten wachsender Clankriminalität, die Polizei und die Politik damit zu beschäftigen, dass jetzt Studenten wieder verfolgt werden, bloß weil die sich eine Tüte drehen. Wir brauchen jeden Polizisten, um Islamisten in Schach zu halten und Clans zu bekämpfen. Wenn Sie von der Union wirklich was für die innere Sicherheit tun wollen, dann bringen Sie hier ein Gesetz ein, das es der Polizei ermöglicht, Kriegsverbrecher und Clanmitglieder einfach abzuschieben. <text:s/>Als vor fünf Jahren bekannt wurde, dass es bei 5 000 Hinweisen unter Asylbewerbern auf Kriegsverbrecher nur 129 Ermittlungen gab, da forderten sowohl CDU wie auch FDP, dass gehandelt werden muss. „Kriegsverbrecher dürfen in Deutschland keinen Schutz bekommen“, haben sie beide damals gesagt. Geschehen ist seither nichts. Jeder Kriegsverbrecher kann einreisen und dauerhaft in Deutschland bleiben. CDU, FDP und AfD könnten das jederzeit ändern. Aber CDU und FDP verhindern gemeinsam mit SPD und Grünen, dass wir von der AfD solche Gesetze im Bundestag einbringen. <text:s/>Und Union und FDP wollen es auch nicht einbringen, weil sie Angst vor der Zustimmung durch die AfD haben. <text:s/>Ihnen ist es wichtiger, einen Teil der Bevölkerung gezielt auszugrenzen, anstatt sinnvolle Politik für die Bürger zu machen. <text:s/>Sie sind Feinde der Demokratie und des Parlamentarismus. <text:s/>Ach ja, und noch was für Sie von der CDU: Das größte Risiko für die innere Sicherheit ist Ihr Kanzlerkandidat. Wer wie Friedrich Merz die größte Atommacht der Welt mit Raketen beschießen will, der gehört nicht ins Bundeskanzleramt, sondern in die Psychiatrie. <text:s/>Wir alle können nur hoffen, dass Donald Trump in der Ukraine bald für Ruhe sorgt, bevor BlackRock-Merz und Cum-ex-Scholz mit ihren wirren Kriegsfantasien Deutschland ins Unglück stürzen. <text:s/>Vielen Dank. <text:s/>Als Nächste hat das Wort für den Bundesrat die Berliner Senatorin Dr. Felor Badenberg.</text:p>
          </table:table-cell>
          <table:table-cell table:style-name="ce2" office:value-type="string" calcext:value-type="string">
            <text:p>Als vor fünf Jahren bekannt wurde, dass es bei 5 000 Hinweisen unter Asylbewerbern auf Kriegsverbrecher nur 129 Ermittlungen gab, da forderten sowohl CDU wie auch FDP, dass gehandelt werden muss. | Und die Ursache ist die ungesteuerte Zuwanderung, dank der jeder Kriminelle einwandern und dauerhaft im Land bleiben kann. | Wenn wir über innere Sicherheit sprechen, dann müssen wir über die ungehinderte Zuwanderung von Kriminellen und Kriegsverbrechern nach Deutschland reden, die täglich Blut auf deutschen Straßen vergießen: in Form von Terroranschlägen, Messermorden und Vergewaltigungen. | Aber das ist doch kein Problem der Cannabislegalisierung, sondern ein Problem der ungesteuerten Zuwande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567049145698547</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7600</text:p>
          </table:table-cell>
          <table:table-cell table:style-name="ce2" office:value-type="string" calcext:value-type="string">
            <text:p>Friedrich Merz (CDU/CSU)</text:p>
          </table:table-cell>
          <table:table-cell table:style-name="ce2" office:value-type="string" calcext:value-type="string">
            <text:p>Frau Präsidentin! Liebe Kolleginnen und Kollegen! In der Nacht auf den vergangenen Sonntag wurde der 20-jährige Philippos im Kurpark von Bad Oeynhausen aus einer Gruppe von jungen Männern heraus angegriffen und von einem 18-jährigen Syrer so schwer verletzt, dass er kurz darauf an den Folgen dieser Verletzungen verstorben ist. Philippos hat an diesem Tag mit seiner Familie das Abitur seiner Schwester gefeiert. Der Täter lebt im Wege des Familiennachzugs seit mehreren Jahren in Deutschland. <text:s/>Einen Monat nach dem Polizistenmord von Mannheim stehen wir also erneut vor einem erschütternden Verbrechen. Beide Taten reihen sich ein in eine lange Reihe schwerer Übergriffe und Gewaltverbrechen <text:s/>in den letzten Wochen und Monaten, oftmals begangen durch junge Männer mit – wie wir es so schön politisch korrekt sagen – Migrationshintergrund. <text:s/>Liebe Kolleginnen und Kollegen, diese Taten sind keine Einzeltaten. Die Namen der Städte, in denen sie geschehen, sind uns allen geläufig: Frankfurt, Krefeld, Lauf, Wolmirstedt, Freiburg. Wir alle kennen die Namen. Und fast allen diesen Taten ist eines gemeinsam: Die Täter sind als Jugendliche oder Heranwachsende in unser Land gekommen. <text:s/>Wir haben sie in Deutschland in unserer Mitte aufgenommen. Wir haben ihnen Zuflucht, Sicherheit und Unterstützung gewährt. Sie alle hatten hier in Deutschland alle Chancen auf ein gutes Leben in Freiheit und in Sicherheit. <text:s/>Umso abstoßender und umso unverständlicher sind vor diesem Hintergrund diese Verbrechen. Und auch viele Menschen, liebe Kolleginnen und Kollegen aus den Ampelfraktionen, die nach Deutschland eingewandert sind und sich in unsere Gesellschaft sehr gut integriert haben, sind empört über diese Gewalttaten. Die Bürgerinnen und Bürger unseres Landes, ganz gleich, welche Herkunft und persönliche Lebensgeschichte sie haben, werfen ganz grundlegende Fragen auf, vor allem diese: Wohin entwickelt sich unsere Gesellschaft? <text:s/>Wie sicher können wir im Alltag selbst in den kleineren Städten unseres Landes noch leben? Viele Eltern sagen sich: Philippos hätte auch unser Sohn sein können. Für viele Eltern war es der Sohn oder die Tochter, die einem Gewaltverbrechen zum Opfer gefallen sind, Verbrechen, die für Jahrzehnte dunkle Schatten auf diese Familien werfen. <text:s/>Über allen diesen Fragen und Zweifeln steht eine sehr konkrete Frage im Raum: Wie lange hält unsere Gesellschaft die seit Jahren andauernde ungesteuerte Migration eigentlich noch aus? <text:s/>Meine Damen und Herren, die Folgen der unkontrollierten Einwanderung betreffen nicht in erster Linie uns hier in Berlin, <text:s/>in unserem weitgehend geschützten Raum. Sie betreffen die Polizistinnen und Polizisten, die selbst immer größere Zweifel bekommen, ob die Zustände noch beherrschbar sind. Sie betreffen die Kommunalpolitiker, die mit den Herausforderungen in unseren Städten und in unseren Gemeinden kaum noch Schritt halten können. Lassen Sie mich an dieser Stelle den Polizeibeamten ein herzliches Wort des Dankes sagen für ihren Dienst. Und lassen Sie mich stellvertretend für die Kommunalpolitiker dem Bürgermeister von Bad Oeynhausen, Lars Bökenkröger, der heute auf der Tribüne Platz genommen hat, herzlich Dank sagen für die Arbeit, die sie alle trotz allem in den Städten und Gemeinden unseres Landes leisten. <text:s/>Aber, meine Damen und Herren – deswegen habe ich mich heute in dieser Aktuellen Stunde zu Wort gemeldet –, mein Appell richtet sich vor allem an die Bundesregierung. Hören Sie endlich auf, die Probleme in unserem Land zu beschönigen! Hören Sie auf, von Einzelfällen zu sprechen oder – wie die Bundesinnenministerin sich zitieren lässt – von „nicht gelungener sozialer Integration“! Liebe Kolleginnen und Kollegen, wir haben es mit Jugendlichen und heranwachsenden Straftätern zu tun, die viel zu oft und ohne ernsthafte Konsequenzen befürchten zu müssen, immer längere Vorstrafenregister ansammeln, von denen die Schulen aus Datenschutzgründen oftmals und in der Regel überhaupt nichts wissen dürfen. Und plötzlich begehen diese Leute schwere Körperverletzungsdelikte oder gar Mord und Totschlag wie so häufig in den vergangenen Wochen. Dies alles muss jetzt endlich Konsequenzen haben. <text:s/>Ich appelliere wirklich eindringlich an Sie, jetzt mit uns darüber nachzudenken, welche Schlussfolgerungen wir daraus ziehen können. Die Kollegin Andrea Lindholz wird gleich unsere konkreten Vorschläge erläutern. <text:s/>Aber eines möchte ich Ihnen sagen: Wenn wir nicht bald etwas tun, dann zerstört dies die Grundlagen unseres gedeihlichen Zusammenlebens, auch unser Zusammenleben mit den Millionen Menschen mit Einwanderungsgeschichte, die in unserem Land leben und die wir brauchen <text:s/>und die gleichzeitig nicht in Mithaftung genommen werden dürfen für die zunehmende Zahl an Straftaten derjenigen, die sich unserer Rechtsordnung nicht beugen, die unsere Werte nicht akzeptieren und die mit schwerster krimineller Energie sich der Ordnung unseres Landes widersetzen und die ganz offensichtlich weder integrationsfähig noch integrationswillig sind. Wir müssen jetzt endlich etwas tun. <text:s/>Das Wort hat Dr. Lars Castellucci für die SPD-Fraktion.</text:p>
          </table:table-cell>
          <table:table-cell table:style-name="ce2" office:value-type="string" calcext:value-type="string">
            <text:p>Beide Taten reihen sich ein in eine lange Reihe schwerer Übergriffe und Gewaltverbrechen <text:s/>in den letzten Wochen und Monaten, oftmals begangen durch junge Männer mit – wie wir es so schön politisch korrekt sagen – Migrationshintergrund. | Meine Damen und Herren, die Folgen der unkontrollierten Einwanderung betreffen nicht in erster Linie uns hier in Berlin, <text:s/>in unserem weitgehend geschützten Raum. | Über allen diesen Fragen und Zweifeln steht eine sehr konkrete Frage im Raum: Wie lange hält unsere Gesellschaft die seit Jahren andauernde ungesteuerte Migration eigentlich noch aus? | Aber eines möchte ich Ihnen sagen: Wenn wir nicht bald etwas tun, dann zerstört dies die Grundlagen unseres gedeihlichen Zusammenlebens, auch unser Zusammenleben mit den Millionen Menschen mit Einwanderungsgeschichte, die in unserem Land leben und die wir brauchen <text:s/>und die gleichzeitig nicht in Mithaftung genommen werden dürfen für die zunehmende Zahl an Straftaten derjenigen, die sich unserer Rechtsordnung nicht beugen, die unsere Werte nicht akzeptieren und die mit schwerster krimineller Energie sich der Ordnung unseres Landes widersetzen und die ganz offensichtlich weder integrationsfähig noch integrationswillig si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727712869644165</text:p>
          </table:table-cell>
          <table:table-cell table:number-columns-repeated="1014"/>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03600</text:p>
          </table:table-cell>
          <table:table-cell table:style-name="ce2" office:value-type="string" calcext:value-type="string">
            <text:p>Nina Warken (CDU/CSU)</text:p>
          </table:table-cell>
          <table:table-cell table:style-name="ce2" office:value-type="string" calcext:value-type="string">
            <text:p>Frau Präsidentin! Liebe Kolleginnen und Kollegen! Ich möchte den Abschluss der Debatte noch einmal nutzen, um daran zu erinnern, warum wir heute überhaupt Anlass haben, über das Thema „Sicherheit in Deutschland“ zu sprechen. Anlass ist die furchtbare Tat von Solingen, bei der ein 26-jähriger syrischer Asylbewerber auf einem Stadtfest zwei Männer und eine Frau getötet und viele weitere teilweise schwer verletzt hat. Weder der Täter noch die Tat sind ein Einzelfall, und erst recht nicht ist es seine Zuwanderungsgeschichte. Aber nach Solingen haben viele gespürt und gesagt: So kann es nicht weitergehen. Es reicht. – Solingen hat insofern nach Mannheim, Bad Oeynhausen, Brokstedt – ich könnte noch weitere Beispiele nennen – das Fass zum Überlaufen gebracht. Das haben wir gespürt. <text:s/>Anscheinend hat es auch der Bundeskanzler gespürt. Er hat versprochen, zu liefern, und ein Sicherheitspaket angekündigt. Und genau dieses hätten wir hier und heute beraten sollen. <text:s/>Das Versprechen des Kanzlers wurde aber gebrochen. Sie haben keine wirksamen Vorschläge eingebracht, und sogar über diese streiten Sie noch. <text:s/>Was übrig bleibt, sind Lippenbekenntnisse. Wenn Sie jetzt sagen: „Die Zeit war zu kurz, die Woche war zu kurz“, dann sage ich Ihnen: Sie hätten doch schon lange handeln können, wenn Sie hätten handeln wollen. Aber das wollen Sie nicht. Das sind alles Ausreden. Das ist peinlich. Sie wollen in der Tat gar nichts verbessern. <text:s/>Was die Menschen hier im Land aber jetzt erwarten, liebe Kolleginnen und Kollegen, sind eine konsequente Politik und eine Bundesregierung, die handelt. In der Tat hat das Thema Migration das Potenzial, das Land zu spalten. Genauso wenig wie wir alle Migranten unter Generalverdacht stellen dürfen, wie Sie es uns vorwerfen, dürfen wir das Thema verharmlosen. <text:s/>Migration ist ein Faktor für die innere Sicherheit geworden; das zeigen die Zahlen der Polizeilichen Kriminalstatistik. Der Anteil ausländischer Tatverdächtiger ist rund zweieinhalbmal so hoch wie der Ausländeranteil an der Bevölkerung. Und Migration bringt die Kommunen an die Grenzen der Leistungsfähigkeit. Diese Grenzen kann man eben nicht einfach abtun oder ignorieren mit dem Hinweis, das Problem werde nur hochgeschrieben. <text:s/>Die Bürgerinnen und Bürger wollen, dass die Probleme angesprochen werden, und sie wollen vor allem, dass sie gelöst werden. <text:s/>Dabei messen sie uns an konkreten Taten. Dafür machen wir heute ganz konkrete Vorschläge – natürlich, Herr Kollege Lindh, nicht zum ersten Mal. <text:s/>Nehmen wir den Täter von Solingen. Er ist einer von vielen Menschen, die zu uns kamen, obwohl sie schon Schutz in einem anderen europäischen Land gefunden hatten. Diese Menschen wollen wir als CDU/CSU-Fraktion direkt an der Grenze zurückweisen. Die Ampel sagt: Nein, das geht nicht, liebe Kolleginnen und Kollegen. – Wir meinen, das geht, und wir meinen auch, dass das bisherige Verfahren gescheitert ist. Dafür sprechen die Zahlen: In der ersten Jahreshälfte 2024 gab es rund 40 000 Übernahmeersuchen. In rund 25 000 Fällen stimmten die Staaten zu; in gerade mal 3 500 Fällen kam es tatsächlich zu einer Rücküberstellung. Das ist nicht mal ein Zehntel. Meine Damen und Herren, das zeigt doch, dass Ihr Lösungsansatz der schnellen Verfahren an den Grenzen reine Placebowirkung haben wird. Das Verfahren ist gescheitert; das müssen wir doch endlich anerkennen. <text:s/>Andere EU-Staaten machen sich einen schlanken Fuß und winken durch. Deutschland bleibt das Hauptziel illegaler Migration. Bis Ende August 2024 gab es mehr als 160 000 Asylerstanträge, seit 2022 über 700 000. Deswegen braucht es Maßnahmen zur Begrenzung, und die schlagen wir vor. <text:s/>Diese Maßnahmen brauchen wir nicht als Selbstzweck. Wir brauchen sie, weil die Kapazitäten in den Kommunen erschöpft sind. Wir brauchen sie, damit die Integration der tatsächlich Schutzbedürftigen gelingen kann. Und wir brauchen sie, damit unsere Behörden die Sicherheit im Land gewährleisten können. <text:s/>Liebe Kolleginnen und Kollegen, leider liefern Sie nicht nur nicht, sondern bewirken mit Ihrer Politik sogar das Gegenteil dessen, was Sie beabsichtigen. Sie schaffen mit der Turboeinbürgerung weitere Pull-Faktoren, <text:s/>und Sie kürzen die Mittel für Integration in noch nie dagewesenem Umfang. Wie soll denn da eine Integration überhaupt noch gelingen? <text:s/>Wir brauchen die Beendigung der massenhaften Einreise in unser Land. Die Sicherheitsbehörden brauchen Befugnisse, die im 21. Jahrhundert nötig sind, um Verbrechen zu bekämpfen. Stimmen Sie unserem Antrag zu.</text:p>
          </table:table-cell>
          <table:table-cell table:style-name="ce2" office:value-type="string" calcext:value-type="string">
            <text:p>Migration ist ein Faktor für die innere Sicherheit geworden; das zeigen die Zahlen der Polizeilichen Kriminalstatistik. | Anlass ist die furchtbare Tat von Solingen, bei der ein 26-jähriger syrischer Asylbewerber auf einem Stadtfest zwei Männer und eine Frau getötet und viele weitere teilweise schwer verletzt hat. | Und Migration bringt die Kommunen an die Grenzen der Leistungsfähigkeit. | Deutschland bleibt das Hauptziel illegaler Migration. | In der Tat hat das Thema Migration das Potenzial, das Land zu spalten. | Weder der Täter noch die Tat sind ein Einzelfall, und erst recht nicht ist es seine Zuwanderungsgeschichte. | Bis Ende August 2024 gab es mehr als 160 000 Asylerstanträge, seit 2022 über 700 000.</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389870285987854</text:p>
          </table:table-cell>
          <table:table-cell table:number-columns-repeated="1014"/>
        </table:table-row>
        <table:table-row table:style-name="ro1">
          <table:table-cell table:style-name="ce2" office:value-type="string" calcext:value-type="string">
            <text:p>2</text:p>
          </table:table-cell>
          <table:table-cell table:style-name="ce2" office:value-type="string" calcext:value-type="string">
            <text:p>11.11.2021</text:p>
          </table:table-cell>
          <table:table-cell table:style-name="ce2" office:value-type="string" calcext:value-type="string">
            <text:p>ID20203400</text:p>
          </table:table-cell>
          <table:table-cell table:style-name="ce2" office:value-type="string" calcext:value-type="string">
            <text:p>Andrea Lindholz (CDU/CSU)</text:p>
          </table:table-cell>
          <table:table-cell table:style-name="ce2" office:value-type="string" calcext:value-type="string">
            <text:p>Sehr geehrte Frau Präsidentin! Sehr geehrte Damen und Herren! Liebe Kolleginnen und Kollegen! In unserem Antrag heute geht es um die migrationspolitische Notlage an der östlichen EU-Außengrenze. Der weißrussische Diktator Lukaschenko benutzt dort verzweifelte Migranten, um die EU zu spalten, und das dürfen wir ihm nicht durchgehen lassen. <text:s/>Wir sehen heute in dieser Debatte auch wieder die schwierigen Prozesse des Grenzschutzes auf der einen Seite und auf der anderen Seite natürlich die Tatsache, dass es immer auch um Menschen geht, dass es um Migranten geht. Zunächst einmal begrüßt es die Unionsfraktion, dass der geschäftsführende Bundesinnenminister die Schleierfahndung bereits ausgeweitet und die Bundespolizei an der Grenze zu Polen deutlich verstärkt hat. <text:s/>Unsere Sorge ist aber, dass Deutschland als Führungsnation in der EU auf diese perfide Strategie von Lukaschenko, Putin und Erdogan nicht entschlossen genug reagiert. Die alte Bundesregierung ist nicht mehr wegweisend im Amt; die neue Bundesregierung, die kommen wird, ist es noch nicht. Deutschland und die EU dürfen sich nicht von den Machenschaften des weißrussischen Diktators Lukaschenko erpressen lassen. Wir dürfen nicht nachlassen, Migration weiterhin zu ordnen, zu steuern und zu begrenzen. <text:s/>Deutschland ist nach wie vor Hauptzielland für irreguläre Migration. <text:s/>Wir dürfen daher auch nicht, wie es die Ampel offensichtlich vorhat, neue Anreize durch Spurwechsel, durch die Erhöhung von Asylbewerberleistungen oder durch Änderungen bei der Staatsangehörigkeit schaffen; denn damit schaffen wir neue Hoffnungen und einen neuen Druck Richtung Europa und Richtung Deutschland. <text:s/>Kollegin Lindholz, erlauben Sie eine Zwischenfrage von den Grünen? <text:s/>Nein. – Unser Motto muss sein: Ordnung statt Erpressung. Und nichts anderes. Falsche Signale dürfen wir nicht zulassen. <text:s/>Angesichts der aktuellen Situation fordern wir in unserem Antrag von der Bundesregierung eine Reihe von Gegenmaßnahmen. <text:s/>Drei davon möchte ich exemplarisch anreißen. <text:s/>Erstens soll die EU Polen, aber auch Litauen und Lettland beim Schutz der gemeinsamen Außengrenzen in jeder Hinsicht unterstützen; denn freie Binnengrenzen gibt es nicht ohne sichere Außengrenzen, und ohne sichere Außengrenzen gibt es auch keine Ordnung in der Migration. Wir dürfen unsere polnischen Nachbarn mit diesem Akt der hybriden Kriegsführung auch nicht alleine lassen; darauf hat bereits Manfred Weber, der EVP-Fraktionsvorsitzende, hingewiesen. <text:s/>Zweitens. Die Fluglinien und Staaten, die dem Regime in Minsk diese irreguläre Migration ermöglichen, müssen sanktioniert werden. Dazu gehören auch europaweite Lande- und Überflugverbote. <text:s/>Es ist überhaupt nicht nachvollziehbar, warum es jetzt Wochen braucht, bis hier gehandelt und reagiert wird. Stattdessen werden falsche Visa ausgestellt, und diese werden noch nicht einmal kontrolliert. Es muss hier Sanktionen geben. <text:s/>Drittens. Die EU muss die Rückführung von nicht schutzberechtigten Personen forcieren und darf die Sekundärmigration, vor allem nach Deutschland, nicht zulassen. Wir müssen diese Sekundärmigration wirksam unterbinden. <text:s/>Erlauben Sie eine Zwischenfrage? <text:s/>Nein. <text:s/>Deutschland hilft. Deutschland hilft wie kein anderes Land bei der Aufnahme, bei der Integration, bei der Hilfe vor Ort in Krisengebieten. Darauf können wir stolz sein. Dabei werden wir auch nicht nachlassen. Aber was wir nicht akzeptieren können, ist, dass mit kurzsichtiger Migrationspolitik neue Anreize geschaffen werden und dass wir durch unklare, statt schnelle und zügige Sanktionen Menschenleben aufs Spiel setzen und Schmugglern, Diktatoren und Populisten in die Hände spielen. Das, sehr geehrte Damen und Herren in diesem Parlament, kann nicht unser Ansatz sein. <text:s/>Deswegen bitte ich Sie, unserem Antrag zuzustimmen: für eine Ordnung und für eine Begrenzung der Migration und gegen diese Politik der hybriden Kriegsführung. <text:s/>Das Wort für eine Kurzintervention erhält Julian Pahlke aus der Fraktion Bündnis 90/Die Grünen.</text:p>
          </table:table-cell>
          <table:table-cell table:style-name="ce2" office:value-type="string" calcext:value-type="string">
            <text:p>In unserem Antrag heute geht es um die migrationspolitische Notlage an der östlichen EU-Außengrenze. | Wir dürfen daher auch nicht, wie es die Ampel offensichtlich vorhat, neue Anreize durch Spurwechsel, durch die Erhöhung von Asylbewerberleistungen oder durch Änderungen bei der Staatsangehörigkeit schaffen; denn damit schaffen wir neue Hoffnungen und einen neuen Druck Richtung Europa und Richtung Deutschland. | Die EU muss die Rückführung von nicht schutzberechtigten Personen forcieren und darf die Sekundärmigration, vor allem nach Deutschland, nicht zulassen. | Aber was wir nicht akzeptieren können, ist, dass mit kurzsichtiger Migrationspolitik neue Anreize geschaffen werden und dass wir durch unklare, statt schnelle und zügige Sanktionen Menschenleben aufs Spiel setzen und Schmugglern, Diktatoren und Populisten in die Hände spielen. | Erstens soll die EU Polen, aber auch Litauen und Lettland beim Schutz der gemeinsamen Außengrenzen in jeder Hinsicht unterstützen; denn freie Binnengrenzen gibt es nicht ohne sichere Außengrenzen, und ohne sichere Außengrenzen gibt es auch keine Ordnung in der Migration. | Deutschland ist nach wie vor Hauptzielland für irreguläre Migration. | Die Fluglinien und Staaten, die dem Regime in Minsk diese irreguläre Migration ermöglichen, müssen sanktioniert werden. | Wir dürfen nicht nachlassen, Migration weiterhin zu ordnen, zu steuern und zu begrenzen. | Wir müssen diese Sekundärmigration wirksam unterbinden. | Deswegen bitte ich Sie, unserem Antrag zuzustimmen: für eine Ordnung und für eine Begrenzung der Migration und gegen diese Politik der hybriden Kriegsfüh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687974512577057</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1400</text:p>
          </table:table-cell>
          <table:table-cell table:style-name="ce2" office:value-type="string" calcext:value-type="string">
            <text:p>Dr. Marc Jongen (AfD)</text:p>
          </table:table-cell>
          <table:table-cell table:style-name="ce2" office:value-type="string" calcext:value-type="string">
            <text:p>Frau Präsidentin! Meine Damen und Herren! Wer als „Abbruchkommando“ Deutschlands auftritt – ich übernehme Ihren Begriff sehr gern, Herr Scholz; denn er passt perfekt auf diese Bundesregierung –, der muss offenbar einen hohen Aufwand an Propaganda betreiben. <text:s/>Auf sogenannten Green Culture Konferenzen schwört Kulturstaatsministerin Claudia Roth die Kulturbranche auf „Klimaschutz und Nachhaltigkeit“ ein, und zwar nicht nur, was den Energieverbrauch und Ähnliches betrifft, sondern – wir haben es gehört – es wird auch zur „ästhetischen Auseinandersetzung mit der Klimakrise“, zur „Sensibilisierung des Publikums“ in Bezug auf den „menschengemachten Klimawandel“ aufgerufen. Gender- und Diversity-Vorgaben in der Filmförderung sind bereits angekündigt. Es ist erschreckend, mit welcher Unverfrorenheit Kunst und Kultur von dieser Regierung instrumentalisiert werden. Das hat mit Kunstfreiheit nichts zu tun, Frau Roth. Das ist verordnete Staatskunst. <text:s/>Aber die Erfolglosigkeit der woken Netflixserien oder der politisch korrekten deutschen Filme zeigen sehr deutlich, was das Publikum von solcher Erziehungs- und Belehrungskunst hält: nämlich gar nichts, meine Damen und Herren. <text:s/>Ganz wichtiges Thema für diese Bundesregierung: sexuelle Belästigung und Gewalt. Nein, nicht auf Deutschlands Straßen am Abend, sondern in der Kultur- und Medienbranche. Der Kulturrat soll jetzt einen Verhaltenskodex ausarbeiten, zunächst zur freiwilligen Selbstverpflichtung. Aber Frau Roth drohte bereits: Sollte das keine „durchgreifende Wirkung zeigen, werden wir den nächsten Schritt gehen und das für alle unserer Förderungen verbindlich machen“. Zitat Ende. Sprich: Wer vor dem Staatsfeminismus nicht brav Männchen macht, erhält keine Fördergelder mehr. <text:s/>Meine Damen und Herren, man muss kein Fan von Till Lindemann sein, aber die Affäre Rammstein hat doch gezeigt, dass Denunziantentum und Empörungsindustrie in diesem Land längst freidrehen, nach dem Motto: „Erst mal mit Dreck werfen, irgendwas wird schon hängenbleiben!“ Diese Unkultur fördern Sie systematisch, auch mit dem Hinweisgeberschutzgesetz – Orwell’scher Titel –, wonach jetzt jeder Bürger bei eigens geschaffenen Meldestellen ungestraft angeschwärzt werden kann. Das ist der Weg in einen totalitären Staat, meine Damen und Herren. <text:s/>Die Antirassismusbeauftragte, Frau Alabali-Radovan, will da natürlich nicht zurückstehen und fordert mehr Beschwerdestellen für die Opfer von Rassismus, wo dann fröhlich denunziert werden kann, wer zum Beispiel die falschen Ansichten zur Massenmigration äußert und sich damit als „struktureller Rassist“ erwiesen hat. Was sagen Sie denn eigentlich zu dem Museum Zeche Zollern in Dortmund, Frau Alabali, wo Weiße an Samstagen die Kolonialismusausstellung nicht betreten dürfen; <text:s/>offenbar deshalb, um an ihre historische Schuld aufgrund ihres Weißseins erinnert zu werden? Das ist der Rassismus, der uns heute beunruhigen muss in Deutschland. <text:s/>Und er geht nicht von der Mehrheitsgesellschaft aus, sondern von einer aggressiven Ideologie, der längst auch diese Bundesregierung verfallen ist. <text:s/>Was sehen wir sonst noch in diesem Kulturhaushalt? Aufwuchs für die Stiftung Preußischer Kulturbesitz – ja, das ist gut –, aber Verdreifachung der Mittel auf rund 6 Millionen Euro für die tiefroten soziokulturellen Zentren, deren Verbandschef die Idee einer „deutschen Kultur“ schon mal als „nationalistisch“ verunglimpfte, und null Euro für das Denkmal für die Opfer der kommunistischen Gewaltherrschaft. <text:s/>Sie schieben den Bau erneut auf die lange Bank, Frau Roth. Das sollten Sie hier auch ehrlich zugeben. <text:s/>Und noch ein Wort zum Ostbeauftragten der Bundesregierung, Carsten Schneider. Wenn Sie der Presse erzählen, die Stärke der AfD in Ostdeutschland sei eine Gefahr für Wirtschaft und Gesellschaft, <text:s/>so beweisen Sie damit nur eines, nämlich Ihre völlige Abkoppelung von der Realität. Von einer Regierung, die die Industrie aus dem Land treibt und die Bürger permanent als „Rassisten“ und „Extremisten“ diffamiert, müssen sich die Ostdeutschen ganz sicher nicht arrogant belehren lassen, und sie tun das auch nicht mehr: <text:s/>35 Prozent für die AfD in Sachsen und 7 Prozent für die SPD sprechen eine klare Sprache. Sie sollten sich vielleicht mal überlegen, wer da als Geisterfahrer auf ihrer Sommerreise unterwegs war. <text:s/>Vielen Dank. <text:s/>Für die Fraktion Bündnis 90/Die Grünen hat nun Andreas Audretsch das Wort.</text:p>
          </table:table-cell>
          <table:table-cell table:style-name="ce2" office:value-type="string" calcext:value-type="string">
            <text:p>Die Antirassismusbeauftragte, Frau Alabali-Radovan, will da natürlich nicht zurückstehen und fordert mehr Beschwerdestellen für die Opfer von Rassismus, wo dann fröhlich denunziert werden kann, wer zum Beispiel die falschen Ansichten zur Massenmigration äußert und sich damit als „struktureller Rassist“ erwiesen ha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324508011341095</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9600</text:p>
          </table:table-cell>
          <table:table-cell table:style-name="ce2" office:value-type="string" calcext:value-type="string">
            <text:p>Peggy Schierenbeck (SPD)</text:p>
          </table:table-cell>
          <table:table-cell table:style-name="ce2" office:value-type="string" calcext:value-type="string">
            <text:p>Sehr geehrter Herr Präsident! Sehr geehrte Damen und Herren! Sehr geehrte Kolleginnen und Kollegen! Ich habe mir schon gedacht, liebe Oppositionspartei Union, dass Sie die Polizeiliche Kriminalstatistik in genau dieser Art und Weise vorstellen werden, dass Sie Daten aus dem Zusammenhang reißen, um das Bild zu erzeugen, welches Sie erzeugen wollen. <text:s/>Ich werde das nun für Sie, meine Damen und Herren, sachlich einordnen. <text:s/>Ein Satz noch zur Abschiebepraxis, weil Sie diese angeführt haben: Sie wissen, dass die Länder dafür zuständig sind. Und Sie wissen auch, dass da auch einige Innenministerinnen und Innenminister in unionsgeführten Ländern ein schlechtes Bild abgeben. <text:s/>Gestern wurde die Polizeiliche Kriminalstatistik für das Jahr 2023 vorgestellt. Wir sehen alle eine gestiegene Gewaltkriminalität, mehr Jugend- und auch mehr Ausländerkriminalität. Der Anstieg der Kriminalität ist ein Thema, das verständlicherweise für Beunruhigung sorgt. <text:s/>Einer der Hauptfaktoren für den Anstieg der Fall- und Tatverdächtigenzahlen hängt mit der Migrationsdynamik zusammen. Deutschland verzeichnet nach wie vor eine hohe Zuwanderungsrate. Dadurch steigt die Bevölkerungszahl, und der Anteil der Nichtdeutschen an der Gesamtgesellschaft nimmt proportional zu. <text:s/>Wir nehmen das nicht einfach so hin. Ganz im Gegenteil: Wir nehmen die Veränderungen in der Kriminalitätsentwicklung der letzten Jahre sehr ernst und beziehen diese in all unsere Entscheidungen mit ein. Wir schaffen die besten Voraussetzungen, um den aktuellen Gefährdungslagen stetig konsequent zu begegnen. Der Schutz der inneren Sicherheit hat für uns nach wie vor höchste Priorität. Wir haben – ich habe es schon gesagt – im letzten Jahr 1 000 Bundespolizisten eingestellt, mehr Stellen dafür geschaffen, und wir haben der inneren Sicherheit auch im Haushalt 2024 die Priorität zugestanden. <text:s/>Was dabei nicht hilft, ist, die Zahlen der PKS in den falschen Kontext zu setzen und alles, was wir bisher geschafft haben, um Kriminalität zu bekämpfen und Sicherheit zu gewährleisten, zu leugnen. Sie, liebe Union, haben diese Aktuelle Stunde einberufen, um in leider inzwischen so bekannter Manier der Ampel ihre vermeintliche Unzulänglichkeit vorzuführen. <text:s/>Sie schüren Ängste; das ist nicht gut. <text:s/>Um die Polizeiliche Kriminalstatistik richtig auszuwerten, was keine einfache Aufgabe ist und gewisse Kenntnisse voraussetzt, muss man das Zusammenspiel der vielen Ursachen und Faktoren verstehen und berücksichtigen. Denn auch die erhöhte Mobilität nach der Pandemie und die Rückkehr ins normale öffentliche Leben bieten mehr Straftatenanlässe und zählen zu den wichtigsten Faktoren für den Anstieg der Kriminalität. <text:s/>Und auch die aktuellen wirtschaftlichen und sozialen Belastungen beeinflussen diese Prozesse und spielen eine große Rolle. <text:s/>Wir hatten übrigens – das möchte ich auch noch mal sagen – in der Flüchtlingskrise 2016 500 000 Straftaten – eine halbe Million – mehr als jetzt, 2023. <text:s/>Nur eine Zahl für Ihren Kopf! <text:s/>Der überproportionale Anteil ausländischer Tatverdächtiger darf nicht zu einem Generalverdacht führen. Millionen Ausländer leben in Deutschland und begehen keine Straftaten. Auch im Hinblick auf diese Entwicklung wird gehandelt. Auch hier gilt der Grundsatz: null Toleranz. Für ausländische Täter bedeutet das neben den strafrechtlichen Konsequenzen, dass sie das Land deutlich schneller verlassen müssen. Mit den neuen restriktiven Abschieberegeln können sich ausländische Straftäter der Abschiebung deutlich schwerer entziehen. <text:s/>Unsere Antwort auf den Anstieg der Kriminalitätszahlen ist eindeutig: Strafverfolgung, also repressive Maßnahmen. Die Täter müssen die Konsequenzen ihres Handelns deutlich spüren, ganz egal, zu welcher Bevölkerungsgruppe sie gehören. <text:s/>Wir verzeichnen übrigens eine sehr hohe Aufklärungsquote von 58,4 Prozent. <text:s/>Die hohe Quote ist ein klares Zeichen für die wirksame Arbeit unserer Sicherheitsbehörden. <text:s/>Wir wissen, wie wichtig Prävention ist. Programme wie „Kurve kriegen“ zeigen deutliche, starke Ergebnisse. Wir müssen bei den sozialen Ursachen ansetzen, die sich hinter Kriminalität und Gewalt verbergen. Dazu gehören unter anderem fehlende Schulabschlüsse und Perspektivlosigkeit sowie Kinderarmut. <text:s/>Die wirkungsvollste Prävention ist eine gute Sozial- und Bildungspolitik, der wir uns als Sozialdemokraten verpflichtet haben. Dafür kämpfen wir jeden Tag. <text:s/>Das sind die wichtigen Schlussfolgerungen, die wir aus den vorliegenden Zahlen ziehen sollten. Liebe Bürgerinnen und Bürger, lassen Sie sich bitte nicht verunsichern. <text:s/>Wir leben nach wie vor in einem der sichersten Länder der Welt. <text:s/>Liebe Oppositionspartei Union, lassen Sie uns über dieses wichtige Thema konstruktiv sprechen. Nutzen Sie dieses nicht als Anlass, um zusammenhanglose Aussagen zu verbreiten! <text:s/>Vielen Dank. <text:s/>Vielen Dank, Frau Kollegin Schierenbeck. – Nächster Redner ist der Kollege Martin Hess, AfD-Fraktion.</text:p>
          </table:table-cell>
          <table:table-cell table:style-name="ce2" office:value-type="string" calcext:value-type="string">
            <text:p>Wir hatten übrigens – das möchte ich auch noch mal sagen – in der Flüchtlingskrise 2016 500 000 Straftaten – eine halbe Million – mehr als jetzt, 2023. | Einer der Hauptfaktoren für den Anstieg der Fall- und Tatverdächtigenzahlen hängt mit der Migrationsdynamik zusammen. | Deutschland verzeichnet nach wie vor eine hohe Zuwanderungsra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568677544593811</text:p>
          </table:table-cell>
          <table:table-cell table:number-columns-repeated="1014"/>
        </table:table-row>
        <table:table-row table:style-name="ro1">
          <table:table-cell table:style-name="ce2" office:value-type="string" calcext:value-type="string">
            <text:p>195</text:p>
          </table:table-cell>
          <table:table-cell table:style-name="ce2" office:value-type="string" calcext:value-type="string">
            <text:p>18.10.2024</text:p>
          </table:table-cell>
          <table:table-cell table:style-name="ce2" office:value-type="string" calcext:value-type="string">
            <text:p>ID2019500700</text:p>
          </table:table-cell>
          <table:table-cell table:style-name="ce2" office:value-type="string" calcext:value-type="string">
            <text:p>Andrea Lindholz (CDU/CSU)</text:p>
          </table:table-cell>
          <table:table-cell table:style-name="ce2" office:value-type="string" calcext:value-type="string">
            <text:p>Sehr geehrte Frau Präsidentin! Meine sehr geehrten Damen und Herren! Liebe Kolleginnen und Kollegen! Wir beraten heute das Sicherheitspaket der Ampel und weitere Anträge der Oppositionsfraktionen. Lassen Sie mich erinnern, warum wir heute hier stehen: Der Bundeskanzler hat nach den islamistischen Terroranschlägen in Mannheim und Solingen große Versprechen gemacht. Ich zitiere: <text:s/>„Jede und jeder muss in unserem Land ohne Furcht vor seinen Mitmenschen leben können. … dieses Versprechen setzen wir mit aller Macht durch.“ <text:s/>Und weiter: <text:s/>„Gleichzeitig müssen wir alles dafür tun, dass wir sicherstellen, dass sich in unserem Land solche Dinge möglichst nie ereignen. Alles, was in unserer Macht liegt, was im Rahmen unserer Möglichkeiten liegt, muss auch getan werden.“ <text:s/>Liebe Kolleginnen und Kollegen, wir müssen heute feststellen – und das ist traurig genug –: Der Bundeskanzler hat sein Versprechen nicht gehalten. <text:s/>Seine Regierung und die Ampelfraktionen tun aktuell bei Weitem nicht alles, was möglich ist, um weitere Terroranschläge zu verhindern. Liebe Frau Innenministerin, Ihr Sicherheitspaket ist nicht die richtige Antwort auf diese Vorfälle. <text:s/>Schauen wir uns den Bereich der Migration an. Frau Bundesinnenministerin, Sie haben das eben angesprochen. Ich sage: Wir müssen nicht nur steuern, sondern die irreguläre Migration nachhaltig begrenzen und reduzieren; denn wir haben ein massives Sicherheitsproblem mit der massenhaften illegalen Einwanderung. <text:s/>Leider befindet sich trotz Ihrer Erkenntnis im Sicherheitspaket dazu quasi nichts: keine Aussetzung des Familiennachzugs zu subsidiär Schutzberechtigten, keine Einstufung weiterer Staaten als sichere Herkunftsländer, kein Ausreisearrest für ausreisepflichtige Straftäter und Gefährder. Und, liebe Kolleginnen und Kollegen der Ampel: Umfassende Zurückweisungen an den deutschen Grenzen lehnen Sie ja ohnehin nachhaltig ab. <text:s/>Stattdessen, liebe Kolleginnen und Kollegen der Ampelfraktionen, haben ausgerechnet Sie die wenigen Änderungen im Bereich Migration, die da dringesteckt haben, im parlamentarischen Verfahren auch noch so weit abgeschwächt, dass sie quasi wirkungslos sind. Das ist beileibe einfach nur noch grotesk. <text:s/>Und wenn es noch eines einzigen Beweises bedurft hätte, wie handlungsunfähig Sie von der Ampel aktuell sind, dann haben Sie ihn in dieser Woche ganz klar geliefert. Sie haben im Innenausschuss, lieber Herr Vogel, unsere Anträge, vor allen Dingen unseren Antrag zu umfassenden Zurückweisungen an den deutschen Grenzen, blockiert. Sie haben das aus Angst davor gemacht, dass Ihre FDP-Kollegen hier heute zustimmen könnten; denn die hatten ja in der Vergangenheit immer angekündigt, dass sie zustimmen wollen. <text:s/>Leider, Herr Kollege Vogel, haben Sie nicht bis zum Ende gedacht. Wir haben trotzdem einen dementsprechenden Antrag eingebracht, über den heute auch namentlich abgestimmt wird. <text:s/>Schlimm ist aber, dass Sie in dieser Woche tricksen, täuschen und heute auch noch Halbwahrheiten verbreiten. <text:s/>Zur ganzen Wahrheit der letzten Nacht gehört, dass Sie bereit waren, die im Innenausschuss nicht abgestimmten Anträge heute Morgen in einer, wie wir in der Zwischenzeit wissen, leider nicht zulässigen Sonderinnenausschusssitzung mit durchzubringen, aber nur unter der Voraussetzung, dass wir unsere namentlichen Abstimmungen zurückziehen. <text:s/>Ich muss Ihnen ehrlicherweise sagen, Herr Kollege Vogel und liebe Kolleginnen und Kollegen von der FDP: Das ganze Prozedere dieser Woche ist für mich nach elf Jahren im Deutschen Bundestag ein einmaliger Vorgang. Er ist grotesk, und er ist beschämend für das Thema „innere Sicherheit“. <text:s/>Zum Bereich Sicherheit zwei Punkte. Frau Faeser, Sie haben sich gerade dafür gefeiert, dass nach dem Regierungsentwurf der Abgleich von Fahndungsfotos im Internet mit einer automatisierten Datenanalyse möglich sein soll. Ja, das ist gut. Das ist sogar überfällig. Das Problem ist nur: Es ist ein Trauerspiel, was die Ampelfraktionen daraus machen. Sie vertrauen Ihrer eigenen Regierung nicht, sondern schränken die im Regierungsentwurf ohnehin schon kleinen Möglichkeiten noch weiter ein, indem sie von schweren Straftaten zu besonders schweren Straftaten heraufstufen, indem sie die Anordnung durch den Behördenchef festlegen, indem sie eine Evaluierung durch Außenstehende mit reinnehmen. Das ist ebenfalls ein unglaublicher Vorgang. Ich möchte es mit den Worten des Deutschen Richterbundes sagen: Sie, liebe Kolleginnen und Kollegen von der Ampel, wollen das ohnehin „zu klein geratene Sicherheitspaket der Bundesregierung noch weiter zu einem Mini-Päckchen schrumpfen“. Das wird dem Thema „innere Sicherheit“ nicht gerecht. <text:s/>Sie setzten gestern noch eins obendrauf. Das Thema „IP-Adressen-Speicherung“ ist hier allseits bekannt. Wider besseres Wissen, gegen alle Fachleute brachten Sie gestern doch tatsächlich noch das unwirksame Quick-Freeze-Verfahren anstatt der zulässigen IP-Adressen-Speicherung auf den Weg. <text:s/>Und Sie, liebe Kolleginnen und Kollegen von der SPD, machen auch noch mit und werden – ebenfalls wider besseres Wissen – zustimmen. Es ist wirklich grotesk. Es ist eine Katastrophe! <text:s/>Im Grunde genommen, liebe Kolleginnen und Kollegen von der Ampel, sage ich nur, was ich schon oft gesagt habe: Sie sind ein Sicherheitsrisiko! <text:s/>Sie sind nicht mehr einig. Sie haben in dieser Woche gezeigt: Sie können es nicht mehr. Machen Sie bitte den Weg frei für eine bessere Regierung! <text:s/>Als Nächster hat das Wort für die Fraktion Bündnis 90/Die Grünen Dr. Konstantin von Notz.</text:p>
          </table:table-cell>
          <table:table-cell table:style-name="ce2" office:value-type="string" calcext:value-type="string">
            <text:p>Ich sage: Wir müssen nicht nur steuern, sondern die irreguläre Migration nachhaltig begrenzen und reduzieren; denn wir haben ein massives Sicherheitsproblem mit der massenhaften illegalen Einwanderung. | Stattdessen, liebe Kolleginnen und Kollegen der Ampelfraktionen, haben ausgerechnet Sie die wenigen Änderungen im Bereich Migration, die da dringesteckt haben, im parlamentarischen Verfahren auch noch so weit abgeschwächt, dass sie quasi wirkungslos sind. | Schauen wir uns den Bereich der Migration a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857531309127808</text:p>
          </table:table-cell>
          <table:table-cell table:number-columns-repeated="1014"/>
        </table:table-row>
        <table:table-row table:style-name="ro1">
          <table:table-cell table:style-name="ce2" office:value-type="string" calcext:value-type="string">
            <text:p>16</text:p>
          </table:table-cell>
          <table:table-cell table:style-name="ce2" office:value-type="string" calcext:value-type="string">
            <text:p>16.02.2022</text:p>
          </table:table-cell>
          <table:table-cell table:style-name="ce2" office:value-type="string" calcext:value-type="string">
            <text:p>ID201607500</text:p>
          </table:table-cell>
          <table:table-cell table:style-name="ce2" office:value-type="string" calcext:value-type="string">
            <text:p>Janine Wissler (DIE LINKE)</text:p>
          </table:table-cell>
          <table:table-cell table:style-name="ce2" office:value-type="string" calcext:value-type="string">
            <text:p>Herr Präsident! Meine Damen und Herren! Am 19. Februar 2020 wurden in Hanau neun Menschen aus rassistischen Motiven ermordet: Ferhat Unvar, Hamza Kurtović, Said Nesar Hashemi, Vili Viorel Păun, Mercedes Kierpacz, Kaloyan Velkov, Fatih Saraçoğlu, Sedat Gürbüz und Gökhan Gültekin. Danach tötete der Mörder seine Mutter und sich selbst. <text:s/>In wenigen Minuten starben neun junge Menschen, die ihren Abend mit Freunden verbrachten, die gearbeitet haben oder sich etwas zu essen gekauft haben: Morde, so wahllos und doch so gezielt, weil der Täter Menschen mit Migrationsgeschichte töten wollte. Das war sein Motiv. <text:s/>Unsere Solidarität gilt den Angehörigen der Opfer, unsere Solidarität gilt den Überlebenden von Hanau. <text:s/>Hanau ist kein Einzelfall und rechter Terror kein neues Phänomen. Das Oktoberfest-Attentat, Rostock, Mölln und Solingen, die Mordserie des NSU, München, der Mord an Walter Lübcke, der Anschlag auf die Synagoge in Halle, Hanau – über 200 Menschen wurden seit 1990 durch rechte Gewalt getötet. Immer wieder trauern Familien, fühlen sich Menschen schutzlos, werden Opfer, verdächtigt. Erinnern wir uns an den Umgang mit den Familien der NSU-Opfer, die kriminalisiert wurden, statt Hilfe zu erfahren, weil man nicht glauben wollte, dass die Täter rechte Terroristen sind. <text:s/>Rechter Terror und rechte Netzwerke wurden viel zu lange verharmlost und nicht ernst genommen, und die Opferfamilien von Hanau fordern Erinnerung, Gerechtigkeit, Aufklärung und Konsequenzen – Erinnerung, damit die Tat und die Namen der Opfer nicht vergessen werden. Es darf keinen Schlussstrich geben. <text:s/>Aufklärung heißt, Fehler der Behörden im Vorfeld und in der Tatnacht zu untersuchen. Armin Kurtović, Hamzas Vater, vermutet, dass vieles anders gelaufen wäre, wenn die Opfer Stefan und Marie geheißen und in Waldis Bierkeller statt in einer Shishabar gesessen hätten. Wäre auch ein schwerverletzter Deutscher ohne Migrationshintergrund von der Polizei als Erstes nach seinem Ausweis gefragt und die Abfahrt des Krankenwagens verzögert worden? <text:s/>Die Initiative „19. Februar“ und die Angehörigen haben versucht, den Verlauf der Tatnacht zu rekonstruieren. Sie stießen auf viele Ungereimtheiten und sprechen von einer Kette des Versagens. Warum besaß der Täter legal Waffen, obwohl er auffällig war? Warum liefen in der Nacht Notrufe ins Leere, auch die von Vili Viorel Păun, der den Täter verfolgt hat, der Menschen schützen wollte und dabei ermordet wurde? Welche Rolle spielt der Vater des Täters, der das rassistische Weltbild seines Sohnes teilt, der die Tatwaffen zurückverlangt hat und der weiterhin in der Nachbarschaft der Opferfamilien wohnt? Warum gab es nach der Tat Gefährderansprachen an die Opferfamilien, warum keine Gefährdetenansprachen? <text:s/>Diese Fragen quälen die Familien seit zwei Jahren, und in Hessen wird versucht, in einem Untersuchungsausschuss diese Fragen jetzt in Teilen zu beantworten. Solange diese Fragen nicht beantwortet sind, Fehler und Verantwortung nicht benannt sind, kommen die Familien nicht zur Ruhe. Und sie haben ein Recht auf Aufklärung, sie haben ein Recht auf Konsequenzen und auf Unterstützung, meine Damen und Herren. <text:s/>Wer rechte Gewalt und rechten Terror beenden will, der muss die rechten Netzwerke erkennen, der muss die Szene konsequent entwaffnen. Es muss Schluss sein mit dem Gerede von Einzelfällen und Einzeltätern. Und wir müssen den strukturellen, den alltäglichen Rassismus auf allen gesellschaftlichen Ebenen und auch in staatlichen Institutionen bekämpfen. <text:s/>Rassismus, Antisemitismus und Antiziganismus dürfen keinen Platz haben. <text:s/>Und hören wir den Menschen zu, wenn sie erzählen, wie entwürdigend es ist, immer und immer wieder anlasslos in Polizeikontrollen zu kommen, wie schwierig es ist, mit einem nichtdeutschen Namen eine Wohnung zu finden, dass man bei der Polizei oft nicht ernst genommen wird oder sogar verdächtigt wird, wenn man doch Hilfe sucht. <text:s/>Ferhats Mutter Serpil Unvar fragt: Warum müssen Eltern ihren Kindern erklären, dass sie sich in der Schule mehr anstrengen müssen, weil sie nicht die gleichen Chancen haben wie andere? Dieses Gefühl, nicht dazuzugehören, anders behandelt zu werden, Vorurteilen ausgesetzt zu werden, das müssen wir überwinden. Die Diskriminierungen bei der Arbeitsplatzsuche, bei Behörden, auf dem Wohnungsmarkt und in der Schule müssen beseitigt, der strukturelle Rassismus bekämpft werden, meine Damen und Herren. <text:s/>Und wir müssen die geistigen Brandstifter benennen, die für ein Klima sorgen, in denen sich Täter ermutigt fühlen. Wer von Messermännern, Kopftuchmädchen und anderen Taugenichtsen spricht, wer Muslime, Migranten und Geflüchtete diffamiert, die Verbrechen der Nazizeit relativiert, wie die AfD das tut, schafft einen Nährboden für rechte Gewalt. <text:s/>Unsere Solidarität gilt den Menschen, die Opfer von rechter Gewalt und Bedrohung werden, und unsere Solidarität gilt all denen, die sich tagtäglich gegen Rassismus engagieren, die sich den Rechten in den Weg stellen; denn die sind doch der beste Verfassungsschutz in diesem Land. <text:s/>Gegen die Gefahr von rechts brauchen wir breite Mobilisierung, wir brauchen Bündnisse wie die „Omas gegen rechts“, wie „Black Lives Matter“, wir brauchen Antifa-Bündnisse – <text:s/>Kommen Sie bitte zum Schluss. <text:s/>– und „Aufstehen gegen Rassismus“. Zivilgesellschaftliche Initiativen und Beratungsangebote müssen gestärkt und finanziell besser ausgestattet werden. <text:s/>Bitte! <text:s/>Und zum Schluss: Die Opfer von Hanau sind nicht vergessen. Ihre Angehörigen fordern zu Recht: Hanau darf keine weitere Station des rechten Terrors sein, Hanau muss die Endstation sein. <text:s/>Frau Kollegin, ich habe die Regelung mit den fünf Minuten bei der Aktuellen Stunde nicht erfunden, und wir sollten nicht alle aus fünf Minuten sechs Minuten machen. Dann müssten wir die Geschäftsordnung ändern. <text:s/>Als nächster Redner hat der Kollege Hakan Demir, SPD-Fraktion, zu seiner ersten Parlamentsrede das Wort.</text:p>
          </table:table-cell>
          <table:table-cell table:style-name="ce2" office:value-type="string" calcext:value-type="string">
            <text:p>Wäre auch ein schwerverletzter Deutscher ohne Migrationshintergrund von der Polizei als Erstes nach seinem Ausweis gefragt und die Abfahrt des Krankenwagens verzögert worden? | In wenigen Minuten starben neun junge Menschen, die ihren Abend mit Freunden verbrachten, die gearbeitet haben oder sich etwas zu essen gekauft haben: Morde, so wahllos und doch so gezielt, weil der Täter Menschen mit Migrationsgeschichte töten woll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859766960144043</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2700</text:p>
          </table:table-cell>
          <table:table-cell table:style-name="ce2" office:value-type="string" calcext:value-type="string">
            <text:p>Peggy Schierenbeck (SPD)</text:p>
          </table:table-cell>
          <table:table-cell table:style-name="ce2" office:value-type="string" calcext:value-type="string">
            <text:p>Sehr geehrter Herr Präsident! Sehr geehrte Kolleginnen und Kollegen! Sehr geehrte Bürgerinnen und Bürger! Die Experten sitzen immer in der Opposition. Liebe Union, zu Beginn Ihres Antrags versuchen Sie, die Gründe für die letzten Wahlergebnisse auf die Migrationspolitik der Bundesregierung zu reduzieren <text:s/>und diese für Ihre Zwecke zu instrumentalisieren. Dazu nur eine kleine Anmerkung: Die Auswertung von Wahlergebnissen ist eine recht komplexe Sache. Sie beschäftigt uns alle in den letzten Wochen und lässt sich eben nicht einfach in Bezug zu nur einem einzigen Aspekt setzen. <text:s/>Meine Redezeit reicht heute nicht, um Ihnen zu erklären, warum Populismus so gefährlich ist und nichts in unseren politischen Debatten zu suchen hat. <text:s/>Sie selbst klagen die Verrohung der Sprache an, und gleichzeitig bedienen Sie sich ihrer. Mit Verantwortung für unser Land hat das aus meiner Sicht nichts zu tun. <text:s/>Ich möchte nun auf einige Punkte Ihres Antrags eingehen. <text:s/>Punkt „Neustart in der Migrationspolitik bzw. geforderte Änderungen“: Sie beschreiben die aktuelle Situation und ziehen die Schlussfolgerung, dass eine grundsätzliche Änderung der Migrationspolitik nötig ist. Das freut mich; denn natürlich haben wir die Situation längst analysiert <text:s/>und erkannt, welche Maßnahmen für mehr Humanität und Ordnung in unserer Migrationspolitik notwendig sind. <text:s/>Wir evaluieren ständig und passen die Lösungen, die wir schon auf den Weg gebracht haben, an die Herausforderungen an, die uns täglich begegnen. <text:s/>Aber je mehr wir tun, je mehr wir auf den Weg bringen, je mehr Erfolg wir damit haben – die Zahlen dürften auch Ihnen bekannt sein –, desto mehr sind Sie aufgescheucht und schreiben Anträge dieser Art. <text:s/>Punkt „Verhinderung irregulärer Migration“; das ist ja nur ein Beispiel. In Ihrem Antrag plädieren Sie dafür, dass es an der Zeit ist, irreguläre Migration zu stoppen, und Sie sprechen sich für wirksame Maßnahmen aus. An dieser Stelle kann ich noch einmal unterstreichen: Es passiert ja schon. Unsere Bundesinnenministerin hat zur Verhinderung irregulärer Migration bereits viele Maßnahmen auf den Weg gebracht: Grenzkontrollen, Maßnahmen zur Bekämpfung von Schleusungskriminalität <text:s/>– wenn Sie lauter brüllen, wird es nicht besser – <text:s/>wie zum Beispiel die Einrichtung einer Operativen Zentrale zur Analyse der Schleusungskriminalität der Bundespolizei und die engere grenzüberschreitende Kooperation von Polizei und Justiz, die den Verfolgungsdruck auf Schleuser erhöht. Zudem wurde mit dem Rückführungsverbesserungsgesetz die Ausweisung von Schleusern erleichtert und die bisher straffreie Schleusung von Minderjährigen strafbar gemacht. <text:s/>Punkt „Rückführung und Migrationsabkommen“. Sie wissen, dass wir unterwegs sind. <text:s/>Wenn man Ihren Antrag liest, könnte man leicht den Eindruck bekommen, dass Sie nichts von den bereits geschlossenen und geplanten Migrationsabkommen wissen. Informieren Sie sich bitte über die Möglichkeiten, bevor Sie den nächsten Antrag schreiben. <text:s/>Wir ermöglichen reguläre Migration, denken an den Fach- und Arbeitskräftemangel und machen für alle deutlich, welche legalen Wege es nach Deutschland bereits gibt. Und auch dadurch sorgen wir für mehr Ordnung im Asylbereich. <text:s/>Punkt „Sichere Herkunftsstaaten“. Dazu ist heute schon viel gesagt worden. <text:s/>Punkt „GEAS“; auch darauf möchte ich noch mal zu sprechen kommen. Unser Gemeinsames Europäisches Asylsystem hat brachgelegen. <text:s/>Erst Nancy Faeser hat es nach jahrelangen Kämpfen geschafft, da eine Einigung zu schaffen. Damit beginnen wir, das ist unser Anfang. Damit gehen wir voran und haben eine Einigkeit in Europa geschaffen. <text:s/>Ich kürze jetzt hier ab; <text:s/>denn ich möchte Ihnen, liebe Bürgerinnen und Bürger, noch eines mit auf den Weg geben. All dies, was ich Ihnen heute hier erzähle, können Sie in seriösen Quellen nachlesen. Bitte informieren Sie sich, und lassen Sie sich nicht vor den Karren angstmachender Aussagen spannen. <text:s/>Der Vollständigkeit halber möchte ich aber auch noch eines hinzufügen: Migration beschäftigt uns seit jeher. Es ist kein neues Thema. In Spitzen der Flüchtlingsbewegung sorgt es aber für Verunsicherung im Land. Wir werden Flüchtlingsbewegungen nicht verhindern können. Das zu versprechen, ist höchst unseriös. Aber wir werden die Migration so geregelt wie möglich innerhalb unseres Rechtsrahmens gestalten, mit dem Ziel, die Belastung unserer Bevölkerung so gering wie möglich zu halten. <text:s/>Vielen Dank für Ihre Aufmerksamkeit, und ich sage mal: Bis zum nächsten Antrag! <text:s/>Vielen Dank. – Als nächster Redner erhält das Wort der Kollege Klaus Ernst aus der Gruppe BSW.</text:p>
          </table:table-cell>
          <table:table-cell table:style-name="ce2" office:value-type="string" calcext:value-type="string">
            <text:p>Wir ermöglichen reguläre Migration, denken an den Fach- und Arbeitskräftemangel und machen für alle deutlich, welche legalen Wege es nach Deutschland bereits gibt. | Liebe Union, zu Beginn Ihres Antrags versuchen Sie, die Gründe für die letzten Wahlergebnisse auf die Migrationspolitik der Bundesregierung zu reduzieren <text:s/>und diese für Ihre Zwecke zu instrumentalisieren. | Unser Gemeinsames Europäisches Asylsystem hat brachgelegen. | In Spitzen der Flüchtlingsbewegung sorgt es aber für Verunsicherung im Land. | Das freut mich; denn natürlich haben wir die Situation längst analysiert <text:s/>und erkannt, welche Maßnahmen für mehr Humanität und Ordnung in unserer Migrationspolitik notwendig sind. | geforderte Änderungen“: Sie beschreiben die aktuelle Situation und ziehen die Schlussfolgerung, dass eine grundsätzliche Änderung der Migrationspolitik nötig ist. | Wenn man Ihren Antrag liest, könnte man leicht den Eindruck bekommen, dass Sie nichts von den bereits geschlossenen und geplanten Migrationsabkommen wissen. | Und auch dadurch sorgen wir für mehr Ordnung im Asylbereich. | Punkt „Rückführung und Migrationsabkommen“. | Der Vollständigkeit halber möchte ich aber auch noch eines hinzufügen: Migration beschäftigt uns seit jeher. | Punkt „Verhinderung irregulärer Migration“; das ist ja nur ein Beispiel. | Wir werden Flüchtlingsbewegungen nicht verhindern können. | In Ihrem Antrag plädieren Sie dafür, dass es an der Zeit ist, irreguläre Migration zu stoppen, und Sie sprechen sich für wirksame Maßnahmen aus. | Aber wir werden die Migration so geregelt wie möglich innerhalb unseres Rechtsrahmens gestalten, mit dem Ziel, die Belastung unserer Bevölkerung so gering wie möglich zu halten. | Unsere Bundesinnenministerin hat zur Verhinderung irregulärer Migration bereits viele Maßnahmen auf den Weg gebracht: Grenzkontrollen, Maßnahmen zur Bekämpfung von Schleusungskriminalität <text:s/>– wenn Sie lauter brüllen, wird es nicht besser – <text:s/>wie zum Beispiel die Einrichtung einer Operativen Zentrale zur Analyse der Schleusungskriminalität der Bundespolizei und die engere grenzüberschreitende Kooperation von Polizei und Justiz, die den Verfolgungsdruck auf Schleuser erhöht. | Punkt „Neustart in der Migrationspolitik bzw.</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3833126723766327</text:p>
          </table:table-cell>
          <table:table-cell table:number-columns-repeated="1014"/>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00700</text:p>
          </table:table-cell>
          <table:table-cell table:style-name="ce2" office:value-type="string" calcext:value-type="string">
            <text:p>Alexander Dobrindt (CDU/CSU)</text:p>
          </table:table-cell>
          <table:table-cell table:style-name="ce2" office:value-type="string" calcext:value-type="string">
            <text:p>Sehr geehrter Herr Präsident! Liebe Kolleginnen und Kollegen! Sehr geehrter Herr Bundeskanzler, Sie haben in Ihrer Rede vom Ergebnis der Europawahlen gesprochen und haben gesagt: Dem müssen wir uns stellen. – Aber wo sind denn die Lehren aus dem Ergebnis der Europawahl? Die drei Ampelparteien haben massiv verloren; das war ein klares Misstrauensvotum der Bürgerinnen und Bürger gegen Ihre Politik. Die Bürger haben Ihnen eine klare Botschaft gesandt. Wir alle warten auf Ihre Antwort: Migration – tatenlos; Wachstumsschwäche – tatenlos; Wohlstandsverlust – tatenlos. <text:s/>Sie haben keinen Plan. Sie haben keinen Haushalt. Sie haben keine Idee für dieses Land. Manche bezweifeln, ob Sie überhaupt noch eine Koalition in diesem Land haben. <text:s/>Was haben Sie gemeinsam in dieser Woche schon wieder aufgeführt? <text:s/>In der FDP drohen 30 Abgeordnete mit dem Austritt aus der Ampel, wörtlich: „Ohne Schuldenbremse, ohne uns.“ In der SPD veröffentlichen die drei Fraktionsflügel gemeinsam ein Papier und schreiben: „Das Dogma der schwarzen Null bedeutet Stillstand“. Die Grünen interessieren sich sowieso nicht fürs Geld. <text:s/>Das klingt doch alles nicht nach Koalition. Das klingt doch schlichtweg nach Wahlkampf, was Sie hier betreiben. <text:s/>Herr Bundeskanzler, ich freue mich über Ihre persönliche Fitness, die Sie sich im Gegensatz zu den eher trägeren Jahren der Vergangenheit anscheinend zugestehen. Ich würde trotzdem nicht dazu raten, es mit den Sportvergleichen zu weit zu treiben; spätestens das Synchronschwimmen kann die Koalition nicht mehr für sich in Anspruch nehmen. <text:s/>Es fehlt Ihnen – und das ist wieder sehr deutlich geworden in dieser Woche – schlichtweg an einer gemeinsamen Basis für ein geordnetes Regierungshandeln. <text:s/>Herr Bundeskanzler, Sie haben darauf hingewiesen: Es wird schon irgendwie werden mit dem Haushalt; möglicherweise wird er im Juli noch irgendwie kommen. – Ich kann Ihnen im Namen der CDU/CSU-Fraktion zusagen: Wir sind jederzeit bereit, aus der Sommerpause zurückzukehren und die Vertrauensfrage zu beantworten, wenn Sie sie stellen. Aber Sie können uns das alles auch ersparen und die Vertrauensfrage in der nächsten Woche hier im Deutschen Bundestag stellen, liebe Kolleginnen und Kollegen. <text:s/>Wir stehen in der Tat nicht nur vor einem Europäischen Rat, sondern auch vor einem NATO-Gipfel. Wir teilen Ihr klares Bekenntnis zur NATO und zur transatlantischen Sicherheitspartnerschaft. Aber, Herr Bundeskanzler, Sie fahren auch dorthin ohne einen Haushalt. Die NATO-Partner werden berechtigterweise die Frage stellen, ob Ihr Versprechen aus Ihrer Rede zur Zeitenwende, dass Sie 2 Prozent der Wirtschaftsleistung für die Bundeswehr zur Verfügung stellen, noch gilt. <text:s/>Sie haben sich, anders als verabredet, in diesem Jahr bereits an den 100 Milliarden Euro Sonderschulden bedient, um den normalen Verteidigungshaushalt damit zu decken. Wir erwarten von Ihnen, dass Sie beim NATO-Gipfel das klare Bekenntnis wiederholen: Deutschland steht zu seinen NATO-Verpflichtungen; Deutschland steht zum Einhalten des 2-Prozent-Ziels; <text:s/>Deutschland steht dazu, dass wir unsere Verpflichtungen bei der NATO vollumfänglich erfüllen. – Das haben Sie heute vermissen lassen, Herr Bundeskanzler. <text:s/>In Brüssel steht übrigens die Migrationsthematik auf der Tagesordnung. Letzte Woche haben Sie dazu eine Ministerpräsidentenkonferenz erfolglos abgeschlossen. Egal bei welchem Thema, die Bundesregierung verweigert die Lösung. Zurückweisungen an den Grenzen? Nein! Ermöglichung eines Drittstaatenmodells? Nein! Sie verweigern die Lösung. Das Zurückdrängen der illegalen Migration braucht aber schlichtweg einen Stopp und ein Durchbrechen der Logik der kriminellen Schleuserbanden. Und das bedeutet, dass Schutz durch Europa eben auch Schutz außerhalb der europäischen Grenzen bedeuten kann. Unsere Nachbarländer machen es uns vor. Dänemark, Italien und Großbritannien bereiten Drittstaatenmodelle vor. Es ist auch Ihre Aufgabe und Ihre Verantwortung, dafür Partnerländer in der Welt zu finden. Deutschland muss doch als der Hauptbetroffene der illegalen Migration auf europäischer Ebene Teil der Lösung für ein Drittstaatenmodell sein und nicht der Verhinderer eines Drittstaatenmodells. <text:s/>Es gibt in Deutschland eine Debatte auch darüber, warum zweieinhalb Jahre nach Putins Angriffskrieg die Integration von geflüchteten Menschen in den Arbeitsmarkt deutlich schlechter funktioniert als in allen unseren Nachbarländern. Wenn in Dänemark 80 Prozent der Flüchtlinge in den Arbeitsmarkt integriert sind, in Deutschland aber nur 20 Prozent, dann gibt es dafür schlichtweg Gründe, und diese Gründe haben Sie gemeinsam zu verantworten. Das Bürgergeld ist die Arbeitsbremse, das Bürgergeld ist die Wachstumsbremse, das Bürgergeld ist die Integrationsbremse, und wenn Sie diese Bremsen nicht lösen, dann bleibt es dabei, dass die Arbeitsintegration nicht funktioniert. <text:s/>Herr Bundeskanzler, Sie haben am Tag der Industrie in dieser Woche wörtlich gesagt: „Es geht darum, … dass die Bürgerinnen und Bürger die Zuversicht zurückerlangen, dass es gut ausgeht für uns alle.“ Da schwingt zumindest die Erkenntnis mit, dass heute ein Teil der Menschen Zweifel daran hat, dass es gut ausgeht. <text:s/>Wie Sie für sich die Frage beantworten, ob Sie daran eine Mitverantwortung tragen, haben Sie in Ihrer Rede offengelassen. Ich sage Ihnen: Für die aktuellen Zahlen, was das Wirtschaftswachstum und das Ranking Deutschlands im internationalen Wettbewerb anbelangt, tragen Sie Verantwortung. <text:s/>Der ifo-Geschäftsklimaindex ist erneut gesunken. Die Landesbank Baden-Württemberg sagt dazu: „Ein Aufschwung findet in Deutschland nicht statt … Und so richtet man sich allmählich in der Dauerstagnation ein.“ <text:s/>Dafür tragen Sie die Verantwortung. <text:s/>Das ifo-Institut bestätigt: Die Wirtschaftspolitik der Ampel trägt zur Verunsicherung bei. – Darüber muss man sich nicht wundern, wenn der Bundeswirtschaftsminister erklärt, das Heizgesetz sei ein Test gewesen, inwieweit die Gesellschaft bereit ist, den Klimaschutz zu ertragen. Mit so einer Einstellung kann man die drittgrößte Volkswirtschaft der Welt doch nicht regieren. Mit so einer Einstellung kann man schlichtweg keine Politik machen. Wirtschaftspolitik muss doch mehr sein als „Jugend forscht“, Herr Minister. Deutschland ist kein Testgelände für links-grüne Ideologien. Lassen Sie sich das gesagt sein. <text:s/>Ich kann Ihnen sagen, wie die Bürgerinnen und Bürger Ihr Regierungshandeln wahrnehmen: Dauerstreit in der Regierung, Dauerstagnation in der Wirtschaft, Dauerfrust bei den Bürgerinnen und Bürgern. <text:s/>Deutschland hat deutlich mehr verdient als diese Regierung, meine Damen und Herren. <text:s/>Vielen Dank, Herr Kollege Dobrindt. – Nächster Redner ist der Kollege Dr. Anton Hofreiter, Bündnis 90/Die Grünen.</text:p>
          </table:table-cell>
          <table:table-cell table:style-name="ce2" office:value-type="string" calcext:value-type="string">
            <text:p>In Brüssel steht übrigens die Migrationsthematik auf der Tagesordnung. | Deutschland muss doch als der Hauptbetroffene der illegalen Migration auf europäischer Ebene Teil der Lösung für ein Drittstaatenmodell sein und nicht der Verhinderer eines Drittstaatenmodells. | Wir alle warten auf Ihre Antwort: Migration – tatenlos; Wachstumsschwäche – tatenlos; Wohlstandsverlust – tatenlos. | Das Zurückdrängen der illegalen Migration braucht aber schlichtweg einen Stopp und ein Durchbrechen der Logik der kriminellen Schleuserbanden. | Wenn in Dänemark 80 Prozent der Flüchtlinge in den Arbeitsmarkt integriert sind, in Deutschland aber nur 20 Prozent, dann gibt es dafür schlichtweg Gründe, und diese Gründe haben Sie gemeinsam zu verantwor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387517333030701</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17100</text:p>
          </table:table-cell>
          <table:table-cell table:style-name="ce2" office:value-type="string" calcext:value-type="string">
            <text:p>Matthias Helferich (fraktionslos)</text:p>
          </table:table-cell>
          <table:table-cell table:style-name="ce2" office:value-type="string" calcext:value-type="string">
            <text:p>Frau Präsidentin Özoğuz! <text:s/>Meine Damen und Herren! Herr Oster, die AfD ist keine Gefahr für die Demokratie, sondern für die CDU, und deshalb rät Ihr Vordenker Andreas Rödder ja auch, dass sich die CDU zukünftig von der AfD tolerieren lassen sollte. <text:s/>Innenministerin Faeser mag ungerecht mit dem ehemaligen BSI-Chef Schönbohm umgegangen sein, möglicherweise auch den Verfassungsschutz instrumentalisiert haben, möglicherweise ihr Amt missbraucht haben. <text:s/>Herr Abgeordneter, Sie haben das Präsidium nicht gegrüßt. <text:s/>Doch: Frau Präsidentin Özoğuz! – Ich habe Ihren Nachnamen extra geübt. <text:s/>Das spricht man anders aus: Ich heiße Özoğuz. Aber es reicht, wenn Sie „Frau Präsidentin“ sagen. Vielen Dank. <text:s/>Nehme ich so auf. <text:s/>Doch das CDU-Mitglied Schönbohm fällt weich. Er wurde nur umgesetzt, und sein Besoldungsausfall wurde mit Steuergeld kompensiert. Dieser Vorgang empört mich nicht. <text:s/>Was mich empört, Frau Innenministerin, das ist Ihr Wortbruch. Zu Beginn Ihrer Amtszeit versprachen Sie, die Massenmigration zu begrenzen, die Kriminalität zu bekämpfen und Sicherheit für alle zu gewährleisten. Innere Sicherheit war nach Ihrer Aussage, und das zu Recht, eine soziale Frage. <text:s/>Doch Sie haben Ihr Wort gebrochen; Ihnen vertraut niemand mehr. Heute fordert nicht nur die AfD-Fraktion Ihren Rücktritt. Ihren Rücktritt fordern auch die Mitarbeiter der Dortmunder Stadtwerke, die als Busfahrer und Kontrolleure einem alltäglichen Martyrium aus Beleidigungen und Gewalt insbesondere durch junge Migranten ausgesetzt sind. <text:s/>Ihren Rücktritt fordert das junge Mädchen aus Köln, 13 Jahre, welches im Schwimmbad von Grapschorientalen festgehalten und dann lüstern befingert wurde. <text:s/>Einen der Täter hätte man längst abgeschoben haben können. <text:s/>Ihren Rücktritt fordern die zahlreichen Polizisten, die am Rande von sogenannten Eritrea-Festivals von mit Nägeln versehenen Dachlatten verletzt wurden. <text:s/>Ihren Rücktritt fordern die Bademeister und Badegäste, all jene, die sich eben keinen Sommerurlaub in unserem Land mehr erlauben können und nun aus den überfremdeten Freibädern verdrängt werden. <text:s/>Sie haben durch jede unterlassene Abschiebung, jede unterlassene Grenzschutzmaßnahme mittelbar, nicht im juristischen Sinne, aber im politischen Sinne, mitgeschlagen, mitgespuckt, mitgegrapscht und mitgestochen. Das deutsche Volk klagt an – da können Sie gerne zuhören –: <text:s/>Treten Sie endlich zurück, Frau Ministerin! <text:s/>Ich möchte nur der Ordnung halber bemerkt haben, dass das nun wirklich von einer parlamentarischen Sprache meilenweit entfernt war <text:s/>und ich mir einen besseren Ton in diesem Hause nur wünschen kann. <text:s/>Der nächste Redner ist Michael Brand für die CDU/CSU-Fraktion.</text:p>
          </table:table-cell>
          <table:table-cell table:style-name="ce2" office:value-type="string" calcext:value-type="string">
            <text:p>Zu Beginn Ihrer Amtszeit versprachen Sie, die Massenmigration zu begrenzen, die Kriminalität zu bekämpfen und Sicherheit für alle zu gewährleis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48876142501831</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5200</text:p>
          </table:table-cell>
          <table:table-cell table:style-name="ce2" office:value-type="string" calcext:value-type="string">
            <text:p>Dr. Gottfried Curio (AfD)</text:p>
          </table:table-cell>
          <table:table-cell table:style-name="ce2" office:value-type="string" calcext:value-type="string">
            <text:p>Herr Bundeskanzler, der Bundesnachrichtendienst warnt vor Schleusernetzwerken, die die Fluchtbewegung aus der Ukraine ausnutzen. Möglicherweise würde die Lage auch von Mitgliedern terroristischer Gruppierungen genutzt. Den Erkenntnissen der Behörde zufolge mischen sich jetzt unter die Flüchtlinge aus der Ukraine auch ganz andere Migranten von der Balkanroute und der Ostroute, Schleuser fälschen gezielt ukrainische Personaldokumente, bieten diese im Netz an. Gleichzeitig sagt die Deutsche Polizeigewerkschaft, es würden überhaupt nur 60 Prozent der Flüchtlinge kontrolliert. <text:s/>Sind Sie wie auch die Innenministerin vor diesem Hintergrund dennoch nicht willens, bei den Grenzüberschreitungen für eine vollständige und täuschungsfreie Registrierung samt erkennungsdienstlicher Erfassung der Identität zu sorgen, und nehmen also durch diese Verweigerung vollständiger Kontrolle wie 2015 sehenden Auges die Betrugsfälle und die Sicherheitsrisiken für Deutschland in Kauf?</text:p>
          </table:table-cell>
          <table:table-cell table:style-name="ce2" office:value-type="string" calcext:value-type="string">
            <text:p>Gleichzeitig sagt die Deutsche Polizeigewerkschaft, es würden überhaupt nur 60 Prozent der Flüchtlinge kontrolliert. | Den Erkenntnissen der Behörde zufolge mischen sich jetzt unter die Flüchtlinge aus der Ukraine auch ganz andere Migranten von der Balkanroute und der Ostroute, Schleuser fälschen gezielt ukrainische Personaldokumente, bieten diese im Netz a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659804105758667</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0700</text:p>
          </table:table-cell>
          <table:table-cell table:style-name="ce2" office:value-type="string" calcext:value-type="string">
            <text:p>Stephan Thomae (FDP)</text:p>
          </table:table-cell>
          <table:table-cell table:style-name="ce2" office:value-type="string" calcext:value-type="string">
            <text:p>Sehr geehrte Frau Präsidentin! Verehrte Kolleginnen und Kollegen! Meine Damen und Herren! Nachdem im Titel der heutigen Aktuellen Stunde von der Respektlosigkeit gegenüber den Einsatzkräften die Rede ist, will ich zunächst einmal Dank und Respekt all denen aussprechen, die Jahr ein, Jahr aus und Tag für Tag bei Feuerwehr, Polizei und Rettungsdiensten für die Menschen in diesem Land da sind. Das muss, meine ich, am Anfang meiner Bemerkungen stehen. <text:s/>Es war leider nicht das erste Mal und wird vermutlich – leider – auch nicht das letzte Mal gewesen sein, dass Feierlaune umschlägt in Krawalle. Das kennen wir von Sportveranstaltungen. Das kennen wir natürlich auch von Silvesterfeiern. Das kennen wir hier in Berlin vor allem auch vom 1. Mai. Wir haben leider auch gesehen, dass in Lützerath Videos aufgenommen und verbreitet worden sind, die die Polizei in ein schlechtes Licht rücken sollen. <text:s/>Bei solchen Ereignissen kommen immer wieder die alten stereotypen Reflexe zum Vorschein: <text:s/>Silvesterböller. Da fordern einige wieder, fast reflexartig, ein allgemeines Böllerverbot. Das kommt eigentlich jedes Jahr, meistens, weil Lärm, Luftverschmutzung und Feinstaub die Menschen schädigen und belästigen. <text:s/>Diesmal ist es wegen der Ausschreitungen, bei denen Silvesterknaller als Werkzeuge zum Einsatz kamen. So wie die Begründung für die Forderung nach einem Böllerverbot austauschbar ist, sind leider auch Böller als Werkzeuge austauschbar. Wenn Sie Böller verbieten, dann kommen eben – leider – Steine und Stöcke zum Einsatz. <text:s/>Ich habe nie verstanden, warum man an so vielen Orten Deutschlands Kindern, Jugendlichen und Erwachsenen die Freude an einem Silvesterfeuerwerk nehmen will, weil manche leider Feuerwerkskörper zweckentfremden und sie als Waffe gegen andere Menschen einsetzen. Aber deswegen muss man nicht überall gleichermaßen alles verbieten, <text:s/>sondern man kann auch ganz lokal, hier in Berlin oder in anderen Städten, wo man solche Erfahrungen macht, Feuerwerkskörper verbieten. Warum macht man das in Berlin nicht? Das frage ich mich, meine Damen und Herren. <text:s/>Ein zweites Stereotyp, das jetzt wieder aufkommt, ist der Ruf nach Strafschärfungen, Strafrahmenverschiebungen, nach dem Füllen von gefühlten Strafbarkeitslücken, <text:s/>obwohl uns allen doch klar ist, dass die Abschreckungswirkung von solchen Strafschärfungen gegen null geht, dass der Präventionseffekt überhaupt nicht wirklich spürbar ist. <text:s/>Der Tatentschluss von jemandem, dessen Laune vielleicht wegen Alkoholgenuss überschlägt, hat doch nichts zu tun mit der Frage, mit welcher Strafandrohung eine Tat im Gesetzbuch versehen ist. Wichtig ist, dass unser Gesetz jetzt schon, wie es der Justizminister gesagt hat, eine Verurteilung möglich macht. Wir haben es also nicht mit Strafbarkeitslücken zu tun. Und auch die Strafrahmen stimmen. Wir müssen nur darauf achten, dass davon auch Gebrauch gemacht wird, meine Damen und Herren. <text:s/>Und das dritte Stereotyp, das die AfD nun wieder bedient, ist, dass Migration und Kriminalität sozusagen ein und dasselbe sei. <text:s/>Das ist das Geschäftsmodell der AfD. Diese furchtbare Vereinfachung ist schrecklich; denn es macht einen erheblichen Unterschied, ob man eine sachliche, kühle Ursachenanalyse betreibt und auch Probleme beim Namen nennt oder Vorurteile schürt. <text:s/>Genau das wollen wir nicht. Wir wollen keine Vorurteile schüren. Wir wollen eine sachliche Analyse betreiben, meine Damen und Herren. <text:s/>Auch ich bin ein Freund der Reduktion von Komplexität. <text:s/>Aber wenn man Komplexität zu weit reduziert, dann kommen eben auch unterkomplexe Antworten heraus, die einem bei der Suche nach einer Lösung nicht weiterhelfen. <text:s/>Damit ist einem nicht gedient. <text:s/>Hier in Berlin habe ich leider manchmal das Gefühl, dass soziale Brennpunkte nicht angegangen werden, <text:s/>dass die Unterstützung der Politik für die Polizei oft unzureichend ist, dass Stadtteile vernachlässigt werden, dass Schulen verwahrlosen, dass kein Quartiersmanagement betrieben wird, dass man auch beim Entstehen von Kleinkriminalität in bestimmten Vierteln nicht durchgreift. <text:s/>All das – Wohnungsbau, Städteplanung – braucht es doch, all das sind die eigentlichen Probleme, die wir angehen müssen. Es ist nicht Zeichen einer besonders progressiven und toleranten Politik, bei erkennbaren Problemen nicht rechtzeitig einzugreifen, meine Damen und Herren. <text:s/>Wissen Sie, ich lebe jetzt in der dritten Wahlperiode hier in Berlin. Das ist eine tolle, vitale, attraktive Stadt mit humorvollen, lebenslustigen, unkomplizierten Menschen. Ich finde nur manchmal, dass Berlin schlecht regiert wird. <text:s/>Aber wir wollen hier ja keinen Wahlkampf betreiben. Das müssen die Berliner bei der nächsten Wahl entscheiden. <text:s/>Meine Damen und Herren, man löst Probleme nicht mit einem Böllerverbot, mit Strafverschärfungen – <text:s/>Kommen Sie bitte zum Schluss. <text:s/>– oder mit dem Schüren von Vorurteilen. Man löst es durch die richtige Sozialpolitik, durch richtige Integrationspolitik und die richtige Sicherheitspolitik. <text:s/>Vielen Dank. <text:s/>Der nächste Redner ist Matthias Helferich.</text:p>
          </table:table-cell>
          <table:table-cell table:style-name="ce2" office:value-type="string" calcext:value-type="string">
            <text:p>Und das dritte Stereotyp, das die AfD nun wieder bedient, ist, dass Migration und Kriminalität sozusagen ein und dasselbe sei.</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733275175094604</text:p>
          </table:table-cell>
          <table:table-cell table:number-columns-repeated="1014"/>
        </table:table-row>
        <table:table-row table:style-name="ro1">
          <table:table-cell table:style-name="ce2" office:value-type="string" calcext:value-type="string">
            <text:p>158</text:p>
          </table:table-cell>
          <table:table-cell table:style-name="ce2" office:value-type="string" calcext:value-type="string">
            <text:p>15.03.2024</text:p>
          </table:table-cell>
          <table:table-cell table:style-name="ce2" office:value-type="string" calcext:value-type="string">
            <text:p>ID2015802800</text:p>
          </table:table-cell>
          <table:table-cell table:style-name="ce2" office:value-type="string" calcext:value-type="string">
            <text:p>Dr. Lars Castellucci (SPD)</text:p>
          </table:table-cell>
          <table:table-cell table:style-name="ce2" office:value-type="string" calcext:value-type="string">
            <text:p>Herzlichen Dank. – Frau Präsidentin! Liebe Kolleginnen und Kollegen! Meine sehr verehrten Damen und Herren! Fast zehn Jahre liegt dieser Satz zurück, der mutige Satz: „Wir schaffen das.“ Aber die Union ist bei einem kleinmütigen „Wir schaffen das nicht“ angekommen. Das Erbe von Angela Merkel ist über Bord gegangen, und – wie man das bei Ihnen erwarten kann – von Seenotrettung ist natürlich keine Rede. Ich finde, Deutschland hätte auch von seiner Opposition mehr Mut und mehr Zuversicht verdient. <text:s/>Sie haben in den Redebeiträgen, die heute von Ihnen kamen, erstaunlich wenig Zahlen gebracht. Wenn man den Kommunen helfen will – das müssen wir natürlich tun, und dafür sind die Verabredungen auch getroffen –, dann gibt es dafür sehr viele Stellschrauben. Aber entscheidend ist, dass die Zahlen der Geflüchteten sinken, und das tun sie. Im letzten Quartal sind die Zahlen gesunken. <text:s/>Wenn man sich nicht die Asylanträge anschaut, weil bekannt ist, dass die Asylanträge nachlaufen und im letzten Herbst gar nicht alle abgearbeitet werden konnten, sondern die Asylzugänge, also die Zahl derer, die an den Grenzen aufgegriffen worden sind, dann sind die Zahlen im letzten Quartal fast um ein Viertel zurückgegangen. Das ist ein Teil der Wahrheit, die man hier auch einmal aussprechen kann und die ich bei Ihnen vermisst habe. Das sind anscheinend Fakten, die Sie hier nicht so gerne vortragen. <text:s/>Die Bundesregierung handelt, und sie handelt wirksam. Grenzkontrollen wirken, <text:s/>Migrationsabkommen wirken, <text:s/>und die polizeiliche Zusammenarbeit für die Schlepperbekämpfung wirkt. Wir zeigen als Bundesregierung, dass die Probleme im Bereich der Migration lösbar sind, und zwar so, dass die Menschenwürde gewahrt bleibt und wir Kommunen und Ländern helfen. <text:s/>Der Bund muss seine Aufgaben machen. Aber auch die Länder müssen ihre Aufgaben machen; das ist heute Morgen schon erwähnt worden. Ich schaue nach Baden-Württemberg, ich schaue nach Bayern, zu den Vorrednern der Union. Die Bezahlkarte hätten Sie schon vor sehr langer Zeit einführen können. Warum warten Sie denn eigentlich darauf, dass es eine bundeseinheitliche Regelung gibt? Das sind doch Ihre Versäumnisse, die hier zur Sprache gebracht werden müssen. <text:s/>Herr Throm, in unserem Bundesland ist eine CDU-Ministerin zuständig. Sie schafft es nicht einmal, Standortentscheidungen zu fällen und zu sagen, wo Landeserstaufnahmestellen entstehen sollen. Die Kapazitäten reichen nicht, und es kommen Menschen in die Kommunen, bei denen noch nicht einmal eine Anhörung gemacht wurde. Das sind doch keine Zustände. Aber das ist Länderaufgabe. Sie sind am Zug. <text:s/>Sie sollten den Menschen im Land auch nicht vorgaukeln, dass es einfache Lösungen gibt. Die Drittstaaten sind angesprochen worden. <text:s/>Herr Dobrindt, der heute Morgen nicht da war, ist nach Ruanda gereist und hat dann festgestellt: Ruanda, da können jetzt einmal die Flüchtlinge hin. – Das ist genauso durchdacht wie seine Arbeit als Bundesverkehrsminister. Deswegen ist die Bahn heute auch so pünktlich, und deswegen hat das mit der Maut auch so hervorragend geklappt. <text:s/>Ich will Ihnen einmal die Unterschiede herausarbeiten. Sie wollen das Grundrecht auf Asyl abschaffen. Wir wollen mehr Länder auf der Welt dafür gewinnen, ein Grundrecht auf Asyl zu gewähren, Partnerschaften, um die Menschenrechte auszuweiten. <text:s/>Das ist der richtige Weg. <text:s/>Wenn Ruanda dabei ist, dann sind Sie herzlich eingeladen, mitzuwirken. Wenn wir dabei helfen können, machen wir das sehr gerne. Mehr Menschenrechtsschutz durch mehr Länder, die ein Asylrecht anbieten, das ist ein guter Weg. <text:s/>Sie wollen das Asylrecht aber nicht nur abschaffen, sondern durch Kontingente ersetzen – Rechte abschaffen, Almosen geben. <text:s/>Ich kann Ihnen für die Sozialdemokratie versichern: Seit 160 Jahren arbeiten wir für die Rechte von Menschen: für Menschenrechte, für Arbeitnehmerrechte, für Frauenrechte, für Kinderrechte. Diesen Weg werden wir konsequent weitergehen. Mit Almosen werden wir uns nicht zufriedengeben. <text:s/>Schließlich soll Afrika unsere Probleme lösen, also unsere Flüchtlinge aufnehmen, obwohl ohnehin schon 90 Prozent der Geflüchteten in den Ländern außerhalb Europas in prekären Verhältnissen leben müssen. Lesen Sie doch einmal, was Ihr Fraktionskollege Rouenhoff zur Afrika-Strategie aufgeschrieben hat! Das ist ein Papier Ihrer Fraktion, durchaus lesenswert. Und dann müssen Sie beides nebeneinanderlegen. Die Ignoranz, die bei Ihnen hier durchschlägt, was das Verhältnis zu unserem Nachbarkontinent angeht, ist nicht verträglich mit dem, was die Afrika-Politiker Ihrer Fraktion richtigerweise aufgeschrieben haben. Wir müssen auf diesem Kontinent neue Partnerschaften gewinnen. Wir können denen nicht einfach unsere Probleme vor die Tür karren. <text:s/>Ausweislich von Umfragen sagen die meisten Menschen, dass Asyl und Migration das größte Problem im Land sind. Meine sehr verehrten Damen und Herren, das ist es nicht. Das größte Problem ist die Frage, wie wir Freiheit und Sicherheit in diesem Land aufrechterhalten können. <text:s/>Die größte Aufgabe in diesem Land ist eine Strategie, wie wir unseren Wohlstand und unseren Industriestandort erhalten und gleichzeitig die natürlichen Lebensbedingungen sichern und den Klimawandel aufhalten. Es ist gefährlich, wenn man den Menschen vorgibt, sich Sorgen über Dinge zu machen, die gar nicht zu den Dingen gehören, über die man sich am meisten Sorgen machen sollte, weil wir so die Kraft für die wirklich großen Aufgaben verlieren. <text:s/>Wenn wir über den Wohlstand dieses Landes und den Industriestandort in der Zukunft reden, dann ist Migration eher ein Teil der Lösung als ein Teil des Problems. Ziehen Sie doch mal die Hunderttausenden, die seit 2015 gekommen sind und heute in Krankenhäusern, in Fabriken und in Verwaltungen arbeiten, ab! <text:s/>Wir brauchen mehr Menschen, weil bis 2060 ein Drittel der Beschäftigten in diesem Land wegfällt. Es ist unsere Aufgabe, eine Stimmung und eine Kultur in unserem Land aufrechtzuerhalten, die Offenheit gewährleistet. Der Bundeskanzler hat in dieser Woche zu Recht gesagt, wir sollten aufhören, bei diesem Thema immer nur rumzurühren, und uns an die Umsetzung machen, mit aller Konsequenz und auf allen Ebenen. <text:s/>Vielen Dank. <text:s/>Marcus Bühl für die AfD-Fraktion ist der nächste Redner.</text:p>
          </table:table-cell>
          <table:table-cell table:style-name="ce2" office:value-type="string" calcext:value-type="string">
            <text:p>Sie wollen das Asylrecht aber nicht nur abschaffen, sondern durch Kontingente ersetzen – Rechte abschaffen, Almosen geben. | Mehr Menschenrechtsschutz durch mehr Länder, die ein Asylrecht anbieten, das ist ein guter Weg. | Wenn man sich nicht die Asylanträge anschaut, weil bekannt ist, dass die Asylanträge nachlaufen und im letzten Herbst gar nicht alle abgearbeitet werden konnten, sondern die Asylzugänge, also die Zahl derer, die an den Grenzen aufgegriffen worden sind, dann sind die Zahlen im letzten Quartal fast um ein Viertel zurückgegangen. | Grenzkontrollen wirken, <text:s/>Migrationsabkommen wirken, <text:s/>und die polizeiliche Zusammenarbeit für die Schlepperbekämpfung wirkt. | Herr Dobrindt, der heute Morgen nicht da war, ist nach Ruanda gereist und hat dann festgestellt: Ruanda, da können jetzt einmal die Flüchtlinge hin. | Sie wollen das Grundrecht auf Asyl abschaffen. | Schließlich soll Afrika unsere Probleme lösen, also unsere Flüchtlinge aufnehmen, obwohl ohnehin schon 90 Prozent der Geflüchteten in den Ländern außerhalb Europas in prekären Verhältnissen leben müssen. | Wir wollen mehr Länder auf der Welt dafür gewinnen, ein Grundrecht auf Asyl zu gewähren, Partnerschaften, um die Menschenrechte auszuweiten. | Ausweislich von Umfragen sagen die meisten Menschen, dass Asyl und Migration das größte Problem im Land sind. | Wir zeigen als Bundesregierung, dass die Probleme im Bereich der Migration lösbar sind, und zwar so, dass die Menschenwürde gewahrt bleibt und wir Kommunen und Ländern helfen. | Wenn wir über den Wohlstand dieses Landes und den Industriestandort in der Zukunft reden, dann ist Migration eher ein Teil der Lösung als ein Teil des Problem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6353760957717896</text:p>
          </table:table-cell>
          <table:table-cell table:number-columns-repeated="1014"/>
        </table:table-row>
        <table:table-row table:style-name="ro1">
          <table:table-cell table:style-name="ce2" office:value-type="string" calcext:value-type="string">
            <text:p>145</text:p>
          </table:table-cell>
          <table:table-cell table:style-name="ce2" office:value-type="string" calcext:value-type="string">
            <text:p>15.12.2023</text:p>
          </table:table-cell>
          <table:table-cell table:style-name="ce2" office:value-type="string" calcext:value-type="string">
            <text:p>ID2014505800</text:p>
          </table:table-cell>
          <table:table-cell table:style-name="ce2" office:value-type="string" calcext:value-type="string">
            <text:p>Dr. Gottfried Curio (AfD)</text:p>
          </table:table-cell>
          <table:table-cell table:style-name="ce2" office:value-type="string" calcext:value-type="string">
            <text:p>Frau Präsidentin! Meine Damen und Herren! Dieser Tage verhandelt die EU über eine Neugestaltung des Gemeinsamen Europäischen Asylsystems. Prominent diskutiert werden Außengrenzverfahren für Migranten aus Herkunftsländern mit niedriger Anerkennungsquote – nicht die größte Gruppe, was die Maßnahme wenig effektiv macht – sowie eine „Solidaritätsmechanismus“ genannte Strafzahlung für Länder, die sich nicht an der Aufnahme illegaler Migranten beteiligen – die bekannte Brüsseler Unkultur der Anmaßung. Wir brauchen aber weder Auseinandersetzungen über Mikrostellschrauben noch die Übergriffigkeiten der EU. Was wir brauchen, ist ein Ende dieser ganzen künstlich forcierten Völkerwanderung, meine Damen und Herren. <text:s/>Im Dublin-III-System war der jeweilige Erstzutrittsstaat zuständig für die Asylanträge – eine Regelung, die die Union unter Merkel in einem handstreichartigen Rechtsbruch zerstörte mit der katastrophalen Folge offener Grenzen. Seitdem begeben sich Migranten gezielt nach Deutschland. Italien und Griechenland unterlassen die Registrierung gleich ganz, verweigern auch die Rücküberstellung. Und Deutschland trägt die Hauptlast dieses ganzen Wahnsinns mit sich ständig weiter verstärkender Tendenz durch zusätzlichen Familiennachzug zu den schon hier Gelandeten. Dabei ist der Krieg in Syrien bis auf Randgebiete seit Jahren beendet. Es braucht jetzt die Rückkehr von 1 Million Syrern und nicht deren Einbürgerung. <text:s/>Schluss mit der fortgesetzten Vorgaukelung einer Schutzbedürftigkeit – unbekümmert um die Folgen für unser zerstörtes Bildungssystem, das Desaster bei der inneren Sicherheit mit überproportionaler Zuwandererkriminalität bei Gewaltdelikten, unbekümmert um die jährlich 50 Milliarden Euro, die dadurch verschleudert werden, den kollabierenden Wohnungsmarkt und schon gar um die kulturelle Identität unserer Heimat! Wer es noch irgend gut meint mit Deutschland, muss diese künstlich forcierte Masseneinwanderung beenden, meine Damen und Herren. <text:s/>Die in Brüssel vorgesehenen Neuregelungen leisten aber nichts für die nötige Reduzierung des Zustroms. Deshalb fordern wir, die europäische Binnenmigration zu verhindern, Mehrfachasylanträge auszuschließen, einen auf den Ablauf der Frist folgenden Zuständigkeitsübergang auf Deutschland grundsätzlich zu beenden – allein im ersten Halbjahr 15 000 Fälle – und die Klarstellung, dass Asylbewerber aus Asien und Afrika ihr Schutzbedürfnis vorzugsweise in heimat- und kulturnahen Regionen erfüllt bekommen können, jedenfalls in sicheren Ländern auf ihrem Kontinent, die sie ja auf ihrem Weg ins weit entfernte Deutschland zahlreich durchqueren, <text:s/>weiterhin die zwingende Aufenthaltsbeendigung bei Wegfall etwaiger Fluchtgründe – Syrien – oder bei der Unsitte des „Heimaturlaubs“, was vorgebliche Fluchtnotwendigkeit entlarvt. Nur ein grundlegendes Umsteuern wird den leider gewollten Migrationssturm stoppen, und nur mit der AfD gibt es dafür eine parlamentarische Mehrheit, meine Damen und Herren. <text:s/>Für all das braucht es auch ein Ende der grundsätzlichen Fehlfokussierungen in der Migrationsdebatte. <text:s/>Erstens handelt es sich oft nicht um Flüchtende, nach Durchquerung von sicheren Drittstaaten schon gar nicht, oft nicht mal beim Verlassen des Herkunftslandes. Viele Migranten geben selbst ganz offen das Wohlstandsgefälle als Grund an. <text:s/>Zweitens das Märchen der guten Seenotretter. Die ausländischen Schleuser sind Dienstleister ihrer absichtsvoll handelnden Kunden, die für hiesige lebenslange Vollversorgung ein paar Tausender vorschießen. <text:s/>Die deutsche Schleuserflotte betreibt keine Seenotrettung. Das wäre Verbringung in den wenige Kilometer entfernten nächsten sicheren Hafen an der afrikanischen Küste statt ins Hunderte Kilometer entfernte Lampedusa. <text:s/>Schluss auch mit der Lebenslüge der „Herstellbarkeit von Integration“! <text:s/>Die Kodifizierung von Verhaltensnormen – etwa im Grundgesetz – ist immer nachträgliche Zusammenfassung von gewachsenen Realitäten. Die Idee, zu deren Befolgung jemanden aus einer anderen Kultur kurzfristig erfolgreich anleiten zu können, ist ein Kategorienfehler. Solche Kulturcodes werden langfristig durch unbewusste Übernahme vom Verhalten aus dem gesellschaftlichen Umfeld angenommen, mitnichten durch eine lediglich rationale Kenntnisnahme ihrer kodifizierten Form. Die Idee, Frauenverachtung, übersteigerte männliche Ehrbegriffe oder eine positive Konnotation ausgelebter Gewaltbereitschaft seien durch eine Grundgesetzüberreichung oder einen Integrationskurs zu korrigieren, ist von absurder Lebensferne, meine Damen und Herren. <text:s/>Und schon gar nicht darf es immer wieder nur darum gehen, wie man illegale Zuwanderermassen lediglich organisatorisch durchs System laufen lässt, sei es mit Schuldengeld oder zweckentfremdeten Turnhallen und Hotels. Nein, die Ströme selbst sind zu verhindern. Dafür braucht es die Beseitigung sämtlicher Anreize hierzulande, eine möglichst konzertierte Aktion in Europa. Immer mehr Staaten verstehen das. <text:s/>Nur Deutschland ist der Geisterfahrer, der alle anderen zu seinem Irrweg meint bekehren zu sollen. <text:s/>Deshalb braucht es ein entschiedenes Umsteuern, das wirklich die Interessen unserer Bürger vertritt. Ihr Asyl gefunden haben diese bedrohten Interessen bei der AfD. <text:s/>Ich danke Ihnen. <text:s/>Das Wort hat Hakan Demir für die SPD-Fraktion.</text:p>
          </table:table-cell>
          <table:table-cell table:style-name="ce2" office:value-type="string" calcext:value-type="string">
            <text:p>Ihr Asyl gefunden haben diese bedrohten Interessen bei der AfD. | Nur ein grundlegendes Umsteuern wird den leider gewollten Migrationssturm stoppen, und nur mit der AfD gibt es dafür eine parlamentarische Mehrheit, meine Damen und Herren. | Für all das braucht es auch ein Ende der grundsätzlichen Fehlfokussierungen in der Migrationsdebatte. | Deshalb fordern wir, die europäische Binnenmigration zu verhindern, Mehrfachasylanträge auszuschließen, einen auf den Ablauf der Frist folgenden Zuständigkeitsübergang auf Deutschland grundsätzlich zu beenden – allein im ersten Halbjahr 15 000 Fälle – und die Klarstellung, dass Asylbewerber aus Asien und Afrika ihr Schutzbedürfnis vorzugsweise in heimat- und kulturnahen Regionen erfüllt bekommen können, jedenfalls in sicheren Ländern auf ihrem Kontinent, die sie ja auf ihrem Weg ins weit entfernte Deutschland zahlreich durchqueren, <text:s/>weiterhin die zwingende Aufenthaltsbeendigung bei Wegfall etwaiger Fluchtgründe – Syrien – oder bei der Unsitte des „Heimaturlaubs“, was vorgebliche Fluchtnotwendigkeit entlarvt. | Dieser Tage verhandelt die EU über eine Neugestaltung des Gemeinsamen Europäischen Asylsystems. | Wer es noch irgend gut meint mit Deutschland, muss diese künstlich forcierte Masseneinwanderung beenden, meine Damen und Herren. | Im Dublin-III-System war der jeweilige Erstzutrittsstaat zuständig für die Asylanträge – eine Regelung, die die Union unter Merkel in einem handstreichartigen Rechtsbruch zerstörte mit der katastrophalen Folge offener Gren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583171248435974</text:p>
          </table:table-cell>
          <table:table-cell table:number-columns-repeated="1014"/>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6900</text:p>
          </table:table-cell>
          <table:table-cell table:style-name="ce2" office:value-type="string" calcext:value-type="string">
            <text:p>Lukas Benner (BÜNDNIS 90/DIE GRÜNEN)</text:p>
          </table:table-cell>
          <table:table-cell table:style-name="ce2" office:value-type="string" calcext:value-type="string">
            <text:p>Sehr geehrter Herr Präsident! Liebe Kolleginnen und Kollegen! Liebe Zuschauerinnen und Zuschauer! Vor rund zwei Wochen, am 29. Mai, haben wir in meinem Bundesland NRW und im ganzen Land an einen ganz besonders schrecklichen Tag in unserer Geschichte gedacht. Genau vor 30 Jahren, am 29. Mai 1993, wurden in Solingen durch einen rassistischen Brandanschlag auf das Haus der Familie Genç fünf Menschen umgebracht. Mevlüde Genç, die bei dem Anschlag fast ihre gesamte Familie verlor, setzte sich zeit ihres Lebens für Versöhnung ein. Für diesen angesichts der Umstände schier unglaublichen Einsatz wurde sie mit dem Bundesverdienstkreuz ausgezeichnet. <text:s/>Meine Damen und Herren, die grausamen, rassistischen Morde von Solingen stehen nicht für sich alleine: die Mobs von Hoyerswerda und Rostock-Lichtenhagen, die Mordserie des NSU, der Mord an Walter Lübcke, der Anschlag von Hanau mit neun Toten, die „Gruppe Freital“, die Reichsbürger. Die Liste an Beispielen rechter Gewalt lässt sich traurigerweise lange fortführen. Erst heute Morgen lief es in den Nachrichten: Die Zahl der Angriffe auf Flüchtlingsheime ist zu Jahresbeginn sprunghaft angestiegen. An der gesellschaftlichen Stimmung in diesem Land, die solche Taten begünstigt, haben Sie einen erheblichen Anteil. <text:s/>Das zeigt nur allzu deutlich: Der Rechtsextremismus ist und bleibt aktuell die größte Herausforderung für unsere Freiheit und unsere Demokratie. Entsprechend müssen wir uns ihm mit allen notwendigen Mitteln entgegenstellen. <text:s/>Der Mord an Walter Lübcke durch einen Neonazi und der rassistische Anschlag von Hanau waren auch die Anlässe für die Einführung des sogenannten RADAR-rechts, mit dem das BKA verstärkt gegen rechtsextreme Gefährder und Gewalttäter vorgeht. Dieses Instrument wollen Sie nun mit Ihrem Antrag auch auf Linksextremisten ausweiten. Aber es handelt sich hierbei ganz offensichtlich um eine Nebelkerze; die Behörden haben den Linksextremismus doch längst im Blick. <text:s/>Schauen wir einmal auf die Zahlen. In der jüngsten Kriminalstatistik ist die Zahl der sogenannten Politisch motivierten Kriminalität-links um mehr als 30 Prozent zurückgegangen. Über 23 000 rechtsextremen Taten stehen weniger als 7 000 linksextreme Taten gegenüber. Die Schlussfolgerung daraus ist doch, nicht den Linksextremismus zu vernachlässigen, sondern klar zu sagen: Der Rechtsextremismus ist die größte Bedrohung. Was die Frage eines etwaigen Terrorismus betrifft, die Sie hier in den Raum stellen, so hat die Bundesregierung ja erst vor wenigen Wochen auf eine Ihrer Anfragen geantwortet, dass konkrete Anhaltspunkte für aktuell bestehende linksterroristische Strukturen derzeit nicht vorliegen. <text:s/>Wir nehmen die Gefahr des Linksextremismus für unsere Demokratie so ernst, wie sie ist. Wir haben sie im Blick, und der Fall Lina E. zeigt doch deutlich, dass die Behörden sehr aufwendig ermitteln. Ich will das Urteil an dieser Stelle überhaupt nicht weiter kommentieren. Es steht uns als Parlamentariern und auch dem Bundesjustizministerium nicht gut zu Gesicht, aus der Ferne über einen komplexen Gerichtsprozess zu urteilen. <text:s/>So viel kann ich aber sagen: Das Gericht hat es sich mit rund 100 Verhandlungstagen sicher nicht leichtgemacht. Der Vorsitzende Richter, der hier auch schon häufiger zitiert wurde, hat in seiner mehrstündigen Urteilsverkündung noch mal darauf hingewiesen, dass der Rechtsextremismus die größte Gefahr für unsere Demokratie ist. Er hat auch darauf hingewiesen, dass Gewalt und Selbstjustiz in unserem Land durch nichts zu rechtfertigen sind. Dieser Einschätzung ist nichts weiter hinzuzufügen. <text:s/>Mein ganz ehrlicher Eindruck ist nun wirklich nicht, dass die deutschen Behörden die Ermittlungen gegen Linksextremismus vernachlässigen. Vielmehr ist es doch so: Die Behörden waren jahrelang auf dem rechten Auge blind. Der NSU ist hierfür das erschreckendste Beispiel, aber auch nicht das einzige. Es ist zu begrüßen, dass in den Sicherheitsbehörden vielerorts ein Umdenken eingesetzt hat und mutige Beamtinnen und Beamte Bescheid geben, wenn Kolleginnen und Kollegen rechtsextreme Tendenzen zeigen. <text:s/>Aber es gibt noch etwas zu tun. Deswegen ist es wichtig, dass wir als Ampel weiter in Präventionsprogramme investieren, dass wir extremistischen Tendenzen entgegentreten und dass wir das Disziplinarrecht verschärfen, um Verfassungsfeinden im öffentlichen Dienst etwas entgegenzusetzen. Angriffen auf unsere Demokratie werden wir uns immer wehrhaft entgegenstellen, egal von welcher Seite sie kommen. <text:s/>Vielen Dank. <text:s/>Vielen Dank, Herr Kollege Benner. – Nächster Redner ist der Kollege Philipp Hartewig, FDP-Fraktion.</text:p>
          </table:table-cell>
          <table:table-cell table:style-name="ce2" office:value-type="string" calcext:value-type="string">
            <text:p>Erst heute Morgen lief es in den Nachrichten: Die Zahl der Angriffe auf Flüchtlingsheime ist zu Jahresbeginn sprunghaft angestieg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9914292693138123</text:p>
          </table:table-cell>
          <table:table-cell table:number-columns-repeated="1014"/>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7800</text:p>
          </table:table-cell>
          <table:table-cell table:style-name="ce2" office:value-type="string" calcext:value-type="string">
            <text:p>Philipp Amthor (CDU/CSU)</text:p>
          </table:table-cell>
          <table:table-cell table:style-name="ce2" office:value-type="string" calcext:value-type="string">
            <text:p>Frau Präsidentin! Liebe Kolleginnen und Kollegen! Wer in Deutschland ein Kalifat einführen will, der hat in diesem Land nichts zu suchen. Wer in Deutschland ein Kalifat einführen will, der hat die volle Härte des Rechtsstaates verdient. <text:s/>Wer allerdings hier im Parlament eine Aktuelle Stunde aufsetzt in einer Problemlage, die real ist, mit irregulärer Migration, <text:s/>mit der Behauptung, es drohe tatsächlich die Errichtung eines Kalifats in Deutschland, der hat sich auch aus der seriösen Debatte verabschiedet, liebe Kolleginnen und Kollegen. Das gehört doch auch zur Wahrheit. <text:s/>Ich finde es ja gut, wenn Sie sagen: Wir müssen mehr für den Schutz der Jüdinnen und Juden in Deutschland tun. – Das ist richtig. Das ist aber unglaubwürdig von einer Partei, die den billigen Applaus hinnimmt von den wildesten Verschwörungstheoretikern, die der jüdischen Weltrevolution das Wort reden. Schaffen Sie dort Klarheit! Kehren Sie vor Ihrer eigenen Tür! Dann wird das auch glaubwürdig, was Sie hier vortragen. <text:s/>Aber ich muss in dieser Debatte auch sagen: Es ist auch die Verantwortung der Bundesregierung und der Ampel, dass der AfD und anderen so viel Raum gegeben wird, dieses Thema so aufzubringen; denn Sie sind es, die Klarheit und Selbstkritik im Umgang mit diesen islamistischen Aufmärschen vermissen lassen. Eines ist klar: Ja, das hat auch mit der schlimmen Situation im Nahen Osten zu tun. Aber es ist doch vor allem unerträglich für alle Jüdinnen und Juden in unserem Land, was wir hier teilweise an Relativierungen für diese Aufmärsche erleben. Ich sage: Das hat nichts mehr mit einer Solidaritätsaktion für Palästina zu tun. Das ist eine Machtdemonstration gegen den deutschen Staat. Das ist auch Ausdruck gescheiterter linker Integrationspolitik, liebe Kolleginnen und Kollegen. <text:s/>Das müssen wir in dieser Klarheit benennen. <text:s/>Es ist doch absurd, dass Menschen, die aus Syrien, aus Afghanistan, aus dem Irak zu uns geflohen sind vor dem Terror des IS, vor den Taliban, vor Al-Qaida, jetzt diejenigen sind, die es zulassen und es teilweise mit unterstützen, dass diese Symbole, die Ideen des Kalifats in Deutschland publik gemacht werden. Oder noch schlimmer: Es sind Menschen, die in Deutschland aufgewachsen sind, radikalisiert in einem Klima von religiösem Hass. Für uns ist klar: Das können wir uns als Staat nicht bieten lassen, liebe Kolleginnen und Kollegen. <text:s/>Ich sage auch: Es ist das Resultat einer linken Integrationspolitik, die sich viel zu lange darin erschöpft hat, Tagträumereien von bunten Straßenfesten und Multikulti zu feiern, aber über die Schattenseiten von gescheiterter Integration zu schweigen. <text:s/>Hier ist kein Platz für Relativierungen. Das muss in dieser Klarheit hier im Parlament genannt werden. <text:s/>Wenn ich sage: „Hier ist kein Raum für Relativierungen“, dann will ich auch ansprechen, Frau Kollegin Kaddor von den Grünen, dass ich es mehr als befremdlich finde, wenn Sie in einer deutschen Talkshow mit Blick auf diese Aufmärsche, die dort vorkommen, davon reden, es gehe um „migrantische Wutbürger“, die „endlich ein Ventil“ gefunden hätten. <text:s/>Liebe Kolleginnen und Kollegen, in aller Klarheit: Wir lassen uns als Mehrheitsgesellschaft nicht die Verantwortung für die gescheiterte Integration Einzelner überhelfen. <text:s/>Es muss Schluss sein mit dieser Relativierung. <text:s/>Jetzt eine Fachtagung der Islam Konferenz zu veranstalten, Frau Innenministerin, mit dem Thema der Muslimfeindlichkeit, das ist doch aus der Zeit gefallen. <text:s/>Sie haben im Programm noch ein bisschen Antisemitismusbekämpfung dazugeschrieben. Es reicht in diesen Tagen nicht, die Antisemitismusbekämpfung dazuzuschreiben, sondern es muss klar sein: Das, was an Relativierung mit Blick auf Extremismus aus dem politischen Islam an den Tag gelegt wurde, das war Verklärung. Hier braucht es eine echte Wende, und die muss auch aus diesem Parlament klar gesendet werden, liebe Kolleginnen und Kollegen. <text:s/>Das Schlimmste ist: Das, was Sie veranstalten, indem Sie nicht genug Kritik an den Tag legen, indem Sie nicht zur Kehrtwende bereit sind, das ist eine Last, die im Moment vor allem von den vielen liberalen Muslimen in unserem Land zu tragen ist. <text:s/>Die verdienen, dass man Klarheit schafft gegen religiösen Extremismus; aber dazu sind Sie noch nicht in der Lage. Dafür braucht es die Klarheit der Union. Wir werden Sie mit Ihren Ankündigungen beim Wort nehmen.</text:p>
          </table:table-cell>
          <table:table-cell table:style-name="ce2" office:value-type="string" calcext:value-type="string">
            <text:p>Wer allerdings hier im Parlament eine Aktuelle Stunde aufsetzt in einer Problemlage, die real ist, mit irregulärer Migration, <text:s/>mit der Behauptung, es drohe tatsächlich die Errichtung eines Kalifats in Deutschland, der hat sich auch aus der seriösen Debatte verabschiedet, liebe Kolleginnen und Kolle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9207109212875366</text:p>
          </table:table-cell>
          <table:table-cell table:number-columns-repeated="1014"/>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04100</text:p>
          </table:table-cell>
          <table:table-cell table:style-name="ce2" office:value-type="string" calcext:value-type="string">
            <text:p>Dr. Gottfried Curio (AfD)</text:p>
          </table:table-cell>
          <table:table-cell table:style-name="ce2" office:value-type="string" calcext:value-type="string">
            <text:p>Sehr geehrte Präsidentin! Meine Damen und Herren! Die vielen Pseudoflüchtlinge von 2015 – Männer ohne ihre Familien, ohne Pässe, ohne Dank, ohne Rückkehrwillen –, sie waren das, was sie waren. <text:s/>Jetzt lernt Deutschland wahre Flüchtlinge kennen: Frauen und Kinder, mit Pässen, dankbar, rückkehrwillig. <text:s/>So unterscheidet sich diese Flucht von der Migrationswelle 2015 in allem fundamental, nur in einem nicht: Wieder weigern sich die politisch Zuständigen, die Lage zu kontrollieren und zu erfassen. Die allseitige Unterstützung der ukrainischen Flüchtlinge ist ja fraglos. Effektive Hilfe funktioniert aber nur, wenn die Helfer die Kontrolle haben über das, was sie tun. <text:s/>Deutsche Sicherheitsbehörden warnen, Schleuser würden die erleichterten Einreisebedingungen aktiv bewerben, gefälschte ukrainische Pässe in Umlauf bringen. Deutschland stehe damit auch für terroristische Gruppierungen offen. Die Innenministerin aber nimmt trotz dieser Warnungen Sicherheitsrisiken für Deutschland sehenden Auges in Kauf. Das kann nicht sein, meine Damen und Herren! <text:s/>Was es jetzt braucht, ist lückenlose Registrierung, Prüfung der Personaldokumente, Erfassung der Identität, Verhinderung von Trittbrettfahrern, die sich als Ukrainer ausgeben oder im Strom der Flüchtlinge mit einreisen, um hier Asyl zu beantragen. <text:s/>Die Ukraine ist kein Land afrikanischer Austauschstudenten. Nur eine vollständige Registrierung macht eine gute Organisation der Versorgung und eine belastungsgerechte Verteilung möglich. <text:s/>Aber die Innenministerin verweigert die Registrierung ausdrücklich. So werden im Schatten einer echten Flüchtlingskrise Unberechtigte hierhergelockt – <text:s/>ideal, um die Statistiken über illegale Migranten zu bereinigen, indem man sie im breiten Strom einer echten humanitären Zuwanderung, die unregistriert läuft, untertauchen lässt. <text:s/>Meine Damen und Herren, 2015 war kein Kontrollverlust – es war eine bewusste Kontrollverweigerung. Und jetzt droht sie sich zu wiederholen. Haben Sie denn nichts gelernt? <text:s/>Übrigens, so wie die illegale Migration in den Ukraineflüchtlingen versteckt werden soll, so soll jetzt das gesamte Missmanagement dieser Regierung als Kriegsfolge vertuscht werden. So sollen die schon im Februar, vor Kriegsbeginn, explodierten Energiepreise und die Inflation auf „kriegsverursacht“ umgedeutet werden. Dabei stecken da vor allem drin: uferloses Drucken von EZB-Geld für EU-Schuldenstaaten, CO2-Besteuerung. Was tatsächlich hinzukam, waren die hausgemachten Sanktionen, die uns selbst erheblich schaden. Das ist diese Regierung: Sich gesinnungsethisch in die Brust werfen! Aber Schaden vom deutschen Volk abwenden? Fehlanzeige, meine Damen und Herren! <text:s/>Was ist noch notwendig? Nichtukrainer, die jetzt mit ankommen, müssen, wie es die Massenzustromrichtlinie vorsieht, in ihr Heimatland zurück. Das alte Hunderttausender-Heer – die es sich nach wie vor auf Steuerzahlerkosten in Deutschland wohlergehen lassen –, die 300 000 vollziehbar ausreisepflichtigen Ausländer sind endlich zurückzuführen! <text:s/>Das setzt erhebliche Ressourcen frei: bei Unterbringung, im Bildungswesen, bei der Staatsfinanzierung. <text:s/>Und bitte: Rückführen, rückführen, rückführen; nationale Kraftanstrengung – nie umgesetzt. Reine Propagandaparolen werden diesmal nicht reichen. Spätestens jetzt muss doch Schluss sein mit noch zusätzlichen globalistischen Umsiedlungs- und Resettlement-Programmen, meine Damen und Herren! <text:s/>Wichtig: Die Flüchtlinge selbst wollen nach Ende der Kämpfe zurück. Die Ukraine braucht nicht den Zynismus von Arbeitsminister Heil, der den hiesigen Fachkräftemangel durch Ukrainer decken will. Sie werden sehr bald in ihrer Heimat gebraucht! Die Ukraine wünscht deshalb Unterricht nach ukrainischen Lehrplänen, aber keine schulische Integration nach Deutschland. Der Unterricht in der Ukraine sei intensiver, mit höheren Anforderungen in kürzerer Zeit. Außerdem könne, heißt es vonseiten der Ukraine, in Integrationsklassen die eigene nationale Identität Schaden nehmen. <text:s/>Liebe Altparteien-Politiker, wertvolle Hinweise: Man legt dort Wert auf Unterricht mit Niveau statt Absenkung zur Verschleierung <text:s/>der Probleme durch sprachfremde Schüler. Und für alle, die jetzt gelb-blaue Fahnen schwenken, aber bestimmt nie die deutschen Farben: Man legt dort Wert auf nationale Identität und ihre Wahrung. <text:s/>Ich danke Ihnen. <text:s/>Die nächste Rednerin in der Debatte ist Bundesministerin Anne Spiegel.</text:p>
          </table:table-cell>
          <table:table-cell table:style-name="ce2" office:value-type="string" calcext:value-type="string">
            <text:p>Wichtig: Die Flüchtlinge selbst wollen nach Ende der Kämpfe zurück. | Übrigens, so wie die illegale Migration in den Ukraineflüchtlingen versteckt werden soll, so soll jetzt das gesamte Missmanagement dieser Regierung als Kriegsfolge vertuscht werden. | Jetzt lernt Deutschland wahre Flüchtlinge kennen: Frauen und Kinder, mit Pässen, dankbar, rückkehrwillig. | So unterscheidet sich diese Flucht von der Migrationswelle 2015 in allem fundamental, nur in einem nicht: Wieder weigern sich die politisch Zuständigen, die Lage zu kontrollieren und zu erfassen. | Die allseitige Unterstützung der ukrainischen Flüchtlinge ist ja fraglos. | Was es jetzt braucht, ist lückenlose Registrierung, Prüfung der Personaldokumente, Erfassung der Identität, Verhinderung von Trittbrettfahrern, die sich als Ukrainer ausgeben oder im Strom der Flüchtlinge mit einreisen, um hier Asyl zu beantragen. | So werden im Schatten einer echten Flüchtlingskrise Unberechtigte hierhergelockt – <text:s/>ideal, um die Statistiken über illegale Migranten zu bereinigen, indem man sie im breiten Strom einer echten humanitären Zuwanderung, die unregistriert läuft, untertauchen lässt. | Die vielen Pseudoflüchtlinge von 2015 – Männer ohne ihre Familien, ohne Pässe, ohne Dank, ohne Rückkehrwillen –, sie waren das, was sie wa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41661202907562</text:p>
          </table:table-cell>
          <table:table-cell table:number-columns-repeated="1014"/>
        </table:table-row>
        <table:table-row table:style-name="ro1">
          <table:table-cell table:style-name="ce2" office:value-type="string" calcext:value-type="string">
            <text:p>10</text:p>
          </table:table-cell>
          <table:table-cell table:style-name="ce2" office:value-type="string" calcext:value-type="string">
            <text:p>12.01.2022</text:p>
          </table:table-cell>
          <table:table-cell table:style-name="ce2" office:value-type="string" calcext:value-type="string">
            <text:p>ID201007700</text:p>
          </table:table-cell>
          <table:table-cell table:style-name="ce2" office:value-type="string" calcext:value-type="string">
            <text:p>Matthias Helferich (fraktionslos)</text:p>
          </table:table-cell>
          <table:table-cell table:style-name="ce2" office:value-type="string" calcext:value-type="string">
            <text:p>Frau Präsidentin! Frau Bundesinnenministerin! Meine Damen und Herren! „Die Menschen in dieser Republik haben zu Recht den Anspruch, dass wir für ihre innere Sicherheit sorgen“, erklärten Sie, Frau Bundesinnenministerin, jüngst in einem Interview. <text:s/>Wenn die Bürger unseres Landes diesen Anspruch auf Sicherheit haben, frage ich mich, warum Sie ihnen diesen Anspruch verwehren. Warum konnte der 23‑jährige afghanische Drogendealer Zubyr S. in meinem Wahlkreis, der Dortmunder Nordstadt, wo übrigens die armen Menschen leben, zunächst eine 11‑Jährige und sodann, aus der Untersuchungshaft entlassen, eine 13‑Jährige brutal vergewaltigen? Haben diese Mädchen keinen Anspruch auf innere Sicherheit in unserem Land? Folgt man Ihrem Abstimmungsverhalten im Hessischen Landtag, wird dieser afghanische Kinderschänder in Deutschland verbleiben dürfen. Sie stimmten ja bereits für einen Abschiebestopp für Afghanistan. <text:s/>Was können zum Beispiel die Bürger des Dortmunder Stadtteils Scharnhorst – auch dort leben arme Menschen –, die in der Halloween-Nacht von 200 Jugendlichen terrorisiert wurden, von Ihnen erwarten? Die jungen Iraker, Syrer, Libanesen und – sie dürfen ja nicht fehlen – Afghanen randalierten, zerstörten Geschäfte und beschossen die Polizei mit Pyrotechnik. Haben die Menschen in Scharnhorst keinen Anspruch auf innere Sicherheit? <text:s/>Die Flutopfer in NRW – übrigens auch arme Menschen – wurden nicht nur durch das Wasser geschädigt; nein, sie wurden auch Opfer von Plündereien. Es gab mehr als 140 Tatverdächtige, fast 90 Prozent davon Ausländer oder Personen mit Migrationshintergrund aus 24 Ländern, unter ihnen Rumänen, Türken, Syrer, Iraker, Kongolesen, Libanesen und natürlich Afghanen. Haben die Flutopfer in Nordrhein-Westfalen keinen Anspruch auf innere Sicherheit? <text:s/>Nein, Sie werden laut Ihrer Agenda nichts für diese Menschen tun; denn Sie haben bereits erklärt, dass der Rechtsextremismus die größte Gefahr für unsere Gesellschaft sei. Und Rechtsextremist ist inzwischen jeder, der „Volk“ sagt oder spazieren geht. <text:s/>Was auf uns zukommt, ist klar: Der Verfassungsschutz wird weiter instrumentalisiert, die demokratische Opposition drangsaliert, und friedliche Spaziergänger werden kriminalisiert. <text:s/>Kommen Sie bitte zum Schluss. <text:s/>Doch den Bürgern unseres Landes, mit und ohne Migrationshintergrund, sei versichert: Wir werden darauf achtgeben, dass Ihrem Anspruch auf innere Sicherheit in diesem Land entsprochen wird. <text:s/>Vielen Dank. <text:s/>Das Wort hat der Kollege Sebastian Hartmann für die SPD-Fraktion.</text:p>
          </table:table-cell>
          <table:table-cell table:style-name="ce2" office:value-type="string" calcext:value-type="string">
            <text:p>Es gab mehr als 140 Tatverdächtige, fast 90 Prozent davon Ausländer oder Personen mit Migrationshintergrund aus 24 Ländern, unter ihnen Rumänen, Türken, Syrer, Iraker, Kongolesen, Libanesen und natürlich Afghanen. | Doch den Bürgern unseres Landes, mit und ohne Migrationshintergrund, sei versichert: Wir werden darauf achtgeben, dass Ihrem Anspruch auf innere Sicherheit in diesem Land entsprochen wir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883813619613647</text:p>
          </table:table-cell>
          <table:table-cell table:number-columns-repeated="1014"/>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0200</text:p>
          </table:table-cell>
          <table:table-cell table:style-name="ce2" office:value-type="string" calcext:value-type="string">
            <text:p>Olaf Scholz, Bundeskanzler</text:p>
          </table:table-cell>
          <table:table-cell table:style-name="ce2" office:value-type="string" calcext:value-type="string">
            <text:p>Frau Präsidentin! Meine verehrten Damen und Herren! Liebe Kolleginnen und Kollegen! Ich will ein paar Worte sagen zu den Wahlen, die in Sachsen und Thüringen stattgefunden haben – denn ich finde, das gehört hierher, und es muss auch klar gesagt werden –: Die Wahlergebnisse für die AfD, <text:s/>die Wahlergebnisse für rechtspopulistische Parteien sind bedrückend, und wir werden uns in Deutschland niemals daran gewöhnen. <text:s/>Die AfD ist schlecht für unser Land. <text:s/>Die AfD wird dafür sorgen, dass unser Land absteigt, wenn sie ihre Politik umsetzen kann. Die AfD hat ein Menschenbild von gestern, ein Frauenbild von gestern. <text:s/>Und wir werden alles dafür tun, dass diese politische Formation wieder an Bedeutung in Deutschland verliert. <text:s/>Sie sind mit der Vergangenheit verheiratet, <text:s/>und zwar einer Vergangenheit, die Sie stilisieren, die es gar nicht gegeben hat. Sie versuchen, unser Land um die Zukunft zu bringen. <text:s/>Deshalb ist das die große Auseinandersetzung hier in Deutschland und in vielen Ländern in Europa – übrigens auch in den USA –: die Auseinandersetzung über die Frage, ob wir in unseren Ländern daran glauben, dass wir eine bessere Zukunft haben, <text:s/>und eine Politik machen, um sie zu erreichen, oder ob wir glauben, dass wir nur an der Vergangenheit orientiert sein sollen, und unser Land deshalb verfeinden und mit Ressentiments in den Untergang führen. <text:s/>Das werden wir verhindern. Nicht motzen, sondern handeln und anpacken: Das ist die Devise. <text:s/>Unser Land steht vor großen Herausforderungen, <text:s/>und ich finde, wir müssen, sollen und werden in dieser Debatte über diese großen Herausforderungen sprechen – große Herausforderungen, mit denen wir konfrontiert sind und die wir bewältigen müssen. <text:s/>Eine der großen Fragen für die Zukunft unseres Landes ist „Zuwanderung und Migration“. <text:s/>Ich fange jetzt mit dem an, was zur Geschichte unseres Landes dazugehört, zu der Erfahrung der letzten Jahre und Jahrzehnte und zu dem, was für die Zukunft wichtig ist. Dass wir in den letzten 20 Jahren wirtschaftliches Wachstum hatten, dass wir in den letzten Jahren es hinbekommen haben, dass unser Land wirtschaftlich erfolgreich gewesen ist, <text:s/>das hatte und das hat damit zu tun, dass viele Frauen und Männer aus anderen Ländern Europas und aus anderen Ländern der Welt mit angepackt haben, ihr Talent hier eingebracht haben und dafür gesorgt haben, dass diese Wirtschaft nach vorne kommt. <text:s/>Weil ja über Zukunftsbedingungen diskutiert wird, will ich das ganz klar sagen: Es gibt viele Länder um uns herum – Rechnungen dieser Art liegen auch für uns vor –, die sagen, dass es ein großes wirtschaftliches Problem geben wird. <text:s/>Das resultiert daraus, dass die Erwerbsbevölkerung sich reduziert. Für einige Länder wird in wenigen Jahrzehnten die Halbierung der Anzahl derjenigen, die dort berufstätig sind, vorhergesagt. Und es gibt ein Land in Europa, das – genau wie manche englischsprachigen Länder – die Chance hat, dafür Sorge zu tragen, dass wir nicht wirtschaftlich absteigen, <text:s/>weil wir so viele finden, die mit anpacken wollen. Deshalb ist es richtig, genau das möglich zu machen, <text:s/>und zwar mit dem Arbeitskräfte-Zuwanderungsgesetz, das wir auf den Weg gebracht haben, und auch mit dem Staatsangehörigkeitsgesetz, das wir neu geregelt haben. <text:s/>Wir drehen die Sache nämlich um – so wie die USA, wie Kanada, Australien und andere Länder, die daraus Wachstumspotenziale schöpfen – und sagen: Wir wollen, dass man hier anpackt, dass man die deutsche Sprache lernt, dass man sich an die Gesetze hält, seinen Lebensunterhalt verdient, aber dann auch mitbestimmt. Das ist dort der Fall, und das ist auch in diesem Land jetzt möglich mit den Gesetzen, die wir nach vorne gebracht haben. <text:s/>Alles andere würde dazu führen, dass wir wirtschaftlich Schwierigkeiten bekommen. Es gibt kein Land der Welt mit schrumpfender Erwerbsbevölkerung, das wirtschaftliches Wachstum hat. Das ist die Wahrheit, mit der wir konfrontiert sind. <text:s/>Gleichzeitig gehört dazu, dass wir ein Land sind – <text:s/>gerade aufgrund der Erfahrungen, die wir durch unsere Geschichte mit uns herumtragen, der Tragödie des Faschismus und des Nationalsozialismus –, <text:s/>das denjenigen, die politisch verfolgt werden, die um ihr Leben laufen, <text:s/>die ihr Leben retten müssen, Schutz bietet. Das steht in unserem Grundgesetz, und das stellen wir nicht zur Debatte. <text:s/>Weltoffenheit ist also notwendig. Aber Weltoffenheit bedeutet nicht, dass jeder kommen kann, <text:s/>der das möchte. <text:s/>Wir müssen uns aussuchen können, wer nach Deutschland kommt; das sage ich hier ganz ausdrücklich. Und deshalb gehört auch dazu, dass wir das Management der irregulären Migration hinkriegen, <text:s/>dass wir die Zahl derjenigen, die irregulär nach Deutschland kommen, reduzieren <text:s/>und dass wir diejenigen, die nicht bleiben können, auch wieder zurückführen. <text:s/>Deshalb hat meine Regierung die Untätigkeit konservativer Innenminister von CDU/CSU beendet. <text:s/>Sie hat das Große-Sprüche-Klopfen beendet. Sie hat dafür gesorgt, dass endlich gehandelt und getan wird – ganz anders als in vielen Jahrzehnten christdemokratischer Innenminister, die es nicht gepackt haben. <text:s/>Sie können es nicht. Das ist die Wahrheit, mit der wir konfrontiert sind. <text:s/>Sie sind der Typ von Politiker, der glaubt, mit einem Interview in der „Bild am Sonntag“ hätte er schon die Migrationsfrage gelöst. <text:s/>So ist es nicht in der Wirklichkeit, zumal wenn man zu der Gruppe von Politikern gehört, die, kaum dass sie die Redaktionsräume verlassen haben, vergessen haben, was sie gerade vorgeschlagen haben, <text:s/>weil sie niemals vorhatten, sich darum zu kümmern. Das ist falsche Politik. <text:s/>Darum haben wir auch in dieser Frage, dem Umgang mit irregulärer Migration in Deutschland, die größte Wende zustande gebracht. Diese Regierung! <text:s/>Wir haben uns in einem mühseligen Prozess, als die Zahlen wieder größer wurden, hingesetzt und es uns nicht einfach gemacht mit irgendwelchen Vorschlägen. Wir haben sorgfältige Vereinbarungen getroffen, <text:s/>und wir haben weitreichende Vereinbarungen getroffen, <text:s/>zum Beispiel, dass der Gewahrsam verlängert wird für diejenigen, die sich ihrer Abschiebung immer irgendwie entziehen, zum Beispiel, dass man sich umgucken kann in einer Flüchtlingseinrichtung, wenn jemand nicht an dem Platz ist, wo er sein sollte – <text:s/>ein jahrelanges Problem, das wir gelöst haben –, <text:s/>zum Beispiel, indem nicht mit Einsprüchen, Widersprüchen, Klagen und neuen Anträgen die Rückführung verhindert werden kann. Alles das haben wir gemacht. <text:s/>Sogar die Leistungen nach dem Asylbewerberleistungsgesetz werden jetzt weiter nur reduziert gewährt. Auch das gehört zu den Dingen, die wir getan haben. <text:s/>Anders als Sie haben wir sogar die Zahl der sicheren Herkunftsländer ausgeweitet. <text:s/>Sprüche klopfen, nix hingekriegt: Sie sind es, die nichts schaffen! <text:s/>Und ich sage dazu: <text:s/>Wir haben dafür Sorge getragen, dass das jetzt auch passiert. Die Zahl derjenigen, die zu uns kommen, ist zurückgegangen, weil wir zum Beispiel Grenzkontrollen eingeführt haben <text:s/>und jetzt, zu Beginn dieser Woche, auch entschieden haben, dass wir das an allen Grenzen in Deutschland so lange machen, wie das möglich ist. Wir haben damit Erfolg gehabt, <text:s/>und wir werden dieses erfolgreiche Vorgehen auch fortsetzen, meine Damen und Herren. <text:s/>Wir tun das übrigens auch, obwohl es schwierig wird mit unseren Nachbarn. <text:s/>Einige von Ihnen sind ja jetzt ganz verwundert, dass die Nachbarländer auch noch da sind, dass sie sagen: Oh, das finden wir gar nicht toll. <text:s/>Ich finde, da müssen wir durch. Es ist jetzt notwendig, dass wir diesen Streit auch aushalten; das gehört dazu. <text:s/>Übrigens – auch weil ja so viele Frauen und Männer mit großer Hybris da drüben sitzen – sage ich ausdrücklich: Die Macht der Bundesrepublik Deutschland endet an der Grenze der Bundesrepublik Deutschland. – Falls Sie davon noch nicht gehört haben! <text:s/>Übrigens – auch das will ich sagen – haben wir gesagt – auch ich hier in diesem Deutschen Bundestag –: <text:s/>Wir werden auch wieder Abschiebungen von Straftätern nach Afghanistan <text:s/>und nach Syrien durchführen. Und wir haben es getan. <text:s/>Das war schwierig. Ununterbrochen wurden wir gefragt: Wie geht das denn, und klappt das noch? Das haben Sie doch nur so gesagt! <text:s/>Wir haben das gemacht, was man tut, wenn man verantwortlich handelt, <text:s/>nämlich sorgfältig gearbeitet. Und tatsächlich: <text:s/>Wir haben jetzt einen solchen Abschiebeflug nach Afghanistan organisiert. <text:s/>Und ich sage Ihnen: Wir werden weitere haben und das auch fortsetzen. <text:s/>Meine Damen und Herren, wir werden morgen ein Sicherheitspaket im Deutschen Bundestag beraten, <text:s/>das wir auf den Weg gebracht haben und das auch notwendig ist: <text:s/>mit stärkeren Gesetzen, was den Umgang mit Waffen betrifft, <text:s/>mit Verschärfungen des Waffenrechts, mit besseren Möglichkeiten, den islamistischen Extremismus zu bekämpfen, <text:s/>und ausdrücklich auch mit mehr Möglichkeiten, <text:s/>präzise zu handeln, wenn es um irreguläre Migration geht. <text:s/>Ich will an dieser Stelle klar sagen: <text:s/>Wer aus Italien, <text:s/>wer aus Portugal, wer aus Griechenland, wer aus Finnland nach Deutschland kommt und sagt: <text:s/>„Ich will jetzt hierbleiben“, der kann keinen Antrag stellen <text:s/>und sagen: Ich möchte hier meinen Lebensunterhalt finanziert bekommen. Das ist mit der Freizügigkeit nicht verbunden. Gut so! <text:s/>Denn es sind 400 Millionen Einwohner in der Europäischen Union. Wenn da jeder sagen könnte: „Ich komme mal vorbei und hätte hier gerne Leistungen“, würde das nicht funktionieren. <text:s/>Und tatsächlich machen wir jetzt doch das Gleiche mit den bestehenden Gesetzen, indem wir dafür sorgen, dass sie umgesetzt werden, und mit den neuen Gesetzen, die wir jetzt auf den Weg bringen, und sagen: Wenn dein Verfahren in einem anderen Land Europas durchgeführt worden ist oder durchgeführt wird, dann musst du da die Leistungen kriegen und nicht bei uns. – Eine Selbstverständlichkeit, <text:s/>die für 400 Millionen Inländer der Europäischen Union gilt und die auch für diejenigen gilt, die ihre Verfahren anderswo betreiben müssen! Das haben wir entschieden. <text:s/>Und nun kommt noch das Gemeinsame Europäische Asylsystem. <text:s/>Das klingt so abstrakt. Ehrlicherweise haben, glaube ich, ganz viele hier in Deutschland gedacht: Das ist eine Sache, die passiert irgendwo an den Außengrenzen der Europäischen Union. – Schwer geirrt! Das bedeutet auch sehr weitreichende gesetzliche Änderungen bei uns, zum Beispiel mit den Handlungsoptionen des Flughafenverfahrens, also schnellere und zügigere Verfahren für diejenigen, deren Verfahren keine Chance auf Erfolg haben. Das werden wir jetzt ganz schnell umsetzen, und wir warten nicht bis zum letzten Moment. Diese Gesetze sind fast fertig geschrieben. Sie werden bald den Deutschen Bundestag erreichen, und sie werden dieses Jahr noch beschlossen werden. Wir werden alle Möglichkeiten nutzen, <text:s/>um diese Aufgabe zu bewältigen. <text:s/>Tja, Herr Merz, dann haben Sie angeboten, dass wir gemeinsame Sache machen. <text:s/>– Doch, doch. <text:s/>Sie haben sogar angeboten, ich solle meine Koalition sprengen, das wäre auch eine super Sache. <text:s/>Habe ich nicht gemacht. Aber ich sage Ihnen ausdrücklich: Es war gut, dass Sie dieses Angebot gemacht haben; denn die Bürgerinnen und Bürger dieses Landes wollen hier nicht irgendwelche Theateraufführungen erleben. <text:s/>Sie wollen, dass wir ernsthaft und seriös Politik machen. <text:s/>Seriös – ich buchstabiere Ihnen gern, wie das Wort geschrieben wird –: <text:s/>Das ist wirklich die Art und Weise, wie Politik gemacht werden muss. <text:s/>Die Bürgerinnen und Bürger wollen nicht, dass jetzt das passiert, was eine Zeitung „Schlammschlacht“ genannt hat, wo alle vortragen, warum sie gut und die anderen schlecht sind. <text:s/>Das ist auch aus meiner Sicht nicht die richtige Herangehensweise in dieser Frage. <text:s/>Deshalb sage ich: Es wäre gut gewesen, wenn wir zu gemeinsamen Lösungen gekommen wären. <text:s/>Und ich sage Ihnen – auch wenn Sie es vielleicht nicht hören wollen –: Wir schlagen niemals eine Tür zu. Sie können immer wieder kommen, <text:s/>trotz der schlechten Erfahrungen, die wir gemacht haben. <text:s/>Als vor einem Jahr dieses Angebot schon mal auf dem Tisch war, wir uns mit den Ländern geeint hatten, <text:s/>wir Ihnen erläutert hatten, was wir mit den Ländern machen wollen, wir Ihnen gesagt haben: „Wir machen auch gern was darüber hinaus“, <text:s/>und ich auch schon allen hier in dieser Regierungsmehrheit gesagt habe: „Bereitet euch darauf vor! Ich bin wild entschlossen, mich zu einigen und auch Dinge zu machen, die vielleicht dem einen oder anderen schwerfallen“ – und ich erinnere mich noch an den einen oder anderen „begeisterten“ Gesichtsausdruck –, da konnten Sie gar nicht so schnell wegkommen, wie man gucken konnte. <text:s/>Das ist doch ein Problem. Sie haben sich in die Büsche geschlagen – und jetzt schon wieder. Das ist nicht gut für Deutschland. <text:s/>Sie haben sich in die Büsche geschlagen. Sie haben vor zwei, drei Wochen ein Drehbuch geschrieben, in dem Sie darlegen, Sie machen ein Angebot auf Zusammenarbeit. Und dann, wenn es möglich ist, schlagen Sie es aus und sagen: Es ist nicht genug. <text:s/>So dürfen wir mit so einer ernsten Angelegenheit in diesem Land nicht umgehen. <text:s/>Wir wollen eine Zusammenarbeit über Parteigrenzen hinweg. <text:s/>Und ich sage noch mal, weil ja alle immer gerne historische Vergleiche anführen: Es gibt große politische Führer in Oppositionsparteien, und es gab sie immer wieder. Zum Beispiel der Asylkompromiss 1992/1993: Da war die größte Leistung der oppositionellen Führer der SPD, dass sie ihre Partei überzeugt haben, einen Kompromiss zu machen und Schritte zu gehen. <text:s/>Es war nicht die Leistung, dass sie der Regierung gewissermaßen das Leben schwer gemacht haben, sondern sie haben in einer national wichtigen Angelegenheit mit der Regierung zusammengearbeitet, sind zu ihren Parteitagen gegangen und haben gesagt: Das machen wir jetzt; das setzen wir jetzt durch. <text:s/>Führung ist nicht, dass man auf eine Barrikade steigt, mit einer wilden Geste Forderungen erhebt. Führung ist, dass man sich umdreht und in der Lage ist, die eigenen Leute zu einem Kompromiss zu bewegen. Das ist Führung, Herr Merz! <text:s/>Und weil die Sache so wichtig ist, will ich gerne und ausdrücklich sagen: Wir sind immer noch bereit. Die Tür ist nicht zu. Wir würden das mit Ihnen machen. <text:s/>Wir haben jetzt Zurückweisungen an den Grenzen durch die Grenzkontrollen, die wir machen: 30 000, seitdem wir das angefangen haben, damit hier keine falsche Mär erzählt ist. Wir werden alle Möglichkeiten, Zurückweisungen durchzuführen, im Rahmen des geltenden Rechts nutzen. <text:s/>Und wir haben ein Konzept effektiver Zurückweisungen auf den Tisch gelegt, wo wir bereit sind, das mit der Opposition umzusetzen. <text:s/>Ich sage dazu: Wir werden es machen, selbst wenn Sie nicht mitmachen. Die Regierung wird dieses Konzept umsetzen und auf den Weg bringen. <text:s/>Und wir hoffen, dass Sie trotzdem dabei sein werden und dass Sie die Tür, die wir offenhalten, nicht ungenutzt lassen. Das also ist die Situation. Deshalb noch mal einen Satz zum gesamten Thema: Ein Viertel unserer deutschen Bevölkerung hat einen Zuwanderungshintergrund; das heißt, man selbst oder ein Elternteil ist mal aus einem anderen Land gekommen. Und diese Menschen müssen wissen und sich darauf verlassen können, dass man auch in schwierigen Zeiten, wenn man solche Probleme wie irreguläre Migration <text:s/>durch klare Haltung und toughe Politik <text:s/>bekämpfen muss, Grundsätze hat. Sie können sich auf uns verlassen. <text:s/>Wir sind für ihren Beitrag zu unserer Gesellschaft dankbar. <text:s/>Meine Damen und Herren, wir haben auch andere große Herausforderungen. Eine davon ist der russische Angriff auf die Ukraine. Ich sage, es ist ganz wichtig, auch in dieser Zeit noch einmal zu betonen: Es ist Russland, das diesen Krieg vom Zaun gebrochen hat. Es ist Russland, das ihn unverändert mit brutaler Härte führt. Und es ist Russland, das einfach sein Nachbarland ganz oder teilweise erobern will und dafür einen hohen Preis bezahlt. Manche Berichte sagen: 300 000 bis 400 000 gestorbene oder schwerverletzte russische Soldaten. Und das ist furchtbar: Etwas, das ja nur dazu führt, dass jemand, der dort politische Verantwortung hat, irgendwann mal nach seinem Ableben, wenn er dann noch lesen könnte, zur Kenntnis nehmen könnte, er hätte das Land um ein paar Kilometer erweitert. Furchtbar! Ich sage das ausdrücklich. <text:s/>Deshalb gehört an dieser Stelle gesagt – auch wenn wir wissen, dass ein Teil der Menschen, die jetzt rechtspopulistische und populistische Parteien gewählt haben, das gemacht hat, weil sie nicht einverstanden sind damit, dass wir die Ukraine unterstützen; das sollte man nicht wegreden –, dass es richtig ist, dass wir die Ukraine unterstützen, solange es notwendig ist. Und das werden wir auch tun. Denn es ist ein Bruch unserer Friedens- und Sicherheitsordnung, dass Russland versucht, Grenzen zu verschieben. <text:s/>Das werden wir tun mit unseren eigenen Mitteln. Das werden wir tun mit dem, was wir gemeinsam mit den Staaten der G 7, den wirtschaftsstarken Demokratien, vereinbart haben: einen 50-Milliarden-Kredit für die Ukraine, damit sie das tun kann, was für die Verteidigung ihres Landes notwendig ist. <text:s/>Gleichzeitig werden wir alles dafür tun, dass die Möglichkeiten, Frieden zu haben – einen fairen Frieden, der kein Diktatfrieden, keine Kapitulation ist, der die Integrität und die Souveränität der Ukraine als überfallenes Land respektiert –, immer mit ausgelotet werden. Und wir haben viele, viele Dinge getan, um das möglich zu machen, mit Friedenskonferenzen, die überall in der Welt stattgefunden haben: in Dänemark, in Saudi-Arabien, auf Malta, eine große Friedenskonferenz auf dem Bürgenstock in der Schweiz. <text:s/>Ich sage noch mal: Jetzt ist der Moment, jetzt ist die Zeit, wo wir ausloten müssen, welche Möglichkeiten sich ergeben. Und es ist richtig, wenn der ukrainische Präsident sagt – ich wiederhole das noch mal –: Wir brauchen eine weitere Friedenskonferenz, und bei der muss es dann so sein, dass Russland mit am Tisch sitzt. Das ist die Aufgabe, die wir jetzt bewältigen müssen: auszuloten, was da geht. <text:s/>Meine Damen und Herren, es geht um die Zukunft unseres Landes. Es gibt viele Verunsicherungen, gerade in den reichen Ländern der Welt. Und Debatten, wie wir sie hier führen – es ist manchmal wichtig, sich das klarzumachen –, werden auch anderswo geführt. Es gibt dazu Umfragen in den USA, in Kanada, in Australien, in Europa, in vielen Ländern: Gerade in diesen reichen Ländern ist die Zukunftszuversicht viel geringer als zum Beispiel in Asien, in Afrika. Das muss uns umtreiben, weil natürlich die Frage, ob wir um die Zukunft ringen oder in die Vergangenheit zurückwollen, die entscheidende politische Frage ist, wie ich bereits am Anfang gesagt habe. Deshalb müssen wir alles dafür tun, dass wir unsere Gesellschaft modernisieren, dass wir die Möglichkeiten schaffen, die dazu erforderlich sind, dass das tatsächlich auch gelingt. <text:s/>Wir haben mit den Entscheidungen dieser Regierung viel, viel, viel dafür getan, dass es Veränderung gibt, <text:s/>etwa mit mehr Investitionen in unsere Infrastruktur, zum Beispiel in unsere Bahn, nicht wie der Vorschlag von Herrn Merz, dass wir weniger Bahnen fahren lassen sollen, sondern mit massiven Investitionen in die Infrastruktur, damit es tatsächlich klappt, dass die Bahnen besser fahren. <text:s/>Da werden wir zehn Jahre lang Milliarden investieren, ganze Strecken sanieren müssen, weil Jahrzehnte alles versäumt wurde. Das gilt für die Straßen. Das gilt für die Funkmasten, von denen wir zu wenige haben. Das gilt für die Frage der Genehmigungsgeschwindigkeit bei Industrieanlagen. <text:s/>Gleichzeitig müssen wir die Wachstumspotenziale unseres Landes verbessern. <text:s/>Das machen wir mit der Wachstumsinitiative, die nämlich ausdrücklich darauf gerichtet ist, alles rauszuholen, was möglich und gut ist für die jungen Leute, für die Familien in unserem Land, indem wir sagen: Wir wollen jungen Familien bessere Möglichkeiten schaffen. Wir geben Milliarden dafür, dass der Ausbau von Ganztagsangeboten in Schulen und Kitas jetzt vorankommt. <text:s/>Das ist eine entscheidende Verbesserung. <text:s/>Wir sorgen dafür, dass es mehr Möglichkeiten bei der Berufsausbildung gibt und für die jungen Leute dort Perspektiven entstehen. Wir kümmern uns darum, dass diejenigen, die einen neuen Beruf lernen müssen, auch die Möglichkeit dazu haben. Und ausdrücklich kämpfen wir darum, dass Ältere eine Perspektive haben, so lange zu arbeiten, wie sie das möchten. Und da gibt es zwei Punkte, die wichtig sind. <text:s/>Der eine ist, wenn man Mitte 50, Anfang 60 ist: Fragen Sie mal rum – es ist übrigens schon seit vielen Jahrzehnten so –, ob jemand mit 55 oder 61 Jahren, wenn er seinen Job verliert, glaubt, dass er noch mal einen neuen findet. Dem ist nicht so. Fragen Sie mal rum, wie viele eingestellt werden. <text:s/>Deshalb ist es wichtig, dass wir diese Möglichkeiten und Perspektiven verbessern, damit alles rausgeholt wird aus unserem Land, was wir zustande kriegen können. <text:s/>Aber es ist auch wichtig, dass wir diejenigen unterstützen, die mehr arbeiten wollen. Das machen wir mit der Wachstumsinitiative, indem wir unterstützen und sagen: Wenn man seine Arbeitszeit aufstockt, können Unternehmen dafür zusätzliche Zuschläge zahlen. Wenn jemand freiwillig über das Renteneintrittsalter hinaus arbeiten will, dann bekommt er Unterstützung, indem die Beiträge von ihm selbst vereinnahmt werden können, statt vom Arbeitgeber an die Rentenversicherung ausgezahlt zu werden, oder man bekommt etwas von der Rentenversicherung dazu, weil man später in Rente geht. <text:s/>Das alles tun wir, um unser Land zu mobilisieren, Wachstum möglich zu machen und den Blick nach vorne für eine realistische Perspektive zu entwickeln. <text:s/>Modernisierung ist notwendig: für unsere Gesellschaft, für ihren Zusammenhalt und für eine gute Zukunft. <text:s/>Und auch das soll hier gesagt werden: Das wichtigste Vermögen, das viele in unserem Land haben, ist ihr Anspruch auf die Altersversorgung: die Rentenversicherung. Deshalb brauchen die 17-Jährigen, die jetzt die Schule verlassen und fünf Jahrzehnte Beiträge zahlen müssen, eine klare Aussage, worauf sie sich verlassen können. Dass wir ein stabiles Rentenniveau in Deutschland garantieren wollen, das ist eines der großen Vorhaben dieser Regierung. <text:s/>Und es hat etwas mit Zuversicht zu tun, dass man bei einem so langen Lebensprojekt jedes einzelnen Menschen Sicherheit schafft. Wir garantieren diese Sicherung für die Bürgerinnen und Bürger. <text:s/>Es gibt also viele Themen, mit denen wir uns – das ist notwendig – befassen müssen, damit wir neue Dynamik entwickeln, damit wir mit unserer Volkswirtschaft vorankommen. Wir dürfen uns vor den großen Herausforderungen, vor denen wir jetzt stehen, nicht drücken. Deshalb finde ich richtig, dass dieser Bundestag über die Frage von Zuwanderung und Migration, auch irreguläre Migration <text:s/>und wie man sie begrenzen kann, diskutiert. Ich finde richtig, dass wir diskutieren, wie wir Frieden und Sicherheit in Europa garantieren und die Ukraine unterstützen. Und ich finde es notwendig, dass wir über Modernisierung, Wachstum und Zukunftsperspektiven diskutieren, dass wir das Land nicht miesreden lassen von denjenigen, die es nur in die Vergangenheit zurückziehen wollen und unsere wirtschaftliche Zukunft bedrohen. <text:s/>Schönen Dank. <text:s/>Als Nächste hat das Wort für die AfD-Fraktion Dr. Alice Weidel.</text:p>
          </table:table-cell>
          <table:table-cell table:style-name="ce2" office:value-type="string" calcext:value-type="string">
            <text:p>Zum Beispiel der Asylkompromiss 1992/1993: Da war die größte Leistung der oppositionellen Führer der SPD, dass sie ihre Partei überzeugt haben, einen Kompromiss zu machen und Schritte zu gehen. | Und nun kommt noch das Gemeinsame Europäische Asylsystem. | Und deshalb gehört auch dazu, dass wir das Management der irregulären Migration hinkriegen, <text:s/>dass wir die Zahl derjenigen, die irregulär nach Deutschland kommen, reduzieren <text:s/>und dass wir diejenigen, die nicht bleiben können, auch wieder zurückführen. | Deshalb noch mal einen Satz zum gesamten Thema: Ein Viertel unserer deutschen Bevölkerung hat einen Zuwanderungshintergrund; das heißt, man selbst oder ein Elternteil ist mal aus einem anderen Land gekommen. | Deshalb ist es richtig, genau das möglich zu machen, <text:s/>und zwar mit dem Arbeitskräfte-Zuwanderungsgesetz, das wir auf den Weg gebracht haben, und auch mit dem Staatsangehörigkeitsgesetz, das wir neu geregelt haben. | Wir haben sorgfältige Vereinbarungen getroffen, <text:s/>und wir haben weitreichende Vereinbarungen getroffen, <text:s/>zum Beispiel, dass der Gewahrsam verlängert wird für diejenigen, die sich ihrer Abschiebung immer irgendwie entziehen, zum Beispiel, dass man sich umgucken kann in einer Flüchtlingseinrichtung, wenn jemand nicht an dem Platz ist, wo er sein sollte – <text:s/>ein jahrelanges Problem, das wir gelöst haben –, <text:s/>zum Beispiel, indem nicht mit Einsprüchen, Widersprüchen, Klagen und neuen Anträgen die Rückführung verhindert werden kann. | Meine Damen und Herren, wir werden morgen ein Sicherheitspaket im Deutschen Bundestag beraten, <text:s/>das wir auf den Weg gebracht haben und das auch notwendig ist: <text:s/>mit stärkeren Gesetzen, was den Umgang mit Waffen betrifft, <text:s/>mit Verschärfungen des Waffenrechts, mit besseren Möglichkeiten, den islamistischen Extremismus zu bekämpfen, <text:s/>und ausdrücklich auch mit mehr Möglichkeiten, <text:s/>präzise zu handeln, wenn es um irreguläre Migration geht. | Darum haben wir auch in dieser Frage, dem Umgang mit irregulärer Migration in Deutschland, die größte Wende zustande gebracht. | Deshalb finde ich richtig, dass dieser Bundestag über die Frage von Zuwanderung und Migration, auch irreguläre Migration <text:s/>und wie man sie begrenzen kann, diskutiert. | Eine der großen Fragen für die Zukunft unseres Landes ist „Zuwanderung und Migration“. | Und diese Menschen müssen wissen und sich darauf verlassen können, dass man auch in schwierigen Zeiten, wenn man solche Probleme wie irreguläre Migration <text:s/>durch klare Haltung und toughe Politik <text:s/>bekämpfen muss, Grundsätze hat. | Sie sind der Typ von Politiker, der glaubt, mit einem Interview in der „Bild am Sonntag“ hätte er schon die Migrationsfrage gelöst. | Sogar die Leistungen nach dem Asylbewerberleistungsgesetz werden jetzt weiter nur reduziert gewäh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676533102989197</text:p>
          </table:table-cell>
          <table:table-cell table:number-columns-repeated="1014"/>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15200</text:p>
          </table:table-cell>
          <table:table-cell table:style-name="ce2" office:value-type="string" calcext:value-type="string">
            <text:p>Sebastian Münzenmaier (AfD)</text:p>
          </table:table-cell>
          <table:table-cell table:style-name="ce2" office:value-type="string" calcext:value-type="string">
            <text:p>Sehr geehrter Herr Präsident! Meine Damen und Herren! <text:s/>„Wir müssen eine weitere Zuwanderung aus fremden Kulturen unterbinden … Sieben Millionen Ausländer in Deutschland sind eine fehlerhafte Entwicklung, für die die Politik verantwortlich ist.“ <text:s/>„Wir dürfen nicht mehr so zaghaft sein bei ertappten ausländischen Straftätern. Wer unser Gastrecht missbraucht, für den gibt es nur eins: raus, und zwar schnell.“ <text:s/>Bevor Sie sich jetzt schon wieder aufregen oder dazwischenrufen, liebe Kollegen aus der SPD: Diese Zitate stammen nicht von AfD-Politikern. Das sind Zitate Ihrer Bundeskanzler, Ihrer SPD-Bundeskanzler Helmut Schmidt und Gerhard Schröder, meine Damen und Herren. <text:s/>Während den Sozialdemokraten vor einigen Jahrzehnten also zumindest noch ein Stück Restvernunft geblieben war, sieht es heute ja ganz anders aus, wie wir jeden Tag hier erleben dürfen. <text:s/>Um heute noch kluge Sozialdemokraten zu finden, muss man mittlerweile ins Ausland schauen, beispielsweise zu unseren dänischen Nachbarn. Dort geht die sozialdemokratische Regierung nämlich konsequent gegen Massenmigration vor, und der Staat löst mit entschlossenen und zielgerichteten Maßnahmen Problemviertel in Dänemark auf. Das klare Ziel der Dänen laut eigener Aussage: ein Null-Asyl-Land und ein Land ohne Parallelgesellschaften. <text:s/>Als Transformationsgebiet wird in Dänemark ein Problemviertel definiert, wenn auf 1 000 Einwohner 50 Prozent Zuwanderer aus nichtwestlichen Ländern kommen und mindestens zwei von vier Kriterien – ein niedriger Grad an Beschäftigung, eine hohe Kriminalitätsrate, ein niedriges Bildungsniveau oder ein vergleichbar kleines Durchschnittseinkommen – erfüllt sind. Wenn das der Fall ist, müssen die Kinder in diesen Vierteln verpflichtend die Kita besuchen, um die dänische Sprache zu erlernen. Wenn Schulkinder dort mehr als 15 Prozent Fehlzeiten haben und Prüfungen schwänzen, werden die Sozialleistungen und das Kindergeld gekürzt. <text:s/>Und bei Straftaten in Problemvierteln ist eine Verdopplung des Strafmaßes möglich. Der Mieterschutz für Straftäter entfällt, und sogenannte Angsträume werden dort sogar baulich aufgelöst. <text:s/>Parallel dazu investiert Dänemark massiv in die betroffenen Bezirke, baut neue Bibliotheken, schafft Parks, renoviert Schulen und sorgt so dafür, dass sich die Dänen und die wirklich integrierten Ausländer wohlfühlen und davon profitieren, meine Damen und Herren. <text:s/>Dänemark räumt also auf, und zwar mit Erfolg: Die Kriminalitätsrate und die Zahl der Problembezirke sind beträchtlich gesunken, Bildungsgrad und Beschäftigungsquote steigen stetig an. Und weil die dänischen Maßnahmen Sozialtouristen abschrecken, kamen 2023 nach Dänemark im ganzen Jahr so viele Zuwanderer wie nach Deutschland in exakt drei Tagen. Was in Dänemark selbstverständlich ist, muss auch in Deutschland selbstverständlich werden. Wer hierbleiben will, muss sich anpassen, und wer sich nicht anpasst, muss gehen. <text:s/>Aber wenn ich mir Sie alle anschaue, dann denke ich daran, dass wir leider in deutschen Problemvierteln unter dieser migrationsbesoffenen Ampel das exakte Gegenteil erleben: <text:s/>Arbeitslosigkeit, verwahrloste Hochhäuser, Messerattacken, Gruppenvergewaltigungen und Clankriminalität. Der Staat ist schwach, und die arabischen Clans bestimmen die Regeln. Vor den Spielotheken lungern jugendliche Straftäter, <text:s/>die Parks sind mittlerweile kein Erholungsplatz für Familien mehr, sondern Rückzugsort für Drogendealer und Vergewaltiger. Deutsche fühlen sich fremd im eigenen Land. <text:s/>Diese Zustände – da können Sie so viel reinrufen, wie Sie wollen – haben Sie alle, und zwar von der Linken bis hin zur CDU, zu verantworten, meine Damen und Herren. <text:s/>Interessant ist ja immer: Wer leidet denn darunter? Das sind ja nicht Sie, wie Sie da sitzen, die verantwortlichen Politiker, die abgeschottet in den wohlhabenden Vororten leben und die Kinder auf Privatschulen schicken. <text:s/>Die Menschen, die leiden, das sind die, die nicht so viel Geld haben, die den höchsten Preis für Ihre Multikulti-Träume bezahlen. Es sind nämlich die fleißigen Deutschen und die fleißigen integrierten Ausländer, die früh aufstehen, die zur Arbeit gehen, die Steuern zahlen und die es sich trotzdem nicht leisten können, ihr Viertel zu verlassen und in ein besseres, teureres Viertel zu ziehen. Deren Sicherheit ist gefährdet, jeden Tag. Diese Menschen leiden jeden Tag wegen Ihrer Politik. Diese sogenannten kleinen Leute, für die die SPD sich früher mal eingesetzt hat, hat die SPD mittlerweile aufgegeben; für die kämpft nur noch die AfD-Fraktion, meine Damen und Herren. <text:s/>Wir haben mittlerweile in vielen Stadtvierteln unseres Landes Kipppunkte erreicht, die sich nur noch korrigieren lassen, wenn wir unverzüglich und konsequent durchgreifen. Deshalb kann ich Ihnen nur sagen: Folgen Sie unserem Antrag, <text:s/>um nach dänischem Muster Parallelgesellschaften und Problemviertel aufzulösen und die Remigration illegaler Einwanderer umzusetzen! <text:s/>Und bevor Sie gleich wieder alle hier am Pult durchdrehen und rumjammern und rumschreien und irgendwas von „Deportationen“ faseln oder mir erzählen, wie schlimm und menschenfeindlich die böse AfD doch sei: Schreiben Sie sich doch bitte die Worte des dänischen Justizministers Peter Hummelgaard aus Ihrer Schwesterpartei hinter die Ohren. Der ist nämlich für die genannten Maßnahmen mitverantwortlich und hat gesagt: <text:s/>„Es geht … nicht darum, besonders hart zu sein. Unser Ziel ist, realistisch zu bleiben und ehrlich.“ <text:s/>Daran sollten Sie alle sich endlich mal ein Beispiel nehmen. <text:s/>Ich danke Ihnen für die Aufmerksamkeit. <text:s/>Vielen Dank. – Nächster Redner ist der Kollege Timo Schisanowski, SPD-Fraktion.</text:p>
          </table:table-cell>
          <table:table-cell table:style-name="ce2" office:value-type="string" calcext:value-type="string">
            <text:p>Das klare Ziel der Dänen laut eigener Aussage: ein Null-Asyl-Land und ein Land ohne Parallelgesellschaften. | Dort geht die sozialdemokratische Regierung nämlich konsequent gegen Massenmigration vor, und der Staat löst mit entschlossenen und zielgerichteten Maßnahmen Problemviertel in Dänemark auf. | „Wir müssen eine weitere Zuwanderung aus fremden Kulturen unterbinden … Sieben Millionen Ausländer in Deutschland sind eine fehlerhafte Entwicklung, für die die Politik verantwortlich ist.“ <text:s/>„Wir dürfen nicht mehr so zaghaft sein bei ertappten ausländischen Straftätern. | Aber wenn ich mir Sie alle anschaue, dann denke ich daran, dass wir leider in deutschen Problemvierteln unter dieser migrationsbesoffenen Ampel das exakte Gegenteil erleben: <text:s/>Arbeitslosigkeit, verwahrloste Hochhäuser, Messerattacken, Gruppenvergewaltigungen und Clankriminalität. | Deshalb kann ich Ihnen nur sagen: Folgen Sie unserem Antrag, <text:s/>um nach dänischem Muster Parallelgesellschaften und Problemviertel aufzulösen und die Remigration illegaler Einwanderer umzuset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113444447517395</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5700</text:p>
          </table:table-cell>
          <table:table-cell table:style-name="ce2" office:value-type="string" calcext:value-type="string">
            <text:p>Martin Hess (AfD)</text:p>
          </table:table-cell>
          <table:table-cell table:style-name="ce2" office:value-type="string" calcext:value-type="string">
            <text:p>Frau Präsidentin! Kollege Emmerich, Sie haben in sehr wortreichen Ausführungen dargelegt, warum stationäre Grenzkontrollen bei der Bekämpfung der illegalen Migration völlig sinnlos seien, warum sie nichts bringen würden. Würden Sie bitte dem Hohen Haus erklären, warum die am Grenzabschnitt zu Österreich bei der EU notifizierten und durchgeführten stationären Grenzkontrollen seit zwei Jahren alle sechs Monate vom Bundesinnenministerium verlängert werden, wenn die doch so ineffektiv sind? Es handelt sich ja ganz offensichtlich um Ihre Innenministerin. <text:s/>Und würden Sie bitte zur Kenntnis nehmen, dass das sehr wohl ein effektives Mittel zur Bekämpfung illegaler Migration ist, weil nämlich in diesem eben benannten Grenzabschnitt zu Österreich mit stationären Grenzkontrollen die Zahl der Zurückweisungen im letzten Jahr bei über 14 000 lag, während sie in allen anderen Grenzabschnitten bei lediglich knapp über 4 000 lag und damit 10 000 weniger Zurückweisungen illegaler Migranten betrug? <text:s/>Herr Emmerich, möchten Sie antworten? – Bitte.</text:p>
          </table:table-cell>
          <table:table-cell table:style-name="ce2" office:value-type="string" calcext:value-type="string">
            <text:p>Kollege Emmerich, Sie haben in sehr wortreichen Ausführungen dargelegt, warum stationäre Grenzkontrollen bei der Bekämpfung der illegalen Migration völlig sinnlos seien, warum sie nichts bringen würden. | Und würden Sie bitte zur Kenntnis nehmen, dass das sehr wohl ein effektives Mittel zur Bekämpfung illegaler Migration ist, weil nämlich in diesem eben benannten Grenzabschnitt zu Österreich mit stationären Grenzkontrollen die Zahl der Zurückweisungen im letzten Jahr bei über 14 000 lag, während sie in allen anderen Grenzabschnitten bei lediglich knapp über 4 000 lag und damit 10 000 weniger Zurückweisungen illegaler Migranten betru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19931137561798</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11400</text:p>
          </table:table-cell>
          <table:table-cell table:style-name="ce2" office:value-type="string" calcext:value-type="string">
            <text:p>Martina Renner (DIE LINKE)</text:p>
          </table:table-cell>
          <table:table-cell table:style-name="ce2" office:value-type="string" calcext:value-type="string">
            <text:p>Sehr geehrte Frau Präsidentin! Sehr geehrte Kolleginnen und Kollegen der demokratischen Fraktionen! Der Antrag der CDU/CSU steht sinnbildlich für <text:s/>alle Grundfehler in der Terrorismusbekämpfung. Der Titel legt nahe: Es geht um Terrorismus. Dann liest man die Begründung und muss sehen – und versteht es <text:s/>nicht –, dass es Ihnen tatsächlich ausschließlich um islamistischen Terrorismus geht und um die Ausweitung der Befugnisse für Polizei und Geheimdienste, <text:s/>Befugnisse, die tief in Grund- und Bürgerrechte eingreifen. Dabei wurde zigfach bewiesen, dass weder der NSU-Terror noch der Anschlag auf den Breitscheidplatz <text:s/>durch mehr Befugnisse der Polizei oder der Geheimdienste hätten verhindert werden können. Wenn Sie mir nicht glauben, lesen Sie die Abschlussberichte der <text:s/>jeweiligen Untersuchungsausschüsse! <text:s/>Wir haben an einem Punkt gar keinen Dissens: Das entschiedene Vorgehen gegen Terroristen ist entscheidend. Aber notwendig für dieses entschiedene <text:s/>Vorgehen ist, die terroristische Gefahr zu erkennen und klar zu benennen. Genau das passiert in Ihrem Antrag aber überhaupt nicht. Denn Sie können sich <text:s/>Terroristen offenbar nur als islamistische Gefährder vorstellen. Aber die Realität in diesem Land, die Gefahren sind andere. <text:s/>Der schwerste Anschlag in der Geschichte der Bundesrepublik Deutschland, das war der rechte Anschlag auf das Oktoberfest. Und noch immer werden viele <text:s/>rechte Taten von Behörden nicht als rechts, nicht als rassistisch erkannt, und es wird auch nicht begriffen, dass sie einen terroristischen Charakter haben. Ich <text:s/>spreche zum Beispiel von Anschlägen auf Flüchtlingsunterkünfte, wo Menschen um ihr Leib und Leben fürchten müssen. <text:s/>Ich möchte zuletzt auf einen weiteren Punkt eingehen. Terroranschläge werden nicht allein durch rechtzeitige Gefahrenabwehr verhindert; das ist <text:s/>richtig. Aber – und das trifft besonders für rechtsterroristische Attacken zu – wie schützen wir deren Opfer? Ich glaube, es ist wichtig, ganz deutlich zu <text:s/>sagen: Potenzielle Opfer rechter und rassistischer Gewalt werden dadurch geschützt, indem sie nicht stigmatisiert und zu relevanten Anschlagszielen erklärt <text:s/>werden. Der Attentäter von Hanau, er hätte diese Shishabar nicht ausgesucht, wenn solche Orte nicht durch Politik und Medien zu Symbolen von Gefahren, von <text:s/>vermeintlicher Clankriminalität und anderem gemacht worden wären. <text:s/>In der Überschrift Ihres Antrags heißt es: „Zum Schutz unserer Bevölkerung …“. Die Opfer des Hanauer Anschlages und die Millionen Kinder und Enkel der <text:s/>Migrantinnen und Migranten in diesem Land, sie scheinen Sie nicht zu meinen mit „unserer Bevölkerung“, sonst wäre Ihnen beim Schreiben Ihres Antrags <text:s/>– suchen Sie einen Satz zu Rechtsterror, der in diesem Antrag steht – Ihr Schweigen zum rechten Terror aufgefallen. <text:s/>Für die FDP-Fraktion hat das Wort Manuel Höferlin.</text:p>
          </table:table-cell>
          <table:table-cell table:style-name="ce2" office:value-type="string" calcext:value-type="string">
            <text:p>Ich <text:s/>spreche zum Beispiel von Anschlägen auf Flüchtlingsunterkünfte, wo Menschen um ihr Leib und Leben fürchten müss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riminell</text:p>
          </table:table-cell>
          <table:table-cell table:style-name="ce2" office:value-type="string" calcext:value-type="string">
            <text:p>0.9019583463668823</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15900</text:p>
          </table:table-cell>
          <table:table-cell table:style-name="ce2" office:value-type="string" calcext:value-type="string">
            <text:p>Dr. Thorsten Rudolph (SPD)</text:p>
          </table:table-cell>
          <table:table-cell table:style-name="ce2" office:value-type="string" calcext:value-type="string">
            <text:p>Sehr geehrte Frau Präsidentin! Liebe Kolleginnen und Kollegen! Meine Damen und Herren! Als Haushälter – da hat Otto Fricke ja ganz recht – <text:s/>geben wir nicht so gerne Geld her. Heute, bei der Änderung des Finanzausgleichsgesetzes und des Stabilisierungsfondsgesetzes, geht es aber genau darum: Der Bund gibt Geld an die Länder, 500 Millionen Euro zusätzlich zur Unterstützung bei den Flüchtlingskosten und 100 Millionen Euro jährlich in den nächsten fünf Jahren für Mehrbelastungen bei der kommunalen Wärmeplanung. <text:s/>Aber auch als Haushälter kann ich damit gut leben, weil man diese Entscheidungen natürlich nicht isoliert betrachten kann. Was die Flüchtlingskosten und die Migrationspolitik angeht, haben sich Kanzler und Ministerpräsidentinnen und Ministerpräsidenten im Herbst auf ein umfangreiches Maßnahmenpaket geeinigt. Die Ampelkoalition hat daraufhin die größten Änderungen in der Migrationspolitik seit Jahrzehnten umgesetzt: <text:s/>mit dem Rückführungsverbesserungsgesetz, mit der Ausweisung weiterer sicherer Herkunftsstaaten, mit Hunderten neuen Stellen für das BAMF, mit den notwendigen gesetzlichen Regelungen für die Bezahlkarte, mit verschiedenen Migrationsabkommen, mit der Ausweitung stationärer Grenzkontrollen, mit der verbesserten Bekämpfung von Schleuserkriminalität, mit der Digitalisierung der Ausländerbehörden, schon zuvor mit dem Gesetz zur Beschleunigung der Asylgerichtsverfahren und Asylverfahren, zuletzt mit dem Durchbruch beim Gemeinsamen Europäischen Asylsystem und eben auch mit der Unterstützung von Ländern und Kommunen durch Umstellung der bisher festen Pauschale auf ein atmendes System in Form einer Pro-Kopf-Pauschale. <text:s/>Meine Damen und Herren, lieber Christian Haase, dies alles dient genau einem Ziel: die irreguläre Migration, die durch Schleuserkriminalität und autokratische Herrscher beförderte Migration erheblich zu reduzieren, und das, ohne den bundesrepublikanischen Grundkonsens der letzten 75 Jahre aufzugeben und das individuelle Recht auf Asyl zu schleifen, und vor allem, meine Damen und Herren, ohne Ressentiment, ohne Populismus, ohne Hass, Hetze und faschistische Remigrationsfantasien. <text:s/>Meine Damen und Herren, was die Unterstützung der Länder bei der kommunalen Wärmeplanung angeht, so steht dies ebenfalls in einem größeren Zusammenhang. Wir machen Deutschland klimaneutral: mit dem Gesetz für den beschleunigten Ausbau erneuerbarer Energien, mit der Verkürzung der Planungs- und Genehmigungsverfahren für den Ausbau der Energieinfrastruktur, mit dem Gebäudeenergiegesetz und dem Wärmeplanungsgesetz für die Wärmewende, mit der Änderung des Energiewirtschaftsgesetzes für den Aufbau der Wasserstoffinfrastruktur, mit dem Solarpaket für Erleichterungen beim Photovoltaikausbau. Kurzum: Das ist die erste Bundesregierung, die sich nicht nur wohlklingende Ziele setzt, sondern diese auch durchsetzt, auch gegen Widerstände. <text:s/>Meine Damen und Herren, als die Ampelkoalition die Regierung übernommen hat, waren die Aussichten düster. Statt einer Reduzierung der Treibhausgasemissionen um 65 Prozent bis 2030 – denn das ist das Ziel – wurde eine Reduzierung von nur 49 Prozent und eine kumulierte Zielverfehlung von 1,1 Milliarden Tonnen CO2 im Jahr prognostiziert. Ob nun diese Lücke nach zweieinhalb Jahren Ampel bereits vollständig geschlossen ist, wie es das Umweltbundesamt sagt, oder ob diese Prognose zu optimistisch und eine knappe Zielverfehlung deswegen wahrscheinlicher ist, wie es der Expertenrat für Klimafragen sagt, ändert nichts daran, dass die Koalition viel im Klimaschutz erreicht hat und garantiert dafür sorgen wird, dass Deutschland tatsächlich spätestens 2045 klimaneutral ist. <text:s/>Meine Damen und Herren, der vorliegende Entwurf des FAG-Änderungsgesetzes enthält noch einen dritten Punkt: die Anpassung der Sonderbedarfs-Bundesergänzungszuweisungen für leistungsschwache Bundesländer. Aller Voraussicht nach wird Rheinland-Pfalz die nächsten Jahre keine solchen Sonderbedarfs-Bundesergänzungszuweisungen mehr bekommen, weil Rheinland-Pfalz schon seit 2021 leistungsstark ist. Das ist immerhin ein großer Erfolg. Herzlichen Glückwunsch an Malu Dreyer, herzlichen Glückwunsch an Rheinland-Pfalz! Als Haushälter im Bund freut einen das dann im Zweifel noch einmal doppelt. <text:s/>Vielen Dank. <text:s/>Das Wort hat der Abgeordnete Albrecht Glaser für die AfD-Fraktion.</text:p>
          </table:table-cell>
          <table:table-cell table:style-name="ce2" office:value-type="string" calcext:value-type="string">
            <text:p>Die Ampelkoalition hat daraufhin die größten Änderungen in der Migrationspolitik seit Jahrzehnten umgesetzt: <text:s/>mit dem Rückführungsverbesserungsgesetz, mit der Ausweisung weiterer sicherer Herkunftsstaaten, mit Hunderten neuen Stellen für das BAMF, mit den notwendigen gesetzlichen Regelungen für die Bezahlkarte, mit verschiedenen Migrationsabkommen, mit der Ausweitung stationärer Grenzkontrollen, mit der verbesserten Bekämpfung von Schleuserkriminalität, mit der Digitalisierung der Ausländerbehörden, schon zuvor mit dem Gesetz zur Beschleunigung der Asylgerichtsverfahren und Asylverfahren, zuletzt mit dem Durchbruch beim Gemeinsamen Europäischen Asylsystem und eben auch mit der Unterstützung von Ländern und Kommunen durch Umstellung der bisher festen Pauschale auf ein atmendes System in Form einer Pro-Kopf-Pauschale. | Heute, bei der Änderung des Finanzausgleichsgesetzes und des Stabilisierungsfondsgesetzes, geht es aber genau darum: Der Bund gibt Geld an die Länder, 500 Millionen Euro zusätzlich zur Unterstützung bei den Flüchtlingskosten und 100 Millionen Euro jährlich in den nächsten fünf Jahren für Mehrbelastungen bei der kommunalen Wärmeplanung. | Was die Flüchtlingskosten und die Migrationspolitik angeht, haben sich Kanzler und Ministerpräsidentinnen und Ministerpräsidenten im Herbst auf ein umfangreiches Maßnahmenpaket geeinigt. | Meine Damen und Herren, lieber Christian Haase, dies alles dient genau einem Ziel: die irreguläre Migration, die durch Schleuserkriminalität und autokratische Herrscher beförderte Migration erheblich zu reduzieren, und das, ohne den bundesrepublikanischen Grundkonsens der letzten 75 Jahre aufzugeben und das individuelle Recht auf Asyl zu schleifen, und vor allem, meine Damen und Herren, ohne Ressentiment, ohne Populismus, ohne Hass, Hetze und faschistische Remigrationsfantasi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40651553869247437</text:p>
          </table:table-cell>
          <table:table-cell table:number-columns-repeated="1014"/>
        </table:table-row>
        <table:table-row table:style-name="ro1">
          <table:table-cell table:style-name="ce2" office:value-type="string" calcext:value-type="string">
            <text:p>149</text:p>
          </table:table-cell>
          <table:table-cell table:style-name="ce2" office:value-type="string" calcext:value-type="string">
            <text:p>30.01.2024</text:p>
          </table:table-cell>
          <table:table-cell table:style-name="ce2" office:value-type="string" calcext:value-type="string">
            <text:p>ID2014909200</text:p>
          </table:table-cell>
          <table:table-cell table:style-name="ce2" office:value-type="string" calcext:value-type="string">
            <text:p>Martin Hess (AfD)</text:p>
          </table:table-cell>
          <table:table-cell table:style-name="ce2" office:value-type="string" calcext:value-type="string">
            <text:p>Frau Präsidentin! Meine Damen und Herren! Dieser Haushalt zum Einzelplan 06 beweist wieder einmal ganz eindeutig: Die Innenministerin setzt im Bereich der Inneren Sicherheit aus rot-grüner ideologischer Verblendung die völlig falschen Prioritäten. Dadurch wird Deutschland jeden Tag unsicherer, und, Frau Ministerin, dadurch werden Sie zu einer unerträglichen Zumutung für jeden Bürger in unserem Land, der endlich wieder sicher leben will. <text:s/>Das von Frau Faeser proklamierte Narrativ vom Rechtsextremismus als größter Sicherheitsgefahr entspricht in keinster Weise der Realität. <text:s/>Es sind nicht Rechtsextreme, die die Gewaltdelikte, die Messerkriminalität und die Vergewaltigungszahlen in unserem Land explodieren lassen. Es sind nicht Rechtsextreme, die die extrem hohe islamistische Terrorgefahr in unserem Land verursachen, die dazu führt, dass unsere Bürger sogar an Weihnachten nicht mehr ohne Angst vor einem Terroranschlag in die Kirche gehen können. <text:s/>Es sind nicht Rechtsextreme, die für die widerwärtigsten antisemitischen Aufmärsche auf deutschen Straßen seit 1945 Verantwortung tragen. <text:s/>Und es sind auch nicht Rechtsextreme, vor denen nach Umfragen 58 Prozent der Frauen in unserem Land Angst haben, weshalb sie sich nicht mehr trauen, zu bestimmten Zeiten aus dem Haus zu gehen. <text:s/>Nein! Diese massive Verschlechterung der Sicherheitslage in Deutschland ist vor allem auf eine völlig enthemmte illegale Massenmigration zurückzuführen, die die CDU/CSU begonnen hat und die jetzt von dieser Ampelkoalition unter völliger Ausblendung der Realität und wider jegliche Vernunft fortgeführt wird. <text:s/>Und es gibt nur eine politische Kraft in diesem Land, die diesen sicherheitspolitischen Amoklauf beenden will und wird, und das ist und bleibt die AfD. <text:s/>Die Gewaltkriminalität in unserem Land steigt immer weiter an. Ein Beispiel aus Baden-Württemberg, meinem Bundesland: Dort sind die Gewalttaten im öffentlichen Personennahverkehr 2022 massiv gestiegen, um 21 Prozent. Und die Zahl der tatverdächtigen Zuwanderer ist regelrecht explodiert: bei den Afghanen ein Plus von 136 Prozent, bei den Tunesiern ein Plus von 117 Prozent, bei den Türken ein Plus von 62 Prozent, während die Zahl der deutschen Tatverdächtigen in diesem Bereich um 0,6 Prozent zurückgegangen ist. Auch 2023 setzte sich bundesweit die Zunahme der Gewaltkriminalität unvermindert fort. Und was sagt die Ministerin zu dieser fatalen Entwicklung? Zitat: „Die Gesellschaft ist leider gewalttätiger geworden.“ – Die Gesellschaft also, Frau Ministerin. Hören Sie doch bitte auf, die Bürger dieses Landes für dumm verkaufen zu wollen! <text:s/>Nicht die Gesellschaft ist es, sondern die illegale Massenmigration, die die Sicherheit in unserem Land zerstört. Seit 2015 wurden allein von sogenannten Zuwanderern über 2,5 Millionen Straftaten in Deutschland begangen. <text:s/>Das ist politischer Irrsinn, und der muss endlich korrigiert werden. <text:s/>Auch beim Extremismus sind die Zahlen eindeutig. Beim Generalbundesanwalt sind allein von Januar bis September 2023 schon 356 islamistische Terrorverfahren eingeleitet worden. Das ist im Vergleich zum Vorjahreszeitraum eine glatte Verdoppelung. Und dem stehen lediglich 20 Ermittlungsverfahren gegen Rechtsextremisten gegenüber. Es gibt also 18-mal mehr Verfahren gegen islamistischen Terror als Verfahren gegen Rechtsextremisten. Wer angesichts dieser Zahlen und der Tatsache, dass in unserem Land jederzeit mit einem islamistischen Terroranschlag zu rechnen ist, ernsthaft noch den Rechtsextremismus als größte Sicherheitsgefahr darstellt, der ist als Innenministerin völlig untragbar. <text:s/>Mittlerweile wissen wir ja auch, dass die Innenministerin nicht nur auf dem islamistischen Auge blind ist, sondern im hessischen Wahlkampf sogar in intensivem Kontakt zu einem SPD-Politiker stand, der Verbindungen zu staatsfeindlichen Islamisten hat. Eine Innenministerin, die immer vor der rechtsextremen Unterwanderung der bürgerlichen Mitte warnt, sich aber zeitgleich mit Sympathisanten von Islamisten umgibt, ist selbst das größte Sicherheitsrisiko in Deutschland. Deshalb brauchen wir so schnell wie möglich eine politische Wende. <text:s/>Und dieser Haushalt ist selbstverständlich abzulehnen. <text:s/>Das Wort hat Jamila Schäfer für Bündnis 90/Die Grünen.</text:p>
          </table:table-cell>
          <table:table-cell table:style-name="ce2" office:value-type="string" calcext:value-type="string">
            <text:p>Nicht die Gesellschaft ist es, sondern die illegale Massenmigration, die die Sicherheit in unserem Land zerstört. | Diese massive Verschlechterung der Sicherheitslage in Deutschland ist vor allem auf eine völlig enthemmte illegale Massenmigration zurückzuführen, die die CDU/CSU begonnen hat und die jetzt von dieser Ampelkoalition unter völliger Ausblendung der Realität und wider jegliche Vernunft fortgeführt wir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5174158811569214</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8600</text:p>
          </table:table-cell>
          <table:table-cell table:style-name="ce2" office:value-type="string" calcext:value-type="string">
            <text:p>Armin Schuster, Staatsminister (Sachsen)</text:p>
          </table:table-cell>
          <table:table-cell table:style-name="ce2" office:value-type="string" calcext:value-type="string">
            <text:p>Frau Präsidentin! Meine sehr geehrten Damen und Herren Abgeordnete! Der Abgeordnete Teutrine hat gerade meine Einleitung zu seinem Schluss gemacht: Ich kann als Landesinnenminister nicht zur Tagesordnung übergehen. <text:s/>Die Menschen erwarten von mir Sicherheit und Schutz, und das sagen sie mir auch ins Gesicht, <text:s/>zuletzt gestern Abend bei einer öffentlichen Veranstaltung. Warum? Es sind entsetzliche Taten, tödliche Angriffe. Bad Oeynhausen ist nicht das erste und einzige Vorkommnis; es ist Wolmirstedt, es ist Mannheim. Am vergangenen Samstag gab es einen sexuellen Übergriff auf eine junge Frau in Chemnitz. Sie wurde attackiert von einer Gruppe junger Männer. <text:s/>Das, meine Damen und Herren, sind in unserem landesspezifischen Alltag – und wir haben die Verantwortung für innere Sicherheit – keine Einzelfälle. Es ist nicht mal nur die Spitze eines Eisbergs. Dieser Eisberg ist zu sehen, und zwar mächtig. Und wir sind nah dran, wie der hier anwesende Bürgermeister. Ich trauere noch jeden Tag, auch aufgrund meines ehemaligen Berufs. An den Antennen unserer Polizeifahrzeuge ist immer noch der schwarze Trauerflor. <text:s/>Ob ich Herbert Reul, Thomas Strobl oder welchen Innenminister auch immer aufrufe: Bei uns allen geschehen diese Taten, und wir trauern mit den Angehörigen. Das geht einem ans Herz, und deshalb müssen wir etwas tun. <text:s/>Wir dürfen eben nicht zur Tagesordnung übergehen, meine Damen und Herren. Die polizeiliche Kriminalstatistik belegt das. Wir hatten hier vor drei Monaten eine Debatte – da durfte ich auch reden – vor allem über das Thema Gewalt. Es gibt einen schwierigen Befund: Das subjektive Sicherheitsgefühl der Bevölkerung ist durch diese Taten drastisch heruntergefahren. <text:s/>Und das, meine Damen und Herren, zählt. Die Menschen lassen sich nicht von Statistiken begeistern. Das subjektive Sicherheitsgefühl, das durch diese Taten geschädigt wird, ist dramatisch gesunken. <text:s/>Es ist besorgniserregend gesunken, und dagegen stemmen wir, die Innenminister der Länder, uns alle. Wir haben vorletzte Woche eine Innenministerkonferenz gehabt. Polizeipräsenz, Bürgerpolizisten, Kontrolltrupps, Sondereinsatzteams, Verbotszonen, Präventivprogramme: Wir ackern, damit unsere Metropolen, damit die Bahnhöfe, Herr Kuhle, sicher und keine Angsträume sind. <text:s/>Aber, meine Damen und Herren, bitte nicht Ursache und Wirkung verwechseln! Wir arbeiten an der Wirkung. <text:s/>Die Ursache ist ziemlich klar: Wir haben eindeutig zu viele Täter mit asylmigrantischer Herkunft, in den gerade eben bezeichneten Fällen ausdrücklich Syrer und Afghanen. Bei mir kommen auch noch sehr viele Maghrebiner dazu. Wir haben eine Menge an Mehrfach- und Intensivstraftätern, die derart auffällig sind; da kann ich nicht drum herumreden. Das ist die Ursache in meinen Fußgängerzonen und an meinen Bahnhöfen. <text:s/>Deshalb, meine Damen und Herren – ich rede ja hier seit 2014 zu dem Thema –: Wir haben ein veritables Problem mit einer seit 2022 wieder neu ausgerichteten, sehr liberalen, aus unserer Sicht aber fehlgeleiteten Asyl- und Migrationspolitik der Bundesregierung. <text:s/>Da ich hier seit 2014 zu dem Thema rede, unterstellen Sie mir bitte keine Reflexe! Unterstellen Sie mir bitte kein Wahlkampfgetöse! <text:s/>Mit dieser Haltung rede ich hier jetzt seit – ich muss kurz rechnen – zehn Jahren, und ich sage Ihnen eins: In meinem Bundesland haben Sie für diesen Asylkurs bei Weitem keine politische Mehrheit in der Bevölkerung. <text:s/>Und das sorgt für einen Verlust des Vertrauens in das Thema „innere Sicherheit“. <text:s/>Frau Bundesministerin, ich weiß gar nicht, was Sie gemeint haben; ich war bei der Veranstaltung mit dem Zitat nicht dabei. <text:s/>Aber ich sage Ihnen, was in der Bevölkerung passiert, wenn Sie so etwas formulieren: Die Menschen denken, hier werden schon wieder Ursache und Wirkung verwechselt. <text:s/>Erstens. Integration ist keine Einbahnstraße. Wir wollen in der Integration Migranten sehen, die sich hier integrieren wollen. <text:s/>Gestern Abend konnten Sie ein indiskutables Verhalten eines türkischen Nationalspielers sehen. Wissen Sie, was noch schlimmer ist? Schauen Sie sich mal die Fanzonen und die Autokorsos danach an, <text:s/>wie oft dieses Zeichen von türkischen Fans, die in Deutschland leben, wiederholt wurde! <text:s/>Das zeigt nicht die Bereitschaft zur Integration in unsere Kultur, meine Damen und Herren. <text:s/>Zweitens. Frau Bundesministerin – ich bin mir nicht zu schade dafür –, ich lobe das deutsche Integrationssystem; das ist mit Sicherheit weltweit eines der besten. <text:s/>Wenn Sie, Frau Faeser, die soziale Integration kritisieren, dann kritisieren Sie 15 rot-grüne Integrationsminister. <text:s/>Das wollte ich nur mal sagen. Ich bin von denen eher begeistert. Die Integration, die wir in Deutschland schaffen, ist gut, <text:s/>wenn wir das System nicht vollkommen überfordern. <text:s/>Und das tun wir. <text:s/>Im Gegensatz zu dieser Fraktion will Sachsen, glaube ich, will die Mehrheit in diesem Land Fachkräftezuwanderung, und sie wollen Asylanten helfen, die wirklich mühselig und geplagt sind, <text:s/>aber das in einem Maß, wie wir es christlich auch können, und nicht nur „satt und sauber“. <text:s/>Meine Damen und Herren, diese Überlastung sorgt für diese Wirkung. <text:s/>Drittens. Täter ist und bleibt der Täter. <text:s/>Da verbietet sich jede Relativierung. <text:s/>Meine Damen und Herren, ob auf der Innenministerkonferenz vorletzte Woche, der Ministerpräsidentenkonferenz vorletzte Woche oder den fünf oder sechs Treffen davor: Bitte, hören Sie auf, zu überhören, dass Innenminister und Ministerpräsidenten über alle Farben hinweg Sie zu einer Kurskorrektur in der Asylpolitik auffordern! <text:s/>Wann tun Sie das? <text:s/>Das Sicherheitsgefühl ist in Gefahr. Die Integrationskapazität ist erschöpft. Der Dublin-Verteilmechanismus ist im Prinzip insuffizient, ist tot. Und die Terrorgefahr wächst. In zwei Worten: Es reicht! Meine Damen und Herren, es reicht! <text:s/>Wir brauchen in den Ländern dringend einen Asylzugangsstopp, und zwar radikal, und eine Abschiebungsoffensive für Mehrfach- und Intensivstraftäter, die sofort beginnt. <text:s/>Die Bundesregierung braucht aus unserer Sicht einen Masterplan Migration. Ich sage Ihnen nur mal die Akutmaßnahmen: <text:s/>Erstens. Die Grenzkontrollen müssen intensiviert werden, und wir brauchen Grenzkontrollen mit der Zurückweisung nach der Drittstaatenregelung – unbedingt. <text:s/>Die Drittstaatenregelung ist mit EU-Recht vereinbar. Solange alle anderen sich an dieses Recht nicht mehr halten, ist es insuffizient. <text:s/>Deshalb fordere ich im Prinzip die Obergrenze, und diese setzen wir mit Zurückweisungen an der Grenze durch. <text:s/>Zweitens. Sehr dankbar bin ich für Ihre Ankündigung, Frau Bundesinnenministerin, dass Sie jetzt sehr schnell Mehrfach- und Intensivstraftäter auch nach Afghanistan abschieben wollen. <text:s/>Wir Länder sind lieferfähig. <text:s/>Wir haben Ihnen ja auch alles geliefert, was wir an Daten haben. Wir sind in der Lage, die Flüge sofort zu besetzen. Tun Sie uns bitte einen Gefallen: Das muss angesichts der Dinge, die wir hier diskutieren, in den nächsten Wochen geschehen. <text:s/>Wir brauchen jetzt ein Signal an die Bevölkerung: Dieser Rechtsstaat zeigt Zähne, und wer sich hier strafbar macht, fliegt raus – vor allen Dingen bei der Qualität der Straftaten. <text:s/>Drittens. Meine Damen und Herren, ich denke, es wurde hier oft genug gesagt: Wir aus den Ländern halten den Sofort-Arrest bei Ausreisepflichtigen der Unionsfraktion und von Alexander Throm für absolut richtig und zielführend. Freiwillig kann man immer gehen, und wenn nicht: Ausreisearrest! <text:s/>Viertens. Wir brauchen die Bundesausreisezentren, Frau Ministerin, und wir bieten Sachsen als Modellprojekt an – unbedingt. <text:s/>Fünftens. Das Bundesaufnahmeprogramm für Afghanistan bitte sofort einstellen! <text:s/>Und sechstens. Bitte den Familiennachzug zu subsidiär Schutzberechtigten sofort aussetzen! Das können Sie per Erlass des Bundesinnenministeriums. <text:s/>Eine letzte persönliche Erklärung. Ich habe 2015 und 2016 diese Positionen gehabt und in einer anderen Regierung gekämpft. Es war schwierig. Wir haben 2017 mit einem harten, existenziellen innerparteilichen Streit eine erhebliche Kurskorrektur vollzogen. <text:s/>Wir wissen, liebe Ampel, wie schwierig das parteipolitisch bzw. innerparteilich ist. <text:s/>Wir haben es getan. Wir hatten vier Jahre lang Ruhe, weil wir eine Obergrenze hatten, weil wir Grenzkontrollen in Bayern hatten, weil wir den Familiennachzug zu subsidiär Schutzbedürftigen ausgesetzt hatten usw. usw. <text:s/>Geben Sie sich einen Ruck! Ich weiß, es ist schwer; aber wir Länder brauchen dringend eine Verschnaufpause. <text:s/>Ich danke Ihnen. <text:s/>Das Wort hat der Abgeordnete Matthias Helferich.</text:p>
          </table:table-cell>
          <table:table-cell table:style-name="ce2" office:value-type="string" calcext:value-type="string">
            <text:p>Die Ursache ist ziemlich klar: Wir haben eindeutig zu viele Täter mit asylmigrantischer Herkunft, in den gerade eben bezeichneten Fällen ausdrücklich Syrer und Afghanen. | Die Bundesregierung braucht aus unserer Sicht einen Masterplan Migration. | Im Gegensatz zu dieser Fraktion will Sachsen, glaube ich, will die Mehrheit in diesem Land Fachkräftezuwanderung, und sie wollen Asylanten helfen, die wirklich mühselig und geplagt sind, <text:s/>aber das in einem Maß, wie wir es christlich auch können, und nicht nur „satt und sauber“. | Mit dieser Haltung rede ich hier jetzt seit – ich muss kurz rechnen – zehn Jahren, und ich sage Ihnen eins: In meinem Bundesland haben Sie für diesen Asylkurs bei Weitem keine politische Mehrheit in der Bevölkerung. | Meine Damen und Herren, ob auf der Innenministerkonferenz vorletzte Woche, der Ministerpräsidentenkonferenz vorletzte Woche oder den fünf oder sechs Treffen davor: Bitte, hören Sie auf, zu überhören, dass Innenminister und Ministerpräsidenten über alle Farben hinweg Sie zu einer Kurskorrektur in der Asylpolitik auffordern! | Deshalb, meine Damen und Herren – ich rede ja hier seit 2014 zu dem Thema –: Wir haben ein veritables Problem mit einer seit 2022 wieder neu ausgerichteten, sehr liberalen, aus unserer Sicht aber fehlgeleiteten Asyl- und Migrationspolitik der Bundesregierung. | Wir brauchen in den Ländern dringend einen Asylzugangsstopp, und zwar radikal, und eine Abschiebungsoffensive für Mehrfach- und Intensivstraftäter, die sofort beginn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4441993534564972</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8700</text:p>
          </table:table-cell>
          <table:table-cell table:style-name="ce2" office:value-type="string" calcext:value-type="string">
            <text:p>Matthias Helferich (fraktionslos)</text:p>
          </table:table-cell>
          <table:table-cell table:style-name="ce2" office:value-type="string" calcext:value-type="string">
            <text:p>Frau Präsidentin! Sehr geehrte Damen und Herren! „Das Schlachten hat begonnen“: Bereits 2013 beschrieb der Autor Akif Pirinçci die Mechanismen multikultureller Landnahme und thematisierte schon früh die Morde an Deutschen durch Fremde. Am Ende seines Beitrages heißt es: „Es wird zum Alltag dazugehören, man wird sich daran gewöhnen“. <text:s/>Bad Oeynhausen ist ein solcher Fall. Er ist so schlimm, dass er Erwähnung findet. Der syrische Haupttäter ist ermittelt. Witten-Annen ist da nur eine Randnotiz. Das deutsche Opfer verstarb eben nicht an der Prügelattacke seiner Peiniger mit Migrationshintergrund. Dieser junge Deutsche blieb nur gedemütigt zurück. Er wird sich daran gewöhnen müssen. Er wird sich daran gewöhnen, Opfer zweiter Klasse zu sein. <text:s/>Doch wir wollen uns nicht daran gewöhnen, dass die eigenen Opfer verhöhnt und ihre Schlächter vom Establishment vergöttert werden. Wir werden uns nicht daran gewöhnen, dass fehlende soziale Anerkennung das Morden rechtfertigen soll. Wenn der Alltag – Mannheim, Bad Oeynhausen, Witten-Annen – enden soll, dann muss die Amtszeit dieser Politiker enden. <text:s/>Frau Faeser, machen Sie den Anfang! Treten Sie zurück, und verhöhnen Sie nicht Tag für Tag weiter die Opfer Ihrer Migrationspolitik! <text:s/>Kommen Sie bitte zum Schluss. <text:s/>Vielen Dank. <text:s/>Das Wort hat Helge Lindh für die SPD-Fraktion.</text:p>
          </table:table-cell>
          <table:table-cell table:style-name="ce2" office:value-type="string" calcext:value-type="string">
            <text:p>Treten Sie zurück, und verhöhnen Sie nicht Tag für Tag weiter die Opfer Ihrer Migrationspolitik! | Das deutsche Opfer verstarb eben nicht an der Prügelattacke seiner Peiniger mit Migrationshintergru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112854599952698</text:p>
          </table:table-cell>
          <table:table-cell table:number-columns-repeated="1014"/>
        </table:table-row>
        <table:table-row table:style-name="ro1">
          <table:table-cell table:style-name="ce2" office:value-type="string" calcext:value-type="string">
            <text:p>93</text:p>
          </table:table-cell>
          <table:table-cell table:style-name="ce2" office:value-type="string" calcext:value-type="string">
            <text:p>29.03.2023</text:p>
          </table:table-cell>
          <table:table-cell table:style-name="ce2" office:value-type="string" calcext:value-type="string">
            <text:p>ID209309400</text:p>
          </table:table-cell>
          <table:table-cell table:style-name="ce2" office:value-type="string" calcext:value-type="string">
            <text:p>Ralph Edelhäußer (CDU/CSU)</text:p>
          </table:table-cell>
          <table:table-cell table:style-name="ce2" office:value-type="string" calcext:value-type="string">
            <text:p>Frau Präsidentin! Meine sehr geehrten Kolleginnen und Kollegen! Ich möchte mit einem Zitat aus dem Koalitionsvertrag der Regierungsparteien <text:s/>beginnen: „Nicht jeder Mensch, der zu uns kommt, kann bleiben.“ Zu dieser Erkenntnis sind Sie bereits vor 16 Monaten gekommen. <text:s/>Doch von dieser großangekündigten Rückführungsoffensive ist bis heute nichts zu sehen. Ganz im Gegenteil: Das Niveau der Rückführungen liegt sogar <text:s/>noch unter dem vor der Coronapandemie. Dabei wäre es doch genau jetzt wichtig, dass durch klare Regeln und konsequentes Abschieben insbesondere – wir haben es <text:s/>gehört – von Straftätern und Gefährdern das Vertrauen der Bevölkerung in die deutsche Asylpolitik zurückkehrt. <text:s/>Die große Bereitschaft, Flüchtlinge aufzunehmen, sollte nicht durch mangelndes Durchsetzungsvermögen zunichtegemacht werden. Sie sollen dafür sorgen, <text:s/>dass kriminelle Flüchtlinge dem deutschen Rechtsstaat nicht länger auf der Nase herumtanzen können. Nutzen Sie doch endlich den vorhandenen Rechtsrahmen, und <text:s/>eröffnen Sie keine neuen Problemfelder! <text:s/>Was soll das im Detail sein? Sie sollten erst gar nicht mit den geplanten Identitätsfeststellungen mittels Versicherung an Eides statt beginnen. Denn <text:s/>was ist so eine Erklärung wert, wenn man schon vorher weiß, dass sie gar nicht kontrolliert werden kann? Fangen Sie lieber damit an, illegale Einwanderung im <text:s/>Keim zu ersticken! Ein guter Auftakt wäre die digitale Ersterfassung mit Abnahme von Fingerabdrücken aller Flüchtlinge und deren Hinterlegung in einer <text:s/>europäischen Datenbank. Dann hätten wir alles zusammengefasst. Sorgen Sie dafür, dass die Zusammenarbeit zwischen den europäischen Staaten endlich besser <text:s/>funktioniert und somit auch die illegale Sekundärmigration innerhalb der EU begrenzt wird! <text:s/>Uns allen ist klar, dass wir Menschen helfen müssen. Menschen, die in Not sind, die vor Krieg und Verfolgung flüchten, müssen wir helfen. Das gebietet <text:s/>uns allein schon unser christlicher Glaube. Wir als Unionsfraktion stehen dazu zu 100 Prozent hinter unserer christlichen Identität. Aber das C in unserem <text:s/>Parteinamen, das steht nicht für „Chaos“, welches die Ampel derzeit verursacht. Denn Sie lassen unsere Kommunen im Stich! <text:s/>Unsere Kommunen sind am Belastungslimit. Ohne die vielen ehrenamtlichen Helferinnen und Helfer wäre unser Staat nicht mehr Herr der Lage. Das muss man <text:s/>an dieser Stelle einfach mal sagen. <text:s/>Es fehlt an adäquaten Unterbringungsmöglichkeiten für die Asylsuchenden. Wir können nicht wieder Turnhallen als Aufenthalts- und Aufbewahrungsstätten <text:s/>für Neuankömmlinge verwenden. Das darf nicht sein; das muss verhindert werden. <text:s/>Deswegen: Handeln Sie endlich entsprechend Ihrem Koalitionsvertrag! Starten Sie eine geordnete und zeitnahe Rückführungsoffensive für die <text:s/>Ausreisepflichtigen! Das sind Sie den Bürgerinnen und Bürgern in unserem Land schuldig. Stimmen Sie daher für unseren Antrag! <text:s/>Vielen Dank. <text:s/>Für die SPD-Fraktion erteile ich das Wort Dr. Lars Castellucci.</text:p>
          </table:table-cell>
          <table:table-cell table:style-name="ce2" office:value-type="string" calcext:value-type="string">
            <text:p>Ein guter Auftakt wäre die digitale Ersterfassung mit Abnahme von Fingerabdrücken aller Flüchtlinge und deren Hinterlegung in einer <text:s/>europäischen Datenbank. | Fangen Sie lieber damit an, illegale Einwanderung im <text:s/>Keim zu ersticken! | Sorgen Sie dafür, dass die Zusammenarbeit zwischen den europäischen Staaten endlich besser <text:s/>funktioniert und somit auch die illegale Sekundärmigration innerhalb der EU begrenzt wird! | Die große Bereitschaft, Flüchtlinge aufzunehmen, sollte nicht durch mangelndes Durchsetzungsvermögen zunichtegemacht werden. | Sie sollen dafür sorgen, <text:s/>dass kriminelle Flüchtlinge dem deutschen Rechtsstaat nicht länger auf der Nase herumtanzen können. | Dabei wäre es doch genau jetzt wichtig, dass durch klare Regeln und konsequentes Abschieben insbesondere – wir haben es <text:s/>gehört – von Straftätern und Gefährdern das Vertrauen der Bevölkerung in die deutsche Asylpolitik zurückkehrt. | Es fehlt an adäquaten Unterbringungsmöglichkeiten für die Asylsuchen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9133468270301819</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5400</text:p>
          </table:table-cell>
          <table:table-cell table:style-name="ce2" office:value-type="string" calcext:value-type="string">
            <text:p>Dr. Gottfried Curio (AfD)</text:p>
          </table:table-cell>
          <table:table-cell table:style-name="ce2" office:value-type="string" calcext:value-type="string">
            <text:p>Vielen Dank. – Bundesnachrichtendienst und Deutsche Polizeigewerkschaft sehen das weit weniger entspannt. Danach werden also die von den Sicherheitsbehörden erwarteten Gefahren nicht wirklich verhindert und illegale, nicht schutzbedürftige Migranten unter den wirklichen Flüchtlingen jetzt quasi versteckt. <text:s/>Auch die schon im Februar, vor Kriegsbeginn, explodierenden Energiepreise werden ja jetzt auf „kriegsverursacht“ umgedeutet und in der Ukrainekrise versteckt. Wollen Sie die wahren, hausgemachten Gründe für den wirtschaftlichen Niedergang Deutschlands – Missmanagement, Energiewende, Gelddrucken, Schulden-Euro – verstecken in den Folgen von Krieg und unnötigen Sanktionen? Glauben Sie, dass die Bürger auf diese Umdeutung hereinfallen?</text:p>
          </table:table-cell>
          <table:table-cell table:style-name="ce2" office:value-type="string" calcext:value-type="string">
            <text:p>Danach werden also die von den Sicherheitsbehörden erwarteten Gefahren nicht wirklich verhindert und illegale, nicht schutzbedürftige Migranten unter den wirklichen Flüchtlingen jetzt quasi versteck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591957211494446</text:p>
          </table:table-cell>
          <table:table-cell table:number-columns-repeated="1014"/>
        </table:table-row>
        <table:table-row table:style-name="ro1">
          <table:table-cell table:style-name="ce2" office:value-type="string" calcext:value-type="string">
            <text:p>106</text:p>
          </table:table-cell>
          <table:table-cell table:style-name="ce2" office:value-type="string" calcext:value-type="string">
            <text:p>25.05.2023</text:p>
          </table:table-cell>
          <table:table-cell table:style-name="ce2" office:value-type="string" calcext:value-type="string">
            <text:p>ID2010612800</text:p>
          </table:table-cell>
          <table:table-cell table:style-name="ce2" office:value-type="string" calcext:value-type="string">
            <text:p>Dunja Kreiser (SPD)</text:p>
          </table:table-cell>
          <table:table-cell table:style-name="ce2" office:value-type="string" calcext:value-type="string">
            <text:p>Sehr geehrte Frau Präsidentin! Sehr geehrte Kolleginnen und Kollegen! Sehr geehrte Damen und Herren! Die allermeisten von uns eint hoffentlich der <text:s/>Wille zur Beibehaltung des Prinzips eines humanitären Asylrechts, das Schutz und Sicherheit bietet, und auch des Prinzips eines modernen Einwanderungsrechts, <text:s/>das Chancen eröffnet und Perspektiven aufzeigt. <text:s/>Um dieses humanitäre Asylrecht auch gut umzusetzen und den Schutz leisten zu können, brauchen wir Reformen. Auf EU-Ebene benötigen wir eine Reform des <text:s/>Gemeinsamen Europäischen Asylsystems, GEAS. Unsere Bundesministerin Nancy Faeser und unser Bundeskanzler Olaf Scholz setzen sich unermüdlich dafür ein, <text:s/>dass wir tragfähige Lösungen finden. Ich danke hier auch noch mal unserem Bundeskanzler für seinen Einsatz und seine Worte im Europäischen Parlament <text:s/>in Straßburg; denn genau diesen Vorstoß für Verhandlungslösungen brauchen wir. <text:s/>Das Kernelement des gemeinsamen Systems ist die EU-weite Harmonisierung der Schutz- und Aufnahmenormen. Sie soll sicherstellen, dass Asylsuchende in <text:s/>der gesamten EU unter gleichen Bedingungen internationaler Schutz gewährt wird. <text:s/>Die Zahl der Menschen, die jährlich in der EU Asyl beantragen, ist sehr ungleichmäßig auf die Mitgliedstaaten verteilt. Darum ist es ein wichtiges <text:s/>Anliegen, eine gemeinsame Verantwortung für den Schutz der Geflüchteten zu übernehmen. Ich hoffe sehr, dass es bei dem Ratstreffen der EU-Innenministerinnen und <text:s/>‑minister am 8. Juni zu einer Verhandlungslösung kommt. <text:s/>Meine Damen und Herren, wir brauchen diese bessere Verteilung der schutzsuchenden Menschen, weil wir den Anspruch haben müssen, angemessene <text:s/>Unterkünfte zu stellen, Kita- und Schulplätze und Sprachkurse zu gewährleisten. Das ist kein Selbstzweck; das ist einfach die Übernahme von Verantwortung. <text:s/>Und das bedeutet mitnichten, das europäische Asylrecht zu schwächen oder die Genfer Flüchtlingskonvention zu untergraben, wie es der Titel Ihres hier <text:s/>vorliegenden Antrages suggeriert. <text:s/>Die Konvention hat zum Schutz von Millionen Menschen in den unterschiedlichsten Situationen beigetragen. Auch 70 Jahre nach der Unterzeichnung steht <text:s/>die Weltgemeinschaft immer noch vor enormen Herausforderungen. Wir wurden alle Zeugen des verbrecherischen Angriffskriegs Russlands gegen die Ukraine und der <text:s/>größten Fluchtbewegung in Europa seit dem Zweiten Weltkrieg. <text:s/>Ja, es muss für uns selbstverständlich sein, uns solidarisch zu zeigen, zu helfen und zu unterstützen. Dank des großen Kraftakts von Bund, Ländern und <text:s/>Kommunen sowie des Engagements unserer Gesellschaft konnten wir bis heute mehr als 1 Million geflüchteter Menschen aus der Ukraine und auch aus anderen Teilen <text:s/>der Welt in Deutschland Schutz bieten und viele Leben retten, darunter viele Frauen und Kinder. Insgesamt haben 14 Millionen Menschen aus der Ukraine ihre <text:s/>Heimat verlassen und fanden in ganz Europa Schutz. Auch aus anderen Teilen der Welt flüchten Menschen zu uns. Das zeigt die seit 2022 deutlich gestiegene Zahl <text:s/>von Asylanträgen: Über 250 000 Anträge waren es im vergangenen Jahr. <text:s/>Wir haben darum Maßnahmen ergriffen und werden das auch weiterhin tun, um zu einer effektiveren Steuerung der Migration zu gelangen. Dazu gehört: <text:s/>Wir sorgen für schnellere Verfahren. Ja, sehr geehrte Damen und Herren, wir wollen Asylverfahren beschleunigen, schneller bearbeiten und <text:s/>digitalisieren. Wir stellen unsere Ausländerbehörden deutlich leistungsfähiger auf und entlasten durch komplette Digitalisierung sämtlicher <text:s/>Verwaltungsverfahren. Es ist für niemanden zumutbar oder erstrebenswert, zum Teil jahrelang auf das Ergebnis eines Asylverfahrens warten zu müssen. <text:s/>Wir wollen die irreguläre Migration reduzieren. Zu so einer humanitären Flüchtlingspolitik, liebe Kolleginnen und Kollegen, zu einem guten Asylrecht <text:s/>mit klaren Regeln und zu Rechtsstaat und Demokratie gehört auch: Wer nicht als asylsuchend anerkannt wird und unter keinen Umständen in unserem Land bleiben <text:s/>darf, der muss unser Land auch wieder verlassen. Nur so kann und nur so wird die Aufnahme Schutzsuchender in der Gesellschaft dauerhaft Akzeptanz finden. <text:s/>Aber das ist einfacher gesagt als getan, weil dazu auch Abkommen notwendig sind, und zwar mit demokratisch orientierten Ländern. <text:s/>Gleichzeitig müssen wir den Weg der regulären Migration, beispielsweise von qualifizierten Arbeitskräften, die wir mehr als dringend brauchen, weiter <text:s/>verbessern; das haben wir immer wieder betont. Unsere Unternehmen und unsere Sozialsysteme brauchen Arbeitskräfte. Deshalb gestalten wir das modernste <text:s/>Zuwanderungsgesetz: Wir sorgen für geordnete reguläre Zuwanderung. Auch das schafft Perspektiven für Menschen von außerhalb der EU. <text:s/>Wir wollen weitere Migrationsabkommen. Der Sonderbevollmächtige der Bundesregierung für Migrationsabkommen, der frühere Integrationsminister aus <text:s/>Nordrhein-Westfalen, Joachim Stamp, wird weitere Migrationsabkommen aushandeln. Mit diesen Abkommen können wir Migration besser regeln; denn wir verhandeln <text:s/>nicht nur über Fragen der Rückführung, sondern auch über legale Migrationswege. <text:s/>Lassen Sie mich zusammenfassen: Wer unserer Hilfe als Geflüchteter oder Geflüchtete bedarf, dem sind wir zum Schutz verpflichtet. Das ist nicht nur <text:s/>aus meiner Sicht selbstverständlich; Asyl ist in Deutschland ein von der Verfassung geschütztes Recht. Unsere Verfassung hatte auch gerade Geburtstag. <text:s/>Solange wir jedoch kaum andere Möglichkeiten bieten, Teil unserer Gesellschaft zu werden, versuchen immer mehr Menschen ohne Anspruch den Weg über das <text:s/>Asylrecht zu suchen, um in Deutschland leben zu können. Hier müssen wir dringend andere Wege gehen. <text:s/>Sehr geehrte Damen und Herren, – <text:s/>Kommen Sie bitte zum Schluss. <text:s/>– wir lehnen diesen Antrag ab, schon allein deshalb, weil wir nach 2015 endlich zu Lösungen kommen können. <text:s/>Der nächste Redner ist Philipp Amthor für die CDU/CSU-Fraktion.</text:p>
          </table:table-cell>
          <table:table-cell table:style-name="ce2" office:value-type="string" calcext:value-type="string">
            <text:p>Wir wollen die irreguläre Migration reduzieren. | Das ist nicht nur <text:s/>aus meiner Sicht selbstverständlich; Asyl ist in Deutschland ein von der Verfassung geschütztes Recht. | Um dieses humanitäre Asylrecht auch gut umzusetzen und den Schutz leisten zu können, brauchen wir Reformen. | Das zeigt die seit 2022 deutlich gestiegene Zahl <text:s/>von Asylanträgen: Über 250 000 Anträge waren es im vergangenen Jahr. | Mit diesen Abkommen können wir Migration besser regeln; denn wir verhandeln <text:s/>nicht nur über Fragen der Rückführung, sondern auch über legale Migrationswege. | Die Zahl der Menschen, die jährlich in der EU Asyl beantragen, ist sehr ungleichmäßig auf die Mitgliedstaaten verteilt. | Ja, sehr geehrte Damen und Herren, wir wollen Asylverfahren beschleunigen, schneller bearbeiten und <text:s/>digitalisieren. | Und das bedeutet mitnichten, das europäische Asylrecht zu schwächen oder die Genfer Flüchtlingskonvention zu untergraben, wie es der Titel Ihres hier <text:s/>vorliegenden Antrages suggeriert. | Gleichzeitig müssen wir den Weg der regulären Migration, beispielsweise von qualifizierten Arbeitskräften, die wir mehr als dringend brauchen, weiter <text:s/>verbessern; das haben wir immer wieder betont. | Der Sonderbevollmächtige der Bundesregierung für Migrationsabkommen, der frühere Integrationsminister aus <text:s/>Nordrhein-Westfalen, Joachim Stamp, wird weitere Migrationsabkommen aushandeln. | Wir wollen weitere Migrationsabkommen. | Wir haben darum Maßnahmen ergriffen und werden das auch weiterhin tun, um zu einer effektiveren Steuerung der Migration zu gelangen. | Solange wir jedoch kaum andere Möglichkeiten bieten, Teil unserer Gesellschaft zu werden, versuchen immer mehr Menschen ohne Anspruch den Weg über das <text:s/>Asylrecht zu suchen, um in Deutschland leben zu können. | Zu so einer humanitären Flüchtlingspolitik, liebe Kolleginnen und Kollegen, zu einem guten Asylrecht <text:s/>mit klaren Regeln und zu Rechtsstaat und Demokratie gehört auch: Wer nicht als asylsuchend anerkannt wird und unter keinen Umständen in unserem Land bleiben <text:s/>darf, der muss unser Land auch wieder verlassen. | Die allermeisten von uns eint hoffentlich der <text:s/>Wille zur Beibehaltung des Prinzips eines humanitären Asylrechts, das Schutz und Sicherheit bietet, und auch des Prinzips eines modernen Einwanderungsrechts, <text:s/>das Chancen eröffnet und Perspektiven aufzeigt. | Auf EU-Ebene benötigen wir eine Reform des <text:s/>Gemeinsamen Europäischen Asylsystems, GEAS. | Deshalb gestalten wir das modernste <text:s/>Zuwanderungsgesetz: Wir sorgen für geordnete reguläre Zuwanderung. | Sie soll sicherstellen, dass Asylsuchende in <text:s/>der gesamten EU unter gleichen Bedingungen internationaler Schutz gewährt wird. | Es ist für niemanden zumutbar oder erstrebenswert, zum Teil jahrelang auf das Ergebnis eines Asylverfahrens warten zu mü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3758214116096497</text:p>
          </table:table-cell>
          <table:table-cell table:number-columns-repeated="1014"/>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00200</text:p>
          </table:table-cell>
          <table:table-cell table:style-name="ce2" office:value-type="string" calcext:value-type="string">
            <text:p>Friedrich Merz (CDU/CSU)</text:p>
          </table:table-cell>
          <table:table-cell table:style-name="ce2" office:value-type="string" calcext:value-type="string">
            <text:p>Frau Präsidentin! Meine Damen und Herren! Zunächst möchte ich im eigenen Namen, aber auch im Namen der CDU/CSU-Bundestagsfraktion dem heute Morgen vereidigten neuen polnischen Ministerpräsidenten auch unsere herzlichen Glückwünsche übermitteln <text:s/>und der neuen Regierung in Polen alles erdenklich Gute wünschen – für Polen, aber auch für uns gemeinsam in Europa. Das ist ein guter Beginn des heutigen Tages gewesen. <text:s/>Dieses gute Miteinander in Europa hängt von handlungsfähigen Regierungen ab. Es hängt insbesondere von einer handlungsfähigen Bundesregierung ab; denn Deutschland ist nun einmal das geostrategisch wichtigste Land in Europa, ob wir es wollen oder nicht. Deswegen war es keine Überraschung, Herr Bundeskanzler, dass Sie auf Biegen und Brechen durch die Nacht hindurch – es war nicht die erste solche Nacht – versucht haben, heute Morgen einen Kompromiss in dem anhaltenden Haushaltsstreit Ihrer Regierung zu finden. Und das, was Sie hier als ein geordnetes Verfahren dargestellt haben, ist in Wahrheit – so hat es ja auch Ihr Parteivorsitzender richtig gesagt – eine handfeste Regierungskrise gewesen, die Sie heute Morgen allenfalls mit einem Formelkompromiss abgeschlossen haben. <text:s/>Es ist sicher für eine abschließende Bewertung dessen, was Sie nur in einer Bundespressekonferenz oder einem Pressestatement – mehr war es ja nicht – gesagt haben, viel zu früh. Aber eines ist doch jetzt schon deutlich erkennbar: Sie versuchen, fortzusetzen, was Sie seit dem Beginn Ihrer Regierung tun, nämlich eine Quadratur des Kreises, indem Sie dieser Fraktion alle Ausgaben für die Sozialpolitik weiter ermöglichen. <text:s/>– Frau Esken, da Sie jetzt gerade schon wieder mit den Zwischenrufen anfangen, nehme ich die Gelegenheit einfach mal wahr, Ihnen zu sagen: <text:s/>Frau Esken, Sie haben es auf dem Bundesparteitag der SPD in der letzten Woche für richtig gehalten, zu sagen: „CDU und CSU hetzen im Chor mit der AfD gegen die Ampel.“ <text:s/>Und wenn das, was ich zitiere, dann noch Beifall in Ihrer Fraktion auslöst, <text:s/>dann wissen wir ziemlich genau, auf was wir uns einzustellen haben in der Auseinandersetzung mit Ihrer Partei und Ihrer Fraktion. <text:s/>Sie überschreiten hier jedes zulässige Maß an persönlicher Herabsetzung. Ich weise das hier mit größter Entschiedenheit zurück, was Sie da auf diesem Parteitag gemacht haben. <text:s/>Ich weise es mit größter Entschiedenheit zurück. Es gibt niemanden, der sich in der Abgrenzung zu dieser Fraktion da ganz rechts überbieten lässt, wie wir. <text:s/>Und Sie wissen das. Sie kriegen die entsprechenden Kommentare in der Öffentlichkeit dafür, was Sie hier gemacht haben. Es ist ein Tiefpunkt in der politischen Kultur dieses Hauses, wenn es dazu auch noch Beifall aus Ihrer Fraktion gibt, wenn ich Sie mit dem, was Sie da auf Ihrem Parteitag gesagt haben, zitiere. <text:s/>Es ist eine Unverschämtheit. <text:s/>Ich komme auf die europäische Politik und auf den Haushalt der Bundesrepublik Deutschland zurück. Meine Damen und Herren, für eine Bewertung ist es heute zu früh. <text:s/>Aber Sie versuchen ja, fortzusetzen, was Sie in den letzten zwei Jahren gemacht haben, indem Sie dann auch der FDP – jetzt jedenfalls vordergründig – einräumen, dass Sie eine Abweichung von der Schuldenbremse – jedenfalls heute – nicht mehr vorschlagen wollen. <text:s/>Aber, Herr Bundeskanzler, das, was Sie hier zur Ukraine gesagt haben, ist doch bereits die Ankündigung, dass Sie es in den nächsten Monaten tun werden. Und der Trick ist doch durchschaubar: Sie geben jetzt das Geld aus, das Sie im Klima- und Transformationsfonds haben. Sie geben das Geld aus, das Sie für die gesamten Transferleistungen in den Arbeitsmarkt aufwenden wollen, und dann werden Sie uns zur Mitte des Jahres sagen: Tja, das ist nun alles unvorhergesehen gewesen, was da in der Ukraine auf uns zukommt, und jetzt müssen wir noch einmal die Haushaltsbeschlüsse überprüfen. <text:s/>Herr Bundeskanzler, das Grundgesetz sieht eine unvorhergesehene Notlage vor für die Überschreitung der Kreditgrenzen der Schuldenbremse. Sie wissen, dass Sie das nicht einhalten können, was Sie heute Morgen hier gesagt haben. Es ist eine vorhersehbare Notlage, die Sie spätestens zur Mitte des Jahres werden erklären müssen. Und dann wollen Sie uns noch einmal für die Überschreitung der Verschuldungsgrenze des Grundgesetzes in Anspruch nehmen. Diesen Trick lassen wir Ihnen nicht durchgehen, Herr Bundeskanzler. <text:s/>Es ist die übliche Trickserei eines Bundeskanzlers, der dieses Merkmal seiner Politik aus dem Bundesfinanzministerium mitgenommen hat und heute unverändert fortsetzt mit dem, was Sie eben in Ihrem Pressestatement und später hier in der Regierungserklärung zum Ausdruck gebracht haben. Es ist finanzpolitische Trickserei – mehr ist es nicht! <text:s/>Im Übrigen – lassen Sie mich den Hinweis auch noch geben –: Diese Lage in der Ukraine ist so, wie Sie sie beschrieben haben. Sie ist vielleicht sogar noch ein bisschen schwieriger. <text:s/>Die politische Stabilität dieses Landes nimmt ab. Die militärische Gefährdung dieses Landes nimmt zu. Sie wissen natürlich genauso wie wir alle, dass Russland in den letzten Wochen und Monaten seine Rüstungsanstrengungen vervielfacht hat, dass dort mittlerweile Munition und militärisches Gerät in großem Umfang nicht nur eingesetzt, sondern vorrätig gehalten wird für die nächsten großen Offensiven. Und Sie wissen, dass dieses Land unter den gegebenen Umständen überhaupt keine Chance hat, diesen Krieg zu gewinnen. Sie wissen, dass es so ist. <text:s/>Wenn es heute, fast zwei Jahre nach dem Beginn dieses Krieges, so ist, dann hat diese Lage dort auch etwas mit Ihrer Zögerlichkeit, der Zögerlichkeit der Bundesregierung, zu tun. <text:s/>Sie hat auch zu tun mit Ihrer anhaltenden, unbegründeten Zögerlichkeit, diesem Land auch militärisches Gerät zur Verfügung zu stellen, das das Land seit Monaten dringend braucht. <text:s/>Ich kann nur das wiederholen, was ein Kollege aus unserer Fraktion in den letzten Tagen gesagt hat: <text:s/>Sie täuschen die Öffentlichkeit unverändert darüber, warum Sie eigentlich keine Taurus-Marschflugkörper liefern. <text:s/>Sie behaupten, das dürften wir angeblich aus der Bundesrepublik Deutschland nicht, und bleiben jeden Beweis dafür schuldig, welche Begrenzung es da eigentlich in Ihrer Regierung für diese Entscheidung gibt. <text:s/>Herr Bundeskanzler, Sie haben nur relativ kurz – und ich kann verstehen, warum – über ein weiteres Thema gesprochen, das auf dem Europäischen Rat eine Rolle spielen wird, nämlich die gemeinsame europäische Asylpolitik. Das hat ja Gründe, dass Sie hier so kurz darüber gesprochen haben. Denn eine Stunde bevor Sie Ihr Pressestatement abgegeben haben, kam die Nachricht, dass in Ihrer Koalition die Bemühungen um die Verabschiedung des Asylpaketes in diesem Jahr gescheitert sind. <text:s/>Herr Bundeskanzler, das waren Vorschläge, die haben Sie noch im November, nach der letzten Ministerpräsidentenkonferenz, als „historisch“ bezeichnet. Da haben Sie hier gestanden und gesagt: Wir haben uns mit den Ministerpräsidenten, und zwar allen 16 – darunter auch ein grüner Ministerpräsident, mit Verlaub, Frau Kollegin –, geeinigt auf ein umfassendes Asylpaket. – Das wollten Sie noch Ende dieses Jahres im Bundesrat zur Beschlussfassung vorlegen. Das ist heute Morgen krachend gescheitert. Sie haben hier Zusagen gemacht, die Sie nicht einhalten können, weil Sie das Vertrauen in dieser Koalition zu diesen Fragen einfach nicht mehr haben. <text:s/>Sie haben Ankündigungen in Form eines Rückführungsverbesserungsgesetzes gemacht. Sie haben mir das, als ich am 13. Oktober bei Ihnen war, voller Stolz ausgehändigt. Sie haben das selbst gelesen, so sagten Sie, und das sei eines der handwerklich am gelungensten Werke Ihrer Koalition. Sie waren ganz stolz auf das, was Sie da präsentiert haben. Das ist krachend an dieser Fraktion gescheitert, die nicht bereit ist, das mitzumachen. <text:s/>Nur damit wir mal über den Inhalt dieses Gesetzes kurz Klarheit bekommen: Da geht es um ganze 600 zusätzliche Rückführungen im Jahr, die diese Koalition nicht bereit ist zu akzeptieren. Sie blockieren mit dieser Koalition, die Sie hier „führen“ – in Anführungsstrichen – die Beschlüsse der Ministerpräsidenten, die seit über einem Jahr mit Ihnen darum ringen, wie wir denn das Problem der illegalen Migration nach Deutschland besser lösen können. <text:s/>Sie blockieren, meine Damen und Herren, einen Vorschlag, den Sie selber hier unterbreitet haben, den wir mit Ihnen teilen: dass wir nämlich den Zeitraum, in dem Asylbewerber Leistungen nach dem Asylbewerberleistungsgesetz erhalten, von 18 auf 36 Monate verlängern. Noch nicht einmal den Abschiebegewahrsam auf 28 Tage zu verlängern sind Sie mit Ihrer Koalition in der Lage. <text:s/>– Jetzt hören Sie mal auf, hier herumzuschreien! Das bestätigt doch nur, was ich zu Ihnen gesagt habe. <text:s/>Es ist einfach unappetitlich; es ist unerträglich, was Sie für Zwischenrufe da aus dieser Fraktion hier zum Besten geben. <text:s/>Herr Bundeskanzler, ich stelle Ihnen einfach die Frage, nachdem das, was da am 6. November zum Thema „Begrenzung der illegalen Migration nach Deutschland“ mit Ihrer Beteiligung als „historisch“ bezeichnet worden ist: Wie lange wollen Sie sich eigentlich noch von großen Teilen Ihrer Koalition, insbesondere von den Grünen, auf der Nase herumtanzen lassen? <text:s/>Sie gefährden doch den letzten Rest Ihres Ansehens, Ihrer Autorität im Inland wie im Ausland. <text:s/>Sie glauben doch nicht im Ernst, dass diejenigen, die Sie da ab heute Abend in Brüssel treffen, nicht genau wissen, was innenpolitisch in Deutschland vorgeht und wie Sie hier vorgeführt werden in der Koalition, die Sie angeblich führen. <text:s/>Herr Bundeskanzler, wenn dies anders werden soll, dann müssen Sie ein bisschen mehr politische Führung übernehmen. Ich fordere Sie auf, dass Sie das Paket, das Sie mit allen 16 Ministerpräsidenten am 6. November verabschiedet haben, dass Sie exakt dieses Paket im Januar des nächsten Jahres hier im Deutschen Bundestag als Gesetzgebungspaket vorlegen – eins zu eins das, was da beschlossen worden ist – und dass Sie dieses Paket dann mit der Vertrauensfrage verbinden, ob Sie überhaupt noch die Zustimmung Ihrer Koalition in diesen wesentlichen innenpolitischen Fragen unseres Landes haben. <text:s/>Herr Bundeskanzler, wenn Sie das nicht machen, dann wird das nächste Jahr genauso chaotisch beginnen, wie das Jahr 2023 zu Ende geht. <text:s/>Das kann sich die Bundesrepublik Deutschland, das können sich die Menschen, das können sich auch die Unternehmen in Deutschland einfach nicht mehr leisten. Dieses Land ist an der Leistungsgrenze angekommen. Es liegt in Ihrer Hand, das zu ändern. Dazu fordere ich Sie mit Blick auf das nächste Jahr auf.</text:p>
          </table:table-cell>
          <table:table-cell table:style-name="ce2" office:value-type="string" calcext:value-type="string">
            <text:p>Da haben Sie hier gestanden und gesagt: Wir haben uns mit den Ministerpräsidenten, und zwar allen 16 – darunter auch ein grüner Ministerpräsident, mit Verlaub, Frau Kollegin –, geeinigt auf ein umfassendes Asylpaket. | Sie blockieren mit dieser Koalition, die Sie hier „führen“ – in Anführungsstrichen – die Beschlüsse der Ministerpräsidenten, die seit über einem Jahr mit Ihnen darum ringen, wie wir denn das Problem der illegalen Migration nach Deutschland besser lösen können. | Denn eine Stunde bevor Sie Ihr Pressestatement abgegeben haben, kam die Nachricht, dass in Ihrer Koalition die Bemühungen um die Verabschiedung des Asylpaketes in diesem Jahr gescheitert sind. | Sie blockieren, meine Damen und Herren, einen Vorschlag, den Sie selber hier unterbreitet haben, den wir mit Ihnen teilen: dass wir nämlich den Zeitraum, in dem Asylbewerber Leistungen nach dem Asylbewerberleistungsgesetz erhalten, von 18 auf 36 Monate verlängern. | Herr Bundeskanzler, Sie haben nur relativ kurz – und ich kann verstehen, warum – über ein weiteres Thema gesprochen, das auf dem Europäischen Rat eine Rolle spielen wird, nämlich die gemeinsame europäische Asylpolitik. | November zum Thema „Begrenzung der illegalen Migration nach Deutschland“ mit Ihrer Beteiligung als „historisch“ bezeichnet worden ist: Wie lange wollen Sie sich eigentlich noch von großen Teilen Ihrer Koalition, insbesondere von den Grünen, auf der Nase herumtanzen la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3561226725578308</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8900</text:p>
          </table:table-cell>
          <table:table-cell table:style-name="ce2" office:value-type="string" calcext:value-type="string">
            <text:p>Thomas Seitz (fraktionslos)</text:p>
          </table:table-cell>
          <table:table-cell table:style-name="ce2" office:value-type="string" calcext:value-type="string">
            <text:p>Sehr geehrte Frau Präsidentin! Meine Damen und Herren! Dem wehrlos am Boden liegenden Philippos T. versetzte der mutmaßlich 18-jährige syrische Täter noch weitere Faustschläge gegen den Kopf. Anders als es Herr Castellucci gesagt hat, ist er nicht „aus dem Leben geschieden“, sondern wurde brutal totgeschlagen. <text:s/>Aber hier geht es nicht um den Tatvorwurf und auch nicht um das fast regelhaft bis 21 Jahre angewendete Jugendstrafrecht. Denn Bad Oeynhausen ist kein Einzelfall, sondern leider trauriger Alltag im Merkel-Kalifat Schland. Schon vor elf Jahren wurde Daniel S. im niedersächsischen Kirchweyhe von mehreren Menschen mit Migrationshintergrund zu Tode geprügelt bzw. getreten. Den Fall von Kirchweyhe, dem unzählige weitere folgten, kommentierte Akif Pirinçci auf dem Blog „Achse des Guten“ voller Wut unter dem Titel „Das Schlachten hat begonnen“. Die typische Reaktion schon damals: Werbung für eine bunte Gesellschaft und Warnung vor einer Instrumentalisierung durch Rechte. <text:s/>Wenn die Union heute nach Ursachen und Konsequenzen fragt, ist dies scheinheilig; denn die Antwort ist so klar wie die furchtbare Entwicklung schon zu Beginn der Masseneinwanderung absehbar war. Wenn man nicht kontrolliert und auswählt, wen man ins Land lässt, bedeutet multikulturell eben auch multikriminell. Deshalb nehmen Gewaltdelikte, Sexualdelikte und Tötungsdelikte überhand. Folge: jeden Tag zwei Gruppenvergewaltigungen und 72 Messerangriffe. <text:s/>Vor Kurzem sagte die Berliner Polizeipräsidentin Barbara Slowik: „Gewalt in Berlin ist jung, männlich und nicht-deutsch“. Oder anders ausgedrückt: Ein weit überproportionaler Anteil der Täter stammt aus dem Orient oder aus Afrika, und viele sind Muslime. Ändern Sie das, oder das Massaker geht weiter! <text:s/>Vielen Dank. <text:s/>Für die CDU/CSU-Fraktion hat nun die Kollegin Nina Warken das Wort.</text:p>
          </table:table-cell>
          <table:table-cell table:style-name="ce2" office:value-type="string" calcext:value-type="string">
            <text:p>im niedersächsischen Kirchweyhe von mehreren Menschen mit Migrationshintergrund zu Tode geprügelt bzw. | Wenn die Union heute nach Ursachen und Konsequenzen fragt, ist dies scheinheilig; denn die Antwort ist so klar wie die furchtbare Entwicklung schon zu Beginn der Masseneinwanderung absehbar wa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6734475493431091</text:p>
          </table:table-cell>
          <table:table-cell table:number-columns-repeated="1014"/>
        </table:table-row>
        <table:table-row table:style-name="ro1">
          <table:table-cell table:style-name="ce2" office:value-type="string" calcext:value-type="string">
            <text:p>101</text:p>
          </table:table-cell>
          <table:table-cell table:style-name="ce2" office:value-type="string" calcext:value-type="string">
            <text:p>28.04.2023</text:p>
          </table:table-cell>
          <table:table-cell table:style-name="ce2" office:value-type="string" calcext:value-type="string">
            <text:p>ID2010100400</text:p>
          </table:table-cell>
          <table:table-cell table:style-name="ce2" office:value-type="string" calcext:value-type="string">
            <text:p>Norbert Kleinwächter (AfD)</text:p>
          </table:table-cell>
          <table:table-cell table:style-name="ce2" office:value-type="string" calcext:value-type="string">
            <text:p>Werte Frau Präsidentin! Sehr geehrte Kolleginnen und Kollegen! Das Thema der beruflichen Weiterbildung ist wirklich ein ganz wichtiges Zukunftsthema für unser Land. Unser Land der Dichter und Denker hat eine Regierung der Wohlstandsvernichter und ‑verschenker. <text:s/>Genauso banal ist, ehrlich gesagt, Ihr Ansatz zur beruflichen Bildung. <text:s/>Sie verursachen durch Ihre Inflation und durch Ihre Verbotspolitik eine massenhafte Inflation, unter der Unternehmen wie Bürger leiden. Sie verursachen durch Ihre Gender- und Abtreibungspolitik eine demografische Krise. Sie verursachen durch Ihre CO2– und Klimaideologie einen beispiellosen wirtschaftlichen Niedergang. <text:s/>Und dann stellen Sie sich hin und sagen: Alles, was die Leute tun müssen, ist, sich an die Transformation anzupassen, sich vielleicht umschulen zu lassen. Der Kernkraftwerksingenieur soll dann zum Träger gehen, eine Schulung machen und in der Altenpflege seinen Wohlstand der Zukunft finden. <text:s/>Das wird nicht funktionieren. Wir müssen mit dem Bereich der beruflichen Bildung wirklich professionell umgehen, meine Damen und Herren, um den Anforderungen des technologischen Fortschritts – nicht Ihres geistigen Rückschritts – wirklich gerecht zu werden. <text:s/>Ihr Gesetzentwurf, Herr Heil, klingt zwar auf den ersten Blick gut, aber er fördert weder Arbeitnehmer noch Arbeitgeber noch die berufliche Bildung. Er fördert vor allem Träger und sorgt dafür, dass ihre Kurse, egal wie schlecht, voll sind. Das zieht sich durch alle Aspekte. Ich nenne jetzt als Beispiel mal die Weiterbildungsförderungsmaßnahmen bei drohender Arbeitslosigkeit nach SGB III. Da stellen Sie die Maßnahmenzulassung ein. Also, es reicht, dass der Träger registriert ist. Unabhängig davon, ob die Maßnahme geeignet ist, die Arbeitslosigkeit abzuwenden, wird sie gefördert. Der Staat zahlt ja, und übrigens der Arbeitgeber auch nicht zu knapp: Dessen Beteiligung liegt ja weiterhin bei 50, 75 bzw. 85 Prozent, je nach Anzahl der Arbeitnehmer. <text:s/>Und 100 Prozent zahlt der Arbeitgeber natürlich bei jeder sinnvollen betrieblichen Weiterbildung. Da greifen Sie nicht wirklich unter die Arme, außer bei den strukturwandelbedingten Qualifizierungsbedarfen. Da wollen Sie ja jetzt mit dem Qualifizierungsgeld kommen und sozusagen Lohnersatzleistungen erbringen. Das, meine Damen und Herren, ist aber nichts weiter als ein erbärmlicher Ablass für Ihre Klimatransformationspolitik und wird auch nicht funktionieren. <text:s/>Denn warum soll ein Unternehmen noch in Deutschland investieren bei hohen Energiepreisen, bei hohen Steuerbelastungen und dann auch noch bei hohen Weiterbildungskosten? Durch Ihre Klimatransformation werden sich viele Unternehmen ins Ausland transformieren. <text:s/>Da hilft auch keine Ausbildungsgarantie – das nächste große Wort, das Sie vor sich hertragen. Es ist ja richtig, dass Sie endlich mal erkannt haben, wie wichtig die berufliche Bildung ist. Endlich – das muss man mal festhalten – ist das bei Ihnen angekommen, nachdem wir seit Jahren sagen: Berufliche Bildung muss besser gefördert werden. <text:s/>Aber bei der Ausbildungsgarantie profitiert doch nicht der normale Lehrling, der normale Schulabgänger. Es profitieren wieder diejenigen, die in ihrer Person liegende Gründe haben: Geflüchtete, Leute, die bereits eine Ausbildung abgebrochen haben. <text:s/>Wenn die so schlecht und so wenig bildungsbereit sind, dass sie nicht einmal in einem Unternehmen eine Ausbildung machen können, dann soll es eine außerbetriebliche Ausbildung geben. Wo? Ja, natürlich beim Träger. Wo denn sonst? Und das wollen Sie dann auch noch vollumfänglich fördern. Das ist auch keine Lösung für die Lage. <text:s/>6 Prozent der Schulabgänger haben aktuell keinen Schulabschluss, und viele von denen, die einen Schulabschluss haben, sind auch nicht ausbildungsbereit. Bei diesen Stellschrauben müssen wir anfangen. Wir müssen etwas an der Schule ändern und etwas an ihrer illegalen Migrationspolitik ändern, weil die nämlich die Zukunft der Qualifikation in unserem Land massiv gefährdet, meine Damen und Herren. <text:s/>Sie sollten nicht mit einer Ausbildungsgarantie kommen und Garantien versprechen; denn das Einzige, was bei Ihrer Politik wirklich garantiert ist, ist der wirtschaftliche Abstieg Deutschlands. <text:s/>Haben Sie vielen Dank. <text:s/>Nächster Redner: für die FDP-Fraktion Pascal Kober.</text:p>
          </table:table-cell>
          <table:table-cell table:style-name="ce2" office:value-type="string" calcext:value-type="string">
            <text:p>Wir müssen etwas an der Schule ändern und etwas an ihrer illegalen Migrationspolitik ändern, weil die nämlich die Zukunft der Qualifikation in unserem Land massiv gefährdet, meine Damen und Her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7407473921775818</text:p>
          </table:table-cell>
          <table:table-cell table:number-columns-repeated="1014"/>
        </table:table-row>
        <table:table-row table:style-name="ro1">
          <table:table-cell table:style-name="ce2" office:value-type="string" calcext:value-type="string">
            <text:p>197</text:p>
          </table:table-cell>
          <table:table-cell table:style-name="ce2" office:value-type="string" calcext:value-type="string">
            <text:p>07.11.2024</text:p>
          </table:table-cell>
          <table:table-cell table:style-name="ce2" office:value-type="string" calcext:value-type="string">
            <text:p>ID2019700600</text:p>
          </table:table-cell>
          <table:table-cell table:style-name="ce2" office:value-type="string" calcext:value-type="string">
            <text:p>Michael Breilmann (CDU/CSU)</text:p>
          </table:table-cell>
          <table:table-cell table:style-name="ce2" office:value-type="string" calcext:value-type="string">
            <text:p>Sehr geehrte Frau Präsidentin! Sehr geehrte Kolleginnen und Kollegen! Sehr geehrte Damen und Herren! Sehr geehrte Ehrengäste! Der 7. Oktober 2023 ist eine Zäsur. Seit dem schrecklichen Massaker der Hamas sind die jüdischen Gemeinden in unserem Land personell, emotional und organisatorisch am Limit. Das Leben für Jüdinnen und Juden in Deutschland hat sich stark verändert. Jüdisches Leben ist leider weniger sichtbar geworden. Und im Jahr 2024 war fast die Hälfte aller jüdischen Gemeinden von antisemitischen Vorfällen betroffen. Ich möchte betonen: Dieser Zustand darf in unserem Land keine Normalität werden. <text:s/>Jeder antisemitische Angriff ist ein Angriff auf uns alle; denn beim Kampf gegen Antisemitismus und für die Förderung jüdischen Lebens geht es konkret auch um die Stärkung unseres Rechtsstaates und unserer freiheitlich-demokratischen Werte. <text:s/>In den vergangenen Jahrzehnten hat der Deutsche Bundestag es immer geschafft und war immer bereit, über die Grenzen von Opposition und Regierung hinweg gemeinsame Lösungen und Antworten gegen Extremismus und gegen Antisemitismus zu finden. Und diese Resolution heute ist ein weiterer wichtiger Beweis dafür. <text:s/>Bei der Erarbeitung haben uns drei grundlegende Punkte geleitet: erstens der Schutz von Jüdinnen und Juden, zweitens die Förderung des vielfältigen und vor allen Dingen auch so bereichernden jüdischen Lebens in Deutschland und natürlich drittens das Existenzrecht Israels mit unserem unverrückbaren Schutzversprechen. <text:s/>Wenn wir alle gemeinsam Antisemitismus bekämpfen wollen – das ist vorhin schon mal deutlich geworden –, dann müssen wir ihn auch klar benennen können. Für uns als Union war von Beginn der Gespräche an immer klar, dass nur die IHRA-Antisemitismusdefinition und keine andere maßgeblich sein kann; denn die IHRA-Definition basiert auf wissenschaftlichen Erkenntnissen und adressiert vor allem genau den israelbezogenen Antisemitismus, der als die häufigste Form bei uns in Deutschland derzeit in Erscheinung tritt. Ich bin dankbar, dass wir die IHRA-Definition in diese Resolution aufgenommen haben und dass sie die maßgebliche ist. <text:s/>Ich halte den Kritikern entgegen: Diese Definition besagt ausdrücklich, dass Kritik an Israel, die mit der an anderen Ländern vergleichbar ist, nicht als antisemitisch betrachtet wird. Deswegen entgegne ich denjenigen, die etwas anderes behaupten: Sie sagen die Unwahrheit. <text:s/>Und es ist wichtig, in der Debatte zu betonen, dass die Arbeit durch diese Resolution jetzt erst richtig losgeht. Wir müssen diese Resolution mit Leben füllen, wir müssen sie konkretisieren, und das gilt insbesondere bei unserer nun gemeinsamen Position, dass antisemitische Straftaten stärker als bisher Konsequenzen auch beim Aufenthalts-, Asyl-, Straf- und Staatsangehörigkeitsrecht haben müssen. Die Vorschläge der Union dazu liegen in einem Entschließungsantrag aus dem letzten Jahr auf dem Tisch. Es ist deshalb gut, dass gleich zu Beginn dieses Resolutionstextes ausdrücklich auf diesen Antrag verwiesen wird, er als wichtig bezeichnet wird und Grundlage für weitere Initiativen in Bund und Ländern sein kann. <text:s/>Wir senden heute aber auch die klare Botschaft, dass eine staatliche Förderung von Antisemitismus ausgeschlossen sein muss. Länder, Bund und Kommunen sollen – soweit noch nicht erfolgt – rechtssichere haushalterische Regelungen finden, damit Projekte und Vorhaben mit antisemitischen Zielen nicht gefördert werden. <text:s/>Ich möchte auch betonen: Grundrechte wie die Meinungs- und Kunstfreiheit werden durch unsere Resolution gerade nicht gefährdet; denn Kunst- und auch Meinungsfreiheit erlauben keinen Antisemitismus. Strafrechtlich relevante Äußerungen werden gar nicht vom Schutzbereich der Grundrechte erfasst. Die Grundrechte gelten auch nicht schrankenlos. Wir stellen mit diesem Antrag vielmehr klar, dass wir verhindern werden, dass unter dem Deckmantel der Grundrechte Antisemitismus verbreitet wird. Wir stellen mit diesem Antrag klar, dass es auch in den Reihen von Kunst, Kultur und Medien keinen Raum für Antisemitismus gibt. Und wir stellen mit diesem Antrag klar, dass alle Ursachen und Hintergründe der letzten großen Antisemitismusskandale – insbesondere auf der documenta fifteen, und der Berlinale im Februar 2024 – umfassend aufgearbeitet und daraus Konsequenzen gezogen werden. Dieses Versprechen geben wir mit dieser Resolution heute ab. <text:s/>Ich kann nur sagen: Gehen wir diese Herausforderungen mit Ernsthaftigkeit und Engagement, aber auch mit Optimismus und Zuversicht an! Es ist wichtig, dass wir heute zu diesem Zeitpunkt ein klares Zeichen setzen. <text:s/>Ich durfte in meinem Wahlkreis in den letzten Tagen persönlich erleben, wie vielfältig und engagiert gerade junge Menschen der Reichspogromnacht und der Vertreibung und Ermordung von Jüdinnen und Juden gedenken. Ich finde, das gibt Hoffnung, dass junge Menschen in unserer Gesellschaft – aber auch die Gesellschaft insgesamt – bereit sind, dem Antisemitismus klar entgegenzutreten. Ich bin mir sicher: Viele Kolleginnen und Kollegen Abgeordnete können von ähnlichem Engagement in ihren Wahlkreisen berichten. Das gibt uns Hoffnung; das führt uns aber auch immer klar vor Augen: Erinnern heißt handeln. <text:s/>Herzlichen Dank für Ihre Aufmerksamkeit. <text:s/>Als Nächste hat das Wort für die SPD-Fraktion Simona Koß.</text:p>
          </table:table-cell>
          <table:table-cell table:style-name="ce2" office:value-type="string" calcext:value-type="string">
            <text:p>Wir müssen diese Resolution mit Leben füllen, wir müssen sie konkretisieren, und das gilt insbesondere bei unserer nun gemeinsamen Position, dass antisemitische Straftaten stärker als bisher Konsequenzen auch beim Aufenthalts-, Asyl-, Straf- und Staatsangehörigkeitsrecht haben mü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riminell</text:p>
          </table:table-cell>
          <table:table-cell table:style-name="ce2" office:value-type="string" calcext:value-type="string">
            <text:p>0.8638269901275635</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14200</text:p>
          </table:table-cell>
          <table:table-cell table:style-name="ce2" office:value-type="string" calcext:value-type="string">
            <text:p>Nadja Sthamer (SPD)</text:p>
          </table:table-cell>
          <table:table-cell table:style-name="ce2" office:value-type="string" calcext:value-type="string">
            <text:p>Sehr geehrte Frau Präsidentin! Liebe Kolleginnen und Kollegen! Stellen Sie sich vor, Sie wohnen in einem schönen Haus mit einem tollen Garten, in dem Ihre Kinder spielen. Alles ist ganz ruhig und friedlich. <text:s/>Plötzlich bemerken Sie: Verdammt, das Nachbarhaus fängt an zu brennen! Was machen wir jetzt? – Schließen Sie die Augen und hoffen, dass das Feuer von allein erlischt? Oder sagen Sie: „Ach, das ist nicht unser Problem; es brennt ja nebenan“? Nein, natürlich nicht. Wir wissen alle ganz genau: Wenn das Feuer weiter wütet, wird es irgendwann auf unser eigenes Haus übergreifen. Deshalb greifen wir ein und helfen, das Feuer zu löschen. <text:s/>Das tun wir nicht nur, um unsere Nachbarn zu retten, sondern auch, um unser eigenes Zuhause zu schützen. <text:s/>Genau so funktioniert Entwicklungszusammenarbeit. Wir helfen anderen Ländern, Krisen, Konflikte und Armut zu bekämpfen, weil wir wissen, dass sich diese Probleme sonst bis zu uns ausbreiten – durch Instabilität, Migration oder wirtschaftliche Unsicherheit. Es geht also nicht nur um Solidarität, sondern auch darum, unsere eigene Zukunft sicherer und stabiler zu machen. <text:s/>Liebe Kolleginnen und Kollegen, heute sprechen wir nicht nur über Zahlen oder Haushaltspositionen, sondern auch über Verantwortung. Wir sprechen über Verantwortung für eine kluge internationale Politik, über die Verantwortung für eine nachhaltige Sicherheit, die das Äußere und das Innere einbezieht und die unser eigenes, aber auch das Nachbarhaus schützt. <text:s/>Was viele vergessen: Die Probleme, mit denen viele Länder heute zu kämpfen haben, sind kein Zufall. Sie sind das Erbe von jahrhundertelanger Ausbeutung und Unterdrückung. Insbesondere auf dem afrikanischen Kontinent haben koloniale Strukturen wirtschaftliche Abhängigkeiten und schwache Institutionen hinterlassen. Diese kolonialen Kontinuitäten wirken bis heute nach. <text:s/>Auch wir tragen die Verantwortung dafür, diese Ungerechtigkeiten endlich zu durchbrechen. <text:s/>Das ist nicht nur eine moralische Pflicht, sondern es liegt auch in unserem ureigenen Interesse. Warum? Drei Beispiele dafür: <text:s/>Erstens: Bildung und Chancen für junge Menschen schaffen. Viele afrikanische Länder befinden sich bis heute in wirtschaftlichen Abhängigkeiten, die tief in der Kolonialzeit verwurzelt sind. Junge Menschen in Ländern wie Kenia oder Nigeria haben oft keinen Zugang zu einer hochwertigen Bildung oder zu Arbeitsplätzen. Durch Projekte wie „Make-IT in Africa“ der GIZ können sie IT-Kenntnisse erwerben und in einer globalisierten und digitalisierten Welt konkurrenzfähig werden. Sie können Innovationen starten. Start-ups werden so gezielt gefördert. Das schafft Perspektiven vor Ort. <text:s/>Zweitens: die Stärkung von Gesundheitssystemen; dieser Punkt wurde heute schon ein paarmal thematisiert. Pandemien machen nicht halt an der Grenze; das wissen wir doch spätestens seit Corona. Es liegt daher in unser aller Interesse, uns für die globale Gesundheit einzusetzen. Dazu gehört der Zugang zu hochwertiger, grundlegender Gesundheitsversorgung, zu bezahlbaren Medikamenten und natürlich zu Impfstoffen für alle. <text:s/>Prävention ist weit effektiver und auch weit kostengünstiger, als hinterher auf die Katastrophen reagieren zu müssen. <text:s/>Drittens: die Förderung von Frauen in Äthiopien. Äthiopien ist ein Land, das immer wieder von Kriegen und Konflikten erschüttert wurde. Im letzten Jahr blieben aufgrund sehr langer Dürren die Ernten aus. Ohne Regen ist an Landwirtschaft kaum noch zu denken. Das ist tragische Realität in Äthiopien, wo etwa 80 Prozent der Menschen darauf angewiesen sind, täglich etwas ernten zu können, um zu überleben. Deshalb unterstützt das BMZ landwirtschaftliche Frauenförderprogramme, die besonders Frauen in ländlichen Regionen dabei unterstützen, eine wirtschaftliche Existenz aufzubauen. So wird Frieden und Stabilität langfristig geschaffen, und die Stärkung von Frauen bedeutet hier ganz konkret die Stärkung einer ganzen Region. <text:s/>Aber lassen Sie uns auch den geopolitischen Nutzen einer klugen und nachhaltigen Entwicklungszusammenarbeit klar benennen. Sie ist ein zentrales Instrument, um unsere Interessen global wirksam zu vertreten. Instabile Länder bieten den Nährboden für Terrorismus, Organisierte Kriminalität und Migrationsbewegungen. Entwicklungszusammenarbeit hilft dabei, solche Gefahren und Probleme an der Wurzel zu bekämpfen. <text:s/>Lassen Sie mich noch einmal auf das brennende Haus vom Anfang zurückkommen. Um ein Feuer erfolgreich zu bekämpfen, reicht es nicht, nur einen einzigen Eimer Wasser hinzustellen. Wir brauchen eine gut organisierte Feuerwehr. Wir brauchen stabile Leitungen. Wir brauchen ausreichend Löschmittel, und alle Kräfte müssen gut abgestimmt zusammenarbeiten. Genau so funktioniert der Kampf für Frieden und Sicherheit, sowohl im Innern als auch im Äußeren. Dazu brauchen wir eine nachhaltige und umfassende Finanzierung der Entwicklungszusammenarbeit. Nur dann haben wir die Mittel, um langfristig zu investieren, um Brände komplett zu verhindern und nicht nur kurzfristig zu löschen.</text:p>
          </table:table-cell>
          <table:table-cell table:style-name="ce2" office:value-type="string" calcext:value-type="string">
            <text:p>Wir helfen anderen Ländern, Krisen, Konflikte und Armut zu bekämpfen, weil wir wissen, dass sich diese Probleme sonst bis zu uns ausbreiten – durch Instabilität, Migration oder wirtschaftliche Unsicherheit. | Instabile Länder bieten den Nährboden für Terrorismus, Organisierte Kriminalität und Migrationsbewegung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kriminell</text:p>
          </table:table-cell>
          <table:table-cell table:style-name="ce2" office:value-type="string" calcext:value-type="string">
            <text:p>0.9697827696800232</text:p>
          </table:table-cell>
          <table:table-cell table:number-columns-repeated="1014"/>
        </table:table-row>
        <table:table-row table:style-name="ro1">
          <table:table-cell table:style-name="ce2" office:value-type="string" calcext:value-type="string">
            <text:p>98</text:p>
          </table:table-cell>
          <table:table-cell table:style-name="ce2" office:value-type="string" calcext:value-type="string">
            <text:p>21.04.2023</text:p>
          </table:table-cell>
          <table:table-cell table:style-name="ce2" office:value-type="string" calcext:value-type="string">
            <text:p>ID209801800</text:p>
          </table:table-cell>
          <table:table-cell table:style-name="ce2" office:value-type="string" calcext:value-type="string">
            <text:p>Sarah Lahrkamp (SPD)</text:p>
          </table:table-cell>
          <table:table-cell table:style-name="ce2" office:value-type="string" calcext:value-type="string">
            <text:p>Sehr geehrte Frau Präsidentin! Liebe Kolleginnen und Kollegen! Wir alle erinnern uns noch an die Anfänge und auch an die Hochphase der Pandemie. Für uns alle war diese Zeit nicht einfach, aber besonders hart getroffen hat es unsere Kinder und Jugendlichen. Das bestätigt auch der Abschlussbericht der IMA, für den ich mich noch mal ausdrücklich bei unserem Familien- und unserem Gesundheitsministerium bedanken möchte. <text:s/>Es gibt Handlungsbedarf. Bis heute leiden unsere Kinder an den Langzeitfolgen der Pandemie wie zum Beispiel Adipositas, Depressionen, Angst- oder Essstörungen, und es wird deutlich, dass die psychischen Belastungen von Kindern und Jugendlichen bis heute über dem Niveau von vor der Pandemie liegen. Wichtig ist mir nun, dass wir nach vorne schauen und überlegen, was wir denn tun können, um unseren Kindern zu helfen. <text:s/>Das Gute ist: Wir können einiges tun. Unsere Kinder und Jugendlichen haben in dieser schwierigen Zeit viel zurückgesteckt. Jetzt sind wir daher am Zuge, ihre Bedürfnisse ganz nach vorne zu stellen. <text:s/>Als Kinderbeauftragte der SPD-Fraktion ist mir eines daher besonders wichtig: Wir dürfen es nicht zulassen, dass die Zeit der Pandemie ausschlaggebend wird für den weiteren Lebensweg unserer Jüngsten. Das sind wir ihnen schlicht und ergreifend alle schuldig. Um es schon mal vorwegzunehmen: Einiges haben wir schon erreichen können, wie zum Beispiel das Programm „Aufholen nach Corona“ oder auch das „Zukunftspaket Bewegung, Kultur und Gesundheit“. Das ist ein guter Anfang, aber ganz ehrlich: Das wird nicht reichen. <text:s/>Was können wir also noch tun? Der IMA-Bericht zeigt hier klare Handlungsempfehlungen in fünf Feldern auf: die Stärkung der Frühen Hilfen, der Kitas, der Schulen, der Jugend- und Familienhilfe sowie der gesamte Bereich der Kindergesundheit. Kurzum: Wir müssen die Strukturen stärken, die unseren Kindern und Familien dabei helfen, diese schwierige Zeit zu meistern. Und dafür müssen wir auf allen politischen Ebenen tätig werden. Der Bericht ist ein wichtiges Signal an Bund, Länder und Kommunen. Wir müssen Hand in Hand arbeiten und dafür Sorge tragen, dass diese Strukturen sowohl finanziell wie auch personell gut ausgestattet sind. <text:s/>Ich freue mich daher sehr, dass in diesem Zuge zuletzt wichtige politische Initiativen schon gelungen sind, wie zum Beispiel, dass wir das KiTa-Qualitätsgesetz beschlossen haben oder das 5. Kita-Investitionsprogramm verlängert haben. Dazu gehören auch die Stärkung des Ganztags und der Frühen Hilfen. Wir haben heute schon viel darüber gehört. Das ist alles wirklich gut, wirklich wichtig und auch richtig. <text:s/>Der Bericht der IMA verdeutlicht aber auch, dass vor allem Kinder aus Familien mit erschwertem Zugang zu Bildung und finanziellen Ressourcen sowie Familien mit Migrationshintergrund besonders betroffen sind. Das können wir nicht so einfach hinnehmen, und deshalb haben wir schon das Kindergeld erhöht, den Kinderzuschlag erhöht, den Kindersofortzuschlag eingeführt und noch einiges mehr. Aber dennoch – das möchte ich hier sagen – ist es umso wichtiger, dass wir unsere Familien gerade jetzt mit einer guten und bedarfsgerechten Kindergrundsicherung stärken. <text:s/>Denn sie wird für mehr Entlastung für Familien und für mehr Chancengerechtigkeit für unsere Kinder sorgen. <text:s/>Fakt ist: Wir müssen aus der Vergangenheit lernen. Unsere Kinder und Jugendlichen können sich hier nicht selbst vertreten und für ihre Rechte einstehen. Das müssen wir Erwachsene für sie tun. All denjenigen, die mit sozialen Argumenten einfach nicht zu überzeugen sind, möchte ich noch eines sagen: Wenn wir heute über Fachkräftemangel reden, dann müssen wir jetzt in unsere Kinder und damit in die Gesellschaft von morgen investieren. <text:s/>Liebe Kolleginnen und Kollegen, ich weiß, dass es in unserem Land im Moment in ganz vielen Bereichen große Herausforderungen gibt. Richtig ist auch, dass wir jeden Cent nur einmal ausgeben können. Aber klar muss auch sein: Wir dürfen nicht an unseren Kindern sparen. <text:s/>Auch sollten wir spätestens seit der Pandemiezeit gelernt haben: Die Auswirkungen auf unsere Kinder und Jugendlichen müssen bei allen politischen Entscheidungen mitgedacht werden, und zwar egal in welchem Ressort, und die Interessen von Kindern und Jugendlichen müssen stärker berücksichtigt werden. Daher wäre es doch gerade jetzt an der Zeit – für alle im Hause, die immer noch zweifeln –, das von der SPD-Fraktion schon so lange geforderte Vorhaben, Kinderrechte im Grundgesetz zu verankern, endlich in die Tat umzusetzen. <text:s/>Schließen möchte ich meine Rede mit einem Zitat von Nelson Mandela, der sagte: <text:s/>Eine Gesellschaft offenbart sich nirgendwo deutlicher als in der Art und Weise, wie sie mit ihren Kindern umgeht. <text:s/>Und das sollten wir alle uns zu Herzen nehmen. <text:s/>Vielen Dank. <text:s/>Nächste Rednerin: für die SPD-Fraktion Nezahat Baradari.</text:p>
          </table:table-cell>
          <table:table-cell table:style-name="ce2" office:value-type="string" calcext:value-type="string">
            <text:p>Der Bericht der IMA verdeutlicht aber auch, dass vor allem Kinder aus Familien mit erschwertem Zugang zu Bildung und finanziellen Ressourcen sowie Familien mit Migrationshintergrund besonders betroffen si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07469844818115</text:p>
          </table:table-cell>
          <table:table-cell table:number-columns-repeated="1014"/>
        </table:table-row>
        <table:table-row table:style-name="ro1">
          <table:table-cell table:style-name="ce2" office:value-type="string" calcext:value-type="string">
            <text:p>149</text:p>
          </table:table-cell>
          <table:table-cell table:style-name="ce2" office:value-type="string" calcext:value-type="string">
            <text:p>30.01.2024</text:p>
          </table:table-cell>
          <table:table-cell table:style-name="ce2" office:value-type="string" calcext:value-type="string">
            <text:p>ID2014903700</text:p>
          </table:table-cell>
          <table:table-cell table:style-name="ce2" office:value-type="string" calcext:value-type="string">
            <text:p>Emilia Fester (BÜNDNIS 90/DIE GRÜNEN)</text:p>
          </table:table-cell>
          <table:table-cell table:style-name="ce2" office:value-type="string" calcext:value-type="string">
            <text:p>Vielen Dank. – Frau Präsidentin! Sehr geehrte Kolleginnen und Kollegen der demokratischen Fraktionen! Haushaltsverhandlungen im Parlament wirken oft wie eine etwas undurchsichtige Binnenlogik. <text:s/>Aber ob im Kinder- und Jugendplan 45 Millionen Euro weniger als vorher sind oder eben doch nicht, das ist nicht nur eine Frage des politischen Misserfolgs oder in diesem Falle des Erfolgs, sondern das ist knallhart und hat direkte Auswirkungen auf den Job von Nuria als Respekt Coachin, die Beratung von Kim bei den Jugendmigrationsdiensten oder Alischas Projekt zur U18-Wahl in dem Jugendzentrum bei Ihnen nebenan. <text:s/>Jedes Jahr aufs Neue leben Träger und Vereine in Unsicherheit über ihre weitere Existenz und Arbeitnehmer/-innen fürchten um ihre Jobs. <text:s/>Die Finanzierung von Jugendprojekten und demokratischen Infrastrukturen muss dringend nachhaltiger, langfristiger, sicherer werden. <text:s/>Und, liebe Union, da haben Sie einen Punkt. Im Etat des Bundesfamilienministeriums wird das Problem ja besonders deutlich. Ministerin Paus stand vor einer quasi nicht erfüllbaren Aufgabe. Gesetzliche Leistungen binden große Teile ihres Etats, und kürzen kann sie nur dort, wo man eigentlich nicht kürzen kann. Na klar, Christian Lindner könnte mehr Geld in die Gesellschaftspolitik verteilen, um solche Härten abzufedern. In Zeiten finanzieller Enge, die ich persönlich ja für hausgemacht halte, muss jetzt alles weichen, was keine gesetzliche Leistung ist; genau das offenbart aber auch die Probleme des Verfahrens. <text:s/>Demokratieprojekte, Orientierungsprogramme für junge Menschen, Frauenhäuser, Sportvereine, Kinder- und Jugendverbände, Programme für den gesellschaftlichen Zusammenhalt: All das ist eben kein Nice-to-have, keine freiwillige Leistung. Gesellschaftspolitik ist systemrelevant für die Emanzipation und für unsere Demokratie. <text:s/>Ich bin unendlich froh, dass die Haushälter/-innen der regierungstragenden Fraktionen das erkannt haben und es gegenüber dem ursprünglichen Entwurf so unfassbar viele erfreuliche Nachrichten gibt: zum Beispiel die Rücknahme aller Kürzungen im Kinder- und Jugendplan. Es gibt eine Aufstockung bei den Freiwilligendiensten und bald dann zum Glück auch noch das Freiwilligen-Teilzeitgesetz. Das wird die Bedingungen für die jungen Menschen auch noch einmal verbessern. <text:s/>Wir können uns hier heute wirklich als stolze und selbstbewusste Parlamentarier/-innen hinstellen und sehr viel feiern; denn es ist besser – besser als der Entwurf –, aber wirklich gut ist es auch noch nicht. Es ist noch nicht die Erfüllung unserer Versprechen aus dem Koalitionsvertrag. Wir wollen zu einer bedarfsgerechten Ausstattung des Kinder- und Jugendplans und zu einem nachfragegerechten Ausbau der Freiwilligendienste kommen. <text:s/>Natürlich plädiere ich heute für Zustimmung zu diesem Haushaltsentwurf, auch im Sinne der Planungssicherheit für all jene, über die ich heute gesprochen habe. Aber einen Appell muss ich dann eben am Schluss noch loswerden. Und da möchte ich Sie jetzt bitten, bloß keine Häme an den Tag zu legen; denn diese Problematik ist weitaus älter als diese Regierung. Wir müssen uns die Frage stellen, wie wir unserer jungen Zivilgesellschaft, Institutionen und Initiativen, Demokratieprojekten, freien Trägern und grundsätzlich allen, die auf Fördermittel angewiesen sind, mehr langfristige Sicherheit geben können. Sie und ihr Beitrag für unser aller Zusammenleben haben das verdient. <text:s/>Vielen Dank. <text:s/>Das Wort hat die Kollegin Dorothee Bär für die CDU/CSU-Fraktion.</text:p>
          </table:table-cell>
          <table:table-cell table:style-name="ce2" office:value-type="string" calcext:value-type="string">
            <text:p>Aber ob im Kinder- und Jugendplan 45 Millionen Euro weniger als vorher sind oder eben doch nicht, das ist nicht nur eine Frage des politischen Misserfolgs oder in diesem Falle des Erfolgs, sondern das ist knallhart und hat direkte Auswirkungen auf den Job von Nuria als Respekt Coachin, die Beratung von Kim bei den Jugendmigrationsdiensten oder Alischas Projekt zur U18-Wahl in dem Jugendzentrum bei Ihnen nebena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5391845703125</text:p>
          </table:table-cell>
          <table:table-cell table:number-columns-repeated="1014"/>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11000</text:p>
          </table:table-cell>
          <table:table-cell table:style-name="ce2" office:value-type="string" calcext:value-type="string">
            <text:p>Lamya Kaddor (BÜNDNIS 90/DIE GRÜNEN)</text:p>
          </table:table-cell>
          <table:table-cell table:style-name="ce2" office:value-type="string" calcext:value-type="string">
            <text:p>Sehr geehrte Frau Präsidentin! Sehr geehrte Kolleginnen und Kollegen! Liebe Gäste auf den Tribünen! Tja, wenn man dem folgt, was man da gerade gehört hat, müsste ich ja demnächst ausreisen. <text:s/>– Ja genau: Wohin eigentlich? <text:s/>– Ich antworte Ihnen besser nicht. <text:s/>In neun Ländern ist die Union an der Regierung beteiligt. Ihre Stimme kam also in erheblichem Maße in der gerade abgehaltenen Ministerpräsidentenkonferenz zur Geltung. Eben diese MPK hat sich auf einen umfangreichen Beschluss zur Flüchtlingspolitik unter dem Motto „Humanität und Ordnung“ verständigt. By the way: Unsere Verfassung kennt das Gremium der MPK nicht. Der Gesetzgeber ist selbstverständlich der Deutsche Bundestag. Doch während die Stühle der MPK noch warm sind, steht die Unionsfraktion hier im Parlament und beantragt eine Aktuelle Stunde zu ebenjenem Thema, obwohl ihre eigenen Parteienvertreter den Beschluss selbst mit herbeigeführt haben. Da staunen die Laien, und die Fachleute wundern sich, meine Damen und Herren. <text:s/>Sie hatten über die Beteiligung der Länder die Gelegenheit, Ihre fachpolitischen Vorschläge einzubringen. Ihr Fraktionsvorsitzender, Herr Merz, wurde persönlich ins Kanzleramt geladen, <text:s/>Ihre Vorschläge wurden gehört und besprochen. Wir können nur eines aus diesem Gebaren schließen: Es geht Ihnen nicht um dieses Land; es geht Ihnen um Ihre eigene Partei. Und da kann ich nur sagen: Es reicht, liebe CDU, es reicht! <text:s/>Hören Sie doch einfach auf mit dieser absurden Fundamentalopposition, <text:s/>die wir in diesen Zeiten nicht brauchen. <text:s/>Hören Sie doch bitte einfach auf, dieses Land mit Ihren Scheinlösungen immer weiter zu spalten. <text:s/>Wir müssen einen demokratischen Konsens finden, um die Migration zu organisieren und den Bürgerinnen und Bürgern die Ängste davor zu nehmen. In der Sache sind wir uns doch vollkommen einig, <text:s/>dass Migration eine der größten politischen Herausforderungen unserer Zeit ist und es nicht die eine Lösung gibt. <text:s/>Selbst alle Vorschläge zusammen bringen erst einmal keinen kurzfristigen Erfolg bei der Herausforderung, Zuwanderung nach rechtsstaatlichen Standards pragmatisch und geordnet zu organisieren. Genau deshalb können Rufe nach immer schärferen Maßnahmen und Regeln nur populistisch sein. Das ist der Sache einfach nicht angemessen. Ich denke, auf diesen Nenner können wir uns doch einfach mal einigen, oder? <text:s/>Liebe Kolleginnen und Kollegen, Geflüchteten mit Humanität zu begegnen, ist kein naives, wokes Heititeiti. Es ist eine zivilisatorische Errungenschaft, die uns in Europa durch die wohl härteste Lektion der Menschheitsgeschichte eingebläut wurde. <text:s/>Wir wissen heute besser als manch andere in der Welt, was passieren kann, wenn Unmenschlichkeit die Herrschaft erringt. Deshalb dürfen Europa und darf gerade auch Deutschland nicht nur auf den eigenen Nabel schauen. <text:s/>Deutschland trägt besondere Verantwortung als eine der größten Volkswirtschaften der Welt, als respektiertes Mitglied der Staatengemeinschaft. Es ist der Bundesrepublik in die Wiege gelegt worden, dass sie die Lehren der Vergangenheit nicht vergessen darf – nicht als Strafe für auf sich geladene Schuld von Vorvätern und Vormüttern, sondern als Ausdruck von Verstand und Vernunft. <text:s/>Zeitzeugen berichten uns bis heute, wie schlimm die Situation von Geflüchteten und Vertriebenen im und nach dem Zweiten Weltkrieg gewesen ist. Also vor gar nicht allzu langer Zeit waren viele unserer Großväter und Großmütter existenziell darauf angewiesen, dass andere ihnen Aufnahme und Schutz gewährten, weil die Welt ihrer Kindheit im Chaos versunken war, weil sie vertrieben, verjagt und verfolgt worden sind. Man kann doch nicht so geschichtsvergessen sein, dies schon nach wenigen Jahrzehnten zu vergessen. <text:s/>Morgen erinnern wir an den 85. Jahrestag der barbarischen Reichspogromnacht. Wer sich der Losung „‚Nie wieder!ʼ ist jetzt“ anschließt – und das haben Sie getan –, muss sich ihr voll und ganz anschließen, nicht selektiv. Dazu gehört, Menschen, die heute um ihr Leben fürchten, nicht im Stich zu lassen, meine Damen und Herren. <text:s/>Ich wiederhole: Das ist eine zivilisatorische Errungenschaft nach Kolonialismus, NS-Zeit und kommunistischer Diktatur. Wenn Europa die Flagge des Humanismus nicht mehr hochhält, wenn wir es nicht tun, wer dann? Wie sollen wir ohne dies außenpolitisch ernstgenommen werden, wenn wir gegenüber anderen Staaten für die Menschenrechte werben wollen? <text:s/>Hohes Haus, die MPK hat sich auf eine Reihe von Maßnahmen verständigt, die wir als Arbeitsgrundlage für ein weiteres parlamentarisches Vorgehen nutzen sollten. Dabei hält auch die MPK fest, dass einer der besten Wege für mehr Akzeptanz und schnellere Integration in zügiger Arbeitsaufnahme liegt. <text:s/>Liebe Union, wenn Sie uns Grünen schon nicht glauben wollen, dann hören Sie doch wenigstens auf Ihre eigenen Ministerpräsidenten, die diese Zusammenhänge ganz offensichtlich als handlungsleitend erkannt haben. Der Kompromiss der MPK – ich komme zum Schluss –, den wir auch hier im Parlament aufmerksam prüfen werden, zeigt, dass eine konsensorientierte Sachpolitik auch in der Migrationspolitik im Prinzip möglich ist. Also lassen Sie uns doch bitte daran anknüpfen und den Diskurs entschärfen; denn es geht – und das dürfen wir niemals vergessen – schließlich um Menschen. <text:s/>Vielen Dank.</text:p>
          </table:table-cell>
          <table:table-cell table:style-name="ce2" office:value-type="string" calcext:value-type="string">
            <text:p>Selbst alle Vorschläge zusammen bringen erst einmal keinen kurzfristigen Erfolg bei der Herausforderung, Zuwanderung nach rechtsstaatlichen Standards pragmatisch und geordnet zu organisieren. | Eben diese MPK hat sich auf einen umfangreichen Beschluss zur Flüchtlingspolitik unter dem Motto „Humanität und Ordnung“ verständigt. | Wir müssen einen demokratischen Konsens finden, um die Migration zu organisieren und den Bürgerinnen und Bürgern die Ängste davor zu nehmen. | In der Sache sind wir uns doch vollkommen einig, <text:s/>dass Migration eine der größten politischen Herausforderungen unserer Zeit ist und es nicht die eine Lösung gibt. | Der Kompromiss der MPK – ich komme zum Schluss –, den wir auch hier im Parlament aufmerksam prüfen werden, zeigt, dass eine konsensorientierte Sachpolitik auch in der Migrationspolitik im Prinzip möglich is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4053032398223877</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0400</text:p>
          </table:table-cell>
          <table:table-cell table:style-name="ce2" office:value-type="string" calcext:value-type="string">
            <text:p>Peter Boehringer (AfD)</text:p>
          </table:table-cell>
          <table:table-cell table:style-name="ce2" office:value-type="string" calcext:value-type="string">
            <text:p>Frau Präsidentin! Eines muss man vor die Klammer dieser Beratung des Haushalts 2025 ziehen: Die Protokollveröffentlichungen des RKI werfen ein völlig neues Licht auf die Coronasonderverschuldung, die alle Bundeshaushalte seit 2020 durch einen langen haushalterischen Notstand gerettet hat. Denn diese Verschuldung basierte auf Betrug. „Trust the Science“ war bei Corona eine Lüge. <text:s/>Wir wissen heute, dass es für die allermeisten Maßnahmen keine wissenschaftlichen Gründe gab. Das RKI leitete die Coronaentscheidungen nicht, sondern wurde von seiner Oberbehörde, die heute durch ministeriale Abwesenheit glänzt, politisch genötigt. Das RKI wusste intern: Lockdowns bringen nichts. – Es gab nie eine Pandemie der Ungeimpften – auch der Autor dieses Zitats glänzt durch Abwesenheit. <text:s/>Trotzdem wurde über die behauptete epidemiologische Notlage auch die haushalterische Notsituation begründet – in vier, fünf Haushalten und mehreren Nachtragshaushalten. Milliardenteuer wurden Masken beschafft und später wieder vernichtet. Impfungen führten zu keinem Fremdschutz, und die Gentherapie erbrachte auch kaum einen Eigenschutz, wohl aber hohe Nebenwirkungsrisiken für Gesundheit und Leben. Die Politik folgte nicht der Wissenschaft, behauptete aber genau dieses. <text:s/>Das Medizinische muss an anderer Stelle aufgearbeitet werden, nicht zwingend heute. Doch dieses üble Betrugsspiel brachte den Merkel/Spahn- und den Scholz/Lauterbach-Regierungen auch viele Milliarden Euro in die Kassen, ohne die kein Haushalt seit 2020 aufgegangen wäre. Verfassungswidrig gab es jahrelang eine überjährige Nutzung und eine Zweckentfremdung der Coronanotschulden für „Klima und Transformation“ – national und über die EU. Die deutschen Mittel für die „große Welttransformation“, die hier immer wieder beschworen wird, stammen also seit vier Jahren zu großen Teilen aus der Coronaverschuldung und basieren auf der großen Coronalüge. <text:s/>Das RKI war intern – intern! – gegen eine dramatisierende, nicht faktenbasierte Kommunikation; das Lauterbach-Ministerium forderte faktenwidrig aber genau diese. Viele Milliarden an Schäden wären von den Menschen, dem Haushalt und der Gesellschaft ferngehalten worden, wenn Sie wirklich die Wissenschaft hätten arbeiten lassen, anstatt sie zu bevormunden. <text:s/>Das, Frau Präsidentin, meine Damen und Herren, musste vor die Klammer unserer heutigen Haushaltsberatungen; denn alle Haushalte seit 2020 waren auf Lügen und pseudowissenschaftlicher Hybris aufgebaut. <text:s/>Ebenso übrigens viele Gerichtsurteile zu Corona: Verfassungsrechtler Boehme-Neßler hat sie im Lichte der RKI-Files als „Fehlurteile“ bezeichnet; denn das RKI war kein unabhängiger Sachverständiger. Das heißt, das Verfassungsgericht und andere Gerichte wurden an dieser Stelle hinter die Fichte geführt. <text:s/>Nun zum Haushalt 2025. Die Ministerien müssen enorme 12 Milliarden Euro an völlig ungeklärten globalen Minderausgaben liefern; wir haben es schon gehört. Der Haushalt ist also sogar ganz offiziell noch gar nicht durchfinanziert, was direkt dem Gebot des Artikels 110 Grundgesetz – ausgeglichene Einnahmen und Ausgaben – zuwiderläuft. <text:s/>Doch das ist – wir haben es andeutungsweise eben schon gehört – nur die Spitze des Eisbergs. Das Problem der Ampel ist viel größer als offiziell berichtet. Denn zusätzlich gibt es in fast allen Einzelplänen und im KTF auch noch „lokale“ GMA-Anforderungen. Nach unserer Rechnung summieren sich diese auf über 27 Milliarden Euro zusätzlich – das ist also noch mal höher als das, was Kollege Middelberg eben ausgerechnet hat –, insgesamt dann 39 Milliarden Euro in diesem Regierungsentwurf. Herr Minister Lindner, die Staatspraxis der letzten Jahre – wir haben es uns mal angeschaut – waren hier etwa 3 bis 8 Milliarden Euro, und Sie machen in diesem Jahr 27 Milliarden Euro daraus in diesen Einzelplan-GMAs. Das ist unseriös und wird auch nie im Leben im parlamentarischen Prozess hier aufgeholt werden. <text:s/>Unter diesen Minderausgaben ist 1 Milliarde Euro im Etat der Bundeswehr. Das ist unrealistisch. Man sucht ja verzweifelt Geld für die Verlängerung des Ukrainekriegs – ein Krieg, der nicht der unsere ist, auch wenn es hier immer wieder beschworen wird. Oder im KTF 9 Milliarden Euro Minderausgaben ohne jede für uns nachvollziehbare Planung, und bei den Zinsausgaben – ebenfalls sehr unrealistisch – 1,5 Milliarden Euro Minderausgaben. Woher soll das denn kommen? Das wird vom Kapitalmarkt diktiert. Die Verwaltung kann diese Einsparungen nicht schaffen, wenn schon die globale GMA viel zu hoch angesetzt ist, und Sie wissen das. Die Regierung weiß das, der Finanzminister weiß es, und damit ist es unseriös, Milliardenausgaben systematisch unterzuveranschlagen. <text:s/>Dabei widerlegt die Realität doch schon heute ständig die teilweise lächerlichen Annahmen, etwa die von Minister Heil, der ebenfalls durch Abwesenheit glänzt. Beim Bürgergeld wird dank der rechtsvergessenen Zuwanderungs- und Sozialpolitik für alle Welt viel mehr Geld benötigt. Budgetiert werden aber tatsächlich für 2025 5,5 Milliarden Euro weniger als für 2024. Das sind zwar immer noch wahnsinnige 45 Milliarden Euro, aber es wird leider nicht reichen. <text:s/>Einen „Jobturbo“-Effekt – Zitat von Herrn Heil – hat das leistungslose Migrantengrundeinkommen entgegen den Dauerbeschwörungen von Minister Heil auch nicht. Ganz im Gegenteil: Über 60 Prozent der Bürgergeldbezieher haben Migrationshintergrund. Sogar der Finanzminister selbst spricht von einem gescheiterten Konstrukt. Konsequenzen zieht die FDP aber wie immer keine. <text:s/>Bei der Deutschen Bahn sehen wir wilde Eigenkapital- und Darlehenskonstruktionen, nur damit diese angeblich investive Verschuldung an der Schuldenbremse vorbeilaufen kann; ein reiner Trick. <text:s/>Weiterhin arbeitet die Regierung – und auch hier wieder der Finanzminister – mit Wachstumserwartungen, die völlig von der Realität entfernt sind. Die aktuelle Wahrheit im Juli ist, Herr Minister, ein Minus von 7,9 Prozent bei den Steuereinnahmen gegenüber dem Vorjahresmonat. Und das ist die nominale Zahl; real schrumpfen die Steuereinnahmen gesamthaft um 10 Prozent pro Jahr. Das ist der aktuelle Zustand. <text:s/>Allen Ernstes spekuliert die Ampel für 2025 trotzdem auf Steuermehreinnahmen in Höhe von 14 Milliarden Euro, die wundersamerweise irgendwie über dieses Wachstumspaket generiert werden sollen. Und im KTF werden noch zusätzlich mal eben 3 Milliarden Euro generiert. Völlig unklar; das sind reine Luftbuchungen. <text:s/>Aktuell holt die Regierung die Realität ein: Man gönnt sich noch 2024 11 Milliarden Euro an Zusatzschuldgeld wegen der sich schnell verschlechternden Konjunktur. Seriös ist das nicht. Und es wurde noch nicht einmal der Nachtragshaushalt angesprochen, der ja heute eigentlich mitdebattiert wird. <text:s/>Wir werden im Zuge der nun beginnenden Beratungen noch viel mehr aufdecken. Sie laufen vorsätzlich in eine Budgetlücke im Haushaltsvollzug 2025 hinein. Doch Ihr Motto ist „Nach uns die Sintflut“. Die Mittel müssen nur noch irgendwie bis zur Bundestagswahl reichen; denn es ist ja der letzte Ampelhaushalt – im wahren Wortsinne der letzte. <text:s/>Vielen Dank. <text:s/>Als Nächster hat das Wort für die Fraktion Bündnis 90/Die Grünen Sven-Christian Kindler.</text:p>
          </table:table-cell>
          <table:table-cell table:style-name="ce2" office:value-type="string" calcext:value-type="string">
            <text:p>Ganz im Gegenteil: Über 60 Prozent der Bürgergeldbezieher haben Migrationshintergrund. | Beim Bürgergeld wird dank der rechtsvergessenen Zuwanderungs- und Sozialpolitik für alle Welt viel mehr Geld benötig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47058653831482</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9900</text:p>
          </table:table-cell>
          <table:table-cell table:style-name="ce2" office:value-type="string" calcext:value-type="string">
            <text:p>Moritz Oppelt (CDU/CSU)</text:p>
          </table:table-cell>
          <table:table-cell table:style-name="ce2" office:value-type="string" calcext:value-type="string">
            <text:p>Sehr geehrte Frau Präsidentin! Liebe Kolleginnen und Kollegen! „Alleine durch die Einstufung von Georgien und Moldau als sichere Herkunftsstaaten <text:s/>könnte möglicherweise die irreguläre Migration nach Deutschland um 10 Prozent reduziert werden. Das sind erhebliche Zahlen. Das würde die Kommunen entlasten. <text:s/>Das sollten wir schnell beschließen, liebe Kolleginnen und Kollegen.“ <text:s/>Diese Sätze stammen allerdings nicht von mir, sondern vom Kollegen Konstantin Kuhle. Er hat das in einer vorangegangenen Sitzungswoche in Reaktion auf <text:s/>unseren Gesetzentwurf zur Verlängerung des Ausreisegewahrsams gesagt. Meine sehr verehrten Damen und Herren, der Kollege hat natürlich recht. Er hat vor allen <text:s/>Dingen recht mit der Aufforderung, dass wir das schnell beschließen sollten. Das entspricht im Übrigen auch dem MPK-Beschluss, der vorschreibt, das zeitnah <text:s/>umzusetzen. Genau deshalb bringen wir heute hier diesen Gesetzentwurf ein, weil Sie das bisher nicht getan haben. <text:s/>Die Situation in unseren Kommunen hat sich seit der Sitzungswoche, in der Konstantin Kuhle das sagte, nicht verbessert. Wir haben bereits mehrfach <text:s/>versucht – die Kollegen auch heute wieder –, es Ihnen zu erklären: Die Kapazitätsgrenzen in unseren Kommunen sind erreicht und in vielen Orten bereits <text:s/>überschritten. <text:s/>Wohnraum, Sprachlehrer, Integrationsmanager, Erzieherinnen und Erzieher, Polizisten, all diese Ressourcen sind endlich und auch mit Geld nicht <text:s/>beliebig zu beschaffen. Aber auch die finanziellen Mittel und – damit ganz eng verbunden – die Aufnahmebereitschaft in unserer Bevölkerung werden von Ihnen bis <text:s/>aufs Äußerste strapaziert. Zur Wirklichkeit gehört auch: Die humanitäre Aufnahme von Flüchtlingen kostet Geld, viel Geld, Geld, das wir bei tatsächlich <text:s/>Schutzbedürftigen gerne in die Hand nehmen, wie beispielsweise im Fall der Ukrainer, die vor Putins mörderischem Angriffskrieg fliehen müssen, <text:s/>für Menschen, deren Heimatstädte von russischer Artillerie dem Erdboden gleichgemacht wurden und werden. Ja, meine Damen und Herren, die Aufnahme von <text:s/>über 1 Million Menschen aus der Ukraine ist teuer, aber sie ist richtig, und sie ist darüber hinaus ein ganz wichtiger Beitrag zur Unterstützung der Ukraine in <text:s/>diesem fürchterlichen Krieg. <text:s/>Es gibt aber auch Fälle, in denen unsere Gastfreundschaft ausgenutzt wird. Es gibt Fälle, in denen Menschen zu uns kommen wegen des Geldes <text:s/>und nicht, weil sie vor einem Krieg oder vor politischer Verfolgung fliehen. Diesen Missbrauch müssen wir verhindern. <text:s/>Die Definition von sicheren Herkunftsstaaten ist hierbei genau das richtige Instrument: Staaten, in denen aufgrund der Rechtslage und Rechtsanwendung <text:s/>gewährleistet ist, dass weder politische Verfolgung noch unmenschliche oder erniedrigende Bestrafung oder Behandlung stattfindet, Staaten mit einer <text:s/>EU-Beitrittsperspektive, Staaten wie Moldau und Georgien. <text:s/>Liebe Kolleginnen und Kollegen, lassen Sie uns heute gemeinsam den ersten Schritt zur Ordnung und Begrenzung der irregulären Migration nach <text:s/>Deutschland gehen. Ich bitte Sie daher um Zustimmung zu diesem Gesetzentwurf. <text:s/>Herzlichen Dank. <text:s/>Die letzte Rednerin in dieser Debatte ist Filiz Polat für Bündnis 90/Die Grünen.</text:p>
          </table:table-cell>
          <table:table-cell table:style-name="ce2" office:value-type="string" calcext:value-type="string">
            <text:p>„Alleine durch die Einstufung von Georgien und Moldau als sichere Herkunftsstaaten <text:s/>könnte möglicherweise die irreguläre Migration nach Deutschland um 10 Prozent reduziert werden. | Zur Wirklichkeit gehört auch: Die humanitäre Aufnahme von Flüchtlingen kostet Geld, viel Geld, Geld, das wir bei tatsächlich <text:s/>Schutzbedürftigen gerne in die Hand nehmen, wie beispielsweise im Fall der Ukrainer, die vor Putins mörderischem Angriffskrieg fliehen müssen, <text:s/>für Menschen, deren Heimatstädte von russischer Artillerie dem Erdboden gleichgemacht wurden und werden. | Liebe Kolleginnen und Kollegen, lassen Sie uns heute gemeinsam den ersten Schritt zur Ordnung und Begrenzung der irregulären Migration nach <text:s/>Deutschland ge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33358430862427</text:p>
          </table:table-cell>
          <table:table-cell table:number-columns-repeated="1014"/>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05400</text:p>
          </table:table-cell>
          <table:table-cell table:style-name="ce2" office:value-type="string" calcext:value-type="string">
            <text:p>Dr. Ann-Veruschka Jurisch (FDP)</text:p>
          </table:table-cell>
          <table:table-cell table:style-name="ce2" office:value-type="string" calcext:value-type="string">
            <text:p>Sehr geehrter Herr Präsident! Liebe Kolleginnen und Kollegen! Sehr verehrte Damen und Herren! Auf einen Antrag einzugehen, der mit Verschwörungstheorien begründet wird, ist eine Zumutung. <text:s/>Dass private Seenotrettung den Zweck erfülle, einer vermeintlichen Asylindustrie in Deutschland Nachschub an Arbeit zu besorgen, ist blanker Unsinn. <text:s/>Die Behauptung, dass dabei der Tod von vielen Menschen billigend in Kauf genommen werde, ist schlicht unverschämt und abgrundtief zynisch. <text:s/>Es macht daher für mich überhaupt keinen Sinn, mich hier an diesen nicht belegten und auch hanebüchenen Behauptungen abzuarbeiten. <text:s/>Ich werde mich stattdessen nüchtern den Themen dieser Debatte zuwenden: dem aktuellen großen Migrationsdruck und der Rolle der Seenotrettung. Als Freie Demokraten wollen wir Klarheit und rechtsstaatliche Ordnung in allen Bereichen der Migrationspolitik, und dazu gehört auch die Situation im Mittelmeer, einschließlich der Seenotrettung. Dass Menschen in nicht seetüchtigen Booten versuchen, nach Europa überzusetzen, ihr Leben dabei riskieren und viele dabei sterben, das ist furchtbar, das ist beschämend, und das ist falsch. <text:s/>Gleichzeitig müssen wir feststellen, dass beispielsweise über die zentrale Mittelmeerroute auch sehr viele Menschen in der EU ankommen, die keinen Schutzanspruch haben, beispielsweise aus Côte d’Ivoire oder Guinea, bei denen die Ablehnungsquoten laut EUAA bei ungefähr 70 Prozent liegen. Und von den 130 000 Menschen, die in diesem Jahr über die zentrale Mittelmeerroute angekommen sind, sind laut Angaben der EU-Kommission alleine 30 000 Menschen mit ungeklärter Herkunft. Es machen sich also derzeit zu viele Menschen ohne Bleiberecht oder mit sehr vagen Bleibeperspektiven auf den Weg nach Europa. <text:s/>Das ist irreguläre und ungeordnete Migration, und das kann so nicht bleiben. <text:s/>Was müssen wir tun, um zu mehr rechtsstaatlicher Ordnung, Klarheit und Humanität mit Blick auf die Migration über das Mittelmeer zu kommen? <text:s/>Erstens. Klar ist, dass Menschen, die in Seenot geraten, zu retten sind. <text:s/>Zweitens. Strukturierte Seenotrettung sollte eine hoheitliche Aufgabe sein. <text:s/>Strukturierte Seenotrettung sollte meines Erachtens nur im Ausnahmefall von privat finanzierten Organisationen übernommen werden müssen. Derzeit steht dieses Regel-Ausnahme-Verhältnis auf dem Kopf, auch weil EU-Mitgliedstaaten ihre Verantwortung in diesem Bereich sehr unterschiedlich wahrnehmen, um es einmal so zu formulieren. <text:s/>Perspektivisch muss Frontex diese Aufgabe übernehmen, <text:s/>weil es sich um eine gesamteuropäische Aufgabe handelt. Wir setzen uns dafür ein, dass Frontex das Mandat erhält, Rettungseinsätze nicht nur zu koordinieren, sondern diese auch selber immer durchzuführen – ja, Frontex. Ich weiß, dass einige sehr große Probleme damit haben. Frontex hat nicht nur eine neue Leitung, mit der wir sehr zufrieden sein können. Es kann auch nicht sein, dass wir an einer Stelle die EU und ihre Werte als überlegen loben, aber an anderer Stelle ihren eigenen Institutionen nicht über den Weg trauen. Das kann nicht sein. <text:s/>Letzteres nehme ich beim Thema Frontex so wahr, und das nehme ich auch beim Thema GEAS so wahr, sowohl hier als auch im Europaparlament. Das ist ein Problem; denn mit so einer Haltung kommen wir in der gemeinsamen europäischen Asylpolitik einfach nicht voran. Unsere Aufgabe als verantwortliche Parlamentarier ist, darauf hinzuwirken, dass die EU und ihre Organisationen besser werden und rechtsstaatlichen und menschenrechtlichen Grundsätzen vollumfänglich entsprechen. Das ist unsere Aufgabe. <text:s/>Also: Frontex muss perspektivisch die Seenotrettung übernehmen; das ist für mich völlig klar. Und dass das gut gelingt, daran müssen wir hier gemeinsam arbeiten. <text:s/>Drittens. Wir haben im Koalitionsvertrag vereinbart, dass wir prüfen wollen, ob und wie auch in Drittstaaten rechtssicher Asylanträge gestellt werden können, und dieses Projekt sollten wir jetzt schleunigst angehen. <text:s/>Lassen Sie uns hier bitte gemeinsam mit Ernsthaftigkeit an Klarheit und rechtsstaatlicher Ordnung in der Migrationspolitik arbeiten! Auf billigen Populismus habe ich dagegen keine Lust. <text:s/>Vielen Dank. <text:s/>Vielen Dank, Frau Kollegin Jurisch. – Nächster Redner ist der Kollege Petr Bystron, AfD-Fraktion.</text:p>
          </table:table-cell>
          <table:table-cell table:style-name="ce2" office:value-type="string" calcext:value-type="string">
            <text:p>Wir haben im Koalitionsvertrag vereinbart, dass wir prüfen wollen, ob und wie auch in Drittstaaten rechtssicher Asylanträge gestellt werden können, und dieses Projekt sollten wir jetzt schleunigst angehen. | Das ist irreguläre und ungeordnete Migration, und das kann so nicht bleiben. | Was müssen wir tun, um zu mehr rechtsstaatlicher Ordnung, Klarheit und Humanität mit Blick auf die Migration über das Mittelmeer zu kommen? | Lassen Sie uns hier bitte gemeinsam mit Ernsthaftigkeit an Klarheit und rechtsstaatlicher Ordnung in der Migrationspolitik arbeiten! | Ich werde mich stattdessen nüchtern den Themen dieser Debatte zuwenden: dem aktuellen großen Migrationsdruck und der Rolle der Seenotrettung. | Das ist ein Problem; denn mit so einer Haltung kommen wir in der gemeinsamen europäischen Asylpolitik einfach nicht voran. | Dass private Seenotrettung den Zweck erfülle, einer vermeintlichen Asylindustrie in Deutschland Nachschub an Arbeit zu besorgen, ist blanker Unsinn. | Als Freie Demokraten wollen wir Klarheit und rechtsstaatliche Ordnung in allen Bereichen der Migrationspolitik, und dazu gehört auch die Situation im Mittelmeer, einschließlich der Seenotrettung.</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68117356300354</text:p>
          </table:table-cell>
          <table:table-cell table:number-columns-repeated="1014"/>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15600</text:p>
          </table:table-cell>
          <table:table-cell table:style-name="ce2" office:value-type="string" calcext:value-type="string">
            <text:p>Friedhelm Boginski (FDP)</text:p>
          </table:table-cell>
          <table:table-cell table:style-name="ce2" office:value-type="string" calcext:value-type="string">
            <text:p>Sehr geehrter Herr Präsident! Meine sehr verehrten Damen und Herren! Eine Oppositionspartei hat heute einen Antrag zum Wohnungsbau vorgelegt, den wir als FDP-Fraktion ablehnen. Die aktuelle Lage im Baubereich ist zweifellos von großer wirtschaftlicher und sozialer Bedeutung. Wir als politische Entscheidungsträger sind aufgerufen, sie zu meistern. <text:s/>Die Personaldecke im deutschen Baugewerbe ist ausgedünnt, die Arbeitskraftreserven sind, der demografischen Entwicklung geschuldet, nur noch für einen begrenzten Zeitraum verfügbar. Gleichzeitig trübt sich die Konjunktur im Baubereich ein, und erste Insolvenzen haben die Baubranche erreicht. <text:s/>Dennoch halten viele Unternehmen ihre Fachkräfte zusammen; denn – sie kennen das aus den Coronazeiten – sind Fachkräfte erst einmal weg, sind sie nicht wieder zurückzugewinnen. Einer Umfrage der DIHK im Herbst 2023 zufolge ist der Fachkräftemangel für Unternehmen das Hauptrisiko für die wirtschaftliche Entwicklung, noch vor Energie- und Rohstofffragen. <text:s/>Viel hat die Bauindustrie daher aus eigenem Interesse selber auf den Weg gebracht: die Integration von Arbeitsuchenden in den Baumarkt, die Nachwuchssuche und Nachwuchsausbildung, die Suche und Anstellung von Bauingenieuren, die Auslandsfachkräfteintegration und das Halten der Fachbelegschaft auch in wirtschaftlich ungünstigen Zeiten. <text:s/>Trotz all dieser Maßnahmen und des Fachkräfteeinwanderungsgesetzes, das wir auf den Weg gebracht haben, bleibt die Lage extrem angespannt. Alle Zahlen, die uns vorliegen, zeigen, dass wir vor großen Herausforderungen stehen. Doch wir dürfen uns nicht entmutigen lassen, sondern müssen vielmehr konstruktiv nach Lösungen suchen, um dem gegenwärtigen Defizit im Wohnungsbau zu begegnen. <text:s/>Auf Bundesebene setzen wir uns intensiv für Programme ein, die den klimafreundlichen Neubau und den altersgerechten Umbau von Wohnungen unterstützen. Diese Programme sind nicht nur wichtig für die ökologische Nachhaltigkeit, sondern auch für die Konjunktur und für die Schaffung von Arbeitsplätzen im Handwerk. <text:s/>Es ist jedoch klar, dass wir noch einen langen Weg vor uns haben. Die Immobilienweisen warnen vor einer möglichen Krise und prognostizieren, dass wir unsere Wohnungsbauziele nicht erreichen werden. Dennoch sollten wir alle gemeinsam nach Lösungen suchen, um die Menschen in unseren Kommunen und in unserem Land zu unterstützen. <text:s/>Ein wichtiger Schritt ist die Fortführung und Stärkung bestehender Förderprogramme. Diese ermöglichen es, den Wohnungsbau anzukurbeln und gleichzeitig die Binnenwirtschaft anzufeuern. Darüber hinaus müssen wir weitere Maßnahmen ergreifen, um die Rahmenbedingungen für den Wohnungsbau zu verbessern. Dazu gehören beispielsweise steuerliche Anreize für den frei finanzierten Wohnungsbau und eine verlässlichere Linie in der Wohnungsbaupolitik. <text:s/>Als kommunalpolitischer Sprecher der FDP-Bundestagsfraktion möchte ich darauf hinweisen, dass sowohl in Berlin als auch in Brandenburg eine starke Tradition des genossenschaftlichen Wohnungsbaus besteht. Genossenschaften wie die Berliner Bau- und Wohnungsgenossenschaft von 1892 eG oder die Brandenburgische Boden Gesellschaft spielen eine entscheidende Rolle beim Erhalt und Bau von bezahlbarem Wohnraum. <text:s/>Wir als Liberale setzen auf eine vielfältige Herangehensweise, die den individuellen Bedürfnissen und Gegebenheiten vor Ort Rechnung trägt. <text:s/>In diesem Sinne möchte ich betonen, dass wir weiterhin für eine Politik eintreten, die auf Chancengleichheit, soziale Durchmischung und Dialog setzt, eine Politik, die die Vielfalt unserer Gesellschaft als Bereicherung begreift und abbildet und die Integration durch Bildung und Selbstbefähigung vorantreibt. <text:s/>Unser Fokus richtet sich auf Folgendes: stärkere Förderung der Bürgerbeteiligung, Flexibilisierung der Bauvorschriften, Förderung von Integrationsmaßnahmen, effektive Nutzung von Sozialwohnungen und Förderung von Innovationen im Städtebau. <text:s/>Insgesamt möchten wir darauf hinwirken, dass sich Gemeinde- und Stadtentwicklung in Deutschland modernisiert und entbürokratisiert, integrativer und effektiver bei der Nutzung von Sozialwohnungen wird und innovativer bei der Förderung von experimentellen Vorschlägen im Städtebau. Neue Lösungsvorschläge können so umgesetzt werden, ganz im Sinne von Best Practice. <text:s/>Natürlich brauchen wir auch Impulse aus anderen Ländern. Sie können uns inspirieren, wie das Beispiel der Ukraine: Mit einem 3-D-Drucker werden ganze Gebäude, die dort dringend benötigt werden, entwickelt. <text:s/>Lassen wir uns von Innovationen inspirieren, gemeinsam Neues gestalten und neue Wege einschlagen – ganz ohne German Angst, sondern nach dem Motto: Wir können das! <text:s/>Danke schön. <text:s/>Vielen Dank, Herr Kollege Boginski. – Nächster Redner ist der Kollege Michael Kießling, CDU/CSU-Fraktion.</text:p>
          </table:table-cell>
          <table:table-cell table:style-name="ce2" office:value-type="string" calcext:value-type="string">
            <text:p>Trotz all dieser Maßnahmen und des Fachkräfteeinwanderungsgesetzes, das wir auf den Weg gebracht haben, bleibt die Lage extrem angespann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6573585271835327</text:p>
          </table:table-cell>
          <table:table-cell table:number-columns-repeated="1014"/>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5800</text:p>
          </table:table-cell>
          <table:table-cell table:style-name="ce2" office:value-type="string" calcext:value-type="string">
            <text:p>Gerrit Huy (AfD)</text:p>
          </table:table-cell>
          <table:table-cell table:style-name="ce2" office:value-type="string" calcext:value-type="string">
            <text:p>Frau Präsidentin! Werte Kollegen! Liebe Zuschauer! <text:s/>Der derzeitige Fachkräftemangel mit gut 1,5 Millionen offenen Stellen gilt vielen Unternehmern als größte Wachstumsbremse im Land und natürlich auch als größte Wohlstandsbremse. Nun ist es allerdings keinesfalls so, dass wir zu wenige Arbeitskräfte im Land hätten, im Gegenteil: Wir haben insgesamt 5 Millionen erwerbsfähige Arbeitslose, <text:s/>davon allein gut 4 Millionen im Bürgergeld, von ihnen wiederum die Hälfte Einwanderer. <text:s/>Der von Minister Heil angekündigte Jobturbo will nicht zünden. Der Abgang aus dem Bürgergeld in Arbeit bleibt nach wie vor gering. Dennoch will Minister Heil den Fachkräftemangel weiter mit Einwanderung bekämpfen. Dabei zeigen dänische, holländische und deutsche Studien, dass die Einwanderung immer ein fiskalisches Negativgeschäft ist, <text:s/>jedenfalls immer dann, wenn die Einwanderung aus kulturfremden Ländern erfolgt. Auf einen arbeitenden Syrer etwa kommen zweieinhalb syrische Sozialhilfeempfänger. Bei den anderen Asylherkunftsländern sieht es nicht viel anders aus. Immer fallen mehr Einwanderer den Sozialkassen zur Last als hier arbeiten. <text:s/>Wenn die Einwanderung aber mehr schadet als hilft, muss man sie lassen und darf den gleichen Fehler nicht immer wiederholen. Das sollte auch Minister Heil begreifen. <text:s/>Er sollte seine Einwanderungspolitik beenden und seine Energie darauf verwenden, die vielen inländischen Arbeitslosen endlich in Arbeit zu bringen. Auch wenn sie größtenteils unqualifiziert sind, können sie sich doch in den vielen offenen Helferjobs engagieren. <text:s/>Das Problem dabei: Die Bürgergeldempfänger werden von den Helferjobs nicht angezogen, weil diese finanziell für sie nicht attraktiv sind. Deshalb verbleiben sie lieber in der sozialen Hängematte und gönnen sich vielleicht nebenher noch ein wenig Schwarzarbeit – alles auf Kosten ehrlicher Bürger und der Steuerzahler. <text:s/>Es war einfach eine Schnapsidee, unqualifizierte Einwanderer ins Bürgergeld zu stecken. <text:s/>Dabei hätten wir durchaus nichts gegen die Einwanderung hochqualifizierter Menschen aus kulturnahen Ländern, die bei uns fehlende Qualifikationen mitbringen, sich selbst ernähren und ihre Renten selbst verdienen. <text:s/>Doch es ist leider illusorisch, auf solche Zuwanderer zu bauen. <text:s/>Für gut ausgebildete Menschen ist Deutschland kein attraktives Einwanderungsland, weil Abgaben und Steuern viel zu hoch sind, guter Wohnraum rar ist und unsere Schulbildung international nicht mehr mithält – unsere Renten erst recht nicht. Dazu kommt noch die desolate innere Sicherheit. Mehrere Länder haben inzwischen Reisewarnungen für Deutschland ausgesprochen. <text:s/>Überlegen Sie sich mal, wer da noch kommt! <text:s/>Glücklicherweise gibt es im Inland immer noch viele Menschen, die viel können, zum Beispiel unsere Rentner. Sie sind heute deutlich fitter und gesünder als noch vor 20 Jahren, haben Fachwissen und Erfahrung angesammelt, die sich am Arbeitsmarkt so gar nicht mehr finden lassen. Viele von ihnen können sich auch durchaus vorstellen, noch länger zu arbeiten, wenn denn die Rahmenbedingungen stimmen. Dazu gehört an erster Stelle mehr Mitbestimmung bei den Arbeitszeiten und an zweiter Stelle – wer hätte es gedacht? – mehr Geld. Denn auch unseren Rentnern sind die dann wieder fälligen Steuern und Abgaben viel zu hoch. Deshalb wollen wir ihnen einen zusätzlichen steuerlichen Freibetrag von 12 000 Euro im Jahr und damit deutlich mehr Netto vom Brutto anbieten. <text:s/>Das wäre für viele attraktiv, gerade auch für diejenigen, die sich nur noch eine Halbtagsstelle vorstellen können. Umgekehrt wäre es ein Anreiz für Rentner im Minijob, ihre Arbeit auf eine Halbtagsstelle auszudehnen. Und es ist natürlich im Sinne der Arbeitgeber, die immer noch händeringend nach Arbeitskräften suchen. <text:s/>Mit einem weiteren Antrag zugunsten der Anrechnungsfreiheit von Erwerbseinkommen auf die Hinterbliebenenrente wollen wir auch die Gruppe der Witwen und Witwer ansprechen und ihnen einen Anreiz geben, mehr zu arbeiten. Ich selbst bin schon mehrfach von Witwen darauf angesprochen worden, dass sie ihre Arbeitszeit gekürzt oder die Arbeit ganz aufgegeben haben, nachdem sie mitbekommen hatten, dass nach dem Tode ihres Ehegatten ihr Einkommen bereits ab 1 000 Euro auf die Witwenrente angerechnet wird. <text:s/>Obwohl es sich bei der Witwenrente formal um eine Lohnersatzleistung handelt, <text:s/>führt diese Anrechnung zu einer 40-prozentigen Besteuerung. Das entspricht fast dem Spitzensteuersatz bei einem Einkommen von rund 1 000 Euro. <text:s/>Überdies kennen viele Witwen diese Regelung gar nicht, bis sie dann plötzlich zur Rückzahlung von mehreren Tausend Euro aufgefordert werden. Da kann man schon mal am Staat verzweifeln. <text:s/>Wir wollen stattdessen Witwen und Witwern den Weg in die Selbsthilfe durch Arbeit erleichtern <text:s/>und ihnen damit hoffentlich auch den Verbleib in der bisherigen häuslichen Umgebung ermöglichen. Denn es ist Teil unserer sozialen Verantwortung, zu verhindern, dass unsere Leute im Alter herumgestoßen werden, weil ihnen die Ampel das Wohnen drastisch verteuert <text:s/>und das Einkommen massiv besteuert. Das wollen wir nicht. <text:s/>Danke. <text:s/>Frauke Heiligenstadt ist die nächste Rednerin für die SPD-Fraktion.</text:p>
          </table:table-cell>
          <table:table-cell table:style-name="ce2" office:value-type="string" calcext:value-type="string">
            <text:p>Er sollte seine Einwanderungspolitik beenden und seine Energie darauf verwenden, die vielen inländischen Arbeitslosen endlich in Arbeit zu bringen. | Dabei zeigen dänische, holländische und deutsche Studien, dass die Einwanderung immer ein fiskalisches Negativgeschäft ist, <text:s/>jedenfalls immer dann, wenn die Einwanderung aus kulturfremden Ländern erfolgt. | Dennoch will Minister Heil den Fachkräftemangel weiter mit Einwanderung bekämpfen. | Dabei hätten wir durchaus nichts gegen die Einwanderung hochqualifizierter Menschen aus kulturnahen Ländern, die bei uns fehlende Qualifikationen mitbringen, sich selbst ernähren und ihre Renten selbst verdienen. | Wenn die Einwanderung aber mehr schadet als hilft, muss man sie lassen und darf den gleichen Fehler nicht immer wiederholen. | Für gut ausgebildete Menschen ist Deutschland kein attraktives Einwanderungsland, weil Abgaben und Steuern viel zu hoch sind, guter Wohnraum rar ist und unsere Schulbildung international nicht mehr mithält – unsere Renten erst recht nicht. | Bei den anderen Asylherkunftsländern sieht es nicht viel anders au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936763763427734</text:p>
          </table:table-cell>
          <table:table-cell table:number-columns-repeated="1014"/>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00400</text:p>
          </table:table-cell>
          <table:table-cell table:style-name="ce2" office:value-type="string" calcext:value-type="string">
            <text:p>Friedrich Merz (CDU/CSU)</text:p>
          </table:table-cell>
          <table:table-cell table:style-name="ce2" office:value-type="string" calcext:value-type="string">
            <text:p>Frau Präsidentin! Meine sehr geehrten Damen und Herren! Auf der Tagesordnung unserer heutigen Sitzung steht die Abgabe einer Regierungserklärung durch den Bundeskanzler <text:s/>zum Europäischen Rat am 17. und 18. Oktober 2024 in Brüssel. <text:s/>Gehört haben wir eine vorgezogene – fast schon verzweifelte – Wahlkampfrede eines Bundeskanzlers, der mit dem Rücken zur Wand und den Füßen am Abgrund steht. <text:s/>Herr Bundeskanzler, als Nummer eins auf der Tagesordnung des Europäischen Rates morgen steht die Migrationskrise in Europa. <text:s/>Zu diesem Thema haben Sie in Ihrer fast halbstündigen Regierungserklärung zum Tagesordnungspunkt 1 kein einziges Wort gesagt – kein einziges Wort gesagt! <text:s/>Stattdessen haben Sie sich zu Themen geäußert, die rein innenpolitisch motiviert waren und die ganz offensichtlich an Ihre Partei, an Ihre Fraktion gerichtet waren, wo Sie gestern Nachmittag eine Diskussion über die Migrationspolitik hatten, <text:s/>die Sie offensichtlich nur dadurch beenden konnten, dass Sie Ihrer eigenen Fraktion angedroht haben, <text:s/>diese Frage mit der Vertrauensfrage im Deutschen Bundestag zu verbinden. <text:s/>– Und dass das so vehement bestritten wird von Ihnen, meine Damen und Herren von der SPD, ist doch genau der Beweis dafür, dass es stattgefunden hat. <text:s/>Es hat stattgefunden! <text:s/>Herr Bundeskanzler, ich komme zum Tagesordnungspunkt eins des Europäischen Rates. Sie fahren nach Brüssel mit einer Koalition zu Hause, die noch nicht einmal in der Lage ist, in der Migrationspolitik in Trippelschritten voranzukommen. <text:s/>Ich nenne Ihnen mal eine Zahl aus Europa. Auf der Mittelmeerroute sind im Laufe des Jahres 2024 zwei Drittel weniger Migranten nach Europa gekommen als im Vorjahr. Das hängt unter anderem mit der Politik in Frankreich, in Italien, in Spanien und in einigen anderen Ländern Europas zusammen. Der Migrationsdruck nach Deutschland hält mehr oder weniger unvermindert an. <text:s/>Und wenn Sie es in Relation setzen zu dem, wie er in anderen Ländern Europas zurückgeht, dann stellen Sie fest, dass die Zahl in Deutschland sogar noch steigt. Der relative Anteil der illegalen Migration nach Deutschland ist im letzten Jahr größer geworden im Verhältnis zu anderen Ländern in der Europäischen Union. <text:s/>Und dazu sprechen Sie kein Wort heute von dieser Stelle. <text:s/>Seit sechs Jahren, Herr Bundeskanzler, liegen im Bundesrat die Anträge zur Anerkennung von Marokko, Tunesien und Algerien als sichere Herkunftsländer. Es scheitert seit sechs Jahren nicht an uns, auch nicht an Ihnen; es scheitert an den Grünen in 8 von 16 Landesregierungen in Deutschland, die bis heute nicht bereit sind, dieses Thema auf die Tagesordnung des Bundesrates zu setzen. <text:s/>Vor lauter Angst davor, dass aus Ihrer Koalition der eine oder andere unseren Anträgen zustimmen könnte, <text:s/>weigern Sie sich mit Ihrer Verfahrensmehrheit, am Freitagvormittag die Anträge hier auf die Tagesordnung zu setzen und zur Abstimmung zu stellen, die die Zurückweisung an den deutschen Außengrenzen beinhalten. <text:s/>Herr Bundeskanzler, kein Wort von Ihnen dazu in Ihrer Regierungserklärung. <text:s/>Dafür sprechen Sie dann sehr intensiv über Wettbewerbsfähigkeit und Handelspolitik. Ich bin mit Ihnen einer Meinung, dass die Handelspolitik so geändert werden muss, dass nur noch die wirkliche Handelspolitik und nicht mehr die wirtschaftspolitischen Themen der Mitgliedstaaten dort vereinbart werden. Aber hier im Deutschen Bundestag hat es in Ihrer Koalition, mit Ihrer Partei und den Grünen sieben Jahre gedauert, bis der Handelsvertrag mit Kanada überhaupt auf die Tagesordnung gesetzt wurde. <text:s/>Die Grünen im Europäischen Parlament stimmen bis zum heutigen Tag gegen jede Änderung der Handelspolitik in der Europäischen Union. Da sind doch nicht wir die Adressaten dessen, was Sie hier gesagt haben, sondern es sind die Koalitionspartner Ihrer eigenen Regierung. <text:s/>Dann kommen wir mal zur Wettbewerbsfähigkeit der deutschen Wirtschaft. Herr Bundeskanzler, Sie haben das hier mit großem Nachdruck vorgetragen. Mit vielem könnte ich mich durchaus einverstanden erklären. Aber der Befund nach drei Jahren Bundeskanzler Olaf Scholz ist doch ganz einfach: Nach drei Jahren sind in Deutschland 300 000 Arbeitsplätze in der Industrie verloren gegangen. Das ist doch nicht die Erblast der alten Regierungen, denen Sie übrigens länger angehört haben als wir. <text:s/>Das ist doch das Ergebnis Ihrer Wirtschaftspolitik der letzten drei Jahre. 300 000 Arbeitsplätze in der Industrie sind verloren gegangen. <text:s/>Sie fahren morgen nach Brüssel als der einzige Regierungschef, der aus seinem eigenen Land berichten muss, dass das Land im zweiten Jahr in der Rezession ist. <text:s/>Sie sind der Einzige. Alle anderen Länder in Europa haben mehr oder weniger ganz ordentliches Wachstum, kein einziges ist das zweite Jahr in Folge in der Rezession. Sie sind es, der Bundeskanzler der Bundesrepublik Deutschland, der das in Brüssel so zugestehen muss. Das liegt doch nicht an uns; das liegt doch nicht an unserer Regierungszeit. <text:s/>Im Übrigen: In den letzten 24 Jahren waren Sie in der Regierung. Herr Scholz, tun Sie doch nicht so, als ob Sie mit alledem, was da früher gemacht worden ist, nichts zu tun haben. Sie sind doch an ganz maßgeblicher Stelle in Regierungsverantwortung gewesen. <text:s/>Und auf was Sie sich im Wahlkampf vorbereiten, das ist ja nun auch in Ihrer Rede hier gerade sehr deutlich geworden. <text:s/>Lassen Sie mich das mal zur Klarstellung sagen: Natürlich haben wir in Deutschland zum Beispiel das Problem, dass wir eine erhebliche Zunahme der Beschäftigung, aber keine Zunahme der geleisteten Arbeitsstunden zu verzeichnen haben. Die Produktivität unseres Landes – ich habe es von dieser Stelle aus vor einigen Tagen schon einmal gesagt – hat nicht zugenommen, auch nicht in der Zeit Ihrer Regierungsverantwortung. Jetzt reden Sie über Innovation und viele neue Unternehmen. Tatsache ist doch, dass wir in Ihrer Regierungsverantwortung den höchsten Kapitalabfluss haben, den es jemals in der Geschichte der Bundesrepublik Deutschland in einer so kurzen Zeit gegeben hat. Dafür sind doch nicht wir verantwortlich. <text:s/>Es ist Ihre Verantwortung, Herr Bundeskanzler, dass es zu einem solchen massiven Kapitalabfluss aus Deutschland kommt. Das ist das tägliche Misstrauensvotum – da brauchen Sie gar keine Vertrauensfrage zu stellen – der mittelständischen Industrie gegen Sie persönlich, Herr Bundeskanzler. Das tägliche Misstrauensvotum! <text:s/>Dann lassen Sie mich noch etwas zur Steuerpolitik sagen; darüber können wir uns bei anderer Gelegenheit etwas ausführlicher unterhalten. Aber wenn Sie jetzt in Ihrer Partei nach anderthalb Tagen Beratung als Einziges, was dabei herausgekommen ist, vortragen, Sie wollten 95 Prozent der Arbeitnehmerinnen und Arbeitnehmer in Deutschland entlasten <text:s/>und die Reichen – das sind dann ja immer diejenigen, die Sie gerne in den Blick nehmen – sollen das dann bezahlen, haben Sie offensichtlich übersehen, dass diejenigen, die Sie da adressieren, die mittelständischen Unternehmen in unserer Bundesrepublik Deutschland sind, die Arbeitsplätze in diesem Lande schaffen sollen. <text:s/>Was ist das denn für eine Botschaft an diese Unternehmen, die Sie da aus Ihrer Partei heraus abgeben? <text:s/>Nein, meine Damen und Herren, wenn Sie so weitermachen, werden Sie keine Chance haben, Deutschland aus der strukturellen Wachstums- und Beschäftigungskrise herauszuführen. Im Gegenteil: Das Jahr 2025 wird dann möglicherweise das dritte Jahr in der Rezession sein, und das haben dann ebenfalls ausschließlich Sie zu verantworten und niemand anders in diesem Lande. <text:s/>Erlauben Sie mir, dass ich abschließend noch einige Anmerkungen zur Ukraine mache und zur Politik gegenüber der Ukraine. Wir sind uns hier über lange Strecken einig gewesen, dass wir diesem Land wirklich helfen müssen und dass wir viel tun müssen, um den russischen Angriffskrieg in der Ukraine zurückzuweisen. <text:s/>Nur sind wir jetzt im dritten Jahr dieses Krieges. Es steht der dritte harte Winter bevor. Und bei aller Solidarität, die Sie hier auch wieder zum Ausdruck gebracht haben, müssen wir doch heute offensichtlich feststellen, dass das, was wir gemacht haben, nicht reicht, um den russischen Angriffskrieg gegen die Ukraine zu beenden. Im Gegenteil: Dem Land geht es von Woche zu Woche und von Monat zu Monat schlechter. Deswegen erlauben Sie mir, dass ich das hier mal sehr deutlich sage – wir werden ja gleich entsprechende Reden hier hören; aber es betrifft auch, ich gebe das zu, Repräsentanten meiner eigenen Partei –: Die Rufe nach Frieden und nach Diplomatie sind von niemandem hier bestritten. Wir alle wollen, dass so schnell wie möglich Frieden in der Ukraine herrscht. Nur, meine Damen und Herren, zur Erinnerung: Es hat jemanden gegeben, der vor wenigen Wochen genau das getan hat und das, was diejenigen, die jetzt nach Diplomatie und Frieden rufen, wirklich praktisch erprobt hat. Das war der ungarische Ministerpräsident Viktor Orbán, der wenige Tage, nachdem er Ratspräsident wurde, ohne Mandat – aber immerhin – auf eigene Verantwortung erst nach Kiew, dann nach Moskau und dann in die USA zu Donald Trump gefahren ist. <text:s/>Es war doch genau die Friedensmission, die sich wahrscheinlich Frau Wagenknecht, Sie von der AfD und andere vorstellen. Er ist dorthin gereist. Er hat es sogar seine „Friedensmission 3.0“ genannt. Was war das Ergebnis dieser Friedensmission? Meine Damen und Herren, das Ergebnis dieser Friedensmission war, dass, wenige Tage nachdem er zurückgekehrt war, Putin in Kiew ein großes Kinderkrankenhaus bombardiert hat. <text:s/>Das war die Antwort des russischen Despoten Wladimir Putin. Das ist das Ergebnis von Diplomatie zum gegenwärtigen Zeitpunkt. <text:s/>Deswegen möchte ich Ihnen sagen, Herr Bundeskanzler – bei aller Zustimmung zu dem, was Sie hier zur Ukraine erneut gesagt haben –: Ich finde, es ist höchste Zeit, dass wir noch einmal ganz kritisch überprüfen, ob es uns eigentlich wirklich gelungen ist, Putin in den letzten zweieinhalb Jahren die Grenzen aufzuzeigen. Es ist uns erkennbar nicht gelungen, und es wird für die Ukraine von Woche zu Woche schwieriger. <text:s/>Ich möchte Ihnen hier den Vorschlag machen, sehr klar und sehr deutlich an die Adresse von Putin zu sagen – und ich bitte Sie, das morgen im Europäischen Rat genau so vorzutragen –, dass wir nicht länger akzeptieren, dass er die gesamte zivile Infrastruktur der Ukraine – Krankenhäuser, Kindergärten – wahllos bombardiert, und dass, wenn er das fortsetzt, in großer Übereinstimmung in Europa entschieden wird, dass die Reichweitenbegrenzung für die Waffen, die die Ukraine hat, jetzt aufgehoben wird. <text:s/>Herr Bundeskanzler, Sie sind auch persönlich mit Ihrer Haltung dafür verantwortlich, dass die Ukraine gegen Putin mit einer Hand auf dem Rücken kämpfen muss. <text:s/>Das geht so nicht weiter. Und wenn Putin das nicht akzeptiert, dann muss der nächste Schritt erfolgen und ihm gesagt werden: Wenn er nicht innerhalb von 24 Stunden aufhört, die Zivilbevölkerung in der Ukraine zu bombardieren, dann müssen aus der Bundesrepublik Deutschland auch Taurus-Marschflugkörper geliefert werden, um die Nachschubwege zu zerstören, die dieses Regime nutzt, um die Zivilbevölkerung in der Ukraine zu schädigen und zu bombardieren. <text:s/>Ich kann mich des Eindrucks nicht erwehren, dass die Drohungen mit dem Einsatz taktischer Nuklearwaffen <text:s/>im ganzen Westen – auch bei ihnen – doch erhebliche Wirkungen erzielen. Ich fühle mich in den letzten Wochen immer mehr und immer häufiger an ein Wort des alten französischen Philosophen Michel de Montaigne erinnert, der einmal gesagt hat: Angst ist die Mutter aller Grausamkeiten. <text:s/>Herr Bundeskanzler, es wird Zeit, dass Sie – es wird auch Zeit, dass wir das tun – Ihre Angst vor Putin überwinden, um die Grausamkeiten in der Ukraine jetzt wirklich gemeinsam zu beenden. <text:s/>– Ich sehe hier Kopfschütteln bei den Sozialdemokraten. <text:s/>Ich sage Ihnen nur: Wenn wir es jetzt nicht schaffen, das zu tun, dann werden wir in einigen Jahren hier stehen und uns wieder den Vorwurf machen lassen müssen, dass wir eine Lage falsch eingeschätzt haben. Wir haben sie 2014 falsch eingeschätzt. <text:s/>Wir dürfen sie 2024 nicht noch einmal falsch einschätzen. <text:s/>Wenn wir das tun, machen wir uns gemeinsam vor der Geschichte unglaubwürdig, und wir werden einen hohen Preis dafür zahlen, wenn wir jetzt nicht in aller Klarheit und mit großem Nachdruck dafür sorgen, dass dieser Krieg in der Ukraine beendet wird. Und das geht nicht mit Angst, sondern nur mit Entschlossenheit und mit gemeinsamem Vorgehen der Europäischen Union und der NATO-Partner im normativen Westen, <text:s/>nicht im geographischen, sondern im normativen Westen, in der Region der Welt, in der wir das große Glück haben in Frieden und in Freiheit zu leben. <text:s/>Herzlichen Dank, meine Kolleginnen und Kollegen. <text:s/>Als Nächste hat das Wort für die Fraktion Bündnis 90/Die Grünen Katharina Dröge.</text:p>
          </table:table-cell>
          <table:table-cell table:style-name="ce2" office:value-type="string" calcext:value-type="string">
            <text:p>Der relative Anteil der illegalen Migration nach Deutschland ist im letzten Jahr größer geworden im Verhältnis zu anderen Ländern in der Europäischen Union. | Herr Bundeskanzler, als Nummer eins auf der Tagesordnung des Europäischen Rates morgen steht die Migrationskrise in Europa. | Stattdessen haben Sie sich zu Themen geäußert, die rein innenpolitisch motiviert waren und die ganz offensichtlich an Ihre Partei, an Ihre Fraktion gerichtet waren, wo Sie gestern Nachmittag eine Diskussion über die Migrationspolitik hatten, <text:s/>die Sie offensichtlich nur dadurch beenden konnten, dass Sie Ihrer eigenen Fraktion angedroht haben, <text:s/>diese Frage mit der Vertrauensfrage im Deutschen Bundestag zu verbinden. | Der Migrationsdruck nach Deutschland hält mehr oder weniger unvermindert an. | Sie fahren nach Brüssel mit einer Koalition zu Hause, die noch nicht einmal in der Lage ist, in der Migrationspolitik in Trippelschritten voranzukomm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7288351058959961</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18100</text:p>
          </table:table-cell>
          <table:table-cell table:style-name="ce2" office:value-type="string" calcext:value-type="string">
            <text:p>Nicole Höchst (AfD)</text:p>
          </table:table-cell>
          <table:table-cell table:style-name="ce2" office:value-type="string" calcext:value-type="string">
            <text:p>Herr Präsident! Werte Kollegen! Meine sehr verehrten Damen und Herren! Am 8. September wird jedes Jahr daran erinnert, dass es in vielen Ländern immer noch ein Privileg ist, lesen und schreiben zu können. Die UNESCO hat diesen Tag zum Internationalen Alphabetisierungstag ausgerufen. Und in der Tat ist Sprache der Schlüssel zur Welt. Um Ideen, Gefühle und Konzepte auszudrücken, ist die Beherrschung von Sprache unerlässlich, wobei sich die Komplexität von Sprache und die gedankliche Flughöhe gegenseitig befruchten und bedingen. <text:s/>Gerade der rohstoffarme Bildungsstandort Deutschland hat ein gesteigertes Interesse daran, Teilhabe durch die Beherrschung unserer deutschen Muttersprache zu fördern, meine Damen und Herren. <text:s/>Sprachbeherrschung stützt selbstbestimmte, verantwortliche gesellschaftliche Teilhabe. Wer sprachlich nicht mithalten kann, hat es gleich vielfach schwer: Schulische Ausbildung, Beruf, Sozialleben, Freundschaften und Paarbeziehungen können davon beeinträchtigt werden. <text:s/>Es ist unter Berücksichtigung all dieser vorangegangenen Punkte hoch erfreulich, dass der funktionale, ortsansässige Analphabetismus zurückgedrängt werden konnte. Der dieser Debatte zugrundeliegende Bericht weist jedoch ganz am Ende auf das Problem hin, welches alle bisherigen Bemühungen umsonst sein lässt, wenn nicht entschlossen gegengesteuert wird – ich zitiere mit Erlaubnis des Präsidiums –: <text:s/>„Mit fortdauernd hoher Zuwanderung wird auch die Zahl von Menschen, die in ihrer Zweitsprache Deutsch gering literalisiert sind, hoch bleiben.“ <text:s/>Seite 17 des aktuellen Berichts. Einfach übersetzt heißt das: Der Analphabetismus in Deutschland gerät mit der ungesteuerten Zuwanderung zu einem importierten Problem, meine Damen und Herren. <text:s/>Auffällig ist, dass Länder mit hohen Bildungsausgaben auch fast immer eine intelligente Bevölkerung haben. <text:s/>Schauen wir deshalb auf unsere Bildungslandschaft. <text:s/>Der Zustand von Schulen und Infrastruktur ist schlecht. Lehrer fehlen allenthalben, und die ausgewiesene Kurve im internationalen Bildungsranking zeigt steil nach unten. Bereits ohne unkontrollierte Zuwanderung, meine Damen und Herren, stehen die Zeichen für unser Bildungssystem auf Sturm. <text:s/>Und nicht nur das: Der Anteil an Fachkräften, Meistern, Ingenieuren, Erfindern und Nobelpreisträgern sinkt. Die jeweilige Anzahl an Sozialleistungsempfängern, Bildungsverweigerern, Messerangreifern und Gruppenvergewaltigern hat gleichzeitig Konjunktur. <text:s/>– Die Kollegen, die hier schreien, sollten mal denken. – Der Anteil der Deutschen ohne Migrationshintergrund nimmt ab, <text:s/>der Anteil der Deutschen mit kulturfremdem Migrationshintergrund und ebensolcher Ausländer nimmt zu. <text:s/>Zufälle? Wechselwirkungen? Ursache und Wirkung – Fragezeichen. <text:s/>Frau Kollegin, kommen Sie bitte zum Schluss. <text:s/>Politik in einem mit weißen Elefanten überbevölkerten Raum ist zum Scheitern verurteilt. Ein Schelm, wer Böses dabei denkt. <text:s/>Vielen Dank. <text:s/>Vielen Dank, Frau Kollegin Höchst. – Die Kolleginnen Marlene Schönberger, Bündnis 90/Die Grünen, Nicole Gohlke, Die Linke, und Dr. Carolin Wagner, SPD-Fraktion, haben ihre Reden zu Protokoll gegeben.</text:p>
          </table:table-cell>
          <table:table-cell table:style-name="ce2" office:value-type="string" calcext:value-type="string">
            <text:p>Der dieser Debatte zugrundeliegende Bericht weist jedoch ganz am Ende auf das Problem hin, welches alle bisherigen Bemühungen umsonst sein lässt, wenn nicht entschlossen gegengesteuert wird – ich zitiere mit Erlaubnis des Präsidiums –: <text:s/>„Mit fortdauernd hoher Zuwanderung wird auch die Zahl von Menschen, die in ihrer Zweitsprache Deutsch gering literalisiert sind, hoch bleiben.“ <text:s/>Seite 17 des aktuellen Berichts. | Einfach übersetzt heißt das: Der Analphabetismus in Deutschland gerät mit der ungesteuerten Zuwanderung zu einem importierten Problem, meine Damen und Herren. | – Der Anteil der Deutschen ohne Migrationshintergrund nimmt ab, <text:s/>der Anteil der Deutschen mit kulturfremdem Migrationshintergrund und ebensolcher Ausländer nimmt zu. | Bereits ohne unkontrollierte Zuwanderung, meine Damen und Herren, stehen die Zeichen für unser Bildungssystem auf Sturm.</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563808739185333</text:p>
          </table:table-cell>
          <table:table-cell table:number-columns-repeated="1014"/>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2700</text:p>
          </table:table-cell>
          <table:table-cell table:style-name="ce2" office:value-type="string" calcext:value-type="string">
            <text:p>Robert Farle (fraktionslos)</text:p>
          </table:table-cell>
          <table:table-cell table:style-name="ce2" office:value-type="string" calcext:value-type="string">
            <text:p>Sehr geehrte Frau Präsidentin! Sehr geehrter Herr Bundeskanzler! <text:s/>– Ist er noch da? Vorhin habe ich ihn gesehen. – Da ist er. <text:s/>Ich will nur ein paar Anmerkungen zur heutigen Diskussion machen. <text:s/>Zu meiner Verwunderung habe ich festgestellt, dass Herr Merz ein Knecht Putins sein soll. Ich glaube, der Mann, der das hier gesagt hat, war der Kollege Audretsch oder so ähnlich. <text:s/>Also Leute, wenn hier jemand solche Sprüche klopft, dann kann man sich als jemand, der an so einer Debatte hier ernsthaft teilnimmt, nur noch fragen: Was machen die Grünen hier? Die haben hier eigentlich gar nichts verloren. Am besten, sie werden demnächst alle abgewählt. <text:s/>Zweitens. Die Kriegsbeteiligung – Waffen und Geld – summiert sich mittlerweile schon auf zwischen 200 Milliarden und 250 Milliarden Euro, wenn man alles zusammenrechnet. Das ist eine riesige Summe. Das trägt dazu bei, dass in unserem Land viele wichtige Aufgaben in der Infrastruktur, im sozialen Bereich, im Bildungswesen nicht mehr erledigt werden können. <text:s/>Eine dritte Anmerkung. Herr Bundeskanzler, ich freue mich, dass Sie heute auch das Migrationsthema mal angesprochen haben; Herr Merz hat das auch angesprochen. Ich würde mich aber auch freuen, wenn sich im kommenden Jahr wirklich was ändern würde, wenn wir nicht mehr 80 Milliarden Euro wegen der illegalen Massenzuwanderung ausgeben müssten, sondern das Geld für unsere eigenen Bürger zur Verfügung stünde. Das würde mich freuen, und das würde ich sehr unterstützen. <text:s/>Dann ein weiterer Punkt. <text:s/>Ihre Redezeit ist vorbei, lieber Herr Farle, und zwar schon seit zehn Sekunden. <text:s/>Beim nächsten Mal trage ich das weiter vor. <text:s/>Beim nächsten Mal haben Sie die Möglichkeit. <text:s/>Keine Waffenlieferungen mehr an die Ukraine! Friedensverhandlungen ja, sofort! <text:s/>Lieber Herr Farle, Ihre Redezeit ist vorbei. <text:s/>Und keine Atomraketen in Deutschland! <text:s/>Danke. <text:s/>Die letzte Rednerin in der Debatte ist für die Unionsfraktion Kerstin Radomski.</text:p>
          </table:table-cell>
          <table:table-cell table:style-name="ce2" office:value-type="string" calcext:value-type="string">
            <text:p>Herr Bundeskanzler, ich freue mich, dass Sie heute auch das Migrationsthema mal angesprochen haben; Herr Merz hat das auch angesprochen. | Ich würde mich aber auch freuen, wenn sich im kommenden Jahr wirklich was ändern würde, wenn wir nicht mehr 80 Milliarden Euro wegen der illegalen Massenzuwanderung ausgeben müssten, sondern das Geld für unsere eigenen Bürger zur Verfügung stünd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068185687065125</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4600</text:p>
          </table:table-cell>
          <table:table-cell table:style-name="ce2" office:value-type="string" calcext:value-type="string">
            <text:p>Alexander Hoffmann (CDU/CSU)</text:p>
          </table:table-cell>
          <table:table-cell table:style-name="ce2" office:value-type="string" calcext:value-type="string">
            <text:p>Sehr geehrte Frau Präsidentin! Geschätzte Kolleginnen und Kollegen! Meine sehr verehrten Damen und Herren! Gestatten Sie mir am Ende der Debatte vier Anmerkungen. <text:s/>Zunächst einmal: Frau Bundesinnenministerin, Herr Bundesjustizminister, ich habe mir eine Frage schon bei der Regierungserklärung des Kanzlers diese Woche gestellt. Die Frage, die ich mir gestellt habe, war: Wer schreibt denen eigentlich solche Reden? <text:s/>Diese Frage habe ich mir auch bei Ihren beiden Reden heute gestellt; denn – ich will das mal sagen – das sind Reden, die mit der Realität in diesem Land überhaupt nichts mehr zu tun haben. <text:s/>Ich will Ihnen ein Beispiel nennen. Sie beide haben in Ihren Reden suggeriert, dass es eine gewisse Erforderlichkeit gäbe, das Staatsangehörigkeitsrecht zu liberalisieren. <text:s/>Das ist schlichtweg falsch. <text:s/>Das trifft in beiden Bereichen, die da relevant sind, nicht zu. <text:s/>Zum einen, was die Anzahl der Einbürgerungen angeht. Schreiben Sie vielleicht mal mit! Sie könnten „Anzahl Einbürgerungen in Deutschland“ googeln. Dann taucht – Frau Präsidentin, Sie gestatten – folgender Text auf: <text:s/>„In Deutschland sind vergangenes Jahr so viele Menschen eingebürgert worden wie seit 20 Jahren nicht mehr. Etwa 168 500 Einbürgerungen verzeichnete das Statistische Bundesamt. Besonders viele Menschen kamen aus Syrien.“ <text:s/>Wenn wir darüber reden – und das suggerieren Sie auch falsch –, dass wir jetzt einbürgern müssten, weil das für den Bereich der Fachkräfteeinwanderung so unverzichtbar wichtig ist, dann werden wir auch da eines Besseren belehrt. Es ist schon angeklungen: Es gibt verschiedene Studien, die sehr schön auflisten, warum es für uns schwierig ist, Fachkräfte in unser Land zu holen. Da gehört die Staatsangehörigkeit als Kriterium aber eben nicht dazu, <text:s/>sondern es sind Kriterien wie die Höhe der Abgaben bzw. die Wartezeiten bei den Auslandsvertretungen. <text:s/>Und weil Sie Weltmeister darin sind, Verantwortung auf die Union abzuwälzen, will ich Ihnen mal sagen, dass seit über 30 Jahren die Verantwortung bei den Auslandsvertretungen nicht die Union trägt, sondern immer ein Vertreter der Ampelregierung. <text:s/>Sie senden ein gefährliches Signal in die Welt aus. Unsere Kommunen sind am Limit, und Sie setzen etwas auf die Gleise, was einen gefährlichen Pull-Effekt erzeugt. <text:s/>Jetzt sagen Sie: Niemand flieht aus seinem Land wegen unseres Staatsangehörigkeitsrechts, wegen unseres Bürgergeldes oder wegen der Vermischung von Arbeitsmigration mit Asyl. – Aber was Sie weglassen, ist, dass sich in diesen Tagen so viele Menschen wie noch nie auf den Weg nach Europa machen und im Übrigen auch schon vor den Toren Europas warten. Daher ist es natürlich so, dass Sie mit solchen Bausteinen den Migrationsdruck auf unser Land unendlich erhöhen. Denn jemand, der nach Europa kommt oder vor den europäischen Toren steht, der überlegt sich natürlich: Wo bekomme ich das meiste Geld, und wo kann ich mit bestimmten Instrumenten meinen Aufenthalt am besten perpetuieren? Deswegen stimmt das Argument des falschen Anreizes. <text:s/>Sie stellen – das ist meine dritte Anmerkung – die Grundsätze des Staatsangehörigkeitsrechts dem Grunde nach völlig auf den Kopf. Das Staatsangehörigkeitsrecht definiert bestimmte Gründe, warum wir gerne wollen, dass jemand unsere Staatsangehörigkeit annimmt: <text:s/>weil er sich zum Beispiel mit unserem Land identifiziert, weil er sich mit unserer Art, zu leben, identifiziert, weil er sich mit unserer freiheitlich-demokratischen Grundordnung identifiziert. <text:s/>Wir wollen aber niemanden, der die deutsche Staatsbürgerschaft deswegen haben will, weil es im Turbogang sehr viel schneller geht als früher oder als andernorts. <text:s/>Am Ende würde ich schon noch mal gern Ihr Demokratieverständnis ansprechen, und zwar aus zwei Gründen: Zum einen ignorieren Sie völlig, wie die Stimmung im Land ist; <text:s/>das haben die Reden vorhin schon gezeigt. Eine Mehrheit der Bevölkerung ist gegen Ihr Turboeinbürgerungsrecht. <text:s/>Zum anderen – ich sage Ihnen das ganz offen – drängt sich doch die Vermutung auf, dass es Ihnen gar nicht so sehr um das Staatsangehörigkeitsrecht geht. Wenn man genau hingehört hat, stellt man fest, dass es Ihnen um das Wahlrecht geht. <text:s/>Und da sage ich Ihnen ganz ehrlich: Auch das reiht sich ja ein in eine rote Linie der Ampelkoalition. <text:s/>Die Ampel hat sich ein Wahlrecht konstruiert, das ihr nützt. <text:s/>Die Ampel schneidet im Moment in Bayern Wahlkreise so zurecht, wie es ihr nützt. Die Ampel hat für Wahlen auf EU-Ebene das Wahlalter auf 16 herabgesetzt und will das auch für Wahlen auf Bundesebene tun. Sie sind zwar bei der letzten Wahl eines Besseren belehrt worden; aber auch da ist die Idee, dass es Ihnen nützt. Und jetzt? Jetzt fangen Sie an, ein Wahlvolk zu gestalten, das Ihnen nutzt. Ich sage Ihnen ganz ehrlich: Das ist einer parlamentarischen Demokratie nicht würdig. <text:s/>Am Ende noch ein Satz zu Ihnen von der FDP. Mal ganz ehrlich: Sie halten sich doch nur noch über Wasser, <text:s/>indem Sie den Menschen da draußen nicht sagen, was Sie hier tatsächlich alles mittragen. <text:s/>Ich sage Ihnen ganz ehrlich: Das Staatsangehörigkeitsrecht ist ein so hohes Gut, <text:s/>dass ich Sie wirklich bitten möchte: Machen Sie das nicht mit! <text:s/>Vielen Dank für die Aufmerksamkeit. <text:s/>Guten Tag, liebe Kolleginnen und Kollegen! Wir fahren in der Debatte fort. Das Wort hat die Kollegin Bayram für die Fraktion Bündnis 90/Die Grünen.</text:p>
          </table:table-cell>
          <table:table-cell table:style-name="ce2" office:value-type="string" calcext:value-type="string">
            <text:p>Besonders viele Menschen kamen aus Syrien.“ <text:s/>Wenn wir darüber reden – und das suggerieren Sie auch falsch –, dass wir jetzt einbürgern müssten, weil das für den Bereich der Fachkräfteeinwanderung so unverzichtbar wichtig ist, dann werden wir auch da eines Besseren belehrt. | Daher ist es natürlich so, dass Sie mit solchen Bausteinen den Migrationsdruck auf unser Land unendlich erhöhen. | Jetzt sagen Sie: Niemand flieht aus seinem Land wegen unseres Staatsangehörigkeitsrechts, wegen unseres Bürgergeldes oder wegen der Vermischung von Arbeitsmigration mit Asyl.</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8623996376991272</text:p>
          </table:table-cell>
          <table:table-cell table:number-columns-repeated="1014"/>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8300</text:p>
          </table:table-cell>
          <table:table-cell table:style-name="ce2" office:value-type="string" calcext:value-type="string">
            <text:p>Martin Reichardt (AfD)</text:p>
          </table:table-cell>
          <table:table-cell table:style-name="ce2" office:value-type="string" calcext:value-type="string">
            <text:p>Frau Ministerin, da hier gerade dieses Thema durch den Vertreter der dänischen Minderheit aufgemacht worden ist: In Dänemark tragen die Sozialdemokraten wesentliche Verantwortung. Der dortige Migrationsminister hat in Bezug auf abgelehnte Asylbewerber ganz klar gesagt: Wir wollen „klarmachen: Du bist unerwünscht. Akzeptiere, dass du in diesem Land keine Zukunft hast“. Sehen Sie in diesen Aussagen nicht auch eine Perspektive für Deutschland?</text:p>
          </table:table-cell>
          <table:table-cell table:style-name="ce2" office:value-type="string" calcext:value-type="string">
            <text:p>Der dortige Migrationsminister hat in Bezug auf abgelehnte Asylbewerber ganz klar gesagt: Wir wollen „klarmachen: Du bist unerwüns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496961832046509</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3200</text:p>
          </table:table-cell>
          <table:table-cell table:style-name="ce2" office:value-type="string" calcext:value-type="string">
            <text:p>Stephan Thomae (FDP)</text:p>
          </table:table-cell>
          <table:table-cell table:style-name="ce2" office:value-type="string" calcext:value-type="string">
            <text:p>Sehr geehrter Herr Präsident! Verehrte Kolleginnen und Kollegen! Meine Damen und Herren! An der Fähigkeit, irreguläre Migration in den Griff zu bekommen, <text:s/>wird nicht nur die Regierung, sondern daran wird das Parlament, wird die Politik insgesamt gemessen, in Bund, Ländern und Gemeinden. Es gibt keine Zauberformel, es gibt keinen Schalter, mit dem man den Zustrom Hunderttausender Menschen nach Europa einfach so von heute auf morgen beenden könnte. Wer etwas anderes behauptet, der täuscht Bürgerinnen und Bürger. Es gibt in der Migrationsfrage nicht die eine schnelle Lösung. Es braucht vielmehr ein Gesamtkonzept, bei dem verschiedene Maßnahmen sinnvoll ineinandergreifen. <text:s/>Ich begrüße ausdrücklich, dass es jetzt auch ein Verständnis dafür gibt, dass diese große Aufgabe auch ein Zusammenstehen von Regierung und Opposition, von Koalition und Union erfordert. Entscheidend ist dabei eine einfache Frage: Wie verhindern wir, dass sich Menschen, die von vornherein erkennbar keine Aussicht auf Asyl haben, überhaupt auf den oft lebensgefährlichen Weg zu uns machen? <text:s/>Dafür brauchen wir Migrationsabkommen mit Rücknahmevereinbarungen im Zusammenspiel mit der Einstufung als sichere Herkunftsländer. <text:s/>Deswegen möchte ich betonen, dass es ein entscheidender Erfolg dieser Regierung ist, dass jetzt die Länder Georgien und Moldawien als sichere Herkunftsländer eingestuft werden. Wir erreichen damit schnellere Asylentscheidungen, entlasten die Behörden und das ganze Asylsystem und signalisieren, dass es sich für die meisten Menschen gar nicht lohnt, sich auf den Weg nach Deutschland zu machen; denn die Anerkennungsquote für die Menschen aus diesen Ländern betrug zuletzt ganze 0,1 Prozent. <text:s/>Nun weiß ich, dass manche heute am liebsten sofort, ohne parlamentarische Beratung in den Ausschüssen, darüber abstimmen würden. Deswegen auch der Antrag auf Sofortabstimmung mit namentlicher Abstimmung. Aber es tun sich eben nicht alle so leicht damit. Das weiß übrigens auch die Union. <text:s/>Denn Sie haben in der letzten Wahlperiode, in der Großen Koalition, versucht, diese Länder als sichere Herkunftsländer einzustufen, <text:s/>sind damals aber am Bundesrat gescheitert. <text:s/>Wir haben diese Hürden, an denen Sie damals gescheitert sind, jetzt beiseitegeräumt. Das ist auch ein Erfolg dieser Regierung, meine Damen und Herren. <text:s/>Bei der zusätzlichen Einstufung als sichere Herkunftsstaaten von lediglich Moldawien und Georgien darf es nicht für alle Zeit bleiben. Wir müssen nach und nach die Liste sicherer Herkunftsländer erweitern. <text:s/>Die Maghreb-Staaten und auch andere Länder dürfen dabei nicht auf Dauer ein Tabu sein. <text:s/>Wenn wir sagen, dass wir diese große Aufgabe gemeinsam lösen müssen, dann müssen wir die ganze demokratische Mitte mitnehmen. Ich wäre deswegen sehr glücklich gewesen, wenn wir heute auch einen Konsens über das Verfahren gefunden hätten, und zwar in der Weise, dass nicht die Opposition einen taktischen Vorteil darin sucht, am Zeitplan der Regierung sozusagen vorbeizupreschen. Denn es geht nicht darum, wer wen überholt. <text:s/>Es geht darum, <text:s/>dass wir einen Modus der Zusammenarbeit finden, der für alle gangbar ist. <text:s/>Denn die einen stehen dem Konzept der sicheren Herkunftsländer skeptisch gegenüber und tun sich schwer damit; den anderen kann es gar nicht schnell und weit genug gehen. <text:s/>Nun wird die Union niemals das, was die Regierung tut, zu hundert Prozent für ausreichend und schnell genug befinden. <text:s/>Das ist auch die Rolle der Opposition, die ich akzeptiere. <text:s/>Ich werde Sie sicher nicht dazu bewegen können, Ihren Antrag auf Sofortabstimmung zurückzunehmen. Aber ich hätte es besser gefunden, wenn wir uns heute nicht nur in der Sache einig geworden wären, sondern wenn Sie auch im Hinblick auf das Verfahren den Weg der Koalition mitgegangen wären, <text:s/>nämlich den Antrag an die Ausschüsse zur parlamentarischen Beratung zu überweisen. Wir gehen diesen Weg, weil wir einen möglichst breiten Konsens in diesem Hause suchen. <text:s/>Vielen Dank. <text:s/>Vielen Dank, Herr Kollege Thomae. – Nächste Rednerin ist die Kollegin Clara Bünger, Fraktion Die Linke.</text:p>
          </table:table-cell>
          <table:table-cell table:style-name="ce2" office:value-type="string" calcext:value-type="string">
            <text:p>Entscheidend ist dabei eine einfache Frage: Wie verhindern wir, dass sich Menschen, die von vornherein erkennbar keine Aussicht auf Asyl haben, überhaupt auf den oft lebensgefährlichen Weg zu uns machen? | Dafür brauchen wir Migrationsabkommen mit Rücknahmevereinbarungen im Zusammenspiel mit der Einstufung als sichere Herkunftsländer. | Wir erreichen damit schnellere Asylentscheidungen, entlasten die Behörden und das ganze Asylsystem und signalisieren, dass es sich für die meisten Menschen gar nicht lohnt, sich auf den Weg nach Deutschland zu machen; denn die Anerkennungsquote für die Menschen aus diesen Ländern betrug zuletzt ganze 0,1 Prozent. | An der Fähigkeit, irreguläre Migration in den Griff zu bekommen, <text:s/>wird nicht nur die Regierung, sondern daran wird das Parlament, wird die Politik insgesamt gemessen, in Bund, Ländern und Gemeinden. | Es gibt in der Migrationsfrage nicht die eine schnelle Lös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065659761428833</text:p>
          </table:table-cell>
          <table:table-cell table:number-columns-repeated="1014"/>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07700</text:p>
          </table:table-cell>
          <table:table-cell table:style-name="ce2" office:value-type="string" calcext:value-type="string">
            <text:p>Janine Wissler (DIE LINKE)</text:p>
          </table:table-cell>
          <table:table-cell table:style-name="ce2" office:value-type="string" calcext:value-type="string">
            <text:p>Frau Präsidentin! Meine Damen und Herren! In Deutschland sind über 10 Millionen erwachsene Menschen nicht wahlberechtigt. Viele von ihnen sind hier <text:s/>geboren. Sie leben und arbeiten hier. Sie sind Teil der Gesellschaft, aber eben nicht vollständig. Sie dürfen nicht wählen und nicht zu Wahlen antreten, weil <text:s/>sie keine deutsche Staatsbürgerschaft haben. Ihr Leben wird bestimmt durch politische Entscheidungen, an denen sie nicht durch Wahlen mitwirken können. <text:s/>Vor 60 Jahren kamen die ersten Gastarbeiter nach Deutschland. Ihnen wurde das Wahlrecht vorenthalten, genauso wie die Anerkennung ihrer <text:s/>Lebensleistung. Deutschland ist ein Einwanderungsland, und diese Realität muss sich endlich auch im Wahl- und im Staatsbürgerschaftsrecht widerspiegeln. <text:s/>Im Jahr 1972 lag der Anteil der Wahlberechtigten an der Gesamtbevölkerung bei 91 Prozent. Seitdem sinkt der Anteil stetig; 2021 lag er nur noch bei <text:s/>73 Prozent. Das ist ein Problem für die Demokratie. Und hinter diesen Zahlen stehen Menschen, die ausgegrenzt werden als Einwohner zweiter Klasse. Die <text:s/>Einbürgerungsquote ist im europäischen Vergleich niedrig; denn eine Einbürgerung ist mit vielen Hürden, Kosten und Zeitaufwand verbunden. Das schreckt viele <text:s/>Menschen ab, überhaupt einen Antrag zu stellen. Deshalb begrüßen wir, dass die Bundesinnenministerin eine Erleichterung von Einbürgerungen angekündigt hat, wie <text:s/>auch im Koalitionsvertrag der Ampel versprochen wurde. <text:s/>Wer schon viele Jahre In Deutschland lebt, der soll nach fünf statt bisher nach acht Jahren eingebürgert werden können, und die doppelte <text:s/>Staatsbürgerschaft soll einfacher werden. Gut so! <text:s/>Diese Reform ist lange überfällig, um allen dauerhaft hier lebenden Menschen Partizipation zu ermöglichen, meine Damen und Herren. <text:s/>Und was macht die Union? Sie erklärt, die deutsche Staatsbürgerschaft werde entwertet und verramscht, wenn sie ohne Leistung vergeben werde. Was ist <text:s/>das denn für eine bekloppte Argumentation! <text:s/>Wie kann denn etwas verramscht werden, was Hunderttausende Menschen jedes Jahr ohne jede Leistung und ohne eigenes Zutun bekommen, nämlich nur durch <text:s/>Geburt, weil ihre Eltern zufällig Deutsche sind? <text:s/>Was haben Sie denn für den deutschen Pass geleistet, Herr Merz? <text:s/>Genauso viel wie ich: nämlich gar nichts, genauso wie die meisten Deutschen! <text:s/>Es ist reiner Zufall. Es ist Spermienlotterie, in welchem Land und in welche Familie man geboren wird. <text:s/>Warum sollte man also dieses Dokument und die damit verbundenen Rechte so vielen Menschen vorenthalten, die genauso hier geboren wurden, die genauso <text:s/>hier leben und arbeiten wie alle anderen? <text:s/>CDU und CSU spalten die Menschen, und sie spielen sie gegeneinander aus. Als würde auch nur irgendein Deutscher irgendetwas dadurch verlieren, dass <text:s/>jemand anders eingebürgert wird. <text:s/>Der Pass wird ja deshalb niemandem weggenommen. Nicht der Pass wird entwertet – Sie entwerten Menschen durch solche Debatten, meine Damen und <text:s/>Herren! <text:s/>Ich erinnere mich gut an 1999, an Roland Koch, an die Kampagne gegen die doppelte Staatsbürgerschaft, als Menschen zum CDU-Wahlkampfstand gekommen sind und <text:s/>gefragt haben, wo sie gegen Ausländer unterschreiben können. Die CDU hat damals ganz bewusst rassistische Vorurteile geschürt. <text:s/>Sie haben mit dieser Kampagne großen Schaden angerichtet. Sie haben das Klima vergiftet und viele Menschen zutiefst verletzt. <text:s/>So bereitet man den Nährboden für Hass und Gewalt auf Kosten derer, die alltäglich von Rassismus betroffen sind. Und die Gefahr von rechts wächst <text:s/>doch: die Morde des NSU, Halle, Hanau, der Mord an Walter Lübcke. Alle paar Tage brennt eine Flüchtlingsunterkunft. Wer in einer solchen Situation gegen <text:s/>Einwanderer polemisiert und Stimmung macht, der weiß doch ganz genau, was er tut. <text:s/>Sie sprechen, ganz im AfD-Slang, von der Einwanderung in Sozialsysteme, von Sozialtourismus und einer inflationären Vergabe von Pässen. <text:s/>Das ist ein gefährlicher Unsinn, und es ist ein Schlag ins Gesicht der vielen Menschen, die in den letzten Jahrzehnten einen wichtigen Beitrag zum <text:s/>Wohlstand dieses Landes geleistet haben <text:s/>und an den hohen Einbürgerungshürden gescheitert sind, meine Damen und Herren. <text:s/>Ich fordere die CDU und die CSU, insbesondere die Hessen-CDU, <text:s/>dringend auf, nicht erneut eine rassistische Kampagne zur Staatsbürgerschaft zu führen! <text:s/>Obwohl sie bekanntermaßen Teil der Ampelkoalition ist, distanziert sich die FDP jetzt auch von der geplanten Reform. <text:s/>Wie schon beim Bürgergeld fungiert die FDP als Verstärker von Merz und Söder <text:s/>auf Kosten der Menschen, die ausgegrenzt und diskriminiert werden, ob aufgrund von Armut oder ihrer Migrationsgeschichte oder aufgrund von beidem. Die <text:s/>angekündigten Erleichterungen müssen schnell umgesetzt werden, sie müssen barrierefrei sein und unabhängig vom sozialen Status. Die zuständigen Behörden müssen <text:s/>entsprechend ausgestattet werden. Und wir werden alle Schritte unterstützen, die Menschen demokratische Teilhabe ermöglichen. <text:s/>Lassen Sie mich zum Schluss kurz aus den „Flüchtlingsgesprächen“ von Bertolt Brecht zitieren: <text:s/>Der Pass ist der edelste Teil von einem Menschen. Er kommt auch nicht auf so einfache Weise zustand wie ein Mensch. Ein Mensch kann überall zustande <text:s/>kommen, auf die leichtsinnigste Art und ohne gescheiten Grund, aber ein Pass niemals. Dafür wird er auch anerkannt, wenn er gut ist, während ein Mensch so gut <text:s/>sein kann und doch nicht anerkannt wird. <text:s/>Für uns zählt der Mensch! <text:s/>Das Wort für die FDP-Fraktion hat der Kollege Konstantin Kuhle.</text:p>
          </table:table-cell>
          <table:table-cell table:style-name="ce2" office:value-type="string" calcext:value-type="string">
            <text:p>Deutschland ist ein Einwanderungsland, und diese Realität muss sich endlich auch im Wahl- und im Staatsbürgerschaftsrecht widerspiegeln. | Wie schon beim Bürgergeld fungiert die FDP als Verstärker von Merz und Söder <text:s/>auf Kosten der Menschen, die ausgegrenzt und diskriminiert werden, ob aufgrund von Armut oder ihrer Migrationsgeschichte oder aufgrund von beidem. | Lassen Sie mich zum Schluss kurz aus den „Flüchtlingsgesprächen“ von Bertolt Brecht zitieren: <text:s/>Der Pass ist der edelste Teil von einem Menschen. | Alle paar Tage brennt eine Flüchtlingsunterkunft. | Sie sprechen, ganz im AfD-Slang, von der Einwanderung in Sozialsysteme, von Sozialtourismus und einer inflationären Vergabe von Pä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135515332221985</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8900</text:p>
          </table:table-cell>
          <table:table-cell table:style-name="ce2" office:value-type="string" calcext:value-type="string">
            <text:p>Ulrich Lechte (FDP)</text:p>
          </table:table-cell>
          <table:table-cell table:style-name="ce2" office:value-type="string" calcext:value-type="string">
            <text:p>Sehr geehrter Herr Präsident! Meine lieben Kolleginnen und Kollegen! Es ist mir heute eine besondere Freude und Ehre, hier zu diesem wichtigen Thema sprechen zu dürfen. Auch dir, liebe Monika Grütters, herzlichen Dank für diese großartige Rede, die du quasi als meine Nachfolgerin im UN-Bereich gehalten hast, nachdem ich vier Jahre dem schönsten Unterausschuss, den das Haus hat, nämlich dem Unterausschuss Vereinte Nationen, vorstehen durfte. Umso mehr ist es mir eine große Freude, dass die Ampel sich auf diesen gemeinsamen Antrag heute hat einigen können – quasi nach sechs Jahren eine Krönung der Arbeit, die auch ich hier im Haus leisten durfte und hoffentlich auch noch weiterhin leisten darf. <text:s/>Vor 50 Jahren, am 18. September 1973, traten die beiden deutschen Staaten gemeinsam den Vereinten Nationen bei – beide deutschen Staaten! Der ehemalige Bundespräsident und damalige Bundesaußenminister Walter Scheel von der FDP war damals der erste deutsche Politiker, der vor der UN-Generalversammlung sprechen durfte. In seiner Rede würdigte er die Errungenschaften der Vereinten Nationen. So bekennen sich mit der UN-Charta alle Mitgliedstaaten zu universellen Werten wie den Menschenrechten und dem Verbot des Angriffskriegs. <text:s/>Die Umsetzung dieses Bekenntnisses ließ natürlich damals wie heute noch zu wünschen übrig. Das hat Walter Scheel bereits 1973 angesprochen, und das sehen wir auch heute, wenn wir uns das Weltgeschehen ansehen; da sehen wir beispielsweise den völkerrechtswidrigen russischen Angriffskrieg gegen die Ukraine, und wir sehen systematische Menschenrechtsverletzungen in der chinesischen Provinz Xinjiang. <text:s/>Gerade diese Beispiele sind äußerst schwerwiegend, weil China und Russland durch ihr Vetorecht im UN-Sicherheitsrat ein besonderes Gewicht in den Vereinten Nationen haben. Durch diese Sonderstellung kann keine UN-Blauhelmmission in diesen Ländern eingreifen, ohne dass diese Länder dem selbst zugestimmt hätten. Das ist eine realpolitische Komponente in der Verfassung der Vereinten Nationen, die widerspiegelt, dass die UNO eine Weltorganisation ist, aber keine Weltregierung. <text:s/>Grundlage einer guten Politik in den Vereinten Nationen und anderen internationalen Organisationen muss ein gutes Verständnis für die Stärken und Schwächen der jeweiligen Organisation sein. Und dann gilt es, Stärken zu stärken und Schwächen zu schwächen. <text:s/>Die Vereinten Nationen sind dort besonders stark, wo man der Organisation viel Handlungsspielraum gibt. Dort, wo die Staaten ein Ziel vorgeben und sich nicht in das Mikromanagement einmischen, können die Vereinten Nationen hervorragende Arbeit leisten. Das zeigt sich exemplarisch am UN-Welternährungsprogramm, das 2020 mit dem Friedensnobelpreis geehrt wurde, und beim UN-Flüchtlingshilfswerk, das für seine überlebenswichtige Arbeit diesen Preis bereits 1954 und 1981 erhielt. <text:s/>Schwach sind die Vereinten Nationen hingegen, wo sie zum Spielball einzelstaatlicher Interessen werden; wenn sie herausgefordert sind, unvereinbare und damit unerfüllbare Erwartungen zu erfüllen. Das sehen wir regelmäßig bei Blockaden im Sicherheitsrat. <text:s/>Trotz dieser Unzulänglichkeiten ist die Welt mit den Vereinten Nationen eine bessere Welt als ohne sie. Die UN-Charta bildet die Verfassung der Staatengemeinschaft und ist das Fundament unserer regelbasierten, multilateralen Weltordnung. Durch sie können wir Missstände wie in Russland und China völlig zu Recht objektiv als Völkerrechtsbrüche anprangern. <text:s/>Die UN-Charta ist ein wesentlicher Eckpfeiler der regelbasierten, liberalen Weltordnung. Viele UN-Mitgliedstaaten mögen zwar illiberal sein, aber die Institution selbst hat sich durch ihre Statuten liberalen Zielen wie den Menschenrechten verpflichtet. <text:s/>Deshalb ist für uns Liberale die Stärkung der Vereinten Nationen ein Kernanliegen, und deshalb haben wir diesen Punkt auch innerhalb der Ampel vorangetrieben, um letztlich zu diesem Antrag zu kommen, der Ihnen nun vorliegt. Darin finden Sie eine Vielzahl an Maßnahmen, mit denen wir die Vereinten Nationen und die regelbasierte, multilaterale Weltordnung stärken wollen. <text:s/>Beispielsweise wollen wir die Handlungsfähigkeit der vielen guten UN-Organisationen endlich auf eine solide finanzielle Grundlage stellen. Internationale Geldgeber müssen dem Haushalt von Welternährungsprogramm, Flüchtlingshilfswerk, Kinderhilfswerk UNICEF und der Weltgesundheitsorganisation einen höheren Anteil ihrer Beiträge als frei verfügbare Mittel zur Verfügung stellen. So wird die unwürdige Praxis verspäteter Zuschüsse als gebundene Projektmittel abgewendet, die häufig nur den eigenen nationalstaatlichen Interessen dient und den multilateralen Charakter dieser Organisationen untergräbt. <text:s/>Um dieses Ziel zu erreichen, bekennen wir uns nicht nur im Koalitionsvertrag, sondern auch bereits im Haushalt sowohl zum Grand Bargain vom Weltgipfel für humanitäre Hilfe 2016 in Istanbul als auch zum UN Funding Compact von 2019. Mein Dank an die Haushälter für die jahrelange Unterstützung der internationalen Organisationen, vor allem im humanitären Bereich! <text:s/>Kanzler Olaf Scholz war in zwei Jahren schon zweimal bei der UN-Generalversammlung. Außenministerin Baerbock unterstützt die UN auf allen Ebenen, ebenso Entwicklungsministerin Svenja Schulze. Dafür danke ich Kanzler Scholz und der gesamten Bundesregierung. <text:s/>Vielen Dank.</text:p>
          </table:table-cell>
          <table:table-cell table:style-name="ce2" office:value-type="string" calcext:value-type="string">
            <text:p>Das zeigt sich exemplarisch am UN-Welternährungsprogramm, das 2020 mit dem Friedensnobelpreis geehrt wurde, und beim UN-Flüchtlingshilfswerk, das für seine überlebenswichtige Arbeit diesen Preis bereits 1954 und 1981 erhielt. | Internationale Geldgeber müssen dem Haushalt von Welternährungsprogramm, Flüchtlingshilfswerk, Kinderhilfswerk UNICEF und der Weltgesundheitsorganisation einen höheren Anteil ihrer Beiträge als frei verfügbare Mittel zur Verfügung stel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542163133621216</text:p>
          </table:table-cell>
          <table:table-cell table:number-columns-repeated="1014"/>
        </table:table-row>
        <table:table-row table:style-name="ro1">
          <table:table-cell table:style-name="ce2" office:value-type="string" calcext:value-type="string">
            <text:p>150</text:p>
          </table:table-cell>
          <table:table-cell table:style-name="ce2" office:value-type="string" calcext:value-type="string">
            <text:p>31.01.2024</text:p>
          </table:table-cell>
          <table:table-cell table:style-name="ce2" office:value-type="string" calcext:value-type="string">
            <text:p>ID2015000200</text:p>
          </table:table-cell>
          <table:table-cell table:style-name="ce2" office:value-type="string" calcext:value-type="string">
            <text:p>Olaf Scholz, Bundeskanzler</text:p>
          </table:table-cell>
          <table:table-cell table:style-name="ce2" office:value-type="string" calcext:value-type="string">
            <text:p>Frau Präsidentin! Meine Damen und Herren Kollegen! Eva Szepesi hat es uns eben gesagt: Wer schweigt, macht sich mitschuldig. <text:s/>Die Gedenkveranstaltung hat uns alle nachdrücklich beeindruckt. Aber sie hat uns auch einen Auftrag mitgegeben: dass wir jetzt nicht schweigen, wenn in diesem Land Konferenzen stattfinden in Landhäusern, wo darüber beraten wird, wie ein Teil der Bevölkerung aus diesem Land herausgebracht werden kann, <text:s/>„Remigration“ als Stichwort – das erinnert an die dunkelsten Zeiten der deutschen Geschichte. <text:s/>Und das ist nicht nur ein Wort, wie einige verharmlosend versuchen, sich das zurechtzulegen, was dort von ihnen selber diskutiert und gesagt und von ihren Mitarbeitern mit geplant wird. Wir wissen, dass es in Landtagen jetzt von der AfD beantragt wird. <text:s/>Deshalb bin ich sehr froh darüber, dass so viele Bürgerinnen und Bürger, über alle Parteigrenzen hinweg, auch solche, die sich überhaupt nicht parteipolitisch verorten, gemeinsam auf Deutschlands Straßen zu Kundgebungen zusammenkommen und für die Demokratie, für unser Grundgesetz und gegen das Vergessen demonstrieren. <text:s/>Das ist mir an dieser Stelle auch ganz wichtig, weil mir immer wieder und viel zu oft Bürgerinnen und Bürger unseres Landes, Staatsangehörige, Frauen und Männer, die seit Jahrzehnten hier leben, deren Kinder hier groß geworden sind, erzählen, dass sie Angst haben und sich fragen, ob sie gemeint sind, ob sie jetzt das Land verlassen müssen. Und deshalb, finde ich, braucht es an dieser Stelle auch ein ganz klares Bekenntnis von uns allen. <text:s/>Wir stehen vor diesen Bürgerinnen und Bürgern. Sie müssen sich nicht fürchten. Die Demokratie beschützt uns, wie Eva Szepesi es heute gesagt hat. <text:s/>Ich glaube, dass es deshalb auch wichtig ist, dass wir anständig sind im Umgang miteinander. <text:s/>– Lachen Sie über sich selber? Anstand ist ja jetzt nicht das Kernkompetenzanliegen der AfD. <text:s/>Es geht doch auch darum, dass wir klarmachen, worum es hier geht: um rechtsextreme Ansichten, die wir nicht akzeptieren können. Deshalb, finde ich, ist es immer – immer, Herr Merz – ein kleines Karo, wenn in dieser Situation dann jeweils auf den anderen gezeigt wird, was die Verantwortung dafür betrifft. Wir müssen als Demokraten zusammenstehen. <text:s/>Und es wird der großen Herausforderung nicht gerecht, vor der wir stehen, wenn der rechte Populismus in den USA so viel Unterstützung bekommt, wenn, wie wir gesehen haben, er Großbritannien in ein ökonomisches Unglück gestürzt hat mit dem Brexit und wenn, wie wir sehr klar sehen, so viele Regierungen in Europa, die von Rechtspopulisten getragen werden, manchmal auch dabei sind. Wir haben in Deutschland eine Aufgabe vor unserer Geschichte. Wir wollen als Demokratinnen und Demokraten zeigen, dass wir diesen Trend stoppen, und zwar gemeinsam. <text:s/>Es ist ja alles gesagt. Das, finde ich, gehört doch zur Wahrheit dazu. Es ist alles gesagt. Man soll alle wörtlich nehmen, auch die AfD. Sie meint, was man ihr unterstellt, und zwar das Schlimme. Und das ist, glaube ich, wirklich die Wahrheit, <text:s/>mit der wir uns auseinandersetzen müssen. Plötzlich fällt so ein Wort wie „Dexit“. Das wäre die größte Wohlstandsvernichtung, die Europa und Deutschland passieren könnte. <text:s/>Unser Land hat wie kein anderes profitiert von der Europäischen Union und der Zusammenarbeit dort. <text:s/>Deshalb, Herr Merz, kann ich Ihnen versichern: Emmanuel Macron und ich sind verabredet, <text:s/>sehr, sehr sorgfältig zu besprechen, wie wir im Einzelnen reagieren auf die möglichen politischen Entwicklungen in der Welt, die auf uns zukommen. Für alle muss klar sein: Wenn die Welt noch schwieriger wird, zum Beispiel auch durch ein Wahlergebnis, das in den USA möglich ist, <text:s/>dann muss die Europäische Union umso stärker werden. Frankreich und Deutschland müssen diese Aufgabe wahrnehmen, dass das auch tatsächlich möglich wird. <text:s/>Natürlich zählt dazu, dass wir immer im Blick haben, dass Europa das stärkste nationale Interesse ist, das wir haben. Das hat viele, viele Konsequenzen. Aber zu denen zählt auch, dass es manchmal nicht gut ist, die Politik eine Zeit lang nicht so sorgfältig verfolgt zu haben, und wenn Beispiele dafür, wo irgendwie noch was war, sehr, sehr lange zurückliegen. <text:s/>Aber ich finde, dass es doch eine gute Zusammenarbeit war, die ich auch mit Frau Merkel hatte, als wir mit der französischen Regierung gemeinsam dafür gesorgt haben, dass es möglich wurde, auf die Coronakrise mit einem europäischen Wiederaufbaufonds zu reagieren. <text:s/>Die letzte große europäische Initiative liegt nicht lange zurück. Nur Ihre Beteiligung an diesen politischen Geschehnissen, die liegt lange zurück. <text:s/>Ich finde, man muss dann auch einmal stolz sein auf das, was die eigene Regierungschefin zustande gebracht hat. <text:s/>Es war richtig, was wir dort gemacht haben. Herr Merz, vergessen Sie es nicht! Reden Sie nicht darüber hinweg! Es war eine CDU-Kanzlerin, mit der uns das gemeinsam gelungen ist. <text:s/>Im Übrigen sind wir dabei, all das aufzuarbeiten, was in diesem Land liegen geblieben ist, und es ist sehr viel liegen geblieben. Über viele Jahre, über sehr, sehr viele Jahre sind die entscheidenden Weichen nicht gestellt worden, <text:s/>damit Deutschland eine industrielle Zukunft haben kann. <text:s/>Deshalb, Herr Merz, war Ihre Frage berechtigt: Was hat eigentlich diese Rede von Ihnen mit dem gegenwärtigen Haushalt <text:s/>und der gegenwärtigen Lage zu tun? Nichts! Da haben Sie recht. <text:s/>Aber die Frage muss man erweitern: Was hat eigentlich Ihr politisches Programm mit der Zukunft Deutschlands zu tun? Nichts! <text:s/>Das ist die Antwort, die wir darauf geben müssen. <text:s/>Nachdem Sie wirklich im Untergrundkampf und intensiv dafür gesorgt haben, dass es keinen Ausbau der Netze in Deutschland gibt, nachdem Sie als CDU/CSU Verantwortung dafür haben, dass der Ausbau der erneuerbaren Energien nicht vorangekommen ist, <text:s/>nachdem Sie nichts geschafft haben für den Aufbau einer Wasserstoffindustrie und -infrastruktur für Deutschland, <text:s/>nachdem Sie es nicht hingekriegt haben, dass Investitionen in der Stahlindustrie, in der Halbleiterindustrie, in den Batteriefabriken in Deutschland stattfinden, finden alle diese Dinge jetzt statt. Zwei Jahre Ampel haben Tempo gemacht, wo Tempo notwendig war. <text:s/>Wenn wir genau hingehört haben bei dem, was Sie gesagt haben, dann wissen wir jetzt: Sie haben ja gar nichts gelernt. All die Wachstumsbremsen, die Sie für Deutschland gezogen haben, die wollen Sie wieder ziehen. Das haben Sie hier angekündigt. Wie kann man so die Zukunft Deutschlands verspielen wollen, wie Sie es tun? Ökonomischer Sachverstand null! Das ist die Wahrheit. Keine Perspektive für Deutschland, keine industrielle Perspektive, keine Perspektive für die Arbeitsplätze! <text:s/>Ich will gerne ergänzen. Sie reden an all dem, was notwendig ist, damit das so klappt, vorbei und auch an dem, was in Wirklichkeit über Deutschland zu berichten ist. <text:s/>Zu dieser Wirklichkeit gehört in der Tat, dass wir zu kämpfen haben mit weltweiter Wachstumsschwäche, <text:s/>dass wir zu kämpfen haben mit den Wachstumsbremsen der Vergangenheit, die wir gelöst haben, <text:s/>dass wir aber auch verzeichnen können: Deutschland hat den höchsten Beschäftigungsstand in unserer Geschichte, den wir jemals verzeichnet haben. Noch nie waren so viele Arbeitnehmerinnen und Arbeitnehmer erwerbstätig. <text:s/>Wenn sich die Unternehmen in diesem Land vor etwas fürchten, dann ist es nicht, wie vor 20 Jahren, Arbeitslosigkeit, sondern dann ist es <text:s/>Arbeitskräftemangel. Das ist die Herausforderung der Zukunft, <text:s/>und diese Regierung hat die Weichen dafür gestellt, dass wir etwas dagegen tun können: mit dem Fachkräfteeinwanderungsgesetz und mit dem neuen Staatsangehörigkeitsrecht. All das ist eine Perspektive für die Zukunft Deutschlands. <text:s/>Darum haben wir dafür gesorgt, dass sich Arbeit in Deutschland endlich wieder lohnt: <text:s/>mit einem Mindestlohn, <text:s/>den Sie immer wieder bekämpfen. Denn: Wenn Sie davon reden, dass Arbeit sich lohnen muss, schließen Sie die 10, 20, 30, 40 Prozent unserer arbeitenden Bevölkerung, die viel zu wenig verdienen, nie mit ein. Wir brauchen bessere Löhne. Der Mindestlohn war genau der Weg, das auf einen guten Kurs zu bringen. <text:s/>Das Gleiche gilt für die Frage der Einkommensverhältnisse derjenigen, die wenig verdienen. <text:s/>Wir haben das gemacht mit den Dingen, die eine Erleichterung sind für diejenigen, die etwas weniger als 2 000 Euro verdienen: bei den Sozialversicherungsbeiträgen, mit dem Wohngeld für Erwerbstätige und für Rentnerinnen und Rentner, mit der Kindergelderhöhung und dem Kinderzuschlag – lauter Maßnahmen, die das Einkommen von Erwerbstätigen, die leider zu geringe Löhne haben, verbessern. Wir sind stolz auf diese gemeinsame Leistung. <text:s/>Wir haben – auch das gehört dazu – mehrfach Steuern gesenkt für Arbeitnehmerinnen und Arbeitnehmer, für Erwerbstätige, die selbstständig sind und nicht so große Einkommen haben. Wir haben Steuern gesenkt und die arbeitende Mitte dieses Landes entlastet. Ich sage Ihnen hier: Diesen Kurs werden wir auch weiter verfolgen. <text:s/>Es ist aber gegen die Zukunftsperspektive der Arbeitnehmerinnen und Arbeitnehmer, all derjenigen, die sich jeden Tag anstrengen, wenn man ihnen dann mitteilt: Das Allerwichtigste, was wir in Deutschland machen wollen – trotz stabiler Rentenfinanzen, die wir gegenwärtig verzeichnen können –, ist die Anhebung des Renteneintrittsalters, ergänzt noch durch schöne, laute Reden über den „Freizeitpark Deutschland“, den wir angeblich bei der großen Beschäftigungszahl heute haben. <text:s/>Ich finde, diese Verunsicherung der Lebensperspektive von Arbeitnehmerinnen und Arbeitnehmern, die Sie verbreiten, ist nicht in Ordnung. Und ich finde, dass es eine Beleidigung von fleißigen Bürgerinnen und Bürgern ist, wenn man sagt, sie würden in einem Freizeitpark leben. <text:s/>Das ist nicht in Ordnung. <text:s/>Was soll die altväterliche Beschimpfung von Arbeitnehmerinnen und Arbeitnehmern, die ihren Alltag zu organisieren haben, <text:s/>mit den Worten: „Alle müssen mal mehr arbeiten“? Sie arbeiten ganz schön viel. Ich finde, solche Belehrungen haben die Fleißigen dieses Landes nicht verdient, auch vom Oppositionsführer nicht. <text:s/>Meine Damen und Herren, natürlich ist es wichtig, dass wir uns den Herausforderungen stellen, die wir haben. <text:s/>Eine davon ist – das ist angesprochen worden – <text:s/>die irreguläre Migration. Da haben wir sehr viele, sehr weitreichende Entscheidungen getroffen, <text:s/>übrigens im größten Einvernehmen mit den 16 Ländern. Dreimal haben wir uns mit ihnen im letzten Jahr getroffen <text:s/>und haben alle Fragen abgearbeitet und dreimal gemeinsame Beschlüsse dazu gefasst <text:s/>wie etwa zu einem endgültigen Finanzierungsmechanismus bei aufsteigenden und absteigenden Zahlen. Wir haben ganz konkrete Maßnahmen vereinbart, die der Bund umsetzen muss, <text:s/>und er hat sie mit den Gesetzen, die wir jetzt im Januar beschlossen haben, alle geliefert und auf den Weg gebracht. <text:s/>Wir arbeiten daran, dass es auch den Ländern gelingt, die Dinge voranzubringen, die sie übernommen haben: kürzere Asylverfahren, schnellere Digitalisierung der Ausländerbehörden usw. <text:s/>Aber wenn es so ist, dass ganz ohne Ihr Zutun <text:s/>die Länder mit dem Bund vereinbaren, dass wir eine Bezahlkarte für Asylbewerber einführen, <text:s/>wenn jetzt die Ausschreibung läuft und der Oppositionsführer offenbar nicht mal Zeitung liest und daraus berichten kann, dass das der Fall und längst auf dem Weg ist, dann ist irgendwas nicht richtig im Lande der Opposition. <text:s/>Ganz offenbar lesen Sie nicht nur wenig Zeitung, sondern reden auch nicht mit den CDU-Ministerpräsidenten. Die hätten Ihnen das bei einem Bier mal nebenbei so sagen können. <text:s/>Das wäre eine gute Sache gewesen. <text:s/>Übrigens: Mit dem intensivierten Schutz unserer Außengrenzen, mit den Dingen, die wir auf den Weg gebracht haben, gehen die Zahlen jetzt auch zurück, was die irreguläre Migration betrifft. Die Maßnahmen, über die ich eben geredet habe, sind ja alle jetzt erst beschlossen worden und werden gerade umgesetzt; die kommen ja noch zu dem dazu, was jetzt in der Realität in nächster Zeit wirken wird. <text:s/>Dazu zählt aus meiner Sicht übrigens auch der Jobturbo, mit dem wir dafür Sorge tragen, dass die ukrainischen Flüchtlinge, nachdem sie die ganzen Sprachkurse gemacht haben, <text:s/>jetzt auch aktiv in den Arbeitsmarkt vermittelt werden – mit wachsendem Erfolg. Ich finde, es ist übrigens auch kein Beitrag zur Solidarität mit der Ukraine, wenn der Oppositionsführer den hier Schutz suchenden Ukrainerinnen und Ukrainern mitteilt: Dass wir ihnen so entgegengekommen sind, war wohl ein Fehler. – Das haben Sie gemacht, Herr Merz. Das haben Sie gemacht. <text:s/>Aber ich will gerne einen Satz hinzufügen. Ich habe ja bei dem einen großen Thema – ich will gleich noch darauf zurückkommen – „Tempo, Tempo in Deutschland“ versucht, einen Deutschlandpakt zustande zu bringen und sie dazu zu bringen, mitzumachen, was Sie irgendwie nicht richtig hingekriegt haben. <text:s/>Aber es ist so, dass Sie sich ja dann kurzzeitig auf ein Teilthema konzentriert hatten: Migration. Wir hatten darüber auch gute Gespräche; jedenfalls erinnere ich mich an kein schlechtes. <text:s/>Wir hatten eines, das sehr sorgfältig war. Und in diesem Gespräch habe ich Ihnen erläutert, dass es über viele Fragen, die ganz wichtig sind, quasi schon eine Verständigung mit den Chefs der Senats- und Staatskanzleien gibt und dass wir am folgenden Montag – wir trafen uns Freitag – das wohl mit den Ministerpräsidentinnen und Ministerpräsidenten vereinbaren werden. Sie hatten überhaupt nichts dagegen einzuwenden, weil wir nämlich gesagt haben: Darüber hinaus können wir ja noch was machen. <text:s/>Und was erlebt die erstaunte Öffentlichkeit? Kaum ist diese Einigung mit den Ministerpräsidenten beschlossen, <text:s/>erklärt der Oppositionsführer: Ja, dann war es das wohl mit der Zusammenarbeit in der Migration. – So eine Hasenfüßigkeit, mit der Sie vor der eigenen Verantwortung davonlaufen, habe ich noch nicht erlebt, Herr Merz. So viel Feigheit vor der eigenen Courage habe ich noch nie gesehen. <text:s/>Ich rätsele bis heute, warum Sie davongelaufen sind. Ich glaube, es lag daran, dass Sie das schöne Thema nicht loswerden wollten. <text:s/>Wir können alles geliefert haben, alles kann ordentlich gemacht sein, damit wir das gemeinsam mit den Ländern und den Kommunen in Deutschland in den Griff kriegen, was die irreguläre Migration und ihr Management betrifft, aber dann könnten Sie ja nicht mehr sagen: Alles läuft schief. – Darum sind Sie weggelaufen. Das ist der Grund, warum Sie für einen Kompromiss nicht mehr weiter zur Verfügung stehen. <text:s/>Überhaupt sind Sie da ein ganz Besonderer: Sie teilen jeden Tag gegen die Bundesregierung aus – das ist Ihr Recht –, schwer unter der Gürtellinie – das ist auch Ihr Recht –, <text:s/>aber wenn Sie dann mal kritisiert werden, dann sind Sie eine Mimose. <text:s/>Ich finde: Wer boxt, der sollte kein Glaskinn haben. Aber Sie haben ein ganz schönes Glaskinn, Herr Merz. <text:s/>Meine Damen und Herren, wir haben eine große Herausforderung angesichts des russischen Angriffskrieges auf die Ukraine. Der wird ja auch heute Abend in Brüssel, nach den Trauerfeierlichkeiten für Jacques Delors, und morgen eine große Rolle spielen. Wir müssen die Ukraine unterstützen in ihrem Freiheitskampf, um den es in der Tat geht. Und es ist notwendig, dass wir in der Unterstützung der Ukraine nicht nachlassen. <text:s/>Das ist unsere Verpflichtung für den Frieden in Europa und für die Sicherheit in Europa. <text:s/>Es ist übrigens Erstaunliches, was die Ukrainerinnen und Ukrainer geleistet haben. Vergessen wir nicht, wie viel von ihrem Territorium von Russland schon erobert wurde und wie viel sie auch wieder zurückerobert haben. Vergessen wir nicht, mit welcher Beharrlichkeit sie sich dem unglaublichen Ansturm russischer Truppen widersetzt haben, bei dem der russische Präsident den Verlust eigener Soldaten nicht scheut – in Größenordnungen, die man kaum auszusprechen vermag – und bei dem er sich nicht scheut, Material einzusetzen und alles zerstören zu lassen, um das Ziel, das er hat, tatsächlich zu erreichen, nämlich einen Teil oder die ganze Ukraine zu erobern. Er hat damit das infrage gestellt, was Willy Brandt und Helmut Schmidt auf den Weg gebracht haben mit der KSZE, der heutigen OSZE, mit der Friedens- und Sicherheitsordnung in Europa, deren Grundsatz lautet: Mit Gewalt dürfen keine Grenzen in Europa mehr verschoben werden. – Das muss unser Prinzip sein. <text:s/>In der ganzen Welt hat es sich rumgesprochen – bald auch in Deutschland –: Wir sind nach den USA der größte Unterstützer der Ukraine, auch was militärische Unterstützung mit Waffen betrifft. Und wir sind es mit dem Haushalt, über den wir hier beraten, und den Plänen für dieses Jahr. Nach allem, was wir wissen können, leistet Deutschland mehr als die Hälfte dessen, was in diesem Jahr in Europa für den Widerstand der Ukraine geleistet werden wird. Und deshalb sage ich hier an dieser Stelle: Es ist mir ganz wichtig, dass wir eine breitere europäische Unterstützung hinbekommen. Es kann nicht alleine an Deutschland hängen. Um noch einmal Helmut Schmidt zu zitieren: Wir sind nur eine Mittelmacht. – Wenn wir diejenigen wären, die das überwiegend machen müssen, dann wäre es nicht genug für die Ukraine. Wir wollen, dass mehr Länder sich aktiv an der Unterstützung der Ukraine beteiligen, auch mit Waffenlieferungen, auch mit dem, was sie dort finanzieren. <text:s/>Ich sage das bewusst nicht, um andere vorzuführen. <text:s/>Deshalb haben wir das auch nicht getan; wir haben Einzelne öffentlich nicht angesprochen. Denn wir wollen ja das Gegenteil. Wir wollen ja, dass alle sagen: Okay, wir strengen uns noch einmal an. – Das, hoffe ich, wird auch das Ergebnis der Beratungen sein, die wir heute und morgen beginnen, aber sicherlich in dieser Frage nicht abschließen werden. Nur das will ich hier gerne versichern: Wir werden unseren großen Beitrag für dieses Jahr leisten, und wir werden alles dafür tun, dass der gemeinsame Beitrag Europas so groß ist, dass die Ukraine darauf bauen kann, und dass Putin nicht damit rechnen kann, dass unsere Unterstützung irgendwann nachlässt. Das darf er nicht denken. <text:s/>Ja, es ist so: Der hofft auf die amerikanischen Präsidentschaftswahlen, der hofft auf das Ermüden in Europa. Wir wissen, wie schwierig das ist, wenn wir in die USA gucken: Es ist dem amerikanischen Präsidenten immer noch nicht gelungen, eine Zustimmung im Kongress für seine Haushaltsmittel zu bekommen, die er für die Unterstützung der Ukraine dieses Jahr benötigt. Ich bin ganz zuversichtlich, dass er das schaffen wird. Und wir werden alle unseren Beitrag leisten, mitzuhelfen, zu überzeugen, dass es eine gemeinsame Sache für uns, die Freunde der Freiheit, der Demokratie und des Rechtsstaats, ist, die Ukraine nicht alleinzulassen. Aber man stelle sich einmal kurz vor, das gelingt nicht. Dann wäre Deutschland – Stand jetzt – der größte Unterstützer der Ukraine, was Waffenlieferungen betrifft, weltweit. <text:s/>Liebe Freundinnen und Freunde, das ist etwas, bei dem wir international alles dafür tun müssen, dass dieser Zustand nicht eintritt. <text:s/>Denn es wäre Hybris, wenn wir glaubten, dass wir alleine es richten können. So ist es nicht. Wir brauchen Gemeinsamkeit und Solidarität. <text:s/>Übrigens gilt das auch für die anderen Beschlüsse, die jetzt in Europa notwendig sind. Den europäischen Haushalt wollen wir jetzt endlich beschließen. In dem ist eine Haushaltshilfe für die Ukraine von 12 Milliarden Euro pro Jahr für die nächsten Jahre vorgesehen. Es geht also um sehr viel Unterstützung, die notwendig ist. <text:s/>Es geht um ein Zusammenstehen Europas in diesen Zeiten. <text:s/>Das will ich zum Schluss im Hinblick auf unser gemeinsames Europa sagen: Ja, wir brauchen eine gemeinsame Anstrengung, dass Europa vorankommt. Vielleicht für den einen oder anderen überraschend, habe ich auf einem SPD-Parteitag gesagt: <text:s/>Wir brauchen unbedingt die Banken- und Kapitalmarktunion, damit das vorangeht. Deshalb müssen wir aus dem, was wir schon geschafft haben, eine weitere Initiative entfalten. Die Mindestbesteuerung, die wir in Europa etabliert haben, könnte doch auch der Maßstab für eine einheitliche, gemeinsame Basiskörperschaftsteuer sein, damit die Banken europaweit unter fairen Bedingungen Wettbewerb machen können. Das wäre ein echter Fortschritt für Europa. <text:s/>Wir brauchen ihn dringend; denn tatsächlich ist ein Teil des besseren Wirtschaftswachstums der USA zurückzuführen auf ihre Banken und Kapitalmärkte, die mehr in der Lage sind, das Wachstum der Wirtschaft ohne öffentliche Subventionen zu begleiten <text:s/>und in Start-ups und wachsende Unternehmen groß zu investieren, manchmal in welche, die jahrelang trotz Milliardenbewertung keine Gewinne machen. Das ist etwas, was in Europa in gleicher Weise nicht vorkommt. Deshalb ist es unsere gemeinsame Aufgabe, dass wir dieses Hindernis für Wachstum und Wohlstand in Europa beseitigen. <text:s/>Die Tatsache, dass es dieses Jahr so viel um Europa gehen muss, ist vielleicht ein Anlass, daran und an allen anderen notwendigen Reformen für ein starkes, souveränes Europa in einer globalisierten Welt zu arbeiten. <text:s/>Schönen Dank. <text:s/>Als Nächste hat das Wort für die AfD-Fraktion Dr. Alice Weidel.</text:p>
          </table:table-cell>
          <table:table-cell table:style-name="ce2" office:value-type="string" calcext:value-type="string">
            <text:p>Aber wenn es so ist, dass ganz ohne Ihr Zutun <text:s/>die Länder mit dem Bund vereinbaren, dass wir eine Bezahlkarte für Asylbewerber einführen, <text:s/>wenn jetzt die Ausschreibung läuft und der Oppositionsführer offenbar nicht mal Zeitung liest und daraus berichten kann, dass das der Fall und längst auf dem Weg ist, dann ist irgendwas nicht richtig im Lande der Opposition. | Aber sie hat uns auch einen Auftrag mitgegeben: dass wir jetzt nicht schweigen, wenn in diesem Land Konferenzen stattfinden in Landhäusern, wo darüber beraten wird, wie ein Teil der Bevölkerung aus diesem Land herausgebracht werden kann, <text:s/>„Remigration“ als Stichwort – das erinnert an die dunkelsten Zeiten der deutschen Geschichte. | Wir arbeiten daran, dass es auch den Ländern gelingt, die Dinge voranzubringen, die sie übernommen haben: kürzere Asylverfahren, schnellere Digitalisierung der Ausländerbehörden usw. | Dazu zählt aus meiner Sicht übrigens auch der Jobturbo, mit dem wir dafür Sorge tragen, dass die ukrainischen Flüchtlinge, nachdem sie die ganzen Sprachkurse gemacht haben, <text:s/>jetzt auch aktiv in den Arbeitsmarkt vermittelt werden – mit wachsendem Erfolg. | Eine davon ist – das ist angesprochen worden – <text:s/>die irreguläre Migration. | Das ist die Herausforderung der Zukunft, <text:s/>und diese Regierung hat die Weichen dafür gestellt, dass wir etwas dagegen tun können: mit dem Fachkräfteeinwanderungsgesetz und mit dem neuen Staatsangehörigkeitsrecht. | Aber es ist so, dass Sie sich ja dann kurzzeitig auf ein Teilthema konzentriert hatten: Migration. | Wir können alles geliefert haben, alles kann ordentlich gemacht sein, damit wir das gemeinsam mit den Ländern und den Kommunen in Deutschland in den Griff kriegen, was die irreguläre Migration und ihr Management betrifft, aber dann könnten Sie ja nicht mehr sagen: Alles läuft schief. | Übrigens: Mit dem intensivierten Schutz unserer Außengrenzen, mit den Dingen, die wir auf den Weg gebracht haben, gehen die Zahlen jetzt auch zurück, was die irreguläre Migration betrifft. | Kaum ist diese Einigung mit den Ministerpräsidenten beschlossen, <text:s/>erklärt der Oppositionsführer: Ja, dann war es das wohl mit der Zusammenarbeit in der Migratio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4137563407421112</text:p>
          </table:table-cell>
          <table:table-cell table:number-columns-repeated="1014"/>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4500</text:p>
          </table:table-cell>
          <table:table-cell table:style-name="ce2" office:value-type="string" calcext:value-type="string">
            <text:p>Klaus Stöber (AfD)</text:p>
          </table:table-cell>
          <table:table-cell table:style-name="ce2" office:value-type="string" calcext:value-type="string">
            <text:p>Sehr geehrte Frau Präsidentin! Sehr geehrte Damen und Herren! Ich muss mich schon wundern über die Äußerungen, die bisher zu diesem Gesetzentwurf getroffen wurden. Wir können froh sein, dass die Landwirte zu dieser Tageszeit arbeiten müssen und das nicht hören müssen; sie würden sich sonst wahrscheinlich aus lauter Verzweiflung vor den Mähdrescher werfen. Wenn man hier sagt, man vertritt die Interessen der Landwirtschaft, und sie gleichzeitig mit 95 Millionen Euro neu belastet, passt das, glaube ich, nicht so ganz zusammen. <text:s/>Herr Kollege Görke, Sie hatten in der letzten Woche angemerkt, unsere Fraktion würde EU-Bashing betreiben. Das kann ich so natürlich nicht bestätigen. Ich denke, die EU hat genug Aufgaben, die sie eigentlich erfüllen könnte, zum Beispiel im Wirtschaftskampf mit Russland, den USA oder China. Aber sie konzentriert sich zu unserem Leidwesen darauf, uns mit Bürokratie zu belasten und insbesondere den Landwirten das Leben schwer zu machen. Vielleicht sollte der eine oder andere mal den Eid verinnerlichen, den Kanzler, Minister oder wir als Bundestagsabgeordnete geleistet haben: zum „Wohle des deutschen Volkes … seinen Nutzen mehren, Schaden von ihm wenden“. Da steht nichts von Europa. <text:s/>Aber wir wollen heute nicht über Europa sprechen, sondern wir wollen uns über die Fakten unterhalten. <text:s/>Ich hatte schon in der letzten Woche in meiner Rede bemängelt, dass das Tempo, mit dem das Gesetz verabschiedet wird, unangemessen hoch ist; in der Sachverständigenanhörung am Montag war das das Hauptthema. Am 4. November wurden die Verbände angeschrieben. Am 5. November mussten sie schon eine Stellungnahme abgeben, also innerhalb von 24 Stunden. Die mündliche Anhörung erfolgte am 15. November, und heute, am 18. November, soll der Gesetzentwurf bereits verabschiedet und am 1. Januar 2022 in Kraft treten. Da das ein landwirtschaftliches Thema ist, könne man salopp sagen: Das Gesetz soll im Schweinsgalopp durch die Gremien gepeitscht werden. <text:s/>Wenn ich dann im Entwurf lese, dass die internen Kosten der Unternehmen bei der Umsetzung in 180 000 Fällen bei 170 000 Euro liegen sollen, muss ich schon lachen. Das kann nur jemand geschrieben haben, der von der Praxis keine Ahnung hat. Eine solche Gesetzesänderung löst natürlich einiges aus. Die Rechnungslegung muss geändert und die Buchführungsprogramme müssen angepasst werden, es müssen Verträge bezüglich der neuen Umsatzsteuer teilweise rückwirkend geprüft und gegebenenfalls angepasst werden. Vielleicht muss sogar externe Beratung herangezogen werden. Das alles in drei Minuten für 1 Euro pro Fall! Das ist schon sehr realitätsfremd. <text:s/>Deshalb haben wir einen Änderungsantrag eingebracht, der vorsieht, dass diese Änderung nicht zum 1. Januar 2022, sondern erst zum 1. Juli 2022 in Kraft treten soll. Das würde auch mit dem abweichenden Wirtschaftsjahr, welches die meisten Landwirte anwenden, konform gehen. Das würde gleichzeitig die Möglichkeit eröffnen – das war der zweite Kritikpunkt in der Anhörung am Montag –, dass die Berechnungsgrundlage des Durchschnittssatzes angepasst wird; denn es können nur die Unternehmen einbezogen werden, die unter 600 000 Euro Umsatz pro Jahr liegen. Das ist im Moment nicht der Fall. <text:s/>Meine Damen und Herren, ich weiß, bei Anträgen der AfD ist man meist skeptisch. <text:s/>Kommen Sie bitte zum Schluss, Herr Kollege. <text:s/>Der letzte Satz. Danke. – Aber es geht hier nicht um Migration oder Corona, es geht hier um unsere Landwirte. Deswegen bitte ich, dem Änderungsantrag aus Realitätsgründen zuzustimmen. <text:s/>Vielen Dank. <text:s/>Für die Fraktion Die Linke erhält das Wort der eben angesprochene Kollege Christian Görke.</text:p>
          </table:table-cell>
          <table:table-cell table:style-name="ce2" office:value-type="string" calcext:value-type="string">
            <text:p>– Aber es geht hier nicht um Migration oder Corona, es geht hier um unsere Landwir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1741466522216797</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1800</text:p>
          </table:table-cell>
          <table:table-cell table:style-name="ce2" office:value-type="string" calcext:value-type="string">
            <text:p>Marc Henrichmann (CDU/CSU)</text:p>
          </table:table-cell>
          <table:table-cell table:style-name="ce2" office:value-type="string" calcext:value-type="string">
            <text:p>Frau Präsidentin! Liebe Kolleginnen und Kollegen! Vor zwei Tagen beim Parlamentarischen Abend der Reserve der Bundeswehr hat die Verteidigungsministerin den Satz geprägt, der Haushalt sei der Test, ob eine Regierung nicht nur redet, sondern auch handelt. Aus ihrem Mund entbehrt das nicht einer gewissen Ironie, weil, so glaube ich, mancher in ihrem Ministerium oder in der Ukraine froh wäre, wenn sie wenigstens mal mit ihnen reden würde. <text:s/>Aber der Satz ist ja richtig. <text:s/>Im Resümee müssen wir festhalten, dass auch Sie, Frau Faeser, diesen Test leider nicht bestehen – ganz im Gegenteil. Sie legen Ihrem Hause mit diesem Entwurf Handschellen in zentralen Feldern wie Integration und Migration an. Diese Kürzungen in einer Zeit, in der die Migrationszahlen dramatisch ansteigen, sind sicherlich ein falsches Signal, genauso wie die Auflösung des Expertenkreises Politischer Islamismus. <text:s/>Beim Thema THW hätten einige hier aus den Koalitionsfraktionen den Tonfall etwas drosseln sollen; denn die Kürzungen beim THW – insgesamt fast 160 Millionen Euro – werden ja im Wesentlichen beim Ehrenamt und bei der Ausbildung der Ehrenamtlichen spürbar sein. <text:s/>Darüber besteht in der Ampel keine Einigkeit. Vielmehr ist es so, dass von THW-Ortsverbänden zu vernehmen ist, dass aus der SPD das Signal kommt, man hätte ja mehr getan, aber der böse Finanzminister habe das nicht zugelassen; hier ist die Einigkeit groß. Aber wenn wir alle der Meinung sind, Bevölkerungs- und Katastrophenschutz hat in diesen Zeiten oberste Priorität, dann erwarten wir, glaube ich, alle zu Recht, dass die Innenministerin auch zum Finanzminister geht – wenn er das dann nicht versteht –, breitschultrig auftritt und sagt: Wir brauchen das Geld für das Ehrenamt im Bevölkerungsschutz. <text:s/>Frau Faeser, Sie haben ja auch viele richtige Ansätze; mit der Cybersicherheitsagenda haben Sie wichtige Punkte gesetzt. Es ist richtig, Unternehmen vor erpresserischen Hackern zu schützen; es ist richtig, die KRITIS vor dem Kollaps zu bewahren, Bürger sicher im Netz surfen zu lassen. Dann kommt der Haushalt, und dann sage nicht nur ich: „Das ist ambitionslos“, sondern dann schreibt zum Beispiel der „Tagesspiegel“, es sei ein ambitionierter Plan, aber im Haushalt sei davon wenig zu sehen – oder aber: „Viel Agenda, wenig Stellen“. <text:s/>Wenig Stellen: Das BSI ist hier genannt. Das BSI soll eine Zentralstelle werden und deutschlandweit federführend agieren. Die Abstimmungsprozesse werden ein Ausmaß annehmen, das wahrscheinlich nicht mal eben zu bewältigen ist. Stellenzuwachs in diesem Bereich? Fehlanzeige. Null. So wird man den Herausforderungen hier sicherlich nicht gerecht. <text:s/>Und auch wenn es beim BKA 167 neue Stellen geben soll, heißt es aus den Reihen des BKA: Mensch, wir wissen noch gar nicht, ob die Stellen für die Aufgaben, die wir im Bereich Cybercrime leisten sollen, überhaupt reichen. <text:s/>Das Bild, was sich hier abzeichnet, ist: Da wird einfach eine Zahl für Personal rausgerotzt, und keiner weiß, ob sie ausreicht, was dieses Personal machen soll. Das ist ein Blindflug. Sie wissen nicht, wo Sie hinwollen, und genau das sagt leider dieser Haushalt. <text:s/>Ich will mal zwei Beispiele kurz anreißen. Die Verkehrsdatenspeicherung: Wir sind uns einig – jedenfalls die Union mit Ihnen, glaube ich –, dass wir diesen ekelhaften Sumpf der Kinderschänder in Deutschland endlich trockenlegen wollen. Genau das haben Sie im April dieses Jahres gesagt: Wir brauchen – Zitat sogar – die Vorratsdatenspeicherung. Ihr Zitat. Dann haben die Ampelfraktionen innerlich getobt; und danach haben Sie das irgendwann aufgeweicht und gesagt: Ja, so habe ich es vielleicht gar nicht gemeint. – Dann schrieb die Presse: Nur noch bestimmte IP‑Adressen sollten gespeichert werden. <text:s/>Wenn wir aber der Meinung sind, dass wir gegen Kinderschänderei in Deutschland aktiv vorgehen wollen, dass wir den Ermittlungsbehörden auch die Instrumente an die Hand geben wollen, dann haben wir einen Weg hier geboten. Wir als Union haben am 24. Juni im Deutschen Bundestag einen Antrag vorgelegt; der ist aber kategorisch abgelehnt worden. <text:s/>Man könnte ja meinen: Okay, bekehrt, anderer Weg, alles gut. – Stattdessen kam vor wenigen Tagen beim Herbstfest der Sicherheitsbehörden die Aussage: Die Wiedereinführung sei im Kampf gegen Kindesmissbrauch unbedingt erforderlich, <text:s/>und es müssen den Ermittlern die Instrumente an die Hand gegeben werden. <text:s/>Frau Innenministerin, ich erwarte jetzt mal, dass den Worten Taten folgen und dass Sie auch Ihre Fraktion mal auf Linie bringen. Wo wollen Sie denn eigentlich hin? Das ist kein Kurs, und das hilft auch nicht unseren Ermittlungsbehörden. <text:s/>Im Bereich aktiver Cyberabwehr haben wir das gleiche Thema; da wird immer von „Hackbacks“ geredet. Ich bin ein bisschen verwirrt, weil, ehrlich gesagt, aktive Cyberabwehr mehr ist als der Hackback. Aber aus Ihrem Mund soll gekommen sein – im April haben Sie das Interview gegeben –, dass Hackbacks – Zitat – „unvermeidbar“ seien und man Fragen der Sicherheit nicht ideologisch angehen dürfe. Im Juli berichtete die Presse: Frau Faeser lehnt Hackbacks ab. – So. Im April haben Sie bei der Beratung der Grundgesetzänderung angekündigt, die notwendig war <text:s/>– Stichwort: Zentralstelle BSI –, dass Sie zügig auf die Union zugehen wollen, um die Zweidrittelmehrheit zu beschaffen. <text:s/>Jetzt ist fraglich, ob die Grundgesetzänderung uns da irgendwie hilft. Ich weiß, es gibt viele Skeptiker. Aber wenn Sie im April sagen, Sie wollen schnell auf die Union zugehen und es bis heute offenbar nicht passiert ist, dann frage ich mich: Was ist denn Ihre Definition von „schnell“ im Bereich Kriminalitätsbekämpfung im Netz? <text:s/>Ob Verkehrsdatenspeicherung oder Cybercrime: Sie haben jede Position mittlerweile mindestens einmal geändert und wieder zurück, und eine Umsetzung ist bis heute kategorisch Fehlanzeige. Wenn man sich informieren möchte, liest man oft: Cyber, die unsichtbare Gefahr. – Ich glaube, die größte Gefahr für die Menschen und die Sicherheit in diesem Lande ist in diesem Feld eine unsichtbare Innenministerin. <text:s/>Es ist ja ein offenes Geheimnis, Frau Faeser, dass Sie dieses Ressort nicht gewollt haben, dass es nicht Ihre Leidenschaft war und dass Ihr Ziel vielleicht etwas weiter südlich, in Hessen, liegt. <text:s/>Der Haushalt des Bundesinnenministeriums sinkt um 2,2 Milliarden Euro. Da kann man sagen: Klar, wir leben in Zeiten, wo man sparen muss. – Aber ich erwarte jetzt eine Schwerpunktsetzung. Ich erwarte Durchsetzung, Autorität und auch die Einnordung der Ampelfraktionen oder zumindest Kompromisse, die wir mit Blick auf die Sicherheit in diesem Land brauchen. Wenn der Haushalt der Test der Handlungsfähigkeit war, dann haben Sie ihn auf jeden Fall nicht bestanden. Und das ist schlecht für die Sicherheit in diesem Land. Es gibt sehr viel nachzubessern an diesem Haushalt. <text:s/>Vielen Dank. <text:s/>Nächster Redner ist der Abgeordnete Stefan Seidler.</text:p>
          </table:table-cell>
          <table:table-cell table:style-name="ce2" office:value-type="string" calcext:value-type="string">
            <text:p>Sie legen Ihrem Hause mit diesem Entwurf Handschellen in zentralen Feldern wie Integration und Migration an. | Diese Kürzungen in einer Zeit, in der die Migrationszahlen dramatisch ansteigen, sind sicherlich ein falsches Signal, genauso wie die Auflösung des Expertenkreises Politischer Islamismu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671246528625488</text:p>
          </table:table-cell>
          <table:table-cell table:number-columns-repeated="1014"/>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13200</text:p>
          </table:table-cell>
          <table:table-cell table:style-name="ce2" office:value-type="string" calcext:value-type="string">
            <text:p>Tobias B. Bacherle (BÜNDNIS 90/DIE GRÜNEN)</text:p>
          </table:table-cell>
          <table:table-cell table:style-name="ce2" office:value-type="string" calcext:value-type="string">
            <text:p>Sehr geehrte Frau Präsidentin! Liebe Kolleginnen und Kollegen! Ich möchte mich erst mal bedanken. Ich finde es wichtig, dass wir über die Libyen-Politik sprechen. Ich finde es wichtig, dass wir darüber sprechen, wie der Berliner Prozess gerade fortgeführt wird, wie er weiter fortgeführt werden kann und wie er den UN-Prozess unterstützen kann. <text:s/>Ich muss aber nach der Rede eben kurz sagen: Ich finde es faszinierend, wie man bei diesem Tagesordnungspunkt nicht über die UN reden kann, fast nicht über Libyen reden kann und irgendwie kaschieren muss, dass man das „G“ in Gender nicht richtig aussprechen kann <text:s/>und dabei Angst um seine Männlichkeit zu haben scheint. <text:s/>Aber das ist okay. Lehnwörter verändern die Sprache; das passiert. Veränderung ist manchmal tatsächlich angsteinflößend. <text:s/>In Libyen war die Veränderung in den letzten Jahren nicht immer nur positiv. Das hat man auch noch mal gemerkt, als die furchtbare Flut den Abu-Mansur-Damm im Tal einfach überschwemmt hat. Sand und Steine, mehr war das eigentlich nicht mehr, ein Damm, der aber Tausende Menschen beschützen sollte. Es ist eine furchtbare Katastrophe, die – da stimme ich mit Ihnen überein – eindrücklich gezeigt hat, wie gefährlich das aktuelle Prinzip der „Two Governments but no Governance“ ist: zwei Regierungen, aber kein Verwalten; zwei Regierungen, aber keine Verantwortungsübernahme; zwei Regierungen, eine im Osten, eine im Westen und beide eigentlich nur auf die eigenen Interessen bedacht. <text:s/>Deswegen finde ich es gut, dass Sie darauf hinweisen: Wir haben mit dem Berliner Prozess eine große Verantwortung und Möglichkeit. Wie ich gerade schon erwähnt habe, läuft der aber ja noch. Ich glaube, das Letzte, was die Libyerinnen und Libyer gerade brauchen, ist ein weiterer Staat, der darauf achtet, wie er sich jetzt profilieren kann. Deswegen ist, glaube ich, der Fokus auf eine Konferenz, losgelöst vom UN-Prozess, der falsche Ansatz. Ja, diese Anstrengungen müssen wir intensivieren. Ja, das haben Sie auch ganz gut aufgeschrieben. Aber, wie gesagt, den harten Fokus auf Ihren Zeitplan sehe ich kritisch. <text:s/>Noch zwei weitere Gedanken zu Ihrem Antrag. Denn wenn man den weiterliest, wird es ein bisschen komischer. Unter 11. reden Sie dann plötzlich von Irini. Sie möchten mit Irini wieder die Kooperation mit der Küstenwache und den Grenzschutzeinheiten von Libyen mit aufnehmen. Eigentlich haben Sie gerade selber in Ihrer Analyse festgestellt, dass die Staatlichkeit nicht gegeben ist und dass diese Einheiten daher nicht zur Kooperation taugen. Das haben wir in der Vergangenheit gesehen. Dazu jetzt wieder zurückzukehren, halte ich für eine Sackgasse, in der wir schon mal waren und aus der wir umgedreht sind. <text:s/>Unter 13. sprechen Sie dann von den französischen und italienischen Plänen zu einer wirtschaftlichen Stabilisierung Tunesiens, die wir unterstützen sollen. Super, dass wir auch jetzt wieder den Blick über die Grenze wagen, den Blick über die Grenze von Libyen nach Tunesien. Aber wenn wir uns angucken, welchen massiven Schaden das Lobbying gerade der italienischen Regierung auf Kais Saied in den letzten Monaten hinterlassen hat, mit dem reinen Fokus, dass er doch bitte mal irgendwie was gegen Migration tun soll, mit dem Ergebnis, dass Kais Saied extremst rassistisch gegen schwarze Einwanderinnen und Einwanderer gehetzt hat, die darauf Ausschreitungen ausgesetzt waren, dann sage ich: Überdenken Sie bitte noch mal, welche neofaschistischen Vorbilder in Europa Sie sich nehmen wollen und wo wir uns vielleicht gemeinsam demokratisch zu besserer Kooperation mit Nordafrika Vorbilder nehmen können! <text:s/>Vielen Dank.</text:p>
          </table:table-cell>
          <table:table-cell table:style-name="ce2" office:value-type="string" calcext:value-type="string">
            <text:p>Aber wenn wir uns angucken, welchen massiven Schaden das Lobbying gerade der italienischen Regierung auf Kais Saied in den letzten Monaten hinterlassen hat, mit dem reinen Fokus, dass er doch bitte mal irgendwie was gegen Migration tun soll, mit dem Ergebnis, dass Kais Saied extremst rassistisch gegen schwarze Einwanderinnen und Einwanderer gehetzt hat, die darauf Ausschreitungen ausgesetzt waren, dann sage ich: Überdenken Sie bitte noch mal, welche neofaschistischen Vorbilder in Europa Sie sich nehmen wollen und wo wir uns vielleicht gemeinsam demokratisch zu besserer Kooperation mit Nordafrika Vorbilder nehmen könn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4331975281238556</text:p>
          </table:table-cell>
          <table:table-cell table:number-columns-repeated="1014"/>
        </table:table-row>
        <table:table-row table:style-name="ro1">
          <table:table-cell table:style-name="ce2" office:value-type="string" calcext:value-type="string">
            <text:p>20</text:p>
          </table:table-cell>
          <table:table-cell table:style-name="ce2" office:value-type="string" calcext:value-type="string">
            <text:p>16.03.2022</text:p>
          </table:table-cell>
          <table:table-cell table:style-name="ce2" office:value-type="string" calcext:value-type="string">
            <text:p>ID202002000</text:p>
          </table:table-cell>
          <table:table-cell table:style-name="ce2" office:value-type="string" calcext:value-type="string">
            <text:p>Nancy Faeser, Bundesministerin des Innern und für Heimat</text:p>
          </table:table-cell>
          <table:table-cell table:style-name="ce2" office:value-type="string" calcext:value-type="string">
            <text:p>Ganz herzlichen Dank für Ihre Frage. – Wir haben in der Tat im Haushalt allein 100 Stellen zusätzlich für das BBK vorgesehen, um die Katastrophenhilfe und den Bevölkerungsschutz zu verstärken. Das ist sicherlich ein gutes Signal; dafür darf ich mich bei der Koalition im Namen der Bundesregierung noch mal herzlich bedanken. Das ist ein guter Punkt. <text:s/>Wir haben natürlich auch in allen anderen Bereichen verstärkt. Wir haben gerade beim THW verstärkt, das wir im Einsatz haben. In den letzten Jahren wurden dort die Haushaltsmittel sehr nach oben gefahren, was jetzt sehr wichtig ist, weil das THW, wie Sie schon angesprochen haben, in Zusammenarbeit mit der Feuerwehr vor Ort auch bei dem Aufbau von Flüchtlingsunterkünften dabei ist und dort wertvolle Arbeit leistet. Beim Zivilschutz müssen wir uns jetzt noch mal sehr genau angucken, wie wir ihn für die Zukunft stärken. <text:s/>Sie haben einen dritten Bereich angesprochen: die Cybersicherheit und der Schutz der kritischen Infrastruktur vor solchen Übergriffen. Das haben wir extrem im Fokus; wir sind dort sehr aktiv. Alle, die kritische Infrastruktur betreiben, sind frühzeitig gewarnt worden. <text:s/>Sie haben eine Nachfrage? – Bitte schön.</text:p>
          </table:table-cell>
          <table:table-cell table:style-name="ce2" office:value-type="string" calcext:value-type="string">
            <text:p>In den letzten Jahren wurden dort die Haushaltsmittel sehr nach oben gefahren, was jetzt sehr wichtig ist, weil das THW, wie Sie schon angesprochen haben, in Zusammenarbeit mit der Feuerwehr vor Ort auch bei dem Aufbau von Flüchtlingsunterkünften dabei ist und dort wertvolle Arbeit leiste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798659920692444</text:p>
          </table:table-cell>
          <table:table-cell table:number-columns-repeated="1014"/>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13000</text:p>
          </table:table-cell>
          <table:table-cell table:style-name="ce2" office:value-type="string" calcext:value-type="string">
            <text:p>Maximilian Mörseburg (CDU/CSU)</text:p>
          </table:table-cell>
          <table:table-cell table:style-name="ce2" office:value-type="string" calcext:value-type="string">
            <text:p>Frau Präsidentin! Sehr geehrte Kolleginnen und Kollegen! Unser ganzes Land stand und steht seit Februar dieses Jahres vor einer immensen <text:s/>Herausforderung. Wir müssen die energiepolitischen, die innenpolitischen, die verteidigungspolitischen und eben auch die sozialpolitischen Folgen des russischen <text:s/>Angriffskrieges auffangen. Russland greift ja nicht nur die Ukraine an, sondern es bringt die gesamte bestehende europäische Sicherheitsarchitektur ins Wanken. <text:s/>Das spüren auch wir hier in Deutschland. Das ruft natürlich die Opportunisten auf den Plan – Frau Nasr, da gebe ich Ihnen recht –, die sich nichts sehnlicher <text:s/>wünschen als eine unzufriedene Gesellschaft, deren Gerechtigkeitsempfinden gestört ist. <text:s/>Aber manche Maßnahmen der Regierung in den letzten Wochen und Monaten waren leider in der Sache nicht hilfreich. Mein Wahlkreis liegt in Stuttgart. <text:s/>Die Stadt hat den viertgrößten Anteil an Menschen mit Migrationshintergrund in ganz Deutschland. Ich bin davon überzeugt, dass wir in Stuttgart die Integration <text:s/>in die Gesellschaft besser hinbekommen haben als anderswo in der Republik. <text:s/>Das ging vor allem auch durch Arbeit, meine sehr geehrten Damen und Herren. Menschen wurden bei uns auch aufgrund der guten wirtschaftlichen Lage <text:s/>immer frühzeitig in Betriebe integriert. Dort wurden die Menschen von Tag eins an gebraucht und haben dort auch Wertschätzung erfahren. <text:s/>Der Grundgedanke, den wir in Stuttgart haben, ist: Egal wo du herkommst, jeder kann Stuttgarter sein. Jeder kann hier eine neue Heimat finden und <text:s/>bekommt eine faire Chance. Aber er muss sich auch daran beteiligen. Er muss seinen Beitrag dazu leisten. <text:s/>Gutes Zusammenleben – das können sich manche in der Regierung, glaube ich, nicht so gut vorstellen – heißt eben nicht, die ganze Zeit zu <text:s/>unterstreichen, was uns unterscheidet. Vielmehr geht es darum, das, was uns verbindet, hervorzuheben, nicht nebeneinander in verschiedenen Communitys zu leben, <text:s/>wie teilweise hier in Berlin, sondern miteinander zu leben. Ich will nicht sagen, dass wir in Stuttgart keine Probleme hätten. Aber obwohl in meiner Heimatstadt <text:s/>deutlich mehr Menschen mit Migrationshintergrund leben, hatten wir über Jahrzehnte immer sozialen Frieden im Vergleich zu anderen Städten, die anders regiert <text:s/>waren in diesem Land. <text:s/>Sie haben, sehr geehrte Kolleginnen und Kollegen, diesen sozialen Frieden, sicherlich nicht mit Absicht, aber jedenfalls mit gestört, indem Sie <text:s/>entschieden haben, dass ukrainische Flüchtlinge mehr bekommen als andere Kriegsflüchtlinge. In jeder Schule, die ich seither besucht habe – das ist mein <text:s/>Ernst –, wurde ich mit dieser Ungleichbehandlung konfrontiert. Junge Menschen, die selbst, deren Eltern oder Großeltern von anderswo hierhergekommen sind, haben <text:s/>plötzlich das Gefühl, nicht mehr so viel wert zu sein in dieser Gesellschaft. <text:s/>Ich konnte mit diesen Menschen immer sachlich über diese Themen diskutieren, zum Beispiel, dass ich nicht vertreten kann, dass wir alle <text:s/>Kriegsflüchtlinge, die herkommen, in Deutschland aufnehmen, auch nicht in Stuttgart. Dafür gab es immer Verständnis. Aber wofür es kein Verständnis gab, war <text:s/>Ihre Regelung in diesem Bereich, der Rechtskreiswechsel. <text:s/>Es war nicht zu erklären, warum ein Kriegsflüchtling, der entweder aus der Ukraine oder aus Syrien kommt, unterschiedlich viele Leistungen erhält. Das <text:s/>war einfach nicht zu vermitteln. Egal welchem Wertekatalog – wir haben ja verschiedene – Sie in der Ampelregierung folgen: Ich frage mich, wie Sie das für sich <text:s/>selbst begründen. Jedenfalls ist es mit einem christlichen Menschenbild – das kann ich für mich sagen – schwierig, diesen Zustand zu rechtfertigen. <text:s/>Wir haben aber trotzdem nicht die finanziellen Möglichkeiten für alle Sozialleistungen, <text:s/>insbesondere nicht, um für einzelne Gruppen Zusatzleistungen im Sozialbereich auszugeben. Und wir haben auch nicht die Mittel, um höhere Leistungen <text:s/>jetzt auf alle auszuweiten. Sie wissen ja selbst am besten, wie Ihre Haushaltslage derzeit ist. Sie haben uns durch diese undurchdachte Aktion mit dem <text:s/>Rechtskreiswechsel in eine Sackgasse manövriert. <text:s/>Ich weiß im Übrigen, dass viele Ihrer jungen Abgeordneten – Frau Nasr hat es ja gerade angedeutet – leugnen, dass das Ausweiten von Sozialleistungen <text:s/>in diesem Bereich auch Pull-Effekte auslöst. <text:s/>Es ist Fakt, dass das passiert. Es motiviert Menschen, nach Deutschland zu ziehen, zum Beispiel Ukrainer, die bereits in anderen Ländern Schutz <text:s/>gefunden haben. Das ist einfach die Realität; das muss ich Ihnen leider sagen. <text:s/>Und wer diese Möglichkeit in der Debatte völlig ausklammert, meine sehr geehrten Damen und Herren, macht sich unglaubwürdig, weil er einfach einen <text:s/>Teil der Realität weglässt. Wir sollten diese Debatte führen – wir mit Ihnen: offen und ehrlich –, statt sie denjenigen zu überlassen, die Worte wie <text:s/>„Sozialstaatsmagnet“ benutzen. <text:s/>Sie sollten einen Masterplan für das gesamte Thema Migration vorlegen. Sie schaffen aber das Prinzip „Fordern und Fördern“ ab. Mit dem Bürgergeld, das <text:s/>ja auch die Ukrainer bekommen, <text:s/>gehen Sie den ersten Schritt in Richtung bedingungsloses Grundeinkommen. <text:s/>Sie schaffen das Prinzip „Fordern und Fördern“ ab, Sie erhöhen Sozialleistungen, und Sie motivieren vor allem, nicht zu arbeiten. <text:s/>Aber Arbeit ist das Zentrale, was die Menschen brauchen, egal ob sie schon hier sind oder ob sie herkommen. <text:s/>Vielen Dank. <text:s/>Für die Fraktion Bündnis 90/Die Grünen hat nun die Kollegin Stephanie Aeffner das Wort.</text:p>
          </table:table-cell>
          <table:table-cell table:style-name="ce2" office:value-type="string" calcext:value-type="string">
            <text:p>Ich konnte mit diesen Menschen immer sachlich über diese Themen diskutieren, zum Beispiel, dass ich nicht vertreten kann, dass wir alle <text:s/>Kriegsflüchtlinge, die herkommen, in Deutschland aufnehmen, auch nicht in Stuttgart. | Aber obwohl in meiner Heimatstadt <text:s/>deutlich mehr Menschen mit Migrationshintergrund leben, hatten wir über Jahrzehnte immer sozialen Frieden im Vergleich zu anderen Städten, die anders regiert <text:s/>waren in diesem Land. | Es war nicht zu erklären, warum ein Kriegsflüchtling, der entweder aus der Ukraine oder aus Syrien kommt, unterschiedlich viele Leistungen erhält. | Die Stadt hat den viertgrößten Anteil an Menschen mit Migrationshintergrund in ganz Deutschland. | Sie haben, sehr geehrte Kolleginnen und Kollegen, diesen sozialen Frieden, sicherlich nicht mit Absicht, aber jedenfalls mit gestört, indem Sie <text:s/>entschieden haben, dass ukrainische Flüchtlinge mehr bekommen als andere Kriegsflüchtlinge. | Sie sollten einen Masterplan für das gesamte Thema Migration vorle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3605460226535797</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3200</text:p>
          </table:table-cell>
          <table:table-cell table:style-name="ce2" office:value-type="string" calcext:value-type="string">
            <text:p>Kay Gottschalk (AfD)</text:p>
          </table:table-cell>
          <table:table-cell table:style-name="ce2" office:value-type="string" calcext:value-type="string">
            <text:p>Sehr geehrter Herr Präsident! Verehrte Damen und Herren hier im Hause! Liebe Zuschauer! Der Vertrag Ihrer Koalition hieß „Mehr Fortschritt wagen“; ich empfehle Ihnen, den Abtritt zu wagen. Das wäre für Deutschland gut. <text:s/>Was ich jetzt in Richtung Union sage, hätte ich ja niemals gedacht: Weniger Fortschritt, nein, mehr Rückschritt in allen gesellschaftlichen, finanziellen und wirtschaftlichen Bereichen hatten wir nicht mal unter der Merkel-CDU, meine Damen und Herren. <text:s/>Die Krisen beuteln inzwischen Deutschland. Ich adressiere gerne mal an den Finanzminister und den Wirtschaftsminister – er ist jetzt nicht da, aber sein Staatssekretär ist angekommen. Die Wirtschaftsinstitute prognostizieren eine Rezession, die Deutschland 150 Milliarden Euro kosten wird – so schreibt es das „Handelsblatt“ gerade. <text:s/>Sie wollen also ernsthaft an der schwarzen Null festhalten und im nächsten Jahr an einem ausgeglichenen Haushalt? <text:s/>Wir werden Sie da an Ihren Worten messen, aber das wird ein blanker Traum bleiben, meine Damen und Herren. <text:s/>Die Politik der letzten Jahrzehnte schlägt nun vollends ins Kontor. Alles, wovor unsere Partei, die AfD, gewarnt hat – eine verfehlte Energiepolitik, eine verfehlte Migrationspolitik, eine verfehlte Außenpolitik und eine verfehlte Steuer- und Wirtschaftspolitik –, schlägt nun voll zu Buche. Zur EZB will ich gar nichts sagen. <text:s/>Strom und Gas und das Einkaufen im Supermarkt sind so teuer geworden, dass wir mittlerweile diese Krise bis tief in den Mittelstand spüren. Mittelstandsentlastung? Fehlanzeige. Unternehmensteuerreform? Fehlanzeige. Da kam auch nichts von Ihnen, meine Damen und Herren von der Union. Diese 300 Euro, die Sie dann auch noch versteuern dürfen, die Sie einmalig bekommen, die sind für mich ein Almosen und ein Hohn, aber keine Hilfe. <text:s/>Zum Umgang mit anderen Meinungen – da vielleicht an Frau Faeser adressiert und die anderen Damen und Herren, die hier im Haushalt so andere Projekte propagieren –: Ich kann mich noch sehr gut an die Bundestagswahl erinnern. Da gab es ein Plakat mit der Aufschrift: „Grüner Mist: Mieterhöhung. Spritpreiskrise. Strompreisexplosion“. Ich will Ihnen mit diesem schönen Plakat noch mal auf die Sprünge helfen. <text:s/>Diese Wahrheit wurde natürlich von Ihnen hier im Hause als Hetze bezeichnet. Es ist blanke Realität. Das zeigt aber, wie Sie mit Andersdenkenden und vor allen Dingen mit der Wissenschaft inzwischen umgehen, meine Damen und Herren. <text:s/>– Alles böse Hetzer; ich weiß. <text:s/>Meine Damen und Herren, eine wuchtige Entlastung soll das sein? Herausgekommen ist ein laues Lüftchen: 95 Milliarden Euro in drei Entlastungspaketen. Die „Bild“-Zeitung – sie hat den Weg zur Tugend zurückgefunden; sie hat ja auch den Greta-Jüngern und anderen Dingen wie dem Atomausstieg gefrönt; übrigens vielen Dank für die Krisenbewältigung, Frau Hagedorn – sagte: „Der Fleißige ist der Dumme“. Niemals hat ein Wort mehr das Brennglas auf Ihre Politik gelegt, meine Damen und Herren. <text:s/>Kein Geld der Welt wird das abfedern, was Sie anrichten. Diese Regierungsbank ist inzwischen die größte Bad Bank der Welt geworden, meine Damen und Herren; das ist mal Fakt! <text:s/>Herr Scholz, Ihr Handeln als Bundeskanzler – er ist auch nicht hier – ist bestenfalls genauso lückenhaft und schlecht wie Ihre Erinnerung im Fall Warburg und Cum-ex. Als Lehrer würde man sagen: glatte Sechs, hinsetzen, Versetzung gefährdet. <text:s/>Während in Russland die Öl- und Gasverkäufe mehr als die Kriegskosten einbringen – Gazprom hat 2,5 Billionen Rubel bilanziert, das sind etwa 41,3 Milliarden Euro, meine Damen und Herren –, halten wir an diesen unsinnigen Sanktionen fest, die unserer Wirtschaft, den Menschen und unserer Demokratie schaden, meine Damen und Herren. <text:s/>Das beste Entlastungspaket ist der Stopp dieser unsinnigen Sanktionen, und das ist auch Ihre Schuld, der Bad Bank. <text:s/>Meine Damen und Herren, kommen wir aber auch noch mal zu Herrn Lindner; denn Sie tragen die Hauptverantwortung. Dass Sie sich hier als Mittäter und Helfer sozusagen beteiligen, ist schon skandalös. Der Bundesrechnungshof sagt völlig zu Recht: Die wahre Belastung sind nicht Schulden von 17,2 Milliarden, sondern 78 Milliarden Euro. Sie verschleiern, Sie tricksen, meine Damen und Herren. Insoweit kann man unseren Finanzminister mittlerweile als den größten Trickbetrüger der Bundesrepublik bezeichnen. Er ist besser als Jan Marsalek, der hat es nur auf 20 Milliarden gebracht, meine Damen und Herren. <text:s/>Spannend wird also insoweit sein, wo Sie sprudelnde Steuereinnahmen in den nächsten Jahren bei diesen Insolvenzen finden wollen. Nun ist Herr Habeck nicht da, ich hätte ihm an dieser Stelle gerne ein bisschen Nachhilfe gegeben. Bei dieser Insolvenzwelle werden Sie keine sprudelnden Steuereinnahmen ernten. <text:s/>Hören Sie also auf mit der grünen Transformation! Sie ist ein Rohrkrepierer. Herr Habeck kann es nicht. Kleine Empfehlung an die jüngeren Zuschauer: Gehen Sie mal bei Youtube in das Format „Jung &amp;amp; Naiv“ – hier könnte man sagen: alt und naiv –: Da stammelt dieser Bundeswirtschaftsminister völlig wirres Zeugs wie zu Basel III: Keine Ahnung. Bei Wirecard wusste er genau, dass die BaFin Handwerkerrechnungen prüft – na, herzlichen Glückwunsch! Dagegen ist diese Insolvenzentgleisung ja noch harmlos, meine Damen und Herren. <text:s/>Insoweit ist der beste Schritt für unser Land: Machen Sie den Platz frei für eine vernünftige Regierung, und treten Sie zurück! <text:s/>Herr Gottschalk, kommen Sie bitte zum Schluss. <text:s/>Acht Sekunden, sofort. <text:s/>Das meine ich ernst. <text:s/>Ansonsten verstehe ich jeden Bürger, der auf die Straße geht und gegen diese unsinnige Politik demonstriert. Das ist ihr Recht, und sie sind deshalb keine Rechten, weil sie ihr Recht wahrnehmen, meine Damen und Herren. <text:s/>Wir freuen uns auf die Beratungen. <text:s/>Herr Kollege, kommen Sie jetzt zum Schluss bitte. <text:s/>Es ist schon vorbei, ist doch alles gut. – Bei uns sind Sie immer sehr genau. <text:s/>Also wenn ich mit 28 Sekunden drüber sehr genau bin, dann ist es etwas, was Sie vielleicht noch lernen sollten. <text:s/>Ich will nur darauf hinweisen, dass ich es zumindest für unparlamentarisch halte, ein Mitglied der Bundesregierung zum „Trickbetrüger“ zu ernennen. Ich denke noch mal darüber nach. Ich behalte mir eine Ordnungsmaßnahme vor. <text:s/>Nächster Redner ist der Kollege Felix Banaszak, Bündnis 90/Die Grünen.</text:p>
          </table:table-cell>
          <table:table-cell table:style-name="ce2" office:value-type="string" calcext:value-type="string">
            <text:p>Alles, wovor unsere Partei, die AfD, gewarnt hat – eine verfehlte Energiepolitik, eine verfehlte Migrationspolitik, eine verfehlte Außenpolitik und eine verfehlte Steuer- und Wirtschaftspolitik –, schlägt nun voll zu Buch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743336081504822</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6600</text:p>
          </table:table-cell>
          <table:table-cell table:style-name="ce2" office:value-type="string" calcext:value-type="string">
            <text:p>Metin Hakverdi (SPD)</text:p>
          </table:table-cell>
          <table:table-cell table:style-name="ce2" office:value-type="string" calcext:value-type="string">
            <text:p>Frau Präsidentin! Liebe Kolleginnen und Kollegen! Wenn wir unsere Klimaziele erreichen wollen, müssen wir massiv in unsere Verkehrsinfrastruktur investieren, und genau das machen wir. Im kommenden Jahr wird der Bund insgesamt über 92 Milliarden Euro investieren, davon über 32 Milliarden allein in die Verkehrsinfrastruktur. <text:s/>Vor allem investieren wir in die Schiene – allein im nächsten Jahr etwa 18 Milliarden Euro –, und das ist auch nötig; denn die Bahn muss besser werden. Egal ob Sie mit der S3 von Hamburg-Harburg zum Hamburger Hauptbahnhof fahren oder mit dem ICE von Köln nach Stuttgart: Die Bahn muss zuverlässiger und leistungsfähiger werden; denn sie wird in Zukunft noch mehr leisten müssen. Wir investieren in den Ausbau des Netzes, und wir investieren in die Digitalisierung des Netzes. Digitalisierung ist der Schlüssel für eine höhere Zuverlässigkeit und für mehr Kapazitäten auf der Schiene. <text:s/>Wenn wir unsere Klimaziele erreichen wollen, liebe Kolleginnen und Kollegen, müssen wir massiv in unsere Verkehrsinfrastruktur investieren. Dabei investieren wir deutlich mehr in die Schiene als in die Straße. Die Bundesfernstraßen werden aus Kapitel 1201 finanziert; das kann man alles nachlesen. Es werden 12,8 Milliarden Euro für die Straße ausgegeben. <text:s/>Die Bundesschienenwege werden in Kapitel 1202 finanziert. Dort stehen 12,1 Milliarden drin. Aber dazu kommen Förderprogramme, Kapitel 1210: 851 Millionen Euro für den Einzelwagenverkehr, Trassenpreisförderung, Baukostenzuschüsse. Hinzu kommen die 4 Milliarden Euro für die Bahn aus dem Klima- und Transformationsfonds, ganz zu schweigen von den Mitteln im Rahmen des Gemeindeverkehrsfinanzierungsgesetzes, die ganz überwiegend in die Schiene fließen; noch einmal 1 Milliarde. Insgesamt sind das gut 18 Milliarden Euro. <text:s/>Aber wir vergessen die Straße nicht. Investitionen in die Straßeninfrastruktur wurden auf hohem Niveau fortgeführt. Wir lassen nicht zu, dass unsere Brücken zusammenbrechen. <text:s/>Übrigens, was mich besonders freut: Wir durchbrechen mit der Verwendung der Lkw-Mauteinnahmen den alten falschen Grundsatz „Straße finanziert Straße“. Wir werden auf jede Tonne CO2-Emission im Lkw-Verkehr eine Maut über 200 Euro erheben. Wir tun das, um Güter von der Straße auf die Schiene zu bekommen und um gleichzeitig massiv Anreize zur Elektrifizierung zu setzen, um mehr Dekarbonisierung des Frachtverkehrs zu erreichen. So geht kluge Investitionspolitik. <text:s/>Der Regierungsentwurf – das ist besonders erfreulich – schließt die Investitionslücke bei den Wasserstraßen. Dort steigen die Investitionen um 30 Prozent; eine gute Nachricht für den Nord-Ostsee-Kanal. <text:s/>Wenn wir unsere Klimaziele erreichen wollen, liebe Kolleginnen und Kollegen, dann müssen wir massiv in unsere Verkehrsinfrastruktur investieren. Dazu gehört aber nicht nur Stahl und Beton. Zum Infrastrukturausbau gehören auch immer Frauen und Männer, die ihn betreiben. Ob im Schutzanzug oder am Schreibtisch: Das alles ist nur möglich, wenn es Tausende Menschen mit ihrer Arbeit möglich machen. Deshalb müssen wir auch in Menschen investieren. <text:s/>Ich nenne hier nur ein Beispiel von vielen aus dem Einzelplan 12. Ich wähle die Wasserstraßen- und Schifffahrtsverwaltung des Bundes. Sie ist gemessen an der Zahl der Beschäftigten die mit Abstand größte Verwaltungseinheit des Verkehrsministeriums. Die Wasserstraßen- und Schifffahrtsverwaltung verfügt über 13 200 Planstellen, von denen jedoch nur 11 400 besetzt sind. Das ist eine Differenz von 1 800 Menschen – Menschen, nicht Stellen! <text:s/>Meine sehr geehrten Damen und Herren, Sie glauben doch nicht ernsthaft, dass dieser Fachkräftemangel an der Investitionspower unseres Landes so mir nichts, dir nichts vorbeigeht. Uns fehlen die Menschen. Wir müssen in die Qualifikation von Arbeitnehmerinnen und Arbeitnehmern investieren, die Erwerbsquote von Frauen verbessern, den Gender Pay Gap zwischen Männern und Frauen schließen, Einwanderung in den Arbeitsmarkt erleichtern. <text:s/>Meine sehr geehrten Damen und Herren, das Gute-KiTa-Gesetz, die Kindergrundsicherung, das Qualifizierungschancengesetz, das Gesetz zur Stärkung der Aus- und Weiterbildungsförderung, das Ausländerbeschäftigungsförderungsgesetz: Das sind keine Sozialklimbim-Themen. Einwanderung in unser Land ist keine Goodwill-Aktion gegenüber Ausländern. Das ist ein hartes Investitionsthema, das über die Zukunftsfähigkeit unseres Landes entscheidet. <text:s/>Wir werden unser Geld in Schiene, Straße und Wasserstraßen nur dann verbaut bekommen, wenn wir auch die Ingenieurinnen und Ingenieure, Bauarbeiter/-innen, wenn wir die Verwaltungsangestellte und die Arbeiter dazu haben. <text:s/>Wir investieren, und wir entlasten. Auch im Verkehrsbereich entlasten wir. Mit dem Deutschlandticket senken wir die Preise für den Nahverkehr. Das ist sensationell. Das ist ein Riesenerfolg dieser Koalition. 1,5 Milliarden Euro stellt der Bund bis 2025 dafür zur Verfügung; die andere Hälfte kommt von den Ländern. <text:s/>Und noch ein Lieblingsthema – gestatten Sie es einem Hamburger Abgeordneten –: unsere Häfen. Ihre Bedeutung für die Wirtschaft und die Versorgung unseres Landes ist vielen immer noch nicht klar. Die Bedeutung der Häfen wird mit der Dekarbonisierung unserer Wirtschaft und dem Aufbau einer Wasserstoffinfrastruktur noch größer werden. Unsere Häfen verändern unser Land nicht nur an den Küsten. <text:s/>Deshalb müssen wir auch in unsere Häfen investieren. Wir brauchen die Häfen, damit die Energieproduktion, der Energietransport und die damit verbundene Wasserstoffindustrie funktionieren. Dafür müssen wir die Häfen als Bundesaufgabe ernstnehmen. <text:s/>– Sie können auch dann klatschen, wenn Sie nicht von der Küste kommen, weil das für das ganze Land gilt. – Deshalb entwickeln wir eine Nationale Hafenstrategie. Die Zukunft unserer Häfen ist ein wichtiger Baustein der Zukunft unseres Landes. Ich freue mich, alle lieben Kolleginnen und Kollegen nächste Woche in Bremen auf der Nationalen Maritimen Konferenz wiederzusehen. <text:s/>Zum Abschluss – ich habe noch eine Minute Zeit – etwas Unerfreuliches, etwas sehr Unerfreuliches. Ich hätte heute gern noch mehr Investitionen im Einzelplan 12 gesehen. Umso bedauerlicher ist der Schadensersatzanspruch der Eventim AG und der Kapsch GmbH gegen den Bund. 243 Millionen Euro müssen wir, die Menschen in diesem Land, dafür auf den Tisch des Hauses legen. 243 Millionen Euro für die verhunzte Pkw-Maut des Andi Scheuer! <text:s/>Wir werden dieses Geld im Haushaltsverlauf aus dem Einzelplan 12 nehmen – 243 Millionen Euro! –, weil Herr Scheuer, weil die CSU Wahlkampf gemacht hat. <text:s/>Europafeindlichkeit, Ausländerfeindlichkeit: Ich erinnere mich an die Sprüche von „holländischen Gespannen“, die auf deutschen Autobahnen keine Gebühren zahlen. <text:s/>Unverantwortlich! Alle haben Herrn Scheuer gesagt, dass das rechtswidrig ist, dass das europarechtswidrig ist, dass es nicht funktionieren wird. Er hat es trotzdem gemacht. <text:s/>– Ganz ruhig! – Übrigens, aus seiner Sicht war das ein gutes Invest, ein Invest in den CSU-Wahlkampf, in den europafeindlichen CSU-Wahlkampf in Bayern. Glückwunsch! <text:s/>Wissen Sie, was wir mit den 243 Millionen Euro hätten machen können? Wir hätten drei Raketenstarts der Ariane 6 finanzieren können. Wir hätten sieben ICE 3 neo, die neuen Dinger, in denen man auch mit dem Handy telefonieren kann, kaufen können. Wir hätten 172 Kilometer Eisenbahntrasse elektrifizieren können. <text:s/>Kommen Sie bitte zum Schluss? <text:s/>Wir hätten 270 000 private E-Ladesäulen fördern können. <text:s/>Wir hätten über 1 Million Quadratmeter Photovoltaikanlagen kaufen können. Liebe CSU, erst das Land, dann die Partei! Das hier wäre eine sehr, sehr gute Gelegenheit, sich bei den Menschen in diesem Land zu entschuldigen. <text:s/>Vielen Dank. <text:s/>Der nächste Redner ist Marcus Bühl für die AfD-Fraktion.</text:p>
          </table:table-cell>
          <table:table-cell table:style-name="ce2" office:value-type="string" calcext:value-type="string">
            <text:p>Wir müssen in die Qualifikation von Arbeitnehmerinnen und Arbeitnehmern investieren, die Erwerbsquote von Frauen verbessern, den Gender Pay Gap zwischen Männern und Frauen schließen, Einwanderung in den Arbeitsmarkt erleichtern. | Einwanderung in unser Land ist keine Goodwill-Aktion gegenüber Ausländer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116814255714417</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9500</text:p>
          </table:table-cell>
          <table:table-cell table:style-name="ce2" office:value-type="string" calcext:value-type="string">
            <text:p>Andrea Lindholz (CDU/CSU)</text:p>
          </table:table-cell>
          <table:table-cell table:style-name="ce2" office:value-type="string" calcext:value-type="string">
            <text:p>Sehr geehrter Herr Präsident! Sehr geehrte Damen und Herren! Liebe Kolleginnen und Kollegen! Jahrelang wurde von der Vorstellung der Polizeilichen Kriminalstatistik außerhalb des Fachpublikums kaum Notiz genommen. Die Zahl der registrierten Straftaten und der Tatverdächtigen sank seit 2016 stetig, und das gilt übrigens auch für die Zahl ausländischer Tatverdächtiger. <text:s/>Seit zwei Jahren ist das allerdings anders. Die Zahl der registrierten Straftaten steigt rapide an. Im Jahr 2022 war es ein Anstieg von 11,5 Prozent, im vergangenen Jahr von 5,5 Prozent. Dieser Anstieg liegt vor allem an – man muss es einfach so deutlich sagen – mehr ausländischen Tatverdächtigen. <text:s/>Während die Zahl deutscher Tatverdächtiger in den vergangenen beiden Jahren nur um 4,6 bzw. 1,0 Prozent gestiegen ist, stieg die Zahl ausländischer Tatverdächtiger im Jahr 2022 um 22,6 Prozent und im letzten Jahr um 17,8 Prozent. Es geht auch nicht nur um irgendwelche Delikte, sondern es sind unter anderem Gewaltdelikte wie Raub, gefährliche und schwere Körperverletzung. <text:s/>Man muss es ganz einfach so sagen: Deutschland wird seit zwei Jahren unsicherer, und das liegt vor allem an der stark gestiegenen Ausländerkriminalität. <text:s/>Es ist damit an der Zeit, dass die Ampel das endlich einsieht. – Wenn ich hier „Blödsinn“ höre, dann weiß ich, dass es damit wahrscheinlich nicht so weit her sein wird. Aber man muss es einfach so sagen: Jede Straftat, ohne Zweifel, ist eine zu viel, egal von wem sie begangen worden ist, von Deutschen oder auch von Ausländern, so wie es die Statistik unterscheidet. Aber, liebe Kolleginnen und Kollegen, wer doch hoffentlich zielgerichtet Kriminalität bekämpfen will, der kann nicht länger ignorieren, dass vor zwei Jahren 37 Prozent und im letzten Jahr 41 Prozent aller Tatverdächtigen Ausländer waren – und das bei einem Ausländeranteil an der Gesamtbevölkerung von nur 15 Prozent. <text:s/>Eine zentrale Botschaft der Kriminalstatistik ist daher: Die Integrationsfähigkeit unseres Landes, liebe Kolleginnen und Kollegen, ist am Limit. Wir verkraften das Ausmaß an illegaler Zuwanderung, wie wir sie auch in den letzten beiden Jahren erlebt haben, nicht mehr. <text:s/>Was machen Sie aber, liebe Kolleginnen und Kollegen von der Ampel? Sie setzen immer neue Anreize für noch mehr irreguläre Migration nach Deutschland: <text:s/>mehr Bleiberechte für Ausreisepflichtige, schnellere Einbürgerung, für die Sie aktuell sogar in arabischer Sprache Werbung machen. <text:s/>Sie verschärfen die Abschieberegelungen, und gleichzeitig stellen Sie aber Personen, die rechtskräftig festgestellt ausreisepflichtig sind, auch noch einen Anwalt an die Seite. Sie verweigern monatelang Grenzkontrollen. Jetzt sieht man, dass sie natürlich wirken. <text:s/>Und Sie stufen die Maghreb-Staaten weiterhin nicht als sichere Herkunftsstaaten ein, obwohl, lieber Herr Fechner, die Menschen dort fast nie schutzbedürftig sind, aber überproportional oft kriminell. <text:s/>Ich kann Ihnen nur sagen: Ergreifen Sie endlich die richtigen und wirksamen Maßnahmen <text:s/>zur Reduzierung des Problems der irregulären Migration! Denn das ist ein Sicherheitsproblem. Ansonsten sind auch Sie Teil dieses Sicherheitsproblems. <text:s/>Und eine zweite Botschaft enthält die Polizeiliche Kriminalstatistik: Polizei und Justiz müssen deutlich gestärkt werden, um die gestiegene Kriminalität bekämpfen zu können. Gerade die Polizei ist in Zeiten erhöhter Terrorgefahr und einer immer stärker polarisierten Gesellschaft bereits jetzt am Limit. Was machen Sie, liebe Kolleginnen und Kollegen von der Ampel? Sie verweigern seit Monaten die Einführung der Befugnis zur IP-Adressen-Speicherung, <text:s/>obwohl Fachleute sagen, sie brauchen dieses Instrument für die Bekämpfung von Terror und Kindesmissbrauch. Offensichtlich haben Sie sich jetzt auf das Quick-Freeze-Verfahren verständigt, wie man der Presse entnehmen kann. <text:s/>– Ja, da können Sie klatschen. Bringt nur nichts! Denn da, wo nichts mehr ist, kann auch nichts mehr eingefroren werden. Wie man sich dazu auch noch beklatschen kann! Das sagt wirklich alles. <text:s/>Sie verweigern der Justiz die weitere Unterstützung mit einem Pakt für den Rechtsstaat 2.0, obwohl mehr Staatsanwälte und mehr Richter auch schneller für Strafen sorgen würden. Sie misstrauen Polizei und Justiz, indem Sie einen neuen Polizeibeauftragten einsetzen <text:s/>und neue, schlechte Regeln für V-Leute einführen wollen. Sie sind, liebe Kolleginnen und Kollegen von der Ampel, in der Sicherheitspolitik auf dem komplett falschen Weg. Sie ignorieren das immer geringere Sicherheitsgefühl der Bevölkerung. Das, liebe Kolleginnen und Kollegen, ist eine verdammt gefährliche Politik. <text:s/>Die Menschen müssen sicher sein, und sie müssen sich auch sicher fühlen – und das auf öffentlichen Plätzen, im Supermarkt und im öffentlichen Nahverkehr. Wer dieses Bedürfnis ignoriert, der verliert das Vertrauen der Bevölkerung und fördert den Zulauf in extremistische Parteien. <text:s/>Frau Kollegin, kommen Sie bitte zum Schluss! <text:s/>Ich fordere Sie daher auf: Steuern Sie endlich um! <text:s/>Ich darf mit Wilhelm von Humboldt schließen, der schon 1851 sagte: – <text:s/>Das dürfen Sie jetzt nicht mehr, Frau Kollegin. Wir haben eine Aktuelle Stunde mit Fünf-Minuten-Beiträgen. <text:s/>– „Ohne Sicherheit ist keine Freiheit.“ <text:s/>Danke. <text:s/>Liebe Kollegin, ich weise darauf hin, dass es in der Aktuellen Stunde Beiträge von exakt fünf Minuten gibt. Ich lasse keine Zeitüberschreitungen zu. <text:s/>– Es waren immerhin 16, Frau Kollegin. Es ist trotzdem eine Zeitüberschreitung. <text:s/>Nächste Rednerin ist die Kollegin Peggy Schierenbeck.</text:p>
          </table:table-cell>
          <table:table-cell table:style-name="ce2" office:value-type="string" calcext:value-type="string">
            <text:p>Wir verkraften das Ausmaß an illegaler Zuwanderung, wie wir sie auch in den letzten beiden Jahren erlebt haben, nicht mehr. | Sie setzen immer neue Anreize für noch mehr irreguläre Migration nach Deutschland: <text:s/>mehr Bleiberechte für Ausreisepflichtige, schnellere Einbürgerung, für die Sie aktuell sogar in arabischer Sprache Werbung machen. | Ich kann Ihnen nur sagen: Ergreifen Sie endlich die richtigen und wirksamen Maßnahmen <text:s/>zur Reduzierung des Problems der irregulären Migratio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5081102848052979</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8500</text:p>
          </table:table-cell>
          <table:table-cell table:style-name="ce2" office:value-type="string" calcext:value-type="string">
            <text:p>Alexander Hoffmann (CDU/CSU)</text:p>
          </table:table-cell>
          <table:table-cell table:style-name="ce2" office:value-type="string" calcext:value-type="string">
            <text:p>Sehr geehrte Frau Präsidentin! Meine sehr verehrten Damen und Herren! Liebe Kolleginnen und Kollegen! Die Lage und die Diskussion um die deutsche Migrationspolitik könnten eigentlich grotesker nicht sein. Die Kapazitäten der Kommunen sind erschöpft. Kommunalpolitiker von der SPD und auch von den Grünen mahnen mittlerweile dringend einen Kurswechsel an. Viele europäische Länder haben umgesteuert und fahren einen sehr viel restriktiveren Kurs. Nehmen Sie nur Dänemark. Die AfD steht dank ihres identitätsstiftenden Themas Migration in Deutschland bei 20 Prozent. <text:s/>Und die Ampel unternimmt nichts. <text:s/>Dabei gäbe es einen bunten Strauß an Maßnahmen, der schon in den Jahren nach 2016 gezeigt hat, dass man Migration steuern, ordnen und begrenzen kann, <text:s/>nämlich die Reduzierung von Anreizen, Grenzkontrollen, Ausweitung sicherer Herkunftsstaaten, Rückführungsoffensiven, Ausweitung des Abschiebegewahrsams, ja, und auch die faktische Herstellung einer Obergrenze. All das hat uns in den Jahren nach 2016 geholfen. Insoweit hatten wir, Kollege Thomae, einen Paradigmenwechsel. All das schlagen wir Ihnen hier in regelmäßigen Abständen vor, und Sie lehnen es ab, teilweise – Entschuldigung – mit Falschbehauptungen. Wenn wir die Ausweitung sicherer Herkunftsstaaten wollen, dann kommt aus Ihren Reihen immer die ständige Behauptung, dass damit zum Beispiel das Grundrecht auf Asyl abgeschafft würde. Grob falsch! <text:s/>Während all dieser Diskussionen halten Sie das Land und die Bürgerinnen und Bürger hin. <text:s/>So war es doch auch heute wieder. Es wird wieder darauf verwiesen: Wir wollen ja die große, die europäische Lösung. Was Sie den Menschen verschweigen, ist, dass wir auf europäischer Ebene so lange keine Mehrheit und keine Einigkeit bekommen, solange diese deutsche links-grüne Ampel einen solchen liberalen Migrationskurs an den Tag legt. <text:s/>Gestern sind auf EU-Ebene die Verhandlungen zum Thema GEAS außer Kraft gesetzt worden. Auch davon wurde heute an keiner Stelle irgendetwas erzählt. Ehrlicherweise muss man sagen, dass es mittlerweile nicht nur Ungarn oder Polen sind, sondern auch Italien und unter anderem die Niederlande, die mittlerweile von diesem Ihrem Kurs in der Migrationspolitik mehr als irritiert sind. <text:s/>Und bei dieser Wetterlage setzen Sie noch einen drauf, weil Sie nämlich ganz neue Anreize für Migration setzen, nämlich Sonderaufnahmeprogramme, ein Fachkräftezuwanderungsgesetz mit einem Chancenaufenthaltstitel. <text:s/>Sie adressieren dieses ganze Gesetz eben nicht an Fachkräfte, sondern an Niedrigqualifizierte. <text:s/>Sie etablieren dort einen Zweckwechsel, <text:s/>und Sie etablieren dort dann auch noch einen Spurwechsel. Und als wäre all das nicht genug, fangen Sie jetzt noch an, am Staatsangehörigkeitsrecht rumzuschrauben, <text:s/>und senken auch dort die Anforderungen ab. <text:s/>Das alles – da brauchen Sie nicht mit dem Kopf zu schütteln – sind Punkte, die – und das wissen Sie – auf den Flüchtlingsrouten wahre Verkaufsschlager für Schlepper und Schleuser sind. <text:s/>Ich sage Ihnen ganz ehrlich: Ich wundere mich eigentlich über Ihren irrsinnigen Kurs. Ich wundere mich auch über diese Rhetorik. <text:s/>20 Prozent AfD – ich habe es vorhin gesagt –, und das ganze Land weiß, dass das Thema Migration das Identitätsstiftende für diese Bande auf der rechten Seite ist. <text:s/>Die spannende Frage, die Sie sich stellen müssen, ist doch: Warum nehmen Sie der AfD dieses Thema nicht einfach weg? Denn die Leute erwarten nicht von heute auf morgen eine Lösung, sondern die Leute erwarten, dass Sie sich ernsthaft um dieses Thema kümmern. <text:s/>Und jetzt gibt es zwei Möglichkeiten, warum Sie das nicht tun. Möglichkeit Nummer eins ist: Sie können nicht, weil vielleicht die Grünen immer quer im Stall stehen, <text:s/>und die Grünen wollen ihren Kopf durchsetzen und diese Politik der offenen Türen fortsetzen. <text:s/>Aber dann sage ich Ihnen: Dann ist diese Koalition am Ende. <text:s/>Oder – Möglichkeit Nummer zwei – Sie wollen nicht. Und ich sage Ihnen ganz ehrlich: An mancher Stelle habe ich den Eindruck, dass es in Ihren Reihen Parteistrategen gibt, die sich durchaus denken, dass 20 Prozent AfD für die Ampel kein Problem sind, weil unter Umständen jede Stimme für die AfD eine weniger für die Union ist. <text:s/>Kommen Sie bitte zum Schluss. <text:s/>Deswegen geben wir Ihnen morgen <text:s/>beim Deutschlandpakt Migration die Gelegenheit, umzusteuern. <text:s/>Lieber Herr Hoffmann, kommen Sie bitte zum Schluss! <text:s/>Dann müssen Sie sich über das, was ich hier gesagt habe, auch nicht mehr aufregen. <text:s/>Vielen Dank für die Aufmerksamkeit. <text:s/>Für Bündnis 90/Die Grünen hat nun das Wort Julian Pahlke.</text:p>
          </table:table-cell>
          <table:table-cell table:style-name="ce2" office:value-type="string" calcext:value-type="string">
            <text:p>Was Sie den Menschen verschweigen, ist, dass wir auf europäischer Ebene so lange keine Mehrheit und keine Einigkeit bekommen, solange diese deutsche links-grüne Ampel einen solchen liberalen Migrationskurs an den Tag legt. | Ehrlicherweise muss man sagen, dass es mittlerweile nicht nur Ungarn oder Polen sind, sondern auch Italien und unter anderem die Niederlande, die mittlerweile von diesem Ihrem Kurs in der Migrationspolitik mehr als irritiert sind. | Das alles – da brauchen Sie nicht mit dem Kopf zu schütteln – sind Punkte, die – und das wissen Sie – auf den Flüchtlingsrouten wahre Verkaufsschlager für Schlepper und Schleuser sind. | Und bei dieser Wetterlage setzen Sie noch einen drauf, weil Sie nämlich ganz neue Anreize für Migration setzen, nämlich Sonderaufnahmeprogramme, ein Fachkräftezuwanderungsgesetz mit einem Chancenaufenthaltstitel. | Dabei gäbe es einen bunten Strauß an Maßnahmen, der schon in den Jahren nach 2016 gezeigt hat, dass man Migration steuern, ordnen und begrenzen kann, <text:s/>nämlich die Reduzierung von Anreizen, Grenzkontrollen, Ausweitung sicherer Herkunftsstaaten, Rückführungsoffensiven, Ausweitung des Abschiebegewahrsams, ja, und auch die faktische Herstellung einer Obergrenze. | Deswegen geben wir Ihnen morgen <text:s/>beim Deutschlandpakt Migration die Gelegenheit, umzusteuern. | 20 Prozent AfD – ich habe es vorhin gesagt –, und das ganze Land weiß, dass das Thema Migration das Identitätsstiftende für diese Bande auf der rechten Seite ist. | Die AfD steht dank ihres identitätsstiftenden Themas Migration in Deutschland bei 20 Prozent. | Die Lage und die Diskussion um die deutsche Migrationspolitik könnten eigentlich grotesker nicht sein. | Wenn wir die Ausweitung sicherer Herkunftsstaaten wollen, dann kommt aus Ihren Reihen immer die ständige Behauptung, dass damit zum Beispiel das Grundrecht auf Asyl abgeschafft würd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5305657386779785</text:p>
          </table:table-cell>
          <table:table-cell table:number-columns-repeated="1014"/>
        </table:table-row>
        <table:table-row table:style-name="ro1">
          <table:table-cell table:style-name="ce2" office:value-type="string" calcext:value-type="string">
            <text:p>11</text:p>
          </table:table-cell>
          <table:table-cell table:style-name="ce2" office:value-type="string" calcext:value-type="string">
            <text:p>13.01.2022</text:p>
          </table:table-cell>
          <table:table-cell table:style-name="ce2" office:value-type="string" calcext:value-type="string">
            <text:p>ID201106000</text:p>
          </table:table-cell>
          <table:table-cell table:style-name="ce2" office:value-type="string" calcext:value-type="string">
            <text:p>Hannes Gnauck (AfD)</text:p>
          </table:table-cell>
          <table:table-cell table:style-name="ce2" office:value-type="string" calcext:value-type="string">
            <text:p>Frau Präsidentin! Meine Damen und Herren! Ich bin aus der Uckermark für meine Partei in dieses Hohe Haus eingezogen, um insbesondere für die Anliegen meiner ostdeutschen Landsleute einzutreten, für Anliegen, die von den verschiedenen Regierungskoalitionen seit der Wende angeblich bereits vertreten worden sind. <text:s/>Natürlich ganz vorn dabei: die Sozialdemokraten! Dieselben Parolen von gerechter Rente und fairer Bezahlung begleiten uns ja nun schon seit Jahrzehnten, und auf diesem Best-of-Ticket stellen Sie nun den Bundeskanzler. <text:s/>Doch wie steht es tatsächlich um die soziale Lage in unserem Land? Sie haben von meinem ostdeutschen Kollegen René Springer bereits einiges dazu gehört. In 2020, dem Auftaktjahr der Coronapanik, waren über 16 Prozent des gesamten Volkes von Armut betroffen; das sind 13,4 Millionen Bürger. Vor allem bedenklich dabei: Alleinerziehende und kinderreiche Paare haben das höchste Armutsrisiko aller Haushaltstypen. So viel zu Ihrer Familienpolitik, meine Damen und Herren! <text:s/>In meiner märkischen Heimat ist drei Jahrzehnte nach der Wiedervereinigung über ein Drittel aller Vollzeitbeschäftigten im Niedriglohnsektor tätig. Was tun Sie von der Ampel dagegen? Sie bauen Minijobs aus und schaffen mehr Minirenten. Fast ein Viertel aller Deutschen über 80 Jahre gilt bereits heute als arm; jeder dritte Rentner muss mit einer Rente von unter 1 000 Euro auskommen, obwohl sie 40 Jahre oder länger eingezahlt haben. Und in Ostdeutschland müssen 40 Prozent der Rentner mit genau solchen Minirenten auskommen – Tendenz steigend. <text:s/>In Ihrem Koalitionsvertrag dazu: etwas mehr als eine Seite. Minimalkonsens der ampelfarbigen Widersprüche: keine Lösung, keine Konzepte und deswegen keine fairen Renten! <text:s/>Werte Kollegen der Regierungsparteien und insbesondere der SPD, Sie haben die sozialen Probleme in unserem Land nicht annähernd gelöst, und die sozialdemokratisch geführte linksliberale Ampelkoalition wird sie lediglich bunt anstreichen. Mit Ihrer Politik der Spaltung von oben in der Impfdebatte, Ihrer kopflosen Energiewende und der gezielten Fragmentierung unserer Gesellschaft durch Migration und sozialliberale Kulturexperimente werden Sie die künstlich erzeugten Konflikte und den Wohlstandsverlust unseres Landes nur noch mehr beschleunigen. <text:s/>Aber vielleicht wird ja Ihr neuer Staatsminister für Ostdeutschland und gleichwertige Lebensverhältnisse im Gegensatz zum vorherigen Ostbeauftragten zur Abwechslung mal nicht Volk und Land beschimpfen. Das wäre zumindest ein kleiner Hoffnungsschimmer. <text:s/>Vielen Dank. <text:s/>Der Kollege Pascal Kober hat das Wort für die FDP-Fraktion.</text:p>
          </table:table-cell>
          <table:table-cell table:style-name="ce2" office:value-type="string" calcext:value-type="string">
            <text:p>Mit Ihrer Politik der Spaltung von oben in der Impfdebatte, Ihrer kopflosen Energiewende und der gezielten Fragmentierung unserer Gesellschaft durch Migration und sozialliberale Kulturexperimente werden Sie die künstlich erzeugten Konflikte und den Wohlstandsverlust unseres Landes nur noch mehr beschleuni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650061845779419</text:p>
          </table:table-cell>
          <table:table-cell table:number-columns-repeated="1014"/>
        </table:table-row>
        <table:table-row table:style-name="ro1">
          <table:table-cell table:style-name="ce2" office:value-type="string" calcext:value-type="string">
            <text:p>41</text:p>
          </table:table-cell>
          <table:table-cell table:style-name="ce2" office:value-type="string" calcext:value-type="string">
            <text:p>02.06.2022</text:p>
          </table:table-cell>
          <table:table-cell table:style-name="ce2" office:value-type="string" calcext:value-type="string">
            <text:p>ID2041007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Wir leben in einer krisengeschüttelten Zeit mit großen Herausforderungen, in einer Zeit, in der sich unsere Bürgerinnen und Bürger vor allen Dingen nach einem klaren und verlässlichen Kurs ihrer Regierung sehnen. Aber Fehlanzeige! Das, was wir bislang von Ihnen, Frau Ministerin, erlebt haben, waren viele, teils widersprüchliche Ankündigungen, aber keinerlei Umsetzung. Und das schafft weder eine gefühlte Sicherheit und noch weniger eine tatsächliche Sicherheit. <text:s/>Denn dazu wäre es notwendig, dass Sie erst mal Ihr Haus bestellen. Viele Positionen haben Sie geräumt – das ist in Ordnung nach einem Regierungswechsel –, auch die des beamteten Staatssekretärs für Migration. Diese Position ist seit sechs Monaten unbesetzt. Dagegen haben Sie sich gleich drei Parlamentarische Staatssekretäre gegönnt. In einer Antwort von dieser Woche auf eine Abgeordnetenanfrage von mir, weshalb es denn mehr Staatssekretäre brauche, haben Sie gesagt, die Zahl der Staatssekretäre spiegele das sehr große Aufgabenportfolio aufgrund der zentralen Vorhaben der neuen Bundesregierung wider. <text:s/>Frau Ministerin, das passt nicht. Der Zuständigkeitsbereich des Innenministeriums ist geschrumpft und nicht gewachsen. Das Einzige, was ich mir erklären kann, ist, dass diese drei Staatssekretäre Ihnen den Rücken freihalten sollen, damit Sie den Wahlkampf in Hessen bestreiten können. <text:s/>Aber, Frau Ministerin, das Innenministerium ist keine Wahlkampfzentrale, und es ist in der Tat zu wichtig, als dass es eine Teilzeitministerin auf Abruf vertragen kann. <text:s/>Denn wir müssen beispielsweise den Kampf gegen den Kindesmissbrauch noch energischer führen, und das nicht erst seit dem Bekanntwerden der widerwärtigen Taten in NRW diese Woche. <text:s/>Da haben Sie, Frau Ministerin, die Vorschläge der EU-Kommission zur Chatkontrolle zunächst begrüßt. Nach Kritik von FDP und Grünen sind Sie zurückgerudert. Was es aber tatsächlich braucht, das sind gesetzliche Mindestspeicherfristen von mindestens sechs Monaten. Und ja, es braucht den Zugriff auf die IP‑Adressen. <text:s/>Justizminister Buschmann <text:s/>will uns weismachen, dass das sogenannte Quick-Freeze-Verfahren ausreicht. <text:s/>Es ist keine Alternative; denn die Verbindungsdaten sind bereits gelöscht, wenn Sie den Zugriff machen wollen. <text:s/>Das heißt: Die Täter entkommen. Und noch schlimmer: Wir können die Opfer nicht schützen. Deswegen begrüße ich es außerordentlich, dass Sie gestern erstmals zu erkennen gegeben haben, dass Sie auch auf die IP-Adressen zugreifen wollen. <text:s/>Warum haben Sie das heute Morgen in Ihrer Rede nicht wiederholt? Ich will es Ihnen sagen: weil Sie bei diesem Punkt keine Zustimmung, keinen Applaus von FDP und Grünen bekommen hätten. Ich hoffe sehr, dass Sie auch in diesem Punkt nicht wieder zurückrudern müssen. Denn wir müssen hier einen besseren Schutz und bessere Ermittlungsmöglichkeiten bei diesen widerwärtigen Taten von Kindesmissbrauch schaffen. <text:s/>Liebe Kolleginnen und Kollegen, es ist schon gesagt worden: Ja, wir müssen natürlich auch bei der Cybersicherheit besser werden, und das nicht erst seit dem 24. Februar; danach ist es umso dringender. Aber auch hier Widersprüchliches von Ihnen: Erst haben Sie im Kampf gegen Cyberattacken die Möglichkeit sogenannter Hackbacks ins Spiel gebracht. Nach Kritik von FDP und Grünen haben Sie dies wieder relativiert und gemerkt, dass im Koalitionsvertrag entsprechende Hackbacks ausgeschlossen sind. Was gilt denn nun? Diese Woche haben Sie wiederum vorgeschlagen, dass man hier mehr für die Cybersicherheit machen müsste. <text:s/>Der Krieg dauert seit über 100 Tagen an. Was haben Sie hier konkret getan? Jedenfalls in diesem Haushaltsansatz und auch im Ergänzungshaushalt findet sich hierzu nichts Neues. <text:s/>Auch beim Bevölkerungsschutz haben Sie für Unruhe gesorgt. Erst haben Sie die Bevölkerung aufgefordert, Notvorräte anzulegen. Keine zwei Wochen später haben Sie die Vorschläge und Empfehlungen Ihres eigenen Amtes für Katastrophenschutz infrage gestellt. Das sorgt für Verunsicherung und nicht für tatsächliche Sicherheit, Frau Ministerin. <text:s/>Ja, wir brauchen mehr Geld für den Katastrophen- und Zivilschutz. Aber wo bleibt da ein kräftiger Vorschlag aus Ihrem Haus für diesen Haushalt? Auch im Ergänzungshaushalt ist er nicht zu finden. 77 Millionen Euro! Wir haben nicht erwartet, dass Sie gleich die 10 Milliarden Euro auf einmal in den Haushalt einstellen. Aber 0,77 Prozent dessen, was erforderlich ist, ist eindeutig zu wenig. <text:s/>– Und Sie, Herr Kollege Grötsch, waren die längste Zeit mit dabei. <text:s/>Meine sehr verehrten Damen und Herren, auch in der Migrationspolitik können wir leider nur ein Irrlichtern feststellen: erst die Ankündigung einer Koalition der Willigen unter deutscher Führung, dann Kritik, diesmal nicht von FDP und Grünen, sondern aus der Gesellschaft <text:s/>und den Medien, dann ein Zurückrudern, das sei ja gar kein eigener Vorschlag, sondern man würde sich nur der Initiative des französischen Präsidenten anschließen. <text:s/>Dann bei dem Thema Sekundärmigration völlige Untätigkeit: Etwa 43 000 Menschen, die in Griechenland bereits als Schutzberechtigte anerkannt sind, kommen nach Deutschland, beantragen hier erneut Asyl. Ich habe in sechs Monaten keine einzige Äußerung und noch weniger Taten bei diesem Thema festgestellt. <text:s/>Laut Koalitionsvertrag soll es eine Rückführungsoffensive geben. Sechs Monate ist nichts passiert; das ist Arbeitsverweigerung. Noch nicht einmal die Einsetzung eines Bevollmächtigten für Migrationsabkommen bekommen Sie hin, weil Sie sich mit Frau Baerbock streiten. Wenn dieses Amt allerdings nicht bei Ihnen im Ministerium angesiedelt ist, dann offenbart sich die Rückführungsoffensive als das, was sie ist, nämlich als eine Luftnummer. <text:s/>Herzlichen Dank. <text:s/>Nächster Redner: für die SPD-Fraktion Martin Gerster.</text:p>
          </table:table-cell>
          <table:table-cell table:style-name="ce2" office:value-type="string" calcext:value-type="string">
            <text:p>Noch nicht einmal die Einsetzung eines Bevollmächtigten für Migrationsabkommen bekommen Sie hin, weil Sie sich mit Frau Baerbock streiten. | Dann bei dem Thema Sekundärmigration völlige Untätigkeit: Etwa 43 000 Menschen, die in Griechenland bereits als Schutzberechtigte anerkannt sind, kommen nach Deutschland, beantragen hier erneut Asyl. | Viele Positionen haben Sie geräumt – das ist in Ordnung nach einem Regierungswechsel –, auch die des beamteten Staatssekretärs für Migration. | Meine sehr verehrten Damen und Herren, auch in der Migrationspolitik können wir leider nur ein Irrlichtern feststellen: erst die Ankündigung einer Koalition der Willigen unter deutscher Führung, dann Kritik, diesmal nicht von FDP und Grünen, sondern aus der Gesellschaft <text:s/>und den Medien, dann ein Zurückrudern, das sei ja gar kein eigener Vorschlag, sondern man würde sich nur der Initiative des französischen Präsidenten anschließ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117668867111206</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6300</text:p>
          </table:table-cell>
          <table:table-cell table:style-name="ce2" office:value-type="string" calcext:value-type="string">
            <text:p>Julian Pahlke (BÜNDNIS 90/DIE GRÜNEN)</text:p>
          </table:table-cell>
          <table:table-cell table:style-name="ce2" office:value-type="string" calcext:value-type="string">
            <text:p>Sehr geehrte Frau Präsidentin! Sehr geehrte Demokratinnen und Demokraten! Vor zwei Wochen gingen Bilder von Särgen um die Welt. Mehrere Reihen, besonders kleine weiße Särge für Kinder, die in einer Turnhalle in Crotone in Italien liegen. Vor der süditalienischen Küste sind mindestens 76 Menschen gestorben. Letzte Woche ertranken 14 Menschen vor der Küste Tunesiens. Weitere 30 Menschen werden vor der libyschen Küste vermisst. Das sind nur die Zahlen der letzten Wochen. <text:s/>In der Turnhalle in Crotone konnten einige Angehörige Abschied nehmen. In einem Video hört man die Klagerufe einer Frau. Auch die ehemalige Kapitänin des pakistanischen Hockeynationalteams ist unter den Opfern. Shahida Raza, so ihr Name, wollte medizinische Hilfe für ihr kleines Kind organisieren. Deshalb hat sie sich auf den Weg gemacht. <text:s/>Hinter jeder Zahl über Tote im Mittelmeer steckt am Ende auch immer ein realer Mensch. In den ersten Monaten von 2023 sind es 383 Menschen geworden, die im Mittelmeer ihr Leben verloren haben. Aber an den Toten der letzten Woche trägt auch die italienische Regierung eine Mitverantwortung. Frontex hat die italienische Küstenwache über den Notfall vor der kalabrischen Küste informiert, die aber keine Rettung eingeleitet hat. <text:s/>Mit diesen Menschen sind auch europäische Werte untergegangen. Und gerade dann, während diese Nachrichten und Bilder um die Welt gehen und Familien trauern, ist es so perfide und gefährlich, wenn der Fraktionsvize der größten Oppositionsfraktion im Deutschen Bundestag im Fernsehen für Pushbacks und die Abkehr von europäischen Werten plädiert. Jens Spahn schlägt vor, Menschen abzufangen und zurückzubringen. Das ist ein Vorschlag gegen Menschenrechte, gegen das Seerecht und einzig und allein dafür gedacht, um keine Flüchtenden aufzunehmen. <text:s/>Und wenn man diesen Vorschlag zu Ende denkt, dann gäbe es nur einen Weg nach Europa, nämlich im Leichensack. Die Überlebenden würden zurück in die Folterlager nach Libyen gebracht und die Toten nach Sizilien in die Turnhalle zu ihren Angehörigen. In Libyen, wo seit Jahren ein Bürgerkrieg herrscht, in dem um Öl und regionalen Einfluss gekämpft wird, werden Flüchtende zur Ware und in Lagern misshandelt und gefoltert. <text:s/>Und während im Mittelmeer Menschen ertrinken, die einen sicheren Ort zum Leben suchen, diskutieren wir hier über fehlende Arbeitskräfte und über unbesetzte Ausbildungsstellen, weil wir gerade feststellen, dass wir abhängig sind von Einwanderung. Wir sind im Übrigen schon längst ein Einwanderungsland. <text:s/>Und Sie von der AfD wollen eigentlich nur über die unterschiedliche Wertigkeit von menschlichem Leben reden: über das eine, das es zu retten gilt, und das andere, das Ihnen eher nicht so recht ist. Ich kann der CDU nur raten, nicht wie Jens Spahn der Logik der AfD hinterherzulaufen und auch nicht die Vorschläge der AfD mit etwas Verspätung zu übernehmen. Rhetorik gegen Flüchtende als Kampf gegen rechts ist am Ende eine gefährliche Annäherung. Denn wenn Sie glauben, dass der AfD mit scharfer Rhetorik gegen Schutzsuchende Stimmen abgenommen werden könnten, dann passiert das Gegenteil: Sie legitimieren die Position, Sie stärken sie dadurch. <text:s/>Sorgen Sie endlich dafür, dass es eine wirksame Brandmauer gegen rechts gibt, gegen die AfD, und nicht, wie Philipp Amthor das beschreibt, eine kleine Linie. Wir brauchen endlich eine Brandmauer Ihrer Fraktion gegen die Rechten in diesem Parlament! <text:s/>Danke. <text:s/>Und es folgt Rasha Nasr für die SPD-Fraktion.</text:p>
          </table:table-cell>
          <table:table-cell table:style-name="ce2" office:value-type="string" calcext:value-type="string">
            <text:p>Und während im Mittelmeer Menschen ertrinken, die einen sicheren Ort zum Leben suchen, diskutieren wir hier über fehlende Arbeitskräfte und über unbesetzte Ausbildungsstellen, weil wir gerade feststellen, dass wir abhängig sind von Einwanderung. | Wir sind im Übrigen schon längst ein Einwanderungsland.</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6264802813529968</text:p>
          </table:table-cell>
          <table:table-cell table:number-columns-repeated="1014"/>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3700</text:p>
          </table:table-cell>
          <table:table-cell table:style-name="ce2" office:value-type="string" calcext:value-type="string">
            <text:p>Dr. Ann-Veruschka Jurisch (FDP)</text:p>
          </table:table-cell>
          <table:table-cell table:style-name="ce2" office:value-type="string" calcext:value-type="string">
            <text:p>Sehr geehrte Frau Präsidentin! Liebe Kolleginnen und Kollegen! Sehr verehrte Damen und Herren! Mit Erlaubnis der Präsidentin zitiere ich aus dem Beschluss der Ministerpräsidentenkonferenz vom 10. Mai: <text:s/>Die Bundesregierung setzt sich auf europäischer Ebene nachdrücklich dafür ein, dass sämtliche aktuellen Reformvorschläge zur europäischen Asyl- und Migrationspolitik (inkl. Screening, Eurodac, Asylgrenzverfahren, Sichere-Staaten-Konzepte, Dublin-Reform, Solidaritätsmechanismus) bis Ende der Legislaturperiode des Europäischen Parlaments … mit diesem geeint werden. <text:s/>Genau das konnte nun auf europäischer Ebene ein großes Stück vorangebracht werden. <text:s/>Ich möchte an dieser Stelle ganz ausdrücklich der Bundesinnenministerin für ihr Verhandlungsgeschick und ihre Beharrlichkeit danken. <text:s/>2020 – unter deutscher Ratspräsidentschaft und einem CSU-Innenminister – sind ähnliche Verhandlungen wohlgemerkt gescheitert. <text:s/>Uns ist hier ein historischer Durchbruch in einer seit Jahren festgefahrenen Debatte in diesem Themenfeld gelungen. Und wenn Herr Throm suggeriert, dass er noch mehr hätte heraushandeln können, dann würde ich mich gerne nachher mit Ihnen darüber unterhalten, wie. <text:s/>Dieser Verhandlungserfolg ist uns als Ampel gemeinsam gelungen, und dafür möchte ich allen Beteiligten sehr herzlich danken. <text:s/>Vor uns als Ampel liegt weiter eine große Aufgabe in der Migrationspolitik, die wir nur gemeinsam meistern können; <text:s/>denn auch in diesem schwierigen Politikfeld der Migrationspolitik sind wir als Ampel dabei, den großen Scherbenhaufen, den uns die Union hinterlassen hat, Schritt für Schritt zu beseitigen. <text:s/>Wir beseitigen den Scherbenhaufen einer unionsgeführten Migrationspolitik, die an Ambivalenz nicht zu überbieten war. <text:s/>Erstens. Mit dem Chancenaufenthalt haben wir als Allererstes pragmatische Lösungen für Menschen geschaffen, die de facto bei uns bleiben werden. <text:s/>Zweitens. Mit dem Fachkräfteeinwanderungsgesetz werden wir Schluss mit der Abschottung machen und unser Land für Fach- und Arbeitskräfte wirklich öffnen. Wir brauchen mehr reguläre Einwanderungswege in unseren Arbeitsmarkt. <text:s/>Drittens. Mit der weiteren Unterstützung der GEAS-Reform, mit Migrationsabkommen und mit der beschlossenen Asylverfahrensbeschleunigung sorgen wir für mehr Rechtsdurchsetzung bei Menschen ohne Schutzanspruch und stellen menschenrechtskonforme Verfahren an den EU-Außengrenzen sicher. <text:s/>Ich möchte hier noch mal in aller Deutlichkeit sagen: Die Bundesinnenministerin hat in Brüssel genau das ausgehandelt, was in der Bundesregierung und im eingangs zitierten MPK-Beschluss mit den Bundesländern vereinbart wurde, und zwar mit den Bundesländern aller Couleur. <text:s/>Dieser gemeinsam getroffene Beschluss, der vor allem auch die Interessen der Bundesländer und unserer Kommunen widerspiegelt, bleibt die Richtschnur für die nun weiterzuführenden Verhandlungen in Brüssel. <text:s/>Abschließend noch ein Punkt, der mir als Freie Demokratin besonders wichtig ist. Wir sollten auf dem weiteren Weg der GEAS-Reform auf keinen Fall der EU die Fähigkeit zur Entwicklung von rechtsstaatlichen Verfahren und die Fähigkeit zur Kontrolle von Rechtsstaatlichkeit absprechen. Das sollten wir nicht tun. <text:s/>In der Migrationspolitik brauchen wir Rechtsstaatlichkeit doch in zweierlei Hinsicht, nämlich zum einen, um den ankommenden Menschen rechtsstaatliche Verfahren und Asyl anbieten zu können und um ihre Menschenrechte zu schützen. Aber wir brauchen die Rechtsstaatlichkeit zum anderen auch, um unrechtmäßige Aufenthalte zu beenden und den Schutz unserer Grenzen und des Binnenmarktes durchzusetzen. <text:s/>Als Freie Demokratin setze ich mich dafür ein, diese rechtsstaatliche Balance in der Migrationspolitik auch auf europäischer Ebene zu schützen und zu stärken. Der Weg dafür ist jetzt geebnet. Arbeiten wir gemeinsam weiter für mehr Rechtsstaatlichkeit, Klarheit, Ordnung und Schutz in der Migrationspolitik! <text:s/>Vielen Dank. <text:s/>Die nächste Rednerin ist Peggy Schierenbeck für die SPD-Fraktion.</text:p>
          </table:table-cell>
          <table:table-cell table:style-name="ce2" office:value-type="string" calcext:value-type="string">
            <text:p>Wir brauchen mehr reguläre Einwanderungswege in unseren Arbeitsmarkt. | Mit der weiteren Unterstützung der GEAS-Reform, mit Migrationsabkommen und mit der beschlossenen Asylverfahrensbeschleunigung sorgen wir für mehr Rechtsdurchsetzung bei Menschen ohne Schutzanspruch und stellen menschenrechtskonforme Verfahren an den EU-Außengrenzen sicher. | Arbeiten wir gemeinsam weiter für mehr Rechtsstaatlichkeit, Klarheit, Ordnung und Schutz in der Migrationspolitik! | Wir beseitigen den Scherbenhaufen einer unionsgeführten Migrationspolitik, die an Ambivalenz nicht zu überbieten war. | Als Freie Demokratin setze ich mich dafür ein, diese rechtsstaatliche Balance in der Migrationspolitik auch auf europäischer Ebene zu schützen und zu stärken. | Mit dem Fachkräfteeinwanderungsgesetz werden wir Schluss mit der Abschottung machen und unser Land für Fach- und Arbeitskräfte wirklich öffnen. | Mai: <text:s/>Die Bundesregierung setzt sich auf europäischer Ebene nachdrücklich dafür ein, dass sämtliche aktuellen Reformvorschläge zur europäischen Asyl- und Migrationspolitik (inkl. | In der Migrationspolitik brauchen wir Rechtsstaatlichkeit doch in zweierlei Hinsicht, nämlich zum einen, um den ankommenden Menschen rechtsstaatliche Verfahren und Asyl anbieten zu können und um ihre Menschenrechte zu schützen. | Screening, Eurodac, Asylgrenzverfahren, Sichere-Staaten-Konzepte, Dublin-Reform, Solidaritätsmechanismus) bis Ende der Legislaturperiode des Europäischen Parlaments … mit diesem geeint werden. | Vor uns als Ampel liegt weiter eine große Aufgabe in der Migrationspolitik, die wir nur gemeinsam meistern können; <text:s/>denn auch in diesem schwierigen Politikfeld der Migrationspolitik sind wir als Ampel dabei, den großen Scherbenhaufen, den uns die Union hinterlassen hat, Schritt für Schritt zu beseitig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5703446269035339</text:p>
          </table:table-cell>
          <table:table-cell table:number-columns-repeated="1014"/>
        </table:table-row>
        <table:table-row table:style-name="ro1">
          <table:table-cell table:style-name="ce2" office:value-type="string" calcext:value-type="string">
            <text:p>149</text:p>
          </table:table-cell>
          <table:table-cell table:style-name="ce2" office:value-type="string" calcext:value-type="string">
            <text:p>30.01.2024</text:p>
          </table:table-cell>
          <table:table-cell table:style-name="ce2" office:value-type="string" calcext:value-type="string">
            <text:p>ID2014909500</text:p>
          </table:table-cell>
          <table:table-cell table:style-name="ce2" office:value-type="string" calcext:value-type="string">
            <text:p>Andrea Lindholz (CDU/CSU)</text:p>
          </table:table-cell>
          <table:table-cell table:style-name="ce2" office:value-type="string" calcext:value-type="string">
            <text:p>Sehr geehrter Herr Präsident! Sehr geehrte Damen und Herren! Liebe Kolleginnen und Kollegen! Die heutige Debatte ist ein guter Zeitpunkt für eine Zwischenbilanz und einen Ausblick. Wo stehen wir nach zwei Jahren Innenpolitik der Ampel? Was muss sich in den nächsten eineinhalb Jahren dringend entwickeln? Und geht der BMI-Etat 2024 mit Blick darauf in die richtige Richtung? Ich will diese Frage beispielhaft für drei Bereiche beantworten: für den Bereich „Migration“, für den Bereich „Innere Sicherheit“ und für den Bereich „Zivil- und Katastrophenschutz“. <text:s/>Für den Bereich Migration muss man eindeutig feststellen: Unser Land steht heute schlechter da als vor zwei Jahren. Wir befinden uns mitten in der dritten großen Migrationskrise in der Geschichte der Bundesrepublik Deutschland, und sie ist immer noch nicht gelöst. Das neue EU-Asylrecht wird erst in Jahren greifen. Die neuen Abschieberegeln der Ampel werden durch immer mehr Bleibemöglichkeiten konterkariert, und die SPD will weiter am Familiennachzug festhalten und ihn sogar noch ausweiten. <text:s/>Wir brauchen aber endlich konsequente Maßnahmen, um die illegale Zuwanderung nach Deutschland zu stoppen. Dazu gehört es, Asylbewerberleistungen in Deutschland verpflichtend nur noch als Sachleistung oder mittels Geldkarte zu gewähren. <text:s/>Dazu gehört es, den Umfang an Leistungen gerade für Ausreisepflichtige deutlich zu senken. Und auch für Schutzbedürftige muss klar sein: Wer nicht arbeitet oder zumindest einen Sprachkurs macht, der erhält geringere Leistungen. Denn wir müssen unsere Kommunen entlasten, und zwar dringend. Die Integrationsfähigkeit unserer Gesellschaft müssen wir bewahren. Und ich bin überzeugt davon: Den Zulauf zur AfD werden wir nur einbrechen lassen, wenn es uns gelingt, dieses Problem zu lösen. <text:s/>Denn Ihren Parteifreunden in Dänemark, Frau Faeser, ist genau das gelungen. <text:s/>Das Gegenteil ist bei uns der Fall. Eine aktuelle Allensbach-Studie sagt, dass die Mehrheit in diesem Land Ihrer Migrationspolitik misstraut. <text:s/>Und das ist auch nachvollziehbar. Denn: Was machen Sie stattdessen? In der letzten Sitzungswoche haben wir hier, Frau Faeser, erlebt, dass unter Ihrer Federführung ein neues Einbürgerungsrecht beschlossen worden ist, das die Religion über die Gleichberechtigung von Mann und Frau stellt, das kein ausdrückliches Bekenntnis zum Existenzrecht Israels enthält <text:s/>und das die Einflussnahme von Autokraten in Deutschland erheblich erleichtert. Und dann wundert sich die Ampel über die Gründung einer neuen Erdoğan-Partei in Deutschland! Entschuldigung, liebe Kolleginnen und Kollegen, das ist grotesk. <text:s/>Ich komme jetzt zum Bereich „Innere Sicherheit“; denn auch da muss man leider feststellen: Unser Land steht heute schlechter da als vor zwei Jahren. Die Zahl der Extremisten ist laut Verfassungsschutz auf einem Höchststand. Nie gab es mehr extremistische Straftaten. Die Terrorgefahr und die Zahl antisemitischer Straftaten sind seit dem 7. Oktober nochmals gestiegen, und auch die Gesamtzahl an Straftaten ist nach Jahren des Rückgangs wieder nach oben geschnellt. <text:s/>Was macht die Bundesregierung? Sie beerdigt den Pakt für den Rechtsstaat mit den Ländern. Sie verlässt sich bei der Verhinderung von Terroranschlägen vor allem auf Hinweise aus dem Ausland. Und sie legt einen Gesetzesvorschlag vor, mit dem der Einsatz von Vertrauenspersonen bei der Strafverfolgung – und das ist besonders wichtig für die Bekämpfung von Terrorismus und Organisierter Kriminalität – <text:s/>faktisch abgeschafft würde. <text:s/>Was kommt dazu von der Bundesinnenministerin und aus dem Innenministerium? Bis dato nichts. <text:s/>Wir müssen doch dafür sorgen, dass unsere Behörden im Jahr 2024 das bekommen, was notwendig ist, um die Sicherheit der Bürgerinnen und Bürger weiter zu gewährleisten, und dürfen nicht einfach bewährte Maßnahmen abschaffen. <text:s/>Das betrifft neben den Befugnissen im Übrigen auch die Ausstattung. Es ist unverantwortlich, dass Sie im Haushalt für dieses Jahr gerade bei der Bundespolizei dringend benötigte Investitionen von mehreren 100 Millionen Euro unterlassen. <text:s/>Ich nenne hier nur die neue wichtige Smart-Borders-IT-Infrastruktur. Ich nenne moderne Grenzkontrolltechnik zur Bekämpfung von Schleuserkriminalität. Sie sparen an den falschen Stellen. Stattdessen geben Sie 1,5 Millionen Euro für Prestigeprojekte wie zum Beispiel Ihre Überwachungsgesamtrechnung aus. <text:s/>Ich will nur sagen: Sie haben einen fundamental falschen Kompass bei der Inneren Sicherheit. Und wenn ich hier heute zuhöre, muss ich mich fragen, ob Sie sich mit Ihren Behördenchefs überhaupt ein einziges Mal unterhalten haben. <text:s/>Zukunftsinvestitionen können alle Ihre Behörden mit diesen Maßnahmen definitiv nicht leisten; sie sind froh, wenn sie mit dem Bestand über die Runden kommen. Das will ich hier ganz klar sagen. <text:s/>Das gilt im Übrigen auch für den Bereich des Zivil- und Katastrophenschutzes. Auch da stehen wir schlechter da als vor zwei Jahren. Sie selbst haben es angesprochen: Die Bedrohungslage hat sich mit dem russischen Überfall auf die Ukraine deutlich verändert. Aber umso unverständlicher ist es doch, dass Sie ausgerechnet die noch von Bundesinnenminister Horst Seehofer und Armin Schuster, dem jetzigen sächsischen Innenminister, angestoßene Neuausrichtung im Zivil- und Katastrophenschutz de facto gestoppt haben. Die Bundeswehr rüstet sich für den Verteidigungsfall, erarbeitet einen militärischen Operationsplan, und aus Ihrem Haus, Frau Faeser, kommt zu entsprechenden Zivilschutzplänen, worunter unter anderem auch der notwendige Aufbau einer zivilen Reserve fallen würde, null Komma null, rein gar nichts. <text:s/>Ich will sagen, wohin das führt: Das führt dazu, dass Verteidigungsminister Pistorius dringend appelliert – folgendes Zitat von ihm von vor einigen Tagen –: „Wir müssen richtig, richtig Tempo nachlegen, damit wir uns in die Situation bringen für den Fall der Fälle.“ Ja, recht hat er. <text:s/>Aber wenn das doch die Konsequenz ist, dann braucht es statt saftiger Kürzungen wuchtige Investitionen beim THW und beim BBK, es braucht 10 Milliarden Euro in zehn Jahren für den Zivil- und Katastrophenschutz. <text:s/>Wir brauchen hier ein komplettes Umdenken. <text:s/>Ich will unter anderem Ihnen, Frau Schäfer, noch eines sagen: Einer Ampelregierung, die mit 477 Milliarden Euro und weiteren Sondertöpfen, die Ihnen zur Verfügung stehen, nicht auskommt und die hier vollkommen falsche Prioritäten setzt, ist wirklich nicht mehr zu helfen. <text:s/>So viel Geld hat keine Regierung vorher zur Verfügung gehabt. <text:s/>Ihre Schwerpunktsetzung auch im Bereich „Innere Sicherheit“ ist komplett falsch. <text:s/>Deswegen, Herr Lieb, reicht es noch nicht einmal, zu Ihrem Haushalt Änderungsanträge zu stellen. Ihren Haushalt müsste man komplett überarbeiten; man müsste komplett neue Schwerpunkte setzen. <text:s/>Frau Kollegin, kommen Sie zum Schluss, bitte. <text:s/>Er ist einfach nur grottenschlecht gemacht. Und deswegen lehnen wir – <text:s/>Frau Kollegin, bitte kommen Sie zum Schluss. <text:s/>– auch den Etat des Innenministeriums ab. <text:s/>Danke sehr, Frau Kollegin Lindholz. – Nächster Redner ist der Kollege Martin Gerster, SPD-Fraktion.</text:p>
          </table:table-cell>
          <table:table-cell table:style-name="ce2" office:value-type="string" calcext:value-type="string">
            <text:p>Dazu gehört es, Asylbewerberleistungen in Deutschland verpflichtend nur noch als Sachleistung oder mittels Geldkarte zu gewähren. | Wir befinden uns mitten in der dritten großen Migrationskrise in der Geschichte der Bundesrepublik Deutschland, und sie ist immer noch nicht gelöst. | Eine aktuelle Allensbach-Studie sagt, dass die Mehrheit in diesem Land Ihrer Migrationspolitik misstraut. | Wir brauchen aber endlich konsequente Maßnahmen, um die illegale Zuwanderung nach Deutschland zu stoppen. | Das neue EU-Asylrecht wird erst in Jahren greifen. | Für den Bereich Migration muss man eindeutig feststellen: Unser Land steht heute schlechter da als vor zwei Jahren. | Ich will diese Frage beispielhaft für drei Bereiche beantworten: für den Bereich „Migration“, für den Bereich „Innere Sicherheit“ und für den Bereich „Zivil- und Katastrophenschutz“.</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3728136122226715</text:p>
          </table:table-cell>
          <table:table-cell table:number-columns-repeated="1014"/>
        </table:table-row>
        <table:table-row table:style-name="ro1">
          <table:table-cell table:style-name="ce2" office:value-type="string" calcext:value-type="string">
            <text:p>123</text:p>
          </table:table-cell>
          <table:table-cell table:style-name="ce2" office:value-type="string" calcext:value-type="string">
            <text:p>22.09.2023</text:p>
          </table:table-cell>
          <table:table-cell table:style-name="ce2" office:value-type="string" calcext:value-type="string">
            <text:p>ID2012302600</text:p>
          </table:table-cell>
          <table:table-cell table:style-name="ce2" office:value-type="string" calcext:value-type="string">
            <text:p>Thorsten Frei (CDU/CSU)</text:p>
          </table:table-cell>
          <table:table-cell table:style-name="ce2" office:value-type="string" calcext:value-type="string">
            <text:p>Sehr geehrte Frau Präsidentin! Liebe Kolleginnen und Kollegen! Das, was wir hier in dieser Debatte erleben, ist die vollendete Realitätsverweigerung. <text:s/>Machen Sie sich doch mal mit den Gegebenheiten vertraut! Wir sehen doch jeden Tag, wie Menschen an den Küsten Italiens und Lampedusas anlanden. <text:s/>Und sie bleiben dort nicht; sie ziehen nach Norden. <text:s/>Die Behörden und die Regierung in Rom sind weder imstande noch sind sie willens, Asylanträge dort zu bearbeiten. Die Folge ist, dass bis zum 31. August dieses Jahres mehr als 220 000 Asylanträge in Deutschland gestellt worden sind. <text:s/>Und wenn ich diesen Trend extrapoliere, dann bedeutet das, dass wir bis zum Jahresende zwischen 350 000 und 400 000 Asylanträge in Deutschland haben werden. <text:s/>Es grenzt doch an Realitätsverweigerung, wenn Sie hier den Eindruck erwecken, Frau Göring-Eckardt, als wäre das alles eine Frage des Geldes. Nein, es ist nicht in erster Linie eine Frage des Geldes, sondern es ist eine Tatsache, dass die Infrastruktur in Deutschland in ihrer Breite auf Zuzug in dieser Größenordnung nicht vorbereitet ist. Das ist die Realität. <text:s/>Hören Sie Ihren eigenen Kommunalpolitikern zu! Wir haben sie am 30. März hierher, in den Bundestag, eingeladen: 400 Bürgermeister und Landräte aller Parteien aus dem ganzen Land. <text:s/>Sie haben uns eindrucksvoll gezeigt, woran es mangelt: Es mangelt an Wohnraum, an Kitaplätzen, an Schulen, in der medizinischen Versorgung. <text:s/>Das sind Ihre Themen, die Sie nicht bearbeitet bekommen. Und das lösen Sie nicht kurzfristig mit mehr Geld, sondern das lösen Sie mit Ordnung, Steuerung und Begrenzung von Migration. <text:s/>Sie aber waren diejenigen, die in diesem Sommer das Wort „Begrenzung“ aus § 1 des Aufenthaltsgesetzes gestrichen haben. Sie wollen keine Lösung. <text:s/>Erlauben Sie die Zwischenfrage? <text:s/>Ja, selbstverständlich. <text:s/>Lieber Herr Frei, wir sind uns ja einig – ich habe das hier ausführlich gesagt –, dass die Strukturen nicht ausreichend sind. Und ich habe gerade darauf verwiesen, dass wir sofort Hilfe brauchen, nämlich auch in Form von mehr Geld, damit Strukturen aufgebaut werden können, <text:s/>und dass wir darauf vorbereitet sein müssen, dass auch in Zukunft Menschen zu uns kommen werden, die diese Strukturen benötigen. <text:s/>Ich frage Sie allerdings: Was glauben Sie eigentlich, warum wir diese Strukturen nicht haben? Was haben Sie, Herr Frei, die Union insgesamt, die Innenminister und die Bauminister der Union, zum Beispiel Horst Seehofer, aus der Situation von 2015 gelernt? Haben Sie denn vielleicht gelernt, dass man Richtgrößen einführt, um die Strukturen vorzubereiten? <text:s/>Haben Sie vielleicht gelernt, dass es mehr Kita- und Schulplätze braucht? Haben Sie vielleicht gelernt, dass es mehr sozialen Wohnungsbau braucht, der dann übrigens allen hilft? <text:s/>Ich habe den Eindruck, Sie haben es nicht gelernt. Sie sagen jetzt: „Haltet den Dieb!“ bei den Versäumnissen, die Sie selbst angerichtet haben. Und darauf können wir heute nur eine Antwort geben: Wir werden weiter an den Strukturen arbeiten. Ja, wir werden auch Rückführungen durchführen; ich habe das erwähnt. <text:s/>Daran führt gar kein Weg vorbei. Wir werden registrieren, wer nach Europa kommt. Ja, selbstverständlich, was denn sonst? <text:s/>Aber Sie können nicht so tun, als ob die fehlenden Strukturen das Ergebnis der letzten zwei Jahre wären. Sie müssen sich, wenn wir das gemeinsam hinbekommen wollen – und da plädiere ich wirklich an Ihr Verständnis von Demokratie und Zusammenhalt in unserer Gesellschaft –, an die eigene Nase fassen. Wir müssen gemeinsam Lösungen finden. Das muss auf jeden Fall heißen: Wir müssen Strukturen aufbauen und selbstverständlich auch Ordnung. Aber beides gehört zusammen: Ordnung und Humanität. <text:s/>Verehrte Frau Göring-Eckardt, ja, Ordnung und Humanität gehören zusammen, das stimmt. Aber ansonsten scheinen Sie nichts verstanden zu haben. <text:s/>Werfen Sie mal einen Blick in den Bundeshaushalt! Da steht drin, dass wir in den letzten Jahren Jahr für Jahr etwa 25 Milliarden Euro für das Thema Migration aufgewendet haben. Es gibt kein zweites Land auf der Erde, das so viel zur Bekämpfung der Migration, zur Ordnung der Migration, zur Aufnahme von Schutzbedürftigen, zur Bekämpfung von Fluchtursachen ausgibt wie Deutschland. <text:s/>Ich will es Ihnen ganz klar sagen: Nein, ich bestreite die Versäumnisse, die Sie ansprechen. Ich bin der Auffassung, dass wir nicht jährlich zwischen 400 000 und 700 000 Menschen im Wege der humanitären Migration in Deutschland aufnehmen können, und deswegen kann man dafür weder Strukturen schaffen, noch wäre das wünschenswert. <text:s/>Beschäftigen Sie sich mit der Realität! Es geht nicht darum, dass wir uns nur mit diesem einen Thema beschäftigen, <text:s/>sondern es geht darum, dass wir auch für die Aufnahmegesellschaft in Deutschland und die Aufnahmegesellschaften in Europa Verhältnisse schaffen, in denen Integration möglich ist und es nicht zum Ausbilden von Parallelgesellschaften kommt. Das wäre die Folge Ihrer Politik, und das lehnen wir ab. <text:s/>Deswegen wird es auf der Basis Ihrer Vorschläge mit Sicherheit keine Verständigung mit uns geben können. <text:s/>Meine sehr verehrten Damen und Herren, die Bundesregierung tut exakt das Gegenteil von dem, was notwendig wäre. Die Innenministerin hat die Chuzpe, sich hierhinzustellen und zu sagen, sie hätte einen klaren Kurs in der Migrationspolitik. Ja, sie hat einen klaren Kurs, aber in die falsche Richtung, verehrte Frau Faeser. <text:s/>Was haben Sie in Ihrer Regierungszeit denn gemacht? Sie haben ein Bleiberecht für abgelehnte Asylbewerber geschaffen. Sie führen nicht zurück; die Zahlen sind so niedrig wie nie zuvor. Sie ermöglichen den Spurwechsel. In zwei Jahren haben Sie die Sozialleistungen um 25 Prozent erhöht. <text:s/>Sie machen immer das Gegenteil von dem, was notwendig ist. Und jetzt spekulieren Sie noch darüber, dass Sie zwar nicht jetzt, aber in Zukunft den Familiennachzug erleichtern möchten. Das ist doch das Gegenteil von dem, was notwendig und richtig wäre, liebe Kolleginnen und Kollegen. <text:s/>Und dann feiern Sie sich dafür, dass Sie die erste und einzige Innenministerin wären, die jemals auf europäischer Ebene an einer Verbesserung der Verhältnisse mitgewirkt hätte. Ich will Ihnen sagen: Es ist ein magerer Kompromiss auf europäischer Ebene gewesen, der noch lange nicht europäisches Recht ist. Dieser Kompromiss wäre viel besser gewesen, wenn Sie nicht beteiligt gewesen wären, Frau Faeser. <text:s/>Sie sind der Grund dafür, warum es keine bessere Verständigung auf europäischer Ebene gegeben hat. Und jetzt tun Sie alles dafür, dass dieser Kompromiss auch noch hintertrieben wird. Das ist das Gegenteil von dem, was notwendig ist. <text:s/>Deswegen haben wir mal sehr klar aufgeschrieben, was man jetzt sehr schnell und sehr unmittelbar tun müsste. Jetzt müsste man tatsächlich mehr sichere Herkunftsstaaten schaffen. <text:s/>Man müsste mehr Sachleistungen, weniger Geldleistungen gewähren. <text:s/>Man müsste dafür sorgen, dass wir den Grenzschutz in Deutschland und in Europa gewährleisten können. Es gibt so viele Möglichkeiten, die Sie umsetzen könnten. Aber Sie können es nicht, Frau Innenministerin. Und weil Sie überfordert sind, stelle ich mir die Frage – nicht nur heute Morgen –: Wo ist eigentlich der Herr Bundeskanzler? Das frage ich mich wirklich. <text:s/>In einer Krise, wie wir sie jetzt haben, müsste der Bundeskanzler sich doch an die Spitze der Bewegung stellen, zusammen mit Emmanuel Macron, zusammen mit Ursula von der Leyen. <text:s/>Aber er hat hier im Deutschen Bundestag keine einzige Rede gehalten, in der er sich intensiv mit dem Thema auseinandergesetzt hätte. Es gibt keine einzige internationale Verhandlung, die er dazu geführt hätte. Es gibt keinen einzigen politischen Vorstoß des Bundeskanzlers. Der Bundeskanzler ist Schlafwandler, und er delegiert diese wichtige Herausforderung an eine Ministerin, die es ganz offensichtlich nicht kann und mit dem Kopf eher in Wiesbaden als in Berlin ist. <text:s/>Herzlichen Dank. <text:s/>Der nächste Redner in dieser Debatte ist für die SPD-Fraktion Sebastian Hartmann.</text:p>
          </table:table-cell>
          <table:table-cell table:style-name="ce2" office:value-type="string" calcext:value-type="string">
            <text:p>Und wenn ich diesen Trend extrapoliere, dann bedeutet das, dass wir bis zum Jahresende zwischen 350 000 und 400 000 Asylanträge in Deutschland haben werden. | Da steht drin, dass wir in den letzten Jahren Jahr für Jahr etwa 25 Milliarden Euro für das Thema Migration aufgewendet haben. | Ich bin der Auffassung, dass wir nicht jährlich zwischen 400 000 und 700 000 Menschen im Wege der humanitären Migration in Deutschland aufnehmen können, und deswegen kann man dafür weder Strukturen schaffen, noch wäre das wünschenswert. | Die Behörden und die Regierung in Rom sind weder imstande noch sind sie willens, Asylanträge dort zu bearbeiten. | Die Innenministerin hat die Chuzpe, sich hierhinzustellen und zu sagen, sie hätte einen klaren Kurs in der Migrationspolitik. | Und das lösen Sie nicht kurzfristig mit mehr Geld, sondern das lösen Sie mit Ordnung, Steuerung und Begrenzung von Migration. | Es gibt kein zweites Land auf der Erde, das so viel zur Bekämpfung der Migration, zur Ordnung der Migration, zur Aufnahme von Schutzbedürftigen, zur Bekämpfung von Fluchtursachen ausgibt wie Deutschland. | Sie haben ein Bleiberecht für abgelehnte Asylbewerber geschaffen. | August dieses Jahres mehr als 220 000 Asylanträge in Deutschland gestellt worden si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021371841430664</text:p>
          </table:table-cell>
          <table:table-cell table:number-columns-repeated="1014"/>
        </table:table-row>
        <table:table-row table:style-name="ro1">
          <table:table-cell table:style-name="ce2" office:value-type="string" calcext:value-type="string">
            <text:p>68</text:p>
          </table:table-cell>
          <table:table-cell table:style-name="ce2" office:value-type="string" calcext:value-type="string">
            <text:p>21.11.2022</text:p>
          </table:table-cell>
          <table:table-cell table:style-name="ce2" office:value-type="string" calcext:value-type="string">
            <text:p>ID206806000</text:p>
          </table:table-cell>
          <table:table-cell table:style-name="ce2" office:value-type="string" calcext:value-type="string">
            <text:p>Anke Hennig (SPD)</text:p>
          </table:table-cell>
          <table:table-cell table:style-name="ce2" office:value-type="string" calcext:value-type="string">
            <text:p>Sehr geehrter Herr Präsident! Sehr geehrte Kolleginnen und Kollegen! Willy Brandt hat das Wesen der Demokratie als Kompromiss beschrieben. Ohne <text:s/>Kompromisse geht es auch hier nicht. Jede Fraktion – jede und jeder von uns – streitet mit allen Mitteln darum, dass ihre politischen Wünsche, Interessen und <text:s/>Ideen Gehör finden und mit den entsprechenden Geldern hinterlegt werden; denn nur so können diese Ideen in den meisten Fällen umgesetzt werden. Das ist ein <text:s/>zäher und anstrengender Prozess, bei dem man nie all das erreicht, was man sich gewünscht hat, aber eben im Endeffekt das, was aus der eigenen Sicht absolut <text:s/>nötig ist. <text:s/>Genau so nehme ich den Haushalt 2023 wahr. Viele von meinen Vorrednerinnen und Vorrednern aus der Opposition haben erläutert, warum sie den Haushalt <text:s/>im Bereich Familie, Senioren, Frauen und Jugend für einen schlechten Kompromiss halten. Dem muss ich entschieden widersprechen. <text:s/>Ich möchte erläutern, was aus meiner Sicht an diesem Kompromiss sehr gelungen ist und warum gerade die Parlamentarier der SPD und die Parlamentarier <text:s/>der anderen Ampelfraktionen wesentlich dazu beigetragen haben. Beispielhaft will ich hierzu einige Titel aus dem Bereich der Kinder- und Jugendpolitik des <text:s/>Einzelplans 17 aufführen, die dank des Einsatzes unserer Haushälterinnen und Haushälter mit den entsprechenden Mitteln hinterlegt werden konnten. <text:s/>Dies wird vor allem am Bundesprogramm Sprach-Kitas deutlich. Das von der ehemaligen Familienministerin Schwesig eingeführte Bundesprogramm fördert <text:s/>seit 2016 deutschlandweit Kindertageseinrichtungen und deren Träger und erhöht die Qualität der Integration, Inklusion und Spracherziehung von Kindern. Das <text:s/>Programm trägt wesentlich zur Qualifizierung der Fachkräfte in den Kitas bei und ist in der Gesamtbetrachtung ein sehr erfolgreiches Kitaprogramm des Bundes. <text:s/>Dieses Programm ist seit Monaten medial präsent, weil es aufgrund der aktuell sehr angespannten Haushaltslage auf Bundesebene ursprünglich zum Jahresende <text:s/>auslaufen sollte – ein Missstand, den wir Familienpolitikerinnen und ‑politiker der Ampelfraktionen gerade in der aktuellen Situation nicht akzeptieren konnten <text:s/>und wollten. <text:s/>In einer gemeinsamen Kraftanstrengung wurde von unseren Parlamentariern nun ein Kompromiss verhandelt, der es den Ländern ermöglicht, dieses <text:s/>erfolgreiche Programm ab Juli 2023 in die eigenen Strukturen, in Landesstrukturen zu überführen – dort, wo es nach der Kulturhoheit der Bundesländer ohnehin <text:s/>verstetigt werden sollte. Bis dahin bauen wir den Ländern eine Brücke von 109 Millionen Euro, durch die das eigentlich Ende 2022 auslaufende Bundesprogramm bis <text:s/>Mitte nächsten Jahres aus Geldern des Bundeshaushalts weiterfinanziert wird. <text:s/>Darüber hinaus konnten wir für die Arbeit der Jugendmigrationsdienste, die seit vielen Jahren erfolgreich junge Menschen mit Migrationsgeschichte <text:s/>durch Beratungs-, Bildungs- und Freizeitangebote am Übergang von der Schule ins Berufsleben begleiten, bereits Mitte Oktober im Haushaltsausschuss eine Stärkung <text:s/>um 8 Millionen Euro gegenüber dem Regierungsentwurf beschließen. Das ist gerade in Zeiten von Flucht und Vertreibung durch Krieg und Klima ein absolut <text:s/>notwendiger Schritt. <text:s/>Zudem konnten unsere Parlamentarier gegenüber dem Regierungsentwurf 10 Millionen Euro für ein neues Modellprogramm mit dem Namen „Mental Health <text:s/>Coaches“ erstreiten. Die Coaches sollen den Kindern und Jugendlichen an Schulen als Ansprechpartnerinnen und Ansprechpartner dienen, um so den Folgen der <text:s/>Coronapandemie, die für viele Kinder und Jugendliche massive psychische Belastungen mit sich gebracht hat, entgegenzuwirken und so Kinder und Jugendliche, aber <text:s/>auch deren Eltern sowie Lehrerinnen und Lehrer in dieser Situation nicht alleinzulassen. <text:s/>Besonders freue ich mich auch darüber, dass unsere Haushälterinnen und Haushälter die Mittel der Jugendverbandsarbeit im Kinder- und Jugendplan in den <text:s/>parlamentarischen Beratungen erneut, um zusätzliche 3 Millionen Euro, gegenüber dem Regierungsentwurf stärken konnten. Das hilft vor allem der Arbeit des <text:s/>Deutschen Bundesjugendrings und seiner Mitgliedsverbände. Mit diesen Mitteln stärken wir das politische und soziale Engagement von Kindern und Jugendlichen; <text:s/>denn der Deutsche Bundesjugendring steht für eine Jugendpolitik, die junge Menschen wahrnimmt und ihnen tatsächliche Beteiligung ermöglicht. <text:s/>Darüber hinaus erhält auch die Deutsche Sportjugend eine Aufstockung von 1 Million Euro für 2023. <text:s/>Insgesamt konnten wir die Mittel für den Kinder- und Jugendplan, das zentrale Förderinstrument des Bundes in der Kinder- und Jugendhilfe, durch die <text:s/>parlamentarischen Beratungen gegenüber dem Haushaltsentwurf der Bundesregierung um 14,78 Millionen Euro erhöhen – ein großer Erfolg! <text:s/>Dies sind nur einige Punkte, weshalb ich den vorliegenden Bundeshaushalt für den Bereich Familie, Senioren, Frauen und Jugend für einen sehr <text:s/>gelungenen Kompromiss halte. <text:s/>Vielen Dank. <text:s/>Vielen Dank, Frau Kollegin Hennig. – Vorletzte Rednerin in dieser Aussprache ist die Kollegin Dorothee Bär, CDU/CSU-Fraktion.</text:p>
          </table:table-cell>
          <table:table-cell table:style-name="ce2" office:value-type="string" calcext:value-type="string">
            <text:p>Darüber hinaus konnten wir für die Arbeit der Jugendmigrationsdienste, die seit vielen Jahren erfolgreich junge Menschen mit Migrationsgeschichte <text:s/>durch Beratungs-, Bildungs- und Freizeitangebote am Übergang von der Schule ins Berufsleben begleiten, bereits Mitte Oktober im Haushaltsausschuss eine Stärkung <text:s/>um 8 Millionen Euro gegenüber dem Regierungsentwurf beschließ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370630621910095</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01000</text:p>
          </table:table-cell>
          <table:table-cell table:style-name="ce2" office:value-type="string" calcext:value-type="string">
            <text:p>Matthias Moosdorf (AfD)</text:p>
          </table:table-cell>
          <table:table-cell table:style-name="ce2" office:value-type="string" calcext:value-type="string">
            <text:p>Frau Präsidentin! Verehrter Herr Botschafter! Meine Damen und Herren! Wenn diese Bundesregierung durch die Außenpolitik stolpert – Afghanistan, Syrien, Ukraine, China, Mali, Niger –, kennzeichnet sie ein Kontinuum: zu spät, zu halbherzig, realitätsfremd, unprofessionell und, ja, gefährlich für unsere Interessen. Spätestens seit Samstag bewahrheitet sich diese Erkenntnis ein weiteres Mal, ausgerechnet in Israel, dessen Schutz als einzige Demokratie im Nahen Osten schon aus unserer gemeinsamen Geschichte heraus besondere Verantwortung erfordert. <text:s/>Seit dem Osloer Friedensvertrag flossen unglaubliche 8,3 Milliarden Euro in Palästinensische Gebiete und finanzieren unter anderem Organisationen, die offen Terror gegen Israel verherrlichen und mit ähnlichen Gruppen im Libanon und im Iran in Verbindung stehen. Die AfD hat gegen die Stimmen aller hier in diesem Haus mehrfach gefordert, die Hilfsgelder für UNRWA zu streichen, weil seit 2012 95 Prozent ihrer Mitglieder der Hamas angehören und diese Hamas die Gelder verteilt. UNRWA bestreitet das Existenzrecht des jüdischen Staates und dessen Recht auf Selbstverteidigung gemäß UN-Charta. Sie steht damit im Gegensatz zu der von der Bundesregierung 2008 verkündeten Position, dass Israels Sicherheit Teil der deutschen Staatsräson sei. <text:s/>UNRWA etabliert im Gazastreifen den größten Wohlfahrtsapparat der Welt. Mit einem Etat von 1,2 Milliarden Euro werden 80 Prozent der Einwohner versorgt, die als Flüchtlinge gelten. Dieser Status ist unter UNRWA vererbbar und erlischt nicht bei Annahme einer Staatsbürgerschaft. Aus 600 000 Flüchtlingen im Jahr 1949 wurden so aktuell 5,6 Millionen mit steigender Tendenz. Hier rekrutiert die Hamas – auch mit deutschem Geld und nahezu ohne Kontrolle. Ihre zur Schau getragenen humanistischen Taten finanzieren so auch Terror. Ihre Meinungsvielfalt, Claudia Roth und die Documenta, das regelmäßige Verbrennen von Israelfahnen in Berlin fördert den Antisemitismus. <text:s/>Die Jusos unter Kevin Kühnert erklären gar die extremistische Jugend der Fatah zu ihrer Schwesterorganisation. Diese ruft zum Boykott von Israel auf. Ihr Logo ist eine Landkarte ohne Israel, gefärbt in den Farben Palästinas. Schämen Sie sich! <text:s/>Abbas kann im Beisein des Kanzlers den Holocaust relativieren, und jüdische Bürger sind hierzulande wie niemals zuvor extremer Gewalt ausgesetzt. Die deutschen Vertreter stehen auf, wenn Pakistan in den UN angeblich Märtyrer der Hamas gedenkt. Jährlich 9 Millionen Euro werden über den Haushaltstitel für Lehrmittel ausgegeben, die laut Leibniz-Gutachten überall antisemitische und antiisraelische Hetze verbreiten. Lehrkräfte der Hamas erziehen die Kinder zu Attentätern, und Deutschland bezahlt sie. Last, but not least: Die Hamas bedankt sich für westliche Waffen aus Afghanistan und der Ukraine. <text:s/>Liebe Kollegen, all das ist in unseren Augen struktureller Antisemitismus, <text:s/>und diese Bundesregierung trägt dafür die Verantwortung. Ihre Worte der Anteilnahme verhöhnen die Opfer. <text:s/>Vielen Dank. <text:s/>Nächster Redner: für die FDP-Fraktion Bijan Djir-Sarai.</text:p>
          </table:table-cell>
          <table:table-cell table:style-name="ce2" office:value-type="string" calcext:value-type="string">
            <text:p>Mit einem Etat von 1,2 Milliarden Euro werden 80 Prozent der Einwohner versorgt, die als Flüchtlinge gelten. | Aus 600 000 Flüchtlingen im Jahr 1949 wurden so aktuell 5,6 Millionen mit steigender Tendenz.</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386509895324707</text:p>
          </table:table-cell>
          <table:table-cell table:number-columns-repeated="1014"/>
        </table:table-row>
        <table:table-row table:style-name="ro1">
          <table:table-cell table:style-name="ce2" office:value-type="string" calcext:value-type="string">
            <text:p>48</text:p>
          </table:table-cell>
          <table:table-cell table:style-name="ce2" office:value-type="string" calcext:value-type="string">
            <text:p>08.07.2022</text:p>
          </table:table-cell>
          <table:table-cell table:style-name="ce2" office:value-type="string" calcext:value-type="string">
            <text:p>ID204805900</text:p>
          </table:table-cell>
          <table:table-cell table:style-name="ce2" office:value-type="string" calcext:value-type="string">
            <text:p>Rüdiger Lucassen (AfD)</text:p>
          </table:table-cell>
          <table:table-cell table:style-name="ce2" office:value-type="string" calcext:value-type="string">
            <text:p>Frau Präsidentin! Sehr geehrte Kollegen! Nach zehn Jahren schickt die Bundesregierung deutsche Soldaten zurück nach Bosnien. Warum? Weil man 27 Jahre nach dem Abkommen von Dayton immer noch berechtigte Sorge haben muss, dass eine Parlamentswahl den ganzen Balkan anzündet. 27 Jahre nach Dayton ist Bosnien ein gescheiterter Staat. <text:s/>Die AfD wird diesem Mandat nicht zustimmen. Wenn der Bundestag die Bundeswehr ins Ausland schickt, dann müssen aus unserer Sicht drei Voraussetzungen erfüllt sein: Erstens. Es muss ein Mandat der UN vorliegen, nicht wie 1999 im Kosovo. Zweitens. Es muss eindeutig im deutschen Interesse liegen, nicht wie in Mali. Drittens. Es muss eine klare Strategie für den Einsatz geben, nicht wie in Mali, im Irak, im Kosovo, in Afghanistan und auch jetzt nicht für Bosnien. <text:s/>Zurückhaltung bei Auslandseinsätzen war viele Jahrzehnte deutsche Staatsräson – aus vorgeschobenen, historischen oder echten, realpolitischen Gründen. Die Älteren bei SPD und Grünen erinnern sich bestimmt noch, und heute wird von links nichts mehr hinterfragt. Eine Kollegin der Grünen sagte im Ausschuss neulich dazu, das Parlament solle keine Mucken machen. <text:s/>Daran wird sich die AfD nicht halten. <text:s/>Meine Damen und Herren, grundsätzlich liegt die Stabilität des Balkans selbstverständlich in Deutschlands Interesse. Ein instabiler Balkan hat unmittelbare Auswirkungen auf Deutschland, Stichworte „Flüchtlinge“, „Flüchtlinge“, „Kriminalität“ und so weiter. <text:s/>– Ja, genau. – Aber mit dem erneuten Einsatz der Bundeswehr in Bosnien ändert die Bundesregierung nichts an dieser Instabilität. <text:s/>Die gesamte EU-Mission ändert daran nichts. <text:s/>Sie betreiben maximal Symptombekämpfung. Das ist keine Strategie und liegt nicht im deutschen Interesse. <text:s/>Die Ampelparteien führen diese unsägliche Politik der Auslandseinsätze nahtlos fort. Die Mandatstexte und Reden sind gefüllt mit hohlen Absichtserklärungen und den üblichen Schlagworten: <text:s/>Demokratie, Partnerschaft, Stabilität oder das überstrapazierte Zeichen der Solidarität. Es sind Dokumente der guten Gesinnung auf Kosten eines tragfähigen Plans: Irgendwie dabei sein! <text:s/>„Irgendwie dabei sein“ ist aber für die AfD keine Politik. Im Gegenteil: Es ist verantwortungslos gegenüber den Soldaten, gegenüber den Steuerzahlern, gegenüber dem deutschen Volk, an dessen Stelle wir hier heute entscheiden. <text:s/>Meine Damen und Herren, es stimmt ja, dass man ein Problem wie das Staatsgebilde Bosnien nicht isoliert betrachten darf. Der ganze Balkan kann nicht isoliert betrachtet werden. Die Konflikte und Kriege, die uns bedrohen, hängen zusammen. Nur: Mit der ständigen Analyse ist es nicht getan. Eine Bundesregierung – und diese erst recht nicht – ist auch keine Denkfabrik. Sie muss handeln und einem zusammenhängenden Problem auch eine zusammenhängende Strategie entgegensetzen. Die Absicherung einer Wahl kann dann Teil dieser Strategie sein. So aber macht die Bundesregierung einfach nur schlechte Politik, und das unterstützen wir nicht. <text:s/>Danke schön. <text:s/>Für die FDP-Fraktion spricht jetzt der Kollege Thomas Hacker.</text:p>
          </table:table-cell>
          <table:table-cell table:style-name="ce2" office:value-type="string" calcext:value-type="string">
            <text:p>Ein instabiler Balkan hat unmittelbare Auswirkungen auf Deutschland, Stichworte „Flüchtlinge“, „Flüchtlinge“, „Kriminalität“ und so weite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1006413102149963</text:p>
          </table:table-cell>
          <table:table-cell table:number-columns-repeated="1014"/>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7800</text:p>
          </table:table-cell>
          <table:table-cell table:style-name="ce2" office:value-type="string" calcext:value-type="string">
            <text:p>Paul Ziemiak (CDU/CSU)</text:p>
          </table:table-cell>
          <table:table-cell table:style-name="ce2" office:value-type="string" calcext:value-type="string">
            <text:p>Frau Präsidentin! Meine sehr verehrten Damen und Herren! Zunächst einmal, Frau Ministerin, will ich sagen: Persönlich bemühen Sie sich sehr. Aber wir wollen hier auf die Fakten schauen: <text:s/>in diesem Haushalt 641 Millionen Euro weniger im Vergleich zum vergangenen Jahr. Das heißt weniger Geld für die Bekämpfung des Hungers, von Armut, von Fluchtursachen, weniger Geld auch für die Vertretung deutscher und europäischer Interessen in der Welt. <text:s/>Dieser Ansatz ist verantwortungslos, kurzsichtig und widerspricht dem Koalitionsvertrag. <text:s/>– Was heißt hier „Boah“? Jetzt wird hier „Boah“ gerufen. – Das sage nicht ich, das sagen die Politikerinnen und Politiker der Grünen. Frau Düring hat das jetzt noch mal dem „Redaktionsnetzwerk Deutschland“ gesagt. Also, so ist der Umgang hier in der Koalition. Jetzt muss ich mal fragen: Was ist denn die Meinung dieser Ampel? Ist das jetzt ein guter Ansatz, <text:s/>ist das kein guter Ansatz? Also, wenn Sie so Politik machen, wundert mich nicht, dass das Vertrauen in diese Bundesregierung immer weiter zurückgeht. <text:s/>Aber jetzt will ich Ihnen noch etwas sagen. <text:s/>Herr Kollege Ziemiak, erlauben Sie eine Zwischenfrage vom Kollegen Banaszak vom Bündnis 90/Die Grünen? <text:s/>Ja. <text:s/>Vielen Dank, Herr Kollege Ziemiak, dass Sie die Zwischenfrage zulassen. Ich habe zwei Fragen an Sie. <text:s/>Erstens. Können Sie erklären, warum Sie beim letzten Haushaltsverfahren, nachdem Sie eine solche Rede gehalten haben und die Kollegen das auch getan haben, keinen Änderungsantrag im Haushaltsausschuss gestellt haben, um den Etatansatz an irgendeiner Stelle zu verändern? Das fände ich spannend; denn ich habe es damals nicht verstanden. <text:s/>Die zweite Frage ist: Wollen Sie das diesmal anders machen? <text:s/>Eine Zwischen- oder eine Nachfrage zur ersten Frage: Gedenken Sie dann auch eine Gegenfinanzierung in einem solche Änderungsantrag vorzunehmen? Ich frage das deswegen, weil wir heute Morgen bei Herrn Middelberg und anderen gehört haben: Es muss überall gespart werden, überall muss gespart werden, die Ampel spart gar nicht genug, uijuijuijuijuijui. Ich frage mich: Gibt es diesmal eine konsistente Politik der Union, oder wie wird es diesmal aussehen? <text:s/>Die hat es auch in der Vergangenheit immer gegeben, und die gibt es jetzt auch. Wir brauchen jetzt nicht über einzelne Anträge zu sprechen. <text:s/>Passen Sie doch mal auf. Ich erinnere doch an die Anträge, die wir zu verschiedenen Themen eingebracht haben, <text:s/>zum Beispiel zur Situation in Afrika, als es darum ging, die Situation von Frauen zu verbessern, oder zur Frage der kommunalen Zusammenarbeit. Das wird von den Grünen immer pauschal abgelehnt, weil es von der Opposition kommt. <text:s/>Jetzt sage ich Ihnen mal was zu der Finanzierung, weil hier viele junge Menschen sind. Da will ich mal die Ministerin in Schutz nehmen <text:s/>– doch, das ist die Antwort zu der Gegenfinanzierung –, Frau Präsidentin, wenn ich darf. <text:s/>– Da waren zweieinhalb Fragen zusammengeschustert. <text:s/>Ich will die Ministerin mal in Schutz nehmen. Ja, natürlich muss sie um das Geld kämpfen; das gelingt nicht. Aber sie muss sparen, weil natürlich die Steuereinnahmen zurückgehen, weil die wirtschaftliche Kraft Deutschlands nachlässt. Diese Ampelregierung sorgt dafür, dass der Standort Deutschland immer schlechter wird, der Staat weniger Geld hat, und am Ende spüren es die Menschen hier in Deutschland und auch auf der ganzen Welt. <text:s/>Wenn Sie noch ein paar Legislaturperioden mit dieser Ampelregierung weitermachen, <text:s/>dann werden wir selbst irgendwann mal zum Empfängerland. <text:s/>So sieht es aus. Deswegen brauchen Sie sich doch nicht aufzuregen. Schauen Sie sich doch den Umgang miteinander in der Ampel an. Der Bundeskanzler versucht nur noch, irgendwie halbwegs mit einem blauen Auge – im wahrsten Sinne des Wortes – <text:s/>aus dieser Koalition und aus dem Amt dann 2025 rauszukommen. <text:s/>Was wir jetzt brauchen, ist eine klare Prioritätensetzung. Die Ministerin kann nicht unbedingt etwas für die schlechte Wirtschaftspolitik dieser Ampel in Deutschland. Mit diesem Weniger muss man Prioritäten setzen. <text:s/>Aber was heißt feministische Entwicklungspolitik? Wir haben heute wunderbare Sonntagsreden gehört, aber keine Substanz. Was sind denn Ihre Ziele? Was ist eigentlich Ihre Strategie für die jungen Mädchen, die in Dschenin oder im Libanon in den Flüchtlingslagern sind? Was ist mit Syrien? Ich habe nichts gehört, keine Strategie für den Umgang mit Assad. Jetzt lese ich, es gibt wieder Geld. <text:s/>Wir schicken Geld nach Afghanistan. Was ist denn langfristig Ihre Strategie in der Entwicklungspolitik für den Umgang mit Afghanistan und den dort herrschenden Taliban? Ich kann Ihnen eines sagen: Die Grünen werden es nicht glauben, aber es ist doch schwerer, eine Strategie für die Taliban zu haben, als mit Christian Lindner zu verhandeln. <text:s/>Wenn Sie sich in Ihrer eigenen Koalition nicht durchsetzen können, dann traut man Ihnen in der Welt eben auch nur ganz wenig zu. <text:s/>Deswegen brauchen wir eine klare Prioritätensetzung: <text:s/>Was wollen wir erreichen? Was tun wir gemeinsam mit unseren Partnerinnen und Partnern dafür, damit die Menschen sich zum Beispiel nicht auf den Weg nach Deutschland machen? Ich erwarte von der Bundesregierung klare Ziele, strategische Ziele, was man in welchen Regionen bis wann erreicht hat. Wir können nicht alles global einfach in schönen Sonntagsreden verpacken, sondern wir brauchen eine klare Zielsetzung. <text:s/>Meine Damen und Herren, ich sage es Ihnen noch mal voraus: <text:s/>Wenn diese Bundesregierung so weitermacht und diesen Industriestandort und den Wirtschaftsstandort Deutschland weiterhin vernachlässigt, dann wird es dazu kommen, dass wir in den nächsten Haushalten in der Entwicklungszusammenarbeit und in der wirtschaftlichen Zusammenarbeit noch weiter kürzen müssen. Das will niemand. Deswegen: Vernünftige Politik machen! Wir bieten Ihnen an, gemeinsam an vernünftigen Lösungen zu arbeiten; <text:s/>aber das gilt für alle Bereiche. Versuchen Sie nicht, als Ampel so arrogant aufzutreten. Das mögen die Menschen nicht – schauen Sie sich die Umfragen an –, und das tut dem Land auch nicht gut. <text:s/>Vielen Dank. <text:s/>Für Bündnis 90/Die Grünen hat das Wort Deborah Düring.</text:p>
          </table:table-cell>
          <table:table-cell table:style-name="ce2" office:value-type="string" calcext:value-type="string">
            <text:p>Was ist eigentlich Ihre Strategie für die jungen Mädchen, die in Dschenin oder im Libanon in den Flüchtlingslagern sind?</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474808931350708</text:p>
          </table:table-cell>
          <table:table-cell table:number-columns-repeated="1014"/>
        </table:table-row>
        <table:table-row table:style-name="ro1">
          <table:table-cell table:style-name="ce2" office:value-type="string" calcext:value-type="string">
            <text:p>82</text:p>
          </table:table-cell>
          <table:table-cell table:style-name="ce2" office:value-type="string" calcext:value-type="string">
            <text:p>26.01.2023</text:p>
          </table:table-cell>
          <table:table-cell table:style-name="ce2" office:value-type="string" calcext:value-type="string">
            <text:p>ID208214200</text:p>
          </table:table-cell>
          <table:table-cell table:style-name="ce2" office:value-type="string" calcext:value-type="string">
            <text:p>Norbert Kleinwächter (AfD)</text:p>
          </table:table-cell>
          <table:table-cell table:style-name="ce2" office:value-type="string" calcext:value-type="string">
            <text:p>Werter Herr Präsident! Illerkirchberg, Ibbenbüren, Brokstedt, das sind die jüngsten Orte der Messermorde. Liebe Kollegen, ich weiß nicht, wie es Ihnen dabei geht, aber ich kann es nicht mit ansehen, wenn fast wöchentlich jemand, der hier erkennbar nichts verloren hat, unsere Frauen und Jugend bestialisch ermordet. <text:s/>Und da brauchen wir keinen Servicetweet von Bundesinnenministerin Nancy Faeser, dass ihre Gedanken bei den Opfern seien. Vielmehr brauchen wir die Gedanken der Bundesregierung, wenn es darum geht, wie man das in Zukunft verhindern kann. Und ich sage: Das ist, erstens, Abschieben und, zweitens, das desolate Asylsystem völlig umzustellen. <text:s/>Liebe Kollegen, das Asylsystem ist doch desolat. 1 Million Menschen kamen allein letztes Jahr in die Europäische Union, 250 000 nach Deutschland. Wenn Sie sich wundern, warum die Zahl so niedrig ist: Die Ukrainer zählen nicht mit. Die echten Flüchtlinge kriegen keine Bezeichnung. Die illegalen Migranten heißen jetzt „Geflüchtete“, <text:s/>und diese Geflüchteten kommen meistens aus – wen wundert es? – Syrien und Afghanistan. Sie haben vor allem drei Eigenschaften gemein: erstens, ihren Kulturkreis, zweitens, dass sie illegal eine Grenze durchbrochen haben – entweder haben sie gewaltsam die Landgrenze überwunden, oder sie haben sich mit teurem Schleppergeld übers Mittelmeer schleppen lassen –, und, drittens, dass sie meistens gar keine Flüchtlinge sind. <text:s/>Nur ungefähr die Hälfte bekommt hier subsidiären Schutz oder eben Asylanerkennung, und die andere Hälfte, die wird nicht abgeschoben. Der Hauptgewinn besteht darin, die Grenze überwunden zu haben. Und genau darin liegt der Fehler. <text:s/>Dann werden diese Menschen integriert, und sie bekommen Bürgergeld. Jeder Einzelne von denen, die es geschafft haben, wird zu einem Magneten für weitere Geflüchtete, die eigentlich gar keine Flüchtlinge sind, und das ist falsch. <text:s/>All das ist mit einem hohen Blutzoll verbunden. Allein letztes Jahr sind ungefähr 2 000 Menschen im Mittelmeer verstorben, als sie versucht haben, ins Traumland Deutschland oder nach Europa zu kommen. <text:s/>Insgesamt sind es 25 000; das ist etwas, was wir nicht stehen lassen können. Diejenigen, die es sich leisten können, kommen nach Europa, während die echten Flüchtlinge in Camps in Libyen und Jordanien sitzen. <text:s/>Genau deswegen, werte Kollegen von den Grünen, brauchen wir Asylzentren außerhalb der Europäischen Union, die als Anlaufstelle dienen, und zwar – und das ist der Punkt – als exklusive Anlaufstelle. Der illegale Grenzdurchbruch muss bestraft und darf nicht belohnt werden. Deswegen ist allein das Asylzentrum vor Ort die Anlaufstelle für die Asylanträge dieser Leute. <text:s/>Dort wird dann ehrlich nach den Standards des Landes geprüft, das sie als Ziel haben: Wie ist ihre Identität? Wer sind sie eigentlich? Was sind ihre Fluchtgründe? Was können sie vorbringen? Haben sie Anspruch? Dann gibt es zwei Möglichkeiten. Es gibt die Möglichkeit des Neins, die sehr wahrscheinliche Möglichkeit des Neins; aber das ist dann wenigstens die Endstation für die vielen Wirtschaftsmigranten, die einfach nur ihr Glück hier suchen wollen. Die kriegen ein Nein und wissen, sie werden ihr Ziel nicht erreichen. <text:s/>Die Menschen, die wirklich die humanitäre Unterstützung brauchen, die haben es nicht verdient, auf Schlepper angewiesen zu sein oder auf einen gewaltsamen Grenzdurchbruch, um Schutz zu erhalten, sondern die haben eine sichere Überfahrt verdient. <text:s/>Herr Kollege. <text:s/>Verhindern wir das Sterben auf dem Mittelmeer und durch die Messer! <text:s/>Haben Sie vielen Dank. <text:s/>Nächster Redner ist der Kollege Hakan Demir, SPD-Fraktion.</text:p>
          </table:table-cell>
          <table:table-cell table:style-name="ce2" office:value-type="string" calcext:value-type="string">
            <text:p>Jeder Einzelne von denen, die es geschafft haben, wird zu einem Magneten für weitere Geflüchtete, die eigentlich gar keine Flüchtlinge sind, und das ist falsch. | Sie haben vor allem drei Eigenschaften gemein: erstens, ihren Kulturkreis, zweitens, dass sie illegal eine Grenze durchbrochen haben – entweder haben sie gewaltsam die Landgrenze überwunden, oder sie haben sich mit teurem Schleppergeld übers Mittelmeer schleppen lassen –, und, drittens, dass sie meistens gar keine Flüchtlinge sind. | Die echten Flüchtlinge kriegen keine Bezeichnung. | Liebe Kollegen, das Asylsystem ist doch desolat. | Nur ungefähr die Hälfte bekommt hier subsidiären Schutz oder eben Asylanerkennung, und die andere Hälfte, die wird nicht abgeschoben. | Und ich sage: Das ist, erstens, Abschieben und, zweitens, das desolate Asylsystem völlig umzustellen. | Deswegen ist allein das Asylzentrum vor Ort die Anlaufstelle für die Asylanträge dieser Leute. | Genau deswegen, werte Kollegen von den Grünen, brauchen wir Asylzentren außerhalb der Europäischen Union, die als Anlaufstelle dienen, und zwar – und das ist der Punkt – als exklusive Anlaufstelle. | Diejenigen, die es sich leisten können, kommen nach Europa, während die echten Flüchtlinge in Camps in Libyen und Jordanien sit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3804553747177124</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0900</text:p>
          </table:table-cell>
          <table:table-cell table:style-name="ce2" office:value-type="string" calcext:value-type="string">
            <text:p>Dr. Harald Weyel (AfD)</text:p>
          </table:table-cell>
          <table:table-cell table:style-name="ce2" office:value-type="string" calcext:value-type="string">
            <text:p>Frau Präsidentin! Sehr verehrte Kollegen von der rechtssitzenden Partei und sehr verehrte davon links sitzende und stehende Kollegen! <text:s/>Danke für die nachträglichen Geburtstagsgrüße! Ich hätte die Glückwünsche natürlich gerne auch als Bundestagsvizepräsident von November 2020 bis März 2021 in Empfang genommen. Trotzdem schönen Dank! <text:s/>Im diametralen Gegensatz zum Aspekt der Qualität der Ministerien steht die Quantität, zum Beispiel, wenn man sich den Etat von Minister Heil anguckt – er ist leider nicht anwesend –, den größten Etat im Bundeshaushalt. Da gab es die heillose Schnapsidee, das Bürgergeld so zu gestalten, dass das Bürgergeld zur Hälfte von Nichtbürgern in Anspruch genommen wird, mit steigender Tendenz. Für diese Gruppe sind gut 20 Milliarden Euro veranschlagt. Dabei ist noch gar nicht der Aspekt der Krankenversicherung berücksichtigt, der weitere ein- bis zweistellige Milliardenbeträge nach sich zieht, speziell für diese ausländische Gruppe, die eigentlich eine Nichtzielgruppe ist. Insgesamt formuliert die „Welt“, dass auf Bund, Länder und Gemeinden sogenannte Flüchtlingskosten in Höhe von 50 Milliarden Euro zukommen. Das übersteigt den Bundesverteidigungshaushalt, insbesondere wenn man bedenkt, dass wir Sonderkosten durch überproportionale Inanspruchnahme von Justiz und Vollzug leider dazurechnen müssen. Das ist eine vollständige Betrachtung. <text:s/>So, weiter geht es im Reigen. Das hier schon zitierte Entwicklungshilfeministerium, das BMZ, und das Auswärtige Amt müssten eigentlich mit der Hälfte ihrer Etats auskommen. Die Aufblähung des Etats des Auswärtigen Amtes schon zu Heiko Maas’ Zeiten oder auch in den Zeiten davor – die Hälfte der Mittel steht für entwicklungsähnliche Ausgaben – war nämlich völlig verfehlt. Und auch die Orientierung des BMZ am 0,7-Prozent-Ziel der 70er-Jahre ist jenseits aller Empirie und auch theoretisch überholt; sie ist ein Anachronismus sondergleichen. Mit der Hälfte des Geldes würde man doppelten Nutzen erreichen. <text:s/>Unabhängig davon müssen wir feststellen, dass die Gesamtausgaben des Bundes zur Jahresmitte schon 30 Milliarden höher liegen als üblich. <text:s/>Und dann die 35 Milliarden Euro, die nach Brüssel überwiesen werden! Herr Minister und Wahlkreiskollege Lindner – Formeln wie „Die EU als Friedensprojekt“ usw. verwenden Sie auch in Ihren Darstellungen zu den erwarteten Zusatzeinnahmen –, erklären Sie mir mal, wie aus deutschen Plastiksteuern, die Sie einberechnet haben oder einberechnen wollen, Kunststoffeigenmittel der EU werden. Das ist ein sehr interessanter Aspekt, der mit einem Milliardenbetrag zu Buche schlägt. Das ist nur ein Hinweis darauf, wo etwas zu streichen wäre; eigentlich würde auch da die Hälfte mehr als ausreichend sein. Schluss mit dieser Alchemie, aus deutschen Steuern EU-Eigenmittel zu machen! Dann wären wir schon einen ganzen Schritt weiter. <text:s/>Ich danke Ihnen. <text:s/>Als Nächster hat das Wort für die Fraktion Bündnis 90/Die Grünen Andreas Audretsch.</text:p>
          </table:table-cell>
          <table:table-cell table:style-name="ce2" office:value-type="string" calcext:value-type="string">
            <text:p>Insgesamt formuliert die „Welt“, dass auf Bund, Länder und Gemeinden sogenannte Flüchtlingskosten in Höhe von 50 Milliarden Euro zukomm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63856935501099</text:p>
          </table:table-cell>
          <table:table-cell table:number-columns-repeated="1014"/>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15900</text:p>
          </table:table-cell>
          <table:table-cell table:style-name="ce2" office:value-type="string" calcext:value-type="string">
            <text:p>Jörn König (AfD)</text:p>
          </table:table-cell>
          <table:table-cell table:style-name="ce2" office:value-type="string" calcext:value-type="string">
            <text:p>Sehr geehrter Herr Präsident! Sehr geehrte Kollegen! Liebe Steuerzahler! Deutschland ist ein Hochsteuerland. Bei uns beträgt die Steuer- und Abgabenlast 50 Prozent, also die Hälfte. Damit liegt Deutschland in der OECD auf dem Negativplatz zwei. Doch nicht nur das: Von der anderen Hälfte müssen Umsatzsteuer und Energiesteuern, CO2-Abgaben, Rundfunkbeiträge und alle möglichen anderen Abgaben bezahlt werden. Außerdem benötigen wir Heerscharen von Finanzbeamten, Steuerberatern, Steuerprüfern, Bilanzbuchhaltern und Wirtschaftsprüfern. Das ganze System ist völlig bürokratisch, kleptokratisch und leistungsfeindlich. <text:s/>Auf der anderen Seite wurden in den letzten Jahrzehnten alle möglichen Gruppen mit mehr Steuerzahlergeld beschenkt. Wir haben riesige Migrationskosten. Das Bürgergeld wurde um sage und schreibe 25 Prozent erhöht. Die Ministerialbürokratie wächst, und die Ampel hat alles, was sich grün anmalt, milliardenschwer subventioniert. Nur an die, die den Laden Deutschland am Laufen halten, an die Steuerzahler – besser gesagt: an die Nettosteuerzahler –, hat von Ihnen allen niemand gedacht. <text:s/>Aber wir von der AfD, der Freiheitspartei, <text:s/>denken an die Steuerzahler. Wir stellen heute ein fundamental vereinfachtes Steuersystem vor. Wir haben das Kirchhof-Modell mit Unterstützung des aktiven Professors für Finanzwissenschaft Dr. Fritz Söllner weiterentwickelt. Das System besteht aus zwei Grundpfeilern: <text:s/>Erstens. Für alle Arten von Erträgen wird ein einheitlicher Steuersatz von 25 Prozent erhoben, egal ob es sich um Arbeitslohn, Unternehmerlohn, Unternehmensgewinn oder Kapitaleinkommen handelt – 25 Prozent für alle und nicht, wie heute, nur für Millionäre. Dafür gibt es keine Steuerausnahmetatbestände mehr. <text:s/>Zweitens. Wir führen ein Familiensplitting mit hohen Freibeträgen ein: 15 000 Euro für jeden Erwachsenen und 12 000 Euro für jedes Kind in der Familie, und zwar zusätzlich zum Kindergeld. Das bedeutet zum Beispiel, dass eine Familie mit drei Kindern erst ab 85 000 Euro Arbeitnehmer-Brutto überhaupt Steuern zahlt. Diese Familie spart gegenüber heute 12 000 Euro Steuern ein. Das ist Familienpolitik für fleißige Steuerzahler, für die, die den Laden Deutschland am Laufen halten. <text:s/>Das Schöne an unserem Antrag ist, dass SPD und Union mit Freuden zustimmen müssten: Die SPD kann endlich einen alten, unsozialen Schandfleck tilgen. Vor über zehn Jahren haben Sie den Kapitalanlegern – in Ihrer Sprache: den Superreichen – mit der Besteuerung von nur 25 Prozent einen Riesensteuervorteil verschafft, während Arbeitseinkommen mit bis zu 42 Prozent besteuert wird. Und so etwas führt das Wort „sozial“ im Namen. Und die Union muss zustimmen, weil unsere Steuerreform auf dem Kirchhof-Modell basiert, vor allem die Bemessungsgrundlage. Mit dem Kirchhof-Modell haben Sie 2005 Wahlkampf gemacht, und Sie haben gewonnen. Es wird langsam mal Zeit für die Umsetzung, oder? <text:s/>Wer jetzt meint, Steuerentlastungen würden zu Haushaltsproblemen führen, den kann ich beruhigen. Das Gegenteil ist der Fall: Langfristig hat jede Steuerreform mit Entlastungen zu Steuermehreinnahmen geführt. Außerdem sparen wir ohne Ende in den Finanzämtern, in den Unternehmen und bei den Steuerzahlern selbst ein. Es werden endlich die Fachkräfte verfügbar, die der Finanzminister dringend in der FIU oder gegen internationale Steuerhinterziehung braucht. <text:s/>Weiterhin gibt die Regierung im diesjährigen Bundeshaushalt 70 Milliarden Euro – 70 Milliarden Euro! – ans Ausland oder an Ausländer aus. Das sind die berüchtigten Radwege in Peru oder das Bürgergeld für Ausländer. Auslandsfinanzierung ist ganz sicher keine Staatsaufgabe. <text:s/>Zusätzlich gibt die Ampel 50 Milliarden Euro für den Klimaschutz aus. Deutschland hat aber mit nur 1,8 Prozent der weltweiten CO2-Emissionen gar keinen signifikanten Einfluss auf das Klima. Wir geben also 50 Milliarden Euro quasi für „kalte Luft“ aus. Diese 120 Milliarden Euro Ausgaben brauchen wir nicht. <text:s/>Aber was wir brauchen, ist eine Entlastung der fleißigen Steuerzahler – die, die den Laden Deutschland am Laufen halten. <text:s/>Vielen Dank. <text:s/>Vielen Dank, Herr Kollege König. – Nächster Redner ist der Kollege Michael Schrodi, SPD-Fraktion.</text:p>
          </table:table-cell>
          <table:table-cell table:style-name="ce2" office:value-type="string" calcext:value-type="string">
            <text:p>Wir haben riesige Migrationskos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82497096061707</text:p>
          </table:table-cell>
          <table:table-cell table:number-columns-repeated="1014"/>
        </table:table-row>
        <table:table-row table:style-name="ro1">
          <table:table-cell table:style-name="ce2" office:value-type="string" calcext:value-type="string">
            <text:p>176</text:p>
          </table:table-cell>
          <table:table-cell table:style-name="ce2" office:value-type="string" calcext:value-type="string">
            <text:p>14.06.2024</text:p>
          </table:table-cell>
          <table:table-cell table:style-name="ce2" office:value-type="string" calcext:value-type="string">
            <text:p>ID2017606000</text:p>
          </table:table-cell>
          <table:table-cell table:style-name="ce2" office:value-type="string" calcext:value-type="string">
            <text:p>Roger Beckamp (AfD)</text:p>
          </table:table-cell>
          <table:table-cell table:style-name="ce2" office:value-type="string" calcext:value-type="string">
            <text:p>Frau Präsidentin! Meine Damen und Herren! Ein kluger Bürgermeister aus Tübingen hat das heutige Thema schon einmal auf den Punkt gebracht: „Ich bin rechtlich verpflichtet, für die Flüchtlinge zu bauen. Aber ich bin nicht verpflichtet, für die schon länger hier Lebenden eine Wohnung bereitzustellen. Das ist die Rechtslage.“ <text:s/>Und genau darum geht es heute hier. Wir reden wieder einmal über die Mutter aller Probleme. Aber hören wir zunächst kurz, bevor das Geschrei von Ihnen anfängt, was auf den Internetseiten des Bundestages zu lesen ist. <text:s/>– Sie werden es noch oft hören müssen, wenn Sie diese Politik weiter betreiben. <text:s/>– Das langweilt Sie, aber dieses Problem haben Sie verursacht. <text:s/>Auf der Internetseite des Bundestages lässt sich zunächst Folgendes lesen – Zitat –: <text:s/>„Bund, Länder, Kommunen und alle weiteren Beteiligten wollen gemeinsam daran arbeiten, dass jede wohnungslose und von Wohnungslosigkeit bedrohte Person bis 2030 ein passendes Wohnungsangebot erhält. Dies sieht der von der Bundesregierung als Unterrichtung vorgelegte Nationale Aktionsplan gegen Wohnungslosigkeit 2024 vor. Darin heißt es, in Deutschland sowie in vielen anderen europäischen und außereuropäischen Ländern sei Wohnungsknappheit sowie Wohnungs- und Obdachlosigkeit ein wachsendes Problem. Insbesondere“ <text:s/>– wen wundert es – <text:s/>„im Segment für geringe Einkommen fehle es vielerorts an bezahlbarem Wohnraum.“ <text:s/>So der Text auf bundestag.de. Und weiter heißt es: <text:s/>„Eine wesentliche Voraussetzung bei der Bekämpfung von Wohnungslosigkeit sei ein ausreichendes Angebot an bezahlbarem … Wohnraum.“ <text:s/>Ach, wer hätte das gedacht. Als wohnungslos gilt im Übrigen, wer keinen eigenen Mietvertrag oder kein dingliches Recht an einer Wohnung hat. Kurzum: Wer ein Dach über dem Kopf hat, aber keine eigene Wohnung, gilt als wohnungslos und nicht obdachlos. <text:s/>2008 gab es in Deutschland gerade mal knapp 230 000 Wohnungslose. 2016, nach Beginn der Merkel’schen Flüchtlingskrise, waren es über 800 000 – also gut vervierfacht. Derzeit gelten über 370 000 als wohnungslos, gut 37 000 als obdachlos in unserem Land. Und wichtig, zu wissen – aber die meisten haben es ja schon geahnt –: Deutlich über 80 Prozent sind keine Deutschen. Wohnungslosigkeit ist vor allem eine Folge der Masseneinwanderung der letzten Jahre, und zwar sowohl die Wohnungslosigkeit der Sozialmigranten, die hierhinkommen und von Ihnen hereingeholt werden, als auch der Einheimischen. <text:s/>Denn es gibt immer mehr Bedarf an Wohnraum durch die Masseneinwanderung. Gleichzeitig gibt es aber nicht mehr Geld zur Deckung dieses Bedarfs. <text:s/>In der Folge haben die wirklich bedürftigen Einheimischen, denen es schon schlecht geht, noch weniger Aussichten auf eine Wohnung oder sonstige Unterstützung. <text:s/>Die Mittel fehlen. <text:s/>Einheimische werden verdrängt – durch Sie – und sind Opfer einer inländerfeindlichen rot-grünen Politik – durch Sie! <text:s/>Zitat: <text:s/>„Für die Menschen auf der Straße bringt der Plan gar nichts, meint Hinz&amp;amp;Kunzt-Geschäftsführer Jörn Sturm.“ <text:s/>Er ist Geschäftsführer einer Obdachlosenzeitung. Und weiter heißt es: <text:s/>„Hier werden nur bekannte Probleme aufgelistet, aber keine messbaren Ziele festgelegt und keine konkreten Hilfen beschlossen.“ <text:s/>Denn: <text:s/>„Woher ausreichend Geld für den Bau der für sie dringend benötigten Wohnungen kommen soll, steht im Aktionsplan nicht.“ <text:s/>Und weiter sagt Herr Sturm von Hinz&amp;amp;Kunzt: <text:s/>„Wir brauchen keine weiteren Absichtserklärungen und Leuchtturmprojekte, sondern konkrete Maßnahmen und Mittel, um die Not der Obdachlosen zu lindern. Ohne Wohnung ist ein menschenwürdiges Leben nicht möglich.“ <text:s/>Wissen Sie, was das nachhaltigste Mittel für einen menschenwürdiges Leben bedürftiger Einheimischer und für eine angemessene Wohnraumversorgung ist? <text:s/>– Ja, wir reden über Einheimische. Wir sind hier in Deutschland. <text:s/>Auf das Grundgesetz verweisen Sie immer wieder. – Und genau da setze ich an: Die Lösung für eine menschenwürdige Unterbringung von Einheimischen in unserem Land heißt Remigration, und zwar massenhaft. <text:s/>Das ist genau das, was Ihr Kanzler fordert, aber nicht tut: konsequente Abschiebung und ein Ende der Masseneinwanderung. <text:s/>Kommen Sie bitte zum Schluss! Ihre Redezeit ist vorbei. <text:s/>Reden wir einmal über die Belange von Einheimischen in diesem Parlament; das wäre ein großer Fortschritt. Ich erinnere nur an Artikel 1 Grundgesetz, die Unantastbarkeit der Menschenwürde. <text:s/>Herr Beckamp, Ihre Redezeit ist vorbei. <text:s/>Vielen Dank. <text:s/>Rainer Semet für die FDP-Fraktion ist der nächste Redner.</text:p>
          </table:table-cell>
          <table:table-cell table:style-name="ce2" office:value-type="string" calcext:value-type="string">
            <text:p>Das ist genau das, was Ihr Kanzler fordert, aber nicht tut: konsequente Abschiebung und ein Ende der Masseneinwanderung. | – Und genau da setze ich an: Die Lösung für eine menschenwürdige Unterbringung von Einheimischen in unserem Land heißt Remigration, und zwar massenhaft. | Wohnungslosigkeit ist vor allem eine Folge der Masseneinwanderung der letzten Jahre, und zwar sowohl die Wohnungslosigkeit der Sozialmigranten, die hierhinkommen und von Ihnen hereingeholt werden, als auch der Einheimischen. | Ein kluger Bürgermeister aus Tübingen hat das heutige Thema schon einmal auf den Punkt gebracht: „Ich bin rechtlich verpflichtet, für die Flüchtlinge zu bauen. | Denn es gibt immer mehr Bedarf an Wohnraum durch die Masseneinwanderung. | 2016, nach Beginn der Merkel’schen Flüchtlingskrise, waren es über 800 000 – also gut vervierfa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441394090652466</text:p>
          </table:table-cell>
          <table:table-cell table:number-columns-repeated="1014"/>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8500</text:p>
          </table:table-cell>
          <table:table-cell table:style-name="ce2" office:value-type="string" calcext:value-type="string">
            <text:p>Petra Nicolaisen (CDU/CSU)</text:p>
          </table:table-cell>
          <table:table-cell table:style-name="ce2" office:value-type="string" calcext:value-type="string">
            <text:p>Frau Präsidentin! Liebe Kolleginnen und Kollegen! Die AfD versucht mit dieser Aktuellen Stunde wieder einmal, Geflüchtete als Ursache für praktisch alle Entwicklungen in Deutschland in Bezug auf Gesellschaft und Wirtschaft verantwortlich zu machen. <text:s/>Haben Sie eigentlich auch mal was Sachliches beizutragen? <text:s/>Es gibt doch viel entscheidendere Themen. Warum gelingt es der Bundesregierung denn nicht, die Rückführungsoffensive konkret umzusetzen, <text:s/>ihre Bauziele zu erreichen, genügend Wohnraum zu bauen oder angemessen auf die zahlreichen Hilferufe aus den Kommunen zu reagieren? <text:s/>Der Fall Lörrach wurde hier bereits erwähnt; darauf will ich nicht weiter eingehen. <text:s/>Aber nur so viel: Die Mieterinnen und Mieter sollen – das gilt es, glaube ich, noch mal klarzustellen – günstige und geeignete Alternativen erhalten. Umzugskosten sollen erstattet werden. Die Menschen werden nicht obdachlos. <text:s/>Der Vorwurf, den man hier durchaus machen kann – das ist richtig –, ist die Art und Weise, wie den langjährigen Mietern gekündigt wurde: schriftlich, ohne langen Vorlauf, ohne vorherigen Kontakt, ohne konsequente Evaluierung. <text:s/>Die Kommunikation hat in der Tat nicht funktioniert. <text:s/>Bei solch einem Vorgehen muss man sich nicht wundern, dass das zu Unverständnis führt, vielleicht auch zu sozialer Spaltung. <text:s/>Aber wie kommt es dazu, dass der Bürgermeister oder die Kommunen insgesamt an die Grenze der Belastbarkeit kommen? <text:s/>Weil es an Wohnraum, an Kitaplätzen, an Sprachkursen, an Lehrern und Sozialarbeitern fehlt, weil die BImA nicht mehr viele Immobilien für Unterkünfte bereitstellen kann, weil nicht genug gebaut wird – das ist angesprochen worden –, weil die Kommunen auf all den Kosten sitzen bleiben und jetzt zu Recht dringend mehr finanzielle Entlastung und Unterstützung fordern <text:s/>und weil die Bundesregierung sehr erfolgreich darin ist, all diese Warnrufe zu ignorieren. <text:s/>Anders kann ich mir nicht erklären, wieso seit dem Flüchtlingsgipfel im Jahre 2022 noch keine weiteren finanziellen Hilfen zugesagt wurden, entgegen der Forderung der Kommunen. <text:s/>Wir stehen zu unserer humanitären Verantwortung. Wir nehmen schutzsuchende Menschen selbstverständlich auf. <text:s/>Aber wie steht die Bundesregierung eigentlich zu ihrer Verantwortung gegenüber den Kommunen? Ihre Teilnahmslosigkeit lässt mich und besonders die vielen Entscheidungsträger vor Ort dann doch stark zweifeln. <text:s/>Sie könnten Zweifel ausräumen, wenn Sie schnellstmöglich und nicht erst in zwei Monaten einen Gipfel zwischen den kommunalen Spitzen und dem Bundeskanzler einberufen. <text:s/>Liebe Kolleginnen und Kollegen, die Bundesregierung macht es sich hier doch einfach: Für 2023 gibt es 2,75 Milliarden Euro Unterstützung für Länder und Kommunen. Die Kommunen brauchen allein für die Kosten der Unterkunft schon 2 Milliarden Euro, und das zeitnah. <text:s/>Da ist aber noch kein Sprachkurs, noch kein Sozialarbeiter bezahlt. Und dann kommt on top natürlich noch die Preissteigerung. Was bleibt, ist überschaubar wenig an Geld. <text:s/>Vor allem aber braucht es eine langfristige Perspektive. Die Kommunen müssen darauf vertrauen können, nicht im Stich gelassen und überfordert zu werden. „Langfristige Perspektive“ heißt für mich Verstetigung der Bundesbeteiligung an den Flüchtlingskosten, im Übrigen ein Versprechen Ihres Koalitionsvertrages, <text:s/>eine Rückführungsoffensive, die auch mal zeitnah starten könnte, und insgesamt brauchen wir eine geordnete Migrationspolitik, national wie europäisch. <text:s/>Liebe Kolleginnen und Kollegen, die Kommunen arbeiten tagtäglich am Limit. Sie planen, disponieren, suchen nach Unterkünften, kalkulieren. Sie tragen dafür alleine die Verantwortung und den Großteil der Rechnung; aber kommen derzeit kaum gegen diese Herausforderung an – und die Bundesregierung schaut zu. Die Kommunen löffeln all das mit Teelöffeln aus, was die Bundesregierung verzapft hat. Geben Sie ihnen doch zumindest das richtige Werkzeug an die Hand! Darauf hoffen wir. <text:s/>Herzlichen Dank. <text:s/>Das Wort hat die Kollegin Karoline Otte für die Fraktion Bündnis 90/Die Grünen.</text:p>
          </table:table-cell>
          <table:table-cell table:style-name="ce2" office:value-type="string" calcext:value-type="string">
            <text:p>„Langfristige Perspektive“ heißt für mich Verstetigung der Bundesbeteiligung an den Flüchtlingskosten, im Übrigen ein Versprechen Ihres Koalitionsvertrages, <text:s/>eine Rückführungsoffensive, die auch mal zeitnah starten könnte, und insgesamt brauchen wir eine geordnete Migrationspolitik, national wie europäisch. | Anders kann ich mir nicht erklären, wieso seit dem Flüchtlingsgipfel im Jahre 2022 noch keine weiteren finanziellen Hilfen zugesagt wurden, entgegen der Forderung der Kommu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21813702583313</text:p>
          </table:table-cell>
          <table:table-cell table:number-columns-repeated="1014"/>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10100</text:p>
          </table:table-cell>
          <table:table-cell table:style-name="ce2" office:value-type="string" calcext:value-type="string">
            <text:p>Annette Widmann-Mauz (CDU/CSU)</text:p>
          </table:table-cell>
          <table:table-cell table:style-name="ce2" office:value-type="string" calcext:value-type="string">
            <text:p>Sehr geehrte Frau Präsidentin! Liebe Kolleginnen und Kollegen! Nach Jahrzehnten des Bürgerkriegs verbanden die Menschen im Südsudan mit der Unabhängigkeit und der Staatsgründung vor elf Jahren die Hoffnung auf Frieden, politische Stabilität und Entwicklung. Wir wissen heute: Der Weg dorthin ist lang und steinig. <text:s/>Wir dürfen aber dennoch nicht wegschauen, wenn es darum geht, was im Südsudan geschieht, wo die drittgrößte Flüchtlingskrise der Welt stattfindet, wo 70 Prozent der Bevölkerung auf humanitäre Hilfe angewiesen sind, wo 1,4 Millionen Kinder und eine halbe Million Schwangere und stillende Mütter unterernährt sind und die jüngsten Überschwemmungen die Lage noch weiter verschlimmert haben. Die Region ist den Folgen des Klimawandels voll ausgesetzt, und die Verteilungskonflikte, die humanitäre Lage und die politische Instabilität verschärfen sich dadurch zusätzlich. <text:s/>Der Südsudan braucht die internationale und unsere Aufmerksamkeit. UNMISS ist für den Südsudan unverzichtbar, seien es die Einsätze für den Schutz der Zivilbevölkerung, die Beobachtung der Menschenrechtssituation oder die Sicherung des Zugangs zu humanitären Hilfen. Dabei geht es zum Beispiel um Unterstützung bei der Aussöhnung zwischen rivalisierenden Dörfern und Ethnien, um Patrouillen von VN-Soldatinnen, die Mädchen und Frauen schützen, die Opfer von unvorstellbarer sexualisierter Gewalt geworden sind, oder um den Schutz der Angehörigen der Hilfsorganisationen bei ihrer Arbeit vor Ort. <text:s/>Von Beginn an hat die Bundeswehr den UNMISS-Einsatz mit Stabspersonal und Militärbeobachtern unterstützt. Deutschland leistet derzeit mit elf exzellent ausgebildeten Kräften einen im Verhältnis zu anderen Nationen zwar zahlenmäßig kleinen, aber hochwertigen Beitrag. Das deutsche militärische Engagement steht neben umfangreichen humanitären Hilfen; seit 2017 sind es mehr als 370 Millionen Euro. <text:s/>Das Beispiel des Südsudan zeigt: Es braucht militärische Unterstützung, wenn wir elementare Menschenrechte schützen und den Zugang zu humanitärer Hilfe ermöglichen wollen. Damit ist es aber nicht getan, wenn es uns um mehr als um Nothilfe, nämlich um nachhaltige und selbsttragende Strukturen geht. <text:s/>Meine sehr verehrten Damen und Herren, die Lage im Südsudan ist nach wie vor extrem fragil. Die Gesellschaft ist noch immer zerrissen, die Gewalt flammt immer wieder auf. Institutionell steht das Land noch immer am Anfang: Die Arbeit des Parlaments kommt nur schleppend voran. Die gesetzlichen Grundlagen, die für den weiteren Friedensprozess erforderlich sind – eine neue Verfassung, ein Wahlgesetz –, müssen dringend geschaffen werden. Auch die Reform des Sicherheitssektors und die Vereinigung der Sicherheitskräfte bleiben zentrale Herausforderungen. <text:s/>Aber es gibt auch positive Entwicklungen: Der Waffenstillstand hält im Großen und Ganzen. Die Zahl der zivilen Opfer hat sich im Vergleich zum Vorjahr fast halbiert, und im letzten November kam es zum ersten Mal seit der Unterzeichnung des Friedensabkommens 2018 dazu, dass hochrangige Regierungsmitglieder aller zehn Bundesstaaten zu Gesprächen zusammengekommen sind. Jetzt kommt es darauf an, den Friedensprozess mit aller Kraft voranzutreiben und auch den politischen Druck auf die Parteien vor Ort zu erhöhen; denn nächstes Jahr soll es Wahlen geben. Die kommenden Monate werden also kritisch für den Transitionsprozess dieses jungen Landes sein. <text:s/>Angesichts der äußeren Einflüsse – ich denke allein an die Präsenz von Chinesen im Südsudan – und angesichts der komplexen Lage am Horn von Afrika sowie der Unruhen im benachbarten Sudan ist es wichtiger denn je, dass der Südsudan stabil bleibt. UNMISS und die Bundeswehr leisten dazu einen wichtigen Beitrag, und wir als Union stehen weiter zu diesem Mandat und zu unseren Soldatinnen und Soldaten in diesem Einsatz.</text:p>
          </table:table-cell>
          <table:table-cell table:style-name="ce2" office:value-type="string" calcext:value-type="string">
            <text:p>Wir dürfen aber dennoch nicht wegschauen, wenn es darum geht, was im Südsudan geschieht, wo die drittgrößte Flüchtlingskrise der Welt stattfindet, wo 70 Prozent der Bevölkerung auf humanitäre Hilfe angewiesen sind, wo 1,4 Millionen Kinder und eine halbe Million Schwangere und stillende Mütter unterernährt sind und die jüngsten Überschwemmungen die Lage noch weiter verschlimmert ha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32122325897217</text:p>
          </table:table-cell>
          <table:table-cell table:number-columns-repeated="1014"/>
        </table:table-row>
        <table:table-row table:style-name="ro1">
          <table:table-cell table:style-name="ce2" office:value-type="string" calcext:value-type="string">
            <text:p>194</text:p>
          </table:table-cell>
          <table:table-cell table:style-name="ce2" office:value-type="string" calcext:value-type="string">
            <text:p>17.10.2024</text:p>
          </table:table-cell>
          <table:table-cell table:style-name="ce2" office:value-type="string" calcext:value-type="string">
            <text:p>ID2019416000</text:p>
          </table:table-cell>
          <table:table-cell table:style-name="ce2" office:value-type="string" calcext:value-type="string">
            <text:p>Peter Felser (AfD)</text:p>
          </table:table-cell>
          <table:table-cell table:style-name="ce2" office:value-type="string" calcext:value-type="string">
            <text:p>Herr Präsident! Meine Damen und Herren! Liebe Gäste! 15 Prozent der Kinder und Jugendlichen in Deutschland sind übergewichtig; das ist fast jedes siebte Kind. Etwa 6 Prozent sind krankhaft übergewichtig bzw. adipös. Auch vom Diabetes mellitus Typ 2 sind Jugendliche schon betroffen. Ihr Antrag zielt also auf den ersten Blick in die richtige Richtung. <text:s/>Wenn wir an den zunehmenden Erkrankungen von Jugendlichen etwas ändern wollen, dann kann man durchaus bei einer guten Schulverpflegung anfangen. Wir haben es ja auch von den Sachverständigen zum Thema Energydrinks gehört; da haben die Kinderärzte gesagt, dass allein schon das Aufstellen von Wasserspendern, also kostenloses Wasser, einen signifikanten Effekt auf die Gesundheit von Kindern und Jugendlichen hätte. Also schon allein dadurch, dass wir Wasser zur Verfügung stellen, würde sich bei den Kindern und Jugendlichen etwas ändern. <text:s/>Anstatt, liebe Kollegen von den Linken, wieder vollständig auf staatliche Zuwendungen zu setzen, sehen wir die Schlüsselrolle bei diesem Thema bei der Bildung. Ernährungsbildung ist doch wichtig. Ernährungsbildung befähigt unsere Jugendlichen doch erst, selbst für das persönliche Wohlergehen, für die Gesundheit, für die Leistungsfähigkeit und für die eigene Lebensqualität zu sorgen. <text:s/>In Ihrem Antrag fehlt, dass das eigentlich Chefsache wäre. <text:s/>Richtig in Ihrem Antrag ist, dass die Qualitätsstandards der Deutschen Gesellschaft für Ernährung für die Kita- und Schulverpflegung verbindlich festgeschrieben werden sollen. Richtig. Sie geben eine solide Orientierung für die Träger öffentlicher Einrichtungen, aber auch für die Kita- oder Schulleitungen. Doch laut ihrer Ernährungsstrategie will die Bundesregierung diesen Punkt angeblich ohnehin umsetzen. Insofern zielt Ihr Antrag da in die falsche Richtung. <text:s/>Kommen wir zu dem wichtigsten Punkt: Diese Schulverpflegung soll kostenlos sein. Wir wissen aus Erfahrung: Was nichts kostet, wird teilweise halt auch nicht wertgeschätzt. <text:s/>Wo es nichts kostet, meldet man sich zu spät ab aus der Verpflegung, und am Schluss haben wir wieder mehr Lebensmittelverschwendung. Das kann doch nicht unser Ziel sein. <text:s/>Zum Schluss, liebe Kollegen von den Restlinken: Wenn Ihnen die Arbeiterkinder, wenn Ihnen unsere Jugendlichen wirklich am Herzen liegen, dann müssten Sie eigentlich auch dafür sorgen, dass das, was Sie vorschlagen, auch bezahlbar bleibt. Aber dazu müssten Sie ihre Prioritäten ändern. Wer die milliardenschweren Projekte für den Klimawandel mitträgt, <text:s/>wer die zig Milliarden Euro, die aufgrund der ungesteuerten Zuwanderung anfallen, mitträgt, <text:s/>der muss sich klar darüber sein, dass Ihr Anliegen im Antrag für unsere Jugendlichen nicht mehr finanzierbar ist. <text:s/>Danke schön. <text:s/>Vielen Dank, Herr Kollege. – Die Kollegin Ulrike Harzer, FDP-Fraktion, und die Kollegin Petra Nicolaisen, CDU/CSU-Fraktion, haben ihre Reden zu Protokoll gegeben.</text:p>
          </table:table-cell>
          <table:table-cell table:style-name="ce2" office:value-type="string" calcext:value-type="string">
            <text:p>Wer die milliardenschweren Projekte für den Klimawandel mitträgt, <text:s/>wer die zig Milliarden Euro, die aufgrund der ungesteuerten Zuwanderung anfallen, mitträgt, <text:s/>der muss sich klar darüber sein, dass Ihr Anliegen im Antrag für unsere Jugendlichen nicht mehr finanzierbar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24315214157104</text:p>
          </table:table-cell>
          <table:table-cell table:number-columns-repeated="1014"/>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14700</text:p>
          </table:table-cell>
          <table:table-cell table:style-name="ce2" office:value-type="string" calcext:value-type="string">
            <text:p>Alexander Hoffmann (CDU/CSU)</text:p>
          </table:table-cell>
          <table:table-cell table:style-name="ce2" office:value-type="string" calcext:value-type="string">
            <text:p>Sehr geehrter Herr Präsident! Liebe Kolleginnen und Kollegen! Meine sehr verehrten Damen und Herren! Es sind grausige Bilder und Schilderungen, die uns in diesen Tagen und Stunden aus Israel erreichen. Diese Bilder schmerzen und verstören, nicht nur deshalb, weil Bundesbürger betroffen sind, sondern auch, weil unsere Brüder und Schwestern aus Israel betroffen sind. <text:s/>Wenn ich hier stehe, sage ich Ihnen: Ich weiß eigentlich nicht, was für mich ekelerregender und abscheulicher ist: die Bilder und Schilderungen, die wir bekommen, oder der Umstand, dass auf deutschen Straßen und Plätzen Menschenmassaker, Vergewaltigungen, Verschleppungen bejubelt werden. Das wird gefeiert, für die Kinder gibt es Süßigkeiten, und es gibt Begleitmusik. <text:s/>Wenn wir uns das anschauen – das sage ich Ihnen –, dann müssen wir es einordnen, und wir müssen die Frage stellen: Welche Konsequenzen knüpfen wir daran? Und wenn wir das einordnen – das sage ich Ihnen auch ganz ehrlich –, dann dürfen wir einen Fehler nicht machen: dass wir es allzu rasch relativieren. <text:s/>Und wir relativieren es in dem Moment, meine Damen, meine Herren, in dem wir nicht mehr beschreiben, was wir dort sehen. Auf diesen Bildern sehen wir alle sehr wohl, dass das ein Antisemitismus ist, der über Migration in unser Land gekommen ist. <text:s/>Das führt mich zur Frage der Konsequenzen. Ich glaube, da müssen wir uns mit drei Themenfeldern beschäftigen: <text:s/>Themenfeld Nummer eins ist die Frage, ob unsere Rechtslage ausreicht, um angemessen auf dieses Phänomen zu reagieren. Wir haben § 140 StGB, Belohnung und Billigung von Straftaten. Wir haben § 104 StGB, der noch gar nicht so alt ist. Er geht auf ein ähnliches Ereignis zurück, nämlich die Verbrennung von Flaggen. Wir müssen die Frage stellen, ob unser Versammlungsrecht ausreichend ist oder vielleicht zu weitreichend. Wir müssen uns mit unserem Vereinsrecht beschäftigen, der Frage: Wie niederschwellig siedeln wir Verbote an? Wir müssen uns das Staatsangehörigkeitsrecht vornehmen, wobei es da ja unter Horst Seehofer eine Veränderung in die richtige Richtung gab, und natürlich auch § 54 Aufenthaltsgesetz, die Frage der Ausweisung. Denn eines muss doch klar sein: Wer eine solche antisemitische Haltung auf unsere Straßen und auf unsere Plätze bringt, der hat in diesem Land nichts verloren. <text:s/>Genauso müssen wir berechtigterweise im Übrigen auch – dazu komme ich gleich – bei der künftigen Integrationsdebatte doch mal die Frage aufwerfen: Dulden wir es, dass Konflikte aus anderen Ländern am Ende des Tages auf unseren Straßen und Plätzen ausgetragen werden? <text:s/>Die Frage Nummer zwei bei den Konsequenzen ist die Frage: Wenden wir unsere Regeln auch konsequent an? <text:s/>Da sage ich Ihnen ehrlich: Die selbstkritische Antwort ist Nein. <text:s/>Ohne Schaum vor dem Mund und auch ohne einfältige Zwischenrufe, Herr Kollege, <text:s/>will ich Ihnen erklären, woran das liegt. Es liegt nämlich daran, dass die Debatte um Integration in unserem Land an viel zu vielen Stellen viel zu früh daran krankt, dass bestimmte kritische Nachfragen sofort tabuisiert werden. <text:s/>Die dritte Frage ist: Was bedeutet das für die weitere Ausrichtung unserer Migrationspolitik? <text:s/>Auch da müssen wir doch selbstkritisch prüfen, ob eine Absenkung der Anforderungen an Migration tatsächlich die richtige Antwort ist. <text:s/>Die Antwort muss doch eine Anhebung der Anforderungen sein, vor allem an den Begriff der Integration. <text:s/>Ich sage Ihnen: Wir führen die Debatte hier in globaler Verantwortung gemeinsam, weil wir gemeinsam definieren müssen, was wir an Einstellungen und auch Personen im Land haben wollen. Das müssen wir einfordern. Wir müssen auch offensiv erklären, meine Damen, meine Herren, wo die Grenzen sind. <text:s/>Vielen Dank für die Aufmerksamkeit. <text:s/>Vielen Dank, Herr Hoffmann. – Letzte Rednerin des heutigen Tages ist die Kollegin Marlene Schönberger, Bündnis 90/Die Grünen.</text:p>
          </table:table-cell>
          <table:table-cell table:style-name="ce2" office:value-type="string" calcext:value-type="string">
            <text:p>Die dritte Frage ist: Was bedeutet das für die weitere Ausrichtung unserer Migrationspolitik? | Auch da müssen wir doch selbstkritisch prüfen, ob eine Absenkung der Anforderungen an Migration tatsächlich die richtige Antwort ist. | Auf diesen Bildern sehen wir alle sehr wohl, dass das ein Antisemitismus ist, der über Migration in unser Land gekommen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0059420466423035</text:p>
          </table:table-cell>
          <table:table-cell table:number-columns-repeated="1014"/>
        </table:table-row>
        <table:table-row table:style-name="ro1">
          <table:table-cell table:style-name="ce2" office:value-type="string" calcext:value-type="string">
            <text:p>104</text:p>
          </table:table-cell>
          <table:table-cell table:style-name="ce2" office:value-type="string" calcext:value-type="string">
            <text:p>12.05.2023</text:p>
          </table:table-cell>
          <table:table-cell table:style-name="ce2" office:value-type="string" calcext:value-type="string">
            <text:p>ID2010406200</text:p>
          </table:table-cell>
          <table:table-cell table:style-name="ce2" office:value-type="string" calcext:value-type="string">
            <text:p>Sebastian Münzenmaier (AfD)</text:p>
          </table:table-cell>
          <table:table-cell table:style-name="ce2" office:value-type="string" calcext:value-type="string">
            <text:p>Sehr geehrte Frau Präsidentin! Meine Damen und Herren! Wenn die Bürger in Deutschland wegen hoher Preise und irrer Heizungspläne schon nichts zu <text:s/>feiern haben, dann feiert sich die Ampel im vorliegenden Antrag zur Städtebauförderung wenigstens selbst. <text:s/>Ja, Städtebauförderung ist im Kern ein sinnvolles Instrument. Wir als AfD-Fraktion setzen uns selbstverständlich dafür ein, dass unsere Städte und <text:s/>Dörfer wieder schöner und lebenswerter werden. Ihr Lobhudeleiantrag zeigt aber wieder einmal Ihre fatale Schwerpunktsetzung, und er verschweigt wieder einmal <text:s/>unangenehme Wahrheiten. <text:s/>Wenn Ihnen Städtebauförderung wirklich so wichtig ist, wie Sie behaupten und auch in dieser Debatte immer wieder von sich geben, dann stellt sich mir <text:s/>die Frage: Wieso hat denn der Bund seit 1971, also seit mehr als 50 Jahren, insgesamt nur 21,6 Milliarden Euro für dieses wichtige Thema ausgegeben, während <text:s/>beispielsweise die Kosten für Flüchtlinge beim Bund allein in diesem Jahr schon bei 27 Milliarden Euro liegen? <text:s/>Das passt ins Bild und zeigt wieder einmal, wo Ihre politischen Schwerpunkte liegen, meine Damen und Herren. <text:s/>Dabei wäre eigentlich beim Zustand unserer Kommunen eine gezielte, sinnvolle und rationale Städtebauförderung absolut vonnöten. <text:s/>Viele moderne Städte sind inzwischen schlicht und ergreifend hässlich, und die einzigen optischen Highlights sind alte Bauwerke, die den Krieg <text:s/>überstanden haben. Grün-linke Leitbilder von Städtebauförderung sind meistens geschichts- und kulturvergessen. Es entstehen modernistische und völlig <text:s/>austauschbare Stadtbilder, <text:s/>die zwar einigen Eliten und Architekten gefallen mögen, den meisten Bürgern aber nur ein Kopfschütteln abringen. <text:s/>Weite Teile unserer Bevölkerung freuen sich stattdessen über traditionelle Architektur. Die Restaurierung der Frauenkirche Dresden, des Französischen <text:s/>Doms in Berlin oder der Frankfurter Altstadt zeigen uns, wie identitätsstiftend, kulturell wertvoll und schön unsere Städte sein könnten. <text:s/>Alternative Städtebauförderung setzt grundsätzlich ganzheitlich an und berücksichtigt eben nicht nur die baulichen Aspekte einer Stadt, über die Sie <text:s/>gesprochen haben, sondern auch, wie attraktiv ein Wohn- und Lebensraum denn tatsächlich ist. Und hier herrscht akuter Handlungsbedarf. <text:s/>Wenn wir Sie so weitermachen lassen, dann sehen die deutschen Innenstädte der Zukunft so aus – stellen wir es uns mal gemeinsam vor –: Vor einer <text:s/>Flüchtlingsunterkunft lungern jugendliche Migranten zu den Klängen arabischer Musik herum, <text:s/>während der selten frequentierte Handyladen zwischen zwei leerstehenden Restaurants munter sein Geld wäscht. Aus der ehemaligen Eckkneipe wurde die <text:s/>Shishabar „Bagdad“. <text:s/>Und im Stadtpark streiten gerade zwei Großfamilien mit Macheten darüber, wem denn das größere Stück des auf offenem Feuer gegrillten Lamms zusteht. In <text:s/>U-Bahnen gibt es abends mittlerweile mehr Messer als Fahrscheine, <text:s/>und mittlerweile sind selbst Grundschulkinder nicht mehr sicher und werden, wie jüngst in Berlin-Neukölln, beim Spielen einfach abgestochen. <text:s/>Diese grüne Dystopie ist leider in der einen oder anderen deutschen Stadt bereits Realität geworden, meine Damen und Herren. Und wer von attraktiven <text:s/>Wohn- und Lebensräumen spricht, darf über Remigration nicht schweigen. <text:s/>Fassen wir also zusammen: Mit Ihrer Politik schaffen Sie gerade kein attraktives Lebensumfeld, sondern Sie setzen Ihre Politik der Freiluftfavelas <text:s/>fort. <text:s/>Statt Almosen für notleidende Kommunen brauchen wir einen grundlegenden Wandel in unseren Städten. Wir setzen uns ein für eine Städtebauförderung, die <text:s/>lokale Identität, Tradition, Kultur und Geschichte widerspiegelt. <text:s/>Wir setzen uns ein für Städte, in denen Ordnung, Sauberkeit und Sicherheit herrschen <text:s/>und wo sich Einheimische zwischen Gastronomie, Wohnraum und Einkaufsmöglichkeiten wohlfühlen. <text:s/>Und wir setzen uns dafür ein – da können Sie schreien, soviel Sie wollen, Frau Strack-Zimmermann; <text:s/>ich bin ja froh, wenn Sie nächstes Jahr im Europaparlament landen und weg sind –, dass man beim Durchqueren unserer Innenstädte auch noch merkt, dass <text:s/>man in Deutschland ist, auch wenn Sie damit nichts anfangen können. <text:s/>Ich danke Ihnen für Ihre Aufmerksamkeit. <text:s/>Das Wort erhält Rainer Semet für die FDP-Fraktion.</text:p>
          </table:table-cell>
          <table:table-cell table:style-name="ce2" office:value-type="string" calcext:value-type="string">
            <text:p>Und wer von attraktiven <text:s/>Wohn- und Lebensräumen spricht, darf über Remigration nicht schweigen. | Wenn Ihnen Städtebauförderung wirklich so wichtig ist, wie Sie behaupten und auch in dieser Debatte immer wieder von sich geben, dann stellt sich mir <text:s/>die Frage: Wieso hat denn der Bund seit 1971, also seit mehr als 50 Jahren, insgesamt nur 21,6 Milliarden Euro für dieses wichtige Thema ausgegeben, während <text:s/>beispielsweise die Kosten für Flüchtlinge beim Bund allein in diesem Jahr schon bei 27 Milliarden Euro liegen? | Wenn wir Sie so weitermachen lassen, dann sehen die deutschen Innenstädte der Zukunft so aus – stellen wir es uns mal gemeinsam vor –: Vor einer <text:s/>Flüchtlingsunterkunft lungern jugendliche Migranten zu den Klängen arabischer Musik herum, <text:s/>während der selten frequentierte Handyladen zwischen zwei leerstehenden Restaurants munter sein Geld wäs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949920654296875</text:p>
          </table:table-cell>
          <table:table-cell table:number-columns-repeated="1014"/>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4600</text:p>
          </table:table-cell>
          <table:table-cell table:style-name="ce2" office:value-type="string" calcext:value-type="string">
            <text:p>Judith Skudelny (FDP)</text:p>
          </table:table-cell>
          <table:table-cell table:style-name="ce2" office:value-type="string" calcext:value-type="string">
            <text:p>Frau Ministerin Lemke, es gibt Missstände bei der Postbank als Tochterunternehmen der Deutschen Bank, die mittlerweile bekannt geworden sind. Die Postbank kriegt es über Monate nicht auf die Kette, Pfändungsschutzkonten freizustellen; sie gibt Pfändungsfreibeträge für die Menschen nicht frei. Gerichtsbeschlüsse werden über sechs Monate liegen gelassen und nicht bearbeitet. Das heißt, die Missstände hier haben ein Maß erreicht, dass mittlerweile ein Sonderbeauftragter der BaFin vor Ort ist, um dafür zu sorgen, dass die Rückstände, die in der Bearbeitung angeblich durch eine Migration von Kundenstämmen passiert sind, aufgearbeitet werden. Können wir uns auf Sie verlassen, dass Sie sich, sollten diese Rückstände im Oktober nicht zurückgeführt werden, darum kümmern, dass hier den Menschen schnellstmöglich geholfen wird?</text:p>
          </table:table-cell>
          <table:table-cell table:style-name="ce2" office:value-type="string" calcext:value-type="string">
            <text:p>Das heißt, die Missstände hier haben ein Maß erreicht, dass mittlerweile ein Sonderbeauftragter der BaFin vor Ort ist, um dafür zu sorgen, dass die Rückstände, die in der Bearbeitung angeblich durch eine Migration von Kundenstämmen passiert sind, aufgearbeitet wer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685723900794983</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0800</text:p>
          </table:table-cell>
          <table:table-cell table:style-name="ce2" office:value-type="string" calcext:value-type="string">
            <text:p>Mechthilde Wittmann (CDU/CSU)</text:p>
          </table:table-cell>
          <table:table-cell table:style-name="ce2" office:value-type="string" calcext:value-type="string">
            <text:p>Frau Präsidentin! Frau Bundesministerin! Kolleginnen und Kollegen! Lassen Sie mich eines voranstellen, weil ich glaube, dass es wichtig ist, dies zu erwähnen, wenn wir über die Zahlen, die ich jetzt gleich anführen werde, reden: Selbstverständlich, Herr Dr. Lieb, hat die Unionsfraktion das Bauministerium in sämtlichen Betrachtungen herausgerechnet. <text:s/>Herr Dr. Lieb, ich kann Ihnen nur eines sagen: Diese Behauptung, die Sie vorhin aufgestellt haben, in der Hoffnung, zu retten, was hier bei diesem Haushalt noch zu retten ist, ist schlicht unseriös, <text:s/>und sie erinnert mich an das unseriöse Verhalten Ihres Finanzministers bei dem entglittenen Haushalt 2023. <text:s/>Frau Bundesministerin Faeser, Sie haben vor drei Tagen beim Empfang der Sicherheitsbehörden gesagt: Sicherheit kostet. – Da sind wir vollkommen an Ihrer Seite. Sie haben jetzt gesagt: Sicherheit ist nicht selbstverständlich. – Und auch da sind wir an Ihrer Seite. Ich sehe Ihr Bestreben, etwas zu tun, was auch von uns mitgetragen wird, nämlich in irgendeiner Form Haushaltsdisziplin zu wahren. Seriosität macht sich auch daran fest. <text:s/>Es ist bedauerlich genug, dass sowohl die Kollegin Schäfer als auch der Kollege Gerster von sich aus gesagt haben, welchen Nachbesserungsbedarf denn der Haushalt des Innenministeriums noch hat. Ich habe das Gefühl, Sie werden im Stich gelassen von Ihren eigenen Leuten, nicht nur von den FDP-Ministern Buschmann und Lindner. <text:s/>Tatsächlich ist es so, dass dieser Haushalt natürlich um 2,2 Milliarden Euro gekürzt wird. Und tatsächlich ist es so, dass Mammutaufgaben vor uns stehen, nicht nur im Bereich der Migration und Integration, sondern vor allem im Bereich der Sicherheit unserer Bürgerinnen und Bürger. Unsere Bürgerinnen und Bürger fühlen sich unsicher angesichts von Straftaten und Kriminalität – das wissen wir –, trotz des tatsächlich gestiegenen Sicherheitsstandards bei uns in der Bundesrepublik Deutschland. Aber sie fühlen sich auch unsicher angesichts von Naturkatastrophen, die diese Zeit mit sich bringt, und von vielen Dingen, mit denen sie nicht gerechnet haben. <text:s/>Lassen Sie mich zum ersten Bereich kommen. Wir hatten im Jahr 2015 1,5 Millionen Flüchtlinge, die zu uns kamen. Im Jahr 2022 verzeichnen wir jetzt schon 1 Million Flüchtlinge aus der Ukraine und einen weiteren Anstieg aus anderen Ländern. Insgesamt sind knapp 3 Millionen Flüchtlinge im Land. Und dennoch kürzen Sie im so wichtigen Bereich der Integrationskurse um mehr als 70 Millionen Euro, und Sie kürzen bei den Migrationsberatungen ebenfalls noch mal um 13 Millionen Euro. Meine Damen und Herren, allein der bayerische Haushalt hat ein höheres Volumen im Bereich Migration und Integration als der Bundeshaushalt. Er ist um 200 Millionen Euro höher als der Bundeshaushalt. <text:s/>Das zeigt die Bedarfe, die wir hier haben. Aber stattdessen stecken Sie 20 Millionen Euro neu in behördenunabhängige Asylverfahrensberatung. Die Ergebnisse, die so etwas bringt, sehen wir verzweifelt vor Ort. <text:s/>Wissen Sie, wo Sie noch kürzen? Es wurde noch gar nicht erwähnt: Im Bereich der Leistungen im Rahmen der humanitären Aufnahme, für die sich diese Bundesregierung so gerne rühmt, kürzen Sie um 60 Prozent – um 60 Prozent! Ich kann Sie nicht verstehen. Das Chancen-Aufenthaltsrecht, das Sie so rühmen, hat einen Mittelbedarf von über 70 Millionen Euro. Kein einziger Euro ist in Ihrem Haushalt dafür ausgewiesen – kein einziger! <text:s/>Lassen Sie mich vielleicht rein inhaltlich noch etwas sagen: Wenn wir Menschen, die fünf Jahre da sind, darin stützen wollen, dass sie eventuell jetzt mal anfangen, ihre Identität zu klären, dann, glaube ich, geht hier etwas vollkommen in die falsche Richtung. Dafür hatten sie Zeit in fünf Jahren. <text:s/>Lassen Sie mich weitergehen zum Thema des Extremismus. Ja, beim Rechtsextremismus passt kein Blatt zwischen uns. Wir werden fest an Ihrer Seite stehen, um diesen massiv zu bekämpfen. Aber wieder einmal, auch in diesem Haushalt, ist Ihr Auge blind vor den Gefahren des Linksextremismus. Ich sage es Ihnen noch mal, wie schon die letzten Male: Der Linksextremismus richtet sich gegen die staatliche Ordnung und ihre Vollzugsorgane und dabei in erster Linie gegen unsere Polizistinnen und Polizisten, die nichts davon haben, wenn wir sie da nicht stützen, selbst wenn Sie sagen, Sie würden hinter ihnen stehen. <text:s/>Der Stellenaufwuchs bei Bundespolizei und Bundeskriminalamt ist richtig. Da sind wir an Ihrer Seite. Aber was hilft es dem Polizisten, wenn eine halbe Milliarde Euro bei der Ausrüstung fehlt? Sie können sie doch nicht blank gehen lassen in eine teilweise hohe Bedrohungslage. Sie lassen sie im Stich, wenn Sie sie nicht ausreichend ausrüsten. Und auch hier hat dieser Haushalt seine Fehler. <text:s/>Sie sprechen von Bevölkerungsschutz, und Sie sagen, auch hier würden Sie entsprechend stützen. Schon Frau Schäfer hat gesagt, dass hier erheblicher Nachholbedarf besteht. Und es klingt geradezu zynisch, wenn Sie mir sagen, dass dies alles – ich habe den Zuruf aus der FDP gehört – ein Selbstzweck wäre. Sagen Sie mal, wo leben Sie eigentlich? <text:s/>Es ist nicht Selbstzweck, unsere Bevölkerung zu schützen. Es ist nicht Selbstzweck, im Katastrophenfall zu helfen. Deswegen kann es nicht sein, dass wir hier in diesem Maße kürzen: 30 Prozent beim THW, 40 Prozent beim Bundesamt für Bevölkerungsschutz und Katastrophenhilfe. <text:s/>Nur dass wir uns noch mal erinnern: Dieses wurde einst von Rot-Grün aufgelöst und musste unter der Unionsführung wieder entsprechend aufgebaut werden, und das ist uns gelungen. <text:s/>Lassen Sie mich hier noch einmal ein ganzes Stück weitergehen. Sie wollen das Ehrenamt stützen. Das ist unser aller Bedürfnis; das wollen auch wir. Gleichzeitig streichen Sie allein beim Ehrenamt im Bereich des BBK eine Viertelmillion Euro. Und ähnlich sieht es aus beim THW; denn dort haben Sie die Mittel, wenn es um das Ehrenamt geht, von 7,6 Millionen auf 0,6 Millionen Euro gestrichen. Das ist ein Schlag ins Gesicht all derer, die wir brauchen, damit sie uns vor Ort helfen, all derer, die zuerst da sind, wenn die Katastrophe passiert, und die unsere gesamte Unterstützung brauchen. <text:s/>Meine sehr verehrten Damen und Herren, bei diesem Haushalt besteht – Frau Schäfer und Herr Gerster, ich kann Ihnen nur zustimmen – erheblicher Nachholbedarf. Wir sind an Ihrer Seite. Bewegen Sie sich! Setzen Sie sich gegen die Kollegen von der FDP durch! <text:s/>Vielen Dank. <text:s/>Nächste Rednerin: für die Fraktion Bündnis 90/Die Grünen Lamya Kaddor.</text:p>
          </table:table-cell>
          <table:table-cell table:style-name="ce2" office:value-type="string" calcext:value-type="string">
            <text:p>Wir hatten im Jahr 2015 1,5 Millionen Flüchtlinge, die zu uns kamen. | Insgesamt sind knapp 3 Millionen Flüchtlinge im Land. | Im Jahr 2022 verzeichnen wir jetzt schon 1 Million Flüchtlinge aus der Ukraine und einen weiteren Anstieg aus anderen Ländern. | Aber stattdessen stecken Sie 20 Millionen Euro neu in behördenunabhängige Asylverfahrensberatung. | Und dennoch kürzen Sie im so wichtigen Bereich der Integrationskurse um mehr als 70 Millionen Euro, und Sie kürzen bei den Migrationsberatungen ebenfalls noch mal um 13 Millionen Euro. | Meine Damen und Herren, allein der bayerische Haushalt hat ein höheres Volumen im Bereich Migration und Integration als der Bundeshaushalt. | Und tatsächlich ist es so, dass Mammutaufgaben vor uns stehen, nicht nur im Bereich der Migration und Integration, sondern vor allem im Bereich der Sicherheit unserer Bürgerinnen und Bürge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87703937292099</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8400</text:p>
          </table:table-cell>
          <table:table-cell table:style-name="ce2" office:value-type="string" calcext:value-type="string">
            <text:p>Joachim Wundrak (AfD)</text:p>
          </table:table-cell>
          <table:table-cell table:style-name="ce2" office:value-type="string" calcext:value-type="string">
            <text:p>Frau Präsidentin! Werte Kollegen! Meine Damen und Herren! Vor dem Hintergrund des Krieges in der Ukraine und der offensichtlichen Kriegsverbrechen fällt es durchaus schwer, über die Kriege der 90er-Jahre im ehemaligen Jugoslawien zu sprechen. Auch damals galt – ich ergänze hier das Zitat von Herrn Trittin von von Clausewitz –: Wenn geschossen wird, statt zu reden, haben Politik und Diplomatie versagt. <text:s/>Dass dieses Versagen einen hohen, einen sehr hohen Preis kostet, müssen wir in diesen Tagen schmerzlich als Zuschauer einer fürchterlichen Tragödie in der Ukraine ertragen. <text:s/>Der Zerfall der Bundesrepublik Jugoslawien führte, wie schon gehört, am 5. März 1992 zur Erklärung der Unabhängigkeit der Republik Bosnien und Herzegowina. Bereits vorher hatten Slowenien und Kroatien ihre Unabhängigkeit erklärt, die von Deutschland und anderen schnell anerkannt wurde. In Slowenien griff die jugoslawische Armee ein, wurde jedoch zurückgeschlagen. Aufgrund der weitgehend ethnischen Homogenität der Bevölkerung in Slowenien kam es hier zu keinen inneren Kämpfen. In Bosnien dagegen, wie zuvor schon in Kroatien, brachen unmittelbar nach der Unabhängigkeitserklärung schwere Unruhen aus. Diese führten schließlich in einen grausamen Bürgerkrieg mit wechselnden Beteiligungen der Volksgruppen der Serben, Kroaten und Bosniaken. Schwerste Menschenrechtsverletzungen und Kriegsverbrechen wie ethnische Säuberungen und Massaker an der Zivilbevölkerung fanden auf allen Seiten statt. <text:s/>Das Massaker von Srebrenica mit circa 8 000 Ermordeten wurde gerichtlich als Genozid an den Bosniaken eingestuft. Dem Verfahren vorausgegangen war eine intensive Untersuchung dieses Massenmordes durch eine internationale unabhängige Organisation. Auch für die Kriegsverbrechen von Butscha und anderen Orten in der Ukraine, die in diesen Tagen uns und die Welt bewegen, ist eine solche unabhängige Untersuchung der einzige Weg, um jenseits der Kriegspropaganda Klarheit über die Verantwortlichkeiten zu erlangen. <text:s/>Der Krieg in Bosnien endete schließlich nach robuster Intervention der NATO aus der Luft im Dezember 1995 mit dem Abkommen von Dayton. Die Bilanz der bosnischen Tragödie: mehr als 100 000 Tote, mehr als 2 Millionen Flüchtlinge und Vertriebene, davon 350 000 nach Deutschland, schwer zerstörte Infrastruktur und wirtschaftlicher Niedergang, Millionen von Minen im Land mit schrecklichen Folgen für die Bevölkerung, bleibender Hass und tiefes Misstrauen gegenüber den anderen Volksgruppen. <text:s/>30 Jahre nach der Unabhängigkeitserklärung sind die Folgen des Krieges noch präsent. Die Segregation der Bevölkerung in den serbischen, kroatischen und bosniakischen Anteil ist allgegenwärtig. Der erwähnte Hass auf die anderen Volksgruppen wurde leider von Generation zu Generation weitergegeben. Auch viele Schulen spielten und spielen dabei eine fatale Rolle, wie ich selbst im Laufe eines Einsatzes im gesamten Bosnien feststellen musste. Der ehemalige Hohe Repräsentant Christian Schwarz-Schilling kam frustriert zur gleichen Feststellung. <text:s/>Bosnien-Herzegowina steht immer noch gemäß Dayton-Abkommen unter Überwachung eines Hohen Repräsentanten mit weitreichenden Befugnissen, derzeit des Deutschen Christian Schmidt. Das Abkommen von Dayton, das wichtig war, um 1995 das Blutvergießen zu stoppen, konserviert heute einen dysfunktionalen Staat, der aus zwei Entitäten besteht, zum einen der Föderation der Bosniaken und bosnischen Kroaten und zum anderen der Republik der bosnischen Serben, genannt „Srpska“. Seit der Unabhängigkeit Bosniens gibt es starke Bestrebungen der bosnischen Serben nach staatlicher Unabhängigkeit und der bosnischen Kroaten nach einer dritten Entität. Bisher hat die internationale Gemeinschaft dem nicht nachgegeben. <text:s/>Bosnien-Herzegowina hat 2016 den Antrag auf Aufnahme in die Europäische Union gestellt, und die EU hat diesen Antrag auch angenommen. Allerdings ist der Beginn der Beitrittsverhandlungen in weite Ferne gerückt. Der jüngste Bericht der EU spricht in nahezu allen Reformfeldern von keinen oder nur geringen Fortschritten, ja sogar von Rückschritten. Korruption und Organisierte Kriminalität sind dort nach wie vor endemisch. Die Notwendigkeit, wie wir gehört haben, der Verstärkung der EU-Operation Althea spricht Bände. Milorad Dodik, serbisches Mitglied des Staatspräsidiums, verstärkt derzeit offensichtlich seine Bestrebungen für eine Unabhängigkeit der Republik Srpska. Er erhält dazu Unterstützung aus Serbien und aus Russland. <text:s/>Die Frage, wie der Krieg in der Ukraine nun die Situation in Bosnien und auf dem gesamten Westbalkan beeinflussen wird, ist offen, aber höchst sensitiv. Ich habe Stimmen vernommen, die verlangen, Serbien den Status EU-Kandidat abzuerkennen, weil Serbien sich zum Krieg gegen die Ukraine gegenüber Russland nicht kritisch genug einlässt. Diese Aberkennung wäre fatal und der völlig falsche Weg. <text:s/>Die Bundesregierung und die EU sind daher dringend aufgerufen, durch eine langfristige Strategie und eine kluge Politik für den gesamten Westbalkan die legitimen Interessen aller Beteiligten zu berücksichtigen, ja, auch die Serbiens, der serbischen Bevölkerung Bosniens und des Kosovo. Der Schlüssel zu einem friedlichen Zusammenleben auf dem Westbalkan liegt nämlich auch in Belgrad. <text:s/>Werte Kollegen, es gilt gerade jetzt, durch kluge Politik und Diplomatie zu verhindern, dass in der derzeitigen hochemotionalen Lage in Bosnien und im Kosovo einseitige Entscheidungen zur Sezession getroffen werden. Es muss also unser dringendes Interesse sein, ein dadurch mögliches Übergreifen des Konflikts von der Ukraine auf den Westbalkan zu verhindern. Wie gesagt, der Schlüssel dazu liegt in Belgrad. Dazu muss miteinander geredet werden, und es müssen gangbare Kompromisse gefunden werden – es gibt keinen anderen Weg zur Erhaltung des Friedens in Bosnien-Herzegowina und auf dem Westbalkan. <text:s/>Ich bedanke mich für Ihre Aufmerksamkeit. <text:s/>Der nächste Redner in der Debatte: Jens Beeck, FDP-Fraktion.</text:p>
          </table:table-cell>
          <table:table-cell table:style-name="ce2" office:value-type="string" calcext:value-type="string">
            <text:p>Die Bilanz der bosnischen Tragödie: mehr als 100 000 Tote, mehr als 2 Millionen Flüchtlinge und Vertriebene, davon 350 000 nach Deutschland, schwer zerstörte Infrastruktur und wirtschaftlicher Niedergang, Millionen von Minen im Land mit schrecklichen Folgen für die Bevölkerung, bleibender Hass und tiefes Misstrauen gegenüber den anderen Volksgrupp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26398515701294</text:p>
          </table:table-cell>
          <table:table-cell table:number-columns-repeated="1014"/>
        </table:table-row>
        <table:table-row table:style-name="ro1">
          <table:table-cell table:style-name="ce2" office:value-type="string" calcext:value-type="string">
            <text:p>70</text:p>
          </table:table-cell>
          <table:table-cell table:style-name="ce2" office:value-type="string" calcext:value-type="string">
            <text:p>24.11.2022</text:p>
          </table:table-cell>
          <table:table-cell table:style-name="ce2" office:value-type="string" calcext:value-type="string">
            <text:p>ID207011100</text:p>
          </table:table-cell>
          <table:table-cell table:style-name="ce2" office:value-type="string" calcext:value-type="string">
            <text:p>Ingo Schäfer (SPD)</text:p>
          </table:table-cell>
          <table:table-cell table:style-name="ce2" office:value-type="string" calcext:value-type="string">
            <text:p>Sehr geehrter Herr Präsident! Sehr geehrte Frau Ministerin Faeser! Sehr geehrte Kolleginnen und Kollegen der demokratischen Parteien! <text:s/>Sehr geehrte Gäste! Krieg in Europa, Pandemie, Klimakrise, Inflation, gefährdete Energieversorgung und Flüchtlingskrise: Die vielen Krisen sind eine <text:s/>Bewährungsprobe für unsere Gesellschaft und die Politik. Unser Handeln wird vom täglichen Krisenmanagement bestimmt. Das betrifft jeden einzelnen Menschen in <text:s/>Deutschland. Wir alle mussten seit Beginn der Pandemie vor fast drei Jahren unsere Pläne infrage stellen und stehen vor den Fragen: Wie schütze ich meine <text:s/>Gesundheit und die Gesundheit meiner Familie? Wie finanziere ich Lebensmittel, Strom und Gas? Das sind die Fragen, die die Menschen in Deutschland und auch uns <text:s/>hier im Parlament bewegen. <text:s/>Niemand weiß, was kommen wird. Doch wir können heute für das vorsorgen, was morgen kommen könnte. Das, was wir als verantwortliche Politikerinnen und <text:s/>Politiker machen können, ist vorsorgen. Wir werden mit der Mehrheit hier im Hause dafür sorgen, dass Leben und Gesundheit der Bevölkerung geschützt bleiben. Das <text:s/>haben wir während der Pandemie getan, und wir werden das auch weiter machen. <text:s/>Als Abgeordneter kann ich dazu beitragen, dass wir alle gut durch den Winter kommen und unsere Strom- und Gasrechnungen bezahlen können. Genau dafür <text:s/>hat die Koalition gesorgt, indem wir die Menschen mit zahlreichen Maßnahmen finanziell entlasten und unterstützen. <text:s/>Seit einem Jahr ist die Politik der Ampelkoalition vom Prinzip Vorsorge geprägt. Wir kümmern uns um den Schutz der Menschen, wirtschaftlich und auch <text:s/>bei Gefahrenabwehr im Inland. Innenpolitisch heißt das: Wir stärken den Bevölkerungsschutz in Deutschland im Haushalt 2023 mit 659 Millionen Euro. <text:s/>Die Fehler der vormals Verantwortlichen korrigieren wir. Zum Beispiel beteiligt sich das BMI nun mit zwei Löschflugzeugen am <text:s/>Katastrophenschutzverfahren der EU. Das ist europäische Solidarität. Wenn bei uns mal wieder Wald und Wiese brennen, haben wir wirksame Mittel zur Hilfe; das <text:s/>ist die Vorsorge. Dazu gehört auch die im Aufbau befindliche Zivilschutzreserve. Sie kam bereits im Ahrtal und in Tegel zum Einsatz, um Menschen zu versorgen <text:s/>und unterzubringen. <text:s/>Auch das Handywarnsystem <text:s/>nehmen wir so schnell wie möglich in Betrieb. Das sind alles Dinge, die die CDU/CSU in den vergangenen 16 Jahren vernachlässigt hat. Liebe Union, Sie <text:s/>sitzen in einem Glashaus, das Ihre Innenminister in den vergangenen 16 Jahren gebaut haben. Ich empfehle Ihnen: Werfen Sie jetzt nicht mit Steinen! <text:s/>Sehr geehrte Damen und Herren, die Koalition stärkt den Bevölkerungsschutz in Deutschland strukturell. <text:s/>Wir überarbeiten die Konzeption Zivile Verteidigung und erarbeiten entsprechende Referenzszenarien. <text:s/>Mithilfe dieser Erkenntnisse überprüfen wir die Strukturen und passen die Ausstattung an. Schwachstellen beheben wir. Mit dem Gemeinsamen <text:s/>Kompetenzzentrum Bevölkerungsschutz sorgen wir für eine gute Zusammenarbeit von Bund und Ländern. <text:s/>Und schon jetzt ist klar, dass wir dauerhaft einen Koordinierungsstab für das Krisenmanagement der Bundesregierung brauchen. <text:s/>– Nehmen Sie weniger von dem, was Sie nehmen; das kann ich Ihnen nur raten, es ist gut für die Gesundheit. <text:s/>Wir haben gesehen, welche Vorteile der Coronakrisenstab im Kanzleramt gebracht hat. Und wir sehen jetzt gerade, dass der Koordinierungsstab zum Schutz <text:s/>der kritischen Infrastruktur ein notwendiges und wirksames Instrument für ein wirksames Krisenmanagement der Bundesregierung ist. <text:s/>Die Bundesministerin Nancy Faeser hat zu Recht gesagt: Notlagen bewältigen wir nur gemeinsam. – Das ist die Maßgabe für die Bundesregierung, aber auch <text:s/>für unseren Bundestag hier. In der Not ist ein Zuständigkeitshickhack fehl am Platz. In den Katastrophen der vergangenen Jahrzehnte haben wir jedes Mal die <text:s/>überwältigende Hilfsbereitschaft und Solidarität der Bevölkerung gesehen. In jeder Notlage gab es eine beeindruckende Anzahl professioneller, ehrenamtlicher und <text:s/>ziviler Helferinnen und Helfer. Denken wir einmal an die Flutkatastrophe vom Juli 2021! Die Hilfsbereitschaft im Ahrtal war und ist gigantisch. Aber was seit <text:s/>Jahrzehnten fehlt, ist eine effektive Koordinierung der Hilfe. Das ist die Aufgabe, die wir lösen werden. <text:s/>Sehr geehrte Damen und Herren, wir haben die Zeitenwende auch im Bevölkerungsschutz eingeleitet. Die Koalition ist auf einem guten Weg. <text:s/>Herr Kollege, kommen Sie bitte zum Schluss. <text:s/>Ich bin überzeugt: Gemeinsam werden wir die vielen Krisen meistern, wenn wir aus den Fehlern der Vergangenheit lernen und solidarisch <text:s/>zusammenstehen. <text:s/>Vielen Dank. <text:s/>Vielen Dank, Herr Kollege Schäfer. – Letzte Rednerin in dieser Debatte ist die Kollegin Marlene Schönberger, Bündnis 90/Die Grünen.</text:p>
          </table:table-cell>
          <table:table-cell table:style-name="ce2" office:value-type="string" calcext:value-type="string">
            <text:p>Krieg in Europa, Pandemie, Klimakrise, Inflation, gefährdete Energieversorgung und Flüchtlingskrise: Die vielen Krisen sind eine <text:s/>Bewährungsprobe für unsere Gesellschaft und die Politi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531780481338501</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3800</text:p>
          </table:table-cell>
          <table:table-cell table:style-name="ce2" office:value-type="string" calcext:value-type="string">
            <text:p>Dr. Gottfried Curio (AfD)</text:p>
          </table:table-cell>
          <table:table-cell table:style-name="ce2" office:value-type="string" calcext:value-type="string">
            <text:p>Sehr geehrte Präsidentin! Meine Damen und Herren! Mit dem Gesetzentwurf will die Regierung einfach nur mehr Ausländer einbürgern. Wodurch? Durch deutlich abgeschwächte Bedingungen: von Fragen der Sprachbeherrschung über immer weiter verkürzte Fristen bis zum mangelnden Nachweis einer wirklichen kulturellen Integration. Für all dies gibt es in der Sache nicht den geringsten plausiblen Grund. Es ist sogar maximal kontraindiziert. Das Wahlrecht als politische Gestaltungsermächtigung muss dem Wohl der aufnehmenden Gesellschaft dienen und nicht etwa einem Umbau fernab der Interessen der deutschen Bürger. Dieser Gesetzentwurf aber öffnet dem Tür und Tor. Das machen die Bürger dieses Landes nicht mehr mit, meine Damen und Herren. <text:s/>Das „modernde“ Gesetz stellt alles auf den Kopf: Staatsbürgerschaft soll gleich am Anfang verschleudert werden statt erst nach gelungener Integration. <text:s/>Das klare Signal: Niemand muss sich mehr integrieren. <text:s/>Dass das völlig sachwidrig ist, legt nur die wahren Motive hinter diesem Treiben frei. Das illegale Eindringen nach Deutschland über ungesicherte Grenzen wird so nur noch attraktiver – mit hinterhergeworfener Staatsbürgerschaft dann schon bald als unkündbarer Kostgänger des Staates. Die Selbstversorgungsanforderungen sind von Ausnahmen durchlöchert wie ein Schweizer Käse. <text:s/>Als Lohn erhofft man sich ein paar Dankeskreuzchen auf dem Wahlzettel. Man muss sich das mal vorstellen: Die Umverteilungspartei importiert sich extra ihr eigenes Wählerprekariat. Ein kalter Staatsstreich per Umbau der Wählerdemografie. Absterbende Parteien wollen unseren Bürgern das eigene Land unter den Füßen wegziehen. Das darf nicht sein, meine Damen und Herren. <text:s/>Die dramatischen Belastungen für unser Gemeinwesen sollen so vertuscht und der Kritik entzogen werden. Unsichtbar gemacht werden sollen bei der inneren Sicherheit die statistisch klar ausgewiesene weit überproportionale Kriminalität im Kontext von Zuwanderung, <text:s/>in unseren Schulen das dramatische Absacken des Bildungsniveaus, wo immer weniger Deutsch verstanden wird, auf dem Wohnungsmarkt die exorbitante Überlastung durch illegal zugewanderte Ausländer, die jährlichen zweistelligen Milliardenbeträge für die Bewältigung der Folgekosten der forcierten Massenmigration. Das ist die Vernichtung unseres Wohlstands, der Knock-out für unsere Sozialsysteme. <text:s/>Überall sollen die Problemstifter in die Gesamtgruppe der Deutschen eingemeindet werden. So soll die Erkenntnis von Problemursachen verhindert werden und damit auch ein wirksames Gegensteuern. <text:s/>Und von wegen Integration! Das Gesetz meint, selbst bei der Gastarbeitergeneration – jahrzehntelang in Deutschland – von Einbürgerungstests und schriftlichen Sprachtests besser abzusehen. <text:s/>Man glaubt selbst nicht daran. Man glaubt offenbar nicht, dass die Deutsch können. Notwendig wäre daher, wie im AfD-Antrag gefordert, ein Rückgang auf die jahrzehntelang bewährte Zuerkennung der Staatsangehörigkeit per Ermessen nach deutschem Interesse. Und bitte, wessen Geburt sich hier abgespielt hat, hat doch noch lange nicht – durch verschenktes Wahlrecht – die Ermächtigung zur Gestaltung der Regierung zu erhalten. <text:s/>Diese von Rot-Grün erfundene Geburtsortsermächtigung ist komplett integrationsfern und führt regelhaft zu Mehrstaatigkeit mit zweifelhafter Doppelloyalität und dem Import von Fremdkonflikten. <text:s/>Nicht ohne Grund bestand da lange Zeit die Optionspflicht als Lackmustest für die Ernsthaftigkeit einer Entscheidung für Deutschland. Die Union wollte diese Absicherung in ihrer Koalition mit der SPD nicht mehr durchsetzen, schleifte die Optionspflicht, vergab das Wahlrecht auch ohne eindeutiges Bekenntnis zu Deutschland. Da hat die dazu erlangte Staatsbürgerschaft immer etwas von Bedientheke. Das zeigt jedem, was von einer unionsgeführten, schwarz-roten oder schwarz-grünen Koalition zu erwarten ist: Für das Linsengericht einer Kanzlerschaft werden deutsche Interessen bedenkenlos preisgegeben. Solange die Union eine Koalition mit SPD und Grünen nicht ausschließt, kann nur eine Stimme für die AfD den Interessen unserer Bürger dienen. <text:s/>Das jahrzehntelang gültige Abstammungsrecht sah die bestmögliche Gestaltungsoption eines über Jahrhunderte gewachsenen Gemeinwesens durch ein Wahlrecht für Staatsbürger in kontinuierlichem Herkommen – der Goldstandard an Integriertheit. Diese fragile Selbststabilisierung soll jetzt aufgegeben werden für eine wohlfeile Lenkung durch gestern angekommene Ausländer. <text:s/>Deutschland ist aber mehr als ein Siedlungsgebiet. Und niemand ist doch Angehöriger eines Staates nach einer Handvoll Monaten, meine Damen und Herren. Da entsteht keine Identifikation. <text:s/>Fahrlässig ausgeblendet werden dabei leider allzu häufige Tiefenprägungen fremdkulturellen Herkommens, verächtliche Haltung gegenüber Juden, Frauen, übersteigerte Ehrbegriffe mit als Stärke empfundener ausgelebter Gewaltaffinität – alles unberührt durch Sprachfähigkeit, Arbeitsplatz, Geschichtskurs, Überreichung eines Grundgesetzes. Der Mensch ist nicht machbar, sondern er begegnet uns in unhintergehbarer Vorgängigkeit. Das einfach wegzudrücken für Ideologie, ist naiv und gefährlich, für wahltaktischen Profit ein Verbrechen. <text:s/>Die sachwidrigen Pläne für die Verramschung der Staatsbürgerschaft sind nur Gipfel- und Zielpunkt einer in Gänze falschen Politik. Gipfelergebnisse sind die Aufnahme von Schulden, um noch mehr illegale Zuwanderer organisatorisch durch das System laufen zu lassen. <text:s/>Dabei sind Migranten, die schon durch sichere Drittstaaten gezogen sind, nicht mehr auf der Flucht und nach Asylgesetz zurückzuweisen. <text:s/>Oder das Narrativ der herzlosen Schleuser und ihrer armen ausgenutzten Opfer, dieser wohl chloroformierten und willenlos Verschleppten: <text:s/>Dass denen das Eindringen ins Schlaraffenland Deutschland sogar eine Lebensgefahr wert ist, daran sind doch Sie schuld, meine Damen und Herren. <text:s/>Schlepperei über Hunderte Kilometer ist so wenig Seenotrettung, wie die Menschenwürde einen Anspruch auf Aufnahme in Deutschland beinhaltet. <text:s/>Integration, eine innere Annahme von europäischen Lebensverhältnissen und Werten, ist nicht schnell durch abzusitzende Kurse erreichbar, sondern immer nur Quintessenz einer von lang her schon gelebten Verinnerlichung. Aber wenn Herr Wüst sagt: „Ein Muezzin-Ruf kann ein Beitrag zur Integration sein“, dann meint er wohl bereits die Integration von Deutschland in islamisches Herrschaftsgebiet, meine Damen und Herren. <text:s/>So viel dazu, was von der CDU zu erwarten ist. <text:s/>Die AfD hingegen setzt sich für Deutschland ein. <text:s/>Falsche Regierungspolitik: weltweite Anlockung durch überhöhte Sozialleistungen, offene Grenzen, keine Abschiebungen, dann Verstetigung ohne Schutzberechtigung durch Spurwechsel und Chancenaufenthalt, zuletzt verramschte Staatsbürgerschaft. Richtige AfD-Politik: Nutzung der Abwehrrechte aus Grund- und Asylgesetz gegenüber Migranten, die über sichere Drittstaaten kommen, Schluss mit der permanenten Grenzöffnung für Scheinflüchtlinge. Asyl ist Schutz auf Zeit. <text:s/>Deshalb keine Zementierung der illegalen Massenzuwanderung durch künstlich forcierte und sachwidrige Einbürgerung. Weg mit diesem Gesetz, meine Damen und Herren. <text:s/>Für die Bundesregierung hat das Wort Dr. Marco Buschmann.</text:p>
          </table:table-cell>
          <table:table-cell table:style-name="ce2" office:value-type="string" calcext:value-type="string">
            <text:p>Richtige AfD-Politik: Nutzung der Abwehrrechte aus Grund- und Asylgesetz gegenüber Migranten, die über sichere Drittstaaten kommen, Schluss mit der permanenten Grenzöffnung für Scheinflüchtlinge. | Deshalb keine Zementierung der illegalen Massenzuwanderung durch künstlich forcierte und sachwidrige Einbürgerung. | Asyl ist Schutz auf Zeit. | Dabei sind Migranten, die schon durch sichere Drittstaaten gezogen sind, nicht mehr auf der Flucht und nach Asylgesetz zurückzuweisen. | Unsichtbar gemacht werden sollen bei der inneren Sicherheit die statistisch klar ausgewiesene weit überproportionale Kriminalität im Kontext von Zuwanderung, <text:s/>in unseren Schulen das dramatische Absacken des Bildungsniveaus, wo immer weniger Deutsch verstanden wird, auf dem Wohnungsmarkt die exorbitante Überlastung durch illegal zugewanderte Ausländer, die jährlichen zweistelligen Milliardenbeträge für die Bewältigung der Folgekosten der forcierten Massenmigratio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7730313539505</text:p>
          </table:table-cell>
          <table:table-cell table:number-columns-repeated="1014"/>
        </table:table-row>
        <table:table-row table:style-name="ro1">
          <table:table-cell table:style-name="ce2" office:value-type="string" calcext:value-type="string">
            <text:p>99</text:p>
          </table:table-cell>
          <table:table-cell table:style-name="ce2" office:value-type="string" calcext:value-type="string">
            <text:p>26.04.2023</text:p>
          </table:table-cell>
          <table:table-cell table:style-name="ce2" office:value-type="string" calcext:value-type="string">
            <text:p>ID209913900</text:p>
          </table:table-cell>
          <table:table-cell table:style-name="ce2" office:value-type="string" calcext:value-type="string">
            <text:p>Moritz Oppelt (CDU/CSU)</text:p>
          </table:table-cell>
          <table:table-cell table:style-name="ce2" office:value-type="string" calcext:value-type="string">
            <text:p>Sehr geehrte Frau Präsidentin! Liebe Kolleginnen und Kollegen! In der heutigen Debatte wurde zu Recht schon viel über die aktuelle Migrationspolitik der Ampelregierung gesprochen. Ich will aber trotzdem noch mal kurz auf den vorliegenden Antrag der AfD-Fraktion eingehen, weil er ein anschauliches Beispiel dafür ist, wie unseriös die AfD Politik macht. <text:s/>Angesichts des Migrationsgipfels der Unionsfraktion mit über 300 Landräten, Oberbürgermeistern, Bürgermeistern und unseres daraus entstandenen detaillierten und vor allen Dingen ausgewogenen Antrags, den wir am Freitag hier im Plenum beraten, sind Sie offensichtlich mal wieder in Panik geraten und haben hastig elf Punkte zusammenkopiert, um dem irgendetwas Eigenes entgegensetzen zu können. Beim Abschreiben sind Ihnen allerdings einige ganz entlarvende Fehler unterlaufen. Auf einen möchte ich hier mal als Beispiel eingehen. <text:s/>Wir fordern in unserem Papier, dass der Bundeskanzler auf dem im Mai anstehenden Gipfel die Migrationskrise endlich zur Chefsache macht und endlich seiner Aufgabe nachkommt, als Kanzler dieses Land durch diese Krise zu führen. Sie fordern unter Punkt 2 Ihres Antrags, „den Schutz deutscher Grenzen“ zur Chefsache zu machen und „unter die Federführung des Bundeskanzleramtes zu stellen“. Was für ein Unsinn! <text:s/>Ganz Deutschland sieht, dass die Bundesinnenministerin mit der aktuellen Migrationskrise völlig überfordert ist. <text:s/>Eine mögliche Antwort darauf könnte sein, dass der Bundeskanzler die Bundesinnenministerin ersetzt. <text:s/>Das hätte auch den Vorteil, dass sie sich dann endlich in Vollzeit auf den Landtagswahlkampf in Hessen konzentrieren könnte. <text:s/>Wessen Vorteil das ist, lasse ich an der Stelle mal dahingestellt sein. Die Antwort kann aber doch nicht sein, dass wir jetzt originäre Aufgaben aus dem Bereich Inneres ins Bundeskanzleramt verlagern. <text:s/>Liebe Kolleginnen und Kollegen, die Lage ist aber viel zu prekär, als dass man sich hier jetzt ewig mit dem AfD-Antrag auseinandersetzen könnte. Deswegen will ich in meinem kurzen Beitrag auch noch einen Appell an die Ampelkoalition richten. Die Kommunen in diesem Land sind am absoluten Limit, teilweise schon über dem Limit. <text:s/>Alle Hilferufe von den kommunalen Vertretern, auch von den Vertretern aus meinem Wahlkreis, von über 30 Oberbürgermeistern, Bürgermeisterinnen und Bürgermeistern verpuffen im Nichts. <text:s/>Sie werden einfach ignoriert. <text:s/>Was es jetzt ganz dringend in dieser Migrationskrise braucht, sind ein klares Signal und – noch dringender – wirkungsvolle Maßnahmen, um eine spürbare Reduktion der irregulären Migration nach Deutschland zu bewirken. <text:s/>Einen entsprechenden Antrag bringen wir hier am Freitag ein. <text:s/>Abschließend noch einen Satz an das linke Lager. <text:s/>Legen Sie mal diese verkopften Studien beiseite, in denen zum Beispiel die Existenz von Pull-Faktoren geleugnet wird! Fahren Sie am Freitag in Ihre Wahlkreise, reden Sie dort mit den kommunalen Vertreterinnen und Vertretern, die seit über einem Jahr die ganze Arbeit machen, <text:s/>und handeln Sie entsprechend! Es ist wirklich allerallerhöchste Zeit. <text:s/>Herzlichen Dank für Ihre Aufmerksamkeit.</text:p>
          </table:table-cell>
          <table:table-cell table:style-name="ce2" office:value-type="string" calcext:value-type="string">
            <text:p>Angesichts des Migrationsgipfels der Unionsfraktion mit über 300 Landräten, Oberbürgermeistern, Bürgermeistern und unseres daraus entstandenen detaillierten und vor allen Dingen ausgewogenen Antrags, den wir am Freitag hier im Plenum beraten, sind Sie offensichtlich mal wieder in Panik geraten und haben hastig elf Punkte zusammenkopiert, um dem irgendetwas Eigenes entgegensetzen zu können. | Was es jetzt ganz dringend in dieser Migrationskrise braucht, sind ein klares Signal und – noch dringender – wirkungsvolle Maßnahmen, um eine spürbare Reduktion der irregulären Migration nach Deutschland zu bewirken. | Wir fordern in unserem Papier, dass der Bundeskanzler auf dem im Mai anstehenden Gipfel die Migrationskrise endlich zur Chefsache macht und endlich seiner Aufgabe nachkommt, als Kanzler dieses Land durch diese Krise zu führen. | Ganz Deutschland sieht, dass die Bundesinnenministerin mit der aktuellen Migrationskrise völlig überfordert ist. | In der heutigen Debatte wurde zu Recht schon viel über die aktuelle Migrationspolitik der Ampelregierung gespro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197851896286011</text:p>
          </table:table-cell>
          <table:table-cell table:number-columns-repeated="1014"/>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10100</text:p>
          </table:table-cell>
          <table:table-cell table:style-name="ce2" office:value-type="string" calcext:value-type="string">
            <text:p>Dr. Rainer Rothfuß (AfD)</text:p>
          </table:table-cell>
          <table:table-cell table:style-name="ce2" office:value-type="string" calcext:value-type="string">
            <text:p>Frau Ministerin Baerbock, meine Frage bezieht sich auf die humanitäre Katastrophe im Gazastreifen und im Libanon. Es geht um den Migrationsdruck, der sich natürlich erhöht. Die Frage: Wie schätzen Sie die Gefahr ein, dass sich die Flüchtlingsbewegung – circa 1 Million Menschen sind im Libanon im Land auf der Flucht, zusätzlich sind dort noch 1,5 Millionen Syrer als Geflüchtete – nach Europa fortsetzt? Uns könnte 2025, also zehn Jahre nach 2015, eine weitere Welle erreichen. Haben Sie dazu eine Einschätzung? – Danke. <text:s/>Herr Abgeordneter, es ging um medizinische Versorgung. Aber der Ministerin steht es frei, inwieweit sie das jetzt beantworten kann – und zwar in 30 Sekunden.</text:p>
          </table:table-cell>
          <table:table-cell table:style-name="ce2" office:value-type="string" calcext:value-type="string">
            <text:p>Es geht um den Migrationsdruck, der sich natürlich erhöht. | Die Frage: Wie schätzen Sie die Gefahr ein, dass sich die Flüchtlingsbewegung – circa 1 Million Menschen sind im Libanon im Land auf der Flucht, zusätzlich sind dort noch 1,5 Millionen Syrer als Geflüchtete – nach Europa fortsetz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8042765259742737</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6500</text:p>
          </table:table-cell>
          <table:table-cell table:style-name="ce2" office:value-type="string" calcext:value-type="string">
            <text:p>Carolin Bachmann (AfD)</text:p>
          </table:table-cell>
          <table:table-cell table:style-name="ce2" office:value-type="string" calcext:value-type="string">
            <text:p>Frau Präsidentin! Werte Kollegen! Sehr geehrte Damen und Herren! In Deutschland fehlen 800 000 Wohnungen. Die Wohnungsnot belastet die Einheimischen immer mehr. Gleichzeitig ziehen illegale Migranten in Luxushotels. <text:s/>Sehr geehrte Frau Ministerin, ist das Bauministerium nicht gegründet worden, um die Wohnungsnot, den Wohnungsmangel zu beheben? Ich darf Sie erinnern: Gemäß Ihrem Koalitionsvertrag ist Wohnen ein Grundbedürfnis. Lautstark und mantraartig haben Sie Ihre Ankündigung wiederholt, 400 000 Wohnungen jedes Jahr bauen zu wollen. Im aktuellen Haushaltsplan heißt es immer noch: Der Wohnungsbau ist zentral. – Doch es ist leise geworden um Ihre totale Zielverfehlung, die mit jedem Jahr dramatischer wird. Frau Ministerin, diese Wohnungsnot geht auch auf Ihr Konto. <text:s/>Mit Ihrer andauernden Fehlleistung haben Sie die Legitimation Ihres Amtes und Ihres Ministeriums vollständig verspielt. <text:s/>Besonders dramatisch ist die Wohnungsnot in den Großstädten. Dort leben über 16 Prozent der Menschen in überbelegten Wohnungen. Dort empfinden über 90 Prozent der Berufstätigen es als reine Glückssache, ob sie eine bezahlbare Wohnung finden oder nicht. Und warum ist das so? Weil eine andauernde und massenhafte Armutszuwanderung vor allem in die preisgünstigen Wohnungen der Ballungsräume stattfindet. <text:s/>Wie damals in der DDR bilden sich heute in ganz Deutschland lange Warteschlangen von Menschen. Steuerzahlende Einheimische stehen vor Wohnungen, in die sie nur mit viel Glück einziehen werden, während in der Nachbarschaft moderne Neubauten hochgezogen werden, in die Flüchtlinge einziehen, <text:s/>wie vor Kurzem wieder in Berlin-Pankow geschehen. Die Großstädter, welche die Überfüllung, die Verschmutzung und die Überfremdung ihrer Wohngebiete nicht mehr aushalten, sollen sich, wenn es nach der Bauministerin geht, nicht so anstellen. Die Großstädter könnten ja einfach auf das Land oder woanders hinziehen. Dazu haben Sie die Deutschen bereits mehrfach aufgefordert. <text:s/>Frau Geywitz, wer keine Wohnungen baut, aber immer mehr Menschen ins Land lässt, der erhöht die Wohnungsnot für alle, die schon da sind. <text:s/>Und wenn Sie in einer solchen Situation die Einheimischen auch noch auffordern, ihre städtische Heimat aufzugeben, dann beteiligen Sie sich an der Vertreibung der Deutschen im eigenen Land. <text:s/>Frau Geywitz, Sie sind für den größten Austausch der städtischen und mittlerweile auch der ländlichen Wohnbevölkerung in Deutschland seit dem Zweiten Weltkrieg verantwortlich. <text:s/>Dieser inländerfeindliche Kurs bestimmt auch die Ausgaben dieses Ministeriums und dieses Haushalts. <text:s/>Mit dem größten Teil Ihres Haushalts, nämlich den 2 Milliarden Euro für den sozialen Wohnungsbau und den 2,4 Milliarden Euro für das Wohngeld, finanzieren Sie vor allem die Unterbringung und die Ansiedlung der Armutszuwanderer. Auch neue und kleine Maßnahmen wie „Housing First“ gegen Wohnungslosigkeit gehen weitestgehend an den Einheimischen vorbei, weil mittlerweile 86 Prozent der Wohnungslosen Ausländer sind. Daher lehnen wir Ihren Haushaltsentwurf ab. Wohnungen werden mit den 7,4 Milliarden Euro ohnehin kaum gebaut. Auch gibt es keinerlei Anstrengungen, die Städte und Gemeinden endlich von Ihrer desaströsen Ampel- und Bundespolitik zu entlasten. <text:s/>Ich schlage daher vor, das Bauministerium wieder abzuschaffen und es in ein Remigrationsministerium umzuwandeln. <text:s/>Die frei werdenden Kapazitäten können dann in die Massenremigration, in die Entlastung der Kommunen und in die Säuberung unserer Städte investiert werden. <text:s/>Diese Maßnahmen senken die Wohnkosten, heben die Lebensqualität und schaffen so die besten Voraussetzungen für ein bezahlbares und gutes Wohnen in Deutschland. <text:s/>Waren das genügend Vorschläge von uns? <text:s/>Für die Fraktion Bündnis 90/Die Grünen hat Hanna Steinmüller das Wort.</text:p>
          </table:table-cell>
          <table:table-cell table:style-name="ce2" office:value-type="string" calcext:value-type="string">
            <text:p>Ich schlage daher vor, das Bauministerium wieder abzuschaffen und es in ein Remigrationsministerium umzuwandeln. | Die frei werdenden Kapazitäten können dann in die Massenremigration, in die Entlastung der Kommunen und in die Säuberung unserer Städte investiert werden. | Weil eine andauernde und massenhafte Armutszuwanderung vor allem in die preisgünstigen Wohnungen der Ballungsräume stattfindet. | Steuerzahlende Einheimische stehen vor Wohnungen, in die sie nur mit viel Glück einziehen werden, während in der Nachbarschaft moderne Neubauten hochgezogen werden, in die Flüchtlinge einziehen, <text:s/>wie vor Kurzem wieder in Berlin-Pankow gesche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567797899246216</text:p>
          </table:table-cell>
          <table:table-cell table:number-columns-repeated="1014"/>
        </table:table-row>
        <table:table-row table:style-name="ro1">
          <table:table-cell table:style-name="ce2" office:value-type="string" calcext:value-type="string">
            <text:p>68</text:p>
          </table:table-cell>
          <table:table-cell table:style-name="ce2" office:value-type="string" calcext:value-type="string">
            <text:p>21.11.2022</text:p>
          </table:table-cell>
          <table:table-cell table:style-name="ce2" office:value-type="string" calcext:value-type="string">
            <text:p>ID206803100</text:p>
          </table:table-cell>
          <table:table-cell table:style-name="ce2" office:value-type="string" calcext:value-type="string">
            <text:p>Roger Beckamp (AfD)</text:p>
          </table:table-cell>
          <table:table-cell table:style-name="ce2" office:value-type="string" calcext:value-type="string">
            <text:p>Frau Präsidentin! Meine Damen und Herren! Alles wird teurer. Nur Häuser und Wohnungen werden plötzlich zumindest etwas billiger. Das verwundert <text:s/>zunächst, ist das Bauen in letzter Zeit doch massiv teurer geworden. Und auch die Kaufangebote auf dem Wohnungsmarkt nehmen zu. Auch das verwundert, ist doch <text:s/>die Zahl der Baugenehmigungen für neue Wohnungen in Deutschland deutlich eingebrochen. In der Tat sind derzeit mehr Wohnungen und Häuser auf dem Markt – das <text:s/>allerdings immer noch auf einem sagenhaft hohen Preisniveau. Aber zumindest steigen die Preise erst einmal nicht weiter. <text:s/>Ist das ein Ergebnis guter Bau- und Wohnungspolitik, damit sich viele Menschen den Traum von den eigenen vier Wänden erfüllen können? Nein, leider <text:s/>nein, leider gar nicht. Wirklich freuen können sich über diese Entwicklungen die wenigsten, nur die, die schon viel Geld haben oder sehr gut verdienen. Eine <text:s/>eigene Immobilie ist für die meisten Menschen in unserem Land unerreichbarer denn je; denn Ursache des größeren Angebotes ist eben nicht, dass sehr viel mehr <text:s/>gebaut worden wäre, sondern, dass es länger dauert, bis Käufer gefunden sind. <text:s/>Gleichzeitig werden immer mehr Bauprojekte eingestellt. Eine Stornierungswelle in der Baubranche ist in vollem Gange. Zitat: <text:s/>Angesichts der oft kaum mehr kalkulierbaren Baukosten und rasch steigenden Bauzinsen werfen viele Bauherren das Handtuch, sie stellen Projekte zurück <text:s/>oder streichen sie ganz. <text:s/>So das ifo-Institut. – Die Erwartungen der Baubranche notieren auf dem tiefsten Stand seit Beginn der Erhebung im Jahre 1991. Die meisten Menschen <text:s/>können es nämlich einfach nicht mehr bezahlen. Daher machen viele Bauunternehmen zunächst einfach mal nichts. <text:s/>Die Hoffnung auf bezahlbares Wohneigentum für alle Deutschen und Einheimischen hat diese Regierung, haben Sie ausgeknipst. Und das ist geradezu <text:s/>zwangsläufig, wenn die Einnahmen der meisten Leute in unserem Land gleichbleiben, aber die Zinsen für Immobiliendarlehen massiv steigen. Diese Zinsen haben sich <text:s/>in den letzten Monaten vervierfacht: von gut 1 Prozent zu Anfang des Jahres auf jetzt 4 Prozent. Grund dafür ist die Inflation – Ihre Inflation! Die von Ihnen <text:s/>verschuldete Inflation muss runter. Solange das nicht der Fall ist, <text:s/>müssen die Menschen in unserem Land von Kosten entlastet und muss ihnen zugleich geholfen werden, finanzielle Hürden beim Eigentumserwerb zu <text:s/>überwinden. <text:s/>Gute Ideen – da können Sie gern dazwischenquaken, wie Sie möchten – <text:s/>dafür gibt es genug, hatten Sie ja selbst schon mal! Es war von Ihnen vorgesehen, <text:s/>den Bundesländern zu ermöglichen, die Grunderwerbsteuer flexibel zu handhaben, etwa mit Freibeträgen für Selbstnutzer. Diese Regierung hatte selbst <text:s/>einmal vorgesehen, eigenkapitalersetzende Darlehen einzuführen, damit Haushalte leichter Wohneigentum erwerben können. Das wäre in der Tat eine Wohnungspolitik, <text:s/>die ihren Namen verdient. Das wäre auch eine Haushaltspolitik zugunsten des eigenen Volkes. Das wären alles Wege, die vielen Menschen den Weg zu Wohneigentum <text:s/>erleichtern würden. Alles Versprechen dieser Regierung, übrigens auch der Vorgängerregierung! Passiert ist damals nichts und heute auch nichts. <text:s/>Auch Ideen wie etwa eine Hypothekenversicherung, also eine staatliche Immobilienkreditversicherung wie in den Niederlanden und wie vom Institut der <text:s/>deutschen Wirtschaft vorgeschlagen, wären ein weiterer Schritt. Aber das hat für Sie hier keine Priorität. Das findet im Haushalt eben alles nicht statt. <text:s/>Es bleibt die Frage: Wie soll eine Familie das bezahlen? <text:s/>Aber Sie widmen sich lieber Ihrem Lieblingsprojekt: Geld der Steuerzahler an Leute zu verteilen, die absehbar nichts zu unserem Land beitragen. Und <text:s/>damit meine ich ausnahmsweise mal nicht nur Asylforderer aus Afrika und dem Nahen Osten, sondern zum Beispiel auch die Milliarde für das Bundeskanzleramt. Das <text:s/>ist noch konservativ geschätzt. Ich wette mit Ihnen, 1,5 Milliarden Euro werden es mindestens. <text:s/>Frau Ministerin, niemand verlangt von Ihnen, dass Sie Wohnungen bauen. Aber den Rahmen müssen Sie richtig setzen und das Geld an die richtigen Leute <text:s/>verteilen; bauen werden dann schon andere. Aber genau das machen Sie nicht, und vielleicht wollen Sie das auch nicht. Eigentum ist verdächtig, Eigentum ist <text:s/>Freiheit – und das ist Ihr Problem. <text:s/>Es bleibt die Erkenntnis: Wer mit einem mittleren Einkommen ein Haus kaufen möchte in diesem Land, <text:s/>wird auf ein Erbe oder das Ende der Inflation hoffen müssen oder am besten auf das Ende dieser Regierung. <text:s/>Nächster Redner ist für Bündnis 90/Die Grünen Kassem Taher Saleh.</text:p>
          </table:table-cell>
          <table:table-cell table:style-name="ce2" office:value-type="string" calcext:value-type="string">
            <text:p>Und <text:s/>damit meine ich ausnahmsweise mal nicht nur Asylforderer aus Afrika und dem Nahen Osten, sondern zum Beispiel auch die Milliarde für das Bundeskanzleram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324982404708862</text:p>
          </table:table-cell>
          <table:table-cell table:number-columns-repeated="1014"/>
        </table:table-row>
        <table:table-row table:style-name="ro1">
          <table:table-cell table:style-name="ce2" office:value-type="string" calcext:value-type="string">
            <text:p>77</text:p>
          </table:table-cell>
          <table:table-cell table:style-name="ce2" office:value-type="string" calcext:value-type="string">
            <text:p>16.12.2022</text:p>
          </table:table-cell>
          <table:table-cell table:style-name="ce2" office:value-type="string" calcext:value-type="string">
            <text:p>ID207700300</text:p>
          </table:table-cell>
          <table:table-cell table:style-name="ce2" office:value-type="string" calcext:value-type="string">
            <text:p>Sebastian Fiedler (SPD)</text:p>
          </table:table-cell>
          <table:table-cell table:style-name="ce2" office:value-type="string" calcext:value-type="string">
            <text:p>Liebe Frau Präsidentin! Liebe Kolleginnen und Kollegen! Liebe Interessierte! Das ist eigentlich eine ganz gute Gelegenheit, ein paar Dinge noch mal zurechtzurücken und sozusagen das Gesamtbild noch einmal zu schärfen. Denn es ist ja so: Wir stehen deswegen erst heute hier, weil in der letzten Legislatur mit der Union leider nichts hingekriegt worden ist. Wir hätten eigentlich schon vor anderthalb Jahren ein Gesetz haben können, wenn das mit Ihnen gegangen wäre. <text:s/>Dazu habe ich aber von Ihnen gar nichts gehört. <text:s/>Bürokratie war das Hauptthema. <text:s/>Ich finde, wir haben ein ganz gutes Gesetz hingekriegt. Das gibt mir jetzt die Gelegenheit, das noch einmal auch für alle Interessierten, die sich nicht mit allen Details beschäftigt haben, in den gesamten gesellschaftlichen Rahmen einzuordnen. Ich glaube, das ist nämlich wichtig. Denn man muss erklären: Wir haben uns in der Gesellschaft gewissen Normen und Werten verschrieben. Gesetze kommen demokratisch zustande. Normengerechtes Verhalten der Menschen trägt dazu bei, dass wir im gesellschaftlichen Frieden leben können, und das ist eigentlich etwas, was insgesamt zu selten diskutiert wird. Wir sprechen viel über gesellschaftlichen Zusammenhalt, und das eine hat mit dem anderen schon sehr viel zu tun. <text:s/>Wir haben ganz viele Regulative in der Gesellschaft. Wir haben das im ganz Kleinen, in der Familie; da nennt man das „Erziehung“, wenn Verstöße gegen Normen passieren. Wir haben das in Organisationsformen: Wir kennen Schiedsgerichte bei Parteien oder bei Vereinen. Und wir kennen das auch hier im Raum: Die Frau Präsidentin kann Ordnungsmaßnahmen erlassen. Ich bin heute, ehrlich gesagt, ganz froh, dass ich nicht vor 50 Jahren geredet habe; denn, wie ich gehört habe, vor 50 Jahren hätte ich einen Ordnungsruf gekriegt, weil ich keine Krawatte trage. <text:s/>Also ist es offenbar so: Normen und Werte ändern sich auch. <text:s/>Warum ich das alles erzähle? Das ist deswegen wichtig, weil – und das müssen wir noch einmal herausschärfen – es eben bestimmte Normen und Werte gibt, wo der Unrechtsgehalt so hoch ist, dass wir sagen: Wir haben Ordnungswidrigkeiten, Straftatenbestände definiert, und wir haben das Gewaltmonopol des Staates, also die staatlichen Organisationen damit betraut, diese entsprechend zu ahnden. Aber der Punkt, über den wir heute sprechen, ist die Frage der Aufdeckung, also: Wie kommt es überhaupt zur Aufdeckung? Es ist eben wichtig, dass diese Aufdeckung aus der Gesellschaft heraus kommt, weil wir das gerade nicht dem Gewaltmonopol überlassen wollen. Dann wären wir in einem Überwachungsstaat, so wie in China. Und das wollen wir eben alle nicht. <text:s/>Wenn wir jetzt über Hinweisgeber sprechen – „Whistleblower“ ist der englische Begriff –, dann ist das etwas aus der Normalität der Gesellschaft, aus der Normalität des Alltages. Eine Zahl: Etwa 90 Prozent der Strafverfahren, die bei der Polizei bearbeitet werden, kommen nur deswegen zustande, weil es Anzeigen und Hinweise gibt, und nicht etwa, weil die Ermittlungsbehörden etwas aufgedeckt haben. Zu den größten Skandalen, über die wir hier zu diskutieren hatten, ein paar Stichworte: Panama Papers, Paradise Papers, LuxLeaks, Suisse Secrets – also die größten Steuerfälle; unser Genosse Norbert Walter-Borjans könnte ein Lied davon singen, was das bedeutet. <text:s/>Da gibt es mehr Erfolge zu verzeichnen, als die größten internationalen Strafverfolgungsermittlungen überhaupt zu Tage gefördert hatten. <text:s/>Deswegen ist das sehr wichtig, und wir sollten die Gelegenheit nutzen. Lieber Herr Dr. Plum, dazu haben Sie keine Silbe verloren, dass es eben diesen mutigen Menschen und der Courage dieser Menschen zu verdanken ist. Sie genießen unseren Respekt und unsere Anerkennung und unseren allerhöchsten Dank, und ihnen gebührt ein großer Applaus an der Stelle. <text:s/>Sie haben nur über Bürokratie geredet, keine Silbe darüber verloren, welchen wertvollen Beitrag Hinweisgeberinnen und Hinweisgeber leisten. <text:s/>Und wir müssen deswegen ein Gesetz machen, weil es eben Schwächen gibt, weil es immer mal wieder passiert, dass hinweisgebenden Personen Repressalien drohen; Sie werden zu Unrecht entlassen aus dem Unternehmen. Deswegen geht es im Prinzip in diesem Gesetz um zweierlei Dinge: Auf der einen Seite schützen wir hinweisgebende Personen vor Repressalien, und auf der anderen Seite verpflichten wir Organisationen dazu, entsprechende Stellen einzurichten, die professionell mit diesen Hinweisen umgehen können. Das ist ein wichtiger Punkt. Im Übrigen muss ich dem Bundesjustizminister selbstverständlich recht geben: Die unternehmensinterne Aufdeckung solcher Themen, solcher Korruptionsverfahren oder ähnlicher Straftaten dient natürlich der Wirtschaft, und das schützt die Wirtschaft. Es verhindert größere Skandale, und das ist doch eigentlich, finde ich, außerordentlich klar. <text:s/>Und, liebe Union, das hätten wir alles schon haben können. <text:s/>Christine Lambrecht hatte einen sehr guten Vorschlag gemacht und hatte schon Kompromisse vorgelegt, aber Sie wollten nur eine Eins-zu-eins-Umsetzung der EU-Regeln. <text:s/>Das hätte dazu geführt, dass selbst Meldungen zu Straftaten, zu Dingen, die wir hier als besonders verwerflich erachten, nicht zum Schutz von hinweisgebenden Personen geführt hatten. <text:s/>Sie machen da nach meiner Einschätzung offenbar ein paar Denkfehler. Deswegen ist es gut, dass das Struckʼsche Gesetz dazu beigetragen hat, dass jetzt gerade auch anonyme Meldungen verpflichtend bearbeitet werden müssen. Wenn Sie sich mit Unternehmensvertretern unterhalten hätten, hätten Sie gewusst, dass sie sowieso dort bearbeitet werden. Es gibt zahlreiche andere rechtliche Hintergründe, warum das – – <text:s/>– Mit allen Unternehmen, also wirklich, auch mit Mittelständlern. Ich weiß nicht, wo Sie unterwegs gewesen sind; Sie haben vielleicht nur in die Argumente in der alten Legislatur geguckt, sich aber nicht mit Praktikern unterhalten. Das haben wir getan. Wir haben sehr viel Arbeit investiert. <text:s/>Wir schützen – das hat der Kollege Thomae zu Recht gesagt – gerade in diesen Tagen natürlich auch – und das hätten Sie schon dreimal nicht gewollt – hinweisgebende Personen, die Hinweise auf verfassungsuntreue Beamte geben. Also, muss ich das tatsächlich ernsthaft noch erklären in diesen Tagen, warum das von Bedeutung ist, dass wir Staatsdiener in Uniform – – <text:s/>– Herr Brandner, dass Sie sich trauen, angesichts dieser Themen hier überhaupt den Mund aufzumachen! Da gehören schon wirklich Mut und Courage zu! <text:s/>Sie sind doch hier der Brandstifter! „Nomen est omen“, kann ich nur sagen. Ohne Ihre rechte Grundlage hätten wir diese ganzen Verschwörungsextremisten wahrscheinlich gar nicht so. <text:s/>– Hass und Hetze – genau! – aus dieser Fraktion hören wir hier jeden Tag im Plenum. <text:s/>Also, halten Sie sich lieber ein bisschen zurück! <text:s/>Es ist an der Stelle gut und richtig, dass wir hinweisgebende Personen schützen, die Hinweise auf Beamte geben, auf die Sie mit Ihren rechten Strategien abzielen. Es ist auch deswegen wichtig, weil wir das Vertrauen in die Sicherheitsbehörden stärken müssen. Das Vertrauen in die Sicherheitsbehörden ist außerordentlich gut, aber es sind Durchschnittswerte. Und man muss mal sagen: Wenn Sie sich in einen Stadtteil begeben, wo Menschen und Familien mit einer Einwanderungsgeschichte leben, dann können Sie feststellen: Das Vertrauen in die Sicherheitsbehörden ist dort nicht gut. Deswegen ist das eine von vielen Maßnahmen und Mosaiksteinen, mit denen wir das Vertrauen in die Sicherheitsbehörden stärken. Das ist im Interesse der Sicherheitsbehörden. <text:s/>Lassen Sie sich das ausgerechnet von mir gesagt sein; das ist wichtig. Deswegen müssen wir auch diesen Teil schützen. Den hätten Sie in der Vergangenheit nie mitgetragen. <text:s/>Das ist ein gutes Gesetz. Stimmen Sie dem zu, dann tun Sie etwas Gutes. <text:s/>Glück auf! Schöne Feiertage! <text:s/>Nächster Redner: für die AfD-Fraktion Fabian Jacobi.</text:p>
          </table:table-cell>
          <table:table-cell table:style-name="ce2" office:value-type="string" calcext:value-type="string">
            <text:p>Und man muss mal sagen: Wenn Sie sich in einen Stadtteil begeben, wo Menschen und Familien mit einer Einwanderungsgeschichte leben, dann können Sie feststellen: Das Vertrauen in die Sicherheitsbehörden ist dort nicht gu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7789414525032043</text:p>
          </table:table-cell>
          <table:table-cell table:number-columns-repeated="1014"/>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12600</text:p>
          </table:table-cell>
          <table:table-cell table:style-name="ce2" office:value-type="string" calcext:value-type="string">
            <text:p>Matthias Helferich (fraktionslos)</text:p>
          </table:table-cell>
          <table:table-cell table:style-name="ce2" office:value-type="string" calcext:value-type="string">
            <text:p>Sehr geehrte Frau Präsidentin! Sehr geehrte Damen und Herren! Laut der Teso-Entscheidung des Bundesverfassungsgerichts ist es die Aufgabe aller <text:s/>Verfassungsorgane, die Identität des deutschen Staatsvolkes als Träger des völkerrechtlichen Selbstbestimmungsrechts zukunftsgerichtet auf Dauer zu bewahren. <text:s/>Hierzu dient das Aufenthaltsgesetz, dessen Telos in der Steuerung und Begrenzung der Zuwanderung im Sinne Deutschlands liegt. Ihr Chancen-Aufenthaltsrecht <text:s/>richtet sich aber nicht nach deutschen Interessen, sondern trägt dem Bedürfnis der seit Jahren im Bundesgebiet geduldeten Ausländer nach einer <text:s/>Aufenthaltsperspektive Rechnung. <text:s/>– Frau Kaddor, anstatt dazwischenzuquatschen, sollten Sie sich mal lieber bei den Opfern von Ludwigshafen entschuldigen. <text:s/>Das sind die Opfer Ihrer mörderischen Migrationspolitik. <text:s/>Wer es in fünf Jahren nicht geschafft hat, Arbeit, Sprachkenntnisse oder Identität nachzuweisen, hat nicht den Aufenthalt, sondern die sofortige <text:s/>Abschiebung verdient. <text:s/>Bereits in Ihrem Gesetzentwurf vernebeln Sie die Realitäten in unserem Land. Sie behaupten einfach, Geduldete seien mehrheitlich gut integriert. <text:s/>„Chancen für den Arbeitsmarkt“, „Transformation“, „Perspektive“ – die linke Seite dieses Hauses will die gescheiterte Zuwanderungspolitik Deutschlands mittels <text:s/>Sprechverboten und Orwell’scher Wortneuschöpfung verschleiern. Doch was wir brauchen, sind nicht immer neue Verschleierungstaktiken. Was wir brauchen, ist ein <text:s/>migrationspolitischer Neuanfang in diesem Land: den Willen, das Recht endlich durchzusetzen, den Willen, abzuschieben, den Willen, den Großangriff auf die <text:s/>Identität unseres Staatsvolkes zu stoppen. <text:s/>Vielen Dank.</text:p>
          </table:table-cell>
          <table:table-cell table:style-name="ce2" office:value-type="string" calcext:value-type="string">
            <text:p>Hierzu dient das Aufenthaltsgesetz, dessen Telos in der Steuerung und Begrenzung der Zuwanderung im Sinne Deutschlands liegt. | Das sind die Opfer Ihrer mörderischen Migrationspolitik. | „Chancen für den Arbeitsmarkt“, „Transformation“, „Perspektive“ – die linke Seite dieses Hauses will die gescheiterte Zuwanderungspolitik Deutschlands mittels <text:s/>Sprechverboten und Orwell’scher Wortneuschöpfung verschleiern. | Was wir brauchen, ist ein <text:s/>migrationspolitischer Neuanfang in diesem Land: den Willen, das Recht endlich durchzusetzen, den Willen, abzuschieben, den Willen, den Großangriff auf die <text:s/>Identität unseres Staatsvolkes zu stopp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06965160369873</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1700</text:p>
          </table:table-cell>
          <table:table-cell table:style-name="ce2" office:value-type="string" calcext:value-type="string">
            <text:p>Clara Bünger (Die Linke)</text:p>
          </table:table-cell>
          <table:table-cell table:style-name="ce2" office:value-type="string" calcext:value-type="string">
            <text:p>Sehr geehrte Frau Präsidentin! Liebe Kolleginnen und Kollegen! Selbst wenn wir über den Justizhaushalt reden, kann die AfD nicht anders, als nur über Migration zu reden. Dass sie fanatisch alle Themen auf das Thema Migration lenkt und die Migration für alles zur Verantwortung zieht, ist wirklich bezeichnend für das, was sie hier liefert. Damit lenken Sie von den wesentlichen Problemen in unserer Gesellschaft ab. <text:s/>Damit möchte ich zu den Haushaltsverhandlungen kommen. Statt in die Zukunft zu investieren – das wäre dringend notwendig –, erleben wir Kürzungen in zentralen Bereichen, die unsere Demokratie stärken und schützen. Die Gefahr für unsere Demokratie ist real. Im Frühjahr gab es die größten Demonstrationen seit Gründung der Bundesrepublik, <text:s/>nicht nur in Berlin und München, sondern auch in Grimma und Aue. Menschen kämpfen für den Erhalt unserer Demokratie. Und was tut die Bundesregierung? Mittel für Projekte, die sich gegen Rechtsextremismus und Rassismus einsetzen, nicht stärken, sondern in Teilen sogar streichen, und das ist wirklich ein Riesenskandal. Diese Projekte sind das Rückgrat unserer Demokratie. <text:s/>Der Einsturz der Carolabrücke in Dresden ist eigentlich ein gutes Beispiel dafür, wie man es nicht machen sollte. <text:s/>Es gab viele Diskussionen über die Sanierung der Brücke. Genauso gibt es auch hier immer wichtige Diskussionen darüber, wie man die Demokratie erhalten soll. Aber Worte alleine reichen nicht. <text:s/>Fakt ist: Man hat die Brücke nicht saniert, und sie ist eingestürzt. Genauso ist es doch mit der Demokratie. Sie ist gefährdet, und wenn nicht konkret gehandelt wird, dann droht sie kaputtzugehen. <text:s/>Genau aus diesem Grund kann es nicht sein, dass das Demokratiefördergesetz immer noch nicht beschlossen wurde. <text:s/>Was sagen Sie den Menschen, die in ostdeutschen Kleinstädten gegen Rechtsextremismus kämpfen, oft unter realer Bedrohung für ihre Sicherheit? <text:s/>Diese Menschen brauchen mehr als Worte. Sie brauchen Unterstützung, Schutz und Investitionen. <text:s/>Während Milliarden in Rüstung und Abschottung fließen, wollen Sie die Demokratie zum Nulltarif. Doch ohne massive Investitionen wird es nicht gehen. <text:s/>Projekte wie das Anne-Frank-Zentrum oder Opferberatungsstellen stehen mit dem Rücken zur Wand. Steigender Antisemitismus und Rassismus lassen sich nicht mit Symbolpolitik bekämpfen. Hier braucht es klare, mutige Entscheidungen und Investitionen. <text:s/>Ihre Vorschläge reichen dabei bei Weitem nicht aus; denn es braucht mehr als das. Es braucht ein Sondervermögen für Demokratie. <text:s/>Wenn Sie schon die Schuldenbremse nicht anfassen wollen, Herr Buschmann, dann sorgen Sie wenigstens für eine solide Finanzierung; denn wer nicht saniert, der verliert, und zwar die Demokratie in diesem Fall. <text:s/>Kürzungen im Justizhaushalt sind ein Desaster. Die Justiz ist der Pfeiler unseres Rechtsstaates. Wir sehen Richter mit rechtsextremen Ansichten im Staatsdienst. Das darf nicht sein. Wenn Sie da nicht handeln, öffnen Sie Tür und Tor für Feinde der Demokratie. Deshalb brauchen wir einen Haushalt, der nicht nur die Gegenwart sichert, sondern auch die Zukunft. Investitionen heute sind der Schutz für die Demokratie und den Rechtsstaat von morgen. <text:s/>Vielen Dank. <text:s/>Als Nächster hat das Wort für die SPD-Fraktion Macit Karaahmetoğlu.</text:p>
          </table:table-cell>
          <table:table-cell table:style-name="ce2" office:value-type="string" calcext:value-type="string">
            <text:p>Dass sie fanatisch alle Themen auf das Thema Migration lenkt und die Migration für alles zur Verantwortung zieht, ist wirklich bezeichnend für das, was sie hier liefert. | Selbst wenn wir über den Justizhaushalt reden, kann die AfD nicht anders, als nur über Migration zu re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657919108867645</text:p>
          </table:table-cell>
          <table:table-cell table:number-columns-repeated="1014"/>
        </table:table-row>
        <table:table-row table:style-name="ro1">
          <table:table-cell table:style-name="ce2" office:value-type="string" calcext:value-type="string">
            <text:p>174</text:p>
          </table:table-cell>
          <table:table-cell table:style-name="ce2" office:value-type="string" calcext:value-type="string">
            <text:p>12.06.2024</text:p>
          </table:table-cell>
          <table:table-cell table:style-name="ce2" office:value-type="string" calcext:value-type="string">
            <text:p>ID2017417300</text:p>
          </table:table-cell>
          <table:table-cell table:style-name="ce2" office:value-type="string" calcext:value-type="string">
            <text:p>Dr. Ottilie Klein (CDU/CSU)</text:p>
          </table:table-cell>
          <table:table-cell table:style-name="ce2" office:value-type="string" calcext:value-type="string">
            <text:p>Sehr geehrte Frau Präsidentin! Liebe Kolleginnen und Kollegen! Heute also wieder eine neue Folge von Russia Today. <text:s/>Mal wieder geht es der AfD darum, ein Bild zu zeichnen, das nichts mit der Realität zu tun hat. Um es gleich klarzustellen: Sozialmissbrauch ist in Deutschland verboten, und das ist auch gut so. <text:s/>– Hören Sie mal zu! – Wer den Sozialstaat ausnutzt und zum Beispiel falsche Angaben macht, der wird hart bestraft. Als Union setzen wir uns für eine wirksame Kontrolle und schärfere Regelungen ein; der Kollege Whittaker hat einiges dazu gesagt. <text:s/>Auch deshalb kritisieren wir das Ampelbürgergeld; denn es führt zu weniger Pflichten, weniger Vermittlungen und am Ende des Tages auch zu weniger Beschäftigung. <text:s/>Aber um all das geht es der AfD mit diesem Antrag ja gar nicht. Denn was die AfD in Wahrheit will – und das hat die Debatte auch bislang gezeigt –, ist, Stimmung zu machen gegen die ukrainischen Kriegsflüchtlinge. Dabei geht es um Menschen, die vor Putins Bomben fliehen, um Familien, die vor Gewalt und Zerstörung bei uns Schutz gefunden haben. Das möchte ich auch mal sagen: Ganz klar, in dieser Notsituation helfen wir, und wir tun dies mit offenem Herzen. <text:s/>Es ist übrigens auch zutiefst menschlich, dass die Kriegsflüchtlinge ihre Familien in der Ukraine mal wieder in die Arme schließen wollen, jene, die tagtäglich ihr Leben aufs Spiel setzen, um die Freiheit der Ukraine – und, ja, übrigens auch unsere Freiheit – zu verteidigen. <text:s/>Hier also so zu tun, als wäre Sozialbetrug ein Massenphänomen, ist einfach falsch. Sie schreiben ja selbst in Ihrem Antrag, dass es überhaupt keine verlässlichen Zahlen dazu gibt. Gleichzeitig wollen Sie aber auf Grundlage von Einzelfällen aus dem berechtigten Interesse an Kontrolle einen in hohem Maße übergriffigen Staat machen. Denn wenn es nach der AfD geht – ich empfehle, Ihren Antrag noch mal ganz deutlich und klar zu lesen –, soll beispielsweise auch jeder Busreisende nach Großbritannien – egal ob Bürgergeldempfänger oder nicht – künftig polizeilich registriert werden. <text:s/>Da frage ich mich, ob Sie das eigentlich wirklich durchdacht haben; denn am Ende des Tages bedeutet das auch für Sie und Ihre AfD-Kollegen: Wenn Sie das nächste Mal Ihre Geldkoffer aus Russland holen, dann werden auch Sie registriert. <text:s/>Ziel dieses AfD-Antrags ist es doch mal wieder, Vorurteile gegen ukrainische Kriegsflüchtlinge zu schüren. Wessen Interessen Sie vertreten, haben Sie ja gestern erst wieder deutlich gemacht, als fast die komplette Fraktion der Selenskyj-Bundestagsrede ferngeblieben ist. Es ist und bleibt eine einzige Putin-Propagandashow, die Sie hier im Deutschen Bundestag abziehen, und damit ein Verrat an allem, wofür unser freiheitlich-demokratisches Deutschland steht. <text:s/>Das Wort hat der Kollege Jens Peick für die SPD-Fraktion.</text:p>
          </table:table-cell>
          <table:table-cell table:style-name="ce2" office:value-type="string" calcext:value-type="string">
            <text:p>Ziel dieses AfD-Antrags ist es doch mal wieder, Vorurteile gegen ukrainische Kriegsflüchtlinge zu schüren. | Denn was die AfD in Wahrheit will – und das hat die Debatte auch bislang gezeigt –, ist, Stimmung zu machen gegen die ukrainischen Kriegsflüchtlinge. | Es ist übrigens auch zutiefst menschlich, dass die Kriegsflüchtlinge ihre Familien in der Ukraine mal wieder in die Arme schließen wollen, jene, die tagtäglich ihr Leben aufs Spiel setzen, um die Freiheit der Ukraine – und, ja, übrigens auch unsere Freiheit – zu verteidig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5309329032897949</text:p>
          </table:table-cell>
          <table:table-cell table:number-columns-repeated="1014"/>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12700</text:p>
          </table:table-cell>
          <table:table-cell table:style-name="ce2" office:value-type="string" calcext:value-type="string">
            <text:p>Thomas Hacker (FDP)</text:p>
          </table:table-cell>
          <table:table-cell table:style-name="ce2" office:value-type="string" calcext:value-type="string">
            <text:p>Sehr geehrte Frau Präsidentin! Liebe Kolleginnen und Kollegen! Wir können heute nicht über die deutsche Vergangenheit sprechen, über den grausamen Krieg, der von Deutschland ausging, das unsägliche Leid, über Flucht und Vertreibung, den industriell organisierten Massenmord in Gaskammern und durch Erschießungen, die Aufgabe der Menschlichkeit, über die Shoah, wir können heute nicht über unsere Vergangenheit reden, ohne verbittert feststellen zu müssen: Wir sind gescheitert. Wir sind daran gescheitert, die richtigen Lehren zu ziehen, die richtigen Lehren für das friedvolle Zusammenleben von Nachbarn, Menschen und Nationen. Wir sind daran gescheitert, unser immer und immer wiederholtes „Nie wieder!“ – nie wieder Krieg, nie wieder Gewalt, nie wieder Ausgrenzung und Intoleranz, nie wieder Hass – in die Herzen und Köpfe der Menschen in unserem Land und in der Welt einzupflanzen, es mit Leben zu füllen, mit Bewusstsein, Leidenschaft und Begeisterung. Nie wieder! <text:s/>Die Bilder der letzten Tage und Monate sind grausam. Jeder Konflikt der Welt scheint in fürchterlicher Gewalt zu eskalieren: Krieg in der Ukraine, Bombardierung und Massenflucht in Bergkarabach, der fürchterliche Angriff auf Israel. Und wieder leiden Menschen – Entführungen, Vergewaltigungen, Folter, Hinrichtungen. Babys, Kleinkinder, feiernde Jugendliche, Alte werden bestialisch ermordet – vor laufender Kamera! Die Kriegspropaganda des 21. Jahrhunderts bringt das Grauen in nie gekanntem Ausmaß direkt auf unsere Smartphones – schonungslos, ungefiltert. <text:s/>All das hat Auswirkungen auf unser Land. Sorgen über die eigene wirtschaftliche Zukunft, Unsicherheit über die weitere Entwicklung der Weltpolitik, Herausforderungen durch die weltweit zunehmende Migration, Demonstrationen und Ausschreitungen, Hass und Gewalt auch auf unseren Straßen – die Sorgen der Menschen sind groß. <text:s/>Zeiten großer Verunsicherung machen empfänglich für einfache Antworten – für die vermeintlich einfachen Antworten. Rechte Populisten nutzen die Sorge und schüren sie mit Hass und Hetze gegen Ausländer und Migranten und befeuern so auch den zunehmenden Antisemitismus. Dass heute in Deutschland Wohnhäuser jüdischer Mitbürgerinnen und Mitbürger mit Davidsternen gekennzeichnet werden, ist unerträglich. Wir als Gesellschaft müssen uns dem mit ganzer Kraft entgegenstellen. <text:s/>Aber wie? Ein Baustein dafür ist sicher das zukünftige Dokumentationszentrum „Zweiter Weltkrieg und deutsche Besatzungsherrschaft in Europa“. Es wird nicht bloß ein weiteres Museum hier in Berlin sein, sondern ein Ort der Information, der Forschung, der Wissenschaft, ein Ort der Bildung, der europäischen Begegnung und der direkten Auseinandersetzung. Es ist gut, dass wir heute das Projekt auf eine neue Stufe heben – gemeinsam aus der großen Koalition der Demokraten heraus. Danke dafür! <text:s/>Es ist aber nur ein Baustein. Alle sind gefordert: Kommunen, Länder und Bund. Lehrpläne und Schulunterricht müssen den Fokus stärker auf die Zeit des Nationalsozialismus legen, auf die Parallelen zur heutigen Zeit. Reicht ein Gedenkstättenbesuch im Laufe der Schulzeit aus, um aus jungen Menschen überzeugte und leidenschaftliche Demokraten zu machen? Nein, das kann nur durch lebenslanges Lernen, durch lebenslange Auseinandersetzung erfolgen. <text:s/>Wir müssen unser Gedenkstättenkonzept überarbeiten, zügig. Wie statten wir unsere Gedenkstätten in ganz Deutschland aus? Welche Bildungsarbeit wollen wir ermöglichen? Wen wollen wir wie erreichen? Junge Menschen kommunizieren und informieren sich in sozialen Netzwerken. Aber erreichen wir sie dort mit unseren erinnerungspolitischen Angeboten? Nein. <text:s/>Der Historiker Jürgen Zimmerer hat sich kürzlich kritisch mit unserer Erinnerungskultur auseinandergesetzt. Man muss seine Einschätzungen nicht teilen; seine Beobachtungen sollten wir trotzdem diskutieren. Er stellt fest: Die jetzige Erinnerungspolitik richtet sich vor allem an Deutsche, die schon seit Generationen hier leben. – Handgreiflich ausgetragene Streitigkeiten über den Krieg in Nahost auf deutschen Schulhöfen und widerwärtige antisemitische und antiisraelische Demonstrationen in so mancher Großstadt unterstreichen dies. <text:s/>Liebe Kolleginnen und Kollegen, wir müssen uns mit unserem erinnerungspolitischen Handeln der Realität in Deutschland stellen. Wir müssen uns Hass, Hetze und Ausgrenzung entgegenstellen. Wir müssen vor allem handeln. <text:s/>Vielen Dank. <text:s/>Dr. Petra Sitte für die Fraktion Die Linke hat nun das Wort.</text:p>
          </table:table-cell>
          <table:table-cell table:style-name="ce2" office:value-type="string" calcext:value-type="string">
            <text:p>Sorgen über die eigene wirtschaftliche Zukunft, Unsicherheit über die weitere Entwicklung der Weltpolitik, Herausforderungen durch die weltweit zunehmende Migration, Demonstrationen und Ausschreitungen, Hass und Gewalt auch auf unseren Straßen – die Sorgen der Menschen sind groß.</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252516865730286</text:p>
          </table:table-cell>
          <table:table-cell table:number-columns-repeated="1014"/>
        </table:table-row>
        <table:table-row table:style-name="ro1">
          <table:table-cell table:style-name="ce2" office:value-type="string" calcext:value-type="string">
            <text:p>51</text:p>
          </table:table-cell>
          <table:table-cell table:style-name="ce2" office:value-type="string" calcext:value-type="string">
            <text:p>08.09.2022</text:p>
          </table:table-cell>
          <table:table-cell table:style-name="ce2" office:value-type="string" calcext:value-type="string">
            <text:p>ID205114000</text:p>
          </table:table-cell>
          <table:table-cell table:style-name="ce2" office:value-type="string" calcext:value-type="string">
            <text:p>Nicole Höchst (AfD)</text:p>
          </table:table-cell>
          <table:table-cell table:style-name="ce2" office:value-type="string" calcext:value-type="string">
            <text:p>Frau Präsidentin! Frau Ministerin! Meine sehr verehrten Damen und Herren! Es wird grundsätzlich: Die Haushaltsdebatte ergeht sich wieder in Orgien <text:s/>der Selbstbeweihräucherung. Dabei hat die Fortschrittskoalition sichtbar „den Rückwärtsgang eingelegt“, rügt selbst die GEW. Unser Land der Dichter und Denker, <text:s/>Erfinder, Ingenieure, Unternehmer nähert sich in Wirklichkeit in Riesenschritten einem Notstandsland an. <text:s/>Was das deutsche Bildungssystem an Blüten hervorbringt, sehen wir auch am Weltökonomen Habeck, der sich nicht entblödet hat, bei „Maischberger“ in <text:s/>aller Öffentlichkeit sinngemäß zu sagen: Bäcker- und Blumenläden werden nicht gleich insolvent; aber sie hören vielleicht erst einmal auf, zu verkaufen. Das sei <text:s/>keine klassische Insolvenz. <text:s/>Hilfe! Solche Menschen lenken die Geschicke unseres Landes! Das, meine Damen und Herren, ist ungeheuerlich und offenbart einmal mehr den <text:s/>Bildungsnotstand auf der Regierungsbank. <text:s/>Frau Ministerin, der Schwerpunkt Ihres Haushalts liegt erkennbar im Bereich Wissenschaft und Forschung – okay. Garantieren Sie endlich die Freiheit <text:s/>von Wissenschaft und Forschung! Unterbinden Sie alles, was Wissenschaft, Bildung und Forschung zu Huren der Politik macht! <text:s/>Die von Digitalität – <text:s/>Frau Abgeordnete – – <text:s/>– und Lockdowns – <text:s/>Frau Abgeordnete – – <text:s/>– geprägten Coronajahre – – <text:s/>Frau Abgeordnete –, <text:s/>Ja? <text:s/>– darf ich etwas sagen? Ich finde, dass das kein sehr parlamentarischer Wortgebrauch ist, den Sie hier benutzen, <text:s/>und ich würde Sie sehr bitten, dazu wieder zurückzukehren. <text:s/>Zensur im Bundestag. – Die von Digitalität und Lockdowns geprägten Coronajahre bei gleichzeitiger Massenzuwanderung haben in allen Bildungsbereichen <text:s/>zu einem beispiellosen Niveauverfall geführt. Die entstandenen Lücken können nicht mehr aufgeholt werden. Die psychischen und physischen Schäden an unseren <text:s/>Kindern und Jugendlichen sind kaum je wiedergutzumachen. Das darf sich keinesfalls wiederholen! <text:s/>Der Bundesrechnungshof erteilte dem DigitalPakt die Note „mangelhaft“. Das heißt für Sie: die DigitalPakt-Farce beenden oder dringend nachsteuern. <text:s/>Bedienen Sie sich hierzu gerne der Ideen aus unserem Antrag „Lehrermangel konsequent bekämpfen“. <text:s/>Ich bin sehr enttäuscht, dass so wenig Expertise aus der teuren und aufwendigen Enquete-Kommission „Berufliche Bildung in der digitalen Arbeitswelt“ <text:s/>in Ihre Arbeit einfließt. Kennen Sie die? Ihre Ergebnisse stammen aus der letzten Legislatur. Darin findet man Vorschläge und Ideen en masse, um dem zunehmenden <text:s/>Fachkräftemangel zu begegnen. Es braucht mehr Meister statt Master. Langfristig sind eine Gesellschaft und ihre Sozialsysteme dem Untergang geweiht, wenn sie <text:s/>sich im akademischen Elfenbeinturm einschließen. Wollen Sie das so? <text:s/>Eine starke Gesellschaft mit unzähligen Nettosteuerzahlern hingegen kann sich ein funktionierendes Bildungssystem mit Sozialstaat leisten, Theoretiker <text:s/>und sogar einige Orchideenfächerabsolventen inklusive. Sobald aber Parteien sich den Staat zur Beute machen und zur eigenen Machtabsicherung immer mehr Leute <text:s/>staatsabhängig beschäftigen und von der Kita an indoktrinieren statt bilden, kippt dieses Konstrukt – wie wir gerade sehen. <text:s/>Sie und Ihre Vorgänger, Sie tragen die Verantwortung für die Ver-Bildung unheiliger und unheilvoller Abhängigkeiten und den Akademisierungswahn. Sie <text:s/>von der Ampelregierung funktionieren sichtlich nach dem Motto: Halt du sie dumm; ich halte sie arm. – Mann! <text:s/>Dabei gehören die Weichen in der Bildung so dringend neu gestellt, hin zu einer Zukunft mit humanistischer Bildung, <text:s/>auf dass kritische, kreative, freiheitliche und demokratisch streitbare Geister stetig nachwachsen. <text:s/>Kommen Sie bitte zum Schluss. <text:s/>Arbeiten Sie endlich mit allen Fraktionen zusammen, Frau Ministerin! Die AfD wird, wie all die Jahre zuvor, konstruktive Vorschläge zum Haushalt <text:s/>machen und Sie in allem unterstützen, was gut ist – <text:s/>Kommen Sie bitte zum Schluss. <text:s/>– für Deutschland. <text:s/>Vielen Dank. <text:s/>Liebe Kolleginnen und Kollegen, es ist mir schon wichtig, noch mal zu sagen: Jede Kritik darf hier in diesem Hause sehr deutlich ausgesprochen <text:s/>werden, und wir haben auch schon einiges dazu gehört. Trotzdem ist die Wortwahl wichtig, und wir müssen uns nicht gegenseitig beleidigen, wenn wir Kritik <text:s/>üben. – Vielen Dank. <text:s/>Als Nächstes erhält das Wort Bruno Hönel für Bündnis 90/Die Grünen.</text:p>
          </table:table-cell>
          <table:table-cell table:style-name="ce2" office:value-type="string" calcext:value-type="string">
            <text:p>– Die von Digitalität und Lockdowns geprägten Coronajahre bei gleichzeitiger Massenzuwanderung haben in allen Bildungsbereichen <text:s/>zu einem beispiellosen Niveauverfall gefüh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970777750015259</text:p>
          </table:table-cell>
          <table:table-cell table:number-columns-repeated="1014"/>
        </table:table-row>
        <table:table-row table:style-name="ro1">
          <table:table-cell table:style-name="ce2" office:value-type="string" calcext:value-type="string">
            <text:p>129</text:p>
          </table:table-cell>
          <table:table-cell table:style-name="ce2" office:value-type="string" calcext:value-type="string">
            <text:p>13.10.2023</text:p>
          </table:table-cell>
          <table:table-cell table:style-name="ce2" office:value-type="string" calcext:value-type="string">
            <text:p>ID2012903800</text:p>
          </table:table-cell>
          <table:table-cell table:style-name="ce2" office:value-type="string" calcext:value-type="string">
            <text:p>Carmen Wegge (SPD)</text:p>
          </table:table-cell>
          <table:table-cell table:style-name="ce2" office:value-type="string" calcext:value-type="string">
            <text:p>Sehr geehrte Frau Präsidentin! Sehr geehrte Kolleginnen und Kollegen der demokratischen Fraktionen! Sehr geehrte Damen und Herren! Die politischen Stiftungen übernehmen in Deutschland und der Welt wichtige Aufgaben für das demokratische, gesellschaftliche Zusammenleben. <text:s/>Deshalb ist es richtige Tradition in Deutschland, all jene politischen Stiftungen finanziell zu fördern, die den im Bundestag vertretenen Parteien nahestehen, ein Zeichen von Pluralität in Politik und Gesellschaft und wichtig für unsere Demokratie. <text:s/>Doch diese Demokratie muss auch wehrhaft sein und sich gegen ihre Feindinnen und Feinde verteidigen. Wir müssen auf antidemokratische Angriffe vorbereitet sein. <text:s/>Ich möchte Ihnen ein Beispiel geben. Stellen Sie sich folgendes fiktives und abstraktes Szenario vor: In einer neuen Partei im demokratischen Deutschland finden sich Verfassungsfeindinnen und -feinde, Extremistinnen und Extremisten und Antidemokratinnen und -demokraten zusammen. <text:s/>Ihr Ziel ist der Sturz der freiheitlichen demokratischen Grundordnung und die Errichtung eines neuen politischen Systems, das mit unseren Vorstellungen einer liberalen, rechtsstaatlichen Demokratie nichts zu tun hat. <text:s/>Was machen wir denn, wenn diese neue – ich betone: fiktive – Partei in den Bundestag gewählt wird? Was machen wir, wenn diese Partei eine neue politische Stiftung gründet und Anträge auf Fördermittel für wissenschaftliche Studien, Stipendien, Auslandsbüros, Veranstaltungen und vieles Weitere stellt? Und was, wenn diese neue Stiftung sich nicht für, sondern gegen demokratische Werte einsetzt? <text:s/>Gerade die politischen Stiftungen arbeiten in die Breite der Gesellschaft hinein: mit politischer Bildung, gesellschaftlicher und internationaler Entwicklungszusammenarbeit, Wissenschaft und Forschung. <text:s/>Aber auch beispielsweise durch Unterstützung von Kunst, Kultur oder Journalismus tragen sie maßgeblich zur politischen Willensbildung bei. In diesem Zusammenhang will ich das erste demokratisch legitimierte Staatsoberhaupt der deutschen Geschichte zitieren, Friedrich Ebert. Er sagte: „Demokratie braucht Demokraten“. <text:s/>Ich möchte mein fiktives, abstraktes Szenario auch mit Zitaten ausschmücken. Was machen wir denn, wenn nicht aufrechte Demokratinnen und Demokraten im Geiste eines Friedrich Ebert, sondern Verfassungsfeindinnen und -feinde diese wichtigen Aufgaben einer politischen Stiftung dominieren? Menschen, die Dinge sagen wie, 50 Prozent der Covid-Patientinnen und -Patienten würden aus dem arabischen Raum stammen. Menschen, die Dinge sagen wie, wir bräuchten ein großangelegtes Remigrationsprojekt. Oder Menschen, die Dinge sagen wie, wir Deutschen seien das einzige Volk der Welt, das sich ein Denkmal der Schande in das Herz seiner Hauptstadt gepflanzt habe. <text:s/>Man stelle sich vor, Menschen mit einem solchen Gedankengut hätten wesentlichen Einfluss auf die inhaltliche Arbeit dieser fiktiven politischen Stiftung. Diese politische Stiftung soll dann auch noch staatliche Gelder bekommen? <text:s/>Deshalb ist es wichtig, dass wir hier im demokratisch gewählten Parlament gemeinsam in einer Gesetzesgrundlage Voraussetzungen für die Förderung politischer Stiftungen definieren. <text:s/>Politische Stiftungen bekommen kein Geld, wenn eine in der Vergangenheit liegende Stiftungsarbeit nicht der Förderung der freiheitlichen demokratischen Grundordnung sowie dem Gedanken der Völkerverständigung diente. <text:s/>Politische Stiftungen bekommen dann kein Geld, wenn Veröffentlichungen seitens der Stiftungen erfolgen, deren Inhalt die Erwartung begründen, dass die Stiftungsarbeit nicht der freiheitlichen demokratischen Grundordnung dienlich sein wird. <text:s/>Politische Stiftungen bekommen dann kein Geld, wenn in der Stiftung Personen mitwirken, beauftragt oder beschäftigt werden, die die inhaltliche Arbeit der Stiftung wesentlich beeinflussen können und bei denen ein hinreichender, gewichtiger Verdacht besteht, dass sie verfassungsfeindliche Bestrebungen verfolgen. <text:s/>Politische Stiftungen bekommen dann kein Geld, wenn eine verfassungsfeindliche Prägung der politischen Grundströmung, die der Stiftung zuzuordnen ist, besteht. Denn wir möchten, dass sich die geförderten politischen Stiftungen aktiv für die freiheitliche demokratische Grundordnung einsetzen und sie unter keinen Umständen bekämpfen. Es ist gut, dass das viele in diesem Parlament genauso sehen. <text:s/>An dieser Stelle: Danke an die Union und auch – selbstverständlich – an Die Linke, dass wir gemeinsam an diesem Entwurf gearbeitet haben. Besten Dank dafür! <text:s/>Überparteiliche Zusammenarbeit und eine große Mehrheit sind für dieses Gesetz essenziell. Wir nutzen das Bundesverfassungsgerichtsurteil, um unsere Demokratie noch wehrhafter zu machen. Gut so! Genau so sieht demokratische Zusammenarbeit aus. <text:s/>Vielen lieben Dank. <text:s/>Der Kollege Stefan Seidler hat seine Rede zu Protokoll</text:p>
          </table:table-cell>
          <table:table-cell table:style-name="ce2" office:value-type="string" calcext:value-type="string">
            <text:p>Menschen, die Dinge sagen wie, wir bräuchten ein großangelegtes Remigrationsprojek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5729110240936279</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4100</text:p>
          </table:table-cell>
          <table:table-cell table:style-name="ce2" office:value-type="string" calcext:value-type="string">
            <text:p>Tino Sorge (CDU/CSU)</text:p>
          </table:table-cell>
          <table:table-cell table:style-name="ce2" office:value-type="string" calcext:value-type="string">
            <text:p>Frau Präsidentin! Liebe Kolleginnen und Kollegen! Sehr geehrte Damen und Herren! Herr Minister Lauterbach, ich weiß nicht, ob Sie gestern mitbekommen haben, was hier in Berlin und was bundesweit los war. Da gehen Tausende Menschen – Pfleger, Ärzte, Krankenhausbetreiber – auf die Straßen und sagen: Es ist Alarmstufe Rot. Es ist absolut kritisch. Die Häuser stehen vor der Insolvenz. – Sie aber stellen sich hier hin und sagen: Alles ist gut, und die Reform kommt. – Also, ich weiß nicht, in welcher Realität Sie leben. <text:s/>Sie haben ja eben gesagt, es sei zynisch, was einige Krankenhäuser machen. Wenn hier aber jemand den Eindruck der Arbeitsverweigerung erweckt, dann sind Sie das. <text:s/>Mir kommt das manchmal so vor wie im Märchen „Des Kaisers neue Kleider“, dass irgendwann mal jemand sagt: Mensch, da ist doch überhaupt keine Konsistenz da. <text:s/>Aber was machen Sie? Alle Krankenhausbetreiber sagen Ihnen: Das kann so nicht weitergehen. Wir brauchen diese Reform, ja, aber wir brauchen diese Reform schnell. <text:s/>Und was machen Sie, was macht das BMG wieder einmal? Sie bringen ein Faktenblatt in Umlauf, frei nach dem Motto: Wir beobachten die Situation genau. Die Länder sind ja auch irgendwo schuld. Die Kliniken haben schon genug Hilfen bekommen. – Liebe Kolleginnen und Kollegen, diese Untätigkeit ist nichts anderes als ein krankenhauspolitischer Offenbarungseid. <text:s/>Das muss man sich mal auf der Zunge zergehen lassen: Da stehen Krankenhausbetreiber und erklären Ihnen, dass sie aufgrund der gestiegenen Inflationskosten, der gestiegenen Energiekosten, der gestiegenen Personal- und Sachkosten mit dem Landesbasisfallwert nicht hinkommen, dass sie jeden Monat Minus einfahren, dass sie nicht wissen, wie sie im nächsten Monat noch die Gehälter bezahlen sollen. Und jetzt stellen Sie sich hier hin und sagen: Wir machen jetzt mal ein Krankenhaustransparenzgesetz. – Sie tun den zweiten Schritt vor dem ersten, und das ist der große Fehler, den Sie hier machen. <text:s/>Wenn das BMG mit Faktenblättern arbeitet, dann muss die Not schon sehr groß sein. Einige Kolleginnen und Kollegen haben ja hier reingerufen, das erinnere schon sehr stark an Fake News. Ich darf Sie mal an etwas erinnern, weil Sie ja immer auf Fakten beharren, auch wenn Sie für sich immer in Anspruch nehmen, Sie seien der Einzige, der wisse, was tatsächlich die Wahrheit sei. Wenn Sie mit Fakten argumentieren, hier einmal ein paar unbequeme, alarmierende Zahlen: In diesem Jahr haben schon jetzt fünfmal so viele Krankenhäuser Insolvenz anmelden müssen wie im Jahr 2021 – fünfmal so viele Häuser, lieber Herr Kollege Lauterbach! Allein im ersten Halbjahr waren es 19 Krankenhäuser, betroffen sind 32 Standorte, weitere Insolvenzen stehen bevor. Und was machen Sie, liebe Kolleginnen und Kollegen von der Ampel? Sie vertrauen auf Ihren Minister. Sie schauen tatenlos zu; das ist der eigentliche Skandal hier. <text:s/>– Jetzt hören Sie mal zu. <text:s/>– Das trägt zum Erkenntnisgewinn bei. <text:s/>Ihr Minister hat es doch gestern im „ZDF-Morgenmagazin“ selbst gesagt. Da stellt sich ein Gesundheitsminister hin und sagt allen Ernstes: „Wir müssen Krankenhäuser abbauen, gerade in den großen Städten.“ Wir sind uns ja alle einig, dass wir eine Strukturreform brauchen. <text:s/>Aber wenn er im gleichen Atemzug sagt: „Aber es trifft jetzt die Falschen. Es ist aktuell ein unkontrollierter Prozess“ – Zitat Karl Lauterbach –, dann stelle ich fest: Wir haben einen Gesundheitsminister, der offen einen Kontrollverlust zugibt, und eine Regierungskoalition, die nichts unternimmt. Das ist fatal, liebe Kolleginnen und Kollegen. <text:s/>Herr Kollege, erlauben Sie eine Zwischenfrage aus der FDP-Fraktion? <text:s/>Ja, selbstverständlich. <text:s/>Vielen Dank, Herr Kollege Sorge, dass Sie die Zwischenfrage zulassen. – Sie haben auf die Aussage des Herrn Kollegen Lauterbach reagiert, als er davon sprach, dass die Länder ihren Verpflichtungen nicht nachkommen. Ich möchte Sie fragen, ob Sie in Ihrem Heimatbundesland, wo ja Ihre Partei den Ministerpräsidenten stellt und mit uns zusammen regiert, bereit sind, dafür zu sorgen, dass das Land Sachsen-Anhalt seinen Verpflichtungen im Rahmen der Krankenhausfinanzierung nachkommt. Denn es wird ein ganz wesentlicher Punkt bei dieser Reform sein, dass sich die Länder genau dem nicht entziehen. Das Problem kennen wir alle. Sie haben die Chance, jetzt hier zu sagen, ob Sie dafür mit uns streiten werden. <text:s/>Vielen Dank, lieber Herr Kollege Lindemann. – Das ist insofern eine sehr gute Frage, <text:s/>als dass es im Gesamtkontext der Finanzierung durchaus eine Rolle spielt. Und da stellt sich jetzt die Frage: Wie können Krankenhäuser in allen Bundesländern zukünftig besser finanziert werden? <text:s/>Es gibt kein Bundesland – auch nicht ein Bundesland, in dem Sie, liebe Kolleginnen und Kollegen der Ampel, die Verantwortung haben –, das seinen Investitionskostenverpflichtungen in voller Höhe nachkommt. <text:s/>Die Menschen wollen keine Streitereien darüber, was irgendwann schlechtgelaufen ist. <text:s/>– Entspannen Sie sich mal. Ich komme gleich dazu. Ich beantworte Ihre Frage. <text:s/>Die Strukturreform, die auf den Weg gebracht werden soll, darf aufgrund der momentanen Untätigkeit der Ampelregierung nicht zu einer kalten Strukturbereinigung führen. <text:s/>Wir als Unionsfraktion haben gestern einen Krankenhausgipfel veranstaltet. Daran haben über 300 Akteure aus dem gesamten Krankenhausbereich teilgenommen, darunter auch Akteure aus Ihren Wahlkreisen. Und egal, wen Sie fragen, da ist keiner dabei, der Ihnen sagt, dass die Krankenhausfinanzierung super läuft. Herr Lauterbach kündigt ja nun schon seit wer weiß wie lange eine Strukturreform an. Es scheint für ihn eine symptomatische Argumentationshilfe zu sein, immer dann, wenn die Not am größten ist, ein Faktenblatt vom BMG herauszugeben <text:s/>oder ein Interview zu geben, in dem gesagt wird: Jetzt wird das Problem aber wirklich gelöst. Wir werden und müssen handeln. – Aber konkrete Entwürfe, die dazu führen, dass die Probleme gelöst werden, gibt es von seinem Hause nicht. Und das ist der Kern unserer Kritik, lieber Herr Kollege Lindemann. <text:s/>– Ja, ich weiß, die Wahrheit tut weh. <text:s/>Wir debattieren ja heute über unseren Antrag, ein Vorschaltgesetz zu beschließen. Dieser Antrag wurde auch im Rahmen des gestrigen Krankenhausgipfels behandelt, für den – ich wiederhole es noch mal – über 300 Akteure nach Berlin gekommen sind. Es gab einen bundesweiten Protesttag. Der eine oder andere von Ihnen war vielleicht auch am Brandenburger Tor. Alle haben gesagt: Was wir im Rahmen dieser Reform brauchen, sind keine Reden. Wir dürfen nichts mehr auf die lange Bank schieben. Wir brauchen, bis die Reform in Kraft tritt – die Länder sind zum Glück mit involviert; das BMG macht das nicht allein –, eine Brückenfinanzierung. Genau das ist der Punkt. Wir brauchen ein Vorschaltgesetz und eine entsprechende Unterstützung der Häuser, damit es keine kalte Strukturbereinigung gibt, damit in der Fläche keine Häuser verloren gehen, die wir später brauchen. Genau das können Sie heute mit uns hier verabschieden, also stimmen Sie unserem Antrag zu. <text:s/>Erlauben Sie eine Zwischenfrage von Herrn Farle? <text:s/>Herr Farle, bitte. <text:s/>Sehr geehrte Frau Präsidentin! Sehr geehrter Herr Tino Sorge, vielen Dank, dass Sie die Zwischenfrage erlauben. – Ich möchte Ihnen nur einige Daten, die ich mir für einen anderen Redebeitrag rausgeschrieben habe, mal kurz vorlesen und die Frage stellen, ob Sie zugeben, dass die Mittel, um weitere Krankenhausschließungen künftig zu verhindern, da sind. <text:s/>24 Milliarden Euro gibt die Bundesregierung für die Ukraine aus, 10 Milliarden Euro für den Klimaschutz in Indien, das bekanntlich nicht in Deutschland liegt, sondern ganz woanders, <text:s/>30 Milliarden Euro für Massenmigration, worüber die Kommunen schon die Hände über dem Kopf zusammenschlagen, 43,8 Milliarden Euro für das Bürgergeld, das neu eingeführt wurde, 25 Milliarden Euro für die EU, wo wir Nettozahler sind. Ich werde diese Liste aus Zeitgründen nicht fortsetzen. <text:s/>Hier ist allemal genug Geld vorhanden, um etwas für unsere kranken und armen Menschen zu tun. Stimmen Sie mit mir darüber überein, dass man hier mal rangehen müsste und was für die Krankenhäuser tun müsste und dass man Probleme wie Armut beseitigen könnte, wenn man endlich aufhören würde, Panzer und Munition zu liefern, und stattdessen was für die Bevölkerung im eigenen Land tun würde? – Vielen Dank. <text:s/>Vielen Dank. – Vielleicht darf ich nur einmal darauf aufmerksam machen: Selbstverständlich gibt es das Recht, eine Zwischenfrage oder eine -bemerkung zu machen. Sie sollte sich bitte möglichst auf die Rede des Redners beziehen und bedeutet keine zusätzliche Redezeit. Ich möchte das nur noch einmal mitgeben, damit Sie das bedenken. Aber jetzt wird gerne beantwortet, wenn gewünscht. – Bitte schön. <text:s/>Herr Kollege Farle, was soll ich sagen? Die Präsidentin hat ja schon darauf hingewiesen. Auch aufgrund meiner knappen Redezeit: Ich weiß nicht, ob es den Menschen vor Ort hilft, wenn wir jetzt hier Debatten führen, was man wie hätte besser machen können. <text:s/>Uns als Unionsfraktion geht es darum, pragmatische, konstruktive Vorschläge zu machen, wie wir die Krankenhäuser, gerade in der Fläche, im ländlichen Raum, auch in Zukunft nachhaltig finanzieren können. Und dazu haben wir unseren Antrag auf Beschluss eines Vorschaltgesetzes hier ins Plenum eingebracht. Wir müssen für die Übergangsphase eine Brückenfinanzierung auf den Weg bringen. Wir brauchen insbesondere im Rahmen des Vorschaltgesetzes eine Prognose über den Finanzbedarf. Wir müssen Masseninsolvenzen verhindern. Und vor allen Dingen müssen wir auch die gestiegenen Kosten im Landesbasisfallwert abbilden. <text:s/>Herr Farle, für Ihre Frage bin ich teilweise der falsche Adressat. Sie müssten die Kolleginnen und Kollegen der Ampel fragen, wie Mittel verteilt werden. Ich kann nur für meine Fraktion sagen, dass wir in vielen Bereichen im Rahmen der Haushaltsberatungen sehr konstruktive Vorschläge gemacht haben. Wir gehen davon aus, dass diese in den Beratungen entsprechend berücksichtigt werden. Ihre anderen Fragen müssten in den jeweiligen Fachdebatten erörtert werden. <text:s/>Frau Präsidentin, ich habe ja noch etwas Redezeit. – Wir sind ein bisschen abgeschweift. Aber um wieder auf das Thema zu kommen: Es wäre ja im Grunde ganz einfach, unserem Vorschaltgesetz zuzustimmen. Wir werden jetzt genau schauen: Stimmen Sie diesem Vorschaltgesetz zu, oder geht es Ihnen ausschließlich um das vermeintliche Transparenzgesetz? Und wenn Sie sich dieses Transparenzgesetz – das ist ja semantisch sehr schön – mal genau anschauen, werden Sie feststellen, dass niemand sagt: Das ist super. – Das ist ein weiteres bürokratisches Monster, weitere Datenfriedhöfe werden geschaffen. Da Sie ja immer darauf verweisen, dass beispielsweise aus dem Krankenhausbereich keine Zahlen verfügbar seien, dass Krankenhäuser Zahlen zu Qualität und Quantität zurückhielten, <text:s/>und Sie, sehr geehrter Herr Minister, so tun, als gäbe es keine Transparenz: Das ist eine völlige Verdrehung der Tatsachen. Sie haben längst ein Qualitätsverzeichnis mit Zahlen der Deutschen Krankenhausgesellschaft. Es wird sogar vom Bundesgesundheitsministerium auf der Homepage gehostet. <text:s/>Kommen Sie bitte zum Schluss. <text:s/>Wer sich informieren will: gesund.bund.de. Dort kann man diese Zahlen abrufen. <text:s/>Stimmen Sie dem von uns vorgeschlagenen Vorschaltgesetzes zu, um Krankenhäusern neue Luft zum Atmen zu geben. Die Krankenhausreform kann ein Erfolg werden, dazu müssen aber auch die Kliniken am Netz gehalten werden. <text:s/>Herr Kollege, kommen Sie bitte zum Schluss! <text:s/>Wir können das Problem lösen. Stimmen Sie unserem Antrag zu, und dann kann die Reform noch ein Erfolg werden. <text:s/>Danke. <text:s/>Ich möchte nur noch mal sagen – ich weiß gar nicht, ob das vorhin eine ernsthafte Frage war –: Für die Beantwortung der Zwischenfragen wird Ihnen ja zusätzliche Redezeit gegeben. Sie wird nicht von Ihrer Redezeit abgezogen. Nur, dass es kein Missverständnis gibt. Dafür halte ich die Uhr an. <text:s/>Jetzt fahren wir aber fort. Dr. Janosch Dahmen spricht jetzt für Bündnis 90/Die Grünen.</text:p>
          </table:table-cell>
          <table:table-cell table:style-name="ce2" office:value-type="string" calcext:value-type="string">
            <text:p>24 Milliarden Euro gibt die Bundesregierung für die Ukraine aus, 10 Milliarden Euro für den Klimaschutz in Indien, das bekanntlich nicht in Deutschland liegt, sondern ganz woanders, <text:s/>30 Milliarden Euro für Massenmigration, worüber die Kommunen schon die Hände über dem Kopf zusammenschlagen, 43,8 Milliarden Euro für das Bürgergeld, das neu eingeführt wurde, 25 Milliarden Euro für die EU, wo wir Nettozahler si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791562557220459</text:p>
          </table:table-cell>
          <table:table-cell table:number-columns-repeated="1014"/>
        </table:table-row>
        <table:table-row table:style-name="ro1">
          <table:table-cell table:style-name="ce2" office:value-type="string" calcext:value-type="string">
            <text:p>149</text:p>
          </table:table-cell>
          <table:table-cell table:style-name="ce2" office:value-type="string" calcext:value-type="string">
            <text:p>30.01.2024</text:p>
          </table:table-cell>
          <table:table-cell table:style-name="ce2" office:value-type="string" calcext:value-type="string">
            <text:p>ID2014901800</text:p>
          </table:table-cell>
          <table:table-cell table:style-name="ce2" office:value-type="string" calcext:value-type="string">
            <text:p>Christian Görke (fraktionslos)</text:p>
          </table:table-cell>
          <table:table-cell table:style-name="ce2" office:value-type="string" calcext:value-type="string">
            <text:p>Frau Präsidentin! Liebe Kolleginnen und Kollegen! Sehr geehrte Kolleginnen und Kollegen der Ampel, sehr geehrter Herr Kurth, Ihr Haushalt offenbart eins: Sie regieren an der Lebenswirklichkeit in diesem Land vorbei. <text:s/>Denn die Wirklichkeit, meine Damen und Herren, sieht ganz anders aus: Hohe Inflation, die Wirtschaft schrumpft, die Reallöhne fallen, die Arbeitslosenzahlen steigen, <text:s/>und die Stimmung kippt. Meine Damen und Herren, liebe Sozialdemokraten, ich frage Sie: Bekommen Sie das eigentlich überhaupt noch mit? <text:s/>Ich verrate Ihnen: Die Menschen fühlen sich regelrecht verschaukelt, wenn sie den Spruch des Kanzlers noch mal hören: Niemand wird alleingelassen. <text:s/>So ist es auch mit diesem Haushalt. Da faseln die Sozialdemokraten hier etwas von Stabilität oder Entlastung, und die Grünen feiern sich dafür, dass es hier keine sozialen Einschnitte gegeben haben soll. <text:s/>In Wahrheit ist dieser Haushalt ein regelrechter Belastungshammer. <text:s/>Ob Sprit, Gas, Strom, Gastro, Schulspeisung, Krankenversicherung, all das machen Sie mit höheren Abgaben oder Steuern teurer <text:s/>und machen damit auch eine große Zahl von Menschen in diesem Land ärmer. <text:s/>Das sage nicht ich, <text:s/>sondern das sagt das Institut der deutschen Wirtschaft; das ist nicht links, sondern wirtschaftsnah. Dessen Studie macht deutlich, dass Gutverdiener besser als andere davonkommen. Konkret heißt das: Eine Spitzenverdienerfamilie hat – hören Sie gut zu! – 262 Euro mehr. Eine Alleinerziehende mit einem Durchschnittseinkommen hat nicht 144 Euro mehr, sondern weniger. – Obendrein, meine Damen und Herren, kürzen Sie natürlich: Sie kürzen bei den Asylbewerbern, Sie drohen den Arbeitslosen, und Sie schaffen den erst eingeführten Bürgergeldbonus ab. <text:s/>Und auf der anderen Seite? An den Geldadel in diesem Land, an die Reichen und die Mächtigen trauen Sie sich als Grüne und als Sozialdemokraten ebenso wenig heran wie an die Übergewinne der Mineralöl- oder der Energiekonzerne. Sie sehen als Fortschrittskoalition regelrecht zu, wie die sich im letzten Jahr hier mit ihrer Beute vom Acker machen konnten. <text:s/>Meine Damen und Herren, Sie kürzen mit diesem Haushalt in eine handfeste Wirtschaftskrise hinein. <text:s/>Wer auch nur einen Funken Ahnung hat von Wirtschaft, der weiß: Das ist nicht nur irre, das ist kontraproduktiv. <text:s/>Die deutsche Wirtschaft liegt im Koma, und Sie verpassen ihr mit diesem Haushalt einen regelrechten Aderlass. <text:s/>Meine Damen und Herren, Entlastungen wären mit diesem Haushalt für die breite Mitte überfällig. Drei Vorschläge von der Linken: Mehrwertsteuer auf Gas und Fernwärme bei 7 Prozent belassen, die Steuer auf Grundnahrungsmittel streichen, dafür mal den Aldis und den Lidls die Übergewinne abknöpfen. <text:s/>Das wäre doch mal ein Anfang, meine Damen und Herren – ein Anfang für eine Politik der Mehrheit. <text:s/>Sie als Sozialdemokraten und Sie als Grüne haben sich von diesem Finanzminister hier vorführen lassen, <text:s/>und Sie lassen vor allen Dingen die Menschen im Stich. Das ist so armselig wie Ihr Haushalt. <text:s/>Vielen Dank. <text:s/>Als Nächste hat das Wort für die SPD-Fraktion Frauke Heiligenstadt.</text:p>
          </table:table-cell>
          <table:table-cell table:style-name="ce2" office:value-type="string" calcext:value-type="string">
            <text:p>– Obendrein, meine Damen und Herren, kürzen Sie natürlich: Sie kürzen bei den Asylbewerbern, Sie drohen den Arbeitslosen, und Sie schaffen den erst eingeführten Bürgergeldbonus ab.</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988573908805847</text:p>
          </table:table-cell>
          <table:table-cell table:number-columns-repeated="1014"/>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11300</text:p>
          </table:table-cell>
          <table:table-cell table:style-name="ce2" office:value-type="string" calcext:value-type="string">
            <text:p>Jürgen Braun (AfD)</text:p>
          </table:table-cell>
          <table:table-cell table:style-name="ce2" office:value-type="string" calcext:value-type="string">
            <text:p>Frau Präsidentin! Meine sehr verehrten Damen und Herren! Liebe Kollegen! <text:s/>Der Kern einer jeden Demokratie ist die Opposition, nicht die Regierung. Regierungen gibt es auch in China, Nordkorea, Iran; aber Opposition gibt es nur in Demokratien. <text:s/>Merken Sie sich das! <text:s/>Russland wurde seines wichtigsten Oppositionellen beraubt. Auf Alexej Nawalny hatten Millionen gebildeter Russen in Moskau, Sankt Petersburg, Nowosibirsk gehofft. Sie wollten ein Vaterland, das Teil jenes gemeinsamen europäischen Hauses sein würde, von welchem schon Michail Gorbatschow gesprochen hat und für das auch Nawalny gekämpft hat. <text:s/>Für diesen Kampf musste er zuerst mit seiner Gesundheit, dann mit seiner Freiheit und schließlich mit seinem Leben bezahlen. Es spielt dabei eine untergeordnete Rolle, was für Überzeugungen er konkret vertreten hat; denn Gedanken sind keine Verbrechen. <text:s/>Wenn jemand unrechtmäßig in Haft sitzt oder verfolgt wird, sollte man sich auch dann für ihn einsetzen, wenn man seine Überzeugungen nicht teilt – im Fall Nawalny wie auch im Fall Assange. <text:s/>Dennoch lohnt heute ein Blick auf die konkreten Positionen von Nawalny, zumal die Altparteien diese Positionen nach Kräften ignorieren. Alexej Nawalny war ein Patriot, nach grün-linken Maßstäben sogar Nationalist. Er kämpfte gegen grassierende Korruption und die Erosion des Rechtsstaats. Während für ethnische Russen kaum Infrastruktur zur Verfügung steht, bereichern sich die Parteibonzen hemmungslos. Und die politische Konkurrenz wird entweder nicht zur Wahl zugelassen oder gleich verboten. Aber Nawalny kämpfte auch gegen Überfremdung. Er hat nie vergessen, dass schon die Mörder der Oppositionellen Politkowskaja und Nemzow muslimische Handlanger des Regimes waren. Er kritisierte illegale Einwanderung und die Ausbreitung des Islam auf russischem Boden. Er kritisierte die damit einhergehende Kriminalität und religiöse Radikalisierung. Er wollte auch keine Moscheeneubauten in Moskau haben; denn er war ein Patriot. Die Anteilnahme der Ampelparteien und der Union am Tod von Nawalny scheint daher mehr als fragwürdig; denn sie hätten gegen jemanden wie ihn sofort ein Parteiausschlussverfahren eingeleitet wegen sogenannter Islam- oder Ausländerfeindlichkeit und ihn keineswegs als Helden gefeiert. <text:s/>Rufen wir uns in Erinnerung: Wofür wurde Nawalny denn offiziell verurteilt? Für sogenannten „Extremismus“ und die Verbreitung „narzisstischer Ideologie“. Erinnert Sie das vielleicht an etwas, liebe Kollegen? <text:s/>Ähnlich abgefeimt wie Putin gehen Sie gegen die einzige Opposition in diesem Land vor. <text:s/>Ministerin Faeser diskutiert sogar offen ein AfD-Verbot und hetzt uns den Inlandsgeheimdienst auf den Hals. <text:s/>Mit Rechtsstaatlichkeit hat das nicht mehr das Geringste zu tun. <text:s/>Das Netzwerkdurchsetzungsgesetz der Vorgängerregierung fand sogar offiziellen Beifall in Russland und China – also Internetzensur. Über Jahre hinweg wurden in Russland Versammlungen der Opposition verboten, so auch die Demonstrationen gegen die Verhaftung von Nawalny, und zwar unter dem Vorwand von Corona. Auch das kennen wir aus dem besten Deutschland, das es je gab. <text:s/>Und nicht zuletzt: Die staatlichen Medien in Deutschland versuchen zunehmend, ein Klima der Widerspruchslosigkeit, einen politischen Einheitsbrei zu erzeugen. <text:s/>Angesichts der Bauernproteste gegen die Grünen empörte sich der Journalist Knut Bauer erst letzte Woche im zwangsfinanzierten Staatsfunk darüber, <text:s/>dass man es wagt, die Veranstaltung einer – ich zitiere – „Regierungspartei“ zu stören. Dieselbe Mentalität wie in diesen GEZ-Medien ist ähnlich in den russischen Staatsmedien zu finden. <text:s/>Auch dort gilt man als kriminell, wenn man die Regierung kritisiert. <text:s/>Auch dort werden Richterstellen politisch besetzt, auch dort Finanzströme von Privatbürgern kontrolliert. Frau Faeser hat so was ja wieder mal vor. Ministerin Faeser will also russische Verhältnisse in Deutschland. <text:s/>Regierungen gibt es überall, auch in Diktaturen. Der entscheidende Unterschied zwischen Diktaturen und Demokratien liegt nicht in der Existenz einer Regierung, sondern in der einer Opposition, einer frei und uneingeschränkt agierenden Opposition. <text:s/>Nehmen wir uns jetzt nach dem Tod eines mutigen Oppositionellen vor, diese einfache Wahrheit künftig mehr zu beherzigen, die Bürger frei wählen zu lassen und den freien politischen Wettbewerb zu fördern, statt oppositionelle Parteien verbieten zu wollen! <text:s/>Für die FDP-Fraktion hat das Wort Renata Alt.</text:p>
          </table:table-cell>
          <table:table-cell table:style-name="ce2" office:value-type="string" calcext:value-type="string">
            <text:p>Er kritisierte illegale Einwanderung und die Ausbreitung des Islam auf russischem Bod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4029637575149536</text:p>
          </table:table-cell>
          <table:table-cell table:number-columns-repeated="1014"/>
        </table:table-row>
        <table:table-row table:style-name="ro1">
          <table:table-cell table:style-name="ce2" office:value-type="string" calcext:value-type="string">
            <text:p>150</text:p>
          </table:table-cell>
          <table:table-cell table:style-name="ce2" office:value-type="string" calcext:value-type="string">
            <text:p>31.01.2024</text:p>
          </table:table-cell>
          <table:table-cell table:style-name="ce2" office:value-type="string" calcext:value-type="string">
            <text:p>ID2015000500</text:p>
          </table:table-cell>
          <table:table-cell table:style-name="ce2" office:value-type="string" calcext:value-type="string">
            <text:p>Christian Dürr (FDP)</text:p>
          </table:table-cell>
          <table:table-cell table:style-name="ce2" office:value-type="string" calcext:value-type="string">
            <text:p>Herzlichen Dank. – Frau Präsidentin! Verehrte Kolleginnen und Kollegen! Wir erleben gegenwärtig überall in Deutschland Demonstrationen gegen Rechtsextremismus mit beeindruckenden Teilnehmerzahlen. Ich selbst habe an der Demonstration in Bremen teilgenommen. <text:s/>Dort habe ich die breite bürgerliche Mitte unserer Gesellschaft angetroffen, ganz normale Menschen, die sich Sorgen um unsere freiheitliche Demokratie machen. <text:s/>Wir hatten heute Vormittag hier im Deutschen Bundestag eine Gedenkstunde für die Opfer des Nationalsozialismus. In einzigartiger Weise tragen wir Deutsche Verantwortung für unsere Geschichte und dafür, jüdisches Leben hier und überall sicher zu machen. Der barbarische Angriff der Hamas auf Israel unterstreicht diesen Auftrag und, ja, auch manche Reaktionen auf deutschen Straßen. Ich will mich deshalb in aller Deutlichkeit bei der Kollegin Britta Haßelmann und dem Kollegen Friedrich Merz für die Worte am Anfang ihrer Reden bedanken. Und ich möchte eine Wahrheit aussprechen: Dass die AfD hier heute in einem demokratischen Parlament sitzt und von Remigration spricht, ist geschichtsvergessen und gruselig, meine Damen und Herren. <text:s/>Die Bundesrepublik Deutschland hat eine lange Migrationsgeschichte, und sie verdankt ihren Wiederaufbau und das damalige Wirtschaftswunder Menschen, die zu uns gekommen sind. Wir sind ein weltoffenes Land. Herr Merz, es ist richtig und ich teile die Auffassung: Das Thema Migration bedarf Recht und Ordnung; keine Frage. Aber gleichzeitig geht vom Deutschen Bundestag heute das Signal aus: Die demokratischen Parteien der politischen Mitte stehen zu Weltoffenheit. Menschen, die zu uns kommen, die sich bei uns integrieren wollen, die ranklotzen wollen, die unser Land mit uns gemeinsam nach vorne bringen wollen, sind in Deutschland herzlich willkommen. <text:s/>Richtig ist auch, dass diese allgemeinpolitische Debatte – sie findet zweimal im Jahr statt: im letzten Jahr im September und jetzt im Januar, etwas verspätet; darauf komme ich gleich noch einmal zu sprechen – ein guter Anlass ist, um über Grundsätze der Politik zu sprechen. Herr Kollege Merz, weil Sie es vorhin angesprochen haben: Es ist gute parlamentarische Tradition, dass wir zweimal im Jahr die allgemeinpolitische Debatte im Rahmen der Beratungen zum Bundeshaushalt durchführen. Es ist deshalb gut, weil sich am konkreten Handeln von Regierung und Opposition ablesen lässt, ob man willens und in der Lage ist, das rhetorisch Vorgetragene auch in konkrete Politik umzusetzen. <text:s/>Und da, lieber Kollege Merz, liebe Kolleginnen und Kollegen der CDU/CSU – ich sage das, weil Sie es selbst angesprochen haben –, kommt von Ihrer Fraktion leider null. <text:s/>Sie kritisieren hier am Pult rauf und runter, sind aber nicht in der Lage, einen einzigen Änderungsvorschlag zum Bundeshaushalt 2024 zu machen. Das spricht Bände. Das ist ein Fehler, ein fundamentaler strategischer Fehler, den Sie aus meiner Sicht heute begangen haben; ein fundamentaler Fehler! <text:s/>Wenn Sie, Herr Merz, schon selbst keine Ideen haben, hätten Sie doch wenigstens die zahlreichen, insgesamt über 500 Änderungsanträge der FDP-Bundestagsfraktion aus der letzten Wahlperiode stellen können; viele haben Sie übrigens hier rhetorisch gerade eingeführt. Und ich will sagen: Es ist von den damaligen Änderungsanträgen zugegebenermaßen nicht mehr so viel übrig; denn die meisten Vorschläge, die wir damals vorgetragen haben, werden heute im Deutschen Bundestag in Regierungshandeln umgesetzt, meine Damen und Herren. Wir machen das real. <text:s/>Der Grund, Herr Merz, warum ich das anspreche und darauf hinweise, dass die allgemeinpolitische Debatte im Rahmen der Haushaltsberatungen stattfindet, ist folgender: Was sagt das über Ihre Partei, die sich richtigerweise anschickt, in ferner Zukunft wieder Regierungsverantwortung in Deutschland zu übernehmen, aus, dass Sie nicht einmal zu Oppositionszeiten in der Lage ist, konkrete Vorschläge zu machen? Reden ist gut, Handeln ist besser! Selbst wenn Anträge abgelehnt werden, ich ermutige Sie: Machen Sie Oppositionsarbeit! Das ist Ihr Job! <text:s/>Ich habe es vorhin angedeutet: Wir führen die abschließende Beratung des Bundeshaushalts im Januar 2024 durch wegen eines Urteils des Bundesverfassungsgerichts vom 15. November 2023, das aus meiner Sicht wegweisend war. Das Bundesverfassungsgericht hat die Schuldenbremse im Kern gestärkt und von uns eine Änderung der langjährigen Staatspraxis verlangt. Wegweisend war aber auch die Art und Weise, wie diese Koalition mit den Folgen umgegangen ist. Wir können heute feststellen, dass wir das Urteil des Verfassungsgerichts eins zu eins im Bundeshaushalt umsetzen. Zugleich wird dieser Bundeshaushalt der erste seit 2019 sein, der die Schuldenbremse wieder vollumfänglich einhält. Das ist ein Erfolg, nicht nur dieser Regierung, sondern aller Steuerzahlerinnen und Steuerzahler in Deutschland, liebe Kolleginnen und Kollegen. <text:s/>Wir können sehr gerne in den direkten Vergleich gehen. Wie haben unionsgeführte Bundesländer auf das Haushaltsurteil reagiert? Gab es harte Verhandlungen zur Neupriorisierung von Staatsausgaben? Beispiel Berlin: Der Regierende Bürgermeister Kai Wegner hält die Schuldenbremse für – Zitat – „gefährlich“. Der Berliner Rechnungshof hat die Pläne für ein neues Klimasondervermögen als unvereinbar mit dem Karlsruher Urteil gebrandmarkt. Schleswig-Holstein: Die Koalition von Herrn Günther hat Ende November eine außergewöhnliche Notsituation für 2023 und 2024 festgestellt und nimmt weiter munter Kredite auf, als ob es das Urteil nicht gegeben hätte. <text:s/>Ich weiß, es wird richtigerweise auch in diesem Haus demokratisch über die Schuldenbremse gestritten. Aber ich will mit einem Vorurteil aufhören. Es wird behauptet, die Schuldenbremse sei eine Investitionsbremse. Doch der Haushalt 2024 ist der Beweis dafür, dass das nicht der Fall ist. Denn trotz gehärteter oder gerader wegen gehärteter Schuldenbremse bringen wir umfassende Zukunftsinvestitionen auf den Weg. Diese Koalition schafft es, dass der Bundeshaushalt 2024 eine fast 50 Prozent höhere Investitionsquote hat, als das 2019 in Ihrer Verantwortung noch der Fall war. <text:s/>Im Verkehrsbereich: Wir investieren in Schiene, in Straße, in Wasserstraße im Vergleich zum letzten Jahr 40 Prozent mehr. Liebe Kolleginnen und Kollegen der Union, das ist einerseits eine Leistung dieser Koalition, andererseits aber auch die notwendige Antwort auf – sagen wir es offen – eine katastrophale Infrastrukturpolitik der Verkehrsminister Alexander Dobrindt und Andreas Scheuer. Es war katastrophal, was Sie gemacht haben! <text:s/>Das räumen wir jetzt auf. Das korrigieren wir. Es war ein Fehler, sich jahrelang nicht um die deutschen Brücken zu kümmern, sondern sich lieber mit einer Ausländermaut zu beschäftigen. <text:s/>Wir investieren 12 Milliarden Euro in die Grundlage für die Aktienrente, für das Generationenkapital. Das ist einerseits eine Leistung dieser Koalition, andererseits angesichts eines immer weiter steigenden Bundeszuschusses in die gesetzliche Rentenversicherung aber auch bitter notwendig. Wir brauchen mehr Kapitaldeckung. Herr Merz, es war ein Fehler, dass Sie in den langen Jahren einer CDU-geführten Bundesregierung nicht mit dem überfälligen Einstieg in die Kapitaldeckung unserer Rente angefangen haben. Das korrigieren wir jetzt mit diesem Bundeshaushalt, meine Damen und Herren. <text:s/>Und wir sorgen dafür, dass die Steuerquote in Deutschland sinkt. Zum 1. Januar 2024 – der Bundeskanzler hat es vorhin angesprochen – haben wir die arbeitende Mitte bei der Lohn- und Einkommensteuer erneut um 15 Milliarden Euro entlastet. <text:s/>Das ist einerseits eine Leistung dieser Koalition, andererseits angesichts eines langjährigen steuerpolitischen Stillstands in Deutschland und immer weiter zunehmender Belastung der arbeitenden Mitte in Ihrer Regierungsverantwortung aber auch bitter notwendig. Um es in aller Klarheit zu sagen: Das ist ein Fehler, den diese Koalition jetzt für die arbeitende Mitte in unserem Land korrigiert. <text:s/>Sie riefen vorhin bei der Rede des Bundeskanzlers dazwischen, er würde wie ein Generalsekretär sprechen. Ich habe neben Bijan Djir-Sarai gesessen. Ich finde, Generalsekretäre sind ganz wunderbare Redner; um das nochmal zu unterstreichen. Aber ich will auf etwas anderes hinaus. Ich habe nämlich gelesen, was Ihr Generalsekretär in Bezug auf steuerliche Reformen in Deutschland gesagt hat. Er hat gesagt, man müsse bei der Einkommensteuer eine Rechtsverschiebung des Tarifs machen, um die arbeitende Mitte zu entlasten. Genau das tut diese Koalition. <text:s/>Ich habe mir die Frage gestellt: Wenn Sie solche Dinge im Kopf haben, warum bringen Sie sie nicht in den Bundestag ein? Für Sie sind Steuersenkungen immer nur Wahlkampfthema, nie Regierungs- und Parlamentshandeln. Das unterscheidet uns von Ihnen, liebe Kolleginnen und Kollegen. <text:s/>Ich will einen weiteren Punkt ansprechen. Das Startchancen-Programm, das wir mit diesem Bundeshaushalt absichern, das unsere Bundesbildungsministerin Bettina Stark-Watzinger auf den Weg bringt, wird in den kommenden zehn Jahren 4 000 Schwerpunktschulen mit insgesamt 20 Milliarden Euro unterstützen. Wir helfen damit 1 Million Kinder in unserem Land. Das ist einerseits eine Leistung dieser Koalition, andererseits angesichts der schlechten PISA-Ergebnisse in unserem Land aber auch bitter notwendig. Herr Merz, es war ein Fehler, dass das Bildungsministerium in Deutschland jahrelang von durchsetzungsschwachen Bundesministerinnen Ihrer Partei besetzt worden ist. Das hat sich jetzt geändert, liebe Kolleginnen und Kollegen. <text:s/>Ich sage das deshalb, weil wir viel über Zukunftschancen reden. Ich bin dankbar, dass sich die Länder am Ende des Tages bewegt haben, und hoffe, dass sie sich noch weiter bewegen werden und genau dieses Startchancen-Programm zur Unterschrift kommt. <text:s/>Aber es geht ja in der Bildungspolitik um mehr als darum, wer recht hat oder wer nicht recht hat. Es geht um wesentlich mehr: Es geht um die Chancen junger Menschen. <text:s/>Es ist die himmelschreiendste soziale Ungerechtigkeit in Deutschland, dass die Chancen junger Menschen vom Elternhaus abhängen. Das muss sich ändern! Jeder junge Mensch hat eine Chance verdient. Da geht es nicht um soziale Unterstützung, sondern um faire Bildungschancen, und das setzen wir in dieser Koalition um, liebe Kolleginnen und Kollegen. <text:s/>Herr Merz, Sie haben richtigerweise auch über die wirtschaftliche Situation in unserem Lande gesprochen, die herausfordernd ist. Das teile ich ausdrücklich. Ich will hinzufügen: Manchen Vorwurf lasse ich mir allerdings nicht machen, nämlich den, dass wir hinter dem Scherbenhaufen, den Sie angerichtet haben, nicht schnell genug hinterherkehren. <text:s/>Wir haben etwas getan: Wir haben beispielsweise die Stromsteuer für das produzierende Gewerbe um 96 Prozent gesenkt und das Zukunftsfinanzierungsgesetz für Start-ups verabschiedet; der Bundeskanzler sprach davon. Wir haben hier national das getan, was notwendig ist, um unseren Gründungsstandort zu stärken. Und schließlich: Mit dem Wachstumschancengesetz entlasten wir die Unternehmen in Deutschland und setzen ein sehr wichtiges Signal für Investitionsanreize und Forschungsvorhaben bei neuen Technologien. <text:s/>Ich will in aller Deutlichkeit sagen: Ich verstehe Ihre Strategie bei genau dieser Zukunftsfrage nicht. <text:s/>Der Bundesfinanzminister hat in seiner Rede in der finanzpolitischen Debatte gestern gesagt, dass ihm der Kollege Mathias Middelberg aus meinem geschätzten Heimatland Niedersachsen, der vor ihm geredet hatte, vorkomme wie ein Marsianer, der vor 14 Tagen hier im Deutschen Bundestag gelandet ist, sich umschaut, was aus Deutschland geworden ist und wo die Probleme liegen: dass in der Vergangenheit zu wenig in die Infrastruktur investiert worden ist und wirtschaftliche Herausforderungen da sind. <text:s/>Ich muss eines feststellen nach den Debatten zu den Einzelplänen am gestrigen Tag und Ihrer Rede am heutigen Mittag, Herr Kollege Merz: Herr Bundesfinanzminister, wir haben es nicht mit einem einzelnen Marsianer zu tun. Es ist eine Invasion von Marsianern, die wir hier erleben, die sich offensichtlich an nichts, aber auch gar nichts erinnern können und jetzt nicht einmal in der Lage sind, das Wachstumschancengesetz durch den Bundesrat zu bringen. Das wäre Ihre Aufgabe als CDU/CSU in dieser harten Situation, auch für die deutsche Volkswirtschaft, liebe Kolleginnen und Kollegen. <text:s/>Ich will zum Schluss sagen, weil am Anfang in verschiedenen Reden auch über Migrationspolitik gesprochen worden ist: Ja, ich habe gesagt, dass wir Recht und Ordnung durchsetzen und das Ganze mit Weltoffenheit verbinden müssen. Deswegen haben wir das Fachkräfteeinwanderungsgesetz hier im Bundestag beschlossen und das Staatsangehörigkeitsrecht novelliert. <text:s/>Aber eines finde ich besonders spannend: Als ich als Fraktionsvorsitzender der FDP im letzten Oktober gesagt habe, dass ich von den Ministerpräsidenten in der MPK am 6. November eine klare Zusage zur Bezahlkarte erwarte, da war das Wort „Bezahlkarte“ im Wortschatz der Union noch gar nicht verankert. <text:s/>Dass Sie sich jetzt hierhinstellen und die Bezahlkarte hochleben lassen, ist ein Treppenwitz der Geschichte. <text:s/>Ich bin dankbar – und der Kanzler hat es gesagt –, dass endlich der klaren Positionierung meiner Partei und dieser Koalition beim Thema Bezahlkarte Folge geleistet wird. Boris Rhein hat erklärt: Sie kommt in allen 16 Ländern. – Das ist ein gutes Signal und zeigt übrigens, dass Deutschland insgesamt handlungsfähig ist. <text:s/>Also: Bitte mehr Zeitung lesen, dann sind Sie auch up to date bei Ihren Haushaltsreden, Herr Merz! <text:s/>Ich danke Ihnen. <text:s/>Für die Unionsfraktion hat jetzt das Wort Alexander Dobrindt.</text:p>
          </table:table-cell>
          <table:table-cell table:style-name="ce2" office:value-type="string" calcext:value-type="string">
            <text:p>Herr Merz, es ist richtig und ich teile die Auffassung: Das Thema Migration bedarf Recht und Ordnung; keine Frage. | Und ich möchte eine Wahrheit aussprechen: Dass die AfD hier heute in einem demokratischen Parlament sitzt und von Remigration spricht, ist geschichtsvergessen und gruselig, meine Damen und Herren. | Deswegen haben wir das Fachkräfteeinwanderungsgesetz hier im Bundestag beschlossen und das Staatsangehörigkeitsrecht novelliert. | Die Bundesrepublik Deutschland hat eine lange Migrationsgeschichte, und sie verdankt ihren Wiederaufbau und das damalige Wirtschaftswunder Menschen, die zu uns gekommen sind. | Ich will zum Schluss sagen, weil am Anfang in verschiedenen Reden auch über Migrationspolitik gesprochen worden ist: Ja, ich habe gesagt, dass wir Recht und Ordnung durchsetzen und das Ganze mit Weltoffenheit verbinden müss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4109623432159424</text:p>
          </table:table-cell>
          <table:table-cell table:number-columns-repeated="1014"/>
        </table:table-row>
        <table:table-row table:style-name="ro1">
          <table:table-cell table:style-name="ce2" office:value-type="string" calcext:value-type="string">
            <text:p>68</text:p>
          </table:table-cell>
          <table:table-cell table:style-name="ce2" office:value-type="string" calcext:value-type="string">
            <text:p>21.11.2022</text:p>
          </table:table-cell>
          <table:table-cell table:style-name="ce2" office:value-type="string" calcext:value-type="string">
            <text:p>ID2068017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Inflation im zweistelligen Bereich, schrumpfende Wirtschaft, astronomische <text:s/>Energiekosten mit Pleitewellen und Arbeitsplatzvernichtung, fortlaufende Masseneinwanderung in die Sozialsysteme, inflationsgetriebene Rekordsteuereinnahmen bei <text:s/>gleichzeitiger Rekordneuverschuldung von circa 200 Milliarden Euro, Doppel-Wumms: Und Sie, Herr Finanzminister Lindner, behaupten allen Ernstes, die <text:s/>Schuldenbremse werde eingehalten. Ihr Bundeshaushalt verschleiert doch nur die katastrophale Situation unserer Staatsfinanzen. <text:s/>Wofür geben Sie das Geld aus, das Sie überhaupt nicht haben? Circa 65 Milliarden Euro werden ans Ausland verschenkt. Wenn Sie das nicht glauben, lesen <text:s/>Sie das doch beim Kieler Institut für Weltwirtschaft nach. Seit 2010 haben sich die Zahlungen an die EU von 18 auf 33 Milliarden Euro erhöht. Das ist doppelt so <text:s/>viel wie für Bildung und Forschung. Mehr als 10 Milliarden Euro kostet die Vollversorgung von 600 000 Ukrainern in unserem Land. <text:s/>Für das leistungslose Bürgergeld sind 24 Milliarden Euro eingeplant. 200 Milliarden Euro Energiepreisbremse könnte man sparen, wenn die intakte <text:s/>Pipeline von Nord Stream 2 für günstiges russisches Gas geöffnet würde. Weitere 6,5 Milliarden Euro für die Flüssiggasterminals sind dann ebenfalls unnötig. <text:s/>10 000 neue Mitarbeiter für die Ministerien sollen den Berliner Wasserkopf aufblähen; <text:s/>nicht zu vergessen: die 777 Millionen Euro für das exorbitant teure Kanzleramt. <text:s/>Und noch eines: So notwendig die 100 Milliarden Euro für die Ertüchtigung unserer Bundeswehr sind: Wieso wollen Sie Kampfjets und Hubschrauber in den <text:s/>USA einkaufen und keinerlei Kompensationsgeschäfte zur Bedingung machen? Deutsche Unternehmen sollen nicht einmal bei Wartungen, Instandhaltungen berücksichtigt <text:s/>werden. Sie finanzieren damit den Aufschwung in den USA mit enormen Schulden für kommende Generationen, <text:s/>enteignen inflationär Deutsche, damit in den USA Wertschöpfung, Innovation und Steuereinnahmen sprudeln. <text:s/>Sie zerstören unsere eigene Wirtschaftskraft und unseren Mittelstand – das ist Deindustrialisierung – und ersetzen die Gasabhängigkeit von Russland <text:s/>durch die LNG-Abhängigkeit von teurem Gas aus den USA. Machen Sie Schluss damit, und kümmern Sie sich mal um die deutschen Interessen in Deutschland! <text:s/>Vielen Dank, meine Damen und Herren. <text:s/>Es folgt für Bündnis 90/Die Grünen die Kollegin Jamila Schäfer.</text:p>
          </table:table-cell>
          <table:table-cell table:style-name="ce2" office:value-type="string" calcext:value-type="string">
            <text:p>Inflation im zweistelligen Bereich, schrumpfende Wirtschaft, astronomische <text:s/>Energiekosten mit Pleitewellen und Arbeitsplatzvernichtung, fortlaufende Masseneinwanderung in die Sozialsysteme, inflationsgetriebene Rekordsteuereinnahmen bei <text:s/>gleichzeitiger Rekordneuverschuldung von circa 200 Milliarden Euro, Doppel-Wumms: Und Sie, Herr Finanzminister Lindner, behaupten allen Ernstes, die <text:s/>Schuldenbremse werde eingehal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49321150779724</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10100</text:p>
          </table:table-cell>
          <table:table-cell table:style-name="ce2" office:value-type="string" calcext:value-type="string">
            <text:p>Petra Nicolaisen (CDU/CSU)</text:p>
          </table:table-cell>
          <table:table-cell table:style-name="ce2" office:value-type="string" calcext:value-type="string">
            <text:p>Moin, Herr Präsident! Liebe Kolleginnen und Kollegen! Lassen Sie uns jetzt doch mal aus kommunaler Sicht einen Blick auf den Haushaltsentwurf des Innenministeriums werfen. Erst einmal etwas Erfreuliches: Opposition wirkt. Nachdem der Digitalfunk der Blaulichtorganisationen in den vergangenen Ampeljahren sträflich vernachlässigt worden ist – Kollege Gerster, ich erinnere an der Stelle an die IMK im Jahr 2021: da hat man sich schon auf den Zettel geschrieben, das TETRA-Netz auf Breitband umzustellen; da ist bisher nichts passiert –, passiert jetzt ein bisschen was, und das ist gut so. Der Betrieb des Digitalfunknetzes – ich rede jetzt nur vom Betrieb – ist jetzt im Gegensatz zu 2024 sichergestellt. Es wird diesmal wohl keine Brandbriefe Ihrer eigenen Behördenleiter und Innenminister der Länder an Sie geben. Glückwunsch also! In Zahlen heißt das: Die zuständige Bundesanstalt bekommt 450 Millionen Euro für die Aufrechterhaltung des Funknetzes. Das ist eine ganz notwendige Erhöhung. <text:s/>Wir haben uns als Union mächtig dafür ins Zeug gelegt – ich danke Staatssekretär Saathoff auch für ein Gespräch, das ich im Ministerium führen durfte –, und damit ist die Wichtigkeit der kritischen Kommunikationsinfrastruktur bei Ihnen im Haus jetzt auch erkannt. <text:s/>Bitte setzen Sie als Träger des Rettungswesens auch in Zukunft für unsere Kommunen die richtigen Prioritäten! <text:s/>Damit leider schon genug des Lobes! <text:s/>Denn 2025 sollen nach dem Willen der Bundesregierung die Mittel für den Umgang mit Zuwanderung zurückgefahren werden, insbesondere – man ist schon darauf eingegangen – ist die Halbierung der Mittel für die Durchführung der Integrationskurse geplant. Das zeugt vor dem Hintergrund der Migrationslage von einer Realitätsverweigerung der Bundesregierung, kann ich an der Stelle nur sagen. <text:s/>Sie stellen ja nicht einmal die benötigten Finanzmittel bereit, um die Kommunen überhaupt in die Lage zu versetzen, mit den Folgen des Regierungsversagens umgehen zu können. Wie das in den Kommunen ankommt, muss ich Ihnen, glaube ich, nicht mehr erklären: schlecht. <text:s/>Bemerkenswert ist auch, dass die geplanten Ausgaben im Bereich der gleichwertigen Lebensverhältnisse deutlich von 2 Millionen Euro im Jahr 2024 auf 80 000 Euro im Jahr 2025 – da geht es um den Posten „Kosten im Zusammenhang mit Dialog- und Begegnungsformaten“ – zurückgefahren werden sollen. Es mag ja sein, dass Sie, Frau Bundesministerin, meinen, mit der Vorlage des Gleichwertigkeitsberichtes 2024 sei das Thema erst einmal erledigt. Aber dem ist doch mitnichten so; denn die Frage gleichwertiger Lebensverhältnisse ist für uns ein Dauerthema, das nicht periodisch behandelt werden kann, sondern natürlich kontinuierlich behandelt werden muss. <text:s/>Und hier muss auch das Bundesinnenministerium ein bisschen mehr Weitsicht zeigen. <text:s/>Gleiches gilt für das THW. Mein Kollege Throm ist darauf schon eingegangen: Es gibt eine ernste Lage. Die kann ich auch aus Schleswig-Holstein so bestätigen; denn die Frage ist, ob das Bauprogramm des THW überhaupt umgesetzt werden kann. Meine Schleswig-Holsteiner haben sechs Liegenschaftsprojekte, die umgesetzt werden sollen. Ist es denn überhaupt so, Frau Ministerin, dass die umgesetzt werden können? <text:s/>Kollegin, kommen Sie zum Schluss, bitte? <text:s/>Das ist mit einem großen Fragezeichen versehen, und auch die Umsetzung der ersten 30 Liegenschaften im Rahmen dieses Programms steht infrage. Auch hier brauchen wir eine klare Antwort. <text:s/>Frau Kollegin, bitte, Sie haben einen letzten Satz. Dann entziehe ich Ihnen das Wort. <text:s/>Mit dem Entwurf des Bundeshaushalts 2025 verstetigt sich wirklich die Tendenz, dass die Bundesregierung die Kommunen im Regen stehen lässt. <text:s/>Vielen Dank für die Aufmerksamkeit. <text:s/>Nächste Rednerin ist die Kollegin Bettina Lugk, SPD-Fraktion.</text:p>
          </table:table-cell>
          <table:table-cell table:style-name="ce2" office:value-type="string" calcext:value-type="string">
            <text:p>Denn 2025 sollen nach dem Willen der Bundesregierung die Mittel für den Umgang mit Zuwanderung zurückgefahren werden, insbesondere – man ist schon darauf eingegangen – ist die Halbierung der Mittel für die Durchführung der Integrationskurse geplant. | Das zeugt vor dem Hintergrund der Migrationslage von einer Realitätsverweigerung der Bundesregierung, kann ich an der Stelle nur sa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087422013282776</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09500</text:p>
          </table:table-cell>
          <table:table-cell table:style-name="ce2" office:value-type="string" calcext:value-type="string">
            <text:p>Norbert Kleinwächter (AfD)</text:p>
          </table:table-cell>
          <table:table-cell table:style-name="ce2" office:value-type="string" calcext:value-type="string">
            <text:p>Vielen Dank. – Frau Präsidentin! Gestatten Sie mir bitte, zunächst den Kollegen von der Linken zur Auflösung ihrer Fraktion aufrichtig zu kondolieren. <text:s/>Sie waren ja immer bekannt für die ganz kurzen Anträge – ein oder zwei Seiten –, die eigentlich kaum der Besprechung würdig waren. In tiefer Anteilnahme hat die CDU/CSU nun beschlossen: Eine Fraktion, die schlechte Anträge im Bundestag stellt, muss es ja geben. – Deswegen haben Sie beherzt nach der roten Laterne gegriffen und diesen Gesetzentwurf mit dem Titel „Asylbewerberleistungsweiterentwicklungsgesetz“ eingebracht. Und eine Seite ist Ihnen noch zu viel. Sie beantragen, ein Wort zu ändern. Das ist Ihre Leistung, Ihr Beitrag hier im Plenum. <text:s/>Es geht um die Dauer des Bezugs von Asylbewerberleistungen. Das ist das, was ein Asylbewerber, ein noch nicht anerkannter Flüchtling, bekommt, bevor er ins Bürgergeld wechseln soll. Statt 18 Monaten, die es bisher sind, wollen Sie 36 Monate. Das ist durchaus begründbar – anders als Frau Nasr gesagt hat –; denn mittlerweile haben wir die Situation, dass man sieben Monate braucht, um überhaupt einen Bescheid zu bekommen. Und dann klagen viele auf Steuerzahlerkosten. Das ist natürlich ein falsches Konstrukt, inthronisiert von Angela Merkel und der CDU. Jedenfalls gibt es dann noch 27 Monate, bis das Gerichtsverfahren beendet ist. Natürlich ist es nicht richtig, die Leute da nach 18 Monaten ins Bürgergeld zu schicken; das ist völlig klar. <text:s/>Aber mal ganz ehrlich, verehrte Kolleginnen und Kollegen von der Union: Sie haben dieses Thema intellektuell völlig unterbelichtet. Es reicht doch nicht, über eine Dauer nach dem Asylbewerberleistungsgesetz zu plaudern. Wir waren da als AfD übrigens schon letztes Jahr viel weiter. Wir haben Ihnen einen konkreten Antrag vorgelegt, in dem steht, was wir machen müssen – dieses Jahr auch noch mal, im März. Wir brauchen Sachleistungen statt Geldleistungen. Wir müssen es endlich strafbar machen, wenn jemand bei der Einreise lügt und unter Lügen ein Asylverfahren anstrebt. <text:s/>Das brauchen wir. Wir brauchen nicht den automatischen Transport ins Sozialleistungssystem. Sie haben das eingeführt. <text:s/>– Ach, kommen Sie! <text:s/>Wissen Sie, was mich neben den Flachwitzen des Herrn Kollegen hier am meisten enttäuscht? <text:s/>Das ist, dass Sie Ihre eigene Rechtsetzung nicht nachvollziehen. In der Tat war es nämlich allein die CDU, die ständig an der Dauer des Leistungsbezugs im Asylbewerberleistungsgesetz herumgetrickst hat: 1993 unter Kohl eingeführt mit 12 Monaten Wartezeit, 1997 unter Kohl auf 36 Monate Wartezeit geändert und 2007 unter Merkel sogar auf 48 Monate. Hört! Hört! Sie waren schon mal viel weiter, selbst unter Merkel, bis Sie dann entschieden haben, dass Sie jetzt mal eben komplett links-grün werden. <text:s/>2015 ging es runter auf 15 Monate Wartezeit und 2019 auf 18 Monate Wartezeit wieder rauf. Und jetzt wollen sie selber plötzlich wieder auf 36 Monate gehen. – Wissen Sie, Sie haben nicht nur keine Ahnung von dem, was Sie da einbringen, <text:s/>sondern Sie opfern auch noch unser Rechtssystem Ihrer Willkür der Rechtsetzung. <text:s/>Jetzt komme ich zu Frau Nasr, die ja verneint hat, dass es Pull-Faktoren gibt; sie fliehen ja alle. Dann beantworten Sie mir mal diese Frage, werte Frau Kollegin: Warum bekommen wir rund 30 000 Migranten im Monat, während Polen nur 850, Dänemark 250 und Tschechien 100 bekommt? Warum? <text:s/>– Nein, weil es Geld gibt, werte Frau Kollegin Klose. Es gibt Kohle. In Polen gibt es nämlich gerade mal 40 Tage lang 40 Zloty am Tag; das war's. In Dänemark gibt es 7,61 Euro am Tag. Tschechien zahlt nur Unterkunft und Verpflegung und kein Geld. Und in Deutschland gibt's umfangreiches Taschengeld: 182 Euro. <text:s/>Das ist ein Haufen Geld für einen Afghanen, der zu Hause ein Durchschnittseinkommen von 33 Euro im Monat bekommt, <text:s/>und das sind 50 Euro mehr, als wir einem Senioren im Pflegeheim an monatlichem Taschengeld geben. Es ist doch eine Schande, dass wir hier im Endeffekt so einen Unterschied machen zwischen den Asylbewerbern und den Menschen in Pflegeheimen. <text:s/>Es ist vollkommen klar: Wir brauchen Sachleistungen statt Geldleistungen. Es kann auch nicht mehr der Fall sein, dass jeder, der die Grenze überquert, hier ein Aufenthaltsrecht hat. Und wir müssen Lügen im Asylverfahren strafbar machen. <text:s/>Kommen Sie bitte zum Schluss. <text:s/>Bei dieser intellektuellen Untererfassung, die die Union hier abgeliefert hat, wünscht man sich ja fast die Anträge der Linken zurück. <text:s/>Die nächste Rednerin ist Stephanie Aeffner für die Fraktion Bündnis 90/Die Grünen.</text:p>
          </table:table-cell>
          <table:table-cell table:style-name="ce2" office:value-type="string" calcext:value-type="string">
            <text:p>Das ist das, was ein Asylbewerber, ein noch nicht anerkannter Flüchtling, bekommt, bevor er ins Bürgergeld wechseln soll. | In der Tat war es nämlich allein die CDU, die ständig an der Dauer des Leistungsbezugs im Asylbewerberleistungsgesetz herumgetrickst hat: 1993 unter Kohl eingeführt mit 12 Monaten Wartezeit, 1997 unter Kohl auf 36 Monate Wartezeit geändert und 2007 unter Merkel sogar auf 48 Monate. | Wir müssen es endlich strafbar machen, wenn jemand bei der Einreise lügt und unter Lügen ein Asylverfahren anstrebt. | Es geht um die Dauer des Bezugs von Asylbewerberleistungen. | Es reicht doch nicht, über eine Dauer nach dem Asylbewerberleistungsgesetz zu plaudern. | Es ist doch eine Schande, dass wir hier im Endeffekt so einen Unterschied machen zwischen den Asylbewerbern und den Menschen in Pflegeheimen. | – Deswegen haben Sie beherzt nach der roten Laterne gegriffen und diesen Gesetzentwurf mit dem Titel „Asylbewerberleistungsweiterentwicklungsgesetz“ eingebracht. | Und wir müssen Lügen im Asylverfahren strafbar ma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3337569534778595</text:p>
          </table:table-cell>
          <table:table-cell table:number-columns-repeated="1014"/>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025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Gestern war großer Showdown im Kanzleramt. Und das Ergebnis: Verlierer sind erneut <text:s/>die Kommunen und ihre Einwohnerinnen und Einwohner. Denn es gibt keine ausreichende Finanzierung. Es gibt keine Planbarkeit. Es gibt kein Mitwachsen mit den <text:s/>zunehmenden Flüchtlingszahlen. Es gibt keine Unterstützung bei den Unterbringungsmöglichkeiten. Und vor allem: Es gibt keine kurzfristigen Maßnahmen, die <text:s/>tatsächlich den Zuzug begrenzen und damit die Kommunen entlasten, liebe Kolleginnen und Kollegen. <text:s/>Damit lässt der Bundeskanzler, lässt die Ampel die Kommunen weiterhin das ausbaden, was ihre offene Flüchtlings- und Migrationspolitik mit verursacht, <text:s/>nicht alleine, aber mit verursacht, liebe Kolleginnen und Kollegen. <text:s/>Wenn man noch eine kleine Hoffnung haben konnte, dass das, was über die 1 Milliarde Euro hinaus noch drinsteht, was Begrenzung anbelangt, was <text:s/>Verfahren anbelangt, was Rückführungen anbelangt, auch irgendwann mal in die Umsetzung kommt, dann ist seit heute, seit dieser Debatte klar: Alles, was da <text:s/>drinsteht, ist seit der Rede der Kollegin Göring-Eckardt Makulatur. <text:s/>Sie hat das heute alles für die Grünen eingesammelt, und der Kollege Lindh hat ihr weitestgehend zugestimmt. Also, insofern: Da ist keine Hoffnung auf <text:s/>Begrenzung, Steuerung und Ordnung. <text:s/>Das ist alles Schein, was gestern vom Bundeskanzler gemacht wurde, liebe Kolleginnen und Kollegen. <text:s/>Dann hatten wir eine Debatte ums Geld. Der größte Gegner der Kommunen war die FDP. <text:s/>Ihr Fraktionsvorsitzender Dürr hat in der „Stuttgarter Zeitung“ am Dienstag den Vogel abgeschossen. Er sagte: <text:s/>Noch mehr Mittel vom Bund … bedeuten, dass weniger Geld für andere Projekte da ist … etwa für die Kindergrundsicherung. <text:s/>Die FDP hat damit das sensible Thema „Flüchtlingsschutz und Migration“ ins Verhältnis zur Versorgung der ärmsten Kinder in unserem Land gesetzt. <text:s/>Das, Herr Kollege, liebe Kolleginnen und Kollegen der FDP, nenne ich schäbig. <text:s/>Das ist Öl ins Feuer und sozialer Sprengstoff, und das nützt nur diesen hier am rechten Rand. Das, was Sie hier machen, ist der FDP nicht würdig. <text:s/>Liebe Kolleginnen und Kollegen, Sie haben im Bereich der Migration die Zustimmung der Bevölkerung längstens verloren. An die 60 Prozent – egal welches <text:s/>Institut Sie befragen – lehnen Ihre Migrationspolitik und mehr Flüchtlinge ab. <text:s/>Und mit dem, was Sie hier heute veranstalten, werden es eher noch mehr als weniger. <text:s/>Ich habe mich noch gefreut, als ich gelesen habe: Verlängerung des Ausreisegewahrsams auf 28 Tage. – Ich meine, das ist jetzt schon Makulatur. <text:s/>Aber ich weiß noch, wie ich mit dem Kollegen Lindh und dem Kollegen Castellucci vor vier Jahren als Berichterstatter das Geordnete-Rückkehr-Gesetz <text:s/>verhandelt habe. <text:s/>Da hat die SPD – Sie beide und Ihre damalige Justizministerin – es als menschenunwürdig bezeichnet, <text:s/>als wir genau dieses gefordert haben. Sie haben es als verfassungswidrig bezeichnet. <text:s/>Ich hoffe, dass Sie das durchkriegen. Aber ich sage Ihnen auch: Das wird Ihnen mit den Grünen nicht gelingen. <text:s/>Ich werde, wenn Sie es durchbringen, Ihre Reden, auch eine Rede der Kollegin Baerbock, die ich da noch in Erinnerung habe, genüsslich verbreiten; denn <text:s/>wir hätten das alles schon seit vier Jahren haben können, liebe Kolleginnen und Kollegen. <text:s/>Dann macht die Frau Innenministerin Faeser einen Knallhartvorschlag mit dem Außengrenzenverfahren. <text:s/>Das ist nichts anderes als bewusste Irreführung der Bevölkerung; denn das, worauf sich die Ampel bei dem Vorschlag zum GEAS-Außengrenzenverfahren <text:s/>geeinigt hat, verwässert den Vorschlag der Kommission, und schon der war ein Kompromissvorschlag, der nicht besonders effektiv gewesen wäre. <text:s/>Sie senken die Anerkennungsquote im Anwendungsbereich des Außengrenzenverfahrens in den einzelnen Ländern von 20 Prozent auf 15 Prozent – damit fällt <text:s/>beispielsweise Nigeria heraus – und in Krisensituationen auf 5 Prozent. Alle Familien mit Minderjährigen, auch mit 17-Jährigen, sind vom Anwendungsbereich <text:s/>ausgenommen. <text:s/>Da bleibt nichts mehr übrig. <text:s/>Die Hoffnung, die Sie und die Frau Innenministerin in die Welt streuen, <text:s/>wird sich, selbst wenn es umgesetzt wird, wenn Sie eine Einigung hinbekommen, nicht erfüllen. <text:s/>Letztlich wollen Sie den erweiterten Familienbegriff akzeptieren. Also: Nicht nur die Mitglieder der Kernfamilie – Vater, Mutter, Kind –, sondern auch <text:s/>Geschwister, Onkel, Tanten sind Ankerpersonen. Die Länder wie Deutschland, die in den letzten Jahren besonders viele humanitäre Leistungen erbracht haben und <text:s/>die Menschen aufgenommen haben, haben besonders viele Ankerpersonen. <text:s/>Wenn Ihr Konzept zum GEAS tatsächlich in Europa durchgesetzt wird, bedeutet das mehr Flüchtlinge, mehr Migration nach Deutschland als weniger. <text:s/>Herzlichen Dank. <text:s/>Für die Fraktion Bündnis 90/Die Grünen hat nun Marcel Emmerich das Wort.</text:p>
          </table:table-cell>
          <table:table-cell table:style-name="ce2" office:value-type="string" calcext:value-type="string">
            <text:p>Liebe Kolleginnen und Kollegen, Sie haben im Bereich der Migration die Zustimmung der Bevölkerung längstens verloren. | Wenn Ihr Konzept zum GEAS tatsächlich in Europa durchgesetzt wird, bedeutet das mehr Flüchtlinge, mehr Migration nach Deutschland als weniger. | Damit lässt der Bundeskanzler, lässt die Ampel die Kommunen weiterhin das ausbaden, was ihre offene Flüchtlings- und Migrationspolitik mit verursacht, <text:s/>nicht alleine, aber mit verursacht, liebe Kolleginnen und Kollegen. | Es gibt kein Mitwachsen mit den <text:s/>zunehmenden Flüchtlingszahlen. | An die 60 Prozent – egal welches <text:s/>Institut Sie befragen – lehnen Ihre Migrationspolitik und mehr Flüchtlinge ab. | Die FDP hat damit das sensible Thema „Flüchtlingsschutz und Migration“ ins Verhältnis zur Versorgung der ärmsten Kinder in unserem Land gesetz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6231305599212646</text:p>
          </table:table-cell>
          <table:table-cell table:number-columns-repeated="1014"/>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07400</text:p>
          </table:table-cell>
          <table:table-cell table:style-name="ce2" office:value-type="string" calcext:value-type="string">
            <text:p>Frank Schwabe (SPD)</text:p>
          </table:table-cell>
          <table:table-cell table:style-name="ce2" office:value-type="string" calcext:value-type="string">
            <text:p>Frau Präsidentin! Verehrte Damen und Herren! In der Tat – Herr Laschet hat es gesagt – steht jetzt erst der vierte Gipfel an. Nach 18 Jahren findet <text:s/>mal wieder ein Gipfeltreffen des Europarats statt. Ich will ganz selbstbewusst sagen: Es gibt beim Europarat zwei Organe. Es gibt zum einen das Ministerkomitee, <text:s/>repräsentiert durch die Bundesregierung und 45 andere Regierungen, und es gibt die Parlamentarische Versammlung – dort ist auch der Deutsche Bundestag <text:s/>vertreten –, und es ist schon seit Langem eine Idee der Parlamentarischen Versammlung, also der Parlamentarierinnen und Parlamentarier, dass wir mal wieder ein <text:s/>solches Gipfeltreffen durchführen sollten. <text:s/>Es brauchte am Ende in der Tat den russischen Angriffskrieg gegen die Ukraine und den Ausschluss Russlands aus der Organisation, damit wir und auch <text:s/>die Regierungen verstanden haben, dass es Zeit ist, sich selbst erneut zu vergewissern, dass die Werte und Regeln des Europarats – Menschenrechte, Demokratie <text:s/>und Rechtsstaat – gelten. Insofern leben wir auch diesbezüglich in einer Zeitenwende. Im besten Fall ist das Ergebnis des Gipfels in Reykjavík, dass wir uns neu <text:s/>besinnen auf die zentralen Werte des Europarats. <text:s/>Wir haben diese tolle Institution – wir brauchen gar keine neuen Institutionen –, durch die sich 676 Millionen Menschen in Europa in die Zuständigkeit <text:s/>des Europäischen Gerichtshofs für Menschenrechte begeben. Wo sonst auf der Welt gibt es eigentlich eine solche Idee, die Idee, dass Nationalstaaten bereit sind, <text:s/>anzuerkennen, dass es über dem höchsten Gericht im Land noch ein anderes Gericht gibt – das ist das Gericht des Europarats –, wo man hingehen und am Ende Recht <text:s/>bekommen kann? Das Problem ist bloß, dass es immer mehr Länder gibt, die sagen: Es interessiert mich eigentlich nicht, was der Europäische Gerichtshof für <text:s/>Menschenrechte entscheidet. – Trotzdem gibt es in diesen Fällen Gerichtsurteile, übrigens auch im Fall Nawalny, weil Russland, auch wenn es nicht mehr Mitglied <text:s/>des Europäischen Gerichtshofs für Menschenrechte ist, bei Altfällen immer noch dessen Gerichtsbarkeit unterliegt. <text:s/>Wir haben aber auch die Situation in der Türkei. Wir haben leider auch in Großbritannien eine schwierige Situation, was das Thema Migration angeht. <text:s/>Und wir haben in Bulgarien die Situation, dass das Verfassungsgericht festgestellt hat, dass zum Beispiel die Istanbul-Konvention des Europarats nicht mit der <text:s/>Verfassung in Bulgarien vereinbar sei. Das ist das, worum es geht. Reykjavík muss eine neue Selbstvergewisserung sein und muss allen Regierungen in den <text:s/>Mitgliedstaaten des Europarats klarmachen, dass die Gerichtsurteile des Europäischen Gerichtshofs zu gelten haben und am Ende auf der nationalen Ebene auf Punkt <text:s/>und Komma umgesetzt werden müssen. <text:s/>Es geht darum, die Europäische Menschenrechtskonvention und damit den Europäischen Gerichtshof für Menschenrechte zu stärken, zum Beispiel dadurch, <text:s/>dass die Europäische Union der Europäischen Menschenrechtskonvention beitritt, <text:s/>dadurch, dass wir die finanzielle Grundlage des Europarats stärken. Vielen Dank an die Bundesregierung dafür, dass sie diese klare Position einbringt! <text:s/>Vielen Dank an den Deutschen Bundestag, dass wir zusätzliche Beiträge an den Europarat geleistet haben! Das alles reicht aber nicht. Der Europäische Gerichtshof <text:s/>für Menschenrechte muss handlungsfähig sein, und dafür braucht er eine ordentliche finanzielle Ausstattung. <text:s/>Wir reden in Reykjavík über neue Dimensionen der Menschenrechte, über die Fragen von künstlicher Intelligenz und der Dimension des Umweltschutzes, die <text:s/>dazukommen müssen. Wir reden darüber, wie wir Jugend und Zivilgesellschaft sichtbarer machen können. Ich will deshalb schon dafür werben, dass wir wie im <text:s/>letzten Jahr hier im Deutschen Bundestag eine Konferenz mit der Jugend und vielen anderen durchführen, um über die Zukunft des Europarats und die Werte des <text:s/>Europarats zu diskutieren. <text:s/>Ich komme zurück zu dem, was ich am Anfang gesagt habe. Der Grund dafür, dass es diesen Gipfel jetzt gibt, ist Russlands Angriffskrieg gegen die <text:s/>Ukraine. Deswegen wird in Reykjavík auch erwartet, dass wir klare Ansagen machen, wie wir mit der Ukraine weiter umgehen wollen. Das, was wir dort beschließen, <text:s/>ist wichtig für die Ukraine, aber am Ende wahrscheinlich auch stilbildend für andere Fragen, leider auch im Hinblick auf kriegerische Auseinandersetzungen in <text:s/>Europa und in der Welt. Es geht darum, Kriegsverbrechen weiter bestmöglich zu dokumentieren. Es geht darum, ein sogenanntes Schadensregister zu erstellen, damit <text:s/>Russland für die Kriegsverbrechen und für die Schäden, die es in der Ukraine anrichtet, haftbar gemacht werden kann. Und es geht darum, ein Tribunal auf den Weg <text:s/>zu bringen, um die Kriegsverbrecher in Russland für ihre Taten verantwortlich zu machen, vor Gericht zu stellen und am Ende auch zu verurteilen. <text:s/>Es ist in der Tat dieser barbarische Angriffskrieg Russlands gegen die Ukraine, der uns einen Schock versetzt hat, der uns hat erschaudern lassen, der <text:s/>uns aber auch dazu gebracht hat, uns noch mal Gedanken über das zu machen, was unser Wertefundament ist und wie wichtig es ist, uns darauf zu besinnen und diese <text:s/>Werte am Ende mit klaren Regeln durchzusetzen – deswegen dieser Gipfel in Reykjavík. Er wird nicht das Ende des Prozesses sein; aber ich glaube, er ist eine <text:s/>wichtige Etappe für die Zukunft des Europarats, für die Zukunft der Menschenrechte, der Demokratie und der Rechtsstaatlichkeit. <text:s/>Vielen Dank. <text:s/>Das Wort hat der Abgeordnete Norbert Kleinwächter für die AfD-Fraktion.</text:p>
          </table:table-cell>
          <table:table-cell table:style-name="ce2" office:value-type="string" calcext:value-type="string">
            <text:p>Wir haben leider auch in Großbritannien eine schwierige Situation, was das Thema Migration ange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585686922073364</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3100</text:p>
          </table:table-cell>
          <table:table-cell table:style-name="ce2" office:value-type="string" calcext:value-type="string">
            <text:p>Bettina Hagedorn (SPD)</text:p>
          </table:table-cell>
          <table:table-cell table:style-name="ce2" office:value-type="string" calcext:value-type="string">
            <text:p>Herr Präsident! Liebe Kolleginnen! Liebe Kollegen! Liebe Zuschauer! Ich bin seit 21 Jahren im Haushaltsausschuss und dachte, ich hätte schon alles an Krisen erlebt, vor allen Dingen mit der Finanz- und Wirtschaftskrise 2008/2009, aber auch mit der Flüchtlingskrise und mit Corona. Es gab Zeiten, da habe ich mir gar nicht vorstellen können, dass es noch ärger kommen könnte. Aber das erleben wir genau jetzt. Die multiplen Krisen haben diese Regierung vor immense Herausforderungen gestellt, als sie noch nicht einmal 100 Jahre – –100 Tage im Amt war. <text:s/>Diese hat sie hervorragend gemeistert. Lieber Alois Rainer, du warst in dieser Woche nicht so viel im Plenum wie ich; ich weiß nicht, wo du von Streit in der Koalition gehört haben willst. Ich war, genau wie der Herr Staatssekretär Toncar, über 20 Stunden hier, habe den Debatten gelauscht und muss sagen: Es waren faire, es waren gute Beratungen. Außerdem erwecken Sie bitte nicht den Eindruck, wir würden hier über einen fertigen Haushalt beraten. Wir fangen mit den Beratungen erst an! <text:s/>Meine Vorredner haben schon darauf hingewiesen, dass wir vonseiten der größten Oppositionsfraktion, der CDU/CSU, leider wieder eine relativ faktenfreie Debatte erleben mussten. Damit werden Sie Ihrer Verantwortung als größter Oppositionsfraktion in dieser Krise ganz bestimmt nicht gerecht. <text:s/>Wir brauchen eine starke, aber auch eine seriöse und eine ernstzunehmende Opposition. Die letzten Haushaltsberatungen waren mit der Union im Haushaltsausschuss, na ja, ein relativer Ausfall. <text:s/>Ich hoffe, dass es dieses Mal besser wird, und ich hoffe, dass die Ankündigung von Alois Rainer, dass Sie spannende Vorschläge einbringen werden, auch der Wahrheit entspricht. <text:s/>Wenn ich mir die Debatte dieser Woche anhöre, dann muss ich feststellen, dass es ein Thema gab, das jetzt nicht so ganz viel mit dem Haushalt zu tun hat, das Sie so richtig geritten hatten, nämlich das Thema Atomkraft. Ich freue mich, dass mein Kollege Bruno Hönel schon so viel dazu gesagt hat – das könnte ich alles unterschreiben –, und will noch ein Faktum hinzufügen. Der Ausstieg aus der Atomkraft durch Rot-Grün – das ist ungefähr 20 Jahre her – lief über einen Vertrag. Diesen haben die Energiekonzerne unterschrieben. Dadurch, dass sie das getan haben und Rot-Grün das so klug verhandelt hat, wäre es ihnen nicht möglich gewesen, Regress auf Kosten der Steuerzahler zu fordern. <text:s/>Dann – dann! – kam die CDU/FDP-Regierung und hat im Oktober 2010 die Verlängerung der Laufzeit beschlossen – und hat damit die Verträge aufgehoben. Nur fünf Monate später kam Fukushima, und Hals über Kopf hat sie das, was sie fünf Monate vorher beschlossen hat, wieder rückgängig gemacht. Wissen Sie, wozu das geführt hat? Das wissen Sie natürlich, aber ich will es noch einmal für die Öffentlichkeit sagen: Dadurch hatten die Stromkonzerne, die Atomkraftbetreiber einen Regressanspruch. Den haben sie eingeklagt und hatten vor dem Bundesverfassungsgericht 2016 Erfolg. <text:s/>Wer musste die Suppe auslöffeln? In der letzten Koalition, unserer gemeinsamen Koalition, ein Finanzminister Olaf Scholz. <text:s/>Er musste aus Steuermitteln 2,4 Milliarden Euro an Regress an die Stromkonzerne bezahlen. <text:s/>Vattenfall hat 1,4 Milliarden Euro erhalten, RWE 880 Millionen Euro, EnBW 80 Millionen Euro und EON/PreussenElektra 42,5 Millionen Euro. <text:s/>Das war das Ergebnis Ihrer völlig unverantwortlichen Politik. Auch vor diesem Hintergrund müssen wir da keine Ratschläge von Ihnen bekommen. <text:s/>Sie haben in allen Bereichen Mehrausgaben gefordert; ich will mir einmal zwei Bereiche herauspicken. <text:s/>Das eine ist die Bundeswehr. Da tut es Ihnen vielleicht weh – hoffe ich jedenfalls –, wenn ich Ihre Erinnerung etwas auffrische. <text:s/>Es war auch eine von CDU und FDP geführte Regierung, die bei der Bundeswehr sage und schreibe 8 Milliarden Euro gekürzt hat – 8 Milliarden Euro! Dieses Erbe haben wir dann in unserer zweiten Großen Koalition erhalten. <text:s/>Wir haben allein in den ersten vier Jahren, von 2013 bis 2017, den Haushalt für die Bundeswehr gemeinsam von knapp 33 Milliarden auf 37 Milliarden Euro erhöht, also um 4 Milliarden Euro in vier Jahren. <text:s/>Dann kam die nächste GroKo, und es waren konjunkturell gute Zeiten. Wir haben in dieser Zeit mit einem Finanzminister Olaf Scholz bis 2019 noch 6 Milliarden Euro obendrauf gepackt. Dann kamen die beiden Konjunkturpaketjahre; da wurde es noch einmal gestärkt. Wir sind jetzt bei dauerhaft über 50 Milliarden Euro für den Verteidigungsetat. <text:s/>Davon hätten Sie nicht einmal geträumt. Dann haben wir noch das 100-Milliarden-Euro-Sondervermögen beschlossen. <text:s/>Also das, was diese Ampelregierung in diesem Bereich – zur Sicherheit auch der Soldatinnen und Soldaten und den Aufgaben angemessen, für die wir sie wappnen müssen – geleistet hat, haben wir mit Ihnen so nicht hingekriegt. <text:s/>Ich will noch sagen – diese Zahlen habe ich hier schon vor zwei Tagen vorgetragen –: Das Gleiche gilt für das Bundesministerium für wirtschaftliche Zusammenarbeit und Entwicklung. Dieses ist nämlich in Ihrer Regierungszeit, in der CDU/FDP-Regierungszeit, konstant bei 6 Milliarden Euro geblieben; da ist sogar noch gekürzt worden. Wir haben den Etat in der Großen Koalition auf Initiative der SPD – nicht auf Initiative des damaligen Ministers Gerd Müller – schrittweise erhöht. Wir haben dafür gesorgt, dass der Etat mehr als verdoppelt worden ist; darauf sind wir stolz. <text:s/>Frau Kollegin, kommen Sie bitte zum Schluss. <text:s/>Darum geht diese Regierung verantwortungsbewusst, auch in außenpolitischen Fragen, mit dem Haushalt in dieser schwierigen Zeit um. Alle haben gesagt, sie freuen sich auf die Beratungen. Ich bin noch nicht ganz sicher, ob ich mich freuen soll; aber wir werden sie meistern. <text:s/>Vielen Dank. Vielleicht können Sie sich das nächste Mal 20 Sekunden früher freuen. <text:s/>Als nächster Redner kommt der Kollege Kay Gottschalk, AfD-Fraktion.</text:p>
          </table:table-cell>
          <table:table-cell table:style-name="ce2" office:value-type="string" calcext:value-type="string">
            <text:p>Ich bin seit 21 Jahren im Haushaltsausschuss und dachte, ich hätte schon alles an Krisen erlebt, vor allen Dingen mit der Finanz- und Wirtschaftskrise 2008/2009, aber auch mit der Flüchtlingskrise und mit Corona.</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7759242653846741</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10500</text:p>
          </table:table-cell>
          <table:table-cell table:style-name="ce2" office:value-type="string" calcext:value-type="string">
            <text:p>Maximilian Mörseburg (CDU/CSU)</text:p>
          </table:table-cell>
          <table:table-cell table:style-name="ce2" office:value-type="string" calcext:value-type="string">
            <text:p>Sehr geehrte Frau Präsidentin! Sehr geehrte Kolleginnen und Kollegen! Gestern ist ja eine Bombe geplatzt. Mit dem verfassungswidrigen Haushalt haben Christian Lindner, Robert Habeck und Olaf Scholz den ersten Haushalt in der Geschichte der Bundesrepublik zu verantworten, der verfassungswidrig ist. <text:s/>Gestern ist leider bei ganz vielen Menschen ein Eindruck verstärkt worden, den sowieso schon viele haben, nämlich dass Sie es einfach nicht können. Viele Menschen trauen es Ihnen handwerklich nicht zu, dieses Land zu regieren. <text:s/>Ich höre hin und wieder aus Ihren Reihen den Vorwurf, wir würden uns als Opposition darüber freuen. Aber die Wahrheit könnte davon nicht weiter weg sein. Denn in Realität geht es doch gar nicht darum, ob wir oder ob Sie vorne liegen, sondern es geht doch darum, dass wir die Extremen an den politischen Rändern in diesem Land zurückdrängen. <text:s/>Das ist doch zuvorderst unsere Aufgabe in dieser Zeit, sehr geehrte Damen und Herren. <text:s/>Wir haben also ein gemeinsames Interesse, dass die Probleme in diesem Land gelöst werden. <text:s/>Und das größte Problem in diesem Land, das zurzeit in Deutschland wahrgenommen wird, ist aktuell, wenn man den Menschen in den Wahlkreisen zuhört, die Migrationskrise. Sie haben jetzt die Chance, durch eine wirklich einfache Änderung einer Zahl Pull-Faktoren abzubauen – das fordern wir in unserem Gesetzentwurf – <text:s/>und die Asylbewerber eineinhalb Jahre später ins Bürgergeld zu überführen. Sie haben das ja selbst bereits mit den Ministerpräsidenten vereinbart. Das ist also Ihre eigene Forderung. Und umso mehr bin ich, ehrlich gesagt, schockiert über das, was ich hier gehört habe. <text:s/>Fast alle Redner der Ampelregierung haben in der Sache gegen diesen Gesetzentwurf argumentiert. <text:s/>Dabei ist das doch Ihre eigene Forderung. <text:s/>Herr Abgeordneter, Sie sehen ja die Meldung. Erlauben Sie die Zwischenfrage? <text:s/>Ja, gerne. <text:s/>Herr Mörseburg, Sie haben eben auf das Bundesverfassungsgerichtsurteil verwiesen. Es gibt auch andere Bundesverfassungsgerichtsurteile, zum Beispiel zum Asylbewerberleistungsgesetz 2012; meine Kollegin Stephanie Aeffner hat vorhin schon darauf hingewiesen. Und in dem Gesetz steht explizit, dass eine Verringerung der Leistung aus migrationspolitischen Gründen nicht mit der Verfassung übereinstimmt. <text:s/>Jetzt habe ich in Ihrem Gesetzentwurf noch einmal Ihre Begründung nachgelesen. Sie ist rein migrationspolitisch motiviert. So wie der Gesetzentwurf hier von Ihnen eingebracht wird, kann man davon ausgehen, dass er vom Verfassungsgericht als verfassungswidrig bezeichnet wird. <text:s/>Wenn man die Dauer verlängern will, dann muss man das verfassungsrechtlich ordentlich begründen. Das ist eine der Fragen, die meine Kollegin eben erwähnt hat. <text:s/>Der Kollege Beeck hat einen anderen Grund genannt, der Sinn macht. Wir müssen prüfen, ob das, was von der MPK vorgeschlagen wird, überhaupt verfassungsrechtlich möglich ist. Das ist unsere Aufgabe als Parlamentarier. Sie machen hier einen Vorschlag, der offensichtlich dem Verfassungsgerichtsurteil von 2012 widerspricht. <text:s/>Deswegen können wir über Ihren Gesetzentwurf heute gar nicht abstimmen, sondern werden ihn überweisen. Sind Urteile des Verfassungsgerichts manchmal gut und manchmal schlecht? <text:s/>Wie stehen Sie an dieser Stelle zu Bundesverfassungsgerichtsurteilen? <text:s/>Herr Strengmann-Kuhn, vielen Dank, dass Sie noch mal verdeutlicht haben, was Ihre Kollegin Aeffner vorher schon gesagt hat. <text:s/>Sie werfen dem Bundeskanzler, den Ministerpräsidenten, <text:s/>auch Ihrem eigenen Ministerpräsidenten Kretschmann vor, verfassungswidrige Beschlüsse zu fassen. <text:s/>Das ist doch gar nicht die Wahrheit. Das Gerichtsurteil stammt doch aus einer Zeit, in der mit Hartz IV das Existenzminimum gewährt werden sollte. <text:s/>Wir sind doch jetzt in einer ganz anderen Zeit. Das Bürgergeld haben Sie doch extra so erhöht, <text:s/>dass es eben nicht nur das Existenzminimum abbildet. <text:s/>Und deswegen muss es doch eine Differenz zwischen den Leistungen aus dem Asylbewerberleistungsgesetz und dem Bürgergeld geben, weil eben nicht nur das Existenzminimum gewährt werden soll. <text:s/>Sehr geehrter Herr Strengmann-Kuhn, Sie werfen Ihrem eigenen Ministerpräsidenten vor, verfassungswidrige Beschlüsse vorzuschlagen. <text:s/>Aber es ist ja nicht nur das. Sie bringen mit dem Staatsbürgerschaftsrecht wirklich weiter Gesetze ein, die die Menschen zu Hause verunsichern. <text:s/>Sie müssen damit aufhören. Wir brauchen jetzt die Asylwende. Wir müssen dafür sorgen, dass unkontrollierte Migration beendet wird, bevor sie unsere Gesellschaft spaltet. <text:s/>Wir müssen auch im Haushaltsbereich verfassungsgemäß arbeiten, und deswegen brauchen wir eine Sozialwende, wo am Ende wieder Fördern und Fordern auf Augenhöhe steht. <text:s/>So können wir die Menschen wieder zusammenbringen und dieses Land einen. <text:s/>Deswegen: Gehen Sie doch an die Arbeit! Lösen Sie Ihre Versprechen ein! Die Zeitenwende: Es ist jetzt langsam wirklich Zeit dafür. <text:s/>Vielen Dank. <text:s/>Der letzte Redner in dieser Debatte ist Helge Lindh für die SPD-Fraktion. <text:s/>– Also, ich bitte Sie wirklich, von solchen Zwischenrufen abzusehen. Wir sind hier immer noch in einem Parlament, nämlich im Bundestag. <text:s/>Bitte schön, Herr Redner.</text:p>
          </table:table-cell>
          <table:table-cell table:style-name="ce2" office:value-type="string" calcext:value-type="string">
            <text:p>Wir müssen dafür sorgen, dass unkontrollierte Migration beendet wird, bevor sie unsere Gesellschaft spaltet. | Und das größte Problem in diesem Land, das zurzeit in Deutschland wahrgenommen wird, ist aktuell, wenn man den Menschen in den Wahlkreisen zuhört, die Migrationskrise. | Sie haben jetzt die Chance, durch eine wirklich einfache Änderung einer Zahl Pull-Faktoren abzubauen – das fordern wir in unserem Gesetzentwurf – <text:s/>und die Asylbewerber eineinhalb Jahre später ins Bürgergeld zu überführen. | Es gibt auch andere Bundesverfassungsgerichtsurteile, zum Beispiel zum Asylbewerberleistungsgesetz 2012; meine Kollegin Stephanie Aeffner hat vorhin schon darauf hingewiesen. | Wir brauchen jetzt die Asylwende. | Und in dem Gesetz steht explizit, dass eine Verringerung der Leistung aus migrationspolitischen Gründen nicht mit der Verfassung übereinstimmt. | Sie ist rein migrationspolitisch motiviert. | Und deswegen muss es doch eine Differenz zwischen den Leistungen aus dem Asylbewerberleistungsgesetz und dem Bürgergeld geben, weil eben nicht nur das Existenzminimum gewährt werden soll.</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020652055740356</text:p>
          </table:table-cell>
          <table:table-cell table:number-columns-repeated="1014"/>
        </table:table-row>
        <table:table-row table:style-name="ro1">
          <table:table-cell table:style-name="ce2" office:value-type="string" calcext:value-type="string">
            <text:p>200</text:p>
          </table:table-cell>
          <table:table-cell table:style-name="ce2" office:value-type="string" calcext:value-type="string">
            <text:p>14.11.2024</text:p>
          </table:table-cell>
          <table:table-cell table:style-name="ce2" office:value-type="string" calcext:value-type="string">
            <text:p>ID2020001500</text:p>
          </table:table-cell>
          <table:table-cell table:style-name="ce2" office:value-type="string" calcext:value-type="string">
            <text:p>Steffen Kotré (AfD)</text:p>
          </table:table-cell>
          <table:table-cell table:style-name="ce2" office:value-type="string" calcext:value-type="string">
            <text:p>Sehr geehrte Frau Präsidentin! Sehr geehrte Damen und Herren! Das Klima ändert sich; aber es besteht doch bitte schön kein Grund zur Panik. Doch genau diese Panik wird geschürt. Zitat von Professor Dr. Stephen H. Schneider vom IPCC, dem sogenannten Weltklimarat, aus dem Jahre 1989 schon: <text:s/>„Deshalb müssen wir schreckenseinjagende Szenarien ankündigen. Um Aufmerksamkeit zu erregen, brauchen wir dramatische Statements und keinen Zweifel am Gesagten. … Jeder von uns Forschern muss entscheiden, inwieweit er ehrlich oder effektiv ist.“ <text:s/>„Ehrlich oder effektiv“, meine Damen und Herren. Die vom Staat alimentierten Wissenschaftler und die Staatsmedien haben sich leider für die Effekthascherei entschieden und gegen die Ehrlichkeit. <text:s/>Greta Thunbergs Spruch ist bekannt: „Ich will, dass ihr in Panik geratet.“ Die „Bild“-Zeitung berichtete 2007 von einem geheimen Klimabericht. Wir hätten nur noch 13 Jahre Zeit, um die Erde zu retten. In den 70er-Jahren war der Spruch, dass wir eine neue Eiszeit bekämen, und davor wurde gewarnt. Aber nein, nichts deutet auf eine Klimakatastrophe hin. Das sagen auch etliche Wissenschaftler und Nobelpreisträger. <text:s/>Die pazifischen Inseln sind nicht untergegangen. <text:s/>Die Polkappen haben immer noch ordentlich Eis. <text:s/>Den totgesagten Wald gibt es immer noch. Und vom Ozonloch spricht keiner mehr. <text:s/>Und was soll bitte schön der Unfug dieses 1,5-Grad-Ziels? Von welcher Ausgangstemperatur bitte schön? Schon die Klimamodelle haben eine größere Fehlertoleranz. Und die Datenlage ist auch manipuliert. <text:s/>40 Prozent der Wetterdaten des US-Wetterdienstes NOAA sind geschätzt, also erfunden, gehen aber trotzdem in die Klimamodelle ein. Und regelmäßig werden ältere Daten frisiert, Temperaturen niedriger angesetzt, sodass die Temperaturdifferenz zu heute größer erscheint. Die Erwärmung durch zunehmende Flächenversiegelung, durch Sonnenaktivitäten, Wasserdampf in der Atmosphäre, das fällt alles unter den Tisch. Verschwiegen wird auch, dass Pflanzen und Ozeane viel mehr CO2 aufnehmen, als das IPCC kalkuliert. <text:s/>Von 1990 bis 2015 hat Deutschland seine CO2-Emissionen um 22 Prozent verringert. Weltweit sind sie aber um 58 Prozent angestiegen. In der Coronazeit sank der CO2-Ausstoß um 2,4 Gigatonnen. Der CO2-Anstieg in der Atmosphäre allerdings setzte sich trotzdem linear ohne Pause fort. Das heißt, CO2 zu vermeiden, ist der falsche Weg, meine Damen und Herren. <text:s/>Der richtige Weg ist Klimaanpassung und nicht Verhinderung einer wie auch immer gearteten Klimaveränderung. <text:s/>Aber warum denn dann diese Klimahysterie, meine Damen und Herren? Um Argumente zu unterdrücken. Niemand soll aufmucken, wenn Wohlstandsverluste und Demokratieabbau vorangetrieben werden. Die Kosten sollen nicht hinterfragt werden. Der Nutzen soll nicht gegengerechnet werden können. Das sehen wir schon bei der Energiewende – die ist ja nie kalkuliert worden –, <text:s/>die jetzt zum Abbau von Industrien und Wohlstand führt. <text:s/>Hysterie und das Schüren von Ängsten sollen uns blind für nüchterne Argumente machen und dabei helfen, die Menschen zu betrügen. Wir kennen es auch aus Coronazeiten, dass die Regierung und die Behörden Panik und sogar Lügen verbreitet haben und damit die bürgerlichen Freiheiten einschränkten und Wohlstand zerstörten, meine Damen und Herren. <text:s/>Die Klimahysteriker haben die Entwicklungsländer an- und aufgestachelt, den Industrienationen finanzielle Forderungen zu stellen. Die Klimahysterie dient also dazu, Geld in die Entwicklungsländer zu transferieren. Und obwohl wir Deutsche unterdurchschnittliches Vermögen besitzen, sollen wir überdurchschnittlich zahlen. <text:s/>Das machen wir schon in der EU; das machen wir beim Ukrainekrieg. Der deutsche Steuerzahler finanziert illegale Migration, Radwege in Peru und indirekt das Mondprogramm der Inder. Und jetzt wird den Deutschen unter dem Vorwand der Klimahysterie weiter Geld aus der Tasche gezogen. <text:s/>Die sogenannten Klimamaßnahmen und das Verschieben unseres Geldes sind weder geeignet noch angemessen noch erforderlich. Und das genau verstößt gegen das Grundgesetz. <text:s/>Und vor diesem Hintergrund ist jeder Euro, der für sinnlosen Klimaschutz anstatt für Klimaanpassungsmaßnahmen ausgegeben wird, schlicht Veruntreuung. Die dafür politisch Verantwortlichen gehören nicht in die Regierung, sondern vor den Richter. <text:s/>Als Nächste hat das Wort für die SPD-Fraktion Dr. Nina Scheer.</text:p>
          </table:table-cell>
          <table:table-cell table:style-name="ce2" office:value-type="string" calcext:value-type="string">
            <text:p>Der deutsche Steuerzahler finanziert illegale Migration, Radwege in Peru und indirekt das Mondprogramm der Inde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696213006973267</text:p>
          </table:table-cell>
          <table:table-cell table:number-columns-repeated="1014"/>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5100</text:p>
          </table:table-cell>
          <table:table-cell table:style-name="ce2" office:value-type="string" calcext:value-type="string">
            <text:p>Josef Oster (CDU/CSU)</text:p>
          </table:table-cell>
          <table:table-cell table:style-name="ce2" office:value-type="string" calcext:value-type="string">
            <text:p>Verehrte Frau Präsidentin! Verehrte Kolleginnen und Kollegen! Diese Debatte am heutigen Nachmittag gehört zu den ausgesprochen vorhersehbaren in diesem Parlament. Die AfD würde natürlich am liebsten alle Flüchtlinge konsequent aus diesem Land abschieben, und die linken Parteien werden sich darüber maximal empören; wir haben gerade schon erlebt, wie das hier abläuft. Diese Debatte wird damit aber diesem sensiblen Thema meines Erachtens nicht gerecht. <text:s/>Insbesondere, sehr geehrter Herr Baumann, ist der Zeitpunkt dieses Antrages, wie ich finde, ungehörig. Wir erleben zurzeit erneut eine großartige Hilfsbereitschaft in unserem Land. Die vielen Haupt- und Ehrenamtlichen nehmen die geflüchteten Ukrainerinnen und Ukrainer mit offenen Armen auf; sie helfen in größter Not. Wir Deutschen stehen zusammen. Wir helfen und unterstützen immer dann, wenn es darauf ankommt. Dafür will ich mich auch an dieser Stelle herzlich bei all jenen bedanken, die hier großartige Menschlichkeit zeigen. <text:s/>Meine sehr geehrten Kolleginnen und Kollegen, Kernpunkt des Antrags der AfD ist allerdings die Abschiebung quasi um jeden Preis. Das ist bezeichnend für eine Partei, der die Einigkeit in unserer Gesellschaft ein Dorn im Auge ist. Sie hoffen doch quasi darauf, dass Flüchtlinge in möglichst großer Anzahl nach Deutschland kommen, damit Sie Ihr fremdenfeindliches Weltbild weiter verbreiten können. <text:s/>Das ist schlicht und ergreifend Ihr einfaches, aber verwerfliches Geschäftsmodell. <text:s/>Herr Baumann, es ist doch nicht so, dass der Verfassungsschutz Sie wegen Ihrer Haltung in der Flüchtlingsfrage beobachtet. <text:s/>Man darf politische Haltungen vertreten; wir sind ein freies Land. Er beobachtet Sie, weil Sie Rechtsradikale und Nazis in Ihren Reihen zulassen. Das ist der Grund. <text:s/>Meine Damen und Herren, wir als Union, als Partei der Mitte, haben dagegen immer beide Seiten im Blick. <text:s/>Wir haben auf der einen Seite das Schicksal jedes einzelnen Flüchtlings im Blick, auf der anderen Seite aber eben auch die Leistungsfähigkeit unseres Landes. Denn klar ist: Weder wir noch unsere Partner in Europa können alle Flüchtlinge dieser Welt aufnehmen. Wir benötigen daher kontrollierte und geordnete Migrations- und Asylverfahren, und abgelehnte Asylanträge müssen Konsequenzen haben, meine sehr geehrten Damen und Herren. <text:s/>Deutschland leistet – das kann man gar nicht oft genug erwähnen – einen großartigen humanitären Beitrag. Aus der Ukraine kamen bisher rund 380 000 Kriegsflüchtlinge zu uns, und das sind wohlgemerkt nur die offiziell registrierten. Darüber hinaus – das sollten wir alle gemeinsam nicht vergessen – kommen aber weiterhin jeden Monat rund 15 000 Menschen aus anderen Ländern zu uns, die hier erstmals einen Asylantrag stellen. Diese Migrationsströme haben mit Beginn des Krieges in der Ukraine natürlich nicht aufgehört. Viele Menschen, die nicht aus der Ukraine, sondern aus anderen Ländern kommen, haben aber eben keinen Schutzanspruch in Deutschland. Die Gesamtschutzquote der letzten beiden Jahre lag nur bei 41 Prozent; alle anderen Asylanträge wurden abgelehnt. <text:s/>Wir dürfen, meine sehr geehrten Kolleginnen und Kollegen, die Hilfsbereitschaft unseres Landes und das Vertrauen unserer Bevölkerung nicht verspielen. Deshalb muss man an dieser Stelle ehrlich sagen: Zu einer aufrichtigen Asylpolitik gehört eben auch, dass diese Menschen unser Land wieder verlassen. <text:s/>Abschiebungen sind eben kein Ausdruck eines kaltherzigen Staates. Ganz im Gegenteil: Abschiebungen sind Ausdruck eines funktionierenden Rechtsstaates, <text:s/>und sie sind wichtig für das Vertrauen in die Handlungsfähigkeit unseres Staates insgesamt. Hier besteht ganz ohne Zweifel Handlungsbedarf; das steht für uns als Union jedenfalls außer Frage. Ich kann die Koalitionsfraktionen daher nur auffordern, hier tätig zu werden und deutlich über das hinauszugehen, was sie in ihrem Koalitionsvertrag in dieser Hinsicht verabredet haben. <text:s/>Wir haben dazu in der Vergangenheit gute Vorschläge gemacht. <text:s/>Sie sind leider in der Regel am Widerstand von SPD und Grünen gescheitert; auch das gehört zur Wahrheit dazu. <text:s/>Meine sehr geehrten Kolleginnen und Kollegen, zu einer gewissenhaften Asylpolitik gehören Abschiebungen schlicht und ergreifend dazu. Nur so können wir unsere Hilfsbereitschaft dauerhaft aufrechterhalten. Für Sozialromantiker sind Abschiebungen immer ein Akt der Kälte, für die Radikalen Ausdruck von Menschenfeindlichkeit. <text:s/>Wir von der Union wollen eine verantwortungsbewusste Migrationspolitik. Wir von der Union stehen für Humanität, Steuerung und Ordnung. Wir unterstützen daher nicht den radikalen Ansatz der AfD. Aber dass hier großer Handlungsbedarf besteht, kann niemand ernsthaft bestreiten. <text:s/>Das Wort hat die Kollegin Filiz Polat für die Fraktion Bündnis 90/Die Grünen.</text:p>
          </table:table-cell>
          <table:table-cell table:style-name="ce2" office:value-type="string" calcext:value-type="string">
            <text:p>Wir haben auf der einen Seite das Schicksal jedes einzelnen Flüchtlings im Blick, auf der anderen Seite aber eben auch die Leistungsfähigkeit unseres Landes. | Darüber hinaus – das sollten wir alle gemeinsam nicht vergessen – kommen aber weiterhin jeden Monat rund 15 000 Menschen aus anderen Ländern zu uns, die hier erstmals einen Asylantrag stellen. | Meine sehr geehrten Kolleginnen und Kollegen, zu einer gewissenhaften Asylpolitik gehören Abschiebungen schlicht und ergreifend dazu. | Deshalb muss man an dieser Stelle ehrlich sagen: Zu einer aufrichtigen Asylpolitik gehört eben auch, dass diese Menschen unser Land wieder verlassen. | Sie hoffen doch quasi darauf, dass Flüchtlinge in möglichst großer Anzahl nach Deutschland kommen, damit Sie Ihr fremdenfeindliches Weltbild weiter verbreiten können. | Die Gesamtschutzquote der letzten beiden Jahre lag nur bei 41 Prozent; alle anderen Asylanträge wurden abgelehnt. | Aus der Ukraine kamen bisher rund 380 000 Kriegsflüchtlinge zu uns, und das sind wohlgemerkt nur die offiziell registrierten. | Herr Baumann, es ist doch nicht so, dass der Verfassungsschutz Sie wegen Ihrer Haltung in der Flüchtlingsfrage beobachtet. | Wir von der Union wollen eine verantwortungsbewusste Migrationspolitik. | Denn klar ist: Weder wir noch unsere Partner in Europa können alle Flüchtlinge dieser Welt aufnehmen. | Diese Migrationsströme haben mit Beginn des Krieges in der Ukraine natürlich nicht aufgehört. | Die AfD würde natürlich am liebsten alle Flüchtlinge konsequent aus diesem Land abschieben, und die linken Parteien werden sich darüber maximal empören; wir haben gerade schon erlebt, wie das hier abläuft. | Wir benötigen daher kontrollierte und geordnete Migrations- und Asylverfahren, und abgelehnte Asylanträge müssen Konsequenzen haben, meine sehr geehrten Damen und Her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301919639110565</text:p>
          </table:table-cell>
          <table:table-cell table:number-columns-repeated="1014"/>
        </table:table-row>
        <table:table-row table:style-name="ro1">
          <table:table-cell table:style-name="ce2" office:value-type="string" calcext:value-type="string">
            <text:p>176</text:p>
          </table:table-cell>
          <table:table-cell table:style-name="ce2" office:value-type="string" calcext:value-type="string">
            <text:p>14.06.2024</text:p>
          </table:table-cell>
          <table:table-cell table:style-name="ce2" office:value-type="string" calcext:value-type="string">
            <text:p>ID2017607900</text:p>
          </table:table-cell>
          <table:table-cell table:style-name="ce2" office:value-type="string" calcext:value-type="string">
            <text:p>Roger Beckamp (AfD)</text:p>
          </table:table-cell>
          <table:table-cell table:style-name="ce2" office:value-type="string" calcext:value-type="string">
            <text:p>Frau Präsidentin! Meine Damen und Herren! Liebe Gäste! Die Statistik des Hochbaus, also die Beantwortung der Frage, wer in welchem Zeitraum was baut, hatte bisher nicht die höchsten Einschaltquoten. Vielleicht lag es auch daran, dass bisher regelmäßig immer nur Zahlen vorlagen, die mehr als ein Jahr alt waren. Demnach wusste man erst im Frühling eines Jahres, was im vorangegangenen Jahr beim Bau passiert war; das war nicht sonderlich aktuell. Und dabei sollen doch alle Möglichkeiten ausgeschöpft werden, irgendwie mehr Wohnraum zu schaffen; denn es fehlt fast überall Wohnraum. <text:s/>Immer mehr Menschen finden keinen bezahlbaren Wohnraum. In einigen Städten wie München und Berlin zahlt man mittlerweile über 20 Euro netto kalt pro Quadratmeter im Neubau. Und so sollen die gesetzlichen Änderungen nun aktuelle Daten für eine zielgerichtete Steuerung des Wohnungsmarktes, insbesondere des sozialen Wohnungsbaus, ermöglichen. Die Zahlen zu Baubeginnen, Fertigstellungen und anderes sollen daher zukünftig nicht mehr nur jährlich, sondern zunächst vierteljährlich und dann auch monatlich erfasst und aufbereitet werden. <text:s/>Aber die Frage sei erlaubt, wie eine zielgerichtete Steuerung der Wohnungspolitik durch unterjährige Daten, insbesondere zu Baubeginnen und Fertigstellungen, überhaupt aussehen soll. Was passiert denn, wenn man weiß, dass im Juli weniger Bauten begonnen oder fertiggestellt werden als im Juni? Was macht man dann im August oder September? Bringt man dann ganz schnell mehr Geld für Wohnungsbauförderung auf den Weg? Wie viel? Wie soll sich das auswirken? Wie lange wartet man ab, dass sich das irgendwie auswirkt? Und wie aussagekräftig sind solche Zahlen überhaupt, wenn zum Beispiel – so in der Anhörung ein Sachverständiger, der der CDU nahesteht; ein kluger Mann – über 60 Prozent der Fertigstellungen sowieso regelmäßig erst im Dezember von den Bauherren gemeldet werden, obwohl sie natürlich tatsächlich vorher fertiggestellt werden? Also: Viele Zahlen bilden die Wirklichkeit nicht wirklich ab. <text:s/>Sie sind bisher die Antwort schuldig geblieben, welchen wirklichen Vorteil mehr Zahlen bringen, außer dass Sie halt aktuelle Zahlen haben. Aber wofür? Was machen Sie damit? Und wieso ist dann dieser Mehraufwand – die CDU hat es sehr anschaulich beschrieben – für Bauherren und Behörden gerechtfertigt? Also: Wie soll das alles gehen, insbesondere angesichts einer sehr schleppenden oder kaum vorhandenen Digitalisierung? <text:s/>Ich weiß: Diese Regierung will krampfhaft mehr Wohnraum schaffen. Aber das wird so nicht klappen, durch dieses Gesetz jedenfalls nicht. Aber warum stellt niemand die Frage, warum wir überhaupt so viel mehr Wohnraum brauchen? <text:s/>Wieso benötigen wir mehr Wohnraum? Und wer ist eigentlich „wir“? <text:s/>Dazu wäre mal eine Statistik interessant. Wie wäre es mit aktuellen Daten für eine zielgerichtete Steuerung des menschengemachten Bevölkerungswandels, den Sie zu verantworten haben? <text:s/>Wie wäre es mit einer Statistik über die Masseneinwanderung in den Wohnungsmarkt? <text:s/>Wie wäre es mit Zahlen zu ständig steigenden Mieten, zu fehlendem Wohnraum und verdrängten Einheimischen und zur Ursache von alledem, der Masseneinwanderung? <text:s/>Dann brauchen wir noch die richtigen Maßnahmen, die auch unmittelbar auf dem Wohnungsmarkt wirken. Dabei helfe ich gern: Grenzen schützen, Migrationswende einleiten, <text:s/>Remigration endlich beginnen. Dann klappt es auch mit dem Wohnungsmarkt, gerade auch für die Einheimischen, <text:s/>die nicht so viel Geld haben wie all die Leute, die hier sitzen und sehr viel Geld verdienen – manche wohl sehr überbezahlt. <text:s/>Aber die wirklichen Ursachen, Zahlen und Statistiken zum Mangel an bezahlbarem Wohnraum werden eben nicht erfasst, werden nicht aufbereitet und hier nicht einmal benannt. <text:s/>Das Wort hat Daniel Föst für die FDP-Fraktion.</text:p>
          </table:table-cell>
          <table:table-cell table:style-name="ce2" office:value-type="string" calcext:value-type="string">
            <text:p>Dabei helfe ich gern: Grenzen schützen, Migrationswende einleiten, <text:s/>Remigration endlich beginnen. | Wie wäre es mit einer Statistik über die Masseneinwanderung in den Wohnungsmarkt? | Wie wäre es mit Zahlen zu ständig steigenden Mieten, zu fehlendem Wohnraum und verdrängten Einheimischen und zur Ursache von alledem, der Masseneinwande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210016369819641</text:p>
          </table:table-cell>
          <table:table-cell table:number-columns-repeated="1014"/>
        </table:table-row>
        <table:table-row table:style-name="ro1">
          <table:table-cell table:style-name="ce2" office:value-type="string" calcext:value-type="string">
            <text:p>21</text:p>
          </table:table-cell>
          <table:table-cell table:style-name="ce2" office:value-type="string" calcext:value-type="string">
            <text:p>17.03.2022</text:p>
          </table:table-cell>
          <table:table-cell table:style-name="ce2" office:value-type="string" calcext:value-type="string">
            <text:p>ID202112400</text:p>
          </table:table-cell>
          <table:table-cell table:style-name="ce2" office:value-type="string" calcext:value-type="string">
            <text:p>Stephan Protschka (AfD)</text:p>
          </table:table-cell>
          <table:table-cell table:style-name="ce2" office:value-type="string" calcext:value-type="string">
            <text:p>Gott zum Gruße, Frau Präsidentin! Liebe Kolleginnen und Kollegen! Die meisten hier haben es in ihren Elfenbeintürmen scheinbar noch nicht mitbekommen, dass die Energiepreise seit Anfang letzten Jahres explodieren und wir uns mitten in einer schweren Inflation befinden. Seit Herbst sind Düngemittel weltweit knapp und dementsprechend auch extrem teuer. Die deutsche Landwirtschaft leidet seit vielen Monaten massiv unter den explodierenden Energie- und Betriebskosten. <text:s/>Der völkerrechtswidrige Angriff Russlands auf die Ukraine hat diese ohnehin besorgniserregende Lage nun schlagartig zusätzlich verschärft und weitere Kostenexplosionen bei Energie, Dünger, Getreide und Futtermitteln ausgelöst. Die Lage ist so ernst, meine Damen und Herren, dass unzählige Unternehmen eindringlich warnen, dass die Aufrechterhaltung von Produktion und Logistik in Deutschland akut gefährdet ist. Die auf uns zukommenden Engpässe und extremen Lebensmittelpreissteigerungen sind purer Sprengstoff für den sozialen Frieden in Deutschland. <text:s/>Wir müssen in dieser Not aber auch an die moralische und humanitäre Verantwortung Deutschlands denken. Die afrikanischen Entwicklungsländer sind hochgradig von Getreideimporten aus der Ukraine und aus Russland abhängig. Die fallen jetzt ja leider ersatzlos weg. Bis zu 100 Millionen Menschen sind von Hunger bedroht. Hier droht eine neue Flüchtlingswelle, die alle bisherigen Flüchtlingswellen in den Schatten stellen könnte. <text:s/>Herr Özdemir – er ist ja leider nicht da –, ich werfe Ihnen vor, dass Sie den Ernst der Lage immer noch nicht verstanden haben. Trotz aller Warnungen halten Sie immer noch an dem rückwärtsgewandten, links-grünen Irrweg fest, mit dem Sie – da muss ich jetzt aber leider die CDU/CSU mitnehmen – die gesamte deutsche Landwirtschaft in den vergangenen Jahren krachend an die Wand gefahren haben. Deutschland ist inzwischen hochgradig abhängig von Nahrungsmittelimporten – Tendenz steigend, da die nächsten Produktionseinschränkungen und Verbote bereits in den Schubladen des Ministers liegen. Die Verlierer dieser falschen Politik, um das hier einmal ganz deutlich zu sagen, sind nicht nur die deutschen Bauern, sondern alle deutschen Bürger. Aber das ist vermutlich den grünen Deutschlandhassern sch…egal. <text:s/>Die Bundesregierung hat jetzt die Pflicht, die Versorgungssicherheit mit Lebensmitteln und vor allem mit bezahlbaren Lebensmitteln in Deutschland sicherzustellen. Wir legen dem Deutschen Bundestag deshalb heute drei umfangreiche Anträge auf den Tisch, die alle notwendigen Maßnahmen beinhalten, um die auf uns zurollende Ernährungskrise zu bewältigen. Die einzige sinnvolle Maßnahme, um einer weltweiten Lebensmittelverknappung und/oder auch Preissteigerungen entgegenzuwirken, ist eine Angebotsvergrößerung. Man muss wieder mehr produzieren, um auch einer Flüchtlingswelle entgegenzutreten. Das bedeutet, dass man die Lebensmittelproduktion endlich wieder in den Mittelpunkt der Agrarpolitik rücken muss. <text:s/>Ein hoher Selbstversorgungsgrad ist übrigens auch die effektivste Maßnahme, um die Umwelt zu schützen. Die deutschen Bauern können und wollen dabei helfen, benötigen jedoch dringend eine Entlastung, um die explodierenden Dünger- und Energiekosten bewältigen zu können. In diesen schweren Zeiten wird hoffentlich auch dem Letzten bewusst, wie wichtig die heimische Landwirtschaft für die Ernährung der Bevölkerung ist. <text:s/>Danke, Frau Präsidentin. <text:s/>Das Wort hat die Kollegin Rita Hagl-Kehl für die SPD-Fraktion.</text:p>
          </table:table-cell>
          <table:table-cell table:style-name="ce2" office:value-type="string" calcext:value-type="string">
            <text:p>Hier droht eine neue Flüchtlingswelle, die alle bisherigen Flüchtlingswellen in den Schatten stellen könnte. | Man muss wieder mehr produzieren, um auch einer Flüchtlingswelle entgegenzutre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712899327278137</text:p>
          </table:table-cell>
          <table:table-cell table:number-columns-repeated="1014"/>
        </table:table-row>
        <table:table-row table:style-name="ro1">
          <table:table-cell table:style-name="ce2" office:value-type="string" calcext:value-type="string">
            <text:p>61</text:p>
          </table:table-cell>
          <table:table-cell table:style-name="ce2" office:value-type="string" calcext:value-type="string">
            <text:p>14.10.2022</text:p>
          </table:table-cell>
          <table:table-cell table:style-name="ce2" office:value-type="string" calcext:value-type="string">
            <text:p>ID206102100</text:p>
          </table:table-cell>
          <table:table-cell table:style-name="ce2" office:value-type="string" calcext:value-type="string">
            <text:p>Gerrit Huy (AfD)</text:p>
          </table:table-cell>
          <table:table-cell table:style-name="ce2" office:value-type="string" calcext:value-type="string">
            <text:p>Frau Präsidentin! Meine Damen und Herren! Ein rohstoffarmes Land wie Deutschland braucht kluge Köpfe und geschickte Hände. Daher halten wir es für eine gute Sache, dass jetzt endlich einmal ein Antrag vorgelegt wird, der sich damit befasst, wie Arbeits- und Fachkräfte im Inland gewonnen werden sollen. <text:s/>„Im Bereich der Schlüsseltechnologien gibt es einen erheblichen Bedarf an hochqualifizierten Fachkräften.“ Welch späte Erkenntnis! Offenbar musste die Union dafür erst einmal in die Opposition wechseln. Dass sie jetzt die Regierung auffordert, gemeinsam mit den Ländern einen Pakt zur Reduzierung der hohen Schulabbrecherquote zu schließen, wirkt schon ein wenig grotesk. Sie stellen doch in sechs Bundesländern den Ministerpräsidenten; <text:s/>da hätten Sie doch längst mit gutem Beispiel vorangehen können. <text:s/>Denn: Neu sind diese Probleme nicht. Neben der besonders in migrantischen Milieus viel zu hohen Schulabbrecherquote <text:s/>sind auch die Schulleistungen inzwischen unterirdisch. Bereits Drittklässler liegen anderthalb Jahre in ihren Leistungen zurück. Jeder fünfte Neuntklässler kann den Sinn von Texten nicht verstehen. In der Mathematik sind wir im Ländervergleich auf Platz 33 gelandet, einen Platz vor Albanien. Wir müssen uns also nicht wundern, wenn dabei am Ende zu wenig Fachkräfte herauskommen. <text:s/>Das Erste, was passieren muss, ist, mehr Lehrer einzustellen. Der Beruf macht aber den meisten Lehrern keinen Spaß mehr. Unsere Lehrer haben einfach genug von der ständigen, jahrelangen Überforderung mit Vielsprachigkeit, Inklusion, großen Klassen und respektlosen Schülern. Hier muss die Politik endlich ran. <text:s/>Es braucht auch mehr Geld in der Bildung, gerade in der Grundschulbildung. Wir hängen da vielen Ländern hinterher. <text:s/>Im Unionsantrag gibt es eine lange Liste anderer Maßnahmen, die grundsätzlich richtig, aber sehr wenig konkret sind, sodass es wenig Sinn macht, sie jetzt zu kommentieren. Aber immerhin ahnt die Union inzwischen wohl, dass Einwanderung unsere Probleme nicht lösen wird; denn wir sind einfach zu unattraktiv, um wirkliche Fachkräfte anzuziehen. <text:s/>Unsere Nettolöhne für Hochqualifizierte liegen wegen unserer abenteuerlich hohen Steuer- und Abgabenlast nur im hinteren Drittel aller OECD-Länder. <text:s/>Das Medianvermögen junger Leute zwischen 16 und 34 Jahren liegt bei knapp 10 000 Euro. Fast überall in der EU haben junge Leute mehr: in Polen etwa 4‑mal so viel, in Belgien 6‑mal so viel und in Luxemburg fast 14‑mal so viel. Warum sollten qualifizierte junge Menschen nach Deutschland kommen? <text:s/>Damit komme ich zu einem wichtigen Punkt, den die Union leider vergessen hat: Die inzwischen extrem angewachsene Zahl von Auswanderungen hochqualifizierter Deutscher. Die merken nämlich inzwischen, dass sie in diesem Land nicht mehr vorankommen können. Das haben junge Auswanderer letzten Monat dem Magazin „Cicero“ gesagt, und sie haben noch weitere Gründe genannt. Erstens: ein rigides gesellschaftliches Klima. <text:s/>Zweitens: politische Übergriffigkeiten bis in die engste Privatsphäre. Und drittens: Beibehaltung der preistreibenden Energiewende trotz Inflation, trotz Strom- und Gasknappheit. Die frühere Gewissheit, in einem der freiesten Länder der Welt zu leben, haben diese jungen Menschen verloren. <text:s/>Oft wollen sie einfach nur noch weg. <text:s/>Leer wird es deswegen bei uns nicht; denn für unqualifizierte Einwanderer taugen wir ja bekanntlich noch durchaus. Aber, meine Damen und Herren der Regierungsparteien, die Unqualifizierten kommen, die Qualifizierten gehen. Ist das wirklich das, was Sie wollen? <text:s/>Nächster Redner: für die Fraktion Bündnis 90/Die Grünen Andreas Audretsch.</text:p>
          </table:table-cell>
          <table:table-cell table:style-name="ce2" office:value-type="string" calcext:value-type="string">
            <text:p>Aber immerhin ahnt die Union inzwischen wohl, dass Einwanderung unsere Probleme nicht lösen wird; denn wir sind einfach zu unattraktiv, um wirkliche Fachkräfte anzuzie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26775193214417</text:p>
          </table:table-cell>
          <table:table-cell table:number-columns-repeated="1014"/>
        </table:table-row>
        <table:table-row table:style-name="ro1">
          <table:table-cell table:style-name="ce2" office:value-type="string" calcext:value-type="string">
            <text:p>34</text:p>
          </table:table-cell>
          <table:table-cell table:style-name="ce2" office:value-type="string" calcext:value-type="string">
            <text:p>12.05.2022</text:p>
          </table:table-cell>
          <table:table-cell table:style-name="ce2" office:value-type="string" calcext:value-type="string">
            <text:p>ID203408100</text:p>
          </table:table-cell>
          <table:table-cell table:style-name="ce2" office:value-type="string" calcext:value-type="string">
            <text:p>Gerrit Huy (AfD)</text:p>
          </table:table-cell>
          <table:table-cell table:style-name="ce2" office:value-type="string" calcext:value-type="string">
            <text:p>Ich habe mich gefreut; vielen Dank. – Sehr geehrte Frau Präsidentin! Meine Damen und Herren! Als ich letzte Woche hier zu diesem Gesetz gesprochen habe, hatte ich Sie darauf hingewiesen, dass mehr als jeder Fünfte in Deutschland arm ist. Und schon deshalb halten wir die Einmalzahlungen für die inflationsgeplagten Armen für richtig und auch den Zuschlag für die Kinder. <text:s/>Heute präsentiert sich das Gesetz aber ganz anders; denn ihm wurde ein richtiger Hammer hinzugefügt: die sofortige Aufnahme aller Ukraineflüchtlinge in Hartz IV. Das bedeutet dann 1 000 Euro mehr im Jahr für jeden Flüchtling, nicht einmalig, sondern dauerhaft. Mit der rechten Hand teilt der Staat also einmalig ein Almosen an die schon länger hier lebenden Armen aus. Mit der linken Hand vergibt er gleichzeitig ein dauerhaftes Geschenk an die Ukrainer. Für sie sind die traditionellen Asylbewerberleistungen nicht mehr gut genug. <text:s/>Begründet wird das mit der besseren Integration in den Arbeitsmarkt über die Jobcenter. Tatsächlich kommen aber in erster Linie Alte und Mütter mit Kindern. <text:s/>Wenn die wirklich hier arbeiten wollen, werden jede Menge zusätzliche Kita- und Kindergartenplätze gebraucht; genügend Betreuungskräfte gibt es schon heute nicht. <text:s/>– Unsere Asylbewerber verrecken auch nicht mit dem Asylbewerberleistungsgesetz, oder wollen Sie das behaupten? Dummes Zeug! <text:s/>– Frau Präsidentin, können Sie bitte für Ruhe sorgen? So kann ich nicht reden. <text:s/>Eine Kostenschätzung für dieses Geschenk liegt seitens der Regierung nicht vor. Stand heute wissen wir, dass knapp 600 000 Ukraineflüchtlinge bei uns im Land sind. Es könnten aber auch deutlich mehr sein; denn es musste sich nur registrieren, wer sich registrieren lassen wollte. Sie sollen jetzt alle Hartz-IV-Leistungen erhalten wie ein deutscher Bürger, der 20 Jahre gearbeitet hat, dann ein Jahr arbeitslos wurde und der einen großen Anteil seiner Hartz-IV-Leistungen selbst erarbeitet hat. Wollen Sie das bestreiten? <text:s/>Dieser bekommt nicht mehr als jeder neue Ukraineflüchtling. Ist denn das fair? <text:s/>Wenn der Ukrainer Kinder hat, bekommt er selbstverständlich auch Kindergeld, sogar wenn er gar nicht im Land ist. Das nennt man Anwesenheitsfiktion; denn seine Anwesenheit wird nicht überprüft, so jedenfalls die Bundesanstalt für Arbeit. <text:s/>– Ja. – Alle Ukraineflüchtlinge kommen dann auch automatisch in die gesetzliche Krankenversicherung, die chronisch unterfinanziert ist. Denn der Staat zahlt viel zu niedrige Krankenkassenbeiträge für die Hartz-IV-Empfänger; sie decken nicht einmal die Hälfte der tatsächlich anfallenden Leistungen. Das gesamte Defizit beträgt 10 Milliarden Euro im Jahr. Und raten Sie mal, wer dafür aufkommt? Der Beitragszahler! Seit Jahren finanziert er einen Teil der Hartz-IV-Krankenleistungen mit, wurde aber nie dazu gefragt. Dazu passt natürlich ins Bild, dass Minister Lauterbach noch für dieses Jahr weitere Beitragserhöhungen vorausgesagt hat. <text:s/>Dieses eine Mal wird Minister Lauterbach wohl recht behalten. <text:s/>Jetzt wage ich auch mal eine Voraussage: Unsere Gerechtigkeitsfanatiker in der Ampel werden sicherlich nicht lange hinnehmen, dass es hier zwei Klassen von Flüchtlingen gibt: <text:s/>die alten mit den guten Leistungen und die Ukraineflüchtlinge mit den richtig guten Leistungen. Ist ja irgendwie rassistisch, geht ja gar nicht! <text:s/>Daher werden Sie noch in dieser Legislaturperiode ein weiteres Gesetz einbringen: Weg mit dem Asylbewerberleistungsgesetz, <text:s/>her mit Hartz IV für alle, die zu uns kommen! <text:s/>Geld spielt keine Rolle. Das wäre dann der endgültige Ausverkauf unseres Sozialsystems. <text:s/>Aber schon das heutige Gesetz stellt natürlich einen klassischen Pull-Faktor für neue Flüchtlinge dar, <text:s/>erst recht, wenn die Ukraine dann nach jahrelangem Krieg – Außenministerin Baerbock will ja erst mal Putin besiegen – komplett zerstört am Boden liegt. Dieses Signal wird auch andere Länder erreichen – <text:s/>Frau Kollegin, Sie kommen bitte zum Ende. <text:s/>– ja, letzter Satz –, zum Beispiel die USA, den Anführer unserer westlichen Wertegemeinschaft. <text:s/>Frau Kollegin. <text:s/>Dort lässt man nämlich nur solche Ukraineflüchtlinge ins Land, die einen Bürgen für ihre Kosten nachweisen können – <text:s/>Frau Kollegin, Sie kommen bitte zum Ende. <text:s/>– und rät: Stellt euren Antrag besser in Deutschland. Da geht es leichter. – Genauso ist es. <text:s/>Frau Kollegin! <text:s/>Danke schön. <text:s/>Der Kollege Jens Teutrine hat das Wort für die FDP-Fraktion.</text:p>
          </table:table-cell>
          <table:table-cell table:style-name="ce2" office:value-type="string" calcext:value-type="string">
            <text:p>– Unsere Asylbewerber verrecken auch nicht mit dem Asylbewerberleistungsgesetz, oder wollen Sie das behaupten? | Dieser bekommt nicht mehr als jeder neue Ukraineflüchtling. | Für sie sind die traditionellen Asylbewerberleistungen nicht mehr gut genug. | Heute präsentiert sich das Gesetz aber ganz anders; denn ihm wurde ein richtiger Hammer hinzugefügt: die sofortige Aufnahme aller Ukraineflüchtlinge in Hartz IV. | Daher werden Sie noch in dieser Legislaturperiode ein weiteres Gesetz einbringen: Weg mit dem Asylbewerberleistungsgesetz, <text:s/>her mit Hartz IV für alle, die zu uns kommen! | Dort lässt man nämlich nur solche Ukraineflüchtlinge ins Land, die einen Bürgen für ihre Kosten nachweisen können – <text:s/>Frau Kollegin, Sie kommen bitte zum Ende. | Jetzt wage ich auch mal eine Voraussage: Unsere Gerechtigkeitsfanatiker in der Ampel werden sicherlich nicht lange hinnehmen, dass es hier zwei Klassen von Flüchtlingen gibt: <text:s/>die alten mit den guten Leistungen und die Ukraineflüchtlinge mit den richtig guten Leistungen. | Das bedeutet dann 1 000 Euro mehr im Jahr für jeden Flüchtling, nicht einmalig, sondern dauerhaft. | Aber schon das heutige Gesetz stellt natürlich einen klassischen Pull-Faktor für neue Flüchtlinge dar, <text:s/>erst recht, wenn die Ukraine dann nach jahrelangem Krieg – Außenministerin Baerbock will ja erst mal Putin besiegen – komplett zerstört am Boden liegt. | – Alle Ukraineflüchtlinge kommen dann auch automatisch in die gesetzliche Krankenversicherung, die chronisch unterfinanziert ist. | Stand heute wissen wir, dass knapp 600 000 Ukraineflüchtlinge bei uns im Land si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35660991072654724</text:p>
          </table:table-cell>
          <table:table-cell table:number-columns-repeated="1014"/>
        </table:table-row>
        <table:table-row table:style-name="ro1">
          <table:table-cell table:style-name="ce2" office:value-type="string" calcext:value-type="string">
            <text:p>158</text:p>
          </table:table-cell>
          <table:table-cell table:style-name="ce2" office:value-type="string" calcext:value-type="string">
            <text:p>15.03.2024</text:p>
          </table:table-cell>
          <table:table-cell table:style-name="ce2" office:value-type="string" calcext:value-type="string">
            <text:p>ID2015803200</text:p>
          </table:table-cell>
          <table:table-cell table:style-name="ce2" office:value-type="string" calcext:value-type="string">
            <text:p>Petra Nicolaisen (CDU/CSU)</text:p>
          </table:table-cell>
          <table:table-cell table:style-name="ce2" office:value-type="string" calcext:value-type="string">
            <text:p>Sehr geehrte Frau Präsidentin! Liebe Kolleginnen und Kollegen! Die Flüchtlingskrise, mit der wir jetzt seit Jahren konfrontiert sind, ist nicht nur eine statistische Herausforderung, sondern ein menschliches, ein soziales und letztendlich natürlich auch ein kommunales Phänomen. Im Jahr 2023 wurden knapp 330 000 Erstanträge auf Asyl gestellt, und allein in den beiden ersten Monaten im Jahr 2024 kamen noch einmal 47 000 Erstanträge hinzu. Das sind Hunderttausende Menschen, die in den Schulen, in den Kitas und in den Sozialeinrichtungen unserer Städte und Gemeinden unter menschenwürdigen Bedingungen untergebracht werden müssen. Die Bedeutung der heutigen Debatte für unsere kommunalen Einrichtungen und Entscheidungsträger liegt auf der Hand. Die Frage, wie wir als Bundesrepublik Deutschland auf die nicht abreißenden Flüchtlingsströme reagieren, wird letztendlich auf kommunaler Ebene beantwortet. Lieber Kollege Boginski, auch wenn der Bund mit im Boot ist: Die Kommunen sind letztendlich diejenigen, die das austragen müssen. <text:s/>Im Kern unseres Antrags stehen mehrere Forderungen, die eine spürbare Entlastung bringen würden. Ich gehe kurz auf vier Punkte ein, die aus unserer Sicht für unsere Länder und die Kommunen wichtig sind: <text:s/>Erstens. Im Antrag wird gefordert, den Ländern regelmäßig Zugangsprognosen über die Migrationsentwicklung zur Verfügung zu stellen. Diese Prognosen sind unverzichtbar; denn sie erlauben es unseren Städten und Gemeinden, sich besser auf die Ankunft von Asylbewerbern vorzubereiten, adäquate Unterbringungsmöglichkeiten zu schaffen und Integrationsmaßnahmen rechtzeitig zu planen. Diese Daten sind die Basis für alle weiteren Maßnahmen. Das muss eine Selbstverständlichkeit sein. <text:s/>Zweitens. Asylverfahren von Angehörigen aus Staaten mit einer Anerkennungsquote von unter 5 Prozent müssen zügiger abgeschlossen werden. Lange Asylverfahren belasten nicht nur die Betroffenen selbst, sondern eben auch unsere Kommunen, die für die Unterbringung zuständig sind. Beschleunigte Verfahren können dazu beitragen, Unsicherheiten für alle Akteure zu reduzieren und die Integrationschancen zu verbessern. <text:s/>Drittens. Wir müssen den Bundesländern jede Möglichkeit der Unterstützung zukommen lassen, damit abgelehnte Asylbewerber konsequent in ihre Herkunftsländer zurückgeführt werden können. Dies ist besonders für die Kommunen wichtig, da die Rückführung abgelehnter Asylbewerber oft schwierig – wir haben es gehört – und ressourcenintensiv ist. Das wirkungslose sogenannte Rückführungsverbesserungsgesetz, das von den Ampelfraktionen beschlossen wurde, ist wirklich mehr als ungeeignet und eine klassische Verschlimmbesserung. <text:s/>Viertens und letztens. Um den Bau von Asylbewerberunterkünften sowie sozialen Einrichtungen wie Schulen und Kitas zu beschleunigen, wird in unserem Antrag eine zeitnahe Umsetzung von Erleichterungen im Bau- und Vergaberecht gefordert. Dies würde es den Kommunen ermöglichen, schneller auf Bedarfsänderungen zu reagieren und einen Teil der überbordenden Bürokratie zu umgehen. <text:s/>Lassen Sie mich abschließend eines sagen: Die Kommunen blicken ganz genau auf die heutige Debatte zu unserem Antrag. Die kommunalen Entscheidungsträger sind es leid, mit leeren Phrasen der regierenden Politiker abgespeist zu werden. <text:s/>Liebe Kollegin Jurisch, Sie haben hier die Länder in die Pflicht genommen. Die Länder arbeiten. Erstaufnahmeeinrichtungen auf den Weg zu bringen, ist nicht ganz einfach. Die Herausforderungen kennen Sie. Das kleine Schleswig-Holstein mit 2,8 Millionen Einwohnern hat sieben Erstaufnahmeeinrichtungen auf den Weg gebracht, die letzte Ende vergangenen Jahres. Die Standortsuche ist ein Problem wie auch die Akzeptanz. Und die Unterbringung in Containern möchte auch niemand. <text:s/>Ich appelliere an Sie und an Ihre Verantwortung und bitte um Zustimmung zu unserem Antrag. <text:s/>Herzlichen Dank. <text:s/>Für die SPD-Fraktion ist die nächste Rednerin Luiza Licina-Bode.</text:p>
          </table:table-cell>
          <table:table-cell table:style-name="ce2" office:value-type="string" calcext:value-type="string">
            <text:p>Lange Asylverfahren belasten nicht nur die Betroffenen selbst, sondern eben auch unsere Kommunen, die für die Unterbringung zuständig sind. | Die Flüchtlingskrise, mit der wir jetzt seit Jahren konfrontiert sind, ist nicht nur eine statistische Herausforderung, sondern ein menschliches, ein soziales und letztendlich natürlich auch ein kommunales Phänomen. | Wir müssen den Bundesländern jede Möglichkeit der Unterstützung zukommen lassen, damit abgelehnte Asylbewerber konsequent in ihre Herkunftsländer zurückgeführt werden können. | Asylverfahren von Angehörigen aus Staaten mit einer Anerkennungsquote von unter 5 Prozent müssen zügiger abgeschlossen werden. | Im Jahr 2023 wurden knapp 330 000 Erstanträge auf Asyl gestellt, und allein in den beiden ersten Monaten im Jahr 2024 kamen noch einmal 47 000 Erstanträge hinzu. | Um den Bau von Asylbewerberunterkünften sowie sozialen Einrichtungen wie Schulen und Kitas zu beschleunigen, wird in unserem Antrag eine zeitnahe Umsetzung von Erleichterungen im Bau- und Vergaberecht gefordert. | Diese Prognosen sind unverzichtbar; denn sie erlauben es unseren Städten und Gemeinden, sich besser auf die Ankunft von Asylbewerbern vorzubereiten, adäquate Unterbringungsmöglichkeiten zu schaffen und Integrationsmaßnahmen rechtzeitig zu planen. | Die Frage, wie wir als Bundesrepublik Deutschland auf die nicht abreißenden Flüchtlingsströme reagieren, wird letztendlich auf kommunaler Ebene beantwortet. | Im Antrag wird gefordert, den Ländern regelmäßig Zugangsprognosen über die Migrationsentwicklung zur Verfügung zu stellen. | Dies ist besonders für die Kommunen wichtig, da die Rückführung abgelehnter Asylbewerber oft schwierig – wir haben es gehört – und ressourcenintensiv is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965127110481262</text:p>
          </table:table-cell>
          <table:table-cell table:number-columns-repeated="1014"/>
        </table:table-row>
        <table:table-row table:style-name="ro1">
          <table:table-cell table:style-name="ce2" office:value-type="string" calcext:value-type="string">
            <text:p>79</text:p>
          </table:table-cell>
          <table:table-cell table:style-name="ce2" office:value-type="string" calcext:value-type="string">
            <text:p>19.01.2023</text:p>
          </table:table-cell>
          <table:table-cell table:style-name="ce2" office:value-type="string" calcext:value-type="string">
            <text:p>ID207903500</text:p>
          </table:table-cell>
          <table:table-cell table:style-name="ce2" office:value-type="string" calcext:value-type="string">
            <text:p>Max Lucks (BÜNDNIS 90/DIE GRÜNEN)</text:p>
          </table:table-cell>
          <table:table-cell table:style-name="ce2" office:value-type="string" calcext:value-type="string">
            <text:p>Frau Präsidentin! Meine Damen und Herren! Verehrte Gäste auf unserer Tribüne! Seine Exzellenz Mir Tahsin! Meyan Xatun! 2014 – die Welt blickt auf Shingal, und der „Islamische Staat“ beginnt seinen grausamen Plan, die jesidische Gemeinschaft in der Region nachhaltig auszulöschen. Jungen und Männer werden ermordet, Frauen und Mädchen werden vergewaltigt. Mehr als 5 000 Menschen wurden getötet, 7 000 verschleppt, Hunderttausende aus ihrer Heimat vertrieben. Das sind nicht bloß Zahlen; das waren Mütter, Väter, Onkel, Tanten, Söhne, Töchter, beste Freundinnen und Nachbarn. Der „Islamische Staat“ hat alles versucht, um die Macht über eure Geschichten, eure Identitäten und eure Körper zu bekommen. Dieser Schmerz wird nie gestillt. <text:s/>Einen Schmerz trage ich heute als deutscher Politiker in mir: Wir stehen in der Schuld der Jesidinnen und Jesiden, weil wir ehrlich einräumen müssen, dass wir nicht gehandelt haben, als es auf unsere Hilfe am meisten ankam. Als Jesidinnen und Jesiden in der Nacht auf den 3. August 2014 ins Sindschar-Gebirge flohen, wurden sie von den Mördertruppen des IS eingekesselt. Unser Schweigen kostete Menschenleben. Die internationale Gemeinschaft handelte nicht. Es waren jesidische Milizen im Verbund mit der syrisch-kurdischen YPG, die einen sicheren Korridor freikämpften. <text:s/>Mit diesem Schmerz haben die Überlebenden dieses Genozids weitergekämpft. Viele der Überlebenden des Genozids begrüßen wir heute hier im Deutschen Bundestag. Liebe Necla Mato, liebe Farida Khalaf, lieber Farhad Alsilo, ihr habt in einer Situation gekämpft, als Träume, eigene Lebensziele und der Glaube an die eigene Menschheit tot waren. Den IS habt ihr für euch bekämpft, und ihr habt diesen Kampf gewonnen. Doch besiegt habt ihr den IS für die gesamte Menschheit, und dafür verneigt sich dieses Parlament heute vor euch. <text:s/>Die heutige Anerkennung des Völkermordes an den Jesidinnen und Jesiden ist ein Akt für die Geschichtsbücher; denn es ist historisch in der Art und Weise, wie sich Deutschland des Schutzes jesidischen Lebens annimmt. Diese Anerkennung ist aber viel mehr als das; sie ist auch ein Akt des Handelns. Wir handeln, damit jesidisches Leben in Mesopotamien, ausgerechnet in der Wiege des Jesidentums, ausgerechnet in der Wiege der Menschheit, lebt. <text:s/>Wir blicken auf die Region heute. Bei meinem Besuch in der Region Kurdistan-Irak im Sommer 2022 traf ich Überlebende des Genozids in Flüchtlingscamps unter widrigen Bedingungen. Sie erzählten mir, dass sie zurück in ihre Heimat wollen, aber nicht zurück in ihre Heimat können, weil es dort nicht sicher ist. Die Sindschar-Region ist heute zerrieben – zwischen Militäroperationen der Türkei und des Irans, zwischen Autonomieregierung im Norden und Zentralregierung in Bagdad. Wir erheben mit diesem Antrag die Befriedung der Sindschar-Region zu einer Priorität deutscher Irakpolitik, und das ist das Mindeste, was wir tun müssen. <text:s/>Doch bis es zu dieser Befriedung im Sindschar kommt, dürfen wir die Menschen in den Camps nicht alleine lassen. Sie erzählten mir davon, dass ihr einziger Wunsch am Morgen eines Tages ist, den Tag in Sicherheit leben zu können. Ich finde, diese Menschen haben verdient, dass sie endlich wieder Wünsche für ein Morgen und für ihre eigene Zukunft haben können. Und deshalb ist es jetzt so wichtig, dass unsere humanitäre Hilfe für die Überlebenden des Genozids ausgebaut wird, gerade jetzt, wo das Cluster der Vereinten Nationen ausläuft. <text:s/>Den Völkermord aufzuarbeiten, heißt auch, unsere Rolle, die der Bundesrepublik Deutschland, mit zu beleuchten. Menschen aus der Mitte unserer Gesellschaft reisten in das Kalifat des IS, wurden zu Völkermörderinnen oder Völkermördern – so wie Jalda A. aus Bremen, die bei der Versklavung und der Vergewaltigung einer Jesidin im Irak mitwirkte. Jalda A. wurde vom Hanseatischen Oberlandesgericht im letzten Jahr verurteilt. Und Jalda A. wird nicht die Letzte sein, die in Deutschland nach dem Weltrechtsprinzip verurteilt worden sein wird. Den Täterinnen und Tätern des „Islamischen Staates“ sei gesagt: Wir werden diese Täterinnen und Täter mit der ganzen Härte des Rechtsstaates zur Rechenschaft ziehen, und wir werden uns schützend vor die Jesidinnen und Jesiden stellen. <text:s/>Meine Damen und Herren, all das, was den Jesiden und Jesidinnen auf der Seele brennt, das sagen sie der Sonne – ob jung, ob alt, ob Mir oder Frau. Aus diesen Gebeten sind die schönsten Gebete, Gedichte und Wünsche für die Menschheit entstanden. Und diese werden in ihrer Schönheit, in ihrer Reinheit und in ihrer Selbstlosigkeit niemals verstummen. <text:s/>Herzlichen Dank. <text:s/>Michael Brand hat das Wort für die CDU/CSU-Fraktion.</text:p>
          </table:table-cell>
          <table:table-cell table:style-name="ce2" office:value-type="string" calcext:value-type="string">
            <text:p>Bei meinem Besuch in der Region Kurdistan-Irak im Sommer 2022 traf ich Überlebende des Genozids in Flüchtlingscamps unter widrigen Bedingung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9585514664649963</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2500</text:p>
          </table:table-cell>
          <table:table-cell table:style-name="ce2" office:value-type="string" calcext:value-type="string">
            <text:p>Sebastian Hartmann (SPD)</text:p>
          </table:table-cell>
          <table:table-cell table:style-name="ce2" office:value-type="string" calcext:value-type="string">
            <text:p>Sehr geehrte Frau Präsidentin! Meine sehr geehrten Damen und Herren! Teile der Rede von Ihnen, Herr Throm, sind in Auftritt und Lautstärke angesichts des Ereignisses, das heute formal den Rahmen setzt, unangemessen. Wir beklagen den Tod eines Polizisten, und Sie führen einen weiteren innenpolitischen Kotau auf, wie wir es in dieser Wahlperiode schon so häufig von Ihnen erlebt haben. Ich finde, das ist angesichts der Schwere der Tat und der bevorstehenden Beerdigung wirklich unangemessen, liebe Kolleginnen und Kollegen. <text:s/>Kein Polizist muss in diesem Land sterben. Aus jeder Tat ist eine Folge abzuleiten, und wir als Gesetzgeber haben eine Verantwortung. Meine sehr geehrten Damen und Herren, unser Bundeskanzler sagte: „Ohne Sicherheit ist alles andere nichts.“ Recht hat er. Wir leben in einer Epoche der Zeitenwende. Aber mit der Zeitenwende geht einher, dass man aus diesem Ritual herausbricht und sich selbst auch mal infrage stellt. Da nehme ich keine Fraktion, auch nicht meine eigene, oder mich als Person aus. <text:s/>Bei einem Blick auf das Sammelsurium von Forderungen – 14 Punkte an der Zahl –, die wir so an anderer Stelle schon öfter diskutiert haben, stellt sich die Frage: Was ist denn eigentlich der Schritt von dem Tag vor der Tat zu dem Tag heute? Was ist in Ihrem Katalog jetzt anders? <text:s/>Ich sage Ihnen: Wir haben gemeinsam Verantwortung in unterschiedlichen Regierungszeiten getragen. Auch Sie tragen für die Migrationslage in Deutschland und die Sicherheit der Bürgerinnen und Bürger eine hohe Verantwortung. Sie tragen sie auch in den Ländern, liebe Kolleginnen und Kollegen von der Union. Machen Sie sich hier nicht vom Acker! <text:s/>Und hören Sie auf mit den spalterischen Tendenzen – ich wiederhole: spalterische Tendenzen –, indem Sie Zweifel an der Polizei streuen! Sie haben die Kennzeichnungspflicht im Bundespolizeigesetz beklagt, letzte Woche wieder durch Ihren Fraktionsvorsitzenden. Das Bundespolizeigesetz ist seit 1994 unverändert; unter Unionsführung ist keine Änderung gelungen. Diese Kennzeichnungspflicht findet sich in Länderpolizeigesetzen der schwarz geführten Länder; ich kann Ihnen da zum Beispiel Schleswig-Holstein oder Sachsen-Anhalt nennen. Das ist eine Regel, die in einem demokratischen Rechtsstaat nicht ungewöhnlich ist; denn wir stehen zu den rechtstreuen Polizisten. Es ist kein Ausdruck des Misstrauens. Sie schüren Misstrauen, was man sonst von rechter Seite hier im Plenum vernimmt. Das ist der Unterschied. Führen Sie die Debatte mit dem Versuch einer Lösung oder einer weiteren Spaltung unserer Gesellschaft? <text:s/>Wir befinden uns in einer herausfordernden Situation. <text:s/>Deswegen sage ich in aller Deutlichkeit auch an unseren Koalitionspartner: <text:s/>Es gibt so manchen Auftritt der Liberalen in Talkshows, wo in aller Tiefe und Weite über Waffensysteme philosophiert wird. Aber die Zeitenwende darauf zu reduzieren, dass man im Äußeren einen bestimmten Schritt geht, aber kein anderer Schritt folgt – das umfasst auch die Rechtsänderung –, das ist zu wenig. Die Diskussion über Sparhaushalte wird in einer herausfordernden Situation geführt. Sind wir in einer existenziellen Krise unseres Gemeinwesens? Sind wir durch Menschen wie Putin im Inneren wie im Äußeren bedroht? Aber was ist dann der Schluss? Ein Sparhaushalt? Wollen wir noch mal die Mittel kürzen und im Inneren nur den Bereich der Polizei ausnehmen? Das, meine Damen und Herren, kann nicht die Lösung sein. Wir werden niemals an der Sicherheit im Inneren, im Äußeren und im Sozialen sparen. <text:s/>Es ist im Übrigen auch nicht in Ordnung, bei einer Diskussion über die äußere Sicherheit eine Debatte über die rechtssichere IP-Adressen-Speicherung zu verweigern. Ich interpretiere das Urteil des EuGH anders. Es ist sogar in Bezug auf das Legalitätsprinzip die Pflicht des Gesetzgebers, nicht nur Grundrechtsschutz zu betreiben bei denen, die möglicherweise zu Unrecht unter Verdacht geraten; es geht auch um den Grundrechtsschutz von potenziellen Verbrechensopfern. Das sage ich in aller Klarheit für die SPD. <text:s/>Ich erwarte auch vom Koalitionspartner in diesem Bereich Tat statt Wort. <text:s/>Wir werden gemeinsam auch die Sicherheitslage in Afghanistan und in Syrien rechtlich neu bewerten. Ich erkläre noch einmal in aller Klarheit: § 53 und § 54 Aufenthaltsgesetz gelten. Das Sicherheitsinteresse der hier lebenden Menschen geht vor dem Interesse des Ausländers am Verbleib, insbesondere nach dem Begehen von Straftaten. Das ist keine Frage, sondern ein Auftrag zur Umsetzung. <text:s/>Der letzte Sicherheitslagenbericht zu Afghanistan ist angesprochen worden; aber er ist falsch dargestellt worden, Frau Lindholz. Natürlich gibt es Entscheidungsgrundlagen. Sie von der Union haben damals das BAMF geführt, und Sie wissen, was mit Blick auf Syrien und auf Afghanistan in die Entscheidungsgrundlagen aufgenommen worden ist. Das haben wir in der gemeinsamen Regierungszeit verantwortungsvoll erkannt. Es geht mir hier nicht darum, eine weitere Spaltung herbeizuführen, sondern darum, zu überlegen, wie wir als demokratische Fraktionen gemeinsam das Sicherheitsbedürfnis der hier lebenden Bevölkerung, und zwar aller Einwohnerinnen und Einwohner, nicht nur der Deutschen, damit in Einklang bringen, dass der Rechtsstaat Abschiebungen rechtsstaatlich durchsetzt. <text:s/>Ich will nachher kein Scheitern einer solchen Abschiebeanordnung vor einem Gericht. Diese muss vollzogen werden; ansonsten würde das noch mehr Zweifel am Rechtsstaat säen. Wir stehen vor dieser Herausforderung. Das Wort des Bundeskanzlers gilt. Die Bereitschaft der SPD-Bundestagsfraktion ist da. Wir werden nicht nur reden, wir werden handeln. <text:s/>Für die AfD hat Steffen Janich das Wort.</text:p>
          </table:table-cell>
          <table:table-cell table:style-name="ce2" office:value-type="string" calcext:value-type="string">
            <text:p>Auch Sie tragen für die Migrationslage in Deutschland und die Sicherheit der Bürgerinnen und Bürger eine hohe Verantwortung.</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6541657447814941</text:p>
          </table:table-cell>
          <table:table-cell table:number-columns-repeated="1014"/>
        </table:table-row>
        <table:table-row table:style-name="ro1">
          <table:table-cell table:style-name="ce2" office:value-type="string" calcext:value-type="string">
            <text:p>136</text:p>
          </table:table-cell>
          <table:table-cell table:style-name="ce2" office:value-type="string" calcext:value-type="string">
            <text:p>15.11.2023</text:p>
          </table:table-cell>
          <table:table-cell table:style-name="ce2" office:value-type="string" calcext:value-type="string">
            <text:p>ID2013600100</text:p>
          </table:table-cell>
          <table:table-cell table:style-name="ce2" office:value-type="string" calcext:value-type="string">
            <text:p>Olaf Scholz, Bundeskanzler</text:p>
          </table:table-cell>
          <table:table-cell table:style-name="ce2" office:value-type="string" calcext:value-type="string">
            <text:p>Frau Präsidentin! Liebe Kolleginnen und Kollegen! Ich will zunächst einmal auf das Urteil zu sprechen kommen, das das Bundesverfassungsgericht heute gesprochen hat. Es hat verkündet, dass das Nachtragshaushaltsgesetz aus 2021 mit der Verfassung nicht vereinbar ist. <text:s/>Das ist eine Entscheidung, die die Bundesregierung und sicherlich auch der Haushaltsgesetzgeber beachten werden <text:s/>– ja, die wir beachten werden –, und wir werden jetzt genau prüfen, welche Auswirkungen das im Einzelnen hat. Eine solche Prüfung ist auch angemessen. Denn wenn man viele der dabei mitgesagten Erwägungen genau betrachtet, kann es sein, dass das eine sehr tiefgreifende Veränderung der Haushaltspraxis der Länder in Deutschland, aber auch des Bundes zur Folge hat. Und da gebietet sich kein Schnellschuss, sondern eine sorgfältige Prüfung. <text:s/>Ich habe mit den Fraktionsvorsitzenden der Regierungskoalition über die Frage gesprochen, wie wir hinsichtlich der laufenden Haushaltsberatungen weiter vorgehen wollen. Das ist natürlich eine Sache des Parlaments. Insofern hat die Regierung da keinen Hinweis zu geben. Aber ich kann Ihnen aus diesen Gesprächen mitteilen, dass gemeinsam das Verständnis besteht, dass die Haushaltsberatungen fortgesetzt werden können, was Bereinigungssitzung und Beschlusslagen betrifft. <text:s/>Allerdings hat das Urteil des Bundesverfassungsgerichts natürlich unmittelbare Konsequenzen für den Klima- und Transformationsfonds, für den die 60 Milliarden Euro, die dort 2021 eingestellt worden sind, jetzt nicht mehr zur Verfügung stehen. Deshalb wird über den Wirtschaftsplan neu zu reden sein, und er muss neu aufgestellt werden. Damit das gut funktionieren kann, hat der Bundesfinanzminister entsprechend seiner Aufgabe entschieden, für künftige weitere Verpflichtungen eine Sperre zu verhängen, außer für unmittelbare Maßnahmen, die sich etwa mit Fragen der Emissionen von Gebäuden und Ähnlichem beschäftigen. Insofern ist das etwas, was eine gute Praxis sein kann und wodurch genügend Zeit besteht, eine sorgfältige Entscheidung zu treffen, welche Mittel aus dem Klima- und Transformationsfonds zur Verfügung stehen, sodass die Arbeit des Landes, der Regierung auch weitergehen kann. <text:s/>Meine Damen und Herren, wir haben jetzt eine ganz besondere Situation, in der wir zusammenkommen. Ich will auf drei Entscheidungen und Erwägungen der letzten Woche zurückkommen, die auch für unsere Beratung heute und wahrscheinlich ebenfalls für Ihre Fragen wichtig sein werden. <text:s/>Mit den 16 Ländern ist Anfang der letzten Woche eine Verständigung über ein gemeinsames Vorgehen im Hinblick auf die irreguläre Migration gelungen. Das ist jetzt nach der Zusammenkunft des Kanzlers mit den Regierungschefinnen und -chefs der Länder im Frühjahr und der entsprechenden Zusammenkunft im Sommer die dritte sehr umfassende Entscheidung, die wir getroffen haben. Dabei ist auch eine Verständigung gelungen über die dauerhafte Finanzierung wechselnder Zahlen von Flüchtlingen. Demzufolge werden wir als Bund, wenn die Zahl der Flüchtlinge zunimmt, den Ländern und Gemeinden mehr Geld zur Verfügung stellen, und wenn sie zurückgeht, dies entsprechend wieder reduzieren. Vor allem ist aber eine erhebliche Verbesserung des Managements im Umgang mit der irregulären Migration und auch der Gesetzgebung vereinbart worden, die jetzt Stück für Stück umgesetzt wird. <text:s/>Teilweise sind die Beratungen im Deutschen Bundestag dazu ja schon im Gange. Das ist ein großer Schritt gewesen, dass das jetzt gelungen ist, und das wird auch dazu führen, dass unsere gemeinsame Verantwortung gut wahrgenommen werden kann. <text:s/>Die zweite Verständigung, die mit den Ländern an dieser Stelle gelungen ist, ist die über die Frage des Deutschlandpakts „Tempo“. Wir haben 100 Einzelmaßnahmen vereinbart, die dazu beitragen sollen, dass Planungs- und Genehmigungsverfahren in Deutschland schneller vonstattengehen, sodass die Wirtschaft besser wachsen kann, weil es nicht so lange dauert, bis Genehmigung und Planung abgeschlossen sind. Das ist, glaube ich, ein großer Fortschritt. Ich will gern sagen, dass wir vorhaben, diesem ersten großen Deutschlandpakt „Tempo“ weitere Maßnahmen folgen zu lassen, etwa im Bereich der Datennutzung und der Digitalisierung des Gesundheitswesens, im Bereich der Pharmaforschung und der Wasserstoffwirtschaft. <text:s/>Die dritte Botschaft aus Dingen, die in der letzten Woche zusammengeführt worden sind, ist der Vorschlag, den die Bundesregierung gemacht hat im Hinblick auf eine Entlastung großer Stromverbraucher des produzierenden Gewerbes durch Verbilligung der Strompreise. Wir haben vorgeschlagen, alle politischen Kosten, die mit diesen Stromlieferungen verbunden sind, zu reduzieren, indem wir insbesondere die Stromsteuer für produzierende Unternehmen auf das europarechtliche Minimum reduzieren, indem wir die Möglichkeiten fortsetzen, die sich für besonders herausgeforderte Unternehmen mit der Strompreiskompensation und dem Super-Cap verbinden, und indem wir das sogar noch ausbauen mit Möglichkeiten, die sich uns jetzt gezeigt haben. <text:s/>Das ist ein guter Schritt. Drei Maßnahmen, die dazu beitragen, dass Deutschland besser funktioniert. <text:s/>Letztes Thema, das ich ansprechen will: Während wir hier beraten und uns diese Dinge umtreiben, gibt es unverändert den furchtbaren Angriffskrieg Russlands gegen die Ukraine. Ich will hier noch einmal versichern: Deutschlands Solidarität mit der Ukraine und unsere Unterstützung für die Ukraine, sich selbst verteidigen zu können, ist ungebrochen. <text:s/>Wir haben uns fest vorgenommen, dass wir das fortsetzen werden. Wir sind heute nach den USA der stetigste und umfangreichste Unterstützer der Ukraine; und das wollen und werden wir auch fortsetzen. <text:s/>Wir sind auch herausgefordert, weil die Hamas Israel angegriffen hat, weil es einen brutalen, furchtbaren Angriff gegeben hat auf Kinder, auf Ältere, auf Zivilisten in Israel, auf feiernde Jugendliche, barbarisch, mit unglaublich furchtbaren Taten, Entführungen von Geiseln nach Gaza. Deshalb will ich an dieser Stelle auch festhalten: Es ist die Politik der Bundesregierung, dass wir an der Seite Israels stehen. Israel hat jedes Recht, sich selbst zu verteidigen. <text:s/>Natürlich ist es unsere Aufgabe, alles dafür zu tun, dass der Konflikt in der Region nicht eskaliert, dass sich die iranischen Proxys im Libanon, in Syrien, im Irak, im Jemen nicht in diesen Krieg einbeziehen und dass sich auch der Iran nicht herausgefordert und aufgefordert fühlt, hier aggressiv zu handeln. Wir warnen alle: Das ist etwas, was nicht akzeptiert werden kann. Es darf keine Ausweitung dieses Krieges geben. – Deshalb ist es für uns ein wichtiger Teil unserer Politik, mit allen in der Region zu sprechen, genauso wie es Aufgabe von uns ist, dafür Sorge zu tragen, dass humanitäre Hilfe nach Gaza gelangen kann. Alles zusammen gehört zu unserer Politik. <text:s/>Sie sehen: große Fragen, die uns miteinander bewegen. Deshalb freue ich mich sehr auf Ihre Fragen. <text:s/>Frau Präsidentin, ich bin fertig mit meinem Eingangsstatement. <text:s/>Vielen Dank, Herr Bundeskanzler. – Wir beginnen jetzt mit der Befragung. Ich möchte sowohl die Abgeordneten als auch Sie, Herr Bundeskanzler, darauf hinweisen, dass bitte die Zeiten eingehalten werden, damit möglichst viele Abgeordnete auch zu ihrem Recht kommen, eine Frage zu stellen. <text:s/>Zuerst stellt aus der CDU/CSU-Fraktion Dr. Mathias Middelberg eine Frage.</text:p>
          </table:table-cell>
          <table:table-cell table:style-name="ce2" office:value-type="string" calcext:value-type="string">
            <text:p>Mit den 16 Ländern ist Anfang der letzten Woche eine Verständigung über ein gemeinsames Vorgehen im Hinblick auf die irreguläre Migration gelungen. | Dabei ist auch eine Verständigung gelungen über die dauerhafte Finanzierung wechselnder Zahlen von Flüchtlingen. | Demzufolge werden wir als Bund, wenn die Zahl der Flüchtlinge zunimmt, den Ländern und Gemeinden mehr Geld zur Verfügung stellen, und wenn sie zurückgeht, dies entsprechend wieder reduzieren. | Vor allem ist aber eine erhebliche Verbesserung des Managements im Umgang mit der irregulären Migration und auch der Gesetzgebung vereinbart worden, die jetzt Stück für Stück umgesetzt wir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053759813308716</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6000</text:p>
          </table:table-cell>
          <table:table-cell table:style-name="ce2" office:value-type="string" calcext:value-type="string">
            <text:p>Manuel Höferlin (FDP)</text:p>
          </table:table-cell>
          <table:table-cell table:style-name="ce2" office:value-type="string" calcext:value-type="string">
            <text:p>Sehr geehrte Frau Präsidentin! Meine Damen und Herren! Der Migrationsdruck auf Europa, vor allen Dingen auf Deutschland, ist hoch, und in letzter Zeit ist er noch weiter gestiegen. Gründe dafür sind einerseits Krisen, Kriege und Konflikte in Europa und in der Nähe – Putins Angriffskrieg in der Ukraine, der Krieg in Syrien, Konflikte in Nordafrika und im Nahen Osten –, aber andererseits sind sie auch hausgemacht, indem bei den ersten großen Flüchtlingswellen ein „Wir schaffen das“ zum Konzept gemacht wurde und die dringend notwendige Ordnung von regulärer und irregulärer Migration nicht vollzogen wurde. Diese Ordnung, mit dem Ziel, irreguläre Migration zu reduzieren <text:s/>und reguläre Migration zu erleichtern und verstärkt zu ermöglichen, haben wir eingeleitet; und das ist auch richtig so, meine Damen und Herren. <text:s/>Aber wir sind noch lange nicht fertig; denn die Versäumnisse der Vergangenheit wiegen schwer. Die Kommunen sind am Limit, zum Teil sogar schon darüber hinaus. Die gesellschaftliche Akzeptanz für das Grundrecht auf Asyl und den Flüchtlingsschutz nimmt ab, und das ist dramatisch. <text:s/>Gerade im Interesse der tatsächlich verfolgten Menschen müssen wir daher nicht nur die Sorgen in den Kommunen ernst nehmen, sondern die irreguläre Migration muss wirksam und auch schnell begrenzt werden. <text:s/>Herr Kollege, der Herr Hoffmann würde gern eine Zwischenfrage stellen. <text:s/>Herr Hoffmann hat noch eine Frage, sehr gut. Bitte schön. <text:s/>– Und er redet auch noch. Da haben Sie ja heute richtig viel Zeit, Herr Kollege. <text:s/>Ja, Kollege Höferlin, ich rede nachher noch. Da gibt es auch die eine oder andere Antwort, keine Sorge. <text:s/>Haben Sie so wenig Redezeit bekommen? <text:s/>Vielen Dank, dass Sie die Zwischenfrage zulassen. – Ich bin ganz ehrlich, reden wir ganz offen miteinander: Ich kann diese Kassette „Das ist das Erbe von 16 Jahren Merkel, und das haben wir jetzt auszubaden“ nicht mehr hören, die Sie immer reinschieben. Das ist doch das, was Sie suggerieren, wenn Sie von „Versäumnissen“ reden. <text:s/>Ich will hier mal klarstellen, dass wir 2015, 2016 eine andere Lage hatten und dass damals die unionsgeführte Bundesregierung gegengesteuert hat mit Maßnahmen wie der Ausweitung der Zahl der sicheren Herkunftsstaaten und dem EU-Türkei-Deal. Überhaupt gab es flächendeckend in Europa ganz andere Vereinbarungen. <text:s/>Man muss feststellen, dass Sie, diese Ampelregierung, einen ganz anderen Kurs fahren. Sie schaffen es nicht, die Zahl der sicheren Herkunftsstaaten auszuweiten. Der EU-Türkei-Deal ist zum Erliegen gekommen. Wer von Ihnen spricht denn eigentlich noch mit der Regierung Erdogan, damit wir dort wieder zu Ergebnissen kommen? Denn der Schutz der europäischen Außengrenzen wird nur möglich sein, wenn wir die Anrainerstaaten mit im Boot haben. <text:s/>Hingegen machen Sie ein Sonderaufnahmeprogramm für Afghanistan; das tragen Sie mit. Sie machen ein Fachkräftezuwanderungsgesetz, das an Niedrigqualifizierte adressiert ist. Sie ermöglichen auch noch den Zweckwechsel, den Spurwechsel, das heißt, dass jemand, der unter der Überschrift „Asyl“ ins Land kommt, dann hier bleiben kann, um zu arbeiten. Das tragen Sie mit. Dann stellen Sie sich hierhin und erzählen immer, Sie müssten die Versäumnisse der Vergangenheit beseitigen. <text:s/>Jetzt setzen Sie dem Ganzen noch die Krone auf und legen ein Staatsangehörigkeitsrecht vor, mit dem Sie die Anforderungen wieder absenken. Das heißt, Sie senden wieder gefährliche Signale in die Welt aus. <text:s/>Deswegen sage ich Ihnen: Hören Sie auf, immer von Vergangenheitsversäumnissen zu reden! Nehmen Sie mal Ihre eigene Verantwortung an, <text:s/>und hören Sie auf, diesen liberalen Zuwanderungskurs mitzutragen! <text:s/>Frau Präsidentin, um die acht bis zehn Fragen zu beantworten, bräuchte ich jetzt 15 bis 20 Minuten. <text:s/>Das ist nicht möglich. <text:s/>Die stehen mir wahrscheinlich nicht zu. Ich versuche, mich auf einige wenige Punkte zu konzentrieren. <text:s/>Ja, Sie hatten 2015 eine andere Situation. <text:s/>Wir haben nämlich noch zusätzlich 1,2 Millionen Ukraineflüchtlinge. Die hatten Sie damals nicht. <text:s/>Ja, Sie haben reagiert, und Sie hatten sechs Jahre Zeit, Weichen zu stellen, dass, wenn wieder so etwas passiert, Deutschland besser aufgestellt ist. Das haben Sie versäumt. <text:s/>Ja, Sie haben Abkommen mit der Türkei geschlossen; diese wirken bis heute fort. Ich halte es trotzdem für einen gefährlichen Punkt, mit einem Menschen wie Erdogan auf Dauer Deals zu schließen. <text:s/>Trotzdem werden wir auch in Zukunft mit der Türkei Abkommen schließen müssen. <text:s/>Dafür gibt es einen Migrationsbeauftragten, <text:s/>dafür gibt es Gespräche in der Europäischen Union, und das ist auch gut so. <text:s/>Ich würde gerne noch auf alle weiteren Punkte antworten, gehe aber in meiner Rede noch auf ein paar Punkte ein. Ich glaube, allein diese Punkte machen klar: Sie standen vor acht Jahren vor einer deutlich weniger dramatischen Situation, haben in Ihrer Regierungszeit aber nichts daraus gemacht, um Deutschland für die Zukunft besser aufzustellen. <text:s/>Und deshalb tut es möglicherweise weh, dass Sie immer wieder davon hören, dass Herr Seehofer in seiner Regierungszeit als Innenminister viel zu wenig auf den Weg gebracht hat, <text:s/>dass Sie strukturell nichts auf den Weg gebracht haben, um uns besser vorzubereiten, <text:s/>und dass wir das nun auslöffeln müssen. Dessen nehmen wir uns an, weil wir Regierungsverantwortung tragen. Aber Sie können sich dem nicht entziehen, dass wir immer wieder erwähnen, dass wir in Deutschland auf strukturelle Probleme stoßen, die Sie verursacht haben und die wir jetzt lösen. <text:s/>Anders als im vorliegenden Antrag beschrieben, wird es aber nicht gelingen, die Probleme zu lösen, indem wir die Länder aus der Pflicht entlassen, meine Damen und Herren. Eine Zusammenarbeit mit den Ländern ist in einem föderalen System unabdingbar. Wir haben nun mal kein zentralistisches System in Deutschland, wie es sich die rechtsnationalen Kolleginnen und Kollegen wünschen. Das hatten wir früher einmal. Das ist damals schon nicht gut gegangen, und deswegen sollten wir davon absehen. <text:s/>Mehr Kompetenzen für die Bundespolizei bei der Rückführung zu schaffen, macht durchaus Sinn. Auch wir haben solche Ideen eingebracht, um klare Zuständigkeiten zu schaffen, <text:s/>aber nicht, um die Länder aus der Pflicht zu entlassen, wie es Ihr Antrag vorsieht. <text:s/>Auch der Punkt, das Bundespolizeigesetz in Stücke zu rupfen, um diese dann vielleicht einzeln im Bundesrat durchzukriegen, wird, glaube ich, der Situation nicht gerecht – im Gegenteil. Und wer glaubt, mit solchen Vorschlägen die Probleme zu lösen, der hat, glaube ich, den Ernst der Lage einfach nicht verstanden. <text:s/>Die Bundesministerin des Innern, die gesamte Bundesregierung und auch die ganze Koalition reagieren mit einer Fülle von Maßnahmen, meine Damen und Herren. Wir wollen das Asylsystem durch Migrationsabkommen und Ausweitung der Zahl sicherer Herkunftsländer entlasten; das sind zwei Seiten einer Medaille. Georgien und Moldau sind hier nur der Anfang. Es ist auf den Weg gebracht. Wir brauchen geregelte Verfahren, in denen beides zusammenwirkt: das Migrationsabkommen und die Definition von sicheren Herkunftsländern. <text:s/>Wir wollen die Kommunen mit einem beschleunigten Asylverfahren entlasten. Mit dem Gesetz zur Beschleunigung der Asylgerichtsverfahren und Asylverfahren sind bereits erste Fortschritte erzielt, und jetzt gilt es, dort den Missbrauch noch besser zu verhindern. <text:s/>Wir wollen Rückführungen besser durchsetzen. Dazu müssen einerseits die Länder im Vollzug besser werden – die dürfen wir auch da nicht aus der Pflicht lassen –, und andererseits sollte der Ausreisegewahrsam, wie von der Ministerpräsidentenkonferenz beschlossen, auf 28 Tage verlängert werden. <text:s/>Wir wollen die Schleuserkriminalität bekämpfen – auch das ist wichtig –, indem wir den Fahndungsdruck erhöhen. Dazu gehört, die Ausweisungen von Schleusern zu erleichtern, die erforderlichen Kapazitäten bei der Bundespolizei auszubauen und die Zuständigkeit der europäischen Grenzschutzagentur Frontex für die Bekämpfung der Schleuserkriminalität auszubauen. <text:s/>Wir werden auch die Prüfung von Asylanträgen in Drittstaaten ermöglichen. Ich halte das für wichtig. Es muss die Möglichkeit geschaffen werden, den Schutzstatus auch in Drittstaaten festzustellen. Die rechtlichen Anforderungen müssen, wie es der Koalitionsvertrag explizit vorsieht, zügig geklärt werden. <text:s/>Vor allen Dingen aber werden wir auch die historische Chance beim Gemeinsamen Europäischen Asylsystem nutzen. Wir ergreifen die vermutlich einmalige Chance, jetzt in Europa ein Asylsystem für ganz Europa zu etablieren. <text:s/>Ich halte es schon für eine sehr mutige Aussage, die hier vorhin getroffen wurde, zu sagen: Man kann das nicht in Europa lösen. – Ja, wo denn sonst, wenn wir in Europa keine Binnengrenzkontrollen haben wollen? <text:s/>Selbstverständlich wollen wir das nicht; denn es ist eine Riesenerrungenschaft, dass wir innerhalb Europas keine nationalen Grenzkontrollen mehr haben. Meine Kinder verstehen überhaupt nicht, warum man, wenn man nach Frankreich oder Polen will, an einer Grenze anhalten muss, und ich will, dass sie das auch in Zukunft nicht verstehen müssen. Deswegen: Es gibt andere Verfahren, zu denen mein Kollege später noch ausführen wird. <text:s/>Dieses Gemeinsame Europäische Asylsystem ist ein Meilenstein. Wenn wir das jetzt nicht schaffen, wann dann? Es bringt mehr Ordnung in der Migrationspolitik. Es hilft, Schritt für Schritt die irreguläre Migration zu reduzieren und die reguläre zu vereinfachen, und es hilft, Schritt für Schritt die Kommunen zu entlasten und mit den Versäumnissen der Vorgängerregierung aufzuräumen. <text:s/>Herzlichen Dank.</text:p>
          </table:table-cell>
          <table:table-cell table:style-name="ce2" office:value-type="string" calcext:value-type="string">
            <text:p>Wir werden auch die Prüfung von Asylanträgen in Drittstaaten ermöglichen. | Wir wollen das Asylsystem durch Migrationsabkommen und Ausweitung der Zahl sicherer Herkunftsländer entlasten; das sind zwei Seiten einer Medaille. | Sie ermöglichen auch noch den Zweckwechsel, den Spurwechsel, das heißt, dass jemand, der unter der Überschrift „Asyl“ ins Land kommt, dann hier bleiben kann, um zu arbeiten. | Es bringt mehr Ordnung in der Migrationspolitik. | Dieses Gemeinsame Europäische Asylsystem ist ein Meilenstein. | Nehmen Sie mal Ihre eigene Verantwortung an, <text:s/>und hören Sie auf, diesen liberalen Zuwanderungskurs mitzutragen! | Diese Ordnung, mit dem Ziel, irreguläre Migration zu reduzieren <text:s/>und reguläre Migration zu erleichtern und verstärkt zu ermöglichen, haben wir eingeleitet; und das ist auch richtig so, meine Damen und Herren. | Sie machen ein Fachkräftezuwanderungsgesetz, das an Niedrigqualifizierte adressiert ist. | Dafür gibt es einen Migrationsbeauftragten, <text:s/>dafür gibt es Gespräche in der Europäischen Union, und das ist auch gut so. | Wir haben nämlich noch zusätzlich 1,2 Millionen Ukraineflüchtlinge. | Vor allen Dingen aber werden wir auch die historische Chance beim Gemeinsamen Europäischen Asylsystem nutzen. | Mit dem Gesetz zur Beschleunigung der Asylgerichtsverfahren und Asylverfahren sind bereits erste Fortschritte erzielt, und jetzt gilt es, dort den Missbrauch noch besser zu verhindern. | Gründe dafür sind einerseits Krisen, Kriege und Konflikte in Europa und in der Nähe – Putins Angriffskrieg in der Ukraine, der Krieg in Syrien, Konflikte in Nordafrika und im Nahen Osten –, aber andererseits sind sie auch hausgemacht, indem bei den ersten großen Flüchtlingswellen ein „Wir schaffen das“ zum Konzept gemacht wurde und die dringend notwendige Ordnung von regulärer und irregulärer Migration nicht vollzogen wurde. | Wir wollen die Kommunen mit einem beschleunigten Asylverfahren entlasten. | Wir brauchen geregelte Verfahren, in denen beides zusammenwirkt: das Migrationsabkommen und die Definition von sicheren Herkunftsländern. | Die gesellschaftliche Akzeptanz für das Grundrecht auf Asyl und den Flüchtlingsschutz nimmt ab, und das ist dramatisch. | Es hilft, Schritt für Schritt die irreguläre Migration zu reduzieren und die reguläre zu vereinfachen, und es hilft, Schritt für Schritt die Kommunen zu entlasten und mit den Versäumnissen der Vorgängerregierung aufzuräumen. | Wir ergreifen die vermutlich einmalige Chance, jetzt in Europa ein Asylsystem für ganz Europa zu etablieren. | Gerade im Interesse der tatsächlich verfolgten Menschen müssen wir daher nicht nur die Sorgen in den Kommunen ernst nehmen, sondern die irreguläre Migration muss wirksam und auch schnell begrenzt werden. | Der Migrationsdruck auf Europa, vor allen Dingen auf Deutschland, ist hoch, und in letzter Zeit ist er noch weiter gestie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3470126986503601</text:p>
          </table:table-cell>
          <table:table-cell table:number-columns-repeated="1014"/>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2800</text:p>
          </table:table-cell>
          <table:table-cell table:style-name="ce2" office:value-type="string" calcext:value-type="string">
            <text:p>Lamya Kaddor (BÜNDNIS 90/DIE GRÜNEN)</text:p>
          </table:table-cell>
          <table:table-cell table:style-name="ce2" office:value-type="string" calcext:value-type="string">
            <text:p>Sehr geehrte Frau Präsidentin! Sehr geehrte Wehrbeauftragte! Sehr geehrte Kolleginnen und Kollegen! Sehr geehrte Zuhörerinnen und Zuhörer auf den Tribünen! Vor einigen Wochen wäre diese Abstimmung trotz ihrer Bedeutung für die Sicherheit des Iraks und der Region vermutlich in der Flut der Themen und Vorgänge dieses Hohen Hauses untergegangen. Der brutale Terrorangriff der Hamas auf Israel und die Gefahr eines regionalen Flächenbrands rücken dieses Mandat unserer Soldatinnen und Soldaten in den Vordergrund. Die Tragweite dieser Ereignisse wird sich erst noch abzeichnen, doch schon jetzt ist klar: Sie werden die Region massiv verändern. <text:s/>Der Irak ist ein Kernland dieser Region. Er vereint ihre kulturelle Vielfalt und ihr wachsendes Selbstbewusstsein mit all ihren Problemen und Herausforderungen. Das habe ich auf meiner Reise in das Land vor Kurzem selbst beobachten können. Der Irak wird in der sich gerade verändernden Gemengelage auch künftig eine wichtige Rolle spielen und damit auch dieses Mandat, über das wir heute entscheiden. <text:s/>Sehr geehrte Kolleginnen und Kollegen, ich möchte mich – auch davon konnte ich mich auf meiner Reise überzeugen – für die unglaublich starke Arbeit unserer fast 500 Soldatinnen und Soldaten bedanken. Ihr Einsatz leistet viel für den Irak und die internationale Sicherheit, und dafür gebührt ihnen Dank, meine Damen und Herren. <text:s/>Wenn wir auf den Irak der vergangenen 20 Jahre blicken, dann sind Worte wie „Stabilität“ und „Versöhnung“ keine, die wir allzu oft verwendet haben. Der Krieg der US-geführten Koalition, die konfessionelle Gewalt der Folgejahre, der IS-Terror, politische Instabilität, all das hat ein Land und seine Gesellschaft zurückgelassen, das erst wieder im Begriff ist, sich einer besseren Zukunft zuzuwenden. Einige vergleichen es derzeit mit der Entstehungszeit der Weimarer Republik. <text:s/>Wer jedoch glaubt, die Gefahr sei gebannt, die von politischer Instabilität für das Land ausgeht, von der Einflussnahme fremder Staaten und vor allem vom IS, der ja seine Wurzeln im Irak hat, der irrt. Der IS mag an Sichtbarkeit eingebüßt haben; verschwunden ist er nicht. In den von Kriegen versehrten Gebieten im Irak und in Syrien sind seine Mitglieder nach wie vor präsent, verüben tödliche Anschläge. Unter den elenden Bedingungen der Flüchtlingscamps wächst bereits eine neue Generation von potenziellen Radikalen heran. Auch sein ideologisches Vermächtnis ist nicht aus der Welt. <text:s/>Auch wir in Europa erleben das gerade wieder. Die fürchterlichen Anschläge in Frankreich und am Montag in Brüssel sollen im Namen des IS verübt worden sein. Denselben teuflischen Geist des IS erkennen wir gerade auch bei der Hamas. Wir wurden Zeuginnen und Zeugen eines ähnlichen Vorgehens, eines ähnlichen Terrors, der vor nichts und vor niemandem Respekt hat: nicht vor Babys, nicht vor Kindern, nicht vor alten Menschen. Vor der Entmenschlichung durch Islamismus ist niemand sicher, schon gar nicht Muslime, die ihm tausendfach zum Opfer gefallen sind. <text:s/>Sehr geehrte Kolleginnen und Kollegen, der Iran übt schon heute einen massiven Einfluss auf sein Nachbarland aus und treibt die Bildung einer antiwestlichen Achse mit Russland, China, Syrien sowie seinen verbündeten Milizen in der gesamten Region voran, teilweise schon mit Erfolg. Auch hat der Irak Antinormalisierungsgesetze betreffend Israel verabschiedet und den Terror der Hamas begrüßt. Das darf man nicht verschweigen, und darüber werden wir auch sprechen müssen. Wenn wir der antiwestlichen Achse aber etwas entgegensetzen wollen, muss uns die Stabilität des Iraks ein Anliegen sein, genauso wie die des Libanons und anderer Regionen, in denen wir präsent sind. All diese Einsätze, jedes noch so kleine Engagement, unterstützen das Bemühen um Stabilität, Sicherheit und internationale Zusammenarbeit. <text:s/>Sehr geehrte Kolleginnen und Kollegen, lassen Sie mich Ihnen zum Schluss von einem Gespräch mit einer jungen Frau in Mosul erzählen, Mosul, die Stadt am Euphrat, die über drei Jahre unter IS-Belagerung stand, die Stadt und eine Gesellschaft, die an der Bewältigung des Terrors durch den IS noch immer stark arbeitet. Noch heute leben die Menschen dort in Angst. Ich konnte mit Amal, einer muslimischen Frau, sprechen. Sie erzählte mir von der Zeit unter Daesh. Sie hatte ihr Abitur gemacht, als Abu Bakr Al-Baghdadi und seine Terrororganisation die Stadt gewaltvoll einnahmen. Sie wollte studieren, sie war Bloggerin, eine junge Frau, die Ziele hatte. Drei Jahre lang konnte sie nur alle sechs Wochen einmal ans Tageslicht, um unverzichtbare Gänge so unauffällig und vollverschleiert wie möglich zu machen, um unsichtbar zu bleiben, immer mit der Angst, angehalten und zwangsverheiratet zu werden. Sie überlebte einen Bombenanschlag in ihrer Nähe, lebte sonst nur zu Hause in ihrem Zimmer. Ihre Eltern mussten sie unter Decken vor IS-Kämpfern verstecken, die junge Frauen zur Ehe zwangen. Sie beschrieb mir unter Tränen, wie der Tag der Befreiung, wie sie ihn nennt, ablief und dass sie bis heute Angst hat, dass sie wiederkommen. Aber es gibt ein Happy End in dieser Geschichte. Ihre Narben sind innerlich und äußerlich zwar sichtbar, aber sie hat ihr Studium nicht nur aufgenommen, sie hat es beendet. Sie bloggt wieder und arbeitet in einer NGO, die den Wiederaufbau von Mosul vorantreibt und psychosoziale Beratung für junge traumatisierte Menschen aus Mosul anbietet. <text:s/>Es muss uns also auch darum gehen, das kollektive Leid der Jesidinnen und Jesiden aufzuarbeiten und einen Umgang mit zahlreichen Familien ehemaliger IS-Kämpfer zu finden. Auch die Verständigung zwischen den Kurden im Nordirak und der Zentralregierung muss weiter gefördert werden, ebenso die Durchführung demokratischer Wahlen. All das kann und wird die Bundeswehr nicht alleine leisten können. Unser Engagement muss daher auch darüber hinausgehen. Dieses Mandat ist jedoch ein enormer Baustein – nach wie vor und heute mehr denn je. <text:s/>Ich empfehle daher meiner Fraktion und den Abgeordneten im Hohen Haus ihre Zustimmung zu einer weiteren Verlängerung des Einsatzes der Bundeswehr Counter Daesh/Capacity Building Iraq. <text:s/>Vielen Dank. <text:s/>Für die Unionsfraktion hat das Wort Dr. Norbert Röttgen.</text:p>
          </table:table-cell>
          <table:table-cell table:style-name="ce2" office:value-type="string" calcext:value-type="string">
            <text:p>Unter den elenden Bedingungen der Flüchtlingscamps wächst bereits eine neue Generation von potenziellen Radikalen hera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8539016842842102</text:p>
          </table:table-cell>
          <table:table-cell table:number-columns-repeated="1014"/>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11700</text:p>
          </table:table-cell>
          <table:table-cell table:style-name="ce2" office:value-type="string" calcext:value-type="string">
            <text:p>Alexander Hoffmann (CDU/CSU)</text:p>
          </table:table-cell>
          <table:table-cell table:style-name="ce2" office:value-type="string" calcext:value-type="string">
            <text:p>Sehr geehrte Frau Präsidentin! Liebe Kolleginnen und Kollegen! Meine sehr verehrten Damen und Herren! Gestatten Sie mir am Ende dieser Aktuellen Stunde, meine Wahrnehmung der Debatte zu schildern. Dem Grunde nach ist es doch so: Die Ampel ist stehend k. o. <text:s/>Sie hat schlichtweg überhaupt nicht mehr die Kraft – nicht nur beim Thema Migration –, <text:s/>noch irgendwas Sinnhaftes und Gestaltendes für dieses Land zu entscheiden. <text:s/>Zusammenfassend ist es so, dass die Grünen heute – Kollege Emmerich hat es fast ausdrücklich gesagt – schon wieder anfangen, die ersten Beschlüsse einzukassieren. <text:s/>Die FDP geriert sich als die Opposition in der Koalition. Und die SPD spricht tatsächlich von einem historischen Erfolg. <text:s/>Das ganze Land reibt sich die Augen und sucht, wo dieser Erfolg zu finden sein soll. <text:s/>Wissen Sie, das Thema Migration besorgt die Bürger wie kein zweites. Deswegen müssen wir zwei Dinge unterscheiden: Es ist das eine, was Sie noch miteinander vereinbaren können. Das andere betrifft aber die Frage: Wie verkaufen Sie das bisschen, was Sie vereinbaren, eigentlich den Bürgern noch? Um es auf den Punkt zu bringen: Ich werfe Ihnen nicht vor, dass Sie stehend k.o. sind. <text:s/>Aber ich werfe Ihnen vor, dass Sie auch heute wieder den Menschen beim Thema Migration Sand in die Augen streuen. <text:s/>Denn die Wahrheit ist doch, dass Sie mittlerweile sogar Prüfaufträge als echten Fortschritt verkaufen. <text:s/>Die Wahrheit ist, dass Sie Dinge vereinbart haben, die bei Weitem nicht ausreichen werden. Und die Wahrheit ist, dass Sie Dinge vereinbart haben, von denen Sie heute schon wissen, dass die Grünen sie nicht mitmachen werden. <text:s/>So war es im Übrigen schon bei der letzten Ministerpräsidentenkonferenz, und so war es auch schon beim letzten EU-Gipfel. <text:s/>Jetzt kommen wir mal zu den Dingen, die Sie verschweigen; denn es heißt ja immer: Ihre Ministerpräsidenten haben doch mitgemacht! <text:s/>Aber Sie vergessen, den Menschen zu sagen, dass mit den Ministerpräsidenten der Union und sogar mit dem Ministerpräsidenten aus Baden-Württemberg – grünes Parteibuch – sehr viel mehr möglich gewesen wäre. Sie verschweigen, dass der Bundeskanzler – Stichwort „Deutschlandpakt“ – letzten Freitag Alexander Dobrindt und Friedrich Merz sehr klar deutlich gemacht hat, was verhandelbar ist und was nicht. Er hat zum Beispiel deutlich gemacht, dass in der Ampel und auch im Bundeskanzleramt keinerlei Bereitschaft besteht, von Ihrer Idee der Turboeinbürgerung wegzukommen. <text:s/>Es gibt dort keinerlei Bereitschaft, das wirksame Mittel „sichere Herkunftsstaaten“ auf die Maghreb-Staaten auszuweiten, <text:s/>ein Vorhaben, das seit 2017 von den Grünen im Bundesrat aufgehalten wird. <text:s/>Ich möchte mal bildlich zusammenfassen: Sie haben kleine Brötchen gebacken. Und für diese kleinen Brötchen haben Sie die Ministerpräsidenten und sogar die Union gebraucht. Sie feiern sich hier aber, als wären Sie gestern Weltmeister im Backen fünfstöckiger Torten geworden. <text:s/>Und das ist der Unterschied. <text:s/>Weil es dann immer heißt: „Wo sind denn Ihre Vorschläge?“ und: „Die Ministerpräsidenten haben das doch mitgetragen“, will ich Ihnen mal eine kleine Liste vortragen – vielleicht schreiben Sie mit –, <text:s/>worüber wir gerne noch reden und wobei wir mitmachen würden. Wir müssen zum Beispiel den Familiennachzug aussetzen. Sie feiern sich dafür ab, dass Sie den nicht ausweiten. Die Zahlen sind auf Rekordniveau. Der Familiennachzug muss ausgesetzt werden – von Ihnen kein Wort dazu und keine Bereitschaft. <text:s/>Die Maghreb-Staaten müssen als sichere Herkunftsstaaten ausgewiesen werden. Die letzten Male, als wir dieses Instrumentarium gewählt haben, ist es immer ein voller Erfolg gewesen und hat zur deutlichen Reduzierung der Zahlen beigetragen. Sie vermischen bis heute Asyl und allgemeine Migration. Das ist brandgefährlich. Wenn Sie sich mal die Zahl derer angucken, die 2015, 2016 zu uns gekommen sind und heute arbeiten: Das ist niederschmetternd. Es sind gerade mal 46 Prozent von denjenigen, die arbeiten dürfen. Und Sie müssen Ihre Sonderaufnahmeprogramme stoppen, weil sie letztendlich gefährliche Signale in die Krisenregionen sind. <text:s/>Auch darüber wollen Sie mit uns nicht reden. <text:s/>Und deswegen muss man sich ernsthaft fragen: Was stellen Sie da eigentlich ins Schaufenster in schwierigen Zeiten, wo die Menschen Sorgen haben und die Kommunen an ihrer Belastungsgrenze angelangt sind? Sie müssen bei diesem Thema ehrlicher werden mit der Bevölkerung. <text:s/>Vielen Dank für die Aufmerksamkeit. <text:s/>Die letzte Rednerin in dieser Aktuellen Stunde ist für die SPD-Fraktion Rasha Nasr.</text:p>
          </table:table-cell>
          <table:table-cell table:style-name="ce2" office:value-type="string" calcext:value-type="string">
            <text:p>Aber ich werfe Ihnen vor, dass Sie auch heute wieder den Menschen beim Thema Migration Sand in die Augen streuen. | Sie hat schlichtweg überhaupt nicht mehr die Kraft – nicht nur beim Thema Migration –, <text:s/>noch irgendwas Sinnhaftes und Gestaltendes für dieses Land zu entscheiden. | Sie vermischen bis heute Asyl und allgemeine Migration. | Wissen Sie, das Thema Migration besorgt die Bürger wie kein zweite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52322268486023</text:p>
          </table:table-cell>
          <table:table-cell table:number-columns-repeated="1014"/>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5700</text:p>
          </table:table-cell>
          <table:table-cell table:style-name="ce2" office:value-type="string" calcext:value-type="string">
            <text:p>Dr. Jan-Marco Luczak (CDU/CSU)</text:p>
          </table:table-cell>
          <table:table-cell table:style-name="ce2" office:value-type="string" calcext:value-type="string">
            <text:p>Frau Präsidentin, ich hoffe, ich muss mich nicht angesprochen fühlen. Ich bin zwar schon ein paar Tage in diesem Hohen Haus, aber mit den Redezeiten habe ich auch immer so meine Schwierigkeiten. Insofern: Seien Sie bitte nachsichtig. <text:s/>Meine Damen und Herren! Liebe Kolleginnen und Kollegen! Wir debattieren jetzt den Antrag der AfD „Neue deutsche Wohnungsnot stoppen“. Wenn Sie dem Kollegen der AfD jetzt aufmerksam zugehört haben und den Antrag gelesen haben, werden Sie feststellen: Es gibt im Prinzip zwei Argumentationsstränge, die diesen Antrag ausmachen. Der erste heißt: Grenzen zumachen! Abschieben, abschieben, abschieben! Dann haben wir mit der Wohnungsnot kein Problem mehr. <text:s/>Der zweite betrifft den Klimaschutz und lautet: Es wird zwar wärmer, die Sonne scheint – das macht uns allen gute Laune –, wir haben aber gar kein Problem damit. Wir finden das gut. Es handelt sich um eine sogenannte Klimaschutzpolitik; die hat aber gar keinen Nutzen, und am Ende ist sie überflüssig. – Das schreiben Sie in Ihrem Antrag. Sie machen damit sehr deutlich, dass Sie nichts anderes sind als Klimaleugner, meine Damen und Herren. <text:s/>Sie machen damit vor allen Dingen auch deutlich, dass Sie nicht an einer ernsthaften Debatte interessiert sind. Sie argumentieren ideologisch, faktenfrei; oftmals leugnen Sie auch die Fakten. Sie sind populistisch und oft auch menschenverachtend in Ihrer Argumentation. <text:s/>Sie disqualifizieren sich mit diesem Antrag selbst, sehr geehrte Kolleginnen und Kollegen von der AfD. <text:s/>Ich will mit Blick auf das ganze Thema Klimaschutz noch einmal sagen: Ich möchte mir gar nicht vorstellen, wie Sie eigentlich auf Menschen zum Beispiel im Ahrtal zugehen wollen, <text:s/>wo es viele Tote gegeben hat, wo es Verletzte gegeben hat, <text:s/>wo Menschen vor zerstörten Existenzen und tiefem menschlichen Leid stehen. <text:s/>Ich finde Ihre Argumentation, den Menschen zu sagen: „Klimawandel und Erderwärmung, das gibt es alles nicht“, zynisch. Sie sind keine Alternative für Deutschland, Sie sind eine Schande für Deutschland. <text:s/>Kollege Luczak, lassen Sie eine Frage oder Bemerkung aus der AfD-Fraktion zu? <text:s/>Wenn es nach mir geht, hat die AfD viel zu viel Redezeit in diesem Hohen Haus. Deswegen lasse ich keine Frage zu. <text:s/>Das Gleiche gilt für Ihre Argumentation mit Blick auf Einwanderung und Migration. Natürlich will ich gar nicht behaupten, dass da in den letzten Jahren alles immer optimal gelaufen ist. <text:s/>Natürlich müssen wir Zuwanderung auf einer humanitären Grundlage ordnen und steuern. Aber was Sie in Ihrem Antrag machen, ist: <text:s/>Sie versuchen, die Menschen für dumm zu verkaufen. <text:s/>Sie suggerieren hier, es gebe seit 2015 jedes Jahr 500 000 Menschen, die Flüchtlinge sind, die alle illegal sind, die alle auf Staatskosten alimentiert werden. Und das ist falsch. <text:s/>Wenn Sie sich die Statistik anschauen, werden Sie sehr schnell feststellen, dass acht der zehn Hauptherkunftsländer Staaten der Europäischen Union sind. <text:s/>Das sind Menschen, die nach Deutschland kommen, die hier arbeiten, die sich hier integrieren <text:s/>und die zum wirtschaftlichen Erfolg dieses Landes beitragen. <text:s/>Diese Menschen brauchen wir für die Herausforderungen, die wir auf dem Wohnungsmarkt haben. Der Kollege Daldrup hat es gerade angesprochen: Wir müssen 400 000 Wohnungen bauen. Das ist das Ziel, das die Ampel sich gegeben hat. Wer soll denn diese Wohnungen bauen? Das sind die Menschen, die Sie ausweisen wollen, die Sie ausgrenzen wollen. Die brauchen wir hier. Sprechen Sie einmal mit dem Baugewerbe! Genau diese Menschen brauchen wir; sonst schaffen wir dieses gewaltige Baupensum niemals. <text:s/>Am Ende ist genau das richtig: Wir müssen mehr, schneller und kostengünstiger bauen. Das ist der Schlüssel zum Erfolg. Wir haben als Bundesregierung in der letzten Wahlperiode schon viel auf den Weg gebracht. Wir haben erstmals seit vielen Jahren mehr als 300 000 fertiggestellte Wohnungen. Aber das reicht nicht. Wir müssen an diese Weichenstellungen anknüpfen. <text:s/>Da will ich, an die Kolleginnen und Kollegen von der Ampel gerichtet, auch sagen: Ich habe da Sorge. Der KfW-Förderstopp ist gerade angesprochen worden. Dieses Hin und Her war nicht nur ein kommunikatives Desaster, das vielen Menschen, vielen Unternehmen, aber vor allen Dingen jungen Familien auf dem Weg in die eigenen vier Wände den Boden unter den Füßen weggezogen hat. Da ist massiv Vertrauen zerstört worden, da ist Planungssicherheit verloren gegangen. Das ist aber genau das, was wir brauchen, wenn wir davon sprechen, dass wir 400 000 Wohnungen bauen wollen. Dann braucht die Bauwirtschaft verlässliche Rahmenbedingungen. <text:s/>Wenn man so agiert wie die Ampel, hin und her springt und von heute auf morgen einen Förderstopp macht, zerstört man dieses Vertrauen, und dann wird die Immobilienwirtschaft, die Bauwirtschaft diese Wohnungen nicht bauen. Deswegen war das, was Sie gemacht haben, nicht nur Gift für den Klimaschutz, sondern es war vor allen Dingen auch Gift für den Neubau und für das bezahlbare Wohnen. Damit haben Sie Ihre eigenen Ziele mehr als torpediert, liebe Ampel. <text:s/>Was machen Sie stattdessen? Sie setzen auf Gebote, Verbote, mehr Regulierung. Wir haben über das Vorkaufsrecht gesprochen, über die ganzen Problematiken, die mit den Abwendungsvereinbarungen einhergehen. Wir haben über die CO2-Mehrkosten gesprochen. Sie wollen jetzt Eigentümer bestrafen, indem Sie ihnen Mehrkosten aufbürden, wenn sie nicht sanieren. Aber Sie finden keine Lösung, wenn es zum Beispiel um denkmalgeschützte Gebäude geht. Da sagen Sie: Na ja, das könnte man ja auch irgendwie machen. <text:s/>Nein, in Milieuschutzgebieten können die Eigentümer nicht sanieren, das wird ihnen verboten, <text:s/>und trotzdem sollen die Eigentümer dann die Mehrkosten tragen. Das ist widersprüchlich, das passt nicht zusammen. <text:s/>Es gibt noch viele andere Beispiele, die ich nennen könnte, etwa dass Sie mehr Bürokratie und überbordende, praxisferne Dokumentationspflichten schaffen und vieles, vieles mehr. Sie torpedieren Ihre Ziele selbst. <text:s/>Deswegen ist das Fazit, das wir jetzt nach einigen Wochen und Monaten der Ampel ziehen können: Sie haben nichts für den Klimaschutz getan, Sie haben nichts für den Wohnungsbau getan. Im Gegenteil: Sie kappen Förderungen, Sie haben Vertrauen zerstört und Bürokratie aufgebaut. Das ist genau der falsche Weg. Den werden wir als Union nicht mitmachen – Ihren Weg nicht und den der AfD erst recht nicht. <text:s/>Vielen Dank. <text:s/>Ich nutze die Zeit gleich zu einer Erläuterung. Kollege Luczak, bei Ihnen war alles okay. Wären Sie über die Zeit gekommen, hätte ich Ihrem nachfolgenden Kollegen die Zeit entsprechend abgezogen. Insofern müssen Sie das dann einfach in den Fraktionen austragen. Das konnte ich beim Kollegen Daldrup nicht machen, weil ich niemandem bei seiner ersten Rede die Redezeit dezimieren will. <text:s/>Ich sage aber auch gleich noch etwas anderes: Ich werde in den noch vor uns liegenden etwas mehr als drei Stunden prinzipiell keine Kurzinterventionen zulassen, es sei denn – diese Regel gilt natürlich –, jemand ist persönlich in irgendeiner Weise angegriffen oder angesprochen worden und will sich dazu noch einmal äußern. <text:s/>Das Wort zu ihrer ersten Rede im Deutschen Bundestag hat die Kollegin Anja Liebert für die Fraktion Bündnis 90/Die Grünen.</text:p>
          </table:table-cell>
          <table:table-cell table:style-name="ce2" office:value-type="string" calcext:value-type="string">
            <text:p>Das Gleiche gilt für Ihre Argumentation mit Blick auf Einwanderung und Migration. | Sie suggerieren hier, es gebe seit 2015 jedes Jahr 500 000 Menschen, die Flüchtlinge sind, die alle illegal sind, die alle auf Staatskosten alimentiert werden. | Natürlich müssen wir Zuwanderung auf einer humanitären Grundlage ordnen und steuer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781492352485657</text:p>
          </table:table-cell>
          <table:table-cell table:number-columns-repeated="1014"/>
        </table:table-row>
        <table:table-row table:style-name="ro1">
          <table:table-cell table:style-name="ce2" office:value-type="string" calcext:value-type="string">
            <text:p>81</text:p>
          </table:table-cell>
          <table:table-cell table:style-name="ce2" office:value-type="string" calcext:value-type="string">
            <text:p>25.01.2023</text:p>
          </table:table-cell>
          <table:table-cell table:style-name="ce2" office:value-type="string" calcext:value-type="string">
            <text:p>ID208104000</text:p>
          </table:table-cell>
          <table:table-cell table:style-name="ce2" office:value-type="string" calcext:value-type="string">
            <text:p>Dr. Bernd Baumann (AfD)</text:p>
          </table:table-cell>
          <table:table-cell table:style-name="ce2" office:value-type="string" calcext:value-type="string">
            <text:p>Herr Bundeskanzler, viele Migranten in Deutschland integrieren sich ja gut. Aber wir haben nicht erst seit 2015 eine massive Zuwanderung aus fremden Kulturkreisen mit ganz anderen Frauenbildern, Männerbildern, Vorstellungen von Staat und Gesellschaft. <text:s/>Migrationsforscher wie der Oxford-Professor Collier sprechen von deutlichen Kulturdifferenzen. Das zeigt sich nicht nur bei schrecklichen Eskalationen in Silvesternächten. Präsident Macron spricht deshalb nicht von Parallelgesellschaften, sondern von kulturellen Gegengesellschaften. Und das alles passiert nicht nur in Berlin, Köln oder Duisburg. Überall in Europa brennen immer wieder Stadtviertel, ob in Paris oder Marseille, in London oder Birmingham, Amsterdam oder Rotterdam, Stockholm oder Kopenhagen. <text:s/>Das Individuum kann ja immer auch anders sein. Aber es sind immer die gleichen Migrantengruppen und die gleichen Herkunftsgebiete, die die gleichen Integrationsprobleme verursachen. <text:s/>Herr Bundeskanzler, ich frage Sie: Gibt es aus Ihrer Sicht auch ethnisch-kulturelle Differenzen, die einer erfolgreichen Integration im Wege stehen können?</text:p>
          </table:table-cell>
          <table:table-cell table:style-name="ce2" office:value-type="string" calcext:value-type="string">
            <text:p>Migrationsforscher wie der Oxford-Professor Collier sprechen von deutlichen Kulturdifferenzen. | Aber wir haben nicht erst seit 2015 eine massive Zuwanderung aus fremden Kulturkreisen mit ganz anderen Frauenbildern, Männerbildern, Vorstellungen von Staat und Gesellschaf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5832629203796387</text:p>
          </table:table-cell>
          <table:table-cell table:number-columns-repeated="1014"/>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03800</text:p>
          </table:table-cell>
          <table:table-cell table:style-name="ce2" office:value-type="string" calcext:value-type="string">
            <text:p>Thomas Silberhorn (CDU/CSU)</text:p>
          </table:table-cell>
          <table:table-cell table:style-name="ce2" office:value-type="string" calcext:value-type="string">
            <text:p>Frau Präsidentin! Liebe Kolleginnen und Kollegen! Seit September 2018 steht ein Friedensabkommen im Südsudan. Die vereinbarte Waffenruhe wird seit <text:s/>2020 auch weitestgehend eingehalten. Aber nachhaltige Stabilität ist bisher nicht erreicht worden. 9 von über 11 Millionen Einwohnern sind auf humanitäre Hilfe <text:s/>aus dem Ausland angewiesen; 4,5 Millionen Menschen sind innerhalb des Südsudans vertrieben worden oder in Nachbarstaaten geflüchtet. Gewaltsame ethnische <text:s/>Konflikte, Entführungen und sexualisierte Gewalt sind an der Tagesordnung. <text:s/>Die UN-Mission im Südsudan soll dazu beitragen, Sicherheit, politische Stabilität und nachhaltigen Frieden herzustellen. Es geht dabei insbesondere um <text:s/>den Schutz der Zivilbevölkerung und um die Sicherung der humanitären Zugänge, um überhaupt Hilfe leisten zu können. Daran muss auch die südsudanesische <text:s/>Regierung selbst arbeiten, meine Damen und Herren. <text:s/>Die internationale Gemeinschaft kann zwar helfen, solide staatliche Strukturen aufzubauen. Wir können die Vorbereitung von demokratischen Wahlen <text:s/>begleiten, die bis Ende 2024 stattfinden sollen, und wir können beim Prozess der Verfassungsgebung beraten. Aber Nation Building kann niemand von außen <text:s/>bewerkstelligen; das bleibt die zentrale Aufgabe der Verantwortlichen im Südsudan. <text:s/>Die Bundeswehr leistet einen wichtigen Beitrag zu dieser UN-Mission im Südsudan. Derzeit 13 Soldaten und bis zu 50 Soldaten nach dem Mandat sind zwar <text:s/>eine überschaubare Größenordnung; aber wir erhalten durch sie nicht nur Informationen aus erster Hand über die Lage vor Ort. Vor allem ist die Präsenz der <text:s/>Bundesrepublik Deutschland durch die Bundeswehr und durch unsere Entwicklungszusammenarbeit ein stabilisierender Faktor im Südsudan. Für die Arbeit in diesem <text:s/>äußerst schwierigen Umfeld danke ich ausdrücklich unseren Soldatinnen und Soldaten und allen zivilen Helferinnen und Helfern. <text:s/>Der Südsudan verfügt über enorme natürliche Ressourcen: Erdöl, Gold, Diamanten, Erze und Edelhölzer. Russland und China versuchen auf dem gesamten <text:s/>afrikanischen Kontinent, rohstoffreiche Länder auf Kosten demokratischer Strukturen an sich zu binden. Bei humanitärer Hilfe halten sie sich dagegen sehr <text:s/>zurück. Wir müssen Afrika daher auch im Blickwinkel unserer Sicherheitspolitik betrachten: Humanitäre Katastrophen und Gewalt in Afrika wirken sich unmittelbar <text:s/>auf uns in Europa aus, sei es durch erhöhte Migration oder durch steigenden Bedarf an humanitärer Hilfe. <text:s/>Die Vereinten Nationen zeigen mit UNMISS Präsenz vor Ort, um den Frieden zu konsolidieren und um weiteren Krisen vorzubeugen. Das, meine Damen und <text:s/>Herren, verdient unsere Unterstützung. <text:s/>Damit schließe ich die Aussprache.</text:p>
          </table:table-cell>
          <table:table-cell table:style-name="ce2" office:value-type="string" calcext:value-type="string">
            <text:p>Wir müssen Afrika daher auch im Blickwinkel unserer Sicherheitspolitik betrachten: Humanitäre Katastrophen und Gewalt in Afrika wirken sich unmittelbar <text:s/>auf uns in Europa aus, sei es durch erhöhte Migration oder durch steigenden Bedarf an humanitärer Hilf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466209292411804</text:p>
          </table:table-cell>
          <table:table-cell table:number-columns-repeated="1014"/>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5500</text:p>
          </table:table-cell>
          <table:table-cell table:style-name="ce2" office:value-type="string" calcext:value-type="string">
            <text:p>Martin Sichert (AfD)</text:p>
          </table:table-cell>
          <table:table-cell table:style-name="ce2" office:value-type="string" calcext:value-type="string">
            <text:p>Frau Präsidentin! Meine Damen und Herren! Was haben Sie unserem Gesundheitswesen angetan! In dem Antrag fordern Sie von der Union – ich zitiere –, „zu prüfen, ob und wie Ärzten aktuelle Informationen darüber zur Verfügung gestellt werden können, in welchen Apotheken noch Fiebermedikamente bzw. Antibiotika vorhanden sind“. Ist das wirklich Ihre Lösung für fehlende Medikamente? <text:s/>Ernsthaft? Ärzte sollen Informationen bekommen, wo es noch lebenswichtige Medikamente gibt? Wäre es nicht viel besser, einfach die lebenswichtigen Medikamente zu besorgen und damit eine bundesweite Versorgung sicherzustellen? <text:s/>Sie von der Union sind doch die Partei von Jens Spahn und Ursula von der Leyen. Sie sind die Partei, die noch vor Kurzem für weit weniger wichtige Medikamente Abermilliarden Steuergeld ausgegeben hat. Sie haben dafür gesorgt, dass die Firma BioNTech auf Kosten der Steuerzahler auf einen Schlag über 10 Milliarden Euro Gewinn gemacht hat. Und jetzt fällt Ihnen die naheliegendste Lösung für die Knappheit lebenswichtiger Medikamente nicht ein, nämlich diese Medikamente einfach auf dem Weltmarkt einzukaufen? <text:s/>Wenn Sie jetzt fragen, woher das Geld kommen soll, dann muss ich Ihnen sagen: Sie sind mit dieser Frage reichlich spät dran. Als Sie BioNTech Abermilliarden in den Rachen geworfen haben, <text:s/>habe ich diese Frage nämlich schmerzlich vermisst. <text:s/>Außerdem ist mehr als genug Geld vorhanden. Man muss nur einfach ein paar Windräder weniger bauen, ein paar Genderlehrstühle weniger finanzieren, <text:s/>ein paar Ukrainern weniger hierzulande ein Luxusleben ermöglichen, <text:s/>dann hätte man sofort genug Geld zusammen, um dafür zu sorgen, dass jeder in Deutschland die notwendigen Medikamente bekommt. <text:s/>Die Medikamentenkrise ist übrigens hausgemacht. 2000 wurden zwei Drittel aller Wirkstoffe in der EU hergestellt. Inzwischen werden über 80 Prozent der Wirkstoffe in Indien und China produziert. Seit 2000 stellen SPD, CDU, Grüne oder FDP den Gesundheitsminister. Es ist höchste Zeit, dass das endlich mal eine Partei macht, die das kann. <text:s/>Denn Sie alle haben ja gezeigt, dass Sie es offensichtlich nicht können. Mit Ihnen fährt das deutsche Gesundheitssystem Stück für Stück mehr an die Wand. <text:s/>Die Energiewende mit den hohen Energiekosten, die nicht nur Krankenhäuser und Pflegeheime massiv belastet, sondern auch Industrie aus dem Land vertrieben hat, treibt die Ampel zwar auf die Spitze, aber begonnen hat sie die Union. Die unkontrollierte Massenzuwanderung, die dazu führt, dass immer mehr Menschen unser Gesundheitssystem in Anspruch nehmen, die nie in die Krankenversicherung eingezahlt haben, treibt die Ampel auf die Spitze, aber begonnen hat sie die Union. Die immer höheren Steuern und Abgaben, die immer höheren Lebenshaltungskosten, die Bürger und Wirtschaft belasten, treibt die Ampel auf die Spitze, aber begonnen hat damit die Union. <text:s/>Ihre Politik ist wie schlechte Medizin. Sie doktern immer nur an den Symptomen herum, sind aber nicht bereit, sich mit den Ursachen zu beschäftigen. <text:s/>Beispielsweise fordern Sie in Ihrem Antrag, dass die Ausbildung für Pharmazeutisch-Technische Assistenten besser werden soll. Dabei liegen die Probleme doch ganz woanders: auf der einen Seite immer höhere Sozialabgaben und Steuern, gestiegene Mietpreise und Energiekosten und auf der anderen Seite das immer höhere Bürgergeld. Da hat so mancher mehr Geld, wenn er einfach zu Hause bleibt und vom Jobcenter lebt, als wenn er als PTA Vollzeit arbeiten geht oder eine Ausbildung macht. Wir bekommen den Mangel an ausgebildeten Fachkräften im Gesundheitswesen nur in den Griff, wenn wir dafür sorgen, dass sich Arbeit wieder lohnt, und zwar für jedermann. <text:s/>Sie von der Union zeigen mit diesem Antrag nur, dass Sie weiterhin nicht fähig sind, die Probleme im Gesundheitswesen anzugehen, dass Sie sich vor echten Lösungen scheuen und dass man Ihnen auf keinen Fall das Gesundheitsministerium anvertrauen sollte. <text:s/>Vielen Dank. <text:s/>Liebe Kolleginnen und Kollegen, liebe Besucherinnen und Besucher auf den Tribünen. ich grüße Sie recht herzlich, und wir fahren in der Debatte fort. <text:s/>Für Bündnis 90/Die Grünen hat das Wort die Kollegin Dr. Kirsten Kappert-Gonther.</text:p>
          </table:table-cell>
          <table:table-cell table:style-name="ce2" office:value-type="string" calcext:value-type="string">
            <text:p>Die unkontrollierte Massenzuwanderung, die dazu führt, dass immer mehr Menschen unser Gesundheitssystem in Anspruch nehmen, die nie in die Krankenversicherung eingezahlt haben, treibt die Ampel auf die Spitze, aber begonnen hat sie die Unio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153150916099548</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3100</text:p>
          </table:table-cell>
          <table:table-cell table:style-name="ce2" office:value-type="string" calcext:value-type="string">
            <text:p>Dr. Lars Castellucci (SPD)</text:p>
          </table:table-cell>
          <table:table-cell table:style-name="ce2" office:value-type="string" calcext:value-type="string">
            <text:p>Vielen Dank. – Sehr geehrte Frau Präsidentin! Meine sehr verehrten Damen und Herren! Liebe Kolleginnen und Kollegen! Zum Thema Realität: Unsere Wirklichkeit ist im Moment in allererster Linie – sehr geehrter Herr Amthor, wenn Sie mir Ihre Aufmerksamkeit widmen würden – <text:s/>dadurch ausgezeichnet, dass 1 Million Menschen aus der Ukraine nach Deutschland gekommen sind, weil sie von Putin in einem Angriffskrieg gezwungen worden sind, ihre Heimat zu verlassen. Und ja, dafür werden jetzt auch wieder Turnhallen benötigt. Aber ich finde, es ist eine Gemeinschaftsleistung in diesem Land, dass wir diesen Menschen in dieser existenziell schwierigen Lage an der Seite stehen. Auf diese Leistung können wir stolz sein. Da danke ich allen, die mit anpacken. <text:s/>Zweiter Teil der Realität: Das, was wir jetzt hier in Deutschland vorfinden, ist Ergebnis von 16 Jahren Innenminister der Union. Wir machen in dieser Koalition einen Neuanfang in der Migrationspolitik, <text:s/>weil Ihre Politik gescheitert ist. <text:s/>Sie ist gescheitert. Man kann es an den Außengrenzen sehen, wo Ihre Politik immer nur dazu geführt hat, dass das Leid der Menschen größer geworden ist. Und wenn das Leid der Menschen entlang der Routen größer wird, dann machen sie sich doch erst recht auf den Weg und suchen noch mal nach Perspektiven. Wir sind angetreten, das umzudrehen, damit die Menschenwürde für die Menschen entlang der Routen durchgesetzt wird. Das ist die Aufgabe, vor der wir stehen. <text:s/>Das Zweite, was Sie uns beschert haben: Ob Sie jetzt gerade ein Haus bauen wollen oder ob Sie in den Urlaub fliegen wollen oder ob Sie nur einen Blumenstrauß gebunden haben wollen: Wir haben in diesem Land einen eklatanten Fachkräftemangel, und dieser Mangel liegt daran, dass Sie eine Abwehrhaltung gegenüber Migration und gegenüber Menschen aus anderen Ländern haben. <text:s/>Das ist der Fachkräftemangel der Union, in dem wir im Moment gefangen sind, und es ist eine Wachstumsbremse für unser Land. <text:s/>Und wir werden das verändern. <text:s/>Diese Koalition hat klare Prinzipien. Wir wollen Migration so gestalten, dass sie zum Wohle aller Beteiligten gelingen kann, zum Wohle der Menschen, die migrieren, die wandern, der Menschen, die zurückbleiben, die Rücküberweisungen bekommen, aber natürlich auch zum Wohle von uns, weil wir einen Bedarf an Arbeitskräften haben, die in diesem Land mit anpacken. <text:s/>Und wir haben einen weiteren Grundsatz: Wenn Menschen vor Krieg fliehen, wenn sie in Not sind, wenn sie Hilfe brauchen, dann haben sie unsere Menschlichkeit und Solidarität verdient. <text:s/>Dies gilt im Übrigen für jeden Menschen in diesem Land. Wir haben, bevor wir in diese Debatte eingestiegen sind, über das Bürgergeld gesprochen. Wir werden, wenn diese Debatte beendet ist, über die Wohngeldreform sprechen. Diese Regierung lässt niemanden allein. Es gibt keine Menschen erster und zweiter Klasse. Wir stehen an der Seite aller Menschen, die Hilfe brauchen. <text:s/>Ich will Ihnen noch eines sagen. Sie reden immer davon, wir könnten nicht allen Menschen helfen. Das ist eine Binsenweisheit. Es ist keine Entschuldigung dafür, Menschen nicht zu helfen, denen man helfen könnte. Das ist der Auftrag, den sich diese Koalition gestellt hat: regelbasiert, konsequent, aber auch menschlich. Diesen Weg gehen wir. Dafür kann ich der Bundesregierung die volle Unterstützung der SPD-Bundestagsfraktion zusagen. <text:s/>Das Wort erhält der fraktionslose Abgeordnete Matthias Helferich.</text:p>
          </table:table-cell>
          <table:table-cell table:style-name="ce2" office:value-type="string" calcext:value-type="string">
            <text:p>Das Zweite, was Sie uns beschert haben: Ob Sie jetzt gerade ein Haus bauen wollen oder ob Sie in den Urlaub fliegen wollen oder ob Sie nur einen Blumenstrauß gebunden haben wollen: Wir haben in diesem Land einen eklatanten Fachkräftemangel, und dieser Mangel liegt daran, dass Sie eine Abwehrhaltung gegenüber Migration und gegenüber Menschen aus anderen Ländern haben. | Wir machen in dieser Koalition einen Neuanfang in der Migrationspolitik, <text:s/>weil Ihre Politik gescheitert ist. | Wir wollen Migration so gestalten, dass sie zum Wohle aller Beteiligten gelingen kann, zum Wohle der Menschen, die migrieren, die wandern, der Menschen, die zurückbleiben, die Rücküberweisungen bekommen, aber natürlich auch zum Wohle von uns, weil wir einen Bedarf an Arbeitskräften haben, die in diesem Land mit anpacken.</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3890717923641205</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07800</text:p>
          </table:table-cell>
          <table:table-cell table:style-name="ce2" office:value-type="string" calcext:value-type="string">
            <text:p>Andrea Lindholz (CDU/CSU)</text:p>
          </table:table-cell>
          <table:table-cell table:style-name="ce2" office:value-type="string" calcext:value-type="string">
            <text:p>Sehr geehrte Frau Präsidentin! Meine sehr geehrten Damen und Herren! Liebe Kolleginnen und Kollegen! Friedrich Merz hat vor drei Wochen hier im Plenum an die Bundesregierung und an die Ampelfraktionen gerichtet gesagt – ich zitiere –: <text:s/>„Sie bekommen die Flüchtlingskrise nicht in den Griff. Die Umsetzung der Beschlüsse mit den Ministerpräsidenten verläuft zäh und träge. Ich gebe Ihnen ein Beispiel: die Einführung der Bezahlkarte … die vor allem an dem systematischen Widerstand von SPD und Grünen in Deutschland scheitert.“ <text:s/>Friedrich Merz ist dafür vom Kanzler verlacht worden. Der Oppositionsführer lese offenbar keine Zeitung, es sei doch längst alles auf dem Weg. Liebe Kolleginnen und Kollegen, welch eine arrogante Aussage! <text:s/>Spätestens in dieser Woche und spätestens nach diesen ersten Wortbeiträgen ist eins völlig klar: Friedrich Merz hatte recht. Die Bezahlkarte ist mitnichten längst auf dem Weg. Teile der Kollegen scheinen noch nicht verstanden zu haben, warum eine gesetzliche Änderung erforderlich ist. Die Länder haben ihre Hausaufgaben längst gemacht und das Vergabeverfahren angestoßen. Aber Sie hier von den Fraktionen insbesondere der Grünen und offensichtlich auch der SPD – wenn man heute zugehört hat – <text:s/>versuchen mit Ihrer Blockade, eine rechtssichere Einführung der Bezahlkarte zu verhindern. <text:s/>Man muss sich das mal vorstellen: Am 6. November haben der Bundeskanzler und alle Ministerpräsidenten – von Union, SPD, Linken und übrigens auch von den Grünen – Einigkeit gezeigt und Folgendes gesagt: A. Die Bezahlkarte soll kommen. B. Sie soll Barauszahlungen – und da bitte ich, gut zuzuhören – an Leistungsempfänger nach dem Asylbewerberleistungsgesetz einschränken und den Verwaltungsaufwand minimieren. <text:s/>Die Karte wurde dort als ein wesentlicher Baustein, Herr Kollege von der FDP, zur Reduzierung der irregulären Migration verkauft. <text:s/>Das war ein ganz klares Statement. Haben Sie da irgendwie alle nicht zugehört? <text:s/>In dem MPK-Beschluss heißt es ganz klar: <text:s/>„Sollten … angesichts der konkreten Ausgestaltung der Bezahlkarte gesetzliche Anpassungen notwendig sein, wird die Bundesregierung diese zeitnah auf den Weg bringen.“ <text:s/>Zeitnah! Dreieinhalb Monate ist nichts passiert. <text:s/>Ich will Ihnen jetzt mal das System erklären und, warum es eine gesetzliche Änderung braucht. <text:s/>– Vielleicht hören Sie mal zu; denn Sie haben es nicht verstanden; man hat es vorhin deutlich gehört. – Es geht erstens nicht um Bezahlkarten, die die Bargeldauszahlung ersetzen, wie in Hannover. So eine Bargeldauszahlung wollten die Ministerpräsidenten nicht mehr und wollen auch wir nicht mehr. <text:s/>Es geht darum, Bezahlkarten einführen zu können, mit denen man das Geldabheben stark beschränkt <text:s/>und so, wie in Bayern, nur noch ein Taschengeld auszahlt. <text:s/>Das wiederum soll dazu dienen, Schleppern und Schleusern das Handwerk zu legen und Geldleistungen ins Ausland zu unterbinden. <text:s/>Die Grenzkontrollen – die auf unseren Druck hin erweitert worden sind, endlich – haben es gezeigt: Seit Oktober haben wir weitere 23 000 illegale Aufgriffe <text:s/>und 566 Aufgriffe von Schleusern. Es müsste auch in Ihrer aller Interesse sein, den Schleusern das Handwerk zu legen. <text:s/>Selbstverständlich ist, weil das Asylbewerberleistungsgesetz Bezahlkarten mit erheblicher Einschränkung von Bargeldauszahlung rechtssicher nicht vorsieht, <text:s/>eine Änderung des Asylbewerberleistungsgesetzes nötig. Falls Sie es jetzt verstanden haben: Wenn Sie nicht in der Lage sind, das in dreieinhalb Monaten hinzubekommen, <text:s/>dann muss ich mir ehrlich die Frage stellen, was eigentlich mit Kanzler Scholz im November los war. Er hat hier im Bundestag gesagt, die Einführung der Bezahlkarte werde nicht so schwer sein und es werde wohl schnell gehen. <text:s/>Da frage ich mich: Was ist das Wort Ihres Kanzlers eigentlich überhaupt noch wert? Nichts, gar nichts. <text:s/>Die Ministerpräsidenten und die Innenminister fordern deshalb zu Recht, dass Sie endlich die gesetzliche Änderung auf den Weg bringen, <text:s/>damit flächendeckend in ganz Deutschland Bezahlkarten rechtssicher eingeführt werden können, <text:s/>damit wir möglichen Klagewellen, von deren Wahrscheinlichkeit wir ausgehen müssen, rechtssicher vorbeugen. <text:s/>Zu den Grünen. Wir haben verstanden: Sie wollen eine Karte wie in Hannover, das heißt, Bargeldauszahlung weiter ist möglich. <text:s/>Sie wollen keine rechtssichere Regelung, weil sie natürlich hoffen, – <text:s/>Kommen Sie bitte zum Schluss. <text:s/>– dass Klagewellen das Ding plattmachen. <text:s/>Aber das, liebe Kolleginnen und Kollegen von der FDP, darf nicht passieren! Ich darf zum Abschluss Herrn Kubicki zitieren, – <text:s/>Frau Kollegin Lindholz! <text:s/>– Ihren stellvertretenden FDP-Chef. Er stellt bei einer Blockade der Grünen die Koalition infrage. Ich fordere Sie, die Grünen, im Sinne unserer Kommunen auf: Beenden Sie Ihre Blockade und sorgen Sie bei der Einführung der Bezahlkarte für Rechtssicherheit! <text:s/>Die nächste Rednerin ist Annika Klose für die SPD-Fraktion.</text:p>
          </table:table-cell>
          <table:table-cell table:style-name="ce2" office:value-type="string" calcext:value-type="string">
            <text:p>Die Karte wurde dort als ein wesentlicher Baustein, Herr Kollege von der FDP, zur Reduzierung der irregulären Migration verkauft. | Sie soll Barauszahlungen – und da bitte ich, gut zuzuhören – an Leistungsempfänger nach dem Asylbewerberleistungsgesetz einschränken und den Verwaltungsaufwand minimieren. | Friedrich Merz hat vor drei Wochen hier im Plenum an die Bundesregierung und an die Ampelfraktionen gerichtet gesagt – ich zitiere –: <text:s/>„Sie bekommen die Flüchtlingskrise nicht in den Griff. | Selbstverständlich ist, weil das Asylbewerberleistungsgesetz Bezahlkarten mit erheblicher Einschränkung von Bargeldauszahlung rechtssicher nicht vorsieht, <text:s/>eine Änderung des Asylbewerberleistungsgesetzes nöti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4846968948841095</text:p>
          </table:table-cell>
          <table:table-cell table:number-columns-repeated="1014"/>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12500</text:p>
          </table:table-cell>
          <table:table-cell table:style-name="ce2" office:value-type="string" calcext:value-type="string">
            <text:p>Petra Nicolaisen (CDU/CSU)</text:p>
          </table:table-cell>
          <table:table-cell table:style-name="ce2" office:value-type="string" calcext:value-type="string">
            <text:p>Sehr geehrte Frau Präsidentin! Liebe Kolleginnen und Kollegen! Zurück zu den Kommunalfinanzen: Die aktuelle Migrationslage bringt die Kommunen an die Belastungsgrenze ihrer finanziellen Möglichkeiten; das bestätigen uns alle Kommunen. Um den Menschen aber richtigerweise würdevolles Asyl zu gewähren, geben die Kommunen – um diese Zahl noch mal zu nennen – jährlich pro Person 15 000 Euro allein für Unterkunft und Verpflegung aus. <text:s/>Dazu kommen Ausgaben für Kita, Schule, Gesundheit usw. usf.; Sie wissen das alles. <text:s/>Der Bund wird sich künftig mit 7 500 Euro pro Kopf und Jahr an diesen Kosten beteiligen. Ja, gut, immerhin, das ist ein Einstieg in eine Beteiligung mit Orientierung an den tatsächlich zu betreuenden Personen. <text:s/>Aber verglichen mit dem, was unionsgeführte Bundesregierungen den Kommunen erstattet haben, bleibt das nicht mehr als ein Tropfen auf den heißen Stein. <text:s/>Weder sind die 7 500 Euro auskömmlich, noch werden die Abschlagszahlungen voraussichtlich ausreichen. Die Kommunen müssen also zusehen, wie sie die Mehrausgaben finanzieren. <text:s/>Dabei hätte es doch die Ampel in der Hand, die Kosten der Kommunen durch schieres Umsetzen der Bund-Länder-Beschlüsse zu senken. Doch statt zu handeln, bleibt es bei Prüfungen und einer Problemvertagung auf den Dezember. <text:s/>Bei alledem braucht man sich über kommunale Milliardendefizite eigentlich auch überhaupt nicht zu wundern; denn diese Gesetzesänderung wird die Lage der Kommunen nur noch verschärfen. Die schlechte Haushaltslage der Kommunen ist ampelgemacht. <text:s/>Auch die jährlichen 100 Millionen Euro Bundesbeteiligung an den Kosten der kommunalen Wärmeplanung sind immerhin mehr als nichts, aber im Lichte dieser wirklich riesigen Mammutaufgabe eine Farce. Wieder mal heißt es: Der Bund ordert und lässt die Kommunen auf den Kosten sitzen. Das Ergebnis ist: Die jährliche Belastung der bisherigen Ampelgesetze liegt bei über 4 Milliarden Euro. <text:s/>Insofern ist es keine Überraschung, dass das Gros des Kommunaldefizits von über 6 Milliarden Euro im vergangenen Jahr ampel- und bundesgemacht ist. Die Ampel trägt zur strukturellen Unterfinanzierung bei. <text:s/>Sie bringt die kommunale Leistungsfähigkeit in Gefahr. <text:s/>Damit ist klar: Wir als CDU/CSU fordern nicht einfach nur plump Geld. <text:s/>– Nein, Herr Kollege, hören Sie zu! – Wenn nicht genug Geld da ist, dann ist es einfach so, dass man den Kommunen mal eine Atempause einräumen muss, <text:s/>so wie es gestern der sächsische Innenminister hier an dieser Stelle gesagt hat. Denn bedenken Sie: Wer bestellt, bezahlt. Wer nicht bezahlen kann, – <text:s/>Kommen Sie bitte zum Schluss. <text:s/>– muss eben auf seine Bestellung verzichten. <text:s/>Vielen Dank. <text:s/>Zum Abschluss dieser Debatte erhält das Wort Svenja Stadler für die SPD-Fraktion.</text:p>
          </table:table-cell>
          <table:table-cell table:style-name="ce2" office:value-type="string" calcext:value-type="string">
            <text:p>Um den Menschen aber richtigerweise würdevolles Asyl zu gewähren, geben die Kommunen – um diese Zahl noch mal zu nennen – jährlich pro Person 15 000 Euro allein für Unterkunft und Verpflegung aus. | Zurück zu den Kommunalfinanzen: Die aktuelle Migrationslage bringt die Kommunen an die Belastungsgrenze ihrer finanziellen Möglichkeiten; das bestätigen uns alle Kommu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967942118644714</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7900</text:p>
          </table:table-cell>
          <table:table-cell table:style-name="ce2" office:value-type="string" calcext:value-type="string">
            <text:p>Lamya Kaddor (BÜNDNIS 90/DIE GRÜNEN)</text:p>
          </table:table-cell>
          <table:table-cell table:style-name="ce2" office:value-type="string" calcext:value-type="string">
            <text:p>Sehr geehrter Herr Präsident! Sehr geehrte Kolleginnen und Kollegen! Liebe Besucher auf den Tribünen! Lassen Sie mich zunächst mal eine Vorbemerkung machen: Auch ich bin stellvertretendes Mitglied im Auswärtigen Ausschuss. Dort bekomme ich wie die Kolleginnen und Kollegen von der Union regelmäßig Berichte über Afghanistan und Syrien. Das sind die Staaten, aus denen aktuell die meisten Menschen nach Deutschland fliehen. Das wissen Sie, liebe Kolleginnen und Kollegen von der CDU/CSU; denn Sie haben im Ausschuss ja dieselben Informationszugänge wie wir, dieselben Zahlen des BAMF. Ich komme darauf gleich zurück. <text:s/>Sehr geehrte Kolleginnen und Kollegen, uns allen entgeht nicht: Migration ist im Moment das bestimmende Thema des gesellschaftlichen und politischen Diskurses. Umso größer ist unser aller Verantwortung als Demokratinnen und Demokraten, dem Thema mit Sachlichkeit und ohne parteipolitische Polarisierungen zu begegnen. Ja, wir müssen Antworten finden – funktionierende, menschenwürdige – und dürfen keine – wie gestern Friedrich Merz – der AfD hinterhergehechelten Erzählungen vortragen. Sie zündeln schon wieder. Das sind Ihre Antworten auf die Migrationslage, indem Sie fremdenfeindliche Abwertungen gegen die Schwächsten in unserem Land bedienen? <text:s/>Sie legen mit dem Begriff der Integrationsgrenze eine Obergrenze 2.0 auf, was diese Debatte ins Nirwana führt, da es in letzter Konsequenz bedeuten würde, das Grundrecht auf Asyl aufzugeben. An dieser Frage ist die Union 2017 beinahe zerrissen. Wann ist denn der eine oder die eine zu viel? Kann es dann ein Kind oder eine Frau mit Kind oder eine Familie sein? Und lassen wir dann nur zwei Kinder hier, und den Rest schieben wir zu den Taliban ab? Wie stellen Sie sich das eigentlich vor? <text:s/>Warum fliehen denn die Menschen aus Syrien und aus Afghanistan oder aus der Ukraine? Weil die tödlichen Gefahren in der Ukraine groß sind. Weil das Assad-Regime zwar mit allen Mitteln versucht, sich in der Region zu stabilisieren, aber Menschenrechtsverletzungen auch weiterhin zur traurigen Realität gehören. Und der Hunger in Afghanistan ist so allgegenwärtig, dass Familien ihre eigenen Kinder verkaufen. <text:s/>Was ist also Ihre Perspektive? Ihre Antwort ist: Sie wollen Aufnahmeprogramme wie das Bundesaufnahmeprogramm für Afghanistan lieber einstellen. Aber damit nicht genug: Sie wollen die Liste der sicheren Herkunftsländer auf Tunesien, Marokko und Algerien ausweiten. Offenbar ist Ihnen entgangen, wie die menschenrechtliche Lage in diesen Ländern derzeit ist. Journalistinnen und Journalisten, Aktivistinnen und Aktivisten usw. werden inhaftiert, Oppositionelle mit Scheinklagen überzogen und unterdrückt. In Gefängnissen wird gefoltert. Die sexualisierte Gewalt gegen Frauen bleibt meist ungeahndet. Geflüchtete werden einfach in der Wüste zurückgelassen. Ist das Ihre Vorstellung von Humanität? Ein Rechtsstaat kann sich nicht abschotten. <text:s/>Wir respektieren das Völkerrecht. Wir respektieren die Werte von Freiheit und Gleichheit. Wir glauben an das Grundrecht auf Asyl. Das macht doch Europa aus, meine Damen und Herren. <text:s/>„Abschottung, um jeden Preis“, das schrieb „Die Zeit“ letzte Woche, „… wäre eine historische Schmach.“ Recht hat sie. Es wäre eine historische Schmach. Wollen Sie denn wirklich verfolgte Mütter und Kinder abweisen oder doch nur Männer, deren Vornamen Ahmad, Mustafa oder Ali lauten? <text:s/>Vielleicht sollten Sie mal in sich gehen und überlegen, wofür das C in Ihrem Parteinamen eigentlich steht. Ich kann Ihnen als Islamwissenschaftlerin gerne dabei helfen. Das C ist vor allem von einem zentralen Gedanken geprägt, dem der Metanoia, der Umkehr. Ich appelliere daher an Sie: Kehren Sie zurück! Hören Sie auf, das Thema Migration mit plumpen Narrativen und Scheinlösungen für den Wahlkampf zu instrumentalisieren! Machen Sie sich ehrlich! Sichere Herkunftsländer werden das Problem nicht lösen, vor allem, weil die Hälfte der Menschen, die zu uns kommen, aus Syrien oder Afghanistan stammt. Oder kommt demnächst der Vorschlag von Ihnen, mit Assads Schergen Rückführungen zu organisieren? Mit den Taliban? Mit wem sollen wir es machen? <text:s/>Sehr geehrte Damen und Herren, die komplexe Aufgabe der Migration braucht komplexe Antworten, vielschichtige Lösungen. <text:s/>Dazu gehören – hören Sie gut zu! – ein verbindlicher europäischer Verteilmechanismus, der auf Solidarität, Humanität und Ordnung setzt, zügige, faire Migrationsabkommen auf Augenhöhe – der Sonderbeauftragte wird sicher bald erste Ergebnisse liefern –, <text:s/>die massive Anwerbung von Arbeits- und Fachkräften, die Abschaffung der Arbeitsverbote für Geflüchtete, die Sie selbst jahrelang aufrechterhalten haben, deutlich mehr finanzielle und strukturelle Unterstützung für die Kommunen. Diese Maßnahmen werden kommen. <text:s/>Erlauben Sie mir zum Schluss noch ein persönliches Wort. Die Wortwahl und die Tonlage solcher Debatten wirken sich nicht nur verheerend auf die Geflüchteten in diesem Land aus, sondern auch auf ausländische Fach- und Arbeitskräfte. Lassen Sie es nicht so weit kommen, dass sich all diese Menschen, ja selbst Deutsche mit Einwanderungsgeschichte, die hier inzwischen in der dritten, vierten und fünften Generation leben, hier fremd fühlen müssen. Das wäre – um in Ihrer Rhetorik zu bleiben – tatsächlich der Untergang des Abendlandes. <text:s/>Vielen Dank.</text:p>
          </table:table-cell>
          <table:table-cell table:style-name="ce2" office:value-type="string" calcext:value-type="string">
            <text:p>Lassen Sie es nicht so weit kommen, dass sich all diese Menschen, ja selbst Deutsche mit Einwanderungsgeschichte, die hier inzwischen in der dritten, vierten und fünften Generation leben, hier fremd fühlen müssen. | Hören Sie auf, das Thema Migration mit plumpen Narrativen und Scheinlösungen für den Wahlkampf zu instrumentalisieren! | Sehr geehrte Damen und Herren, die komplexe Aufgabe der Migration braucht komplexe Antworten, vielschichtige Lösungen. | – ein verbindlicher europäischer Verteilmechanismus, der auf Solidarität, Humanität und Ordnung setzt, zügige, faire Migrationsabkommen auf Augenhöhe – der Sonderbeauftragte wird sicher bald erste Ergebnisse liefern –, <text:s/>die massive Anwerbung von Arbeits- und Fachkräften, die Abschaffung der Arbeitsverbote für Geflüchtete, die Sie selbst jahrelang aufrechterhalten haben, deutlich mehr finanzielle und strukturelle Unterstützung für die Kommunen. | Das sind Ihre Antworten auf die Migrationslage, indem Sie fremdenfeindliche Abwertungen gegen die Schwächsten in unserem Land bedienen? | Wir glauben an das Grundrecht auf Asyl. | Sie legen mit dem Begriff der Integrationsgrenze eine Obergrenze 2.0 auf, was diese Debatte ins Nirwana führt, da es in letzter Konsequenz bedeuten würde, das Grundrecht auf Asyl aufzugeben. | Sehr geehrte Kolleginnen und Kollegen, uns allen entgeht nicht: Migration ist im Moment das bestimmende Thema des gesellschaftlichen und politischen Diskurses.</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3803786337375641</text:p>
          </table:table-cell>
          <table:table-cell table:number-columns-repeated="1014"/>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13900</text:p>
          </table:table-cell>
          <table:table-cell table:style-name="ce2" office:value-type="string" calcext:value-type="string">
            <text:p>Michael Breilmann (CDU/CSU)</text:p>
          </table:table-cell>
          <table:table-cell table:style-name="ce2" office:value-type="string" calcext:value-type="string">
            <text:p>Sehr geehrte Frau Präsidentin! Sehr geehrte Kolleginnen und Kollegen! In der Debatte heute ist deutlich geworden: Der Antisemitismus bedroht die jüdischen Bürgerinnen und Bürger in unserem Land in ihrem ganz konkreten Lebensalltag. Deswegen kann es nicht nur bei verbalen Verurteilungen seitens der Politik bleiben. Insbesondere die Bundesregierung muss jetzt endlich ins Handeln kommen; dabei müssen alle Politikfelder berücksichtigt werden. <text:s/>Es braucht gut ausgestattete Sicherheitsbehörden. Ja, es braucht eine verstärkte politische Bildung, eine konsequente Strafverfolgung und eine starke Zivilgesellschaft. Und wenn ich mir die bisherigen Maßnahmen angucke, dann stelle ich zunächst fest: Das Betätigungsverbot der Terrororganisation Hamas war gut und richtig, ebenso das Verbot des internationalen Netzwerks Samidoun. Nun müssen aber auch weitere extremistische Organisationen überprüft werden; auch ihnen muss das Handwerk gelegt werden. <text:s/>Das zeigt auch der für Mitte April in der Hauptstadt geplante sogenannte Palästina-Kongress israelfeindlicher Gruppen überdeutlich. Zu den Organisatoren des Kongresses gehört auch – wir haben es gerade gehört – die gegen Israel gerichtete Boykottkampagne BDS. Dass Antisemiten in aller Welt glauben, sich in Berlin versammeln zu können, um ihre Ideologie gegen das Judentum zu verbreiten, ist für uns als CDU/CSU-Fraktion nicht akzeptabel. <text:s/>Deswegen müssen wir alles tun, um die Verbreitung von Hass und Hetze gegen Israel und jüdische Bürgerinnen und Bürger zu verhindern. Wer gegen Israel hetzt, muss mit mindestens sechs Monaten Freiheitsstrafe bestraft werden. Dazu ist Antisemitismus auch als besonders schwerer Fall der Volksverhetzung einzustufen. Die Koalition muss hier endlich handeln. <text:s/>Auch die bereits gegen die antisemitische BDS-Bewegung gerichteten Aktivitäten müssen verstärkt und ein Verbot von BDS in Deutschland geprüft werden. Egal ob der Antisemitismus von rechts, von links oder von Islamisten, von Menschen mit oder ohne Migrationshintergrund ausgeht: Als Demokraten müssen wir geschlossen Antisemitismus mit allen Mitteln, die uns der Rechtsstaat zur Verfügung stellt, bekämpfen. <text:s/>Und deswegen gilt auch: Ein glaubhaftes Bekenntnis zum Existenzrecht des Staates Israel als Ausprägung unserer deutschen Staatsräson muss zukünftig Voraussetzung für eine Einbürgerung sein. Wer dieses Bekenntnis nicht abgeben will, kann keine deutsche Staatsbürgerin, kein deutscher Staatsbürger werden. <text:s/>Und wir können – es ist gerade angesprochen worden – auch nicht die Augen davor verschließen, dass es einen dramatischen Verlust von Sensibilität für Antisemitismus und Judenhass im Kulturbetrieb gibt. Das Filmfestival Berlinale hat dieses Jahr fast 13 Millionen Euro an öffentlichen Mitteln erhalten. Und die Kulturstaatsministerin hat viel zu spät und nicht nachdrücklich genug auf antiisraelische Aussagen während des Festivals reagiert. Israelhass – das sage ich ganz deutlich – und Antisemitismus auf öffentlich geförderten Bühnen müssen nicht nur kritisiert, sondern sie müssen von der Bundesregierung auch sanktioniert werden. <text:s/>Deswegen gilt: Bei Bundesfördermittelanträgen von zivilgesellschaftlichen Organisationen hat die Bundesregierung ein Bekenntnis zu unserer freiheitlichen demokratischen Grundordnung einzuholen, das auch das Existenzrecht Israels, aber auch die Ablehnung von Antisemitismus gemäß der vom Bundestag erweiterten IHRA-Antisemitismusdefinition umfasst. Die Koalition muss hier endlich handeln. <text:s/>Lassen Sie mich zum Abschluss sagen: Es muss in diesem Parlament, gerade in dieser Zeit, gerade bei diesem wichtigen Thema, die Kraft gefunden werden, Mehrheiten zu bilden, die anders sind als die Mehrheiten, über die diese Koalition hier verfügt. <text:s/>Der Kampf gegen Antisemitismus gehört zur DNA dieses Landes. <text:s/>Deshalb braucht es eine gemeinsame Konsequenz und eine gemeinsame Klarheit. <text:s/>Herzlichen Dank für Ihre Aufmerksamkeit. <text:s/>Und zum Abschluss dieser Aussprache erhält Ria Schröder das Wort für die FDP-Fraktion.</text:p>
          </table:table-cell>
          <table:table-cell table:style-name="ce2" office:value-type="string" calcext:value-type="string">
            <text:p>Egal ob der Antisemitismus von rechts, von links oder von Islamisten, von Menschen mit oder ohne Migrationshintergrund ausgeht: Als Demokraten müssen wir geschlossen Antisemitismus mit allen Mitteln, die uns der Rechtsstaat zur Verfügung stellt, bekämpf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kostenintensiv</text:p>
          </table:table-cell>
          <table:table-cell table:style-name="ce2" office:value-type="string" calcext:value-type="string">
            <text:p>0.35853293538093567</text:p>
          </table:table-cell>
          <table:table-cell table:number-columns-repeated="1014"/>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01900</text:p>
          </table:table-cell>
          <table:table-cell table:style-name="ce2" office:value-type="string" calcext:value-type="string">
            <text:p>Caren Lay (DIE LINKE)</text:p>
          </table:table-cell>
          <table:table-cell table:style-name="ce2" office:value-type="string" calcext:value-type="string">
            <text:p>Frau Präsidentin! Meine sehr verehrten Damen und Herren! Die Union möchte mit dem heute vorliegenden Antrag Kommunen bei der Unterbringung von <text:s/>Geflüchteten unterstützen. Das begrüße ich ausdrücklich in der Sache, aber natürlich auch als positive Entwicklung der Unionsfraktion. <text:s/>Ich erinnere mich noch sehr gut daran, dass Sie, Herr Merz – ich habe gerade nicht Ihre Aufmerksamkeit; es ist erst ein halbes Jahr her –, Menschen, <text:s/>die vor Putins brutalem Krieg aus der Ukraine geflüchtet sind und bei uns Schutz gesucht haben, als „Sozialtouristen“ denunziert und beschimpft haben. Vor <text:s/>diesem Hintergrund werte ich den Antrag der Union als Entschuldigung. Ich freue mich, dass Sie dazulernen. <text:s/>Konkret schlagen Sie eine Verlängerung von Fristen im Baugesetzbuch vor, die es den Kommunen erleichtern, schneller zu bauen – also in der Praxis dann <text:s/>häufig Zwischenlösungen und Containersiedlungen am Stadtrand. Das kann man machen, wenn sonst nichts geht. Aber klar ist doch auch, dass diese Notstrukturen die <text:s/>Ausnahme sein müssen. <text:s/>Wir brauchen auch für Geflüchtete dauerhafte Lösungen in eigenen Wohnungen. In Containern im Gewerbegebiet leben: Wie soll da Integration gelingen, <text:s/>die die Union hier auch fordert? Und: Noch immer werden in diesem Land Geflüchtete in Massenunterkünften untergebracht, während nebenan Hunderte, wenn nicht gar <text:s/>Tausende Wohnungen leer stehen. Das ist doch völlig absurd. <text:s/>Das beste – oder man könnte sagen: schlechteste – Beispiel dafür ist Hoyerswerda in meinem Wahlkreis, wo es der Landrat der Union ist, der verhindert, <text:s/>dass Asylbewerber/-innen in den dort leerstehenden Wohnungen untergebracht werden, um die Integration zu erleichtern. Wohnungen statt Lager und Container, das <text:s/>sollte unser Grundsatz sein. <text:s/>Deswegen brauchen wir erstens eine bessere finanzielle Ausstattung der Kommunen; denn die Städte und Gemeinden sind die eigentlichen Problemlöser in <text:s/>diesem Land. Sie stellen weite Teile der Infrastruktur, auch und gerade für die praktische Solidarität mit Geflüchteten. Aber dabei lässt der Bund die Kommunen <text:s/>häufig allein. Der Wirtschaftsexperte Marcel Fratzscher analysiert zu Recht: „Niemals in den vergangenen 70 Jahren war die Diskrepanz zwischen der Verantwortung <text:s/>und der finanziellen Ausstattung der Kommunen größer als heute.“ <text:s/>Das, meine Damen und Herren, muss sich endlich ändern. Der Bund muss die Kommunen besser unterstützen, auch und gerade bei der Unterbringung von <text:s/>Geflüchteten. <text:s/>Zweitens. Wohnen ist ein Menschenrecht. Das Beste wäre endlich ein Neustart im sozialen und gemeinnützigen Wohnungsbau. Das wäre das Beste für <text:s/>Haushalte mit geringem Durchschnittseinkommen, für Obdachlose und eben auch für Geflüchtete. Aber das predige ich an diesem Pult seit über acht Jahren. Und <text:s/>passiert ist praktisch nichts. Die Ampel versprach 100 000 neue Sozialwohnungen im Jahr. In der Realität hatten wir im letzten Jahr 27 000 Sozialwohnungen <text:s/>weniger. Das ist doch ein Armutszeugnis! <text:s/>Drittens. Der Bund sollte endlich selber bauen. Seit vielen Jahren versprechen Sie, die Bundesbehörde BImA neu aufzustellen. <text:s/>Aber auch hier enttäuscht die Realität: <text:s/>Im letzten Jahr sind 76 Wohnungen gebaut worden, <text:s/>und für jede neu gebaute Wohnung sind vier privatisiert worden. Das ist doch völlig aus der Zeit gefallen! <text:s/>Was wir schließlich überhaupt nicht brauchen, das ist der zweite Antrag, der heute von der AfD vorliegt: Schuld an der Wohnungskrise sind, wie laut <text:s/>der AfD eigentlich an jedem Problem in diesem Land, Migrantinnen und Migranten. Nein, nicht Zuwanderung ist schuld an der Wohnungskrise, sondern Spekulationen <text:s/>mit Immobilien und eine seit Jahrzehnten falsche Politik. Mit internationaler Spekulation mit Mietwohnungen in Deutschland hat die AfD übrigens kein <text:s/>Problem, – <text:s/>Kommen Sie bitte zum Schluss. <text:s/>– mit Menschen, die Schutz vor Krieg und Hunger suchen und zu uns kommen, schon. Das ist absurd. Was wirklich niemand braucht, ist Ihre <text:s/>rechtsradikale Stimmungsmache. <text:s/>Vielen Dank. <text:s/>Für die FDP-Fraktion erteile ich das Wort Rainer Semet.</text:p>
          </table:table-cell>
          <table:table-cell table:style-name="ce2" office:value-type="string" calcext:value-type="string">
            <text:p>Nein, nicht Zuwanderung ist schuld an der Wohnungskrise, sondern Spekulationen <text:s/>mit Immobilien und eine seit Jahrzehnten falsche Politik. | Das beste – oder man könnte sagen: schlechteste – Beispiel dafür ist Hoyerswerda in meinem Wahlkreis, wo es der Landrat der Union ist, der verhindert, <text:s/>dass Asylbewerber/-innen in den dort leerstehenden Wohnungen untergebracht werden, um die Integration zu erleichter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309393763542175</text:p>
          </table:table-cell>
          <table:table-cell table:number-columns-repeated="1014"/>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07800</text:p>
          </table:table-cell>
          <table:table-cell table:style-name="ce2" office:value-type="string" calcext:value-type="string">
            <text:p>Clara Bünger (DIE LINKE)</text:p>
          </table:table-cell>
          <table:table-cell table:style-name="ce2" office:value-type="string" calcext:value-type="string">
            <text:p>Sehr geehrte Frau Präsidentin! Liebe Kolleginnen und Kollegen! Liebe Gäste auf den Tribünen! Die Migrationsdebatte ist in den vergangenen Wochen wieder in beispielloser Weise eskaliert, und die AfD hat jetzt gerade hier noch mal einen draufgesetzt; sie hat Menschen als „illegal“ bezeichnet. Damit zeigt sie die pure Missachtung unseres Grundgesetzes und unserer Grundrechte hier in Deutschland. Das ist ein Riesenskandal! <text:s/>Aber auch die Union ist eine treibende Kraft. Unter den perfiden Vorschlägen, die wir gehört haben, ist auch die Forderung nach einer Arbeitspflicht für Asylsuchende. Das ist wirklich schauderhaft. Die Debatte ist dabei völlig grotesk; denn sie vermittelt das Bild, dass Asylsuchende faul seien und Arbeit verweigern würden. Das ist blanker Rassismus, nichts anderes. <text:s/>Die allermeisten Menschen, die in Deutschland Schutz suchen, wollen arbeiten und ein besseres Leben für sich und für ihre Familie aufbauen. Wir wollen sie dabei unterstützen. <text:s/>Aber was hindert sie daran? Arbeitsverbote, Diskriminierung auf dem Arbeitsmarkt, die fehlende Anerkennung ihrer Abschlüsse, mangelnde Kinderbetreuung. Hier gilt es doch anzusetzen. <text:s/>Die Ampel hat in ihrem Koalitionsvertrag angekündigt, Arbeitsverbote abzuschaffen. Das finden wir sehr gut. <text:s/>Passiert ist aber bisher noch nicht viel. Die Folge ist, dass etliche Geflüchtete nach wie vor Arbeitsverboten unterliegen. Dazu gehören zum Beispiel pauschal alle Menschen aus angeblich sicheren Herkunftsstaaten und alle, denen sogenannte Duldung light erteilt wurde, ein Status, den die Ampel ebenfalls eigentlich abschaffen wollte. „Was ist eigentlich daraus geworden?“, fragen wir uns. Anstatt diese Missstände zu beheben, führen wir jetzt eine andere und absurde Diskussion über Arbeitsverpflichtung. Das muss endlich aufhören! <text:s/>Zum Antrag der Union. Der ist erstaunlich milde formuliert – das hat mich etwas überrascht – und offenbar nicht von innenpolitischen Hardlinern, die sich mit grausamen Vorschlägen zum Thema „Flucht und Migration“ in den vergangenen Wochen in den Medien profiliert haben. <text:s/>Das ändert aber nichts daran – und das sage ich Ihnen auch als Juristin –, dass Arbeitspflichten falsch sind. <text:s/>Was es braucht, sind Unterstützungsangebote und Abbau von Hürden, keine neuen Zwänge und Sanktionen. <text:s/>Interessant ist übrigens, dass CDU-Generalsekretär Carsten Linnemann am Wochenende eine Arbeitspflicht auch für Bürgergeldempfänger/-innen ins Spiel brachte. Wer Bürgergeld bezieht und nach sechs Monaten keinen neuen Job gefunden hat, soll gemeinnützige Arbeit leisten, forderte er. Das ist absolut skandalös. <text:s/>Angriffe auf Grundrechte werden an Asylsuchenden getestet und umgesetzt. Das ist unfassbar. <text:s/>Frau Bünger. <text:s/>Aber die Angriffe bleiben nicht auf die Schutzsuchenden beschränkt, sondern sie werden später auf andere Gruppen ausgeweitet, die keine Beschwerdemacht haben. <text:s/>Frau Bünger, Sie müssen zum Ende kommen, bitte. <text:s/>Ich komme zum Ende. – Auf Menschen, die keine Beschwerdemacht haben, werden diese Sanktionen ausgeweitet. <text:s/>Frau Bünger! <text:s/>Deshalb müssen wir alle Forderungen nach Einführung – <text:s/>Frau Bünger! <text:s/>– eines Arbeitszwangs unmissverständlich ablehnen. <text:s/>Vielen Dank. <text:s/>Jens Teutrine hat das Wort für die FDP-Fraktion.</text:p>
          </table:table-cell>
          <table:table-cell table:style-name="ce2" office:value-type="string" calcext:value-type="string">
            <text:p>Die Migrationsdebatte ist in den vergangenen Wochen wieder in beispielloser Weise eskaliert, und die AfD hat jetzt gerade hier noch mal einen draufgesetzt; sie hat Menschen als „illegal“ bezeichnet. | Der ist erstaunlich milde formuliert – das hat mich etwas überrascht – und offenbar nicht von innenpolitischen Hardlinern, die sich mit grausamen Vorschlägen zum Thema „Flucht und Migration“ in den vergangenen Wochen in den Medien profiliert haben. | Die Debatte ist dabei völlig grotesk; denn sie vermittelt das Bild, dass Asylsuchende faul seien und Arbeit verweigern würden. | Unter den perfiden Vorschlägen, die wir gehört haben, ist auch die Forderung nach einer Arbeitspflicht für Asylsuchende. | Angriffe auf Grundrechte werden an Asylsuchenden getestet und umgesetzt.</text:p>
          </table:table-cell>
          <table:table-cell table:style-name="ce2" office:value-type="string" calcext:value-type="string">
            <text:p>-</text:p>
          </table:table-cell>
          <table:table-cell table:style-name="ce2" office:value-type="string" calcext:value-type="string">
            <text:p>Migranten sind willkommen</text:p>
          </table:table-cell>
          <table:table-cell table:style-name="ce2" office:value-type="string" calcext:value-type="string">
            <text:p>Migranten sind kostenintensiv</text:p>
          </table:table-cell>
          <table:table-cell table:style-name="ce2" office:value-type="string" calcext:value-type="string">
            <text:p>0.4551929831504822</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4800</text:p>
          </table:table-cell>
          <table:table-cell table:style-name="ce2" office:value-type="string" calcext:value-type="string">
            <text:p>Albrecht Glaser (AfD)</text:p>
          </table:table-cell>
          <table:table-cell table:style-name="ce2" office:value-type="string" calcext:value-type="string">
            <text:p>Frau Präsidentin! Meine Damen und Herren! Das Thema lautet: Die Auswirkung der Inflation auf die Verteilungsgerechtigkeit für Bürger und Staat. – Sie ist besonders brisant in Hochsteuerländern und bei progressiven Einkommensteuersystemen; beides trifft auf Deutschland zu. Die Steuer- und Sozialabgabenlast, bezogen auf das Bruttoinlandsprodukt, betrug 2022 42 Prozent. Das BIP – ich sage Ihnen jetzt etwas ganz Neues – steht jedoch gar nicht zur Verteilung zur Verfügung, sondern nur das Volkseinkommen, und das ist 1 Billion Euro kleiner. Der Staat partizipiert daran mit 56 Prozent, und den Bürgern verbleiben nur 44 Prozent der jährlichen Verteilungsmasse. <text:s/>Die Einkommensteuer ist traditionell die größte Einnahmequelle unseres Staates. Sie enthält einen progressiven Belastungstarif, viele Freibeträge und Pauschalen. Bei einem Jahreseinkommen von 30 000 Euro zahlt der Steuerpflichtige 2 700 Euro Einkommensteuer, ein anderer mit 60 000 Euro, also dem Doppelten an Einkommen, zahlt 10 700 Euro – viermal so viel Steuern bei doppeltem Einkommen. <text:s/>Die Inflation verringert die Kaufkraft, während die Eurobeträge im Gesetz unverändert bleiben. Wenn ein Arbeitnehmer eine Lohnerhöhung erhält, die genauso hoch ist wie die Inflation, hat er keinen Kaufkraftzuwachs, jedoch auf dem Papier ein höheres steuerliches Einkommen. Auf diesen Erhöhungsbetrag zahlt er zusätzlich Steuern und hat somit eine geringere Kaufkraft als vor der Lohnerhöhung. Das ist die Wahrheit. Diesen Vorgang nennt man „heimliche Steuererhöhung“, weil er sich unsichtbar vollzieht und daher kaum bemerkt und meistens gar nicht verstanden wird. <text:s/>Viele Staaten haben rechtliche Lösungen gefunden, die automatische Inflationsanpassungen vorsehen, vorab die Schweiz. In Deutschland wurde in 2012 ein Schritt in die richtige Richtung unternommen: Der Bundestag hat die Bundesregierung beauftragt, alle zwei Jahre einen Steuerprogressionsbericht vorzulegen. Das macht die Bundesregierung auch. Sie hat für 2023 und 2024 in der Tat den Tarif, den Grundfreibetrag und den Kinderfreibetrag prospektiv angehoben. <text:s/>Ganz anders sieht es jedoch bei den vielen Pauschalbeträgen und Pauschalen aus: Werbungskostenpauschbetrag bei sonstigen Einkünften seit 1955 unverändert, Arbeitnehmerpauschbetrag seit 2011 unverändert, Sonderausgaben für Kinderbetreuung seit 2006 unverändert, Pauschale für das häusliche Arbeitszimmer seit 1996 unverändert. Und so geht es gerade fort. <text:s/>Daher die Forderung der AfD: automatische Indexierung aller Geldbeträge im Einkommensteuergesetz nach dem beigefügten Gesetzesvorschlag. Das wäre internationaler Standard vor allen Dingen der aufgeklärten und in der Tat sehr liberalen Staaten. <text:s/>Heimliche Steuererhöhungen gibt es aber auch im Erbschaft- und Schenkungsteuerrecht, und das ist dramatisch. Die Preise für Eigentumswohnungen haben sich in den letzten zehn Jahren verdoppelt. <text:s/>– Ja, natürlich die Werte auch. Daran knüpft ja die Steuer an. <text:s/>Durch das neue Sachwertverfahren im Bewertungsgesetz verlieren die bisherigen Freibeträge, gerade auch bei Erbfällen innerhalb der Kleinfamilie, ihre Bedeutung als Sicherung von Familienvermögen. Die Kombination aus Inflation, unkontrollierter Immigration und unterlassenen gesetzgeberischen Eingriffen zerstört nachhaltige Familienkonzepte und generationsübergreifende unternehmerische Aktivitäten. Der Verteilungskampf zwischen Bürger und Staat ging auch hier in den vergangenen Jahren zugunsten des Staates aus. <text:s/>Die Freibeträge der Erbschaft- und der Schenkungsteuer müssen daher dringend den veränderten Gegebenheiten angepasst werden. Das ist ein Gebot elementaren Verfassungsrechts. <text:s/>Herzlichen Dank. <text:s/>Ich erteile das Wort Katharina Beck für Bündnis 90/Die Grünen.</text:p>
          </table:table-cell>
          <table:table-cell table:style-name="ce2" office:value-type="string" calcext:value-type="string">
            <text:p>Die Kombination aus Inflation, unkontrollierter Immigration und unterlassenen gesetzgeberischen Eingriffen zerstört nachhaltige Familienkonzepte und generationsübergreifende unternehmerische Aktivitä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842868447303772</text:p>
          </table:table-cell>
          <table:table-cell table:number-columns-repeated="1014"/>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9200</text:p>
          </table:table-cell>
          <table:table-cell table:style-name="ce2" office:value-type="string" calcext:value-type="string">
            <text:p>Martin Gerster (SPD)</text:p>
          </table:table-cell>
          <table:table-cell table:style-name="ce2" office:value-type="string" calcext:value-type="string">
            <text:p>Frau Präsidentin! Liebe Kolleginnen und Kollegen! Sehr geehrte, liebe Bundesinnenministerin Nancy Faeser! Also, ehrlich gesagt, war ich dieses Mal auf die Redebeiträge aus den Reihen von CDU und CSU schon besonders gespannt. <text:s/>Dass eine ganze Portion Fiesheiten wegen des hessischen Landtagswahlkampfes dabei sein wird, war ja auch zu erwarten. <text:s/>Aber ich will auf etwas anderes eingehen. Nach der Klausurtagung der Haushälter der Union letzte Woche im Kloster Bonlanden habe ich, ehrlich gesagt, ein Feuerwerk an Einsparvorschlägen aus der Union erwartet. In der „Schwäbischen Zeitung“ hieß es wörtlich: „Haushälter von CDU und CSU vermissen bei der Ampel-Koalition den Willen zum Sparen“. Weiter hieß es: Christian Haase und Florian Oßner werfen der Ampel „zu viel Lust am Geldausgeben“ vor. <text:s/>Jetzt sind wir am dritten Tag der Haushaltsdebatte, und nach eineinhalb Stunden Diskussion zum Innenetat drängt sich ja schon die Frage auf: Wo sind eigentlich die Sparvorschläge der Union? <text:s/>Ich höre nur: hier zu wenig, da zu wenig, hier zu niedriger Ansatz, hier muss noch mehr kommen. Das passt alles irgendwie überhaupt nicht zusammen. Vielleicht ist es nur schlechte Koordinierung der Fraktionsarbeit. Oder es bedeutet: eine Woche so, eine Woche anders. Regierungsfähig ist das jedenfalls auf gar keinen Fall. <text:s/>Zu den Zahlen. Ich finde, der Etatentwurf für 2024 sieht eigentlich ganz gut aus. Jedenfalls haben wir in der Finanzplanung für den Etat des Innenministeriums 600 Millionen Euro mehr als ursprünglich vorgesehen. Da kann man Ministerin Nancy Faeser eigentlich nur gratulieren; denn sie hat das verhandelt und dieses Ergebnis hinbekommen. <text:s/>Das ist wirklich eine sehr gute Grundlage, wie ich finde, für unsere weiteren Beratungen. <text:s/>Liebe Kolleginnen und Kollegen, tatsächlich brauchen wir Investitionen in unsere Sicherheit; das gibt ja auch der Regierungsentwurf her. In die Bundespolizei werden im Vergleich zum Vorjahr zusätzliche 140 Millionen Euro gegeben. Andere Behörden wie das BKA, der Verfassungsschutz oder die ZITiS sind von der Konsolidierung weitgehend ausgenommen. Die Mittel für die Sicherheitsbehörden liegen jedenfalls weit über dem Vor-Corona-Krisenjahr: fast 1 Milliarde Euro plus bei den entsprechenden Behörden. Ich finde, das kann sich gut sehen lassen, und es ist ein Zeichen dafür, dass der Innenetat und die Sicherheit bei Nancy Faeser und der Ampel in guten Händen sind. <text:s/>Wir als Ampel haben in den letzten beiden Haushaltsjahren insgesamt 4 000 neue Stellen für die Bundespolizei geschaffen bzw. auf den Weg gebracht. Jetzt kommen noch einmal 1 000 dazu, damit die im nächsten Jahr fertig ausgebildeten Anwärterinnen und Anwärter übernommen werden können. Auch das ist ein richtig gutes Signal; auch dafür ganz herzlichen Dank an das Innenministerium und ebenso an das Finanzministerium, dass das möglich ist. <text:s/>Liebe Kolleginnen und Kollegen, im Bereich der Migration und Integration sieht der Entwurf über 2 Milliarden Euro vor, so viel wie noch nie. Für die wichtigen Sprach- und Integrationskurse steht die Rekordsumme von 880 Millionen Euro im Regierungsentwurf. Lieber Kollege Josef Oster, also von einem dramatischen Sparen in diesem Bereich kann ich da nichts erkennen. <text:s/>Im Übrigen finde ich es sehr erstaunlich, dass die Union sich plötzlich für die Migrationsberatung für Erwachsene einsetzt. Über all die Jahre hat das die Union überhaupt nie interessiert. Jetzt beklagt man hier, es sei viel zu wenig Geld zur Verfügung. Das passt also auch nicht wirklich zusammen. <text:s/>Liebe Kolleginnen und Kollegen, worüber ich mich bei der Durchsicht des Regierungsentwurfs besonders gefreut habe, weil es auch eine Wertschätzung gegenüber dem Parlament ausdrückt, ist, dass viele, viele Maßnahmen und Beschlüsse der Ampelfraktionen aus dem parlamentarischen Verfahren 2023 auch mit diesem Regierungsentwurf fortgeschrieben und ausfinanziert werden. Darunter sind auch größere Beschaffungsvorhaben, zum Beispiel der Ausbau der Fähigkeiten der Bundespolizei im Ostseeraum, die digitale Warninfrastruktur beim Katastrophenschutz oder Extremismusprävention. <text:s/>Das war ja nicht immer so; das war bei den früheren Innenministern nicht so. Es ist aber jetzt bei Nancy Faeser so, und dafür möchte ich mich auch im Namen des Parlaments einmal ganz herzlich bedanken, weil es in der Vergangenheit nicht selbstverständlich war. <text:s/>Liebe Kolleginnen und Kollegen, wir haben natürlich wie jedes Jahr, wenn der Regierungsentwurf das Licht der Öffentlichkeit erblickt, auch kritische Rückmeldungen, Wünsche und Notwendigkeiten. Das ist ja ganz in Ordnung; wir wollen das ja auch alles diskutieren. Ich kann zusagen – jedenfalls für die Ampelhaushälterinnen und -haushälter –, dass wir uns alles genau anschauen und alles erörtern werden. Jede Anregung schauen wir uns an. <text:s/>Wir investieren weiter in Sicherheit und Katastrophenschutz, entlasten Kommunen durch ein breites Integrationsangebot und halten unsere Gesellschaft zusammen. Das gibt der Regierungsentwurf her, und ich freue mich auf die weiteren Beratungen. <text:s/>Herzlichen Dank. <text:s/>Das Wort hat der fraktionslose Abgeordnete Matthias Helferich.</text:p>
          </table:table-cell>
          <table:table-cell table:style-name="ce2" office:value-type="string" calcext:value-type="string">
            <text:p>Im Übrigen finde ich es sehr erstaunlich, dass die Union sich plötzlich für die Migrationsberatung für Erwachsene einsetzt. | Liebe Kolleginnen und Kollegen, im Bereich der Migration und Integration sieht der Entwurf über 2 Milliarden Euro vor, so viel wie noch ni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6454212665557861</text:p>
          </table:table-cell>
          <table:table-cell table:number-columns-repeated="1014"/>
        </table:table-row>
        <table:table-row table:style-name="ro1">
          <table:table-cell table:style-name="ce2" office:value-type="string" calcext:value-type="string">
            <text:p>23</text:p>
          </table:table-cell>
          <table:table-cell table:style-name="ce2" office:value-type="string" calcext:value-type="string">
            <text:p>22.03.2022</text:p>
          </table:table-cell>
          <table:table-cell table:style-name="ce2" office:value-type="string" calcext:value-type="string">
            <text:p>ID202303100</text:p>
          </table:table-cell>
          <table:table-cell table:style-name="ce2" office:value-type="string" calcext:value-type="string">
            <text:p>Dr. Jan-Marco Luczak (CDU/CSU)</text:p>
          </table:table-cell>
          <table:table-cell table:style-name="ce2" office:value-type="string" calcext:value-type="string">
            <text:p>Frau Präsidentin! Meine sehr verehrten Kolleginnen und Kollegen! Wir befinden uns in der Haushaltswoche und sprechen hier und heute über den Einzelplan 25, in dem es um das Bauen und das Wohnen geht. Das ist ein existenzielles Thema. Mir ist ganz wichtig: Es geht hier nicht alleine um die drögen Zahlen, es geht nicht darum, mathematisch zu analysieren, welche Titel und welche Etatansätze es im Haushaltsplan gibt, sondern es geht darum, dass ein Haushaltsplan auch immer in Zahlen geronnene Politik ist. Da wird es jetzt spannend. Hier kommt es nämlich darauf an und hier kann man ablesen, wie ernst es die Ampel mit all den schönen Dingen meint, die im Koalitionsvertrag formuliert sind. Da kann man auch ablesen, wie die Durchsetzungskraft einer Ministerin und ihrer beiden Parlamentarischen Staatssekretäre ist. Da muss man dann schon sagen: Da klaffen Anspruch und Wirklichkeit doch erheblich auseinander, meine Damen und Herren. <text:s/>Schauen wir uns doch mal an, was eigentlich als Erstes passiert ist. Als Erstes haben Sie für einen abrupten KfW-Förderstopp gesorgt. Damit haben Sie all das, was Sie sich vorgenommen haben – beim Neubau, bei der Bezahlbarkeit des Wohnens, beim Klimaschutz –, torpediert, und vor allen Dingen haben Sie vielen Tausenden Menschen, darunter jungen Familien, die sich eigene vier Wände schaffen wollen, von heute auf morgen den Boden unter den Füßen weggezogen. Das war Ihre erste zentrale Maßnahme, und das war ein großer, großer strategischer Fehler. <text:s/>Sie haben damit wirklich massiv Vertrauen zerstört. Dann gab es öffentlichen Druck. Natürlich gab es da öffentlichen Druck – erheblichen öffentlichen Druck. Sie haben dann auch eine Kehrtwende oder zumindest eine halbe Kehrtwende vollzogen. Sie haben dann gesagt: Na gut, wir setzen die Förderung doch irgendwie fort. – Das ist jetzt zwei Monate her. Aber was ist seitdem denn eigentlich passiert? 1 Milliarde Euro soll es ja bis zum Jahresende befristet geben. Das kann man bis heute nicht beantragen. Sie haben gesagt, es gibt ein Anschlussprogramm. Was denn für ein Anschlussprogramm? Es gibt bislang keine Position dazu. Es gibt keine Eckpunkte. Nichts gibt es dazu. Sie wissen ganz genau, dass man lange Vorlaufzeiten braucht, wenn man hier plant. Deswegen ist das, was Sie dort gemacht haben – Sie haben das Vertrauen zerstört –, so ein elementarer Fehler gewesen. Das wird Ihnen nachhängen, und das wird Ihnen auch Ihre Bilanz verhageln; das kann ich jetzt schon sagen. <text:s/>Jetzt kommt noch ein Punkt hinzu, den ich hier schon noch herausarbeiten will. Sie haben beim EH-55-Programm als zentrales Argument verwendet: Das wird doch heute sowieso gebaut; das ist doch Marktstandard. – Jetzt schaue ich mir mal an, worauf sich die Ministerin mit den Ländern in der Verwaltungsvereinbarung geeinigt hat, wo es darum geht, den sozialen Wohnungsbau klimagerecht zu gestalten. Da soll es 1 Milliarde Euro geben. Sie haben mit den Ländern vereinbart, dass es beim Neubau eine Förderung vom Bund gibt, wenn der EH-55-Standard eingehalten wird. Das verstehe ich jetzt irgendwie nicht ganz. Wenn Sie auf der einen Seite argumentieren, dass das doch alles Marktstandard ist und man das sowieso so baut, und auf der anderen Seite den Ländern jetzt Geld dazugeben wollen, dann passt das doch nicht zusammen; das ist widersprüchlich. Sie haben hier riesige strategische Fehler gemacht, und die kaschieren Sie jetzt an der Stelle. Das passt nicht zusammen, und das werden wir aufdecken, auch in diesem Haushalt. <text:s/>Auch wenn es um die Bezahlbarkeit des Wohnens geht – das habe ich gerade schon gesagt –, war die KfW-Förderung ganz zentral. Sie haben gesagt, Sie wollen 400 000 neue Wohnungen bauen. Wir werden am Ende mit Blick auf die Flüchtlinge, die zu uns kommen, wahrscheinlich mehr Wohnungen brauchen. Deswegen ist es umso wichtiger, dass wir nicht nur die Zahlen erreichen, sondern dass wir natürlich auch schauen, wo diese Wohnungen denn entstehen; es ist ja ein Allokationsproblem. Wir müssen vor allen Dingen auch schauen, welche Wohnungen entstehen. Es müssen am Ende bezahlbare Wohnungen sein. <text:s/>Wenn man dann aber einmal den Realitätscheck macht, was eigentlich im Koalitionsvertrag steht, dann findet man darin vor allen Dingen Kostentreiber. Sie finden vor allen Dingen, dass Standards hochgesetzt werden. Sie wollen an vielen Stellen weitere Bauvorschriften auf den Weg bringen, die das Bauen und am Ende auch das Mieten teuer machen. Damit machen Sie genau das Gegenteil von dem, was jetzt eigentlich notwendig wäre: Wir bräuchten eigentlich ein radikales Entschlackungsprogramm, um die gewaltigen Herausforderungen beim bezahlbaren Neubau stemmen zu können. In Ihrem Koalitionsvertrag und im vorliegenden Haushalt findet sich nichts dazu. Das ist eine falsche Weichenstellung. <text:s/>Ich will noch einen Punkt erwähnen, der uns als Union besonders wichtig ist und der – so hatte ich es zumindest in der Vergangenheit verstanden – auch der FDP wichtig ist, nämlich das Thema Eigentumsförderung. Im Koalitionsvertrag findet sich dazu eine ganze Reihe von Punkten: Es geht um eigenkapitalersetzende Darlehen, Freibeträge bei der Grunderwerbsteuer, Tilgungszuschüsse, Zinsverbilligungen. – Das sind alles wohlklingende Worte. Wir als Union finden das auch richtig; denn vier von fünf Menschen in Deutschland wollen in den eigenen vier Wänden wohnen. Das ist auch richtig, weil das gesamtgesellschaftlich positive Effekte hat, weil das Schutz vor steigenden Mieten bietet und weil das auch für die Altersvorsorge gut ist. <text:s/>Jetzt frage ich Sie mal, Herr Daldrup: Sie haben das in den Koalitionsvertrag geschrieben, aber im Haushaltsentwurf findet sich von allen diesen Punkten nichts, <text:s/>kein einziger Haushaltsansatz zu eigenkapitalersetzenden Darlehen oder zu Freibeträgen; nichts findet sich dazu. <text:s/>Das Einzige, wozu sich etwas findet: 1 Milliarde Euro für das Baukindergeld. Dazu haben wir aber gerade von den Kolleginnen und Kollegen der Ampel gehört: Das finden sie alles furchtbar, das wollen sie am Ende einfach nicht. – Das ist das, was wir als Große Koalition noch auf den Weg gebracht haben: Wir haben über 300 000 Familien auf dem Weg in die eigenen vier Wände geholfen. – Das ist das Einzige, was Sie betreffend das Wohneigentum fortführen, und zwar weil Sie es fortführen müssen, nicht weil Sie es fortführen wollen; das haben Ihre Redner gerade deutlich gemacht. Ich muss sagen: Damit fügen Sie den Menschen in unserem Land, die in die eigenen vier Wände streben, einen Tort zu. Das ist keine vernünftige Haushaltspolitik, die Sie an dieser Stelle machen. <text:s/>Auch die FDP – Herr Herbst, Sie haben es gesagt – tritt für das Eigentum ein. <text:s/>Man muss schon sagen: Sie sind offensichtlich nur bei einer Sache durchsetzungsstark, nämlich wenn es um Corona geht. Da haben Sie die Ampel tatsächlich am Nasenring durch die Manege geführt. Aber wenn es darum geht, Eigentum zu fördern, wenn es darum geht, junge Familien in die eigenen vier Wände zu bringen, – <text:s/>Herr Kollege. <text:s/>– dann sind Sie in der Ampel ein Totalausfall. <text:s/>Vielen herzlichen Dank. <text:s/>Für die Fraktion Bündnis 90/Die Grünen hat nun die Kollegin Anja Liebert das Wort.</text:p>
          </table:table-cell>
          <table:table-cell table:style-name="ce2" office:value-type="string" calcext:value-type="string">
            <text:p>Wir werden am Ende mit Blick auf die Flüchtlinge, die zu uns kommen, wahrscheinlich mehr Wohnungen brau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8629817962646484</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6800</text:p>
          </table:table-cell>
          <table:table-cell table:style-name="ce2" office:value-type="string" calcext:value-type="string">
            <text:p>Carolin Bachmann (AfD)</text:p>
          </table:table-cell>
          <table:table-cell table:style-name="ce2" office:value-type="string" calcext:value-type="string">
            <text:p>Vielen lieben Dank, dass Sie die Kurzintervention zulassen. – Lieber Herr Kollege Schmidt, es scheint mir so, als ob auch Sie unsere beiden Anträge leider nicht gelesen hätten. <text:s/>Ich würde mich freuen, wenn Sie das im Nachgang noch tun würden. Unsere Anträge stellen darauf ab, dass wir die Kommunen von den Belastungen, die Sie hier im Bundestag mit Ihren Transformationsprojekten Klimaideologie und Massenmigration geschaffen haben, befreien. <text:s/>Mir scheint in der ganzen Debatte eines klar: Sie alle haben vom Konnexitätsprinzip noch nichts gehört. <text:s/>Wer bestellt, bezahlt. Permanent bestellt der Bund, und die Kommunen müssen bezahlen. <text:s/>Und Sie tragen das dann wie ein Damoklesschwert vor sich her und sagen: Die Kommunen müssen das lösen. Das ist alles Aufgabe der Kommunen. – Und zu den Feuerwehrmännern: Ja, die Feuerwehrmänner haben zum großen Teil eine schlechte Ausstattung. Die Bürger wissen aufgrund Ihrer Inflationspolitik nicht mehr, wie sie ihre Miete und ihr Eigentum bezahlen sollen. Auch das gehört zur Wahrheit dazu. <text:s/>Und wenn dann einer von elf Punkten lautet: „Die Erhebung einer Grundsteuer wollen wir abschaffen“, dann sage ich: Ja, wir wollen die Grundsteuer abschaffen, <text:s/>damit die Bürger nicht belastet sind, damit sie ins Eigentum kommen. <text:s/>Wir schreiben nicht nur: „Wir wollen sie abschaffen“, sondern auch: „In der Perspektive soll sie mit einem Einnahmeausgleich für die Kommunen gänzlich entfallen …“. Das gehört für alle hier im Plenum zur Wahrheit dazu. <text:s/>Ich empfehle Ihnen dringend, unsere guten Anträge in Zukunft zu lesen, damit wir hoffentlich bald gemeinsam diese desaströse Ampelpolitik beenden und die Kommunen und die Bürger stärken können. <text:s/>Und ich sage Ihnen noch was: Die Bürger und die Bürgermeister sind sich sicher, dass sie diese desaströse Ampelpolitik nicht mehr länger wollen. Sie haben ja am 9. Juni – diesen Sonntag – die Chance, ihr Kreuz an der richtigen Stelle zu machen.</text:p>
          </table:table-cell>
          <table:table-cell table:style-name="ce2" office:value-type="string" calcext:value-type="string">
            <text:p>Unsere Anträge stellen darauf ab, dass wir die Kommunen von den Belastungen, die Sie hier im Bundestag mit Ihren Transformationsprojekten Klimaideologie und Massenmigration geschaffen haben, befrei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kostenintensiv</text:p>
          </table:table-cell>
          <table:table-cell table:style-name="ce2" office:value-type="string" calcext:value-type="string">
            <text:p>0.9949632287025452</text:p>
          </table:table-cell>
          <table:table-cell table:number-columns-repeated="1014"/>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13500</text:p>
          </table:table-cell>
          <table:table-cell table:style-name="ce2" office:value-type="string" calcext:value-type="string">
            <text:p>Nyke Slawik (BÜNDNIS 90/DIE GRÜNEN)</text:p>
          </table:table-cell>
          <table:table-cell table:style-name="ce2" office:value-type="string" calcext:value-type="string">
            <text:p>Sehr geehrter Präsident! Sehr geehrte Kolleginnen und Kollegen! Die CDU/CSU legt einen Antrag vor, den Bus als zentrales Verkehrsmittel der Mobilitätswende zu stärken. <text:s/>Auch Sie scheinen jetzt einsteigen zu wollen in die erfolgreiche ÖPNV-Politik der Bundesregierung, <text:s/>nachdem die Begeisterung für das 9-Euro-Ticket, für das Deutschlandticket und den ÖPNV Fahrt aufgenommen hat, könnte man meinen. <text:s/>Aber schauen wir doch mal genau in Ihre Busfahrpläne rein, liebe Union. Sie haben 16 Jahre regiert. <text:s/>Was haben Sie für den ÖPNV gemacht? Nichts. Wie lange haben wir regiert, bis es ein bundesweites ÖPNV-Ticket gab? Nicht mal ein Jahr. <text:s/>Die Leute wollten das Ticket. Wir haben es ihnen gebracht. <text:s/>Wir bringen mehr Geld ins System. Wir haben Millionen neue Kundinnen und Kunden für den ÖPNV gewonnen. <text:s/>Wir haben geliefert. Sie von der CDU/CSU haben hier gegen diese Maßnahmen gestimmt. So, und jetzt hören Sie auf, uns hier wieder die dreiste Behauptung aufzutischen, wir würden nur in günstige Tickets investieren <text:s/>und nicht in den ÖPNV an sich; denn das stimmt nicht. <text:s/>1 Milliarde Euro mehr pro Jahr, außerdem automatisch 3 Prozent Aufwuchs der Mittel jedes Jahr, macht 17 Milliarden Euro mehr bis Ende des Jahrzehnts. <text:s/>Das wollten die Länder, übrigens auch Ihre unionsgeführten Länder. Das wollten die ÖPNV-Unternehmen. <text:s/>Und da haben wir geliefert. <text:s/>Es ist doch klar, wo wir jetzt unsere ganze Energie reinstecken müssen: in eine gute Umsetzung des Deutschlandtickets. Und da werden wir jetzt auch noch nachbessern. <text:s/>Wir kriegen aktuell viele Zuschriften von Leuten, die sagen: Ich will meine Kinder auf dem Ticket mitnehmen. Auch zu anderen Themen kriegen wir Zuschriften, aber ganz besonders zu diesem Thema. Für meine Fraktion sage ich: Genau das braucht es jetzt: familienfreundliche Lösungen im ÖPNV. Ich habe es hier schon mal gesagt, und ich sage es wieder: Nehmt die Kindermitnahme rein ins Ticket. <text:s/>Zurück zur Busbranche und zum Antrag der Union. Für die Mobilitätswende, für mehr ÖPNV-Begeisterte in Deutschland brauchen wir die Busbranche. Gerade mit denen haben wir ja eine gute Umsetzung des Deutschlandtickets auf den Weg gebracht. <text:s/>In Ihrem Antrag schreiben Sie über Strategien, wie wir mehr Fachkräfte gewinnen, wie wir mehr Leute bekommen, die Bus fahren. Ja, das Problem ist real. In manchen Teilen Deutschlands fahren weniger Busse und Bahnen, weil die Unternehmen nicht die Leute haben. <text:s/>Da brauchen wir Ansätze, und da brauchen wir auch Zuwanderung. Wir brauchen Vereinfachungen beim Ablegen von Führerscheinprüfungen in Fremdsprachen. All das wird doch gerade geprüft. Diese Probleme sind aber nicht erst seit gestern bekannt, liebe Union. Die haben Sie uns ungelöst hinterlassen. <text:s/>Wir packen das jetzt im Rahmen der Fachkräftestrategie der Bundesregierung an. Wir haben es doch heute Morgen hier debattiert. Da haben wir auf die Unternehmen gehört, und da liefern wir doch jetzt. <text:s/>Dann muss ich noch eines zu Ihrem Antrag sagen: Sie wollen, dass mehr Menschen Lust haben, in der Busbranche zu arbeiten, schaffen es aber nicht, mit einem einzigen Wort über gute Arbeitsbedingungen zu sprechen: <text:s/>kein Wort zu den Tarifforderungen der Gewerkschaften, kein Wort zur Tariftreue. Für meine Fraktion ist völlig klar: Wir werden nicht nur die ÖPNV-Unternehmen unterstützen, sondern auch die Arbeitnehmer/-innen und ihre Rechte stärken. Nur so gelingt es uns, Arbeitskräfte zu finden. <text:s/>Diese Perspektive fehlt in Ihrem Antrag völlig. <text:s/>Liebe Unionsfraktion, dieser Antrag ist einfach viel zu wenig und zu spät. Da erwarten die Leute ein bisschen mehr von Ihnen. <text:s/>Danke schön. <text:s/>Vielen Dank, Frau Kollegin. – Als nächster Redner hat das Wort der Kollege Bernd Riexinger, Fraktion Die Linke.</text:p>
          </table:table-cell>
          <table:table-cell table:style-name="ce2" office:value-type="string" calcext:value-type="string">
            <text:p>Da brauchen wir Ansätze, und da brauchen wir auch Zuwande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57756400108337</text:p>
          </table:table-cell>
          <table:table-cell table:number-columns-repeated="1014"/>
        </table:table-row>
        <table:table-row table:style-name="ro1">
          <table:table-cell table:style-name="ce2" office:value-type="string" calcext:value-type="string">
            <text:p>194</text:p>
          </table:table-cell>
          <table:table-cell table:style-name="ce2" office:value-type="string" calcext:value-type="string">
            <text:p>17.10.2024</text:p>
          </table:table-cell>
          <table:table-cell table:style-name="ce2" office:value-type="string" calcext:value-type="string">
            <text:p>ID2019419700</text:p>
          </table:table-cell>
          <table:table-cell table:style-name="ce2" office:value-type="string" calcext:value-type="string">
            <text:p>Eugen Schmidt (AfD)</text:p>
          </table:table-cell>
          <table:table-cell table:style-name="ce2" office:value-type="string" calcext:value-type="string">
            <text:p>Frau Präsidentin! Liebe Landsleute! <text:s/>Der lästige Bürokratieblödsinn hat jetzt einen neuen, grässlichen Namen: Verordnung nach § 26 Absatz 2 des Telekommunikation-Digitale-Dienste-Datenschutz-Gesetzes und zur Änderung der Besonderen Gebührenverordnung Telekommunikation. – Wenn Sie sich beim Hören dieses Namens bereits geistig verabschiedet haben, kann ich Ihnen das nicht verübeln. Es ist eine Zumutung, die Lebenszeit raubt und den Verstand beleidigt. <text:s/>Wegen einer missratenen, sinnlosen Verordnung zu Cookies im Webbrowser, die sich hochbezahlte EU-Bürokraten erdacht haben, um ihr Dasein zu berechtigen, möchten Sie nun eine Cookie-Banner-Verordnung. Es geht um ein Problem, welches keines ist. Sie wissen, wie es ist, liebe Landsleute, auf jeder Netzseite ein neues Cookie-Fenster wegklicken zu müssen. Wer sich aber nur zwei Minuten eine Anleitung bei Youtube anschaut, der weiß, wie er Cookies im Browser automatisch löscht, blockiert oder isoliert. <text:s/>Statt sich endlich auf dringende Probleme wie Deindustrialisierung und Masseneinwanderung zu konzentrieren <text:s/>und ihre zerstörerische Ideologie des grünen Schrumpfens aufzugeben, versucht die Regierung nun, diesen Fehltritt mit einer neuen Verordnung zu reparieren – ein klassisches Beispiel für das endlose Selbstbeschäftigungsritual von Bürokraten, die lieber Unsinn verwalten als Lösungen finden. <text:s/>Warum das Ganze? Das Stichwort lautet „Datenschutz“. Ja, das ist das Lieblingswort der Bürokraten, um uns weiszumachen, dass sie auf unserer Seite stehen. Keine vier Tage ist es her, da forderte Herr Haldenwang, Chef der politischen Inquisition, neue Überwachungsbefugnisse. Er will massenhaft gesammelte Daten mit künstlicher Intelligenz auswerten, weil er sonst nicht mehr hinterherkommt. Dieser Mann sammelt heute mehr Daten, <text:s/>als es die Stasi je gewagt hätte. <text:s/>Und wer das ausspricht, wer es wagt, die Wahrheit zu sagen, wird zum Extremisten erklärt, <text:s/>zu einem Feind, dessen Überwachung sich sofort rechtfertigen lässt. <text:s/>Kritisiere die Datensammelwut, und du wirst zum Beweis dafür, dass noch mehr Daten gesammelt werden müssen. Man nennt das Delegitimierung des Staates. <text:s/>Diese Regierung präsentiert uns eine vollkommen nutzlose Verordnung. Ich sage: Das ist Ablenkung. <text:s/>Je mehr Diskussionen über solche sinnlosen Themen angestoßen werden, desto weniger sollen sich die Deutschen über die echten Probleme Gedanken machen.</text:p>
          </table:table-cell>
          <table:table-cell table:style-name="ce2" office:value-type="string" calcext:value-type="string">
            <text:p>Statt sich endlich auf dringende Probleme wie Deindustrialisierung und Masseneinwanderung zu konzentrieren <text:s/>und ihre zerstörerische Ideologie des grünen Schrumpfens aufzugeben, versucht die Regierung nun, diesen Fehltritt mit einer neuen Verordnung zu reparieren – ein klassisches Beispiel für das endlose Selbstbeschäftigungsritual von Bürokraten, die lieber Unsinn verwalten als Lösungen find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4944649934768677</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6200</text:p>
          </table:table-cell>
          <table:table-cell table:style-name="ce2" office:value-type="string" calcext:value-type="string">
            <text:p>Dirk-Ulrich Mende (SPD)</text:p>
          </table:table-cell>
          <table:table-cell table:style-name="ce2" office:value-type="string" calcext:value-type="string">
            <text:p>Sehr geehrte Frau Präsidentin! Sehr geehrte Abgeordnete der demokratischen Fraktionen! Sehr geehrte Damen und Herren Zuhörerinnen und Zuhörer auf den Tribünen und in den Medien! Als ich die Ankündigung des Antrages Ihrer Fraktion, der AfD, wahrgenommen habe, war ich als langjähriger Oberbürgermeister und Geschäftsführer des Niedersächsischen Städtetages durchaus gespannt, was Sie dem Bundestag vorschlagen würden, um die Situation der Kommunen nachhaltig zu verbessern. Aber dann habe ich Ihren Antrag gelesen, und tatsächlich findet sich dort nichts – <text:s/>nichts, was die Situation der Kommunen in Deutschland tatsächlich ernsthaft und nachhaltig verbessern würde, nichts, was zum Zusammenleben und zu einer gestärkten Gemeinschaft in den Kommunen beitragen würde, nichts, was dazu dienen könnte, die wirklichen Herausforderungen der Kommunen im Bereich des Klimawandels aufzugreifen. <text:s/>Stattdessen, meine Damen und Herren, versuchen Sie, mit Spaltung und einem erneuten Aufguss Ihrer Vorurteile und Halbwahrheiten Ängste zu verbreiten und zum wiederholten Male alleine die Migranten und Migrantinnen für alles Übel dieser Welt verantwortlich zu machen und Ihren Wahlkampf auf ihrem Rücken auszuüben. <text:s/>Aber schauen Sie es sich doch mal an: Ich habe mir im Rahmen der Vorbereitung meiner Rede die Grafiken des Statistischen Bundesamtes angeguckt und stelle einfach fest, dass die Kommunen mit einem hohen Ausländeranteil relativ wohlhabende Kommunen sind, und dort, wo wir geringe Ausländeranteile haben, haben wir komischerweise einen hohen Anteil an Bürgergeldbeziehern. Da gibt es also offensichtlich einen ganz anderen Zusammenhang als den, den Sie allen Menschen hier deutlich machen wollen. Wir brauchen Migration. <text:s/>Offenbar nehmen Sie aber den überall beklagten Arbeits- und Fachkräftemangel gar nicht ernst und gar nicht wahr. In allen Bereichen sind wir auf Zuwanderung angewiesen. Denn wer wird uns künftig pflegen? Wer wird uns – Frau Zeulner, Sie hatten die Frage der Medizin angesprochen – künftig in den Krankenhäusern behandeln? Wer wird künftig unsere Infrastruktur aufbauen und warten? Wer wird unsere Busse und Züge in Deutschland fahren oder unser Brot und unsere Brötchen backen? Meine Damen und Herren, wir brauchen Zuwanderung. <text:s/>Es nutzt den Kommunen auch nichts, den Klimawandel und die daraus resultierenden Handlungserfordernisse zu leugnen. Es kann Starkregenereignisse geben, Hochwasser kann das Land und die Menschen bedrohen. Sie ignorieren das einfach und leugnen den Klimawandel. <text:s/>Jetzt will ich Ihnen mal was sagen: Unsere Kommunen sehen das eindeutig anders als Sie <text:s/>und müssen und wollen auf diese Veränderungen im Interesse der Menschen, im Interesse ihrer Bürgerinnen und Bürger reagieren. Dafür brauchen sie die Möglichkeiten, insbesondere die finanziellen Möglichkeiten. Deshalb nehmen wir als Fortschrittskoalition diese Herausforderungen auf der kommunalen Ebene seit Jahren ernst. Deshalb haben wir den Kommunen schon in den letzten Jahren sehr tatkräftig unter die Arme gegriffen. <text:s/>Zwar gab es 2022 zum ersten Mal wieder einen negativen Finanzierungssaldo von rund 6,8 Milliarden Euro; aber dass es erst 2022 dazu gekommen ist, liegt doch daran, dass der Bund die wirtschaftlichen und finanziellen Auswirkungen der Coronapandemie im Wesentlichen abgefedert hat, dass wir in der Energiekrise Gelder zur Verfügung gestellt haben und dass wir Hilfestellungen des Bundes auch für private Haushalte und Unternehmen in den Kommunen organisiert und damit die Kommunen gestärkt haben. <text:s/>Herr Kollege Boginski hat schon darauf hingewiesen, was wir darüber hinaus, gerade im Bildungsbereich, auf den Weg gebracht haben. <text:s/>Wir kümmern uns aber auch um die Städte, die mit ihren Innenstädten große Herausforderungen zu stemmen haben. Unsere Innenstadtstrategie zielt auf den Erhalt von lebendigen, multifunktionalen Innenstädten und Zentren ab. Dafür stehen 250 Millionen Euro zur Verfügung. Schon heute werden 219 Kommunen aus ganz Deutschland damit gefördert. <text:s/>Wir fördern mit der Städtebauförderung in Höhe von 790 Millionen Euro eine sozial, wirtschaftlich und ökologisch ausgewogene Stadtentwicklungs- und Stadterneuerungspolitik. Wir fördern mit dem Bundesprogramm „Sanierung kommunaler Einrichtungen in den Bereichen Sport, Jugend und Kultur“ investive Projekte in Höhe von 200 Millionen Euro. <text:s/>Aber das gilt auch im Hinblick auf die von Ihnen geleugnete Klimaveränderung. <text:s/>So haben wir zum Beispiel dafür gesorgt, dass die Kommunen beim Ausbau von Anlagen zur Erzeugung erneuerbarer Energien sowohl bei der Windkraft als auch bei Photovoltaik finanziell beteiligt werden können. Ich weiß aus der kommunalen Praxis, dass die Kommunen ganz deutlich dahinterher sind, diese Gelder für sich einzuwerben. Zur Unterstützung der Kommunen bei der Erstellung von Wärmeplanungen stehen zwischen 2024 und 2028 insgesamt 500 Millionen Euro zur Verfügung. <text:s/>Meine Damen und Herren, Sie sehen, wir sind längst weiter, als es der vorliegende Antrag suggeriert. Ich kann wegen der begrenzten Redezeit leider gar nicht alle Punkte aufführen, die wir im Interesse der Kommunen schon umgesetzt haben. Aber einen letzten Punkt – Sie sprechen von elf Punkten – würde ich gerne – – <text:s/>Aber Ihre Redezeit ist zu Ende, lieber Herr Mende. Darum keinen letzten Punkt mehr, bitte! <text:s/>Es gibt noch einen letzten Punkt. Sie haben elf Punkte, und ich würde wenigstens einen noch anbringen wollen – <text:s/>Schnell. <text:s/>– ja –, nämlich den Appell: Aufpassen bei der Wahl! Keine Extremisten wählen, auch nicht die von China und von Russland finanzierten! <text:s/>Vielen Dank. <text:s/>Claudia Müller für Bündnis 90/Die Grünen ist die nächste Rednerin.</text:p>
          </table:table-cell>
          <table:table-cell table:style-name="ce2" office:value-type="string" calcext:value-type="string">
            <text:p>Wir brauchen Migration. | Meine Damen und Herren, wir brauchen Zuwanderung. | In allen Bereichen sind wir auf Zuwanderung angewie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7816343307495</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2800</text:p>
          </table:table-cell>
          <table:table-cell table:style-name="ce2" office:value-type="string" calcext:value-type="string">
            <text:p>Mahmut Özdemir, Parl. Staatssekretär bei der Bundesministerin des Innern und für Heimat</text:p>
          </table:table-cell>
          <table:table-cell table:style-name="ce2" office:value-type="string" calcext:value-type="string">
            <text:p>Sehr geehrter Herr Präsident! Liebe Kolleginnen und Kollegen! Infolge des Angriffskriegs auf die Ukraine gewähren wir mehr als 1 Million Menschen Schutz in unserem Land. Ferner ist die Zahl der Geflüchteten aus anderen Staaten mit über 250 000 Anträgen deutlich gestiegen. <text:s/>Die Kommunen mit ihren Bürgermeistern, Stadtverwaltungen und Stadträten leisten nach wie vor Herausragendes und verdienen unsere Anerkennung. Allerdings stoßen sie an ihre Grenzen. Die Zahl der Geflüchteten hat eine Größenordnung erreicht, die eine Unterbringung zunehmend schwierig bis unmöglich macht. <text:s/>Dies hat Folgen – Folgen, die wir nicht dulden können. <text:s/>Die Identifizierung von Ausländerinnen und Ausländern, die Unterbringung und auch die Vorgangsbearbeitung in den Ausländerbehörden müssen ordentlich und zügig im Verwaltungsvollzug erledigt werden. Aber auch die Entscheidungen in diesen Verfahren müssen vollstreckt werden. Nur lückenlose Vollstreckung begünstigender und erst recht belastender Verwaltungsentscheidungen, die unanfechtbar geworden sind, wird die Aufnahmebereitschaft vor Ort auch erhalten. <text:s/>Nicht nur aus diesem Grund hat die Bundesregierung einen Gesetzentwurf vorgelegt, mit dem Georgien und die Republik Moldau als sichere Herkunftsstaaten bestimmt werden sollen. <text:s/>Viele der Geflüchteten benötigen unseren Schutz, liebe Kolleginnen und Kollegen; die Schutzquote liegt aktuell bei 50 Prozent. Unter den Asylanträgen sind aber auch immer welche von Personen aus Staaten, in denen keine Verfolgung droht und die deshalb in der Regel auch keinen Schutz erhalten werden. Georgische Staatsangehörige stellten im ersten Halbjahr des Jahres 2023 6 612 Asylanträge, und bei der Republik Moldau waren es 1 910 Asylanträge. Die Anerkennungsquoten zu beiden Staaten lagen bei rund 0,15 Prozent, <text:s/>und da sind nationale Abschiebungsverbote noch nicht berücksichtigt. Allerdings kommen mehr als 10 Prozent aller in Deutschland abgelehnten Asylanträge von Personen aus diesen beiden Ländern. <text:s/>Unser Rechtsstaat kann, muss und wird Maßnahmen ergreifen, um die Entscheidungspraxis dem Migrationsgeschehen anzupassen. Wir werden eben nur jenen Heimat sein, die nach unseren Gesetzen ein Bleiberecht vor der letztgültigen Entscheidung des Rechtsstaates auch behaupten können. Daher wollen wir die Liste der sicheren Herkunftsstaaten um genau diese beiden Staaten, Georgien und die Republik Moldau, ergänzen. <text:s/>Bei sicheren Herkunftsstaaten dürfen die Behörden generell davon ausgehen, dass keine staatliche Verfolgung zu befürchten ist. Diese Vermutung kann im Asylverfahren individuell von den Antragstellenden auch widerlegt werden. Asylanträge werden eingedenk dieses Konzeptes auch weiterhin individuell geprüft, und in jedem Asylverfahren wird weiterhin auch eine persönliche Anhörung stattfinden. <text:s/>Aus Erfahrung wissen wir, dass eine solche Einstufung auch mit der Verringerung der Zahl der Asylanträge einhergeht. Wir setzen hiermit also ein klares rechtsstaatliches Signal: dass wir nur Zuwanderung in unsere Leistungsgesellschaft akzeptieren, die die gesetzlichen Voraussetzungen unserer Rechtsordnung auch erfüllt. <text:s/>Dies ist aber nur eine Maßnahme, die wir ergreifen, um Migration zu steuern, zu ordnen und zu begrenzen. Unsere Migration muss international erkennbar werden und durch ein Bündel von vielen Maßnahmen, verbessert durch den europäischen GEAS-Einigungsprozess, auch Wirkung entfalten. <text:s/>Eine wichtige Maßnahme bleibt nach wie vor die Rückführung von Ausreisepflichtigen. Wir wollen die Rückführung nicht zuletzt durch die verstärkte Zusammenarbeit mit den Herkunftsländern verbessern; denn daran scheitern oft die Rückführungen. Wir entwickeln einen wirkungsvollen Instrumentenkasten, den wir mit den jeweiligen Hauptherkunftsländern, deren Staatsangehörige sich nicht rechtmäßig in Deutschland aufhalten, abstimmen, um dann diejenigen zu identifizieren, die wir rechtmäßig zurückführen wollen, sie mit Passersatzpapieren auszustatten und alle konsequenten Maßnahmen inklusive Wiedereinreiseverboten auch zu ergreifen. <text:s/>Wir bereiten außerdem eine Änderung des Aufenthaltsgesetzes vor, um Abschiebungshindernisse auch zu verringern. <text:s/>Wir haben ferner Sofortmaßnahmen gegen Schleusungskriminalität getroffen, um lebensgefährliche Schleusungen zu verhindern und Schleuser konsequent zu verfolgen und zu bestrafen. Wir haben die Kräfte der Bundespolizei genau aus diesem Grund an den Grenzen Deutschlands deutlich verstärkt. <text:s/>Auf europäischer Ebene setzt sich die Bundesregierung weiterhin mit aller Kraft dafür ein, bis zum Frühjahr 2024 den Abschluss der Reform des GEAS auch zu erreichen. <text:s/>Liebe Kolleginnen und Kollegen, die Einstufung von Georgien und der Republik Moldau als sichere Herkunftsstaaten ist zugegebenermaßen ein Baustein, mit dem wir die Migration weiter ordnen wollen. Aber sie ist ein spürbarer Baustein, mit dem wir die Lage anpassen und sie insbesondere für die belasteten Kommunen auch erleichtern und verbessern wollen. Ich bitte Sie daher um Zustimmung zu dem Gesetzentwurf der Bundesregierung und bedanke mich für Ihre Aufmerksamkeit.</text:p>
          </table:table-cell>
          <table:table-cell table:style-name="ce2" office:value-type="string" calcext:value-type="string">
            <text:p>Allerdings kommen mehr als 10 Prozent aller in Deutschland abgelehnten Asylanträge von Personen aus diesen beiden Ländern. | Georgische Staatsangehörige stellten im ersten Halbjahr des Jahres 2023 6 612 Asylanträge, und bei der Republik Moldau waren es 1 910 Asylanträge. | Aus Erfahrung wissen wir, dass eine solche Einstufung auch mit der Verringerung der Zahl der Asylanträge einhergeht. | Dies ist aber nur eine Maßnahme, die wir ergreifen, um Migration zu steuern, zu ordnen und zu begrenzen. | Diese Vermutung kann im Asylverfahren individuell von den Antragstellenden auch widerlegt werden. | Unter den Asylanträgen sind aber auch immer welche von Personen aus Staaten, in denen keine Verfolgung droht und die deshalb in der Regel auch keinen Schutz erhalten werden. | Unser Rechtsstaat kann, muss und wird Maßnahmen ergreifen, um die Entscheidungspraxis dem Migrationsgeschehen anzupassen. | Wir setzen hiermit also ein klares rechtsstaatliches Signal: dass wir nur Zuwanderung in unsere Leistungsgesellschaft akzeptieren, die die gesetzlichen Voraussetzungen unserer Rechtsordnung auch erfüllt. | Liebe Kolleginnen und Kollegen, die Einstufung von Georgien und der Republik Moldau als sichere Herkunftsstaaten ist zugegebenermaßen ein Baustein, mit dem wir die Migration weiter ordnen wollen. | Asylanträge werden eingedenk dieses Konzeptes auch weiterhin individuell geprüft, und in jedem Asylverfahren wird weiterhin auch eine persönliche Anhörung stattfinden. | Unsere Migration muss international erkennbar werden und durch ein Bündel von vielen Maßnahmen, verbessert durch den europäischen GEAS-Einigungsprozess, auch Wirkung entfal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33734196424484253</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2600</text:p>
          </table:table-cell>
          <table:table-cell table:style-name="ce2" office:value-type="string" calcext:value-type="string">
            <text:p>Erhard Grundl (BÜNDNIS 90/DIE GRÜNEN)</text:p>
          </table:table-cell>
          <table:table-cell table:style-name="ce2" office:value-type="string" calcext:value-type="string">
            <text:p>Sehr geehrte Frau Präsidentin! Meine Damen und Herren! Für die alte Synagoge an der Reichenbachstraße in München konnte im Juni das Richtfest gefeiert werden. Der Wiederaufbau dieser Synagoge ist bemerkenswert. Die Stadt München, der Freistaat Bayern, die Bundesregierung und ein unglaubliches Engagement aus der Gesellschaft heraus haben diesen Wiederaufbau möglich gemacht. Diese Synagoge ist Zeugin deutscher Geschichte, und Geschichte erledigt sich nicht. Bayerns Ministerpräsident Söder hat kürzlich ein antisemitisches Flugblatt aus dem Schulranzen seines Stellvertreters als besonders eklig bezeichnet. Als ginge es hier um eine Geschmacksfrage! Der Umgang mit menschenverachtenden Machwerken ist keine Geschmacksfrage. <text:s/>Unsere gemeinsame Erinnerungspolitik ist eine der bedeutendsten Errungenschaften der Bundesrepublik Deutschland. Unsere Erinnerungskultur ist nicht ohne Selbsterkenntnis und die Übernahme von Verantwortung möglich. Wir haben uns bisher gemeinsam dieser Verantwortung gestellt. Zur Erinnerungskultur gehört die schmerzliche Erkenntnis – heute mehr denn je –, dass die deutschen Nationalsozialisten 1933 nicht von irgendwoher kamen oder von einem Raumschiff heruntergebeamt wurden und dass das nationalsozialistische, rassistische und antisemitische Gedankengut 1945 eben nicht für immer besiegt wurde. <text:s/>Es geht immer um mehr als um den Blick zurück. Aktive Erinnerungskultur richtet sich auf Gegenwart und Zukunft. Sie sucht nach weltanschaulichen Kontinuitäten, sie schließt Wissenslücken, und sie steht derzeit vor großen, neuen Aufgaben. Es geht um Geschichtsvermittlung in unserer Einwanderungsgesellschaft. Es geht darum, bewährte Programme wie „Jugend erinnert“ zu stärken. Es geht um die Restitution von NS-Raubgut aus jüdischem Vorbesitz und die Stärkung der Rechte der Nachkommen. Es geht darum, neue Formate zu finden für die Zeit, in der uns die Zeitzeuginnen und Zeitzeugen mit ihrem Wissen und ihren Erfahrungen nicht mehr zur Seite stehen. Es geht um die Aufarbeitung deutscher Kolonialverbrechen, um die Restitution von Raubgut aus kolonialem Kontext und die Rückgabe von menschlichen Gebeinen. Umso wichtiger ist es, dass der Kulturhaushalt 2024 auf hohem Niveau stabil ist. Umso wichtiger ist es, die Erinnerungskultur weiter zu stärken. <text:s/>Ich hoffe darauf, dass dieses Anliegen ohne Abstriche Regierung, Linke und Union im Deutschen Bundestag eint. <text:s/>Herzlichen Dank.</text:p>
          </table:table-cell>
          <table:table-cell table:style-name="ce2" office:value-type="string" calcext:value-type="string">
            <text:p>Es geht um Geschichtsvermittlung in unserer Einwanderungsgesellschaf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86190986633301</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6000</text:p>
          </table:table-cell>
          <table:table-cell table:style-name="ce2" office:value-type="string" calcext:value-type="string">
            <text:p>Dr. Ann-Veruschka Jurisch (FDP)</text:p>
          </table:table-cell>
          <table:table-cell table:style-name="ce2" office:value-type="string" calcext:value-type="string">
            <text:p>Sehr geehrte Frau Präsidentin! Sehr geehrte Damen und Herren! Ich muss Sie von der AfD-Fraktion einfach mal fragen: Lesen Sie eigentlich unsere Gesetze und Gesetzentwürfe, und hören Sie uns überhaupt zu? <text:s/>Sowohl im Koalitionsvertrag als auch in den Migrationsgesetzen, die wir vorantreiben, trennen wir klipp und klar zwischen den Regeln der Fluchtmigration und der Arbeitseinwanderung. <text:s/>Das haben wir bisher konsequent so gemacht, und das werden wir auch in Zukunft so machen. <text:s/>Es hilft nichts, wenn Sie immer wieder das Gegenteil behaupten. <text:s/>Sie spielen doch hier mit Ihren Anträgen jede Woche „Und wöchentlich grüßt das Murmeltier“. So ist es doch. Ich mache das nicht und werde deswegen an dieser Stelle auch nicht wiederholen, was ich schon in der letzten Sitzungswoche zum Thema Fluchtmigration gesagt habe. Nur so viel: Es ist und bleibt ein Thema, das in seinem Kern doch nur auf europäischer Ebene gelöst werden kann und gelöst werden muss. Da sind wir auch dran. <text:s/>„Klare Trennung von Asyl- und Erwerbsmigration“, so heißt es im Titel Ihres Gesetzentwurfs. Ich möchte Ihnen gerne ein paar Antworten geben zu den Themen „Vermischen“ und „Erwerbseinwanderung“. <text:s/>Erstens. Sie vermischen alles, indem Sie mit Ihren migrationspolitischen Einlassungen insgesamt Angst und Misstrauen vor allen Migranten schüren. Xenophobe Äußerungen schrecken doch alle ab, die zu uns nach Deutschland kommen wollen. Selbst wenn es das ist, was Sie erreichen wollen, dann ist das doch zutiefst verantwortungslos, um nicht zu sagen: unpatriotisch, wie es auch der Kollege Lindh schon bemerkt hat. Wir brauchen Arbeitseinwanderung, und zwar im großen Stil. <text:s/>Zweitens. Deutschland hat ein großes Attraktivitätsproblem auf dem internationalen Arbeitsmarkt. Das ist doch unser größtes Problem. Schauen Sie sich doch einmal die aktuelle „Expat Insider“-Studie oder die neue OECD-Studie zu Indicators of Talent Attractiveness an. Deutschland liegt in beiden Studien auf sehr schlechten Plätzen. Man fühlt sich bei uns nicht willkommen. <text:s/>– Ja, warum wohl nicht? – Wir sind rückständig bei der Digitalisierung, und wir haben zu hohe Steuer- und Abgabenlasten. <text:s/>Das sind doch die Themen, an die wir ranmüssen. <text:s/>– Ja. <text:s/>Drittens. Die derzeit noch bestehenden Gesetze und Verfahren im Bereich der Arbeitsmigration atmen den Geist des Misstrauens und der Abwehr gegenüber Menschen, die zu uns zur Arbeit kommen wollen. Wir brauchen da eine Trendwende, und zwar nach vorne, in ein modernes Deutschland, das ein modernes Einwanderungsland ist, und nicht zurück in dieses Abschottungsreich, von dem vor allem Sie von der AfD träumen. Deswegen wird es bald in Deutschland Potenzialeinwanderung geben. Wir arbeiten gerade gemeinsam an einem Punktesystem zur Einwanderung in den Arbeitsmarkt nach kanadischem Vorbild. Das wird ein Leuchtturm auf dem internationalen Arbeitsmarkt sein. <text:s/>Wir haben verstanden, dass es in anderen Ländern keine dualen Berufsausbildungen gibt. Deswegen wollen wir auch praktischer Berufserfahrung und ausländischen Abschlüssen bei der Arbeitseinwanderung mehr Gewicht geben. Wir haben auch Vertrauen in die Kompetenz und die Verantwortung von Arbeitgebern bei der Auswahl ihrer ausländischen Mitarbeitenden. Deswegen wollen wir die so erfolgreiche Westbalkan-Regel stärken und ausweiten. <text:s/>Wir in der Koalition haben uns vorgenommen, dass wir die klügsten Köpfe und die fleißigsten Hände in unseren Arbeitsmarkt holen wollen; daran arbeiten wir. Und Sie von der AfD überlegen, wie Sie zum Wohle Ihres Vaterlandes endlich aus der Murmeltierendlosschleife herauskommen. <text:s/>Vielen Dank. <text:s/>Der Kollege Philipp Amthor hat das Wort für die CDU/CSU-Fraktion.</text:p>
          </table:table-cell>
          <table:table-cell table:style-name="ce2" office:value-type="string" calcext:value-type="string">
            <text:p>„Klare Trennung von Asyl- und Erwerbsmigration“, so heißt es im Titel Ihres Gesetzentwurfs. | Deswegen wird es bald in Deutschland Potenzialeinwanderung geben. | Sie vermischen alles, indem Sie mit Ihren migrationspolitischen Einlassungen insgesamt Angst und Misstrauen vor allen Migranten schüren. | Die derzeit noch bestehenden Gesetze und Verfahren im Bereich der Arbeitsmigration atmen den Geist des Misstrauens und der Abwehr gegenüber Menschen, die zu uns zur Arbeit kommen wollen. | Wir arbeiten gerade gemeinsam an einem Punktesystem zur Einwanderung in den Arbeitsmarkt nach kanadischem Vorbild. | Wir brauchen Arbeitseinwanderung, und zwar im großen Stil. | Ich möchte Ihnen gerne ein paar Antworten geben zu den Themen „Vermischen“ und „Erwerbseinwanderung“. | Deswegen wollen wir auch praktischer Berufserfahrung und ausländischen Abschlüssen bei der Arbeitseinwanderung mehr Gewicht geben. | Ich mache das nicht und werde deswegen an dieser Stelle auch nicht wiederholen, was ich schon in der letzten Sitzungswoche zum Thema Fluchtmigration gesagt habe. | Wir brauchen da eine Trendwende, und zwar nach vorne, in ein modernes Deutschland, das ein modernes Einwanderungsland ist, und nicht zurück in dieses Abschottungsreich, von dem vor allem Sie von der AfD träumen. | Sowohl im Koalitionsvertrag als auch in den Migrationsgesetzen, die wir vorantreiben, trennen wir klipp und klar zwischen den Regeln der Fluchtmigration und der Arbeitseinwande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3451656103134155</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5300</text:p>
          </table:table-cell>
          <table:table-cell table:style-name="ce2" office:value-type="string" calcext:value-type="string">
            <text:p>Detlef Seif (CDU/CSU)</text:p>
          </table:table-cell>
          <table:table-cell table:style-name="ce2" office:value-type="string" calcext:value-type="string">
            <text:p>Guten Tag, Frau Präsidentin! Meine Damen und Herren! Liebe Kolleginnen und Kollegen! Humanität und Ordnung sind kein Gegensatz, sondern zwei Seiten derselben Medaille. In einem Leitpapier, das die CDU/CSU-Bundestagsfraktion in dieser Woche einstimmig beschlossen hat, bekennen wir uns zu Humanität und Ordnung als Leitmotiv und Grundlage einer gelungenen Asyl- und Flüchtlingspolitik. <text:s/>Diesem Leitmotiv wird entsprochen, wenn Asylverfahren und Einwanderung weiterhin getrennt werden. Das Asylverfahren dient einzig und alleine – das ist wirklich der einzige Zweck – dem Schutz von verfolgten Menschen und darf nicht für eine allgemeine Zuwanderung missbraucht werden. <text:s/>Vermischt man beides, werden Anreize für eine irreguläre Migration gesetzt. <text:s/>Der vorliegende Gesetzentwurf der AfD ist aber gerade nicht dazu geeignet, Fehlanreize im Asylsystem zu beheben. Die AfD will die Ausbildungsduldung und Beschäftigungsduldung gemäß §§ 60c und d des Aufenthaltsgesetzes aufheben. Bei der Ausbildungsduldung darf ein Asylbewerber nach Ablehnung eines Asylantrags eine qualifizierte Berufsausbildung fortsetzen oder als Geduldeter eine Berufsausbildung aufnehmen. <text:s/>Bei der Beschäftigungsduldung darf eine Beschäftigung ausgeübt werden. Die Beschäftigungsduldung nach § 60d Aufenthaltsgesetz bezieht sich ausschließlich auf Personen – das hat der Kollege Lindh auch schon gesagt –, die bis spätestens 1. August 2018 in das Bundesgebiet eingereist sind, also auch insoweit auf einen beschränkten Personenkreis. <text:s/>Aber, meine Damen und Herren, in beiden Fällen handelt es sich um Geduldete, um Menschen, die zwar vollziehbar ausreisepflichtig sind, <text:s/>die aber aus rechtlichen oder tatsächlichen Gründen <text:s/>nicht abgeschoben werden können. <text:s/>Aber im Gegensatz zu den Regelungen im Chancen-Aufenthaltsrecht der Ampel, <text:s/>das jüngst beschlossen wurde, <text:s/>handelt es sich hier um Personen, die von vornherein im Verfahren mitgewirkt haben und deren Identität auch aufgeklärt ist. Es wäre einfach inhuman, würde aber auch der aktuellen arbeitsmarktpolitischen Situation nicht gerecht werden, würde man hier grundsätzlich, wie Sie es vorhaben, ein Arbeitsverbot verhängen. <text:s/>Die Union hat stets befürwortet, dass Asylbewerber nach Möglichkeit Sachleistungen statt Geldleistungen erhalten, um finanzielle Anreize zu vermeiden; denn wer tatsächlich verfolgt ist, der kommt nicht wegen des Geldes. <text:s/>Die AfD will jetzt bei Asylbewerbern, die in Aufnahmeeinrichtungen wohnen, die Barleistungen durch Wertgutscheine ersetzen. Aber auch bei Asylbewerbern, die außerhalb solcher Aufnahmeeinrichtungen wohnen, will sie für Heizung, Hausrat, Energie und Unterkunft Sachleistungen wählen. <text:s/>Wissen Sie, in welcher Situation die Kommunen im Moment sind? Wissen Sie, welchen Arbeitsaufwand das für die Bürgermeisterinnen und Bürgermeister und die Mitarbeiter darstellen würde? Das ist überhaupt nicht zu bewältigen. Insoweit: Das wäre ein Angriff gegen die Arbeitsfähigkeit der Kommunen, und deshalb lehnen wir das an der Stelle auch ab. <text:s/>Was die Städte und Gemeinden jetzt wirklich dringend brauchen – wir alle bekommen Hilferufe aus unseren Kommunen –, das ist eine starke Unterstützung vom Bund. <text:s/>Vor über einem Jahr wurde die europäische Richtlinie über vorübergehenden Schutz für Ukrainer aktiviert. Über 1,1 Millionen Menschen aus der Ukraine suchen zurzeit Schutz bei uns. Jeden Tag – jeden Tag zurzeit! – kommen 1 000 Menschen aus anderen Drittstaaten zu uns. Es ist völlig unzureichend, wenn sich die Bundesinnenministerin in Teilzeit, die sich zurzeit eher mit dem Wahlkampf in Hessen befasst, <text:s/>mit den Bundesländern austauscht. Was die Länder jetzt brauchen, ist Wertschätzung und Unterstützung und kein Wegducken, meine Damen und Herren. <text:s/>Der für den 10. Mai angekündigte Migrationsgipfel beim Bundeskanzler kommt viel zu spät; aber zum Glück kommt er überhaupt. <text:s/>Hier geht es nicht nur um die faire Aufteilung der Kostenlasten. Der Bund hat eine gewisse Führungsfunktion, auch wenn im Föderalismus die Aufgaben geteilt sind. Hier muss der Bund unterstützen, insbesondere bei der Frage der Unterbringung; da hat er bisher so gut wie nichts auf den Weg gebracht. <text:s/>Meine Damen und Herren, die Union hat sich in ihrem Papier auch zur Fachkräfteeinwanderung positioniert. Das größte Problem – wir brauchen kein Punktesystem, keine Punkte, die man irgendwo zusammenschreibt – sind die Flaschenhälse, die wir in unseren Verwaltungen haben, einfach weil die Kapazitäten bei den Auslandsvertretungen und bei den Ausländerbehörden fehlen. Diese müssen wir beseitigen. Es gibt aktuell über 40 000 Anträge; dabei können die Behörden nur rund 20 000 bearbeiten. Da reden wir noch nicht von denen, die ihr Vorhaben aufgeben, hier arbeiten zu wollen. <text:s/>Deshalb schlägt die CDU/CSU-Bundestagsfraktion als Kernstück die Einrichtung einer neuen Bundesagentur für Einwanderung vor, die die Verfahren bündelt und beschleunigt. <text:s/>Die Antragsteller müssen sich von Anfang an gut betreut fühlen. Wir brauchen wirklich eine Willkommenskultur, und zwar für Fachkräfte. <text:s/>Herr Kollege. <text:s/>Ich lade Sie ein, uns dabei zu unterstützen. <text:s/>Vielen Dank. <text:s/>Filiz Polat ist die nächste Rednerin für Bündnis 90/Die Grünen.</text:p>
          </table:table-cell>
          <table:table-cell table:style-name="ce2" office:value-type="string" calcext:value-type="string">
            <text:p>Die Union hat stets befürwortet, dass Asylbewerber nach Möglichkeit Sachleistungen statt Geldleistungen erhalten, um finanzielle Anreize zu vermeiden; denn wer tatsächlich verfolgt ist, der kommt nicht wegen des Geldes. | Mai angekündigte Migrationsgipfel beim Bundeskanzler kommt viel zu spät; aber zum Glück kommt er überhaupt. | In einem Leitpapier, das die CDU/CSU-Bundestagsfraktion in dieser Woche einstimmig beschlossen hat, bekennen wir uns zu Humanität und Ordnung als Leitmotiv und Grundlage einer gelungenen Asyl- und Flüchtlingspolitik. | Vermischt man beides, werden Anreize für eine irreguläre Migration gesetzt. | Die AfD will jetzt bei Asylbewerbern, die in Aufnahmeeinrichtungen wohnen, die Barleistungen durch Wertgutscheine ersetzen. | Deshalb schlägt die CDU/CSU-Bundestagsfraktion als Kernstück die Einrichtung einer neuen Bundesagentur für Einwanderung vor, die die Verfahren bündelt und beschleunigt. | Der vorliegende Gesetzentwurf der AfD ist aber gerade nicht dazu geeignet, Fehlanreize im Asylsystem zu beheben. | Diesem Leitmotiv wird entsprochen, wenn Asylverfahren und Einwanderung weiterhin getrennt werden. | Das Asylverfahren dient einzig und alleine – das ist wirklich der einzige Zweck – dem Schutz von verfolgten Menschen und darf nicht für eine allgemeine Zuwanderung missbraucht werden. | Bei der Ausbildungsduldung darf ein Asylbewerber nach Ablehnung eines Asylantrags eine qualifizierte Berufsausbildung fortsetzen oder als Geduldeter eine Berufsausbildung aufnehmen. | Aber auch bei Asylbewerbern, die außerhalb solcher Aufnahmeeinrichtungen wohnen, will sie für Heizung, Hausrat, Energie und Unterkunft Sachleistungen wählen. | Meine Damen und Herren, die Union hat sich in ihrem Papier auch zur Fachkräfteeinwanderung position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34096574783325195</text:p>
          </table:table-cell>
          <table:table-cell table:number-columns-repeated="1014"/>
        </table:table-row>
        <table:table-row table:style-name="ro1">
          <table:table-cell table:style-name="ce2" office:value-type="string" calcext:value-type="string">
            <text:p>191</text:p>
          </table:table-cell>
          <table:table-cell table:style-name="ce2" office:value-type="string" calcext:value-type="string">
            <text:p>10.10.2024</text:p>
          </table:table-cell>
          <table:table-cell table:style-name="ce2" office:value-type="string" calcext:value-type="string">
            <text:p>ID2019108600</text:p>
          </table:table-cell>
          <table:table-cell table:style-name="ce2" office:value-type="string" calcext:value-type="string">
            <text:p>Sepp Müller (CDU/CSU)</text:p>
          </table:table-cell>
          <table:table-cell table:style-name="ce2" office:value-type="string" calcext:value-type="string">
            <text:p>Sehr geehrte Frau Präsidentin! Meine sehr geehrten Damen und Herren! Herr Minister! Es ist interessant, dass gerade die AfD diese Aktuelle Stunde beantragt hat. Sie schicken zwei Redner in diese Debatte, und alle beiden Redner haben unter anderem erklärt, der Grund für die finanzielle Schieflage der Pflegeversicherung seien die Ausländer. Dabei sind es doch gerade Migrantinnen und Migranten, die zum großen Teil Pflegekräfte sind. Sie dagegen fordern: Remigration jetzt! – Was würde das für das Pflegesystem in Deutschland bedeuten? <text:s/>– Wenn Sie von der AfD „Überhaupt nichts“ sagen, dann lassen Sie uns darüber reden. Ich sage Ihnen: Es würde kollabieren. Ohne die vielen ausländischen Arbeitskräfte würde unser Pflegesystem schlichtweg nicht funktionieren. <text:s/>Jeder Vierte in der Pflege, Herr Baumann, hat einen Migrationshintergrund. <text:s/>Wollen Sie jetzt größere Windeln verteilen, damit dem Personalmangel in der Pflege begegnet werden kann? <text:s/>– Ja, getroffene Hunde bellen. Wenn das so ist, bringen Sie sich in die Debatte ein, ansonsten halten Sie sich lieber zurück! <text:s/>Wir alle wissen: Es braucht jeden Einzelnen. So gelingt es uns, die glücklicherweise immer älter werdende Gesellschaft zu versorgen. In meiner Heimat, dem schönen Bundesland Sachsen-Anhalt, werden in den nächsten 15 Jahren 42 Prozent der Erwerbstätigen in Rente gehen. Damit werden Arbeitskräfte fehlen, und zwangsläufig wird der Pflegebedarf künftig weiter ansteigen. Können oder wollen Sie von der AfD das nicht verstehen? Anscheinend wollen Sie die Menschen, die unser Land aufgebaut haben, dahinvegetieren lassen. <text:s/>Sie haben immer besonders spezielle Lösungsvorschläge; wenn man sie überhaupt so nennen kann. Ihr Abgeordneter Maximilian Krah ist der Auffassung, dass der Pflegenotstand bald mithilfe von künstlicher Intelligenz aufgelöst werden kann. Laut seiner Aussage soll es bald 100 000 Arbeitslose geben, die dann umgeschichtet werden können. Diese – so Maximilian Krah – Umschichtung der in Zukunft entstehenden Arbeitslosen in die Pflege soll dann wie genau funktionieren? Indem meine Sekretärin dann eine schnelle Umschulung absolviert? Sie malen sich wirklich die Welt so, wie sie Ihnen gefällt. <text:s/>Es sind die Pflegebedürftigen, die Angehörigen und auch das Pflegepersonal, für die wir uns als Unionsfraktion starkmachen. Sie dagegen haben keine Lösungen für die drängenden sozialpolitischen Probleme in unserer Gesellschaft. <text:s/>Das Einzige, was Sie können, ist Ausländerfeindlichkeit. Sie wollen Menschen umschichten. Sie wollen migrantische Pflegekräfte aus unserem Land abschieben. <text:s/>Das ist der Unterschied zu uns. <text:s/>Herr Baumann, wissen Sie: Wir wollen, dass am Bett des zwölfjährigen Tim im Kinderhospiz weiterhin eine empathische Pflegerin steht, und uns ist es egal, ob sie aus der Ukraine kommt, ob sie aus dem Kongo kommt oder ob sie aus Deutschland kommt. Ihnen ist es nicht egal. <text:s/>Wie schon Martin Luther King sagte: „Wer das Böse widerspruchslos hinnimmt, unterstützt es in Wirklichkeit.“ Das werden wir nicht tun. Wir nutzen unsere Stimme, um den Bürgerinnen und Bürgern aufzuzeigen, was es bedeutet, wenn Sie in politische Verantwortung kommen: Dann würden nämlich diejenigen, die unser Land aufgebaut haben, dann würde der kleine Tim ohne Pflegerin und Pfleger dastehen. <text:s/>Leider ist es Ihnen, liebe Kolleginnen und Kollegen der Ampel, in den letzten drei Jahren nicht gelungen, Vorschläge gemeinsam im Deutschen Bundestag zu debattieren. Wir als Unionsfraktion – darauf hat mein Kollege Tino Sorge schon hingewiesen – haben bereits im letzten Oktober ein Pflegepositionspapier verabschiedet. <text:s/>Wir wollen die Pflege weiterhin zukunftsfest gestalten – mit staatlichen Geldern, Beitragsgeldern, mit betrieblicher Pflegeabsicherung und dem privaten Part. <text:s/>Da wir jede Pflegefachkraft brauchen, ist es wichtig, allen den Einstieg in die Pflege zu ermöglichen. Daher setzen wir uns für eine Fachkräfteeinwanderungsagentur ein. Das Verfahren wollen wir einfacher, schneller und digitaler machen. Von den 1,1 Millionen Ukrainern in unserem Land arbeiten trotz guter medizinischer Ausbildung immer noch zu wenige. <text:s/>Hier muss nicht nur die Berufsanerkennung besser werden, sondern Leistung in unserem Land muss sich endlich wieder lohnen. <text:s/>Schaffen Sie endlich das unsägliche Bürgergeld ab! Kümmern Sie sich um die Menschen, die in unsere Sozialsysteme einzahlen! Lieber setzen Sie als Ampel falsche Anreize für Menschen, die sich unserer Volkswirtschaft entziehen. Hören Sie auf damit!</text:p>
          </table:table-cell>
          <table:table-cell table:style-name="ce2" office:value-type="string" calcext:value-type="string">
            <text:p>Daher setzen wir uns für eine Fachkräfteeinwanderungsagentur ein. | Sie dagegen fordern: Remigration jetzt! | Jeder Vierte in der Pflege, Herr Baumann, hat einen Migrationshintergru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66636490821838</text:p>
          </table:table-cell>
          <table:table-cell table:number-columns-repeated="1014"/>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00100</text:p>
          </table:table-cell>
          <table:table-cell table:style-name="ce2" office:value-type="string" calcext:value-type="string">
            <text:p>Nancy Faeser, Bundesministerin des Innern und für Heimat</text:p>
          </table:table-cell>
          <table:table-cell table:style-name="ce2" office:value-type="string" calcext:value-type="string">
            <text:p>Sehr geehrte Frau Präsidentin! Meine Damen und Herren Abgeordnete! Sehr geehrte Damen und Herren! Deutschland ist ein Einwanderungsland, und das schon sehr lange, meine Damen und Herren. <text:s/>Es war leider ein Fehler, das lange zu negieren. Das hat uns in Schwierigkeiten geführt. Man spürt das auch an allen Ecken und Enden. In der Konsequenz fehlen uns heute Hunderttausende Fachkräfte in verschiedenen Bereichen. Die Bundesregierung macht sich jetzt auf den Weg, das zu ändern. <text:s/>Es fehlen qualifizierte Kräfte in der Pflege, in der Kinderbetreuung, in der IT-Branche, im Handwerk und in vielen anderen Bereichen. Ende letzten Jahres gab es rund 2 Millionen offene Stellen. Das ist der höchste je gemessene Wert. Das allein zeigt, wie hoch der Handlungsbedarf für uns ist. <text:s/>Wir spüren diesen Fachkräftemangel im Alltag: Eltern, wenn die Kinderbetreuungszeiten in der Kita auf einmal nicht mehr ausreichen, oder viele, die einen Handwerker, eine Handwerkerin brauchen, um das Dach reparieren zu lassen, und – hier wird es gefährlich – wenn in den Kliniken an entscheidender Stelle Personal fehlt. <text:s/>Der Fachkräftemangel schadet unserem Land, und er bremst bei wichtigen Zukunftsthemen, etwa beim Klimaschutz. Allein für den Ausbau von Solar- und Windenergie fehlen im Moment über 200 000 Fachkräfte, vor allem Elektriker, Klimatechniker und Informatiker. Das darf nicht so bleiben. Deshalb handeln wir, meine Damen und Herren. <text:s/>Denn – das sage ich in aller Deutlichkeit – wir brauchen mehr Zuwanderung von Fachkräften aus anderen Ländern, um diesen Fachkräftebedarf zu decken. Ja, wir brauchen auch Anstrengungen im eigenen Land. Wir müssen dafür sorgen, dass alle jungen Menschen hier in Deutschland tatsächlich den Weg in den Beruf finden, eine Ausbildung erhalten. Auch bei der Frauenerwerbsquote haben wir noch viel Luft nach oben. Auch das müssen wir fördern. Aber wir kommen um mehr Zuwanderung nicht herum. Wer das nicht wahrhaben will – das will ich in aller Deutlichkeit sagen –, der gefährdet unsere Unternehmen, der gefährdet unsere Wirtschaft, und das gefährdet den Wohlstand unseres Landes, meine Damen und Herren. <text:s/>Wenn Sie nicht auf uns hören – das rufe ich den Kritikern zu –, vielleicht hören Sie dann auf die Arbeitgeberverbände, die nämlich sehr klar sind: <text:s/>Viele Unternehmen setzen … darauf, dass der Zuzug von Fachkräften aus Drittstaaten weiter erleichtert wird. <text:s/>Das ist ein Zitat des DIHK-Präsidenten, der ganz deutlich gemacht hat, wo der Bedarf im Moment liegt. <text:s/>Diese Bundesregierung beendet jetzt den Reformstau von 16 Jahren. Ich darf mich bei den Parlamentariern der Ampelfraktionen, bei der SPD, bei den Grünen und bei der FDP, dafür bedanken, dass wir dieses wichtige Gesetz heute auf den Weg bringen werden. <text:s/>Wir schaffen heute die Grundlagen, um die Fachkräfte ins Land zu holen, die unsere Wirtschaft dringend braucht, und wir werden gut integrierten und gut qualifizierten Menschen auch ermöglichen, deutsche Staatsbürger zu werden. Denn beides – Fachkräfteeinwanderung und ein modernes Staatsangehörigkeitsrecht – gehört nun mal zusammen. <text:s/>Das kann man sehr genau auch an klassischen Einwanderungsländern wie Kanada und den USA sehen. Wenn man dort Fachkräfte fragt, beispielsweise in Kanada – ich war mit meinem Kollegen Hubertus Heil vor Kurzem dort –, warum sie nach Kanada kommen, dann sagen viele: Natürlich weil wir hier auch eine Perspektive für die Einbürgerung haben. <text:s/>Menschen machen sich mit ihren Familien auf den Weg in ein neues Leben, und dazu gehört auch eine Staatsangehörigkeit, meine Damen und Herren. <text:s/>Wir dürfen uns nichts vormachen: Deutschland ist für ausländische Fachkräfte bisher eben nicht das Topziel – <text:s/>darüber sollten Sie mal nachdenken –; denn unsere aktuellen gesetzlichen Regelungen sind viel zu bürokratisch, sie bauen hohe Hürden für qualifizierte Kräfte auf, <text:s/>und das wollen wir heute ändern, meine Damen und Herren. <text:s/>Wenn sie die Wahl haben, entscheiden Fachkräfte sich oft für andere Länder, wie die USA und Kanada. Deutschland steht eben mit diesen Ländern in Konkurrenz um die besten Köpfe. Deshalb lohnt es sich, das dortige Einwanderungsrecht sich noch einmal genau anzuschauen und davon zu lernen. <text:s/>Aus unseren Gesprächen in Kanada haben wir vor allem eines mitgenommen: Um attraktiver zu werden, müssen sich Fachkräfte aus dem Ausland bei uns auch wohlfühlen <text:s/>und willkommen fühlen, <text:s/>meine Damen und Herren der CDU. <text:s/>Dazu gehört auch das gesellschaftliche Klima, meine Damen und Herren. Wir brauchen in Deutschland ein sicheres Umfeld und eine echte, gute Willkommenskultur, damit sich Menschen dafür entscheiden, nach Deutschland zu gehen. <text:s/>Diese Regierungskoalition leitet deshalb einen Kurswechsel ein, damit ausländische Fachkräfte nach Deutschland kommen und hier durchstarten können. Es ist nicht übertrieben, wenn ich sage: Damit schaffen wir eines der modernsten Einwanderungsrechte in der Welt. <text:s/>Das Wichtigste für den Weg nach Deutschland wird auch in Zukunft ein Abschluss sein, der in Deutschland anerkannt ist. Der zweite Weg führt über die Erfahrung. Wer mindestens zwei Jahre Berufserfahrung und einen im Ausland erworbenen Abschluss hat, kann künftig als Fachkraft kommen. Der dritte Weg steht Menschen offen, die Potenzial für den deutschen Arbeitsmarkt mitbringen, aber noch kein konkretes Angebot haben. <text:s/>Wir führen eine Chancenkarte ein – auch das ist ein echter Paradigmenwechsel –, die auf einem Punktesystem basiert – ähnlich wie in Kanada, aber nicht gleich; es ist auf Deutschland maßvoll zugeschnitten –, <text:s/>damit wir die Chance haben, im weltweiten Wettbewerb den Kampf um die besten Kräfte zu gewinnen, meine Damen und Herren. <text:s/>Das gelingt nur mit einem guten Klima. <text:s/>Mein Dank gilt vor allen Dingen meinem Kollegen Hubertus Heil, dem Bundesarbeitsminister, für die hervorragende Zusammenarbeit. Vielen Dank dafür! <text:s/>Ich glaube, wir werden gemeinsam viel erreichen können. <text:s/>Zum Schluss noch mal mein Dank an die Parlamentarierinnen und Parlamentarier – ich mache es diesmal in umgekehrter Reihenfolge –, an die FDP, an Bündnis 90/Die Grünen und an die SPD. Ich bin sicher, wir werden ein sehr modernes, sehr gutes Einwanderungsrecht auf den Weg bringen. Vielen Dank für Ihre Unterstützung, meine Damen und Herren! <text:s/>Nächster Redner: für die CDU/CSU-Fraktion Alexander Throm.</text:p>
          </table:table-cell>
          <table:table-cell table:style-name="ce2" office:value-type="string" calcext:value-type="string">
            <text:p>Denn beides – Fachkräfteeinwanderung und ein modernes Staatsangehörigkeitsrecht – gehört nun mal zusammen. | Es ist nicht übertrieben, wenn ich sage: Damit schaffen wir eines der modernsten Einwanderungsrechte in der Welt. | Deshalb lohnt es sich, das dortige Einwanderungsrecht sich noch einmal genau anzuschauen und davon zu lernen. | Denn – das sage ich in aller Deutlichkeit – wir brauchen mehr Zuwanderung von Fachkräften aus anderen Ländern, um diesen Fachkräftebedarf zu decken. | Aber wir kommen um mehr Zuwanderung nicht herum. | Ich bin sicher, wir werden ein sehr modernes, sehr gutes Einwanderungsrecht auf den Weg bringen. | Deutschland ist ein Einwanderungsland, und das schon sehr lange, meine Damen und Herren. | Das kann man sehr genau auch an klassischen Einwanderungsländern wie Kanada und den USA se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063840508460999</text:p>
          </table:table-cell>
          <table:table-cell table:number-columns-repeated="1014"/>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5600</text:p>
          </table:table-cell>
          <table:table-cell table:style-name="ce2" office:value-type="string" calcext:value-type="string">
            <text:p>Bernhard Daldrup (SPD)</text:p>
          </table:table-cell>
          <table:table-cell table:style-name="ce2" office:value-type="string" calcext:value-type="string">
            <text:p>Frau Präsidentin! Liebe Kolleginnen und Kollegen! Gestern war der 13. Wohnungsbau-Tag – das ist gerade angesprochen worden –, zu dem uns sieben große Wohnungsverbände eingeladen haben. Sie fordern von uns ein Multimilliardenprogramm zum Wohnungsbau. Sie fordern eine wirksame Klimapolitik im Bausektor. Sie fordern von uns massive Zuwanderung zur Bekämpfung des Fachkräftemangels. <text:s/>Und wir beschäftigen uns angesichts dieser Herausforderungen mit einem Antrag der AfD, der uns weismachen will, Flüchtlinge und Zugewanderte seien die Hauptursache der Wohnungsnot. <text:s/>Im Kern ist Ihr Antrag ein Dokument der Flucht vor der Wirklichkeit, der Flucht vor verantwortungsvoller Klimapolitik, der Flucht vor der notwendigen Solidarität als Schwester der unbeschränkten Freiheit, der Flucht vor der Generationengerechtigkeit. Aber Sie wollen nicht in ein anderes Land flüchten, Herr Bernhard; Sie wollen in eine andere Zeit flüchten: in die Vergangenheit, die für uns überwunden ist. <text:s/>Wir wollen eine zukunftsorientierte Wohnungspolitik betreiben. Wir wollen Wohnungsknappheit durch Zusammenarbeit in einem Bündnis für bezahlbares Wohnen mit bis zu 400 000 Wohnungen im Jahr bekämpfen. <text:s/>Wir wollen 100 000 Sozialwohnungen für breite Schichten der Bevölkerung schaffen, was die AfD in ihrem Antrag gar nicht wahrnimmt. Wir wollen durch ein soziales Mietrecht Bezahlbarkeit und Sicherheit im Wohnen erreichen. Das ist unser Ziel. <text:s/>Wir haben bereits gemeinsam das Grundgesetz geändert. Wir haben mit 5 Milliarden Euro den sozialen Wohnungsbau wieder auf die Bundesebene gebracht, und wir werden unser Vorhaben mit zusätzlichen Milliardenbeträgen massiv nach vorne bringen. Das ist unsere Perspektive: sozialer Wohnungsbau, der übrigens häufig genug in soziale Eigentumsförderung mündet; sozialer Wohnungsbau, der natürlich klimagerecht betrieben werden muss und für den die Ministerin bereits für das laufende Jahr eine zusätzliche Klimamilliarde zur Verfügung gestellt hat, womit der KfW-55-Standard im Bereich des sozialen Wohnungsbaus förderfähig bleibt. Das war eine sehr, sehr gute Entscheidung. Vielen Dank dafür! <text:s/>Wohnungspolitik, das ist aber mehr als nur sozialer Wohnungsbau. Der Fächer des Mietrechtes wird von dieser Koalition weiter geöffnet. Kommunen – Herr Luczak, ich habe das gestern gesagt – brauchen Freiheit für eine gemeinwohlorientierte Bodenpolitik, nicht Freiheitsbegrenzung durch das Baurecht, wie Sie es wollen. Ich sage Ihnen dazu: Milieuschutz – das ist auch noch mal wichtig zu sagen – hilft gegen Einsamkeit als Folge von Verdrängung und Gentrifizierung. Auch darüber müssten Sie nachdenken. <text:s/>Gemeinsam wollen wir zu einer gerechten Aufteilung der CO2-Kosten kommen; auch das ist eben schon angesprochen worden. Wohnungspolitik ist mehr als Bauen, Bauen, Bauen. Wohnungspolitik ist auch Städtebauförderungspolitik, die wir auf hohem Niveau weiterentwickeln wollen. Wir fühlen uns übrigens den sechs Zielen des Wohnungsbau-Tages durchaus verpflichtet: klimaneutral, altersgerecht, barrierefrei, flexibel, gesund, bezahlbar und sozial. Ja, das sind auch unsere Maßstäbe. <text:s/>Konkret sind wir jetzt in den Mühen der Ebene. Wir werden geltende Mieterschutzregelungen verbessern und verlängern; darauf wird mein Kollege noch eingehen. <text:s/>Wir helfen bedürftigen Menschen mit dem Heizkostenzuschuss – das ist eben gesagt worden –, ein wichtiger Schritt, eine schnelle Reaktion, die sich aus dem Koalitionsvertrag ergibt. Wir werden das Baurecht entschlacken. Wir werden Verfahren vereinfachen, Digitalisierung befördern. Wir werden der Raumordnung Geltung verschaffen – eminent wichtig für eine fortschrittliche Baupolitik –, um Flächenverbrauch zu reduzieren und die Nutzung regenerativer Energien zu ermöglichen. <text:s/>Wir werden die steuerlichen Anreize vereinfachen und fortsetzen, die wir angesprochen haben, nicht nur die steuerliche Abzugsfähigkeit von Energieinvestitionen am Gebäude, nein, auch die Erhöhung der linearen Abschreibung von 2 auf 3 Prozent; auch Verbesserungen des Mieterstroms werden angepackt. All das ist in diesem Repertoire enthalten. <text:s/>Wir werden die Bauüberhänge zu reduzieren versuchen – ja, genau –, durch qualifizierte Zuwanderung und durch Ausbildung und durch Stärkung von Fachkräften und beispielsweise auch durch serielles Bauen. <text:s/>Das ist eigentlich unsere Perspektive, und das ist nur ein kleiner Teil unseres Programms. <text:s/>Ich will auf das leidige Thema KfW-55-Förderung gerne zu sprechen kommen. Ja, auch ich war irritiert und auch verärgert. Ich glaube, es hätte vielleicht auch andere Möglichkeiten gegeben. Aber ich will an dieser Stelle auch sagen: Wenn man noch in der letzten Regierung – wir waren selber daran beteiligt – durch die KfW und das Wirtschaftsministerium kurzfristig erklärt: „Wir machen da einen Stopp“, ohne zu sagen, wie es weitergeht, dann muss man sich nicht wundern, wenn man eine gewaltige Flut an Anträgen mit Milliardenprogrammen auslöst, für die kein Geld zur Verfügung steht. <text:s/>Die gute Nachricht ist: Wir werden jetzt diese Programme fortsetzen können. Der Haushaltsausschuss hat gestern 9,5 Milliarden Euro für alte und neue Anträge der Bundesförderung für energieeffiziente Gebäude bereitgestellt. <text:s/>Auch zusätzliche Mittel für den KfW-55-Standard im sozialen Wohnungsbau – das ist das andere Programm – werden zur Verfügung gestellt. Mit einem neuen Programm wird es um die Reduzierung der Treibhausgasemissionen gehen. <text:s/>Ich kann Ihre Kritik verstehen, Herr Luczak. Aber ich will auch eins sagen: Wer nur den Status quo erhalten will und wer um die gewaltigen Kosten weiß, der kann nicht gleichzeitig vor dem Verfassungsgericht die dafür bereitstehenden Mittel für den Klimafonds in Höhe von 60 Milliarden Euro – <text:s/>Herr Daldrup. <text:s/>– als verfassungswidrigen Weg beklagen. Das ist dann pharisäerhaft. <text:s/>Frau Präsidentin, der eine Satz zur AfD sei mir noch gestattet: Wir lehnen den Antrag ab. <text:s/>Herzlichen Dank. <text:s/>Liebe Kolleginnen und Kollegen, ich werde im weiteren Fortgang der Tagesordnung sehr genau auf die Einhaltung der Redezeit, zumindest bei den Kolleginnen und Kollegen, von denen ich weiß, dass sie es können und dass sie schon eine ganze Weile dabei sind, achten. Das ist in unser aller Interesse, um das ganz deutlich zu sagen. <text:s/>Das Wort hat der Kollege Dr. Jan-Marco Luczak für die CDU/CSU-Fraktion.</text:p>
          </table:table-cell>
          <table:table-cell table:style-name="ce2" office:value-type="string" calcext:value-type="string">
            <text:p>Wir werden die Bauüberhänge zu reduzieren versuchen – ja, genau –, durch qualifizierte Zuwanderung und durch Ausbildung und durch Stärkung von Fachkräften und beispielsweise auch durch serielles Bauen. | Und wir beschäftigen uns angesichts dieser Herausforderungen mit einem Antrag der AfD, der uns weismachen will, Flüchtlinge und Zugewanderte seien die Hauptursache der Wohnungsnot. | Sie fordern von uns massive Zuwanderung zur Bekämpfung des Fachkräftemangel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138711452484131</text:p>
          </table:table-cell>
          <table:table-cell table:number-columns-repeated="1014"/>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11100</text:p>
          </table:table-cell>
          <table:table-cell table:style-name="ce2" office:value-type="string" calcext:value-type="string">
            <text:p>Beate Müller-Gemmeke (BÜNDNIS 90/DIE GRÜNEN)</text:p>
          </table:table-cell>
          <table:table-cell table:style-name="ce2" office:value-type="string" calcext:value-type="string">
            <text:p>Sehr geehrte Frau Präsidentin! Kolleginnen und Kollegen! Saisonarbeit in der Landwirtschaft bedeutet körperlich harte und zum Teil auch sehr prekäre <text:s/>Arbeit. Löhne, Arbeitsbedingungen und Unterkünfte sind häufig schlecht. Es gibt strukturelle und systematische Verstöße gegen Arbeitsrecht und Arbeitsschutz. <text:s/>Genau das müssen wir natürlich verhindern, und das haben wir im Koalitionsvertrag auch so vereinbart. <text:s/>Einige Verbesserungen sind bereits auf den Weg gebracht worden, einige wurden auch schon genannt: Wir haben den Mindestlohn auf 12 Euro erhöht, und <text:s/>davon profitieren natürlich vor allem auch die Saisonarbeitskräfte. Sie haben deutlich mehr Geld in der Tasche. Es war also gut, dass wir die 12 Euro, und zwar <text:s/>ohne Ausnahmen, eingeführt haben – trotz Gegenwind auch aus der Landwirtschaft. <text:s/>Im letzten Jahr haben wir zum Beispiel das sogenannte Nachweisgesetz geändert. Da geht es um Arbeitsbedingungen, die gerade in der Landwirtschaft <text:s/>häufig nur mündlich vereinbart wurden. Jetzt müssen alle relevanten Arbeitsbedingungen schriftlich vorgelegt werden. Das ist eine ganz konkrete Verbesserung für <text:s/>die Saisonarbeitskräfte. Auch davon profitieren die Saisonarbeitskräfte in der Landwirtschaft. <text:s/>Ein wichtiges Thema ist dann auch noch die Arbeitszeit. Laut Mindestlohngesetz muss die Arbeitszeit dokumentiert werden. Aber über die Art und Weise <text:s/>der Dokumentation müssen wir nochmals reden. Besonders schutzlos sind die Saisonarbeitskräfte, wenn die Arbeitszeit nicht richtig dokumentiert wird, und deshalb <text:s/>brauchen wir – das sagen wir Grünen – eine elektronische Erfassung, manipulationssicher, und zwar am Tag der Arbeitsleistung. Denn wer den Mindestlohn umgehen <text:s/>will, der macht es über die Arbeitszeit, und genau das müssen wir verhindern. <text:s/>Zum Krankenversicherungsschutz wird gleich mein Kollege Armin Grau etwas sagen. Das Hauptproblem in der Saisonarbeit ist jedoch ganz grundsätzlich die <text:s/>sozialversicherungslose kurzfristige Beschäftigung, die ein ganz merkwürdiges Konstrukt im Arbeitsrecht ist. Wir Grüne sind hier ganz klar: Diese Form der <text:s/>Beschäftigung darf nur zeitlich eng begrenzt eine Ausnahme sein. Wir wollen in allen Branchen, auch in der Landwirtschaft, ganz normale <text:s/>sozialversicherungspflichtige Beschäftigung. Im neuen Fachkräfteeinwanderungsgesetz zeigen wir, wie das geht. Dort schaffen wir eine neue Form der kurzzeitigen <text:s/>Beschäftigung, und zwar sozialversicherungspflichtig und verbunden mit einem Tarifvertrag. <text:s/>Zusammen mit dem Mindestlohn, mit dem Nachweisgesetz und mit konsequenten Regeln bei der Arbeitszeit verbessern wir die Arbeitsbedingungen in der <text:s/>Saisonarbeit. Das ist wichtig, das ist richtig und vor allem fair. <text:s/>Vielen Dank. <text:s/>Für die AfD-Fraktion erhält Stephan Protschka das Wort.</text:p>
          </table:table-cell>
          <table:table-cell table:style-name="ce2" office:value-type="string" calcext:value-type="string">
            <text:p>Im neuen Fachkräfteeinwanderungsgesetz zeigen wir, wie das ge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65397715568542</text:p>
          </table:table-cell>
          <table:table-cell table:number-columns-repeated="1014"/>
        </table:table-row>
        <table:table-row table:style-name="ro1">
          <table:table-cell table:style-name="ce2" office:value-type="string" calcext:value-type="string">
            <text:p>86</text:p>
          </table:table-cell>
          <table:table-cell table:style-name="ce2" office:value-type="string" calcext:value-type="string">
            <text:p>10.02.2023</text:p>
          </table:table-cell>
          <table:table-cell table:style-name="ce2" office:value-type="string" calcext:value-type="string">
            <text:p>ID208606700</text:p>
          </table:table-cell>
          <table:table-cell table:style-name="ce2" office:value-type="string" calcext:value-type="string">
            <text:p>Rainer Semet (FDP)</text:p>
          </table:table-cell>
          <table:table-cell table:style-name="ce2" office:value-type="string" calcext:value-type="string">
            <text:p>Sehr geehrte Frau Präsidentin! Liebe Kolleginnen und Kollegen! Wir diskutieren heute einen Antrag der Linken. Wir haben bisher gesehen, dass in <text:s/>vielerlei Hinsicht über die Fraktionsgrenzen hinweg Übereinstimmung besteht. Auch wir sehen gemeinsam mit unseren Kollegen der Ampelkoalition den <text:s/>Housing-First-Ansatz grundsätzlich als positiv an. <text:s/>Statistisch gesehen sind die häufigsten Gründe für Wohnungs- und Obdachlosigkeit Mietschulden oder Mietzahlungsschwierigkeiten. Mit vielen der <text:s/>Betroffenen meint es das Schicksal nicht gut. Sie können ihren finanziellen Verpflichtungen oft nicht mehr nachkommen, obwohl sie es in vielen Fällen gerne tun <text:s/>würden. <text:s/>Obdach- und Wohnungslosigkeit ist in Deutschland kein Randphänomen. Sie ist pure Realität und betrifft viele Menschen auch mitten in der Gesellschaft; <text:s/>263 000 Menschen in Deutschland sind ohne eigene feste Wohnung. Dieses Problem wollen wir als Koalitionsfraktionen aktiv angehen. Daher hat die Ampelkoalition <text:s/>im letzten Jahr erstmals einen Wohnungslosenbericht vorgelegt, um eine statistische Grundlage für das weitere Regierungshandeln zu haben. <text:s/>Der Housing-First-Ansatz ist ein gutes Instrument, um langfristig eine Struktur der Wohnungshilfe aufzubauen. Wir haben diesen Ansatz ja auch im <text:s/>Koalitionsvertrag vereinbart, weil wir ihn gemeinsam für richtig halten. <text:s/>Dass die Wohnung die Grundlage für ein Arbeitsverhältnis oder auch die Reintegration in die Gesellschaft ist, ist uns allen klar. Der <text:s/>Housing-First-Ansatz hat in den USA und in Finnland gezeigt, dass es möglich ist, Menschen ohne Wohnung langfristig zu helfen. Ich gehöre auch zu der Gruppe, <text:s/>die der Bauministerin für die Reise nach Finnland dankbar ist; auch ich werde daran teilnehmen und freue mich über den Austausch darüber. <text:s/>Auch die Finanzierung für den nationalen Aktionsplan Wohnungs- und Obdachlosigkeit haben wir gesichert. Denn nur wer die Zahlen, Herausforderungen und <text:s/>Eigenheiten des Problems kennt, kann es auch angehen. <text:s/>Sie sehen: Wir unternehmen viel, um Wohnungs- und Obdachlosen in Deutschland zu helfen. Auch in der vergangenen Legislaturperiode haben wir als <text:s/>FDP-Fraktion viele Anträge eingebracht und Initiativen gestartet, um die Herausforderungen anzugehen. So wollen wir beispielsweise zur effektiven Bekämpfung von <text:s/>Wohnungs- und Obdachlosigkeit gemeinsam mit den Kommunen sogenannte One-Stop-Shops einrichten. Sie sollen als zentrale Servicestelle für Hilfesuchende alle <text:s/>relevanten Leistungen unter einem Dach anbieten und dem Betroffenen an einer Stelle zugänglich gemacht werden, ohne dass dieser zwischen verschiedenen Behörden <text:s/>in Kommune oder Kreis hin- und herpendeln muss. Hierbei sollen besondere lokale Gegebenheiten deutscher Kommunen beachtet, und es soll nichts von oben <text:s/>übergestülpt werden, was vor Ort nicht notwendig ist. <text:s/>Aber lassen Sie mich eines auch im Hinblick auf die Wahlen in Berlin am Sonntag deutlich sagen: <text:s/>Man kann nicht den Neubau von Wohnungen wie beispielsweise am Tempelhofer Feld oder in den Berliner Kiezen verhindern oder nicht durchführen und sich <text:s/>gleichzeitig hierhinstellen, um den Wohnungsmangel zu beklagen. <text:s/>Lassen Sie uns gemeinsam mehr bauen! Denn wer in Deutschland Wohnungen verteilen will, muss sie erst einmal bauen. Wir haben schlichtweg nicht genug <text:s/>davon. Zuwanderung, Kriegsflüchtlinge, der Zuzug in Ballungsgebiete – das alles sind Herausforderungen, die nur eine Antwort kennen: Bauen, bauen, bauen! <text:s/>Daher halten wir es für sinnvoll, auch die von Ihnen so verteufelten privaten Vermieter in die Lösung der Problematik einzubeziehen. Denn 80 Prozent <text:s/>des Wohnraums in Deutschland ist privat. Die Anmietung auch teurer Wohnungen ist sowohl für die Heilung und Reintegration der Betroffenen förderlicher als auch <text:s/>für die Kostenträger günstiger als die Anmietung von Hotels oder die Unterbringung in Gemeinschaftsunterkünften. Wir Freie Demokraten fordern daher, die <text:s/>privaten Vermieter bei dieser gesellschaftlichen Aufgabe stärker einzubinden. <text:s/>Neben der Möglichkeit von Trägerwohnraum und der Einbeziehung privater Vermieter wird es auch Fälle geben, in denen wir sozialen Wohnungsbau benötigen <text:s/>werden. Für die Menschen, die sich beispielsweise wegen ihrer psychischen oder gesundheitlichen Erkrankungen und Einschränkungen niemals auf dem freien <text:s/>Wohnungsmarkt versorgen können, brauchen wir besondere Hilfe. So wie wir Freie Demokraten ihn uns vorstellen, unterstützt der soziale Wohnungsbau dann <text:s/>tatsächlich die sozial Schwachen. Sowohl kommunale Wohnungsunternehmen wie auch private Bauherren können sozialen Wohnungsbau anbieten. Die Verantwortung liegt <text:s/>nach wie vor bei den Bundesländern, und nach der letzten Grundgesetzänderung kann der Bund jederzeit Unterstützung leisten. <text:s/>Sie merken: Wir haben viele gute Konzepte und Ideen. Lassen Sie uns die Arbeit machen! Wir sind dabei, und Sie werden sicherlich überrascht sein. Der <text:s/>Antrag der Linken spricht im Prinzip ein wichtiges Thema an, setzt unserer Meinung nach aber die falschen Anreize und auf falsche Konzepte. Wir werden ihn, <text:s/>worüber Sie wahrscheinlich nicht verwundert sein werden, deshalb ablehnen. <text:s/>Danke schön. <text:s/>Nächster Redner ist Brian Nickholz für die SPD-Fraktion.</text:p>
          </table:table-cell>
          <table:table-cell table:style-name="ce2" office:value-type="string" calcext:value-type="string">
            <text:p>Zuwanderung, Kriegsflüchtlinge, der Zuzug in Ballungsgebiete – das alles sind Herausforderungen, die nur eine Antwort kennen: Bauen, bauen, bau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5742737054824829</text:p>
          </table:table-cell>
          <table:table-cell table:number-columns-repeated="1014"/>
        </table:table-row>
        <table:table-row table:style-name="ro1">
          <table:table-cell table:style-name="ce2" office:value-type="string" calcext:value-type="string">
            <text:p>88</text:p>
          </table:table-cell>
          <table:table-cell table:style-name="ce2" office:value-type="string" calcext:value-type="string">
            <text:p>02.03.2023</text:p>
          </table:table-cell>
          <table:table-cell table:style-name="ce2" office:value-type="string" calcext:value-type="string">
            <text:p>ID2088028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Frau Kollegin Dr. Jurisch, es ist schon mutig, sich da hinzustellen und auf die letzten Jahre zu verweisen, wenn man selbst im Jahr 2022 die höchste Zahl irregulärer Migration von über 230 000 Menschen nach Deutschland mit zu verantworten hat. Das ist nicht richtig, wenn Sie hier auf die vergangenen Jahre hinweisen. Das ist die höchste Zahl seit 2016! <text:s/>Ich weiß nicht, ob Sie sich erinnern, dass ich mich bei der ersten Lesung dieses Antrags dazu bekannt habe, dass ich erstmals einen Tweet der Frau Ministerin gelikt habe; es war aber auch das einzige Mal. Sie hat nämlich im Oktober getwittert: „Wir sind ... in der Verantwortung, illegale Einreisen zu stoppen“. Da hat sie recht, und insofern war das auch ein guter Tweet als Vorbereitung auf die hessische Landtagswahl. Nur, getan hat sich nichts, weil sich nämlich die Zahlen seit 2021 um 60 Prozent erhöht haben. Deswegen: nichts getan, nur getwittert. Das können wir nicht akzeptieren, liebe Kolleginnen und Kollegen. <text:s/>Erste Politiker in der SPD erkennen ja auch, dass wir hier einen Irrweg haben. Ich vermisse heute den Kollegen Castellucci als migrationspolitischen Sprecher der SPD. Er hat einen Fünf-Punkte-Plan oder ‑papier vorgelegt, worin er unter anderem fordert, dass der EU-Solidaritätsmechanismus ausgesetzt werden soll. Da hat er in der Sache recht; das haben wir auch gefordert. <text:s/>Das Problem ist nur: Dieser Solidaritätsmechanismus soll ja das große Meisterstück der Frau Innenministerin gewesen sein, ein historischer Durchbruch. Tatsächlich sind 255 Menschen verteilt worden, davon 215 von Deutschland, 85 Prozent. Das zeigt, liebe Kolleginnen und Kollegen der Ampel, dass Deutschland mit seinen Versuchen auf europäischer Ebene tatsächlich isoliert ist und deswegen hier in der Tat seitens der Ampelkoalition auf europäischer Ebene ein migrationspolitischer Sonderweg beschritten wird. <text:s/>Ich kann Ihnen das auch belegen. Alle anderen europäischen Staaten – außer Deutschland und vielleicht noch Luxemburg – begrenzen mit nationalen Maßnahmen, soweit das möglich ist, illegale Migration. <text:s/>Die anderen Staaten haben vor dem Europäischen Rat darauf gedrängt, dass wir einen Visahebel machen, dass wir seitens der EU Infrastruktur an der Grenze mitfinanzieren und dass die Liste sicherer Herkunftsstaaten auf europäischer Ebene noch mehr ausgeweitet wird – alles Punkte, von denen die Bundesregierung nichts wissen will, insbesondere die Grünen. Jetzt hat der Bundeskanzler dem in einer Nachtaktion unter Druck der anderen europäischen Staaten zugestimmt. <text:s/>Wir werden bei Ihnen einfordern, dass Sie die Beschlüsse des Europäischen Rats vom 9. Februar tatsächlich mittragen <text:s/>und auf europäischer Ebene unterstützen, liebe Kolleginnen und Kollegen. <text:s/>Ich will noch mit der neuen großen Erzählung der Linken aufräumen, es gebe keine wissenschaftlichen Belege für Pull- oder Push-Faktoren. <text:s/>– Nicht nur der Linken; nein, das sagt auch der Kollege Demir von der SPD, und von den Grünen habe ich es auch schon gehört. <text:s/>Herr Kollege Hartmann, Sie brauchen sich nicht nur nach der Linkspartei umzuschauen. Das ist auch bei Ihnen in der Partei entsprechende Programmatik. <text:s/>Ich verweise auf den Bericht der Vorgängerorganisation der europäischen Asylagentur aus dem Jahr 2016: <text:s/>„The Push and Pull Factors of Asylum-Related Migration“. Das ist eine Lektüre, die ich allen Kolleginnen und Kollegen der Ampelkoalition und natürlich der Linken dringend anempfehle. <text:s/>Dann werden Sie sehen, dass Sie mit Ihrer Politik eines Paradigmenwechsels, indem Sie neue derartige Anreize setzen – das Chancen-Aufenthaltsrecht ist genannt und vieles andere mehr –, <text:s/>ganz genau dafür sorgen, dass wir damit zusätzliche Migrationsströme – ja, auch gefährliche, Frau Kollegin Polat – nach Europa und insbesondere nach Deutschland anziehen. <text:s/>Herzlichen Dank. <text:s/>Das Wort hat der Abgeordnete Matthias Helferich.</text:p>
          </table:table-cell>
          <table:table-cell table:style-name="ce2" office:value-type="string" calcext:value-type="string">
            <text:p>Dann werden Sie sehen, dass Sie mit Ihrer Politik eines Paradigmenwechsels, indem Sie neue derartige Anreize setzen – das Chancen-Aufenthaltsrecht ist genannt und vieles andere mehr –, <text:s/>ganz genau dafür sorgen, dass wir damit zusätzliche Migrationsströme – ja, auch gefährliche, Frau Kollegin Polat – nach Europa und insbesondere nach Deutschland anziehen. | Das zeigt, liebe Kolleginnen und Kollegen der Ampel, dass Deutschland mit seinen Versuchen auf europäischer Ebene tatsächlich isoliert ist und deswegen hier in der Tat seitens der Ampelkoalition auf europäischer Ebene ein migrationspolitischer Sonderweg beschritten wird. | Alle anderen europäischen Staaten – außer Deutschland und vielleicht noch Luxemburg – begrenzen mit nationalen Maßnahmen, soweit das möglich ist, illegale Migration. | Jurisch, es ist schon mutig, sich da hinzustellen und auf die letzten Jahre zu verweisen, wenn man selbst im Jahr 2022 die höchste Zahl irregulärer Migration von über 230 000 Menschen nach Deutschland mit zu verantworten hat. | Ich verweise auf den Bericht der Vorgängerorganisation der europäischen Asylagentur aus dem Jahr 2016: <text:s/>„The Push and Pull Factors of Asylum-Related Migration“. | Ich vermisse heute den Kollegen Castellucci als migrationspolitischen Sprecher der SPD.</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878897488117218</text:p>
          </table:table-cell>
          <table:table-cell table:number-columns-repeated="1014"/>
        </table:table-row>
        <table:table-row table:style-name="ro1">
          <table:table-cell table:style-name="ce2" office:value-type="string" calcext:value-type="string">
            <text:p>163</text:p>
          </table:table-cell>
          <table:table-cell table:style-name="ce2" office:value-type="string" calcext:value-type="string">
            <text:p>11.04.2024</text:p>
          </table:table-cell>
          <table:table-cell table:style-name="ce2" office:value-type="string" calcext:value-type="string">
            <text:p>ID2016305000</text:p>
          </table:table-cell>
          <table:table-cell table:style-name="ce2" office:value-type="string" calcext:value-type="string">
            <text:p>Nezahat Baradari (SPD)</text:p>
          </table:table-cell>
          <table:table-cell table:style-name="ce2" office:value-type="string" calcext:value-type="string">
            <text:p>Sehr geehrte Frau Präsidentin! Liebe Kolleginnen und Kollegen! Sehr geehrter Herr Minister! Gut zu essen, muss für alle Menschen in diesem Land einfacher werden. Die vorgelegte Ernährungsstrategie ist ein wichtiger Schritt in diese Richtung. <text:s/>Es liegt ein unter breiter Beteiligung der Zivilgesellschaft erarbeiteter Maßnahmenkatalog vor, der die Ernährung und damit die Gesundheit der Menschen in diesem Land verbessern wird. <text:s/>Als Kinder- und Jugendärztin liegen mir die Ernährung und Gesundheit unserer Jüngsten besonders am Herzen. Übergewicht und Adipositas können erhebliche Folgeerkrankungen nach sich ziehen, wie beispielsweise Diabetes Typ 1 oder Herz-Kreislauf-Erkrankungen, die weiterhin die meisten Todesfälle ausmachen. <text:s/>Das Ernährungsverhalten wird in der Kindheit entscheidend geprägt. Wer Übergewicht wirksam vorbeugen will, muss vor allem in dieser Phase mit der Prävention beginnen. <text:s/>Die Zahlen zeigen die Dramatik: 15 Prozent der Kinder und Jugendlichen sind übergewichtig, davon 6 Prozent adipös. Das sind die Ergebnisse der zweiten KiGGS-Studie des Robert-Koch-Instituts. Besorgniserregend ist vor allem, dass Fehlernährung und Übergewicht zunehmend auch eine soziale Frage sind. Kinder und Jugendliche mit niedrigem sozioökonomischem Status und mit Zuwanderungsgeschichte sowie ältere Menschen sind häufiger betroffen. Dieser Trend hat sich während der Coronapandemie leider noch verstärkt, auch weil der Zugang zu Sport und Ernährungsbildung in Schulen und Kindertagesstätten stark eingeschränkt war. Auch wenn es Anzeichen für eine Trendwende gibt, ist das kein Grund zum Ausruhen. <text:s/>Die Ernährungsstrategie der Bundesregierung steuert jetzt mit Maßnahmen dagegen. Einige möchte ich hier besonders hervorheben: <text:s/>Erstens. Die Qualitätsstandards der Deutschen Gesellschaft für Ernährung in Kitas und Schulen sollen bis 2030 verbindlich eingeführt werden. Das bedeutet: Saisonales und regionales Essen kommt auf den Tisch. Das schont nicht nur das Klima; frisch und knackig schmeckt es auch besser. <text:s/>Einrichtungen der Gemeinschaftsverpflegung geben nämlich täglich sage und schreibe 40 Millionen Essensportionen aus, und damit prägen sie maßgeblich die Essensgewohnheiten unserer Kinder. <text:s/>Zweitens. Nicht zu unterschätzen ist die Macht der Werbung. Die Strategie der Bundesregierung sieht vor, an Kinder gerichtete Werbung für Lebensmittel mit hohem Zucker-, Fett- und Salzgehalt in Sendungen und Formaten für unter 14-Jährige endlich zu verbieten. <text:s/>Eine auf diese Altersgruppe zugeschnittene Werbung für ungesunde Lebensmittel, Herr Kollege, ist kein Ausdruck wirtschaftlicher Freiheit. Sie ist unverantwortlich, sie ist gesundheitsschädigend, und ein Verbot ist aus medizinischer Sicht eine längst überfällige Maßnahme. <text:s/>Drittens. Die Bundesregierung will Ernährungsarmut bekämpfen. Dazu muss man wissen: Der Geldbeutel entscheidet maßgeblich über gesundes oder nicht gesundes Essen; denn hochverarbeitete und nährstoffarme Lebensmittel sind billiger. Nährstoffarme Lebensmittel sind daher für Menschen mit geringem sozioökonomischem Status verständlicherweise attraktiver. Es soll ein Forschungskonzept die Zusammenhänge zwischen Einkommen, Ernährungskompetenz, Ernährungsstatus und Ernährungsgewohnheiten genauer erfassen. <text:s/>Die Vermittlung von Wissen und Kompetenzen zu Ernährungsthemen soll bei der Schwangerschaft anfangen und die frühkindliche Bildung umfassen. Dafür gibt es im außerschulischen Bereich Angebote wie die Tafel-Akademie oder „Lernort Bauernhof“-Betriebe. Studien belegen, dass die Zeit von der Empfängnis bis zum Ende des zweiten Lebensjahres, also die ersten 1 000 Tage im Leben eines Menschen, von entscheidender Bedeutung für seine weitere psychomotorische Entwicklung ist. Also: Es beginnt bereits bei der Muttermilch. <text:s/>Wie eingangs erwähnt, kann die Ernährungsstrategie nur ein Anfang sein. Falsche Ernährung, mangelnde Bewegung und Übergewicht sind gesamtgesellschaftliche Probleme mit der Folge von chronischen Krankheiten. Letztendlich belasten sie den Menschen in seiner Lebensqualität und unsere Sozialsysteme über Generationen hinweg. Packen wir es gemeinsam an! <text:s/>Vielen Dank. <text:s/>Das Wort hat die Kollegin Ina Latendorf für die Gruppe Die Linke.</text:p>
          </table:table-cell>
          <table:table-cell table:style-name="ce2" office:value-type="string" calcext:value-type="string">
            <text:p>Kinder und Jugendliche mit niedrigem sozioökonomischem Status und mit Zuwanderungsgeschichte sowie ältere Menschen sind häufiger betroff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8688662052154541</text:p>
          </table:table-cell>
          <table:table-cell table:number-columns-repeated="1014"/>
        </table:table-row>
        <table:table-row table:style-name="ro1">
          <table:table-cell table:style-name="ce2" office:value-type="string" calcext:value-type="string">
            <text:p>197</text:p>
          </table:table-cell>
          <table:table-cell table:style-name="ce2" office:value-type="string" calcext:value-type="string">
            <text:p>07.11.2024</text:p>
          </table:table-cell>
          <table:table-cell table:style-name="ce2" office:value-type="string" calcext:value-type="string">
            <text:p>ID2019702100</text:p>
          </table:table-cell>
          <table:table-cell table:style-name="ce2" office:value-type="string" calcext:value-type="string">
            <text:p>Armin Laschet (CDU/CSU)</text:p>
          </table:table-cell>
          <table:table-cell table:style-name="ce2" office:value-type="string" calcext:value-type="string">
            <text:p>Frau Präsidentin! Liebe Kolleginnen und Kollegen! Als am 7. Oktober das größte Massaker an Jüdinnen und Juden seit 1945 passierte, habe ich gedacht: Wenigstens in dieser Frage wird es jetzt Einigkeit geben! – Man kann über den Nahostkonflikt diskutieren, man kann über die Besetzung der Regierung Netanjahu diskutieren, man kann über den Sechstagekrieg diskutieren, man kann über die Zweistaatenlösung diskutieren: Aber Mord und Vergewaltigung, das kann doch niemand ernsthaft gutheißen! <text:s/>Habe ich gedacht. Aber allein wenn ich sehe, dass die Kollegin Frau Preisler, wenn sie nur mit dem Schild „Rape is not resistance“, also „Vergewaltigung ist kein Widerstand“, auf Demonstrationen geht, von der Polizei geschützt werden muss, dann kann ich nur feststellen: Das ist anscheinend etwas, was auf bestimmten Demonstrationen nicht sagbar ist. Das ist es, was diese Debatte jetzt so wichtig macht. <text:s/>Und da mischen sich plötzlich auch links und rechts; das Raster stimmt nicht mehr. Natürlich versucht die AfD, ihre Politik gegen Muslime und gegen – – <text:s/>insbesondere gegen Muslime hier an diesem Punkt zu betreiben. Ja klar, wir haben das doch gehört, Frau von Storch. <text:s/>Hätten Sie mal was zu den rechtsradikalen Umtrieben gesagt, wäre das glaubwürdiger gewesen. <text:s/>Frau Dağdelen, was Sie hier von der linken Seite gesagt haben, war auch nicht viel besser. Sich jetzt hier an der Ampel abzuarbeiten, <text:s/>dazu haben wir genug Gelegenheit diese Woche. Aber es geht heute um etwas Größeres als um die Ampelregierung. Wirklich, Frau Dağdelen! <text:s/>Das ist das. <text:s/>Ich zitiere mal jemanden, der völlig – – <text:s/>– Bitte? <text:s/>– Entschuldigen Sie mal! <text:s/>Wollen Sie jetzt eine Zwischenfrage stellen? Dann würde ich Herrn Laschet fragen, ob er die zulässt. Aber einen Dialog gibt es hier nicht. <text:s/>Stellen Sie eine Zwischenfrage! <text:s/>Möchten Sie eine stellen, Herr Braun? – Dann machen Sie es. <text:s/>Herr Laschet, vielen Dank für die Erlaubnis, eine Zwischenfrage zu stellen. – Sie waren Ministerpräsident in Nordrhein-Westfalen. Davor waren Sie Minister für Integration in Nordrhein-Westfalen. <text:s/>Nordrhein-Westfalen hat die größten Probleme mit dem Islamismus in Deutschland. <text:s/>Wann bekennen Sie sich endlich zu Ihrer politischen Verantwortung, den Islamismus und alle Kreise dort in Nordrhein-Westfalen immer wieder verharmlost zu haben, Kontakte mit islamistischen Kreisen gesucht zu haben und auch die CDU gegen islamistische Kreise in Nordrhein-Westfalen nicht abgegrenzt zu haben? Das ist Ihre Verantwortung, Herr Laschet. <text:s/>Das war jetzt keine Frage, sondern – – <text:s/>– Bleiben Sie ruhig stehen. <text:s/>Sie müssen jetzt hier stehen bleiben und die Antwort ertragen. <text:s/>Nordrhein-Westfalen hat eine große muslimische Gemeinschaft. Ich habe gemeinsam mit den <text:s/>islamischen Gruppen in Nordrhein-Westfalen, <text:s/>mit den Verbänden, eine Resolution zum 9. November 1938 erarbeitet, in der sie sich zur deutschen Verantwortung bekannt haben. Der jetzige Ministerpräsident und der Chef der Staatskanzlei haben nach dem 7. Oktober mit allen islamischen Verbänden gemeinsam eine Erklärung gegen Antisemitismus abgegeben <text:s/>und gemeinsam mit dem Vorsitzenden des Landesverbandes der Jüdischen Gemeinden eine Moschee besucht, <text:s/>und im Gegenzug haben die Muslime danach die Synagoge besucht. Das hat in keinem anderen deutschen Bundesland stattgefunden. <text:s/>Sie müssen die friedlichen Muslime in diesen Prozess mit hineinnehmen und sich von den anderen abgrenzen, wie das Frau Kaddor eben beschrieben hat. <text:s/>Deshalb ist das eben keine Schwarz-Weiß-Frage. <text:s/>Jetzt zitiere ich Ihnen mal jemanden von der anderen Seite des Spektrums: Igor Levit, ein großer Pianist, der sich, glaube ich, selbst als Linker oder Grüner definieren würde, sagt: <text:s/>„Ich habe mich immer stark gemacht für Menschen, die Opfer von Rassismus, Antisemitismus, Frauenfeindlichkeit oder sonstigem Menschenhass waren. Nun muss ich erleben, dass einige von denen, denen ich mich jahrelang nahe fühlte, zum Thema Judenhass schweigen oder sich sogar denken: Vielleicht ist der ja begründet. Vielleicht ist da etwas dran.“ <text:s/>Das ist jetzt die andere Seite des Spektrums. Es gibt nämlich, wie er sagt, einen „komplett verdrehten, moralisch bankrotten Teil der progressiven Linken“. Auch das gibt es. <text:s/>Deshalb war der Begriff vom eingewanderten Antisemitismus falsch. <text:s/>Erstens. Antisemitismus gab es hier immer auf der Rechten. Seit 1945 hatten wir immer Antisemitismus, und Synagogen sind nicht erst nach dem September 2015 durch Polizei geschützt worden. Sie sind seit den 50er-Jahren – das ist ein Skandal an sich – immer geschützt worden, <text:s/>damit nichts passiert. <text:s/>Zweitens gab es immer einen Antisemitismus von links, der jetzt plötzlich offenkundig wird, wie Igor Levit das beschreibt. <text:s/>Drittens gibt es auch einen eingewanderten Antisemitismus. Natürlich gibt es den, wenn auf der Sonnenallee Süßigkeiten verteilt werden am Tag des Massakers vom 7. Oktober. Es ist doch völlig unstrittig, dass es den gibt. <text:s/>Und zum Vierten – das haben wir wahrscheinlich wirklich unterschätzt – gibt es den akademischen Antisemitismus. Dass nach einem Erinnerungsseminar an der Universität die jungen Leute, Deutsche ohne Einwanderungsbiografie, sich vor das Auswärtige Amt setzen und schreien: „Befreit Palästina von Deutschlands Schuld!“, <text:s/>das ist, mit anderen Worten, Höcke-Sprech, weil es einem Schlussstrich gleichkommt. Und das ist nicht akzeptabel. <text:s/>Deshalb müssen wir, glaube ich, aus den Klischees herauskommen. Wir müssen sehen, dass es plötzlich ganz neue Fronten gibt. Die Spiele der belgischen Nationalmannschaft in der Nations League können nicht in Belgien ausgetragen werden, weil keine Stadt die Sicherheit garantieren kann; und die Spiele finden jetzt in Ungarn statt. <text:s/>Das passt nicht in unsere Kategorien, aber man muss es mal benennen. In manchem europäischem Land gibt es diese Gewaltprobleme, in manchem nicht. <text:s/>Und wir sehen – letzter Satz, Frau Präsidentin –, dass Länder in der arabischen Welt, die im Zuge des Abraham-Abkommen mit Israel diplomatische Beziehungen aufgenommen haben, nun auch den Holocaust in ihre Schulbücher übernehmen, <text:s/>plötzlich Schülern beibringen, was der Holocaust war, um damit zur Versöhnung beizutragen. Auch darüber müssen wir lauter reden. <text:s/>Das alte Schwarz-Weiß stimmt nicht. Wir müssen neue Bündnisse finden gegen Antisemitismus und Menschenhass. <text:s/>Nächster Redner in der Debatte: für die SPD-Fraktion Hakan Demir.</text:p>
          </table:table-cell>
          <table:table-cell table:style-name="ce2" office:value-type="string" calcext:value-type="string">
            <text:p>Dass nach einem Erinnerungsseminar an der Universität die jungen Leute, Deutsche ohne Einwanderungsbiografie, sich vor das Auswärtige Amt setzen und schreien: „Befreit Palästina von Deutschlands Schuld!“, <text:s/>das ist, mit anderen Worten, Höcke-Sprech, weil es einem Schlussstrich gleichkommt.</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5143450498580933</text:p>
          </table:table-cell>
          <table:table-cell table:number-columns-repeated="1014"/>
        </table:table-row>
        <table:table-row table:style-name="ro1">
          <table:table-cell table:style-name="ce2" office:value-type="string" calcext:value-type="string">
            <text:p>64</text:p>
          </table:table-cell>
          <table:table-cell table:style-name="ce2" office:value-type="string" calcext:value-type="string">
            <text:p>21.10.2022</text:p>
          </table:table-cell>
          <table:table-cell table:style-name="ce2" office:value-type="string" calcext:value-type="string">
            <text:p>ID206403200</text:p>
          </table:table-cell>
          <table:table-cell table:style-name="ce2" office:value-type="string" calcext:value-type="string">
            <text:p>Dr. Johann David Wadephul (CDU/CSU)</text:p>
          </table:table-cell>
          <table:table-cell table:style-name="ce2" office:value-type="string" calcext:value-type="string">
            <text:p>Frau Präsidentin! Liebe Kolleginnen und Kollegen! Um es vorwegzunehmen: Die CDU/CSU-Fraktion wird dem Antrag zustimmen. Das fällt uns leicht, weil <text:s/>wir dieses Mandat immer befürwortet haben. Es ist richtig, den Kampf gegen IS-Terroristen fortzusetzen. Es ist richtig, für Stabilität im Irak zu sorgen, <text:s/>Flüchtlingsursachen zu bekämpfen. Deutschland hat hier eine wichtige Rolle, und die CDU/CSU-Fraktion steht hinter diesem Mandat. <text:s/>Sie sehen: Wir nehmen Verantwortung wahr. Dass dies neuerdings auch die Grünen tun, Frau Kollegin Nanni, das haben Sie überzeugend dargelegt; aber das <text:s/>hätten Sie all die vergangenen Jahre auch schon machen können. <text:s/>Es ist schon auffällig, dass Sie jetzt auf einmal zu der Erkenntnis kommen, wie wichtig dieses Mandat ist. Das ist in den vergangenen Jahren nicht <text:s/>geschehen. <text:s/>Es war schon immer, Frau Kollegin Brugger, wichtig, gegen Terroristen zu kämpfen <text:s/>und vor allen Dingen Jesidinnen zu schützen. Das will ich an der Stelle mal sagen: In dieser Region haben der Kampf für Frauenrechte und der Schutz <text:s/>von Frauen eine hohe Bedeutung. Wer sich für feministische Außenpolitik einsetzt, der muss sich für die Frauen im Irak einsetzen, der muss sich für Jesidinnen <text:s/>einsetzen, der muss sich übrigens auch für Iranerinnen einsetzen, und da sehen wir von Ihnen überhaupt nichts. <text:s/>Große Worte hier ersetzen keine Taten dort vor Ort. <text:s/>Das Mandatsgebiet bleibt gleich. Wir wären allerdings dafür gewesen, den Luftraum von Syrien einzubeziehen. Die Fähigkeiten bleiben erhalten: <text:s/>Luftbetankung, bodengestütze Luftraumüberwachung, Teilnahme an AWACS-Flügen, aber auch die Ausübung von Stabsaufgaben innerhalb des NATO-Verbundes. Die <text:s/>sozialdemokratische Fraktion hatte hier in der letzten Legislaturperiode große Probleme, das im NATO-Rahmen zu tun. Schön, dass auch dieser Lerneffekt gelungen <text:s/>ist, dass die Sozialdemokraten jetzt auch die NATO wieder mehr wertschätzen und sagen, dass es eine sinnvolle Aufgabe der NATO ist, in dieser Region aktiv zu <text:s/>werden. <text:s/>Ich muss sagen: Der staatspolitische Bildungsprozess in den Koalitionsfraktionen, insbesondere bei Grünen und SPD, hat Erfolge gezeigt. <text:s/>– Kollege Lechte, die FDP war ja schon immer dafür. <text:s/>Liebe Kolleginnen und Kollegen, woran es fehlt – das möchte ich ausdrücklich bemängeln –, ist irgendeine Strategie dieser Bundesregierung für diese <text:s/>Region. Wissen Sie: Einsätze der Bundeswehr sind wichtig; sie sind ein notwendiges Mittel. Sie sind das letzte Mittel. Aber man kann nicht erst den Einsatz <text:s/>machen und dann mal über eine Strategie für die Region nachdenken. Man braucht erst eine Strategie für den Nahen und Mittleren Osten, und dann kann der Einsatz <text:s/>ein Element davon sein. Das ist genauso in der Sahelzone. Sie haben für keine der Konfliktregionen am Rande Europas, die uns bedrohen, irgendeine <text:s/>außenpolitische Strategie. Und die muss vorgelegt werden. <text:s/>Was wir sehen, sind Einzelreisen. Da reist der Wirtschaftsminister nach Katar, findet es großartig, sich dort zu treffen. Menschenrechte, Schutz von <text:s/>Arbeitnehmerinnen und Arbeitnehmern spielen an der Stelle mit einem Mal nicht mehr eine so große Rolle. Abschlüsse übrigens gleich null: Kein Kubikmeter LNG <text:s/>wird von dort hier ankommen. Da reist der Bundeskanzler nach Saudi-Arabien – grundsätzlich richtig. Ergebnis: Die OPEC drosselt ihre Liefermenge. Das schadet <text:s/>uns eher, bringt große Probleme für die Biden-Administration, nutzt nur Putin. Man sieht: Sie machen Einzelaktionen, die alle nicht durchdacht sind. Es fehlt <text:s/>jede durchdachte Strategie für den Nahen und Mittleren Osten, und das ist doch die Region, aus der nach wie vor die meisten Flüchtlinge auch in unsere Richtung <text:s/>kommen. Und eine solche Strategie ist einzufordern. <text:s/>Daher muss ich Ihnen wirklich sagen: Ihnen ist das vorgemacht worden. Die Bundeskanzlerin Angela Merkel hat mit der Libyen-Konferenz, mit dem <text:s/>EU‑Türkei-Abkommen, mit dem E3+3-Format viele Dinge in die Welt gesetzt, die es wert wären, fortgesetzt zu werden. Da bleibt diese Bundesregierung nach wie vor <text:s/>gefordert. <text:s/>Wir stimmen heute zu. Aber unsere Erwartung ist, dass Sie endlich einen strategischen Ansatz für diese wichtige Region formulieren. Auch darüber <text:s/>würden wir dann gerne mit Ihnen diskutieren und das unterstützen. <text:s/>Herzlichen Dank für die Aufmerksamkeit. <text:s/>Der Kollege Dr. Nils Schmid hat das Wort für die SPD-Fraktion.</text:p>
          </table:table-cell>
          <table:table-cell table:style-name="ce2" office:value-type="string" calcext:value-type="string">
            <text:p>Es fehlt <text:s/>jede durchdachte Strategie für den Nahen und Mittleren Osten, und das ist doch die Region, aus der nach wie vor die meisten Flüchtlinge auch in unsere Richtung <text:s/>kommen. | Es ist richtig, für Stabilität im Irak zu sorgen, <text:s/>Flüchtlingsursachen zu bekämpf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6139829158782959</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10700</text:p>
          </table:table-cell>
          <table:table-cell table:style-name="ce2" office:value-type="string" calcext:value-type="string">
            <text:p>Jens Teutrine (FDP)</text:p>
          </table:table-cell>
          <table:table-cell table:style-name="ce2" office:value-type="string" calcext:value-type="string">
            <text:p>Ich empfehle Ihrer Kollegin, ordentlich zuzuhören: Frau Baum hat sich genau darüber beschwert, dass Fachkräfte, die in Deutschland arbeiten, die eine professionelle Pflege machen, eine Behinderung für dieses System seien, weil sie nicht ausreichend Deutsch sprechen könnten. Sie hat pauschal alle Fachkräfte aus dem Ausland bezichtigt, nicht ausreichend Deutsch sprechen zu können. <text:s/>Hören Sie sich die Rede noch mal an, oder klären Sie vielleicht mal die Haltung Ihrer Fraktion, was Sie in der Migrationspolitik überhaupt wollen! Oder suggerieren Sie den Zuschauern und Zuhörern einfach nur, dass Sie ja gar nicht so schlimm seien? Sie müssen sich entscheiden: Entweder Sie sprechen über Remigration, oder Sie sagen: Wir wollen geordnete Migration, und Fachkräfte sind hier willkommen. <text:s/>Dann sollten Sie aber eine andere Politik machen und anders agieren; denn Sie schrecken viele Fachkräfte ab. <text:s/>Die haben eher Sorge, in den Bundesländern, in denen Sie stark sind, als Pflegefachkräfte tätig zu werden. <text:s/>Für die Unionsfraktion hat nun das Wort Erich Irlstorfer.</text:p>
          </table:table-cell>
          <table:table-cell table:style-name="ce2" office:value-type="string" calcext:value-type="string">
            <text:p>Sie müssen sich entscheiden: Entweder Sie sprechen über Remigration, oder Sie sagen: Wir wollen geordnete Migration, und Fachkräfte sind hier willkommen. | Hören Sie sich die Rede noch mal an, oder klären Sie vielleicht mal die Haltung Ihrer Fraktion, was Sie in der Migrationspolitik überhaupt wol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5532214641571</text:p>
          </table:table-cell>
          <table:table-cell table:number-columns-repeated="1014"/>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1600</text:p>
          </table:table-cell>
          <table:table-cell table:style-name="ce2" office:value-type="string" calcext:value-type="string">
            <text:p>Martin Gerster (SPD)</text:p>
          </table:table-cell>
          <table:table-cell table:style-name="ce2" office:value-type="string" calcext:value-type="string">
            <text:p>Sehr geehrte Frau Präsidentin! Werte Kolleginnen und Kollegen! Es ist heute und auch im Laufe dieser Woche hier schon öfters gesagt worden: Das Urteil des Bundesverfassungsgerichts vom 15. November ist eine riesige Herausforderung: für die Bundesregierung, natürlich für uns als Regierungsfraktionen, aber auch für Länder und Kommunen, für unsere Wirtschaft, für unsere gesamte Gesellschaft und – nicht zu vergessen – früher oder später wahrscheinlich auch für jene, die geklagt haben, die seit Tagen mit Schadenfreude unterwegs sind und meinen, dass sie mit dieser Klage, mit diesem Schachzug bald selbst wieder an die Regierung kommen. Ich sage: Wenn CDU und CSU sich da mal nicht zu früh freuen! <text:s/>Liebe Kolleginnen und Kollegen, das Urteil wird von uns akzeptiert. Es setzt klare Leitplanken für Haushaltspolitik, engere Leitplanken, als viele – auch Experten – erwartet haben. Und ja, wir müssen unsere Haushaltspolitik neu ordnen, neu tarieren, anders ausbalancieren. Heute, zwei Wochen nach dem Urteil, erreicht ein Nachtragshaushalt der Bundesregierung für 2023 den Bundestag zur Beratung – ein erster Schritt zur Umsetzung des Urteils, ein wichtiger Schritt. Wir stellen für dieses Jahr eine Notlage fest – zu Recht, wie ich meine. <text:s/>Liebe Kolleginnen und Kollegen, was haben wir als Ampelkoalition in den letzten Monaten schon alles bewältigen müssen? Die wirtschaftlichen und sozialen Nachwirkungen der Pandemie, ein bis heute andauernder Angriffskrieg in Europa, mit unvorstellbarem Leid und Schrecken verbunden, aber auch mit gravierenden Auswirkungen für uns in Deutschland. Dazu der fürchterliche Angriff auf Menschen in Israel mit Auswirkungen auch in Deutschland und der Gefahr, dass dieser Konflikt weiter eskaliert. <text:s/>Wir haben über 1 Million Kriegsflüchtlinge aus der Ukraine aufgenommen, die militärische und finanzielle Unterstützung für die Ukraine organisiert – konsequent, aber immer mit Augenmaß –, in der Energiekrise die Versorgung gesichert und bezahlbar gehalten, für unsere Industrie ebenso wie für die Heizungen der Bürgerinnen und Bürger. <text:s/>Ich finde, das war richtig, und das hat das Bundesverfassungsgericht ja inhaltlich auch überhaupt nicht beanstandet. Trotzdem ist das Urteil zweifelsohne eine große Herausforderung für unseren Haushalt. Aber ich bin mir sicher – wenn man die letzten Monate noch mal Revue passieren lässt, erkennt man das –: Die Ampel kann Krisenbewältigung und wird auch diese Herausforderung am Ende meistern. <text:s/>Liebe Kolleginnen und Kollegen, was mich hier schon irritiert, ist die siegestrunkene Stimmung in der Union. <text:s/>Denn das Urteil und die daraufhin erforderlichen Entscheidungen ziehen ja eine immense Unsicherheit nach sich, die nicht die Ampel, die nicht die Regierung oder die Abgeordneten betrifft, sondern in allererster Linie ja die Menschen in unserem Land: <text:s/>Unternehmen wollen wissen, ob Förderbescheide in diesem Jahr noch gelten. Familien sind unsicher, welche Unterstützung es für Investitionen noch gibt. Und Bürgermeisterinnen und Bürgermeister fragen, wie sich das Urteil denn nun auf Förderprogramme für Kommunen auswirkt. <text:s/>Die Einbringung des Nachtragshaushalts heute zeigt, dass wir handlungsfähig sind. Lieber Christian Haase, ich glaube, ganz ähnliche Fragen müssen auch Ihre Parteifreunde von CDU und CSU beantworten, zum Beispiel in den Ländern, da dort ja zum Teil ähnliche Probleme bestehen. Und ich erwarte, ehrlich gesagt, von der Union schon ein bisschen mehr als den pauschalen Aufruf zum Sparen oder auch den pauschalen Aufruf, im Sozialbereich zu kürzen. <text:s/>Ich habe den Eindruck, lieber Christian Haase, dass die Kommunen erwarten, dass wir jetzt nicht massiv sparen, sondern dass wir jetzt die Weichen stellen für wichtige Investitionen in Klimaschutz und zur Bewältigung der schwierigeren Transformation in unserer Wirtschaft und in unserer Gesellschaft. <text:s/>Liebe Kolleginnen und Kollegen, ich will an dieser Stelle ganz klar sagen, was mir bei diesem Entwurf ganz besonders am Herzen liegt. Der Nachtragshaushalt für 2023 stellt jetzt auch sicher, dass der Wiederaufbau an der Ahr und an der Rur weiter vom Bund mitfinanziert werden kann. Das ist keine Nebelkerze, lieber Florian Oßner. <text:s/>Ich glaube, diese Wortwahl wird Ihnen noch schwer auf die Füße fallen. <text:s/>Das ist, ehrlich gesagt, eine Frechheit gegenüber den Menschen im Ahrtal; denn die erwarten doch zu Recht, dass wir sie nach dieser Flutkatastrophe unterstützen und hier im Bundestag die Weichen entsprechend stellen. <text:s/>Liebe Kolleginnen und Kollegen, die Ampel handelt schnell, gründlich und entschieden. Der jetzt vorliegende Nachtragshaushalt ist richtig und gut. Das verdient Unterstützung. <text:s/>Vielen Dank. <text:s/>Als Nächster hat das Wort der fraktionslose Abgeordnete Robert Farle.</text:p>
          </table:table-cell>
          <table:table-cell table:style-name="ce2" office:value-type="string" calcext:value-type="string">
            <text:p>Wir haben über 1 Million Kriegsflüchtlinge aus der Ukraine aufgenommen, die militärische und finanzielle Unterstützung für die Ukraine organisiert – konsequent, aber immer mit Augenmaß –, in der Energiekrise die Versorgung gesichert und bezahlbar gehalten, für unsere Industrie ebenso wie für die Heizungen der Bürgerinnen und Bürge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619883298873901</text:p>
          </table:table-cell>
          <table:table-cell table:number-columns-repeated="1014"/>
        </table:table-row>
        <table:table-row table:style-name="ro1">
          <table:table-cell table:style-name="ce2" office:value-type="string" calcext:value-type="string">
            <text:p>195</text:p>
          </table:table-cell>
          <table:table-cell table:style-name="ce2" office:value-type="string" calcext:value-type="string">
            <text:p>18.10.2024</text:p>
          </table:table-cell>
          <table:table-cell table:style-name="ce2" office:value-type="string" calcext:value-type="string">
            <text:p>ID2019500600</text:p>
          </table:table-cell>
          <table:table-cell table:style-name="ce2" office:value-type="string" calcext:value-type="string">
            <text:p>Nancy Faeser, Bundesministerin des Innern und für Heimat</text:p>
          </table:table-cell>
          <table:table-cell table:style-name="ce2" office:value-type="string" calcext:value-type="string">
            <text:p>Sehr geehrte Frau Präsidentin! Sehr geehrte Abgeordnete! Sehr geehrte Gäste! Meine Damen und Herren! Auch die Konservativen unter Ihnen haben heute die Möglichkeit, einen der wichtigsten Fortschritte in der inneren Sicherheit mit uns gemeinsam zu beschließen. <text:s/>Denn genau dafür steht das Sicherheitspaket, über das wir heute final abstimmen. <text:s/>Wir haben als starke Reaktion auf den furchtbaren Terror von Solingen gemeinsam dieses Sicherheitspaket geschnürt. <text:s/>Es ist die richtige Antwort auf die aktuellen Bedrohungen durch islamistischen Terrorismus, durch Antisemitismus, durch Rechts- und Linksextremismus. Und es ist die richtige Antwort auf Gewaltkriminalität in Zügen, auf Plätzen, auf Festen, <text:s/>um Kriminalität wirksam zu bekämpfen, meine Damen und Herren. <text:s/>Im parlamentarischen Verfahren haben wir alle Maßnahmen noch einmal gründlich diskutiert, geprüft und konkretisiert. Denn das ist es, was diese Koalition ausmacht: Wir handeln mit innenpolitischem Sachverstand, <text:s/>Vernunft und – liebe CDU, vielleicht hören Sie zu – mit der Präzisierung und Einhaltung rechtsstaatlicher Regelungen, die hinterher vor Gericht halten. <text:s/>Wir stärken die innere Sicherheit unseres Landes angesichts der aktuellen Bedrohungen. Wir schielen dabei nicht auf billigen Beifall; denn für Radau und Bauchgefühl ist die Lage viel zu ernst, meine Damen und Herren. <text:s/>Es ist schon länger zu beobachten, Herr Dobrindt: Zunehmend radikalisieren sich Menschen hier bei uns, in Deutschland, vor allen Dingen online. Diese Entwicklung müssen wir früher erkennen und stoppen. Deshalb habe ich auch die neue interdisziplinäre Taskforce Islamismusprävention einberufen. Denn der beste Schutz vor Extremismus ist, wenn er gar nicht erst entsteht. <text:s/>Deshalb stärken wir die Präventionsarbeit, insbesondere die Maßnahmen des Bundesamtes für Migration und Flüchtlinge, und das übrigens nicht erst jetzt, sondern bereits seit Jahren. Wir unterstützen entgegen Ihrer Annahme zahlreiche Präventionsprojekte, zum Beispiel „streetwork@online“, das junge Menschen in sozialen Netzwerken adressiert, genau dort, wo sie sich eben radikalisieren. Zum Beispiel über die Beratungsstellen Grüner Vogel oder VPN, wo bundesweit Angehörige beraten und Ausstiege ermöglicht werden. Das ist der richtige Ansatz bei der Islamismusprävention. <text:s/>Wo es für Prävention aber zu spät ist, sind die Maßnahmen in unserem Sicherheitspaket die richtige Antwort. Wir verschärfen das Waffenrecht und geben unseren Sicherheitsbehörden zusätzliche Befugnisse, um Terrorismus und Gewaltkriminalität wirksam zu bekämpfen. Damit Extremisten und Terroristen gar nicht erst an Geld und Waffen kommen. Damit die Polizei auch mit Gesichtserkennung Terroristen, Mörder und Vergewaltiger identifizieren und lokalisieren kann – das war ja, wenn ich zur CDU/CSU sehe, auch immer Ihr Anliegen. <text:s/>Damit wir mit modernen Analysemethoden kriminelle Netzwerke aufdecken und ihre Finanzströme besser erkennen können, modernisieren wir beispielsweise den aus meiner Sicht wichtigen § 8a zu Finanzermittlungen im Bundesverfassungsschutzgesetz. Das ist längst überfällig. <text:s/>Außerdem müssen wir alles tun, um zu verhindern, dass Messer in den falschen Händen zu hochgefährlichen Tatwaffen werden. Wir verbieten Messer auf öffentlichen Veranstaltungen <text:s/>und ermöglichen den Ländern, weitergehende Messerverbote zu erlassen, <text:s/>und das kann auch anlasslos kontrolliert werden. Denn darum geht es vor allen Dingen: mehr und bessere polizeiliche Kontrolle und damit mehr Sicherheit überall dort, wo sich viele Menschen aufhalten. Das ist unsere Verpflichtung als Staat, meine Damen und Herren. <text:s/>Und ich will auch klar sagen: Die konsequente und schnellere Ausweisung und Abschiebung ausländischer Gewalttäter ist ebenfalls ein zentraler Baustein dieses Paketes. Wer hier Gewalttaten begeht, der verwirkt sein Recht auf unseren Schutz, meine Damen und Herren. <text:s/>Die Menschen in unserem Land erwarten zu Recht, dass ausländische Gefährder und schwere Straftäter schneller abgeschoben werden. Zum Beispiel nach Afghanistan, was uns jetzt trotz schwieriger Bedingungen gelungen ist. <text:s/>Genauso gibt es die absolut berechtigte Erwartung, dass wir die Migration nach Europa besser steuern und ordnen. <text:s/>Wir tun das mit dem Gemeinsamen Europäischen Asylsystem, das wir als Koalition in Europa maßgeblich mit auf den Weg gebracht haben. Das ist der richtige Ansatz: eine europäische Lösung zur Ordnung der Migration. <text:s/>Wir haben ergänzend, lieber Herr Frei, natürlich schon Regelungen getroffen. Wir haben die Rückführungen beschleunigt. <text:s/>Wir haben in diesem Jahr bereits 20 Prozent mehr Abschiebungen, und es kam durch unsere Grenzkontrollen bereits zu 34 000 Zurückweisungen. Man sieht also: Unsere Maßnahmen wirken, meine Damen und Herren. <text:s/>Eines ist mir ganz wichtig: Wir schützen Menschen auch weiter vor Krieg und Terror. Das individuelle Recht auf Asyl ist für uns nicht verhandelbar. <text:s/>Wir stehen für Ordnung und Humanität. Mit dem Sicherheitspaket haben Sie heute die Gelegenheit, die innere Sicherheit in unserem Land massiv zu stärken. Ganz herzlichen Dank auch für die gute Kooperation innerhalb der Koalitionsfraktionen. <text:s/>Vielen Dank. <text:s/>Als Nächste hat das Wort für die CDU/CSU-Fraktion Andrea Lindholz.</text:p>
          </table:table-cell>
          <table:table-cell table:style-name="ce2" office:value-type="string" calcext:value-type="string">
            <text:p>Deshalb stärken wir die Präventionsarbeit, insbesondere die Maßnahmen des Bundesamtes für Migration und Flüchtlinge, und das übrigens nicht erst jetzt, sondern bereits seit Jahren. | Das ist der richtige Ansatz: eine europäische Lösung zur Ordnung der Migration. | Das individuelle Recht auf Asyl ist für uns nicht verhandelbar. | Genauso gibt es die absolut berechtigte Erwartung, dass wir die Migration nach Europa besser steuern und ordnen. | Wir tun das mit dem Gemeinsamen Europäischen Asylsystem, das wir als Koalition in Europa maßgeblich mit auf den Weg gebracht ha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648803174495697</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0300</text:p>
          </table:table-cell>
          <table:table-cell table:style-name="ce2" office:value-type="string" calcext:value-type="string">
            <text:p>Britta Haßelmann (BÜNDNIS 90/DIE GRÜNEN)</text:p>
          </table:table-cell>
          <table:table-cell table:style-name="ce2" office:value-type="string" calcext:value-type="string">
            <text:p>Frau Präsidentin! Liebe Kolleginnen und Kollegen! Liebe Regierungsvertreter/-innen! Außerhalb der Sache dachte ich gerade: Mein Gott, ein bisschen <text:s/>Stützbeifall wird gebraucht. <text:s/>So schien es gerade zu sein; denn inhaltlich, Herr Merz, war das nicht zu begründen. Ich meine, wenn Sie es nötig haben, die wichtige Reise von Herrn <text:s/>Heil und von Frau Baerbock auf diesem Niveau zu kommentieren, dann haben Sie, glaube ich, noch nicht ganz verstanden, welche Bedeutung und Relevanz diese Reise <text:s/>der beiden für die wirtschaftliche Zusammenarbeit, eine menschenrechtsorientierte Politik und auch den internationalen Klimaschutz hat. Aber das steht halt für <text:s/>sich. <text:s/>Beim Europäischen Rat geht es um eine Fülle von Themen; das haben wir gerade in der Regierungserklärung von Olaf Scholz gehört. Insbesondere geht es <text:s/>um die Frage: Wie geht es jetzt mit der Unterstützung der Ukraine als wichtigem Signal vonseiten der Mitgliedstaaten der Europäischen Union weiter? Ich glaube, <text:s/>dass es wirklich von zentraler Bedeutung ist, auch nach 16 Monaten dramatischen Kriegs und angesichts der furchtbaren Situation für die Menschen in der Ukraine, <text:s/>an die auch ein Stück weit Gewöhnung stattgefunden hat, immer wieder deutlich zu machen, dass wir hier in Deutschland und in Europa an der Seite der Ukraine <text:s/>stehen und dass wir nicht nachlassen werden in unserem Engagement, die Ukraine humanitär, wirtschaftlich und mit Waffen zu unterstützen; denn das braucht die <text:s/>Ukraine in diesem furchtbaren Krieg, <text:s/>in diesem furchtbaren Angriffskrieg Putins auf die Ukraine, der im Angesicht ausbleibender militärischer Erfolge Russlands zunehmend brutaler, <text:s/>zunehmend schmutziger wird. <text:s/>Die dramatischen Folgen der Sprengung des Staudamms konnten wir alle sehen. Wir konnten sehen, was diese Katastrophe für die Menschen humanitär <text:s/>bedeutet: Sie hat nicht nur den Entzug der Lebensgrundlagen und die Zerstörung der Lebensorte zur Folge, sondern auch massive ökologische Auswirkungen für die <text:s/>nächsten Generationen und Auswirkungen auf die Welternährung. Denn bei einer solch großen Region, wie sie durch diese Katastrophe vernichtet und ihrer <text:s/>Grundlagen beraubt wurde, wird es Jahrzehnte dauern, bis sich dieses Land, bis sich die Natur, die Umwelt, die Menschen und das ganze ökologische System davon <text:s/>erholen. Das zeigt uns auf dramatische Art und Weise, wie furchtbar dieser Krieg ist und wie furchtbar die Folgen für die Menschen in der Ukraine sind. <text:s/>Deshalb ist es gut und wichtig, dass bei der Ukraine-Wiederaufbaukonferenz Regierungsvertreter aus 61 Ländern sowie Investoren und Unternehmen <text:s/>anwesend waren und finanzielle Hilfen zugesagt worden sind. Sie werden sich mit der Ukraine-Fazilität, mit der Militärhilfe und dem Fonds, der dazu noch einmal <text:s/>aufgestockt wird, beschäftigen und so zusammen mit dem elften Sanktionspaket deutlich machen: Wir stehen an der Seite der Ukraine. Wir stützen sie, und wir <text:s/>machen uns bereits in dieser Situation Gedanken darüber, wie wir sie beim Wiederaufbau unterstützen können. – Das ist ein ganz wichtiges und zentrales <text:s/>Signal. <text:s/>Meine Damen und Herren, über die Sicherheits- und Friedensordnung und ihre Gefährdung haben wir hier schon sehr oft diskutiert. Wir alle wissen darum: <text:s/>Ein freies Land mitten in Europa wird auf diese brutale Art und Weise völkerrechtswidrig angegriffen, und das hat Auswirkungen auf die europäische Friedens- und <text:s/>Sicherheitsordnung. Deshalb ist es richtig und gut, dass der Europäische Rat sich auch mit diesem Thema befasst. <text:s/>An dieser Stelle, Herr Merz, verstehe ich Ihre Kritik überhaupt nicht. Es würde helfen, die Nationale Sicherheitsstrategie einfach mal zu lesen. <text:s/>In der letzten Woche, als wir darüber diskutiert haben, brachten Ihre Fachabgeordneten es fertig, ihre Kritik darauf zu reduzieren, dass ihnen die <text:s/>Broschüre nicht gefiel, weil darin zu viele Hochglanzfotos seien. Das wird dem Charakter dessen, was die Bundesregierung hier auf den Weg gebracht hat, in <text:s/>keiner Art und Weise gerecht. <text:s/>Wenn Sie einfordern, dass die Länder beteiligt werden – ich war letzte Woche in der Debatte dabei –: Ja, wir werden über viele zentrale Fragen der <text:s/>Nationalen Sicherheitsstrategie nicht nur auf europäischer Ebene reden. Wir werden auch mit den Bundesländern darüber zu reden haben. Denn „Nationale <text:s/>Sicherheitsstrategie“ ist sehr breit gefasst: von Cybersicherheit über Bevölkerungsschutz bis hin zu vielen, vielen weiteren Fragen, zum Beispiel des <text:s/>Sondervermögens, des Verteidigungsetats und, und, und. <text:s/>Ich hätte erwartet, dass in der Debatte auch Landesvertreter anwesend gewesen wären. Aber glauben Sie nicht, dass auch nur ein einziger <text:s/>Landesvertreter anwesend war. <text:s/>Kein einziger Innenminister der Länder war präsent! Das fand ich sehr bedauerlich. Das werde ich auch noch persönlich zum Ausdruck bringen. <text:s/>– Aber ich weiß gar nicht, warum Sie da so jaulen. <text:s/>Ich habe es gesehen: Da war niemand. Mich hat das bei der massiven Kritik, die da gekommen war, irritiert. <text:s/>Meine Damen und Herren, ja, es ist wichtig und notwendig, dass wir uns über die Fragen des Sondervermögens und der Sicherheitsstrategie auch im <text:s/>europäischen Kontext verständigen. Das werden wir auch tun. <text:s/>Auch im Hinblick auf das 2-Prozent-Ziel verstehe ich Ihre Kritik nicht. Denn im Rahmen der Nationalen Sicherheitsstrategie und der Diskussion dazu in <text:s/>den Ressorts ist doch ganz klar vereinbart worden – das können Sie in diesem Heft, in dieser Strategie lesen –, dass die Verteidigungsfähigkeit im Sinne der <text:s/>Erreichung des 2-Prozent-Ziels und mithilfe des Sondervermögens jetzt aufgebaut wird. Daran arbeitet diese Bundesregierung mit Unterstützung des <text:s/>Parlamentes. <text:s/>Von daher: Ihre kleinteilige Kritik ist in dieser Sache völlig unangemessen, meine Damen und Herren. <text:s/>Es geht darum, Themen wie die europäische Kooperation und viele mehr zu vertiefen. Das steht beim Europäischen Rat an, meine Damen und Herren, und das <text:s/>ist wichtig und gut. <text:s/>Im Hinblick auf die China-Strategie ist es wichtig, die Widerstandsfähigkeit der Lieferketten, die Sicherheit von kritischer Infrastruktur und auch <text:s/>die Frage des De-Riskings zu diskutieren. Und das tun wir gemeinsam mit den Europäerinnen und Europäern; da ist eine gute Grundlage gelegt. Dazu findet sich <text:s/>gleich auf Seite 12 der Nationalen Sicherheitsstrategie ein ausführliches Statement, wie man eine zukünftige China-Strategie im Hinblick auf China als „Partner, <text:s/>Wettbewerber und systemischer Rivale“ einzuordnen hat. <text:s/>Wenn Sie sich dazu so kritisch äußern, erwarte ich von Ihnen, dass Sie sich damit in der Sache auseinandersetzen und das hier auch zur Kenntnis <text:s/>nehmen. <text:s/>Meine Damen und Herren, lassen Sie mich zum Schluss noch eines sagen: Menschen ertrinken im Mittelmeer. Das ist grausam, aus unser aller Sicht. Es <text:s/>gibt Rechtsverstöße ohne Ende. Und es gibt so menschenunwürdige Zustände in vielen Lagern. Deshalb ist es richtig und wichtig, dass wir über eine gemeinsame <text:s/>europäische Asylpolitik und das Asylsystem reden. Aber ich sage Ihnen: Wir stehen in der Verantwortung, dafür Sorge zu tragen, dass es zu Verbesserungen <text:s/>kommt. <text:s/>Denn dass 23 von 27 Ländern sich bisher nicht bereit erklären, Kinder aus dem Grenzverfahren herauszunehmen, ist ein untragbarer Zustand. Wir müssen <text:s/>daran arbeiten, dass sich das ändert. <text:s/>Nächste Rednerin: für die AfD-Fraktion Dr. Alice Weidel.</text:p>
          </table:table-cell>
          <table:table-cell table:style-name="ce2" office:value-type="string" calcext:value-type="string">
            <text:p>Deshalb ist es richtig und wichtig, dass wir über eine gemeinsame <text:s/>europäische Asylpolitik und das Asylsystem re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42767024040222</text:p>
          </table:table-cell>
          <table:table-cell table:number-columns-repeated="1014"/>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2800</text:p>
          </table:table-cell>
          <table:table-cell table:style-name="ce2" office:value-type="string" calcext:value-type="string">
            <text:p>Armand Zorn (SPD)</text:p>
          </table:table-cell>
          <table:table-cell table:style-name="ce2" office:value-type="string" calcext:value-type="string">
            <text:p>Sehr geehrter Herr Präsident! Liebe Kolleginnen und Kollegen! Sehr geehrte Damen und Herren! Herr Brehm, ich muss erst mal mit einem Hinweis anfangen: Das, was Sie über blinde Menschen und die SPD, wenn es um Steuerpolitik geht, gesagt haben, gehört sich nicht. Dieser Vergleich war respektlos. <text:s/>Wir können in der Sache sehr gerne hart miteinander streiten; das mögen wir. Aber dieser Vergleich war deplatziert und hat hier nichts verloren. <text:s/>Ich frage mich, wo Sie in den letzten Monaten waren, als wir diese ganzen Maßnahmen auf den Weg gebracht haben. Das Jahressteuergesetz, das Wachstumschancengesetz, das Kreditzweitmarktförderungsgesetz, das Zukunftsfinanzierungsgesetz – alle diese Maßnahmen sind in den letzten Wochen und Monaten erfolgt. Ich kann sagen: Es ist kein Zufall, dass ausgerechnet dann, wenn die CDU/CSU-Bundestagsfraktion hier in der Opposition ist, plötzlich so viel passiert, wenn es darum geht, das Unternehmensteuerrecht bei uns in Deutschland zu reformieren. Dort, wo Sie sitzen, sitzen Sie richtig, nämlich als Teil der Opposition hier im Deutschen Bundestag. <text:s/>Ich will auch an Ihre politische Verantwortung appellieren. Denn es reicht nicht, immer wieder Anträge zu schreiben, mal mehr sinnvoll, mal weniger sinnvoll, und das hier vorzutragen. <text:s/>Sie müssen der Verantwortung, die Sie haben, gerecht werden. Und Sie haben auf kommunaler Ebene, auf Landesebene und auf europäischer Ebene auch eine Verantwortung. <text:s/>Wie war das denn beim Wachstumschancengesetz? Man hatte da den Eindruck, dass die CDU/CSU-Bundestagsfraktion gar nicht wollte, dass die Sache besser wird. Man hatte den Eindruck, dass Sie hart daran gearbeitet haben, dass wir bloß keine Lösung finden. <text:s/>Sie wollten diese Stimmung, die es in einigen Kreisen in der Wirtschaft gab, weiterkochen. Sie wollten daraus Kapital schlagen. Warum? Weil Sie sich erhoffen, dass es am Ende dafür sorgt, dass Sie gewählt werden. <text:s/>Aber die Menschen können das ganz klar sehen, <text:s/>und sie wissen, dass ein Grund, warum wir in dieser Misere sind, ein Grund, warum die ganzen Wirtschaftszahlen, die Sie vorgelesen haben, so sind, wie sie sind, ist, dass Sie in den letzten Jahren Ihre Hausaufgaben nicht gemacht haben. Sie haben einen großen Anteil daran, dass wir die ganzen Transformationsprozesse in diesen Zeiten auf den Weg bringen müssen. Dem sollten Sie sich stellen; das sollten Sie nicht verheimlichen. Auch das gehört zur Ehrlichkeit. <text:s/>Mit einem Mythos will ich tatsächlich brechen – das ist mir sehr wichtig –: Sie suggerieren, dass die deutsche Wettbewerbsfähigkeit und die Erfolgsgeschichte der deutschen Wirtschaft auf einem niedrigen Steuerniveau basieren. Das war noch nie so, und das wird nie der Fall sein. Unternehmen und Investoren kommen nicht nach Deutschland, siedeln sich nicht bei uns in Deutschland an, weil man hier wenig Steuern zahlt. Unternehmen bleiben nicht in Deutschland, weil das Steuerniveau niedrig ist. Das war in der Vergangenheit nicht der Fall; das wird auch in Zukunft nicht der Fall sein. Unsere Erfolgsgeschichte basiert vielmehr darauf, dass wir qualifizierte Fachkräfte haben und hatten, auf einer verlässlichen und funktionierenden Infrastruktur und auf unserer Rechtsstaatlichkeit. <text:s/>Ich muss sagen, gestern war ja der Tag, an dem die Reform des Staatsangehörigkeitsrechts in Kraft getreten ist. <text:s/>Ich war sehr erstaunt, was ich da alles in der Zeitung lesen musste. Dass solche Töne von der AfD kommen, ist keine Überraschung. <text:s/>Aber wenn der Oppositionsführer, der Vorsitzende der CDU/CSU-Fraktion, bei der Reform des Staatsangehörigkeitsrecht davon spricht, dass es ein schwarzer Tag für Deutschland sei, <text:s/>wenn Sie sagen, das sei die erste Maßnahme, die Sie wieder umkehren wollen, wenn Sie an die Regierung kommen, dann muss ich sagen: Sie verkennen die Realitäten. Wir brauchen Fachkräfte. Sie sollten hier nicht ideologisch unterwegs sein. Sie können anscheinend nicht trennen. Wir reden von qualifizierten Fachkräften, die zu uns nach Deutschland kommen, die hier einen Beitrag dazu leisten, dass es besser wird, die integriert sind, die die deutsche Sprache erlernt haben, die arbeiten, die Steuern zahlen <text:s/>und die am Ende natürlich auch eine Perspektive brauchen. Ja, was denn sonst? <text:s/>Sollen die für ein paar Jahre hier zu uns kommen, zwei, drei Jahre arbeiten und dann wieder weitergehen? Wo leben Sie denn? Haben Sie nicht aus der Vergangenheit gelernt? <text:s/>Herr Kollege Zorn, erlauben Sie eine Zwischenfrage? <text:s/>Ja, ich will den Satz aber noch zu Ende führen; dann gerne die Zwischenfrage. – Ich will feststellen, dass die CDU/CSU-Bundestagsfraktion zum größten Wirtschaftsrisikofaktor <text:s/>für die Bundesrepublik geworden sind. Sie sollten sich schämen. <text:s/>Herr Kollege Zorn, vielen Dank, dass Sie die Zwischenfrage zulassen. – Sie haben ja gerade Unverständnis über unsere Haltung zu Ihrem neuen Staatsangehörigkeitsrecht geäußert und dann gesagt: Wir brauchen Fachkräfte. <text:s/>Nun will ich Ihnen mal sagen, wie Ihre Bundesregierung dieses neue Staatsangehörigkeitsrecht bewirbt, nämlich in arabischer Sprache, also adressiert an Menschen, die es offensichtlich in Englisch oder in Deutsch nicht lesen können. <text:s/>Und in diesen Texten wird dann noch darauf hingewiesen, dass man die Staatsangehörigkeit auch erlangen kann, wenn man den eigenen Lebensunterhalt nicht sicherstellen kann. <text:s/>Jetzt würde ich gerne von Ihnen, Herr Zorn, wissen, ob das in der Adresse die Fachkräfte sind, die Sie haben wollen. <text:s/>Herr Kollege, vielen Dank für die Zwischenfrage. Das gibt mir auch die Gelegenheit, mit einigen Mythen aufzuräumen <text:s/>und mit Klarheiten und Fakten dafür zu sorgen, dass wir in der Debatte die Ideologie ein bisschen beiseiteschieben und uns auf die Fakten beziehen. <text:s/>Es ist so: Wenn Menschen sich auf den Weg machen und überlegen, wohin sie für die nächsten Jahre gehen – beispielsweise der gut qualifizierte, ausgebildete Ingenieur aus Indien, die Krankenschwester aus Brasilien oder der Wirtschaftsmathematiker aus Ghana –, <text:s/>dann brauchen sie eine Perspektive. Wir stehen da in einem internationalen Wettbewerb mit Großbritannien, mit Kanada und mit den USA. Es ist wichtig, dass wir beim Thema Staatsangehörigkeitsrecht sagen: Nein, es gibt nicht nur die Perspektive, zu uns nach Deutschland zu kommen, Teil der Gesellschaft zu werden, zu arbeiten und sich zu integrieren, sondern es gibt auch die Perspektive, wenn man das möchte, bei uns in Deutschland ein Zuhause zu haben. <text:s/>Das geschieht dann in letzter Instanz auch mithilfe der Staatsbürgerschaft. <text:s/>Das, was Sie machen, ist komplett falsch. Sie versuchen, zwei Sachen miteinander zu vermischen. <text:s/>Ein Kollege von Ihnen hat vorhin das Thema „Flüchtlinge“ mit dem Thema „Fachkräfteeinwanderung“ in Verbindung gebracht. Das ist genau das, was wir nicht machen. Wir haben beide Wege voneinander getrennt. <text:s/>Wir wollen mit dem einen Weg dafür sorgen, dass es mehr Zuwanderung gibt, die kontrolliert ist, die an bestimmte Regeln gebunden ist und die dafür sorgt, dass diejenigen, die das wollen, am Ende auch die deutsche Staatsbürgerschaft erhalten können. Das, was Sie tun, ist blanker Populismus, und Sie sollten sich dafür schämen. <text:s/>Ich fahre gerne mit meiner Rede fort: Wir brauchen tatsächlich Fachkräfte. Wir brauchen sie für die Wettbewerbsfähigkeit und für die Innovationsfähigkeit der deutschen Wirtschaft. <text:s/>Aber auch die Frage der Infrastruktur ist etwas, was uns alle miteinander stark beschäftigt, und zwar die Frage der Energieinfrastruktur, der digitalen Infrastruktur und auch der physischen Infrastruktur. <text:s/>Liebe Kolleginnen und Kollegen, am Ende geht es darum, dass wir viele verschiedene Maßnahmen auf den Weg bringen müssen. <text:s/>Das haben wir mit den vorliegenden Gesetzen, die wir bereits besprochen haben, getan. Das werden wir weiterhin tun. Und wie Sie ja wissen, diskutieren wir in diesen Tagen sehr viel über das sogenannte Wirtschaftsdynamisierungspaket. Ich halte es für richtig. Damit werden wir dafür sorgen, dass wir die deutsche Wirtschaft unterstützen. <text:s/>Liebe Union, ich bin gespannt, ob Sie sich da konstruktiv einbringen werden oder ob Sie nach wie vor den populistischen Weg wählen. <text:s/>Vielen Dank, liebe Kolleginnen und Kollegen. <text:s/>Vielen Dank, Herr Kollege. – Damit schließe ich die Aussprache.</text:p>
          </table:table-cell>
          <table:table-cell table:style-name="ce2" office:value-type="string" calcext:value-type="string">
            <text:p>Ein Kollege von Ihnen hat vorhin das Thema „Flüchtlinge“ mit dem Thema „Fachkräfteeinwanderung“ in Verbindung gebracht. | Wir wollen mit dem einen Weg dafür sorgen, dass es mehr Zuwanderung gibt, die kontrolliert ist, die an bestimmte Regeln gebunden ist und die dafür sorgt, dass diejenigen, die das wollen, am Ende auch die deutsche Staatsbürgerschaft erhalten kön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880139827728271</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7500</text:p>
          </table:table-cell>
          <table:table-cell table:style-name="ce2" office:value-type="string" calcext:value-type="string">
            <text:p>Friedhelm Boginski (FDP)</text:p>
          </table:table-cell>
          <table:table-cell table:style-name="ce2" office:value-type="string" calcext:value-type="string">
            <text:p>Sehr geehrte Frau Präsidentin! Meine sehr geehrten Damen und Herren! In keiner Region Deutschlands haben die Menschen in den vergangenen 30 Jahren so viele strukturelle Veränderungen, so viele grundlegende Neuerungen durchlebt wie wir in unserem Teil der Republik, in Ostdeutschland. Wir Ostdeutschen sind gestärkt, was Changemanagement angeht. Das ist unser eigentliches Alleinstellungsmerkmal, und das meine ich jetzt nicht nur augenzwinkernd, sondern ich möchte noch darauf hinweisen, dass es gerade in meiner Generation viele unterbrochene Bildungswege, zerbrochene Lebensentwürfe und den Verlust von sozialer und gesellschaftlicher Identität gibt. <text:s/>Aber wir haben auch gelernt, dass mit diesen Veränderungen neue Chancen entstanden sind und dass man die auch durchaus nutzen konnte. Nur wer die nötigen Fähigkeiten hatte, konnte seine Ideen umsetzen und bestehen. Jetzt komme ich auf das Thema, das mich wirklich bewegt: Das zeigt wieder mal, wie wichtig Bildung ist. Das ist einer der Kernpunkte, glaube ich, die wir auch jetzt wieder ganz deutlich brauchen. <text:s/>Wenn wir über Industriepolitik sprechen, dann muss uns klar sein, dass wir nicht in Kirchturmpolitik denken, sondern dass wir den nötigen Weitblick brauchen – Weitblick, um globalen Fragen wie der Ressourcenknappheit, der Digitalisierung von Wirtschaft und Gesellschaft, aber auch dem demografischen Wandel gerecht zu werden. Diese Herausforderungen erfordern eine hohe Veränderungs- und Anpassungsbereitschaft von Industrie und Gesellschaft insgesamt. <text:s/>Die Bundesrepublik hat im Oktober dieses Jahres eine Industriestrategie beschlossen, und wir sind in der Umsetzung. Wie Transformation und Veränderung in Ostdeutschland gelingen kann, zeigen zwei Impulse aus meinem Bundesland, die die Bundesregierung auf den Weg gebracht hat: einmal den Strategiewechsel bei der PCK Raffinerie Schwedt von fossilen Kraftstoffen hin zur Produktion von Wasserstoff und E-Fuels und natürlich der bedeutsame Strukturwandel in der Lausitz mit seiner Strahlkraft auf andere Transformationsprojekte. <text:s/>Anhand dieser Beispiele wird deutlich, welche Chancen sich aus einem Einzelprojekt für die gesamte Region entwickeln können. Wenn alle Akteure sich der Herausforderungen bewusst sind, sich nicht vor Veränderungen scheuen und die Chance auf Sicherung der Arbeitsplätze bzw. deren Zunahme aufgreifen, kann es funktionieren. <text:s/>Bei all diesen Vorhaben, die durch die Bundesregierung ermöglicht werden, geht es nicht immer nur um finanzielle Förderung; das will ich sehr deutlich sagen. Alle Regionen kämpfen mit einem Mangel an Fachkräften, der ein enormes Hemmnis für die wirtschaftliche Weiterentwicklung bedeutet und das Potenzial der Regionen schmälert. <text:s/>Die Bundesregierung hat diese Bedeutung der Fachkräftesicherung erkannt und mehrere Projekte auf den Weg gebracht. Ich spreche von der Modernisierung und der Digitalisierung von Großprojekten in Bildung und Forschung in Deutschland. Da geht es nicht um eine einzelne Chipfabrik, sondern um 80 Millionen Denkfabriken im Kopf, die aus- und weitergebildet, umgeschult und zum Teil neu qualifiziert werden müssen. <text:s/>Aber es geht auch um gezielte Nutzbarmachung von technologischen und sozialen Innovationen, die immer stärker die Wettbewerbsfähigkeit der Wirtschaft und die Zukunftsfähigkeit unserer Gesellschaft beeinflussen. <text:s/>Ich will mal zwei Wege nennen, die durch unser Bundesministerium für Bildung und Forschung auf den Weg gebracht werden. Die Bundesagentur für Sprunginnovationen fördert gute Ideen und Technologien, die das Zeug haben, unser Leben zu verändern, im großen Stil Wirtschaft zu befördern und auch im internationalen Wettbewerb zu bestehen. Die Deutsche Agentur für Transfer und Innovation hat Hochschulen, Fachhochschulen und sonstige Forschungseinrichtungen im Blick, die täglich neues Wissen erforschen. Wir wollen diese Erkenntnisse durch einen Technologietransfer in die wirtschaftliche Anwendung bringen, um in der Fläche neue Wertschöpfungsketten aufzubauen, <text:s/>aber auch, um neue Arbeitsplätze zu schaffen und um den Standortfaktor Bildung, Wissen und deren Transfer in die Wirtschaft zu stärken. <text:s/>Neben den klassischen Standortfaktoren für die Wirtschaft gilt es aber auch, Standortfaktoren für die Menschen weiterzuentwickeln. Fühlen sich Fachkräfte nicht wohl, ist es nur eine Frage der Zeit, bis sie von ausländischen Unternehmen abgeworben werden. Derzeit sprechen wir von über 200 000 hochqualifizierten Deutschen, die im Ausland arbeiten und sich dort wesentlich wohler fühlen als in Deutschland. Warum ist das so? Sind wir ernsthaft daran interessiert, dieses Potenzial zu heben, müssen wir in unserem Land eine echte Wohlfühl- und Willkommenskultur für alle Fachkräfte etablieren. Wir haben es mit dem Fachkräfteeinwanderungsgesetz geschafft, endlich ein modernes Einwanderungsrecht zu etablieren, um in Zukunft mit anderen Ländern um die besten Köpfe konkurrieren zu können. <text:s/>Die Willkommenskultur wird aber nicht nur durch Gesetze zum Ausdruck gebracht, sondern hat auch eine gesellschaftliche Dimension. <text:s/>Herr Kollege. <text:s/>Hier müssen wir noch besser werden. Glauben Sie mir, in unserem Land machen die Menschen die Wirtschaft und sorgen für Innovationskraft. <text:s/>Herr Kollege Boginski. <text:s/>Sorgen wir also dafür, dass sich die Menschen hier – in Ostdeutschland, aber auch in Gesamtdeutschland – wohlfühlen. <text:s/>Herzlichen Dank. <text:s/>Für den Bundesrat erteile ich das Wort dem Kollegen Sven Schulze.</text:p>
          </table:table-cell>
          <table:table-cell table:style-name="ce2" office:value-type="string" calcext:value-type="string">
            <text:p>Wir haben es mit dem Fachkräfteeinwanderungsgesetz geschafft, endlich ein modernes Einwanderungsrecht zu etablieren, um in Zukunft mit anderen Ländern um die besten Köpfe konkurrieren zu kön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84719157218933</text:p>
          </table:table-cell>
          <table:table-cell table:number-columns-repeated="1014"/>
        </table:table-row>
        <table:table-row table:style-name="ro1">
          <table:table-cell table:style-name="ce2" office:value-type="string" calcext:value-type="string">
            <text:p>20</text:p>
          </table:table-cell>
          <table:table-cell table:style-name="ce2" office:value-type="string" calcext:value-type="string">
            <text:p>16.03.2022</text:p>
          </table:table-cell>
          <table:table-cell table:style-name="ce2" office:value-type="string" calcext:value-type="string">
            <text:p>ID202003200</text:p>
          </table:table-cell>
          <table:table-cell table:style-name="ce2" office:value-type="string" calcext:value-type="string">
            <text:p>Nancy Faeser, Bundesministerin des Innern und für Heimat</text:p>
          </table:table-cell>
          <table:table-cell table:style-name="ce2" office:value-type="string" calcext:value-type="string">
            <text:p>Ganz herzlichen Dank. – Herr Abgeordneter Hartmann, ich fange mal vorne an. Ja, es ist richtig. Ich habe die Bemühungen in Europa verstärkt, unabhängig von diesem Kriegsgeschehen zu einem gemeinsamen Asylsystem auf europäischer Ebene zu kommen. Ich halte das immer noch für das Sinnvollste, und ich glaube, dass uns im Moment die guten Beratungen miteinander ein gutes Stück nähergebracht haben und dieser Weg auch erfolgreich sein wird. Daran glaube ich fest, und ich bin sicher, dass das der richtige Weg auch für uns hier in Deutschland ist. <text:s/>Woran sieht man das? Sie haben es angesprochen: Man sieht es einmal an der jetzigen Solidarität und dem Ingangsetzen der Solidaritätsrichtlinie über vorübergehenden Schutz. Das heißt, es gibt einen direkten Aufenthaltstitel, wenn die Menschen aus der Ukraine hierherkommen, der gleichbedeutend mit einer Arbeitserlaubnis ist. Mehr Integration innerhalb der Europäischen Union geht kaum. Das ist wirklich etwas sehr, sehr Positives. <text:s/>Sie haben es auch angesprochen: Die Europäische Kommission hat sehr früh den Katastrophenschutzmechanismus in Gang gesetzt. Auch das zeigt eine Solidarität innerhalb Europas, wo jetzt sehr schnell den Hilfsgesuchen der Anrainerstaaten, aber auch der Ukraine innerhalb der Europäischen Union entsprechend verteilt wird. <text:s/>Hm, hm. <text:s/>Da sind wir mit THW und anderen Hilfseinrichtungen dabei und schon sehr, sehr weit. Wir haben schon in der Ukraine geholfen, aber auch in vielen Anrainerstaaten. – Vielen Dank dafür. <text:s/>Das war ein Zeitmanagementhusten. – Herr Hartmann hat noch eine Nachfrage.</text:p>
          </table:table-cell>
          <table:table-cell table:style-name="ce2" office:value-type="string" calcext:value-type="string">
            <text:p>Ich habe die Bemühungen in Europa verstärkt, unabhängig von diesem Kriegsgeschehen zu einem gemeinsamen Asylsystem auf europäischer Ebene zu komm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42342638969421</text:p>
          </table:table-cell>
          <table:table-cell table:number-columns-repeated="1014"/>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6800</text:p>
          </table:table-cell>
          <table:table-cell table:style-name="ce2" office:value-type="string" calcext:value-type="string">
            <text:p>Sebastian Münzenmaier (AfD)</text:p>
          </table:table-cell>
          <table:table-cell table:style-name="ce2" office:value-type="string" calcext:value-type="string">
            <text:p>Sehr geehrte Frau Präsidentin! Meine Damen und Herren! Am vergangenen Freitag zogen Tausende von Arabern durch die Essener Innenstadt. Laute „Allahu akbar!“-Rufe schallen durch die Straßen, riesige Fahnen, die stark an die Fahnen der Terrororganisation IS erinnern, bestimmen das Straßenbild. Marschiert wird streng getrennt nach Geschlechtern; die Frauen sind vollverschleiert. Teilnehmer fordern die Ausrufung eines Kalifats in Deutschland, und deutsche Anwohner trauen sich kaum mehr auf die Straße. <text:s/>Nur wenige Stunden später zieht ein weiterer Mob von über 8 000 Fremden in düsterer Kolonne durch Berlin. Der bekannte Neptunbrunnen wird von mehreren Randalierern erklettert, und wie bei Eroberungen üblich wird die Palästinaflagge auf der Spitze des Brunnens platziert. Jubelnde und feixende Ausländer, Polizei und Staat auf dem Rückzug – Bilder, die um die Welt gehen. <text:s/>Plötzlich scheinen Sie, von der CDU bis hin zu den Grünen, völlig überrascht. „Grenzüberschreitung!“ schimpft CDUler Wüst in NRW. „Inakzeptabel!“ tönen selbst die Grünen. Und Nancy Faeser regt sich über die Überschreitung von „roten Linien“ auf. Welche Heuchelei, wenn sich nun plötzlich die Einwanderungsfanatiker in Sonntagsreden empören, meine Damen und Herren! <text:s/>Was unternimmt denn die Ampel? Was unternehmen die ganzen Ministerpräsidenten von Wüst bis Söder? Sie alle haben doch heute Morgen wieder staatstragende Reden geschwungen. Aber Goethe hat es mal so schön auf den Punkt gebracht: „Es ist nicht genug, zu wollen, man muss auch tun.“ Und Sie tun gar nichts. Die Grenzen sind sperrangelweit offen. Migration wird nicht gestoppt, sondern als Fachkräfteeinwanderung getarnt und weiterhin angefeuert. Das Staatsbürgerschaftsrecht wird geschliffen – deutsche Pässe für alle, am besten gleich morgen. <text:s/>Bevor Sie sich also alle künstlich aufregen und heuchlerisch empören, sollten Sie sich die Frage stellen: Wer hat denn diese Zustände in unseren Städten eigentlich zu verantworten? <text:s/>Das, meine Damen und Herren, sind Sie. Das sind die Zuwanderungsfans in allen Altparteien, all jene heimatfeindlichen Kräfte, denen ein deutsches Deutschland stets ein Dorn im Auge war. <text:s/>„Deutschland wird sich verändern, und wir freuen uns drauf!“ Wir erinnern uns noch gut: Das war doch Ihr Motto, als die zentrale Frage für die Zukunft unseres Landes gestellt wurde. Ihnen allen konnte und kann Deutschland doch überhaupt nicht bunt genug sein. Nun hat sich Deutschland verändert. Und dort draußen, unter den Fahnen des Kalifats, da marschiert Ihr bunter Traum. Ihr Geschwätz von Fachkräften, von Bereicherung, von Integration und von den Raketenwissenschaftlern, all das löst sich endgültig in Luft auf, und zurück bleiben die Trümmer einer linken Lebenslüge, für die Sie alle bereit waren, unser Land zu opfern, meine Damen und Herren. <text:s/>Deutsche Stadtviertel sind doch mittlerweile die Rückzugsorte radikaler Islamisten. Die Armee des Kalifats rekrutiert sich aus der Heerschar der ungezügelten Masseneinwanderung. Und die Schatztruhe des Kalifats ist doch in Wahrheit mittlerweile das deutsche Bürgergeld. Ihre Politik kann überhaupt keine Lösungen finden, weil Sie das Problem sind. Die fremde Landnahme auf deutschen Straßen ist nicht vom Himmel gefallen; sie ist die logische Konsequenz Ihrer verrückten Einwanderungspolitik. <text:s/>Wer jetzt dieses Problem lösen will, der kann sich doch vor einer zentralen Frage nicht wegducken: In welchem Deutschland wollen wir leben, und wessen Deutschland soll das überhaupt sein? Knapp zehn Jahre nach dem Willkommenswahnsinn von 2015 stellt sich diese Frage wieder und dieses Mal noch dringlicher. Es wird immer klarer erkennbar, dass es in Zukunft nur zwei Optionen geben kann: entweder Chaos, Straßenschlachten und ethnische Konflikte im bunten Multikultistaat oder ein Deutschland als Land der Deutschen, als Ort von Freiheit, von Ordnung und von Normalität. In dieser Frage, meine Damen und Herren, gibt es keinen Kompromiss, da gibt es nur ein Entweder-oder. Jeder Einzelne hier im Haus muss sich entscheiden. <text:s/>Wenn wir jetzt nicht massiv gegensteuern, dann werden wir eine Zukunft erleben, die mit der Vorstellung eines selbstbewussten, freiheitlichen und demokratischen Nationalstaats nichts mehr zu tun haben wird. Das zeigt ein Blick in jede demografische Statistik und in jede deutsche Zeitung. Das zeigt mittlerweile auch ein Spaziergang durch jede deutsche Stadt und jede Fahrt in Bus oder Bahn. <text:s/>Heute sind es noch 3 000, die das Kalifat fordern, morgen vielleicht 30 000. Oder wollen wir warten, bis es 300 000 sind? Der radikale Islam stellt in Deutschland im Jahr 2023 ganz offen die Machtfrage, und wir müssen diese mit aller Härte beantworten. Die Losung der Stunde lautet: Remigration, und zwar millionenfache Remigration. <text:s/>Wer hier aber rumschreit und von Remigration nicht reden will, der möge auch schweigen, wenn die Anhänger des Kalifats in Zukunft durch unsere Straßen ziehen, meine Damen und Herren. <text:s/>Es zeigt sich auch bei diesem Thema wieder einmal ganz deutlich: Nur die Alternative für Deutschland ist willens und in der Lage, die klare Aussage zu treffen, die es braucht. Mit uns wird es in Deutschland kein Kalifat geben, sondern eine rigorose Verabschiedungskultur. Denn Deutschland ist unser Land, und wir lassen es uns nicht wegnehmen. <text:s/>Herzlichen Dank. <text:s/>Sie haben das Wort zu einem Geschäftsordnungsantrag.</text:p>
          </table:table-cell>
          <table:table-cell table:style-name="ce2" office:value-type="string" calcext:value-type="string">
            <text:p>Wer hier aber rumschreit und von Remigration nicht reden will, der möge auch schweigen, wenn die Anhänger des Kalifats in Zukunft durch unsere Straßen ziehen, meine Damen und Herren. | Migration wird nicht gestoppt, sondern als Fachkräfteeinwanderung getarnt und weiterhin angefeuert. | Das sind die Zuwanderungsfans in allen Altparteien, all jene heimatfeindlichen Kräfte, denen ein deutsches Deutschland stets ein Dorn im Auge war. | Die Armee des Kalifats rekrutiert sich aus der Heerschar der ungezügelten Masseneinwanderung. | Die Losung der Stunde lautet: Remigration, und zwar millionenfache Remigration. | Die fremde Landnahme auf deutschen Straßen ist nicht vom Himmel gefallen; sie ist die logische Konsequenz Ihrer verrückten Einwanderungspolitik. | Welche Heuchelei, wenn sich nun plötzlich die Einwanderungsfanatiker in Sonntagsreden empören, meine Damen und Herr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48363006114959717</text:p>
          </table:table-cell>
          <table:table-cell table:number-columns-repeated="1014"/>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9600</text:p>
          </table:table-cell>
          <table:table-cell table:style-name="ce2" office:value-type="string" calcext:value-type="string">
            <text:p>Alexander Hoffmann (CDU/CSU)</text:p>
          </table:table-cell>
          <table:table-cell table:style-name="ce2" office:value-type="string" calcext:value-type="string">
            <text:p>Sehr geehrte Frau Präsidentin! Liebe Kolleginnen und Kollegen! Meine sehr verehrten Damen und Herren! Ich denke, wir alle sind uns einig: Wir dulden keine Extremistinnen und Extremisten in Beamtenverhältnissen. Das schadet dem Ansehen des Staates, und es gefährdet die Funktionstüchtigkeit des Staates. <text:s/>Auf dem Weg dorthin, liebe Kolleginnen und Kollegen von der Ampel, muss aber der Staat an jeder Stelle immer und überall als Rechtsstaat über jeglichen Zweifel erhaben sein. Es darf auf dem Weg dorthin nie zu einem Gesinnungsbeamtenrecht kommen. Es darf nie zu einem Generalverdacht kommen. Und der Staat muss immer Verfahren mit höchster Prüfqualität und rechtsstaatlichen Standards sicherstellen. Ich will es in einem Satz zusammenfassen: Der Maßregelungseifer darf nie über die Rechtsstaatlichkeit gestellt werden. <text:s/>Das, was Sie uns vorlegen, ist ja durch die Überschrift „Kampf gegen rechts“ motiviert, dessen Bedeutung ich in keiner Weise schmälern will. Auffällig ist allerdings, dass Sie beim Kampf gegen rechts immer nach dem Prinzip „Höher, schneller, weiter“ agieren. <text:s/>Jetzt streichen Sie hier den Beamtinnen und Beamten eine echte gerichtliche Prüfinstanz, nämlich die Disziplinarklage. Sie prüfen gar nicht, ob man die irgendwie beschleunigen könnte, sondern sie wird einfach weggenommen. Und Sie sagen jetzt: Wir machen dafür ein Verwaltungsverfahren bei der Disziplinarbehörde selbst, also bei der Ausgangsbehörde, mit allen Loyalitätskonflikten, Personalfragen usw. Dann sagen Sie: Das reicht; das ist doch alles super. <text:s/>Ich empfehle Ihnen mal eine kritische Selbstprüfung. Und die sieht wie folgt aus: Wir haben auch andere Bereiche, wo wir im Übrigen über Massenphänomene reden – nicht wie im Beamtenbereich: 190 000 Bundesbeamte, 373 Disziplinarklagen – und wo wir dringend über Verfahrensbeschleunigung reden müssen. Nehmen Sie nur mal die Verwaltungsgerichtsbarkeit in Asylverfahren. <text:s/>Niemand von Ihnen käme auf die Idee, auch nur eine einzige gerichtliche Instanz zu streichen, um dort eine Beschleunigung reinzubringen. <text:s/>Und dann heißt es immer: Ja, in Baden-Württemberg ist es doch genau so, und es ist alles super. – Nein, ist es nicht, weil nicht alles super ist. Und: Es ist eben nicht genauso; <text:s/>das ist das Entscheidende. – Denn in Baden-Württemberg ist es eine externe Behörde. Es handelt sich also nicht um die Ausgangsbehörde, sondern sie haben eine externe qualifizierte Disziplinarbehörde <text:s/>mit eigenem Personal, mit eigener Expertise, wo sie eben nicht Loyalitätskonflikte und andere Schwierigkeiten haben, und das ist der signifikante Unterschied. <text:s/>Deswegen wäre es wichtig, dass Sie das nicht immer verwischen. Insofern können wir das einfach nicht mittragen. <text:s/>Herr Kollege, Sie kommen zum Ende, bitte. <text:s/>Vielen Dank für die Aufmerksamkeit.</text:p>
          </table:table-cell>
          <table:table-cell table:style-name="ce2" office:value-type="string" calcext:value-type="string">
            <text:p>Nehmen Sie nur mal die Verwaltungsgerichtsbarkeit in Asylverfahr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9906542301177979</text:p>
          </table:table-cell>
          <table:table-cell table:number-columns-repeated="1014"/>
        </table:table-row>
        <table:table-row table:style-name="ro1">
          <table:table-cell table:style-name="ce2" office:value-type="string" calcext:value-type="string">
            <text:p>36</text:p>
          </table:table-cell>
          <table:table-cell table:style-name="ce2" office:value-type="string" calcext:value-type="string">
            <text:p>08.05.2022</text:p>
          </table:table-cell>
          <table:table-cell table:style-name="ce2" office:value-type="string" calcext:value-type="string">
            <text:p>ID203611000</text:p>
          </table:table-cell>
          <table:table-cell table:style-name="ce2" office:value-type="string" calcext:value-type="string">
            <text:p>Gülistan Yüksel (SPD)</text:p>
          </table:table-cell>
          <table:table-cell table:style-name="ce2" office:value-type="string" calcext:value-type="string">
            <text:p>Sehr geehrte Frau Präsidentin! Sehr geehrte Damen und Herren! Liebe Kolleginnen und Kollegen! Sosehr ich mich über die Gelegenheit freue, über das wichtige Thema der Integration zu sprechen, so sehr bin ich verwundert, dass die Union anscheinend ihr Herz für die zu uns kommenden Menschen entdeckt hat. Lassen Sie mich kurz drei Zitate vorlesen: „Asylurlauber auf Heimattrip können gleich bleiben, wo sie hergekommen sind.“ „Die Migrationsfrage ist die Mutter aller politischen Probleme in diesem Land.“ <text:s/>Wir brauchen ein Einwanderungsbegrenzungsgesetz „mit Vorrang für Zuwanderer aus unserem christlich-abendländischen Kulturkreis“. <text:s/>Was Sie gerade gehört haben, sind nicht etwa Aussagen der AfD, auch wenn sie klatschen. Nein, es sind Aussagen der letzten Jahre aus den Reihen der Union. <text:s/>Auch in meiner mehr als 30‑jährigen Integrationsarbeit habe ich viele Blockaden und Ressentiments der Union miterlebt, sei es beim kommunalen Wahlrecht, sei es bei der doppelten Staatsbürgerschaft und der unsäglichen Unterschriftenkampagne hierzu, sei es bei den Debatten zum Zuwanderungsgesetz oder der immer wiederkehrenden Diskussion über eine Leitkultur. Der rote Faden, der sich bei der Union zu Migrationsthemen durchzieht, ist das Narrativ von „Wir gegen die anderen“. <text:s/>Immer wieder wurde die Integrationsarbeit durch die Union blockiert und erschwert, ob auf kommunaler, Landes- oder Bundesebene. <text:s/>Wenn die Union das jetzt anders sieht, ist das ganz gut. Ich hoffe nur, dass diese Besserung auch nachhaltig ist <text:s/>und sich Ihre Solidarität auf alle Geflüchteten und die hier lebenden Menschen erstreckt. <text:s/>Liebe Kolleginnen und Kollegen, es ist wichtig und richtig, dass wir die zu uns flüchtenden Menschen aus der Ukraine schnell und unbürokratisch aufnehmen und ihnen Zugang zu Sprachkursen und dem Arbeitsmarkt ermöglichen. Es darf aber nicht darum gehen, vor welchem Krieg die Menschen zu uns fliehen. Für alle gilt der Grundsatz: Arbeit, Sprache, Bildung und Begegnung von Anfang an. Wir brauchen daher zum Beispiel auch die Abschaffung von Arbeitsverboten und Kettenduldungen; einige Kollegen sind schon darauf eingegangen. <text:s/>Ich kann es nicht oft genug sagen: Es darf keine Menschen erster und zweiter Klasse geben. <text:s/>Sehr geehrte Damen und Herren, Integration ist ein Prozess, ein Prozess, bei dem alle beteiligten Seiten aufeinander zugehen müssen. Wenn wir durch unsere Politik Gemeinschaft und Wertschätzung im Alltag fördern, fordern und stärken, dann kann Integration auch nachhaltig gelingen, dann ist Integration eine Bereicherung für unser Land. <text:s/>Da die Union anscheinend ihr Herz für die Integration entdeckt hat, freue ich mich schon, zu sehen, wie Sie zukünftig auf unsere Vorhaben reagieren. Wie ich sehe, sind Sie alle mit Ihren Handys beschäftigt. Ich hoffe, dass Sie zugehört haben. <text:s/>Vielen Dank. <text:s/>Für die CDU/CSU-Fraktion spricht der Kollege Lars Rohwer.</text:p>
          </table:table-cell>
          <table:table-cell table:style-name="ce2" office:value-type="string" calcext:value-type="string">
            <text:p>Der rote Faden, der sich bei der Union zu Migrationsthemen durchzieht, ist das Narrativ von „Wir gegen die anderen“. | Lassen Sie mich kurz drei Zitate vorlesen: „Asylurlauber auf Heimattrip können gleich bleiben, wo sie hergekommen sind.“ „Die Migrationsfrage ist die Mutter aller politischen Probleme in diesem Land.“ <text:s/>Wir brauchen ein Einwanderungsbegrenzungsgesetz „mit Vorrang für Zuwanderer aus unserem christlich-abendländischen Kulturkreis“. | Auch in meiner mehr als 30‑jährigen Integrationsarbeit habe ich viele Blockaden und Ressentiments der Union miterlebt, sei es beim kommunalen Wahlrecht, sei es bei der doppelten Staatsbürgerschaft und der unsäglichen Unterschriftenkampagne hierzu, sei es bei den Debatten zum Zuwanderungsgesetz oder der immer wiederkehrenden Diskussion über eine Leitkultu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39550355076789856</text:p>
          </table:table-cell>
          <table:table-cell table:number-columns-repeated="1014"/>
        </table:table-row>
        <table:table-row table:style-name="ro1">
          <table:table-cell table:style-name="ce2" office:value-type="string" calcext:value-type="string">
            <text:p>147</text:p>
          </table:table-cell>
          <table:table-cell table:style-name="ce2" office:value-type="string" calcext:value-type="string">
            <text:p>18.01.2024</text:p>
          </table:table-cell>
          <table:table-cell table:style-name="ce2" office:value-type="string" calcext:value-type="string">
            <text:p>ID2014707200</text:p>
          </table:table-cell>
          <table:table-cell table:style-name="ce2" office:value-type="string" calcext:value-type="string">
            <text:p>Nancy Faeser, Bundesministerin des Innern und für Heimat</text:p>
          </table:table-cell>
          <table:table-cell table:style-name="ce2" office:value-type="string" calcext:value-type="string">
            <text:p>Sehr geehrte Frau Präsidentin! Sehr geehrte Abgeordnete! Sehr geehrte Damen und Herren! In diesem Jahr feiern wir, dass Deutschland seit 75 Jahren wieder eine Demokratie ist. Wir feiern unsere freiheitliche Verfassung, das Grundgesetz. Es ist eine Verfassung, die den Menschen in den Mittelpunkt stellt, seine Würde, seine Rechte, die universelle Gleichheit aller vor dem Gesetz. <text:s/>Hinter diesen Errungenschaften stehen sehr bittere Lehren. Wir haben sie aus den Fehlern der Vergangenheit gezogen: aus dem Scheitern von Weimar, aus den unsäglichen Verbrechen, die dem Aufstieg der Nationalsozialisten folgten, als Rassismus, Antisemitismus und nationalsozialistischer Größenwahn in millionenfachem Mord, Vertreibung und grenzenlosem Leid endeten. Eigentlich sollten wir alle diese Lehren verstanden und verinnerlicht haben, <text:s/>in der ganzen Gesellschaft, aber ganz besonders hier im Deutschen Bundestag. <text:s/>Der Anlass, auf den diese Aktuelle Stunde zurückgeht, legt leider nahe, dass dem nicht so ist. Denn die aktuelle Berichterstattung ruft eine schmerzhafte Wahrheit ins Bewusstsein: Auch in Deutschland gibt es bereits seit Jahrzehnten rechte Netzwerke, die lange unterschätzt wurden. Ihre Vordenker hüllen ihre Absichten in beschönigende Verpackungen wie „Ethnopluralismus“ oder „Remigration“. Aber es geht ihnen in Wahrheit darum, Menschen zu diskriminieren und zu drangsalieren – aufgrund ihrer Abstammung, ihres Aussehens, ihrer Herkunft oder ihrer Haltung – oder, wenn sie freie Hand hätten, gleich zu deportieren. Machen Sie sich doch ehrlich, Herr Baumann! Darum geht es hier doch, und darum ging es bei dem Treffen in Potsdam, meine Damen und Herren. <text:s/>Es ist auch im Buch von Herrn Höcke nachzulesen. <text:s/>Im Kern steht dahinter der Traum von einer gleichgeschalteten Gesellschaft, die alles ausschließt, was nicht in ihre rassistische und freiheitsfeindliche Ideologie passt. Das ist ein menschenverachtender Albtraum, den wir alle gemeinsam verhindern müssen und gemeinsam verhindern werden, meine Damen und Herren. <text:s/>Die sogenannte Neue Rechte sieht vielleicht anders aus und benutzt andere Begriffe. In ihrer Ideologie und in ihren Zielen unterscheidet sie sich aber nicht von den Rechtsextremisten, die so viel Leid über die Welt gebracht haben. Deshalb müssen wir genau hinsehen, welche Kreise hier am Werk sind: von der Identitären Bewegung und dem Spektrum dieser angeblich Neuen Rechten bis weit hinein in die Parteien- und Vereinslandschaften am rechten Rand. Es ist kein Zufall, dass in Potsdam ein bekannter Rechtsextremist seine Ideen auch Vertretern von AfD und WerteUnion vortragen durfte. <text:s/>Die größte Bedrohung für unsere demokratische Grundordnung ist der Rechtsextremismus; ich habe das an dieser Stelle hier im Plenum schon häufiger gesagt. <text:s/>Und warum? Er ist es deshalb, weil er diese demokratische Grundordnung überwinden will – mit Abgeordneten, die sich in deutschen Parlamenten zu seinem parlamentarischen Arm machen. Dagegen müssen alle Demokratinnen und Demokraten in unserem Land gemeinsam aufstehen und kämpfen! <text:s/>Wir sehen seit Jahrzehnten aktive Bestrebungen, die Grenzen zwischen „demokratisch rechts“ und „rechtsextrem“ zu verschieben. Demokratieverachtung und Menschenfeindlichkeit in die Mitte der Gesellschaft zu tragen, darum geht es doch hier. Seit Langem hat der Verfassungsschutz deshalb diese Szene im Blick. Verschiedene Organisationen der sogenannten Neuen Rechten sind als gesichert rechtsextremistisch eingestuft und stehen entsprechend auch unter Beobachtung. <text:s/>Und das ist richtig und wichtig, wie sich gerade wieder zeigt. Denn wer von „Reconquista“ und „Remigration“ fantasiert, knüpft genau an diese Gedanken an, die den menschenverachtenden Rassengesetzen der Nationalsozialisten, der Wannsee-Konferenz und der Shoa den Weg bereitet haben. <text:s/>Kein Teilnehmer an einem solchen Treffen kann sich mit Unwissenheit dazu rausreden, meine Damen und Herren. <text:s/>Die erklärten Vorbilder sind die Wegbereiter der NS-Ideologie; ihre Vordenker kokettieren mit dem Etikett, Faschisten zu sein. Sie wollen, dass Abstammung und Herkunft entscheiden, wer zu Deutschland gehört und wer nicht. Aber das werden wir nicht zulassen! Das werden wir nicht zulassen, denn diese Demokratie weiß sich zu wehren! <text:s/>Deshalb – hören Sie jetzt ganz genau zu am rechten Rand dieses Parlamentes, Frau Weidel, Herr Chrupalla, Frau Huy – ist es richtig und notwendig, dass der Verfassungsschutz die AfD als rechtsextremistischen Verdachtsfall genau beobachtet. <text:s/>Denn sosehr Sie auch abwiegeln, wenn es um rechtsextreme Vernetzung geht, Herr Baumann: Nichts davon ist harmlos! Nichts davon ist bürgerlich! Und nichts davon dürfen wir dulden, meine Damen und Herren, nichts davon! <text:s/>Die Feinde der Demokratie setzen auf die Macht von Provokation und Emotionen. Sie spalten und verhetzen. Sie heizen Wut an, und sie streuen Angst. <text:s/>Sie haben das heute hier schon wieder getan. Sie sind nicht auf die Debatte eingegangen, sondern Sie haben schon wieder Wut und Hetze hier von diesem Pult aus losgelassen. <text:s/>– Man merkt ja, dass Sie getroffen sind. <text:s/>Und ich will es noch einmal sagen: Die Freiheit und Offenheit, die unsere Gesellschaft auszeichnet, wenden Sie gegen die Demokratie selbst. Sie nutzen die Meinungsfreiheit, um den öffentlichen Diskurs zu vergiften. Sie wollen die Versammlungsfreiheit nutzen, um mit Ihren antidemokratischen Parolen legitime Proteste zu unterwandern. Sie nutzen den Schutz, den unsere Verfassung Parteien bietet, um gegen das demokratische System und den Parlamentarismus zu agitieren. <text:s/>Und trotzdem bleibt es richtig, dass unsere Verfassung diese Schutzrechte garantiert. Sie spiegelt Lehren aus der NS-Zeit wider. <text:s/>Doch seien Sie versichert, meine Damen und Herren: Wir nutzen alle Instrumente, die unserer wehrhaften Demokratie zur Verfügung stehen: <text:s/>die Mittel des Strafrechts genauso wie Vereinsverbote, wie wir sie im Fall der „Artgemeinschaft“ und der „Hammerskins“ im letzten Jahr schon ausgesprochen haben. Darauf können Sie sich verlassen! <text:s/>Und mehr noch: Wir wollen auch die Finanzströme dieses Milieus trockenlegen. Wir werden auf diesem Feld dort weitermachen, wo wir mit dem Verfassungsschutz begonnen haben. Wir haben die Kapazitäten in diesem Bereich als Koalition ausgebaut und werden dort auch weiter vertieft tätig sein. Wir werden alles nutzen, was uns zur Verfügung steht. <text:s/>Sie sehen: Diese Regierung handelt. Wir zerschlagen rechtsextreme Netzwerke. Wir entwaffnen die rechtsextreme Szene, meine Damen und Herren. <text:s/>Wir entfernen Verfassungsfeinde aus dem öffentlichen Dienst, und dafür haben wir das Disziplinarrecht in diesem Haus erst vor wenigen Monaten verändert. <text:s/>Wir bekämpfen rechte Propaganda und Verschwörungstheorien aller Art. Wir werden daran arbeiten, diese Demokratie zu stärken. Wir werden sie gegen Verfassungsfeinde verteidigen, und wir werden die Opfer rechter Gewalt nicht alleinlassen. <text:s/>Die Abgeordnete Haßelmann hat es gesagt: Wir stehen an der Seite all derer, die durch Ihren Hass und Ihre Hetze derzeit unter Bedrohung stehen; Menschen, die sich nicht sicher fühlen und darüber nachdenken, dieses Land zu verlassen. Wir stehen an der Seite all dieser Menschen, die gute Freunde sind – unsere Ärzte, unsere Kolleginnen und Kollegen –, die sich durch nichts unterscheiden. <text:s/>Wir werden sie mit allen Mitteln dieses Rechtsstaates verteidigen. Wir stehen an ihrer Seite, meine Damen und Herren! <text:s/>Für die Unionsfraktion hat das Wort der Kollege Philipp Amthor.</text:p>
          </table:table-cell>
          <table:table-cell table:style-name="ce2" office:value-type="string" calcext:value-type="string">
            <text:p>Denn wer von „Reconquista“ und „Remigration“ fantasiert, knüpft genau an diese Gedanken an, die den menschenverachtenden Rassengesetzen der Nationalsozialisten, der Wannsee-Konferenz und der Shoa den Weg bereitet haben. | Ihre Vordenker hüllen ihre Absichten in beschönigende Verpackungen wie „Ethnopluralismus“ oder „Remigratio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864781260490417</text:p>
          </table:table-cell>
          <table:table-cell table:number-columns-repeated="1014"/>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2000</text:p>
          </table:table-cell>
          <table:table-cell table:style-name="ce2" office:value-type="string" calcext:value-type="string">
            <text:p>Rasha Nasr (SPD)</text:p>
          </table:table-cell>
          <table:table-cell table:style-name="ce2" office:value-type="string" calcext:value-type="string">
            <text:p>Sehr geehrte Frau Präsidentin! Meine sehr verehrten Damen und Herren! Werte Kolleginnen und Kollegen! Frau Huy meint, wer etwas kann, kommt nicht hierher. Ich glaube, das liegt vor allem an dem Hass und an dem Gift, das Sie hier versprühen – das betrifft übrigens auch Teile der Union – und das der Debatte hier überhaupt nicht zuträglich ist. <text:s/>Wir brauchen qualifizierte Einwanderung in einem viel größeren Umfang als bisher. Dabei müssen wir große Anstrengungen unternehmen; denn wir können uns den Luxus, beim Status quo zu bleiben, nicht mehr leisten. <text:s/>Ich möchte Ihnen von einem Mann berichten, den ich vor einigen Jahren in meiner Tätigkeit als Integrationsbeauftragte kennenlernen durfte: ein hochqualifizierter Bauingenieur, der aus Syrien zu uns kam und sich hier bei uns ein neues Leben aufbauen wollte. Sein Abschluss wurde aber nicht anerkannt. Er wollte arbeiten und hatte dann einen Job, der aber weit unter seinen Qualifikationen lag. So ergeht es vielen, die aus sogenannten Drittstaaten zu uns kommen. Dieser Mann ist mittlerweile leider nicht mehr bei uns. Er hat in Dubai eine gute Anstellung gefunden. Dort hat er eine Wohnung, ein Jobangebot für seine Frau und Betreuungsplätze für seine beiden Kinder bekommen – quasi ein Rundum-sorglos-Paket. <text:s/>Genau wegen solcher Beispiele müssen wir ins Handeln kommen. Wir müssen attraktive Angebote im Wettbewerb um kluge Köpfe im EU-Ausland und sogenannten Drittstaaten machen. Was meine ich damit konkret? Sprachkurse vor Ort, schnelle Visaverfahren, die schnelle Anerkennung von Abschlüssen, eine Erneuerung des Aufenthaltsrechts, und, ja, auch eine Überarbeitung des Staatsangehörigkeitsrechts gehört für uns dazu. <text:s/>Kleinst- und Kleinbetriebe, große Unternehmen, Start-ups – Herr Reichel hat aus Dresden berichtet; ich berichte jetzt auch aus Dresden –, sie alle warten darauf, dass wir endlich die Weichen stellen und für mehr qualifizierte Zuwanderung sorgen. <text:s/>Hören wir also endlich auf, darüber zu debattieren, ob wir Zuwanderung brauchen. Wir brauchen sie nicht nur, wir sind auf sie angewiesen. Ohne unsere Kolleginnen und Kollegen aus dem Ausland geht es nicht mehr. Deshalb arbeiten wir mit Hochdruck an einem ordentlichen Fachkräfteeinwanderungsgesetz. Es wird Zeit. <text:s/>Vielen Dank.</text:p>
          </table:table-cell>
          <table:table-cell table:style-name="ce2" office:value-type="string" calcext:value-type="string">
            <text:p>Wir brauchen qualifizierte Einwanderung in einem viel größeren Umfang als bisher. | Hören wir also endlich auf, darüber zu debattieren, ob wir Zuwanderung brauchen. | Deshalb arbeiten wir mit Hochdruck an einem ordentlichen Fachkräfteeinwanderungsgesetz. | Kleinst- und Kleinbetriebe, große Unternehmen, Start-ups – Herr Reichel hat aus Dresden berichtet; ich berichte jetzt auch aus Dresden –, sie alle warten darauf, dass wir endlich die Weichen stellen und für mehr qualifizierte Zuwanderung sor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64229416847229</text:p>
          </table:table-cell>
          <table:table-cell table:number-columns-repeated="1014"/>
        </table:table-row>
        <table:table-row table:style-name="ro1">
          <table:table-cell table:style-name="ce2" office:value-type="string" calcext:value-type="string">
            <text:p>157</text:p>
          </table:table-cell>
          <table:table-cell table:style-name="ce2" office:value-type="string" calcext:value-type="string">
            <text:p>14.03.2024</text:p>
          </table:table-cell>
          <table:table-cell table:style-name="ce2" office:value-type="string" calcext:value-type="string">
            <text:p>ID2015704700</text:p>
          </table:table-cell>
          <table:table-cell table:style-name="ce2" office:value-type="string" calcext:value-type="string">
            <text:p>Martina Renner (Die Linke)</text:p>
          </table:table-cell>
          <table:table-cell table:style-name="ce2" office:value-type="string" calcext:value-type="string">
            <text:p>Frau Präsidentin! Sehr geehrte Kolleginnen und Kollegen! Ich denke nicht, dass sich das Bundesverfassungsgericht bei seinen Entscheidungen vorstellt, dass sich der Gesetzgeber acht Jahre Zeit lässt, den Vorschriften und den Empfehlungen zu folgen. <text:s/>Nun liegt der Entwurf des neuen Bundespolizeigesetzes vor. Aber ich meine, Grundprobleme sind nicht gelöst. Immer noch ist die Bundespolizei im Kern eine Grenzschutzpolizei. Damit ist die Bundespolizei im Kern ein Instrument der Politik, die meint, man müsse Flucht und Geflohenen zuerst mit Kontrolle und Abschreckung begegnen. Für uns Linke muss Polizeiarbeit aber zuerst der öffentlichen Sicherheit dienen und nicht Instrument einer repressiven Migrationspolitik sein. <text:s/>Nun zu den weiteren konkreten Kritikpunkten. <text:s/>Die Befugnisse zur Gefahrenabwehr werden teils deutlich erweitert, und das, obwohl entsprechende Maßnahmen viel zu selten evaluiert werden. Ihr Nutzen ist oft vollkommen offen, und sie binden massiv Ressourcen und Personal. <text:s/>Unsere Kritik bezieht sich aber auch darauf, dass allein die Beamten und Beamtinnen über den Einsatz von Bodycams entscheiden. Aber diese Bodycams dienen nicht allein dem Schutz der Polizei; sie können auch rechtswidrige Maßnahmen dokumentieren oder sogar verhindern. Ich danke auch für den Hinweis des Kollegen Emmerich. In Dortmund läuft derzeit ein Prozess gegen die Polizisten, die Mouhamed Dramé erschossen haben. Keiner der zwölf Beamten hatte seine Bodycam eingeschaltet. Laufende Aufnahmen hätten die Beamten vielleicht gebremst, aber auf jeden Fall hätten solche Aufnahmen jetzt im Prozess zur Aufklärung beitragen können. <text:s/>Und zuletzt: Der Gesetzentwurf reagiert für uns unzureichend auf die Praxis des Racial Profiling. Rassistische Diskriminierung erledigt sich nicht dadurch, dass man in einem Gesetzestext festhält, dass Beamtinnen und Beamte fehlerfrei handeln. Und die neue Kontrollquittung wird es Betroffenen kaum leichter machen, Rechtsschutz für sich in Anspruch zu nehmen. Oder würden Sie – ich kann alle hier mal fragen – in einer Sie einschüchternden Situation, und eine Polizeimaßnahme ist eine einschüchternde Situation, noch nach einer Kontrollquittung fragen? Deswegen unsere Position: In das Gesetz muss ein klares Verbot von Racial Profiling und die Verpflichtung, polizeiliches Handeln immer zu quittieren. <text:s/>Vielen Dank. <text:s/>Vielen Dank, Frau Kollegin Renner. – Letzter Redner in dieser Debatte ist der Kollege Philipp Amthor, CDU/CSU-Fraktion.</text:p>
          </table:table-cell>
          <table:table-cell table:style-name="ce2" office:value-type="string" calcext:value-type="string">
            <text:p>Für uns Linke muss Polizeiarbeit aber zuerst der öffentlichen Sicherheit dienen und nicht Instrument einer repressiven Migrationspolitik sei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6372756958007812</text:p>
          </table:table-cell>
          <table:table-cell table:number-columns-repeated="1014"/>
        </table:table-row>
        <table:table-row table:style-name="ro1">
          <table:table-cell table:style-name="ce2" office:value-type="string" calcext:value-type="string">
            <text:p>25</text:p>
          </table:table-cell>
          <table:table-cell table:style-name="ce2" office:value-type="string" calcext:value-type="string">
            <text:p>24.03.2022</text:p>
          </table:table-cell>
          <table:table-cell table:style-name="ce2" office:value-type="string" calcext:value-type="string">
            <text:p>ID202510700</text:p>
          </table:table-cell>
          <table:table-cell table:style-name="ce2" office:value-type="string" calcext:value-type="string">
            <text:p>Kai Gehring (BÜNDNIS 90/DIE GRÜNEN)</text:p>
          </table:table-cell>
          <table:table-cell table:style-name="ce2" office:value-type="string" calcext:value-type="string">
            <text:p>Herr Präsident! Liebe Kolleginnen und Kollegen! Heute können wir mit Freude endlich den ersten Haushalt für Bildung und Forschung beraten, der mehr Chancengerechtigkeit, Innovationsfreude und Zukunftsmut atmet. <text:s/>Was wir heute klug investieren, zahlt sich morgen doppelt und dreifach aus. <text:s/>Wir leben in einer Zeit multipler Krisen: Krieg, Klimakatastrophe, Pandemiekrise. Wissenschaft und Forschung sind Frühwarnsysteme und helfen uns, diese und andere Krisen zu bewältigen. Würden alle gleichermaßen auf die Wissenschaft hören, dann wäre für Krisenvorsorge so viel gewonnen. <text:s/>Missionsorientierte Forschung, Forschung für Klima, Energie, Frieden, Migration und Gesundheit sind kein Nice-to-have, sondern elementar für die Resilienz und Robustheit unserer Gesellschaft. <text:s/>Bildung und Forschung sind die Quellen unseres künftigen Wohlstands, Wachstums und Fortschritts, und darum müssen sie gerade jetzt besser finanziert werden. Wenn wir die 2020er-Jahre zum Jahrzehnt der Zukunftsinvestitionen machen wollen, muss sich das unter anderem in unserem Einzelplan 30 widerspiegeln, und das tut es. <text:s/>16 lange Jahre haben Ministerinnen der Union – Frau Schavan, Frau Wanka und Frau Karliczek – das BMBF geleitet. Ein Wechsel an der Hausspitze tat gut <text:s/>und sorgt für frische Luft und mit den Projekten des Ampelkoalitionsvertrags für neuen Drive. <text:s/>Jeder Euro, der in diesen Haushalt fließt, wird zum Zukunftseuro, wenn wir damit für Bildung für alle, für Freude am Forschen und für einen nachhaltigen und klimaneutralen digitalen Umbau unserer Volkswirtschaft sorgen. Darum bin ich froh, dass der Regierungsentwurf schon jetzt eine ordentliche Schippe auf den alten Entwurf der GroKo drauflegt. Bis 2025 werden es über 4 Milliarden Euro mehr werden – für Schulen, Hochschulen, Azubis, Studis, Labore und forschende Unternehmen. <text:s/>Zentrale Projekte gleisen wir 2022 auf. Mit dem Programm „Startchancen“ für mehr Bildungsgerechtigkeit werden wir Schulen in benachteiligten Regionen und Quartieren unterstützen. <text:s/>Der DigitalPakt bekommt ein Update, um unsere Schulen endlich für Lehren und Lernen im digitalen Zeitalter fit zu machen, und die überfällige Modernisierung des BAföG läuft jetzt an. <text:s/>Wir werden es in mehreren Reformschritten zu einem Chancengerechtigkeitsgesetz entwickeln. <text:s/>Ich höre von den Oppositionsbänken jetzt schon wieder, dass das alles noch nicht reicht. Ist ja klar: In 100 Tagen kann nicht alles anders, aber vieles besser werden. <text:s/>Ich wünsche mir: Lassen Sie uns wettstreiten um die besten Konzepte! 100 Tage ohne Oppositionsanträge: Da fehlt uns was. <text:s/>Lassen Sie uns gern zusammenwirken, damit Deutschland ein agileres Land der Ideen wird, mit Chancen für alle, egal welcher Herkunft, von der Kita bis zur Weiterbildung, mit Offenheit für Neues, mit Strategien zur Fachkräftesicherung, mit besseren Arbeitsbedingungen in der Wissenschaft und mit mehr Dynamik im Innovationsprozess. <text:s/>Gerade als Ausschussvorsitzender bin ich optimistisch, dass wir als selbstbewusstes Parlament auch diesen Haushalt an notwendigen Stellen noch besser machen werden. <text:s/>Wichtig wird auch der Ergänzungshaushalt sein, mit dem wir auf den russischen Angriffskrieg reagieren; denn Hunderttausende Schüler/-innen, Studierende und Forschende – ukrainische sowie aus Drittstaaten – müssen vor Krieg fliehen. Ihre Aufnahme ist eine Mammutaufgabe für unser Bildungs- und Forschungssystem. <text:s/>Wissenschaftsfreiheit und weltweite wertegeleitete Wissenschaftskooperationen zeichnen uns als Land aus. Daher ist das Einfrieren institutioneller Kooperationen mit dem Putin-Regime so wichtig. <text:s/>Wir können auf viele Programme und Erfahrungen aus 2015 folgende zurückgreifen. Wir können die Verfolgtenprogramme aufstocken, und die Programme „Welcome“ und „Integra“ sind Blaupausen für jetzt. <text:s/>Die Hilfsbereitschaft hier im Land ist derzeit riesengroß – an Schulen, in Ausbildungsbetrieben und an Hochschulen, von der HRK über den ZDH bis zum DAAD. Danke an alle, die sich engagieren! <text:s/>Ich wünsche mir in einer Zeit, in der uns der Krieg auf der Seele liegt und Corona noch in den Knochen steckt, eine neue Kultur der Zusammenarbeit, vor allem zwischen Bund, Ländern und Kommunen, im Sinne eines kooperativen Bildungsföderalismus und einer Verantwortungsgemeinschaft für bessere Bildung. Sei es die Aufnahme von Geflüchteten, die Bewältigung der Coronafolgen, die überfällige Modernisierung unserer Bildungseinrichtungen, die technologische Souveränität Europas oder die klimagerechte Transformation: Die Herausforderungen sind riesig und in den letzten Jahren angewachsen. Sie dulden keinen Aufschub. Mit diesem Haushalt ist ein wichtiger Schritt getan. <text:s/>Ich freue mich auf die Beratungen für mehr Zukunftsmut und mehr Zukunftsinvestitionen. <text:s/>Vielen Dank, Herr Kollege Gehring. – Als nächste Rednerin erhält das Wort die Kollegin Dr. Petra Sitte, Fraktion Die Linke.</text:p>
          </table:table-cell>
          <table:table-cell table:style-name="ce2" office:value-type="string" calcext:value-type="string">
            <text:p>Missionsorientierte Forschung, Forschung für Klima, Energie, Frieden, Migration und Gesundheit sind kein Nice-to-have, sondern elementar für die Resilienz und Robustheit unserer Gesellschaf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83254265785217</text:p>
          </table:table-cell>
          <table:table-cell table:number-columns-repeated="1014"/>
        </table:table-row>
        <table:table-row table:style-name="ro1">
          <table:table-cell table:style-name="ce2" office:value-type="string" calcext:value-type="string">
            <text:p>158</text:p>
          </table:table-cell>
          <table:table-cell table:style-name="ce2" office:value-type="string" calcext:value-type="string">
            <text:p>15.03.2024</text:p>
          </table:table-cell>
          <table:table-cell table:style-name="ce2" office:value-type="string" calcext:value-type="string">
            <text:p>ID2015800400</text:p>
          </table:table-cell>
          <table:table-cell table:style-name="ce2" office:value-type="string" calcext:value-type="string">
            <text:p>Mariana Iris Harder-Kühnel (AfD)</text:p>
          </table:table-cell>
          <table:table-cell table:style-name="ce2" office:value-type="string" calcext:value-type="string">
            <text:p>Sehr geehrte Frau Präsidentin! Sehr geehrte Damen und Herren! Wenn im Bundestag über den Weltfrauentag debattiert wird, fällt eines jedes Jahr besonders auf: Die, die sich stets lauthals als Vertreter der Interessen von Frauen aufspielen, sind in der Regel die Ersten, die diese Interessen verraten. <text:s/>So haben mittlerweile 46 Prozent der Frauen in Deutschland Angst davor, vergewaltigt zu werden, und Sie importieren und importieren und importieren Millionen junger Männer aus patriarchalischen Kulturen, obwohl diese überproportional häufig Vergewaltigungstäter sind. <text:s/>Nichtdeutsche machen zwar nur 15 Prozent der Bevölkerung aus, sind aber für 50 Prozent der Gruppenvergewaltigungen verantwortlich. Am Weltfrauentag könnten Sie den Frauen einen Gefallen tun: Schieben Sie jeden Ausländer ab, der sich an Frauen vergeht, und zwar sofort. <text:s/>Dazu passt: Mehr als die Hälfte der Frauen glaubt, dass Deutschland für sie immer unsicherer wird – Ängste, die berechtigt sind. Diese Ängste gehen aufs Konto Ihrer Migrationspolitik. <text:s/>Deutschland wurde zu einem Multikultiversuchslabor transformiert, in dem Frauen leider immer öfter Freiwild sind. <text:s/>Die häufig praktizierte Kuscheljustiz ist für diese Ängste mitverantwortlich. In Hamburg wurde ein 15-jähriges Mädchen Opfer einer Gruppenvergewaltigung. Von den neun verurteilten Tätern – übrigens alles Migranten – muss nur einer hinter Gitter. Für Meinungsdelikte wandert man mittlerweile in den Knast, für Gruppenvergewaltigungen kommt man mit Bewährung davon – und das alles im angeblich besten Deutschland, das es je gab. Das ist unfassbar. <text:s/>Wie sollen sich Frauen hier sicher fühlen? Hören Sie einfach auf, die wirklichen Probleme der Frauen zu ignorieren, und fangen Sie an, den Frauen zuzuhören. Denn Frauen wollen keine Märchen über „Multikulti als Bereicherung“ hören. Frauen wollen keinen Genderunsinn links-woker Ideologen. <text:s/>Frauen wollen nicht zu belächelten Quotenfrauen herabgewürdigt werden, und Frauen brauchen auch keine staatliche Bevormundung über ihre persönliche Lebensgestaltung. <text:s/>Deshalb ist es von der Politik hochgradig verantwortungslos, Frauen einzureden, sie fänden ihr persönliches Glück hauptsächlich und vorwiegend in beruflicher Selbstverwirklichung. Das zwanghafte Streben danach endet oft in einem ungewollten Dasein als Einzelwesen ohne familiäre Bindung. <text:s/>Ehe, Familie und Kinder, das ist das, was Frauen und Männer neben dem beruflichen Erfolg glücklich macht. <text:s/>Statistisch betrachtet möchten nur 10 Prozent der Frauen kinderlos bleiben. 40 Prozent der Frauen wünschen sich zwei Kinder und fast genauso viele mindestens drei Kinder. <text:s/>Setzen wir also am Weltfrauentag alles daran, viel mehr berufstätige Frauen wieder glücklich zu machen. Setzen wir dort an, wo uns das gelingt: Fördern wir Ehe und Familien, fördern wir Kinder, und fördern wir die Wahlfreiheit von Frauen, zum Beispiel durch steuerliche Entlastungen, wie durch das Familiensplitting. <text:s/>Denn natürlich wollen viele Frauen beruflich erfolgreich sein. Aber: Frauen wollen auch Frauen sein – mit Familie, mit Kindern, ganz klassisch, ganz traditionell. <text:s/>Also lassen Sie unsere Frauen einfach Frauen bleiben. <text:s/>Vielen Dank. <text:s/>Als Nächste hat das Wort für die FDP-Fraktion Nicole Bauer.</text:p>
          </table:table-cell>
          <table:table-cell table:style-name="ce2" office:value-type="string" calcext:value-type="string">
            <text:p>Diese Ängste gehen aufs Konto Ihrer Migrationspolitik.</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9653850197792053</text:p>
          </table:table-cell>
          <table:table-cell table:number-columns-repeated="1014"/>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5100</text:p>
          </table:table-cell>
          <table:table-cell table:style-name="ce2" office:value-type="string" calcext:value-type="string">
            <text:p>Lars Rohwer (CDU/CSU)</text:p>
          </table:table-cell>
          <table:table-cell table:style-name="ce2" office:value-type="string" calcext:value-type="string">
            <text:p>Glück auf, Frau Präsidentin! Meine sehr geehrten Damen und Herren! Beim Lesen dieses Antrages habe ich gedacht: Aus welchem Mustopf der AfD ist er denn gekrochen? Und beim Hören der Rede hatte ich den Eindruck, Frau Bachmann: Sie haben die falsche erwischt; diese Debatte kommt erst später am Tag. Von Migration von außen steht in Ihrem ganzen Antrag kein einziges Wort. <text:s/>– Ja, ja. Ich habe ihn gelesen. Keine Sorge. <text:s/>Alles, was Sie in Ihrem Antrag aus dem vergangenen Jahr fordern, ist aber bereits Schnee von gestern. Seit Jahren engagiert sich die Bundesregierung mit unterschiedlichen Programmen und Projekten für die Unterstützung des ländlichen Raums: <text:s/>die jetzige, aber auch die unter CDU-Führung in den letzten Jahren. Was Sie fordern, wird also seit Längerem überall im Land umgesetzt. <text:s/>Sie von der AfD wollen nur wieder mal Ressentiments schüren: städtischer Raum gegen ländlichen Raum. <text:s/>Ich vertrete hier im Deutschen Bundestag einen Wahlkreis direkt, der ländlichen und städtischen Raum umfasst. Entscheidend ist nach meiner festen Überzeugung: Wo die Menschen die Freiheit haben, ihre Wünsche und Vorstellungen zu verwirklichen, da werden sie ihre persönliche Lebensplanung platzieren und dort werden sie hingehen. <text:s/>Aus meiner Sicht haben wir in der Politik zwei Möglichkeiten, diese Rahmenbedingungen im ländlichen Raum zu gestalten: eine stabile und verlässliche Breitbandversorgung – so wie es der Landkreis Bautzen umgesetzt hat – und ein optimaler ÖPNV mit einem Halbstundentakt an jeder Haltestelle, wie man es auch in Österreich an jeder Haltestelle erleben kann. <text:s/>Eine aktuelle Prognose der UNO weist uns aber darauf hin, dass im Jahr 2050 mehr als zwei Drittel der Weltbevölkerung in Städten leben könnten. Ob wir diese globale Entwicklung aufhalten, auch mit den besten staatlichen Programmen, möchte ich bezweifeln; denn die Menschen lassen sich nicht vorschreiben, wo sie leben möchten. Sie gehen dorthin, wo sie Arbeit und Lebensqualität finden. Wir sollten die Ausbreitung städtischer Lebensformen nicht einfach verteufeln, sondern versuchen, sie zu unterstützen, genauso wie im ländlichen Raum. <text:s/>Wir sollten den Wandel unbedingt konstruktiv begleiten. Dass wir ihn aufhalten können, glaube ich nicht. Wir müssen vielmehr anfangen, unsere Städte und das Umland nachhaltig zu planen. <text:s/>In Zeiten des Klimawandels ist kluge Stadtplanung und nachhaltige dörfliche Entwicklung angesagt. Einerseits brauchen wir möglichst kompakte Siedlungen, um Wege und damit CO2 zu sparen, andererseits brauchen wir grüne Oasen, um den Folgen des Klimawandels, wie etwa Hitzewellen, zu begegnen. <text:s/>Denn durch den Klimawandel werden sich vor allem die dicht bebauten Städte weltweit durch Hitzewellen erwärmen, der sogenannte Wärmeinseleffekt. <text:s/>Modellanalysen haben gezeigt: Die Stadt der Zukunft ist sternförmig. Menschen siedeln sich entlang von Verkehrsachsen an. Das war schon immer so, und das erleben wir auch jetzt wieder so. Insofern glaube ich, dass Ihr Antrag nichts bringt. Die Bundesregierung muss aber hier reagieren. Wir sollten die Kommunen und die Länder unterstützen, die Städtebauentwicklung gegen den Donut-Effekt laufen zu lassen. Wir sollten auf eine Entwicklung entlang der Verkehrsachsen schauen. <text:s/>Kollege. <text:s/>Lassen Sie mich zum Schluss kommen. Alle reden vom Wetter, aber keiner unternimmt was dagegen, hat Karl Valentin gesagt. Vielleicht würde heute ein Urururenkel von Karl Valentin sagen: Alle reden vom Klima, aber keiner will es gewesen sein. <text:s/>Vielen Dank für die Aufmerksamkeit. <text:s/>Für die Fraktion Bündnis 90/Die Grünen hat nun Christina-Johanne Schröder das Wort.</text:p>
          </table:table-cell>
          <table:table-cell table:style-name="ce2" office:value-type="string" calcext:value-type="string">
            <text:p>Von Migration von außen steht in Ihrem ganzen Antrag kein einziges Wo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5158229470252991</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0100</text:p>
          </table:table-cell>
          <table:table-cell table:style-name="ce2" office:value-type="string" calcext:value-type="string">
            <text:p>Friedrich Merz (CDU/CSU)</text:p>
          </table:table-cell>
          <table:table-cell table:style-name="ce2" office:value-type="string" calcext:value-type="string">
            <text:p>Frau Präsidentin! Meine sehr geehrten Damen und Herren! Wir beraten in dieser Woche den zweiten regulären Bundeshaushalt nach der sogenannten Zeitenwende. Nach all dem, was wir bisher dazu gehört und gelesen haben, wird auch der Bundeshaushalt für das Jahr 2024 dieser fundamentalen Herausforderung einer tatsächlichen Zeitenwende nicht gerecht. <text:s/>In der Bewertung des völkerrechtswidrigen russischen Angriffskrieges gegen die Ukraine sind wir uns hier im Haus bis auf ganz links und ganz rechts ja weitgehend einig. <text:s/>Wir sind es jedenfalls vordergründig und in der gemeinsamen Verurteilung dieses Angriffskrieges. Aber ich habe erhebliche Zweifel, ob wir die ganze Dimension dieses Krieges und seine weitreichenden Auswirkungen auch übereinstimmend richtig einschätzen. <text:s/>Stellen wir uns einen kurzen Augenblick vor, der Krieg wäre – und so hoffen wir es ja alle – morgen zu Ende. Ist dann am Tag danach alles wieder so wie vor dem Krieg? Könnten wir einfach da weitermachen, wo wir vorher aufgehört haben? Das mag mancher hier im Saal so annehmen. <text:s/>Aber, meine Damen und Herren, die ganze Dimension dieser Zeitenwende durch den Krieg wird erst nach dem Krieg richtig sichtbar werden. Wir sind eben nicht nur Zeitzeugen dieses Krieges. Wir sind, ob wir das nun wollen oder nicht, auch Zeitzeugen der Zerstörung einer ganzen Friedens- und Freiheitsordnung. Und je nachdem, wie der Krieg ausgeht, ob also die gewaltsame Aneignung eines fremden Territoriums durch eine Nuklearmacht mehr oder weniger erfolgreich verläuft, wird es weitere Versuche geben imperialer, vermutlich ebenfalls nuklear bewaffneter Staaten, in ihrer Nachbarschaft mit militärischer Gewalt territoriale Zugewinne zu erzielen. <text:s/>Deshalb bleibt auf absehbare und möglicherweise auf sehr lange Zeit die Sicherung des Friedens und vor allem die Sicherung unserer Freiheit die wichtigste staatliche Aufgabe unseres Landes in der Europäischen Union und vor allem in der NATO. <text:s/>Vor diesem Hintergrund war es richtig, dass Sie, Herr Bundeskanzler, in Ihrer Regierungserklärung vom 27. Februar des letzten Jahres versprochen haben, ab sofort 2 Prozent unserer Wirtschaftsleistung in die Bundeswehr zu investieren und ein zusätzliches schuldenfinanziertes Sondervermögen von 100 Milliarden Euro für die Beschaffung großer, langjährig zu finanzierender Waffensysteme für unsere Streitkräfte zu errichten. Wir haben, wie Sie wissen, dieser Entscheidung aus Überzeugung zugestimmt. Geschäftsgrundlage unserer Zustimmung war allerdings, dass, so wie Sie es hier versprochen haben, der Verteidigungsetat tatsächlich auf 2 Prozent anwächst. Stattdessen sehen wir jetzt einen weitgehend unveränderten Verteidigungsetat, der immer stärker von zusätzlichen Personal- und Sachkosten beansprucht wird. <text:s/>Zur rein formalen Erfüllung des 2-Prozent-Ziels bedienen Sie sich für den laufenden Betrieb zunehmend aus dem Sondervermögen, das schon in wenigen Jahren aufgebraucht sein wird. Spätestens im Jahr 2027 klafft dann eine Lücke von mindestens 30 Milliarden Euro im Verteidigungshaushalt, zu der Sie am heutigen Tag keinen Gedanken und keine Ahnung haben, wie Sie diese Lücke denn füllen wollen. <text:s/>Ich muss es leider so sagen: Trotz Ihrer Regierungserklärung und trotz des Beifalls, den Sie dafür im ganzen Haus bekommen haben, bei SPD und Grünen bleibt das ungeliebte Kind Bundeswehr schon nach kurzer Zeit wieder weitgehend strukturell unterfinanziert, sehr viel weitreichender übrigens als zu dem Zeitpunkt, zu dem Sie vor zwei Jahren die Bundeswehr übernommen haben. <text:s/>Großer Verlierer dieser Verteidigungspolitik und dieser Haushaltspolitik sind Sie, Herr Pistorius, der Sie angetreten sind mit dem Versprechen, mindestens 10 Milliarden Euro mehr für den laufenden Betrieb der Bundeswehr zu bekommen. Sie bekommen nichts. Verlierer sind aber nicht nur Sie persönlich, sondern Verlierer sind die Soldatinnen und Soldaten der Bundeswehr. Verlierer ist das Vertrauen der ganzen Bundesrepublik Deutschland im Bündnis der NATO und bei unseren europäischen Partnern. <text:s/>Nun hat der Bundesfinanzminister in seiner Einbringungsrede gestern interessanterweise auf genau diesen Sachverhalt und auf weitere große Risiken der nächsten Jahre hingewiesen. Hinter dem Horizont, so hat er gesagt – auch wenn er heute Morgen nicht anwesend ist –, warte ein großer Eisberg, auf den wir zusteuerten und der seinen Kurs nicht verändern werde. Also, so hat er gesagt, müssten wir unseren Kurs ändern, wenn es nicht zu einer Kollision kommen soll. Das war die Stelle Ihrer Rede, Herr Bundesfinanzminister, Ihrer Eisberg-Rede, von der an Sie nur noch den Beifall Ihrer eigenen Fraktion bekommen haben und in deren weiteren Verlauf gleich drei Bundesminister der Grünen – Frau Baerbock, Herr Habeck und Herr Özdemir – demonstrativ die Regierungsbank verlassen haben. <text:s/>Spätestens seit gestern haben wir also zwei Oppositionsführer in Deutschland: einen im Parlament und einen in der Regierung. „Auf gute Zusammenarbeit, Christian Lindner!“, kann ich da nur sagen. <text:s/>Der Bundesfinanzminister hat in dieser Eisberg-Rede berechtigterweise auch einige Fragen an uns gestellt, wie wir denn mit diesen Herausforderungen umgehen würden. Lassen Sie mich darauf einige wenige Antworten geben in der Kürze der Zeit, einige wenige, aber – aus unserer Sicht jedenfalls – wichtige. Die ganz grundsätzliche Antwort lautet zunächst: Die Zeitenwende kann sich nicht in einer schuldenfinanzierten Übergangsfinanzierung der Bundeswehr erschöpfen. Das ist nicht die Zeitenwende. <text:s/>Sie hätten in Ihrer Koalition im letzten Jahr den Koalitionsvertrag auf die Seite legen müssen und die gesamten Prioritäten vor allem der Aufgaben, der Ausgaben neu ordnen müssen. Stattdessen versprechen Sie der Bevölkerung, es könne während und nach dem Krieg alles so weitergehen wie bisher. <text:s/>Teilweise erhöhen Sie sogar noch die konsumtiven Ausgaben, ohne die Folgen abzuschätzen und einzuordnen. <text:s/>Ja, das ist genau der Eisberg, den Christian Lindner gestern hier beschrieben hat und auf den wir zusteuern. Das ist genau der Eisberg. <text:s/>Meine Damen und Herren, was müssten daraus für Schlussfolgerungen gezogen werden? Zunächst: Unser Land erstickt in Bürokratie. Wir würden sofort alle Gesetze stoppen, <text:s/>die diesen wahnsinnigen Bürokratieaufwand immer noch weiter erhöhen. Dazu zählen das angekündigte Kindergrundsicherungsgesetz, das wir bis heute nicht haben, und das Gebäudeenergiegesetz. Wir würden es nicht machen, so wie Sie es vorschlagen und in dieser Woche hier noch durchsetzen wollen. <text:s/>Das Gebäudeenergiegesetz ist übrigens ein gutes Stichwort. Wir würden im Gebäudesektor wie im Verkehrssektor auf echte Technologieoffenheit setzen. <text:s/>Es ist doch keine Überraschung, meine Damen und Herren, dass Sie mit Ihrer Verbotspolitik <text:s/>auch im zweiten Jahr in Folge die Klimaziele verfehlen. <text:s/>Ihre Klimapolitik wird von den Menschen im Land mehrheitlich nicht mehr mitgetragen, weil die Menschen es einfach leid sind, nur noch mit Verboten, Regulierungen, unkalkulierbaren Kosten und bürokratischen Auflagen konfrontiert zu werden. <text:s/>Wenn man dem Klima schaden will, dann muss man es genau so machen, wie Sie es gegenwärtig machen. Genau so! <text:s/>Wir würden das sogenannte Bürgergeld so ausgestalten, dass sich Arbeit mehr lohnt als der Bezug von staatlichen Transferleistungen. <text:s/>– Ich verstehe, dass Sie hier sehr nervös reagieren, aber das ist doch die Wahrheit, die wir im Augenblick sehen. <text:s/>Die Menschen gehen nicht zurück in die Beschäftigung, weil sie sich ausrechnen können, dass sie mit staatlichen Transferleistungen am Ende des Jahres mehr herausbekommen, als wenn sie in einer einfachen Beschäftigung arbeiten und Sozialversicherungsbeiträge und Steuern bezahlen müssten. <text:s/>Wir würden den älteren Beschäftigten, meine Damen und Herren, einen Anreiz geben, eben nicht in die Frühverrentung zu gehen, sondern dem Arbeitsmarkt länger zur Verfügung zu stehen. Sie machen genau das Gegenteil davon. <text:s/>Sie reden über Fachkräfteeinwanderung und lassen es zu, dass 260 000 Menschen vorzeitig in den Altersruhestand gehen. <text:s/>Nur damit das hier klar ist, weil ich das hier in der Koalition höre: Es sind nicht die Menschen, die zu faul sind. Die Menschen können einfach rechnen, im Gegensatz zu manchen von Ihnen. Die können rechnen. <text:s/>Viertagewoche, Frühverrentung, Bürgergeld: Meine Damen und Herren, das Problem sind nicht die Menschen, die das in Anspruch nehmen. Das Problem sind Sie, die das ermöglichen <text:s/>und die die politischen Rahmenbedingungen dafür schaffen, dass das so ist: dass sich Leistung nicht mehr lohnt. <text:s/>Wir würden an den Grenzen zu Polen, zur Tschechischen Republik und auch zur Schweiz ja nicht neue Schlagbäume errichten. Aber wir würden die beständig weiter ansteigende Zahl der illegalen Grenzübertritte so kontrollieren, wie dies bereits seit 2015 an der Grenze zu Österreich stattfindet. <text:s/>Was ist eigentlich der Unterschied zum Grenzübertritt in Tschechien, in Österreich, in der Schweiz oder in Polen? Was ist eigentlich der Unterschied? <text:s/>Danke, dass Sie heute Morgen hier sind, Frau Faeser. Vielleicht erläutern Sie uns in den nächsten Tagen mal, was eigentlich der Unterschied ist, nachdem Sie sich gestern krankgemeldet und in Wiesbaden dpa-Interviews gegeben haben. Schön, dass Sie hier sind. Vielleicht sagen Sie mal etwas zu diesem Sachverhalt und zu diesen illegalen Grenzübertritten. <text:s/>– Ja, ich verstehe, dass Ihnen das unangenehm ist. <text:s/>Aber Sie haben ja einen Koalitionspartner, der bis zum heutigen Tag beharrlich bestreitet, dass es überhaupt illegale Migration gibt. <text:s/>Wenn Sie einen solchen Koalitionspartner haben, dann kommen Sie natürlich nicht zu einer Lösung dieses Problems, das aber mittlerweile unsere Gesellschaft tief spaltet und das uns demnächst um die Ohren zu fliegen droht, wenn Sie es nicht lösen, meine Damen und Herren. <text:s/>Und dann könnten wir auch einmal über die Aufgaben- und Ausgabenverteilung zwischen Bund, Ländern und Gemeinden miteinander reden, aber bitte erst, nachdem Sie dieses Problem gelöst und dafür gesorgt haben, dass Länder und Gemeinden nicht über Gebühr mit diesen Problemen belastet werden. <text:s/>Ganz interessant: Der Bundesfinanzminister hat ja erstmalig in diesem Jahr einen Bericht anfertigen lassen über die Leistungen des Bundes zur Mitfinanzierung von Länder- und Kommunalaufgaben, herausgekommen im August 2023. Er kommt dabei auf einen Betrag von 56 Milliarden Euro, den der Bund für Aufgaben ausgibt, die eigentlich Länderaufgaben und Kommunalaufgaben sind. Wir haben in unseren Berechnungen nicht ganz diesen Betrag erreicht; wir liegen bei ungefähr 40 Milliarden Euro. Aber immerhin: Das ist doch eine Summe, aus der heraus sich das Potenzial ergibt, wie eine Neuverteilung der Aufgaben zwischen Bund und Ländern jetzt vorgenommen werden müsste. <text:s/>Meine Damen und Herren, wenn Sie das dann täten, wenn Sie das alles machen würden, dann hätten wir auch schnell Spielräume, die zum Beispiel für eine größere Steuerreform in Deutschland gebraucht würden. Wir könnten dann endlich den Soli abschaffen. Das würde vor allem den mittelständischen Unternehmen in Deutschland schnell und wirksam helfen. <text:s/>Aber das wollen Sie nicht, weil Sie natürlich in Ihrer ganzen Klassenkampfrhetorik immer nur von den reichen und den breiten Schultern sprechen, die Sie meinen immer noch mehr belasten zu müssen. Das Gegenteil wäre richtig, gerade auch im Interesse der kleinen und mittleren Unternehmen, die in Deutschland weitgehend Personengesellschaften sind. <text:s/>Wir könnten dann – Herr Dürr, so wie die FDP das ja wohl auch will – für Personengesellschaften und Kapitalgesellschaften in Deutschland eine einheitliche Unternehmensteuer einführen, <text:s/>die vor allem reinvestierte Gewinne mit maximal 25 Prozent belastet. Das wären international wettbewerbsfähige Steuersätze. Dann könnten wir den Einkommensteuertarif sogar so gestalten, dass sich Leistung wirklich wieder lohnt, aber der Einkommensteuertarif dann eben ausschließlich für die privaten Einkünfte herangezogen wird. Das wäre mal ein Steuerkonzept, mit dem sich Leistung lohnt und mit dem die Attraktivität des Investitionsstandorts und Arbeitsstandorts Deutschland wirklich schnell und nachhaltig gesteigert werden könnte. <text:s/>Und da Herr Lindner jetzt da ist: Im Sinne einer guten Zusammenarbeit würde ich Sie gerne bitten, nicht auf das hereinzufallen, was vom Generalsekretär der SPD in den letzten Tagen dazu veröffentlicht worden ist. Das hat mit unseren steuerpolitischen Vorstellungen nichts, gar nichts zu tun. Das sind nicht unsere steuerpolitischen Vorstellungen. <text:s/>Sie sehen also, meine Damen und Herren: Wir diskutieren hier nicht nur über die Details des Bundeshaushaltes. Wir widersprechen Ihnen in Ihrem ganz grundsätzlichen Staatsverständnis. Sie bauen nämlich trotz Zeitenwende den betreuenden, bevormundenden, alles regulierenden und dann auch finanzierenden Staat, <text:s/>einen geradezu paternalistischen Staat, immer weiter aus, der möglichst hohe Steuern einnimmt, um dann einen Teil davon – nach Abzug eines immensen Verwaltungsapparates, <text:s/>den Sie natürlich am liebsten aus Ihren eigenen Reihen besetzen, <text:s/>mit immensen Kosten – wieder gönnerhaft nach Ihren parteipolitischen Vorstellungen an die Bevölkerung zurückzugeben. Das ist der Staat, den Sie gerne hätten. <text:s/>Ich kann es Ihnen nicht ersparen, Herr Bundeskanzler – Sie werden das nicht so gerne hören –: Sie haben als Generalsekretär der SPD mal von der „Lufthoheit über den Kinderbetten“ gesprochen, die die SPD erreichen müsse. Sie sind auf diesem Weg ein ganzes Stück vorangekommen. Und die Kindergrundsicherung ist genau das, was Sie erreichen wollen: Lufthoheit über den Kinderbetten, über den Familien, über dieser Gesellschaft, damit Sie sie nach Ihren eigenen Vorstellungen gestalten können. Das ist es, was Sie wollen. <text:s/>– Ja, ich kann ja verstehen, dass Sie das alles nicht gerne hören. <text:s/>Aber, meine Damen und Herren, es gibt eben einen wirklich grundlegenden Unterschied zwischen Ihnen und uns. <text:s/>– Danke für den Beifall. Er bestätigt genau das, was ich jetzt sagen möchte. Wir wollen nämlich den Menschen, den Unternehmen und vor allem den Ingenieurinnen und Ingenieuren in unserem Land etwas zutrauen. Wir wollen sie zur Leistung und zur gemeinsamen Gestaltung unseres Landes wirklich ermutigen und befähigen. <text:s/>Sie tun von fast alledem genau das Gegenteil. Sie tun genau das Gegenteil. <text:s/>Und wenn die Menschen dann am Ende des Monats auf ihre Lohn- und Gehaltsabrechnung schauen und sehen, welche Steuern und Abzüge sie da zu bezahlen haben, und gleichzeitig hören, was sie ohne Arbeit in diesem Land auch bekommen könnten, <text:s/>wenn sie dann anschließend monatelang auf einen Arzttermin warten und keine Kitaplätze für die Kinder bekommen, ja, dann entsteht eben genau diese Stimmung im Land, die wir heute haben. <text:s/>Herr Bundeskanzler, beschweren Sie sich nicht über die Stimmung! Das ist genau die Stimmung, die Sie mit Ihrer Koalition in Deutschland herbeiführen, <text:s/>und daran müssten Sie grundlegend etwas ändern, wenn sich in diesem Land etwas zum Besseren wenden soll. <text:s/>Und für die Bundesregierung hat als nächster Redner das Wort Bundeskanzler Olaf Scholz.</text:p>
          </table:table-cell>
          <table:table-cell table:style-name="ce2" office:value-type="string" calcext:value-type="string">
            <text:p>Sie reden über Fachkräfteeinwanderung und lassen es zu, dass 260 000 Menschen vorzeitig in den Altersruhestand gehen. | Aber Sie haben ja einen Koalitionspartner, der bis zum heutigen Tag beharrlich bestreitet, dass es überhaupt illegale Migration gibt.</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4692896604537964</text:p>
          </table:table-cell>
          <table:table-cell table:number-columns-repeated="1014"/>
        </table:table-row>
        <table:table-row table:style-name="ro1">
          <table:table-cell table:style-name="ce2" office:value-type="string" calcext:value-type="string">
            <text:p>106</text:p>
          </table:table-cell>
          <table:table-cell table:style-name="ce2" office:value-type="string" calcext:value-type="string">
            <text:p>25.05.2023</text:p>
          </table:table-cell>
          <table:table-cell table:style-name="ce2" office:value-type="string" calcext:value-type="string">
            <text:p>ID2010607600</text:p>
          </table:table-cell>
          <table:table-cell table:style-name="ce2" office:value-type="string" calcext:value-type="string">
            <text:p>Dirk Wiese (SPD)</text:p>
          </table:table-cell>
          <table:table-cell table:style-name="ce2" office:value-type="string" calcext:value-type="string">
            <text:p>Sehr geehrte Frau Präsidentin! Liebe Kolleginnen und Kollegen! Meine sehr geehrten Damen und Herren! Diese Ampelkoalition ist angetreten, um mit <text:s/>Lebenslügen in der Einwanderungspolitik in diesem Land aufzuräumen und Lebensrealitäten in diesem Land endlich anzuerkennen. Das ist viel zu lange nicht <text:s/>passiert. Ich will sehr deutlich betonen, wo wir das machen. <text:s/>Wir als Ampelkoalition haben bereits das Chancen-Aufenthaltsrecht auf den Weg gebracht, <text:s/>um den Menschen, die unsere Nachbarn sind, die in unseren Dörfern leben, die in unseren Kiezen wohnen, die lange hier sind, die immer Unsicherheiten <text:s/>gehabt haben aufgrund des Status der Kettenduldung, die aber mit ihrer eigenen Hände Arbeit ihren Lohn verdienen, Sicherheit zu geben. Das ist eine Anerkennung <text:s/>von Lebensrealitäten. Es ist gut, dass wir als Ampelkoalition hier vorangegangen sind. <text:s/>Es ist auch gut, dass wir als Ampelkoalition ganz klar sagen, dass wir ein modernes Einwanderungsrecht für dieses Land brauchen. Ich will das sehr <text:s/>deutlich machen – wir alle merken es in unseren Wahlkreisen –: Wir brauchen Fachkräfte. Wir brauchen Arbeitskräfte. Wir werden das aufgrund der demografischen <text:s/>Entwicklung in den nächsten Jahren nicht mehr schaffen. Es ist richtig, genau hinzuschauen, wie wir das hinbekommen können. <text:s/>Wir werden es nicht mehr alleine mit der innereuropäischen Migration schaffen; denn mittlerweile gibt es in vielen Ländern der Europäischen Union die <text:s/>gleichen demografischen Herausforderungen. In vielen dieser Länder – gerade in Polen, Tschechien, Rumänien – gibt es mittlerweile auch <text:s/>Arbeitskräfteengpässe. <text:s/>Darum brauchen wir ein modernes Einwanderungsrecht, das Regeln gibt, wie Menschen zu uns kommen können, die sich hier ein neues Leben aufbauen können, <text:s/>die ihre Familie mitbringen und Teil dieser Gesellschaft werden können. Da wollen wir gemeinsam mit dem Einwanderungsrecht ansetzen. <text:s/>Liebe Kolleginnen und Kollegen, wenn diese Menschen zu uns kommen, wenn sie hierhinkommen, wenn sie einen Arbeitsplatz gefunden haben, wenn sie sich <text:s/>eine Existenz aufbauen, <text:s/>wenn sie mit ihrer eigenen Hände Arbeit ihren Lebensunterhalt verdienen, wenn sie sich in die Gesellschaft integrieren, dann ist es doch auch richtig, <text:s/>diesen Menschen Teilhabe in diesem Land zu ermöglichen. Teilhabe in diesem Land zu ermöglichen, heißt, dass sie wählen können, dass sie letztendlich Teil dieser <text:s/>Gesellschaft werden können. Die Anerkennung dafür, dass sie diese Integrationsleistung erbringen, ist die Verleihung der Staatsbürgerschaft. Wir verramschen <text:s/>hier nichts, sondern wir anerkennen, dass Menschen hier arbeiten, dass Menschen sich sozusagen zu diesem Staat bekennen. Das ist eine richtige Entscheidung, die <text:s/>wir treffen. Das ist etwas, was viele andere Länder – auch in unserer Nachbarschaft – schon längst machen. Darum ist es richtig, dass die Ampel hier vorangeht. <text:s/>Hier wird nichts verramscht. Hier wird Lebensrealität anerkannt, und das bringen wir als Ampelkoalition auf den Weg. <text:s/>Liebe Kolleginnen und Kollegen der Unionsfraktion, ich muss schon sagen: Frau Kollegin Lindholz, Herr Kollege Heck, Herr Kollege Amthor, man ist <text:s/>manchmal schon ein bisschen sprachlos angesichts Ihrer Redebeiträge. <text:s/>Ich habe manchmal das Gefühl, dass Sie, seitdem Friedrich Merz 2002 als Fraktionsvorsitzender abgewählt worden ist, in eine Art Winterschlaf verfallen <text:s/>sind, dass Sie sich 2002 in den Winterschlaf verabschiedet haben und im Jahr 2023 wieder aufgewacht sind. Ich meine, wo sind denn die Initiativen Ihrer Fraktion <text:s/>gewesen? Armin Laschet aus Nordrhein-Westfalen war ein Befürworter der doppelten Staatsbürgerschaft. Man hört davon nichts mehr. <text:s/>Ab und zu sehen wir noch Lichtblicke, zum Beispiel, dass 22 Kolleginnen und Kollegen Ihrer Fraktion nicht bei Ihrer restriktiven Zuwanderungspolitik <text:s/>mitmachen, weil sie sehen, dass das Chancen-Aufenthaltsrecht eine Möglichkeit für dieses Land darstellt und Lebensrealitäten anerkennt. <text:s/>Ich kann nur sagen – da ist der Zwischenruf des Kollegen Kuhle völlig richtig –: Sie sind mit Ihrer jetzigen Politik eine Gefahr für den <text:s/>Wirtschaftsstandort Deutschland. Da begeben Sie sich hin. <text:s/>Ich finde es schockierend, wie Sie teilweise damit umgehen. Deshalb will ich sagen: Mein Bundesland, Nordrhein-Westfalen, ist wirtschaftlich so <text:s/>erfolgreich geworden, weil es von Gastarbeitern mit aufgebaut worden ist. Im Bergbau, unter Tage, in der Stahlindustrie haben Arbeiter Hand in Hand dieses Land <text:s/>wieder vorangebracht und aufgebaut. <text:s/>Dazu habe ich von Ihnen heute nichts gehört. <text:s/>Diese Gastarbeitergeneration verdient Anerkennung und nicht, dass man hier ihre Lebensleistung, wie Sie es heute gemacht haben, mit Füßen tritt. <text:s/>Es ist schäbig, wie Sie diese Debatten führen. <text:s/>Lassen Sie mich ganz deutlich sagen: Es gibt manchmal noch Lichtblicke in der CDU/CSU. Ihr Fraktionsvorsitzender hat grundsätzlich Schwierigkeiten, zu <text:s/>gratulieren. Anlässlich von „60 Jahre Anwerbeabkommen mit der Türkei“ im letzten Jahr <text:s/>gab es einen Beitrag Ihres Ministerpräsidenten Hendrik Wüst. Den wollen Sie in der Fraktion als Kanzlerkandidaten nicht haben – <text:s/>ich weiß –; da müssen Sie noch ein bisschen diskutieren. Der hat dafür Worte der Anerkennung gefunden. Das heißt, es gibt noch Hoffnung in dieser <text:s/>Union und jemanden, der Kriegsflüchtlinge nicht als Sozialtouristen diffamiert. Es gibt noch Hoffnung! Wir werden jedenfalls vorangehen und das auf den Weg <text:s/>bringen. <text:s/>Lassen Sie mich einen Punkt zum Schluss sagen. Herr Amthor, ich habe diesen Klamauk-Debattenbeitrag von Ihnen gerade gehört. Ich muss Ihnen aber eines <text:s/>sagen – das ist was ganz Entscheidendes –: Diejenigen, die bei uns eine Einbürgerungsperspektive haben sollen, dürfen keinen Ärger mit der Justiz haben. Ich <text:s/>will mal ganz deutlich sagen: Viele von denen arbeiten jeden Tag und tun, was sie können, für dieses Land. Mit der US-Justiz haben die jedenfalls noch keine <text:s/>Berührungspunkte gehabt. <text:s/>Vielen Dank.</text:p>
          </table:table-cell>
          <table:table-cell table:style-name="ce2" office:value-type="string" calcext:value-type="string">
            <text:p>Wir werden es nicht mehr alleine mit der innereuropäischen Migration schaffen; denn mittlerweile gibt es in vielen Ländern der Europäischen Union die <text:s/>gleichen demografischen Herausforderungen. | Darum brauchen wir ein modernes Einwanderungsrecht, das Regeln gibt, wie Menschen zu uns kommen können, die sich hier ein neues Leben aufbauen können, <text:s/>die ihre Familie mitbringen und Teil dieser Gesellschaft werden können. | Es ist auch gut, dass wir als Ampelkoalition ganz klar sagen, dass wir ein modernes Einwanderungsrecht für dieses Land brauchen. | Diese Ampelkoalition ist angetreten, um mit <text:s/>Lebenslügen in der Einwanderungspolitik in diesem Land aufzuräumen und Lebensrealitäten in diesem Land endlich anzuerkennen. | Da wollen wir gemeinsam mit dem Einwanderungsrecht ansetzen. | Ab und zu sehen wir noch Lichtblicke, zum Beispiel, dass 22 Kolleginnen und Kollegen Ihrer Fraktion nicht bei Ihrer restriktiven Zuwanderungspolitik <text:s/>mitmachen, weil sie sehen, dass das Chancen-Aufenthaltsrecht eine Möglichkeit für dieses Land darstellt und Lebensrealitäten anerkennt. | Das heißt, es gibt noch Hoffnung in dieser <text:s/>Union und jemanden, der Kriegsflüchtlinge nicht als Sozialtouristen diffam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58967161178589</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1100</text:p>
          </table:table-cell>
          <table:table-cell table:style-name="ce2" office:value-type="string" calcext:value-type="string">
            <text:p>Fabian Funke (SPD)</text:p>
          </table:table-cell>
          <table:table-cell table:style-name="ce2" office:value-type="string" calcext:value-type="string">
            <text:p>Sehr geehrte Frau Präsidentin! Liebe Kolleginnen und Kollegen! Sehr geehrte Damen und Herren! Wir haben schon einige Reden gehört, auch von der Opposition. Wenn man sich das Ganze so anschaut, könnte man fast den Eindruck gewinnen, dass es der neue Markenkern konservativer Wirtschaftspolitik ist, dieses Land schlechtzureden. <text:s/>Das muss man in ein großes Bild setzen. Denn wenn wir heute über die deutsche Wirtschaft sprechen, dann können wir doch nicht allen Ernstes so tun, als wäre die Situation noch die gleiche, wie sie vor ein paar Jahren war, als die Energie billig war und die Technologien des 20. Jahrhunderts noch die Grundlage unseres Wohlstandes waren. Die Welt heute ist aber eine andere. <text:s/>Reflektieren wir doch mal die letzten Jahre. Die globalen Lieferketten waren aufgrund der Pandemie drei Jahre lang gehemmt. Unsere Wirtschaft ist trotz unserer Exportlastigkeit nicht kollabiert. Das günstige Gas und die damit günstige Energie war von heute auf morgen nicht mehr verfügbar, <text:s/>und es kam nicht zu Abschaltungen von Fabriken oder zu Strom- und Heizrationierungen. <text:s/>Die Inflation hat nicht zu einer unaufhaltsamen Spirale geführt, sondern sich nach einem Jahr weitestgehend erholt. Und trotz stagnierenden Wirtschaftswachstums und großen Herausforderungen herrscht keine Massenarbeitslosigkeit in Deutschland. Vielmehr war 2023 mit 46 Millionen Menschen der höchste Beschäftigungsstand unseres Landes zu verzeichnen. <text:s/>Die letzten Jahre waren schwierig. Teuerungen, hohe Heizkosten und geringe Konsumnachfrage haben vielen Menschen in unserem Land schwere Zeiten bereitet, ganz ohne Frage. Aber wenn uns die letzten Jahre eins gezeigt haben, dann, dass unser Land und unsere Wirtschaft sehr viel widerstandsfähiger sind, als die Horrorszenarien es immer darstellen. Und das auch, weil die Bundesregierung so entschlossen gehandelt hat, weil wir nach dem russischen Überfall unsere Energieinfrastruktur in Rekordzeit umgebaut haben und weil wir mit Gas- und Strompreisbremsen dafür gesorgt haben, dass die Kosten dafür nicht komplett bei den Bürgerinnen und Bürgern gelandet sind. <text:s/>Aber schauen wir nach vorne. Die Europäische Kommission hat die Herausforderungen in ihren länderspezifischen Empfehlungen klar benannt: erstens langfristige Investitionen, zweitens demografischer Wandel, drittens Digitalisierung und Verwaltungsabbau, viertens die Reduzierung der Abhängigkeit von fossilen Brennstoffen. Wenn wir uns die letzten zweieinhalb Jahre anschauen, dann stellen wir fest, dass diese Bundesregierung in dieser Wahlperiode bei genau diesen Punkten wahnsinnig viel erreicht hat. <text:s/>Schauen wir uns das Energiethema an: Mit EEG-Novelle, Wind-auf-See-Gesetz, Wind-an-Land-Gesetz und vielen anderen Dingen haben wir es geschafft, von 2022 zu 2023 den Zubau an Photovoltaik in diesem Land zu verdoppeln und 80 Prozent mehr Genehmigungen für Windräder zu erreichen. Das ist ein Erfolg. <text:s/>Wir sind im Zeitalter der Investitionen, und – auch das muss man sagen – das ist nicht mehr wie vor 10 oder 20 Jahren. Wir befinden uns in einem globalen Wettbewerb um private Investitionen, zu dem auch wir unseren Teil beitragen müssen. Wir haben es insbesondere in Ostdeutschland geschafft, diese Investitionen zu uns zu holen, vor allem in der Halbleiterindustrie mit TSMC, mit Intel und mit Infineon. <text:s/>Schauen wir uns die digitale Infrastruktur an. Beim Breitbandausbau haben wir die Gigabitabdeckung von 62 Prozent auf 74 Prozent ausgeweitet. Wir haben eine Abdeckung von 90 Prozent bei 5 G. Auch da machen wir Fortschritte in der Modernisierung unseres Landes. <text:s/>Zu einer guten Wirtschaft gehören auch gute Löhne. Wir haben mit der Mindestlohnerhöhung und der steuerfreien Inflationsprämie dafür gesorgt, dass sich Arbeit in diesem Land lohnt, auch wenn Sie das immer wieder negieren. <text:s/>Ein Blick auf das Thema Migration – wir sind darauf angewiesen, dass Leute hierherkommen – zeigt, dass wir mit dem Jobturbo, dem erleichterten Spurwechsel und der Reform des Fachkräfteeinwanderungsgesetzes dafür gesorgt haben, dass Menschen nicht nur hierherkommen, sondern hier ein neues Zuhause finden und Teil dieser Gesellschaft werden. <text:s/>Nichtsdestotrotz steht uns unsere größte Herausforderung noch bevor: der Arbeitskräftemangel. Wir werden in den nächsten Jahren jedes Paar Hände und jeden Kopf brauchen, die wir gewinnen können. Und wir haben noch Potenziale. Der Bericht unterstreicht zum Beispiel erneut deutlich: Kinderkriegen ist in Deutschland für Frauen immer noch ein eklatanter Bruch in der Erwerbsbiografie. <text:s/>47 Prozent der erwerbstätigen Frauen arbeiten in Teilzeit. Investitionen in Kitas, in die Ganztagsschule, in außerschulische Freizeitangebote und in flexible Elternzeitmodelle sind deshalb kein gesellschaftspolitisches Nice-to-have. Es sind unverzichtbare Säulen unserer Wirtschaftspolitik. <text:s/>Die Sehnsucht von rechts nach dem Familienbild der 50er-Jahre ist deshalb Gift für unsere Wirtschaft. Ein Deutschland, in dem Frauen wieder Hausfrauen sein sollen und das sich vor Migration abschottet, wäre ein Deutschland, dessen Wirtschaft längst zugrunde gegangen wäre. <text:s/>Ich bin mir sicher: Wir werden auch diese Herausforderungen meistern; denn in diesem Land stecken so viel Kraft, so viel Innovation und so viele Möglichkeiten. Lassen Sie uns alle gemeinsam dieses Land weiter zukunftssicher machen. <text:s/>Vielen Dank.</text:p>
          </table:table-cell>
          <table:table-cell table:style-name="ce2" office:value-type="string" calcext:value-type="string">
            <text:p>Ein Blick auf das Thema Migration – wir sind darauf angewiesen, dass Leute hierherkommen – zeigt, dass wir mit dem Jobturbo, dem erleichterten Spurwechsel und der Reform des Fachkräfteeinwanderungsgesetzes dafür gesorgt haben, dass Menschen nicht nur hierherkommen, sondern hier ein neues Zuhause finden und Teil dieser Gesellschaft werden. | Ein Deutschland, in dem Frauen wieder Hausfrauen sein sollen und das sich vor Migration abschottet, wäre ein Deutschland, dessen Wirtschaft längst zugrunde gegangen wär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89352226257324</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12000</text:p>
          </table:table-cell>
          <table:table-cell table:style-name="ce2" office:value-type="string" calcext:value-type="string">
            <text:p>Frank Rinck (AfD)</text:p>
          </table:table-cell>
          <table:table-cell table:style-name="ce2" office:value-type="string" calcext:value-type="string">
            <text:p>Frau Präsidentin! Werte Kollegen! Die Landwirtschaft und die Produktion von Lebensmitteln ist in diesen Tagen ein wichtiges Thema der nationalen Souveränität. Ich freue mich, dass die Kollegen der CDU das auch erkannt haben – nach so langer Zeit im Landwirtschaftsministerium und so wenig Fortschritt und Unterstützung im Bereich der Landwirtschaftspolitik. Leider, liebe Kollegen, haben Sie es aber noch immer nicht verstanden, die Landwirte tatsächlich zu unterstützen oder Dinge zu beantragen, die den Landwirten wirklich helfen würden. <text:s/>Ihre Forderungen zur Öffnung des Marktes für neue genomische Techniken in der Pflanzenzucht sind leider voreilig, da die Langzeitfolgen noch nicht erforscht sind. <text:s/>Gentechnische Patentanmeldungen auf landwirtschaftliche Kulturpflanzen weisen wir als AfD mit einer großen Wertschätzung für eine sichere Nahrungsmittelversorgung durch eine aktive deutsche Landwirtschaft ausdrücklich zurück. <text:s/>Die Restrisiken bei dieser Art und Weise der Saatgutgewinnung sind nicht abzuschätzen und darum, zumindest zum heutigen Stand, viel zu gefährlich. <text:s/>Eine wirkliche Unterstützung für die Landwirte wäre es – vielleicht sollten Sie von der Union zuhören; hier könnten Sie was lernen –, <text:s/>die roten Gebiete und die damit verbundenen Düngeverbote auf den Prüfstand zu stellen – das sollten Sie hier mal fordern –, sich klar gegen landwirtschaftsfeindliche Freihandelsabkommen zu positionieren, die weder unseren Standards noch unseren Ansprüchen entsprechen, oder den Pflanzenschutz und die damit neu anzuschaffenden Techniken, die bis zu 75 Prozent des Pflanzenschutzmittelbedarfs sparen könnten, zu fördern. Da könnte man statt mit Verboten so wie Sie von den Grünen oder mit Experimenten so wie Sie von der Union mit guter fachlicher Praxis die Landwirte unterstützen, statt irgendwelche Lobbyinteressen durch den Bundestag zu treiben. <text:s/>Meine Damen und Herren, die Zeit für die Landwirte wird nicht besser, und die Politik, die hier und auch in Brüssel gemacht wird, macht es den Landwirten immer schwerer. Ein Beispiel dafür wäre der momentan schlechte Stand der Schweinehalter in Deutschland. Nie stand es um die Schweinehaltung schlechter: keine kostendeckenden Preise, eine immer weitere Ausbreitung der Afrikanischen Schweinepest, nur kosmetisches Rumgeeier der Politik und im Anschluss die Empfehlung, Puten doch in den Ställen zu halten oder Champignons zu produzieren – Champignons, die doch jetzt schon zu Dumpingpreisen <text:s/>– Herr Vogt, warten Sie doch ab; dazu komme ich gleich noch – importiert werden. Es ist einfach lächerlich und beschämend, so mit den Landwirten in diesem Land umzugehen; denn die sichern unsere Lebensmittelversorgung. <text:s/>Ein weiteres schönes Beispiel ist unsere Fischereiindustrie, die vor dem Kollaps steht: Krabbenfischer, die vor Verzweiflung Bettelbriefe an die Politiker und die Regierung schreiben müssen und die für die Agrarministerkonferenz in Büsum zu Protesten aufrufen, weil sie Angst um ihre Existenz haben. Dann das Vernichten und das Zwangsenteignen der Milchviehhalter auf den Moorstandorten. Dort wollen Sie landwirtschaftliche Nutzflächen wiedervernässen. Damit machen Sie es den Landwirten dann unmöglich, weiterhin ihre Tiere zu halten. Sie nehmen diesen Landwirten die Futterfläche für ihre Kühe. Schämen sollten Sie sich für die Art und Weise, wie die Politik in diesem Haus mit den deutschen Landwirten umgeht! <text:s/>Zu guter Letzt: steigende Bevölkerungszahlen durch Ihrer aller Migrationspolitik. <text:s/>Und Sie hier in diesem Hohen Haus tun alles, um die Produktivität unserer deutschen Landwirte immer weiter zu senken, und träumen von einem Drittel Biofläche, während Sie weitere Flächen für Windenergie zur Verfügung stellen und mit Agri-PV vollpflastern wollen; aber keiner weiß, wo die Nahrungsmittel im Anschluss herkommen. <text:s/>Herr Kollege, Ihre Redezeit ist zu Ende. <text:s/>Ich bin sofort fertig, Frau Präsidentin. <text:s/>Sie müssen gar nicht so laut schreien. <text:s/>Wir lehnen diesen Antrag selbstverständlich ab. <text:s/>Und ich würde Sie bitten, – <text:s/>Herr Kollege. <text:s/>– die wirklichen Probleme der Landwirte zu lösen – <text:s/>Herr Kollege, die Redezeit ist zu Ende. <text:s/>– und mit diesem irrwitzigen Irrweg aufzuhören. <text:s/>Herr Kollege, die Redezeit ist zu Ende. <text:s/>Danke schön. <text:s/>Für die FDP-Fraktion hat der Kollege Dr. Gero Clemens Hocker jetzt das Wort.</text:p>
          </table:table-cell>
          <table:table-cell table:style-name="ce2" office:value-type="string" calcext:value-type="string">
            <text:p>Zu guter Letzt: steigende Bevölkerungszahlen durch Ihrer aller Migrationspoliti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9681670665741</text:p>
          </table:table-cell>
          <table:table-cell table:number-columns-repeated="1014"/>
        </table:table-row>
        <table:table-row table:style-name="ro1">
          <table:table-cell table:style-name="ce2" office:value-type="string" calcext:value-type="string">
            <text:p>76</text:p>
          </table:table-cell>
          <table:table-cell table:style-name="ce2" office:value-type="string" calcext:value-type="string">
            <text:p>15.12.2022</text:p>
          </table:table-cell>
          <table:table-cell table:style-name="ce2" office:value-type="string" calcext:value-type="string">
            <text:p>ID207615100</text:p>
          </table:table-cell>
          <table:table-cell table:style-name="ce2" office:value-type="string" calcext:value-type="string">
            <text:p>Dr. Petra Sitte (DIE LINKE)</text:p>
          </table:table-cell>
          <table:table-cell table:style-name="ce2" office:value-type="string" calcext:value-type="string">
            <text:p>Herr Präsident! Meine Damen und Herren! Ansprechpartner, aber vor allem Handelnde sind für die Kreativ- und Kulturbranche dringend notwendig. Es gibt einen Packen an Problemen, die der Lösung harren. Umsatzeinbrüche bei den darstellenden Künsten von über 70 Prozent, in der Musikwirtschaft von über 60 Prozent und in der Filmwirtschaft von über 30 Prozent belegen das. <text:s/>Die krisengebeutelte Konzert- und Veranstaltungswirtschaft hat steigende Kosten, eine geringere Auslastung, weniger Einnahmen. Eine Kostensteigerung in der Konzertbranche kann eben nicht einfach auf die Ticketpreise umgelegt werden. Deshalb wollten wir ja beispielsweise die Verlängerung des Programms „Neustart Kultur“ bis 2023 und eine Steigerung um 500 Millionen Euro. <text:s/>Festivals und Klubs brauchen eben auch in diesen Zeiten mehr Planungssicherheit durch solche Maßnahmen. Die Besucherzahlen in Theatern, Kinos, bei Konzerten gehen zurück. Die Kollegen haben es schon gesagt: 240 000 Firmen mit ehemals 1,8 Millionen Beschäftigten fehlen immer noch 30 Prozent der Mitarbeitenden. – Das mit den Einwanderungen ist in Ordnung; aber das wird es nicht kompensieren. Daher finde ich beispielsweise den Vorschlag, jedem Branchenrückkehrer 3 000 Euro steuerbefreit zu zahlen, durchaus diskussionswürdig. <text:s/>Mithin sind circa 50 Prozent der Unternehmen ausgeblutet. Sie haben ihr Eigenkapital verloren und sind in Liquiditätsnot. Aber eingehende Aufträge müssen ja vorfinanziert werden, und Banken vergeben in diesen Zeiten eben nur zögerlich Kredite. Gut ist, dass die Kurzarbeiterregelung verlängert wurde; aber das Kurzarbeitergeld muss auf 90 Prozent angehoben werden, <text:s/>und es müssen mindestens 1 200 Euro ausgezahlt werden. <text:s/>Zum Schluss: Es gibt viel zu tun; warten wir es nicht ab. Wir wollen auch morgen noch eine lebendige Kreativwirtschaft und Kulturbranche in diesem Land haben. <text:s/>Vielen Dank, Frau Kollegin. – Letzter Redner in dieser Debatte ist der Kollege Daniel Schneider, SPD-Fraktion.</text:p>
          </table:table-cell>
          <table:table-cell table:style-name="ce2" office:value-type="string" calcext:value-type="string">
            <text:p>– Das mit den Einwanderungen ist in Ordnung; aber das wird es nicht kompensie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4361777305603</text:p>
          </table:table-cell>
          <table:table-cell table:number-columns-repeated="1014"/>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02000</text:p>
          </table:table-cell>
          <table:table-cell table:style-name="ce2" office:value-type="string" calcext:value-type="string">
            <text:p>Wolfgang Schmidt, Bundesminister für besondere Aufgaben</text:p>
          </table:table-cell>
          <table:table-cell table:style-name="ce2" office:value-type="string" calcext:value-type="string">
            <text:p>Frau Präsidentin! Meine Damen und Herren Abgeordnete! Ich danke sehr herzlich. Ich war ja bei der Premiere dieser neu formierten Befragung der Bundesregierung am 8. Februar mit dem Kollegen Habeck dabei. Ich habe damals von drei Aufgaben für diese Bundesregierung gesprochen, die mir als Minister für besondere Aufgaben – nicht mit so schönen Themen, wie Kollege Özdemir sie hat – besonders am Herzen lagen. <text:s/>Das erste war das Thema „Kampf gegen den Klimawandel“. Da passt es ganz gut, dass wir heute Morgen eine Einigung bei der Klimakonferenz, bei der COP 28, erleben durften. Ich glaube, es ist ein gutes Zeichen, dass wir auch international vorankommen. Sie werden mitbekommen haben, dass Deutschland dort seinen Beitrag geleistet hat, insbesondere bei dem Fonds, den man gemeinhin „Loss and Damage“-Fonds nennt, aber vor allem auch damit, dass jetzt endlich der Klimaklub gestartet ist. Das ist ein Vorhaben, das wir seit vielen Jahren vorantreiben, und ausgerechnet heute ist mit der Türkei das 37. Mitglied dazugekommen. Ich glaube, das ist ein gutes Signal. <text:s/>Die zweite große Herausforderung, vor der wir stehen – das habe ich beschrieben, damals noch etwas abstrakt –, ist, dass wir schneller werden müssen. Wir haben das bei den LNG-Terminals gesehen. Es geht um eine Deutschlandgeschwindigkeit, also darum, dass wir unsere über die Jahre angehäufte Behäbigkeit loswerden. Ich glaube, es war ein gutes Zeichen – auch wenn es medial etwas untergegangen ist, weil damals andere Themen im Vordergrund standen –, dass am 6. November die 16 Ministerpräsidentinnen und Ministerpräsidenten und Bürgermeisterinnen und Bürgermeister sich mit dem Bundeskanzler zusammengesetzt haben und einen Deutschlandpakt für Beschleunigung geschlossen haben. <text:s/>Wir haben an diesem Pakt über ein Jahr gearbeitet, weil wir eben nicht nur Überschriften beschreiben wollten: „Deutschland muss schneller werden“, „Die Bürokratie muss abgebaut werden“ und „Planungen müssen digitaler werden“. Wir sind in Gespräche mit vielen Unternehmen, mit den Verbänden, aber auch mit den Ländern und Gemeinden hineingegangen und haben uns angeguckt, was alles die notwendige Geschwindigkeit abbremst. Dabei haben wir über 100 Maßnahmen zusammengetragen. Ich bin sehr dankbar, dass das mit den 16 Ländern so einvernehmlich, so konstruktiv möglich war. Jetzt geht es natürlich an die Umsetzung, sodass aus diesen 100 Maßnahmen auch 100 oder mehr konkrete Gesetzesänderungen werden, damit diese Deutschlandgeschwindigkeit in allen Bereichen – und nicht nur bei unseren so notwendigen Terminals für Flüssiggasversorgung – kommt. <text:s/>Der dritte Bereich, über den ich damals berichtet habe, war das Thema Arbeitskräftesicherung. Auch da bin ich froh, dass dieses Jahr einen sehr großen Fortschritt mit sich gebracht hat. Wir haben uns zunächst auf das Arbeitskräftepotenzial bei uns in Deutschland konzentriert, also auf diejenigen, die nicht so gut qualifiziert sind, die eine Qualifizierung haben, die vor 30 Jahren mal richtig war, die aber nicht mehr zu den neuen Berufsbildern passt. Ihnen helfen wir, damit eine Nachqualifizierung oder eine Umschulung noch besser werden. <text:s/>Daneben gibt es das große Potenzial der Fachkräfteeinwanderung, das wir in Deutschland ausnutzen müssen. Dazu haben wir als Bundesregierung Ihnen das Fachkräfteeinwanderungsgesetz vorgeschlagen, das jetzt endlich ein modernes, ein vernünftiges Einwanderungsrecht vorsieht, sodass wir die dringend benötigten Fachkräfte hier nach Deutschland bringen. Da ist so kurz vor Weihnachten, auch nach der aufgeregten und hitzigen Debatte, die wir eben im Rahmen der Regierungserklärung erlebt haben, vielleicht eine gute Gelegenheit, als Mitglied der Bundesregierung Ihnen ganz herzlich Danke dafür zu sagen, dass diese Gesetze so schnell, so gut durch den Bundestag gebracht wurden. Das wird Deutschland jeden Tag ein Stück besser machen. <text:s/>Herzlichen Dank. <text:s/>Das Wort hat der Kollege Steffen Bilger.</text:p>
          </table:table-cell>
          <table:table-cell table:style-name="ce2" office:value-type="string" calcext:value-type="string">
            <text:p>Dazu haben wir als Bundesregierung Ihnen das Fachkräfteeinwanderungsgesetz vorgeschlagen, das jetzt endlich ein modernes, ein vernünftiges Einwanderungsrecht vorsieht, sodass wir die dringend benötigten Fachkräfte hier nach Deutschland bringen. | Daneben gibt es das große Potenzial der Fachkräfteeinwanderung, das wir in Deutschland ausnutzen mü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2875118255615</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11100</text:p>
          </table:table-cell>
          <table:table-cell table:style-name="ce2" office:value-type="string" calcext:value-type="string">
            <text:p>Joachim Wundrak (AfD)</text:p>
          </table:table-cell>
          <table:table-cell table:style-name="ce2" office:value-type="string" calcext:value-type="string">
            <text:p>Herr Präsident! Frau Wehrbeauftragte! Herr Minister Pistorius! Wie schon gehört, beteiligt sich die Bundeswehr seit 2011 an der UN-Mission im Südsudan. In diesem Jahr sollen auch wieder Polizeikräfte dazukommen. UNMISS ist die derzeit größte Friedensmission der Vereinten Nationen mit bis zu 17 000 Soldaten, 2 000 Polizisten und einem Budget von 1,2 Milliarden US-Dollar. Die Teilnehmer kommen aus mehr als 60 Ländern, darunter auch – und das ist interessant – die USA, Russland und China. Letzteres stellt für UNMISS mehr als 1 000 Soldaten. Der Beitrag der Bundeswehr besteht aus Abstellung von gut einem Dutzend Einzelpersonal in Stäben und Beobachtern, die auch im Land patrouillieren. <text:s/>Der Südsudan zählt zu den fragilsten und unterentwickeltsten Staaten mit einem seit 2013 gewaltsam ausgetragenen Konflikt, der bis heute andauert und bereits mehr als 400 000 Menschenleben gefordert hat. Rund 2,2 Millionen Menschen sind in Nachbarländer geflohen, teilweise zurückgekehrt. Etwa 1,5 Millionen haben als Binnenvertriebene ihre Heimat verlassen. Drei Viertel der Einwohner Südsudans sind heute von humanitärer Hilfe von außen abhängig, obwohl das Land über reiche Ölquellen verfügt, die Erlöse jedoch überwiegend als Transitgebühren in den Sudan gehen oder bei den chinesischen Produzenten verbleiben. <text:s/>Der Abschluss eines erneuten Friedensabkommens 2018 sowie die Bildung einer neuen Einheitsregierung im Jahr 2020 waren Hoffnungszeichen einer insgesamt äußerst schwierigen und labilen Situation, die wohl noch einige Jahre andauern wird. Bis 2025 soll nun eine Übergangsphase zur Schaffung vereinigter Sicherheitskräfte und zur Verabschiedung einer Verfassung genutzt werden. Bisher sind die Fortschritte nur marginal. <text:s/>Die Sicherheitslage im Südsudan ist weiterhin äußerst instabil. Die Anzahl gewaltsamer Vorfälle ist seit 2022 wieder angestiegen. Die langjährigen Kontrahenten Kiir und Machar zeigen kein ernsthaftes Interesse an einer friedlichen Machtteilung. Ob daher die für 2024 vorgesehenen, mehrfach verschobenen Wahlen stattfinden können, ist durchaus fraglich. Insbesondere die USA üben Druck auf die Übergangsregierung aus, das Friedensabkommen von 2018 vollständig umzusetzen – Druck auch durch Kürzung der finanziellen Unterstützung. <text:s/>Die Reaktion darauf war eine Annäherung Präsident Kiirs an Russland, dessen offensive Afrika-Politik jüngst im Sahel zum Rückzug der westlichen Präsenz führte. Präsident Putin hat dem Südsudan zum Beispiel den Bau einer Raffinerie versprochen und damit seinen Einfluss auf die Übergangsregierung erheblich vergrößert. <text:s/>Die Bundesregierung unterstützt den Südsudan durch humanitäre Hilfe und Entwicklungsarbeit. Den Friedensprozess hat sie mit einigen Hundert Millionen Euro unterstützt. Wie so oft sind wir hier zweitgrößter Geber. Es muss natürlich deutsches Interesse sein, dazu beizutragen, der Bevölkerung des Südsudan eine Zukunft im eigenen Land zu bieten, um die Migration nach Europa und Deutschland zu verhindern. Insbesondere der jungen Bevölkerung, deren Medianalter bei 17 Jahren liegt, müssen Perspektiven im Südsudan geboten werden. Sie sind die Zukunft des Landes und sollen helfen, die Wirtschaft zu entwickeln und die Gesellschaft künftig friedlich zu gestalten. <text:s/>Daher ist UNMISS bei durchaus auch berechtigter Kritik bis auf Weiteres ein wesentlicher Faktor für die Stabilisierung und Befriedung des Südsudan. Es ist im Antrag richtig dargestellt, dass der deutsche Beitrag zu UNMISS weniger durch die absolute Anzahl als durch die Qualität und Expertise der entsandten Soldaten an Bedeutung gewinnt. Auch wenn nur wenige unserer Soldaten den besonderen Risiken der Patrouillenfahrten ausgesetzt sind, – <text:s/>Herr Kollege, kommen Sie zum Schluss, bitte. <text:s/>– ist ihrer Sicherheit besondere Aufmerksamkeit zu schenken. Daher ist die Bundesregierung aufgefordert, – <text:s/>Herr Kollege, Ihr letzter Satz jetzt. <text:s/>– insbesondere das Funktionieren der Rettungskette jederzeit sicherzustellen. <text:s/>Gut. <text:s/>Grundsätzlich sehen wir den Nutzen der Mission und stimmen daher zu. <text:s/>Die Zustimmung – – <text:s/>Herr Kollege, ich habe Ihnen jetzt das Wort entzogen, da Sie bereits 30 Sekunden über der Zeit sind. <text:s/>Nächster Redner ist der Kollege Jens Beeck für die FDP-Fraktion.</text:p>
          </table:table-cell>
          <table:table-cell table:style-name="ce2" office:value-type="string" calcext:value-type="string">
            <text:p>Es muss natürlich deutsches Interesse sein, dazu beizutragen, der Bevölkerung des Südsudan eine Zukunft im eigenen Land zu bieten, um die Migration nach Europa und Deutschland zu verhinder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8323255181312561</text:p>
          </table:table-cell>
          <table:table-cell table:number-columns-repeated="1014"/>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16000</text:p>
          </table:table-cell>
          <table:table-cell table:style-name="ce2" office:value-type="string" calcext:value-type="string">
            <text:p>Marcel Emmerich (BÜNDNIS 90/DIE GRÜNEN)</text:p>
          </table:table-cell>
          <table:table-cell table:style-name="ce2" office:value-type="string" calcext:value-type="string">
            <text:p>Sehr geehrte Frau Präsidentin! Liebe Kolleginnen und Kollegen! Meine Damen und Herren! Als ich den Gesetzentwurf der AfD gelesen habe, habe ich mich <text:s/>gefragt, aus welchem historischen Museum er geklaut wurde. Er ist dermaßen ewiggestrig. Und es ist vollkommen unangebracht, die Gesellschaft über diese Frage <text:s/>dermaßen zu spalten. Es ist unwürdig, Menschen bei dieser Frage in Menschen erster und zweiter Klasse zu unterteilen. <text:s/>Manche von uns wissen vielleicht, wie es ist, wenn zwei Herzen in einer Brust schlagen. Bei vielen ist es der Fußballverein. Bei der AfD könnte es <text:s/>auch sein, dass es die Parteimitgliedschaft ist. Denn wenn man in Ihre Bundessatzung schaut, sieht man, dass in § 2 Absatz 3 zur Frage der Doppelmitgliedschaft <text:s/>in der AfD und einer anderen Partei steht: „Ausnahmen kann der Bundesvorstand beschließen.“ <text:s/>Bei der Loyalitätsfrage und dem Konkurrenzverhältnis nehmen Sie es in Ihrer eigenen Partei also nicht so ernst. <text:s/>Bei manchen Leuten ist es halt so, dass zwei Herzen in einer Brust schlagen, wenn es um die zentralen Fragen geht: „Wo komme ich her? Wo gehöre ich <text:s/>hin? Wer bin ich?“, weil die Eltern aus einem anderen Land stammen und man selbst hier oder in einem anderen Land aufgewachsen ist oder weil man später zum <text:s/>Studieren oder zum Arbeiten woanders hingegangen ist und nun dort lebt. Zu einem modernen Einwanderungsland gehört es, dass wir diesen Menschen die Möglichkeit <text:s/>geben, fester Teil unserer Gesellschaft zu sein. <text:s/>Ein Nein zur Mehrstaatlichkeit geht an der Lebenswirklichkeit der Menschen vorbei. Ein Ja zur Mehrstaatlichkeit ist ein Beitrag zur demokratischen <text:s/>Teilhabe und zum gesellschaftlichen Zusammenhalt. <text:s/>Das betrifft vor allem Menschen in diesem Land, die zum Wohlstand dieses Landes beitragen. Das haben viele auch erkannt. Das Institut der deutschen <text:s/>Wirtschaft zum Beispiel sagt ganz klar, dass die doppelte Staatsbürgerschaft und erleichterte Mindestanforderungen für die wirtschaftliche, ja, sogar für die <text:s/>gesamtgesellschaftliche Entwicklung von Bedeutung sind. Und der Bundesverband mittelständische Wirtschaft begrüßt die Pläne der Ampelkoalition, weil er darin <text:s/>eine Chance sieht, Pflegekräfte und Ingenieure anzuwerben. <text:s/>Er spricht sogar von einem „Standortvorteil“ – hört, hört! –, nix mit „Verramschen“ oder „Black Friday“. <text:s/>Es geht hier im Kern um die Entbürokratisierung dieses Landes. Es geht darum, die integrative Kraft dieses Landes zu beweisen. <text:s/>Und es geht auch ganz klar darum, die Zukunftsfähigkeit und den Standort Deutschland, den Wohlstand hier zu erhalten. Wir alle kennen die Situation <text:s/>mit Fachkräften in unseren Wahlkreisen. Bei jedem Termin liegen uns Betriebe und Institutionen vollkommen zu Recht im Ohr. Deswegen tun wir da was. Mit aller <text:s/>Vehemenz arbeiten wir an einem zeitgemäßen Rahmen für ein modernes Einwanderungsland. <text:s/>Vielen Dank.</text:p>
          </table:table-cell>
          <table:table-cell table:style-name="ce2" office:value-type="string" calcext:value-type="string">
            <text:p>Mit aller <text:s/>Vehemenz arbeiten wir an einem zeitgemäßen Rahmen für ein modernes Einwanderungsland. | Zu einem modernen Einwanderungsland gehört es, dass wir diesen Menschen die Möglichkeit <text:s/>geben, fester Teil unserer Gesellschaft zu sei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90244507789612</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1800</text:p>
          </table:table-cell>
          <table:table-cell table:style-name="ce2" office:value-type="string" calcext:value-type="string">
            <text:p>Macit Karaahmetoğlu (SPD)</text:p>
          </table:table-cell>
          <table:table-cell table:style-name="ce2" office:value-type="string" calcext:value-type="string">
            <text:p>Sehr geehrte Frau Präsidentin! Werte Kolleginnen und Kollegen! Meine Damen und Herren! Auch die heutige Debatte zum Justizhaushalt möchte ich nutzen, um die Bedeutung unseres Rechtsstaates herauszustellen. Nie schien mir das dringlicher als heute. <text:s/>Der Rechtsstaat ist mehr als nur ein System von Gesetzen. Er ist das Fundament, auf dem unsere Freiheit ruht. Er gewährleistet die Gleichheit aller vor dem Gesetz, unabhängig von Herkunft, Religion, Hautfarbe, sexueller Orientierung oder politischer Überzeugung. <text:s/>Der Rechtsstaat stellt sicher, dass niemand über dem Gesetz steht, auch nicht die Mächtigen. Der Rechtsstaat bewahrt uns davor, in die Barbarei zurückzufallen, die in der ersten Hälfte des 20. Jahrhunderts Europa verwüstet hat. <text:s/>Und doch wird dieser Rechtsstaat heute wieder offen infrage gestellt, und doch schreiten wir in manchen Teilen unseres Landes sehenden Auges einer Erosion unserer Demokratie entgegen. Die Gefahr geht nicht nur von denen aus, die den Rechtsstaat aktiv angreifen, sondern auch von denen, die gleichgültig bleiben, die schweigen, wenn es zu reden gilt, die wegsehen, wenn es zu handeln gilt. <text:s/>Die Bedrohung ist groß, die Ratlosigkeit bei vielen leider auch. „Wie können wir unser Land schützen?“, werde ich daheim auf dem Marktplatz des Öfteren gefragt. Die Feinde der Demokratie werden doch demokratisch gewählt. Wie soll man die aufhalten? <text:s/>Ich habe darauf mehrere Antworten. Erstens. Es muss klar sein: Es gibt keine gute oder harmlose Zusammenarbeit mit den rechtsextremen Kräften. Jede Kooperation, jede Normalisierung von derartigen Parteien und ihren Positionen stärken sie nur. Das haben wir 1929 in Thüringen gesehen, als die NSDAP erstmals in eine Regierung eintreten durfte. Es war der Beginn eines Albtraums, der in der totalen Zerstörung endete. <text:s/>Zweitens. Wir müssen den Mut haben, offen und entschieden gegen Hass, Rassismus und Hetze einzutreten. Es reicht nicht, im Privaten darüber zu sprechen, es reicht nicht, in den sozialen Netzwerken ein Like für die richtige Meinung zu verteilen. Wir müssen zu den Menschen auf den Marktplätzen und Straßen gehen und ihnen Argumente liefern. <text:s/>Wir müssen den Bürgerinnen und Bürgern zeigen, weshalb die einfachen Antworten der Rechtspopulisten Scheinantworten sind und oft genug verheerende Folgen hätten. <text:s/>Drittens geht es darum, mit entschlossener Politik auch diejenigen Themen anzugehen, die vom rechten Spektrum für Hetze und Spaltung missbraucht werden. Das wäre aktuell vor allem die irreguläre Zuwanderung. Hier geht es nicht darum, rechte Positionen zu übernehmen oder sich von anderen vor sich hertreiben zu lassen. <text:s/>Es geht darum, Probleme zu bewältigen, <text:s/>und genau das macht diese Bundesregierung. <text:s/>In den vergangenen eineinhalb Jahren – nicht etwa in den letzten vier oder sechs Wochen – wurden weitreichende Gesetzesmaßnahmen gegen irreguläre Migration vollzogen. Die aktuellen Zahlen sprechen eine klare Sprache: gut 20 Prozent weniger Asylanträge im bisherigen Jahresverlauf, 20 Prozent mehr Rückführungen und 10 Prozent mehr freiwillige Ausreisen im ersten Halbjahr. <text:s/>Auch bei den zuletzt so dringlich geforderten Zurückweisungen unerlaubter Einreisen gab es bereits einen deutlichen Anstieg von 29 Prozent im vergangenen Jahr auf aktuell 51 Prozent. <text:s/>Die Lehre ist: Die Politik kann Herausforderungen erfolgreich begegnen, und zwar ohne großes Tamtam und ohne sich auf die dunkle Seite der Menschenfeinde zu stellen. Das ist die Lehre, meine Damen und Herren, werte Kolleginnen und Kollegen. <text:s/>Viertens – womit ich zurück beim Ausgangspunt dieser Debatte bin – müssen wir den Rechtsstaat, die Justiz und die demokratischen Institutionen stärken. Eine unabhängige und handlungsstarke Justiz muss mit entsprechenden Mitteln ausgestattet werden. Und genau das macht dieser Einzelplan 07. <text:s/>Meine Damen und Herren, werte Kolleginnen und Kollegen, diejenigen, die ihre Axt bereits an die Wurzeln unseres Rechtsstaates angelegt haben, sind in Lauerstellung. <text:s/>Lassen Sie uns, die demokratischen Kräfte der Bundesrepublik Deutschland, gemeinsam dafür sorgen, dass diese Axt dort liegen bleibt und niemals wieder zum Schwung ausholen kann! <text:s/>Herzlichen Dank für Ihre Aufmerksamkeit. <text:s/>Als Nächste hat das Wort für die CDU/CSU-Fraktion Franziska Hoppermann.</text:p>
          </table:table-cell>
          <table:table-cell table:style-name="ce2" office:value-type="string" calcext:value-type="string">
            <text:p>Das wäre aktuell vor allem die irreguläre Zuwanderung. | Die aktuellen Zahlen sprechen eine klare Sprache: gut 20 Prozent weniger Asylanträge im bisherigen Jahresverlauf, 20 Prozent mehr Rückführungen und 10 Prozent mehr freiwillige Ausreisen im ersten Halbjahr. | In den vergangenen eineinhalb Jahren – nicht etwa in den letzten vier oder sechs Wochen – wurden weitreichende Gesetzesmaßnahmen gegen irreguläre Migration vollzog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5173707604408264</text:p>
          </table:table-cell>
          <table:table-cell table:number-columns-repeated="1014"/>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1100</text:p>
          </table:table-cell>
          <table:table-cell table:style-name="ce2" office:value-type="string" calcext:value-type="string">
            <text:p>Linda Teuteberg (FDP)</text:p>
          </table:table-cell>
          <table:table-cell table:style-name="ce2" office:value-type="string" calcext:value-type="string">
            <text:p>Herr Präsident! Sehr geehrte Frau Friedländer! Sehr geehrter Herr Schuster, Herr Botschafter Prosor! Liebe Kolleginnen und Kollegen! „Gibt es für uns wirklich nur die Alternative zwischen übelwollenden Feinden und leutseligen Freunden? Gibt es für uns nirgendwo echte Verbündete …?“ Diese Worte klingen, als könnten sie aus diesen Tagen sein. Aufgeschrieben wurden sie von der deutschen Jüdin Hannah Arendt im Oktober 1941 im amerikanischen Exil. <text:s/>Die Anforderung an uns heute ist, echte Verbündete zu sein. Und echte Verbündete, die sagen Ja zum Selbstverteidigungsrecht Israels, sie sagen nicht: Aber bitte macht mal nicht Gebrauch davon. <text:s/>So läuft aber aktuell die Debatte, sehr geehrte Damen und Herren. Einen solchen Massenmord an einem Tag an Jüdinnen und Juden hat es seit der Shoah nicht mehr gegeben. Die Kälte mancher Reaktionen darauf lässt erschaudern. <text:s/>Liebe Kolleginnen und Kollegen, Pogrome sind die wohl perfideste Art der Gewalt gegen Juden. Die Jagd auf Juden dort, wo sie zu Hause sind, die brennt sich tief ein in das kollektive Bewusstsein, das Gedächtnis. Das Novemberpogrom von 1938, dessen 85. Jahrestag wir heute begehen und das den Weg in die Shoah wies, das befeuerte den Wunsch und auch die Notwendigkeit nach einem jüdischen Staat, der 1948 mit der Gründung Israels auf dem für Juden historischen Boden wahr wurde. Das ist der historische Kontext des 7. Oktober 2023. Dem blutigsten Tag für Jüdinnen und Juden seit der Shoah. Gewalt, Demütigungen, Entrechtungen, Markierungen: Das sind Erinnerungen, die da wachgerufen werden. <text:s/>Für uns heute ist das Anlass zu selbstkritischer Befragung: Haben wir in den vergangenen Jahren aufmerksam genug hingeschaut? Ist die Sichtbarkeit jüdischen Lebens ein so selbstverständlicher Teil unserer Gesellschaft, wie es wünschenswert wäre? Nein. Das ist ein bitterer, ein beschämender Befund in diesen Tagen. <text:s/>Dafür kann ich hier nur kurz stichwortartig einige Beispiele nennen: Wie konnte es kommen zur Documenta als Skandal mit Ansage und Wegbereitern? <text:s/>Woher kommt eigentlich diese Gleichgültigkeit gegenüber Boykott als Instrument politischer Meinungsäußerung? Und warum gilt es bei uns auch noch als normal, etwa im Bericht der Fachkommission für Integrationsfähigkeit der Bundesregierung in der letzten Legislaturperiode, dass es als subjektive Wahrnehmung der Jüdinnen und Juden abgetan wird, die nicht durch die reichlich ungenaue Polizeiliche Kriminalstatistik gedeckt sei, dass sie einen zunehmenden muslimischen Antisemitismus wahrnehmen? Wie konnte es so weit kommen? <text:s/>Hier gehört zur Ehrlichkeit dazu, dass das in vielerlei Hinsicht diffuse „Wir schaffen das“ faktisch wichtiger geworden ist in unseren Debatten als das normativ zwingende „Nie wieder!“. Weder Rassismus – das muss ganz klar sein – noch ein taktischer, leichtfertiger Einsatz des Rassismusvorwurfs sind angemessene Antworten auf ernste Probleme. Dass auch Migration ernste Konflikte und Probleme mit sich bringt, unabhängig davon, ob manche auch diskriminierende Einstellungen haben, das muss nüchtern und sachlich benannt werden, um dann auch zu verantwortungsvollen Konsequenzen zu kommen. Jeder Antisemitismus, egal aus welchem politischen Lager, egal mit welchem kulturellen Hintergrund, ist gleichermaßen inakzeptabel, liebe Kolleginnen und Kollegen. <text:s/>Wir müssen darauf gemeinsam und umfassend antworten – als Staat, als Gesellschaft, als Einzelne. <text:s/>Gleichzeitig ist dieser 7. Oktober Teil eines größeren Konflikts, einer größeren Auseinandersetzung. Innere und äußere Sicherheit, innerer und äußerer Frieden hingen nie so eng zusammen wie heute. Das wird jetzt für alle sichtbar. <text:s/>Frau Kollegin, kommen Sie zum Schluss, bitte. <text:s/>Wir müssen auch wehrhafter werden. Gehört es nicht zur Wahrheit, dass uns die Wahrnehmung des Selbstverteidigungsrechts Israels auch deshalb irritiert, – <text:s/>Bitte kommen Sie zum Schluss. <text:s/>– weil wir selbst zu wenig selbstverständlich wehrhaft sind? <text:s/>Darüber müssen wir nachdenken. Wir selbst müssen unseren Beitrag leisten, – <text:s/>Frau Kollegin Teuteberg, bitte kommen Sie zum Schluss. <text:s/>– damit wir die Hoffnungen von Jüdinnen und Juden, dass wir wirklich ihre echten Verbündeten sind, nicht erneut enttäuschen. Das ist unsere Verantwortung und schwerer, als es nur zu sagen. <text:s/>Vielen Dank. <text:s/>Vielen Dank, Frau Kollegin Teuteberg. – Nächste Rednerin ist die Kollegin Dorothee Bär, CDU/CSU-Fraktion.</text:p>
          </table:table-cell>
          <table:table-cell table:style-name="ce2" office:value-type="string" calcext:value-type="string">
            <text:p>Dass auch Migration ernste Konflikte und Probleme mit sich bringt, unabhängig davon, ob manche auch diskriminierende Einstellungen haben, das muss nüchtern und sachlich benannt werden, um dann auch zu verantwortungsvollen Konsequenzen zu komm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409954309463501</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01700</text:p>
          </table:table-cell>
          <table:table-cell table:style-name="ce2" office:value-type="string" calcext:value-type="string">
            <text:p>Martin Hess (AfD)</text:p>
          </table:table-cell>
          <table:table-cell table:style-name="ce2" office:value-type="string" calcext:value-type="string">
            <text:p>Frau Präsidentin! Meine Damen und Herren! Das heute hier zur Diskussion stehende Maßnahmenpaket zur Begrenzung illegaler Migration und zur Verbesserung der inneren Sicherheit ist genau genommen eine reine Farce. Dadurch wird weder die illegale Massenmigration effektiv gestoppt noch der islamistische Terror in unserem Land wirksam bekämpft. Das, was Sie uns heute hier vorlegen, ist ein ebenso billiges wie durchschaubares Wahlkampfmanöver. Sie versuchen, die Bürger unseres Landes im Vorfeld der Landtagswahlen in Brandenburg für dumm zu verkaufen. Aber seien Sie versichert: Darauf fällt der Bürger nicht mehr rein. <text:s/>Frau Faeser, immer mehr Menschen in unserem Land haben schon längst erkannt, dass Sie nicht nur die Totengräberin für die innere Sicherheit sind. Nein, durch Ihre ideologisch bedingte Realitätsverweigerung und Ihre unfassbare Inkompetenz haben Sie sich mittlerweile zum größten Sicherheitsrisiko für unser Land entwickelt. Und das machen die Bürger nicht mehr mit. <text:s/>Es ist wirklich interessant zu sehen, wie Sie jetzt plötzlich in Bezug auf Grenzkontrollen argumentieren. Hier in diesem Hause haben wir uns damit intensiv auseinandergesetzt. Sie standen noch vor wenigen Monaten hier und haben gesagt: Grenzkontrollen bringen gar nichts, weil jeder, der „Asyl“ sagt, ja reinkommt. – Und jetzt, Frau Faeser, nutzen Sie plötzlich dieses Instrument, obwohl Sie genau wissen, dass sich ohne die von der AfD schon seit Jahren geforderten massiven Zurückweisungen rein gar nichts an der Migrationslage ändern wird. Sie erwecken damit einen völlig unzutreffenden Eindruck. Das ist an Unglaubwürdigkeit und politischer Inszenierung nahezu nicht mehr überbietbar. Wer dermaßen skrupellos aus wahltaktischen Gründen die Bevölkerung belügt, hat im Amt des Bundesinnenministers nichts zu suchen. <text:s/>Ihre Unfähigkeit beweisen Sie natürlich auch mit dem vorgelegten Maßnahmenkatalog. Sie wollen ernsthaft islamistischen Terror dadurch bekämpfen, dass Sie Messerverbote verhängen respektive erweitern. Dabei haben doch die islamistischen Terroranschläge in Mannheim und in Solingen bewiesen, dass das nicht funktioniert. Die dort verwendeten Messer waren bereits verboten, die durften nicht in der Öffentlichkeit geführt werden. Also merken Sie sich bitte: Nicht die Messer sind in unserem Land das Problem, sondern die große Zahl an Steinzeitislamisten, die die CDU seit 2015 und Sie seit 2021 nahezu ungehindert in unser Land lassen. Diese Leute haben hier nichts zu suchen und müssen raus aus Deutschland. <text:s/>Dass Sie jetzt unter dem Deckmantel der Terrorbekämpfung ernsthaft die Vorschriften für unbescholtene Sportschützen und Jäger in unserem Land verschärfen und sie damit wieder einmal unter Generalverdacht stellen, ist nicht nur inakzeptabel, es ist geradezu unverschämt. Und dass die FDP das mitmacht, ist der nächste Sargnagel für diese Partei. <text:s/>Frau Faeser, Sie drangsalieren mit völlig unsinnigen Gesetzesverschärfungen unbescholtene Bürger, anstatt endlich den Islamismus mit aller Härte zu bekämpfen. Dadurch sind Sie hauptverantwortlich für immer mehr Angriffe durch Islamisten auf unsere unschuldigen Bürger. Dafür wird Ihre Partei, die SPD, bei den Landtagswahlen in Brandenburg die Quittung erhalten; darauf können Sie sich verlassen. <text:s/>Als Nächster hat das Wort für die Fraktion Bündnis 90/Die Grünen Andreas Audretsch.</text:p>
          </table:table-cell>
          <table:table-cell table:style-name="ce2" office:value-type="string" calcext:value-type="string">
            <text:p>Dadurch wird weder die illegale Massenmigration effektiv gestoppt noch der islamistische Terror in unserem Land wirksam bekämpft. | Sie standen noch vor wenigen Monaten hier und haben gesagt: Grenzkontrollen bringen gar nichts, weil jeder, der „Asyl“ sagt, ja reinkommt. | – Und jetzt, Frau Faeser, nutzen Sie plötzlich dieses Instrument, obwohl Sie genau wissen, dass sich ohne die von der AfD schon seit Jahren geforderten massiven Zurückweisungen rein gar nichts an der Migrationslage ändern wird. | Das heute hier zur Diskussion stehende Maßnahmenpaket zur Begrenzung illegaler Migration und zur Verbesserung der inneren Sicherheit ist genau genommen eine reine Farce.</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4641586244106293</text:p>
          </table:table-cell>
          <table:table-cell table:number-columns-repeated="1014"/>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3100</text:p>
          </table:table-cell>
          <table:table-cell table:style-name="ce2" office:value-type="string" calcext:value-type="string">
            <text:p>Nadine Heselhaus (SPD)</text:p>
          </table:table-cell>
          <table:table-cell table:style-name="ce2" office:value-type="string" calcext:value-type="string">
            <text:p>Sehr geehrte Frau Präsidentin! Liebe Kolleginnen und Kollegen! Bevor ich mit meiner Rede beginne, will ich noch auf eine Sache eingehen – Herr Steiniger, da Sie es gerade angesprochen haben –: Ich war bei der Regierungsbefragung auch dabei, und Olaf Scholz hat auf alle Ihre Fragen geantwortet. <text:s/>Die Antworten müssen Ihnen persönlich nicht gefallen; und irgendwas sagt mir, dass das aus Prinzip auch niemals der Fall wäre. <text:s/>Ich kann das bestätigen, was jetzt schon mehrfach zur Sprache kam: Wenn ich in meinem Wahlkreis unterwegs bin und mit den Unternehmen spreche, dann höre ich: Die Höhe der Steuern ist nicht der entscheidende Standortfaktor. <text:s/>Die Unternehmen wünschen sich vor allem Rechtssicherheit für ihre Investitionen und möchten die Kosten für Dokumentation und Verwaltung niedrig halten. Ihnen ist bewusst, welche großen finanziellen Herausforderungen wir gesellschaftlich haben, und sie wollen ihren Beitrag leisten. <text:s/>In der Coronakrise hat der Staat viele Unternehmen vor der Pleite gerettet. Er hat Arbeitnehmerinnen und Arbeitnehmer durch Kurzarbeitergeld vor der Arbeitslosigkeit bewahrt. Der russische Krieg gegen die Ukraine hat die Energiepreise steigen lassen, was wir staatlich abgefedert haben. Neben Direktzahlungen an Beschäftigte, an Studierende und an Rentnerinnen und Rentner, Strom- und Gaspreisbremsen, Heizkostenzuschüssen und einem Kinderbonus gab es umfangreiche Wirtschaftshilfen. <text:s/>Meine Damen und Herren, die Herausforderungen für eine Transformation zu einer nachhaltig wirtschaftenden und konsumierenden Gesellschaft sind gewaltig. Aber wir werden langfristig keinen Wohlstand haben, wenn wir unsere Wirtschaft dabei ausklammern, und das ist den Unternehmen durchaus bewusst. Deshalb wollen viele, auch im Mittelstand bei mir im Münsterland, innovativ voranschreiten. <text:s/>Wir wissen, dass die Ausbildung und die Weiterbildung von Fachkräften ganz zentral sind. Mit dem neuen Qualifizierungsgeld bieten wir Beschäftigten eine Perspektive, wenn sie vom Strukturwandel betroffen sind. Außerdem sorgen wir dafür, dass unser Land im Wettbewerb um internationale Fachkräfte attraktiv ist. Mit uns gibt es mehr Einwanderungsoptionen für Fachkräfte bis hin zur neuen Chancenkarte: sicher, geordnet und mit Blick auf das Potenzial der Menschen, die bei uns leben und arbeiten wollen. <text:s/>Steuerliches Rosinenpicken erschweren wir, wo wir es können. Wir arbeiten daran, dass Unternehmen weltweit Steuern zahlen. Olaf Scholz hat die Einführung der globalen Mindestbesteuerung in Höhe von 15 Prozent vorangebracht. <text:s/>Sie begrenzt den schädlichen Steuerwettbewerb und stärkt die relative Wettbewerbsfähigkeit deutscher Unternehmen. <text:s/>Meine Damen und Herren, eine gute Standortpolitik zielt auf ein attraktives Umfeld, das Unternehmen anzieht und fördert. Sie sorgt für zügige und effiziente Genehmigungsverfahren im ganzen Land. Wo wir können, sollten wir von öffentlicher Seite Gewerbeflächen bereitstellen, wie jetzt bei Intel in Magdeburg. Diese Ansiedlung ist ein Beispiel von großer Bedeutung für die technologische Souveränität in Europa. <text:s/>Eine gute Standortpolitik berücksichtigt die ökologische Dimension und strebt eine nachhaltige Entwicklung an. Mit dem Deutschlandticket für 49 Euro ist ökologische Mobilität auch für die Menschen im Alltag erschwinglich. Ein verantwortungsvoller Umgang mit natürlichen Ressourcen und die Reduzierung von Umweltschäden machen unser Land auch zu einem attraktiven Wohnort für Arbeitnehmerinnen und Arbeitnehmer. <text:s/>Eine gute Standortpolitik verschreibt sich auch sozialer Verantwortung. So haben wir das Kindergeld auf 250 Euro angehoben. Sozialdemokratische Verantwortung für unser Land bedeutet zudem, dass wir zukunftsfähigen Unternehmen ermöglichen, gute Arbeitsplätze zu bieten, und dass wir Sicherheit geben, auch für die Beschäftigten vor Ort. <text:s/>In Ost und West gilt der gleiche Rentenwert ein Jahr früher als geplant. Das ist gut; denn damit Vertrauen in die Arbeit besteht, muss sie sich bis ins Alter auszahlen. <text:s/>Unser Blick geht nach vorne und geht weit über die nächsten Wahlen hinaus. So wie wir von Unternehmen erwarten, nicht auf kurzfristige Gewinne zu schielen, verfolgen auch wir langfristige Ziele. <text:s/>Das stärkt die Situation der Menschen und die der Unternehmen in Deutschland, und für die machen wir Politik. <text:s/>Vielen Dank. <text:s/>Till Mansmann hat das Wort für die FDP-Fraktion.</text:p>
          </table:table-cell>
          <table:table-cell table:style-name="ce2" office:value-type="string" calcext:value-type="string">
            <text:p>Mit uns gibt es mehr Einwanderungsoptionen für Fachkräfte bis hin zur neuen Chancenkarte: sicher, geordnet und mit Blick auf das Potenzial der Menschen, die bei uns leben und arbeiten wol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94695782661438</text:p>
          </table:table-cell>
          <table:table-cell table:number-columns-repeated="1014"/>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10700</text:p>
          </table:table-cell>
          <table:table-cell table:style-name="ce2" office:value-type="string" calcext:value-type="string">
            <text:p>Christian Schreider (SPD)</text:p>
          </table:table-cell>
          <table:table-cell table:style-name="ce2" office:value-type="string" calcext:value-type="string">
            <text:p>Sehr geehrter Herr Präsident! Liebe Kolleginnen und Kollegen! Liebes Publikum hier und an den Bildschirmen! Über eins sind wir uns ja alle einig: Die Deutsche Bahn ist in der Dauerkrise, und das nicht erst seit heute. – Als Lösung fordert die Union so ungefähr alles, und zwar auf einmal, was sie in zwölf Jahren vorderster Führungsverantwortung für die Bahn selbst noch nicht einmal ansatzweise hinbekommen hat. <text:s/>Vor allem will die Union jahrelange Selbstbeschäftigung der Bahn und ein riesiges Arbeitsbeschaffungsprogramm für Unternehmensberater; denn Sie fordern in Ihrem Antrag, die 740 Tochterfirmen der DB zu entflechten. <text:s/>Man muss sich das bitte noch einmal ganz genau zu Gemüte führen: 740 Firmen entflechten! Mal kurz nachdenken: Wie viel Personal wird dafür abgestellt? Wie viele dringende Dinge bleiben dafür liegen, und wie viele Milliarden Euro soll dieses massive Multitasking kosten? Eines kann die Bahn jetzt ganz sicher nicht gebrauchen: noch mehr Wirrwarr durch überbordende Selbstbeschäftigung. Von der hatten wir in den letzten 30 Jahren DB AG nun wirklich mehr als genug. <text:s/>Die Union nennt diesen gewollten Wahnsinn wörtlich einen „Quantensprung“. Ich habe einmal bei Physikern nachgefragt, was der Effekt eines Quantensprungs tatsächlich ist: <text:s/>Er entspricht dem Gewichtszuwachs eines 6 Tonnen schweren Elefanten, auf dem eine Ameise herumkrabbelt. Damit sind die fehlenden Fortschrittschancen Ihrer Bahnpolitik eigentlich schon perfekt beschrieben. <text:s/>Aber auch hinsichtlich der Vergangenheit der Bahn ist ein Blick in Ihren Antrag ausgesprochen aufschlussreich; denn dann wird noch klarer, wer für das Bahnchaos gemeinsam verantwortlich ist. Obwohl die Bahn – ich zitiere – vom Bund „viele Milliarden Euro“ für die Infrastruktur erhalten hat, hat sie die „notwendigen Investitionen ... nicht getätigt“. So steht es Wort für Wort in Ihrem Antrag. Also noch mal im Klartext für alle Zuhörer und für das Protokoll: Die Bahn hat vom Steuerzahler laut CDU/CSU viele Milliarden Euro für Investitionen in die Infrastruktur bekommen, diese aber gar nicht getätigt. Oha! <text:s/>Die Union unterstellt der Bahn also, sie habe viele Steuermilliarden im Konzern offenkundig in irgendwelche anderen Kanäle zweckentfremdet. Aber wer war bei der Bahn denn für die ordnungsgemäße Verwendung der Infrastrukturmittel hauptverantwortlich bis zum Antritt dieser Regierung? <text:s/>Kennen Sie noch Ronald Pofalla? Jenen CDU- und Merkel-Mann, der schon im Kanzleramt nichts gerissen hat <text:s/>und zur Belohnung ab 2017 überbezahlter DB-Vorstand für Infrastruktur wurde. <text:s/>Haben Sie schon mal Ihren Parteifreund Pofalla gefragt, wohin er denn die vielen Milliarden Euro manövriert hat? Wenn, dann hat er die vielen Milliarden Euro verschludert. <text:s/>Klären Sie das doch bitte mal parteiintern, vielleicht parallel zur Rückforderung der versenkten Maut-Millionen von Herrn Scheuer. <text:s/>Wenigstens wissen wir jetzt, wer Hand in Hand – sozusagen in Versagensunion – für das Desaster der Bahn verantwortlich ist: zwölf Jahre Verkehrsminister von der CSU, komplettiert mit fünf Jahren Pofalla von der CDU. Das haben Sie in Ihrem Antrag wunderbar nachgezeichnet. Vielen Dank dafür. <text:s/>Was fordern Sie sonst noch in Ihrem Antrag? Sie wollen Fachkräfte für die Bahn gewinnen. Super Ziel, nur haben Sie auch dafür keine Ideen. Stattdessen stimmen Sie permanent gegen unsere Gesetze zur Fachkräfteeinwanderung, um auf plumpe Fremdenangst zu setzen. <text:s/>Und natürlich wollen Sie wieder mal die vollständige Trennung von Netz und Betrieb, also von Rad und Schiene. Sie wollen es also anders machen als die Länder, wo Bahnfahren vorbildlich funktioniert, <text:s/>anders als Japan, Österreich, die Schweiz. <text:s/>Wir nehmen uns diese Länder zum Vorbild und konzentrieren uns auf das Wesentliche: das Schienennetz, damit die Bahn endlich ein starkes Rückgrat bekommt. <text:s/>Dazu haben wir die Bahn schlank umgebaut mit der neuen Infrastruktursparte DB InfraGO – orientiert am Gemeinwohl, also endlich an Qualität und Kapazität und nicht an Effizienz und Profit, und orientiert am Wohl der Belegschaft. Denn wir erhalten den über 200 000 Kolleginnen und Kollegen der DB ihre Vorteile im Konzern: die Tarifbindung, die Chancen des internen Arbeitsmarkts und damit auch den wichtigen Austausch von Ideen und Innovationen. <text:s/>Herr Kollege, kommen Sie zum Schluss, bitte. <text:s/>Denn eines muss man zum Abschluss ganz klar sagen: Leidtragende Ihres Vorschlags werden vor allem die 200 000 Mitarbeitenden der Deutschen Bahn. <text:s/>Herr Kollege, kommen Sie bitte zum Schluss! <text:s/>Diese werden wir schützen und die Bahn besser machen. <text:s/>Vielen Dank. <text:s/>Vielen Dank. – Ich finde, wenn wir schon über Pünktlichkeit bei der Bahn reden, dann sollten wir vielleicht auch mit Blick auf unsere Redezeiten pünktlich sein. <text:s/>Nächster Redner ist der Kollege Victor Perli, Gruppe Die Linke.</text:p>
          </table:table-cell>
          <table:table-cell table:style-name="ce2" office:value-type="string" calcext:value-type="string">
            <text:p>Stattdessen stimmen Sie permanent gegen unsere Gesetze zur Fachkräfteeinwanderung, um auf plumpe Fremdenangst zu setz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846541404724121</text:p>
          </table:table-cell>
          <table:table-cell table:number-columns-repeated="1014"/>
        </table:table-row>
        <table:table-row table:style-name="ro1">
          <table:table-cell table:style-name="ce2" office:value-type="string" calcext:value-type="string">
            <text:p>31</text:p>
          </table:table-cell>
          <table:table-cell table:style-name="ce2" office:value-type="string" calcext:value-type="string">
            <text:p>28.04.2022</text:p>
          </table:table-cell>
          <table:table-cell table:style-name="ce2" office:value-type="string" calcext:value-type="string">
            <text:p>ID203105000</text:p>
          </table:table-cell>
          <table:table-cell table:style-name="ce2" office:value-type="string" calcext:value-type="string">
            <text:p>Helge Lindh (SPD)</text:p>
          </table:table-cell>
          <table:table-cell table:style-name="ce2" office:value-type="string" calcext:value-type="string">
            <text:p>Frau Präsidentin! – Den Verfassungsschutz hat man Ihnen nicht auf den Hals gehetzt; Sie tragen ein riesiges Schild vor Ihrem Bauch, auf dem steht: Wir sind beobachtungswürdig. Bitte, Verfassungsschutz, guck auf uns! <text:s/>Das ist die Realität. Und ich glaube, es sollte Ihnen zu denken geben, dass jede und jeder ehemalige Vorsitzende der AfD mittlerweile diese Partei aufgrund ihrer zunehmenden Radikalisierung verlassen hat. Das könnte etwas mit Verfassungsfeindlichkeit zu tun haben. <text:s/>Nach diesen Vorbemerkungen möchte ich aber noch mal darauf hinweisen, dass – und Sie führen das wieder vor – die AfD im Selbstwiderspruch beginnt und endet. Sie nennen ja diesen Antrag „Nationale Kraftanstrengung“, und Sie dachten: Das ist wahrscheinlich ein super Gag. Wir nehmen ein Zitat von Angela Merkel zur Frage der Abschiebungen. – Das ist aber höchst selbstwidersprüchlich, weil Sie die letzten fünf Jahre im Parlament nichts anderes gemacht haben, als auf erbärmliche, inakzeptable, unwürdige Weise unsere sehr respektable Altkanzlerin zu beschimpfen. Deshalb: Sehr peinlich, sehr instrumentalisierend und sehr dämlich! <text:s/>Zum Zweiten ist es auch wieder aus der Reihe „Selbstwiderspruch“, weil Sie ja einerseits sagen, Sie wollen die Zahl derjenigen, die sich hier vollziehbar ausreisepflichtig aufhalten, reduzieren. Sie wollen aber auch möglichst keine Flüchtlinge reinlassen; sie wollen Grenzkontrollen und geschlossene Grenzen. Andererseits ist aber darauf Ihr ganzes Leben aufgebaut. Das heißt: Sie brauchen geschäftsmäßig, berufsmäßig möglichst viele Geflüchtete und Flüchtlinge, die kommen. Auch deshalb bewegen Sie sich mal wieder im Selbstwiderspruch. <text:s/>Und das Dritte ist: Sie berufen sich in dem Antrag in verschiedenen Teilen, im Übrigen auch im Begründungsteil, auf das Volk und weite Teile der Bevölkerung – ich werde das später noch ausführen –; am Ende sprechen Sie aber nur für sich selbst. Wenn man nur für sich selbst spricht, kann man nicht für das Volk sprechen. Es sei denn, man meint, man wäre das Volk. Das haben Sie aber eben auch wieder glänzend widerlegt. <text:s/>Unlängst stand vor meinem Büro eine Gruppe von jungen Menschen, die Folgendes einte: Alle waren in Duldung; einer von ihnen war gerade aus der Abschiebehaft gekommen. Es war ein geeinter Kraftakt, um zu verhindern, dass er abgeschoben wird. Er hielt sich schon seit sechs, sieben Jahren in Deutschland auf, genauso wie all diejenigen, die neben ihm standen. Alle sind berufstätig, alle bestens integriert – ich mag dieses Wort nicht; es wirkt ein bisschen paternalistisch; aber ich verwende es, damit Sie es auch einigermaßen verstehen –, alle erfolgreich, alle seit vielen Jahren da und alle im Zustand der Duldung. <text:s/>Ich halte mir jetzt folgendes Bild vor Augen: Ich sehe diese Gruppe junger Männer und Frauen vor meinem Büro – die Mehrheit von ihnen kam aus westafrikanischen Ländern –, und dann erlebe ich Sie. Und da muss ich an das in einem anderen Zusammenhang geprägte Zitat von Guido Westerwelle denken, nämlich: „anstrengungsloser Wohlstand“ und „spätrömische Dekadenz“. <text:s/>Sie sind „anstrengungsloser Wohlstand“ und „spätrömische Dekadenz“, und diejenigen, die vor meinem Büro gestanden haben, sind Leistungsträgerinnen und Leistungsträger unserer Gesellschaft. <text:s/>Diese Menschen dürfen nicht abgeschoben werden, sondern sie verdienen es, dank eines künftigen und möglichst schnell zu schaffenden Chancenaufenthaltsrechts und verbesserter Bleiberechtsregelungen hierbleiben zu können. Diese Menschen abzuschieben, ist nicht nur nicht human; es ist volkswirtschaftlich dumm, und es ist gesellschaftlich dämlich. Und wenn Sie es fordern, dann sind Sie hoffentlich ganz allein mit dieser Forderung. <text:s/>Um Ihnen das deutlich zu machen – Sie berufen sich ja auf die Gesellschaft und das Volk –, ist es hilfreich, Ihnen diese Gesellschaft, in der wir leben, mal vorzustellen. Nehmen wir mal den Fall einer drohenden Abschiebung; leider sind es nicht wenige Fälle, in denen eine Abschiebung überhaupt nicht berechtigt ist. Da kommen Menschen vorbei, die sich für andere einsetzen, wie zum Beispiel Marieke, eine Frau, die über den Tellerrand guckt, im buchstäblichen wie im abstrakten Sinne, die sich nicht nur um ihre eigenen Befindlichkeiten kümmert, sondern auch um das Schicksal von geflüchteten Menschen. Und es gibt viele wie sie: Nachbarn der geflüchteten Menschen, ein GdP-Engagierter, der nebenbei Sicherheitsberatung macht, diverse Journalistinnen und Journalisten, Kirchengemeinden, Nachbarschaften, ganze Schulklassen, Mitschülerinnen und Mitschüler eines Berufskollegs, Mitstudierende, ganz normale Leute, Unternehmerinnen und Unternehmer – ich könnte Ihnen Hunderte, ja Tausende aufzählen. Wenn Sie für das Volk sprechen und wir Lehrerinnen und Lehrer, Polizistinnen und Polizisten, Schülerinnen und Schüler, Kirchengemeinden abziehen, bleibt da nicht mehr so viel übrig. <text:s/>Also was ist „das Volk“, für das Sie sprechen? Jedenfalls nicht die Bevölkerung dieses Landes. Weite Teile dieser Bevölkerung haben überhaupt nicht den Wunsch, dass wir einen Abschiebungsmaximalismus erleben, sondern die Mehrheit dieses Landes wünscht sich einen pragmatischen Umgang. <text:s/>Das heißt nicht, dass die Mehrheit des Landes nicht akzeptiert, dass im Fall von Gefährdern und wirklichen Straftätern Abschiebungen erfolgen. Aber all diejenigen, über die Sie gesprochen haben, die Hunderttausenden, die kein Verfahren auf Anerkennung haben, die aber in dem unwürdigen Zustand der Kettenduldung leben oder sich in anderen Duldungsformaten bewegen, all diese brauchen eine Zukunft in diesem Land; denn sie sind schon Teil dieses Landes, und sie sind die Zukunft dieses Landes – anders als Sie. <text:s/>Also: Diese Frau, diese Marieke, und die vielen anderen Mariekes dieser Welt, die solidarisch sind, sind dieses Deutschland. Dieses Deutschland sind aber auch Ali und Akram, um eine Syrerin und einen Syrer zu nennen, die sich jetzt aktiv für ankommende ukrainische Geflüchtete einsetzen. Das ist doch ein schönes Beispiel. Aber was machen Sie? Das haben Sie eben ja wieder vorgeführt: Sie wollen ankommende Ukrainerinnen und Ukrainer gegen muslimische Geflüchtete ausspielen. Was machen die Syrerinnen und Syrer? Die helfen. Sie von der AfD: kleinkariert. Die Syrerinnen und Syrer: ohne Scheuklappen, mit offenem Herzen, open-minded und solidarisch. Das ist ein großer Unterschied. <text:s/>Und nicht nur das. Es kommt noch schlimmer: Die Ukrainerinnen und Ukrainer, für die Sie sich angeblich einsetzen – Unterstützung erfahren sie zum Beispiel von der Initiative „Stand with UA“, mit der ich in Wuppertal, in NRW engstens zusammenarbeite –, sind bestens befreundet mit muslimischen Geflüchteten und anderen. Die begreifen das als eine menschenrechtliche Aufgabe. <text:s/>Die unterscheiden nicht zwischen sich und anderen. Die wollen nicht, dass Sie vermeintlich ihre Interessen vertreten. <text:s/>Also: Für wen setzen Sie sich ein? Weder für die Bevölkerung dieses Landes noch für die Ukrainerinnen und Ukrainer oder für die Syrerinnen und Syrer. Sie sind verdammt allein mit Ihren Forderungen; darauf möchte ich Sie noch mal hinweisen. <text:s/>Dann noch ein weiterer Punkt. Sie machen ja eine Kostenrechnung auf: Was kostet das alles? Dabei vergessen Sie aber, was Hunderttausende von Abschiebungen kosten würden. Wissen Sie, was eine einzelne Sammelabschiebung kostet, mit welchem Aufwand die verbunden ist? Denken Sie mal darüber nach! <text:s/>Aber ich mache eine Gegenrechnung auf: Was kosten Sie denn uns? <text:s/>Was kosten die diversen Gerichtsverfahren gegen die AfD? Was kosten Diäten und sonstige Zahlungen an Abgeordnete in Landesparlamenten und im Bundestag? <text:s/>Was kosten ganze Abteilungen des Verfassungsschutzes, die nichts anderes zu tun haben – leider –, als sich mit Ihnen zu befassen? Diese Gegenrechnung möchte ich mal sehen, und ich bin gespannt, was dabei rauskommt. <text:s/>Wir, diese Koalition – ich spreche auch für meine Fraktion –, sind lernfähig. Wir gucken uns die Dinge an und korrigieren in Zukunft auch Dinge, die nicht richtig waren, zum Beispiel die Duldung von Personen mit ungeklärter Identität, bekannt als „Duldung light“, <text:s/>weil wir auch bereit sind, Fehlerkultur – das ist etwas, was Sie überhaupt nicht kennen; „Fehler“ ist für Sie ein Fremdwort – zu betreiben, und weil wir uns ganz streng daran orientieren, was menschlich ist, was pragmatisch ist und was angebracht ist. Ihr Spiel des Gegeneinanderausspielens, des Kostenverrechnens, – <text:s/>Kollege. <text:s/>– des Versuchs, Gewinne auf Kosten anderer zu erzielen, das wird nicht gelingen. Das funktioniert jetzt nicht, und das wird nie funktionieren. Game over! <text:s/>Vielen Dank. <text:s/>Das Wort hat der Kollege Josef Oster für die CDU/CSU-Fraktion.</text:p>
          </table:table-cell>
          <table:table-cell table:style-name="ce2" office:value-type="string" calcext:value-type="string">
            <text:p>Sie wollen aber auch möglichst keine Flüchtlinge reinlassen; sie wollen Grenzkontrollen und geschlossene Grenzen. | Das heißt: Sie brauchen geschäftsmäßig, berufsmäßig möglichst viele Geflüchtete und Flüchtlinge, die komm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331303358078</text:p>
          </table:table-cell>
          <table:table-cell table:number-columns-repeated="1014"/>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13300</text:p>
          </table:table-cell>
          <table:table-cell table:style-name="ce2" office:value-type="string" calcext:value-type="string">
            <text:p>Petr Bystron (AfD)</text:p>
          </table:table-cell>
          <table:table-cell table:style-name="ce2" office:value-type="string" calcext:value-type="string">
            <text:p>Sehr geehrte Frau Präsidentin! Verehrte Kolleginnen! Verehrte Kollegen! Die Sicherung der EU-Außengrenze ist ein zutiefst europäisches und ein <text:s/>humanistisches Vorhaben. Mit dem Vertrag von Schengen haben wir alle Grenzzäune innerhalb Europas niedergerissen. Wir brauchen auch keine Zäune zu Menschen, die <text:s/>unsere Kultur achten, unser Rechtsverständnis teilen, unsere Religion respektieren und den gleichen Lebensstandard wie wir haben. Gemeinsam mit diesen Menschen <text:s/>haben wir einen Raum der Freiheit, der Sicherheit und des Rechts geschaffen. <text:s/>Aber um diese Errungenschaften auch genießen zu können, müssen wir diesen Raum vor Menschen beschützen, die diese Werte nicht teilen. <text:s/>Das sind Menschen, die die christlich-jüdische Tradition als Feind betrachten, ihre religiösen Gebote über unser Rechtssystem stellen, die <text:s/>Errungenschaften der Aufklärung mit Füßen treten, und auch Menschen, die nicht in der Lage sind, sich in unsere hochtechnologisierte Arbeitswelt zu <text:s/>integrieren. <text:s/>Deswegen heißt es im Vertrag von Schengen sinngemäß: Der Abbau der Binnengrenzen geht einher mit einer verstärkten Sicherung der EU-Außengrenze. Bloß: <text:s/>Diese Sicherung ist nie umgesetzt worden, auch nicht 2015, als Hunderttausende Migranten diese Grenze gestürmt haben und dabei völlig rechtswidrig und zum Teil <text:s/>gewaltsam in diesen Raum eingedrungen sind. Schon damals haben wir von der AfD gefordert, diesen Migrantenstrom zu stoppen und die EU-Außengrenze zu schützen – <text:s/>auch mit einem Schutzzaun. <text:s/>Damals hieß es noch von Ihrer Kanzlerin, es sei gar nicht möglich, einen Zaun zu bauen. Gut, dass kurz darauf Viktor Orban bewiesen hat, dass es geht. <text:s/>Er hat mit seinem Grenzzaun die illegale Einwanderung nach Ungarn gestoppt, <text:s/>genauso wie Donald Trump mit seiner Mauer zu Mexiko oder die Polen an ihrer Grenze zu Weißrussland die illegale Einwanderung in ihre Länder gestoppt <text:s/>haben. <text:s/>Sie alle haben bewiesen: Ja, es ist möglich, einen Grenzzaun zu bauen. Es geht schnell, es kostet wenig, und es ist effektiv. <text:s/>Deswegen wollen nun immer mehr Länder, dass es einen Schutzzaun an der EU-Außengrenze gibt. Die Österreicher, die Polen, die Tschechen, die baltischen <text:s/>Länder, die Griechen – alle wollen es. Und wer blockiert? Deutschland – ausgerechnet Deutschland, das sonst immer alles im Verbund mit seinen europäischen <text:s/>Partnern machen will. Da fragt man sich zwangsläufig: Warum eigentlich? Weil die Asylindustrie in Deutschland ein Milliardengeschäft ist, von dem Sie und Ihre <text:s/>Amigos profitieren. <text:s/>Die Betreuung eines Migranten kostet den Steuerzahler 35 000 Euro im Jahr, und wenn er behauptet, er ist minderjährig, bis zu 85 000 Euro. <text:s/>Und wer bekommt das Geld? Die Betreuungsindustrie: die katholische Caritas, eng verbandelt mit der CDU/CSU, <text:s/>die Arbeiterwohlfahrt, ein Endlager für abgehalfterte SPD-Kader, oder die EKD, der verlängerte Arm der grünen Klimasekte. <text:s/>Sie alle laben sich an über 50 Milliarden Euro pro Jahr, – <text:s/>Herr Abgeordneter, versuchen Sie es doch bitte ohne Beleidigungen. Einfach mal bei der Sache bleiben! <text:s/>– die sie den deutschen Bürgern an Steuern abpressen. Und damit dieser Geldstrom nicht versiegt, sorgen Sie dafür, dass immer neue Migranten nach <text:s/>Deutschland kommen. <text:s/>Mit dieser schrecklichen Politik zerreißen Sie das Land aber. Sie sind verantwortlich für Verteilungskämpfe um den knapp gewordenen Wohnraum, für <text:s/>enormen sozialen Unfrieden wegen der ungerechten Alimentierung von Menschen, die keinen Cent in unsere Sozialsysteme eingezahlt haben, für kulturelle Schäden, <text:s/>zahlreiche geschändete Kirchen und auch – das ist das Schlimmste – viele vergewaltigte und ermordete Mädchen und Frauen, <text:s/>die alle geschändet, vergewaltigt und ermordet wurden von Menschen, die gar nicht hier hätten sein müssen und auch nicht sein dürfen. <text:s/>Auch wenn Ihnen diese Menschen vielleicht egal sind: Wir vergessen sie nicht. Wir sind hier für Mia aus Kandel, für Maria aus Freiburg, für Nadja aus <text:s/>Berlin und all die anderen Mädchen und Frauen. Wir fordern Sie hier und heute in deren Namen auf: Stehen Sie zu unserer Bevölkerung! <text:s/>Stehen Sie zu den Werten Europas! Verteidigen Sie unsere Heimat! Bauen Sie einen Schutzzaun an der Außengrenze Europas! <text:s/>Danke schön. <text:s/>Nächster Redner ist Hakan Demir für die SPD-Fraktion.</text:p>
          </table:table-cell>
          <table:table-cell table:style-name="ce2" office:value-type="string" calcext:value-type="string">
            <text:p>Er hat mit seinem Grenzzaun die illegale Einwanderung nach Ungarn gestoppt, <text:s/>genauso wie Donald Trump mit seiner Mauer zu Mexiko oder die Polen an ihrer Grenze zu Weißrussland die illegale Einwanderung in ihre Länder gestoppt <text:s/>haben. | Weil die Asylindustrie in Deutschland ein Milliardengeschäft ist, von dem Sie und Ihre <text:s/>Amigos profitier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8157315850257874</text:p>
          </table:table-cell>
          <table:table-cell table:number-columns-repeated="1014"/>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09600</text:p>
          </table:table-cell>
          <table:table-cell table:style-name="ce2" office:value-type="string" calcext:value-type="string">
            <text:p>Zaklin Nastic (DIE LINKE)</text:p>
          </table:table-cell>
          <table:table-cell table:style-name="ce2" office:value-type="string" calcext:value-type="string">
            <text:p>Sehr geehrte Frau Präsidentin! Meine Damen und Herren! Im Jahre 2020 begann die EU-Mission Irini als Nachfolgerin der maritimen EU-Mission Sophia. Sie soll den Waffenschmuggel im Rahmen des gegen Libyen verhängten Waffenembargos aufklären und verhindern. Die Mission ist aber derart schwach aufgestellt, dass selbst Embargobrecher nur müde lächeln können. Zum Beispiel muss der Flaggenstaat eines verdächtigen Schiffes erst einmal um Erlaubnis gebeten werden, wenn es durchsucht werden soll. Als die Bundeswehr im Jahre 2020 ein unter türkischer Flagge schipperndes Schiff zu durchsuchen begann, mussten die Soldaten wegen des Widerspruchs der Türkei unverrichteter Dinge wieder abziehen. Es kam zu einer diplomatischen Krise zwischen Ankara und Berlin. Die Türkei hat sich bekanntlich durchgesetzt. Geht man streng dem Mandatstext nach, bleibt Irini nicht mehr als Symbolpolitik für das heimische Publikum, und das ist wirklich schade. <text:s/>Wir wissen, dass viele der Waffen, die die Kriegsparteien in Libyen benutzen, nicht über den Seeweg nach Libyen kommen und dass Staaten wie Ägypten, die Vereinigten Arabischen Emirate und Ihr NATO-Bündnispartner Türkei – übrigens allesamt Staaten, die regelmäßig von Deutschland mit Waffen beliefert werden – diesen Konflikt über Luft mit Waffen befeuern. Stoppen auch Sie Ihre Unterstützung solcher Staaten, die Libyen weiterhin vernichten und Menschenleben zerstören! <text:s/>Gegen Irini spricht zusätzlich die Vorgeschichte. Libyen wurde durch die NATO im Jahre 2011 regelrecht zu einem Failed State gebombt. Der Machthaber Gaddafi wurde weggeputscht, ermordet. Klugerweise geschah das damals ohne die Zustimmung Deutschlands. Das ist übrigens ein Verdienst des damaligen Außenministers Westerwelle. <text:s/>Dann aber wurde Libyen zu einer gigantischen Flüchtlingsquelle und zum Aufmarschgebiet des IS und anderer Drittstaaten wie Frankreich, Türkei und Russland. Morde und Chaos sind in Libyen an der Tagesordnung. Um die EU weiter abzuschotten, begann man dann, die sogenannte libysche Küstenwache auszubilden. Diese schuf ein zusätzliches menschenrechtliches Desaster. Folter, Vergewaltigung, Versklavung, Tötung und Verschleppung von Tausenden Menschen gehen auf das Konto dieser sogenannten Küstenwache. Eine Schande für die EU! <text:s/>EU-Ermittler haben festgestellt, dass auch in offiziellen Haftanstalten schwerste Menschrechtsverletzungen gegen Geflüchtete begangen werden. Das ist wirklich ein Skandal. <text:s/>Kürzlich sind erneut 90 Menschen auf tragische Weise vor der Küste Libyens ertrunken. Und die vier Personen, die gerettet werden konnten, sind nicht etwa nach Europa in Sicherheit gebracht worden. Nein, sie sind nach Libyen zurückgebracht worden, und das ist wirklich schändlich. <text:s/>Es hilft auch wenig, dass die Ausbildung der libyschen Küstenwache jetzt aus dem Mandat herausgenommen wurde, damit es für die Grünen zustimmungsfähig wird. Retten Sie endlich Menschenleben! <text:s/>Wir Linken lehnen dieses Mandat ab. <text:s/>Christoph Schmid hat das Wort für die SPD-Fraktion.</text:p>
          </table:table-cell>
          <table:table-cell table:style-name="ce2" office:value-type="string" calcext:value-type="string">
            <text:p>Dann aber wurde Libyen zu einer gigantischen Flüchtlingsquelle und zum Aufmarschgebiet des IS und anderer Drittstaaten wie Frankreich, Türkei und Russla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158598184585571</text:p>
          </table:table-cell>
          <table:table-cell table:number-columns-repeated="1014"/>
        </table:table-row>
        <table:table-row table:style-name="ro1">
          <table:table-cell table:style-name="ce2" office:value-type="string" calcext:value-type="string">
            <text:p>36</text:p>
          </table:table-cell>
          <table:table-cell table:style-name="ce2" office:value-type="string" calcext:value-type="string">
            <text:p>08.05.2022</text:p>
          </table:table-cell>
          <table:table-cell table:style-name="ce2" office:value-type="string" calcext:value-type="string">
            <text:p>ID203610600</text:p>
          </table:table-cell>
          <table:table-cell table:style-name="ce2" office:value-type="string" calcext:value-type="string">
            <text:p>Stephan Thomae (FDP)</text:p>
          </table:table-cell>
          <table:table-cell table:style-name="ce2" office:value-type="string" calcext:value-type="string">
            <text:p>Sehr geehrter Herr Präsident! Sehr geehrte Frau Präsidentin! Werte Kolleginnen und Kollegen! Der Krieg in der Ukraine bestimmt weiterhin die Diskussion bei uns in der Öffentlichkeit, in den letzten Wochen vor allem das Thema Waffenlieferungen. Etwas in den Hintergrund in der öffentlichen Diskussion ist getreten, dass im Inland, in ganz Europa viel humanitäre Hilfe für geflüchtete Personen geleistet wird. Ja, natürlich lief da nicht immer alles überall perfekt; das wird auch niemand verlangt und erwartet haben in so einer Situation, die schnell eingetreten ist. Aber ich finde, dass es, verglichen mit früheren Flüchtlingskrisen, innerhalb weniger Wochen funktionierende Abläufe bei uns im Land gegeben hat. Deswegen will auch ich den vielen Ehrenamtlern an dieser Stelle Dank sagen. Das ist nicht nur eine stereotype Pflichtübung, sondern ich empfinde wirklich Dankbarkeit, <text:s/>weil wir alle auch aus unseren Wahlkreisen wissen, was vor Ort von vielen freiwillig engagierten, hilfsbereiten Menschen geleistet wird, <text:s/>die andere Menschen aus der Ukraine aufnehmen. Aber auch die vielen Mitarbeiterinnen und Mitarbeiter in den Städten, den Gemeinden, den Landkreisen erbringen viel Leistung. Auch ihnen muss man für ihren Einsatz danken. <text:s/>Ich will betonen, dass bei uns im Land in den letzten Wochen wirklich viel geschehen ist, und nur ein paar Beispiele erwähnen. Über 113 000 ukrainische Kinder und Jugendliche sind mittlerweile in unseren Schulen eingeschult worden. Das ist immens wichtig, weil die Kinder und Jugendlichen zu den Hauptleidtragenden gehören und wir jetzt alles tun müssen, dass sie nicht auch noch schulisch weit zurückgeworfen werden und den Anschluss verlieren. Deswegen ist es ungeheuer wichtig, dass die Bundesbildungsministerin Frau Stark-Watzinger immer wieder darauf hinweist. Auch die Lehrerinnen und Lehrer, die oft im Zentrum der Kritik stehen, leisten wirklich viel, um diese Kinder und Jugendlichen mitzunehmen. Auch ihnen gilt unser Dank, meine Damen und Herren. <text:s/>Ein anderes Thema, das Sie in dem Antrag erwähnen, ist die medizinische Versorgung. Ab dem 1. Juni ist es möglich, dass ukrainische Geflüchtete bei uns Grundsicherung erhalten, was ihre Versorgungsmöglichkeiten erheblich verbessert. Auch da zeigt sich doch, dass sich schon ungeheuer viel getan hat und weiter tut. <text:s/>Ein weiterer Punkt: Zugang zum Arbeitsmarkt. Viele Menschen, die aus der Ukraine kommen, hoffen jeden Tag darauf, dass sie bald zurückkehren können. Die werden nicht versuchen, in unserem Arbeitsmarkt Fuß zu fassen. Aber andere tun es sehr wohl. Ihnen öffnen wir den Weg über den Rechtskreiswechsel, sodass sie durch die Arbeitsvermittlung bei uns im Arbeitsmarkt unterkommen können. Auch das zeigt, dass sich schon ungeheuer viel getan hat und weiterhin tut, meine Damen und Herren. <text:s/>Das heißt aber natürlich nicht, dass nicht noch viel zu tun ist; das ist ganz klar. Ich persönlich bin der Meinung, dass wir vor allem eine gesamteuropäische Bestandsaufnahme brauchen, eine verlässliche, möglichst vollständige Datenbasis, ein Lagebild, um zu wissen, wie es den Ukrainerinnen und Ukrainern bei uns, aber auch in Polen, in Ungarn, in der Slowakei, in Rumänien, in Frankreich, in Spanien, in Portugal geht. Viele von ihnen werden lange Zeit in der Europäischen Union bleiben. Viele haben persönliche Bleibewünsche, weil sie irgendwo in Europa Angehörige, Freunde und Bekannte haben, bei denen sie untergekommen sind. Aber wir müssen auch die Leistungsfähigkeit und die Möglichkeiten dieser Länder in Betracht ziehen. <text:s/>Ein anderer Punkt, den ich für wichtig erachte: In den ersten Tagen und Wochen bestand unser Regierungshandeln in Anbetracht der Situation in Krisenmanagement. Aber wir müssen jetzt gesamteuropäisch mehr und mehr zu vorausschauendem Entwickeln von langfristigen Perspektiven und Langzeitplänen übergehen. Niemand weiß, wie lange dieses Kriegsgeschehen noch andauert. Alles ist schwer berechenbar. Die Katastrophe inmitten Europas dauert weiter an. Aber wir müssen uns auf denkbare Szenarien vorbereiten und uns auch dann, wenn die öffentliche Aufmerksamkeit nachlässt, Gedanken machen, wie wir den Menschen, die hierbleiben wollen, die hierbleiben werden, Perspektiven und Möglichkeiten bieten können. <text:s/>Wir werden aber auf lange Zeit sowohl ukrainischstämmige als auch russischstämmige Menschen bei uns im Land haben. Wir müssen die Gesellschaft und die Behörden darauf vorbereiten, dass daraus auch Konfliktpotenzial erwachsen kann, und insbesondere darauf achten, dass sich russischsprachige Menschen über inländische Medien in russischer Sprache informieren können, um nicht auf Informationen aus Russland angewiesen zu sein. <text:s/>So will ich als Fazit festhalten, dass die Herausforderungen vielfältig und dauerhaft bleiben werden und ständige Anpassungen erfordern. <text:s/>Herr Kollege! <text:s/>Insofern ist der Antrag der Union von Anfang an – <text:s/>Kollege. <text:s/>– nicht ganz up to date gewesen, und er ist es auch nicht geworden. <text:s/>Deswegen werden Sie verstehen, dass wir ihm heute nicht zustimmen können. <text:s/>Die Regierung ist up to date und handelt nach einem funktionierenden Masterplan. <text:s/>Ich danke Ihnen. <text:s/>Ich gebe Clara Bünger das Wort für die Fraktion Die Linke.</text:p>
          </table:table-cell>
          <table:table-cell table:style-name="ce2" office:value-type="string" calcext:value-type="string">
            <text:p>Aber ich finde, dass es, verglichen mit früheren Flüchtlingskrisen, innerhalb weniger Wochen funktionierende Abläufe bei uns im Land gegeben ha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977125287055969</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04500</text:p>
          </table:table-cell>
          <table:table-cell table:style-name="ce2" office:value-type="string" calcext:value-type="string">
            <text:p>Stephan Thomae (FDP)</text:p>
          </table:table-cell>
          <table:table-cell table:style-name="ce2" office:value-type="string" calcext:value-type="string">
            <text:p>Vielen Dank, Frau Präsidentin. – Frau Ministerin, Sie sprachen in Ihrer Eingangsbemerkung an, dass Sie mit Ihren polnischen und tschechischen Kollegen zur Bekämpfung der Schleuserkriminalität die Einrichtung einer Taskforce diskutieren. Dabei geht es um den letzten Schritt nach Deutschland hinein. Sie sprachen gerade auch davon, dass es das Ziel sein muss, an den europäischen Außengrenzen dafür zu sorgen, dass die Zuwanderung kontrolliert, gesteuert und zur Not auch eingedämmt werden kann. <text:s/>Deswegen zielt meine Frage auf das Thema Schleusergeschäft. Das ist ein Billionengeschäft, mit dem weltweit mehr Geld verdient wird als mit Waffen- und Drogenhandel. Deswegen müssen wir das Thema sicherlich auch gesamteuropäisch, vielleicht auch international über Europas Grenzen hinaus diskutieren. Meine Frage ist: Inwieweit diskutieren Sie gesamteuropäisch, also nicht nur mit unseren Nachbarn Polen und Tschechien, wie wir dieses Billionengeschäft Schleuserkriminalität eindämmen können, bekämpfen können, sie jagen können, – <text:s/>Die Zeit. <text:s/>– damit wir auf diese Art und Weise die Zuwanderung steuern können?</text:p>
          </table:table-cell>
          <table:table-cell table:style-name="ce2" office:value-type="string" calcext:value-type="string">
            <text:p>Sie sprachen gerade auch davon, dass es das Ziel sein muss, an den europäischen Außengrenzen dafür zu sorgen, dass die Zuwanderung kontrolliert, gesteuert und zur Not auch eingedämmt werden kann. | – damit wir auf diese Art und Weise die Zuwanderung steuern kön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4903765618801117</text:p>
          </table:table-cell>
          <table:table-cell table:number-columns-repeated="1014"/>
        </table:table-row>
        <table:table-row table:style-name="ro1">
          <table:table-cell table:style-name="ce2" office:value-type="string" calcext:value-type="string">
            <text:p>10</text:p>
          </table:table-cell>
          <table:table-cell table:style-name="ce2" office:value-type="string" calcext:value-type="string">
            <text:p>12.01.2022</text:p>
          </table:table-cell>
          <table:table-cell table:style-name="ce2" office:value-type="string" calcext:value-type="string">
            <text:p>ID201007400</text:p>
          </table:table-cell>
          <table:table-cell table:style-name="ce2" office:value-type="string" calcext:value-type="string">
            <text:p>Detlef Seif (CDU/CSU)</text:p>
          </table:table-cell>
          <table:table-cell table:style-name="ce2" office:value-type="string" calcext:value-type="string">
            <text:p>Sehr geehrte Frau Präsidentin! Liebe Kolleginnen und Kollegen! Meine Damen und Herren! Mein Wahlkreis Euskirchen – Rhein-Erft II ist von der jüngsten Flutkatastrophe besonders schwer betroffen. Alle Akteure des Katastrophenschutzes, namentlich die Mitarbeiter der Kommunen, die Feuerwehren, die Hilfsorganisationen, das THW, aber auch Bundeswehr und Landespolizei sowie Bundespolizei haben hier einen wirklich tollen Job gemacht. Hinzu kommt das Engagement der vielen Spontanhelfenden aus nah und fern. Vielen Dank für ihren Einsatz! <text:s/>So beeindruckend der Einsatz aber war, so deutlich sind hier, aber auch im gesamten Verlauf der Pandemie die Strukturen unseres Bevölkerungsschutzes zutage getreten. Hier müssen deutliche Verbesserungen vollzogen werden. Der Bevölkerungsschutz liegt nicht in einer Hand. Der Bund ist für den Schutz der Bevölkerung vor Kriegsgefahren zuständig, den sogenannten Zivilschutz, und die Länder und ihre Kommunen tragen die Hauptverantwortung für den Katastrophenschutz. <text:s/>In der Praxis führt dies bei Großschadenslagen, insbesondere bei länderübergreifenden Krisen, zu mitunter kraftraubenden Parallelstrukturen, trägen Informationsflüssen und Mehrstimmigkeit. Deshalb ist nicht die Frage, ob die Strukturen verändert werden müssen, sondern wie. Ein wichtiger Schritt ist die Einrichtung des Gemeinsamen Kompetenzzentrums beim Bundesamt für Bevölkerungsschutz, BBK. Bund und Länder sind sich einig: Dies soll ein zentraler Dreh- und Angelpunkt werden, auch für die Bereitstellung eines jederzeit verfügbaren 360-Grad-Lagebildes. <text:s/>Meine Damen und Herren, die CDU/CSU-Bundestagsfraktion fordert die Bundesregierung auf, die Voraussetzungen für dieses Gemeinsame Kompetenzzentrum möglichst schnell zu schaffen. Die Qualität des Bevölkerungsschutzes darf jedenfalls nicht an den gesetzlichen Strukturen oder Zuständigkeiten scheitern. <text:s/>Eigentlich wollte ich an dieser Stelle noch weitere Ausführungen zur Stärkung des Bevölkerungsschutzes machen; aber ich bearbeite seit Jahren die Themen Asyl und Migration. Deshalb zunächst: Herr Curio, um mal in Ihren Worten zu bleiben: <text:s/>Sie sind ein kommunikativer Messerstecher und Terrorist. Ich weiß nicht, ob Sie merken, dass das, was Sie hier ins Land streuen, ein vergiftetes Klima produziert. Sie sind Brandstifter für das, was andere nachher mit Messern und Pistolen ausführen. Das ist das Schlimme an Ihrem Beitrag. <text:s/>Um noch zwei Sätze zu dem zu sagen, was hier zu Asyl und Migration gesagt wurde: Der humanitäre Ansatz ist ja richtig, Frau Bundesinnenministerin, aber wir hatten 2015 Erfahrungen gemacht. Deutschland darf jetzt nicht den Fehler machen, große Pull-Effekte zu erzeugen. Es geht nicht nur um 1 Million Menschen, die zu uns kommen wollen. Es geht um viele Millionen Menschen auf dieser Welt, die kommen würden. Schaffen Sie keine Pull-Effekte! Machen Sie nicht den Fehler, dass sich die Situation von 2015 noch verschärft wiederholt! <text:s/>Der richtige Weg ist: Vollendung des Gemeinsamen Europäischen Asylsystems, Prüfung an den Außengrenzen, Screening, die Leute erfassen, im Einzelfall korrekt vorgehen. Das wollte ich Ihnen mit auf den Weg geben. Der humanitäre Ansatz, die Herzensangelegenheit, ist angekommen. Aber Sie haben auch Verantwortung für dieses Land und für die Menschen. Wenn Sie hier falsch handeln, dann geben Sie der AfD, dann geben Sie den Rechtsradikalen Nahrung, und das müssen wir vermeiden. <text:s/>Herr Kollege. <text:s/>Das ist zusätzliches Gift für den Zusammenhalt in der Gesellschaft. <text:s/>Vielen Dank. <text:s/>Zum einen, Kollege Seif, haben Sie jetzt begonnen, auf Kosten Ihres noch folgenden Kollegen zu sprechen. Zum anderen bitte ich Sie, sich zu mäßigen, wenn es um die Bezeichnung oder Charakterisierung anderer Abgeordneter geht, das heißt, sich einer parlamentarischen Ausdrucksweise zu befleißigen. <text:s/>Das Wort hat nun der Kollege Stefan Seidler.</text:p>
          </table:table-cell>
          <table:table-cell table:style-name="ce2" office:value-type="string" calcext:value-type="string">
            <text:p>Eigentlich wollte ich an dieser Stelle noch weitere Ausführungen zur Stärkung des Bevölkerungsschutzes machen; aber ich bearbeite seit Jahren die Themen Asyl und Migration. | Der richtige Weg ist: Vollendung des Gemeinsamen Europäischen Asylsystems, Prüfung an den Außengrenzen, Screening, die Leute erfassen, im Einzelfall korrekt vorgehen. | Um noch zwei Sätze zu dem zu sagen, was hier zu Asyl und Migration gesagt wurde: Der humanitäre Ansatz ist ja richtig, Frau Bundesinnenministerin, aber wir hatten 2015 Erfahrungen gema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841554880142212</text:p>
          </table:table-cell>
          <table:table-cell table:number-columns-repeated="1014"/>
        </table:table-row>
        <table:table-row table:style-name="ro1">
          <table:table-cell table:style-name="ce2" office:value-type="string" calcext:value-type="string">
            <text:p>41</text:p>
          </table:table-cell>
          <table:table-cell table:style-name="ce2" office:value-type="string" calcext:value-type="string">
            <text:p>02.06.2022</text:p>
          </table:table-cell>
          <table:table-cell table:style-name="ce2" office:value-type="string" calcext:value-type="string">
            <text:p>ID204100800</text:p>
          </table:table-cell>
          <table:table-cell table:style-name="ce2" office:value-type="string" calcext:value-type="string">
            <text:p>Martin Gerster (SPD)</text:p>
          </table:table-cell>
          <table:table-cell table:style-name="ce2" office:value-type="string" calcext:value-type="string">
            <text:p>Sehr geehrte Frau Präsidentin! Werte Kolleginnen und Kollegen! Sehr geehrte Frau Ministerin Nancy Faeser! Im Gegensatz zur Darstellung des Kollegen Throm will ich sagen: Die Wehrhaftigkeit der Demokratie, die Widerstandsfähigkeit unserer Gesellschaft im Inneren wird mit diesem Haushalt gestärkt, und zwar spürbar, nachhaltig und ganz im Sinne der Zeitenwende, indem wir Prävention, politische Bildung, den Schutz unserer Bevölkerung und den Zusammenhalt unserer Gesellschaft in den Mittelpunkt der Politik rücken. Das ist die Wahrheit. <text:s/>Das Sondervermögen, über das wir in diesen Wochen diskutieren, war notwendig und ist notwendig für die äußere Sicherheit, für die Landes- und Bündnisverteidigung. Im Einzelplan 06 wird die Zeitenwende im Inneren unseres Landes deutlich sichtbar. Einige Beispiele: <text:s/>1 000 Stellen für die Bundespolizei waren bereits im Regierungsentwurf von Nancy Faeser enthalten. Jetzt ermöglichen wir der Bundespolizei, in den kommenden Jahren weitere 2 000 Planstellen auszubringen, sodass wir schon in diesem Jahr die Anwärterinnen und Anwärter dafür einstellen können. <text:s/>Das Bundeskriminalamt erhält 107 Stellen mehr, außerdem 10 Millionen Euro aus dem Ergänzungshaushalt für polizeiliche Ausbildungs- und Ausstattungshilfe in der Ukraine. Auch das ist Zeitenwende. Das BKA genießt international eine hohe Reputation in der Forensik zur Untersuchung und Beweisaufnahme von Kriegsverbrechen. Hier unterstützen wir die Ukraine, damit Gräueltaten an Zivilistinnen und Zivilisten aufgeklärt und Täter zur Verantwortung gezogen werden können. Ich glaube, das ist auch richtig und notwendig. <text:s/>Es zeigt: Bei Nancy Faeser und bei uns in der Ampel ist Sicherheit in guten Händen, und das gilt auch für den Bevölkerungs- und Katastrophenschutz sowie den Zivilschutz. Der Ergänzungshaushalt allein sieht Investitionen von über 50 Millionen Euro vor. Und da kann man sich über den Änderungsantrag der Union, ehrlich gesagt, nur wundern; denn hier wird heute ja beantragt, dass wir für die Nachrichten-App NINA und Warnsysteme über Cell Broadcast 19 Millionen Euro zusätzlich zur Verfügung stellen sollen. Ja, Entschuldigung, das ist schon im Ergänzungshaushalt enthalten, das ist schon beschlossen. Wir haben nämlich 20 Millionen Euro für eine moderne Warninfrastruktur, einen weiterentwickelten Katastrophenschutz, das Warn-App-System NINA mit SMS-Warnung und einer digitalen Sirenenschnittstelle mit Verweis auf die entsprechenden Haushaltstitel vorgesehen. Der Antrag, lieber André Berghegger, ist also obsolet. Also rollen Sie das Papier bitte schön schnell wieder ein, sonst wird es an dieser Stelle nämlich ganz schön peinlich. <text:s/>Beim Technischen Hilfswerk gibt es unglaublich gute Resonanz auf unsere Beschlüsse in der Bereinigungssitzung aufgrund der Anträge, die wir als Ampel vorgelegt haben. Es gibt zwei zusätzliche Logistikzentren zur Krisenvorsorge, 10 Millionen Euro zur Anschaffung von sogenannten Unimogs, hochgeländegängigen Fahrzeugen, eine halbe Million Euro für die Cyberhilfe, die durch das THW in Zukunft geleistet werden soll, und im Übrigen ganz besonders viel positive Resonanz auf unser Liegenschaftsprogramm. Wir haben 99 Millionen Euro zusätzlich an Miettiteln bei der BImA organisiert, damit 30 bis 50 zusätzliche THW-Unterkünfte modernisiert werden können. Gute Rahmenbedingungen für unsere Ehrenamtlichen im THW und darüber hinaus: Das ist das, was die Ehrenamtlichen brauchen. Das drückt auch unsere Dankbarkeit für das aus, was sie rund um die Uhr in den Einsätzen in Deutschland und international leisten. <text:s/>Auch im Bereich der Migration und Integration steht viel mehr Geld zur Verfügung; das muss man ganz klar sagen. Ich verweise auf zusätzliche Gelder: 8 Millionen Euro für die Migrationsberatung für erwachsene Zuwanderer. Ich freue mich auch, dass mit 5 Millionen Euro jetzt erste Vorbereitungen für die unabhängige Asylverfahrensberatung getroffen werden können, ein zentrales Anliegen von uns in der Ampel, aber auch schon von uns in der SPD unter dem letzten Innenminister. Mit CDU/CSU wäre dies wahrscheinlich niemals möglich gewesen. Das zeigt eine Zeitenwende auch in anderen Politikbereichen. Ich glaube, wir als Ampel können ganz schön stolz darauf sein, dass wir das jetzt auf den Weg bringen. <text:s/>Wir haben bei der Bundeszentrale für politische Bildung jetzt die Marke von 100 Millionen Euro im Etat erreicht. Das ist absoluter Rekord und zeigt, dass wir auf politische Bildung setzen, dass wir auf Prävention setzen. <text:s/>Das gilt im Übrigen auch, was das Thema Antisemitismus anbelangt. Es ist ja erschreckend, welche Entwicklung das Ganze nimmt. Es ist gut, dass wir hier Zeichen setzen durch Mittelaufwuchs und mehr Stellen. So können wir Antisemitismus besser bekämpfen. <text:s/>Im Übrigen ist es auch sehr gut, dass wir den Sport stärken. Dazu wird Sabine Poschmann für die SPD-Fraktion noch etwas sagen. <text:s/>Jedenfalls bin ich der Meinung: Wir sind beim Etat des Bundesinnenministeriums gut aufgestellt. Ich möchte mich insbesondere bei Jamila Schäfer und Thorsten Lieb, aber natürlich auch bei der Ministerin Nancy Faeser und ihrem ganzen Haus für die hervorragende Zusammenarbeit bedanken. Das war wirklich klasse und ist eine gute Grundlage für die nächsten Jahre in dieser Legislaturperiode, was den Innenetat anbelangt. <text:s/>Herzlichen Dank. <text:s/>Nächster Redner: für die AfD-Fraktion Dr. Gottfried Curio.</text:p>
          </table:table-cell>
          <table:table-cell table:style-name="ce2" office:value-type="string" calcext:value-type="string">
            <text:p>Ich freue mich auch, dass mit 5 Millionen Euro jetzt erste Vorbereitungen für die unabhängige Asylverfahrensberatung getroffen werden können, ein zentrales Anliegen von uns in der Ampel, aber auch schon von uns in der SPD unter dem letzten Innenminister. | Auch im Bereich der Migration und Integration steht viel mehr Geld zur Verfügung; das muss man ganz klar sagen. | Ich verweise auf zusätzliche Gelder: 8 Millionen Euro für die Migrationsberatung für erwachsene Zuwandere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858924865722656</text:p>
          </table:table-cell>
          <table:table-cell table:number-columns-repeated="1014"/>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00500</text:p>
          </table:table-cell>
          <table:table-cell table:style-name="ce2" office:value-type="string" calcext:value-type="string">
            <text:p>Dr. Mathias Middelberg (CDU/CSU)</text:p>
          </table:table-cell>
          <table:table-cell table:style-name="ce2" office:value-type="string" calcext:value-type="string">
            <text:p>Auch wir finden den angebotsorientierten Ansatz richtig. Aber jetzt stellen wir ja fest, dass gerade Ihre Partei, die FDP, im Rahmen ihrer Teilregierungsverantwortung an lauter Entscheidungen mitwirkt, die eigentlich unseren Standort eher belasten und das Angebot einschränken. Die Abschaltung der drei Kernkraftwerke beschränkt das Energieangebot und ist gerade kein Beitrag zur Angebotssteigerung. <text:s/>Wir stellen auch noch nichts von schnelleren Verfahren oder weniger Bürokratie fest. Sie haben Tausende neue Beamte eingestellt, gerade in der Bundesverwaltung. Die Menschen in Deutschland sind durch höhere Sozialversicherungsbeiträge belastet. Und Ihre Migrationspolitik – Stichwort „Fachkräfte“ – funktioniert ja gerade nicht, sondern verläuft maximal chaotisch. Die Leute landen nicht in Beschäftigung, sondern im Bürgergeld. <text:s/>Achten Sie auf die Zeit. <text:s/>Sie haben 2017 gesagt: Die FDP steht für eine Koalition nicht zur Verfügung, wenn Trendwenden nicht erreichbar sind. – Glauben Sie denn, dass Sie als FDP Trendwenden in dieser Regierung überhaupt noch erreichen können?</text:p>
          </table:table-cell>
          <table:table-cell table:style-name="ce2" office:value-type="string" calcext:value-type="string">
            <text:p>Und Ihre Migrationspolitik – Stichwort „Fachkräfte“ – funktioniert ja gerade nicht, sondern verläuft maximal chaotisch.</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517271876335144</text:p>
          </table:table-cell>
          <table:table-cell table:number-columns-repeated="1014"/>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1800</text:p>
          </table:table-cell>
          <table:table-cell table:style-name="ce2" office:value-type="string" calcext:value-type="string">
            <text:p>Alexander Hoffmann (CDU/CSU)</text:p>
          </table:table-cell>
          <table:table-cell table:style-name="ce2" office:value-type="string" calcext:value-type="string">
            <text:p>Sehr geehrte Frau Präsidentin! Geschätzte Kolleginnen und Kollegen! Sehr geehrter Herr Minister, beim Lesen Ihrer Fachkräftestrategie drängt sich genauso wie beim Lesen des Referentenentwurfs zur Verbesserung der Fachkräfteeinwanderung einem unweigerlich ein Schluss auf, nämlich dass Sie hier tatsächlich den Versuch unternehmen, auf ein mehrdimensionales Problem eine eindimensionale Antwort zu geben. Denn die Fachkräftestrategie, die Sie vorlegen, ist voll von wolkenreichen Formulierungen, Dingen, die sich gut anhören; aber am Ende des Tages sind das alles Dinge, die nicht wirken werden. Und der Referentenentwurf ist eigentlich getragen von dem Geist und der Überschrift: Na ja, wir lassen mal möglichst viele rein, und dann werden schon genug Fachkräfte und Arbeitskräfte hängen bleiben. <text:s/>Ja, meine Damen, meine Herren, Sie haben richtig gehört. Das Ganze wird gerade dadurch verstärkt, dass in diesem Referentenentwurf Fachkräfte und Arbeitskräfte in einen Topf geworfen werden. Damit Sie sehen, dass das nicht nur eine einfache Behauptung ist, mal ein paar Beispiele: Nach dem Referentenentwurf soll die Einreise auch ohne Vorlage von Unterlagen zur Berufsqualifikation ermöglicht werden. <text:s/>Es soll eine Einwanderung ungelernter Kräfte geben, wenn eine Perspektive auf ein Mindestgehalt von 45 Prozent der Beitragsbemessungsgrenze besteht. Entschuldigung, das ist eine Einwanderung ins Sozialsystem. <text:s/>Und es soll unabhängig von der Qualifikation kontingentierte befristete Einreisen – so steht es drin – für alle Drittstaatsangehörigen geben, wenn die BA einen arbeitsmarktlichen Bedarf feststellt. <text:s/>Tatsächlich – ich glaube, das ist in der Debatte heute deutlich geworden – ist die Frage: Wie gewinnen wir Fachkräfte für unser Land? <text:s/>Das ist doch eine mehrdimensionale Fragestellung. Dazu will ich Ihnen mal drei Beispiele nennen. <text:s/>Beispiel Nummer eins. Natürlich ist es so, dass wir Zuwanderung durch Asyl und Zuwanderung von Fachkräften oder Arbeitskräften in den Arbeitsmarkt nicht vermengen sollten, wobei Sie das mit Ihrer Idee des Spurwechsels tun. <text:s/>Wir sollten das jedoch nicht vermengen. Wenn Sie, Herr Minister, jetzt aber meinen, dass wir mehr Einreiseerleichterungen für ungelernte Kräfte brauchen, dann müssen Sie schon eine Antwort auf die Frage finden, warum eigentlich 47,8 Prozent der Menschen, die seit 2015 zu uns gekommen sind und die arbeitsberechtigt sind, bis heute noch ohne Arbeit sind. <text:s/>Ich will das konkretisieren: In Berlin haben wir einen Prozentsatz von Hartz-IV-Beziehern von 18,6 Prozent, <text:s/>in Neukölln von 30 Prozent. Jetzt will ich Ihnen mal sagen: Sie tragen in dieser Stadt so lange Verantwortung. Warum gelingt es Ihnen eigentlich nicht, dieses Potenzial zu heben? Gleichzeitig meinen Sie, es sei jetzt eine Lösung, wenn wir mehr ungelernte Kräfte ins Land holen. Im Übrigen war Ihr Bürgergeld ja ein Schritt in genau die falsche Richtung. Sie wollten vom Fördern und Fordern wegkommen. Zum Glück haben wir als Union Sie davor bewahrt. <text:s/>Ein zweites Beispiel. Ich habe in meinem Wahlkreis einen Waldarbeiterbetrieb; der hat in Bosnien-Herzegowina zwei Arbeitskräfte ausfindig gemacht, die entsprechend qualifiziert wären, um die Arbeit machen zu können. Seit einem Jahr versuchen diese zwei Kräfte, nach Deutschland zu kommen. <text:s/>Es gibt die Rechtsgrundlage dafür; daran müssen wir nichts ändern. Aber das Problem ist: Die Arbeitsbelastung bzw. die Personalausstattung in der Botschaft ist so, dass da waschkörbeweise Visaanträge stehen und per Los entschieden wird, wer endlich drankommt. <text:s/>Und jetzt will ich Ihnen mal was sagen: Sie sind ja Weltmeister im Verantwortungwegschieben. <text:s/>Aber wenn man sich mal anschaut, wer im Auswärtigen Amt seit über 40 Jahren die Verantwortung trägt, dann stellt man fest: Es waren immer Minister von SPD, FDP und von den Grünen. Heute reden Sie schlau daher, aber haben in diesem Bereich nichts unternommen. <text:s/>Ein drittes Beispiel. „Die Welt“ vom 12. Januar 2023 schreibt – Frau Präsidentin, Sie gestatten –: „Deutschland für ausländische Fachkräfte kaum attraktiv.“ <text:s/>Und die Gründe werden darin auch benannt: Es sind die hohen Sozialabgaben, die unter Ihnen weiter steigen, und es sind die hohen Steuern, die unter Ihnen auch weiter steigen. Man denke nur an die Erhöhung der Erbschaftsteuer durch die Hintertür. <text:s/>Da müssen Sie ansetzen. Dann erzielen Sie auch einen merklichen Effekt im Bereich Fachkräftezuwanderung, aber nicht durch wohlfeile Worte und wohlfeile Strategien, die nicht wirken. <text:s/>Danke für die Aufmerksamkeit. <text:s/>Nächste Rednerin: für die Fraktion Bündnis 90/Die Grünen Tina Winklmann.</text:p>
          </table:table-cell>
          <table:table-cell table:style-name="ce2" office:value-type="string" calcext:value-type="string">
            <text:p>Dann erzielen Sie auch einen merklichen Effekt im Bereich Fachkräftezuwanderung, aber nicht durch wohlfeile Worte und wohlfeile Strategien, die nicht wirken. | Entschuldigung, das ist eine Einwanderung ins Sozialsystem. | Es soll eine Einwanderung ungelernter Kräfte geben, wenn eine Perspektive auf ein Mindestgehalt von 45 Prozent der Beitragsbemessungsgrenze besteht. | Sehr geehrter Herr Minister, beim Lesen Ihrer Fachkräftestrategie drängt sich genauso wie beim Lesen des Referentenentwurfs zur Verbesserung der Fachkräfteeinwanderung einem unweigerlich ein Schluss auf, nämlich dass Sie hier tatsächlich den Versuch unternehmen, auf ein mehrdimensionales Problem eine eindimensionale Antwort zu geben. | Natürlich ist es so, dass wir Zuwanderung durch Asyl und Zuwanderung von Fachkräften oder Arbeitskräften in den Arbeitsmarkt nicht vermengen sollten, wobei Sie das mit Ihrer Idee des Spurwechsels tu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42617106437683105</text:p>
          </table:table-cell>
          <table:table-cell table:number-columns-repeated="1014"/>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11000</text:p>
          </table:table-cell>
          <table:table-cell table:style-name="ce2" office:value-type="string" calcext:value-type="string">
            <text:p>Dr. Karl Lauterbach, Bundesminister für Gesundheit</text:p>
          </table:table-cell>
          <table:table-cell table:style-name="ce2" office:value-type="string" calcext:value-type="string">
            <text:p>Also, ohne jede Schärfe: Sie spüren den Widerspruch in dem, was Sie sagen: Erst sagen Sie, wir würden nur ankündigen, dann geht es Ihnen zu schnell heute im Ausschuss. <text:s/>Die Arbeit ist umfänglich. Wir bringen daher ein Gesetz nach dem anderen ein – das ist gar keine Frage. Ich finde auch, dass die Beratungen im Großen und Ganzen gut laufen. <text:s/>Dass eine große Pflegereform notwendig ist, ist klar. Dazu ist der Entwurf ebenfalls in der Endabstimmung. Wir haben schon mehrere Pflegegesetze gemacht. Erlauben Sie mir nur ein einziges Beispiel: Wir haben durch unser Pflegestudiumstärkungsgesetz und das Fachkräfteeinwanderungsgesetz die Zahl der Menschen mit einem Abschluss in der Pflege in einem Jahr im Anerkennungsverfahren um 50 Prozent erhöhen können. 50 Prozent – das war eine große Leistung. <text:s/>Ich bin wirklich betrübt, Herr Minister. <text:s/>– Wieso? Es war schon längst rot. <text:s/>Nein, meine Zeit war weitergelaufen, wenn ich mich nicht versehen habe. <text:s/>Es tut mir leid; aber wir müssen uns ein bisschen mehr an die Regeln halten. – Nachfragen habe ich nicht gesehen. Damit kommen wir zur nächsten Frage, und die stellt der Kollege Müller-Rosentritt.</text:p>
          </table:table-cell>
          <table:table-cell table:style-name="ce2" office:value-type="string" calcext:value-type="string">
            <text:p>Erlauben Sie mir nur ein einziges Beispiel: Wir haben durch unser Pflegestudiumstärkungsgesetz und das Fachkräfteeinwanderungsgesetz die Zahl der Menschen mit einem Abschluss in der Pflege in einem Jahr im Anerkennungsverfahren um 50 Prozent erhöhen könn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86212968826294</text:p>
          </table:table-cell>
          <table:table-cell table:number-columns-repeated="1014"/>
        </table:table-row>
        <table:table-row table:style-name="ro1">
          <table:table-cell table:style-name="ce2" office:value-type="string" calcext:value-type="string">
            <text:p>32</text:p>
          </table:table-cell>
          <table:table-cell table:style-name="ce2" office:value-type="string" calcext:value-type="string">
            <text:p>29.04.2022</text:p>
          </table:table-cell>
          <table:table-cell table:style-name="ce2" office:value-type="string" calcext:value-type="string">
            <text:p>ID203205700</text:p>
          </table:table-cell>
          <table:table-cell table:style-name="ce2" office:value-type="string" calcext:value-type="string">
            <text:p>Sevim Dağdelen (DIE LINKE)</text:p>
          </table:table-cell>
          <table:table-cell table:style-name="ce2" office:value-type="string" calcext:value-type="string">
            <text:p>Frau Präsidentin! Verehrte Kolleginnen und Kollegen! Was hören wir nicht alles, was der Militäreinsatz im Mittelmeer alles leisten soll! Die 2020 gestartete Mission Irini, Nachfolgerin des EU-Einsatzes EUNAVFOR MED Sophia, soll das gegenüber Libyen verhängte UN-Embargo sichern helfen sowie Waffenschmuggel aufklären und vor allen Dingen verhindern. <text:s/>Nicht genug! Jetzt erwecken Sie auch noch den Eindruck, die Bundeswehr bekenne sich aktiv zur Seenotrettung und sei zur Seenotrettung im Mittelmeer unterwegs. Dabei ist in diesem Mandat lediglich die völkerrechtliche Verpflichtung wiedergegeben worden. Auch Pro Asyl hat genau diesen Schwindel kritisiert. Dieses Mandat hat nämlich so viel mit der Seenotrettung zu tun wie Adam und Eva mit der Bekleidungsindustrie. Im Ausschuss haben wir am Mittwoch nämlich auf Nachfrage von der Bundesregierung erfahren können, dass das Einsatzgebiet von Irini weitab vom Festland auf hoher See liegt, nämlich vor der östlichen Küste – weitab von den Routen, die die Geflüchteten normalerweise nehmen. Faktisch können überhaupt keine Geflüchteten gerettet werden. Das zeigt, wie zynisch es ist, so zu tun, als würde dieses Mandat zur Seenotrettung dienen. Wir dagegen sagen: Das üppige Geld für diesen Militäreinsatz wäre viel sinnvoller in einer zivilen Seenotrettung angelegt, meine Damen und Herren. <text:s/>Sie täuschen auch, wenn Sie erklären, es ginge bei dem Einsatz um die Durchsetzung des UN-Waffenembargos gegenüber Libyen, während die Bundesregierung gleichzeitig nach wie vor Länder wie Katar, die Emirate oder die Türkei mit Waffen beliefert, von denen wir wissen, dass sie dieses UN-Embargo gebrochen haben und brechen und Waffen liefern. Die Schiffe des NATO-Partners Türkei werden sogar gleich durchgewunken. Wieso sollte man auch Staaten kontrollieren und bei Waffenexporten aufhalten, die man selber mit Waffen beliefert? Deshalb sagen wir: Beenden Sie ehrlicherweise diesen zynischen Militäreinsatz, von dem wir wissen, dass er gerade da, wo es darauf ankommt, nämlich die türkischen Schiffe zu kontrollieren, nicht kontrolliert und sie einfach passieren lässt, wohl wissend, dass diese Waffen dann an islamistische Terrorbanden oder an die verbündeten Muslimbrüder in Tripolis gegeben werden. Beenden Sie diesen Einsatz! <text:s/>Stattdessen fordern wir eine zivile Seenotrettung. <text:s/>Und vor allen Dingen: Hören Sie auf, ständig Waffen zu exportieren an die Länder, die sich am Krieg in Libyen mit Waffenlieferungen beteiligen und ihn immer weiter nähren mit diesen Waffen. <text:s/>Marja-Liisa Völlers hat das Wort für die SPD-Fraktion.</text:p>
          </table:table-cell>
          <table:table-cell table:style-name="ce2" office:value-type="string" calcext:value-type="string">
            <text:p>Auch Pro Asyl hat genau diesen Schwindel kritis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3772450387477875</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05900</text:p>
          </table:table-cell>
          <table:table-cell table:style-name="ce2" office:value-type="string" calcext:value-type="string">
            <text:p>Heike Engelhardt (SPD)</text:p>
          </table:table-cell>
          <table:table-cell table:style-name="ce2" office:value-type="string" calcext:value-type="string">
            <text:p>Sehr geehrter Herr Präsident! Liebe Kolleginnen und Kollegen! Sehr geehrte Damen und Herren auf der Tribüne und an den Bildschirmen! Heute sprechen wir über einen der zentralsten Haushalte überhaupt, den Gesundheitshaushalt. Wir alle wissen: Es gibt kein wertvolleres Gut als unsere Gesundheit. Die Pandemie hat uns das auf dramatische Weise vor Augen geführt. Sie hat aber auch deutlich gemacht, dass unser Gesundheitssystem stark ist, weil es Menschen gibt, die den Laden – teilweise bis zur Selbstaufopferung – am Laufen halten. <text:s/>Wir merken aber auch, dass es strukturelle Schwächen gibt, die wir angehen müssen. Und das tun wir mit genau diesem Haushalt. Vor allem müssen wir sicherstellen, dass unser Gesundheitssystem so stark bleibt, wie wir es gewohnt sind. Die Pflegekräfte in unserem Land sind das Rückgrat des Gesundheitssystems. <text:s/>Sie haben in den letzten Jahren Unglaubliches geleistet, und wir sind ihnen mehr schuldig als nur Applaus. Wir sind ihnen und der Bevölkerung schuldig, dafür zu sorgen, dass wir auch in Zukunft ausreichend Pflegepersonal haben. Dafür muss der Beruf noch attraktiver werden. Und – das sage ich hier ganz klar, auch wenn es diese Woche nicht so sehr und vor allem nicht überall in Mode ist – wir brauchen dafür Zuwanderung, <text:s/>und zwar in allen Bereichen der medizinischen Versorgung. <text:s/>Wir müssen dafür sorgen, dass Krankenhäuser nicht nur nach wirtschaftlichen, sondern vor allem nach medizinischen Kriterien arbeiten. <text:s/>Diese Regierung setzt ein klares Signal. Wir beginnen mit der schrittweisen Reform der Krankenhausfinanzierung hin zu einem System, das die Versorgung der Patientinnen und Patienten in den Mittelpunkt stellt und nicht die Bilanz der Klinik. <text:s/>Gesundheitsversorgung beginnt allerdings nicht erst im Krankenhaus. Wir müssen viel früher ansetzen, um Krankheiten zu verhindern, bevor sie entstehen. Deshalb legen wir in diesem Haushalt weiterhin ein besonderes Augenmerk auf Prävention. Wir investieren in Präventionsprogramme für chronische Krankheiten wie Diabetes und Herz-Kreislauf-Erkrankungen. Und wir setzen verstärkt auf Gesundheitsförderung; denn jede vermiedene Krankheit spart nicht nur Kosten, sondern vor allem Leid. <text:s/>Werte Kolleginnen und Kollegen, dieser Gesundheitshaushalt stellt die Weichen für ein solidarisches und zukunftsfestes Gesundheitssystem. Ja, es gibt viel zu tun, und die Herausforderungen sind groß. Aber dieser Haushalt zeigt, dass wir sie entschlossen anpacken. Gemeinsam sorgen wir dafür, dass unser Gesundheitssystem auch in Zukunft das bleibt, was es sein muss: ein System für alle Menschen in jeder Lebenslage. <text:s/>Lassen Sie uns diesen Weg weitergehen, solidarisch und zukunftsorientiert. Gerade weil es noch so viel zu tun gibt, hoffe ich, dass in einem Jahr nach der nächsten Wahl nicht nur Olaf Scholz weiterhin als Bundeskanzler unser Land regiert, sondern auch, dass Karl Lauterbach <text:s/>weiterhin als Minister die Verantwortung für unsere Gesundheit trägt. <text:s/>Vielen Dank. <text:s/>Vielen Dank, Frau Kollegin Engelhardt. – Nächster Redner ist der Kollege Ates Gürpinar aus der Gruppe Die Linke.</text:p>
          </table:table-cell>
          <table:table-cell table:style-name="ce2" office:value-type="string" calcext:value-type="string">
            <text:p>Und – das sage ich hier ganz klar, auch wenn es diese Woche nicht so sehr und vor allem nicht überall in Mode ist – wir brauchen dafür Zuwanderung, <text:s/>und zwar in allen Bereichen der medizinischen Versorg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85837340354919</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9000</text:p>
          </table:table-cell>
          <table:table-cell table:style-name="ce2" office:value-type="string" calcext:value-type="string">
            <text:p>Reinhard Houben (FDP)</text:p>
          </table:table-cell>
          <table:table-cell table:style-name="ce2" office:value-type="string" calcext:value-type="string">
            <text:p>Herr Präsident! Meine Damen und Herren! Es gibt Ankündigungen, die eine gewisse Erwartungshaltung schaffen. Die Union hat uns ja – die Kolleginnen und Kollegen können das bestätigen – sehr häufig im Wirtschaftsausschuss kritisiert, dass wir mit ihnen nicht über Wirtschaft sprechen wollten. <text:s/>Deswegen haben Sie es jetzt über einen formalen Weg geschafft, einen Antrag aus dem September ins Plenum zu hieven. <text:s/>Nun war meine Erwartungshaltung exorbitant. Ich habe gedacht, jetzt komme ein Feuerwerk an Argumenten. Da sich Julia Klöckner im Ausschuss besonders dafür eingesetzt hat, bin ich natürlich traurig, dass sie nicht selbst gesprochen hat, und Jens Spahn muss sich wahrscheinlich von der Debatte eben noch erholen. <text:s/>Dann hatte also Herr Wiener das Vergnügen, zu diesem Thema zu sprechen. <text:s/>– Da ist er ja! Herzlich willkommen, Herr Spahn! <text:s/>Und dann tritt Herr Wiener hier auf und verteilt Noten. Lieber Herr Wiener, wer als Lehrer auftreten und Nachhilfestunden geben will, muss erst einmal beweisen, dass er es besser kann als die Schüler. Und wenn Sie diese Aufteilung hier im Hause suchen, muss ich Ihnen sagen: Herr Wiener, in den letzten Jahren des Regierungshandelns der letzten Regierung Merkel hat die Union nicht zwingend bewiesen, dass sie von Wirtschaftspolitik wirklich mehr versteht als diese Ampel. <text:s/>Wenn man Ihre Anträge liest, hat man ja den Eindruck, man befinde sich in Deutschland in einem postapokalyptischen Land, in dem es nicht möglich sei, wirtschaftlich tätig zu sein. Dann werden hier Behauptungen aufgestellt, die nun eindeutig nicht stimmen. Sie schreiben in Ihrem Antrag: „Die Stimmung in der Wirtschaft wird von Woche zu Woche schlechter.“ Das ist erwiesenermaßen falsch. Der ifo-Index ist von 85,2 Punkten im Januar auf 88,6 Punkte im Juni gestiegen. <text:s/>Bei allem wirtschaftspolitischen Handlungsbedarf – wir wollen die Situation nicht schönreden – sollte man doch bitte bei den Fakten bleiben. <text:s/>Dann zum Thema „unterlassene Hilfeleistung“. <text:s/>Herr Kollege Houben, darf ich Sie kurz unterbrechen und fragen, ob Sie eine Zwischenfrage aus der AfD-Fraktion zulassen? <text:s/>Nein. – Zum Thema „unterlassene Hilfeleistung“. Wie stehen Sie denn zur Ratifizierung von CETA, zum Bürokratieentlastungsgesetz IV, zum Fachkräfteeinwanderungsgesetz, zur Abschaffung der EEG-Umlage, zur Senkung der Stromsteuer für viele Wirtschaftsbetriebe, zum Wachstumschancengesetz, zum Planungsbeschleunigungsgesetz und zum hoffentlich bald erscheinenden Dynamisierungspaket? Ist das alles unterlassene Hilfeleistung? Ich kann das nicht als solche beurteilen. <text:s/>Natürlich kann ich Ihre Aufregung darüber, wann das Dynamisierungspaket kommt, in gewisser Weise verstehen. <text:s/>Aber zumindest die Kollegin Klöckner und der Kollege Spahn müssten das aus eigener Erfahrung genau wissen. Dieses Paket wird im Moment zwischen den Ministerien verhandelt. Und aus unserer Sicht ist es sinnvoller, es dann gemeinsam mit den Haushaltsplanungen zu debattieren und zu beschließen. <text:s/>Dann stellt sich für mich beim Thema „unterlassene Hilfeleistung“ noch eine Frage – das ist eben ein bisschen angeklungen –: War es nicht, meine Damen und Herren, unterlassene Hilfeleistung, dass Sie das Wachstumschancengesetz kleiner gemacht haben, als die Bundesregierung es eigentlich haben wollte? <text:s/>Warum haben Sie das getan? Wenn Sie schon mit dem schwierigen Begriff der unterlassenen Hilfeleistung arbeiten möchten, dann sollten Sie bitte vorsichtig sein. <text:s/>Eine letzte Bemerkung. „Same procedure as every year“ bzw. „every week“: Sie stellen wunderbare Forderungen auf, für Steuerfreiheit, für mehr Geld für Investitionen. Sie bleiben aber wie immer die Antwort schuldig, wie Sie das denn finanzieren wollen, und das, meine Damen und Herren von der Union, ist einfach unehrlich. Wenn Sie mit uns über Wirtschaft debattieren wollen, dann kommen Sie nicht mit Anträgen aus dem September, sondern bringen Sie aktuelle Zahlen. <text:s/>Danke schön. <text:s/>Vielen Dank, Herr Kollege Houben. – Bevor ich den nächsten Redner aufrufe, hat die AfD-Fraktion um eine Kurzintervention des Kollegen Malte Kaufmann gebeten, die ich zulasse. – Herr Kollege Kaufmann, Sie haben das Wort.</text:p>
          </table:table-cell>
          <table:table-cell table:style-name="ce2" office:value-type="string" calcext:value-type="string">
            <text:p>Wie stehen Sie denn zur Ratifizierung von CETA, zum Bürokratieentlastungsgesetz IV, zum Fachkräfteeinwanderungsgesetz, zur Abschaffung der EEG-Umlage, zur Senkung der Stromsteuer für viele Wirtschaftsbetriebe, zum Wachstumschancengesetz, zum Planungsbeschleunigungsgesetz und zum hoffentlich bald erscheinenden Dynamisierungspake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33637380599976</text:p>
          </table:table-cell>
          <table:table-cell table:number-columns-repeated="1014"/>
        </table:table-row>
        <table:table-row table:style-name="ro1">
          <table:table-cell table:style-name="ce2" office:value-type="string" calcext:value-type="string">
            <text:p>10</text:p>
          </table:table-cell>
          <table:table-cell table:style-name="ce2" office:value-type="string" calcext:value-type="string">
            <text:p>12.01.2022</text:p>
          </table:table-cell>
          <table:table-cell table:style-name="ce2" office:value-type="string" calcext:value-type="string">
            <text:p>ID201006800</text:p>
          </table:table-cell>
          <table:table-cell table:style-name="ce2" office:value-type="string" calcext:value-type="string">
            <text:p>Konstantin Kuhle (FDP)</text:p>
          </table:table-cell>
          <table:table-cell table:style-name="ce2" office:value-type="string" calcext:value-type="string">
            <text:p>Frau Präsidentin! Meine Damen und Herren! Liebe Nancy Faeser, ich wünsche Ihnen im Namen der Fraktion der Freien Demokraten alles Gute und viel Erfolg für die wichtige Aufgabe als Bundesinnenministerin. Das ist eine anspruchsvolle Aufgabe. Sie sind ja nicht nur für die innere Sicherheit verantwortlich, sondern auch für eine ganze Reihe an Themen, die hier angesprochen worden sind. Dazu gehört auch das Thema „gesellschaftlicher Zusammenhalt“. <text:s/>Es ist genau dieser gesellschaftliche Zusammenhalt, der momentan in unserem Land besonders auf die Probe gestellt wird, und das liegt an der Coronapandemie. Wir sind jetzt bei knapp zwei Jahren, in denen Staat und Gesellschaft sich im Wesentlichen um die Bekämpfung der Pandemie kümmern. Wir alle erleben und erfahren das, wenn wir mit Menschen in unseren Wahlkreisen sprechen: Die Menschen sind der Pandemie müde, die Menschen sind der Maßnahmen gegen die Pandemie müde, das führt zu Verdruss, und das führt zu einer großen Enttäuschung. – Wir, alle demokratischen Kräfte in diesem Haus, müssen es hinbekommen und wir müssen dafür stehen, dass diejenigen, die diesen Verdruss und diese Enttäuschung für ihre extremistische Agenda nutzen wollen, damit keinen Erfolg haben können, meine Damen und Herren. <text:s/>Denn wer Journalisten angreift, wer Wissenschaftler angreift, wer Kommunalpolitiker angreift, wer ehrenamtliche Helfer im Impfzentrum angreift, der macht nicht von seinem Recht auf Meinungsfreiheit Gebrauch, sondern begeht Straftaten. Und diese Straftaten müssen hart bestraft werden. <text:s/>Deswegen steht diese neue Koalition bei ihrer Arbeit an der Seite der Sicherheitsbehörden. Sie wird die wichtige und gute Arbeit der Sicherheitsbehörden um neue Schwerpunkte ergänzen. <text:s/>Dazu gehört die Demokratieförderung, und dazu gehört die Extremismusprävention; denn beides ist in den letzten Jahren zu kurz gekommen. Ich bin Ihnen, liebe Frau Bundesinnenministerin, auch dankbar, dass Sie mit Blick auf den Koalitionsvertrag ganz klargemacht haben: Diese Ampelkoalition grenzt sich ab, und sie bekämpft alle Formen des gewaltbereiten Extremismus, angefangen beim Rechtsextremismus als besondere Herausforderung über den Islamismus – die besondere Bedrohung durch ihn dürfen wir nicht vernachlässigen – bis zum Linksextremismus und den Verschwörungsideologien, die wir momentan allerorts beobachten können. <text:s/>Meine Damen und Herren, ich will die heutige Debatte aber auch nutzen, um dem ehemaligen Bundesinnenminister Seehofer für seine Arbeit zu danken. <text:s/>Ich weiß gar nicht, ob er uns heute zuschaut. Es gab ja zwischen der FDP und Horst Seehofer durchaus auch mal unterschiedliche Meinungen. Fest steht: Wir wünschen ihm alles Gute für den wohlverdienten Ruhestand. <text:s/>Wenn ich mir aber die Beiträge der Union in der heutigen Debatte anschaue, muss ich sagen: Es ist ganz gut, dass die Union nach 16 Jahren nicht mehr die Verantwortung für die Innenpolitik auf Bundesebene trägt. <text:s/>Das sieht man an keinem Thema so sehr wie an der Migrationspolitik. Was da an Vorschlägen kommt, ist doch in Wahrheit eine Einwanderungspolitik aus dem letzten Jahrtausend. Eine Migrationspolitik im Sinne und im Interesse unseres Landes – weniger irreguläre Migration und mehr reguläre Migration – war und ist offenbar mit der Union nicht möglich. <text:s/>In puncto irreguläre Migration liegt das daran, dass Sie die EU-Ratspräsidentschaft nicht genutzt haben, um beim gemeinsamen europäischen Asylsystem voranzukommen, und das liegt daran, dass Sie die Länder eben nicht unterstützen bei der Rückführung von Straftätern und Gefährdern. Sie müssen sich ja nur anschauen – ich weiß gar nicht, warum Sie den Kopf schütteln –, welches Land bei der Rückführung von Straftätern und Gefährdern in Deutschland am erfolgreichsten ist. Das ist Nordrhein-Westfalen. Sie sollten den Regierungseintritt der FDP auf Bundesebene eigentlich beklatschen, liebe Kolleginnen und Kollegen von der Union, <text:s/>wenn Ihnen die Abschiebung von Straftätern und Gefährdern am Herzen liegt; denn da machen wir das. <text:s/>Bei der regulären Migration werden wir durch ein Einwanderungsgesetz mit Punktesystem endlich dazu beitragen, dass es zum nötigen Paradigmenwechsel in Deutschland kommt und dass wir mit der Lebenslüge der Union, dass Deutschland kein Einwanderungsland ist, Schluss machen. <text:s/>Deutschland ist ein Einwanderungsland, und bei der Ausgestaltung Deutschlands als Einwanderungsland machen wir auch vor dem Staatsangehörigkeitsrecht nicht halt. <text:s/>Meine Damen und Herren, eine letzte kurze Bemerkung: Wenn unsere Sicherheitsbehörden und der Staat die Bürgerinnen und Bürger verteidigen und beschützen vor Kriminalität, vor Gewalt, vor Extremismus, dann schützen sie unsere Rechtsordnung. Zu dieser Rechtsordnung gehört der Schutz von Leib, Leben und Eigentum. Zu dieser Rechtsordnung gehört aber auch das Recht auf Privatsphäre, auf Vertraulichkeit der Kommunikation, auf informationelle Selbstbestimmung. Auch hier wird die neue Koalition einen Paradigmenwechsel einleiten, weil uns die bürgerlichen Freiheitsrechte besonders am Herzen liegen. Deswegen kommt die Überwachungsgesamtrechnung, deswegen kommt der Periodische Sicherheitsbericht, deswegen kommt die Freiheitskommission. Deswegen ist diese Koalition der Sicherheit verpflichtet, aber sie dient der Freiheit. <text:s/>In diesem Sinne freue ich mich auf viele innen- und rechtspolitische Debatten in der neuen Amtsperiode und wünsche Ihnen viel Erfolg, liebe Frau Bundesinnenministerin. <text:s/>Danke. <text:s/>Das Wort hat die Kollegin Martina Renner für die Fraktion Die Linke.</text:p>
          </table:table-cell>
          <table:table-cell table:style-name="ce2" office:value-type="string" calcext:value-type="string">
            <text:p>Was da an Vorschlägen kommt, ist doch in Wahrheit eine Einwanderungspolitik aus dem letzten Jahrtausend. | Eine Migrationspolitik im Sinne und im Interesse unseres Landes – weniger irreguläre Migration und mehr reguläre Migration – war und ist offenbar mit der Union nicht möglich. | Bei der regulären Migration werden wir durch ein Einwanderungsgesetz mit Punktesystem endlich dazu beitragen, dass es zum nötigen Paradigmenwechsel in Deutschland kommt und dass wir mit der Lebenslüge der Union, dass Deutschland kein Einwanderungsland ist, Schluss machen. | In puncto irreguläre Migration liegt das daran, dass Sie die EU-Ratspräsidentschaft nicht genutzt haben, um beim gemeinsamen europäischen Asylsystem voranzukommen, und das liegt daran, dass Sie die Länder eben nicht unterstützen bei der Rückführung von Straftätern und Gefährdern. | Deutschland ist ein Einwanderungsland, und bei der Ausgestaltung Deutschlands als Einwanderungsland machen wir auch vor dem Staatsangehörigkeitsrecht nicht halt. | Das sieht man an keinem Thema so sehr wie an der Migrationspolitik.</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703437805175781</text:p>
          </table:table-cell>
          <table:table-cell table:number-columns-repeated="1014"/>
        </table:table-row>
        <table:table-row table:style-name="ro1">
          <table:table-cell table:style-name="ce2" office:value-type="string" calcext:value-type="string">
            <text:p>71</text:p>
          </table:table-cell>
          <table:table-cell table:style-name="ce2" office:value-type="string" calcext:value-type="string">
            <text:p>25.11.2022</text:p>
          </table:table-cell>
          <table:table-cell table:style-name="ce2" office:value-type="string" calcext:value-type="string">
            <text:p>ID207103100</text:p>
          </table:table-cell>
          <table:table-cell table:style-name="ce2" office:value-type="string" calcext:value-type="string">
            <text:p>Bettina Hagedorn (SPD)</text:p>
          </table:table-cell>
          <table:table-cell table:style-name="ce2" office:value-type="string" calcext:value-type="string">
            <text:p>Liebe Frau Präsidentin! Liebe Kolleginnen! Liebe Kollegen! Lieber Helge Braun, die Kapitänsbinde in unserem Haushaltsausschuss hast du in den <text:s/>letzten acht Wochen der Beratung getragen. Ich glaube, ich spreche für alle Haushälter, wenn ich an dieser Stelle feststelle: Ein dickes Dankeschön geht an <text:s/>unseren Haushaltsausschussvorsitzenden, <text:s/>der den Haushaltsausschuss mit sehr viel Ruhe und Kompetenz, aber auch mit sehr viel Stringenz durch diese Wochen geleitet hat. Du hast zu Recht <text:s/>darauf hingewiesen, wie viele Änderungsanträge es gab. Es war ein ganz bemerkenswerter Haushalt. Das war meine 21. Bereinigungssitzung. <text:s/>In Zeiten, wo sich zwischen dem Kabinettsbeschluss für einen Haushalt und der Bereinigungssitzung die Welt so dramatisch verändert wie in diesem Jahr, <text:s/>kommt es zu umfangreichen Veränderungserfordernissen beim Haushalt. Aber wir haben das gut bewältigt. Vielen Dank für deine kluge Führung an dieser Stelle! <text:s/>Das war jetzt aber genug des Lobes; denn, lieber Helge Braun, du hast gerade das 2‑Prozent-Ziel angesprochen. Deshalb will ich jetzt doch etwas dazu <text:s/>sagen, auch wenn ich sicher bin, dass mein Kollege Andi Schwarz das nachher noch näher ausführen wird. Fakt ist jedenfalls, dass wir in der zweiten GroKo, als <text:s/>der Finanzminister Wolfgang Schäuble hieß, einen Verteidigungsetat hatten, der zwischen 36 und 37 Milliarden Euro lag. Vier Jahre später, in der dritten Großen <text:s/>Koalition mit Olaf Scholz als Finanzminister, hatten wir den Etat auf über 50 Milliarden Euro pro Jahr gesteigert. <text:s/>Das ist ein Plus von 13 Milliarden Euro pro Jahr! Was das in der Summe für die Ausstattung der Bundeswehr bedeutet, ist bemerkenswert. Insofern: Hör <text:s/>auf mit der Mär, Sozialdemokraten hätten hier gestoppt. Wir waren immer dafür, für die Ausrüstung der Bundeswehr und der Soldatinnen und Soldaten genug Geld <text:s/>bereitzustellen. Allerdings sind die Träume von Annegret Kramp-Karrenbauer, Deutschland mit einem Flugzeugträger auszustatten, nicht auf unsere Begeisterung <text:s/>gestoßen. <text:s/>Liebe Kolleginnen, liebe Kollegen, dieser Haushalt trägt aus unserer Sicht die Überschrift „Zusammenhalt in der Zeitenwende“. Wir haben in dieser <text:s/>Woche einen Haushalt beschlossen, der nicht nur vom Volumen her enorm ist, sondern der auch auf die Erfordernisse der Zeit die richtigen Antworten gibt. In <text:s/>allen Haushalten, die eine nationale Tragweite haben, haben wir enorme Aufstockungen beschlossen in dem Umfang, wie sie wirklich erforderlich sind. <text:s/>Ich sage nur: Wir haben auf die berechtigten Sorgen der Jobcenter gehört. Wir haben zum Beispiel den Etat für Arbeit und Soziales um 500 Millionen <text:s/>Euro nur im Bereich der aktiven Arbeitsmarktpolitik aufgestockt. Wir werden dafür Sorge tragen, dass gerade in diesen Zeiten nicht nur die Arbeitsplätze <text:s/>gesichert bleiben, sondern dass Menschen auch in Qualifizierung kommen, um dann qualifizierte Arbeitsplätze zu haben. <text:s/>Wir haben uns aber auch um die Sorgen der Menschen gekümmert: Nicht nur die drei Entlastungspakete in Höhe von fast 100 Milliarden Euro sind <text:s/>vollfinanziert in diesem Haushalt, sondern auch viele andere Dinge. Ich nenne beispielhaft die größte Erhöhung überhaupt beim Kindergeld ab 1. Januar auf <text:s/>250 Euro pro Kind <text:s/>und das Wohngeld Plus, das die Zahl der Anspruchsberechtigten verdreifachen und das Wohngeld verbessern wird. All dies beschließen wir heute mit <text:s/>diesem Haushalt. Liebe Kolleginnen, liebe Kollegen – insbesondere diejenigen, die diesem Haushalt zustimmen werden, also die Kolleginnen und Kollegen von FDP <text:s/>und Grüne –, <text:s/>darauf können wir gemeinsam stolz sein. <text:s/>Wir hatten – das ist auch wichtig – bei der Erstellung dieses Haushalts des Zusammenhalts in der Zeitenwende nicht nur die nationale Ebene im Blick, <text:s/>sondern auch die internationaler Ebene, und zwar nicht nur hinsichtlich der Bundeswehr, sondern auch hinsichtlich des Etats der Außenministerin und des Etats <text:s/>der Ministerin für wirtschaftliche Zusammenarbeit und Entwicklung. Diese Etats haben wir um jeweils 1 Milliarde Euro aufgestockt und haben diesen Ressorts <text:s/>zusätzlich in der Bereinigungssitzung aus den Mitteln des Haushaltes 2022 eine weitere Milliarde Euro – pari-pari zwischen beiden aufgeteilt – zur Verfügung <text:s/>gestellt. Das sind Beiträge, um zum Beispiel die internationale Ernährungssicherheit sicherzustellen. Diese wirken erst im kommenden Jahr. Das ist wichtig und <text:s/>erforderlich. Damit wird Deutschland seinen Beitrag in der Welt leisten. Denn die Welt guckt auf uns, ob wir in militärischer Hinsicht konstant und zuverlässig <text:s/>sind, aber sie guckt natürlich auch darauf, ob wir unserer Rolle gerecht werden, die wir während unserer G‑7-Präsidentschaft immer wieder bekräftigt haben. <text:s/>Wir stehen für Dialog. Wir stehen für Unterstützung. Wir stehen für Solidarität mit der Ukraine, aber auch – und das ist mir wichtig – mit den <text:s/>Anrainerstaaten wie Moldawien oder Polen, die viel mehr Flüchtlinge aufgenommen haben als wir. Darum bin ich mir sicher, dass wir mit diesem Etat gut gewappnet <text:s/>sind. <text:s/>Ich bedanke mich bei allen, die dazu beigetragen haben. Ganz besonders möchte auch ich mich bei unseren Mitarbeiterinnen und Mitarbeitern des <text:s/>Ausschusssekretariats bedanken. <text:s/>Vielen Dank. <text:s/>Das Wort hat der Abgeordnete Peter Boehringer für die AfD-Fraktion.</text:p>
          </table:table-cell>
          <table:table-cell table:style-name="ce2" office:value-type="string" calcext:value-type="string">
            <text:p>Wir stehen für Solidarität mit der Ukraine, aber auch – und das ist mir wichtig – mit den <text:s/>Anrainerstaaten wie Moldawien oder Polen, die viel mehr Flüchtlinge aufgenommen haben als wir.</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6428370475769</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5900</text:p>
          </table:table-cell>
          <table:table-cell table:style-name="ce2" office:value-type="string" calcext:value-type="string">
            <text:p>Svenja Stadler (SPD)</text:p>
          </table:table-cell>
          <table:table-cell table:style-name="ce2" office:value-type="string" calcext:value-type="string">
            <text:p>Sehr geehrte Frau Präsidentin! Liebe Kolleginnen und Kollegen! Liebe Gäste auf den Tribünen und vor den Bildschirmen! Eine Woche Haushaltsberatungen liegt jetzt hinter uns. <text:s/>– Ja, die Woche war schön, in der Tat. <text:s/>– Das erzählen wir nicht. <text:s/>Ich sage im Rückblick: Wir haben doch eine Menge erleben dürfen, wie ich finde. <text:s/>Wir erleben hier vorne eine Diskussion: Wer macht jetzt den besseren Vorschlag in Bezug auf die GMA – die Regierung oder das Parlament? Ich habe jetzt verstanden: Der Ball liegt wieder bei der Regierung, – <text:s/>zumindest wenn ich die Diskussion von Herrn Rohde und Herrn Lindner noch richtig im Ohr habe. <text:s/>Dann haben wir wirklich einen emotional aufgeladenen Kanzler gesehen, <text:s/>der über das Migrationsdrehbuch des Herrn Merz sichtlich irritiert war. Wir haben deutliche Worte des Verteidigungsministers Boris Pistorius gehört, der die Verantwortlichkeit für den maroden Zustand der Bundeswehr und das fehlende Material bei der Union sieht und aktuell alles dafür tut, <text:s/>dass wir effizienter, moderner, aber eben auch verlässlicher werden. Wir haben auch eine, wie ich finde, total konstruktive Diskussion über die Finanzierung der Krankenhausstrukturreform gehört, <text:s/>die gezeigt hat, wie wir nach geeigneten Konzepten suchen. <text:s/>Und – das ist in so einer Haushaltswoche besonders, wie ich finde – wir hatten plötzlich eine Sondersitzung des Haushaltsausschusses. Wir Haushälter haben anderthalb Stunden wirklich konstruktiv debattiert und am Ende beschlossen, die Meyer Werft finanziell zu unterstützen. Das zeigt, dass wir bereit sind, Verantwortung zu übernehmen. Gemeinsam mit Niedersachsen sichern wir Arbeitsplätze, wir stärken den maritimen Wirtschaftsstandort und bewahren vor allen Dingen auch das Fachwissen. Ich finde, das ist ein gutes Beispiel für eine gute, konstruktive Zusammenarbeit zwischen Bund und Land, liebe Kolleginnen und Kollegen. <text:s/>Wir haben auch – das ist nicht immer der Fall in einer Haushaltswoche – kurz fachpolitisch diskutiert. Das war auch richtig und wichtig in dieser Woche. Wir haben das Sicherheits- und Asylpaket beraten. Damit haben wir auf den Messeranschlag von Solingen reagiert. <text:s/>Das ist wichtig, um unseren Auftrag zu erfüllen, als Staat für die Freiheit und Sicherheit der Bürgerinnen und Bürger zu sorgen. <text:s/>Wenn man also zurückblickt, dann erkennt man, dass das eine sehr interessante Woche war. Es war vor allen Dingen interessant, zu sehen, welche Forderungen gestellt und welche Kritikpunkte angebracht wurden. Gleichzeitig hat sie, wie ich finde, eine gute Auseinandersetzung gezeigt, weil wir immer wieder um die besten Lösungswege ringen. Wir machen es uns einfach grundsätzlich nicht leicht. <text:s/>Zum Abschluss möchte ich noch sagen, dass ich sehr gespannt bin, was jetzt folgt. Wird es so sein wie 2023, dass die Union gut brüllt und anschließend nichts liefert? <text:s/>Oder werden wir dieses Mal eine Union erleben, die eine serviceorientierte Opposition ist <text:s/>und Änderungsanträge einbringt? <text:s/>– Ich rede ja nicht von Ihnen; ich rede von der Union. Von der erwarte ich Inhalte und eine konstruktive Zusammenarbeit, um die Zukunft zu gestalten <text:s/>Wir als Sozialdemokraten werden dafür sorgen, dass wir am Ende dieser Beratungen einen Haushalt haben, der dafür sorgt, dass die Bürgerinnen und Bürger in Sicherheit leben können, und mit dem wir den Frieden bewahren <text:s/>und gute Arbeitsplätze schaffen. <text:s/>Vielen Dank. <text:s/>Das Wort hat Dr. Carsten Brodesser für die CDU/CSU-Fraktion.</text:p>
          </table:table-cell>
          <table:table-cell table:style-name="ce2" office:value-type="string" calcext:value-type="string">
            <text:p>Dann haben wir wirklich einen emotional aufgeladenen Kanzler gesehen, <text:s/>der über das Migrationsdrehbuch des Herrn Merz sichtlich irritiert war. | Wir haben das Sicherheits- und Asylpaket bera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0674455165863</text:p>
          </table:table-cell>
          <table:table-cell table:number-columns-repeated="1014"/>
        </table:table-row>
        <table:table-row table:style-name="ro1">
          <table:table-cell table:style-name="ce2" office:value-type="string" calcext:value-type="string">
            <text:p>87</text:p>
          </table:table-cell>
          <table:table-cell table:style-name="ce2" office:value-type="string" calcext:value-type="string">
            <text:p>01.03.2023</text:p>
          </table:table-cell>
          <table:table-cell table:style-name="ce2" office:value-type="string" calcext:value-type="string">
            <text:p>ID208710300</text:p>
          </table:table-cell>
          <table:table-cell table:style-name="ce2" office:value-type="string" calcext:value-type="string">
            <text:p>Stephan Brandner (AfD)</text:p>
          </table:table-cell>
          <table:table-cell table:style-name="ce2" office:value-type="string" calcext:value-type="string">
            <text:p>Der Kollege Glaser hat es schon richtig herausgearbeitet: Das hat mit der Frage nichts zu tun. Und wenn Privatpersonen Ukrainer aufnehmen, ist das schön. Der Kollege Beckamp hat Sie ja vorhin gefragt, ob Sie in Ihrem offenbar opulenten privaten Potsdamer Anwesen auch schon Flüchtlinge aufgenommen haben. Da haben Sie sich ja gedrückt. Wahrscheinlich stellen Sie da Ihr Licht ein bisschen unter den Scheffel. <text:s/>Ich unterstelle natürlich auch nicht, dass die Ukrainer nach Deutschland kommen, um Deutsche aus den Wohnungen zu vertreiben. Aber was sagen Sie denn jetzt denjenigen, die in Lörrach betroffen sind, und denjenigen, die in Berlin betroffen sind? Was sagen Sie denen denn, warum die ihre Wohnungen, ihre Pflegeheimplätze verlassen müssen?</text:p>
          </table:table-cell>
          <table:table-cell table:style-name="ce2" office:value-type="string" calcext:value-type="string">
            <text:p>Der Kollege Beckamp hat Sie ja vorhin gefragt, ob Sie in Ihrem offenbar opulenten privaten Potsdamer Anwesen auch schon Flüchtlinge aufgenommen hab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9917489886283875</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1800</text:p>
          </table:table-cell>
          <table:table-cell table:style-name="ce2" office:value-type="string" calcext:value-type="string">
            <text:p>Sebastian Hartmann (SPD)</text:p>
          </table:table-cell>
          <table:table-cell table:style-name="ce2" office:value-type="string" calcext:value-type="string">
            <text:p>Sehr geehrte Frau Präsidentin! Meine sehr geehrten Damen und Herren! Die offene Gesellschaft und ihre Feinde: Die offene freie und demokratische Gesellschaft ist nicht nur gefordert durch Extremisten und Terroristen, Demokratieverächter und Menschenfeinde. Sie ist in diesen Zeiten bedroht, mehr als in vielen Jahrzehnten zuvor, im Inneren wie im Äußeren; wir haben darüber heute Morgen schon gesprochen. <text:s/>Wir Demokratinnen und Demokraten verteidigen Freiheit und Rechtsstaat, ohne selbst Extremisten zu werden. Das ist die Lehre aus 75 Jahren Grundgesetz. Wir nutzen den Rechtsstaat, um gegen die Rechtsstaatsverächter vorzugehen. Aber wir sollten davon Abstand nehmen, zu suggerieren, dass diese Bundesregierung eine Form des Extremismus anders beurteilt als die andere. <text:s/>Denn der Feind der offenen Gesellschaft, der Feind des Rechtsstaates, das ist jede Form des Extremismus. Ich nenne hier den rechten, den linken und den islamistischen Extremismus. <text:s/>Das ist die Bedrohung unseres Zusammenlebens und der offenen und freien Gesellschaft, meine Damen und Herren. <text:s/>Wir sehen diese Gefahr, und wir bekämpfen sie mit allen Mitteln. Aber ich werbe auch dafür, dass wir nicht alle über einen Kamm scheren. Es gibt in diesem Land Millionen von Musliminnen und Muslimen, die rechtstreu sind, die religiös oder weniger religiös sind, die für unseren Staat einstehen, die in Sicherheitsbehörden, in Hilfsdiensten, in Organisationen ihren Dienst tun. Es darf uns nicht passieren, was die extreme Rechte hier im Hause als Scharfmacherinnen und Scharfmacher versucht: Sie wirft alle Menschen, die nicht ihrem kruden Weltbild entsprechen, in einen Topf. <text:s/>Deswegen, liebe Kolleginnen und Kollegen, muss man mit dem Antrag der Union kritisch ins Gericht gehen. Sie tun so, als ob wir nicht handeln würden. <text:s/>Sie beziehen sich auf den Expertenkreis Politischer Islamismus, der für ein Jahr eingerichtet war und der seine Vorschläge eingebracht hat. Wir müssen aber mehr tun als politischen Aktionismus, nämlich politische Aktion. <text:s/>Und da handelt die Bundesregierung gemeinsam unter Federführung des BKA, zum Beispiel bei der Beurteilung von Gefährderinnen und Gefährdern, beim Gemeinsamen Extremismus- und Terrorismusabwehrzentrum. Reden Sie den Menschen nicht ein, wir würden nicht handeln. <text:s/>Trotzdem ist jede Tat eine Tat zu viel. Meine Damen und Herren, die Landesinnenminister – der Landesinnenminister, der heute hier anwesend ist, ist gerade im Gespräch – sind in Verantwortung, was die innere Sicherheit in unserem Land angeht, und wir nehmen kein einzelnes Land heraus. Sie tragen in den Ländern Baden-Württemberg und Hessen auch Verantwortung. Wir sind gemeinsam in der Verantwortung, den Extremismus zu bekämpfen, und das tun wir auch, liebe Kolleginnen und Kollegen. <text:s/>Es ist in Ihrem Verantwortungsbereich gewesen, Herr Seif, als Sie Mitglied des Bundestages waren, <text:s/>dass es zur Ablehnung des Aufenthaltsrechtes des Täters kam. Der Täter ist nicht zurückgeführt worden während der Regierungszeit von Angela Merkel. <text:s/>Vergessen Sie das nicht in dieser Debatte. Bleiben Sie bei den Tatsachen. <text:s/>Möchten Sie die Zwischenfrage des Kollegen Throm zulassen? <text:s/>Selbstverständlich. <text:s/>Vielen Dank, Herr Kollege Hartmann, dass Sie die Zwischenfrage zulassen. – Sie haben jetzt zum zweiten Mal – das erste Mal war in Ihrer vorhergehenden Rede – darauf hingewiesen, dass es eine gemeinsame Verantwortung sei, dass der Attentäter von Mannheim in den Jahren 2014/2015 nicht nach Afghanistan zurückgeführt worden wäre. Deswegen zwei Fragen. <text:s/>Erstens. Sind Sie der Auffassung, dass man in der alten Regierung, 2015, 2016 und so weiter, unbegleitete Minderjährige nach Afghanistan hätte zurückführen müssen? Mir liegen mehrere Aussagen von Mitgliedern Ihrer Fraktion vor – bei Ihnen persönlich habe ich es noch nicht überprüft –, die genau dies in der letzten Wahlperiode immer wieder verhindert haben, liebe Kolleginnen und Kollegen. <text:s/>Zweitens. Der Bundeskanzler hat soeben angekündigt, dass er Abschiebungen nach Afghanistan durchführen wird. An seinen Taten werden wir ihn messen. Er hat es beschränkt auf Straftäter und Gefährder. Wenn Sie jetzt darauf hinweisen, dass es damals eine Vernachlässigung gegeben hätte: Wollen Sie dann auch andere abgelehnte Asylbewerber, also nicht nur Straftäter und Gefährder, nach Afghanistan zurückführen? <text:s/>Sehr geehrter Herr Kollege Throm, Ihrer Ankündigung, bestimmte einzelne Aussagen nachzuprüfen, schaue ich zunächst und auch dann in weiterer Folge mit äußerster Gelassenheit entgegen, <text:s/>weil ich meine Auffassung mit Blick auf Abschiebungen und Rückführungen nach Afghanistan, die ich hier des Öfteren auch am Pult vertreten habe, nie geändert habe, <text:s/>auch in den vergangenen Jahren nicht. Ich habe das hier eindeutig erklärt. <text:s/>– Möchten Sie die Antwort hören, Herr Kollege, oder haben Sie etwas beizutragen? <text:s/>Das ist der eine Punkt. Es gibt keine Positionsänderung. <text:s/>Der zweite Punkt ist: Wenn Sie das Protokoll genau nachlesen, werden Sie erkennen, dass ich an Sie als Mitglied der demokratischen Fraktionen appelliert habe, die gemeinsame Verantwortung anzuerkennen. <text:s/>Und jetzt stelle ich auf die Verantwortung der Union in den Ländern ab. <text:s/>Sie stellen die Innenminister in den Ländern, und Sie von der Union sind für den Vollzug des Aufenthaltsrechtes in den Ländern verantwortlich. Wir achten Recht und Gesetz. Es sind häufig Hindernisse des Aufenthaltsrechtes ausschlaggebend gewesen, und es ist eine Erklärung der Länder Baden-Württemberg und Hessen dazu erfolgt. Erster Punkt. <text:s/>– Sie waren aber in all den Jahren in den Ländern in Verantwortung. <text:s/>– Herr Detlef Seif, hören Sie bitte zu. <text:s/>Jetzt lassen wir bitte mal Herrn Hartmann antworten. <text:s/>Hat nicht auch Nordrhein-Westfalen, was die aufenthaltsrechtlichen Fragen angeht, einigen Klärungsbedarf? Ich sage nur bei all dem, was zu Schleusertum und Spenden an die Union gerade aufgekommen ist: Hören Sie genau zu, und werfen Sie im Glashaus nicht mit Steinen! „Vorsicht an der Bahnsteigkante“, sage ich in Richtung Herbert Reul. Ganz vorsichtig! <text:s/>Der zweite Punkt. Natürlich sind wir ein Rechtsstaat. Wir achten Recht und Gesetz. Niemals würden wir unbegleitete minderjährige Flüchtlinge in den Tod oder in eine unsichere Zukunft abschieben. Das ist der Unterschied zu einem Terrorregime. <text:s/>Beim letzten Punkt in diesem Zusammenhang geht es um Abschiebungen. Ich habe ausgeführt: Es geht um rechtliche Fragen, bei denen wir einen Rechtsstand erreicht haben, der besser ist als zur Regierungszeit von Angela Merkel. Den haben wir federführend verantwortet. Die Rechtfertigung durch die Tatsache der Mitgliedschaft in einer terroristischen Vereinigung haben wir ins Aufenthaltsrecht geschrieben, nicht Sie. Das haben wir gemacht. Ich habe daran appelliert, dass aufenthaltsrechtrechtliche Fragestellungen und Hindernisse durch eine dauerhafte Überprüfung der Sicherheitslage durch das Bundesinnenministerium und das Auswärtige Amt kontrolliert werden. Denn Horst Seehofer hat den Stopp der Abschiebungen nach Afghanistan begründet und durchgezogen, nicht wir, sondern Horst Seehofer als CSU-Innenminister. Sie sind verantwortlich. <text:s/>– Sie haben die Debatte eröffnet. Sie schreien doch hier rum, Christoph de Vries. <text:s/>Jede Handlung, die wir angekündigt haben, haben wir auch durchgesetzt. Wir gehen gegen den Islamismus vor. Wir haben auch Samidoun verboten. Das Innenministerium hat gehandelt. Der Bundeskanzler hat es hier angekündigt. Es ist in Ihrer Regierungszeit nicht gemacht worden. Sie von der Union sind verantwortlich. Ich lade Sie zur konstruktiven Mitarbeit ein, aber nicht zur Geschichtsverklärung. <text:s/>Bisher hatten jedes Verbot und insbesondere jedes Vereinsverbot Bestand, aber nicht jede Ihrer Forderungen; denn die ändern sich à la Söder einmal pro Tag. <text:s/>Meine Damen und Herren, bei den Herausforderungen durch den Extremismus geht es um eine Bedrohung unserer freien und offenen Gesellschaft durch den Terrorismus. Sie merken aber gerade, dass es der Union hier um Aktionskunst geht, aber nicht um politische Handlung. Es ist Aktionismus und kein politischer Aktionsplan. <text:s/>Sie haben diese Tagesordnung geändert. Sie haben suggeriert, wir hätten den Expertenkreis abgeschafft; er ist auf ein Jahr angelegt gewesen. Eigentlich wollten wir im Innenausschuss dazu eine Anhörung durchführen, um mit Expertinnen und Experten ins Gespräch zu kommen. <text:s/>Sie haben gestern im Innenausschuss selber auf diese Anhörung verzichtet, um heute diese Debatte zu ermöglichen. <text:s/>Es geht Ihnen nicht um eine Lösung, sondern um den plumpen politischen Vorwurf. <text:s/>Wir in der Verantwortung werden das nicht zulassen, meine Damen und Herren, liebe Mitbürgerinnen und Mitbürger. Wir sind es jeder Einsatzkraft, jedem, der dieses Land verteidigt, jeden Tag schuldig. Gegen die offene Gesellschaft und ihre Feinde werden wir vorgehen. Der Vorwurf, wir handelten nicht, ist unzutreffend. <text:s/>Ich habe es hier deutlich nachgewiesen. Und ich gehe davon aus: Bei den infragestehenden Abschiebungen – und das ist die Priorität – geht es um Straftäter und Gefährder. Durch das neue europäische Asylsystem haben wir sichergestellt, dass es nicht zu einer unkontrollierten Einreise kommt, sondern zu rechtsstaatlichen Verfahren. <text:s/>Kommen Sie bitte zum Schluss. <text:s/>Auch das ist ein Bruch mit der Regierungszeit Merkel. <text:s/>Für die Unionsfraktion hat das Wort Andrea Lindholz.</text:p>
          </table:table-cell>
          <table:table-cell table:style-name="ce2" office:value-type="string" calcext:value-type="string">
            <text:p>Durch das neue europäische Asylsystem haben wir sichergestellt, dass es nicht zu einer unkontrollierten Einreise kommt, sondern zu rechtsstaatlichen Verfahren. | Wenn Sie jetzt darauf hinweisen, dass es damals eine Vernachlässigung gegeben hätte: Wollen Sie dann auch andere abgelehnte Asylbewerber, also nicht nur Straftäter und Gefährder, nach Afghanistan zurückführen? | Niemals würden wir unbegleitete minderjährige Flüchtlinge in den Tod oder in eine unsichere Zukunft abschie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687973260879517</text:p>
          </table:table-cell>
          <table:table-cell table:number-columns-repeated="1014"/>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0600</text:p>
          </table:table-cell>
          <table:table-cell table:style-name="ce2" office:value-type="string" calcext:value-type="string">
            <text:p>Susanne Ferschl (DIE LINKE)</text:p>
          </table:table-cell>
          <table:table-cell table:style-name="ce2" office:value-type="string" calcext:value-type="string">
            <text:p>Sehr geehrte Frau Präsidentin! Sehr verehrte Kolleginnen und Kollegen! Wenn die Bundesregierung mit ihrer Fachkräftestrategie nun endlich Menschen eine echte Chance auf dem Arbeitsmarkt und guter Arbeit den Vorrang gibt, dann hat sie Die Linke an ihrer Seite. <text:s/>Jahrelang galt die Devise: Arbeit muss so billig wie möglich sein. Das hat dem Fachkräftestandort massiv geschadet. Alle, auch alle aktuellen Regierungsparteien, haben den Niedriglohnbereich ausgeweitet, den Arbeitsmarkt dereguliert und Tarifflucht befördert. Das Ergebnis ist in weiten Teilen ein hausgemachter Fachkräftemangel. Arbeitskräfte fehlen vor allem dort, wo Arbeitsbedingungen schlecht und die Löhne niedrig sind: in der Pflege, in der Gastronomie, oft auf dem Bau usw. Deswegen muss die Bundesregierung jetzt ein Programm für gute Arbeit auflegen. <text:s/>Dazu gehört, die Tarifbindung zu stärken durch ein Bundestariftreuegesetz, eine Erleichterung von Allgemeinverbindlicherklärungen und ein Verbot von OT‑Mitgliedschaften in Arbeitgeberverbänden. <text:s/>Dazu gehört, prekäre Beschäftigung wie Leiharbeit, Minijobs und sachgrundlose Befristung einzudämmen und abzuschaffen. <text:s/>Dazu gehört ein klares Nein der Bundesregierung zu längeren Arbeitszeiten und zu einem höheren Renteneintrittsalter. <text:s/>Eines muss unabdingbar gelten, gerade im Hinblick auf die Fachkräfteeinwanderung, nämlich der Grundsatz: Gleicher Lohn für gleiche Arbeit. <text:s/>Wichtig ist auch, Potenziale nicht weiter links liegen zu lassen, wie es in der Vergangenheit der Fall war: nahezu 100 000 Jugendliche, die jährlich keine Ausbildung finden, weitere 200 000 in Übergangsmaßnahmen, die Schulabbrecher, Frauen, die in Minijobs oder in Teilzeit kleben oder ihre Kinder nicht betreut bekommen, Arbeitslose, die gezwungen sind, jeden noch so miesen Job anzunehmen, Menschen, die zu uns geflohen sind und keine Arbeitserlaubnis bekommen und auch noch aus Beruf und Ausbildung abgeschoben werden. Das ist doch verrückt! Viele der Genannten sind wegen fehlender Perspektive frustriert und unzufrieden. Geben Sie diesen Menschen eine echte Chance <text:s/>durch eine Ausbildungsplatzgarantie – dazu gehört aber auch eine Umlagefinanzierung, damit Betriebe, die nicht ausbilden, zahlen –, durch ein Recht auf Vollzeit und eine ausreichende Zahl an Kitaplätzen, wo die Kinder auch gefördert werden, durch einen Rechtsanspruch auf Qualifizierung und Weiterbildung und entsprechend ausgestaltete Fördertöpfe bei der Bundesagentur für Arbeit. Hören Sie auf, Menschen nach ihrer wirtschaftlichen Verwertbarkeit zu beurteilen: die einen, die Sie gerne haben wollen, und die anderen, die Sie am liebsten über das Meer zurückschicken würden. Das ist widerlich. <text:s/>Fachkräfte im Ausland beobachten sehr genau, wie hierzulande mit Migrantinnen und Migranten und Geflüchteten umgegangen wird. Dass Aische und Mustafa hier nicht willkommen sind, hat die Union mehr als deutlich gemacht. Aber auch der Fraktionsvorsitzende der FDP hat mit seinen Äußerungen über die Einwanderung in die Sozialsysteme ins gleiche Horn gestoßen. <text:s/>Offensichtlich ist Ihnen nicht nur der politische Anstand verloren gegangen. Seien Sie sich sicher: Mit diesen Äußerungen schaden Sie dem Wirtschaftsstandort Deutschland. <text:s/>Notwendig für den Standort ist eine Fachkräftestrategie mit dem Grundsatz „gute Arbeit“, die zwei Dinge im Blick hat: ausreichend qualifizierte Arbeitskräfte für die Wirtschaft, damit diese fit für die Zukunft und die Transformation wird, aber auch gute Lebens- und Arbeitsbedingungen und eine Perspektive für alle Menschen in diesem Land, egal woher sie kommen. Das stärkt den gesellschaftlichen Zusammenhalt und letztlich auch die Demokratie. <text:s/>Vielen Dank. <text:s/>Nächster Redner: für die SPD-Fraktion Hakan Demir.</text:p>
          </table:table-cell>
          <table:table-cell table:style-name="ce2" office:value-type="string" calcext:value-type="string">
            <text:p>Eines muss unabdingbar gelten, gerade im Hinblick auf die Fachkräfteeinwanderung, nämlich der Grundsatz: Gleicher Lohn für gleiche Arbeit. | Aber auch der Fraktionsvorsitzende der FDP hat mit seinen Äußerungen über die Einwanderung in die Sozialsysteme ins gleiche Horn gestoß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615466117858887</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2300</text:p>
          </table:table-cell>
          <table:table-cell table:style-name="ce2" office:value-type="string" calcext:value-type="string">
            <text:p>Manuel Höferlin (FDP)</text:p>
          </table:table-cell>
          <table:table-cell table:style-name="ce2" office:value-type="string" calcext:value-type="string">
            <text:p>Sehr geehrte Frau Präsidentin! Meine Damen und Herren! Der brutale Angriff auf sechs Menschen, der Mord an einem unserer Polizisten in Mannheim hat uns alle tief erschüttert. Ein Polizist, der täglich für die Gewährleistung unserer Sicherheit eintrat, ist auf tragische Weise aus der Mitte seines Lebens gerissen worden, als er den Angriff auf mehrere Menschen am Stand einer islamkritischen Bürgerbewegung abwehren wollte. Er trat ein für unsere Rechtsordnung, für unsere Meinungsfreiheit. Und damit trat er auch gegen einen Angriff auf uns alle ein: auf die Art, wie wir leben, auf unsere Demokratie und auf unsere freie Gesellschaft. Deshalb will ich noch einmal unser tiefstes Mitgefühl für seine Familie, für seine Freunde, aber auch für all seine Kolleginnen und Kollegen bei der Polizei ausdrücken. Er verdient nicht nur unseren Dank, sondern auch unseren Respekt für diesen Einsatz, meine Damen und Herren. <text:s/>Wir dürfen nicht vergessen, welchen Risiken sich Polizistinnen und Polizisten aussetzen, um das zu schützen, was ich gerade aufgezählt habe. Aber bei den Dankesworten darf es nicht bleiben. Auf Betroffenheit muss Entschlossenheit folgen. Das sind wir den Opfern, den Hinterbliebenen, den Menschen insgesamt in unserem Land schuldig. <text:s/>Eine zentrale Lehre ist, dass wir unsere Migrationspolitik noch entschlossener verorten müssen. Wir haben bereits in den letzten drei Jahren wichtige Schritte unternommen. <text:s/>Zum Beispiel haben wir Abschiebungen erleichtert und Migration neu geordnet. <text:s/>Wir haben rechtliche Hürden für die Abschiebungen gesenkt, beispielsweise den Ausreisegewahrsam von zehn auf 28 Tage angepasst. <text:s/>Wir haben auch Betretungsrechte verändert. Es ist erwähnt worden: Wir haben bereits zweimal Änderungen vorgenommen. Dadurch stellen wir sicher, dass Personen, die kein Aufenthaltsrecht haben, auch zügig ausgewiesen werden können. Diese wichtigen Schritte zur Ordnung der Migrationspolitik sind eine Aufgabe, die wir aus den nicht geordneten Verhältnissen der Ära Merkel bekommen haben, meine Damen und Herren. Das müssen Sie von der Union auch einfach anerkennen. <text:s/>Die klare Erwartung der Menschen ist aber, dass wir hier noch entschlossener handeln. Deshalb ist es wichtig und richtig, dass wir auch darüber reden, wie ausländische Straftäter in ihre Herkunftsländer zurückzuführen sind, wo es bisher noch nicht möglich ist. Deswegen bin ich sehr zuversichtlich, dass die Gespräche der Außenministerin und der Innenministerin mit den entsprechenden Ländern, zum Beispiel mit Afghanistan, ein Ergebnis bringen werden. Darum geht es. Das ist die Lösung, damit wir dort vorankommen. Deswegen ist es wichtig, dass diese Gespräche geführt werden. Ich erwarte, dass sie auch bald zu einem Ergebnis führen. <text:s/>Es ist interessant, dass Sie zum Beispiel in Ihrem Antrag die Rückabwicklung des Staatsangehörigkeitsrechts fordern. In der Novelle des Staatsangehörigkeitsrechts ist das erste Mal gesetzlich festgehalten, dass verurteilte Straftäter und Antisemiten keine deutschen Staatsbürger werden können – etwas, das wir eingeführt haben, meine Damen und Herren. Das war vorher nämlich nicht so. <text:s/>Neben der Entschlossenheit in der Migrationspolitik, meine Damen und Herren, müssen wir aber auch die Polizei weiter stärken. Wir haben dafür bereits entscheidende Maßnahmen auf den Weg gebracht, vor allem Rechtsunsicherheiten der Vorgängerregierung beseitigt, beispielsweise Rechtsgrundlagen für den Einsatz von Bodycams. Wir haben das jahrelange Hickhack um die verfassungswidrige Vorratsdatenspeicherung beendet und uns darauf geeinigt, dass wir Quick Freeze als rechtssicheres Instrument einführen werden. <text:s/>Aber jenseits der Beseitigung der Rechtsunsicherheiten werden wir auch an anderen Stellen noch entschlossener darüber reden müssen, welche Verbesserungen wir für unsere Polizei erreichen können. Es ist eine Aufgabe, derer wir uns jeden Tag neu annehmen müssen; denn die Feinde unserer offenen Gesellschaft müssen spüren: Es gibt keine Toleranz für Intoleranz, meine Damen und Herren. <text:s/>Wer sich nicht an unsere Gesetze, unsere freiheitlich-demokratische Grundordnung hält, der muss auch mit harten Konsequenzen rechnen. Wir werden es nicht zulassen, <text:s/>dass Extremisten unsere Gesellschaft spalten und das Sicherheitsgefühl zerstören. Unsere Antwort auf diese Bedrohung wird entschlossen und vielschichtig sein, sie wird aber vor allen Dingen entschlossen sein, meine Damen und Herren. <text:s/>Deshalb sage ich an die Adresse all jener, die unsere Art, zu leben, unsere freie Gesellschaft angreifen wollen: Verwechseln Sie unsere Betroffenheit nicht mit Mutlosigkeit. Verwechseln Sie das demokratische Ringen um die beste Lösung nicht mit Schwäche. Verwechseln Sie die kurzen Momente des Innehaltens gerade in dieser Zeit nicht mit dem letzten Wort in der Sache. Das letzte Wort in der Sache werden nicht die Feinde der freien Gesellschaft, sondern ihre Verteidiger sprechen. <text:s/>Vielen Dank. <text:s/>Als Nächster hat das Wort für die CDU/CSU-Fraktion Alexander Throm.</text:p>
          </table:table-cell>
          <table:table-cell table:style-name="ce2" office:value-type="string" calcext:value-type="string">
            <text:p>Zum Beispiel haben wir Abschiebungen erleichtert und Migration neu geordnet. | Eine zentrale Lehre ist, dass wir unsere Migrationspolitik noch entschlossener verorten müssen. | Neben der Entschlossenheit in der Migrationspolitik, meine Damen und Herren, müssen wir aber auch die Polizei weiter stärken. | Diese wichtigen Schritte zur Ordnung der Migrationspolitik sind eine Aufgabe, die wir aus den nicht geordneten Verhältnissen der Ära Merkel bekommen haben, meine Damen und Herr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4036515951156616</text:p>
          </table:table-cell>
          <table:table-cell table:number-columns-repeated="1014"/>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8700</text:p>
          </table:table-cell>
          <table:table-cell table:style-name="ce2" office:value-type="string" calcext:value-type="string">
            <text:p>Armin Schwarz (CDU/CSU)</text:p>
          </table:table-cell>
          <table:table-cell table:style-name="ce2" office:value-type="string" calcext:value-type="string">
            <text:p>Sehr geehrte Frau Präsidentin! Sehr geehrte Frau Wehrbeauftragte! Verehrte Kolleginnen! Sehr geehrte Kollegen! Die politische Entwicklung in Mali treibt einem große Sorgenfalten auf die Stirn. Wir stehen nicht nur in Mali, sondern in der gesamten Sahelregion vor großen Herausforderungen, und deswegen ein klares Wort in Richtung AfD-Fraktion: Mit einem nicht abgestimmten Abzug deutscher Truppen gefährden wir die Menschen, die Zivilgesellschaft, in Mali, wir gefährden damit die deutsche Glaubwürdigkeit bei internationalen Einsätzen und darüber hinaus die deutschen Truppen und auch die verbündeten Truppen. All das darf nicht sein, und genau deswegen machen wir das nicht unabgestimmt. <text:s/>Mit Blick auf das Thema der von Ihnen beantragten Aktuellen Stunde sei Ihnen deshalb Folgendes gesagt: Sie erkennen offensichtlich nicht, dass wir in Mali zwei unterschiedliche Missionen haben. Zum einen – darüber haben wir eben schon gesprochen – ist das EUTM Mali, und ich teile die Bedenken einiger, sei es bezüglich der Effektivität, sei es auch bezüglich des Verhaltens der malischen Regierung. Wenn man genau hinschaut: Die Regierung hat jüngst den französischen Botschafter ausgewiesen, die Regierung lässt 200 dänische Soldaten nicht rein, die Regierung bevorzugt russische Söldnertruppen, „Wagner“-Gruppen. Das sind alles andere als vertrauensbildende Maßnahmen, und deswegen muss man in der Tat darüber nachdenken: Darf man und will man für eine solche Regierung Soldaten ausbilden? <text:s/>Der nächste Punkt, den ich Ihnen zurufe: Sie haben offensichtlich nicht verstanden, dass die andere Mission, die wir haben, nämlich MINUSMA, einen wesentlichen Stabilitätsanker für den Norden von Mali darstellt. Machen wir uns nichts vor: Sie ist – und das wurde auch schon gesagt – eine der gefährlichsten UN-Missionen überhaupt. Seit 2013 sind dort über 250 Blauhelmsoldaten zu Tode gekommen. Das ist ganz, ganz schlimm, und ich bedanke mich bei allen Kräften, die wir zur Verfügung stellen. Unsere Soldatinnen und Soldaten leisten dort eine vorzügliche Arbeit, und das muss man immer wieder unterstreichen. <text:s/>Grundvoraussetzung für jeden Einsatz ist der Schutz der Soldaten, und Grundvoraussetzung für den Einsatz ist eine bestmögliche Sicherheit für die Soldaten. Wir müssen uns als Deutscher Bundestag da ehrlich machen: Wir brauchen vor Ort Ersatz für die abziehenden französischen Kampfhubschrauber. Wenn beispielsweise eine Patrouille von uns in den Hinterhalt gerät, kann man nur mit einem Kampfhubschrauber schnell und effektiv helfen. <text:s/>Die Koalition muss entscheiden: Bekommen unsere Soldaten ein Mandat mit entsprechenden Kampfhubschraubern? Bekommen sie möglicherweise ein Mandat mit bewaffneten Drohnen? – Ich erinnere: Die SPD hat unseren Soldatinnen und Soldaten den Schutz durch bewaffnete Drohnen in der letzten Legislaturperiode versagt. Oder wir müssen mit den Partnern darüber reden, ob sie anstatt Frankreich diese Fähigkeiten zur Verfügung stellen. Das ist die Grundvoraussetzung. <text:s/>Wenn das nicht der Fall ist, dann bleibt – sicherlich in einem abgestimmten Verfahren mit den Partnern – nichts anderes übrig, als über die Beendigung des Mandates zu diskutieren. Allerdings sage ich auch: Das hätte fatale Folgen, und zwar in mehrerlei Hinsicht. Die Verbündeten, die vor Ort an unserer Seite stehen, würden dann vermutlich auch gehen. Es hätte Folgen für die Region, es hätte Folgen für Europa, es hätte Folgen für Deutschland; denn die Destabilisierung der Sahelregion hätte zweifelsohne eine Beschleunigung von terroristischen Entwicklungen zur Folge. Zweifelsohne würde diese wiederum Flüchtlingsströme nach sich ziehen, und darüber hinaus würde sie die Abhängigkeit von Russland verstärken. <text:s/>Es ist im Grunde genommen das Geschäft für Putin. Putin hätte wieder direkten Einfluss auf Migrationsströme – ich will an Syrien und an Belarus erinnern –, und da stellt sich die Frage an die AfD: Wollen Sie das? Ist das tatsächlich im deutschen Interesse? <text:s/>Ich will Ihnen sehr deutlich zurufen: Sie haben sich hier im Deutschen Bundestag abermals als verantwortungslos demaskiert. <text:s/>Verantwortung für Deutschland wahrzunehmen, heißt, Ausloten von Optionen. Verantwortung für Deutschland wahrzunehmen, heißt, Abstimmung mit den Partnern. Und genau deswegen lehnen wir Ihren Antrag ab. <text:s/>Ich bedanke mich herzlich für Ihre Aufmerksamkeit. <text:s/>Das Wort hat der Kollege Jürgen Trittin für die Fraktion Bündnis 90/Die Grünen.</text:p>
          </table:table-cell>
          <table:table-cell table:style-name="ce2" office:value-type="string" calcext:value-type="string">
            <text:p>Zweifelsohne würde diese wiederum Flüchtlingsströme nach sich ziehen, und darüber hinaus würde sie die Abhängigkeit von Russland verstärken. | Putin hätte wieder direkten Einfluss auf Migrationsströme – ich will an Syrien und an Belarus erinnern –, und da stellt sich die Frage an die AfD: Wollen Sie da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5751439929008484</text:p>
          </table:table-cell>
          <table:table-cell table:number-columns-repeated="1014"/>
        </table:table-row>
        <table:table-row table:style-name="ro1">
          <table:table-cell table:style-name="ce2" office:value-type="string" calcext:value-type="string">
            <text:p>11</text:p>
          </table:table-cell>
          <table:table-cell table:style-name="ce2" office:value-type="string" calcext:value-type="string">
            <text:p>13.01.2022</text:p>
          </table:table-cell>
          <table:table-cell table:style-name="ce2" office:value-type="string" calcext:value-type="string">
            <text:p>ID201108600</text:p>
          </table:table-cell>
          <table:table-cell table:style-name="ce2" office:value-type="string" calcext:value-type="string">
            <text:p>Reem Alabali-Radovan, Staatsministerin beim Bundeskanzler</text:p>
          </table:table-cell>
          <table:table-cell table:style-name="ce2" office:value-type="string" calcext:value-type="string">
            <text:p>Sehr geehrte Frau Präsidentin! Liebe Kolleginnen und Kollegen! Ich möchte die Gelegenheit nutzen, liebe Frau Widmann-Mauz, mich für die kollegiale Übergabe zu bedanken. <text:s/>Die Koalition steht für einen neuen Aufbruch. Wir wollen mehr Fortschritt, Respekt und Zusammenhalt, damit wir ein modernes Einwanderungsland sind und alle 83 Millionen Menschen gleiche Chancen haben, damit unsere Vielfalt zu einer starken Einheit wächst. <text:s/>Heute ist meine erste Bundestagsrede, und bis hierhin bin ich einen langen Weg gegangen. Ich weiß, was es heißt, in einer Erstaufnahme und in einer Gemeinschaftsunterkunft zu wohnen. Ich weiß, was es heißt, auf eine Entscheidung der Ausländerbehörde über den Aufenthaltstitel zu warten, und ich weiß, welche strukturellen Hürden wir für eine gleichberechtigte Teilhabe aller noch abbauen müssen. Die Themen meines Amtes als Staatsministerin begleiten mich schon mein ganzes Leben, privat wie beruflich. Ich weiß also auch, welche Chancen unser wunderbares Land bietet. Arbeiten wir gemeinsam daran, dass alle Menschen diese Chancen bekommen und nutzen können! <text:s/>Alle, das heißt, egal welcher Herkunft, egal in welchem Stadtteil oder Dorf sie leben, egal ob hier in zweiter oder zwölfter Generation zu Hause: Alle sollen ihren Weg gehen können. <text:s/>Wie wollen wir den Aufbruch nun konkret gestalten? <text:s/>Mehr Fortschritt. Ein modernes Einwanderungsland braucht ein zeitgemäßes Staatsangehörigkeitsrecht. Die Einbürgerung ist eine wichtige Voraussetzung für gleichberechtigte Teilhabe. Nur dann kann man den Bundestag und den Landtag wählen und auch dorthin gewählt werden. Um die 5 Millionen Menschen sind seit über zehn Jahren ein fester Teil unserer Gesellschaft, doch sie haben aufgrund ihrer Staatsangehörigkeiten nicht dieselben Rechte. Es ist nicht gut für eine Demokratie, wenn Wohn- und Wahlbevölkerung auseinanderfallen. Darum werden wir schneller und besser einbürgern. Darum ermöglichen wir grundsätzlich die Mehrstaatigkeit. Damit klopfen wir den letzten Staub der Kaiserzeit aus dem Staatsangehörigkeitsgesetz. <text:s/>Zu Fortschritt gehört auch, dass die Vielfalt unserer Gesellschaft überall Stimme und Verantwortung hat. Im Bundestag sind wir weiblicher, jünger und diverser, und das muss überall so sein: in der Wirtschaft und in der Vorstandsetage, im Sportverein und im Stadtteiltreff. Es muss normal sein, dass alle die gleichen Chancen auf die Ausbildung oder den Job haben. Wir werden dafür sorgen, dass Qualifikation entscheidet, nicht der Name, nicht das Aussehen oder die Herkunft, liebe Kolleginnen und Kollegen. <text:s/>Mehr Respekt. Wir wollen, dass jeder Mensch einen guten Zugang zu Bildung und Beruf hat, gute Löhne für gute Arbeit, Wertschätzung für jede Lebensleistung. Das gilt auch für Geflüchtete und Geduldete. Viele sind hoch motiviert, aber leben in Unsicherheit. In jedem Wahlkreis gibt es dafür bewegende Beispiele. Bei mir ist das eine ukrainische Familie. Die Frau ist Pflegerin im Seniorenheim, der Mann ist Handwerker, die Kinder gehen zur Schule. Sie sind hier zu Hause; aber die Duldung wurde entzogen, die Abschiebung droht. Gleichzeitig sprechen wir über einen Fachkräftemangel. Das kann nicht sein; das kann niemand verstehen, auch die Unternehmen nicht. <text:s/>Respekt heißt deshalb auch: faire Bleibeperspektiven. Wir werden die Kettenduldung ablösen, Ordnung bei den Duldungstatbeständen schaffen und Wege raus aus der Duldung, rein in die Perspektive der Aufenthaltserlaubnis ebnen. <text:s/>Mehr Zusammenhalt. Wer über Aufbruch und ein modernes Einwanderungsland spricht, der muss auch die Kehrseiten klar benennen. Ferhat, Gökhan, Hamza, Said, Mercedes, Sedat, Kaloyan, Vili und Fatih – sie waren ein Teil von uns, aus unserer Mitte. Sie waren Deutschland. Sie hatten noch ihr ganzes Leben vor sich; doch sie wurden im Februar 2020 bei dem rassistischen und rechtsextrem motivierten Anschlag in Hanau aus dem Leben gerissen. Ich werde nie vergessen, was ich bei dieser Nachricht gefühlt habe. Das war eine Zäsur. <text:s/>Weitere grausame Erinnerungen gehören dazu: Solingen, Mölln, Hoyerswerda, Rostock-Lichtenhagen, Halle und der Mord an Walter Lübcke. Wir dürfen nicht zulassen, dass diese Liste weitergeht. <text:s/>Darum sage ich es noch einmal, auch wenn und gerade weil es einige hier im Saal nicht hören wollen: Der Rechtsextremismus ist die größte Gefahr in unserem Land. <text:s/>Dazu mahnen auch jährlich über 20 000 Straftaten von rechts, alle etwa 22 Minuten eine Straftat. Oft fängt es mit Worten an – im Bus, im Supermarkt, im Tweet –, weil einige eben nicht wollen, dass wir alle dazugehören. Der Kampf gegen Rassismus, Antisemitismus, Islamfeindlichkeit, Antiziganismus und weitere gruppenbezogene Menschenfeindlichkeit geht uns alle an, nicht nur die Betroffenen. Wir sind mehr, und wir müssen das auch zeigen. Wir sind alle gegen rechts! <text:s/>Wir machen uns an die Arbeit. Der Aufbruch ist hier und jetzt. Für mehr Fortschritt, für mehr Respekt und für mehr Zusammenhalt in unserem Land – dafür treten wir an. <text:s/>Herzlichen Dank. <text:s/>Der Kollege Sepp Müller hat jetzt das Wort für die CDU/CSU-Fraktion.</text:p>
          </table:table-cell>
          <table:table-cell table:style-name="ce2" office:value-type="string" calcext:value-type="string">
            <text:p>Wir wollen mehr Fortschritt, Respekt und Zusammenhalt, damit wir ein modernes Einwanderungsland sind und alle 83 Millionen Menschen gleiche Chancen haben, damit unsere Vielfalt zu einer starken Einheit wächst. | Wer über Aufbruch und ein modernes Einwanderungsland spricht, der muss auch die Kehrseiten klar benennen. | Ein modernes Einwanderungsland braucht ein zeitgemäßes Staatsangehörigkeitsrech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6933913230896</text:p>
          </table:table-cell>
          <table:table-cell table:number-columns-repeated="1014"/>
        </table:table-row>
        <table:table-row table:style-name="ro1">
          <table:table-cell table:style-name="ce2" office:value-type="string" calcext:value-type="string">
            <text:p>77</text:p>
          </table:table-cell>
          <table:table-cell table:style-name="ce2" office:value-type="string" calcext:value-type="string">
            <text:p>16.12.2022</text:p>
          </table:table-cell>
          <table:table-cell table:style-name="ce2" office:value-type="string" calcext:value-type="string">
            <text:p>ID207702800</text:p>
          </table:table-cell>
          <table:table-cell table:style-name="ce2" office:value-type="string" calcext:value-type="string">
            <text:p>Gökay Akbulut (DIE LINKE)</text:p>
          </table:table-cell>
          <table:table-cell table:style-name="ce2" office:value-type="string" calcext:value-type="string">
            <text:p>Sehr geehrte Frau Präsidentin! Liebe Kolleginnen und Kollegen! Wir debattieren über den Dritten Engagementbericht, der bereits am 21. Januar 2020 offiziell dem Familienministerium vorgelegt wurde. Erst knapp drei Jahre später findet die Debatte im Bundestag dazu statt. Das verdeutlicht die mangelnde Wertschätzung der Bundesregierungen gegenüber den rund 29 Millionen ehrenamtlich engagierten Menschen in unserer Gesellschaft. <text:s/>Den Menschen, die sich tagtäglich neben Beruf, Familie und anderen Verpflichtungen in vielen Bereichen ehrenamtlich engagieren, gilt mein großer Dank. <text:s/>Vielen Dank auch an die Sachverständigenkommission, die diesen Bericht verfasst hat. <text:s/>Ohne das bürgerschaftliche Engagement würde so einiges in Deutschland nicht mehr laufen, beispielsweise die ehrenamtliche Flüchtlingshilfe. Ohne sie hätte der Staat bei der Aufnahme von ukrainischen Kriegsflüchtlingen voll versagt. Defizite bei der Erfüllung der öffentlichen Aufgaben sollten aber nicht dauerhaft durch das Ehrenamt und Freiwilligendienste kompensiert werden. <text:s/>Im Dritten Engagementbericht geht es um die Zukunft der Zivilgesellschaft, um junges Engagement im digitalen Zeitalter. Über 43 Prozent der befragten jungen Engagierten beschreiben sich als digital Engagierte. Dadurch verändern sich die Rahmenbedingungen des Ehrenamts. Besonders das Thema „soziale Ungerechtigkeit im digitalen Engagement von Jugendlichen“ sollte uns allen zu denken geben. <text:s/>Laut dem Bericht sind Hauptschüler/-innen mit 47 Prozent deutlich seltener gesellschaftlich engagiert als Gymnasiastinnen und Gymnasiasten mit 73 Prozent. Außerdem mangelt es deutlich mehr Hauptschülerinnen und ‑schülern an Medienkompetenz als Gymnasiastinnen und Gymnasiasten. <text:s/>Im Bericht wird belegt, dass die Digitalisierung die bestehenden Formen der sozialen Ungerechtigkeit nicht durchbrechen kann. Deshalb appelliere ich an die Bundesregierung: Die Engagementstrategie muss gezielt für benachteiligte Jugendliche angepasst werden. <text:s/>Vor allem muss die Medienkompetenz der Jugendlichen gestärkt werden. Hierfür sind dringend Investitionen in die digitale Infrastruktur der Schulen und der Jugendeinrichtungen notwendig und nicht Kürzungen, wie wir dies beim Familienministerium mitverfolgt haben. <text:s/>Engagement von Jugendlichen bedeutet Mitbestimmung und trägt zu demokratischer Bildung bei. Die Digitalisierung muss hier als eine Chance begriffen werden, um die demokratische Teilhabe für alle Jugendlichen zu ermöglichen. <text:s/>Vielen Dank. <text:s/>Das Wort erhält Emilia Fester für Bündnis 90/Die Grünen.</text:p>
          </table:table-cell>
          <table:table-cell table:style-name="ce2" office:value-type="string" calcext:value-type="string">
            <text:p>Ohne das bürgerschaftliche Engagement würde so einiges in Deutschland nicht mehr laufen, beispielsweise die ehrenamtliche Flüchtlingshilfe. | Ohne sie hätte der Staat bei der Aufnahme von ukrainischen Kriegsflüchtlingen voll versag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29526448249817</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0600</text:p>
          </table:table-cell>
          <table:table-cell table:style-name="ce2" office:value-type="string" calcext:value-type="string">
            <text:p>Bernd Schattner (AfD)</text:p>
          </table:table-cell>
          <table:table-cell table:style-name="ce2" office:value-type="string" calcext:value-type="string">
            <text:p>Frau Präsidentin! Meine Damen und Herren! Die Mitgliedstaaten der Europäischen Union sind aufgefordert, im April jeden Jahres der EU-Kommission ein Nationales Reformprogramm vorzulegen. Oder anders ausgedrückt: Die Bundesregierung erstattet Brüssel Bericht, was sie in den letzten zwölf Monaten unternommen hat, um die Wirtschaft im eigenen Land gegen die Wand zu fahren. Mein Tipp für diese Koalition ist daher relativ einfach: Die Bundesregierung sollte das Nationale Reformprogramm 2024 in „Nationales Abrissprogramm“ umbenennen. <text:s/>Und Ihr Abrissprogramm zeigt Wirkung: rund 22 Milliarden Euro weniger Steuereinnahmen laut aktueller Steuerschätzung. Also, die Wirtschaft an die Wand fahren, das kann diese Koalition. <text:s/>Weiterhin dient das Nationale Reformprogramm „zur Berichterstattung über Maßnahmen zur Bewältigung wesentlicher gesamtwirtschaftlicher … Herausforderungen.“ Ich persönlich sehe für dieses Land nur eine wesentliche gesamtwirtschaftliche Herausforderung, und diese sitzt hier auf dieser Regierungsbank. <text:s/>Neben der Deindustrialisierung, der überbordenden Bürokratie sowie den explodierenden Energiekosten wandern Hunderte Unternehmen ins Ausland ab oder melden lieber gleich Insolvenz an. Aber um mal etwas Positives zu sagen: Immerhin hat diese Bundesregierung auch mehrere Hundert Stellen neu geschaffen, vor allem in den Ministerien, um ihre eigenen parteipolitischen Günstlinge unterzubringen. <text:s/>Aber zurück zur Deindustrialisierung. Wenn ich als Pfälzer an diese denke, dann fallen mir zahlreiche Beispiele ein. Hier nur mal drei aus meinem Wahlkreis: Das Felgenwerk von RONAL in Landau wird geschlossen – 550 Arbeitsplätze weg. Daimler Truck in Wörth: Dort werden über 1 000 Leiharbeiter rausgeworfen. Automobilzulieferer Faurecia aus Hagenbach, auch im Landkreis Germersheim, wirft 172 Menschen auf die Straße. So kann man mit Ihrer Politik natürlich auch den Fachkräftemangel beheben. <text:s/>Deutschland steckt faktisch in der Rezession. Dabei ist Deutschland das einzige Land in Europa, das seit 2023 eine negative Entwicklung nimmt. Und das liegt nicht an Krisen, sondern an der wirtschaftspolitischen Unfähigkeit dieser Regierung. <text:s/>Meine Damen und Herren, anstatt gegen diese wirtschaftliche Schieflage etwas zu tun, beschäftigt sich unsere Regierung mit dem Selbstbestimmungsgesetz oder liefert immer mehr Waffen in Kriegsgebiete. Oder noch schlimmer: Ein Bundeswirtschaftsminister freut sich, dass Deutschland vielleicht doch noch seine Klimaziele erreichen könnte. Den Umstand, dass dies nur möglich ist, weil Hunderte Betriebe schließen mussten und Zehntausende Menschen arbeitslos werden, verschweigt er dabei einfach mal. <text:s/>Wir brauchen unverzüglich günstige Energie, weniger Bürokratie und eine Entlastung der Unternehmen statt immer weiterer leerer Worthülsen. Wie erreichen wir das? Indem wir in Digitalisierung, Aus- und Weiterbildung von Arbeitnehmern sowie in einen breiten Energiemix investieren. Das neue Fachkräfteeinwanderungsgesetz, mit dem die Bundesregierung dem demografischen Wandel begegnen will, fördert nur die Einwanderung in die soziale Hängematte Deutschland. <text:s/>Statt sich endlich mit diesen Aufgaben zu beschäftigen, müssen wir zusehen, wie die Zukunft unserer Jugend Jahrgang um Jahrgang sehenden Auges gegen die Wand gefahren wird. Bei mir in Rheinland-Pfalz müssen in der Gräfenauschule in Ludwigshafen 44 von 147 Kindern die erste Klasse wiederholen. Das ist die traurige Realität Ihrer sogenannten Bildungspolitik. <text:s/>Genau diese Realität ist es, die das Arbeiten für den freien Unternehmer und Mittelständler in Deutschland so schwer macht. Dringend gesuchte Arbeitskräfte machen doch mittlerweile, auch aufgrund der hohen Steuerlast, schon lange einen großen Bogen um Deutschland. Und ein Großteil der 10 Millionen, die in den letzten Jahren zu uns gekommen sind, sind keine Fachkräfte, sondern haben es sich im Bürgergeld sehr bequem gemacht. <text:s/>Das allein zeigt: Wir haben eindeutig ein Regierungsproblem mit Politikern, die teilweise weder einen Schulabschluss noch Berufserfahrung haben. <text:s/>Deswegen sollten und müssen sich die Leute draußen in Deutschland entscheiden, ob in Zukunft Politik für Deutschland oder Politik für die Welt gemacht werden soll. Denn mit uns von der AfD gibt es keine Fahrradwege in Peru, sondern Straßenbau in Deutschland und endlich wieder eine Zukunft für unsere Arbeitnehmer. <text:s/>Vielen Dank. <text:s/>Für die FDP-Fraktion erhält nun der Kollege Gerald Ullrich das Wort.</text:p>
          </table:table-cell>
          <table:table-cell table:style-name="ce2" office:value-type="string" calcext:value-type="string">
            <text:p>Das neue Fachkräfteeinwanderungsgesetz, mit dem die Bundesregierung dem demografischen Wandel begegnen will, fördert nur die Einwanderung in die soziale Hängematte Deutschland.</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9958996772766113</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5300</text:p>
          </table:table-cell>
          <table:table-cell table:style-name="ce2" office:value-type="string" calcext:value-type="string">
            <text:p>René Bochmann (AfD)</text:p>
          </table:table-cell>
          <table:table-cell table:style-name="ce2" office:value-type="string" calcext:value-type="string">
            <text:p>Vielen Dank, Frau Präsidentin. – Sehr geehrte Frau Kollegin Gambir, folgende Frage: Sie haben gerade ausgeführt, Deutschland sei ein Einwanderungsland. Jetzt meine Frage dazu: Inwieweit denken Sie als gewählte Volksvertreterin, dass das deutsche Volk das so sieht, wie Sie es sehen? Hat das Volk da nicht Mitspracherecht? <text:s/>Vielen Dank. <text:s/>Möchten Sie antworten? Sie müssen nicht, Sie können.</text:p>
          </table:table-cell>
          <table:table-cell table:style-name="ce2" office:value-type="string" calcext:value-type="string">
            <text:p>– Sehr geehrte Frau Kollegin Gambir, folgende Frage: Sie haben gerade ausgeführt, Deutschland sei ein Einwanderungsland.</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39532279968262</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3300</text:p>
          </table:table-cell>
          <table:table-cell table:style-name="ce2" office:value-type="string" calcext:value-type="string">
            <text:p>Jasmina Hostert (SPD)</text:p>
          </table:table-cell>
          <table:table-cell table:style-name="ce2" office:value-type="string" calcext:value-type="string">
            <text:p>Sehr geehrte Frau Präsidentin! Meine Damen und Herren! Liebe Kolleginnen und Kollegen! Liebe Frau Bär, wir beschäftigen uns in jeder Sitzungswoche im Familienausschuss mit der Zukunft unserer Kinder, und wir laden Sie sehr herzlich ein, da häufiger vorbeizukommen, um mit uns zu diskutieren, anstatt an Zehn-Punkte-Plänen zu arbeiten. <text:s/>Ich habe mir diese Punkte ganz aufmerksam angeschaut und habe mich am Ende wirklich gefragt: Was ist denn hier innovativ und besonders neu? Ich habe nicht sehr viel feststellen können. <text:s/>Ich nehme mal einen konkreten Punkt. Sie schreiben: <text:s/>„Bund und Länder müssen den an die Kommunen gerichteten Rechtsanspruch auf Ganztagsbetreuung im Grundschulalter als gemeinschaftliche Aufgabe verstehen, zu der sie ihren Beitrag leisten ...“ <text:s/>Das ist doch genau das, was wir die ganze Zeit tun. <text:s/>Noch vor der Sommerpause haben wir alle Vertragsvereinbarungen zwischen Bund und Ländern unterschrieben. <text:s/>Rund 3 Milliarden Euro fließen vom Bund zu den Ländern für den Ausbau des Ganztags, und der Bund verpflichtet sich, sich an den laufenden Betriebskosten zu beteiligen. Gleichzeitig sind wir gerade dabei, einen gemeinsamen Qualitätsrahmen zu entwickeln, der sowohl hier in Berlin als auch bei mir in Böblingen gilt. Das ist nicht ganz so einfach. Wir wollen natürlich die regionalen Unterschiede in diesem Qualitätsrahmen berücksichtigen, aber es sollen Mindeststandards gelten. Da sind wir dran. <text:s/>Sie sehen: Alles, was Sie fordern, setzen wir längst um. Helfen Sie doch lieber mit. Sprechen Sie doch mal mit Ihren Kolleginnen und Kollegen in den Bundesländern, in denen Sie mitregieren, in Bayern, bei mir in Baden-Württemberg, wie wir dort den Ganztag noch schneller erweitern und hier ein bisschen mehr Tempo reinbringen können. <text:s/>Natürlich brauchen wir für den Ganztag und für die Kitas mehr Personal, am besten multiprofessionelle Teams. Auch hier hat doch der Bund in den letzten Jahren eine wichtige Dynamik in Gang gesetzt: mit dem Gute-KiTa-Gesetz, mit der Fachkräfteoffensive für Erzieherinnen und Erzieher und mit der PiA; das ist ein absolutes Erfolgsmodell, mit dem wir viele junge Menschen für diese Ausbildung gewinnen. <text:s/>Wir haben vor der Sommerpause weitere wichtige Gesetze verabschiedet. Mit dem Gesetz zur Stärkung der Aus- und Weiterbildungsförderung unterstützen wir junge Menschen dabei, eine Ausbildung zu machen. Beschäftigten ermöglichen wir es, sich unkompliziert weiterzubilden und auch einen Quereinstieg zu wagen. <text:s/>Natürlich wird es nicht reichen, wenn wir nur die inländischen Potenziale nutzen. Wir brauchen zusätzliche Fachkräfte und Arbeitskräfte aus dem Ausland, und hier setzen wir mit dem Fachkräfteeinwanderungsgesetz an. <text:s/>Sie schreiben tatsächlich in Ihrem Antrag – ich zitiere –: „Außerdem braucht es ... erleichterte Zugänge für ausländische Fachkräfte mit guten deutschen Sprachkenntnissen.“ Ja, was denken Sie denn eigentlich, was wir mit dem Fachkräfteeinwanderungsgesetz machen? <text:s/>Wir sorgen dafür, dass Arbeits- und Fachkräfte schneller und unbürokratischer in Deutschland arbeiten können. Bei diesem Gesetz hätten Sie ruhig mitstimmen können, anstatt jetzt hier irgendwelche Schaufensteranträge zu stellen. <text:s/>Liebe Kolleginnen und Kollegen, wir sind uns der Herausforderungen bewusst, und wir sind dabei, diese zu lösen: mit der bereits erwähnten Kindergrundsicherung, mit dem KiTa-Qualitätsgesetz, mit dem Ausbau des Ganztags, mit der Aus- und Weiterbildungsförderung, mit dem Fachkräfteeinwanderungsgesetz. Das alles haben wir in nur zwei Jahren erreicht, und wir werden in diesem Tempo weitermachen, weil uns die Zukunft unserer Kinder wichtig ist. <text:s/>Vielen Dank. <text:s/>Als Nächstes erhält das Wort Emilia Fester für Bündnis 90/Die Grünen.</text:p>
          </table:table-cell>
          <table:table-cell table:style-name="ce2" office:value-type="string" calcext:value-type="string">
            <text:p>erleichterte Zugänge für ausländische Fachkräfte mit guten deutschen Sprachkenntnissen.“ Ja, was denken Sie denn eigentlich, was wir mit dem Fachkräfteeinwanderungsgesetz machen? | Wir brauchen zusätzliche Fachkräfte und Arbeitskräfte aus dem Ausland, und hier setzen wir mit dem Fachkräfteeinwanderungsgesetz an. | Liebe Kolleginnen und Kollegen, wir sind uns der Herausforderungen bewusst, und wir sind dabei, diese zu lösen: mit der bereits erwähnten Kindergrundsicherung, mit dem KiTa-Qualitätsgesetz, mit dem Ausbau des Ganztags, mit der Aus- und Weiterbildungsförderung, mit dem Fachkräfteeinwanderungsgesetz.</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630897045135498</text:p>
          </table:table-cell>
          <table:table-cell table:number-columns-repeated="1014"/>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3900</text:p>
          </table:table-cell>
          <table:table-cell table:style-name="ce2" office:value-type="string" calcext:value-type="string">
            <text:p>Thomas Erndl (CDU/CSU)</text:p>
          </table:table-cell>
          <table:table-cell table:style-name="ce2" office:value-type="string" calcext:value-type="string">
            <text:p>Sehr geehrter Präsident! Liebe Kolleginnen und Kollegen! Ein Haushalt spiegelt nun mal die politischen Prioritäten einer Regierung wider. Ein Blick auf diesen Haushalt, Herr Kollege Fricke, zeigt mir, dass Außen-, Sicherheits- und Verteidigungspolitik offensichtlich keine Priorität dieser Bundesregierung sind. Es ist doch keine Frage der Einnahmen. <text:s/>Sie haben es ja eben beschrieben: Wir haben die gleiche Größenordnung wie im letzten Jahr. Aber trotzdem muss der Haushalt des Auswärtigen Amtes mit dem größten prozentualen Abschlag rechnen. <text:s/>Das ist keine Frage der Einnahmen, auch keine Frage der Schuldenbremse, <text:s/>sondern eine Frage der Prioritätensetzung. Diese Sache werden wir auch nicht mit einzelnen Anträgen reparieren können. <text:s/>Denn wenn es im Grundaufbau falsch ist, dann wird man das im Detail nicht mehr ändern können. <text:s/>Ich darf bei dieser Debatte ein Beispiel bringen. Wir geben über 50 Milliarden Euro in diesem Jahr für das Bürgergeld aus. Wenn die FDP einer Erhöhung zugestimmt hat, aber der FDP-Fraktionsvorsitzende wenige Monate später feststellt: „Oh, die Erhöhung war eigentlich zu hoch. Wir müssen wieder kürzen“, dann sieht man doch, wo Potenzial ist und wo Ihre Politik am Schluss auch versagt hat. <text:s/>Also, es ist Geld vorhanden, und es muss richtig priorisiert werden. <text:s/>Wir sehen schon jetzt, dass 2025 in dieser Frage ein weiteres verlorenes Jahr der deutschen Außenpolitik sein wird. Dabei wird von unserem Land Führung erwartet. Wir bräuchten tatsächlich die Zeitenwende, die mit vielen klugen Worten beschrieben wurde, die aber letztendlich nicht sichtbar ist. Eine echte Zeitenwende würde bedeuten, dass man sich mit klarem Kurs und allen möglichen Mitteln den Aggressoren entgegenstellt. Sie würde bedeuten, dass wir Bündnisse und Partnerschaften stärken und die globale Ordnung aktiv mitgestalten und dass all das eben auch mit den notwendigen Finanzmitteln hinterlegt wird. <text:s/>Was erleben wir stattdessen? Die 2-Prozent-NATO-Verpflichtung schafft man nur über das Sondervermögen; alles gut. Aber ab 2028 ist nicht sichtbar, wie das Ganze weitergehen soll: Es wird mindestens ein 30-Milliarden-Euro-Loch im Haushalt geben. <text:s/>Statt die Ukraine maximal zu unterstützen und Stärke gegenüber Putin zu demonstrieren, gibt es weiter Zögern bei der Unterstützung mit präzisen Waffen und gekürzte Mittel im Haushaltsentwurf für die Ukraineunterstützung. <text:s/>Und anstatt unser diplomatisches Netzwerk und unsere außenpolitische Handlungsfähigkeit weiter zu stärken, wird der Etat nun schon das dritte Jahr in Folge gekürzt. Das ist jetzt ja keine singuläre Situation, sondern bereits das dritte Mal – eine Linie, die sich bei dieser Regierung durchzieht. <text:s/>Diese Politik, liebe Kolleginnen und Kollegen der Ampel, ist nicht nur kurzsichtig, sondern verantwortungslos; denn die globalen Herausforderungen und Gefahren für unser Land waren nie größer. Doch anstatt darauf zu reagieren und das Auswärtige Amt finanziell angemessen auszustatten, wird dieser Etat weiter brachial gekürzt. Das zeigt den Stellenwert der Außenpolitik. Das zeigt dann am Schluss auch den Stellenwert, den Sie, Frau Ministerin, in dieser Regierung tatsächlich haben. <text:s/>Sie sind viel in der Welt unterwegs; keine Frage. Aber ob das der Nahe Osten, Afrika oder andere Regionen sind: Unser Einfluss ist überschaubar. Wir konzentrieren uns nicht im notwendigen Maß auf die Kerninteressen. <text:s/>Dazu kommt, dass sich bei zentralen Fragen der Außenpolitik – sei es die Lieferung von weitreichenden Präzisionswaffen an die Ukraine oder die China-Politik – immer mehr das Kanzleramt durchsetzt. Das ist insgesamt nicht nur ein fatales Signal für die Glaubwürdigkeit der deutschen Außenpolitik, sondern hat auch ganz konkrete Auswirkungen. <text:s/>Die AKBP, die Auswärtige Kultur- und Bildungspolitik, wurde hier schon angesprochen. Im vergangenen Jahr haben Sie, Frau Ministerin, an dieser Stelle versprochen, die Auswärtige Kultur- und Bildungspolitik zu stärken. Sie sagten, das sei mitentscheidend für die Fachkräftegewinnung. Da stimme ich Ihnen voll zu. <text:s/>Aber leider wird ausgerechnet hier wieder in grüner Tradition der Rotstift angesetzt. Wo sollen denn die nötigen Qualifikationen, die Sprachkenntnisse für die Fachkräfteeinwanderung herkommen, wenn nicht von den Goethe-Instituten, vom Deutschen Akademischen Austauschdienst, von den Deutschen Auslandsschulen? Das sind alles wichtige Visitenkarten für unser Land. Das ist für mich völlig unverständlich. Gerade jetzt müssen wir in ein positives Deutschlandbild investieren. <text:s/>Liebe Kolleginnen und Kollegen – <text:s/>Herr Kollege, Sie müssen zum Schluss kommen. <text:s/>– ich komme zum Schluss, Herr Präsident –, wenn ein Haushalt die politischen Prioritäten einer Regierung widerspiegelt, dann zeigt dieser Entwurf vor allem eins: Außenpolitik ist Nebensache. <text:s/>Herr Kollege. <text:s/>Mit dieser Regierung gibt es keine Zeitenwende mehr. Andere müssen es besser machen. Wir werden es besser machen. <text:s/>Herzlichen Dank.</text:p>
          </table:table-cell>
          <table:table-cell table:style-name="ce2" office:value-type="string" calcext:value-type="string">
            <text:p>Wo sollen denn die nötigen Qualifikationen, die Sprachkenntnisse für die Fachkräfteeinwanderung herkommen, wenn nicht von den Goethe-Instituten, vom Deutschen Akademischen Austauschdienst, von den Deutschen Auslandsschu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897441267967224</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02200</text:p>
          </table:table-cell>
          <table:table-cell table:style-name="ce2" office:value-type="string" calcext:value-type="string">
            <text:p>Schahina Gambir (BÜNDNIS 90/DIE GRÜNEN)</text:p>
          </table:table-cell>
          <table:table-cell table:style-name="ce2" office:value-type="string" calcext:value-type="string">
            <text:p>Sehr geehrte Frau Präsidentin! Liebe Kolleginnen und Kollegen! Das Grundgesetz besteht aus 21 000 Wörtern und wiegt 1 396 Gramm. Doch die Bedeutung des Grundgesetzes lässt sich nicht einfach in Zahlen bemessen. Die Gewichtung des Grundgesetzes kennt keine Maßeinheit; denn es ist das Fundament unserer Gesellschaft. Das Grundgesetz garantiert unsere Demokratie, unseren Rechtsstaat sowie Grund- und Menschenrechte. Es ist auch die Grundlage unseres gemeinsamen Handelns, unser politischer Kompass. 75 Jahre Grundgesetz – das ist ein Anlass zum Feiern. <text:s/>Das Grundgesetz wirkt in alle gesellschaftlichen Bereiche hinein. Es hat sich in den letzten Jahren verändert und weiterentwickelt. Die Akzeptanz und Achtung für das Grundgesetz in Deutschland sind hoch. Die Mehrheit der Deutschen betont die Bedeutung demokratischer Werte und empfindet unser Grundgesetz als gute oder sogar sehr gute Verfassung. Gleichzeitig sinkt aber das Vertrauen in demokratische Institutionen. <text:s/>Zum Jubiläum des Grundgesetzes müssen wir uns daher die Frage stellen, wie wir die Stabilität unserer Verfassungsordnung bewahren können. Insofern ist es begrüßenswert, dass der Antrag der Union für ein „Bundesprogramm Patriotismus“ diese Gelegenheit zur Diskussion bietet; denn tatsächlich müssen wir unseren gesellschaftlichen Zusammenhalt stärken. Doch Zusammenhalt lässt sich nicht verordnen, Zusammenhalt muss wachsen. <text:s/>Patriotismus ist hierbei kein geeignetes Bindeglied. Verfassungen mit nationaler Symbolik zu überladen, birgt das Risiko einer Instrumentalisierung durch autoritär-populistische Kräfte. <text:s/>Forschung und Praxis belegen, dass ein starker Patriotismus häufig einhergeht mit der Abgrenzung und Abwertung von Menschen, die als anders oder fremd wahrgenommen werden. <text:s/>Hier laufen wir Gefahr, gesellschaftliche Spaltung und Polarisierung weiter zu vertiefen. <text:s/>Was wir stattdessen brauchen, ist eine lebendige und resiliente Verfassungskultur. Hier gilt es, den vielfältigen Charakter der Verfassung zu betonen. Dafür sind Maßnahmen nötig, die Demokratie und Vielfalt fördern und Nationalismus und Rassismus bekämpfen. Wir müssen demokratische Grundwerte stärken und das Vertrauen in demokratische Institutionen festigen. Dafür braucht es aber weit mehr als Symbole, Fahnen und Gelöbnisse. <text:s/>Das Grundgesetz stellt den Menschen in seiner Würde in den Mittelpunkt staatlichen Handelns. Es schützt vor Diskriminierung und garantiert Freiheit und Gleichheit. Dennoch bestehen in unserer Gesellschaft weiterhin ungleiche Zugangs- und Teilhabechancen. Das gilt sowohl für Frauen als auch für Menschen aus Ostdeutschland und Personen mit Migrationsgeschichte. Diese Barrieren sind ein echtes Demokratiedefizit. <text:s/>Hier können und müssen wir handeln. Beim Abbau von Diskriminierung dürfen wir gerade in Zeiten, in denen unsere Demokratie angefeindet und bedroht wird, nicht nachlassen. <text:s/>Für uns steht fest: Zugehörigkeit lässt sich nicht diktieren. Statt auf Patriotismus setzen wir auf ein inklusives Wir, das alle Bürgerinnen und Bürger würdigt und aktiv beteiligt. Das festigt den sozialen Zusammenhalt, dient unserer Verfassung und macht das Land demokratischer. <text:s/>Vielen Dank. <text:s/>Als Nächste hat das Wort für die FDP-Fraktion Linda Teuteberg</text:p>
          </table:table-cell>
          <table:table-cell table:style-name="ce2" office:value-type="string" calcext:value-type="string">
            <text:p>Das gilt sowohl für Frauen als auch für Menschen aus Ostdeutschland und Personen mit Migrationsgeschich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63738918304443</text:p>
          </table:table-cell>
          <table:table-cell table:number-columns-repeated="1014"/>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6500</text:p>
          </table:table-cell>
          <table:table-cell table:style-name="ce2" office:value-type="string" calcext:value-type="string">
            <text:p>Anja Schulz (FDP)</text:p>
          </table:table-cell>
          <table:table-cell table:style-name="ce2" office:value-type="string" calcext:value-type="string">
            <text:p>Sehr geehrter Präsident! Liebe Kolleginnen und Kollegen! Ich denke nicht, dass es der deutschen Einheit gerecht wird, wenn jeder Antrag der Fraktion Die Linke, der die Rentenüberleitung betrifft, die ehemaligen Bürger der DDR als Opfer darstellt, die von Westdeutschland über den Tisch gezogen wurden. Sie werfen vor, dass es noch immer keine Rentengerechtigkeit in Deutschland gebe. <text:s/>In Anbetracht der Komplexität der Überleitung von Renten der DDR-Bürger in unser deutsches Rentensystem wurde gute Arbeit geleistet, und ich finde es schade, dass Sie das hier in Abrede stellen. <text:s/>Man hat sich damals bewusst dagegen entschieden, die Rentenansprüche eins zu eins zu übernehmen. Stattdessen hat man mittlerweile sogar dafür gesorgt, dass die Ostrenten bis 2025 an die Westrenten angepasst werden, und die allermeisten Bürgerinnen und Bürger der DDR sind damit Gewinner der Einheit, <text:s/>vor allem auch diejenigen, deren Anwartschaften für eine Zusatzrente, in die sie niemals aufgenommen wurden, anerkannt wurden, weil unterstellt wurde, dass sie daraus ja Leistungen bekommen hätten, wenn es die DDR noch geben würde. Das ging damals vielleicht auch bei einigen über das Gerechtigkeitsverständnis hinaus. <text:s/>Das sind natürlich alte Kamellen. Damit will ich nur einmal deutlich machen, dass der Westen damals nicht wirklich kleinlich war. <text:s/>Trotzdem müssen wir uns natürlich damit befassen: Hat man die individuellen Biografien und die Lebensleistung adäquat berücksichtigt? Für die allermeisten Bürgerinnen und Bürger der ehemaligen DDR ist das der Fall gewesen, allerdings darf man auch nicht verkennen, dass das eben nicht für alle Berufsgruppen galt – für die einen galt das mehr, für die anderen weniger –, und niemand stellt die daraus entstandenen Härten in Abrede. <text:s/>Die Forderung in Ihrem Antrag kann dieses Problem allerdings nicht lösen, und ich weiß ja nicht, ob ich irgendwie eine Seite überblättert habe, aber wie das Ganze jetzt finanziert werden soll, wird nicht so ganz deutlich. <text:s/>– Genau, die Aktienrente! Der Verweis auf die Aktienrente ist unsachlich und unnötig. Wenn Sie darauf verweisen, dass die Aktienrente 20‑mal so gut ausgestattet ist wie der Härtefallfonds, dann tun Sie nichts anderes, als die DDR-Bürgerinnen und -Bürger, die jetzt Rente beziehen, gegen zukünftige Rentnerinnen und Rentner auszuspielen. <text:s/>Das ist für mich ein Paradebeispiel für die Trockner-Theorie; da wird wirklich alles durcheinandergewirbelt, und am Ende entsteht nur heiße Luft. <text:s/>Das Finanzierungskonzept für Ihren Gerechtigkeitsfonds ist unauffindbar; Sie haben da keinen konkreten Vorschlag gemacht. Der Härtefallfonds ist allerdings umsetzbar und auch finanzierbar, und er hatte auch nie den Anspruch, die Anwartschaften komplett auszugleichen. Es geht hier um die Anerkennung von Lebensleistungen für die Menschen, die besonders hart betroffen sind und sich jetzt die Frage stellen: „Warum habe ich eigentlich mein Leben lang geschuftet?“, kurzum: für die, die es wirklich brauchen, also die Menschen, die ihren Lebensunterhalt früher selber bestritten haben und durch die historischen Umstände in ihrer Altersvorsorge benachteiligt und nun von Altersarmut betroffen sind. <text:s/>Ich bin froh, dass wir den Fonds zur Abmilderung von Härten aus der Ost-West-Rentenüberleitung, für jüdische Kontingentflüchtlinge und Spätaussiedler endlich umsetzen konnten, obwohl das die Vorgängerregierungen nicht geschafft haben. Trotzdem kann ich nachvollziehen, dass jetzt einige Menschen, die Anspruch auf Gelder aus diesem Fonds haben, bei der Summe ein wenig ernüchtert sind. <text:s/>Damit kommen wir zu den Ländern. Der Antrag ist ja von den Linken eingebracht worden. Vielleicht lassen Sie Ihre Kontakte zur thüringischen Staatskanzlei einfach mal ein bisschen spielen und überzeugen die, dass die ihre entsprechende Summe auch mit dazugeben. Dann gibt es auch keinen Flickenteppich für die Betroffenen, sondern alle erhalten einheitlich 5 000 Euro. <text:s/>Vielen Dank. <text:s/>Vielen Dank, Frau Kollegin Schulz. – Nächste Rednerin ist die Kollegin Kathrin Michel, SPD-Fraktion.</text:p>
          </table:table-cell>
          <table:table-cell table:style-name="ce2" office:value-type="string" calcext:value-type="string">
            <text:p>Ich bin froh, dass wir den Fonds zur Abmilderung von Härten aus der Ost-West-Rentenüberleitung, für jüdische Kontingentflüchtlinge und Spätaussiedler endlich umsetzen konnten, obwohl das die Vorgängerregierungen nicht geschafft hab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84126091003418</text:p>
          </table:table-cell>
          <table:table-cell table:number-columns-repeated="1014"/>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07300</text:p>
          </table:table-cell>
          <table:table-cell table:style-name="ce2" office:value-type="string" calcext:value-type="string">
            <text:p>Armin Laschet (CDU/CSU)</text:p>
          </table:table-cell>
          <table:table-cell table:style-name="ce2" office:value-type="string" calcext:value-type="string">
            <text:p>Frau Präsidentin! Liebe Kolleginnen und Kollegen! In der Tat ist der Gipfel in Reykjavík, der vor uns liegt, ein wichtiger Gipfel. Die grüne <text:s/>Fraktion hat diese Aktuelle Stunde beantragt, wodurch wir überhaupt erst die Chance haben, über den Europarat und diesen Gipfel zu sprechen. <text:s/>– Eine Aktuelle Stunde kann nur, soweit ich weiß, eine Fraktion beantragen; Sie waren jedenfalls der erste Redner. Wer auch immer sie beantragt hat, <text:s/>das war gut. <text:s/>Schlecht ist, dass Sie, lieber Herr Lucks – das würde ich kritisieren –, als allerersten Punkt als Beispiel für Menschenrechtsverletzungen in 46 <text:s/>Mitgliedstaaten des Europarates den gestrigen Beschluss der Ministerpräsidentenkonferenz und des Bundeskanzlers benennen. Das ist nicht das, womit wir uns in <text:s/>Straßburg schwerpunktmäßig beschäftigen. Ich würde Winfried Kretschmann, anderen Ministerpräsidenten und erst recht nicht dem Bundeskanzler unterstellen, dass <text:s/>sie das Grundrecht auf Asyl einschränken wollen. Das war kein guter Einstieg. <text:s/>Es geht bei diesem vierten Gipfel, vor dem wir jetzt stehen, um die wichtige Frage, welche Rolle der Europarat spielen soll. Er spielt mit Ausnahme <text:s/>der Menschenrechtsfrage, wo er ein sehr starkes Instrumentarium hat, nicht die Rolle, die er spielen könnte. Er ist eigentlich die älteste europäische <text:s/>Institution. Er wurde am 5. Mai 1949 gegründet. Da gab es noch nicht mal die Bundesrepublik Deutschland, da haben schon in London die Briten und andere gesagt: <text:s/>Wir wollen – nach dem Ersten Weltkrieg hat man sich eigentlich nur auf den Völkerbund konzentriert – für Europa ein Gremium schaffen, in dem wir enger für <text:s/>Demokratie und Menschenrechte zusammenarbeiten. – Deutschland ist 1950 beigetreten. Die NATO gab es erst ab 1955. Wir haben hier also eine wirklich sehr <text:s/>pionierhafte Institution. <text:s/>Jetzt steht der vierte Gipfel an. Nun werden die Zuschauer vielleicht fragen: Warum findet denn erst jetzt der vierte Gipfel statt? Warum fand denn <text:s/>der erste Gipfel erst 1993 statt? Was haben die denn in den 40 Jahren davor gemacht? – Man hat sich auf den europäischen Einigungsprozess in der EU <text:s/>konzentriert. Der Europarat hat sich ab und an getroffen. Die Staaten Mittel- und Osteuropas konnten nicht Mitglied sein, weil sie bestimmte Menschenrechte vor <text:s/>1989 nicht eingehalten hatten. 1993 fand in Wien der erste Gipfel statt mit dem Ziel, die Teilung Europas zu beenden, die historische Chance zu nutzen, Frieden <text:s/>und Stabilität auf dem Kontinent zu konsolidieren und zu einem großen Gebiet demokratischer Sicherheit zu kommen, gegen Gebietsansprüche, gegen aggressiven <text:s/>Nationalismus. Das ist heute so aktuell wie vor 30 Jahren. Russland trat 1996 bei. Dann machte man den zweiten Gipfel zusammen mit Russland. <text:s/>In den 90er-Jahren bestanden alle Chancen, dass dieser Kontinent sich anders entwickelt, als wir es nun nach dem aggressiven Angriffskrieg Russlands <text:s/>auf die Ukraine erleben müssen. Dieser Angriffskrieg wird in Reykjavík natürlich eine wichtige Rolle spielen müssen. Die 46 Länder des Europarats müssen da noch <text:s/>einmal zusammenstehen und als Hüter der Menschenrechte deutlich machen, dass es nicht akzeptabel ist, dass ein Land ein anderes in Europa überfällt und ihm die <text:s/>Existenzberechtigung abspricht. Deshalb war es richtig, dass wir im letzten Jahr Russland aus dieser Organisation ausgeschlossen haben. <text:s/>Der Europarat unterstützt ein Sondertribunal, vor dem die Aggressoren dieses Krieges zur Verantwortung gezogen werden. Aber es gibt nicht nur den <text:s/>Ukrainekrieg. Wenn man sich mal die Situation in ein paar Ländern des Europarats vor Augen führt, merkt man, dass der Frieden auch woanders instabil ist: <text:s/>Armenien ist Mitglied, Aserbaidschan ist Mitglied, die Türkei ist Mitglied, Serbien und Nordmazedonien sind Mitglieder. Kosovo ist dabei, Mitglied zu <text:s/>werden. <text:s/>Das heißt, das Aufgabenfeld ist breiter, es ist nicht nur dieser Krieg. <text:s/>Lassen Sie mich eine letzte Bemerkung machen. Der französische Präsident Macron, den ich ansonsten schätze, hat 2022 gesagt: Wir brauchen eine <text:s/>Europäische Politische Gemeinschaft. – Dahinter steht die Idee, dass die Länder, die noch nicht EU-Mitglied sind, durch zwei Gipfel im Jahr an die EU <text:s/>herangeführt werden. Da lautet meine Frage: Warum hat er das nicht im Rahmen des Europarats vorgeschlagen? Er bezieht sich auf Mitterrand, der das 1989 <text:s/>vorgeschlagen hat. Ich glaube, wir brauchen keine neuen Gremien. Aus den nächsten Gipfeltreffen, die zweimal im Jahr stattfinden – am 1. Juni in Moldau, nur <text:s/>wenige Tage nach dem Gipfel in Reykjavík, dann am 5. Oktober in Spanien, anschließend in Großbritannien –, sollte man Gipfeltreffen des Europarats machen, damit <text:s/>wir in diesem Rahmen öfter zusammenkommen und nicht in immer mehr verschiedenen Formaten arbeiten. Darauf könnte man sich in Reykjavík verständigen. Das in die <text:s/>Diskussion einzubringen, könnte auch ein deutscher Beitrag sein. Das würde den Europarat in dieser wichtigen Zeit stärken. <text:s/>Vielen Dank. <text:s/>Für die SPD-Fraktion hat das Wort Frank Schwabe.</text:p>
          </table:table-cell>
          <table:table-cell table:style-name="ce2" office:value-type="string" calcext:value-type="string">
            <text:p>Ich würde Winfried Kretschmann, anderen Ministerpräsidenten und erst recht nicht dem Bundeskanzler unterstellen, dass <text:s/>sie das Grundrecht auf Asyl einschränken woll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62282180786133</text:p>
          </table:table-cell>
          <table:table-cell table:number-columns-repeated="1014"/>
        </table:table-row>
        <table:table-row table:style-name="ro1">
          <table:table-cell table:style-name="ce2" office:value-type="string" calcext:value-type="string">
            <text:p>136</text:p>
          </table:table-cell>
          <table:table-cell table:style-name="ce2" office:value-type="string" calcext:value-type="string">
            <text:p>15.11.2023</text:p>
          </table:table-cell>
          <table:table-cell table:style-name="ce2" office:value-type="string" calcext:value-type="string">
            <text:p>ID2013609300</text:p>
          </table:table-cell>
          <table:table-cell table:style-name="ce2" office:value-type="string" calcext:value-type="string">
            <text:p>Kai Gehring (BÜNDNIS 90/DIE GRÜNEN)</text:p>
          </table:table-cell>
          <table:table-cell table:style-name="ce2" office:value-type="string" calcext:value-type="string">
            <text:p>Frau Präsidentin! Liebe Kolleginnen und Kollegen! Die Internationalisierung der Wissenschaft ist so alt wie Wissenschaft selbst, egal ob in der Bibliothek in Alexandria im dritten Jahrhundert vor Christus, an der führenden Universität des frühen Mittelalters in Bagdad oder an der ersten europäischen Universität in Bologna, die im Jahr 1088 gegründet wurde. Wissenschaft basierte schon immer darauf, Menschen und Ideen verschiedener Kulturen und Kompetenzen zusammenzubringen. Wissenschaft weitet Horizonte, Wissenschaft verbindet. Wissenschaft ist Brückenbauerin und Kompass in Krisenzeiten – damals, heute und in Zukunft. <text:s/>Die geopolitische Lage nach der Zeitenwende lässt uns nicht nur unsere Wirtschaftsbeziehungen und Energiepartnerschaften auf den Prüfstand stellen. Als starkes Innovationsland ist es wichtig, auch unsere Wissenschaftspartnerschaften neu auszutarieren. Weltweit vielerorts gerät Wissenschaftsfreiheit unter Druck. Spionage und Cyberangriffe auf deutsche Wissenschaftseinrichtungen nehmen zu. Autoritäre Staaten versuchen gerade Forschungskooperationen zu Dual-Use-Technologien zu schmieden, die sowohl für zivile als auch für militärische Zwecke genutzt werden können. <text:s/>Wissenschaft ist damit längst fester Bestandteil einer interessengeleiteten Außenpolitik in der multipolaren Welt. Außenwissenschaftspolitik und Science Diplomacy sind eingebettet in die großen Linien deutscher Außenpolitik. Die Nationale Sicherheitsstrategie und die China-Strategie dieser Bundesregierung geben auch der Wissenschaft einen Orientierungsrahmen. Als nächster Schritt folgt bald die BMBF-Internationalisierungsstrategie. Es ist gut, dass wir als Parlament auf der Basis eines Antrags der regierungstragenden Fraktionen über diese Linien heute diskutieren. <text:s/>Klar ist doch: Die großen Menschheitsfragen – Klimakrise, Ressourcenmangel, Pandemieprävention – machen internationale Wissenschaftskooperation überlebensnotwendig. <text:s/>Vier Punkte möchte ich hervorheben: <text:s/>Erstens: De-Risking in Forschungskooperationen, also mehr Risikobewusstsein, Risiken vermeiden. Dazu gehört, viel genauer hinzuschauen, mit welchen Partnern und zu welchen Themen wir forschen wollen. Die Nachrichtendienste und der Verfassungsschutz geben im Bereich der sicherheitsrelevanten Forschungskooperationen wichtige Hinweise. Die rote Linie verläuft da, wo unsere freiheitlichen demokratischen Werte unterwandert werden. Das heißt: einerseits maximale Wissenschaftsfreiheit, andererseits notwendiger Schutz unserer Sicherheitsinteressen und unserer technologischen Souveränität. <text:s/>Zweitens ist es wichtig, unsere Wissenschaftskooperation neu auszudiversifizieren und sie mit neuen und alten Wertepartnerländern zu vertiefen. Wir laden hier auch gerade die afrikanischen, asiatischen und südamerikanischen Länder ein, mit uns in stärkere Kooperationen einzusteigen. Ob es der ATTO-Tower als Klimaforschungsinfrastruktur in Brasilien ist oder die Wasserstoffpartnerschaft in Namibia: Das sind große Erfolge in den Forschungskooperationen. <text:s/>Wir wollen auch das Potenzial der Europäischen Union stärker ausschöpfen, sowohl in den inner- als auch außereuropäischen Kooperationen. Deshalb ist es so wichtig, dass dieser Deutsche Bundestag sich auch beim nächsten europäischen Forschungsrahmenprogramm stark einbringt und wir hier gemeinsam die Assoziierung des Vereinigten Königreichs in Horizon Europe begrüßen. Wir setzen uns dafür ein, die europäische Forschungsförderung besser mit den nationalen Strategien abzustimmen, europäische Forschungsinfrastrukturen auszubauen, auch zukunftsfähige Dateninfrastrukturen zu schaffen. Auch das ist eine Frage europäischer technologischer und digitaler Souveränität, damit wir Abhängigkeiten von autoritären Staaten reduzieren. <text:s/>Drittens: Förderung akademischer Mobilität. Wir unterstützen die internationale Mobilität von Wissenschaft in alle Richtungen. Brain Circulation trägt zu wissenschaftlicher Exzellenz bei. Unser Punktesystem im Einwanderungsrecht öffnet Türen für Spitzentalente. Unsere Mittlerorganisationen, unsere Hochschulen, unsere Forschungseinrichtungen leisten hier hervorragende Arbeit. <text:s/>Und: Wir sind attraktiv. Wir sind sogar attraktiver geworden. Im Wintersemester 2022/2023 ist Deutschland im weltweiten Vergleich erstmals auf Platz drei vorgerückt als Gastland für internationale Studierende. Das ist doch großartig! <text:s/>Denn Studierende sind Fachkräfte von morgen, und engagierte internationale Forschende machen unser Innovationssystem zu einem der erfolgreichsten weltweit. <text:s/>Es ist zu unserem eigenen Vorteil, wenn die Visavergabe für Talente agiler läuft, wenn die Arbeitsbedingungen gut sind und die Willkommenskultur sowohl auf dem Campus als auch in der Gesellschaft garantiert ist. <text:s/>Technik, Toleranz, Talente sind wesentliche Standortfaktoren. Nationalismus, Rassismus, Antisemitismus, Extremismus sind dagegen Sicherheitsrisiken für das internationale Renommee unseres Innovationsstandortes. Deshalb bekämpfen wir es entschieden. <text:s/>Viertens. Die Verteidigung der Wissenschaftsfreiheit müssen wir tagtäglich leben. Denn Deutschland ist Land der Wissenschaftsfreiheit und Europa Kontinent der Wissenschaftsfreiheit. Das gilt es auch in den Kooperationen zu sichern; Schutzprogramme hierzulande sind auszubauen. <text:s/>Herr Kollege. <text:s/>University in Exile wäre ein nächster Schritt. – Und ein letzter Satz: – <text:s/>Herr Kollege. <text:s/>– Ich möchte Herrn Stüwe darin unterstützen, den Wiederaufbau der Ukraine nicht zu vergessen – <text:s/>Es ist über das Ende der Redezeit hinweggegangen worden, Herr Kollege. <text:s/>– und die israelische Wissenschaftskooperation jetzt erst recht zu vertiefen. <text:s/>Vielen Dank.</text:p>
          </table:table-cell>
          <table:table-cell table:style-name="ce2" office:value-type="string" calcext:value-type="string">
            <text:p>Unser Punktesystem im Einwanderungsrecht öffnet Türen für Spitzentalente.</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3709583282471</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0600</text:p>
          </table:table-cell>
          <table:table-cell table:style-name="ce2" office:value-type="string" calcext:value-type="string">
            <text:p>Filiz Polat (BÜNDNIS 90/DIE GRÜNEN)</text:p>
          </table:table-cell>
          <table:table-cell table:style-name="ce2" office:value-type="string" calcext:value-type="string">
            <text:p>Vielen Dank, Frau Präsidentin. – Sehr geehrter Herr Bundeskanzler Scholz, ich möchte Romani Rose zitieren. Romani Rose ist Vorsitzender des Zentralrats Deutscher Sinti und Roma, und er warnte erst kürzlich vor der Ungleichbehandlung von geflüchteten Roma und Romnija und bezeichnete die bisher bekannten Einzelfälle von Diskriminierung als besorgniserregend. Er drückte seine Erwartung aus – jetzt zitiere ich –, dass „unser Staat ukrainischen Roma, die als Kriegsflüchtlinge nach Deutschland kommen, den gleichen Schutz gewährt wie allen anderen ukrainischen Staatsbürgern auch“. Wird sich unsere Bundesregierung genauso um die ukrainischen Roma kümmern, wie es für die anderen Geflüchteten aus der Ukraine vorgesehen ist?</text:p>
          </table:table-cell>
          <table:table-cell table:style-name="ce2" office:value-type="string" calcext:value-type="string">
            <text:p>Er drückte seine Erwartung aus – jetzt zitiere ich –, dass „unser Staat ukrainischen Roma, die als Kriegsflüchtlinge nach Deutschland kommen, den gleichen Schutz gewährt wie allen anderen ukrainischen Staatsbürgern auch“.</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9884624481201</text:p>
          </table:table-cell>
          <table:table-cell table:number-columns-repeated="1014"/>
        </table:table-row>
        <table:table-row table:style-name="ro1">
          <table:table-cell table:style-name="ce2" office:value-type="string" calcext:value-type="string">
            <text:p>197</text:p>
          </table:table-cell>
          <table:table-cell table:style-name="ce2" office:value-type="string" calcext:value-type="string">
            <text:p>07.11.2024</text:p>
          </table:table-cell>
          <table:table-cell table:style-name="ce2" office:value-type="string" calcext:value-type="string">
            <text:p>ID2019701200</text:p>
          </table:table-cell>
          <table:table-cell table:style-name="ce2" office:value-type="string" calcext:value-type="string">
            <text:p>Helge Lindh (SPD)</text:p>
          </table:table-cell>
          <table:table-cell table:style-name="ce2" office:value-type="string" calcext:value-type="string">
            <text:p>Frau Präsidentin! Liebe Kolleginnen und Kollegen! Sehr geehrte Damen und Herren! Frau von Storch, wenn eine Partei, wie wir wissen, die deutsche Schuld und den Nationalsozialismus regelmäßig relativiert, <text:s/>sollte man in einer Debatte zu Antisemitismus mit mehr Demut und mit weniger Selbstgerechtigkeit und Doppelmoral auftreten. Das täte dem Thema gut. <text:s/>Eine bittere Ironie der intensiven Debatte über diesen Antrag, über die Resolution, ist: Wenn er das jüdische Leben und die Sicherheit von Jüdinnen und Juden zum Thema hat, <text:s/>dann haben wir, wenn wir ehrlich sind, oft allzu wenig über Jüdinnen und Juden und die Sicherheit von Jüdinnen und Juden gesprochen. <text:s/>Wenn wir aber heutzutage von Staatsräson reden, sollten wir daran erinnern, dass im damaligen deutschen NS-Staat Vernichtung und Verfolgung von Juden Staatsdoktrin war – von Massen von Organisationen und Millionen Menschen getragen, geduldet und exekutiert, unter ihnen mein Urgroßvater als Kriegsgerichtsrat im sogenannten Osteinsatz. <text:s/>Daher sollte die Debatte über diese Resolution uns vielleicht auch zu denken geben, ob wir, wenn wir über Antisemitismus sprechen, nicht allzu oft über nichtjüdische Befindlichkeit sprechen, darüber, wie wir gut dastehen in der Debatte, darüber, was diese oder jene Formulierung in welcher Wählergruppe auslösen könnte, was aber wohl kein Kriterium sein kann, wenn es um den Schutz von Jüdinnen und Juden geht, und um deren Perspektive. <text:s/>Wir sollten vielleicht auch weniger über Antisemitismusdefinitionen streiten und mehr über die reale Lage von den Opfern von Antisemitismus, von Jüdinnen und Juden sprechen. Das wäre doch ein Anfang, den wir mit der heutigen Debatte machen könnten. <text:s/>Es geht also, nennen wir es beim Namen, um allzu viel Instrumentalisierung. Damit werden wir der Lage von Jüdinnen und Juden in diesem Land und weltweit nicht gerecht. <text:s/>Wenn wir das so sehen, dann gehört zu unserer Souveränität aber auch, Kritik zu benennen, wenn sie ernst zu nehmen ist. Ich meine etwa Kritik, die Fragen wie die des Zusammenspiels von Kunstfreiheit, Förderpraxis und Regulatorik in der Praxis in den Kommunen betrifft. Mit der Frage werden wir uns auseinanderzusetzen haben. <text:s/>Darüber hinaus erleben wir wiederum, wie viel Sorge, Verunsicherung und auch Aufregung von Menschen empfunden wird, die einen arabischen, nordafrikanischen Familienhintergrund oder enge Verbindungen in Palästinensische Gebiete haben, weil sie angesichts von einigen Passagen in dem Antrag das Gefühl haben, unter pauschalierenden Antisemitismusgeneralverdacht gestellt und stigmatisiert zu werden. <text:s/>Wenn wir klug sind, nehmen wir auch diese Hinweise ernst und sehen sie als Auftrag, künftig noch präziser und genauer zu formulieren, weil es ja, wenn wir umfassend gegen Antisemitismus kämpfen wollen, nicht in unser aller Interesse sein kann, dass der Diskurs sich auf eine Diversitäts-, Islam- oder Migrationsdebatte reduziert. <text:s/>Es geht aber auch in anderer Hinsicht weiter; darauf hat Hanna Veiler hingewiesen. Es ist allzu übliche Praxis, politische Opportunität unserer eigenen, auch parteipolitischen Interessen in den Mittelpunkt zu stellen, dann zum Beispiel allein auf Antisemitismus von rechts zu gucken oder anderen Antisemitismus zu benennen, anstatt vor der eigenen Tür zu kehren. Meine eigene Tür ist der linksprogressive Raum. Es ist eine tiefe und bis zum heutigen Tage nicht zu leugnende Schande, dass diejenigen, die antraten, an die Geschichte des Nationalsozialismus zu erinnern, auch solche waren, die jüdische Institutionen verbal oder physisch attackierten oder die etwa in Flugzeugen Menschen mit israelischer Staatsangehörigkeit oder weil sie sie als Jüdinnen und Juden wahrnahmen, selektierten. Dies ist unerträglich, und dies ist eine Frage, wahrscheinlich die zentrale Frage, der sich auch intellektuelle und kreative Milieus werden stellen müssen. <text:s/>Also, gucken wir, dass wir uns weniger der Instrumentalisierung bedienen, dass wir uns weniger politischer Opportunität bedienen und weniger das Thema Antisemitismus zum Spielball unserer Selbstdarstellung machen. Gucken wir, dass das im Mittelpunkt steht, was im Mittelpunkt stehen muss: die Sicherheit und der Schutz jüdischen Lebens in Deutschland und weltweit. <text:s/>Als Nächster hat das Wort für die Gruppe Die Linke Dr. Gregor Gysi.</text:p>
          </table:table-cell>
          <table:table-cell table:style-name="ce2" office:value-type="string" calcext:value-type="string">
            <text:p>Wenn wir klug sind, nehmen wir auch diese Hinweise ernst und sehen sie als Auftrag, künftig noch präziser und genauer zu formulieren, weil es ja, wenn wir umfassend gegen Antisemitismus kämpfen wollen, nicht in unser aller Interesse sein kann, dass der Diskurs sich auf eine Diversitäts-, Islam- oder Migrationsdebatte reduz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5737606287002563</text:p>
          </table:table-cell>
          <table:table-cell table:number-columns-repeated="1014"/>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2900</text:p>
          </table:table-cell>
          <table:table-cell table:style-name="ce2" office:value-type="string" calcext:value-type="string">
            <text:p>Alexander Hoffmann (CDU/CSU)</text:p>
          </table:table-cell>
          <table:table-cell table:style-name="ce2" office:value-type="string" calcext:value-type="string">
            <text:p>Danke, Frau Präsidentin. – Kollege Pahlke, ich hätte mir eigentlich gewünscht, dass Sie meine Zwischenfrage zulassen, wenn man so vollmundig ans Rednerpult tritt und dann wahrheitswidrig den rechtstechnischen Begriff der Haft verwendet – Frau Künast, Sie kennen den Begriff und wissen, dass das falsch ist –, im Übrigen genauso wie Herr Trittin, der ihn in Interviews auch verwendet. <text:s/>Wenn Sie bewusst von Haftlagern in Bezug auf Kinder reden, dann ist das nicht nur juristisch falsch, sondern es ist wahrheitswidrig. <text:s/>Das, was Sie machen, ist linker und grüner Populismus. <text:s/>Damit spalten Sie die Gesellschaft, weil Sie all diejenigen diskreditieren, die sich im Bereich Migration Ordnung und Rechtsstaatlichkeit wünschen. Deswegen wäre meine höfliche Aufforderung lediglich gewesen, dass Sie, lieber Kollege Pahlke, diesen Populismus doch unterlassen <text:s/>und Begriffe so verwenden, wie man sie verwenden darf; denn so spalten Sie die Gesellschaft. <text:s/>Vielen Dank. <text:s/>Herr Pahlke, bitte, zur Antwort.</text:p>
          </table:table-cell>
          <table:table-cell table:style-name="ce2" office:value-type="string" calcext:value-type="string">
            <text:p>Damit spalten Sie die Gesellschaft, weil Sie all diejenigen diskreditieren, die sich im Bereich Migration Ordnung und Rechtsstaatlichkeit wüns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21459746360779</text:p>
          </table:table-cell>
          <table:table-cell table:number-columns-repeated="1014"/>
        </table:table-row>
        <table:table-row table:style-name="ro1">
          <table:table-cell table:style-name="ce2" office:value-type="string" calcext:value-type="string">
            <text:p>61</text:p>
          </table:table-cell>
          <table:table-cell table:style-name="ce2" office:value-type="string" calcext:value-type="string">
            <text:p>14.10.2022</text:p>
          </table:table-cell>
          <table:table-cell table:style-name="ce2" office:value-type="string" calcext:value-type="string">
            <text:p>ID206103100</text:p>
          </table:table-cell>
          <table:table-cell table:style-name="ce2" office:value-type="string" calcext:value-type="string">
            <text:p>Manuel Gava (SPD)</text:p>
          </table:table-cell>
          <table:table-cell table:style-name="ce2" office:value-type="string" calcext:value-type="string">
            <text:p>Sehr geehrte Frau Präsidentin! Meine sehr geehrten Damen und Herren! Wenn einem ein Antrag aus der Opposition die Möglichkeit gibt, über die ein oder andere Errungenschaft der Regierungskoalition zu sprechen, ist das ein gutes Zeichen, gerade an einem Freitag. <text:s/>Liebe Kolleginnen und Kollegen der CDU/CSU, ich bin sehr froh, dass Sie die Fachkräftestrategie der Bundesregierung aufmerksam gelesen haben. An der Stelle herzlichen Dank an Minister Heil! Da ist sogar noch viel mehr drin als in Ihrem Antrag, zum Beispiel das neue Bürgergeld und eben kein bedingungsloses Grundeinkommen, wie es eben schon das eine oder andere Mal bezeichnet wurde. <text:s/>Im Januar 2023 tritt es in Kraft. Das neue Bürgergeld ist eine Maßnahme, die es Menschen ermöglicht, wieder in Würde und mit neuen Perspektiven am Arbeitsmarkt bereitzustehen. Eigentlich müssten Sie dem ja zustimmen. Zumindest wenn man das Thema Sanktionen ausklammern würde, gäbe es sicher Möglichkeiten, dass Sie dem auch zustimmen könnten. <text:s/>Mit dem Bürgergeld werden bessere Anreize zur Aufnahme von berufsbezogenen Weiterbildungen durch den erleichterten Zugang zu Aus- und Weiterbildungsangeboten sowie durch ein Weiterbildungsgeld geschaffen. <text:s/>Ich finde, das ist ein richtig guter Schritt in die richtige Richtung. <text:s/>Darüber hinaus ermöglichen wir es den Menschen, einen neuen beruflichen Weg zu gehen und den Faden wieder aufzunehmen. Wir wollen mit und nicht gegen die Menschen arbeiten, ihnen keine Steine in den Weg legen oder sie in kurzfristige und unsichere Anstellungen hineindrängen, in denen sie wenig Perspektive und keine Möglichkeiten haben, sich weiterzuentwickeln. Dass wir das verändern, ist richtig gut. <text:s/>Es ist ja schon lange nicht mehr so, dass man nach der Schule einen Beruf ergreift und diesen sein ganzes Leben lang ausübt. Eine lebenslange berufliche Weiterentwicklung wird einem in der aktuellen und zukünftigen Arbeitswelt abverlangt. Unsere Aufgabe ist es, die Menschen gut auf diesen Weg vorzubereiten, eine neue Ausbildung und somit auch neue Lebensabschnitte einzugehen. Das beginnt in der Schule mit einer fundierten und zielführenden Berufsorientierung und geht bis an das Ende des Arbeitslebens. <text:s/>Aber auch die Arbeitgeberinnen und Arbeitgeber haben hier eine Verantwortung, für ihre Beschäftigten durch Prävention und Weiterbildungsangebote Bedingungen für eine altersgerechte Arbeit zu schaffen. Die Attraktivität einer Arbeitsstelle hört schließlich nicht beim Gehalt auf. Auch in den Unternehmen müssen sich Qualifizierung, Fort- und Weiterbildung noch stärker etablieren. <text:s/>Der zunehmende Druck, der auf den Schultern der Arbeitnehmerinnen und Arbeitnehmer lastet, ist enorm. Man muss flexibler werden, verfügbarer, intensiver arbeiten. Arbeitszeiten und Privatleben vermischen sich immer mehr miteinander. Das macht den Gesundheitsschutz, aber auch die Gesundheitsprävention zu einem immer größeren und wichtigeren Thema. <text:s/>Wenn Ihnen, liebe CDU/CSU, die Gesundheit der Arbeitnehmerinnen und Arbeitnehmer am Herzen liegt, dann würde ich mich sehr freuen – ich glaube, auch viele Menschen draußen, die hart arbeiten –, wenn Sie aufhören würden, ständig von Flexibilisierung und Untergrabung des Arbeitsschutzes zu sprechen, indem Sie an der Schraube der Höchstarbeitszeiten drehen wollen. <text:s/>Das ist sicher kein richtiger Schritt, um Fachkräfte zu gewinnen. Das ist nicht nachhaltig, und damit tun Sie auch den Arbeitnehmern keinen Gefallen. <text:s/>Mit der Fachkräftestrategie der Bundesregierung werden wir den Fachkräftemangel gezielt angehen. Darin stehen sehr gute Punkte, beispielsweise die bessere Koordination der Weiterbildungsangebote zwischen Bund und Ländern – das steht ja auch in Ihrem Antrag –, Entwicklungschancen im gesamten Lebensverlauf fördern, bessere Ausstattung der Bundesagentur für Arbeit für die Errichtung einer Weiterbildungsplattform und ein Qualifizierungsgeld für – Achtung! – Unternehmen; das müsste Sie an dieser Stelle ja auch freuen. Ihre Forderungen sehe ich damit weitestgehend als erfüllt, im Grunde genommen als übererfüllt an. <text:s/>Ein Thema ist mir noch ganz besonders wichtig – meine Kollegin Rasha Nasr hat das auch schon angesprochen –: Den Fachkräftemangel können wir nicht nur mit Inlandspotenzialen bewältigen. Wir brauchen auch Einwanderung. Mit der Einwanderungsstrategie der Bundesregierung werden wir zur Abmilderung des Fachkräftemangels erheblich beitragen. <text:s/>Menschen, die hier leben und arbeiten wollen, brauchen eine Perspektive. Diese muss transparent und zügig eröffnet werden, und diese Menschen müssen dauerhaft in Deutschland bleiben können. <text:s/>Dafür müssen wir das Einwanderungs-, das Aufenthalts-, aber auch das Staatsangehörigkeitsrecht aus meiner Sicht dringend modernisieren und bürokratieärmer gestalten. Dringend benötigte Fachkräfte fallen schließlich nicht vom Himmel. Wir freuen uns über jeden, der zu uns nach Deutschland kommt. <text:s/>Ich finde Ihren Antrag zugegebenermaßen nicht ganz so schlecht. Ich glaube, das ist auch durchgeklungen. Da sind ein paar gute Punkte drin, <text:s/>die ja sozusagen in der Fachkräftestrategie aufgehen. Dementsprechend freue ich mich auf gute Arbeit in den Ausschüssen und wünsche Ihnen später ein schönes Wochenende. <text:s/>Es folgt für Bündnis 90/Die Grünen Canan Bayram.</text:p>
          </table:table-cell>
          <table:table-cell table:style-name="ce2" office:value-type="string" calcext:value-type="string">
            <text:p>Dafür müssen wir das Einwanderungs-, das Aufenthalts-, aber auch das Staatsangehörigkeitsrecht aus meiner Sicht dringend modernisieren und bürokratieärmer gestalten. | Mit der Einwanderungsstrategie der Bundesregierung werden wir zur Abmilderung des Fachkräftemangels erheblich beitragen. | Wir brauchen auch Einwanderun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973329663276672</text:p>
          </table:table-cell>
          <table:table-cell table:number-columns-repeated="1014"/>
        </table:table-row>
        <table:table-row table:style-name="ro1">
          <table:table-cell table:style-name="ce2" office:value-type="string" calcext:value-type="string">
            <text:p>11</text:p>
          </table:table-cell>
          <table:table-cell table:style-name="ce2" office:value-type="string" calcext:value-type="string">
            <text:p>13.01.2022</text:p>
          </table:table-cell>
          <table:table-cell table:style-name="ce2" office:value-type="string" calcext:value-type="string">
            <text:p>ID201105100</text:p>
          </table:table-cell>
          <table:table-cell table:style-name="ce2" office:value-type="string" calcext:value-type="string">
            <text:p>Kerstin Griese, Parl. Staatssekretärin beim Bundesminister für Arbeit und Soziales</text:p>
          </table:table-cell>
          <table:table-cell table:style-name="ce2" office:value-type="string" calcext:value-type="string">
            <text:p>Frau Präsidentin! Liebe Kolleginnen und Kollegen! Meine sehr geehrten Damen und Herren! Bundesminister Hubertus Heil bedauert, dass er heute nicht selbst vor dem Deutschen Bundestag reden kann, aber er hat sich aufgrund eines Kontakts zu einer positiv getesteten Person in häusliche Quarantäne begeben. Deshalb will ich Ihnen heute unsere Ziele in der Arbeits- und Sozialpolitik vorstellen. <text:s/>Meine Damen und Herren, die neue Bundesregierung will unser Land gut und gemeinsam durch dieses spannende Jahrzehnt steuern. Wir haben dazu ein anspruchsvolles Ziel für unsere Politik formuliert: Wir wollen mehr Fortschritt wagen. Uns ist dabei besonders wichtig, dass wir mehr sozialen Fortschritt in Deutschland wagen. <text:s/>Sozialer Fortschritt bedeutet, das Leben für die Menschen besser zu machen, besser zu machen durch Respekt vor ihrer Leistung, durch höheres Einkommen, durch bessere Vereinbarkeit von Familie und Beruf. Sozialer Fortschritt bedeutet auch, dass wir dabei alle mitnehmen, nicht nur die Starken. Gerade dann, wenn sich so viel ändert, müssen sich alle auf die soziale Sicherheit in Deutschland verlassen können, auf stabile Renten, auf einen Sozialstaat mit weniger Bürokratie, der Chancen und Schutz bietet. Diese Verlässlichkeit ist die große Stärke unseres Landes. Wir haben einen der wirksamsten, stärksten und stabilsten Sozialstaaten der Welt; das hat auch die Coronakrise gezeigt. Wir haben stabile Renten, unsere soziale Sicherung hat funktioniert. Das ist ein gutes Zeichen. <text:s/>Das ist auch wichtig in einer Welt des Wandels; denn Fortschritt, den wir alle wollen, braucht Vertrauen, damit die Menschen mitkommen. <text:s/>Meine Damen und Herren, sozialer Fortschritt heißt auch, dass wir ein inklusives Land sein wollen, dass wir Deutschland barrierefrei machen wollen und dass wir gerade für Menschen mit Behinderung mehr Chancen auf Teilhabe am Arbeitsmarkt schaffen wollen. <text:s/>Sozialer Fortschritt bedeutet auch, dass Arbeitnehmerinnen und Arbeitnehmer von diesem Wandel etwas haben; denn wir erleben in diesem Jahrzehnt eine Zeitenwende auf dem Arbeitsmarkt. Wir haben die Arbeitslosigkeit in den letzten Jahren mehr als halbiert. Man muss sich das mal vorstellen: Heute sind es 5 Prozent, 2005 hatten wir noch 13 Prozent Arbeitslosigkeit. Wir haben die höchste Zahl an sozialversicherungspflichtiger Beschäftigung, die es je in Deutschland gab, ein Rekordhoch von 34 Millionen Menschen. Die Jugendarbeitslosigkeit ist auf dem niedrigsten Stand seit der deutschen Einheit. Das ist eine gute Ausgangslage. <text:s/>Das Problem ist ein anderes. In vielen Branchen und Regionen fehlen heute keine Arbeitsplätze, sondern Arbeitskräfte, vor allem Fachkräfte. Ob man IT-Spezialistin ist, Bauarbeiter oder Pflegekraft – in mehr und mehr Berufen kann man sich heutzutage den Job schon fast aussuchen. Gleichzeitig erfordern neue Technologien und der Wandel in Zukunft auch neue Qualifikationen, am Band und im Büro, in der Autoindustrie genauso wie zum Beispiel bei der Versicherung. Unser Ziel ist es, dass die Arbeitnehmerinnen und Arbeitnehmer von heute die Arbeit von morgen gut machen können. <text:s/>Deshalb brauchen wir eine Doppelstrategie auf dem Arbeitsmarkt. Erstens müssen wir die Folgen der Pandemie auch in Zukunft weiter im Griff behalten, gerade angesichts der Omikronvariante. Dafür haben wir Vorsorge getroffen: Das Kurzarbeitergeld ist unsere Brücke über das tiefe Tal; denn das Kurzarbeitergeld sichert Jobs und damit Familieneinkommen. <text:s/>Zweitens machen wir Tempo beim Thema Fachkräftesicherung, und das ist dringend nötig. <text:s/>Dabei setzen wir vier Prioritäten: <text:s/>Erstens. Wir machen den Weg frei für Frauen auf dem Arbeitsmarkt mit mehr Vereinbarkeit von Familie und Beruf. Wir wollen zum Beispiel mit Alltagshelfern und Alltagshelferinnen die Menschen entlasten. Das wird Familien helfen, das wird Jobs aus der Schwarzarbeit holen, es entstehen gute und sozialversicherungspflichtige Arbeitsplätze. <text:s/>Zweitens. Wir verbessern die qualifizierte Zuwanderung durch Abschaffung von Arbeitsverboten, durch die Möglichkeit des Spurwechsels und durch den Ausbau von Sprachangeboten. Das wird mehr Fachkräftezuwanderung bringen. <text:s/>Drittens. Wir bringen Langzeitarbeitslose zurück auf den Arbeitsmarkt. Der soziale Arbeitsmarkt, den wir eingeführt haben, ist ein Erfolg; ich weiß das gerade aus Nordrhein-Westfalen. Er wird verstetigt. Damit haben mehr Menschen eine Chance. Wir sorgen für Ausbildung statt Aushilfsjob mit der Einführung des Bürgergeldes und mit neuen Regeln, die Menschen künftig besser befähigen, in Arbeit zu kommen. <text:s/>Viertens. Wir wollen Weiterbildungsweltmeister werden. <text:s/>Das ist ein großer Anspruch, aber das werden wir tun; denn das brauchen wir in diesem Land. Wir werden, angelehnt an das Transformationskurzarbeitergeld, mit einem Qualifizierungsgeld die betriebliche Weiterbildung vorantreiben. Das ist gerade da wichtig, wo ein erheblicher Wandel ansteht. Ich denke zum Beispiel an die Zulieferindustrie im Bereich der Automobilindustrie. Da wird Weiterbildung ganz wichtig sein. <text:s/>Mit diesem Vorhaben eröffnen wir Chancen, Chancen für Millionen von Menschen, Chancen für neue Fähigkeiten, für beruflichen Aufstieg, für besseres Einkommen. So sieht sozialer Fortschritt aus. <text:s/>Sozialer Fortschritt bedeutet nicht zuletzt mehr Leistungsgerechtigkeit und mehr Respekt auf dem Arbeitsmarkt. Das betrifft besonders die Frauen in Deutschland; denn sie sind es, die immer noch am meisten mit der Mehrfachbelastung durch Familie und Beruf konfrontiert sind. Sie haben immer noch die niedrigeren Löhne, immer noch häufiger eine prekäre Beschäftigung und niedrige Renten. Gerade die Frauen, die unser Land am Laufen halten, ganz besonders in der Krise, haben mehr verdient. Deshalb sage ich: Wir müssen mehr für die tun, die so viel für uns alle tun. <text:s/>Deswegen haben wir die Grundrente eingeführt, deswegen haben wir den Pflegemindestlohn erhöht, und deswegen erhöhen wir jetzt den allgemeinen Mindestlohn auf 12 Euro; das ist ein Plus von 22 Prozent. <text:s/>Der neue Mindestlohn, meine Damen und Herren, ist eine der größten Lohnerhöhungen in der Geschichte der Bundesrepublik Deutschland. Davon profitieren Millionen Menschen. <text:s/>– Er wird noch dieses Jahr kommen. – Viele der Menschen, die davon profitieren, die Mehrheit, werden Frauen sein. Deshalb ist das ein guter und richtiger Schritt für mehr Respekt auf dem Arbeitsmarkt. <text:s/>Das haben wir vor der Wahl versprochen, das halten wir. Das ist sozialer Fortschritt. Den Arbeitsmarkt gut für die Zukunft aufstellen, stabile Renten, soziale Sicherheit für alle Menschen, ein neues Bürgergeld, mehr Inklusion und Barrierefreiheit, das ist der soziale Fortschritt für unser Land. <text:s/>Ich freue mich auf die Zusammenarbeit. Das Bundesministerium für Arbeit und Soziales und der Bundesminister selbst freuen sich auf die Zusammenarbeit, damit wir gemeinsam mehr sozialen Fortschritt schaffen. <text:s/>Vielen Dank. <text:s/>Für die Unionsfraktion erteile ich dem Kollegen Hermann Gröhe jetzt das Wort.</text:p>
          </table:table-cell>
          <table:table-cell table:style-name="ce2" office:value-type="string" calcext:value-type="string">
            <text:p>Wir verbessern die qualifizierte Zuwanderung durch Abschaffung von Arbeitsverboten, durch die Möglichkeit des Spurwechsels und durch den Ausbau von Sprachangeboten. | Das wird mehr Fachkräftezuwanderung brin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7403879165649</text:p>
          </table:table-cell>
          <table:table-cell table:number-columns-repeated="1014"/>
        </table:table-row>
        <table:table-row table:style-name="ro1">
          <table:table-cell table:style-name="ce2" office:value-type="string" calcext:value-type="string">
            <text:p>145</text:p>
          </table:table-cell>
          <table:table-cell table:style-name="ce2" office:value-type="string" calcext:value-type="string">
            <text:p>15.12.2023</text:p>
          </table:table-cell>
          <table:table-cell table:style-name="ce2" office:value-type="string" calcext:value-type="string">
            <text:p>ID2014506700</text:p>
          </table:table-cell>
          <table:table-cell table:style-name="ce2" office:value-type="string" calcext:value-type="string">
            <text:p>Mechthilde Wittmann (CDU/CSU)</text:p>
          </table:table-cell>
          <table:table-cell table:style-name="ce2" office:value-type="string" calcext:value-type="string">
            <text:p>Frau Präsidentin! Kolleginnen und Kollegen! In der Tat ist die Reform des Gemeinsamen Europäischen Asylsystems für uns einer der zentralen Bausteine in der Asylpolitik; denn die Fluchtbewegung, die unseren Kontinent zum Ziel hat, findet an den Außengrenzen Europas ihren Einlass nach Europa. Deswegen ist es für die CDU/CSU ganz wichtig, dass die europäische Asylpolitik eine gemeinsame Asylpolitik ist, die „Humanität und Ordnung“ als Überschrift hat. Deswegen stehen wir zum GEAS, und zwar in all seinen Teilrechtsakten. Da ist ein erster Punkt festzuhalten, der im GEAS betont wird und eigentlich schon längst Standard ist. Das sogenannte Dublin-Verfahren hat gezeigt, dass die europäische Solidarität ausgereizt ist. <text:s/>Wir brauchen dennoch in Europa ein gemeinsames Asylmanagement. Wir brauchen zusätzlich einen Krisenmechanismus, wie wir in den letzten beiden Jahren gesehen haben, und natürlich die solidarische Verteilung von Schutzsuchenden. Das beginnt mit einem wirksamen und schnellen Asylverfahren an den Außengrenzen, sodass die Europäische Union gar nicht erst denen Einlass bietet, die zu Unrecht einreisen wollen. <text:s/>Diese schnellen Asylverfahren müssen durch konsequenten und auch unerbittlichen Außengrenzschutz ergänzt werden. Wenn es etwas gibt, was unsere europäischen Nachbarn zur Bedingung machen, um mit uns in so ein System einzutreten, dann, dass wir endlich mit der Vielzahl völlig überbordender sozialer Anreize Schluss machen, die wir in diesem Land bieten und die die Solidarität der europäischen Nachbarn endgültig aufgezehrt hat. <text:s/>Es gibt nur eine wirksame Maßnahme, um das Sterben in der Sahara und im Mittelmeer zu beenden. Es ist unübersehbar dafür zu sorgen, dass Menschen, die keinen tatsächlichen Schutzgrund haben – Schutzgrund ist eben nicht der Wunsch nach einem besseren Leben; das ist kein Grund, Asyl bei uns zu beantragen –, sich erst gar nicht auf den Weg machen. <text:s/>Jeder, der etwas anderes befördert, macht sich persönlich mitschuldig. <text:s/>Dann lassen Sie mich noch einmal auf die Innenministerin zu sprechen kommen. Liebe Kolleginnen und Kollegen von der SPD, Sie haben im Innenausschuss im Frühjahr 2022 gesagt, die Bundesinnenministerin habe in nur sechs Wochen auf europäischer Ebene sämtliche Asylprobleme erfolgreich in den Griff bekommen. <text:s/>Das absolute Gegenteil ist der Fall. GEAS wurde von der Innenministerin blockiert, wurde aufgehalten, konnte nicht verabschiedet werden. Sie haben sich genauso wie bei allem anderen – aber das ist ja nichts Neues mehr – darüber gestritten. Ich glaube, Sie sind alle froh, wenn Sie endlich nach Hause kommen; denn so viel Ehestreit kann keiner aushalten. <text:s/>Sie haben Anreize gesetzt, die in nur zwei Jahren zu einer Verdoppelung der Zahlen in Deutschland geführt haben. <text:s/>Sie haben alles dafür getan, dass auf diesem Konto eingezahlt wird, weil Sie selbst Angst vor der immer weiter schwindenden Zustimmung haben, mit der Sie keinen Wahlkampf mehr gewinnen können. <text:s/>Es ist notwendig, dass wir endlich das gemeinsame Asylsystem bekommen, bevor alle Länder um uns herum mit ihrer harten Gangart nicht mehr handeln können. <text:s/>Dennoch wünsche ich Ihnen auch nach der Debatte zu diesem schwierigen Thema schöne Feiertage und Glück und Erfolg im neuen Jahr.</text:p>
          </table:table-cell>
          <table:table-cell table:style-name="ce2" office:value-type="string" calcext:value-type="string">
            <text:p>Deswegen ist es für die CDU/CSU ganz wichtig, dass die europäische Asylpolitik eine gemeinsame Asylpolitik ist, die „Humanität und Ordnung“ als Überschrift hat. | In der Tat ist die Reform des Gemeinsamen Europäischen Asylsystems für uns einer der zentralen Bausteine in der Asylpolitik; denn die Fluchtbewegung, die unseren Kontinent zum Ziel hat, findet an den Außengrenzen Europas ihren Einlass nach Europa. | Es ist notwendig, dass wir endlich das gemeinsame Asylsystem bekommen, bevor alle Länder um uns herum mit ihrer harten Gangart nicht mehr handeln können. | Das beginnt mit einem wirksamen und schnellen Asylverfahren an den Außengrenzen, sodass die Europäische Union gar nicht erst denen Einlass bietet, die zu Unrecht einreisen wollen. | Liebe Kolleginnen und Kollegen von der SPD, Sie haben im Innenausschuss im Frühjahr 2022 gesagt, die Bundesinnenministerin habe in nur sechs Wochen auf europäischer Ebene sämtliche Asylprobleme erfolgreich in den Griff bekommen. | Wir brauchen dennoch in Europa ein gemeinsames Asylmanagement. | Es ist unübersehbar dafür zu sorgen, dass Menschen, die keinen tatsächlichen Schutzgrund haben – Schutzgrund ist eben nicht der Wunsch nach einem besseren Leben; das ist kein Grund, Asyl bei uns zu beantragen –, sich erst gar nicht auf den Weg machen. | Diese schnellen Asylverfahren müssen durch konsequenten und auch unerbittlichen Außengrenzschutz ergänzt werden.</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39904433488845825</text:p>
          </table:table-cell>
          <table:table-cell table:number-columns-repeated="1014"/>
        </table:table-row>
        <table:table-row table:style-name="ro1">
          <table:table-cell table:style-name="ce2" office:value-type="string" calcext:value-type="string">
            <text:p>126</text:p>
          </table:table-cell>
          <table:table-cell table:style-name="ce2" office:value-type="string" calcext:value-type="string">
            <text:p>29.09.2023</text:p>
          </table:table-cell>
          <table:table-cell table:style-name="ce2" office:value-type="string" calcext:value-type="string">
            <text:p>ID2012602800</text:p>
          </table:table-cell>
          <table:table-cell table:style-name="ce2" office:value-type="string" calcext:value-type="string">
            <text:p>Linda Teuteberg (FDP)</text:p>
          </table:table-cell>
          <table:table-cell table:style-name="ce2" office:value-type="string" calcext:value-type="string">
            <text:p>Frau Präsidentin! Liebe Kolleginnen und Kollegen! Die Debattenkultur ist auch ein Standortfaktor für eine liberale Demokratie: Wie gelingt es uns, lösungsorientiert und sachlich über Themen zu diskutieren? Die Debatte heute und leider auch die Reaktionen auf die Vorschläge von Innenministerin Faeser während der Sommerpause, finde ich, sind ein Beispiel dafür, wie man Debatten durch absichtsvolles Missverstehen bis hin zu inflationärem verantwortungslosem Gebrauch des Rassismusvorwurfs nicht lösungsorientiert prägen kann. <text:s/>Die Reaktionen auf die Vorschläge der Ministerin waren eher ein Panoptikum der beliebtesten Totschlagargumente. <text:s/>Mangels oder wider besseres Wissen haben einige den Begriff der Sippenhaft eingeführt. Dazu muss man sagen: Wer ernsthafte Vorschläge karikiert, um vermeintlich recht zu behalten, der leistet eben keinen Beitrag zu einer lösungsorientierten Debatte – ganz im Gegenteil. <text:s/>Wer sich mit der Praxis austauscht, der hört ganz andere Erfahrungen. Viele Migranten sind es aus ihrem Heimatland gewohnt, auch Misstrauen gegenüber der Polizei zu haben, weil sie durch die Strukturen und die Erfahrungen in autoritären Systemen, in autoritären Staaten geprägt sind. Da ist es gerade eine Aufgabe für uns, die Wesensunterschiede zu unserem demokratischen Rechtsstaat zu vermitteln, auch Vertrauen zu unseren Behörden zu fördern und nicht mit solchen Begriffen wie „Sippenhaft“ zu hantieren. Damit tut man das Gegenteil, liebe Kolleginnen und Kollegen. <text:s/>Es braucht vielmehr Aufklärung. <text:s/>Klar ist, selbstverständlich: Ein Nachname ist kein Grund für eine Ausweisung. Sondern es ging um konkrete Tatbestandsmerkmale, um konkretes Verhalten von Personen, an das Rechtsfolgen geknüpft werden. <text:s/>Wichtig ist aber auch, zu sagen: Es liefe auf ein Täterschutzprogramm hinaus, wenn jeder Druck auf Milieus mit Migrationshintergrund als rassistische Repression diskreditiert würde. Es geht immer um die Anknüpfung an konkretes strafbares Verhalten. <text:s/>Eine entschlossene Reaktion darf nicht aus falscher Rücksichtnahme ausbleiben. Das Phänomen klar zu benennen, ist notwendig, auch um Täter von Mitläufern zu trennen und um die Gefüge aufzubrechen. <text:s/>Liebe Kolleginnen und Kollegen, der freiheitliche Rechtsstaat muss sensibel und robust zugleich handeln. „Sensibel“ heißt, natürlich Stigmatisierung zu vermeiden. Die Landeskriminalämter zum Beispiel nennen öffentlich regelmäßig keine Familiennamen. Wenn bekannte Namen regelmäßig Gegenstand der Berichterstattung sind, hat das mehr mit deren Dominanzgehabe zu tun und eigener Suche der Öffentlichkeit und nicht mit Indiskretion unserer Behörden. Gleichzeitig gehören natürlich auch Präventions- und Ausstiegsprogramme zum sensiblen Vorgehen. <text:s/>Unser Staat muss aber auch robust sein, handlungsfähig. Das Gewaltmonopol des demokratischen Rechtsstaates durchzusetzen und gerichtsfeste Erfolge zu erzielen, das ist schwierig, erfordert hartnäckige, harte Arbeit unserer Ermittler, unserer Fahnder in allen Behörden. Wir brauchen hier eine bessere Zusammenarbeit zwischen Bund und Ländern, zwischen Polizeien, Finanz- und Zollbehörden, Sozialbehörden und vielen mehr. <text:s/>Klar muss aber auch sein: Eine namensbasierte Recherche ist notwendig für sinnvolle Ermittlungen. Deshalb gilt es, beides sachlich auseinanderzuhalten. <text:s/>Hier, wie sonst im Leben, gilt: Das eine tun und das andere nicht lassen. Sowohl Nadelstiche setzen als auch verkrustete Strukturen aufhellen und aufbrechen. Beides ist notwendig. Deshalb, liebe Kolleginnen und Kollegen: Rechtsfreie Räume und Kontrollverlust sind nicht progressiv, nicht fortschrittlich. Das Gewaltmonopol unseres demokratischen Rechtsstaates, es ist eine Errungenschaft. Verteidigen wir sie! <text:s/>Für die Unionsfraktion hat das Wort Mechthilde Wittmann.</text:p>
          </table:table-cell>
          <table:table-cell table:style-name="ce2" office:value-type="string" calcext:value-type="string">
            <text:p>Wichtig ist aber auch, zu sagen: Es liefe auf ein Täterschutzprogramm hinaus, wenn jeder Druck auf Milieus mit Migrationshintergrund als rassistische Repression diskreditiert würde.</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7152081727981567</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6600</text:p>
          </table:table-cell>
          <table:table-cell table:style-name="ce2" office:value-type="string" calcext:value-type="string">
            <text:p>Hanna Steinmüller (BÜNDNIS 90/DIE GRÜNEN)</text:p>
          </table:table-cell>
          <table:table-cell table:style-name="ce2" office:value-type="string" calcext:value-type="string">
            <text:p>Sehr geehrte Frau Präsidentin! Liebe Kolleginnen und Kollegen! Liebe Bürgerinnen und Bürger! Frau Bachmann, Ihre Rede war vielleicht für Youtube geeignet, <text:s/>hat aber nichts mit der Realität zu tun. Ehrlich gesagt, ich war gerade in Sachsen <text:s/>und weiß sehr genau: Damit man auch in Zukunft noch einen Arzttermin bekommt, damit es auch in Zukunft noch Pflegepersonal gibt, damit irgendjemand Wohnungen plant und baut, werden wir auch in den nächsten Jahrzehnten Migration brauchen. <text:s/>Ihr Rassismus vergiftet die gesellschaftliche Debatte und verhindert das. Das ist, glaube ich, ein großes Problem. <text:s/>Liebe Kolleginnen und Kollegen, eigentlich hatte ich mir vorgenommen, positiv zu starten. Jetzt bin ich noch ein bisschen angewidert von der Debattenkultur. <text:s/>Trotzdem: Wir sprechen heute über den Haushaltsplan des Bauministeriums. Bei mir persönlich ist es so – und darüber freue ich mich sehr –: Wir erwarten bald Nachwuchs. Und wir haben Glück: Wir haben eine passende Wohnung. <text:s/>Der Familienreport 2024 zeigt aber, dass ein Viertel der Menschen, die Kinder bekommen möchten, sagen, dass ihre Wohnung zu klein ist; sie entscheiden sich gegebenenfalls dagegen. Das zeigt uns ganz deutlich: Die Wohnsituation beeinflusst die Lebenssituation. Deswegen brauchen wir passende Wohnungen und Häuser für alle Lebenslagen. <text:s/>Daran arbeiten wir auch mit diesem Haushaltsentwurf. <text:s/>Es sind drei konkrete Beispiele, die ich Ihnen mitgebracht habe – von daher können Sie einfach zuhören <text:s/>und müssen gar nicht die ganze Zeit dazwischenrufen –: <text:s/>Erstens. Wir schaffen bezahlbaren Wohnraum. <text:s/>Dieser Satz ist heute schon gefallen: Der Etat für den sozialen Wohnungsbau wird erhöht. Damit bauen wir einerseits mehr Wohnungen <text:s/>und sanieren andererseits bestehende Wohnungen, damit die Lebensqualität steigt. Wir schaffen Wohnheimplätze für junge Menschen, weil wir wissen: Wenn ihr fertig seid mit der Schule, möchtet ihr möglicherweise zu Hause ausziehen. <text:s/>Auch dafür braucht es passende Wohnungen. Und zumindest in Berlin schaffen wir damit auch „Housing First“-Plätze. Ich hoffe, noch mehr Bundesländer folgen diesem Beispiel, damit auch obdachlose Menschen wieder ein eigenes Zuhause finden. <text:s/>Zweitens. Menschen können in ihren Wohnungen, können in ihren Häusern bleiben. Die Wohngelderhöhung wurde schon angesprochen. Damit unterstützen wir gezielt Menschen, dass sie in ihren Quartieren bleiben können, dass sie in ihrem selbstgenutzten Eigentum wohnen bleiben können, indem wir einen Zuschuss zahlen. Das ist zielgerichtet. Das wirkt schnell. Und mit der Dynamisierung sorgen wir dafür, dass die Sätze auch angemessen angepasst werden. <text:s/>Drittens – auch das ist heute schon gesagt worden –: Viele Menschen wünschen sich Wohneigentum. Das unterstützen wir auch: mit der Eigentumsförderung für Familien und jetzt mit dem Förderprogramm „Jung kauft Alt“. Wir ermöglichen, dass Einfamilienhäuser nicht neu gebaut werden müssen, sondern man bestehende kaufen und sanieren kann. <text:s/>Diese drei Beispiele – und es ließen sich noch viele mehr im Haushaltsplan finden; Sie müssten halt mal reinschauen! – sind gute Nachrichten. <text:s/>Kollegin Steinmüller, gestatten Sie eine Frage oder Bemerkung des Abgeordneten Beckamp? <text:s/>Ich erwarte wenig Gutes. – Nein. Sie reden ja gleich noch. <text:s/>Wir sind ein selbstbewusstes Parlament. Deswegen haben wir nicht nur vor, mit dem Entwurf der Regierung zu arbeiten, sondern wir wollen auch noch Veränderungen vornehmen: <text:s/>Eine wichtige Sache ist das Thema „altersgerechter Umbau“. In den nächsten Jahren werden 5 Millionen Menschen in den Ruhestand gehen, und sie werden auch alle älter werden. Die Themen „demografischer Wandel“ und „Barrierefreiheit“ betreffen mittelbar uns alle. Deswegen ist es sinnvoll, dass dieses erfolgreiche Programm weitergeführt wird, dass auch neue Anträge gestellt werden können <text:s/>und dass wir ermöglichen, dass man möglichst lange in seinem selbstgenutzten Eigentum oder in seiner Wohnung bleiben und gut alt werden kann. <text:s/>Das Zweite ist die Investitionsförderung für gemeinnützige Wohnungsunternehmen. Markus Kurth hat es schon angesprochen. Gemeinnützigkeit, das ist das Beste aus zwei Welten: Das ist einerseits die Sicherheit – wie im selbstgenutzten Eigentum –, dass man sich auch auf lange Sicht die eigene Wohnung leisten kann, und gleichzeitig die Flexibilität wie bei einer Mietwohnung, dass, wenn sich die Lebenssituation verändert, man auch umziehen kann. <text:s/>Deswegen ist es sinnvoll, dass wir bei der neuen Wohngemeinnützigkeit auch zu einer Investitionsförderung kommen. <text:s/>Liebe Kolleginnen und Kollegen, egal ob man zur Miete wohnt oder im Eigentum, egal ob man eine Ausbildung startet oder in Rente ist, ob man in der Stadt wohnt oder auf dem Land, ob man sich für Kinder entscheidet oder vielleicht am Ende doch für eine Katze: Für all das braucht es den passenden Wohnraum, braucht es ein passendes und bezahlbares Zuhause. Und genau dafür arbeiten wir, auch mit diesem Haushaltsentwurf. <text:s/>Vielen Dank. <text:s/>Für die FDP-Fraktion erhält nun Daniel Föst das Wort.</text:p>
          </table:table-cell>
          <table:table-cell table:style-name="ce2" office:value-type="string" calcext:value-type="string">
            <text:p>Ehrlich gesagt, ich war gerade in Sachsen <text:s/>und weiß sehr genau: Damit man auch in Zukunft noch einen Arzttermin bekommt, damit es auch in Zukunft noch Pflegepersonal gibt, damit irgendjemand Wohnungen plant und baut, werden wir auch in den nächsten Jahrzehnten Migration brau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528148531913757</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16500</text:p>
          </table:table-cell>
          <table:table-cell table:style-name="ce2" office:value-type="string" calcext:value-type="string">
            <text:p>Lamya Kaddor (BÜNDNIS 90/DIE GRÜNEN)</text:p>
          </table:table-cell>
          <table:table-cell table:style-name="ce2" office:value-type="string" calcext:value-type="string">
            <text:p>Sehr geehrte Frau Präsidentin! Sehr geehrte Frau Ministerin! Liebe Kolleginnen und Kollegen! Sehr geehrte Zuhörerinnen und Zuhörer auf den Tribünen! Was die AfD hier mit Kollegen der Union versucht, ist eindeutig. Ehrlich gesagt, will ich mich nicht daran gewöhnen, das sagen zu müssen. Die AfD mit einigen Kolleginnen und Kollegen der CDU/CSU in einem Atemzug zu nennen, finde ich echt merkwürdig. <text:s/>– Hören Sie sich es doch einfach an. – Auf unredliche Weise skandalisieren und überhöhen Sie den Vorgang rund um die Causa Schönbohm. Gegen Herrn Schönbohm wurden ernstzunehmende und schwerwiegende Vorwürfe laut, <text:s/>denen man nicht nicht nachgehen kann. <text:s/>Die Ministerin hat uns in der heutigen Sitzung des Innenausschusses Rede und Antwort gestanden und Ihre Entscheidung nachvollziehbar gemacht. Der Präsident des Bundesamtes für Verfassungsschutz belegte, dass seine Behörde nicht instrumentalisiert wurde. <text:s/>Es liegen keine nachrichtendienstlichen Erkenntnisse gegen Herrn Schönbohm vor. Bereits in den beiden Sondersitzungen zuvor sind die Gründe der Ministerin vorgetragen worden, allerdings nicht persönlich. Dafür entschuldigte sie sich heute sogar bei uns. <text:s/>Ihr Antrag zielt zudem darauf ab – und das hörten wir auch gerade –, das Vertrauen in die öffentlich-rechtlichen Medien zu schwächen <text:s/>und ihnen zu unterstellen, sie würden von Politikerinnen und Politikern instrumentalisiert, <text:s/>um, wie in diesem speziellen Fall, Behördenleiter aus dem Dienst zu entfernen. Sie bezeichnen Jan Böhmermann verächtlich als „dubiosen Fernsehkomiker“. <text:s/>Aber was macht er denn? Er macht etwas Neues: Er verknüpft investigativen Journalismus mit Humor. <text:s/>Offenbar ist das zu hoch für Sie, wie wir gerade feststellen. <text:s/>Die AfD instrumentalisiert mit diesem Antrag mal wieder das parlamentarische Verfahren, um ihre staatszersetzende Agenda zu pushen. Wenn Sie, wie heute wieder geschehen, die Arbeit unserer Sicherheitsbehörden <text:s/>und ihrer Dienstaufsicht, also des BMI, infrage stellen, dann müssen Sie auch Beweise liefern. Da reichen keine Vermerke, die an ein Medium durchgestochen wurden und die man gerne so interpretieren will, dass es in die eigene Erzählung passt. Ihre vermeintlichen Beweise heute waren es, die „zu dünn“ waren. <text:s/>Das Einzige, was wir heute erleben mussten, ist Ihre verächtliche Haltung zu Demokratie und Parlament. <text:s/>– Ja, jetzt schreien Sie wahrscheinlich gleich. Darauf warten wir schon alle. <text:s/>Denn Ihnen wurde ja bereits eine Rekordzahl an Ordnungsrufen im Bundestag erteilt – 30-mal in dieser Legislaturperiode. <text:s/>– Ja, Sie sind der Einzige, den man hier hört. <text:s/>Sehr geehrte Frau Präsidentin, sehr geehrte Damen und Herren, die AfD miss- und verachtet mit ihren Zwischenrufen und ihren abstrusen Anträgen das Hohe Haus. <text:s/>Sie ist meines Erachtens Feindin einer offenen demokratischen Gesellschaft. <text:s/>Ihr Hass richtet sich dabei gegen diejenigen, die ohnehin oft Ausgrenzung und Diskriminierung erfahren. Sie spricht sich gegen die Gleichwertigkeit von Regenbogenfamilien aus. Sie will die Ehe für alle abschaffen. Abgeordnete wie Herr Ehrhorn fabulieren hier über einen vermeintlichen „Volkstod“. Was sagt eigentlich Ihre Vorsitzende Alice Weidel zu diesem ganzen Geschwafel? <text:s/>– Nein, das können Sie ja selber tun. <text:s/>Gewalt gegen queere Menschen interessiert die AfD ausschließlich dann, wenn diese in ihr rassistisches Weltbild passt. Die AfD behauptet, Musliminnen und Muslime, Geflüchtete usw. seien pauschal eine Bedrohung für queere Menschen. <text:s/>Natürlich lässt sie dabei unerwähnt, dass ein Großteil der homo- und transphoben Attacken auf ihre eigene Kernklientel zurückzuführen <text:s/>und in ihren eigenen Reihen zu Hause ist. <text:s/>Faktenwidrig behauptet die AfD in ihrem Grundsatzprogramm – Zitat –: „Der Islam gehört nicht zu Deutschland.“ <text:s/>Musliminnen und Muslime in diesem Land seien – Zitat – „eine große Gefahr für unseren Staat, unsere Gesellschaft und unsere Werteordnung“, heißt es weiter. Ich will Ihnen etwas sagen: Weder Queere noch Geflüchtete noch muslimische Menschen, sondern Sie sind eine Gefahr für diesen Staat, für diese Gesellschaft und für unsere Werteordnung, meine Damen und Herren! <text:s/>– Hören Sie doch einfach zu! Hören Sie auf, zu brüllen, ehrlich! <text:s/>– Ihr Flirten können Sie sich irgendwo – – Sie wissen schon. <text:s/>– Da müssen Sie wohl hinnehmen, dass Ihr Flirtversuch bei mir erbärmlich scheitert. <text:s/>Auch Menschen mit Beeinträchtigung hat die AfD als Zielscheibe ihres Hasses identifiziert. Erst kürzlich bekräftigte Björn Höcke in einem Sommerinterview, dass die inklusive Beschulung von Kindern mit Behinderung ein Ideologieprojekt sei. <text:s/>Wissen Sie, was? Ihr Hass gegen alles und jeden, der nicht in Ihr krudes Menschenbild passt, das ist ein Ideologieprojekt, <text:s/>ein gefährliches, menschenverachtendes Projekt, dem wir alle in diesem Haus uns entgegenstellen müssen. <text:s/>Liebe Kolleginnen und Kollegen der demokratischen Parteien, <text:s/>wir dürfen nicht weghören, wenn die AfD ihre menschenfeindliche Ideologie zur Sprache bringt. Wir werden diese Hetze nicht ignorieren oder gar – und das geht vor allem an Sie, liebe Kolleginnen und Kollegen der CDU/CSU – durch eine Zusammenarbeit auf kommunaler und Landtagsebene normalisieren. <text:s/>Vielleicht klären Sie mal Ihre Haltung, liebe Kolleginnen und Kollegen der Union – vielleicht. Demokratie ist eben kein Selbstläufer, sie braucht engagierte Demokratinnen und Demokraten, die jenen, die unseren Staat und unser vielfältiges Miteinander zersetzen wollen, die Stirn bieten. <text:s/>Als Demokratinnen und Demokraten müssen wir die AfD stellen <text:s/>und aufzeigen, dass sie keine substanziellen Antworten findet. <text:s/>Kürzlich sagte eine Studie des Deutschen Instituts für Wirtschaftsforschung in Berlin, die Hauptleidtragenden der AfD-Politik wären ihre eigenen Wählerinnen und Wähler. Die Ideologie der AfD ist also nicht einmal im Sinne derjenigen, die sie wählen. <text:s/>Die AfD hat weder für diese noch für sonst irgendjemanden Antworten. <text:s/>Ohne umfangreiche Migration sind die Probleme, vor denen wir wirtschaftlich und gesellschaftlich stehen, nicht zu bewältigen. Das sind nicht unsere kruden Ideen, das sagt die Wirtschaft. Wenn Sie mir schon nicht zuhören wollen, dann hören Sie doch einfach mal der Wirtschaft zu! <text:s/>Die Ampel ist sich ihrer demokratischen Verantwortung bewusst. Mit Nancy Faeser hat sie wichtige Akzente gesetzt <text:s/>gegen die Popularisierung rechtsextremer Positionen, gegen die geopolitische Gefahr, die uns durch verstärkte Cyberattacken droht. Und, ja, unseren Staat zu schützen und jedem Verdacht nachzugehen, ist ihre Hauptaufgabe. Dass die AfD sich den Rücktritt der Ministerin herbeiwünscht, <text:s/>ist daher kaum verwunderlich. <text:s/>Vielen Dank. <text:s/>Nächster Redner ist Dr. André Hahn für die Fraktion Die Linke.</text:p>
          </table:table-cell>
          <table:table-cell table:style-name="ce2" office:value-type="string" calcext:value-type="string">
            <text:p>Ohne umfangreiche Migration sind die Probleme, vor denen wir wirtschaftlich und gesellschaftlich stehen, nicht zu bewältig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392198324203491</text:p>
          </table:table-cell>
          <table:table-cell table:number-columns-repeated="1014"/>
        </table:table-row>
        <table:table-row table:style-name="ro1">
          <table:table-cell table:style-name="ce2" office:value-type="string" calcext:value-type="string">
            <text:p>66</text:p>
          </table:table-cell>
          <table:table-cell table:style-name="ce2" office:value-type="string" calcext:value-type="string">
            <text:p>10.11.2022</text:p>
          </table:table-cell>
          <table:table-cell table:style-name="ce2" office:value-type="string" calcext:value-type="string">
            <text:p>ID206605400</text:p>
          </table:table-cell>
          <table:table-cell table:style-name="ce2" office:value-type="string" calcext:value-type="string">
            <text:p>Daniel Föst (FDP)</text:p>
          </table:table-cell>
          <table:table-cell table:style-name="ce2" office:value-type="string" calcext:value-type="string">
            <text:p>Frau Präsidentin! Werte Kolleginnen und Kollegen! Ich bin jetzt seit fünf Jahren hier im Parlament mit der AfD, und ich muss jetzt einmal sagen: Es ist jedes Jahr, in jeder Rede deutlich, wie völlig egal Ihnen sowohl die Wirtschaft als auch die deutsche Gesellschaft sind. Landauf, landab klagt jedes Unternehmen über Fachkräftemangel, und Sie behaupten, wir brauchen keine Zuwanderung? Deutschland ist ein Einwanderungsland, und auch das werden wir in dieser Legislaturperiode klarmachen. <text:s/>Wir brauchen die Kräfte, die zu uns kommen. Als viergrößte Volkswirtschaft der Welt, als eine wohlhabende Nation haben wir auch die Verantwortung, den Kriegsflüchtlingen zu helfen. <text:s/>Wir haben die Verantwortung, den Schwächsten zu helfen. Und die, die hier nicht bleiben dürfen, keinen Aufenthaltstitel haben, müssen gehen. <text:s/>Das ist die Wahrheit. Was Sie da erzählen, ist einfach nur Polemik. <text:s/>Was aber in Ihrer Rede auffällt: Sie haben das gleiche brutale Vermieterbild wie die Kolleginnen und Kollegen von der Linken. Die AfD und Die Linke haben das gleiche Vermieterbild. Sie stellen sich hierhin und sagen: Oma Erna ist so eiskalt, dass sie ihre Wohnung nicht mehr vermietet, weil sie vielleicht 50 Euro CO2-Preis im Jahr zahlen soll. <text:s/>Sie stellen sich hierher und sagen das! Dieses Vermieterbild ist eine Beleidigung für die guten, ehrlichen kleinen Vermieter in Deutschland. <text:s/>Das gilt für die AfD genauso wie für Die Linke. <text:s/>So, jetzt habe ich die ersten 1:20 Minuten für die drei Themen gebraucht, die wir hier debattieren. <text:s/>Ganz kurz ein Satz zu den Linken-Anträgen: Ich finde die Hybris wirklich beeindruckend. Wir brauchen nur zum Fenster hinausschauen und sehen die völlig gescheiterte Wohn- und Mietenpolitik der Linken in Berlin. <text:s/>Sie stellen sich hierhin und sagen: Das, was in Berlin nicht klappt, sollen wir hier im Bundestag machen. <text:s/>Das ist eine absurde Hybris, die hinten und vorne nicht funktionieren wird. <text:s/>Was aber funktionieren wird, im Gegensatz zur Politik der Linken in Berlin, ist tatsächlich die größte Wohngeldreform, die es in Deutschland je gab. <text:s/>Diese Wohngeldreform ist notwendig geworden; sie musste gemacht werden. Wir müssen die Menschen unterstützen. Wir müssen den Mieterinnen und Mietern, die nicht mehr können, helfen, keine Frage. Gerade in der jetzigen Situation haben wir das Problem, dass auch die untere Mittelschicht nicht mehr kann, und dass wir dann das Wohngeld ausweiten, ist wichtig. Dass wir eine Heizkostenkomponente eingebaut haben, ist richtig, und dass wir eine Klimakomponente einbauen, auch. <text:s/>Da bin ich allerdings tatsächlich bei der Union: Die Klimakomponente ist noch nicht der Weisheit letzter Schluss. Deswegen haben wir mit den Grünen und der SPD auch formuliert, dass wir die Klimakomponente, sobald wir das Versäumnis der nicht rechtssicheren Energieausweise gelöst haben, tatsächlich an den Energiezustand des Gebäudes anknüpfen. Wir werden sie weiterentwickeln. <text:s/>Wir müssen das Wohngeld sowieso anpassen; auch die Mietkategorien, die Mietzuordnungen sind in der Mache. Es ist ein wissenschaftliches Prinzip; das wird übernommen. Das werden wir anpassen. Die Wohngeldreform ist wichtig, sie ist richtig. <text:s/>Wir hören natürlich auch die Aussagen der Kommunen; wir hören natürlich auch: Das wird schwierig. Das schaffen wir nicht. – Aber im Gegensatz zur Union sagen wir: Wir machen es trotzdem, weil die Menschen die Hilfe brauchen. <text:s/>Wir machen es trotzdem, weil die Menschen die Hilfe brauchen. Nur, weil es schwer ist, die Wohngeldreform nicht umzusetzen, das ist mit der Ampel nicht zu machen. <text:s/>Wir zahlen die Hilfe, die gezahlt werden muss. Deswegen haben wir auch deutliche Vereinfachungen in der Bürokratie beim Wohngeld vorgenommen. Wir werden das Wohngeldgesetz auch sehr bald wieder evaluieren. Das Ziel ist natürlich schon, dass es bei den Bürgerinnen und Bürgern ankommt, die es brauchen. <text:s/>Aber einen Satz bitte zu den Kommunen, weil das auch Thema der Anhörung war. Ich muss es hier jetzt mal coram publico, in der Öffentlichkeit, sagen. Seit drei oder vier Jahren gibt es in Schleswig-Holstein einen digitalen Bürgergeldantrag. Die kommunalen Spitzenverbände sagen: Dieser digitale Bürgergeldantrag ist gut. – Aber er ist nicht Realität in Deutschland. Warum wird er nicht übernommen? Also, auch die Kommunen und die Länder haben bitte die Verantwortung, ihre Verwaltung zu optimieren und vor allen Dingen zu digitalisieren, damit es schneller geht und zielgerichteter ankommt. <text:s/>Das ist ein wichtiger Punkt. <text:s/>– Was habe ich gesagt? <text:s/>– Vielen Dank, Frau Esken. Ich meinte natürlich das Wohngeld, nicht das Bürgergeld. Ich war vorhin bei der Bürgergelddebatte, und da habe ich mich so über die Union aufgeregt. Deswegen denke ich jedes Mal, wenn ich da reinschaue, ans Bürgergeld. <text:s/>Aber vielen Dank für den Hinweis. <text:s/>Jetzt bleibt mir nicht mehr viel Zeit für die CO2-Preis-Aufteilung. <text:s/>Mir ist aber wichtig, einen Punkt bei der CO2-Preis-Aufteilung anzusprechen. Da geht es nicht in erster Linie um die Entlastung der Mieterinnen und Mieter, wie es gerne dargestellt wird. Es geht darum, dass wir in der Bepreisung des CO2, die absolut richtig ist – dazu stehen wir Freie Demokraten; jeder wird sich für jedes Kilogramm CO2 rechtfertigen müssen –, eine Aufteilung hinzukriegen, die sowohl die Eigentümer als auch die Nutzer anreizt, Energie zu sparen. Darum geht es bei der CO2-Preis-Aufteilung, und das ist auch gelungen. <text:s/>Dass wir den Verbrauch heranziehen, ist ja nicht ganz verkehrt; denn Herr Luczak wird gleich wieder sagen: Wir brauchen einen Gebäude-Energieausweis. – Auch der Gebäude-Energieausweis ist teilweise ein Verbrauchsausweis. <text:s/>– Doch, im Ausschuss. <text:s/>Kollege Föst. <text:s/>Ich weiß. Ich komme zum Ende. – Ich hätte gerne noch drei Minuten mehr, weil das Thema wirklich sehr wichtig ist. <text:s/>Wir entlasten beim Wohngeld. Wir schaffen Anreize bei der CO2-Preis-Aufteilung. AfD und Linke sind wieder mal völlig daneben. <text:s/>Kommen Sie bitte zum Schluss. <text:s/>Vielen Dank. <text:s/>Für die Fraktion Die Linke hat nun die Kollegin Caren Lay das Wort.</text:p>
          </table:table-cell>
          <table:table-cell table:style-name="ce2" office:value-type="string" calcext:value-type="string">
            <text:p>Als viergrößte Volkswirtschaft der Welt, als eine wohlhabende Nation haben wir auch die Verantwortung, den Kriegsflüchtlingen zu helfen. | Landauf, landab klagt jedes Unternehmen über Fachkräftemangel, und Sie behaupten, wir brauchen keine Zuwanderung? | Deutschland ist ein Einwanderungsland, und auch das werden wir in dieser Legislaturperiode klarmach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864296317100525</text:p>
          </table:table-cell>
          <table:table-cell table:number-columns-repeated="1014"/>
        </table:table-row>
        <table:table-row table:style-name="ro1">
          <table:table-cell table:style-name="ce2" office:value-type="string" calcext:value-type="string">
            <text:p>129</text:p>
          </table:table-cell>
          <table:table-cell table:style-name="ce2" office:value-type="string" calcext:value-type="string">
            <text:p>13.10.2023</text:p>
          </table:table-cell>
          <table:table-cell table:style-name="ce2" office:value-type="string" calcext:value-type="string">
            <text:p>ID2012906200</text:p>
          </table:table-cell>
          <table:table-cell table:style-name="ce2" office:value-type="string" calcext:value-type="string">
            <text:p>Daniel Föst (FDP)</text:p>
          </table:table-cell>
          <table:table-cell table:style-name="ce2" office:value-type="string" calcext:value-type="string">
            <text:p>Vielen Dank. – Frau Bachmann, Sie behaupten, Sie würden den menschengemachten Klimawandel nicht leugnen, stellen sich aber hier an dieses Pult und sagen: Wir müssen überhaupt nichts tun. <text:s/>Wir müssen weder den Strom noch die Wärme dekarbonisieren. Das ist alles irrelevant, weil Deutschland keine relevante Rolle spielt. <text:s/>Da muss ich Sie korrigieren: Es gibt den menschengemachten Klimawandel, und der menschengemachte Klimawandel ist etwas ganz anderes als der natürliche Klimawandel. <text:s/>Dass Sie immer noch nicht verstehen, dass der Einfluss unserer Menschheit einen exponentiell starken Anstieg des Klimawandels hervorruft – dass Sie das nicht verstehen! –, und sich dann hierhinstellen und sagen, Sie würden den Klimawandel nicht leugnen, das macht mich fertig. Das macht mich ernsthaft fertig! <text:s/>Wie wenig kann man denn tatsächlich wahrnehmen, wo die Probleme liegen? <text:s/>Ich weiß, ich muss zum Ende kommen, aber meine Erwiderung wird etwas länger. Einen Punkt möchte ich noch ansprechen; denn Sie haben gefragt, warum wir es in dieser Koalition noch aushalten. Das will ich Ihnen gerne beantworten. Zum einen müssen wir vermeiden, dass Menschen wie Sie relevante Positionen übernehmen; denn Sie richten es zugrunde. <text:s/>Und zum anderen – davon bin ich überzeugt –: Wir lösen in dieser Regierung viele liegengebliebene Probleme. <text:s/>Das ist schmerzhaft, und da geht auch nicht jeder mit. Die CDU/CSU zuckt immer, wenn wir sagen, wir lösen liegengebliebene Probleme. Aber es hilft nichts. Wir müssen vorankommen in der Dekarbonisierung. <text:s/>Wir müssen auch die Zuwanderung neu regeln. Und das machen wir. Deswegen halten wir es in dieser Regierung aus; denn wir lösen Probleme, die dieses Land hat. <text:s/>Vielen Dank. <text:s/>Wir setzen die Debatte fort. Das Wort hat Susanne Hennig-Wellsow für die Fraktion Die Linke.</text:p>
          </table:table-cell>
          <table:table-cell table:style-name="ce2" office:value-type="string" calcext:value-type="string">
            <text:p>Wir müssen auch die Zuwanderung neu regel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383429884910583</text:p>
          </table:table-cell>
          <table:table-cell table:number-columns-repeated="1014"/>
        </table:table-row>
        <table:table-row table:style-name="ro1">
          <table:table-cell table:style-name="ce2" office:value-type="string" calcext:value-type="string">
            <text:p>197</text:p>
          </table:table-cell>
          <table:table-cell table:style-name="ce2" office:value-type="string" calcext:value-type="string">
            <text:p>07.11.2024</text:p>
          </table:table-cell>
          <table:table-cell table:style-name="ce2" office:value-type="string" calcext:value-type="string">
            <text:p>ID2019702800</text:p>
          </table:table-cell>
          <table:table-cell table:style-name="ce2" office:value-type="string" calcext:value-type="string">
            <text:p>Matthias Moosdorf (AfD)</text:p>
          </table:table-cell>
          <table:table-cell table:style-name="ce2" office:value-type="string" calcext:value-type="string">
            <text:p>Frau Präsidentin! Meine Damen und Herren! Die Wahl Donald Trumps zum 47. Präsidenten der USA ist ein Zeichen dafür, dass das Immunsystem der Führungsmacht der westlichen Welt offenbar noch intakt ist. Trump ist gewählt worden, weil die Menschen sich von ihm Heilung in wirtschaftlichen, demografischen und sozialen Krankheiten ihres Landes erhoffen, auch wenn die deutschen Leitmedien vorgeben, zu glauben, die Amerikaner hätten ihn gewählt, weil sie dumm sind. Das hat auch damit zu tun, dass die Wähler seine Versprechen für bare Münze nehmen und nicht für Wortgeklingel zum Stimmenfang – mit Recht, würde ich sagen. <text:s/>Schauen wir uns diese Wahlversprechen an – ich greife die wichtigsten heraus; Deutschland kann sehr viel davon lernen –: <text:s/>Erstens: die Grenze abriegeln und illegale Migration stoppen. Es gibt eine Partei im Bundestag, die auch das fordert, und zwar seit Jahren. Nehmen wir uns Amerika zum Vorbild! Migration muss einem Land nützen und darf nicht schaden. <text:s/>Zweitens: die größte Abschiebeaktion in der Geschichte der USA durchführen. Das hat der Noch-Kanzler ja ebenfalls angekündigt. Aber Amerika hat es besser. Dort regiert jetzt ein Mann, der das Wort halten wird. <text:s/>Drittens: die Inflation beenden und Amerika zum führenden Energieproduzenten der Welt machen. Die Inflation bei uns hängt fest mit der ökonomisch unsinnigen, subventionierten Energiewende und dem Atomausstieg zusammen. <text:s/>Das Land von Hahn und Planck ist aber sogar aus der Forschung ausgestiegen. Dabei wird der Energiebedarf der Menschheit auch künftig von der Atomenergie mit gedeckt werden. <text:s/>Viertens: große Steuersenkungen für Arbeitnehmer. Wunderbar! Und: Eins zu eins auf Deutschland übertragbar. Wer Steuern senkt, damit die Leute, die jeden Tag den Buckel krummmachen, mehr Netto vom Brutto haben, muss natürlich anderenorts sparen. Deshalb keine Steuermittel mehr für Bürgergeld an Menschen, die gar keine deutschen Bürger sind. Keine Steuergelder mehr für den verfassungswidrigen „Krampf gegen rechts“, für feministische Außenpolitik oder für Radwege in Peru, <text:s/>keine Wind- und keine Solarkraftsubventionen mehr und keine Waffen für verlorene Kriege. <text:s/>Fünftens: Verteidigung der Verfassung und der Grundrechte, einschließlich der Redefreiheit. Deutschland, das Land der Meldestellen, der Trusted Flagger und der Hausdurchsuchungen wegen angeblicher Hass-Postings, in dem die Meinungsfreiheit unter Mitwirkung ausgerechnet eines Ex-FDP-Ministers stranguliert wird, sollte sich ein Beispiel nehmen. <text:s/>Ohne Meinungsfreiheit keine Demokratie! <text:s/>Sechstens. Den Dritten Weltkrieg zu verhindern, den Frieden in Europa und im Nahen Osten wiederherzustellen, das liegt mir als Außenpolitiker besonders am Herzen. Der Krieg in der Ukraine muss mit diplomatischen Mitteln beendet werden. Das Sterben muss aufhören. <text:s/>Und wenn Sie Putin hundertmal für einen Verbrecher halten, ist die Parole „Sieg um jeden Preis“ Wahnsinn. Auch im Umgang mit Diktaturen geht es um Realpolitik, ob es einem nun passt oder nicht. Unsere Außenpolitik muss das Märchenland der Wünschbarkeiten verlassen und realistische Ziele verfolgen. <text:s/>Siebtens. Die Epidemie der Migrantenkriminalität zu stoppen und Gewalttäter wegzusperren, das ist nun mal nicht eine rechte Forderung, sondern eine schlicht rechtsstaatliche. <text:s/>Achtens: unsere Städte wieder aufbauen und sie wieder sicher-, sauber- und schönmachen. Ach, hätten wir doch eine Regierung, die sich solche elementaren, bürgernahen Ziele setzt. <text:s/>Neuntens: Kürzung der Bundesmittel für alle Schulen, die unseren Kindern kritische Rassentheorie, radikale Genderideologie und andere sexuelle und politisch perverse Inhalte aufzwingen. <text:s/>Schulen haben Bildungsinhalte zu vermitteln. Die Wokeness gehört auf den Müllhaufen der Geschichte! <text:s/>Zehntens. Das Land zu einen, das täte auch Deutschland bitter not. Ganze gesellschaftliche Gruppen als Demokratiefeinde, ja Faschisten zu etikettieren, <text:s/>Vorträge und Veranstaltungen aus politischen Gründen zu boykottieren, staatlich finanzierte Meldestellen für strafrechtlich nicht relevante Meinungen einzurichten, die Mehrheitsgesellschaft zu beschuldigen, sie sei kollektiv rassistisch und trage eine Erbschuld für unsere Vergangenheit, politischen Druck auf Universitäten, Verlage und Medien auszuüben, das muss aufhören, meine Damen und Herren. Dann hört auch die Spaltung auf. <text:s/>Der deutschen Politik, liebe Freunde, meine Damen und Herren, <text:s/>stehen schwere Zeiten bevor. Bismarck hat einmal sinngemäß bemerkt, dass eine Regierung bzw. ein Land irgendwann für die von der einheimischen Presse im Ausland eingeworfenen Fensterscheiben aufkommen müsse. Sie sollten sich künftig wieder an die diplomatischen Gepflogenheiten halten und den politischen Gegner nicht als einen Feind behandeln, der auch noch minderbemittelt ist. Das ist besonders dumm, wenn der Feind eine befreundete Großmacht ist. <text:s/>Wir von der AfD begrüßen jedenfalls den Wahlsieg Donald Trumps ausdrücklich. <text:s/>Die Medien übrigens, Frau Bundesministerin, die noch vorgestern wie Sie zu über 80 Prozent einen Wahlsieg von Harris für wahrscheinlich hielten, haben sich seit unserer Schmach in Afghanistan niemals korrigiert, und sie liegen mindestens seitdem eigentlich immer falsch. Mit öffentlichem Geld finanzierte, realitätsleugnende und gendernde Lohnschreiber brauchen wir auch nicht in Deutschland. <text:s/>Vielen Dank. <text:s/>Als Nächster hat das Wort für die FDP-Fraktion Michael Georg Link.</text:p>
          </table:table-cell>
          <table:table-cell table:style-name="ce2" office:value-type="string" calcext:value-type="string">
            <text:p>Schauen wir uns diese Wahlversprechen an – ich greife die wichtigsten heraus; Deutschland kann sehr viel davon lernen –: <text:s/>Erstens: die Grenze abriegeln und illegale Migration stoppen. | Migration muss einem Land nützen und darf nicht schad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3933803141117096</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2400</text:p>
          </table:table-cell>
          <table:table-cell table:style-name="ce2" office:value-type="string" calcext:value-type="string">
            <text:p>Sebastian Roloff (SPD)</text:p>
          </table:table-cell>
          <table:table-cell table:style-name="ce2" office:value-type="string" calcext:value-type="string">
            <text:p>Vielen Dank. – Sehr geehrte Frau Präsidentin! Nach dem Beitrag, Herr Spahn, bin ich ja froh, dass das Testosteron sich wieder verzogen hat und wir zur Sache zurückkommen können. <text:s/>Das fällt mir bei Ihrem Antrag aber leider nicht so leicht. Ich habe mich eigentlich ein bisschen gefreut, als Sie ursprünglich die Rohstoffpolitik auf die Tagesordnung gesetzt haben. Darüber hätten wir gerne reden können; da haben wir viel Gutes auf den Weg gebracht. <text:s/>Ich dachte dann: Gut, machen wir eine Halbzeitbilanz. – Ich bin ja froh, dass Sie nicht den alten Bürokratieantrag, den Sie jetzt schon sechsmal am Stück eingebracht haben, hier platziert haben; aber weite Teile von dem sind auch im vorliegenden Antrag drin. Ich finde im Antrag leider wenig konkrete Vorschläge, die Sie – da Sie ja immer für sich in Anspruch nehmen, eine konstruktive Opposition zu sein – mal hätten platzieren können. <text:s/>Nichts Konkretes! Dafür Behauptungen quer durch den Gemüsegarten, ohne liefern zu müssen, und dementsprechend wundere ich mich schon ein bisschen, was daran seriös sein soll. <text:s/>Sie fordern eine seriöse Haushaltspolitik – völlig richtig; das haben wir seit gestern geschafft –, und parallel fordern Sie Maßnahmen für wettbewerbsfähige Energiepreise. Sie fordern eine Belastungsgrenze für Bürger/-innen und Unternehmen. Ja, grundsätzlich richtig. Wie es finanziert werden soll, sagen Sie nicht. <text:s/>Das ist das alte Spiel, das wir kennen und das Sie hier immer spielen. <text:s/>Genauso ist das beim Thema Bürokratieabbau. Zum wahrscheinlich zehnten Mal fordern Sie ein Belastungsmoratorium. Ja, das klingt vielleicht gut; aber sogar Ihnen nahestehende Expertinnen und Experten sagen, dass das schlicht dazu führen würde, dass die Politik nicht mehr arbeiten kann, weil sie keine Regeln mehr erlassen kann. Vielleicht wäre es Ihnen gar nicht aufgefallen, wenn ich das so sagen darf. Aber wenn wir das Land gestalten möchten, geht das mit einem Belastungsmoratorium nicht. Hören Sie da wenigstens auf Ihre Experten! <text:s/>Auch jetzt muss ich mich leider wiederholen, weil es von Ihnen immer wieder kommt: Das Wachstumschancengesetz und das Bürokratieentlastungsgesetz IV bedeuten eine Reduktion der Bürokratiekosten für die deutsche Wirtschaft um mehr als 2,3 Milliarden Euro. Das müssen Sie nicht loben; aber Sie könnten wenigstens im Bundesrat Ihre Blockade dazu auflösen. <text:s/>Aber nein, es geht Ihnen nicht um Entlastung; es geht Ihnen um kurzfristige billige Punkte. <text:s/>Beim Thema „Fach- und Arbeitskräftepotenzial voll ausschöpfen“ wird es ja ganz skurril. Sie haben recht in der Analyse: Der Mangel an Fachkräften und Arbeitskräften ist eine unserer größten Wachstumsbremsen in Deutschland. – Ich finde es sehr spannend, wie Sie sich in den letzten Jahren bei entsprechender Entwicklung der Gesetzgebung verhalten haben. Ich sage Ihnen auch: Die Ampel hat mit dem Fachkräfteeinwanderungsgesetz das modernste Einwanderungsrecht der Welt geschaffen, und zwar mit großer Unterstützung der Wirtschaft, zum Beispiel durch den Hauptgeschäftsführer der Vereinigung der Bayerischen Wirtschaft, Bertram Brossardt, mit dem wir ganz hervorragend zusammenarbeiten, der aber nicht im Verdacht steht, linksradikal zu sein. <text:s/>Er begrüßt die Fachkräftepolitik der Ampel ganz ausdrücklich. Hören Sie auf ihn, wenn Sie schon nicht auf uns hören, und hören Sie auf damit, das in Bausch und Bogen zu verdammen, was Sie selber jahrelang blockiert haben. <text:s/>Wir müssen Arbeitspotenziale heben und beispielsweise die Frauenerwerbsquoten weiter erhöhen. Natürlich müssen wir auch noch weitere Fortschritte bei der flexiblen Gestaltung der Arbeitszeit und teilweise auch bei der Kinderbetreuung machen. Klar ist auch, dass wir gezielte Weiterbildung und zeitgemäße Ausbildung ermöglichen müssen. Das fordern Sie selbst. In der Analyse ist der Antrag ja phasenweise richtig. Auf der anderen Seite haben Sie das alte Feindbild Bürgergeld, was Sie genauso in Bausch und Bogen verdammen. Dem hatten Sie zwar zugestimmt, aber dann passte es nicht mehr in die Argumentation. Das ist fatal, weil das Bürgergeld eben genau das tut: Es sorgt dafür, dass Menschen qualifiziert werden und leichter und schneller in Arbeit kommen. <text:s/>Dementsprechend würde ich mir in der Debatte ein bisschen weniger Ideologie und ein bisschen mehr konkrete Vorschläge von Ihnen wünschen. Die Ampelregierung hat in den letzten zwei Jahren geliefert. Ja, in der Kommunikation können wir noch besser werden. Das werden wir tun, und wir werden weiter liefern. Wir brauchen Sie dafür nicht. Sie werden herzlich eingeladen, sich konstruktiv einzubringen. Wenn es so weit ist, sagen Sie mir Bescheid. <text:s/>Vielen Dank.</text:p>
          </table:table-cell>
          <table:table-cell table:style-name="ce2" office:value-type="string" calcext:value-type="string">
            <text:p>Ich sage Ihnen auch: Die Ampel hat mit dem Fachkräfteeinwanderungsgesetz das modernste Einwanderungsrecht der Welt geschaffen, und zwar mit großer Unterstützung der Wirtschaft, zum Beispiel durch den Hauptgeschäftsführer der Vereinigung der Bayerischen Wirtschaft, Bertram Brossardt, mit dem wir ganz hervorragend zusammenarbeiten, der aber nicht im Verdacht steht, linksradikal zu sei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864661693573</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0400</text:p>
          </table:table-cell>
          <table:table-cell table:style-name="ce2" office:value-type="string" calcext:value-type="string">
            <text:p>Alexander Throm (CDU/CSU)</text:p>
          </table:table-cell>
          <table:table-cell table:style-name="ce2" office:value-type="string" calcext:value-type="string">
            <text:p>Sehr geehrte Frau Präsidentin! Werte Kolleginnen und Kollegen! Respekt an die Ampel – gleich drei Bundesminister bei unserer Aktuellen Stunde! Das zeigt den Ernst der Lage, und das zeigt auch, dass die Ampel die Notwendigkeit sieht, in dieser Debatte aus der Defensive herauszukommen. <text:s/>Herr Minister Buschmann, Sie haben hier eine Law-and-Order-Rede gehalten; denn die FDP muss schon befürchten, dass sie in dieser Debatte mehr und mehr in den Sog von Rot-Grün hineingezogen wird. <text:s/>Meine sehr verehrten Damen und Herren, Gewaltausbrüche gegen die Repräsentanten unseres Staates an Silvester in einem ungeahnten Ausmaß – das zeigt die Respektlosigkeit, die in Teilen unserer Gesellschaft gegenüber unserem Staat und seinen Repräsentanten besteht. Ja, das war in vielen bundesdeutschen Städten, vor allem in Großstädten der Fall. Aber Berlin hat eine unrühmliche Spitze ausgemacht – 145 Täter. Und da sind ja bei Weitem nicht alle gefasst worden; es war also ein viel größeres Ausmaß, als diese Zahl uns sagen will. Es waren, ja, überwiegend junge Männer. Aber – das muss man auch sagen –: Es waren überwiegend junge Männer mit Migrationsgeschichte aus bestimmten Milieus und Stadtteilen. <text:s/>Deswegen muss man auch über das Thema Integration sprechen, liebe Kolleginnen und Kollegen. <text:s/>Wenn aber die Integrationsministerin Alabali-Radovan darauf in der Presse reagiert und sich eine Integrationsdebatte verbittet, wenn sie sagt: „Das ist ein Generalverdacht, eine Stigmatisierung gegenüber allen Ausländern“, dann ist das Arbeitsverweigerung. <text:s/>Wir brauchen keine Schönwetterintegrationsministerin, die nur die millionenfach gelungene Integration in Deutschland lobt, sondern eine Ministerin, die auch die Probleme anspricht. Wer die Probleme, die Realität nicht betrachtet, der ist selbst Teil des Problems; denn er kann die Ursachen nicht angehen. <text:s/>Über Jahre hinweg hat die linke Seite des Hauses – Rot-Grün-Rot – Misstrauen gegenüber unserer Polizei gesät – da muss man sich nicht wundern, wenn sich das Misstrauen nach Jahren in den Köpfen festsetzt, wenn die Polizei nicht dein Freund und Helfer, sondern, wie teilweise geäußert wurde, dein Feind ist –: Antidiskriminierungsgesetz in Berlin mit Beweislastumkehr; es wurde mehr über Rassismus in der Polizei diskutiert als über Widerstand und Gewalt gegen Polizeibeamte; Bodycams für die Polizeibeamten zur Eigensicherung und Täterfeststellung wurden nicht durchgesetzt, weil man sich mehr Sorgen um die Persönlichkeitsrechte der Täter macht. Und der Gipfel: kurz vor Weihnachten ein 29-seitiger Sprachleitfaden zur Gängelung der Polizistinnen und Polizisten im Umgang mit unseren Bürgerinnen und Bürgern. <text:s/>Die Parteien links der Mitte legen der Polizei seit Jahren Fesseln an, anstatt sie zu befähigen, die Fesseln oder Handschellen dann bei den Tätern klicken zu lassen. <text:s/>Liebe Kolleginnen und Kollegen der SPD, Sie blicken ja immer so gern auf die letzten 16 Jahre zurück. Deswegen will ich Sie auch mal an die letzten zwei Legislaturperioden erinnern. Wir haben bei Ihnen geworben und gekämpft für eine Verschärfung der §§ 113 und 114 StGB: Gewalt gegen Vollstreckungsbeamte der Polizei. <text:s/>Sie haben dies verweigert. Im „Vorwärts“ – also in einer Postille, bei der man jetzt nicht sagen kann: da hat irgendein Journalist aus Sicht der SPD was Falsches geschrieben – sagte Ihre damalige stellvertretende Fraktionsvorsitzende Eva Högl, zuständig für Innenpolitik, dass sie eine solche Änderung des Strafrechts ablehnt und „grundsätzlich gegen Sonderstrafrecht“ für bestimmte Opfergruppen ist; <text:s/>sie meinte da die Polizeibeamten. <text:s/>Wir haben dies dann 2017 durchgesetzt, hart erkämpft gegen Ihren Widerstand. <text:s/>Dann gab es 2020 Demonstrationen in Connewitz. Da haben wir gefordert, genau für diesen Fall – Locken von Polizeibeamten in einen Hinterhalt – eine entsprechende Mindeststrafe einzuführen. Das wurde für die SPD von der damaligen so unfehlbaren Justizministerin Lambrecht abgelehnt. Die jetzige Innenministerin macht nach dem Herrn Bundesminister Buschmann offensichtlich einen plumpen Vorschlag, <text:s/>indem sie nämlich genau unsere Forderung aus dem Jahr 2020 heute vorgeschlagen hat, liebe Kolleginnen und Kollegen. <text:s/>Letzte Bemerkung. Der Zufall will es, dass in meiner Heimatstadt Heilbronn das Schnellverfahren funktioniert hat. Ein 30-jähriger Tunesier, der mit Böllern in die Menge geschossen und Widerstand gegen Polizisten geübt hat, wurde in der Neujahrsnacht in Untersuchungshaft genommen und am 5. Januar, nach fünf Tagen, zu neun Monaten Haft verurteilt. In Berlin: 145 Täter, kein einziger in Untersuchungshaft und bisher kein einziges Schnellverfahren durchgeführt. Liebe Kolleginnen und Kollegen, man muss es dann schon richtig machen. In Berlin herrscht eine andere Rechtskultur, – <text:s/>Herr Kollege. <text:s/>– herrscht Laissez-faire, und das ist das Problem in Berlin und der Politik von Rot-Grün-Rot. <text:s/>Herzlichen Dank. <text:s/>Der Kollege Uli Grötsch hat das Wort für die SPD-Fraktion.</text:p>
          </table:table-cell>
          <table:table-cell table:style-name="ce2" office:value-type="string" calcext:value-type="string">
            <text:p>Aber – das muss man auch sagen –: Es waren überwiegend junge Männer mit Migrationsgeschichte aus bestimmten Milieus und Stadtteilen.</text:p>
          </table:table-cell>
          <table:table-cell table:style-name="ce2" office:value-type="string" calcext:value-type="string">
            <text:p>-</text:p>
          </table:table-cell>
          <table:table-cell table:style-name="ce2" office:value-type="string" calcext:value-type="string">
            <text:p>Migranten sind kriminell</text:p>
          </table:table-cell>
          <table:table-cell table:style-name="ce2" office:value-type="string" calcext:value-type="string">
            <text:p>Migranten sind willkommen</text:p>
          </table:table-cell>
          <table:table-cell table:style-name="ce2" office:value-type="string" calcext:value-type="string">
            <text:p>0.5227634906768799</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5800</text:p>
          </table:table-cell>
          <table:table-cell table:style-name="ce2" office:value-type="string" calcext:value-type="string">
            <text:p>Roger Beckamp (AfD)</text:p>
          </table:table-cell>
          <table:table-cell table:style-name="ce2" office:value-type="string" calcext:value-type="string">
            <text:p>Frau Präsidentin! Meine Damen und Herren! Es gibt in diesem Land ein wachsendes Missverhältnis: eine steigende Nachfrage nach sozialen Leistungen und einen fehlenden politischen Willen zur Problemlösung. Ich meine damit, dass ganz offensichtlich bei den meisten Abgeordneten, die hier sitzen, das Bewusstsein fehlt, dass ein leistungsfähiger Sozialstaat nur dann besteht, wenn die Menschen in unserem Land als Grundlage einen entsprechenden Wohlstand erwirtschaften. <text:s/>Die Voraussetzung für größtmöglichen Wohlstand und damit auch die bestmögliche soziale Absicherung heißt: soziale Marktwirtschaft. <text:s/>Nur eine Marktwirtschaft, in der Menschen und Unternehmen freie Entscheidungen treffen können, erwirtschaftet genug Geld, um für einen sozialen Ausgleich sorgen zu können. Und weil das so ist, sind Leute, die sich als links verstehen – na ja – und fatalerweise auch noch so handeln, regelmäßig Feinde eines leistungsfähigen Sozialstaats. <text:s/>Sie sind Feinde sowohl aller Menschen, die selbstständig bestmöglich für ihren Lebensunterhalt sorgen, als auch derjenigen, die dazu eben leider nicht in der Lage sind. Denn gerade diese Bedürftigen trägt ein starker Sozialstaat. Das ist eine großartige Errungenschaft, um breiten Schichten die Furcht vor einem sozialen Absturz zu nehmen und sie gerade dadurch in Freiheit leben zu lassen. <text:s/>Aber der Wohlstandsverlust greift immer mehr um sich, angetrieben durch grün-linke Politik. Das vorzeitige Zwischenergebnis sind hartnäckige Inflation und gestiegene Energiepreise. All das macht unser Volk immer ärmer und trifft vor allem Menschen mit wenig Einkommen und Sozialhilfeempfänger; die Kaufkraft schwindet. <text:s/>Wie schaffte es die derzeitige Politik, ein starkes Land wie Deutschland sozial und wirtschaftlich so sehr nach unten zu ziehen? Nun, Inflation entsteht zum Beispiel immer dann, wenn mehr Nachfrage als Angebot besteht; das lässt die Preise steigen. Dazu kommt es auf der einen Seite, wenn immer weniger Menschen sinnvollen Tätigkeiten nachgehen, wie etwa Häuser zu bauen, Maschinen zu produzieren oder auch Essen für andere zuzubereiten, Tätigkeiten, für die Menschen gerne freiwillig gutes Geld bezahlen, und dazu kommt es auf der anderen Seite, wenn immer mehr Menschen sinnlosen Tätigkeiten nachgehen, die keiner freiwillig bezahlt, weil sie keinen Mehrwert schaffen, <text:s/>Tätigkeiten etwa wie Genderquatsch an Unis, Bastelspaß für Migranten <text:s/>oder Beratungsstellen für Roma-Familien oder Politbonzen, die hier heute Abend sitzen. <text:s/>Das alles sind aktuelle Beispiele inländerfeindlicher Politik – leider keine Satire. <text:s/>Denn auch diese Menschen mit den eher sinnlosen Tätigkeiten schaffen Nachfrage; sie produzieren aber nichts von Wert. <text:s/>Sie konsumieren, und zwar auf fremde Kosten. Denn Gendertrullas kassieren regelmäßig ein Gehalt vom Staat und wollen natürlich mit dem Auto zum Genderkurs fahren. Und auch die Hunderttausenden Asylgewinnler in der Sozialindustrie kassieren jedes Jahr Milliarden vom Staat, schaffen aber keine Werte; sie schaffen nichts, sie verbrauchen nur. Das kostet Geld, Geld, das der Staat anderen Menschen wegnimmt. <text:s/>Das alles führt zu Inflation, <text:s/>Ihre Inflation – genauso wie Millionen fremder Menschen, die in unser Land kommen, Wohnungen haben wollen und die Mieten nach oben treiben, die sie selbst nicht bezahlen. All das ist sehr schädlich für unser Land. <text:s/>Der deutsche Sozialstaat wird bekanntlich an der Balkanroute und auf dem Mittelmeer verteidigt, und wer das bestreitet, macht breite Schichten der Deutschen und alle anderen Einheimischen bewusst und willentlich immer ärmer. <text:s/>Es ist im Grunde genommen sehr einfach: Offene Grenzen und Sozialstaat schließen sich aus. <text:s/>Gleichzeitig müssen wirklich Bedürftige unseres Volkes und die anderen Einheimischen vor Inflation, vor Ihnen geschützt werden. Das ist uns als soziale Partei ein Anliegen. <text:s/>Aber nicht so wie Sie, wie die Linken es fordern! Die einzigen Signale, die Sie senden, heißen: Arbeit lohnt sich nicht, Geld kommt vom Staat; Stromsparen lohnt sich nicht, Geld kommt vom Staat; noch mehr Bürokratie, Geld kommt vom Staat; kulturfremde Ersetzungsmigranten gerne willkommen, in Deutschland Eintritt frei, Geld kommt vom Staat! <text:s/>Aber es geht darum, Wohlstand zu schaffen und die wirklich Bedürftigen teilhaben zu lassen. Daran arbeiten wir jeden Tag. <text:s/>Für die FDP-Fraktion hat nun Jens Teutrine das Wort.</text:p>
          </table:table-cell>
          <table:table-cell table:style-name="ce2" office:value-type="string" calcext:value-type="string">
            <text:p>Und auch die Hunderttausenden Asylgewinnler in der Sozialindustrie kassieren jedes Jahr Milliarden vom Staat, schaffen aber keine Werte; sie schaffen nichts, sie verbrauchen nur.</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7618722915649414</text:p>
          </table:table-cell>
          <table:table-cell table:number-columns-repeated="1014"/>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6200</text:p>
          </table:table-cell>
          <table:table-cell table:style-name="ce2" office:value-type="string" calcext:value-type="string">
            <text:p>Julia Klöckner (CDU/CSU)</text:p>
          </table:table-cell>
          <table:table-cell table:style-name="ce2" office:value-type="string" calcext:value-type="string">
            <text:p>Sehr geehrte Frau Präsidentin! Liebe Kolleginnen und Kollegen! Diese Bundesregierung scheint unter einem Realitätsverlust zu leiden. <text:s/>Oder wie würde man das nennen, wenn die Regierung nicht in der Lage ist, diese aktuelle Wirtschaftsentwicklung richtig einzuordnen? Der Bundeskanzler spricht zum Beispiel von einem grünen Wirtschaftswunder, und der Wirtschaftsminister sieht Wachstum, wo überhaupt kein Wachstum ist. Bundesminister Habeck sagte im April, er sehe eine Erholung der Wirtschaft und – Zitat – „verbesserte Wachstumsaussichten“. Noch Ende Mai dieses Jahres sagte der Bundeskanzler Scholz bei einer Pressekonferenz: „Die Aussichten der deutschen Wirtschaft sind sehr gut“, und: „Im Übrigen entfesseln wir gerade die Kräfte unserer Wirtschaft“. Liebe Kolleginnen und Kollegen, das, was diese Regierung entfesselt, sind die Abwanderungsgedanken unserer Wirtschaft, aber nicht die Kräfte der Wirtschaft in diesem Land. <text:s/>Und die schonungslose Diagnose für Deutschland? Deutschland ist in der Rezession, und diese Rezession, liebe Ampel, ist Ihre Rezession. <text:s/>Das belegen alle Daten, das belegen alle Fakten. Laut ifo-Institut schrumpft unsere Wirtschaft auch im Gesamtjahr 2023. Die OECD traut Deutschland in diesem Jahr kein Wachstum mehr zu. <text:s/>Im Übrigen: Es wird immer so getan, als liege das an den exogenen Faktoren und habe mit Hausgemachtem nichts zu tun. Nur komisch, dass die anderen Länder innerhalb der EU wachsen. <text:s/>Wir sind abgehängt von China, von Italien, von anderen Ländern. Wir liegen bei der wirtschaftlichen Dynamik nur noch kurz vor Russland. <text:s/>Wir können es uns ja noch mal anschauen: Im neuen Ranking zur Wettbewerbsfähigkeit sind wir nur noch auf Platz 22, hinter China und Saudi-Arabien. Wenn wir uns mal die Entwicklungen anschauen: 2019 waren wir auf Platz 17, 2021 Platz 15, 2022 waren wir noch auf Platz 15, und jetzt, 2023: Platz 22. Wenn man dann noch von einem grünen Wirtschaftswachstum und besten Aussichten spricht, dann redet man vielleicht über sich selbst, und man redet sich die Lage schön. Aber alle Handwerkerinnen und Handwerker bei uns, der Mittelstand, die Industrie haben größte Sorge. Hier geht es um Arbeitsplätze. <text:s/>Wir haben keinen Mangel an Zuwanderung – vielleicht haben Sie das auch nicht mitbekommen –, wir haben einen Mangel an Menschen, die hier bei uns arbeiten. Und Sie machen in dieser Zeit mit dem Bürgergeld noch eine Gesetzgebung, die genau die falschen Anreize setzt. <text:s/>Das ist keine Standortpolitik. Das ist im Übrigen auch kein Schlechtreden von uns. <text:s/>Das ist leider Realität. Und nur wer die richtige Diagnose stellt, der kann auch die richtigen Maßnahmen ergreifen. Wir haben Sorge, dass Deutschland wieder zum sogenannten kranken Mann – wir können es auch gendern: Frau etc. – wird. <text:s/>Lesen wir mal in den einschlägigen Fachbüchern nach – Zitat –: <text:s/>Im Extremfall kann ein Realitätsverlust dazu führen, dass Betroffene sich selbst oder andere gefährden. <text:s/>Der Realitätsverlust dieser Ampelregierung gefährdet den Wirtschaftsstandort und die Wettbewerbsfähigkeit unseres Landes. <text:s/>Und warum? Weil der Wirtschaftsminister ein Bundesheizungsminister, <text:s/>aber kein Bundeswirtschaftsminister ist. Das ist das Problem. Wirtschaft ist mehr, als nur die Transformationen zu sehen, die Sie selbst sich vornehmen. <text:s/>Wir als Union sagen sehr klar: Wir brauchen ein Fitnesspaket für unser Land, für unsere Wirtschaft. Der Markt darf nicht durch Sie gemacht werden, sondern wir müssen den sozialen Markt geschehen lassen. Das war in der Vergangenheit sehr erfolgreich. Im Übrigen: Seit 1990 haben wir die CO2-Emissionen um 40 Prozent reduziert bei einer Verdopplung der Wirtschaftsleistung. <text:s/>Durch Ihre Energieentscheidungen steigt der CO2-Ausstoß gerade an. <text:s/>Sie sind alles, nur keine Klimaschutzpartei mehr. Und die Wirtschaft geht noch in den Keller. Da muss man sagen: Dass man so eine Bilanz schon nach so einer kurzen Zeit hinlegen kann: Chapeau! Chapeau für Sie, die jetzt gezeigt haben, dass Sie alles sind, nur keine Wirtschaftskompetenzpartei. <text:s/>Wir brauchen wettbewerbsfähige Energiepreise. Wir brauchen weniger Regulation. <text:s/>Ich komme zum Schluss noch ganz konkret zu einem Aspekt, zum Thema Turboabschreibung. Sie sagen immer: Das steht alles im Koalitionsvertrag. – Da steht auch was zum Abbau von Bürokratie und zum Industriestrompreis drin. Das steht alles drin. Nur, Ihre Papiere sind ja gar nichts wert. Wie lange wollen Sie denn noch diskutieren? <text:s/>Jetzt wandern die Leute ab, jetzt haben wir einen Einbruch in unserer Wirtschaft. Und Sie sind entspannt, feiern sich für Ihre wunderbaren Gesetze, die der Wirtschaft nicht helfen, sondern uns am Ende Arbeitsplätze kosten. <text:s/>Deshalb sagen wir sehr klar: Seien Sie endlich Wirtschaftsminister und nicht nur Energieminister! Und vor allen Dingen: Machen Sie was für unsere Wirtschaft! Nur mit einer starken Wirtschaft kriegen Sie die Transformation hin. <text:s/>Das Wort hat der Kollege Esra Limbacher für die SPD-Fraktion.</text:p>
          </table:table-cell>
          <table:table-cell table:style-name="ce2" office:value-type="string" calcext:value-type="string">
            <text:p>Wir haben keinen Mangel an Zuwanderung – vielleicht haben Sie das auch nicht mitbekommen –, wir haben einen Mangel an Menschen, die hier bei uns arbeit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246383428573608</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00100</text:p>
          </table:table-cell>
          <table:table-cell table:style-name="ce2" office:value-type="string" calcext:value-type="string">
            <text:p>Dr. Robert Habeck, Bundesminister für Wirtschaft und Klimaschutz</text:p>
          </table:table-cell>
          <table:table-cell table:style-name="ce2" office:value-type="string" calcext:value-type="string">
            <text:p>Frau Präsidentin! Sehr geehrte Damen und Herren! Liebe Kolleginnen und liebe Kollegen! Erlauben Sie mir zu Beginn der Ausführungen zum Jahreswirtschaftsbericht eine Einordnung. Es ist jetzt fast auf den Tag genau zwei Jahre her, dass wir den Angriff Russlands auf die Ukraine erlebt und hier besprochen haben. Gerade an Tagen wie diesen und kurz nach der Münchner Sicherheitskonferenz muss man einmal daran erinnern, dass die Gewalt und das Sterben in der Ukraine unvermindert weitergehen, ja, in diesen Tagen sogar in gesteigerter Form weitergehen. <text:s/>Dieser Angriff ist die Ursache vieler ökonomischer Turbulenzen, vor allem ist er der Grund für unsägliches Leid. Hunderte von Soldaten sterben auf der ukrainischen Seite jeden Tag, auf der russischen Seite werden es mehr sein. Putin schlachtet diese Menschen dahin. Daran hat sich nichts geändert. Aber es muss sich ändern. Wir müssen der Ukraine weiter hilfreich und unterstützend zur Seite stehen. <text:s/>Dieser Angriff war auch immer ein Angriff auf die wirtschaftliche Ordnung Europas und vor allem Deutschlands. Und er ist abgewehrt worden. Er ist in Etappen abgewehrt worden, sodass wir die Energieversorgung sichern konnten. Damals – Sie erinnern sich daran – gab es Prognosen, dass ohne russisches Gas die Wirtschaft um 5 oder gar 10 Prozent einbrechen würde. Natürlich – und da will ich auch nicht drum herumreden – sind wir noch lange nicht über den Berg. Wir sind immer noch in schwerem Fahrwasser. Aber dieser Angriff ist abgewehrt worden. Die Energieversorgung ist sicher. <text:s/>Die Gasspeicher sind auch am Ende des zweiten Winters voll. <text:s/>Und der Gaspreis – das ist der zweite Angriff – wird jetzt auch wieder runtergehen. Gestern lagen die Gaspreise am Spotmarkt bei 24 Euro. Das ist Vorkriegsniveau, mitten im Februar. Wir erwarten, dass zum Jahr 2025 noch einmal ein großes Volumen an Gas auf den Markt kommt. Der Markt wird zu einem Buyer’s Markt werden, das heißt, die Gaspreise werden runtergehen. Die energieintensive Industrie zieht wieder an, sie produziert jetzt wieder mehr. Auch das ist bewältigt worden, entsprechend auch im Strombereich. <text:s/>Gleichwohl mussten wir gegenüber der Prognose von vor einem Jahr und auch der Herbstprognose die wirtschaftlichen Aussichten deutlich nach unten korrigieren. Vor einem Jahr haben wir im Geleitzug mit allen anderen Wirtschaftsinstitutionen und Forschungseinrichtungen für das Jahr 2024 ein Wachstum von 1,8 Prozent erwartet. In der Herbstprognose haben wir auf 1,3 Prozent reduzieren müssen. Laut Jahreswirtschaftsbericht, den ich gestern vorgelegt habe, erwarten wir nun nur noch die wirklich kleine, klägliche Zahl von 0,2 Prozent Wachstum. Das ist im Grunde eine Stagnation der Wirtschaft. <text:s/>Was ist passiert in nur wenigen Monaten? Warum ist es zu diesem Abschwung gekommen? Und was folgt daraus für die Bundesregierung, für die Bundesrepublik und für unseren gemeinsamen Diskurs? Erst einmal: Deutschland ist eine Exportnation. Wenn man sich anschaut, wo die europäischen Länder 1990 gestartet sind, sieht man: Alle waren mehr oder weniger gleichauf. Dann sind wir abgehoben und – das ist ja eine Erfolgsgeschichte –: Die Leistungsbilanz der deutschen Wirtschaft ist enorm gestiegen. Wir haben Produktionen im osteuropäischen Ausland aufgebaut – „wir“ heißt: die Unternehmen – und konnten damit auf dem Weltmarkt reüssieren. Heute sind wir mit weitem Abstand das exportstärkste Land Europas. <text:s/>Was ist passiert im letzten Jahr? Der Welthandel ist regelrecht eingebrochen. Das Wachstum des Welthandelsvolumens hat sich im Jahr 2023 von 5,2 Prozent auf 0,4 Prozent reduziert. Noch dramatischer ist die Entwicklung in den Ländern, mit denen Deutschland spezifische Handelsbeziehungen hat. Das Welthandelsvolumen dieser für Deutschland relevanten Länder ist von 7 Prozent auf 1 Prozent zurückgegangen. Das hat natürlich einen Effekt auf Deutschland und auf die deutsche Wirtschaft. Etwa die Hälfte des BIPs ist abhängig vom Export. Dieser ist von 7 Prozent Wachstum auf 1 Prozent runtergegangen und damit regelrecht auf einem historischen Tiefstand angelangt. <text:s/>Das hat Gründe, wir sehen es jeden Abend in den Nachrichten: Die Unsicherheit ist groß. Protektionismus entsteht überall in der Welt, ebenso Krisen und Konflikte, Handelsrouten werden blockiert oder geschlossen, längere Ausweichrouten müssen genutzt werden. Man muss kein Prophet sein, um zu sagen, dass das in Zukunft sicher nicht besser wird. <text:s/>Dennoch leite ich daraus eine politische Aufgabe ab. Ich fange mit einer Positionsbestimmung an: Es ist im deutschen Interesse, dass wir an einer globalen Weltordnung, an multilateralen Institutionen wie der Welthandelsorganisation festhalten. Protektionismus schadet nicht nur der Wirtschaft, er schadet dem Wohlstand und damit auch der Überwindung von Armut in der Welt. Es ist Aufgabe Deutschlands, dafür zu sorgen, dass dieses Einschleichen von Nationalismus im Handel überwunden wird. <text:s/>Im Jahr 2023 – ich habe es eben angesprochen, allerdings mit der Perspektive nach vorne – hatten wir noch hohe Energiepreise. Wenngleich sich die Handelsvolumen jetzt günstiger darstellen und die Preise am Spotmarkt und auch die Futures günstiger werden, vor allem für die Bürgerinnen und Bürger, die Konsumenten und die kleineren Unternehmen, die nicht am Spotmarkt einkaufen, hatten wir im Jahr 2023 natürlich noch die hohen Energiepreise aus der Zeit, als wir russisches Gas ersetzen mussten. Das heißt, wir haben selbstverständlich gerade in der energieintensiven Industrie im letzten Jahr einen Produktionsrückgang gesehen. <text:s/>Dazu kommt die Inflation im Jahr 2023, die sich auch über den Winter als hartnäckig erwiesen hat. Inflation heißt, dass Einkommens- und Lohnzuwächse aufgefressen werden. Die Bürgerinnen und Bürger hatten einfach weniger Geld. Die zweite Hälfte des BIP-Wachstums ist ja, grob gesprochen, der Konsum. Wenn die Inflation über den Einkommens- und Lohnzuwächsen liegt, dann hat man weniger Geld, und es gibt eine Konsumzurückhaltung. Wir konnten sie deutlich sehen und deutlich spüren. <text:s/>Dazu kommt die geldpolitische Straffung. Wir bekämpfen die Inflation, und zwar erfolgreich, muss man sagen, mit einer Erhöhung des Zinses. Die EZB hat den Leitzins mehrfach angehoben. Aber eine Leitzinsanhebung zerstört natürlich geplante Investitionen, schiebt sie zumindest auf. Das hat die Bauwirtschaft in voller Härte getroffen. Die Auftragsbücher sind jetzt langsam leer, und Entscheidungen für neue Investitionen sind aufgeschoben worden. <text:s/>Hinzu kommt – ich konnte es zuerst gar nicht glauben; aber die Zahlen der Forschungsinstitute sind deutlich gewesen – ein sehr hoher Krankenstand im letzten Jahr. Wahrscheinlich sind in der Nachfolge von Corona sehr viele Atemwegskrankheiten nachgeschwappt. Die Zahlen wiederhole ich hier nicht; ich halte sie für zu hoch. Aber einen Effekt wird das gehabt haben, jedenfalls sagen das die Forschungsinstitute. <text:s/>Dann gibt es fiskalpolitische Effekte, die zu Buche geschlagen sind – wir haben darüber mehrfach gesprochen –: Infolge des Verfassungsgerichtsurteils mussten noch weitere Maßnahmen nach unten korrigiert oder aufgehoben werden, einfach weil das Geld fehlte. So ist eine Menge zusammengekommen, sodass wir die 1,3-Prozent-Wachstumsprognose aus dem letzten Jahr nicht haben halten können. <text:s/>Nach vorne gerichtet: Wie könnte sich jetzt die Dynamik entwickeln? Und warum glauben wir, dass es auch eine Perspektive nach vorne gibt? Vielleicht ist das Wichtigste, dass ungefähr seit der Jahreswende – nach dem, was wir sehen können – der Einkommenszuwachs über der Inflation liegt. Also: Wir sind nach zwei Jahren, in denen die Inflation das Einkommen der Menschen aufgefressen hat, an einem Punkt angekommen, wo wieder mehr Geld im Portemonnaie übrig bleibt. Damit ist auch die Möglichkeit, die Binnennachfrage, den Konsum anzuheben, deutlich gestiegen. <text:s/>Natürlich haben Menschen das Geld erst einmal zurückgelegt. Die politische Unsicherheit und die Debatte über das Wegfallen von Gas- und Strompreisbremsen haben sicherlich dazu geführt, dass man Geld zurückgehalten hat. Die Sparquote – wir können es sehen – ist mit 11,3 Prozent sehr, sehr hoch. Das Geld, das da war, wurde also zurückgelegt. Aber mit dem Anstieg der Löhne und der Gehälter ist die Perspektive da, dass wieder mehr konsumiert wird. <text:s/>Ich will darauf hinweisen, dass Lohnabschlüsse natürlich den Tarifpartnern obliegen, aber auch politische Maßnahmen dazu beigetragen haben, dass die Menschen wieder mehr Geld haben. Und dieses Mehr an Geld arbeitet im Jahr 2024 hoffentlich – für das Wachstum des Landes. <text:s/>Es sind die Erhöhungen von Kindergeld und Kinderfreibetrag, die Erhöhung des Grundfreibetrags, die steuerlichen Entlastungen, die wir gegeben haben, zu nennen. Auch Unternehmen haben davon profitiert – beispielsweise von der Senkung der Stromsteuer, jedenfalls einige Unternehmen –, dass wir versuchen, das Geld bei den Unternehmen und bei den Menschen zu lassen. <text:s/>Zweitens folgt daraus, dass wir versuchen müssen, die Störung im globalen Handel durch neue Handelsverträge aufzufangen. Da sind wir im letzten Jahr ordentlich vorangekommen. Das große Handelsabkommen, das natürlich jetzt im Raum steht, ist Mercosur. Ich kann Ihnen versichern, dass wir hinter und vor den Kulissen energisch daran arbeiten, dass es funktioniert. Es ist eine politische Aufgabe, in dieser fragmentierten Welt für neue Partnerschaften zu sorgen. <text:s/>Drittens. Die gute Nachricht des sonst schwierigen Prognosewerks des Jahreswirtschaftsberichts ist, dass wir in diesem Jahr eine Abnahme der Inflation auf 2,8 Prozent erwarten und zum Ende des Jahres eine Annäherung an die 2 Prozent. Mit der fallenden Inflation sind die Aussichten auf Zinssenkungen in diesem Jahr realistisch geworden. Das sagt die Fed, das sagt die EZB, das sagt die Deutsche Bundesbank. Wann genau und mit welchen vorsichtigen Schritten es passiert, das weiß natürlich keiner und das darf auch keiner wissen, weil es ja eine Unabhängigkeit gibt. Aber eine Entlastung in der Geldpolitik wäre ein Investitionsanreiz, würde die Investitionen deutlich hebeln. <text:s/>Dann gibt es viertens die staatlichen Zuwendungen, die wir auskehren. Ja, wir könnten mehr machen, und wir hatten auch mehr vor. Sie erinnern sich an die Debatte, die wir hier über das Bundesverfassungsgerichtsurteil und den Wegfall von einigen Geldern geführt haben. Dennoch muss man sagen, dass die Investitionen staatlicherseits, dass die Zuschüsse, die Unterstützung von den Ländern und vom Bund ein Niveau haben wie seit Mitte der 90er-Jahre nicht mehr. Diese Investitionen müssen schnell ausgegeben werden. Schnell ausgeben – und dazu komme ich gleich –, das ist die Aufgabe der Stunde. <text:s/>Lassen Sie mich deswegen zu den Aufgaben kommen, die wir jenseits der politischen Debatte, wie wir und wo wir weitere Gelder hebeln können, sowieso erledigen müssen. Was ich bisher nicht ausgeführt habe, ist, dass eines der großen und in der Zukunft schwerer zu lösenden strukturellen Probleme das Wachstumspotenzial an sich ist. Wir haben zu wenig Hände und Köpfe in Deutschland. Schon jetzt ist die Fachkräftelücke – man kann gar nicht mehr „Fachkräftelücke“ sagen; man muss sagen „Arbeitskräftelücke“ – so groß, dass bei einer quasi stagnierenden Wirtschaft die Arbeit, die da ist, nicht geleistet werden kann. Ungefähr 700 000 offene Stellen ist die Zahl, die gemeldet ist. Aber das ist wahrscheinlich nicht die Wahrheit. Sehr viele Unternehmen melden die Zahl der offenen Stellen gar nicht mehr, weil sie wissen, dass der Arbeitsmarkt weitgehend leergefegt ist, und hängen nur noch einen Zettel ins Schaufenster oder fragen im Freundeskreis, ob irgendjemand irgendjemanden kennt. <text:s/>Dieses Problem, das mangelnde Potenzialwachstum, wird in den nächsten Jahren größer werden. Potenzialwachstum heißt ja das, was die Volkswirtschaft leisten könnte, wenn alle anderen Probleme gelöst wären, also genug Geld, genug Aufträge und eine schlanke Bürokratie da wären. Dann muss die Arbeit ja immer noch umgesetzt werden. Dieses Potenzialwachstum ist deutlich nach unten gegangen. In den 80er-Jahren hatten wir ein Potenzialwachstum von 2 Prozent, jetzt 0,8 Prozent, in der Perspektive 0,5 Prozent. Warum? Weil der demografische Wandel jetzt voll zuschlägt. Bei allem, was wir uns vorhalten: Das ist jetzt keine Überraschung. Dass wir älter werden, kann niemanden wundern. Diese Fachkräfte-/Arbeitskräftelücke ist die strukturelle Hauptbedrohung für Wohlstand und Wachstum in Deutschland in der Zukunft, und sie muss geschlossen werden. <text:s/>Damit bin ich bei den politischen Aufgaben, die anstehen, und der Arbeit, die wir schon geleistet haben. Lassen Sie mich bei dem Potenzialwachstum stehen bleiben. Diese Bundesregierung hat das Fachkräfteeinwanderungsgesetz beschlossen und auch in der Debatte um Asylpolitik dafür gesorgt, dass viele Menschen, die im Land sind, aus den Sozialsystemen rausgehen können und arbeiten können, und das ist auch richtig. <text:s/>Wer sich hier verdient machen will, der soll auch etwas verdienen können. Das ist allemal besser, als Transferleistungen zu beziehen. <text:s/>Dieses System muss jetzt gelebt werden. Wir müssen es in allen Bereichen mit Praxis füllen: mit schnellen Visavergaben, mit einer Ansprache an die Arbeitsagenturen, dass es tatsächlich ernst gemeint ist, Leute jetzt nicht von der Arbeit fernzuhalten, sondern sie in Arbeit zu bringen. Wir müssen dafür sorgen, dass – das führt der Jahreswirtschaftsbericht aus, und zwar in den Kapiteln, die sonst immer so ein bisschen despektierlich betrachtet werden –, Menschen trotz Familiengründungsphase arbeiten dürfen und können, wenn sie es denn wollen. Wenn man mal ein bisschen Pause machen und sich um die Kleinen kümmern will, ist das fein; aber wenn man gerne weiterarbeiten will – in der Partnerschaft trifft es ja vor allem Frauen –, es aber wegen fehlender Bildungs- und Betreuungsinfrastruktur häufig nicht kann, dann ist das ein politisches Problem. <text:s/>Ferner will ich darauf hinweisen, dass wir 2,6 Millionen Menschen zwischen 20 und 34 ohne Berufsqualifizierung haben – 2,6 Millionen Menschen! Da mögen auch einige dabei sein, die – wie soll ich sagen? – ein bisschen laissez faire rangehen. Aber 2,6 Millionen Menschen zu qualifizieren, ist eine politische Aufgabe. Das ist ein strukturelles Problem. Wir müssen es angehen. <text:s/>Wir müssen überall über Ausbildung, Weiterbildung, Fortbildung, den Zugang in die Ausbildung reden und diese Menschen in Arbeit bringen. <text:s/>Natürlich müssen wir auch dafür sorgen, dass Zuwanderung gelebt wird und nicht Signale gesendet werden, dass wir alle Menschen, die nicht „Müller“, „Meier“ oder „Habeck“ heißen, nicht in Deutschland haben und wieder abschieben wollen. Das wäre das Ende der deutschen Wirtschaft. Jede Chance auf Wachstum wäre damit genommen. <text:s/>Das wäre ökonomischer Wahnsinn und würde wirklich die Axt an den Wohlstand des Landes legen. <text:s/>All das müssen wir in jedem Fall tun. Und wir müssen auch sehen, dass wir bei der Bürokratie vorankommen. Die Bundesregierung hat ja viel angeschoben und viel gemacht. Aber wir sind noch nicht da, wo wir hinwollen. <text:s/>Wo müssen wir hinwollen? Am Ende muss die Verwaltung selbst, das System aus sich selbst heraus wissen, dass es gut ist, schlankere, einfache oder weniger Vorschriften zu machen. <text:s/>Im Moment ist das ein politischer Prozess. Nach Jahren, in denen immer versucht wurde, alles besonders richtig zu machen, müssen wir in eine politische Kultur eintreten, in der es gewollt ist und belohnt wird, die Dinge schneller und zügiger zu entscheiden. Diese Arbeit ist eine gemeinsame Arbeit. Sie geht in die Ämter hinein, sie geht über die Länder, sie geht über die Kommunen, und natürlich nimmt sie auch die Bundesregierung in die Pflicht. <text:s/>Das Geld, das da ist, muss schnell arbeiten, muss schnell ausgegeben werden. Wir müssen Beispiele setzen, die zeigen, dass es gewollt ist, dass dieses Geld schnell ausgekehrt wird, dass die Genehmigungsverfahren schneller werden, dass die Bauverfahren zügiger und günstiger durchgeführt werden. Das ist eine No-Regret-, das ist eine Sowieso-Aufgabe, die wir in Zukunft angehen werden bzw. die wir längst angegangen sind. <text:s/>Lassen Sie mich kurz noch über finanzielle Impulse reden; das ist ja ein bisschen der Elefant im Raum. Lassen Sie mich über den Babyelefanten reden; das ist das Wachstumschancengesetz. Es ist einfach logisch schwer zusammenzukriegen, wenn man sagt: „Mach doch mehr, Regierung!“, aber dieses Mehr nicht mit Gegeneinnahmen oder Gegenfinanzierung hinterlegt und gleichzeitig auf die Einhaltung der Schuldenbremse pocht. Da muss man sagen: Das ist Voodoo-Ökonomie oder Voodoo-Finanzpolitik, die wirklich jeder kann. <text:s/>Weil Sie, liebe Kolleginnen und Kollegen von der Union, gerade so beredt schweigen, darf ich kurz sagen: Sie haben sich nicht die Mühe gemacht, Ihre Vorschläge gegenzufinanzieren. Aber die überschlägige Schätzung besagt, dass Ihre Vorschläge Steuerausfälle mit einem Volumen von 45 bis 50 Milliarden Euro <text:s/>im Haushalt verursachen würden. Ihre Gegenrechnung sieht so aus – das habe ich vom Generalsekretär der Union gehört –: Das holen wir alles wieder rein durch mehr Wachstum. – Also 50 Milliarden Euro Steuereinnahmen mehr durch Wachstum. Das hieße bei 25 Prozent Unternehmensbesteuerung, dass es ungefähr 200 Milliarden Euro mehr zu besteuern gibt. Nach überschlägiger Rechnung entspräche das einem BIP-Wachstum von 5 Prozent <text:s/>in zehn Monaten. Wir reden aktuell darüber, ob wir 1 Prozent, vielleicht 1,5 oder 2 Prozent hinbekommen. <text:s/>Also ich würde sagen: Das übersteht noch nicht mal eine vorläufige Prüfung des Bundesrechnungshofs. <text:s/>Deswegen: Lassen Sie uns das machen, was wir jetzt machen können. Es ist wenig genug; da will ich nicht drum herumreden. Hören Sie auf die Wirtschaft, hören Sie auf die Wirtschaftsverbände, und geben Sie dem Wachstumschancengesetz endlich grünes Licht. <text:s/>Danke schön. <text:s/>Vielen Dank. – Ich eröffne nun die Aussprache. Zuerst hat das Wort für die CDU/CSU-Fraktion Alexander Dobrindt.</text:p>
          </table:table-cell>
          <table:table-cell table:style-name="ce2" office:value-type="string" calcext:value-type="string">
            <text:p>Natürlich müssen wir auch dafür sorgen, dass Zuwanderung gelebt wird und nicht Signale gesendet werden, dass wir alle Menschen, die nicht „Müller“, „Meier“ oder „Habeck“ heißen, nicht in Deutschland haben und wieder abschieben wollen. | Diese Bundesregierung hat das Fachkräfteeinwanderungsgesetz beschlossen und auch in der Debatte um Asylpolitik dafür gesorgt, dass viele Menschen, die im Land sind, aus den Sozialsystemen rausgehen können und arbeiten können, und das ist auch richtig.</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39751625061035</text:p>
          </table:table-cell>
          <table:table-cell table:number-columns-repeated="1014"/>
        </table:table-row>
        <table:table-row table:style-name="ro1">
          <table:table-cell table:style-name="ce2" office:value-type="string" calcext:value-type="string">
            <text:p>167</text:p>
          </table:table-cell>
          <table:table-cell table:style-name="ce2" office:value-type="string" calcext:value-type="string">
            <text:p>26.04.2024</text:p>
          </table:table-cell>
          <table:table-cell table:style-name="ce2" office:value-type="string" calcext:value-type="string">
            <text:p>ID2016702100</text:p>
          </table:table-cell>
          <table:table-cell table:style-name="ce2" office:value-type="string" calcext:value-type="string">
            <text:p>Dr. Carsten Linnemann (CDU/CSU)</text:p>
          </table:table-cell>
          <table:table-cell table:style-name="ce2" office:value-type="string" calcext:value-type="string">
            <text:p>Vielen Dank, Herr Houben, für die Kurzintervention. Ich bin jetzt auch ein bisschen irritiert. <text:s/>Das Fachkräfteeinwanderungsgesetz aus dem Jahr 2019 – wenn Sie gleich zurückgehen ins Büro, lassen Sie sich das mal vorlegen – stammt von uns. <text:s/>Zweitens. Die kalte Progression wurde schon vor 2020 abgeschafft, nämlich seit 2018 im Zweijahresrhythmus. Und das war die CDU/CSU, die das umgesetzt hat. <text:s/>Also einfach ein bisschen besser informieren oder sich die Sachen aufschreiben lassen! <text:s/>Vielen Dank, Herr Houben.</text:p>
          </table:table-cell>
          <table:table-cell table:style-name="ce2" office:value-type="string" calcext:value-type="string">
            <text:p>Das Fachkräfteeinwanderungsgesetz aus dem Jahr 2019 – wenn Sie gleich zurückgehen ins Büro, lassen Sie sich das mal vorlegen – stammt von uns.</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68661665916443</text:p>
          </table:table-cell>
          <table:table-cell table:number-columns-repeated="1014"/>
        </table:table-row>
        <table:table-row table:style-name="ro1">
          <table:table-cell table:style-name="ce2" office:value-type="string" calcext:value-type="string">
            <text:p>36</text:p>
          </table:table-cell>
          <table:table-cell table:style-name="ce2" office:value-type="string" calcext:value-type="string">
            <text:p>08.05.2022</text:p>
          </table:table-cell>
          <table:table-cell table:style-name="ce2" office:value-type="string" calcext:value-type="string">
            <text:p>ID203604900</text:p>
          </table:table-cell>
          <table:table-cell table:style-name="ce2" office:value-type="string" calcext:value-type="string">
            <text:p>Hubertus Heil, Bundesminister für Arbeit und Soziales</text:p>
          </table:table-cell>
          <table:table-cell table:style-name="ce2" office:value-type="string" calcext:value-type="string">
            <text:p>Frau Kollegin Nasr, ganz herzlichen Dank für die Frage. – Wir haben vorhin – ich glaube, da gibt es kaum Unterschiede hier im Bundestag – parteiübergreifend festgestellt, dass das Thema der Fachkräftesicherung eine entscheidende Frage nicht nur für den sozialen Zusammenhalt dieser Gesellschaft, sondern auch für die wirtschaftliche Zukunft des Landes ist. Die Fachkräfteklemmen, die wir jetzt schon in einzelnen Bereichen haben, drohen zu einer dauerhaften Wachstumsbremse zu werden. Daher ist es im Sinne der Integration notwendig, alle inländischen Potenziale, die wir ja haben, zu heben, beispielsweise durch eine höhere Frauenerwerbsbeteiligung, indem wir dafür sorgen, dass Langzeitarbeitslose wieder in Arbeit kommen, dass Menschen ohne Berufsabschluss diesen nachholen können, dass jeder junge Mensch durch eine ordentliche Ausbildung einen Einstieg ins Arbeitsleben bekommt – Stichwort „Ausbildungsgarantie“, die wir organisieren wollen –, wie auch durch das Thema Weiterbildung. Wir werden alle Register für eine Fachkräftesicherung ziehen. <text:s/>Gleichwohl brauchen wir ergänzende Fachkräfteeinwanderung aus dem Ausland. Ich war froh, dass ich in der letzten Legislaturperiode mit dem Kollegen Seehofer einen ersten Schritt mit dem Fachkräfteeinwanderungsgesetz machen konnte. Wer hätte gedacht, dass Horst Seehofer und ich das gemeinsam zustande bringen! Aber wir müssen weitergehen. Das hat sich diese Koalition vorgenommen. Wir werden das Einwanderungsgesetz grundlegend erneuern. Wir werden gezielt dafür sorgen, dass wir kluge Köpfe und helfende Hände in Deutschland bekommen. Wir müssen aber auch mit denen besser umgehen, die aus anderen Gründen, aus humanitären Gründen hier Aufnahme gefunden haben, die sehr lange geblieben sind, die mittlerweile auch Zugang zum Arbeitsmarkt gefunden haben. Deshalb war die Beschäftigungsduldung ein wichtiger Schritt. Viele Handwerksmeister vor allen Dingen aus Süddeutschland haben mir gesagt: Leute, schiebt nicht die Falschen ab! Die können wir hier echt gut gebrauchen. – Ich finde, das ist ein vernünftiger Geist, und in dem werden wir auch weiter in dieser Regierung arbeiten. <text:s/>Wir müssen dafür sorgen, dass wir in Zeiten des Wandels der Demografie am Arbeitsmarkt allen inländischen Potenzialen helfen und die Leute, die wir noch gebrauchen können, auch aus anderen Ländern, dazu bewegen, möglichst nach Deutschland zu kommen, um hier zu leben und zu arbeiten. <text:s/>Wir werden einen Fehler der Vergangenheit – Frau Nasr, ich weiß, dass Sie sich dafür sehr interessieren – nicht machen. Wir werden beachten: Da kommen nicht nur Arbeitskräfte, sondern es kommen Menschen. Das heißt, wir müssen Integration dann auch mitdenken. <text:s/>Herr Minister, ich höre Ihnen wirklich gerne zu; aber es ist sehr lang. <text:s/>Wir kommen sonst nicht weiter. <text:s/>Entschuldigung. Mein Herz ist voll, und mein Mund ist übergelaufen. Ich werde es kürzer machen. – Sie hören auch gerne zu; das ist nett, Herr Kollege. <text:s/>Sie haben sich hingesetzt, also keine Nachfrage. – Es gibt Nachfragen. Ich lasse wieder nur zwei Nachfragen zu, wie gerade eben, weil wir immer noch zwei Fraktionen haben, die mit ihrer Frage noch nicht drangekommen sind. Als Erster: Norbert Kleinwächter, AfD-Fraktion.</text:p>
          </table:table-cell>
          <table:table-cell table:style-name="ce2" office:value-type="string" calcext:value-type="string">
            <text:p>Ich war froh, dass ich in der letzten Legislaturperiode mit dem Kollegen Seehofer einen ersten Schritt mit dem Fachkräfteeinwanderungsgesetz machen konnte. | Gleichwohl brauchen wir ergänzende Fachkräfteeinwanderung aus dem Ausland. | Wir werden das Einwanderungsgesetz grundlegend erneuer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725456237792969</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12300</text:p>
          </table:table-cell>
          <table:table-cell table:style-name="ce2" office:value-type="string" calcext:value-type="string">
            <text:p>Mechthilde Wittmann (CDU/CSU)</text:p>
          </table:table-cell>
          <table:table-cell table:style-name="ce2" office:value-type="string" calcext:value-type="string">
            <text:p>Frau Präsidentin! Kolleginnen und Kollegen! Es entbehrt nicht einer gewissen Komik, Herr Lindh, wenn Sie sich angesichts des Zustands der Ampel über den Zustand der damaligen Großen Koalition auslassen. <text:s/>Es war wirklich von höchstem Amüsement, was Sie hier geliefert haben. <text:s/>Lassen Sie uns auf die Leistungsbilanz zurückkommen; es war super, dass Sie das angesprochen haben. Die Leistungsbilanz der Ampel ist, dass es nie so hohe Zugangszahlen bei den Asylanträgen gab wie jetzt, seit Sie wieder am Ruder sind, nämlich 350 000 allein im letzten Jahr. Das muss man erst mal fertigbringen. <text:s/>Meine sehr verehrten Damen und Herren, Ihre Ampelpolitik ist nichts anderes als eine verfehlte Anreizpolitik, <text:s/>die uns zwingt, dafür zu sorgen, dass sich die Menschen beim Grenzübertritt an Recht und Gesetz halten, so wie die Menschen hier auch. Frau Faeser hat das genau erkannt und seit ihrem Amtsantritt ganz still und leise alle sechs Monate die Grenzkontrollen zu Österreich verlängert, bis zum heutigen Tag; alle sechs Monate, ganz ohne Aufhebens, und das sicher nicht, weil das nur Symbolik ist, sonst müsste sie die Politik ihres Vorgängers, die sehr erfolgreich war, ja nicht fortsetzen. <text:s/>Wer hat denn 2015 die Grenzkontrollen eingesetzt? Es war Horst Seehofer, der sie eingesetzt hat. Das war in unserer Regierungszeit. Das war der richtige Weg. <text:s/>Wenn Sie von Triumphgeheul sprechen, dann meinen Sie doch hoffentlich nicht die Aussage von Frau Faeser. Die Zahl der unerlaubten Einreisen ist bundesweit durch die endlich auch an der Grenze zu Polen, Tschechien und zur Schweiz eingeführten Kontrollen um mehr als 60 Prozent zurückgegangen, von über 20 000 im Oktober auf 7 300 im November. Und sie hat eben nicht davon gesprochen, dass wir sie monitoren, sondern dass wir sie dringend brauchen. <text:s/>Lassen Sie mich an diesem Punkt noch einmal zum Grenzkodex, zum Schengener System, kommen. Ich möchte es ausdrücklich betonen, lieber Stephan Thomae: Der größte Inbegriff der Freiheit – das ist wirklich historisch – ist die Errungenschaft der offenen Binnengrenzen. Das ist es, was die Menschen zueinander führt, <text:s/>was sie ein Zusammengehörigkeitsgefühl hat entwickeln lassen, was das Miteinander schützen soll, was Europa ausmacht. <text:s/>– Sie haben ja gleich Redezeit, Herr Pahlke. Jetzt plärren Sie hier halt nicht immer wie ein Kleinkind herum. <text:s/>Frau Kollegin. <text:s/>Deswegen glaube ich, dass wir nach Artikel 29 SGK handeln müssen. Solange die Außengrenzen als Schutz nicht funktionieren, müssen wir an den Innengrenzen kontrollieren und den Dominoeffekt ausnutzen; dafür gibt es ihn. <text:s/>Lassen Sie mich noch einen Webfehler ansprechen. Natürlich muss das immer so lange gelten, bis der Fehler abgestellt ist, und die Maßnahme muss nicht neu erfunden werden. <text:s/>Vielen Dank. <text:s/>Frau Kollegin, ich weise Sie darauf hin, dass persönliche Beleidigungen der Kollegen hier im Haus nicht angebracht und unparlamentarisch sind. <text:s/>Ich bitte Sie, künftig darauf zu achten. <text:s/>– Ja, wissen Sie selber. <text:s/>Julian Pahlke hat das Wort für Bündnis 90/Die Grünen.</text:p>
          </table:table-cell>
          <table:table-cell table:style-name="ce2" office:value-type="string" calcext:value-type="string">
            <text:p>Die Leistungsbilanz der Ampel ist, dass es nie so hohe Zugangszahlen bei den Asylanträgen gab wie jetzt, seit Sie wieder am Ruder sind, nämlich 350 000 allein im letzten Jahr.</text:p>
          </table:table-cell>
          <table:table-cell table:style-name="ce2" office:value-type="string" calcext:value-type="string">
            <text:p>-</text:p>
          </table:table-cell>
          <table:table-cell table:style-name="ce2" office:value-type="string" calcext:value-type="string">
            <text:p>Migranten sind kostenintensiv</text:p>
          </table:table-cell>
          <table:table-cell table:style-name="ce2" office:value-type="string" calcext:value-type="string">
            <text:p>Migranten sind willkommen</text:p>
          </table:table-cell>
          <table:table-cell table:style-name="ce2" office:value-type="string" calcext:value-type="string">
            <text:p>0.9982288479804993</text:p>
          </table:table-cell>
          <table:table-cell table:number-columns-repeated="1014"/>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00600</text:p>
          </table:table-cell>
          <table:table-cell table:style-name="ce2" office:value-type="string" calcext:value-type="string">
            <text:p>Saskia Esken (SPD)</text:p>
          </table:table-cell>
          <table:table-cell table:style-name="ce2" office:value-type="string" calcext:value-type="string">
            <text:p>Sehr geehrte Frau Präsidentin! Liebe Kolleginnen und Kollegen! Meine sehr geehrten Damen und Herren! Heute ist ein guter Tag für Europa. <text:s/>Da kann ich mich den Kollegen nur anschließen. <text:s/>Denn mit Donald Tusk übernimmt ein überzeugter Europäer Verantwortung in Polen, der sich zum Ziel gesetzt hat, die polnische Gesellschaft wieder zu einen. Das ist ein großer Gewinn: für Polen, für seine Nachbarn und Freunde hier in Deutschland und für die Europäische Union. <text:s/>Die Vorgängerregierung der PiS hatte mit ihren Angriffen auf die Bürgerrechte das Land gespalten. Das zeigt aktuell der Vorfall im polnischen Parlament, als ein rechtsradikaler Abgeordneter mit einem Feuerlöscher die Kerzen des Chanukka-Leuchters während einer Feierstunde mutwillig gelöscht hat. Wir müssen diesen Hass überwinden, und deshalb ist es gut, dass diese Regierung nun keine Mehrheit mehr hat. Das ist eine gute Nachricht für die Demokratie, ein gutes Signal für den Europäischen Rat und ein gutes Zeichen gegen die Rechtspopulisten in ganz Europa. <text:s/>Da ist es schon, Herr Merz, ein europapolitischer Offenbarungseid für Ihre CDU, dass Sie kein Wort zum Europäischen Rat verloren haben. <text:s/>Denn die Herausforderungen der heutigen Zeit können wir doch nur gemeinsam stemmen, gemeinsam als Bürgerinnen und Bürger unseres Landes, Europas und der Welt. <text:s/>Wir hatten über lange Jahre und Jahrzehnte wachsenden Wohlstand und sicheren Frieden. Wir hatten stabile Demokratien in Europa für gesetzt gehalten, für selbstverständlich. Doch die Welt hat sich verändert und mit ihr auch die Herausforderungen. Gerade in diesen unsicheren Zeiten müssen wir den Menschen Antworten auf ihre Fragen und auf ihre Sorgen geben, Verlässlichkeit gegen ihre Zweifel. Sie erwarten von uns Sicherheit und erhoffen sich eine Perspektive für ein gutes, ein selbstbestimmtes Leben. <text:s/>Und das gilt für alle Menschen – für alle Menschen in Europa und hier in Deutschland. <text:s/>Es gilt für die, die hier geboren sind, ebenso wie für die, die hier ein neues Zuhause gefunden haben, und das unabhängig von ihrer Herkunft und unabhängig von ihrem Glauben. Mit der Anwerbung von Menschen aus der Türkei vor mehr als 60 Jahren, mit der Zuwanderung vieler Menschen unterschiedlichster Nationalitäten und Glaubensrichtungen sind wir ein vielfältiges Land geworden. „Der Islam gehört zu Deutschland.“ So haben das Wolfgang Schäuble und Bundespräsident Wulff treffend formuliert. Heute formuliert die CDU das anders. Sie sagt: „Muslime, die unsere Werte teilen, gehören zu Deutschland.“ <text:s/>Ich finde das beachtlich, Herr Merz; denn ich frage mich: Ist für Sie schon völlig klar, um welche Werte es sich da handelt? Und sind auch die Menschen anderer Glaubensrichtungen davon betroffen, dass sie nur unter bestimmten oder eher unbestimmten Bedingungen zu diesem Land gehören? <text:s/>Die vielen Millionen Muslime und muslimisch gelesenen Menschen in Deutschland, die unser Land mit aufgebaut haben, die das jeden Tag tun, fragen sich jetzt schon, ob sie eigentlich noch dazugehören. <text:s/>Dabei wäre es so wichtig, dass wir Zugehörigkeit und Zusammenhalt der Menschen stärken, die in Deutschland und Europa zusammenleben; denn dieser Zusammenhalt macht unsere Demokratien stark. <text:s/>Auch die soziale Sicherheit, Herr Merz, stärkt die Demokratie. Doch die Debatte über das Urteil des Bundesverfassungsgerichts zur Haushaltspraxis hat erhebliche Unsicherheit in unser Land gebracht; denn diese Debatte wird zu einer Kampagne gegen den Sozialstaat missbraucht, von dem doch alle Menschen in Deutschland profitieren und nicht etwa, Herr Merz, die SPD-Fraktion. <text:s/>Denn er schützt die, die ihn brauchen, und den anderen gibt er Sicherheit. Dabei befasst sich das Urteil des Bundesverfassungsgerichts in keinster Weise mit dem Sozialstaat, sondern mit der Schuldenbremse und mit der Ausnahme davon. Ja, diese neue Interpretation der Schuldenbremse ist unerwartet restriktiv. <text:s/>Aber die Aufgabe ist lösbar, und wir haben sie gelöst. <text:s/>Wir mussten klären, wie wir die Bewältigung der aktuellen, weiter andauernden Krisensituation, insbesondere die Unterstützung der Ukraine, mit der Modernisierung unseres Landes und mit dem sozialen Zusammenhalt vereinbaren können; denn nichts davon wollen und dürfen wir aufgeben. <text:s/>Dabei ist es eminent wichtig, dass die Bürgerinnen und Bürger, dass die Unternehmen, dass die Beschäftigten ebenso wie unsere Partner in der Welt darauf vertrauen können, dass die Zusagen dieses Staates gelten. <text:s/>Der offene Versuch von CDU und CSU, in extrem unsicheren Zeiten für Deutschland und Europa einen Bruch der Regierung und Neuwahlen herbeizureden, ist gescheitert, Herr Merz. <text:s/>Es ist gut, dass die Ampel in diesen Zeiten unter der Führung der SPD Verantwortung für dieses Land trägt. Klar ist für uns: Wir wollen und wir werden die Ukraine weiterhin unterstützen, mit allem, was sie braucht, und so lange es dauert. Wir werden auch weiterhin schutzsuchende Menschen aus der Ukraine aufnehmen und bei uns versorgen. <text:s/>Derzeit stemmen wir die Unterstützung der Ukraine aus dem Haushalt. Für den Fall des Eintritts einer weiteren Verschärfung der Lage haben wir jedoch vereinbart, die Ausnahmeregel der Schuldenbremse zu ziehen. <text:s/>Wir stehen an der Seite der Ukraine ohne Wenn und Aber. <text:s/>Gleichzeitig sind wir als Ampel angetreten, unser Land zu modernisieren, die Infrastruktur zu erneuern und zukunftsfähig auszubauen, klimaneutral umzubauen, wie wir wirtschaften, wie wir leben, und dabei Menschen und Wirtschaft nicht allein zu lassen. Das alles schaffen wir nur mit einer strategischen, einer aktiven Industriepolitik; denn uns ist es nicht egal, wo die Halbleiter gebaut werden, wo der Wasserstoff erzeugt wird; und es ist uns auch nicht egal, ob die Industriearbeitsplätze in der Stahlindustrie erhalten bleiben. <text:s/>All das müssen wir nun unter veränderten Bedingungen finanzieren. Wir haben uns deshalb darauf verständigt, Ausgaben zu priorisieren, ja. Aber wir werden nicht die Gestaltung unseres Landes aufs Spiel setzen, und wir sind auch nicht bereit, Menschen, die auf das Bürgergeld, das Wohngeld oder das BAföG angewiesen sind, für den Krieg bezahlen zu lassen oder die Menschen mit kleinen Löhnen und kleinen Renten dafür bezahlen zu lassen, dass dieses Land eine gute Zukunft hat; denn dann ist es keine gute Zukunft. <text:s/>Wenn es um die Staatsfinanzen geht, dann wird gerne von Generationengerechtigkeit gesprochen. „Wir dürfen den Kindern und Enkeln keine Schulden hinterlassen“, heißt es dann. Wir wollen unseren Kindern ein Land hinterlassen, in dem Frieden und Wohlstand herrschen, in dem Klimaschutz, Artenschutz und der Schutz der Menschen vor den Folgen des Klimawandels auch gelingen und in dem der soziale Zusammenhalt gewahrt wird. <text:s/>Ja, die Aufgaben, die wir uns vorgenommen haben, sind gewaltig; doch wenn es einfach wäre, Herr Merz, dann könnten es auch andere machen. Ich bin sehr froh, dass die Ampel, diese Zukunftskoalition, die Kraft aufgebracht hat, den gordischen Knoten beim Haushalt durchzuschlagen. Jetzt werden wir den Menschen die Zuversicht geben, die sie verdient haben, nämlich dass eine gute Zukunft möglich ist. <text:s/>Vielen Dank. <text:s/>Das Wort hat jetzt Alexander Dobrindt für die CDU/CSU-Fraktion.</text:p>
          </table:table-cell>
          <table:table-cell table:style-name="ce2" office:value-type="string" calcext:value-type="string">
            <text:p>Mit der Anwerbung von Menschen aus der Türkei vor mehr als 60 Jahren, mit der Zuwanderung vieler Menschen unterschiedlichster Nationalitäten und Glaubensrichtungen sind wir ein vielfältiges Land geword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89011287689209</text:p>
          </table:table-cell>
          <table:table-cell table:number-columns-repeated="1014"/>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2800</text:p>
          </table:table-cell>
          <table:table-cell table:style-name="ce2" office:value-type="string" calcext:value-type="string">
            <text:p>Katharina Beck (BÜNDNIS 90/DIE GRÜNEN)</text:p>
          </table:table-cell>
          <table:table-cell table:style-name="ce2" office:value-type="string" calcext:value-type="string">
            <text:p>Liebe Präsidentin! Liebe Kolleginnen und Kollegen! Liebe Bürgerinnen und Bürger! Nach der wunderschön vorgetragenen Mic-Drop-Rede von Melanie Wegling habe ich mich gerade fast gefragt: Muss ich eigentlich noch nach vorne gehen? Denn sie hat schon sehr viel gesagt. <text:s/>Auch Sebastian Schäfer hat uns wundervoll in die Welt der wahren Zahlen des internationalen Steuerwettbewerbs mitgenommen, wohingegen Herr Brehm uns erzählt hat, wir hätten nichts getan. Dabei haben wir letztes Jahr im Finanzausschuss 17 Gesetze miteinander verhandelt. <text:s/>Wir haben 95 Milliarden Euro an Entlastungsmaßnahmen beschlossen. Da ist das Faktenwissen offensichtlich nicht so stark vertreten. <text:s/>Ihr Antrag dreht sich um Steuern und Wettbewerbsfähigkeit. Wettbewerbsfähigkeit hängt natürlich stark mit dem Faktor Standort zusammen. <text:s/>Erst mal sind wir immer noch auf Platz sieben oder vier – je nach Ranking – in Bezug auf unsere Wettbewerbsfähigkeit. <text:s/>Deutschland ist der attraktivste Standort für Investitionen. Und wenn man sich den Global Competitiveness Index, also einen Index, der misst, wie Wettbewerbsfähigkeit eigentlich entsteht, anguckt, dann sieht man – das sagt das Weltwirtschaftsforum, das diesen erstellt –: Steuern haben einen Anteil von nur 1,38 Prozent an der Wettbewerbsfähigkeit. Deswegen sind sie nicht unwichtig; aber auf jeden Fall sind sie nicht der einzige Faktor. Ich möchte auf jeden Fall gleich noch darauf eingehen, bei welchen Faktoren in Bezug auf die Wettbewerbsfähigkeit wir als Koalition sehr wohl sehr gut vorangehen. <text:s/>Ich möchte aber noch kurz bei den Steuern bleiben. Das ist ja auch Ihr Thema; das möchte ich respektieren. <text:s/>Es wundert mich, dass das Thema „Inflation Reduction Act in den USA“ noch gar nicht angesprochen wurde. Dort wurde nämlich eine ganz spannende Sache gemacht. Wir reden immer darüber, dass dort Steueranreize in tollen Bereichen gesetzt werden. Es sind um die 130 Bereiche, darunter grüner Wasserstoff, erneuerbare Energien, Elektroautos. Ja, das stimmt. Es wird immer angenommen, dass das zu Steuersenkungen führt. Die zweite Wahrheit ist, dass der Inflation Reduction Act so heißt, weil er die Staatseinnahmen durch einen generellen Anstieg der Steuereinnahmen erhöht. <text:s/>Damit reduziert er gezielt die steuerliche Belastung bei den Zukunftstechnologien und setzt Anreize für Investitionen in diesem Bereich. Das ist ein sehr, sehr guter Mechanismus. <text:s/>Der US-amerikanische Staat verspricht sich davon Steuermehreinnahmen bzw. eine Defizitreduktion von über 200 Milliarden US-Dollar. Was könnten wir damit alles Tolles machen! <text:s/>Es wäre gut, wenn wir diesen tollen Mechanismus aus genereller Anhebung der Einnahmen und gezielten, massiven Investitionsanreizen vielleicht insgesamt ein bisschen mehr in unsere Debatten mit aufnehmen würden. <text:s/>Ich möchte aber auch auf die anderen Wettbewerbsfaktoren eingehen. Ich lasse mir unser Deutschland von Ihnen einfach nicht schlechtreden. <text:s/>Es ist so, dass wir im Bereich der Energie so einen Mist von Ihnen geerbt haben, dass ich hier auch mal – Sie kennen mich besonnen – ein bisschen wütend werden muss, wenn Sie die ganze Zeit das Potenzial unserer Wirtschaft und auch das, was wir über den letzten Winter geleistet haben – wir haben die Energieversorgung gesichert –, schlechtreden. <text:s/>Sie haben uns ein Klumpenrisiko durch eine Abhängigkeit von russischem Gas in Höhe von 55 Prozent hinterlassen. <text:s/>Davon hängt die deutsche Industrie massiv ab, um die Wärme in ihren Prozessen überhaupt nutzen zu können. Wir sind Tag und Nacht um die Welt gefahren, <text:s/>um die industrielle Fertigung in diesem Land über den Winter zu sichern und dafür zu sorgen, dass jeder ein warmes Zuhause hat. <text:s/>Darüber hinaus stellen wir uns zukunftsfähig auf und beschleunigen endlich den Windausbau an Land und an See. Was haben wir an Bürokratie von Ihnen geerbt! Das BMJ hat eine Liste mit über 400 Maßnahmen, die Sie uns vererbt haben, zusammengestellt und in der Verbändeanhörung vorgestellt. Wir gehen jetzt daran, Bürokratie endlich abzubauen. <text:s/>Während Sie die ganze Zeit von Moratorien sprechen, handeln wir und frieren nicht einfach nur eine doofe Situation ein. <text:s/>Ein weiterer Punkt ist das Thema Fachkräfte. Ich glaube, Sie haben überhaupt nicht verstanden – da muss ich Frau Wegling zustimmen –, was das Problem in fast allen Branchen ist. Es sind Hunderttausende von Menschen, die uns pro Jahr fehlen, auch wegen des demografischen Wandels. Wir haben das Gesetz zur Weiterentwicklung der Fachkräfteeinwanderung beschlossen. Das hätten wir mit Ihrer Haltung zu Einwanderern nie hinbekommen. Das wird zwar nicht alles lindern, aber es ist ein erster wichtiger Schritt. <text:s/>Frau Beck, erlauben Sie eine Zwischenfrage des Kollegen Gottschalk? <text:s/>Nein, vielen Dank. <text:s/>Ich möchte enden mit Zuversicht. Wir haben gerade mit der Ansiedelung von Intel hier die größte Privatinvestition aus dem Ausland seit 1949. <text:s/>Ja, es gibt gerade widrige Umstände. Aber wir sind immer noch bei Klima- und Umweltschutztechnologien Vizeexportweltmeister. <text:s/>Ich bitte Sie, zum Ende zu kommen. <text:s/>Ich habe Bock, dass wir auch mal wieder in etwas Weltmeister werden, zum Beispiel darin. <text:s/>Das wäre doch toll. Werden wir endlich wieder Exportweltmeister in Klimaschutz- und Zukunftstechnologien! <text:s/>Ihre Redezeit ist vorbei, Frau Beck. <text:s/>Wir setzen die richtigen Anreize dafür. <text:s/>Herzlichen Dank. <text:s/>Für die FDP-Fraktion hat das Wort Maximilian Mordhorst.</text:p>
          </table:table-cell>
          <table:table-cell table:style-name="ce2" office:value-type="string" calcext:value-type="string">
            <text:p>Wir haben das Gesetz zur Weiterentwicklung der Fachkräfteeinwanderung beschlossen.</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9978706240653992</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11000</text:p>
          </table:table-cell>
          <table:table-cell table:style-name="ce2" office:value-type="string" calcext:value-type="string">
            <text:p>Mahmut Özdemir, Parl. Staatssekretär bei der Bundesministerin des Innern und für Heimat</text:p>
          </table:table-cell>
          <table:table-cell table:style-name="ce2" office:value-type="string" calcext:value-type="string">
            <text:p>Schönen guten Abend! Liebe Frau Präsidentin! Liebe Kolleginnen und Kollegen! Aktuelle weltpolitische Entscheidungen und Entwicklungen bilden sich derzeit auch in der Bundesrepublik auf vielfältige Art und Weise ab. Wir haben mehr als 1 Million Menschen aus der Ukraine in unserer Bundesrepublik Deutschland Zuflucht und Heimat gegeben. Die damit einhergehenden Herausforderungen für alle damit befassten Stellen sind uns bekannt. Beispielhaft für die geleistete Arbeit und den Umgang mit diesen Herausforderungen möchte ich – auch im Namen von Bundesinnenministerin Nancy Faeser – den Mitarbeiterinnen und Mitarbeitern in den Ausländerbehörden ganz herzlichen Dank aussprechen. <text:s/>Die bestehenden Herausforderungen werden wir gemeinsam nur gut lösen können, wenn wir die Arbeit der Behörden im Migrationsbereich besser gestalten. Dazu haben Bundeskanzler Olaf Scholz und die Ministerpräsidentinnen und Ministerpräsidenten gemeinsam vereinbart, dass künftig Daten zu sozialen Leistungen, zur Integration und zum Arbeitsmarktzugang von Ausländerinnen und Ausländern im Ausländerzentralregister verankert werden. <text:s/>Wir wollen Datenübermittlungswege und Abfrageprozesse der Ausländerbehörden und Sozialleistungsbehörden verkürzen. Des Weiteren wollen wir mit diesen Regelungen erreichen, dass Behördenentscheidungen stets auf Grundlage aktueller Informationen getroffen werden. Das gilt für den Beginn wie auch für die Beendigung des Leistungsbezugs. Die Regelungen dienen auch dazu, den Betroffenen unnötige Behördengänge zu ersparen. Dies entlastet ebenfalls die Behörden, weil Verwaltungsabläufe dadurch effektiver werden. <text:s/>Existenzsichernde Leistungen sollen künftig auch im Ausländerzentralregister abgebildet werden. Neu ist zudem, dass etwa die Ausländerbehörden künftig automatisiert über das Ende eines Leistungsbezuges, zum Beispiel wegen Fortzugs, informiert werden. <text:s/>Auch das Feld der Verpflichtungserklärungen haben wir in den Blick genommen. Künftig soll sich aus dem Ausländerzentralregister selbst bereits ergeben, wie viele Verpflichtungsermächtigungen eine einzelne Person im Inland abgegeben hat und ob es in der Vergangenheit Fälle gab, in denen öffentliche Mittel aufgewendet werden mussten, weil eine Inanspruchnahme dieser die Verpflichtungserklärung abgebenden Person nicht möglich war. <text:s/>Gleichzeitig wird dieses Register künftig als Datengrundlage für aufenthaltsrechtliche Entscheidungen dienen, die die Ausübung abhängiger Beschäftigungen von Ausländerinnen und Ausländern betreffen. Die Verfahren im Zusammenhang mit der Erwerbsmigration für in Deutschland dringend benötigte Fachkräfte werden damit vereinfacht, beschleunigt und entbürokratisiert. <text:s/>Bedeutsam sind die Veränderungen, die den Abruf von Informationen im automatisierten Verfahren betreffen. Wir haben die Voraussetzungen für eine Teilnahme an diesem Verfahren vereinfacht und eröffnen allen öffentlichen Stellen den Zugang dazu. Damit ist künftig zur Aufgabenerfüllung ein schnellerer Zugriff auf das AZR möglich. Zeitaufwendige einzelfallbezogene manuelle Anfragen werden damit bei den zuständigen Stellen und Behörden entfallen. <text:s/>Dieses Gesetz ist ein Meilenstein. Die ausländerrechtliche Verwaltung, die Migrationsverwaltung, wollen wir damit zukunftsfähig ertüchtigen. Zusammengefasst: Künftig werden unsere Behörden bundeseinheitlich mehr wissen. Sie wissen es schneller und auch automatisiert – mit einem hohen Maß an Datenschutz. Kurzum bedeutet es schnelle Entscheidungen mit Augenmaß und Ermessen für die Redlichen und konsequentes Auftreten in der Verwaltungsvollstreckung gegenüber den Unredlichen. <text:s/>Ich bitte um gute Beratungen und gute Berichterstattergespräche im parlamentarischen Verfahren und freue mich schon jetzt auf die Verabschiedung dieses Gesetzes in diesem Haus. <text:s/>Ich danke für Ihre Aufmerksamkeit. <text:s/>Das Wort hat der Kollege Detlef Seif für die CDU/CSU-Fraktion.</text:p>
          </table:table-cell>
          <table:table-cell table:style-name="ce2" office:value-type="string" calcext:value-type="string">
            <text:p>Die ausländerrechtliche Verwaltung, die Migrationsverwaltung, wollen wir damit zukunftsfähig ertüchtigen. | Die bestehenden Herausforderungen werden wir gemeinsam nur gut lösen können, wenn wir die Arbeit der Behörden im Migrationsbereich besser gestalten. | Die Verfahren im Zusammenhang mit der Erwerbsmigration für in Deutschland dringend benötigte Fachkräfte werden damit vereinfacht, beschleunigt und entbürokratisier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7840554714202881</text:p>
          </table:table-cell>
          <table:table-cell table:number-columns-repeated="1014"/>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00300</text:p>
          </table:table-cell>
          <table:table-cell table:style-name="ce2" office:value-type="string" calcext:value-type="string">
            <text:p>Katharina Dröge (BÜNDNIS 90/DIE GRÜNEN)</text:p>
          </table:table-cell>
          <table:table-cell table:style-name="ce2" office:value-type="string" calcext:value-type="string">
            <text:p>Sehr geehrte Frau Präsidentin! Liebe Kolleginnen und Kollegen! Sehr geehrter Herr Throm, eigentlich wollte ich eine nette Rede der Union gegenüber halten – <text:s/>nicht ganz einfach nach Ihrer Rede; aber ich versuche es trotzdem. Denn, ganz ehrlich, wir brauchen Sie bei diesem Thema. <text:s/>Wenn man den Präsidenten des Zentralverbands des Deutschen Handwerks anhört, der diesen Gesetzentwurf kommentiert, dann stellt man fest, dass er nicht nur sagt: „Eigentlich müsste man noch mehr von dem machen, was die Ampel gerade vorschlägt“, sondern dass er vor allen Dingen auch sagt: „Was Deutschland ganz dringend braucht, ist eine Willkommenskultur.“ <text:s/>Wir brauchen eine Willkommenskultur, die die Menschen, die in unser Land kommen, einlädt, willkommen heißt und eben kein Klima schafft, das Ressentiments schürt – <text:s/>Ressentiments gegenüber denen, die wir „irgendwie nicht haben wollen“, Ressentiments immer wieder gegenüber denjenigen, die vielleicht hierhinkommen könnten, um uns auszunutzen. <text:s/>Ich glaube, Sie haben den Kern eines Fachkräfteeinwanderungsgesetzes nicht verstanden, <text:s/>wenn Sie diese Ressentiments immer wieder schüren. <text:s/>Die Menschen, die als Fachkräfte zu uns kommen, haben einen Arbeitsplatz. Sie zahlen Steuern, sie zahlen Sozialversicherungsbeiträge, und sie stärken am Ende unsere Sozialsysteme, wenn sie hierhinkommen und hier arbeiten. <text:s/>Darum geht es im Kern. <text:s/>Ich komme zu dem, was Sie immer wieder machen und was Sie auch in der Debatte um die Staatsangehörigkeit wieder machen. Wenn man ein modernes Einwanderungsland sein will, gehört es dazu, dass man Menschen, die hierhinkommen, um hier zu arbeiten, auch Perspektiven bietet. Dann kann man nicht vom „Verramschen von Pässen“ sprechen. <text:s/>Dann kann man nicht Worte wie „Black Friday“ nutzen, was im Kern auch noch eine rassistische Wortwahl ist, wenn man das zuspitzen muss. <text:s/>Ja, da schüren Sie Stimmungen gegenüber den Menschen, die hier schon lange leben, <text:s/>die hier etwas leisten, die Steuern zahlen, die hier arbeiten und die etwas zu unserem Gemeinwesen beitragen. <text:s/>Das ist genau die Kultur, die dazu führt, dass sich Menschen dann eben doch für ein anderes Land entscheiden und am Ende nicht für Deutschland. <text:s/>Herr Merz, wir beide waren gemeinsam letztes Jahr beim Tag der Deutschen Industrie- und Handelskammer. Danach kamen mehrere IHK-Präsidenten zu mir und haben gesagt: Danke, dass Sie über das Thema Fachkräfteeinwanderung gesprochen haben. <text:s/>Können Sie bitte mit der Union reden? <text:s/>Denn wir brauchen das so dringend. <text:s/>– Die Wahrheit ist manchmal hart zu ertragen. <text:s/>Die haben auch zu mir gesagt: Streichen Sie das Wort „Fach“ bei Fachkräften aus Ihrem Wortschatz. Wir brauchen tatsächlich in allen Bereichen Arbeitskräfte, die zu uns kommen. <text:s/>Wir können in den Hotels die Bars nicht mehr offen halten. <text:s/>Wir können grundlegende Dinge nicht mehr leisten. Unternehmen entscheiden sich eher, ihre Angebote zu reduzieren, weil sie keine Arbeitskräfte mehr haben. <text:s/>Wer mit offenen Augen durch unser Land läuft, der sieht überall die Warnzeichen. Die Kölner Verkehrsbetriebe müssen das Angebot reduzieren, weil sie kein Personal mehr haben. Auf der Friedrichstraße haben die Läden riesige Schilder vor der Tür stehen, auf denen steht: Wir suchen Verkäufer/-innen. <text:s/>In Stralsund hängt an jedem Restaurant ein Schild: Wir suchen Arbeitskräfte, die hier mithelfen. An jeder Baustelle in Mecklenburg-Vorpommern steht ein Schild: Wir suchen Fachkräfte. – Das ist die Folge von 16 Jahren Ihrer Politik. <text:s/>Sie ruinieren den deutschen Wirtschaftsstandort, wenn Sie so weitermachen. <text:s/>Ihre Politik ist wirtschaftsschädlich. Sie kostet die deutsche Wirtschaft jedes Jahr 86 Milliarden Euro, weil Sie nicht in der Lage sind, anzuerkennen, was uns jeder mittelständische Unternehmer in diesem Land immer wieder sagt: Laden Sie die Menschen ein. <text:s/>Wir brauchen sie hier, und sie müssen Teil unserer Gesellschaft werden. <text:s/>Ich bin dankbar, dass es jetzt endlich eine Bundesregierung gibt, die schlichtweg die Realität anerkennt, <text:s/>die schlichtweg das Notwendige tut. Wenn man Ihre Reden hier hört, kann man nur sagen: Es ist gut, dass eine Ampel dieses Land regiert. <text:s/>Denn offensichtlich ist es nur in einer Regierung, an der die Union nicht beteiligt ist, möglich, dass wir ein modernes Einwanderungsgesetz in diesem Land bekommen, <text:s/>ein Einwanderungsgesetz, das diejenigen besser unterstützt, die gut qualifiziert sind, die einen anerkannten Berufsabschluss haben – da senken wir die Hürden –, ein Einwanderungsgesetz, das aber eben auch auf Berufserfahrung setzt. <text:s/>Warum sollte ein Unternehmer nicht in der Lage sein, selber zu entscheiden, dass die Berufserfahrung, die eine ausländische Fachkraft mitbringt, <text:s/>in seinem Unternehmen einen Mehrwert schafft? Warum sollte ein Unternehmer eine Fachkraft beschäftigen, die er nicht braucht? Haben Sie so wenig Vertrauen in das deutsche Unternehmertum? Das ist doch Unfug, was Sie hier unterstellen! <text:s/>Das Einzige, was wir machen, ist Entbürokratisierung, Vereinfachung, Hürden senken, und das müsste die Union eigentlich wollen. <text:s/>Wenn Sie sich gegen dieses Einwanderungsgesetz entscheiden, dann entscheiden Sie sich gegen die deutsche Wirtschaft, <text:s/>dann entscheiden Sie sich gegen ein modernes Land, dann stellen Sie Ideologie über Vernunft. Das kann ich Ihnen wirklich nicht raten. <text:s/>Nächste Rednerin: für die Fraktion der AfD Gerrit Huy.</text:p>
          </table:table-cell>
          <table:table-cell table:style-name="ce2" office:value-type="string" calcext:value-type="string">
            <text:p>Denn offensichtlich ist es nur in einer Regierung, an der die Union nicht beteiligt ist, möglich, dass wir ein modernes Einwanderungsgesetz in diesem Land bekommen, <text:s/>ein Einwanderungsgesetz, das diejenigen besser unterstützt, die gut qualifiziert sind, die einen anerkannten Berufsabschluss haben – da senken wir die Hürden –, ein Einwanderungsgesetz, das aber eben auch auf Berufserfahrung setzt. | Wenn Sie sich gegen dieses Einwanderungsgesetz entscheiden, dann entscheiden Sie sich gegen die deutsche Wirtschaft, <text:s/>dann entscheiden Sie sich gegen ein modernes Land, dann stellen Sie Ideologie über Vernunft. | Danach kamen mehrere IHK-Präsidenten zu mir und haben gesagt: Danke, dass Sie über das Thema Fachkräfteeinwanderung gesprochen haben. | Ich glaube, Sie haben den Kern eines Fachkräfteeinwanderungsgesetzes nicht verstanden, <text:s/>wenn Sie diese Ressentiments immer wieder schüren. | Wenn man ein modernes Einwanderungsland sein will, gehört es dazu, dass man Menschen, die hierhinkommen, um hier zu arbeiten, auch Perspektiven bietet.</text:p>
          </table:table-cell>
          <table:table-cell table:style-name="ce2" office:value-type="string" calcext:value-type="string">
            <text:p>-</text:p>
          </table:table-cell>
          <table:table-cell table:style-name="ce2" office:value-type="string" calcext:value-type="string">
            <text:p>x</text:p>
          </table:table-cell>
          <table:table-cell table:style-name="ce2" office:value-type="string" calcext:value-type="string">
            <text:p>Migranten sind willkommen</text:p>
          </table:table-cell>
          <table:table-cell table:style-name="ce2" office:value-type="string" calcext:value-type="string">
            <text:p>0.8408270478248596</text:p>
          </table:table-cell>
          <table:table-cell table:number-columns-repeated="1014"/>
        </table:table-row>
        <table:table-row table:style-name="ro1" table:number-rows-repeated="716">
          <table:table-cell table:number-columns-repeated="6"/>
          <table:table-cell table:style-name="ce2"/>
          <table:table-cell table:number-columns-repeated="1017"/>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040" meta:object-count="0"/>
    <meta:generator>LibreOfficeDev/6.0.5.2$Linux_X86_64 LibreOffice_project/</meta:generator>
  </office:meta>
</office:document-meta>
</file>